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9972in"/>
    </style:style>
    <style:style style:name="co12" style:family="table-column">
      <style:table-column-properties fo:break-before="auto" style:column-width="2.5228in"/>
    </style:style>
    <style:style style:name="co13" style:family="table-column">
      <style:table-column-properties fo:break-before="auto" style:column-width="2.4583in"/>
    </style:style>
    <style:style style:name="co14" style:family="table-column">
      <style:table-column-properties fo:break-before="auto" style:column-width="2.0402in"/>
    </style:style>
    <style:style style:name="co15" style:family="table-column">
      <style:table-column-properties fo:break-before="auto" style:column-width="2.5654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1.6543in"/>
    </style:style>
    <style:style style:name="co18" style:family="table-column">
      <style:table-column-properties fo:break-before="auto" style:column-width="2.1799in"/>
    </style:style>
    <style:style style:name="co19" style:family="table-column">
      <style:table-column-properties fo:break-before="auto" style:column-width="2.1154in"/>
    </style:style>
    <style:style style:name="co20" style:family="table-column">
      <style:table-column-properties fo:break-before="auto" style:column-width="1.8791in"/>
    </style:style>
    <style:style style:name="co21" style:family="table-column">
      <style:table-column-properties fo:break-before="auto" style:column-width="2.4047in"/>
    </style:style>
    <style:style style:name="co22" style:family="table-column">
      <style:table-column-properties fo:break-before="auto" style:column-width="2.3402in"/>
    </style:style>
    <style:style style:name="co23" style:family="table-column">
      <style:table-column-properties fo:break-before="auto" style:column-width="2.8547in"/>
    </style:style>
    <style:style style:name="co24" style:family="table-column">
      <style:table-column-properties fo:break-before="auto" style:column-width="2.8118in"/>
    </style:style>
    <style:style style:name="co25" style:family="table-column">
      <style:table-column-properties fo:break-before="auto" style:column-width="2.9299in"/>
    </style:style>
    <style:style style:name="co26" style:family="table-column">
      <style:table-column-properties fo:break-before="auto" style:column-width="2.8874in"/>
    </style:style>
    <style:style style:name="co27" style:family="table-column">
      <style:table-column-properties fo:break-before="auto" style:column-width="1.8154in"/>
    </style:style>
    <style:style style:name="co28" style:family="table-column">
      <style:table-column-properties fo:break-before="auto" style:column-width="2.2764in"/>
    </style:style>
    <style:style style:name="co29" style:family="table-column">
      <style:table-column-properties fo:break-before="auto" style:column-width="1.8575in"/>
    </style:style>
    <style:style style:name="co30" style:family="table-column">
      <style:table-column-properties fo:break-before="auto" style:column-width="2.3835in"/>
    </style:style>
    <style:style style:name="co31" style:family="table-column">
      <style:table-column-properties fo:break-before="auto" style:column-width="2.3189in"/>
    </style:style>
    <style:style style:name="co32" style:family="table-column">
      <style:table-column-properties fo:break-before="auto" style:column-width="1.472in"/>
    </style:style>
    <style:style style:name="co33" style:family="table-column">
      <style:table-column-properties fo:break-before="auto" style:column-width="1.9327in"/>
    </style:style>
    <style:style style:name="co34" style:family="table-column">
      <style:table-column-properties fo:break-before="auto" style:column-width="1.6972in"/>
    </style:style>
    <style:style style:name="co35" style:family="table-column">
      <style:table-column-properties fo:break-before="auto" style:column-width="2.222in"/>
    </style:style>
    <style:style style:name="co36" style:family="table-column">
      <style:table-column-properties fo:break-before="auto" style:column-width="2.1583in"/>
    </style:style>
    <style:style style:name="co37" style:family="table-column">
      <style:table-column-properties fo:break-before="auto" style:column-width="2.6728in"/>
    </style:style>
    <style:style style:name="co38" style:family="table-column">
      <style:table-column-properties fo:break-before="auto" style:column-width="2.6299in"/>
    </style:style>
    <style:style style:name="co39" style:family="table-column">
      <style:table-column-properties fo:break-before="auto" style:column-width="2.748in"/>
    </style:style>
    <style:style style:name="co40" style:family="table-column">
      <style:table-column-properties fo:break-before="auto" style:column-width="2.7047in"/>
    </style:style>
    <style:style style:name="co41" style:family="table-column">
      <style:table-column-properties fo:break-before="auto" style:column-width="1.7827in"/>
    </style:style>
    <style:style style:name="co42" style:family="table-column">
      <style:table-column-properties fo:break-before="auto" style:column-width="2.3083in"/>
    </style:style>
    <style:style style:name="co43" style:family="table-column">
      <style:table-column-properties fo:break-before="auto" style:column-width="2.2437in"/>
    </style:style>
    <style:style style:name="co44" style:family="table-column">
      <style:table-column-properties fo:break-before="auto" style:column-width="1.8256in"/>
    </style:style>
    <style:style style:name="co45" style:family="table-column">
      <style:table-column-properties fo:break-before="auto" style:column-width="2.3516in"/>
    </style:style>
    <style:style style:name="co46" style:family="table-column">
      <style:table-column-properties fo:break-before="auto" style:column-width="2.2866in"/>
    </style:style>
    <style:style style:name="co47" style:family="table-column">
      <style:table-column-properties fo:break-before="auto" style:column-width="1.9654in"/>
    </style:style>
    <style:style style:name="co48" style:family="table-column">
      <style:table-column-properties fo:break-before="auto" style:column-width="1.9008in"/>
    </style:style>
    <style:style style:name="co49" style:family="table-column">
      <style:table-column-properties fo:break-before="auto" style:column-width="2.1902in"/>
    </style:style>
    <style:style style:name="co50" style:family="table-column">
      <style:table-column-properties fo:break-before="auto" style:column-width="2.1256in"/>
    </style:style>
    <style:style style:name="co51" style:family="table-column">
      <style:table-column-properties fo:break-before="auto" style:column-width="2.6402in"/>
    </style:style>
    <style:style style:name="co52" style:family="table-column">
      <style:table-column-properties fo:break-before="auto" style:column-width="2.598in"/>
    </style:style>
    <style:style style:name="co53" style:family="table-column">
      <style:table-column-properties fo:break-before="auto" style:column-width="2.7161in"/>
    </style:style>
    <style:style style:name="co54" style:family="table-column">
      <style:table-column-properties fo:break-before="auto" style:column-width="1.7075in"/>
    </style:style>
    <style:style style:name="co55" style:family="table-column">
      <style:table-column-properties fo:break-before="auto" style:column-width="2.2335in"/>
    </style:style>
    <style:style style:name="co56" style:family="table-column">
      <style:table-column-properties fo:break-before="auto" style:column-width="2.1689in"/>
    </style:style>
    <style:style style:name="co57" style:family="table-column">
      <style:table-column-properties fo:break-before="auto" style:column-width="1.3217in"/>
    </style:style>
    <style:style style:name="co58" style:family="table-column">
      <style:table-column-properties fo:break-before="auto" style:column-width="1.8472in"/>
    </style:style>
    <style:style style:name="co59" style:family="table-column">
      <style:table-column-properties fo:break-before="auto" style:column-width="2.072in"/>
    </style:style>
    <style:style style:name="co60" style:family="table-column">
      <style:table-column-properties fo:break-before="auto" style:column-width="2.0083in"/>
    </style:style>
    <style:style style:name="co61" style:family="table-column">
      <style:table-column-properties fo:break-before="auto" style:column-width="2.4799in"/>
    </style:style>
    <style:style style:name="co62" style:family="table-column">
      <style:table-column-properties fo:break-before="auto" style:column-width="2.5547in"/>
    </style:style>
    <style:style style:name="co63" style:family="table-column">
      <style:table-column-properties fo:break-before="auto" style:column-width="2.2654in"/>
    </style:style>
    <style:style style:name="co64" style:family="table-column">
      <style:table-column-properties fo:break-before="auto" style:column-width="2.2008in"/>
    </style:style>
    <style:style style:name="co65" style:family="table-column">
      <style:table-column-properties fo:break-before="auto" style:column-width="1.3972in"/>
    </style:style>
    <style:style style:name="co66" style:family="table-column">
      <style:table-column-properties fo:break-before="auto" style:column-width="1.922in"/>
    </style:style>
    <style:style style:name="co67" style:family="table-column">
      <style:table-column-properties fo:break-before="auto" style:column-width="2.1472in"/>
    </style:style>
    <style:style style:name="co68" style:family="table-column">
      <style:table-column-properties fo:break-before="auto" style:column-width="2.0835in"/>
    </style:style>
    <style:style style:name="co69" style:family="table-column">
      <style:table-column-properties fo:break-before="auto" style:column-width="2.9083in"/>
    </style:style>
    <style:style style:name="co70" style:family="table-column">
      <style:table-column-properties fo:break-before="auto" style:column-width="2.8445in"/>
    </style:style>
    <style:style style:name="co71" style:family="table-column">
      <style:table-column-properties fo:break-before="auto" style:column-width="2.4264in"/>
    </style:style>
    <style:style style:name="co72" style:family="table-column">
      <style:table-column-properties fo:break-before="auto" style:column-width="2.9516in"/>
    </style:style>
    <style:style style:name="co73" style:family="table-column">
      <style:table-column-properties fo:break-before="auto" style:column-width="2.7909in"/>
    </style:style>
    <style:style style:name="co74" style:family="table-column">
      <style:table-column-properties fo:break-before="auto" style:column-width="2.7264in"/>
    </style:style>
    <style:style style:name="co75" style:family="table-column">
      <style:table-column-properties fo:break-before="auto" style:column-width="3.2409in"/>
    </style:style>
    <style:style style:name="co76" style:family="table-column">
      <style:table-column-properties fo:break-before="auto" style:column-width="3.198in"/>
    </style:style>
    <style:style style:name="co77" style:family="table-column">
      <style:table-column-properties fo:break-before="auto" style:column-width="3.3161in"/>
    </style:style>
    <style:style style:name="co78" style:family="table-column">
      <style:table-column-properties fo:break-before="auto" style:column-width="3.2728in"/>
    </style:style>
    <style:style style:name="co79" style:family="table-column">
      <style:table-column-properties fo:break-before="auto" style:column-width="2.6835in"/>
    </style:style>
    <style:style style:name="co80" style:family="table-column">
      <style:table-column-properties fo:break-before="auto" style:column-width="3.2091in"/>
    </style:style>
    <style:style style:name="co81" style:family="table-column">
      <style:table-column-properties fo:break-before="auto" style:column-width="3.1445in"/>
    </style:style>
    <style:style style:name="co82" style:family="table-column">
      <style:table-column-properties fo:break-before="auto" style:column-width="3.2516in"/>
    </style:style>
    <style:style style:name="co83" style:family="table-column">
      <style:table-column-properties fo:break-before="auto" style:column-width="3.1874in"/>
    </style:style>
    <style:style style:name="co84" style:family="table-column">
      <style:table-column-properties fo:break-before="auto" style:column-width="2.8661in"/>
    </style:style>
    <style:style style:name="co85" style:family="table-column">
      <style:table-column-properties fo:break-before="auto" style:column-width="2.8016in"/>
    </style:style>
    <style:style style:name="co86" style:family="table-column">
      <style:table-column-properties fo:break-before="auto" style:column-width="3.0909in"/>
    </style:style>
    <style:style style:name="co87" style:family="table-column">
      <style:table-column-properties fo:break-before="auto" style:column-width="3.0264in"/>
    </style:style>
    <style:style style:name="co88" style:family="table-column">
      <style:table-column-properties fo:break-before="auto" style:column-width="3.5409in"/>
    </style:style>
    <style:style style:name="co89" style:family="table-column">
      <style:table-column-properties fo:break-before="auto" style:column-width="3.4984in"/>
    </style:style>
    <style:style style:name="co90" style:family="table-column">
      <style:table-column-properties fo:break-before="auto" style:column-width="3.6161in"/>
    </style:style>
    <style:style style:name="co91" style:family="table-column">
      <style:table-column-properties fo:break-before="auto" style:column-width="3.5736in"/>
    </style:style>
    <style:style style:name="co92" style:family="table-column">
      <style:table-column-properties fo:break-before="auto" style:column-width="2.9835in"/>
    </style:style>
    <style:style style:name="co93" style:family="table-column">
      <style:table-column-properties fo:break-before="auto" style:column-width="2.9193in"/>
    </style:style>
    <style:style style:name="co94" style:family="table-column">
      <style:table-column-properties fo:break-before="auto" style:column-width="2.9626in"/>
    </style:style>
    <style:style style:name="co95" style:family="table-column">
      <style:table-column-properties fo:break-before="auto" style:column-width="2.5764in"/>
    </style:style>
    <style:style style:name="co96" style:family="table-column">
      <style:table-column-properties fo:break-before="auto" style:column-width="3.3909in"/>
    </style:style>
    <style:style style:name="co97" style:family="table-column">
      <style:table-column-properties fo:break-before="auto" style:column-width="3.348in"/>
    </style:style>
    <style:style style:name="co98" style:family="table-column">
      <style:table-column-properties fo:break-before="auto" style:column-width="2.7583in"/>
    </style:style>
    <style:style style:name="co99" style:family="table-column">
      <style:table-column-properties fo:break-before="auto" style:column-width="3.2839in"/>
    </style:style>
    <style:style style:name="co100" style:family="table-column">
      <style:table-column-properties fo:break-before="auto" style:column-width="3.2193in"/>
    </style:style>
    <style:style style:name="co101" style:family="table-column">
      <style:table-column-properties fo:break-before="auto" style:column-width="3.3272in"/>
    </style:style>
    <style:style style:name="co102" style:family="table-column">
      <style:table-column-properties fo:break-before="auto" style:column-width="3.2626in"/>
    </style:style>
    <style:style style:name="co103" style:family="table-column">
      <style:table-column-properties fo:break-before="auto" style:column-width="2.4154in"/>
    </style:style>
    <style:style style:name="co104" style:family="table-column">
      <style:table-column-properties fo:break-before="auto" style:column-width="2.9409in"/>
    </style:style>
    <style:style style:name="co105" style:family="table-column">
      <style:table-column-properties fo:break-before="auto" style:column-width="2.8764in"/>
    </style:style>
    <style:style style:name="co106" style:family="table-column">
      <style:table-column-properties fo:break-before="auto" style:column-width="3.1661in"/>
    </style:style>
    <style:style style:name="co107" style:family="table-column">
      <style:table-column-properties fo:break-before="auto" style:column-width="3.1016in"/>
    </style:style>
    <style:style style:name="co108" style:family="table-column">
      <style:table-column-properties fo:break-before="auto" style:column-width="3.6909in"/>
    </style:style>
    <style:style style:name="co109" style:family="table-column">
      <style:table-column-properties fo:break-before="auto" style:column-width="3.6484in"/>
    </style:style>
    <style:style style:name="co1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/>
    </style:style>
    <style:style style:name="ce1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ggregate_calibrated_predictions_calibration_False_q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7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1" table:default-cell-style-name="Default"/>
        <table:table-column table:style-name="co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1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6" table:default-cell-style-name="Default"/>
        <table:table-column table:style-name="co87" table:default-cell-style-name="Default"/>
        <table:table-column table:style-name="co94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95" table:default-cell-style-name="Default"/>
        <table:table-column table:style-name="co2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1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6" table:default-cell-style-name="Default"/>
        <table:table-column table:style-name="co87" table:default-cell-style-name="Default"/>
        <table:table-column table:style-name="co94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95" table:default-cell-style-name="Default"/>
        <table:table-column table:style-name="co2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5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51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5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51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799" table:default-cell-style-name="Default"/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inimum_healthy</text:p>
          </table:table-cell>
          <table:table-cell office:value-type="string" calcext:value-type="string">
            <text:p>minimum_defect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um_healthy</text:p>
          </table:table-cell>
          <table:table-cell office:value-type="string" calcext:value-type="string">
            <text:p>maximum_def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_healthy</text:p>
          </table:table-cell>
          <table:table-cell office:value-type="string" calcext:value-type="string">
            <text:p>avg_defect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dian_healthy</text:p>
          </table:table-cell>
          <table:table-cell office:value-type="string" calcext:value-type="string">
            <text:p>median_defect</text:p>
          </table:table-cell>
          <table:table-cell office:value-type="string" calcext:value-type="string">
            <text:p>counter_True_Negative</text:p>
          </table:table-cell>
          <table:table-cell office:value-type="string" calcext:value-type="string">
            <text:p>counter_True_Positive</text:p>
          </table:table-cell>
          <table:table-cell office:value-type="string" calcext:value-type="string">
            <text:p>counter_False_Negative</text:p>
          </table:table-cell>
          <table:table-cell office:value-type="string" calcext:value-type="string">
            <text:p>counter_False_Positive</text:p>
          </table:table-cell>
          <table:table-cell office:value-type="string" calcext:value-type="string">
            <text:p>minimum_p_calibrated_inv_ps</text:p>
          </table:table-cell>
          <table:table-cell office:value-type="string" calcext:value-type="string">
            <text:p>minimum_healthy_p_calibrated_inv_ps</text:p>
          </table:table-cell>
          <table:table-cell office:value-type="string" calcext:value-type="string">
            <text:p>minimum_defect_p_calibrated_inv_ps</text:p>
          </table:table-cell>
          <table:table-cell office:value-type="string" calcext:value-type="string">
            <text:p>maximum_p_calibrated_inv_ps</text:p>
          </table:table-cell>
          <table:table-cell office:value-type="string" calcext:value-type="string">
            <text:p>maximum_healthy_p_calibrated_inv_ps</text:p>
          </table:table-cell>
          <table:table-cell office:value-type="string" calcext:value-type="string">
            <text:p>maximum_defect_p_calibrated_inv_ps</text:p>
          </table:table-cell>
          <table:table-cell office:value-type="string" calcext:value-type="string">
            <text:p>avg_p_calibrated_inv_ps</text:p>
          </table:table-cell>
          <table:table-cell office:value-type="string" calcext:value-type="string">
            <text:p>avg_healthy_p_calibrated_inv_ps</text:p>
          </table:table-cell>
          <table:table-cell office:value-type="string" calcext:value-type="string">
            <text:p>avg_defect_p_calibrated_inv_ps</text:p>
          </table:table-cell>
          <table:table-cell office:value-type="string" calcext:value-type="string">
            <text:p>median_p_calibrated_inv_ps</text:p>
          </table:table-cell>
          <table:table-cell office:value-type="string" calcext:value-type="string">
            <text:p>median_healthy_p_calibrated_inv_ps</text:p>
          </table:table-cell>
          <table:table-cell office:value-type="string" calcext:value-type="string">
            <text:p>median_defect_p_calibrated_inv_ps</text:p>
          </table:table-cell>
          <table:table-cell office:value-type="string" calcext:value-type="string">
            <text:p>counter_True_Negative_p_calibrated_inv_ps</text:p>
          </table:table-cell>
          <table:table-cell office:value-type="string" calcext:value-type="string">
            <text:p>counter_True_Positive_p_calibrated_inv_ps</text:p>
          </table:table-cell>
          <table:table-cell office:value-type="string" calcext:value-type="string">
            <text:p>counter_False_Negative_p_calibrated_inv_ps</text:p>
          </table:table-cell>
          <table:table-cell office:value-type="string" calcext:value-type="string">
            <text:p>counter_False_Positive_p_calibrated_inv_ps</text:p>
          </table:table-cell>
          <table:table-cell office:value-type="string" calcext:value-type="string">
            <text:p>minimum_p_calibrated_nps</text:p>
          </table:table-cell>
          <table:table-cell office:value-type="string" calcext:value-type="string">
            <text:p>minimum_healthy_p_calibrated_nps</text:p>
          </table:table-cell>
          <table:table-cell office:value-type="string" calcext:value-type="string">
            <text:p>minimum_defect_p_calibrated_nps</text:p>
          </table:table-cell>
          <table:table-cell office:value-type="string" calcext:value-type="string">
            <text:p>maximum_p_calibrated_nps</text:p>
          </table:table-cell>
          <table:table-cell office:value-type="string" calcext:value-type="string">
            <text:p>maximum_healthy_p_calibrated_nps</text:p>
          </table:table-cell>
          <table:table-cell office:value-type="string" calcext:value-type="string">
            <text:p>maximum_defect_p_calibrated_nps</text:p>
          </table:table-cell>
          <table:table-cell office:value-type="string" calcext:value-type="string">
            <text:p>avg_p_calibrated_nps</text:p>
          </table:table-cell>
          <table:table-cell office:value-type="string" calcext:value-type="string">
            <text:p>avg_healthy_p_calibrated_nps</text:p>
          </table:table-cell>
          <table:table-cell office:value-type="string" calcext:value-type="string">
            <text:p>avg_defect_p_calibrated_nps</text:p>
          </table:table-cell>
          <table:table-cell office:value-type="string" calcext:value-type="string">
            <text:p>median_p_calibrated_nps</text:p>
          </table:table-cell>
          <table:table-cell office:value-type="string" calcext:value-type="string">
            <text:p>median_healthy_p_calibrated_nps</text:p>
          </table:table-cell>
          <table:table-cell office:value-type="string" calcext:value-type="string">
            <text:p>median_defect_p_calibrated_nps</text:p>
          </table:table-cell>
          <table:table-cell office:value-type="string" calcext:value-type="string">
            <text:p>counter_True_Negative_p_calibrated_nps</text:p>
          </table:table-cell>
          <table:table-cell office:value-type="string" calcext:value-type="string">
            <text:p>counter_True_Positive_p_calibrated_nps</text:p>
          </table:table-cell>
          <table:table-cell office:value-type="string" calcext:value-type="string">
            <text:p>counter_False_Negative_p_calibrated_nps</text:p>
          </table:table-cell>
          <table:table-cell office:value-type="string" calcext:value-type="string">
            <text:p>counter_False_Positive_p_calibrated_nps</text:p>
          </table:table-cell>
          <table:table-cell office:value-type="string" calcext:value-type="string">
            <text:p>minimum_p_calibrated_nts</text:p>
          </table:table-cell>
          <table:table-cell office:value-type="string" calcext:value-type="string">
            <text:p>minimum_healthy_p_calibrated_nts</text:p>
          </table:table-cell>
          <table:table-cell office:value-type="string" calcext:value-type="string">
            <text:p>minimum_defect_p_calibrated_nts</text:p>
          </table:table-cell>
          <table:table-cell office:value-type="string" calcext:value-type="string">
            <text:p>maximum_p_calibrated_nts</text:p>
          </table:table-cell>
          <table:table-cell office:value-type="string" calcext:value-type="string">
            <text:p>maximum_healthy_p_calibrated_nts</text:p>
          </table:table-cell>
          <table:table-cell office:value-type="string" calcext:value-type="string">
            <text:p>maximum_defect_p_calibrated_nts</text:p>
          </table:table-cell>
          <table:table-cell office:value-type="string" calcext:value-type="string">
            <text:p>avg_p_calibrated_nts</text:p>
          </table:table-cell>
          <table:table-cell office:value-type="string" calcext:value-type="string">
            <text:p>avg_healthy_p_calibrated_nts</text:p>
          </table:table-cell>
          <table:table-cell office:value-type="string" calcext:value-type="string">
            <text:p>avg_defect_p_calibrated_nts</text:p>
          </table:table-cell>
          <table:table-cell office:value-type="string" calcext:value-type="string">
            <text:p>median_p_calibrated_nts</text:p>
          </table:table-cell>
          <table:table-cell office:value-type="string" calcext:value-type="string">
            <text:p>median_healthy_p_calibrated_nts</text:p>
          </table:table-cell>
          <table:table-cell office:value-type="string" calcext:value-type="string">
            <text:p>median_defect_p_calibrated_nts</text:p>
          </table:table-cell>
          <table:table-cell office:value-type="string" calcext:value-type="string">
            <text:p>counter_True_Negative_p_calibrated_nts</text:p>
          </table:table-cell>
          <table:table-cell office:value-type="string" calcext:value-type="string">
            <text:p>counter_True_Positive_p_calibrated_nts</text:p>
          </table:table-cell>
          <table:table-cell office:value-type="string" calcext:value-type="string">
            <text:p>counter_False_Negative_p_calibrated_nts</text:p>
          </table:table-cell>
          <table:table-cell office:value-type="string" calcext:value-type="string">
            <text:p>counter_False_Positive_p_calibrated_nts</text:p>
          </table:table-cell>
          <table:table-cell office:value-type="string" calcext:value-type="string">
            <text:p>minimum_p_calibrated_ir</text:p>
          </table:table-cell>
          <table:table-cell office:value-type="string" calcext:value-type="string">
            <text:p>minimum_healthy_p_calibrated_ir</text:p>
          </table:table-cell>
          <table:table-cell office:value-type="string" calcext:value-type="string">
            <text:p>minimum_defect_p_calibrated_ir</text:p>
          </table:table-cell>
          <table:table-cell office:value-type="string" calcext:value-type="string">
            <text:p>maximum_p_calibrated_ir</text:p>
          </table:table-cell>
          <table:table-cell office:value-type="string" calcext:value-type="string">
            <text:p>maximum_healthy_p_calibrated_ir</text:p>
          </table:table-cell>
          <table:table-cell office:value-type="string" calcext:value-type="string">
            <text:p>maximum_defect_p_calibrated_ir</text:p>
          </table:table-cell>
          <table:table-cell office:value-type="string" calcext:value-type="string">
            <text:p>avg_p_calibrated_ir</text:p>
          </table:table-cell>
          <table:table-cell office:value-type="string" calcext:value-type="string">
            <text:p>avg_healthy_p_calibrated_ir</text:p>
          </table:table-cell>
          <table:table-cell office:value-type="string" calcext:value-type="string">
            <text:p>avg_defect_p_calibrated_ir</text:p>
          </table:table-cell>
          <table:table-cell office:value-type="string" calcext:value-type="string">
            <text:p>median_p_calibrated_ir</text:p>
          </table:table-cell>
          <table:table-cell office:value-type="string" calcext:value-type="string">
            <text:p>median_healthy_p_calibrated_ir</text:p>
          </table:table-cell>
          <table:table-cell office:value-type="string" calcext:value-type="string">
            <text:p>median_defect_p_calibrated_ir</text:p>
          </table:table-cell>
          <table:table-cell office:value-type="string" calcext:value-type="string">
            <text:p>counter_True_Negative_p_calibrated_ir</text:p>
          </table:table-cell>
          <table:table-cell office:value-type="string" calcext:value-type="string">
            <text:p>counter_True_Positive_p_calibrated_ir</text:p>
          </table:table-cell>
          <table:table-cell office:value-type="string" calcext:value-type="string">
            <text:p>counter_False_Negative_p_calibrated_ir</text:p>
          </table:table-cell>
          <table:table-cell office:value-type="string" calcext:value-type="string">
            <text:p>counter_False_Positive_p_calibrated_ir</text:p>
          </table:table-cell>
          <table:table-cell office:value-type="string" calcext:value-type="string">
            <text:p>minimum_p_calibrated_nir</text:p>
          </table:table-cell>
          <table:table-cell office:value-type="string" calcext:value-type="string">
            <text:p>minimum_healthy_p_calibrated_nir</text:p>
          </table:table-cell>
          <table:table-cell office:value-type="string" calcext:value-type="string">
            <text:p>minimum_defect_p_calibrated_nir</text:p>
          </table:table-cell>
          <table:table-cell office:value-type="string" calcext:value-type="string">
            <text:p>maximum_p_calibrated_nir</text:p>
          </table:table-cell>
          <table:table-cell office:value-type="string" calcext:value-type="string">
            <text:p>maximum_healthy_p_calibrated_nir</text:p>
          </table:table-cell>
          <table:table-cell office:value-type="string" calcext:value-type="string">
            <text:p>maximum_defect_p_calibrated_nir</text:p>
          </table:table-cell>
          <table:table-cell office:value-type="string" calcext:value-type="string">
            <text:p>avg_p_calibrated_nir</text:p>
          </table:table-cell>
          <table:table-cell office:value-type="string" calcext:value-type="string">
            <text:p>avg_healthy_p_calibrated_nir</text:p>
          </table:table-cell>
          <table:table-cell office:value-type="string" calcext:value-type="string">
            <text:p>avg_defect_p_calibrated_nir</text:p>
          </table:table-cell>
          <table:table-cell office:value-type="string" calcext:value-type="string">
            <text:p>median_p_calibrated_nir</text:p>
          </table:table-cell>
          <table:table-cell office:value-type="string" calcext:value-type="string">
            <text:p>median_healthy_p_calibrated_nir</text:p>
          </table:table-cell>
          <table:table-cell office:value-type="string" calcext:value-type="string">
            <text:p>median_defect_p_calibrated_nir</text:p>
          </table:table-cell>
          <table:table-cell office:value-type="string" calcext:value-type="string">
            <text:p>counter_True_Negative_p_calibrated_nir</text:p>
          </table:table-cell>
          <table:table-cell office:value-type="string" calcext:value-type="string">
            <text:p>counter_True_Positive_p_calibrated_nir</text:p>
          </table:table-cell>
          <table:table-cell office:value-type="string" calcext:value-type="string">
            <text:p>counter_False_Negative_p_calibrated_nir</text:p>
          </table:table-cell>
          <table:table-cell office:value-type="string" calcext:value-type="string">
            <text:p>counter_False_Positive_p_calibrated_nir</text:p>
          </table:table-cell>
          <table:table-cell office:value-type="string" calcext:value-type="string">
            <text:p>minimum_p_calibrated_hb_15_static</text:p>
          </table:table-cell>
          <table:table-cell office:value-type="string" calcext:value-type="string">
            <text:p>minimum_healthy_p_calibrated_hb_15_static</text:p>
          </table:table-cell>
          <table:table-cell office:value-type="string" calcext:value-type="string">
            <text:p>minimum_defect_p_calibrated_hb_15_static</text:p>
          </table:table-cell>
          <table:table-cell office:value-type="string" calcext:value-type="string">
            <text:p>maximum_p_calibrated_hb_15_static</text:p>
          </table:table-cell>
          <table:table-cell office:value-type="string" calcext:value-type="string">
            <text:p>maximum_healthy_p_calibrated_hb_15_static</text:p>
          </table:table-cell>
          <table:table-cell office:value-type="string" calcext:value-type="string">
            <text:p>maximum_defect_p_calibrated_hb_15_static</text:p>
          </table:table-cell>
          <table:table-cell office:value-type="string" calcext:value-type="string">
            <text:p>avg_p_calibrated_hb_15_static</text:p>
          </table:table-cell>
          <table:table-cell office:value-type="string" calcext:value-type="string">
            <text:p>avg_healthy_p_calibrated_hb_15_static</text:p>
          </table:table-cell>
          <table:table-cell office:value-type="string" calcext:value-type="string">
            <text:p>avg_defect_p_calibrated_hb_15_static</text:p>
          </table:table-cell>
          <table:table-cell office:value-type="string" calcext:value-type="string">
            <text:p>median_p_calibrated_hb_15_static</text:p>
          </table:table-cell>
          <table:table-cell office:value-type="string" calcext:value-type="string">
            <text:p>median_healthy_p_calibrated_hb_15_static</text:p>
          </table:table-cell>
          <table:table-cell office:value-type="string" calcext:value-type="string">
            <text:p>median_defect_p_calibrated_hb_15_static</text:p>
          </table:table-cell>
          <table:table-cell office:value-type="string" calcext:value-type="string">
            <text:p>counter_True_Negative_p_calibrated_hb_15_static</text:p>
          </table:table-cell>
          <table:table-cell office:value-type="string" calcext:value-type="string">
            <text:p>counter_True_Positive_p_calibrated_hb_15_static</text:p>
          </table:table-cell>
          <table:table-cell office:value-type="string" calcext:value-type="string">
            <text:p>counter_False_Negative_p_calibrated_hb_15_static</text:p>
          </table:table-cell>
          <table:table-cell office:value-type="string" calcext:value-type="string">
            <text:p>counter_False_Positive_p_calibrated_hb_15_static</text:p>
          </table:table-cell>
          <table:table-cell office:value-type="string" calcext:value-type="string">
            <text:p>minimum_p_calibrated_hb_50_static</text:p>
          </table:table-cell>
          <table:table-cell office:value-type="string" calcext:value-type="string">
            <text:p>minimum_healthy_p_calibrated_hb_50_static</text:p>
          </table:table-cell>
          <table:table-cell office:value-type="string" calcext:value-type="string">
            <text:p>minimum_defect_p_calibrated_hb_50_static</text:p>
          </table:table-cell>
          <table:table-cell office:value-type="string" calcext:value-type="string">
            <text:p>maximum_p_calibrated_hb_50_static</text:p>
          </table:table-cell>
          <table:table-cell office:value-type="string" calcext:value-type="string">
            <text:p>maximum_healthy_p_calibrated_hb_50_static</text:p>
          </table:table-cell>
          <table:table-cell office:value-type="string" calcext:value-type="string">
            <text:p>maximum_defect_p_calibrated_hb_50_static</text:p>
          </table:table-cell>
          <table:table-cell office:value-type="string" calcext:value-type="string">
            <text:p>avg_p_calibrated_hb_50_static</text:p>
          </table:table-cell>
          <table:table-cell office:value-type="string" calcext:value-type="string">
            <text:p>avg_healthy_p_calibrated_hb_50_static</text:p>
          </table:table-cell>
          <table:table-cell office:value-type="string" calcext:value-type="string">
            <text:p>avg_defect_p_calibrated_hb_50_static</text:p>
          </table:table-cell>
          <table:table-cell office:value-type="string" calcext:value-type="string">
            <text:p>median_p_calibrated_hb_50_static</text:p>
          </table:table-cell>
          <table:table-cell office:value-type="string" calcext:value-type="string">
            <text:p>median_healthy_p_calibrated_hb_50_static</text:p>
          </table:table-cell>
          <table:table-cell office:value-type="string" calcext:value-type="string">
            <text:p>median_defect_p_calibrated_hb_50_static</text:p>
          </table:table-cell>
          <table:table-cell office:value-type="string" calcext:value-type="string">
            <text:p>counter_True_Negative_p_calibrated_hb_50_static</text:p>
          </table:table-cell>
          <table:table-cell office:value-type="string" calcext:value-type="string">
            <text:p>counter_True_Positive_p_calibrated_hb_50_static</text:p>
          </table:table-cell>
          <table:table-cell office:value-type="string" calcext:value-type="string">
            <text:p>counter_False_Negative_p_calibrated_hb_50_static</text:p>
          </table:table-cell>
          <table:table-cell office:value-type="string" calcext:value-type="string">
            <text:p>counter_False_Positive_p_calibrated_hb_50_static</text:p>
          </table:table-cell>
          <table:table-cell office:value-type="string" calcext:value-type="string">
            <text:p>minimum_p_calibrated_hb_15_interactive</text:p>
          </table:table-cell>
          <table:table-cell office:value-type="string" calcext:value-type="string">
            <text:p>minimum_healthy_p_calibrated_hb_15_interactive</text:p>
          </table:table-cell>
          <table:table-cell office:value-type="string" calcext:value-type="string">
            <text:p>minimum_defect_p_calibrated_hb_15_interactive</text:p>
          </table:table-cell>
          <table:table-cell office:value-type="string" calcext:value-type="string">
            <text:p>maximum_p_calibrated_hb_15_interactive</text:p>
          </table:table-cell>
          <table:table-cell office:value-type="string" calcext:value-type="string">
            <text:p>maximum_healthy_p_calibrated_hb_15_interactive</text:p>
          </table:table-cell>
          <table:table-cell office:value-type="string" calcext:value-type="string">
            <text:p>maximum_defect_p_calibrated_hb_15_interactive</text:p>
          </table:table-cell>
          <table:table-cell office:value-type="string" calcext:value-type="string">
            <text:p>avg_p_calibrated_hb_15_interactive</text:p>
          </table:table-cell>
          <table:table-cell office:value-type="string" calcext:value-type="string">
            <text:p>avg_healthy_p_calibrated_hb_15_interactive</text:p>
          </table:table-cell>
          <table:table-cell office:value-type="string" calcext:value-type="string">
            <text:p>avg_defect_p_calibrated_hb_15_interactive</text:p>
          </table:table-cell>
          <table:table-cell office:value-type="string" calcext:value-type="string">
            <text:p>median_p_calibrated_hb_15_interactive</text:p>
          </table:table-cell>
          <table:table-cell office:value-type="string" calcext:value-type="string">
            <text:p>median_healthy_p_calibrated_hb_15_interactive</text:p>
          </table:table-cell>
          <table:table-cell office:value-type="string" calcext:value-type="string">
            <text:p>median_defect_p_calibrated_hb_15_interactive</text:p>
          </table:table-cell>
          <table:table-cell office:value-type="string" calcext:value-type="string">
            <text:p>counter_True_Negative_p_calibrated_hb_15_interactive</text:p>
          </table:table-cell>
          <table:table-cell office:value-type="string" calcext:value-type="string">
            <text:p>counter_True_Positive_p_calibrated_hb_15_interactive</text:p>
          </table:table-cell>
          <table:table-cell office:value-type="string" calcext:value-type="string">
            <text:p>counter_False_Negative_p_calibrated_hb_15_interactive</text:p>
          </table:table-cell>
          <table:table-cell office:value-type="string" calcext:value-type="string">
            <text:p>counter_False_Positive_p_calibrated_hb_15_interactive</text:p>
          </table:table-cell>
          <table:table-cell office:value-type="string" calcext:value-type="string">
            <text:p>minimum_p_calibrated_hb_50_interactive</text:p>
          </table:table-cell>
          <table:table-cell office:value-type="string" calcext:value-type="string">
            <text:p>minimum_healthy_p_calibrated_hb_50_interactive</text:p>
          </table:table-cell>
          <table:table-cell office:value-type="string" calcext:value-type="string">
            <text:p>minimum_defect_p_calibrated_hb_50_interactive</text:p>
          </table:table-cell>
          <table:table-cell office:value-type="string" calcext:value-type="string">
            <text:p>maximum_p_calibrated_hb_50_interactive</text:p>
          </table:table-cell>
          <table:table-cell office:value-type="string" calcext:value-type="string">
            <text:p>maximum_healthy_p_calibrated_hb_50_interactive</text:p>
          </table:table-cell>
          <table:table-cell office:value-type="string" calcext:value-type="string">
            <text:p>maximum_defect_p_calibrated_hb_50_interactive</text:p>
          </table:table-cell>
          <table:table-cell office:value-type="string" calcext:value-type="string">
            <text:p>avg_p_calibrated_hb_50_interactive</text:p>
          </table:table-cell>
          <table:table-cell office:value-type="string" calcext:value-type="string">
            <text:p>avg_healthy_p_calibrated_hb_50_interactive</text:p>
          </table:table-cell>
          <table:table-cell office:value-type="string" calcext:value-type="string">
            <text:p>avg_defect_p_calibrated_hb_50_interactive</text:p>
          </table:table-cell>
          <table:table-cell office:value-type="string" calcext:value-type="string">
            <text:p>median_p_calibrated_hb_50_interactive</text:p>
          </table:table-cell>
          <table:table-cell office:value-type="string" calcext:value-type="string">
            <text:p>median_healthy_p_calibrated_hb_50_interactive</text:p>
          </table:table-cell>
          <table:table-cell office:value-type="string" calcext:value-type="string">
            <text:p>median_defect_p_calibrated_hb_50_interactive</text:p>
          </table:table-cell>
          <table:table-cell office:value-type="string" calcext:value-type="string">
            <text:p>counter_True_Negative_p_calibrated_hb_50_interactive</text:p>
          </table:table-cell>
          <table:table-cell office:value-type="string" calcext:value-type="string">
            <text:p>counter_True_Positive_p_calibrated_hb_50_interactive</text:p>
          </table:table-cell>
          <table:table-cell office:value-type="string" calcext:value-type="string">
            <text:p>counter_False_Negative_p_calibrated_hb_50_interactive</text:p>
          </table:table-cell>
          <table:table-cell office:value-type="string" calcext:value-type="string">
            <text:p>counter_False_Positive_p_calibrated_hb_50_interactive</text:p>
          </table:table-cell>
          <table:table-cell office:value-type="string" calcext:value-type="string">
            <text:p>minimum_p_calibrated_nhb_15_static</text:p>
          </table:table-cell>
          <table:table-cell office:value-type="string" calcext:value-type="string">
            <text:p>minimum_healthy_p_calibrated_nhb_15_static</text:p>
          </table:table-cell>
          <table:table-cell office:value-type="string" calcext:value-type="string">
            <text:p>minimum_defect_p_calibrated_nhb_15_static</text:p>
          </table:table-cell>
          <table:table-cell office:value-type="string" calcext:value-type="string">
            <text:p>maximum_p_calibrated_nhb_15_static</text:p>
          </table:table-cell>
          <table:table-cell office:value-type="string" calcext:value-type="string">
            <text:p>maximum_healthy_p_calibrated_nhb_15_static</text:p>
          </table:table-cell>
          <table:table-cell office:value-type="string" calcext:value-type="string">
            <text:p>maximum_defect_p_calibrated_nhb_15_static</text:p>
          </table:table-cell>
          <table:table-cell office:value-type="string" calcext:value-type="string">
            <text:p>avg_p_calibrated_nhb_15_static</text:p>
          </table:table-cell>
          <table:table-cell office:value-type="string" calcext:value-type="string">
            <text:p>avg_healthy_p_calibrated_nhb_15_static</text:p>
          </table:table-cell>
          <table:table-cell office:value-type="string" calcext:value-type="string">
            <text:p>avg_defect_p_calibrated_nhb_15_static</text:p>
          </table:table-cell>
          <table:table-cell office:value-type="string" calcext:value-type="string">
            <text:p>median_p_calibrated_nhb_15_static</text:p>
          </table:table-cell>
          <table:table-cell office:value-type="string" calcext:value-type="string">
            <text:p>median_healthy_p_calibrated_nhb_15_static</text:p>
          </table:table-cell>
          <table:table-cell office:value-type="string" calcext:value-type="string">
            <text:p>median_defect_p_calibrated_nhb_15_static</text:p>
          </table:table-cell>
          <table:table-cell office:value-type="string" calcext:value-type="string">
            <text:p>counter_True_Negative_p_calibrated_nhb_15_static</text:p>
          </table:table-cell>
          <table:table-cell office:value-type="string" calcext:value-type="string">
            <text:p>counter_True_Positive_p_calibrated_nhb_15_static</text:p>
          </table:table-cell>
          <table:table-cell office:value-type="string" calcext:value-type="string">
            <text:p>counter_False_Negative_p_calibrated_nhb_15_static</text:p>
          </table:table-cell>
          <table:table-cell office:value-type="string" calcext:value-type="string">
            <text:p>counter_False_Positive_p_calibrated_nhb_15_static</text:p>
          </table:table-cell>
          <table:table-cell office:value-type="string" calcext:value-type="string">
            <text:p>minimum_p_calibrated_nhb_50_static</text:p>
          </table:table-cell>
          <table:table-cell office:value-type="string" calcext:value-type="string">
            <text:p>minimum_healthy_p_calibrated_nhb_50_static</text:p>
          </table:table-cell>
          <table:table-cell office:value-type="string" calcext:value-type="string">
            <text:p>minimum_defect_p_calibrated_nhb_50_static</text:p>
          </table:table-cell>
          <table:table-cell office:value-type="string" calcext:value-type="string">
            <text:p>maximum_p_calibrated_nhb_50_static</text:p>
          </table:table-cell>
          <table:table-cell office:value-type="string" calcext:value-type="string">
            <text:p>maximum_healthy_p_calibrated_nhb_50_static</text:p>
          </table:table-cell>
          <table:table-cell office:value-type="string" calcext:value-type="string">
            <text:p>maximum_defect_p_calibrated_nhb_50_static</text:p>
          </table:table-cell>
          <table:table-cell office:value-type="string" calcext:value-type="string">
            <text:p>avg_p_calibrated_nhb_50_static</text:p>
          </table:table-cell>
          <table:table-cell office:value-type="string" calcext:value-type="string">
            <text:p>avg_healthy_p_calibrated_nhb_50_static</text:p>
          </table:table-cell>
          <table:table-cell office:value-type="string" calcext:value-type="string">
            <text:p>avg_defect_p_calibrated_nhb_50_static</text:p>
          </table:table-cell>
          <table:table-cell office:value-type="string" calcext:value-type="string">
            <text:p>median_p_calibrated_nhb_50_static</text:p>
          </table:table-cell>
          <table:table-cell office:value-type="string" calcext:value-type="string">
            <text:p>median_healthy_p_calibrated_nhb_50_static</text:p>
          </table:table-cell>
          <table:table-cell office:value-type="string" calcext:value-type="string">
            <text:p>median_defect_p_calibrated_nhb_50_static</text:p>
          </table:table-cell>
          <table:table-cell office:value-type="string" calcext:value-type="string">
            <text:p>counter_True_Negative_p_calibrated_nhb_50_static</text:p>
          </table:table-cell>
          <table:table-cell office:value-type="string" calcext:value-type="string">
            <text:p>counter_True_Positive_p_calibrated_nhb_50_static</text:p>
          </table:table-cell>
          <table:table-cell office:value-type="string" calcext:value-type="string">
            <text:p>counter_False_Negative_p_calibrated_nhb_50_static</text:p>
          </table:table-cell>
          <table:table-cell office:value-type="string" calcext:value-type="string">
            <text:p>counter_False_Positive_p_calibrated_nhb_50_static</text:p>
          </table:table-cell>
          <table:table-cell office:value-type="string" calcext:value-type="string">
            <text:p>minimum_p_calibrated_nhb_15_interactive</text:p>
          </table:table-cell>
          <table:table-cell office:value-type="string" calcext:value-type="string">
            <text:p>minimum_healthy_p_calibrated_nhb_15_interactive</text:p>
          </table:table-cell>
          <table:table-cell office:value-type="string" calcext:value-type="string">
            <text:p>minimum_defect_p_calibrated_nhb_15_interactive</text:p>
          </table:table-cell>
          <table:table-cell office:value-type="string" calcext:value-type="string">
            <text:p>maximum_p_calibrated_nhb_15_interactive</text:p>
          </table:table-cell>
          <table:table-cell office:value-type="string" calcext:value-type="string">
            <text:p>maximum_healthy_p_calibrated_nhb_15_interactive</text:p>
          </table:table-cell>
          <table:table-cell office:value-type="string" calcext:value-type="string">
            <text:p>maximum_defect_p_calibrated_nhb_15_interactive</text:p>
          </table:table-cell>
          <table:table-cell office:value-type="string" calcext:value-type="string">
            <text:p>avg_p_calibrated_nhb_15_interactive</text:p>
          </table:table-cell>
          <table:table-cell office:value-type="string" calcext:value-type="string">
            <text:p>avg_healthy_p_calibrated_nhb_15_interactive</text:p>
          </table:table-cell>
          <table:table-cell office:value-type="string" calcext:value-type="string">
            <text:p>avg_defect_p_calibrated_nhb_15_interactive</text:p>
          </table:table-cell>
          <table:table-cell office:value-type="string" calcext:value-type="string">
            <text:p>median_p_calibrated_nhb_15_interactive</text:p>
          </table:table-cell>
          <table:table-cell office:value-type="string" calcext:value-type="string">
            <text:p>median_healthy_p_calibrated_nhb_15_interactive</text:p>
          </table:table-cell>
          <table:table-cell office:value-type="string" calcext:value-type="string">
            <text:p>median_defect_p_calibrated_nhb_15_interactive</text:p>
          </table:table-cell>
          <table:table-cell office:value-type="string" calcext:value-type="string">
            <text:p>counter_True_Negative_p_calibrated_nhb_15_interactive</text:p>
          </table:table-cell>
          <table:table-cell office:value-type="string" calcext:value-type="string">
            <text:p>counter_True_Positive_p_calibrated_nhb_15_interactive</text:p>
          </table:table-cell>
          <table:table-cell office:value-type="string" calcext:value-type="string">
            <text:p>counter_False_Negative_p_calibrated_nhb_15_interactive</text:p>
          </table:table-cell>
          <table:table-cell office:value-type="string" calcext:value-type="string">
            <text:p>counter_False_Positive_p_calibrated_nhb_15_interactive</text:p>
          </table:table-cell>
          <table:table-cell office:value-type="string" calcext:value-type="string">
            <text:p>minimum_p_calibrated_nhb_50_interactive</text:p>
          </table:table-cell>
          <table:table-cell office:value-type="string" calcext:value-type="string">
            <text:p>minimum_healthy_p_calibrated_nhb_50_interactive</text:p>
          </table:table-cell>
          <table:table-cell office:value-type="string" calcext:value-type="string">
            <text:p>minimum_defect_p_calibrated_nhb_50_interactive</text:p>
          </table:table-cell>
          <table:table-cell office:value-type="string" calcext:value-type="string">
            <text:p>maximum_p_calibrated_nhb_50_interactive</text:p>
          </table:table-cell>
          <table:table-cell office:value-type="string" calcext:value-type="string">
            <text:p>maximum_healthy_p_calibrated_nhb_50_interactive</text:p>
          </table:table-cell>
          <table:table-cell office:value-type="string" calcext:value-type="string">
            <text:p>maximum_defect_p_calibrated_nhb_50_interactive</text:p>
          </table:table-cell>
          <table:table-cell office:value-type="string" calcext:value-type="string">
            <text:p>avg_p_calibrated_nhb_50_interactive</text:p>
          </table:table-cell>
          <table:table-cell office:value-type="string" calcext:value-type="string">
            <text:p>avg_healthy_p_calibrated_nhb_50_interactive</text:p>
          </table:table-cell>
          <table:table-cell office:value-type="string" calcext:value-type="string">
            <text:p>avg_defect_p_calibrated_nhb_50_interactive</text:p>
          </table:table-cell>
          <table:table-cell office:value-type="string" calcext:value-type="string">
            <text:p>median_p_calibrated_nhb_50_interactive</text:p>
          </table:table-cell>
          <table:table-cell office:value-type="string" calcext:value-type="string">
            <text:p>median_healthy_p_calibrated_nhb_50_interactive</text:p>
          </table:table-cell>
          <table:table-cell office:value-type="string" calcext:value-type="string">
            <text:p>median_defect_p_calibrated_nhb_50_interactive</text:p>
          </table:table-cell>
          <table:table-cell office:value-type="string" calcext:value-type="string">
            <text:p>counter_True_Negative_p_calibrated_nhb_50_interactive</text:p>
          </table:table-cell>
          <table:table-cell office:value-type="string" calcext:value-type="string">
            <text:p>counter_True_Positive_p_calibrated_nhb_50_interactive</text:p>
          </table:table-cell>
          <table:table-cell office:value-type="string" calcext:value-type="string">
            <text:p>counter_False_Negative_p_calibrated_nhb_50_interactive</text:p>
          </table:table-cell>
          <table:table-cell office:value-type="string" calcext:value-type="string">
            <text:p>counter_False_Positive_p_calibrated_nhb_50_interactive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3555537154898" calcext:value-type="float">
            <text:p>2.03555537154898E-05</text:p>
          </table:table-cell>
          <table:table-cell office:value-type="float" office:value="0.0000241473353526089" calcext:value-type="float">
            <text:p>2.41473353526089E-05</text:p>
          </table:table-cell>
          <table:table-cell table:number-columns-repeated="2" office:value-type="float" office:value="0.998983681201935" calcext:value-type="float">
            <text:p>0.998983681201935</text:p>
          </table:table-cell>
          <table:table-cell office:value-type="float" office:value="0.998382091522217" calcext:value-type="float">
            <text:p>0.998382091522217</text:p>
          </table:table-cell>
          <table:table-cell office:value-type="float" office:value="0.028795407589777" calcext:value-type="float">
            <text:p>0.028795407589777</text:p>
          </table:table-cell>
          <table:table-cell office:value-type="float" office:value="0.0228818986293333" calcext:value-type="float">
            <text:p>0.0228818986293333</text:p>
          </table:table-cell>
          <table:table-cell office:value-type="float" office:value="0.109266168727634" calcext:value-type="float">
            <text:p>0.109266168727634</text:p>
          </table:table-cell>
          <table:table-cell office:value-type="float" office:value="0.000290771771688014" calcext:value-type="float">
            <text:p>0.000290771771688014</text:p>
          </table:table-cell>
          <table:table-cell office:value-type="float" office:value="0.000243255359237082" calcext:value-type="float">
            <text:p>0.000243255359237082</text:p>
          </table:table-cell>
          <table:table-cell office:value-type="float" office:value="0.00532590015791357" calcext:value-type="float">
            <text:p>0.00532590015791357</text:p>
          </table:table-cell>
          <table:table-cell office:value-type="float" office:value="2355" calcext:value-type="float">
            <text:p>2355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166354672116936" calcext:value-type="float">
            <text:p>0.0166354672116936</text:p>
          </table:table-cell>
          <table:table-cell office:value-type="float" office:value="0.0177055402854266" calcext:value-type="float">
            <text:p>0.0177055402854266</text:p>
          </table:table-cell>
          <table:table-cell table:number-columns-repeated="2" office:value-type="float" office:value="0.923444964608338" calcext:value-type="float">
            <text:p>0.923444964608338</text:p>
          </table:table-cell>
          <table:table-cell office:value-type="float" office:value="0.910294508576316" calcext:value-type="float">
            <text:p>0.910294508576316</text:p>
          </table:table-cell>
          <table:table-cell office:value-type="float" office:value="0.0838686709573998" calcext:value-type="float">
            <text:p>0.0838686709573998</text:p>
          </table:table-cell>
          <table:table-cell office:value-type="float" office:value="0.0763722315284164" calcext:value-type="float">
            <text:p>0.0763722315284164</text:p>
          </table:table-cell>
          <table:table-cell office:value-type="float" office:value="0.185879877959759" calcext:value-type="float">
            <text:p>0.185879877959759</text:p>
          </table:table-cell>
          <table:table-cell office:value-type="float" office:value="0.0434405475681284" calcext:value-type="float">
            <text:p>0.0434405475681284</text:p>
          </table:table-cell>
          <table:table-cell office:value-type="float" office:value="0.0407686165476842" calcext:value-type="float">
            <text:p>0.0407686165476842</text:p>
          </table:table-cell>
          <table:table-cell office:value-type="float" office:value="0.118114530760511" calcext:value-type="float">
            <text:p>0.118114530760511</text:p>
          </table:table-cell>
          <table:table-cell office:value-type="float" office:value="2355" calcext:value-type="float">
            <text:p>2355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165846939692326" calcext:value-type="float">
            <text:p>0.0165846939692326</text:p>
          </table:table-cell>
          <table:table-cell office:value-type="float" office:value="0.0176532638329999" calcext:value-type="float">
            <text:p>0.0176532638329999</text:p>
          </table:table-cell>
          <table:table-cell table:number-columns-repeated="2" office:value-type="float" office:value="0.923943283193746" calcext:value-type="float">
            <text:p>0.923943283193746</text:p>
          </table:table-cell>
          <table:table-cell office:value-type="float" office:value="0.910848419120429" calcext:value-type="float">
            <text:p>0.910848419120429</text:p>
          </table:table-cell>
          <table:table-cell office:value-type="float" office:value="0.0838726064476739" calcext:value-type="float">
            <text:p>0.0838726064476739</text:p>
          </table:table-cell>
          <table:table-cell office:value-type="float" office:value="0.0763655653912538" calcext:value-type="float">
            <text:p>0.0763655653912538</text:p>
          </table:table-cell>
          <table:table-cell office:value-type="float" office:value="0.186028079914299" calcext:value-type="float">
            <text:p>0.186028079914299</text:p>
          </table:table-cell>
          <table:table-cell office:value-type="float" office:value="0.043375005002822" calcext:value-type="float">
            <text:p>0.043375005002822</text:p>
          </table:table-cell>
          <table:table-cell office:value-type="float" office:value="0.0407029245505164" calcext:value-type="float">
            <text:p>0.0407029245505164</text:p>
          </table:table-cell>
          <table:table-cell office:value-type="float" office:value="0.11812466167815" calcext:value-type="float">
            <text:p>0.11812466167815</text:p>
          </table:table-cell>
          <table:table-cell office:value-type="float" office:value="2355" calcext:value-type="float">
            <text:p>2355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160945810422514" calcext:value-type="float">
            <text:p>0.0160945810422514</text:p>
          </table:table-cell>
          <table:table-cell office:value-type="float" office:value="0.0171576638660026" calcext:value-type="float">
            <text:p>0.0171576638660026</text:p>
          </table:table-cell>
          <table:table-cell table:number-columns-repeated="2" office:value-type="float" office:value="0.93236903252612" calcext:value-type="float">
            <text:p>0.93236903252612</text:p>
          </table:table-cell>
          <table:table-cell office:value-type="float" office:value="0.920297714660105" calcext:value-type="float">
            <text:p>0.920297714660105</text:p>
          </table:table-cell>
          <table:table-cell office:value-type="float" office:value="0.0850338528224746" calcext:value-type="float">
            <text:p>0.0850338528224746</text:p>
          </table:table-cell>
          <table:table-cell office:value-type="float" office:value="0.0772981082070759" calcext:value-type="float">
            <text:p>0.0772981082070759</text:p>
          </table:table-cell>
          <table:table-cell office:value-type="float" office:value="0.190301513924064" calcext:value-type="float">
            <text:p>0.190301513924064</text:p>
          </table:table-cell>
          <table:table-cell office:value-type="float" office:value="0.0430896614898657" calcext:value-type="float">
            <text:p>0.0430896614898657</text:p>
          </table:table-cell>
          <table:table-cell office:value-type="float" office:value="0.0403730180938771" calcext:value-type="float">
            <text:p>0.0403730180938771</text:p>
          </table:table-cell>
          <table:table-cell office:value-type="float" office:value="0.120112672786722" calcext:value-type="float">
            <text:p>0.120112672786722</text:p>
          </table:table-cell>
          <table:table-cell office:value-type="float" office:value="2355" calcext:value-type="float">
            <text:p>2355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382091522217" calcext:value-type="float">
            <text:p>0.998382091522217</text:p>
          </table:table-cell>
          <table:table-cell office:value-type="float" office:value="0.0864040926226875" calcext:value-type="float">
            <text:p>0.0864040926226875</text:p>
          </table:table-cell>
          <table:table-cell office:value-type="float" office:value="0.0786956470782352" calcext:value-type="float">
            <text:p>0.0786956470782352</text:p>
          </table:table-cell>
          <table:table-cell office:value-type="float" office:value="0.191300269207706" calcext:value-type="float">
            <text:p>0.191300269207706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69642857142857" calcext:value-type="float">
            <text:p>0.169642857142857</text:p>
          </table:table-cell>
          <table:table-cell office:value-type="float" office:value="2360" calcext:value-type="float">
            <text:p>236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4413720114214" calcext:value-type="float">
            <text:p>0.0864413720114214</text:p>
          </table:table-cell>
          <table:table-cell office:value-type="float" office:value="0.0787230176665567" calcext:value-type="float">
            <text:p>0.0787230176665567</text:p>
          </table:table-cell>
          <table:table-cell office:value-type="float" office:value="0.191472387102052" calcext:value-type="float">
            <text:p>0.191472387102052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69642857142857" calcext:value-type="float">
            <text:p>0.169642857142857</text:p>
          </table:table-cell>
          <table:table-cell office:value-type="float" office:value="2360" calcext:value-type="float">
            <text:p>236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4421473816448" calcext:value-type="float">
            <text:p>0.0864421473816448</text:p>
          </table:table-cell>
          <table:table-cell office:value-type="float" office:value="0.0816427628947387" calcext:value-type="float">
            <text:p>0.0816427628947387</text:p>
          </table:table-cell>
          <table:table-cell office:value-type="float" office:value="0.151751953325623" calcext:value-type="float">
            <text:p>0.151751953325623</text:p>
          </table:table-cell>
          <table:table-cell table:number-columns-repeated="3" office:value-type="float" office:value="0.0614406779661017" calcext:value-type="float">
            <text:p>0.0614406779661017</text:p>
          </table:table-cell>
          <table:table-cell office:value-type="float" office:value="2351" calcext:value-type="float">
            <text:p>2351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6922906301786" calcext:value-type="float">
            <text:p>0.0866922906301786</text:p>
          </table:table-cell>
          <table:table-cell office:value-type="float" office:value="0.0807000766529579" calcext:value-type="float">
            <text:p>0.0807000766529579</text:p>
          </table:table-cell>
          <table:table-cell office:value-type="float" office:value="0.168234066058835" calcext:value-type="float">
            <text:p>0.168234066058835</text:p>
          </table:table-cell>
          <table:table-cell table:number-columns-repeated="3" office:value-type="float" office:value="0.0536692223439211" calcext:value-type="float">
            <text:p>0.0536692223439211</text:p>
          </table:table-cell>
          <table:table-cell office:value-type="float" office:value="2350" calcext:value-type="float">
            <text:p>2350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84629537859305" calcext:value-type="float">
            <text:p>0.084629537859305</text:p>
          </table:table-cell>
          <table:table-cell office:value-type="float" office:value="0.0781986820499892" calcext:value-type="float">
            <text:p>0.0781986820499892</text:p>
          </table:table-cell>
          <table:table-cell office:value-type="float" office:value="0.172140331400847" calcext:value-type="float">
            <text:p>0.172140331400847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4928043562816" calcext:value-type="float">
            <text:p>0.084928043562816</text:p>
          </table:table-cell>
          <table:table-cell office:value-type="float" office:value="0.0776617954070981" calcext:value-type="float">
            <text:p>0.0776617954070981</text:p>
          </table:table-cell>
          <table:table-cell office:value-type="float" office:value="0.183806818181818" calcext:value-type="float">
            <text:p>0.1838068181818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53" calcext:value-type="float">
            <text:p>2353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4647910679594" calcext:value-type="float">
            <text:p>0.0864647910679594</text:p>
          </table:table-cell>
          <table:table-cell office:value-type="float" office:value="0.0816552302302983" calcext:value-type="float">
            <text:p>0.0816552302302983</text:p>
          </table:table-cell>
          <table:table-cell office:value-type="float" office:value="0.151913076330449" calcext:value-type="float">
            <text:p>0.151913076330449</text:p>
          </table:table-cell>
          <table:table-cell table:number-columns-repeated="3" office:value-type="float" office:value="0.0614406779661017" calcext:value-type="float">
            <text:p>0.0614406779661017</text:p>
          </table:table-cell>
          <table:table-cell office:value-type="float" office:value="2351" calcext:value-type="float">
            <text:p>2351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7001401091228" calcext:value-type="float">
            <text:p>0.0867001401091228</text:p>
          </table:table-cell>
          <table:table-cell office:value-type="float" office:value="0.0807125736335534" calcext:value-type="float">
            <text:p>0.0807125736335534</text:p>
          </table:table-cell>
          <table:table-cell office:value-type="float" office:value="0.168178672546559" calcext:value-type="float">
            <text:p>0.168178672546559</text:p>
          </table:table-cell>
          <table:table-cell table:number-columns-repeated="3" office:value-type="float" office:value="0.0536692223439211" calcext:value-type="float">
            <text:p>0.0536692223439211</text:p>
          </table:table-cell>
          <table:table-cell office:value-type="float" office:value="2350" calcext:value-type="float">
            <text:p>2350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94396226713434" calcext:value-type="float">
            <text:p>4.94396226713434E-06</text:p>
          </table:table-cell>
          <table:table-cell office:value-type="float" office:value="0.00000536252991878428" calcext:value-type="float">
            <text:p>5.36252991878428E-06</text:p>
          </table:table-cell>
          <table:table-cell table:number-columns-repeated="2" office:value-type="float" office:value="0.998065769672394" calcext:value-type="float">
            <text:p>0.998065769672394</text:p>
          </table:table-cell>
          <table:table-cell office:value-type="float" office:value="0.99683028459549" calcext:value-type="float">
            <text:p>0.99683028459549</text:p>
          </table:table-cell>
          <table:table-cell office:value-type="float" office:value="0.00957095509386792" calcext:value-type="float">
            <text:p>0.00957095509386792</text:p>
          </table:table-cell>
          <table:table-cell office:value-type="float" office:value="0.00685688827712733" calcext:value-type="float">
            <text:p>0.00685688827712733</text:p>
          </table:table-cell>
          <table:table-cell office:value-type="float" office:value="0.0462798588185965" calcext:value-type="float">
            <text:p>0.0462798588185965</text:p>
          </table:table-cell>
          <table:table-cell office:value-type="float" office:value="0.0000383934093406424" calcext:value-type="float">
            <text:p>3.83934093406424E-05</text:p>
          </table:table-cell>
          <table:table-cell office:value-type="float" office:value="0.0000344189447787357" calcext:value-type="float">
            <text:p>3.44189447787357E-05</text:p>
          </table:table-cell>
          <table:table-cell office:value-type="float" office:value="0.000571760756429285" calcext:value-type="float">
            <text:p>0.000571760756429285</text:p>
          </table:table-cell>
          <table:table-cell office:value-type="float" office:value="2382" calcext:value-type="float">
            <text:p>2382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220409142149207" calcext:value-type="float">
            <text:p>0.0220409142149207</text:p>
          </table:table-cell>
          <table:table-cell office:value-type="float" office:value="0.0226360733679438" calcext:value-type="float">
            <text:p>0.0226360733679438</text:p>
          </table:table-cell>
          <table:table-cell table:number-columns-repeated="2" office:value-type="float" office:value="0.916753290556487" calcext:value-type="float">
            <text:p>0.916753290556487</text:p>
          </table:table-cell>
          <table:table-cell office:value-type="float" office:value="0.903172055167197" calcext:value-type="float">
            <text:p>0.903172055167197</text:p>
          </table:table-cell>
          <table:table-cell office:value-type="float" office:value="0.0703052789956023" calcext:value-type="float">
            <text:p>0.0703052789956023</text:p>
          </table:table-cell>
          <table:table-cell office:value-type="float" office:value="0.0641905563103176" calcext:value-type="float">
            <text:p>0.0641905563103176</text:p>
          </table:table-cell>
          <table:table-cell office:value-type="float" office:value="0.153009494298266" calcext:value-type="float">
            <text:p>0.153009494298266</text:p>
          </table:table-cell>
          <table:table-cell office:value-type="float" office:value="0.0428934198747444" calcext:value-type="float">
            <text:p>0.0428934198747444</text:p>
          </table:table-cell>
          <table:table-cell office:value-type="float" office:value="0.0414138681334187" calcext:value-type="float">
            <text:p>0.0414138681334187</text:p>
          </table:table-cell>
          <table:table-cell office:value-type="float" office:value="0.0998124659537494" calcext:value-type="float">
            <text:p>0.0998124659537494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219882795744226" calcext:value-type="float">
            <text:p>0.0219882795744226</text:p>
          </table:table-cell>
          <table:table-cell office:value-type="float" office:value="0.0225830165303389" calcext:value-type="float">
            <text:p>0.0225830165303389</text:p>
          </table:table-cell>
          <table:table-cell table:number-columns-repeated="2" office:value-type="float" office:value="0.917323933580817" calcext:value-type="float">
            <text:p>0.917323933580817</text:p>
          </table:table-cell>
          <table:table-cell office:value-type="float" office:value="0.903802841287241" calcext:value-type="float">
            <text:p>0.903802841287241</text:p>
          </table:table-cell>
          <table:table-cell office:value-type="float" office:value="0.0703011129046121" calcext:value-type="float">
            <text:p>0.0703011129046121</text:p>
          </table:table-cell>
          <table:table-cell office:value-type="float" office:value="0.064177124235174" calcext:value-type="float">
            <text:p>0.064177124235174</text:p>
          </table:table-cell>
          <table:table-cell office:value-type="float" office:value="0.153130654569215" calcext:value-type="float">
            <text:p>0.153130654569215</text:p>
          </table:table-cell>
          <table:table-cell office:value-type="float" office:value="0.0428384168146775" calcext:value-type="float">
            <text:p>0.0428384168146775</text:p>
          </table:table-cell>
          <table:table-cell office:value-type="float" office:value="0.0413583463816963" calcext:value-type="float">
            <text:p>0.0413583463816963</text:p>
          </table:table-cell>
          <table:table-cell office:value-type="float" office:value="0.099822753980017" calcext:value-type="float">
            <text:p>0.099822753980017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243440835885792" calcext:value-type="float">
            <text:p>0.0243440835885792</text:p>
          </table:table-cell>
          <table:table-cell office:value-type="float" office:value="0.0249340698300452" calcext:value-type="float">
            <text:p>0.0249340698300452</text:p>
          </table:table-cell>
          <table:table-cell table:number-columns-repeated="2" office:value-type="float" office:value="0.868405198201977" calcext:value-type="float">
            <text:p>0.868405198201977</text:p>
          </table:table-cell>
          <table:table-cell office:value-type="float" office:value="0.850349039740582" calcext:value-type="float">
            <text:p>0.850349039740582</text:p>
          </table:table-cell>
          <table:table-cell office:value-type="float" office:value="0.0678257251135567" calcext:value-type="float">
            <text:p>0.0678257251135567</text:p>
          </table:table-cell>
          <table:table-cell office:value-type="float" office:value="0.0624488213409495" calcext:value-type="float">
            <text:p>0.0624488213409495</text:p>
          </table:table-cell>
          <table:table-cell office:value-type="float" office:value="0.140550626987126" calcext:value-type="float">
            <text:p>0.140550626987126</text:p>
          </table:table-cell>
          <table:table-cell office:value-type="float" office:value="0.0442941661718706" calcext:value-type="float">
            <text:p>0.0442941661718706</text:p>
          </table:table-cell>
          <table:table-cell office:value-type="float" office:value="0.0429174475308212" calcext:value-type="float">
            <text:p>0.0429174475308212</text:p>
          </table:table-cell>
          <table:table-cell office:value-type="float" office:value="0.09487421653833" calcext:value-type="float">
            <text:p>0.09487421653833</text:p>
          </table:table-cell>
          <table:table-cell office:value-type="float" office:value="2382" calcext:value-type="float">
            <text:p>2382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27272727272727" calcext:value-type="float">
            <text:p>0.727272727272727</text:p>
          </table:table-cell>
          <table:table-cell office:value-type="float" office:value="0.0688846805391355" calcext:value-type="float">
            <text:p>0.0688846805391355</text:p>
          </table:table-cell>
          <table:table-cell office:value-type="float" office:value="0.0624737397202718" calcext:value-type="float">
            <text:p>0.0624737397202718</text:p>
          </table:table-cell>
          <table:table-cell office:value-type="float" office:value="0.155595371614613" calcext:value-type="float">
            <text:p>0.155595371614613</text:p>
          </table:table-cell>
          <table:table-cell table:number-columns-repeated="2" office:value-type="float" office:value="0.0316742081447964" calcext:value-type="float">
            <text:p>0.0316742081447964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27272727272727" calcext:value-type="float">
            <text:p>0.727272727272727</text:p>
          </table:table-cell>
          <table:table-cell office:value-type="float" office:value="0.0688846805391355" calcext:value-type="float">
            <text:p>0.0688846805391355</text:p>
          </table:table-cell>
          <table:table-cell office:value-type="float" office:value="0.0624737397202718" calcext:value-type="float">
            <text:p>0.0624737397202718</text:p>
          </table:table-cell>
          <table:table-cell office:value-type="float" office:value="0.155595371614613" calcext:value-type="float">
            <text:p>0.155595371614613</text:p>
          </table:table-cell>
          <table:table-cell table:number-columns-repeated="2" office:value-type="float" office:value="0.0316742081447964" calcext:value-type="float">
            <text:p>0.0316742081447964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987502651235" calcext:value-type="float">
            <text:p>0.070987502651235</text:p>
          </table:table-cell>
          <table:table-cell office:value-type="float" office:value="0.0693836791425312" calcext:value-type="float">
            <text:p>0.0693836791425312</text:p>
          </table:table-cell>
          <table:table-cell office:value-type="float" office:value="0.0926798951926854" calcext:value-type="float">
            <text:p>0.0926798951926854</text:p>
          </table:table-cell>
          <table:table-cell table:number-columns-repeated="3" office:value-type="float" office:value="0.0636550308008214" calcext:value-type="float">
            <text:p>0.0636550308008214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976860407828" calcext:value-type="float">
            <text:p>0.070976860407828</text:p>
          </table:table-cell>
          <table:table-cell office:value-type="float" office:value="0.0694046399036735" calcext:value-type="float">
            <text:p>0.0694046399036735</text:p>
          </table:table-cell>
          <table:table-cell office:value-type="float" office:value="0.0922418089216469" calcext:value-type="float">
            <text:p>0.0922418089216469</text:p>
          </table:table-cell>
          <table:table-cell table:number-columns-repeated="3" office:value-type="float" office:value="0.0632124352331606" calcext:value-type="float">
            <text:p>0.0632124352331606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11238193952975" calcext:value-type="float">
            <text:p>0.0711238193952975</text:p>
          </table:table-cell>
          <table:table-cell office:value-type="float" office:value="0.0647817531163957" calcext:value-type="float">
            <text:p>0.0647817531163957</text:p>
          </table:table-cell>
          <table:table-cell office:value-type="float" office:value="0.156902953133664" calcext:value-type="float">
            <text:p>0.156902953133664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672500972384286" calcext:value-type="float">
            <text:p>0.0672500972384286</text:p>
          </table:table-cell>
          <table:table-cell office:value-type="float" office:value="0.0611737677527151" calcext:value-type="float">
            <text:p>0.0611737677527151</text:p>
          </table:table-cell>
          <table:table-cell office:value-type="float" office:value="0.149435028248588" calcext:value-type="float">
            <text:p>0.14943502824858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66" calcext:value-type="float">
            <text:p>2366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9969761862737" calcext:value-type="float">
            <text:p>0.0709969761862737</text:p>
          </table:table-cell>
          <table:table-cell office:value-type="float" office:value="0.0693938531018397" calcext:value-type="float">
            <text:p>0.0693938531018397</text:p>
          </table:table-cell>
          <table:table-cell office:value-type="float" office:value="0.0926798951926854" calcext:value-type="float">
            <text:p>0.0926798951926854</text:p>
          </table:table-cell>
          <table:table-cell table:number-columns-repeated="3" office:value-type="float" office:value="0.0636550308008214" calcext:value-type="float">
            <text:p>0.0636550308008214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9612799600164" calcext:value-type="float">
            <text:p>0.0709612799600164</text:p>
          </table:table-cell>
          <table:table-cell office:value-type="float" office:value="0.0693861452710649" calcext:value-type="float">
            <text:p>0.0693861452710649</text:p>
          </table:table-cell>
          <table:table-cell office:value-type="float" office:value="0.0922656440580389" calcext:value-type="float">
            <text:p>0.0922656440580389</text:p>
          </table:table-cell>
          <table:table-cell table:number-columns-repeated="3" office:value-type="float" office:value="0.0632124352331606" calcext:value-type="float">
            <text:p>0.0632124352331606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88414649327751" calcext:value-type="float">
            <text:p>9.88414649327751E-06</text:p>
          </table:table-cell>
          <table:table-cell office:value-type="float" office:value="0.0000120618842629483" calcext:value-type="float">
            <text:p>1.20618842629483E-05</text:p>
          </table:table-cell>
          <table:table-cell office:value-type="float" office:value="0.99996817111969" calcext:value-type="float">
            <text:p>0.99996817111969</text:p>
          </table:table-cell>
          <table:table-cell office:value-type="float" office:value="0.99989378452301" calcext:value-type="float">
            <text:p>0.99989378452301</text:p>
          </table:table-cell>
          <table:table-cell office:value-type="float" office:value="0.99996817111969" calcext:value-type="float">
            <text:p>0.99996817111969</text:p>
          </table:table-cell>
          <table:table-cell office:value-type="float" office:value="0.0379554422478719" calcext:value-type="float">
            <text:p>0.0379554422478719</text:p>
          </table:table-cell>
          <table:table-cell office:value-type="float" office:value="0.0259597508511837" calcext:value-type="float">
            <text:p>0.0259597508511837</text:p>
          </table:table-cell>
          <table:table-cell office:value-type="float" office:value="0.17788547785062" calcext:value-type="float">
            <text:p>0.17788547785062</text:p>
          </table:table-cell>
          <table:table-cell office:value-type="float" office:value="0.000115913375339005" calcext:value-type="float">
            <text:p>0.000115913375339005</text:p>
          </table:table-cell>
          <table:table-cell office:value-type="float" office:value="0.00009451411824557" calcext:value-type="float">
            <text:p>9.451411824557E-05</text:p>
          </table:table-cell>
          <table:table-cell office:value-type="float" office:value="0.00486652832478285" calcext:value-type="float">
            <text:p>0.00486652832478285</text:p>
          </table:table-cell>
          <table:table-cell office:value-type="float" office:value="2313" calcext:value-type="float">
            <text:p>231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222263038582675" calcext:value-type="float">
            <text:p>0.0222263038582675</text:p>
          </table:table-cell>
          <table:table-cell office:value-type="float" office:value="0.0232705010635989" calcext:value-type="float">
            <text:p>0.0232705010635989</text:p>
          </table:table-cell>
          <table:table-cell office:value-type="float" office:value="0.798682028887551" calcext:value-type="float">
            <text:p>0.798682028887551</text:p>
          </table:table-cell>
          <table:table-cell office:value-type="float" office:value="0.749085535732294" calcext:value-type="float">
            <text:p>0.749085535732294</text:p>
          </table:table-cell>
          <table:table-cell office:value-type="float" office:value="0.798682028887551" calcext:value-type="float">
            <text:p>0.798682028887551</text:p>
          </table:table-cell>
          <table:table-cell office:value-type="float" office:value="0.0653940384792852" calcext:value-type="float">
            <text:p>0.0653940384792852</text:p>
          </table:table-cell>
          <table:table-cell office:value-type="float" office:value="0.0581911711924463" calcext:value-type="float">
            <text:p>0.0581911711924463</text:p>
          </table:table-cell>
          <table:table-cell office:value-type="float" office:value="0.149415662790786" calcext:value-type="float">
            <text:p>0.149415662790786</text:p>
          </table:table-cell>
          <table:table-cell office:value-type="float" office:value="0.0390478335611127" calcext:value-type="float">
            <text:p>0.0390478335611127</text:p>
          </table:table-cell>
          <table:table-cell office:value-type="float" office:value="0.0372803856556202" calcext:value-type="float">
            <text:p>0.0372803856556202</text:p>
          </table:table-cell>
          <table:table-cell office:value-type="float" office:value="0.0894578387600954" calcext:value-type="float">
            <text:p>0.0894578387600954</text:p>
          </table:table-cell>
          <table:table-cell office:value-type="float" office:value="2357" calcext:value-type="float">
            <text:p>2357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221981012592843" calcext:value-type="float">
            <text:p>0.0221981012592843</text:p>
          </table:table-cell>
          <table:table-cell office:value-type="float" office:value="0.0232419932792874" calcext:value-type="float">
            <text:p>0.0232419932792874</text:p>
          </table:table-cell>
          <table:table-cell office:value-type="float" office:value="0.799241808746785" calcext:value-type="float">
            <text:p>0.799241808746785</text:p>
          </table:table-cell>
          <table:table-cell office:value-type="float" office:value="0.749690568685997" calcext:value-type="float">
            <text:p>0.749690568685997</text:p>
          </table:table-cell>
          <table:table-cell office:value-type="float" office:value="0.799241808746785" calcext:value-type="float">
            <text:p>0.799241808746785</text:p>
          </table:table-cell>
          <table:table-cell office:value-type="float" office:value="0.0653947620249458" calcext:value-type="float">
            <text:p>0.0653947620249458</text:p>
          </table:table-cell>
          <table:table-cell office:value-type="float" office:value="0.0581843581056755" calcext:value-type="float">
            <text:p>0.0581843581056755</text:p>
          </table:table-cell>
          <table:table-cell office:value-type="float" office:value="0.14950430133939" calcext:value-type="float">
            <text:p>0.14950430133939</text:p>
          </table:table-cell>
          <table:table-cell office:value-type="float" office:value="0.0390193164298803" calcext:value-type="float">
            <text:p>0.0390193164298803</text:p>
          </table:table-cell>
          <table:table-cell office:value-type="float" office:value="0.0372515087555011" calcext:value-type="float">
            <text:p>0.0372515087555011</text:p>
          </table:table-cell>
          <table:table-cell office:value-type="float" office:value="0.0894625535965851" calcext:value-type="float">
            <text:p>0.0894625535965851</text:p>
          </table:table-cell>
          <table:table-cell office:value-type="float" office:value="2357" calcext:value-type="float">
            <text:p>2357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156736735946572" calcext:value-type="float">
            <text:p>0.0156736735946572</text:p>
          </table:table-cell>
          <table:table-cell office:value-type="float" office:value="0.0168163403584669" calcext:value-type="float">
            <text:p>0.0168163403584669</text:p>
          </table:table-cell>
          <table:table-cell office:value-type="float" office:value="0.976336373818663" calcext:value-type="float">
            <text:p>0.976336373818663</text:p>
          </table:table-cell>
          <table:table-cell office:value-type="float" office:value="0.963977851822015" calcext:value-type="float">
            <text:p>0.963977851822015</text:p>
          </table:table-cell>
          <table:table-cell office:value-type="float" office:value="0.976336373818663" calcext:value-type="float">
            <text:p>0.976336373818663</text:p>
          </table:table-cell>
          <table:table-cell office:value-type="float" office:value="0.0885036197291561" calcext:value-type="float">
            <text:p>0.0885036197291561</text:p>
          </table:table-cell>
          <table:table-cell office:value-type="float" office:value="0.075682547834055" calcext:value-type="float">
            <text:p>0.075682547834055</text:p>
          </table:table-cell>
          <table:table-cell office:value-type="float" office:value="0.23806173917546" calcext:value-type="float">
            <text:p>0.23806173917546</text:p>
          </table:table-cell>
          <table:table-cell office:value-type="float" office:value="0.0371281920770558" calcext:value-type="float">
            <text:p>0.0371281920770558</text:p>
          </table:table-cell>
          <table:table-cell office:value-type="float" office:value="0.034593983990133" calcext:value-type="float">
            <text:p>0.034593983990133</text:p>
          </table:table-cell>
          <table:table-cell office:value-type="float" office:value="0.128836697231227" calcext:value-type="float">
            <text:p>0.128836697231227</text:p>
          </table:table-cell>
          <table:table-cell office:value-type="float" office:value="2313" calcext:value-type="float">
            <text:p>231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639175257732" calcext:value-type="float">
            <text:p>0.0154639175257732</text:p>
          </table:table-cell>
          <table:table-cell office:value-type="float" office:value="0.99996817111969" calcext:value-type="float">
            <text:p>0.99996817111969</text:p>
          </table:table-cell>
          <table:table-cell office:value-type="float" office:value="0.8" calcext:value-type="float">
            <text:p>0.8</text:p>
          </table:table-cell>
          <table:table-cell office:value-type="float" office:value="0.99996817111969" calcext:value-type="float">
            <text:p>0.99996817111969</text:p>
          </table:table-cell>
          <table:table-cell office:value-type="float" office:value="0.0661333812872952" calcext:value-type="float">
            <text:p>0.0661333812872952</text:p>
          </table:table-cell>
          <table:table-cell office:value-type="float" office:value="0.0582415097887838" calcext:value-type="float">
            <text:p>0.0582415097887838</text:p>
          </table:table-cell>
          <table:table-cell office:value-type="float" office:value="0.158192256698503" calcext:value-type="float">
            <text:p>0.158192256698503</text:p>
          </table:table-cell>
          <table:table-cell table:number-columns-repeated="2" office:value-type="float" office:value="0.0221518987341772" calcext:value-type="float">
            <text:p>0.022151898734177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2362" calcext:value-type="float">
            <text:p>2362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639175257732" calcext:value-type="float">
            <text:p>0.015463917525773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660556029243549" calcext:value-type="float">
            <text:p>0.0660556029243549</text:p>
          </table:table-cell>
          <table:table-cell office:value-type="float" office:value="0.0582415097887838" calcext:value-type="float">
            <text:p>0.0582415097887838</text:p>
          </table:table-cell>
          <table:table-cell office:value-type="float" office:value="0.15720719181614" calcext:value-type="float">
            <text:p>0.15720719181614</text:p>
          </table:table-cell>
          <table:table-cell table:number-columns-repeated="2" office:value-type="float" office:value="0.0221518987341772" calcext:value-type="float">
            <text:p>0.022151898734177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2362" calcext:value-type="float">
            <text:p>2362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063597688312859" calcext:value-type="float">
            <text:p>0.063597688312859</text:p>
          </table:table-cell>
          <table:table-cell office:value-type="float" office:value="0.0595242330891473" calcext:value-type="float">
            <text:p>0.0595242330891473</text:p>
          </table:table-cell>
          <table:table-cell office:value-type="float" office:value="0.111114643828866" calcext:value-type="float">
            <text:p>0.111114643828866</text:p>
          </table:table-cell>
          <table:table-cell table:number-columns-repeated="3" office:value-type="float" office:value="0.0515021459227468" calcext:value-type="float">
            <text:p>0.0515021459227468</text:p>
          </table:table-cell>
          <table:table-cell office:value-type="float" office:value="2351" calcext:value-type="float">
            <text:p>235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6236822126136" calcext:value-type="float">
            <text:p>0.0686236822126136</text:p>
          </table:table-cell>
          <table:table-cell office:value-type="float" office:value="0.0626691555875695" calcext:value-type="float">
            <text:p>0.0626691555875695</text:p>
          </table:table-cell>
          <table:table-cell office:value-type="float" office:value="0.13808338195697" calcext:value-type="float">
            <text:p>0.13808338195697</text:p>
          </table:table-cell>
          <table:table-cell table:number-columns-repeated="3" office:value-type="float" office:value="0.0443951165371809" calcext:value-type="float">
            <text:p>0.0443951165371809</text:p>
          </table:table-cell>
          <table:table-cell office:value-type="float" office:value="2326" calcext:value-type="float">
            <text:p>2326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652352431119042" calcext:value-type="float">
            <text:p>0.0652352431119042</text:p>
          </table:table-cell>
          <table:table-cell office:value-type="float" office:value="0.0592212272482795" calcext:value-type="float">
            <text:p>0.0592212272482795</text:p>
          </table:table-cell>
          <table:table-cell office:value-type="float" office:value="0.135388886289555" calcext:value-type="float">
            <text:p>0.135388886289555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87086736678335" calcext:value-type="float">
            <text:p>0.0687086736678335</text:p>
          </table:table-cell>
          <table:table-cell office:value-type="float" office:value="0.0617398648648649" calcext:value-type="float">
            <text:p>0.061739864864864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063597688312859" calcext:value-type="float">
            <text:p>0.063597688312859</text:p>
          </table:table-cell>
          <table:table-cell office:value-type="float" office:value="0.0595242330891473" calcext:value-type="float">
            <text:p>0.0595242330891473</text:p>
          </table:table-cell>
          <table:table-cell office:value-type="float" office:value="0.111114643828866" calcext:value-type="float">
            <text:p>0.111114643828866</text:p>
          </table:table-cell>
          <table:table-cell table:number-columns-repeated="3" office:value-type="float" office:value="0.0515021459227468" calcext:value-type="float">
            <text:p>0.0515021459227468</text:p>
          </table:table-cell>
          <table:table-cell office:value-type="float" office:value="2351" calcext:value-type="float">
            <text:p>235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6398616707608" calcext:value-type="float">
            <text:p>0.0686398616707608</text:p>
          </table:table-cell>
          <table:table-cell office:value-type="float" office:value="0.0626833462483088" calcext:value-type="float">
            <text:p>0.0626833462483088</text:p>
          </table:table-cell>
          <table:table-cell office:value-type="float" office:value="0.138122760785866" calcext:value-type="float">
            <text:p>0.138122760785866</text:p>
          </table:table-cell>
          <table:table-cell table:number-columns-repeated="3" office:value-type="float" office:value="0.0443951165371809" calcext:value-type="float">
            <text:p>0.0443951165371809</text:p>
          </table:table-cell>
          <table:table-cell office:value-type="float" office:value="2326" calcext:value-type="float">
            <text:p>2326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375227341464779" calcext:value-type="float">
            <text:p>3.75227341464779E-06</text:p>
          </table:table-cell>
          <table:table-cell office:value-type="float" office:value="0.0000084436614997685" calcext:value-type="float">
            <text:p>8.4436614997685E-06</text:p>
          </table:table-cell>
          <table:table-cell table:number-columns-repeated="2" office:value-type="float" office:value="0.999822795391083" calcext:value-type="float">
            <text:p>0.999822795391083</text:p>
          </table:table-cell>
          <table:table-cell office:value-type="float" office:value="0.999785959720612" calcext:value-type="float">
            <text:p>0.999785959720612</text:p>
          </table:table-cell>
          <table:table-cell office:value-type="float" office:value="0.0543720965072974" calcext:value-type="float">
            <text:p>0.0543720965072974</text:p>
          </table:table-cell>
          <table:table-cell office:value-type="float" office:value="0.0417235439822645" calcext:value-type="float">
            <text:p>0.0417235439822645</text:p>
          </table:table-cell>
          <table:table-cell office:value-type="float" office:value="0.205963082072465" calcext:value-type="float">
            <text:p>0.205963082072465</text:p>
          </table:table-cell>
          <table:table-cell office:value-type="float" office:value="0.000227154218009673" calcext:value-type="float">
            <text:p>0.000227154218009673</text:p>
          </table:table-cell>
          <table:table-cell office:value-type="float" office:value="0.000181815688847564" calcext:value-type="float">
            <text:p>0.000181815688847564</text:p>
          </table:table-cell>
          <table:table-cell office:value-type="float" office:value="0.007941666059196" calcext:value-type="float">
            <text:p>0.007941666059196</text:p>
          </table:table-cell>
          <table:table-cell office:value-type="float" office:value="2285" calcext:value-type="float">
            <text:p>2285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.0187945325062727" calcext:value-type="float">
            <text:p>0.0187945325062727</text:p>
          </table:table-cell>
          <table:table-cell office:value-type="float" office:value="0.0224874482875645" calcext:value-type="float">
            <text:p>0.0224874482875645</text:p>
          </table:table-cell>
          <table:table-cell table:number-columns-repeated="2" office:value-type="float" office:value="0.693568003752621" calcext:value-type="float">
            <text:p>0.693568003752621</text:p>
          </table:table-cell>
          <table:table-cell office:value-type="float" office:value="0.684427635627999" calcext:value-type="float">
            <text:p>0.684427635627999</text:p>
          </table:table-cell>
          <table:table-cell office:value-type="float" office:value="0.0746452021725885" calcext:value-type="float">
            <text:p>0.0746452021725885</text:p>
          </table:table-cell>
          <table:table-cell office:value-type="float" office:value="0.0680133655145453" calcext:value-type="float">
            <text:p>0.0680133655145453</text:p>
          </table:table-cell>
          <table:table-cell office:value-type="float" office:value="0.154126759695501" calcext:value-type="float">
            <text:p>0.154126759695501</text:p>
          </table:table-cell>
          <table:table-cell office:value-type="float" office:value="0.0461538776926215" calcext:value-type="float">
            <text:p>0.0461538776926215</text:p>
          </table:table-cell>
          <table:table-cell office:value-type="float" office:value="0.0439898497153006" calcext:value-type="float">
            <text:p>0.0439898497153006</text:p>
          </table:table-cell>
          <table:table-cell office:value-type="float" office:value="0.0976009332208497" calcext:value-type="float">
            <text:p>0.0976009332208497</text:p>
          </table:table-cell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8768703094085" calcext:value-type="float">
            <text:p>0.018768703094085</text:p>
          </table:table-cell>
          <table:table-cell office:value-type="float" office:value="0.0224599914246562" calcext:value-type="float">
            <text:p>0.0224599914246562</text:p>
          </table:table-cell>
          <table:table-cell table:number-columns-repeated="2" office:value-type="float" office:value="0.694110153988518" calcext:value-type="float">
            <text:p>0.694110153988518</text:p>
          </table:table-cell>
          <table:table-cell office:value-type="float" office:value="0.684970985622507" calcext:value-type="float">
            <text:p>0.684970985622507</text:p>
          </table:table-cell>
          <table:table-cell office:value-type="float" office:value="0.0746477816008105" calcext:value-type="float">
            <text:p>0.0746477816008105</text:p>
          </table:table-cell>
          <table:table-cell office:value-type="float" office:value="0.0680097859637243" calcext:value-type="float">
            <text:p>0.0680097859637243</text:p>
          </table:table-cell>
          <table:table-cell office:value-type="float" office:value="0.154203153554375" calcext:value-type="float">
            <text:p>0.154203153554375</text:p>
          </table:table-cell>
          <table:table-cell office:value-type="float" office:value="0.0461259839808037" calcext:value-type="float">
            <text:p>0.0461259839808037</text:p>
          </table:table-cell>
          <table:table-cell office:value-type="float" office:value="0.0439614524267428" calcext:value-type="float">
            <text:p>0.0439614524267428</text:p>
          </table:table-cell>
          <table:table-cell office:value-type="float" office:value="0.0976038082560478" calcext:value-type="float">
            <text:p>0.0976038082560478</text:p>
          </table:table-cell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09148777977677" calcext:value-type="float">
            <text:p>0.0109148777977677</text:p>
          </table:table-cell>
          <table:table-cell office:value-type="float" office:value="0.0145704769345876" calcext:value-type="float">
            <text:p>0.0145704769345876</text:p>
          </table:table-cell>
          <table:table-cell table:number-columns-repeated="2" office:value-type="float" office:value="0.957547801505773" calcext:value-type="float">
            <text:p>0.957547801505773</text:p>
          </table:table-cell>
          <table:table-cell office:value-type="float" office:value="0.954689893531367" calcext:value-type="float">
            <text:p>0.954689893531367</text:p>
          </table:table-cell>
          <table:table-cell office:value-type="float" office:value="0.108622632452639" calcext:value-type="float">
            <text:p>0.108622632452639</text:p>
          </table:table-cell>
          <table:table-cell office:value-type="float" office:value="0.0956035830554965" calcext:value-type="float">
            <text:p>0.0956035830554965</text:p>
          </table:table-cell>
          <table:table-cell office:value-type="float" office:value="0.264653966894151" calcext:value-type="float">
            <text:p>0.264653966894151</text:p>
          </table:table-cell>
          <table:table-cell office:value-type="float" office:value="0.0462473174844603" calcext:value-type="float">
            <text:p>0.0462473174844603</text:p>
          </table:table-cell>
          <table:table-cell office:value-type="float" office:value="0.0428305548478376" calcext:value-type="float">
            <text:p>0.0428305548478376</text:p>
          </table:table-cell>
          <table:table-cell office:value-type="float" office:value="0.149114348416234" calcext:value-type="float">
            <text:p>0.149114348416234</text:p>
          </table:table-cell>
          <table:table-cell office:value-type="float" office:value="2285" calcext:value-type="float">
            <text:p>2285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100795755968" calcext:value-type="float">
            <text:p>0.0106100795755968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741030694173375" calcext:value-type="float">
            <text:p>0.0741030694173375</text:p>
          </table:table-cell>
          <table:table-cell office:value-type="float" office:value="0.0670212439911449" calcext:value-type="float">
            <text:p>0.0670212439911449</text:p>
          </table:table-cell>
          <table:table-cell office:value-type="float" office:value="0.158977674146404" calcext:value-type="float">
            <text:p>0.158977674146404</text:p>
          </table:table-cell>
          <table:table-cell table:number-columns-repeated="2" office:value-type="float" office:value="0.0297619047619048" calcext:value-type="float">
            <text:p>0.0297619047619048</text:p>
          </table:table-cell>
          <table:table-cell office:value-type="float" office:value="0.13953488372093" calcext:value-type="float">
            <text:p>0.13953488372093</text:p>
          </table:table-cell>
          <table:table-cell office:value-type="float" office:value="2363" calcext:value-type="float">
            <text:p>2363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100795755968" calcext:value-type="float">
            <text:p>0.0106100795755968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741030558486869" calcext:value-type="float">
            <text:p>0.0741030558486869</text:p>
          </table:table-cell>
          <table:table-cell office:value-type="float" office:value="0.0670212292903439" calcext:value-type="float">
            <text:p>0.0670212292903439</text:p>
          </table:table-cell>
          <table:table-cell office:value-type="float" office:value="0.158977674146404" calcext:value-type="float">
            <text:p>0.158977674146404</text:p>
          </table:table-cell>
          <table:table-cell table:number-columns-repeated="2" office:value-type="float" office:value="0.0297619047619048" calcext:value-type="float">
            <text:p>0.0297619047619048</text:p>
          </table:table-cell>
          <table:table-cell office:value-type="float" office:value="0.13953488372093" calcext:value-type="float">
            <text:p>0.13953488372093</text:p>
          </table:table-cell>
          <table:table-cell office:value-type="float" office:value="2363" calcext:value-type="float">
            <text:p>2363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21613792543647" calcext:value-type="float">
            <text:p>0.0721613792543647</text:p>
          </table:table-cell>
          <table:table-cell office:value-type="float" office:value="0.0690928082308572" calcext:value-type="float">
            <text:p>0.0690928082308572</text:p>
          </table:table-cell>
          <table:table-cell office:value-type="float" office:value="0.108937738036099" calcext:value-type="float">
            <text:p>0.108937738036099</text:p>
          </table:table-cell>
          <table:table-cell table:number-columns-repeated="3" office:value-type="float" office:value="0.0579234972677596" calcext:value-type="float">
            <text:p>0.0579234972677596</text:p>
          </table:table-cell>
          <table:table-cell office:value-type="float" office:value="2359" calcext:value-type="float">
            <text:p>2359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529886871819" calcext:value-type="float">
            <text:p>0.076529886871819</text:p>
          </table:table-cell>
          <table:table-cell office:value-type="float" office:value="0.0722446375333703" calcext:value-type="float">
            <text:p>0.0722446375333703</text:p>
          </table:table-cell>
          <table:table-cell office:value-type="float" office:value="0.127887950912924" calcext:value-type="float">
            <text:p>0.127887950912924</text:p>
          </table:table-cell>
          <table:table-cell table:number-columns-repeated="3" office:value-type="float" office:value="0.049482163406214" calcext:value-type="float">
            <text:p>0.049482163406214</text:p>
          </table:table-cell>
          <table:table-cell office:value-type="float" office:value="2336" calcext:value-type="float">
            <text:p>2336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42830348100381" calcext:value-type="float">
            <text:p>0.0742830348100381</text:p>
          </table:table-cell>
          <table:table-cell office:value-type="float" office:value="0.0681349792431552" calcext:value-type="float">
            <text:p>0.0681349792431552</text:p>
          </table:table-cell>
          <table:table-cell office:value-type="float" office:value="0.147966549255559" calcext:value-type="float">
            <text:p>0.147966549255559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38428626993388" calcext:value-type="float">
            <text:p>0.0738428626993388</text:p>
          </table:table-cell>
          <table:table-cell office:value-type="float" office:value="0.0673198482932996" calcext:value-type="float">
            <text:p>0.0673198482932996</text:p>
          </table:table-cell>
          <table:table-cell office:value-type="float" office:value="0.152020202020202" calcext:value-type="float">
            <text:p>0.15202020202020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21613792543647" calcext:value-type="float">
            <text:p>0.0721613792543647</text:p>
          </table:table-cell>
          <table:table-cell office:value-type="float" office:value="0.0690928082308572" calcext:value-type="float">
            <text:p>0.0690928082308572</text:p>
          </table:table-cell>
          <table:table-cell office:value-type="float" office:value="0.108937738036099" calcext:value-type="float">
            <text:p>0.108937738036099</text:p>
          </table:table-cell>
          <table:table-cell table:number-columns-repeated="3" office:value-type="float" office:value="0.0579234972677596" calcext:value-type="float">
            <text:p>0.0579234972677596</text:p>
          </table:table-cell>
          <table:table-cell office:value-type="float" office:value="2359" calcext:value-type="float">
            <text:p>2359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5508470644697" calcext:value-type="float">
            <text:p>0.0765508470644697</text:p>
          </table:table-cell>
          <table:table-cell office:value-type="float" office:value="0.0722783553200382" calcext:value-type="float">
            <text:p>0.0722783553200382</text:p>
          </table:table-cell>
          <table:table-cell office:value-type="float" office:value="0.127756013274247" calcext:value-type="float">
            <text:p>0.127756013274247</text:p>
          </table:table-cell>
          <table:table-cell table:number-columns-repeated="3" office:value-type="float" office:value="0.049482163406214" calcext:value-type="float">
            <text:p>0.049482163406214</text:p>
          </table:table-cell>
          <table:table-cell office:value-type="float" office:value="2336" calcext:value-type="float">
            <text:p>2336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15418852146831" calcext:value-type="float">
            <text:p>1.15418852146831E-05</text:p>
          </table:table-cell>
          <table:table-cell office:value-type="float" office:value="0.0000162550750246737" calcext:value-type="float">
            <text:p>1.62550750246737E-05</text:p>
          </table:table-cell>
          <table:table-cell table:number-columns-repeated="2" office:value-type="float" office:value="0.999472320079803" calcext:value-type="float">
            <text:p>0.999472320079803</text:p>
          </table:table-cell>
          <table:table-cell office:value-type="float" office:value="0.999226808547974" calcext:value-type="float">
            <text:p>0.999226808547974</text:p>
          </table:table-cell>
          <table:table-cell office:value-type="float" office:value="0.0651020433773004" calcext:value-type="float">
            <text:p>0.0651020433773004</text:p>
          </table:table-cell>
          <table:table-cell office:value-type="float" office:value="0.0503466589403663" calcext:value-type="float">
            <text:p>0.0503466589403663</text:p>
          </table:table-cell>
          <table:table-cell office:value-type="float" office:value="0.244890727593482" calcext:value-type="float">
            <text:p>0.244890727593482</text:p>
          </table:table-cell>
          <table:table-cell office:value-type="float" office:value="0.000198076726519503" calcext:value-type="float">
            <text:p>0.000198076726519503</text:p>
          </table:table-cell>
          <table:table-cell office:value-type="float" office:value="0.000152275912114419" calcext:value-type="float">
            <text:p>0.000152275912114419</text:p>
          </table:table-cell>
          <table:table-cell office:value-type="float" office:value="0.0181274898350239" calcext:value-type="float">
            <text:p>0.0181274898350239</text:p>
          </table:table-cell>
          <table:table-cell office:value-type="float" office:value="2274" calcext:value-type="float">
            <text:p>2274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183555037062327" calcext:value-type="float">
            <text:p>0.0183555037062327</text:p>
          </table:table-cell>
          <table:table-cell office:value-type="float" office:value="0.0201822270189958" calcext:value-type="float">
            <text:p>0.0201822270189958</text:p>
          </table:table-cell>
          <table:table-cell table:number-columns-repeated="2" office:value-type="float" office:value="0.796484059333912" calcext:value-type="float">
            <text:p>0.796484059333912</text:p>
          </table:table-cell>
          <table:table-cell office:value-type="float" office:value="0.77841752651179" calcext:value-type="float">
            <text:p>0.77841752651179</text:p>
          </table:table-cell>
          <table:table-cell office:value-type="float" office:value="0.0870278686247474" calcext:value-type="float">
            <text:p>0.0870278686247474</text:p>
          </table:table-cell>
          <table:table-cell office:value-type="float" office:value="0.0765976369074528" calcext:value-type="float">
            <text:p>0.0765976369074528</text:p>
          </table:table-cell>
          <table:table-cell office:value-type="float" office:value="0.214116230472398" calcext:value-type="float">
            <text:p>0.214116230472398</text:p>
          </table:table-cell>
          <table:table-cell office:value-type="float" office:value="0.0400714871857396" calcext:value-type="float">
            <text:p>0.0400714871857396</text:p>
          </table:table-cell>
          <table:table-cell office:value-type="float" office:value="0.0373090228909445" calcext:value-type="float">
            <text:p>0.0373090228909445</text:p>
          </table:table-cell>
          <table:table-cell office:value-type="float" office:value="0.130656757324206" calcext:value-type="float">
            <text:p>0.130656757324206</text:p>
          </table:table-cell>
          <table:table-cell office:value-type="float" office:value="2328" calcext:value-type="float">
            <text:p>2328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183240313262917" calcext:value-type="float">
            <text:p>0.0183240313262917</text:p>
          </table:table-cell>
          <table:table-cell office:value-type="float" office:value="0.020149434655523" calcext:value-type="float">
            <text:p>0.020149434655523</text:p>
          </table:table-cell>
          <table:table-cell table:number-columns-repeated="2" office:value-type="float" office:value="0.796992960984265" calcext:value-type="float">
            <text:p>0.796992960984265</text:p>
          </table:table-cell>
          <table:table-cell office:value-type="float" office:value="0.778942048948117" calcext:value-type="float">
            <text:p>0.778942048948117</text:p>
          </table:table-cell>
          <table:table-cell office:value-type="float" office:value="0.0870371144380896" calcext:value-type="float">
            <text:p>0.0870371144380896</text:p>
          </table:table-cell>
          <table:table-cell office:value-type="float" office:value="0.0765974783247096" calcext:value-type="float">
            <text:p>0.0765974783247096</text:p>
          </table:table-cell>
          <table:table-cell office:value-type="float" office:value="0.214240065234966" calcext:value-type="float">
            <text:p>0.214240065234966</text:p>
          </table:table-cell>
          <table:table-cell office:value-type="float" office:value="0.0400325340963546" calcext:value-type="float">
            <text:p>0.0400325340963546</text:p>
          </table:table-cell>
          <table:table-cell office:value-type="float" office:value="0.0372702108988371" calcext:value-type="float">
            <text:p>0.0372702108988371</text:p>
          </table:table-cell>
          <table:table-cell office:value-type="float" office:value="0.130674845908846" calcext:value-type="float">
            <text:p>0.130674845908846</text:p>
          </table:table-cell>
          <table:table-cell office:value-type="float" office:value="2327" calcext:value-type="float">
            <text:p>2327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13414902475551" calcext:value-type="float">
            <text:p>0.013414902475551</text:p>
          </table:table-cell>
          <table:table-cell office:value-type="float" office:value="0.0152405215964378" calcext:value-type="float">
            <text:p>0.0152405215964378</text:p>
          </table:table-cell>
          <table:table-cell table:number-columns-repeated="2" office:value-type="float" office:value="0.945458656061044" calcext:value-type="float">
            <text:p>0.945458656061044</text:p>
          </table:table-cell>
          <table:table-cell office:value-type="float" office:value="0.937508860710998" calcext:value-type="float">
            <text:p>0.937508860710998</text:p>
          </table:table-cell>
          <table:table-cell office:value-type="float" office:value="0.11223306169468" calcext:value-type="float">
            <text:p>0.11223306169468</text:p>
          </table:table-cell>
          <table:table-cell office:value-type="float" office:value="0.096680649812721" calcext:value-type="float">
            <text:p>0.096680649812721</text:p>
          </table:table-cell>
          <table:table-cell office:value-type="float" office:value="0.301733218779477" calcext:value-type="float">
            <text:p>0.301733218779477</text:p>
          </table:table-cell>
          <table:table-cell office:value-type="float" office:value="0.0383007850796241" calcext:value-type="float">
            <text:p>0.0383007850796241</text:p>
          </table:table-cell>
          <table:table-cell office:value-type="float" office:value="0.0348020272255695" calcext:value-type="float">
            <text:p>0.0348020272255695</text:p>
          </table:table-cell>
          <table:table-cell office:value-type="float" office:value="0.181078075858242" calcext:value-type="float">
            <text:p>0.181078075858242</text:p>
          </table:table-cell>
          <table:table-cell office:value-type="float" office:value="2274" calcext:value-type="float">
            <text:p>2274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472320079803" calcext:value-type="float">
            <text:p>0.999472320079803</text:p>
          </table:table-cell>
          <table:table-cell office:value-type="float" office:value="0.999226808547974" calcext:value-type="float">
            <text:p>0.999226808547974</text:p>
          </table:table-cell>
          <table:table-cell office:value-type="float" office:value="0.0883973795032209" calcext:value-type="float">
            <text:p>0.0883973795032209</text:p>
          </table:table-cell>
          <table:table-cell office:value-type="float" office:value="0.0767325666489952" calcext:value-type="float">
            <text:p>0.0767325666489952</text:p>
          </table:table-cell>
          <table:table-cell office:value-type="float" office:value="0.23052863766548" calcext:value-type="float">
            <text:p>0.2305286376654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0919540229885" calcext:value-type="float">
            <text:p>0.0160919540229885</text:p>
          </table:table-cell>
          <table:table-cell office:value-type="float" office:value="0.162393162393162" calcext:value-type="float">
            <text:p>0.162393162393162</text:p>
          </table:table-cell>
          <table:table-cell office:value-type="float" office:value="2333" calcext:value-type="float">
            <text:p>2333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86336021950941" calcext:value-type="float">
            <text:p>0.086336021950941</text:p>
          </table:table-cell>
          <table:table-cell office:value-type="float" office:value="0.0754788645352528" calcext:value-type="float">
            <text:p>0.0754788645352528</text:p>
          </table:table-cell>
          <table:table-cell office:value-type="float" office:value="0.218626309231326" calcext:value-type="float">
            <text:p>0.2186263092313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0919540229885" calcext:value-type="float">
            <text:p>0.0160919540229885</text:p>
          </table:table-cell>
          <table:table-cell office:value-type="float" office:value="0.162393162393162" calcext:value-type="float">
            <text:p>0.162393162393162</text:p>
          </table:table-cell>
          <table:table-cell office:value-type="float" office:value="2333" calcext:value-type="float">
            <text:p>2333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7119615250197" calcext:value-type="float">
            <text:p>0.0817119615250197</text:p>
          </table:table-cell>
          <table:table-cell office:value-type="float" office:value="0.0759855267167629" calcext:value-type="float">
            <text:p>0.0759855267167629</text:p>
          </table:table-cell>
          <table:table-cell office:value-type="float" office:value="0.151486367188702" calcext:value-type="float">
            <text:p>0.151486367188702</text:p>
          </table:table-cell>
          <table:table-cell table:number-columns-repeated="3" office:value-type="float" office:value="0.054083885209713" calcext:value-type="float">
            <text:p>0.054083885209713</text:p>
          </table:table-cell>
          <table:table-cell office:value-type="float" office:value="2291" calcext:value-type="float">
            <text:p>2291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10850359916021" calcext:value-type="float">
            <text:p>0.0910850359916021</text:p>
          </table:table-cell>
          <table:table-cell office:value-type="float" office:value="0.081641683262331" calcext:value-type="float">
            <text:p>0.081641683262331</text:p>
          </table:table-cell>
          <table:table-cell office:value-type="float" office:value="0.206148656939028" calcext:value-type="float">
            <text:p>0.206148656939028</text:p>
          </table:table-cell>
          <table:table-cell table:number-columns-repeated="3" office:value-type="float" office:value="0.0476744186046512" calcext:value-type="float">
            <text:p>0.0476744186046512</text:p>
          </table:table-cell>
          <table:table-cell office:value-type="float" office:value="2280" calcext:value-type="float">
            <text:p>2280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0845571477853475" calcext:value-type="float">
            <text:p>0.0845571477853475</text:p>
          </table:table-cell>
          <table:table-cell office:value-type="float" office:value="0.0746966308646544" calcext:value-type="float">
            <text:p>0.0746966308646544</text:p>
          </table:table-cell>
          <table:table-cell office:value-type="float" office:value="0.204703753957485" calcext:value-type="float">
            <text:p>0.20470375395748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60754570206145" calcext:value-type="float">
            <text:p>0.0860754570206145</text:p>
          </table:table-cell>
          <table:table-cell office:value-type="float" office:value="0.0761363636363637" calcext:value-type="float">
            <text:p>0.0761363636363637</text:p>
          </table:table-cell>
          <table:table-cell office:value-type="float" office:value="0.207179487179487" calcext:value-type="float">
            <text:p>0.20717948717948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05" calcext:value-type="float">
            <text:p>2305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7119615250197" calcext:value-type="float">
            <text:p>0.0817119615250197</text:p>
          </table:table-cell>
          <table:table-cell office:value-type="float" office:value="0.0759855267167629" calcext:value-type="float">
            <text:p>0.0759855267167629</text:p>
          </table:table-cell>
          <table:table-cell office:value-type="float" office:value="0.151486367188702" calcext:value-type="float">
            <text:p>0.151486367188702</text:p>
          </table:table-cell>
          <table:table-cell table:number-columns-repeated="3" office:value-type="float" office:value="0.054083885209713" calcext:value-type="float">
            <text:p>0.054083885209713</text:p>
          </table:table-cell>
          <table:table-cell office:value-type="float" office:value="2291" calcext:value-type="float">
            <text:p>2291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10923075700151" calcext:value-type="float">
            <text:p>0.0910923075700151</text:p>
          </table:table-cell>
          <table:table-cell office:value-type="float" office:value="0.0816411887254029" calcext:value-type="float">
            <text:p>0.0816411887254029</text:p>
          </table:table-cell>
          <table:table-cell office:value-type="float" office:value="0.206250555645904" calcext:value-type="float">
            <text:p>0.206250555645904</text:p>
          </table:table-cell>
          <table:table-cell table:number-columns-repeated="3" office:value-type="float" office:value="0.0476744186046512" calcext:value-type="float">
            <text:p>0.0476744186046512</text:p>
          </table:table-cell>
          <table:table-cell office:value-type="float" office:value="2280" calcext:value-type="float">
            <text:p>2280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99849602419999" calcext:value-type="float">
            <text:p>0.00000499849602419999</text:p>
          </table:table-cell>
          <table:table-cell office:value-type="float" office:value="0.00000785945758252637" calcext:value-type="float">
            <text:p>7.85945758252637E-06</text:p>
          </table:table-cell>
          <table:table-cell table:number-columns-repeated="2" office:value-type="float" office:value="0.999832153320313" calcext:value-type="float">
            <text:p>0.999832153320313</text:p>
          </table:table-cell>
          <table:table-cell office:value-type="float" office:value="0.999638557434082" calcext:value-type="float">
            <text:p>0.999638557434082</text:p>
          </table:table-cell>
          <table:table-cell office:value-type="float" office:value="0.0250079961511951" calcext:value-type="float">
            <text:p>0.0250079961511951</text:p>
          </table:table-cell>
          <table:table-cell office:value-type="float" office:value="0.0175560961455415" calcext:value-type="float">
            <text:p>0.0175560961455415</text:p>
          </table:table-cell>
          <table:table-cell office:value-type="float" office:value="0.12282441985178" calcext:value-type="float">
            <text:p>0.12282441985178</text:p>
          </table:table-cell>
          <table:table-cell office:value-type="float" office:value="0.0000677198622724973" calcext:value-type="float">
            <text:p>6.77198622724973E-05</text:p>
          </table:table-cell>
          <table:table-cell office:value-type="float" office:value="0.0000554328107682522" calcext:value-type="float">
            <text:p>5.54328107682522E-05</text:p>
          </table:table-cell>
          <table:table-cell office:value-type="float" office:value="0.00332778564188629" calcext:value-type="float">
            <text:p>0.00332778564188629</text:p>
          </table:table-cell>
          <table:table-cell office:value-type="float" office:value="2356" calcext:value-type="float">
            <text:p>2356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162196289869477" calcext:value-type="float">
            <text:p>0.0162196289869477</text:p>
          </table:table-cell>
          <table:table-cell office:value-type="float" office:value="0.0188199348102073" calcext:value-type="float">
            <text:p>0.0188199348102073</text:p>
          </table:table-cell>
          <table:table-cell table:number-columns-repeated="2" office:value-type="float" office:value="0.947009993066099" calcext:value-type="float">
            <text:p>0.947009993066099</text:p>
          </table:table-cell>
          <table:table-cell office:value-type="float" office:value="0.93255677361481" calcext:value-type="float">
            <text:p>0.93255677361481</text:p>
          </table:table-cell>
          <table:table-cell office:value-type="float" office:value="0.0798340148854665" calcext:value-type="float">
            <text:p>0.0798340148854665</text:p>
          </table:table-cell>
          <table:table-cell office:value-type="float" office:value="0.0701988601897288" calcext:value-type="float">
            <text:p>0.0701988601897288</text:p>
          </table:table-cell>
          <table:table-cell office:value-type="float" office:value="0.206308655369629" calcext:value-type="float">
            <text:p>0.206308655369629</text:p>
          </table:table-cell>
          <table:table-cell office:value-type="float" office:value="0.0379189519029186" calcext:value-type="float">
            <text:p>0.0379189519029186</text:p>
          </table:table-cell>
          <table:table-cell office:value-type="float" office:value="0.0355506089061139" calcext:value-type="float">
            <text:p>0.0355506089061139</text:p>
          </table:table-cell>
          <table:table-cell office:value-type="float" office:value="0.12672260359873" calcext:value-type="float">
            <text:p>0.12672260359873</text:p>
          </table:table-cell>
          <table:table-cell office:value-type="float" office:value="2359" calcext:value-type="float">
            <text:p>2359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161716605288938" calcext:value-type="float">
            <text:p>0.0161716605288938</text:p>
          </table:table-cell>
          <table:table-cell office:value-type="float" office:value="0.0187689887998592" calcext:value-type="float">
            <text:p>0.0187689887998592</text:p>
          </table:table-cell>
          <table:table-cell table:number-columns-repeated="2" office:value-type="float" office:value="0.947431892948126" calcext:value-type="float">
            <text:p>0.947431892948126</text:p>
          </table:table-cell>
          <table:table-cell office:value-type="float" office:value="0.933059367117288" calcext:value-type="float">
            <text:p>0.933059367117288</text:p>
          </table:table-cell>
          <table:table-cell office:value-type="float" office:value="0.0798548263325551" calcext:value-type="float">
            <text:p>0.0798548263325551</text:p>
          </table:table-cell>
          <table:table-cell office:value-type="float" office:value="0.0702048125609512" calcext:value-type="float">
            <text:p>0.0702048125609512</text:p>
          </table:table-cell>
          <table:table-cell office:value-type="float" office:value="0.206524512598279" calcext:value-type="float">
            <text:p>0.206524512598279</text:p>
          </table:table-cell>
          <table:table-cell office:value-type="float" office:value="0.0378612569429859" calcext:value-type="float">
            <text:p>0.0378612569429859</text:p>
          </table:table-cell>
          <table:table-cell office:value-type="float" office:value="0.0354926291592217" calcext:value-type="float">
            <text:p>0.0354926291592217</text:p>
          </table:table-cell>
          <table:table-cell office:value-type="float" office:value="0.12678379579584" calcext:value-type="float">
            <text:p>0.12678379579584</text:p>
          </table:table-cell>
          <table:table-cell office:value-type="float" office:value="2358" calcext:value-type="float">
            <text:p>235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16026057597857" calcext:value-type="float">
            <text:p>0.016026057597857</text:p>
          </table:table-cell>
          <table:table-cell office:value-type="float" office:value="0.0186200535477766" calcext:value-type="float">
            <text:p>0.0186200535477766</text:p>
          </table:table-cell>
          <table:table-cell table:number-columns-repeated="2" office:value-type="float" office:value="0.949407504789924" calcext:value-type="float">
            <text:p>0.949407504789924</text:p>
          </table:table-cell>
          <table:table-cell office:value-type="float" office:value="0.935428514341662" calcext:value-type="float">
            <text:p>0.935428514341662</text:p>
          </table:table-cell>
          <table:table-cell office:value-type="float" office:value="0.0801752544008216" calcext:value-type="float">
            <text:p>0.0801752544008216</text:p>
          </table:table-cell>
          <table:table-cell office:value-type="float" office:value="0.0704438250685547" calcext:value-type="float">
            <text:p>0.0704438250685547</text:p>
          </table:table-cell>
          <table:table-cell office:value-type="float" office:value="0.207913631734809" calcext:value-type="float">
            <text:p>0.207913631734809</text:p>
          </table:table-cell>
          <table:table-cell office:value-type="float" office:value="0.0377518006644575" calcext:value-type="float">
            <text:p>0.0377518006644575</text:p>
          </table:table-cell>
          <table:table-cell office:value-type="float" office:value="0.0353735563572156" calcext:value-type="float">
            <text:p>0.0353735563572156</text:p>
          </table:table-cell>
          <table:table-cell office:value-type="float" office:value="0.127476078811948" calcext:value-type="float">
            <text:p>0.127476078811948</text:p>
          </table:table-cell>
          <table:table-cell office:value-type="float" office:value="2356" calcext:value-type="float">
            <text:p>2356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3878047035351" calcext:value-type="float">
            <text:p>0.0793878047035351</text:p>
          </table:table-cell>
          <table:table-cell office:value-type="float" office:value="0.068701627719094" calcext:value-type="float">
            <text:p>0.068701627719094</text:p>
          </table:table-cell>
          <table:table-cell office:value-type="float" office:value="0.219658556438863" calcext:value-type="float">
            <text:p>0.219658556438863</text:p>
          </table:table-cell>
          <table:table-cell table:number-columns-repeated="2" office:value-type="float" office:value="0.0173410404624277" calcext:value-type="float">
            <text:p>0.017341040462427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381" calcext:value-type="float">
            <text:p>238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3880105725532" calcext:value-type="float">
            <text:p>0.0793880105725532</text:p>
          </table:table-cell>
          <table:table-cell office:value-type="float" office:value="0.068701697977227" calcext:value-type="float">
            <text:p>0.068701697977227</text:p>
          </table:table-cell>
          <table:table-cell office:value-type="float" office:value="0.219660542387028" calcext:value-type="float">
            <text:p>0.219660542387028</text:p>
          </table:table-cell>
          <table:table-cell table:number-columns-repeated="2" office:value-type="float" office:value="0.0173410404624277" calcext:value-type="float">
            <text:p>0.017341040462427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381" calcext:value-type="float">
            <text:p>238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7859977175511" calcext:value-type="float">
            <text:p>0.0837859977175511</text:p>
          </table:table-cell>
          <table:table-cell office:value-type="float" office:value="0.0785102679649824" calcext:value-type="float">
            <text:p>0.0785102679649824</text:p>
          </table:table-cell>
          <table:table-cell office:value-type="float" office:value="0.153037197601543" calcext:value-type="float">
            <text:p>0.153037197601543</text:p>
          </table:table-cell>
          <table:table-cell table:number-columns-repeated="3" office:value-type="float" office:value="0.0630252100840336" calcext:value-type="float">
            <text:p>0.0630252100840336</text:p>
          </table:table-cell>
          <table:table-cell office:value-type="float" office:value="2343" calcext:value-type="float">
            <text:p>2343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4499909149954" calcext:value-type="float">
            <text:p>0.0824499909149954</text:p>
          </table:table-cell>
          <table:table-cell office:value-type="float" office:value="0.0771967007921969" calcext:value-type="float">
            <text:p>0.0771967007921969</text:p>
          </table:table-cell>
          <table:table-cell office:value-type="float" office:value="0.151406639834586" calcext:value-type="float">
            <text:p>0.151406639834586</text:p>
          </table:table-cell>
          <table:table-cell table:number-columns-repeated="3" office:value-type="float" office:value="0.0565217391304348" calcext:value-type="float">
            <text:p>0.0565217391304348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0772460141919728" calcext:value-type="float">
            <text:p>0.0772460141919728</text:p>
          </table:table-cell>
          <table:table-cell office:value-type="float" office:value="0.0681160770219453" calcext:value-type="float">
            <text:p>0.0681160770219453</text:p>
          </table:table-cell>
          <table:table-cell office:value-type="float" office:value="0.19708898067107" calcext:value-type="float">
            <text:p>0.19708898067107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03578374173473" calcext:value-type="float">
            <text:p>0.0803578374173473</text:p>
          </table:table-cell>
          <table:table-cell office:value-type="float" office:value="0.0704269568857262" calcext:value-type="float">
            <text:p>0.0704269568857262</text:p>
          </table:table-cell>
          <table:table-cell office:value-type="float" office:value="0.210714285714286" calcext:value-type="float">
            <text:p>0.21071428571428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359" calcext:value-type="float">
            <text:p>2359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8263076525826" calcext:value-type="float">
            <text:p>0.0838263076525826</text:p>
          </table:table-cell>
          <table:table-cell office:value-type="float" office:value="0.0785475680435422" calcext:value-type="float">
            <text:p>0.0785475680435422</text:p>
          </table:table-cell>
          <table:table-cell office:value-type="float" office:value="0.153117016037184" calcext:value-type="float">
            <text:p>0.153117016037184</text:p>
          </table:table-cell>
          <table:table-cell table:number-columns-repeated="3" office:value-type="float" office:value="0.0630252100840336" calcext:value-type="float">
            <text:p>0.0630252100840336</text:p>
          </table:table-cell>
          <table:table-cell office:value-type="float" office:value="2343" calcext:value-type="float">
            <text:p>2343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4410934890256" calcext:value-type="float">
            <text:p>0.0824410934890256</text:p>
          </table:table-cell>
          <table:table-cell office:value-type="float" office:value="0.0771899024014316" calcext:value-type="float">
            <text:p>0.0771899024014316</text:p>
          </table:table-cell>
          <table:table-cell office:value-type="float" office:value="0.151370189688267" calcext:value-type="float">
            <text:p>0.151370189688267</text:p>
          </table:table-cell>
          <table:table-cell table:number-columns-repeated="3" office:value-type="float" office:value="0.0565217391304348" calcext:value-type="float">
            <text:p>0.0565217391304348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0458758121531" calcext:value-type="float">
            <text:p>4.0458758121531E-06</text:p>
          </table:table-cell>
          <table:table-cell office:value-type="float" office:value="0.00000502752027387032" calcext:value-type="float">
            <text:p>5.02752027387032E-06</text:p>
          </table:table-cell>
          <table:table-cell office:value-type="float" office:value="0.999722301959991" calcext:value-type="float">
            <text:p>0.999722301959991</text:p>
          </table:table-cell>
          <table:table-cell office:value-type="float" office:value="0.999585092067719" calcext:value-type="float">
            <text:p>0.999585092067719</text:p>
          </table:table-cell>
          <table:table-cell office:value-type="float" office:value="0.999722301959991" calcext:value-type="float">
            <text:p>0.999722301959991</text:p>
          </table:table-cell>
          <table:table-cell office:value-type="float" office:value="0.0243397997574796" calcext:value-type="float">
            <text:p>0.0243397997574796</text:p>
          </table:table-cell>
          <table:table-cell office:value-type="float" office:value="0.0160869961425484" calcext:value-type="float">
            <text:p>0.0160869961425484</text:p>
          </table:table-cell>
          <table:table-cell office:value-type="float" office:value="0.126597194548737" calcext:value-type="float">
            <text:p>0.126597194548737</text:p>
          </table:table-cell>
          <table:table-cell office:value-type="float" office:value="0.0000483797703054734" calcext:value-type="float">
            <text:p>4.83797703054734E-05</text:p>
          </table:table-cell>
          <table:table-cell office:value-type="float" office:value="0.0000413855304941535" calcext:value-type="float">
            <text:p>4.13855304941535E-05</text:p>
          </table:table-cell>
          <table:table-cell office:value-type="float" office:value="0.00159504462499172" calcext:value-type="float">
            <text:p>0.00159504462499172</text:p>
          </table:table-cell>
          <table:table-cell office:value-type="float" office:value="2350" calcext:value-type="float">
            <text:p>2350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93150532021294" calcext:value-type="float">
            <text:p>0.0293150532021294</text:p>
          </table:table-cell>
          <table:table-cell office:value-type="float" office:value="0.0307631131420855" calcext:value-type="float">
            <text:p>0.0307631131420855</text:p>
          </table:table-cell>
          <table:table-cell office:value-type="float" office:value="0.771258342460345" calcext:value-type="float">
            <text:p>0.771258342460345</text:p>
          </table:table-cell>
          <table:table-cell office:value-type="float" office:value="0.754640962263729" calcext:value-type="float">
            <text:p>0.754640962263729</text:p>
          </table:table-cell>
          <table:table-cell office:value-type="float" office:value="0.771258342460345" calcext:value-type="float">
            <text:p>0.771258342460345</text:p>
          </table:table-cell>
          <table:table-cell office:value-type="float" office:value="0.0766226310479038" calcext:value-type="float">
            <text:p>0.0766226310479038</text:p>
          </table:table-cell>
          <table:table-cell office:value-type="float" office:value="0.069807197584282" calcext:value-type="float">
            <text:p>0.069807197584282</text:p>
          </table:table-cell>
          <table:table-cell office:value-type="float" office:value="0.161070111308092" calcext:value-type="float">
            <text:p>0.161070111308092</text:p>
          </table:table-cell>
          <table:table-cell office:value-type="float" office:value="0.0505902131280808" calcext:value-type="float">
            <text:p>0.0505902131280808</text:p>
          </table:table-cell>
          <table:table-cell office:value-type="float" office:value="0.0489012258824209" calcext:value-type="float">
            <text:p>0.0489012258824209</text:p>
          </table:table-cell>
          <table:table-cell office:value-type="float" office:value="0.106038608351076" calcext:value-type="float">
            <text:p>0.106038608351076</text:p>
          </table:table-cell>
          <table:table-cell office:value-type="float" office:value="2362" calcext:value-type="float">
            <text:p>236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92834163929186" calcext:value-type="float">
            <text:p>0.0292834163929186</text:p>
          </table:table-cell>
          <table:table-cell office:value-type="float" office:value="0.0307312772158618" calcext:value-type="float">
            <text:p>0.0307312772158618</text:p>
          </table:table-cell>
          <table:table-cell office:value-type="float" office:value="0.77179999479342" calcext:value-type="float">
            <text:p>0.77179999479342</text:p>
          </table:table-cell>
          <table:table-cell office:value-type="float" office:value="0.75519439346269" calcext:value-type="float">
            <text:p>0.75519439346269</text:p>
          </table:table-cell>
          <table:table-cell office:value-type="float" office:value="0.77179999479342" calcext:value-type="float">
            <text:p>0.77179999479342</text:p>
          </table:table-cell>
          <table:table-cell office:value-type="float" office:value="0.0766216916684475" calcext:value-type="float">
            <text:p>0.0766216916684475</text:p>
          </table:table-cell>
          <table:table-cell office:value-type="float" office:value="0.0697994639133621" calcext:value-type="float">
            <text:p>0.0697994639133621</text:p>
          </table:table-cell>
          <table:table-cell office:value-type="float" office:value="0.161153357446303" calcext:value-type="float">
            <text:p>0.161153357446303</text:p>
          </table:table-cell>
          <table:table-cell office:value-type="float" office:value="0.0505609994139304" calcext:value-type="float">
            <text:p>0.0505609994139304</text:p>
          </table:table-cell>
          <table:table-cell office:value-type="float" office:value="0.0488714630169831" calcext:value-type="float">
            <text:p>0.0488714630169831</text:p>
          </table:table-cell>
          <table:table-cell office:value-type="float" office:value="0.106048264896112" calcext:value-type="float">
            <text:p>0.106048264896112</text:p>
          </table:table-cell>
          <table:table-cell office:value-type="float" office:value="2362" calcext:value-type="float">
            <text:p>236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34147147274574" calcext:value-type="float">
            <text:p>0.0234147147274574</text:p>
          </table:table-cell>
          <table:table-cell office:value-type="float" office:value="0.0249543823298303" calcext:value-type="float">
            <text:p>0.0249543823298303</text:p>
          </table:table-cell>
          <table:table-cell office:value-type="float" office:value="0.921299867047208" calcext:value-type="float">
            <text:p>0.921299867047208</text:p>
          </table:table-cell>
          <table:table-cell office:value-type="float" office:value="0.912093571657972" calcext:value-type="float">
            <text:p>0.912093571657972</text:p>
          </table:table-cell>
          <table:table-cell office:value-type="float" office:value="0.921299867047208" calcext:value-type="float">
            <text:p>0.921299867047208</text:p>
          </table:table-cell>
          <table:table-cell office:value-type="float" office:value="0.0872705985782439" calcext:value-type="float">
            <text:p>0.0872705985782439</text:p>
          </table:table-cell>
          <table:table-cell office:value-type="float" office:value="0.0774509203419241" calcext:value-type="float">
            <text:p>0.0774509203419241</text:p>
          </table:table-cell>
          <table:table-cell office:value-type="float" office:value="0.208942549225144" calcext:value-type="float">
            <text:p>0.208942549225144</text:p>
          </table:table-cell>
          <table:table-cell office:value-type="float" office:value="0.0480990319237856" calcext:value-type="float">
            <text:p>0.0480990319237856</text:p>
          </table:table-cell>
          <table:table-cell office:value-type="float" office:value="0.0459959957921218" calcext:value-type="float">
            <text:p>0.0459959957921218</text:p>
          </table:table-cell>
          <table:table-cell office:value-type="float" office:value="0.126245445302603" calcext:value-type="float">
            <text:p>0.126245445302603</text:p>
          </table:table-cell>
          <table:table-cell office:value-type="float" office:value="2350" calcext:value-type="float">
            <text:p>2350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722301959991" calcext:value-type="float">
            <text:p>0.999722301959991</text:p>
          </table:table-cell>
          <table:table-cell office:value-type="float" office:value="0.999585092067719" calcext:value-type="float">
            <text:p>0.999585092067719</text:p>
          </table:table-cell>
          <table:table-cell office:value-type="float" office:value="0.999722301959991" calcext:value-type="float">
            <text:p>0.999722301959991</text:p>
          </table:table-cell>
          <table:table-cell office:value-type="float" office:value="0.0754546775170106" calcext:value-type="float">
            <text:p>0.0754546775170106</text:p>
          </table:table-cell>
          <table:table-cell office:value-type="float" office:value="0.0679511571565527" calcext:value-type="float">
            <text:p>0.0679511571565527</text:p>
          </table:table-cell>
          <table:table-cell office:value-type="float" office:value="0.168427984483309" calcext:value-type="float">
            <text:p>0.168427984483309</text:p>
          </table:table-cell>
          <table:table-cell table:number-columns-repeated="2" office:value-type="float" office:value="0.0401785714285714" calcext:value-type="float">
            <text:p>0.040178571428571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48718205993017" calcext:value-type="float">
            <text:p>0.0748718205993017</text:p>
          </table:table-cell>
          <table:table-cell office:value-type="float" office:value="0.0675313156964982" calcext:value-type="float">
            <text:p>0.0675313156964982</text:p>
          </table:table-cell>
          <table:table-cell office:value-type="float" office:value="0.165825264160601" calcext:value-type="float">
            <text:p>0.165825264160601</text:p>
          </table:table-cell>
          <table:table-cell table:number-columns-repeated="2" office:value-type="float" office:value="0.0401785714285714" calcext:value-type="float">
            <text:p>0.040178571428571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143682572448" calcext:value-type="float">
            <text:p>0.075143682572448</text:p>
          </table:table-cell>
          <table:table-cell office:value-type="float" office:value="0.072235855428129" calcext:value-type="float">
            <text:p>0.072235855428129</text:p>
          </table:table-cell>
          <table:table-cell office:value-type="float" office:value="0.111173478282526" calcext:value-type="float">
            <text:p>0.111173478282526</text:p>
          </table:table-cell>
          <table:table-cell table:number-columns-repeated="3" office:value-type="float" office:value="0.0679916317991632" calcext:value-type="float">
            <text:p>0.0679916317991632</text:p>
          </table:table-cell>
          <table:table-cell office:value-type="float" office:value="2374" calcext:value-type="float">
            <text:p>237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1068487140673" calcext:value-type="float">
            <text:p>0.0791068487140673</text:p>
          </table:table-cell>
          <table:table-cell office:value-type="float" office:value="0.0759430394694251" calcext:value-type="float">
            <text:p>0.0759430394694251</text:p>
          </table:table-cell>
          <table:table-cell office:value-type="float" office:value="0.118308422635962" calcext:value-type="float">
            <text:p>0.118308422635962</text:p>
          </table:table-cell>
          <table:table-cell table:number-columns-repeated="3" office:value-type="float" office:value="0.0650319829424307" calcext:value-type="float">
            <text:p>0.0650319829424307</text:p>
          </table:table-cell>
          <table:table-cell office:value-type="float" office:value="2360" calcext:value-type="float">
            <text:p>236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757253828449774" calcext:value-type="float">
            <text:p>0.0757253828449774</text:p>
          </table:table-cell>
          <table:table-cell office:value-type="float" office:value="0.0695018354670912" calcext:value-type="float">
            <text:p>0.0695018354670912</text:p>
          </table:table-cell>
          <table:table-cell office:value-type="float" office:value="0.152839024574099" calcext:value-type="float">
            <text:p>0.152839024574099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733372228704784" calcext:value-type="float">
            <text:p>0.0733372228704784</text:p>
          </table:table-cell>
          <table:table-cell office:value-type="float" office:value="0.0666036149642707" calcext:value-type="float">
            <text:p>0.0666036149642707</text:p>
          </table:table-cell>
          <table:table-cell office:value-type="float" office:value="0.156770833333333" calcext:value-type="float">
            <text:p>0.1567708333333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1391232181964" calcext:value-type="float">
            <text:p>0.0751391232181964</text:p>
          </table:table-cell>
          <table:table-cell office:value-type="float" office:value="0.0722309281058166" calcext:value-type="float">
            <text:p>0.0722309281058166</text:p>
          </table:table-cell>
          <table:table-cell office:value-type="float" office:value="0.111173478282526" calcext:value-type="float">
            <text:p>0.111173478282526</text:p>
          </table:table-cell>
          <table:table-cell table:number-columns-repeated="3" office:value-type="float" office:value="0.0679916317991632" calcext:value-type="float">
            <text:p>0.0679916317991632</text:p>
          </table:table-cell>
          <table:table-cell office:value-type="float" office:value="2374" calcext:value-type="float">
            <text:p>237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1263597453187" calcext:value-type="float">
            <text:p>0.0791263597453187</text:p>
          </table:table-cell>
          <table:table-cell office:value-type="float" office:value="0.0759465304290359" calcext:value-type="float">
            <text:p>0.0759465304290359</text:p>
          </table:table-cell>
          <table:table-cell office:value-type="float" office:value="0.118526432367384" calcext:value-type="float">
            <text:p>0.118526432367384</text:p>
          </table:table-cell>
          <table:table-cell table:number-columns-repeated="3" office:value-type="float" office:value="0.0650319829424307" calcext:value-type="float">
            <text:p>0.0650319829424307</text:p>
          </table:table-cell>
          <table:table-cell office:value-type="float" office:value="2360" calcext:value-type="float">
            <text:p>236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71179373562336" calcext:value-type="float">
            <text:p>4.71179373562336E-06</text:p>
          </table:table-cell>
          <table:table-cell office:value-type="float" office:value="0.00000738550579626462" calcext:value-type="float">
            <text:p>7.38550579626462E-06</text:p>
          </table:table-cell>
          <table:table-cell table:number-columns-repeated="2" office:value-type="float" office:value="0.999975562095642" calcext:value-type="float">
            <text:p>0.999975562095642</text:p>
          </table:table-cell>
          <table:table-cell office:value-type="float" office:value="0.999918818473816" calcext:value-type="float">
            <text:p>0.999918818473816</text:p>
          </table:table-cell>
          <table:table-cell office:value-type="float" office:value="0.050974982326801" calcext:value-type="float">
            <text:p>0.050974982326801</text:p>
          </table:table-cell>
          <table:table-cell office:value-type="float" office:value="0.0420113218051875" calcext:value-type="float">
            <text:p>0.0420113218051875</text:p>
          </table:table-cell>
          <table:table-cell office:value-type="float" office:value="0.178375648438727" calcext:value-type="float">
            <text:p>0.178375648438727</text:p>
          </table:table-cell>
          <table:table-cell office:value-type="float" office:value="0.0000603829394094646" calcext:value-type="float">
            <text:p>6.03829394094646E-05</text:p>
          </table:table-cell>
          <table:table-cell office:value-type="float" office:value="0.0000509024393977597" calcext:value-type="float">
            <text:p>5.09024393977597E-05</text:p>
          </table:table-cell>
          <table:table-cell office:value-type="float" office:value="0.00289937108755112" calcext:value-type="float">
            <text:p>0.00289937108755112</text:p>
          </table:table-cell>
          <table:table-cell office:value-type="float" office:value="2308" calcext:value-type="float">
            <text:p>2308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301559002474887" calcext:value-type="float">
            <text:p>0.0301559002474887</text:p>
          </table:table-cell>
          <table:table-cell office:value-type="float" office:value="0.0327959695630253" calcext:value-type="float">
            <text:p>0.0327959695630253</text:p>
          </table:table-cell>
          <table:table-cell table:number-columns-repeated="2" office:value-type="float" office:value="0.719350680109841" calcext:value-type="float">
            <text:p>0.719350680109841</text:p>
          </table:table-cell>
          <table:table-cell office:value-type="float" office:value="0.67035156416363" calcext:value-type="float">
            <text:p>0.67035156416363</text:p>
          </table:table-cell>
          <table:table-cell office:value-type="float" office:value="0.0782583657720021" calcext:value-type="float">
            <text:p>0.0782583657720021</text:p>
          </table:table-cell>
          <table:table-cell office:value-type="float" office:value="0.0730057122112902" calcext:value-type="float">
            <text:p>0.0730057122112902</text:p>
          </table:table-cell>
          <table:table-cell office:value-type="float" office:value="0.152914424072771" calcext:value-type="float">
            <text:p>0.152914424072771</text:p>
          </table:table-cell>
          <table:table-cell office:value-type="float" office:value="0.0483835534566969" calcext:value-type="float">
            <text:p>0.0483835534566969</text:p>
          </table:table-cell>
          <table:table-cell office:value-type="float" office:value="0.0468897068370501" calcext:value-type="float">
            <text:p>0.0468897068370501</text:p>
          </table:table-cell>
          <table:table-cell office:value-type="float" office:value="0.0969088542547712" calcext:value-type="float">
            <text:p>0.0969088542547712</text:p>
          </table:table-cell>
          <table:table-cell office:value-type="float" office:value="2385" calcext:value-type="float">
            <text:p>2385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301343528689121" calcext:value-type="float">
            <text:p>0.0301343528689121</text:p>
          </table:table-cell>
          <table:table-cell office:value-type="float" office:value="0.0327742516616793" calcext:value-type="float">
            <text:p>0.0327742516616793</text:p>
          </table:table-cell>
          <table:table-cell table:number-columns-repeated="2" office:value-type="float" office:value="0.719737481328493" calcext:value-type="float">
            <text:p>0.719737481328493</text:p>
          </table:table-cell>
          <table:table-cell office:value-type="float" office:value="0.670744243725852" calcext:value-type="float">
            <text:p>0.670744243725852</text:p>
          </table:table-cell>
          <table:table-cell office:value-type="float" office:value="0.0782597717141753" calcext:value-type="float">
            <text:p>0.0782597717141753</text:p>
          </table:table-cell>
          <table:table-cell office:value-type="float" office:value="0.0730036182205103" calcext:value-type="float">
            <text:p>0.0730036182205103</text:p>
          </table:table-cell>
          <table:table-cell office:value-type="float" office:value="0.152965574624136" calcext:value-type="float">
            <text:p>0.152965574624136</text:p>
          </table:table-cell>
          <table:table-cell office:value-type="float" office:value="0.0483632424697238" calcext:value-type="float">
            <text:p>0.0483632424697238</text:p>
          </table:table-cell>
          <table:table-cell office:value-type="float" office:value="0.0468691072290606" calcext:value-type="float">
            <text:p>0.0468691072290606</text:p>
          </table:table-cell>
          <table:table-cell office:value-type="float" office:value="0.0969095594137895" calcext:value-type="float">
            <text:p>0.0969095594137895</text:p>
          </table:table-cell>
          <table:table-cell office:value-type="float" office:value="2385" calcext:value-type="float">
            <text:p>2385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31610442660928" calcext:value-type="float">
            <text:p>0.0231610442660928</text:p>
          </table:table-cell>
          <table:table-cell office:value-type="float" office:value="0.0264747040247896" calcext:value-type="float">
            <text:p>0.0264747040247896</text:p>
          </table:table-cell>
          <table:table-cell table:number-columns-repeated="2" office:value-type="float" office:value="0.962300285370588" calcext:value-type="float">
            <text:p>0.962300285370588</text:p>
          </table:table-cell>
          <table:table-cell office:value-type="float" office:value="0.946515779207319" calcext:value-type="float">
            <text:p>0.946515779207319</text:p>
          </table:table-cell>
          <table:table-cell office:value-type="float" office:value="0.110973532809861" calcext:value-type="float">
            <text:p>0.110973532809861</text:p>
          </table:table-cell>
          <table:table-cell office:value-type="float" office:value="0.100936451506523" calcext:value-type="float">
            <text:p>0.100936451506523</text:p>
          </table:table-cell>
          <table:table-cell office:value-type="float" office:value="0.253630747547243" calcext:value-type="float">
            <text:p>0.253630747547243</text:p>
          </table:table-cell>
          <table:table-cell office:value-type="float" office:value="0.0490928476472101" calcext:value-type="float">
            <text:p>0.0490928476472101</text:p>
          </table:table-cell>
          <table:table-cell office:value-type="float" office:value="0.0467166397082342" calcext:value-type="float">
            <text:p>0.0467166397082342</text:p>
          </table:table-cell>
          <table:table-cell office:value-type="float" office:value="0.144089183003611" calcext:value-type="float">
            <text:p>0.144089183003611</text:p>
          </table:table-cell>
          <table:table-cell office:value-type="float" office:value="2308" calcext:value-type="float">
            <text:p>2308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6759462592609" calcext:value-type="float">
            <text:p>0.0786759462592609</text:p>
          </table:table-cell>
          <table:table-cell office:value-type="float" office:value="0.0717479066177869" calcext:value-type="float">
            <text:p>0.0717479066177869</text:p>
          </table:table-cell>
          <table:table-cell office:value-type="float" office:value="0.177144296666484" calcext:value-type="float">
            <text:p>0.177144296666484</text:p>
          </table:table-cell>
          <table:table-cell table:number-columns-repeated="2" office:value-type="float" office:value="0.0473684210526316" calcext:value-type="float">
            <text:p>0.0473684210526316</text:p>
          </table:table-cell>
          <table:table-cell office:value-type="float" office:value="0.167883211678832" calcext:value-type="float">
            <text:p>0.167883211678832</text:p>
          </table:table-cell>
          <table:table-cell office:value-type="float" office:value="2381" calcext:value-type="float">
            <text:p>2381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6759444265913" calcext:value-type="float">
            <text:p>0.0786759444265913</text:p>
          </table:table-cell>
          <table:table-cell office:value-type="float" office:value="0.0717479046561742" calcext:value-type="float">
            <text:p>0.0717479046561742</text:p>
          </table:table-cell>
          <table:table-cell office:value-type="float" office:value="0.177144296666484" calcext:value-type="float">
            <text:p>0.177144296666484</text:p>
          </table:table-cell>
          <table:table-cell table:number-columns-repeated="2" office:value-type="float" office:value="0.0473684210526316" calcext:value-type="float">
            <text:p>0.0473684210526316</text:p>
          </table:table-cell>
          <table:table-cell office:value-type="float" office:value="0.167883211678832" calcext:value-type="float">
            <text:p>0.167883211678832</text:p>
          </table:table-cell>
          <table:table-cell office:value-type="float" office:value="2381" calcext:value-type="float">
            <text:p>2381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4611520354634" calcext:value-type="float">
            <text:p>0.0804611520354634</text:p>
          </table:table-cell>
          <table:table-cell office:value-type="float" office:value="0.0770355534808377" calcext:value-type="float">
            <text:p>0.0770355534808377</text:p>
          </table:table-cell>
          <table:table-cell office:value-type="float" office:value="0.129149245101801" calcext:value-type="float">
            <text:p>0.129149245101801</text:p>
          </table:table-cell>
          <table:table-cell table:number-columns-repeated="3" office:value-type="float" office:value="0.0633047210300429" calcext:value-type="float">
            <text:p>0.0633047210300429</text:p>
          </table:table-cell>
          <table:table-cell office:value-type="float" office:value="2372" calcext:value-type="float">
            <text:p>2372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3698357350678" calcext:value-type="float">
            <text:p>0.0843698357350678</text:p>
          </table:table-cell>
          <table:table-cell office:value-type="float" office:value="0.0806508687466843" calcext:value-type="float">
            <text:p>0.0806508687466843</text:p>
          </table:table-cell>
          <table:table-cell office:value-type="float" office:value="0.137227579558128" calcext:value-type="float">
            <text:p>0.137227579558128</text:p>
          </table:table-cell>
          <table:table-cell table:number-columns-repeated="3" office:value-type="float" office:value="0.0616061606160616" calcext:value-type="float">
            <text:p>0.0616061606160616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794102399146026" calcext:value-type="float">
            <text:p>0.0794102399146026</text:p>
          </table:table-cell>
          <table:table-cell office:value-type="float" office:value="0.0742997035110572" calcext:value-type="float">
            <text:p>0.0742997035110572</text:p>
          </table:table-cell>
          <table:table-cell office:value-type="float" office:value="0.152046384537774" calcext:value-type="float">
            <text:p>0.152046384537774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6779463243874" calcext:value-type="float">
            <text:p>0.076779463243874</text:p>
          </table:table-cell>
          <table:table-cell office:value-type="float" office:value="0.0717735220649459" calcext:value-type="float">
            <text:p>0.0717735220649459</text:p>
          </table:table-cell>
          <table:table-cell office:value-type="float" office:value="0.14792899408284" calcext:value-type="float">
            <text:p>0.1479289940828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4124705341802" calcext:value-type="float">
            <text:p>0.0804124705341802</text:p>
          </table:table-cell>
          <table:table-cell office:value-type="float" office:value="0.0770081989787751" calcext:value-type="float">
            <text:p>0.0770081989787751</text:p>
          </table:table-cell>
          <table:table-cell office:value-type="float" office:value="0.128797442582008" calcext:value-type="float">
            <text:p>0.128797442582008</text:p>
          </table:table-cell>
          <table:table-cell table:number-columns-repeated="3" office:value-type="float" office:value="0.0633047210300429" calcext:value-type="float">
            <text:p>0.0633047210300429</text:p>
          </table:table-cell>
          <table:table-cell office:value-type="float" office:value="2372" calcext:value-type="float">
            <text:p>2372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3688915760499" calcext:value-type="float">
            <text:p>0.0843688915760499</text:p>
          </table:table-cell>
          <table:table-cell office:value-type="float" office:value="0.0806540066995875" calcext:value-type="float">
            <text:p>0.0806540066995875</text:p>
          </table:table-cell>
          <table:table-cell office:value-type="float" office:value="0.137168616269911" calcext:value-type="float">
            <text:p>0.137168616269911</text:p>
          </table:table-cell>
          <table:table-cell table:number-columns-repeated="3" office:value-type="float" office:value="0.0616061606160616" calcext:value-type="float">
            <text:p>0.0616061606160616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93248579814099" calcext:value-type="float">
            <text:p>8.93248579814099E-06</text:p>
          </table:table-cell>
          <table:table-cell office:value-type="float" office:value="0.000011341284334776" calcext:value-type="float">
            <text:p>1.1341284334776E-05</text:p>
          </table:table-cell>
          <table:table-cell office:value-type="float" office:value="0.999863028526306" calcext:value-type="float">
            <text:p>0.999863028526306</text:p>
          </table:table-cell>
          <table:table-cell office:value-type="float" office:value="0.999603092670441" calcext:value-type="float">
            <text:p>0.999603092670441</text:p>
          </table:table-cell>
          <table:table-cell office:value-type="float" office:value="0.999863028526306" calcext:value-type="float">
            <text:p>0.999863028526306</text:p>
          </table:table-cell>
          <table:table-cell office:value-type="float" office:value="0.0314591114539509" calcext:value-type="float">
            <text:p>0.0314591114539509</text:p>
          </table:table-cell>
          <table:table-cell office:value-type="float" office:value="0.0219846457177545" calcext:value-type="float">
            <text:p>0.0219846457177545</text:p>
          </table:table-cell>
          <table:table-cell office:value-type="float" office:value="0.161978044612933" calcext:value-type="float">
            <text:p>0.161978044612933</text:p>
          </table:table-cell>
          <table:table-cell office:value-type="float" office:value="0.0000930898095248267" calcext:value-type="float">
            <text:p>9.30898095248267E-05</text:p>
          </table:table-cell>
          <table:table-cell office:value-type="float" office:value="0.0000782751449150965" calcext:value-type="float">
            <text:p>7.82751449150965E-05</text:p>
          </table:table-cell>
          <table:table-cell office:value-type="float" office:value="0.00323107652366161" calcext:value-type="float">
            <text:p>0.00323107652366161</text:p>
          </table:table-cell>
          <table:table-cell office:value-type="float" office:value="2354" calcext:value-type="float">
            <text:p>2354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262724449078383" calcext:value-type="float">
            <text:p>0.0262724449078383</text:p>
          </table:table-cell>
          <table:table-cell office:value-type="float" office:value="0.0277016166171039" calcext:value-type="float">
            <text:p>0.0277016166171039</text:p>
          </table:table-cell>
          <table:table-cell office:value-type="float" office:value="0.743924051957004" calcext:value-type="float">
            <text:p>0.743924051957004</text:p>
          </table:table-cell>
          <table:table-cell office:value-type="float" office:value="0.69504649531874" calcext:value-type="float">
            <text:p>0.69504649531874</text:p>
          </table:table-cell>
          <table:table-cell office:value-type="float" office:value="0.743924051957004" calcext:value-type="float">
            <text:p>0.743924051957004</text:p>
          </table:table-cell>
          <table:table-cell office:value-type="float" office:value="0.0688315014412018" calcext:value-type="float">
            <text:p>0.0688315014412018</text:p>
          </table:table-cell>
          <table:table-cell office:value-type="float" office:value="0.0628625491157732" calcext:value-type="float">
            <text:p>0.0628625491157732</text:p>
          </table:table-cell>
          <table:table-cell office:value-type="float" office:value="0.151058965372538" calcext:value-type="float">
            <text:p>0.151058965372538</text:p>
          </table:table-cell>
          <table:table-cell office:value-type="float" office:value="0.044016879009" calcext:value-type="float">
            <text:p>0.044016879009</text:p>
          </table:table-cell>
          <table:table-cell office:value-type="float" office:value="0.0423833317085253" calcext:value-type="float">
            <text:p>0.0423833317085253</text:p>
          </table:table-cell>
          <table:table-cell office:value-type="float" office:value="0.093743602289331" calcext:value-type="float">
            <text:p>0.093743602289331</text:p>
          </table:table-cell>
          <table:table-cell office:value-type="float" office:value="2385" calcext:value-type="float">
            <text:p>2385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262440811419292" calcext:value-type="float">
            <text:p>0.0262440811419292</text:p>
          </table:table-cell>
          <table:table-cell office:value-type="float" office:value="0.0276729687970558" calcext:value-type="float">
            <text:p>0.0276729687970558</text:p>
          </table:table-cell>
          <table:table-cell office:value-type="float" office:value="0.744451766163745" calcext:value-type="float">
            <text:p>0.744451766163745</text:p>
          </table:table-cell>
          <table:table-cell office:value-type="float" office:value="0.69559110723105" calcext:value-type="float">
            <text:p>0.69559110723105</text:p>
          </table:table-cell>
          <table:table-cell office:value-type="float" office:value="0.744451766163745" calcext:value-type="float">
            <text:p>0.744451766163745</text:p>
          </table:table-cell>
          <table:table-cell office:value-type="float" office:value="0.0688277500310535" calcext:value-type="float">
            <text:p>0.0688277500310535</text:p>
          </table:table-cell>
          <table:table-cell office:value-type="float" office:value="0.0628532229598032" calcext:value-type="float">
            <text:p>0.0628532229598032</text:p>
          </table:table-cell>
          <table:table-cell office:value-type="float" office:value="0.151132010891898" calcext:value-type="float">
            <text:p>0.151132010891898</text:p>
          </table:table-cell>
          <table:table-cell office:value-type="float" office:value="0.043988863134983" calcext:value-type="float">
            <text:p>0.043988863134983</text:p>
          </table:table-cell>
          <table:table-cell office:value-type="float" office:value="0.0423549796134375" calcext:value-type="float">
            <text:p>0.0423549796134375</text:p>
          </table:table-cell>
          <table:table-cell office:value-type="float" office:value="0.0937440638367133" calcext:value-type="float">
            <text:p>0.0937440638367133</text:p>
          </table:table-cell>
          <table:table-cell office:value-type="float" office:value="2385" calcext:value-type="float">
            <text:p>2385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95009437511817" calcext:value-type="float">
            <text:p>0.0195009437511817</text:p>
          </table:table-cell>
          <table:table-cell office:value-type="float" office:value="0.0211002622596339" calcext:value-type="float">
            <text:p>0.0211002622596339</text:p>
          </table:table-cell>
          <table:table-cell office:value-type="float" office:value="0.952465105211252" calcext:value-type="float">
            <text:p>0.952465105211252</text:p>
          </table:table-cell>
          <table:table-cell office:value-type="float" office:value="0.933328808437689" calcext:value-type="float">
            <text:p>0.933328808437689</text:p>
          </table:table-cell>
          <table:table-cell office:value-type="float" office:value="0.952465105211252" calcext:value-type="float">
            <text:p>0.952465105211252</text:p>
          </table:table-cell>
          <table:table-cell office:value-type="float" office:value="0.0881025260976328" calcext:value-type="float">
            <text:p>0.0881025260976328</text:p>
          </table:table-cell>
          <table:table-cell office:value-type="float" office:value="0.0777325388651326" calcext:value-type="float">
            <text:p>0.0777325388651326</text:p>
          </table:table-cell>
          <table:table-cell office:value-type="float" office:value="0.230958039869488" calcext:value-type="float">
            <text:p>0.230958039869488</text:p>
          </table:table-cell>
          <table:table-cell office:value-type="float" office:value="0.0419771433680695" calcext:value-type="float">
            <text:p>0.0419771433680695</text:p>
          </table:table-cell>
          <table:table-cell office:value-type="float" office:value="0.0396898552193659" calcext:value-type="float">
            <text:p>0.0396898552193659</text:p>
          </table:table-cell>
          <table:table-cell office:value-type="float" office:value="0.126582677529916" calcext:value-type="float">
            <text:p>0.126582677529916</text:p>
          </table:table-cell>
          <table:table-cell office:value-type="float" office:value="2354" calcext:value-type="float">
            <text:p>2354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3333333333333" calcext:value-type="float">
            <text:p>0.00533333333333333</text:p>
          </table:table-cell>
          <table:table-cell table:number-columns-repeated="3" office:value-type="float" office:value="0.30188679245283" calcext:value-type="float">
            <text:p>0.30188679245283</text:p>
          </table:table-cell>
          <table:table-cell office:value-type="float" office:value="0.0703239086331988" calcext:value-type="float">
            <text:p>0.0703239086331988</text:p>
          </table:table-cell>
          <table:table-cell office:value-type="float" office:value="0.0640073381220173" calcext:value-type="float">
            <text:p>0.0640073381220173</text:p>
          </table:table-cell>
          <table:table-cell office:value-type="float" office:value="0.15734011274413" calcext:value-type="float">
            <text:p>0.15734011274413</text:p>
          </table:table-cell>
          <table:table-cell table:number-columns-repeated="2" office:value-type="float" office:value="0.041958041958042" calcext:value-type="float">
            <text:p>0.041958041958042</text:p>
          </table:table-cell>
          <table:table-cell office:value-type="float" office:value="0.193877551020408" calcext:value-type="float">
            <text:p>0.193877551020408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3333333333333" calcext:value-type="float">
            <text:p>0.00533333333333333</text:p>
          </table:table-cell>
          <table:table-cell table:number-columns-repeated="3" office:value-type="float" office:value="0.30188679245283" calcext:value-type="float">
            <text:p>0.30188679245283</text:p>
          </table:table-cell>
          <table:table-cell office:value-type="float" office:value="0.0703238946785064" calcext:value-type="float">
            <text:p>0.0703238946785064</text:p>
          </table:table-cell>
          <table:table-cell office:value-type="float" office:value="0.0640073231543435" calcext:value-type="float">
            <text:p>0.0640073231543435</text:p>
          </table:table-cell>
          <table:table-cell office:value-type="float" office:value="0.15734011274413" calcext:value-type="float">
            <text:p>0.15734011274413</text:p>
          </table:table-cell>
          <table:table-cell table:number-columns-repeated="2" office:value-type="float" office:value="0.041958041958042" calcext:value-type="float">
            <text:p>0.041958041958042</text:p>
          </table:table-cell>
          <table:table-cell office:value-type="float" office:value="0.193877551020408" calcext:value-type="float">
            <text:p>0.193877551020408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66922282669616" calcext:value-type="float">
            <text:p>0.0666922282669616</text:p>
          </table:table-cell>
          <table:table-cell office:value-type="float" office:value="0.0644730231811275" calcext:value-type="float">
            <text:p>0.0644730231811275</text:p>
          </table:table-cell>
          <table:table-cell office:value-type="float" office:value="0.097263691432158" calcext:value-type="float">
            <text:p>0.097263691432158</text:p>
          </table:table-cell>
          <table:table-cell table:number-columns-repeated="3" office:value-type="float" office:value="0.0561555075593952" calcext:value-type="float">
            <text:p>0.0561555075593952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5089158300224" calcext:value-type="float">
            <text:p>0.0735089158300224</text:p>
          </table:table-cell>
          <table:table-cell office:value-type="float" office:value="0.0678223558252407" calcext:value-type="float">
            <text:p>0.0678223558252407</text:p>
          </table:table-cell>
          <table:table-cell office:value-type="float" office:value="0.151846182102791" calcext:value-type="float">
            <text:p>0.151846182102791</text:p>
          </table:table-cell>
          <table:table-cell table:number-columns-repeated="3" office:value-type="float" office:value="0.0512249443207127" calcext:value-type="float">
            <text:p>0.0512249443207127</text:p>
          </table:table-cell>
          <table:table-cell office:value-type="float" office:value="2356" calcext:value-type="float">
            <text:p>2356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98252839617196" calcext:value-type="float">
            <text:p>0.0698252839617196</text:p>
          </table:table-cell>
          <table:table-cell office:value-type="float" office:value="0.0637220466484659" calcext:value-type="float">
            <text:p>0.0637220466484659</text:p>
          </table:table-cell>
          <table:table-cell office:value-type="float" office:value="0.153902639363267" calcext:value-type="float">
            <text:p>0.153902639363267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712563204978608" calcext:value-type="float">
            <text:p>0.0712563204978608</text:p>
          </table:table-cell>
          <table:table-cell office:value-type="float" office:value="0.0653316645807259" calcext:value-type="float">
            <text:p>0.0653316645807259</text:p>
          </table:table-cell>
          <table:table-cell office:value-type="float" office:value="0.152873563218391" calcext:value-type="float">
            <text:p>0.15287356321839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66922282669616" calcext:value-type="float">
            <text:p>0.0666922282669616</text:p>
          </table:table-cell>
          <table:table-cell office:value-type="float" office:value="0.0644730231811275" calcext:value-type="float">
            <text:p>0.0644730231811275</text:p>
          </table:table-cell>
          <table:table-cell office:value-type="float" office:value="0.097263691432158" calcext:value-type="float">
            <text:p>0.097263691432158</text:p>
          </table:table-cell>
          <table:table-cell table:number-columns-repeated="3" office:value-type="float" office:value="0.0561555075593952" calcext:value-type="float">
            <text:p>0.0561555075593952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5109923459568" calcext:value-type="float">
            <text:p>0.0735109923459568</text:p>
          </table:table-cell>
          <table:table-cell office:value-type="float" office:value="0.0678253897240395" calcext:value-type="float">
            <text:p>0.0678253897240395</text:p>
          </table:table-cell>
          <table:table-cell office:value-type="float" office:value="0.151835069844439" calcext:value-type="float">
            <text:p>0.151835069844439</text:p>
          </table:table-cell>
          <table:table-cell table:number-columns-repeated="3" office:value-type="float" office:value="0.0512249443207127" calcext:value-type="float">
            <text:p>0.0512249443207127</text:p>
          </table:table-cell>
          <table:table-cell office:value-type="float" office:value="2356" calcext:value-type="float">
            <text:p>2356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7530202967464" calcext:value-type="float">
            <text:p>1.7530202967464E-05</text:p>
          </table:table-cell>
          <table:table-cell office:value-type="float" office:value="0.0000204213320103008" calcext:value-type="float">
            <text:p>2.04213320103008E-05</text:p>
          </table:table-cell>
          <table:table-cell office:value-type="float" office:value="0.999863624572754" calcext:value-type="float">
            <text:p>0.999863624572754</text:p>
          </table:table-cell>
          <table:table-cell office:value-type="float" office:value="0.997968256473541" calcext:value-type="float">
            <text:p>0.997968256473541</text:p>
          </table:table-cell>
          <table:table-cell office:value-type="float" office:value="0.999863624572754" calcext:value-type="float">
            <text:p>0.999863624572754</text:p>
          </table:table-cell>
          <table:table-cell office:value-type="float" office:value="0.0537570351248392" calcext:value-type="float">
            <text:p>0.0537570351248392</text:p>
          </table:table-cell>
          <table:table-cell office:value-type="float" office:value="0.0432049064777712" calcext:value-type="float">
            <text:p>0.0432049064777712</text:p>
          </table:table-cell>
          <table:table-cell office:value-type="float" office:value="0.187510878560812" calcext:value-type="float">
            <text:p>0.187510878560812</text:p>
          </table:table-cell>
          <table:table-cell office:value-type="float" office:value="0.0001531846501166" calcext:value-type="float">
            <text:p>0.0001531846501166</text:p>
          </table:table-cell>
          <table:table-cell office:value-type="float" office:value="0.000122652360005304" calcext:value-type="float">
            <text:p>0.000122652360005304</text:p>
          </table:table-cell>
          <table:table-cell office:value-type="float" office:value="0.0057608806528151" calcext:value-type="float">
            <text:p>0.0057608806528151</text:p>
          </table:table-cell>
          <table:table-cell office:value-type="float" office:value="2291" calcext:value-type="float">
            <text:p>2291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242513985762028" calcext:value-type="float">
            <text:p>0.0242513985762028</text:p>
          </table:table-cell>
          <table:table-cell office:value-type="float" office:value="0.0250382765626664" calcext:value-type="float">
            <text:p>0.0250382765626664</text:p>
          </table:table-cell>
          <table:table-cell office:value-type="float" office:value="0.637037275731913" calcext:value-type="float">
            <text:p>0.637037275731913</text:p>
          </table:table-cell>
          <table:table-cell office:value-type="float" office:value="0.495706927596158" calcext:value-type="float">
            <text:p>0.495706927596158</text:p>
          </table:table-cell>
          <table:table-cell office:value-type="float" office:value="0.637037275731913" calcext:value-type="float">
            <text:p>0.637037275731913</text:p>
          </table:table-cell>
          <table:table-cell office:value-type="float" office:value="0.0635888434706794" calcext:value-type="float">
            <text:p>0.0635888434706794</text:p>
          </table:table-cell>
          <table:table-cell office:value-type="float" office:value="0.0584745651438401" calcext:value-type="float">
            <text:p>0.0584745651438401</text:p>
          </table:table-cell>
          <table:table-cell office:value-type="float" office:value="0.12841504162418" calcext:value-type="float">
            <text:p>0.12841504162418</text:p>
          </table:table-cell>
          <table:table-cell office:value-type="float" office:value="0.0380587048680132" calcext:value-type="float">
            <text:p>0.0380587048680132</text:p>
          </table:table-cell>
          <table:table-cell office:value-type="float" office:value="0.0363511424837527" calcext:value-type="float">
            <text:p>0.0363511424837527</text:p>
          </table:table-cell>
          <table:table-cell office:value-type="float" office:value="0.0793837751378265" calcext:value-type="float">
            <text:p>0.0793837751378265</text:p>
          </table:table-cell>
          <table:table-cell office:value-type="float" office:value="2383" calcext:value-type="float">
            <text:p>238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2250491056143" calcext:value-type="float">
            <text:p>0.0242250491056143</text:p>
          </table:table-cell>
          <table:table-cell office:value-type="float" office:value="0.0250118217867864" calcext:value-type="float">
            <text:p>0.0250118217867864</text:p>
          </table:table-cell>
          <table:table-cell office:value-type="float" office:value="0.637676724663687" calcext:value-type="float">
            <text:p>0.637676724663687</text:p>
          </table:table-cell>
          <table:table-cell office:value-type="float" office:value="0.496266431389105" calcext:value-type="float">
            <text:p>0.496266431389105</text:p>
          </table:table-cell>
          <table:table-cell office:value-type="float" office:value="0.637676724663687" calcext:value-type="float">
            <text:p>0.637676724663687</text:p>
          </table:table-cell>
          <table:table-cell office:value-type="float" office:value="0.0635931662063232" calcext:value-type="float">
            <text:p>0.0635931662063232</text:p>
          </table:table-cell>
          <table:table-cell office:value-type="float" office:value="0.0584732714996187" calcext:value-type="float">
            <text:p>0.0584732714996187</text:p>
          </table:table-cell>
          <table:table-cell office:value-type="float" office:value="0.128490554962051" calcext:value-type="float">
            <text:p>0.128490554962051</text:p>
          </table:table-cell>
          <table:table-cell office:value-type="float" office:value="0.0380334400218187" calcext:value-type="float">
            <text:p>0.0380334400218187</text:p>
          </table:table-cell>
          <table:table-cell office:value-type="float" office:value="0.0363254469707212" calcext:value-type="float">
            <text:p>0.0363254469707212</text:p>
          </table:table-cell>
          <table:table-cell office:value-type="float" office:value="0.0793852251197611" calcext:value-type="float">
            <text:p>0.0793852251197611</text:p>
          </table:table-cell>
          <table:table-cell office:value-type="float" office:value="2383" calcext:value-type="float">
            <text:p>238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3524336961662" calcext:value-type="float">
            <text:p>0.0173524336961662</text:p>
          </table:table-cell>
          <table:table-cell office:value-type="float" office:value="0.0183383652248259" calcext:value-type="float">
            <text:p>0.0183383652248259</text:p>
          </table:table-cell>
          <table:table-cell office:value-type="float" office:value="0.963748136630693" calcext:value-type="float">
            <text:p>0.963748136630693</text:p>
          </table:table-cell>
          <table:table-cell office:value-type="float" office:value="0.907544930676089" calcext:value-type="float">
            <text:p>0.907544930676089</text:p>
          </table:table-cell>
          <table:table-cell office:value-type="float" office:value="0.963748136630693" calcext:value-type="float">
            <text:p>0.963748136630693</text:p>
          </table:table-cell>
          <table:table-cell office:value-type="float" office:value="0.101469937965219" calcext:value-type="float">
            <text:p>0.101469937965219</text:p>
          </table:table-cell>
          <table:table-cell office:value-type="float" office:value="0.0899211006893071" calcext:value-type="float">
            <text:p>0.0899211006893071</text:p>
          </table:table-cell>
          <table:table-cell office:value-type="float" office:value="0.24785759343596" calcext:value-type="float">
            <text:p>0.24785759343596</text:p>
          </table:table-cell>
          <table:table-cell office:value-type="float" office:value="0.0377789490907208" calcext:value-type="float">
            <text:p>0.0377789490907208</text:p>
          </table:table-cell>
          <table:table-cell office:value-type="float" office:value="0.0349104441684016" calcext:value-type="float">
            <text:p>0.0349104441684016</text:p>
          </table:table-cell>
          <table:table-cell office:value-type="float" office:value="0.130276797233669" calcext:value-type="float">
            <text:p>0.130276797233669</text:p>
          </table:table-cell>
          <table:table-cell office:value-type="float" office:value="2291" calcext:value-type="float">
            <text:p>2291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63624572754" calcext:value-type="float">
            <text:p>0.99986362457275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9863624572754" calcext:value-type="float">
            <text:p>0.999863624572754</text:p>
          </table:table-cell>
          <table:table-cell office:value-type="float" office:value="0.0640359426338547" calcext:value-type="float">
            <text:p>0.0640359426338547</text:p>
          </table:table-cell>
          <table:table-cell office:value-type="float" office:value="0.0579597708008529" calcext:value-type="float">
            <text:p>0.0579597708008529</text:p>
          </table:table-cell>
          <table:table-cell office:value-type="float" office:value="0.141054652623448" calcext:value-type="float">
            <text:p>0.141054652623448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0967741935483871" calcext:value-type="float">
            <text:p>0.0967741935483871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39063376209769" calcext:value-type="float">
            <text:p>0.0639063376209769</text:p>
          </table:table-cell>
          <table:table-cell office:value-type="float" office:value="0.0579597634444941" calcext:value-type="float">
            <text:p>0.0579597634444941</text:p>
          </table:table-cell>
          <table:table-cell office:value-type="float" office:value="0.139282328379266" calcext:value-type="float">
            <text:p>0.139282328379266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0967741935483871" calcext:value-type="float">
            <text:p>0.0967741935483871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14951417234187" calcext:value-type="float">
            <text:p>0.0614951417234187</text:p>
          </table:table-cell>
          <table:table-cell office:value-type="float" office:value="0.0597000123201051" calcext:value-type="float">
            <text:p>0.0597000123201051</text:p>
          </table:table-cell>
          <table:table-cell office:value-type="float" office:value="0.0842493617664846" calcext:value-type="float">
            <text:p>0.0842493617664846</text:p>
          </table:table-cell>
          <table:table-cell table:number-columns-repeated="3" office:value-type="float" office:value="0.0484391819160387" calcext:value-type="float">
            <text:p>0.0484391819160387</text:p>
          </table:table-cell>
          <table:table-cell office:value-type="float" office:value="2351" calcext:value-type="float">
            <text:p>2351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3910781190213" calcext:value-type="float">
            <text:p>0.0653910781190213</text:p>
          </table:table-cell>
          <table:table-cell office:value-type="float" office:value="0.0603322657935225" calcext:value-type="float">
            <text:p>0.0603322657935225</text:p>
          </table:table-cell>
          <table:table-cell office:value-type="float" office:value="0.129514215202339" calcext:value-type="float">
            <text:p>0.129514215202339</text:p>
          </table:table-cell>
          <table:table-cell table:number-columns-repeated="3" office:value-type="float" office:value="0.041340782122905" calcext:value-type="float">
            <text:p>0.041340782122905</text:p>
          </table:table-cell>
          <table:table-cell office:value-type="float" office:value="2346" calcext:value-type="float">
            <text:p>234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642521278547681" calcext:value-type="float">
            <text:p>0.0642521278547681</text:p>
          </table:table-cell>
          <table:table-cell office:value-type="float" office:value="0.0593098483472463" calcext:value-type="float">
            <text:p>0.0593098483472463</text:p>
          </table:table-cell>
          <table:table-cell office:value-type="float" office:value="0.126898149484685" calcext:value-type="float">
            <text:p>0.126898149484685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16491637495138" calcext:value-type="float">
            <text:p>0.0616491637495138</text:p>
          </table:table-cell>
          <table:table-cell office:value-type="float" office:value="0.057511540075535" calcext:value-type="float">
            <text:p>0.057511540075535</text:p>
          </table:table-cell>
          <table:table-cell office:value-type="float" office:value="0.114095744680851" calcext:value-type="float">
            <text:p>0.11409574468085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1484985367832" calcext:value-type="float">
            <text:p>0.061484985367832</text:p>
          </table:table-cell>
          <table:table-cell office:value-type="float" office:value="0.0596812338805205" calcext:value-type="float">
            <text:p>0.0596812338805205</text:p>
          </table:table-cell>
          <table:table-cell office:value-type="float" office:value="0.0843484949117865" calcext:value-type="float">
            <text:p>0.0843484949117865</text:p>
          </table:table-cell>
          <table:table-cell table:number-columns-repeated="3" office:value-type="float" office:value="0.0484391819160387" calcext:value-type="float">
            <text:p>0.0484391819160387</text:p>
          </table:table-cell>
          <table:table-cell office:value-type="float" office:value="2351" calcext:value-type="float">
            <text:p>2351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3997928615075" calcext:value-type="float">
            <text:p>0.0653997928615075</text:p>
          </table:table-cell>
          <table:table-cell office:value-type="float" office:value="0.0603502089696832" calcext:value-type="float">
            <text:p>0.0603502089696832</text:p>
          </table:table-cell>
          <table:table-cell office:value-type="float" office:value="0.12940595463926" calcext:value-type="float">
            <text:p>0.12940595463926</text:p>
          </table:table-cell>
          <table:table-cell table:number-columns-repeated="3" office:value-type="float" office:value="0.041340782122905" calcext:value-type="float">
            <text:p>0.041340782122905</text:p>
          </table:table-cell>
          <table:table-cell office:value-type="float" office:value="2346" calcext:value-type="float">
            <text:p>234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34324908585404" calcext:value-type="float">
            <text:p>5.34324908585404E-06</text:p>
          </table:table-cell>
          <table:table-cell office:value-type="float" office:value="0.00000641551832814002" calcext:value-type="float">
            <text:p>6.41551832814002E-06</text:p>
          </table:table-cell>
          <table:table-cell table:number-columns-repeated="2" office:value-type="float" office:value="0.999901175498962" calcext:value-type="float">
            <text:p>0.999901175498962</text:p>
          </table:table-cell>
          <table:table-cell office:value-type="float" office:value="0.998530983924866" calcext:value-type="float">
            <text:p>0.998530983924866</text:p>
          </table:table-cell>
          <table:table-cell office:value-type="float" office:value="0.021426626074063" calcext:value-type="float">
            <text:p>0.021426626074063</text:p>
          </table:table-cell>
          <table:table-cell office:value-type="float" office:value="0.0154296376823988" calcext:value-type="float">
            <text:p>0.0154296376823988</text:p>
          </table:table-cell>
          <table:table-cell office:value-type="float" office:value="0.100613378870071" calcext:value-type="float">
            <text:p>0.100613378870071</text:p>
          </table:table-cell>
          <table:table-cell office:value-type="float" office:value="0.000029143606298021" calcext:value-type="float">
            <text:p>2.9143606298021E-05</text:p>
          </table:table-cell>
          <table:table-cell office:value-type="float" office:value="0.0000238684033320169" calcext:value-type="float">
            <text:p>2.38684033320169E-05</text:p>
          </table:table-cell>
          <table:table-cell office:value-type="float" office:value="0.000670056964736432" calcext:value-type="float">
            <text:p>0.000670056964736432</text:p>
          </table:table-cell>
          <table:table-cell office:value-type="float" office:value="2356" calcext:value-type="float">
            <text:p>2356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285834038876538" calcext:value-type="float">
            <text:p>0.0285834038876538</text:p>
          </table:table-cell>
          <table:table-cell office:value-type="float" office:value="0.0298963286306858" calcext:value-type="float">
            <text:p>0.0298963286306858</text:p>
          </table:table-cell>
          <table:table-cell table:number-columns-repeated="2" office:value-type="float" office:value="0.867334805959217" calcext:value-type="float">
            <text:p>0.867334805959217</text:p>
          </table:table-cell>
          <table:table-cell office:value-type="float" office:value="0.767549830317679" calcext:value-type="float">
            <text:p>0.767549830317679</text:p>
          </table:table-cell>
          <table:table-cell office:value-type="float" office:value="0.0718040251250115" calcext:value-type="float">
            <text:p>0.0718040251250115</text:p>
          </table:table-cell>
          <table:table-cell office:value-type="float" office:value="0.0660445434023486" calcext:value-type="float">
            <text:p>0.0660445434023486</text:p>
          </table:table-cell>
          <table:table-cell office:value-type="float" office:value="0.147854640136969" calcext:value-type="float">
            <text:p>0.147854640136969</text:p>
          </table:table-cell>
          <table:table-cell office:value-type="float" office:value="0.0432389299747415" calcext:value-type="float">
            <text:p>0.0432389299747415</text:p>
          </table:table-cell>
          <table:table-cell office:value-type="float" office:value="0.0411968651687276" calcext:value-type="float">
            <text:p>0.0411968651687276</text:p>
          </table:table-cell>
          <table:table-cell office:value-type="float" office:value="0.0908245080769192" calcext:value-type="float">
            <text:p>0.0908245080769192</text:p>
          </table:table-cell>
          <table:table-cell office:value-type="float" office:value="2373" calcext:value-type="float">
            <text:p>237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85538587561518" calcext:value-type="float">
            <text:p>0.0285538587561518</text:p>
          </table:table-cell>
          <table:table-cell office:value-type="float" office:value="0.029866620776682" calcext:value-type="float">
            <text:p>0.029866620776682</text:p>
          </table:table-cell>
          <table:table-cell table:number-columns-repeated="2" office:value-type="float" office:value="0.867746437946278" calcext:value-type="float">
            <text:p>0.867746437946278</text:p>
          </table:table-cell>
          <table:table-cell office:value-type="float" office:value="0.768083707358285" calcext:value-type="float">
            <text:p>0.768083707358285</text:p>
          </table:table-cell>
          <table:table-cell office:value-type="float" office:value="0.0718029905997269" calcext:value-type="float">
            <text:p>0.0718029905997269</text:p>
          </table:table-cell>
          <table:table-cell office:value-type="float" office:value="0.0660382271082579" calcext:value-type="float">
            <text:p>0.0660382271082579</text:p>
          </table:table-cell>
          <table:table-cell office:value-type="float" office:value="0.14792334830476" calcext:value-type="float">
            <text:p>0.14792334830476</text:p>
          </table:table-cell>
          <table:table-cell office:value-type="float" office:value="0.0432101633617367" calcext:value-type="float">
            <text:p>0.0432101633617367</text:p>
          </table:table-cell>
          <table:table-cell office:value-type="float" office:value="0.0411676840767828" calcext:value-type="float">
            <text:p>0.0411676840767828</text:p>
          </table:table-cell>
          <table:table-cell office:value-type="float" office:value="0.0908233951826817" calcext:value-type="float">
            <text:p>0.0908233951826817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57810072061448" calcext:value-type="float">
            <text:p>0.0257810072061448</text:p>
          </table:table-cell>
          <table:table-cell office:value-type="float" office:value="0.0271915440157166" calcext:value-type="float">
            <text:p>0.0271915440157166</text:p>
          </table:table-cell>
          <table:table-cell table:number-columns-repeated="2" office:value-type="float" office:value="0.940425042909577" calcext:value-type="float">
            <text:p>0.940425042909577</text:p>
          </table:table-cell>
          <table:table-cell office:value-type="float" office:value="0.875576059688581" calcext:value-type="float">
            <text:p>0.875576059688581</text:p>
          </table:table-cell>
          <table:table-cell office:value-type="float" office:value="0.0789755757923119" calcext:value-type="float">
            <text:p>0.0789755757923119</text:p>
          </table:table-cell>
          <table:table-cell office:value-type="float" office:value="0.0717343582393062" calcext:value-type="float">
            <text:p>0.0717343582393062</text:p>
          </table:table-cell>
          <table:table-cell office:value-type="float" office:value="0.174591652873437" calcext:value-type="float">
            <text:p>0.174591652873437</text:p>
          </table:table-cell>
          <table:table-cell office:value-type="float" office:value="0.0421097326678624" calcext:value-type="float">
            <text:p>0.0421097326678624</text:p>
          </table:table-cell>
          <table:table-cell office:value-type="float" office:value="0.0397647639056468" calcext:value-type="float">
            <text:p>0.0397647639056468</text:p>
          </table:table-cell>
          <table:table-cell office:value-type="float" office:value="0.10098915653001" calcext:value-type="float">
            <text:p>0.10098915653001</text:p>
          </table:table-cell>
          <table:table-cell office:value-type="float" office:value="2356" calcext:value-type="float">
            <text:p>2356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532710280374" calcext:value-type="float">
            <text:p>0.0149532710280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0065435849497" calcext:value-type="float">
            <text:p>0.930065435849497</text:p>
          </table:table-cell>
          <table:table-cell office:value-type="float" office:value="0.0770805886739568" calcext:value-type="float">
            <text:p>0.0770805886739568</text:p>
          </table:table-cell>
          <table:table-cell office:value-type="float" office:value="0.0699175603415284" calcext:value-type="float">
            <text:p>0.0699175603415284</text:p>
          </table:table-cell>
          <table:table-cell office:value-type="float" office:value="0.171664222455747" calcext:value-type="float">
            <text:p>0.171664222455747</text:p>
          </table:table-cell>
          <table:table-cell table:number-columns-repeated="2" office:value-type="float" office:value="0.0149532710280374" calcext:value-type="float">
            <text:p>0.0149532710280374</text:p>
          </table:table-cell>
          <table:table-cell office:value-type="float" office:value="0.15" calcext:value-type="float">
            <text:p>0.15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532710280374" calcext:value-type="float">
            <text:p>0.0149532710280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0065435849497" calcext:value-type="float">
            <text:p>0.930065435849497</text:p>
          </table:table-cell>
          <table:table-cell office:value-type="float" office:value="0.0770806207790382" calcext:value-type="float">
            <text:p>0.0770806207790382</text:p>
          </table:table-cell>
          <table:table-cell office:value-type="float" office:value="0.0699175948779988" calcext:value-type="float">
            <text:p>0.0699175948779988</text:p>
          </table:table-cell>
          <table:table-cell office:value-type="float" office:value="0.171664222455747" calcext:value-type="float">
            <text:p>0.171664222455747</text:p>
          </table:table-cell>
          <table:table-cell table:number-columns-repeated="2" office:value-type="float" office:value="0.0149532710280374" calcext:value-type="float">
            <text:p>0.0149532710280374</text:p>
          </table:table-cell>
          <table:table-cell office:value-type="float" office:value="0.15" calcext:value-type="float">
            <text:p>0.15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602035284042358" calcext:value-type="float">
            <text:p>0.602035284042358</text:p>
          </table:table-cell>
          <table:table-cell office:value-type="float" office:value="0.0702302771982774" calcext:value-type="float">
            <text:p>0.0702302771982774</text:p>
          </table:table-cell>
          <table:table-cell office:value-type="float" office:value="0.0687770177831193" calcext:value-type="float">
            <text:p>0.0687770177831193</text:p>
          </table:table-cell>
          <table:table-cell office:value-type="float" office:value="0.0894197247243987" calcext:value-type="float">
            <text:p>0.0894197247243987</text:p>
          </table:table-cell>
          <table:table-cell table:number-columns-repeated="3" office:value-type="float" office:value="0.0625651720542232" calcext:value-type="float">
            <text:p>0.0625651720542232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1494631767273" calcext:value-type="float">
            <text:p>0.891494631767273</text:p>
          </table:table-cell>
          <table:table-cell office:value-type="float" office:value="0.0707392695000897" calcext:value-type="float">
            <text:p>0.0707392695000897</text:p>
          </table:table-cell>
          <table:table-cell office:value-type="float" office:value="0.0681900528282412" calcext:value-type="float">
            <text:p>0.0681900528282412</text:p>
          </table:table-cell>
          <table:table-cell office:value-type="float" office:value="0.104400196824498" calcext:value-type="float">
            <text:p>0.104400196824498</text:p>
          </table:table-cell>
          <table:table-cell table:number-columns-repeated="3" office:value-type="float" office:value="0.0573248407643312" calcext:value-type="float">
            <text:p>0.0573248407643312</text:p>
          </table:table-cell>
          <table:table-cell office:value-type="float" office:value="2356" calcext:value-type="float">
            <text:p>2356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69992018620521" calcext:value-type="float">
            <text:p>0.0769992018620521</text:p>
          </table:table-cell>
          <table:table-cell office:value-type="float" office:value="0.0703958336881587" calcext:value-type="float">
            <text:p>0.0703958336881587</text:p>
          </table:table-cell>
          <table:table-cell office:value-type="float" office:value="0.164192847915121" calcext:value-type="float">
            <text:p>0.164192847915121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10968494749125" calcext:value-type="float">
            <text:p>0.0810968494749125</text:p>
          </table:table-cell>
          <table:table-cell office:value-type="float" office:value="0.0742050209205021" calcext:value-type="float">
            <text:p>0.0742050209205021</text:p>
          </table:table-cell>
          <table:table-cell office:value-type="float" office:value="0.172099447513812" calcext:value-type="float">
            <text:p>0.1720994475138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11" calcext:value-type="float">
            <text:p>2311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0702554476737035" calcext:value-type="float">
            <text:p>0.0702554476737035</text:p>
          </table:table-cell>
          <table:table-cell office:value-type="float" office:value="0.0687789071377167" calcext:value-type="float">
            <text:p>0.0687789071377167</text:p>
          </table:table-cell>
          <table:table-cell office:value-type="float" office:value="0.0897523088947455" calcext:value-type="float">
            <text:p>0.0897523088947455</text:p>
          </table:table-cell>
          <table:table-cell table:number-columns-repeated="3" office:value-type="float" office:value="0.0625651720542232" calcext:value-type="float">
            <text:p>0.0625651720542232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0707430891702049" calcext:value-type="float">
            <text:p>0.0707430891702049</text:p>
          </table:table-cell>
          <table:table-cell office:value-type="float" office:value="0.0681962681936032" calcext:value-type="float">
            <text:p>0.0681962681936032</text:p>
          </table:table-cell>
          <table:table-cell office:value-type="float" office:value="0.104372382728648" calcext:value-type="float">
            <text:p>0.104372382728648</text:p>
          </table:table-cell>
          <table:table-cell table:number-columns-repeated="3" office:value-type="float" office:value="0.0573248407643312" calcext:value-type="float">
            <text:p>0.0573248407643312</text:p>
          </table:table-cell>
          <table:table-cell office:value-type="float" office:value="2356" calcext:value-type="float">
            <text:p>2356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56227051775204" calcext:value-type="float">
            <text:p>1.56227051775204E-05</text:p>
          </table:table-cell>
          <table:table-cell office:value-type="float" office:value="0.0000230202276725322" calcext:value-type="float">
            <text:p>2.30202276725322E-05</text:p>
          </table:table-cell>
          <table:table-cell office:value-type="float" office:value="0.999804317951202" calcext:value-type="float">
            <text:p>0.999804317951202</text:p>
          </table:table-cell>
          <table:table-cell office:value-type="float" office:value="0.99971479177475" calcext:value-type="float">
            <text:p>0.99971479177475</text:p>
          </table:table-cell>
          <table:table-cell office:value-type="float" office:value="0.999804317951202" calcext:value-type="float">
            <text:p>0.999804317951202</text:p>
          </table:table-cell>
          <table:table-cell office:value-type="float" office:value="0.0371999629403853" calcext:value-type="float">
            <text:p>0.0371999629403853</text:p>
          </table:table-cell>
          <table:table-cell office:value-type="float" office:value="0.0299540848930404" calcext:value-type="float">
            <text:p>0.0299540848930404</text:p>
          </table:table-cell>
          <table:table-cell office:value-type="float" office:value="0.144243363787051" calcext:value-type="float">
            <text:p>0.144243363787051</text:p>
          </table:table-cell>
          <table:table-cell office:value-type="float" office:value="0.000161002186359838" calcext:value-type="float">
            <text:p>0.000161002186359838</text:p>
          </table:table-cell>
          <table:table-cell office:value-type="float" office:value="0.000138655210321303" calcext:value-type="float">
            <text:p>0.000138655210321303</text:p>
          </table:table-cell>
          <table:table-cell office:value-type="float" office:value="0.00334683666005731" calcext:value-type="float">
            <text:p>0.00334683666005731</text:p>
          </table:table-cell>
          <table:table-cell office:value-type="float" office:value="2347" calcext:value-type="float">
            <text:p>2347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216311498380521" calcext:value-type="float">
            <text:p>0.0216311498380521</text:p>
          </table:table-cell>
          <table:table-cell office:value-type="float" office:value="0.0237565354077573" calcext:value-type="float">
            <text:p>0.0237565354077573</text:p>
          </table:table-cell>
          <table:table-cell office:value-type="float" office:value="0.738516133591198" calcext:value-type="float">
            <text:p>0.738516133591198</text:p>
          </table:table-cell>
          <table:table-cell office:value-type="float" office:value="0.72011927237523" calcext:value-type="float">
            <text:p>0.72011927237523</text:p>
          </table:table-cell>
          <table:table-cell office:value-type="float" office:value="0.738516133591198" calcext:value-type="float">
            <text:p>0.738516133591198</text:p>
          </table:table-cell>
          <table:table-cell office:value-type="float" office:value="0.0627495470847654" calcext:value-type="float">
            <text:p>0.0627495470847654</text:p>
          </table:table-cell>
          <table:table-cell office:value-type="float" office:value="0.0576908866835462" calcext:value-type="float">
            <text:p>0.0576908866835462</text:p>
          </table:table-cell>
          <table:table-cell office:value-type="float" office:value="0.137481168226704" calcext:value-type="float">
            <text:p>0.137481168226704</text:p>
          </table:table-cell>
          <table:table-cell office:value-type="float" office:value="0.0378821856329001" calcext:value-type="float">
            <text:p>0.0378821856329001</text:p>
          </table:table-cell>
          <table:table-cell office:value-type="float" office:value="0.0365574853007071" calcext:value-type="float">
            <text:p>0.0365574853007071</text:p>
          </table:table-cell>
          <table:table-cell office:value-type="float" office:value="0.0770422415859351" calcext:value-type="float">
            <text:p>0.0770422415859351</text:p>
          </table:table-cell>
          <table:table-cell office:value-type="float" office:value="2392" calcext:value-type="float">
            <text:p>239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216049324315807" calcext:value-type="float">
            <text:p>0.0216049324315807</text:p>
          </table:table-cell>
          <table:table-cell office:value-type="float" office:value="0.0237296492663236" calcext:value-type="float">
            <text:p>0.0237296492663236</text:p>
          </table:table-cell>
          <table:table-cell office:value-type="float" office:value="0.739054162427932" calcext:value-type="float">
            <text:p>0.739054162427932</text:p>
          </table:table-cell>
          <table:table-cell office:value-type="float" office:value="0.720665255128675" calcext:value-type="float">
            <text:p>0.720665255128675</text:p>
          </table:table-cell>
          <table:table-cell office:value-type="float" office:value="0.739054162427932" calcext:value-type="float">
            <text:p>0.739054162427932</text:p>
          </table:table-cell>
          <table:table-cell office:value-type="float" office:value="0.0627458117721303" calcext:value-type="float">
            <text:p>0.0627458117721303</text:p>
          </table:table-cell>
          <table:table-cell office:value-type="float" office:value="0.0576827646235129" calcext:value-type="float">
            <text:p>0.0576827646235129</text:p>
          </table:table-cell>
          <table:table-cell office:value-type="float" office:value="0.137542238360295" calcext:value-type="float">
            <text:p>0.137542238360295</text:p>
          </table:table-cell>
          <table:table-cell office:value-type="float" office:value="0.0378544837764268" calcext:value-type="float">
            <text:p>0.0378544837764268</text:p>
          </table:table-cell>
          <table:table-cell office:value-type="float" office:value="0.0365296348175525" calcext:value-type="float">
            <text:p>0.0365296348175525</text:p>
          </table:table-cell>
          <table:table-cell office:value-type="float" office:value="0.0770325483618505" calcext:value-type="float">
            <text:p>0.0770325483618505</text:p>
          </table:table-cell>
          <table:table-cell office:value-type="float" office:value="2392" calcext:value-type="float">
            <text:p>239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167494663612078" calcext:value-type="float">
            <text:p>0.0167494663612078</text:p>
          </table:table-cell>
          <table:table-cell office:value-type="float" office:value="0.0192682000256313" calcext:value-type="float">
            <text:p>0.0192682000256313</text:p>
          </table:table-cell>
          <table:table-cell office:value-type="float" office:value="0.958601479613199" calcext:value-type="float">
            <text:p>0.958601479613199</text:p>
          </table:table-cell>
          <table:table-cell office:value-type="float" office:value="0.952734867884833" calcext:value-type="float">
            <text:p>0.952734867884833</text:p>
          </table:table-cell>
          <table:table-cell office:value-type="float" office:value="0.958601479613199" calcext:value-type="float">
            <text:p>0.958601479613199</text:p>
          </table:table-cell>
          <table:table-cell office:value-type="float" office:value="0.0858567632997158" calcext:value-type="float">
            <text:p>0.0858567632997158</text:p>
          </table:table-cell>
          <table:table-cell office:value-type="float" office:value="0.0772586074461123" calcext:value-type="float">
            <text:p>0.0772586074461123</text:p>
          </table:table-cell>
          <table:table-cell office:value-type="float" office:value="0.212877372474423" calcext:value-type="float">
            <text:p>0.212877372474423</text:p>
          </table:table-cell>
          <table:table-cell office:value-type="float" office:value="0.0386411979109392" calcext:value-type="float">
            <text:p>0.0386411979109392</text:p>
          </table:table-cell>
          <table:table-cell office:value-type="float" office:value="0.0366492238215082" calcext:value-type="float">
            <text:p>0.0366492238215082</text:p>
          </table:table-cell>
          <table:table-cell office:value-type="float" office:value="0.109463534479034" calcext:value-type="float">
            <text:p>0.109463534479034</text:p>
          </table:table-cell>
          <table:table-cell office:value-type="float" office:value="2347" calcext:value-type="float">
            <text:p>2347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000156227051775204" calcext:value-type="float">
            <text:p>1.56227051775204E-05</text:p>
          </table:table-cell>
          <table:table-cell office:value-type="float" office:value="0.0105540897097625" calcext:value-type="float">
            <text:p>0.0105540897097625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636363269011925" calcext:value-type="float">
            <text:p>0.0636363269011925</text:p>
          </table:table-cell>
          <table:table-cell office:value-type="float" office:value="0.0570832678061376" calcext:value-type="float">
            <text:p>0.0570832678061376</text:p>
          </table:table-cell>
          <table:table-cell office:value-type="float" office:value="0.160444709115255" calcext:value-type="float">
            <text:p>0.160444709115255</text:p>
          </table:table-cell>
          <table:table-cell table:number-columns-repeated="2" office:value-type="float" office:value="0.0229885057471264" calcext:value-type="float">
            <text:p>0.0229885057471264</text:p>
          </table:table-cell>
          <table:table-cell office:value-type="float" office:value="0.2" calcext:value-type="float">
            <text:p>0.2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.0105540897097625" calcext:value-type="float">
            <text:p>0.0105540897097625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636404258770791" calcext:value-type="float">
            <text:p>0.0636404258770791</text:p>
          </table:table-cell>
          <table:table-cell office:value-type="float" office:value="0.0570876442459235" calcext:value-type="float">
            <text:p>0.0570876442459235</text:p>
          </table:table-cell>
          <table:table-cell office:value-type="float" office:value="0.160444709115255" calcext:value-type="float">
            <text:p>0.160444709115255</text:p>
          </table:table-cell>
          <table:table-cell table:number-columns-repeated="2" office:value-type="float" office:value="0.0229885057471264" calcext:value-type="float">
            <text:p>0.0229885057471264</text:p>
          </table:table-cell>
          <table:table-cell office:value-type="float" office:value="0.2" calcext:value-type="float">
            <text:p>0.2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0605761138510874" calcext:value-type="float">
            <text:p>0.0605761138510874</text:p>
          </table:table-cell>
          <table:table-cell office:value-type="float" office:value="0.0585223627056644" calcext:value-type="float">
            <text:p>0.0585223627056644</text:p>
          </table:table-cell>
          <table:table-cell office:value-type="float" office:value="0.0909161921221217" calcext:value-type="float">
            <text:p>0.0909161921221217</text:p>
          </table:table-cell>
          <table:table-cell table:number-columns-repeated="3" office:value-type="float" office:value="0.0493562231759657" calcext:value-type="float">
            <text:p>0.049356223175965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2930543422699" calcext:value-type="float">
            <text:p>0.792930543422699</text:p>
          </table:table-cell>
          <table:table-cell office:value-type="float" office:value="0.0649512272402579" calcext:value-type="float">
            <text:p>0.0649512272402579</text:p>
          </table:table-cell>
          <table:table-cell office:value-type="float" office:value="0.0618546969105218" calcext:value-type="float">
            <text:p>0.0618546969105218</text:p>
          </table:table-cell>
          <table:table-cell office:value-type="float" office:value="0.110696288798567" calcext:value-type="float">
            <text:p>0.110696288798567</text:p>
          </table:table-cell>
          <table:table-cell table:number-columns-repeated="3" office:value-type="float" office:value="0.0459518599562363" calcext:value-type="float">
            <text:p>0.0459518599562363</text:p>
          </table:table-cell>
          <table:table-cell office:value-type="float" office:value="2379" calcext:value-type="float">
            <text:p>237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28433800728686" calcext:value-type="float">
            <text:p>0.0628433800728686</text:p>
          </table:table-cell>
          <table:table-cell office:value-type="float" office:value="0.057239380716472" calcext:value-type="float">
            <text:p>0.057239380716472</text:p>
          </table:table-cell>
          <table:table-cell office:value-type="float" office:value="0.145631296945279" calcext:value-type="float">
            <text:p>0.145631296945279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54220147802412" calcext:value-type="float">
            <text:p>0.0654220147802412</text:p>
          </table:table-cell>
          <table:table-cell office:value-type="float" office:value="0.0596137873754153" calcext:value-type="float">
            <text:p>0.0596137873754153</text:p>
          </table:table-cell>
          <table:table-cell office:value-type="float" office:value="0.151226993865031" calcext:value-type="float">
            <text:p>0.15122699386503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0605761138510874" calcext:value-type="float">
            <text:p>0.0605761138510874</text:p>
          </table:table-cell>
          <table:table-cell office:value-type="float" office:value="0.0585223627056644" calcext:value-type="float">
            <text:p>0.0585223627056644</text:p>
          </table:table-cell>
          <table:table-cell office:value-type="float" office:value="0.0909161921221217" calcext:value-type="float">
            <text:p>0.0909161921221217</text:p>
          </table:table-cell>
          <table:table-cell table:number-columns-repeated="3" office:value-type="float" office:value="0.0493562231759657" calcext:value-type="float">
            <text:p>0.049356223175965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0649418273659112" calcext:value-type="float">
            <text:p>0.0649418273659112</text:p>
          </table:table-cell>
          <table:table-cell office:value-type="float" office:value="0.0618483626657624" calcext:value-type="float">
            <text:p>0.0618483626657624</text:p>
          </table:table-cell>
          <table:table-cell office:value-type="float" office:value="0.110641600359519" calcext:value-type="float">
            <text:p>0.110641600359519</text:p>
          </table:table-cell>
          <table:table-cell table:number-columns-repeated="3" office:value-type="float" office:value="0.0459518599562363" calcext:value-type="float">
            <text:p>0.0459518599562363</text:p>
          </table:table-cell>
          <table:table-cell office:value-type="float" office:value="2379" calcext:value-type="float">
            <text:p>237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23462884605397" calcext:value-type="float">
            <text:p>2.23462884605397E-05</text:p>
          </table:table-cell>
          <table:table-cell office:value-type="float" office:value="0.0000290727657556999" calcext:value-type="float">
            <text:p>0.0000290727657556999</text:p>
          </table:table-cell>
          <table:table-cell office:value-type="float" office:value="0.999915599822998" calcext:value-type="float">
            <text:p>0.999915599822998</text:p>
          </table:table-cell>
          <table:table-cell office:value-type="float" office:value="0.999594628810883" calcext:value-type="float">
            <text:p>0.999594628810883</text:p>
          </table:table-cell>
          <table:table-cell office:value-type="float" office:value="0.999915599822998" calcext:value-type="float">
            <text:p>0.999915599822998</text:p>
          </table:table-cell>
          <table:table-cell office:value-type="float" office:value="0.0380894085202031" calcext:value-type="float">
            <text:p>0.0380894085202031</text:p>
          </table:table-cell>
          <table:table-cell office:value-type="float" office:value="0.0277258734975559" calcext:value-type="float">
            <text:p>0.0277258734975559</text:p>
          </table:table-cell>
          <table:table-cell office:value-type="float" office:value="0.193220584946164" calcext:value-type="float">
            <text:p>0.193220584946164</text:p>
          </table:table-cell>
          <table:table-cell office:value-type="float" office:value="0.000158890848979354" calcext:value-type="float">
            <text:p>0.000158890848979354</text:p>
          </table:table-cell>
          <table:table-cell office:value-type="float" office:value="0.000139625350129791" calcext:value-type="float">
            <text:p>0.000139625350129791</text:p>
          </table:table-cell>
          <table:table-cell office:value-type="float" office:value="0.00665755989030004" calcext:value-type="float">
            <text:p>0.00665755989030004</text:p>
          </table:table-cell>
          <table:table-cell office:value-type="float" office:value="2347" calcext:value-type="float">
            <text:p>2347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262624948868555" calcext:value-type="float">
            <text:p>0.0262624948868555</text:p>
          </table:table-cell>
          <table:table-cell office:value-type="float" office:value="0.0282525538868944" calcext:value-type="float">
            <text:p>0.0282525538868944</text:p>
          </table:table-cell>
          <table:table-cell office:value-type="float" office:value="0.892754068661341" calcext:value-type="float">
            <text:p>0.892754068661341</text:p>
          </table:table-cell>
          <table:table-cell office:value-type="float" office:value="0.841752190405579" calcext:value-type="float">
            <text:p>0.841752190405579</text:p>
          </table:table-cell>
          <table:table-cell office:value-type="float" office:value="0.892754068661341" calcext:value-type="float">
            <text:p>0.892754068661341</text:p>
          </table:table-cell>
          <table:table-cell office:value-type="float" office:value="0.0817774490812526" calcext:value-type="float">
            <text:p>0.0817774490812526</text:p>
          </table:table-cell>
          <table:table-cell office:value-type="float" office:value="0.0730271383766596" calcext:value-type="float">
            <text:p>0.0730271383766596</text:p>
          </table:table-cell>
          <table:table-cell office:value-type="float" office:value="0.212760360870501" calcext:value-type="float">
            <text:p>0.212760360870501</text:p>
          </table:table-cell>
          <table:table-cell office:value-type="float" office:value="0.0450777019980316" calcext:value-type="float">
            <text:p>0.0450777019980316</text:p>
          </table:table-cell>
          <table:table-cell office:value-type="float" office:value="0.0435162267734759" calcext:value-type="float">
            <text:p>0.0435162267734759</text:p>
          </table:table-cell>
          <table:table-cell office:value-type="float" office:value="0.120729658962168" calcext:value-type="float">
            <text:p>0.120729658962168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262247125342393" calcext:value-type="float">
            <text:p>0.0262247125342393</text:p>
          </table:table-cell>
          <table:table-cell office:value-type="float" office:value="0.0282141487710612" calcext:value-type="float">
            <text:p>0.0282141487710612</text:p>
          </table:table-cell>
          <table:table-cell office:value-type="float" office:value="0.893186847259113" calcext:value-type="float">
            <text:p>0.893186847259113</text:p>
          </table:table-cell>
          <table:table-cell office:value-type="float" office:value="0.842292106945043" calcext:value-type="float">
            <text:p>0.842292106945043</text:p>
          </table:table-cell>
          <table:table-cell office:value-type="float" office:value="0.893186847259113" calcext:value-type="float">
            <text:p>0.893186847259113</text:p>
          </table:table-cell>
          <table:table-cell office:value-type="float" office:value="0.0817813669896349" calcext:value-type="float">
            <text:p>0.0817813669896349</text:p>
          </table:table-cell>
          <table:table-cell office:value-type="float" office:value="0.0730221608962912" calcext:value-type="float">
            <text:p>0.0730221608962912</text:p>
          </table:table-cell>
          <table:table-cell office:value-type="float" office:value="0.212897433355834" calcext:value-type="float">
            <text:p>0.212897433355834</text:p>
          </table:table-cell>
          <table:table-cell office:value-type="float" office:value="0.0450393243733661" calcext:value-type="float">
            <text:p>0.0450393243733661</text:p>
          </table:table-cell>
          <table:table-cell office:value-type="float" office:value="0.0434775104647511" calcext:value-type="float">
            <text:p>0.0434775104647511</text:p>
          </table:table-cell>
          <table:table-cell office:value-type="float" office:value="0.120753748950416" calcext:value-type="float">
            <text:p>0.120753748950416</text:p>
          </table:table-cell>
          <table:table-cell office:value-type="float" office:value="2375" calcext:value-type="float">
            <text:p>2375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221682916216772" calcext:value-type="float">
            <text:p>0.0221682916216772</text:p>
          </table:table-cell>
          <table:table-cell office:value-type="float" office:value="0.0242775870464279" calcext:value-type="float">
            <text:p>0.0242775870464279</text:p>
          </table:table-cell>
          <table:table-cell office:value-type="float" office:value="0.964998859001909" calcext:value-type="float">
            <text:p>0.964998859001909</text:p>
          </table:table-cell>
          <table:table-cell office:value-type="float" office:value="0.940573350582499" calcext:value-type="float">
            <text:p>0.940573350582499</text:p>
          </table:table-cell>
          <table:table-cell office:value-type="float" office:value="0.964998859001909" calcext:value-type="float">
            <text:p>0.964998859001909</text:p>
          </table:table-cell>
          <table:table-cell office:value-type="float" office:value="0.0931141521832802" calcext:value-type="float">
            <text:p>0.0931141521832802</text:p>
          </table:table-cell>
          <table:table-cell office:value-type="float" office:value="0.0818843500096712" calcext:value-type="float">
            <text:p>0.0818843500096712</text:p>
          </table:table-cell>
          <table:table-cell office:value-type="float" office:value="0.261212433167116" calcext:value-type="float">
            <text:p>0.261212433167116</text:p>
          </table:table-cell>
          <table:table-cell office:value-type="float" office:value="0.0433963572677828" calcext:value-type="float">
            <text:p>0.0433963572677828</text:p>
          </table:table-cell>
          <table:table-cell office:value-type="float" office:value="0.0415378333116084" calcext:value-type="float">
            <text:p>0.0415378333116084</text:p>
          </table:table-cell>
          <table:table-cell office:value-type="float" office:value="0.145555081901697" calcext:value-type="float">
            <text:p>0.145555081901697</text:p>
          </table:table-cell>
          <table:table-cell office:value-type="float" office:value="2347" calcext:value-type="float">
            <text:p>2347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7283950617284" calcext:value-type="float">
            <text:p>0.00617283950617284</text:p>
          </table:table-cell>
          <table:table-cell office:value-type="float" office:value="0.999915599822998" calcext:value-type="float">
            <text:p>0.999915599822998</text:p>
          </table:table-cell>
          <table:table-cell office:value-type="float" office:value="0.999594628810883" calcext:value-type="float">
            <text:p>0.999594628810883</text:p>
          </table:table-cell>
          <table:table-cell office:value-type="float" office:value="0.999915599822998" calcext:value-type="float">
            <text:p>0.999915599822998</text:p>
          </table:table-cell>
          <table:table-cell office:value-type="float" office:value="0.0816995363329104" calcext:value-type="float">
            <text:p>0.0816995363329104</text:p>
          </table:table-cell>
          <table:table-cell office:value-type="float" office:value="0.0709752347707882" calcext:value-type="float">
            <text:p>0.0709752347707882</text:p>
          </table:table-cell>
          <table:table-cell office:value-type="float" office:value="0.242231006921198" calcext:value-type="float">
            <text:p>0.242231006921198</text:p>
          </table:table-cell>
          <table:table-cell table:number-columns-repeated="2" office:value-type="float" office:value="0.0273972602739726" calcext:value-type="float">
            <text:p>0.0273972602739726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2409" calcext:value-type="float">
            <text:p>2409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7283950617284" calcext:value-type="float">
            <text:p>0.00617283950617284</text:p>
          </table:table-cell>
          <table:table-cell table:number-columns-repeated="3" office:value-type="float" office:value="0.424242424242424" calcext:value-type="float">
            <text:p>0.424242424242424</text:p>
          </table:table-cell>
          <table:table-cell office:value-type="float" office:value="0.0803567229916082" calcext:value-type="float">
            <text:p>0.0803567229916082</text:p>
          </table:table-cell>
          <table:table-cell office:value-type="float" office:value="0.0707364808436171" calcext:value-type="float">
            <text:p>0.0707364808436171</text:p>
          </table:table-cell>
          <table:table-cell office:value-type="float" office:value="0.224361589927377" calcext:value-type="float">
            <text:p>0.224361589927377</text:p>
          </table:table-cell>
          <table:table-cell table:number-columns-repeated="2" office:value-type="float" office:value="0.0273972602739726" calcext:value-type="float">
            <text:p>0.0273972602739726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9150175771028" calcext:value-type="float">
            <text:p>0.0789150175771028</text:p>
          </table:table-cell>
          <table:table-cell office:value-type="float" office:value="0.0738743548395151" calcext:value-type="float">
            <text:p>0.0738743548395151</text:p>
          </table:table-cell>
          <table:table-cell office:value-type="float" office:value="0.154368416319876" calcext:value-type="float">
            <text:p>0.154368416319876</text:p>
          </table:table-cell>
          <table:table-cell table:number-columns-repeated="3" office:value-type="float" office:value="0.0643459915611814" calcext:value-type="float">
            <text:p>0.0643459915611814</text:p>
          </table:table-cell>
          <table:table-cell office:value-type="float" office:value="2398" calcext:value-type="float">
            <text:p>2398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5014430970984" calcext:value-type="float">
            <text:p>0.0825014430970984</text:p>
          </table:table-cell>
          <table:table-cell office:value-type="float" office:value="0.0760341192612038" calcext:value-type="float">
            <text:p>0.0760341192612038</text:p>
          </table:table-cell>
          <table:table-cell office:value-type="float" office:value="0.179310452069186" calcext:value-type="float">
            <text:p>0.179310452069186</text:p>
          </table:table-cell>
          <table:table-cell table:number-columns-repeated="3" office:value-type="float" office:value="0.0532608695652174" calcext:value-type="float">
            <text:p>0.0532608695652174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0799679865233079" calcext:value-type="float">
            <text:p>0.0799679865233079</text:p>
          </table:table-cell>
          <table:table-cell office:value-type="float" office:value="0.0710541971395381" calcext:value-type="float">
            <text:p>0.0710541971395381</text:p>
          </table:table-cell>
          <table:table-cell office:value-type="float" office:value="0.213398001522596" calcext:value-type="float">
            <text:p>0.213398001522596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95799299883314" calcext:value-type="float">
            <text:p>0.0795799299883314</text:p>
          </table:table-cell>
          <table:table-cell office:value-type="float" office:value="0.0705809128630706" calcext:value-type="float">
            <text:p>0.070580912863070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9449223935141" calcext:value-type="float">
            <text:p>0.0789449223935141</text:p>
          </table:table-cell>
          <table:table-cell office:value-type="float" office:value="0.0738854217897235" calcext:value-type="float">
            <text:p>0.0738854217897235</text:p>
          </table:table-cell>
          <table:table-cell office:value-type="float" office:value="0.154680304102429" calcext:value-type="float">
            <text:p>0.154680304102429</text:p>
          </table:table-cell>
          <table:table-cell table:number-columns-repeated="3" office:value-type="float" office:value="0.0643459915611814" calcext:value-type="float">
            <text:p>0.0643459915611814</text:p>
          </table:table-cell>
          <table:table-cell office:value-type="float" office:value="2396" calcext:value-type="float">
            <text:p>2396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4906606817722" calcext:value-type="float">
            <text:p>0.0824906606817722</text:p>
          </table:table-cell>
          <table:table-cell office:value-type="float" office:value="0.0760241059079233" calcext:value-type="float">
            <text:p>0.0760241059079233</text:p>
          </table:table-cell>
          <table:table-cell office:value-type="float" office:value="0.179288157607088" calcext:value-type="float">
            <text:p>0.179288157607088</text:p>
          </table:table-cell>
          <table:table-cell table:number-columns-repeated="3" office:value-type="float" office:value="0.0532608695652174" calcext:value-type="float">
            <text:p>0.0532608695652174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328342030115891" calcext:value-type="float">
            <text:p>3.28342030115891E-05</text:p>
          </table:table-cell>
          <table:table-cell office:value-type="float" office:value="0.000044002321374137" calcext:value-type="float">
            <text:p>4.4002321374137E-05</text:p>
          </table:table-cell>
          <table:table-cell office:value-type="float" office:value="0.999871730804443" calcext:value-type="float">
            <text:p>0.999871730804443</text:p>
          </table:table-cell>
          <table:table-cell office:value-type="float" office:value="0.999650359153748" calcext:value-type="float">
            <text:p>0.999650359153748</text:p>
          </table:table-cell>
          <table:table-cell office:value-type="float" office:value="0.999871730804443" calcext:value-type="float">
            <text:p>0.999871730804443</text:p>
          </table:table-cell>
          <table:table-cell office:value-type="float" office:value="0.0278273592723519" calcext:value-type="float">
            <text:p>0.0278273592723519</text:p>
          </table:table-cell>
          <table:table-cell office:value-type="float" office:value="0.0215398759437433" calcext:value-type="float">
            <text:p>0.0215398759437433</text:p>
          </table:table-cell>
          <table:table-cell office:value-type="float" office:value="0.111847806881468" calcext:value-type="float">
            <text:p>0.111847806881468</text:p>
          </table:table-cell>
          <table:table-cell office:value-type="float" office:value="0.000186149613000453" calcext:value-type="float">
            <text:p>0.000186149613000453</text:p>
          </table:table-cell>
          <table:table-cell office:value-type="float" office:value="0.000151060376083478" calcext:value-type="float">
            <text:p>0.000151060376083478</text:p>
          </table:table-cell>
          <table:table-cell office:value-type="float" office:value="0.00432206690311432" calcext:value-type="float">
            <text:p>0.00432206690311432</text:p>
          </table:table-cell>
          <table:table-cell office:value-type="float" office:value="2347" calcext:value-type="float">
            <text:p>234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358048339211342" calcext:value-type="float">
            <text:p>0.0358048339211342</text:p>
          </table:table-cell>
          <table:table-cell office:value-type="float" office:value="0.0383448443475825" calcext:value-type="float">
            <text:p>0.0383448443475825</text:p>
          </table:table-cell>
          <table:table-cell office:value-type="float" office:value="0.801389435158886" calcext:value-type="float">
            <text:p>0.801389435158886</text:p>
          </table:table-cell>
          <table:table-cell office:value-type="float" office:value="0.759725350439904" calcext:value-type="float">
            <text:p>0.759725350439904</text:p>
          </table:table-cell>
          <table:table-cell office:value-type="float" office:value="0.801389435158886" calcext:value-type="float">
            <text:p>0.801389435158886</text:p>
          </table:table-cell>
          <table:table-cell office:value-type="float" office:value="0.0803792329943372" calcext:value-type="float">
            <text:p>0.0803792329943372</text:p>
          </table:table-cell>
          <table:table-cell office:value-type="float" office:value="0.0748635593427103" calcext:value-type="float">
            <text:p>0.0748635593427103</text:p>
          </table:table-cell>
          <table:table-cell office:value-type="float" office:value="0.15408588871887" calcext:value-type="float">
            <text:p>0.15408588871887</text:p>
          </table:table-cell>
          <table:table-cell office:value-type="float" office:value="0.0535866883142852" calcext:value-type="float">
            <text:p>0.0535866883142852</text:p>
          </table:table-cell>
          <table:table-cell office:value-type="float" office:value="0.0510687530654441" calcext:value-type="float">
            <text:p>0.0510687530654441</text:p>
          </table:table-cell>
          <table:table-cell office:value-type="float" office:value="0.108530296372286" calcext:value-type="float">
            <text:p>0.108530296372286</text:p>
          </table:table-cell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357694644872943" calcext:value-type="float">
            <text:p>0.0357694644872943</text:p>
          </table:table-cell>
          <table:table-cell office:value-type="float" office:value="0.0383095134011976" calcext:value-type="float">
            <text:p>0.0383095134011976</text:p>
          </table:table-cell>
          <table:table-cell office:value-type="float" office:value="0.801922369901159" calcext:value-type="float">
            <text:p>0.801922369901159</text:p>
          </table:table-cell>
          <table:table-cell office:value-type="float" office:value="0.760295167106795" calcext:value-type="float">
            <text:p>0.760295167106795</text:p>
          </table:table-cell>
          <table:table-cell office:value-type="float" office:value="0.801922369901159" calcext:value-type="float">
            <text:p>0.801922369901159</text:p>
          </table:table-cell>
          <table:table-cell office:value-type="float" office:value="0.0803750835177033" calcext:value-type="float">
            <text:p>0.0803750835177033</text:p>
          </table:table-cell>
          <table:table-cell office:value-type="float" office:value="0.0748542749737254" calcext:value-type="float">
            <text:p>0.0748542749737254</text:p>
          </table:table-cell>
          <table:table-cell office:value-type="float" office:value="0.154150357468514" calcext:value-type="float">
            <text:p>0.154150357468514</text:p>
          </table:table-cell>
          <table:table-cell office:value-type="float" office:value="0.0535546856881214" calcext:value-type="float">
            <text:p>0.0535546856881214</text:p>
          </table:table-cell>
          <table:table-cell office:value-type="float" office:value="0.0510358768840785" calcext:value-type="float">
            <text:p>0.0510358768840785</text:p>
          </table:table-cell>
          <table:table-cell office:value-type="float" office:value="0.108538372400658" calcext:value-type="float">
            <text:p>0.108538372400658</text:p>
          </table:table-cell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92752510541239" calcext:value-type="float">
            <text:p>0.0292752510541239</text:p>
          </table:table-cell>
          <table:table-cell office:value-type="float" office:value="0.0322328424749828" calcext:value-type="float">
            <text:p>0.0322328424749828</text:p>
          </table:table-cell>
          <table:table-cell office:value-type="float" office:value="0.954311052290967" calcext:value-type="float">
            <text:p>0.954311052290967</text:p>
          </table:table-cell>
          <table:table-cell office:value-type="float" office:value="0.936966151604418" calcext:value-type="float">
            <text:p>0.936966151604418</text:p>
          </table:table-cell>
          <table:table-cell office:value-type="float" office:value="0.954311052290967" calcext:value-type="float">
            <text:p>0.954311052290967</text:p>
          </table:table-cell>
          <table:table-cell office:value-type="float" office:value="0.0943993792658176" calcext:value-type="float">
            <text:p>0.0943993792658176</text:p>
          </table:table-cell>
          <table:table-cell office:value-type="float" office:value="0.0862265330806498" calcext:value-type="float">
            <text:p>0.0862265330806498</text:p>
          </table:table-cell>
          <table:table-cell office:value-type="float" office:value="0.203614172980463" calcext:value-type="float">
            <text:p>0.203614172980463</text:p>
          </table:table-cell>
          <table:table-cell office:value-type="float" office:value="0.0515239088268225" calcext:value-type="float">
            <text:p>0.0515239088268225</text:p>
          </table:table-cell>
          <table:table-cell office:value-type="float" office:value="0.0481695632756174" calcext:value-type="float">
            <text:p>0.0481695632756174</text:p>
          </table:table-cell>
          <table:table-cell office:value-type="float" office:value="0.136481608600193" calcext:value-type="float">
            <text:p>0.136481608600193</text:p>
          </table:table-cell>
          <table:table-cell office:value-type="float" office:value="2347" calcext:value-type="float">
            <text:p>234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245532836858" calcext:value-type="float">
            <text:p>0.0834245532836858</text:p>
          </table:table-cell>
          <table:table-cell office:value-type="float" office:value="0.0748499272443718" calcext:value-type="float">
            <text:p>0.0748499272443718</text:p>
          </table:table-cell>
          <table:table-cell office:value-type="float" office:value="0.198008382814631" calcext:value-type="float">
            <text:p>0.198008382814631</text:p>
          </table:table-cell>
          <table:table-cell office:value-type="float" office:value="0.0350877192982456" calcext:value-type="float">
            <text:p>0.0350877192982456</text:p>
          </table:table-cell>
          <table:table-cell office:value-type="float" office:value="0.0348258706467662" calcext:value-type="float">
            <text:p>0.0348258706467662</text:p>
          </table:table-cell>
          <table:table-cell office:value-type="float" office:value="0.206349206349206" calcext:value-type="float">
            <text:p>0.206349206349206</text:p>
          </table:table-cell>
          <table:table-cell office:value-type="float" office:value="2384" calcext:value-type="float">
            <text:p>2384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246405216111" calcext:value-type="float">
            <text:p>0.0834246405216111</text:p>
          </table:table-cell>
          <table:table-cell office:value-type="float" office:value="0.074849898811064" calcext:value-type="float">
            <text:p>0.074849898811064</text:p>
          </table:table-cell>
          <table:table-cell office:value-type="float" office:value="0.198010015782105" calcext:value-type="float">
            <text:p>0.198010015782105</text:p>
          </table:table-cell>
          <table:table-cell office:value-type="float" office:value="0.0350877192982456" calcext:value-type="float">
            <text:p>0.0350877192982456</text:p>
          </table:table-cell>
          <table:table-cell office:value-type="float" office:value="0.0348258706467662" calcext:value-type="float">
            <text:p>0.0348258706467662</text:p>
          </table:table-cell>
          <table:table-cell office:value-type="float" office:value="0.206349206349206" calcext:value-type="float">
            <text:p>0.206349206349206</text:p>
          </table:table-cell>
          <table:table-cell office:value-type="float" office:value="2384" calcext:value-type="float">
            <text:p>2384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26602077484131" calcext:value-type="float">
            <text:p>0.726602077484131</text:p>
          </table:table-cell>
          <table:table-cell office:value-type="float" office:value="0.686678111553192" calcext:value-type="float">
            <text:p>0.686678111553192</text:p>
          </table:table-cell>
          <table:table-cell office:value-type="float" office:value="0.0817078993630288" calcext:value-type="float">
            <text:p>0.0817078993630288</text:p>
          </table:table-cell>
          <table:table-cell office:value-type="float" office:value="0.0801549125512521" calcext:value-type="float">
            <text:p>0.0801549125512521</text:p>
          </table:table-cell>
          <table:table-cell office:value-type="float" office:value="0.102460661674593" calcext:value-type="float">
            <text:p>0.102460661674593</text:p>
          </table:table-cell>
          <table:table-cell table:number-columns-repeated="3" office:value-type="float" office:value="0.072938689217759" calcext:value-type="float">
            <text:p>0.072938689217759</text:p>
          </table:table-cell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3042585849762" calcext:value-type="float">
            <text:p>0.933042585849762</text:p>
          </table:table-cell>
          <table:table-cell office:value-type="float" office:value="0.929781019687653" calcext:value-type="float">
            <text:p>0.929781019687653</text:p>
          </table:table-cell>
          <table:table-cell office:value-type="float" office:value="0.933042585849762" calcext:value-type="float">
            <text:p>0.933042585849762</text:p>
          </table:table-cell>
          <table:table-cell office:value-type="float" office:value="0.0837221357188665" calcext:value-type="float">
            <text:p>0.0837221357188665</text:p>
          </table:table-cell>
          <table:table-cell office:value-type="float" office:value="0.0811028804894766" calcext:value-type="float">
            <text:p>0.0811028804894766</text:p>
          </table:table-cell>
          <table:table-cell office:value-type="float" office:value="0.11872357990155" calcext:value-type="float">
            <text:p>0.11872357990155</text:p>
          </table:table-cell>
          <table:table-cell table:number-columns-repeated="3" office:value-type="float" office:value="0.0680570801317234" calcext:value-type="float">
            <text:p>0.0680570801317234</text:p>
          </table:table-cell>
          <table:table-cell office:value-type="float" office:value="2359" calcext:value-type="float">
            <text:p>2359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810406438160318" calcext:value-type="float">
            <text:p>0.0810406438160318</text:p>
          </table:table-cell>
          <table:table-cell office:value-type="float" office:value="0.074411879489751" calcext:value-type="float">
            <text:p>0.074411879489751</text:p>
          </table:table-cell>
          <table:table-cell office:value-type="float" office:value="0.169621673248789" calcext:value-type="float">
            <text:p>0.169621673248789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847530143912874" calcext:value-type="float">
            <text:p>0.0847530143912874</text:p>
          </table:table-cell>
          <table:table-cell office:value-type="float" office:value="0.0767767558528428" calcext:value-type="float">
            <text:p>0.0767767558528428</text:p>
          </table:table-cell>
          <table:table-cell office:value-type="float" office:value="0.191340782122905" calcext:value-type="float">
            <text:p>0.19134078212290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0816889339046133" calcext:value-type="float">
            <text:p>0.0816889339046133</text:p>
          </table:table-cell>
          <table:table-cell office:value-type="float" office:value="0.0801289585035793" calcext:value-type="float">
            <text:p>0.0801289585035793</text:p>
          </table:table-cell>
          <table:table-cell office:value-type="float" office:value="0.102535085632396" calcext:value-type="float">
            <text:p>0.102535085632396</text:p>
          </table:table-cell>
          <table:table-cell table:number-columns-repeated="3" office:value-type="float" office:value="0.072938689217759" calcext:value-type="float">
            <text:p>0.072938689217759</text:p>
          </table:table-cell>
          <table:table-cell office:value-type="float" office:value="2383" calcext:value-type="float">
            <text:p>238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0837089398406479" calcext:value-type="float">
            <text:p>0.0837089398406479</text:p>
          </table:table-cell>
          <table:table-cell office:value-type="float" office:value="0.081080401376522" calcext:value-type="float">
            <text:p>0.081080401376522</text:p>
          </table:table-cell>
          <table:table-cell office:value-type="float" office:value="0.118834437081927" calcext:value-type="float">
            <text:p>0.118834437081927</text:p>
          </table:table-cell>
          <table:table-cell table:number-columns-repeated="3" office:value-type="float" office:value="0.0680570801317234" calcext:value-type="float">
            <text:p>0.0680570801317234</text:p>
          </table:table-cell>
          <table:table-cell office:value-type="float" office:value="2359" calcext:value-type="float">
            <text:p>2359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33327830553753" calcext:value-type="float">
            <text:p>1.33327830553753E-05</text:p>
          </table:table-cell>
          <table:table-cell office:value-type="float" office:value="0.0000254284968832508" calcext:value-type="float">
            <text:p>2.54284968832508E-05</text:p>
          </table:table-cell>
          <table:table-cell table:number-columns-repeated="2" office:value-type="float" office:value="0.999779045581818" calcext:value-type="float">
            <text:p>0.999779045581818</text:p>
          </table:table-cell>
          <table:table-cell office:value-type="float" office:value="0.999573409557343" calcext:value-type="float">
            <text:p>0.999573409557343</text:p>
          </table:table-cell>
          <table:table-cell office:value-type="float" office:value="0.0536766405460194" calcext:value-type="float">
            <text:p>0.0536766405460194</text:p>
          </table:table-cell>
          <table:table-cell office:value-type="float" office:value="0.0415163707330196" calcext:value-type="float">
            <text:p>0.0415163707330196</text:p>
          </table:table-cell>
          <table:table-cell office:value-type="float" office:value="0.215205557895368" calcext:value-type="float">
            <text:p>0.215205557895368</text:p>
          </table:table-cell>
          <table:table-cell office:value-type="float" office:value="0.000210911384783685" calcext:value-type="float">
            <text:p>0.000210911384783685</text:p>
          </table:table-cell>
          <table:table-cell office:value-type="float" office:value="0.000166924568475224" calcext:value-type="float">
            <text:p>0.000166924568475224</text:p>
          </table:table-cell>
          <table:table-cell office:value-type="float" office:value="0.00488935899920762" calcext:value-type="float">
            <text:p>0.00488935899920762</text:p>
          </table:table-cell>
          <table:table-cell office:value-type="float" office:value="2299" calcext:value-type="float">
            <text:p>2299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262047947963545" calcext:value-type="float">
            <text:p>0.0262047947963545</text:p>
          </table:table-cell>
          <table:table-cell office:value-type="float" office:value="0.0297441062997276" calcext:value-type="float">
            <text:p>0.0297441062997276</text:p>
          </table:table-cell>
          <table:table-cell table:number-columns-repeated="2" office:value-type="float" office:value="0.586550201554352" calcext:value-type="float">
            <text:p>0.586550201554352</text:p>
          </table:table-cell>
          <table:table-cell office:value-type="float" office:value="0.55400993190346" calcext:value-type="float">
            <text:p>0.55400993190346</text:p>
          </table:table-cell>
          <table:table-cell office:value-type="float" office:value="0.0675803786211416" calcext:value-type="float">
            <text:p>0.0675803786211416</text:p>
          </table:table-cell>
          <table:table-cell office:value-type="float" office:value="0.062392084964144" calcext:value-type="float">
            <text:p>0.062392084964144</text:p>
          </table:table-cell>
          <table:table-cell office:value-type="float" office:value="0.13649821269826" calcext:value-type="float">
            <text:p>0.13649821269826</text:p>
          </table:table-cell>
          <table:table-cell office:value-type="float" office:value="0.044879729507434" calcext:value-type="float">
            <text:p>0.044879729507434</text:p>
          </table:table-cell>
          <table:table-cell office:value-type="float" office:value="0.0428984717309823" calcext:value-type="float">
            <text:p>0.0428984717309823</text:p>
          </table:table-cell>
          <table:table-cell office:value-type="float" office:value="0.0814786073220341" calcext:value-type="float">
            <text:p>0.0814786073220341</text:p>
          </table:table-cell>
          <table:table-cell office:value-type="float" office:value="2386" calcext:value-type="float">
            <text:p>2386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261804699480487" calcext:value-type="float">
            <text:p>0.0261804699480487</text:p>
          </table:table-cell>
          <table:table-cell office:value-type="float" office:value="0.0297194015501771" calcext:value-type="float">
            <text:p>0.0297194015501771</text:p>
          </table:table-cell>
          <table:table-cell table:number-columns-repeated="2" office:value-type="float" office:value="0.587036601139129" calcext:value-type="float">
            <text:p>0.587036601139129</text:p>
          </table:table-cell>
          <table:table-cell office:value-type="float" office:value="0.554481042705892" calcext:value-type="float">
            <text:p>0.554481042705892</text:p>
          </table:table-cell>
          <table:table-cell office:value-type="float" office:value="0.067578896445221" calcext:value-type="float">
            <text:p>0.067578896445221</text:p>
          </table:table-cell>
          <table:table-cell office:value-type="float" office:value="0.0623860628744961" calcext:value-type="float">
            <text:p>0.0623860628744961</text:p>
          </table:table-cell>
          <table:table-cell office:value-type="float" office:value="0.136557035709684" calcext:value-type="float">
            <text:p>0.136557035709684</text:p>
          </table:table-cell>
          <table:table-cell office:value-type="float" office:value="0.044856691273101" calcext:value-type="float">
            <text:p>0.044856691273101</text:p>
          </table:table-cell>
          <table:table-cell office:value-type="float" office:value="0.0428749583304381" calcext:value-type="float">
            <text:p>0.0428749583304381</text:p>
          </table:table-cell>
          <table:table-cell office:value-type="float" office:value="0.0814738732751714" calcext:value-type="float">
            <text:p>0.0814738732751714</text:p>
          </table:table-cell>
          <table:table-cell office:value-type="float" office:value="2386" calcext:value-type="float">
            <text:p>2386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81374372672519" calcext:value-type="float">
            <text:p>0.0181374372672519</text:p>
          </table:table-cell>
          <table:table-cell office:value-type="float" office:value="0.02271193075127" calcext:value-type="float">
            <text:p>0.02271193075127</text:p>
          </table:table-cell>
          <table:table-cell table:number-columns-repeated="2" office:value-type="float" office:value="0.952258192414242" calcext:value-type="float">
            <text:p>0.952258192414242</text:p>
          </table:table-cell>
          <table:table-cell office:value-type="float" office:value="0.940421387635785" calcext:value-type="float">
            <text:p>0.940421387635785</text:p>
          </table:table-cell>
          <table:table-cell office:value-type="float" office:value="0.106713080110393" calcext:value-type="float">
            <text:p>0.106713080110393</text:p>
          </table:table-cell>
          <table:table-cell office:value-type="float" office:value="0.0944420613170423" calcext:value-type="float">
            <text:p>0.0944420613170423</text:p>
          </table:table-cell>
          <table:table-cell office:value-type="float" office:value="0.269713113082075" calcext:value-type="float">
            <text:p>0.269713113082075</text:p>
          </table:table-cell>
          <table:table-cell office:value-type="float" office:value="0.0469952543060609" calcext:value-type="float">
            <text:p>0.0469952543060609</text:p>
          </table:table-cell>
          <table:table-cell office:value-type="float" office:value="0.0434069925547954" calcext:value-type="float">
            <text:p>0.0434069925547954</text:p>
          </table:table-cell>
          <table:table-cell office:value-type="float" office:value="0.131217855744348" calcext:value-type="float">
            <text:p>0.131217855744348</text:p>
          </table:table-cell>
          <table:table-cell office:value-type="float" office:value="2299" calcext:value-type="float">
            <text:p>2299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63887693234794" calcext:value-type="float">
            <text:p>0.0663887693234794</text:p>
          </table:table-cell>
          <table:table-cell office:value-type="float" office:value="0.0601994375461671" calcext:value-type="float">
            <text:p>0.0601994375461671</text:p>
          </table:table-cell>
          <table:table-cell office:value-type="float" office:value="0.14860372643211" calcext:value-type="float">
            <text:p>0.14860372643211</text:p>
          </table:table-cell>
          <table:table-cell table:number-columns-repeated="2" office:value-type="float" office:value="0.0265151515151515" calcext:value-type="float">
            <text:p>0.0265151515151515</text:p>
          </table:table-cell>
          <table:table-cell office:value-type="float" office:value="0.131313131313131" calcext:value-type="float">
            <text:p>0.131313131313131</text:p>
          </table:table-cell>
          <table:table-cell office:value-type="float" office:value="2386" calcext:value-type="float">
            <text:p>2386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63887584262202" calcext:value-type="float">
            <text:p>0.0663887584262202</text:p>
          </table:table-cell>
          <table:table-cell office:value-type="float" office:value="0.0601994258285371" calcext:value-type="float">
            <text:p>0.0601994258285371</text:p>
          </table:table-cell>
          <table:table-cell office:value-type="float" office:value="0.14860372643211" calcext:value-type="float">
            <text:p>0.14860372643211</text:p>
          </table:table-cell>
          <table:table-cell table:number-columns-repeated="2" office:value-type="float" office:value="0.0265151515151515" calcext:value-type="float">
            <text:p>0.0265151515151515</text:p>
          </table:table-cell>
          <table:table-cell office:value-type="float" office:value="0.131313131313131" calcext:value-type="float">
            <text:p>0.131313131313131</text:p>
          </table:table-cell>
          <table:table-cell office:value-type="float" office:value="2386" calcext:value-type="float">
            <text:p>2386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19813214259367" calcext:value-type="float">
            <text:p>0.0719813214259367</text:p>
          </table:table-cell>
          <table:table-cell office:value-type="float" office:value="0.0676578686794089" calcext:value-type="float">
            <text:p>0.0676578686794089</text:p>
          </table:table-cell>
          <table:table-cell office:value-type="float" office:value="0.12941118540898" calcext:value-type="float">
            <text:p>0.12941118540898</text:p>
          </table:table-cell>
          <table:table-cell table:number-columns-repeated="3" office:value-type="float" office:value="0.051819184123484" calcext:value-type="float">
            <text:p>0.051819184123484</text:p>
          </table:table-cell>
          <table:table-cell office:value-type="float" office:value="2364" calcext:value-type="float">
            <text:p>236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481137176715" calcext:value-type="float">
            <text:p>0.072481137176715</text:p>
          </table:table-cell>
          <table:table-cell office:value-type="float" office:value="0.0661405016873737" calcext:value-type="float">
            <text:p>0.0661405016873737</text:p>
          </table:table-cell>
          <table:table-cell office:value-type="float" office:value="0.156705911926798" calcext:value-type="float">
            <text:p>0.156705911926798</text:p>
          </table:table-cell>
          <table:table-cell table:number-columns-repeated="3" office:value-type="float" office:value="0.0492554410080183" calcext:value-type="float">
            <text:p>0.0492554410080183</text:p>
          </table:table-cell>
          <table:table-cell office:value-type="float" office:value="2351" calcext:value-type="float">
            <text:p>2351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66095128121635" calcext:value-type="float">
            <text:p>0.066095128121635</text:p>
          </table:table-cell>
          <table:table-cell office:value-type="float" office:value="0.0605709712340923" calcext:value-type="float">
            <text:p>0.0605709712340923</text:p>
          </table:table-cell>
          <table:table-cell office:value-type="float" office:value="0.139474345444495" calcext:value-type="float">
            <text:p>0.13947434544449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686697782963827" calcext:value-type="float">
            <text:p>0.0686697782963827</text:p>
          </table:table-cell>
          <table:table-cell office:value-type="float" office:value="0.0623170221664576" calcext:value-type="float">
            <text:p>0.0623170221664576</text:p>
          </table:table-cell>
          <table:table-cell office:value-type="float" office:value="0.153055555555556" calcext:value-type="float">
            <text:p>0.15305555555555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19813214259367" calcext:value-type="float">
            <text:p>0.0719813214259367</text:p>
          </table:table-cell>
          <table:table-cell office:value-type="float" office:value="0.0676578686794089" calcext:value-type="float">
            <text:p>0.0676578686794089</text:p>
          </table:table-cell>
          <table:table-cell office:value-type="float" office:value="0.12941118540898" calcext:value-type="float">
            <text:p>0.12941118540898</text:p>
          </table:table-cell>
          <table:table-cell table:number-columns-repeated="3" office:value-type="float" office:value="0.051819184123484" calcext:value-type="float">
            <text:p>0.051819184123484</text:p>
          </table:table-cell>
          <table:table-cell office:value-type="float" office:value="2364" calcext:value-type="float">
            <text:p>236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4989846532269" calcext:value-type="float">
            <text:p>0.0724989846532269</text:p>
          </table:table-cell>
          <table:table-cell office:value-type="float" office:value="0.0661517157047432" calcext:value-type="float">
            <text:p>0.0661517157047432</text:p>
          </table:table-cell>
          <table:table-cell office:value-type="float" office:value="0.156811873852252" calcext:value-type="float">
            <text:p>0.156811873852252</text:p>
          </table:table-cell>
          <table:table-cell table:number-columns-repeated="3" office:value-type="float" office:value="0.0492554410080183" calcext:value-type="float">
            <text:p>0.0492554410080183</text:p>
          </table:table-cell>
          <table:table-cell office:value-type="float" office:value="2351" calcext:value-type="float">
            <text:p>2351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67968152911635" calcext:value-type="float">
            <text:p>2.67968152911635E-05</text:p>
          </table:table-cell>
          <table:table-cell office:value-type="float" office:value="0.0000382641628675628" calcext:value-type="float">
            <text:p>3.82641628675628E-05</text:p>
          </table:table-cell>
          <table:table-cell office:value-type="float" office:value="0.997805416584015" calcext:value-type="float">
            <text:p>0.997805416584015</text:p>
          </table:table-cell>
          <table:table-cell office:value-type="float" office:value="0.993521988391876" calcext:value-type="float">
            <text:p>0.993521988391876</text:p>
          </table:table-cell>
          <table:table-cell office:value-type="float" office:value="0.997805416584015" calcext:value-type="float">
            <text:p>0.997805416584015</text:p>
          </table:table-cell>
          <table:table-cell office:value-type="float" office:value="0.0334457265599932" calcext:value-type="float">
            <text:p>0.0334457265599932</text:p>
          </table:table-cell>
          <table:table-cell office:value-type="float" office:value="0.0250409541432385" calcext:value-type="float">
            <text:p>0.0250409541432385</text:p>
          </table:table-cell>
          <table:table-cell office:value-type="float" office:value="0.136425850449818" calcext:value-type="float">
            <text:p>0.136425850449818</text:p>
          </table:table-cell>
          <table:table-cell office:value-type="float" office:value="0.000198219931917265" calcext:value-type="float">
            <text:p>0.000198219931917265</text:p>
          </table:table-cell>
          <table:table-cell office:value-type="float" office:value="0.000162852826179005" calcext:value-type="float">
            <text:p>0.000162852826179005</text:p>
          </table:table-cell>
          <table:table-cell office:value-type="float" office:value="0.00440329173579812" calcext:value-type="float">
            <text:p>0.00440329173579812</text:p>
          </table:table-cell>
          <table:table-cell office:value-type="float" office:value="2325" calcext:value-type="float">
            <text:p>2325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227271442506059" calcext:value-type="float">
            <text:p>0.0227271442506059</text:p>
          </table:table-cell>
          <table:table-cell office:value-type="float" office:value="0.0249542479374702" calcext:value-type="float">
            <text:p>0.0249542479374702</text:p>
          </table:table-cell>
          <table:table-cell office:value-type="float" office:value="0.671241051822683" calcext:value-type="float">
            <text:p>0.671241051822683</text:p>
          </table:table-cell>
          <table:table-cell office:value-type="float" office:value="0.603882520218199" calcext:value-type="float">
            <text:p>0.603882520218199</text:p>
          </table:table-cell>
          <table:table-cell office:value-type="float" office:value="0.671241051822683" calcext:value-type="float">
            <text:p>0.671241051822683</text:p>
          </table:table-cell>
          <table:table-cell office:value-type="float" office:value="0.0641212843944114" calcext:value-type="float">
            <text:p>0.0641212843944114</text:p>
          </table:table-cell>
          <table:table-cell office:value-type="float" office:value="0.0581252612984607" calcext:value-type="float">
            <text:p>0.0581252612984607</text:p>
          </table:table-cell>
          <table:table-cell office:value-type="float" office:value="0.13758802098758" calcext:value-type="float">
            <text:p>0.13758802098758</text:p>
          </table:table-cell>
          <table:table-cell office:value-type="float" office:value="0.0383011065552302" calcext:value-type="float">
            <text:p>0.0383011065552302</text:p>
          </table:table-cell>
          <table:table-cell office:value-type="float" office:value="0.0364015362285877" calcext:value-type="float">
            <text:p>0.0364015362285877</text:p>
          </table:table-cell>
          <table:table-cell office:value-type="float" office:value="0.0840502538390469" calcext:value-type="float">
            <text:p>0.0840502538390469</text:p>
          </table:table-cell>
          <table:table-cell office:value-type="float" office:value="2365" calcext:value-type="float">
            <text:p>2365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226936133199889" calcext:value-type="float">
            <text:p>0.0226936133199889</text:p>
          </table:table-cell>
          <table:table-cell office:value-type="float" office:value="0.0249200361512885" calcext:value-type="float">
            <text:p>0.0249200361512885</text:p>
          </table:table-cell>
          <table:table-cell office:value-type="float" office:value="0.671977216889432" calcext:value-type="float">
            <text:p>0.671977216889432</text:p>
          </table:table-cell>
          <table:table-cell office:value-type="float" office:value="0.604605020913745" calcext:value-type="float">
            <text:p>0.604605020913745</text:p>
          </table:table-cell>
          <table:table-cell office:value-type="float" office:value="0.671977216889432" calcext:value-type="float">
            <text:p>0.671977216889432</text:p>
          </table:table-cell>
          <table:table-cell office:value-type="float" office:value="0.0641206460018108" calcext:value-type="float">
            <text:p>0.0641206460018108</text:p>
          </table:table-cell>
          <table:table-cell office:value-type="float" office:value="0.0581174572383797" calcext:value-type="float">
            <text:p>0.0581174572383797</text:p>
          </table:table-cell>
          <table:table-cell office:value-type="float" office:value="0.137675180489831" calcext:value-type="float">
            <text:p>0.137675180489831</text:p>
          </table:table-cell>
          <table:table-cell office:value-type="float" office:value="0.0382669439206188" calcext:value-type="float">
            <text:p>0.0382669439206188</text:p>
          </table:table-cell>
          <table:table-cell office:value-type="float" office:value="0.0363669973949695" calcext:value-type="float">
            <text:p>0.0363669973949695</text:p>
          </table:table-cell>
          <table:table-cell office:value-type="float" office:value="0.0840484441552862" calcext:value-type="float">
            <text:p>0.0840484441552862</text:p>
          </table:table-cell>
          <table:table-cell office:value-type="float" office:value="2365" calcext:value-type="float">
            <text:p>2365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74325263985258" calcext:value-type="float">
            <text:p>0.0174325263985258</text:p>
          </table:table-cell>
          <table:table-cell office:value-type="float" office:value="0.0199300872084347" calcext:value-type="float">
            <text:p>0.0199300872084347</text:p>
          </table:table-cell>
          <table:table-cell office:value-type="float" office:value="0.91243563504924" calcext:value-type="float">
            <text:p>0.91243563504924</text:p>
          </table:table-cell>
          <table:table-cell office:value-type="float" office:value="0.872976583680456" calcext:value-type="float">
            <text:p>0.872976583680456</text:p>
          </table:table-cell>
          <table:table-cell office:value-type="float" office:value="0.91243563504924" calcext:value-type="float">
            <text:p>0.91243563504924</text:p>
          </table:table-cell>
          <table:table-cell office:value-type="float" office:value="0.0827399588345064" calcext:value-type="float">
            <text:p>0.0827399588345064</text:p>
          </table:table-cell>
          <table:table-cell office:value-type="float" office:value="0.0728392618254593" calcext:value-type="float">
            <text:p>0.0728392618254593</text:p>
          </table:table-cell>
          <table:table-cell office:value-type="float" office:value="0.204049014455667" calcext:value-type="float">
            <text:p>0.204049014455667</text:p>
          </table:table-cell>
          <table:table-cell office:value-type="float" office:value="0.0367787473074512" calcext:value-type="float">
            <text:p>0.0367787473074512</text:p>
          </table:table-cell>
          <table:table-cell office:value-type="float" office:value="0.0342028115456216" calcext:value-type="float">
            <text:p>0.0342028115456216</text:p>
          </table:table-cell>
          <table:table-cell office:value-type="float" office:value="0.111432190869072" calcext:value-type="float">
            <text:p>0.111432190869072</text:p>
          </table:table-cell>
          <table:table-cell office:value-type="float" office:value="2325" calcext:value-type="float">
            <text:p>2325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230769230769" calcext:value-type="float">
            <text:p>0.0076923076923076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32307158432937" calcext:value-type="float">
            <text:p>0.0632307158432937</text:p>
          </table:table-cell>
          <table:table-cell office:value-type="float" office:value="0.0561835360421449" calcext:value-type="float">
            <text:p>0.0561835360421449</text:p>
          </table:table-cell>
          <table:table-cell office:value-type="float" office:value="0.149576831241905" calcext:value-type="float">
            <text:p>0.149576831241905</text:p>
          </table:table-cell>
          <table:table-cell table:number-columns-repeated="2" office:value-type="float" office:value="0.0420560747663551" calcext:value-type="float">
            <text:p>0.0420560747663551</text:p>
          </table:table-cell>
          <table:table-cell office:value-type="float" office:value="0.185483870967742" calcext:value-type="float">
            <text:p>0.185483870967742</text:p>
          </table:table-cell>
          <table:table-cell office:value-type="float" office:value="2368" calcext:value-type="float">
            <text:p>236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230769230769" calcext:value-type="float">
            <text:p>0.0076923076923076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32306383671417" calcext:value-type="float">
            <text:p>0.0632306383671417</text:p>
          </table:table-cell>
          <table:table-cell office:value-type="float" office:value="0.0561834522427395" calcext:value-type="float">
            <text:p>0.0561834522427395</text:p>
          </table:table-cell>
          <table:table-cell office:value-type="float" office:value="0.149576831241905" calcext:value-type="float">
            <text:p>0.149576831241905</text:p>
          </table:table-cell>
          <table:table-cell table:number-columns-repeated="2" office:value-type="float" office:value="0.0420560747663551" calcext:value-type="float">
            <text:p>0.0420560747663551</text:p>
          </table:table-cell>
          <table:table-cell office:value-type="float" office:value="0.185483870967742" calcext:value-type="float">
            <text:p>0.185483870967742</text:p>
          </table:table-cell>
          <table:table-cell office:value-type="float" office:value="2368" calcext:value-type="float">
            <text:p>236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7153250122927" calcext:value-type="float">
            <text:p>0.0677153250122927</text:p>
          </table:table-cell>
          <table:table-cell office:value-type="float" office:value="0.0650046903261207" calcext:value-type="float">
            <text:p>0.0650046903261207</text:p>
          </table:table-cell>
          <table:table-cell office:value-type="float" office:value="0.100927586089772" calcext:value-type="float">
            <text:p>0.100927586089772</text:p>
          </table:table-cell>
          <table:table-cell table:number-columns-repeated="3" office:value-type="float" office:value="0.0517423442449842" calcext:value-type="float">
            <text:p>0.0517423442449842</text:p>
          </table:table-cell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5208993325591" calcext:value-type="float">
            <text:p>0.0705208993325591</text:p>
          </table:table-cell>
          <table:table-cell office:value-type="float" office:value="0.0667147900292444" calcext:value-type="float">
            <text:p>0.0667147900292444</text:p>
          </table:table-cell>
          <table:table-cell office:value-type="float" office:value="0.117155547858223" calcext:value-type="float">
            <text:p>0.117155547858223</text:p>
          </table:table-cell>
          <table:table-cell table:number-columns-repeated="3" office:value-type="float" office:value="0.0490730643402399" calcext:value-type="float">
            <text:p>0.0490730643402399</text:p>
          </table:table-cell>
          <table:table-cell office:value-type="float" office:value="2329" calcext:value-type="float">
            <text:p>2329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665413430003548" calcext:value-type="float">
            <text:p>0.0665413430003548</text:p>
          </table:table-cell>
          <table:table-cell office:value-type="float" office:value="0.060680933878053" calcext:value-type="float">
            <text:p>0.060680933878053</text:p>
          </table:table-cell>
          <table:table-cell office:value-type="float" office:value="0.138346458895774" calcext:value-type="float">
            <text:p>0.138346458895774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645079735511474" calcext:value-type="float">
            <text:p>0.0645079735511474</text:p>
          </table:table-cell>
          <table:table-cell office:value-type="float" office:value="0.0578670593184687" calcext:value-type="float">
            <text:p>0.0578670593184687</text:p>
          </table:table-cell>
          <table:table-cell office:value-type="float" office:value="0.145876288659794" calcext:value-type="float">
            <text:p>0.14587628865979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7247392927567" calcext:value-type="float">
            <text:p>0.0677247392927567</text:p>
          </table:table-cell>
          <table:table-cell office:value-type="float" office:value="0.0650219060516039" calcext:value-type="float">
            <text:p>0.0650219060516039</text:p>
          </table:table-cell>
          <table:table-cell office:value-type="float" office:value="0.100841412561933" calcext:value-type="float">
            <text:p>0.100841412561933</text:p>
          </table:table-cell>
          <table:table-cell table:number-columns-repeated="3" office:value-type="float" office:value="0.0517423442449842" calcext:value-type="float">
            <text:p>0.0517423442449842</text:p>
          </table:table-cell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546655266475" calcext:value-type="float">
            <text:p>0.070546655266475</text:p>
          </table:table-cell>
          <table:table-cell office:value-type="float" office:value="0.0667382224142783" calcext:value-type="float">
            <text:p>0.0667382224142783</text:p>
          </table:table-cell>
          <table:table-cell office:value-type="float" office:value="0.117209773254473" calcext:value-type="float">
            <text:p>0.117209773254473</text:p>
          </table:table-cell>
          <table:table-cell table:number-columns-repeated="3" office:value-type="float" office:value="0.0490730643402399" calcext:value-type="float">
            <text:p>0.0490730643402399</text:p>
          </table:table-cell>
          <table:table-cell office:value-type="float" office:value="2329" calcext:value-type="float">
            <text:p>2329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13702479010681" calcext:value-type="float">
            <text:p>9.13702479010681E-06</text:p>
          </table:table-cell>
          <table:table-cell office:value-type="float" office:value="0.0000121804032460204" calcext:value-type="float">
            <text:p>1.21804032460204E-05</text:p>
          </table:table-cell>
          <table:table-cell office:value-type="float" office:value="0.999849319458008" calcext:value-type="float">
            <text:p>0.999849319458008</text:p>
          </table:table-cell>
          <table:table-cell office:value-type="float" office:value="0.999324440956116" calcext:value-type="float">
            <text:p>0.999324440956116</text:p>
          </table:table-cell>
          <table:table-cell office:value-type="float" office:value="0.999849319458008" calcext:value-type="float">
            <text:p>0.999849319458008</text:p>
          </table:table-cell>
          <table:table-cell office:value-type="float" office:value="0.0460875806559001" calcext:value-type="float">
            <text:p>0.0460875806559001</text:p>
          </table:table-cell>
          <table:table-cell office:value-type="float" office:value="0.0316818856074085" calcext:value-type="float">
            <text:p>0.0316818856074085</text:p>
          </table:table-cell>
          <table:table-cell office:value-type="float" office:value="0.224583145866115" calcext:value-type="float">
            <text:p>0.224583145866115</text:p>
          </table:table-cell>
          <table:table-cell office:value-type="float" office:value="0.000129326377646066" calcext:value-type="float">
            <text:p>0.000129326377646066</text:p>
          </table:table-cell>
          <table:table-cell office:value-type="float" office:value="0.000105409060779493" calcext:value-type="float">
            <text:p>0.000105409060779493</text:p>
          </table:table-cell>
          <table:table-cell office:value-type="float" office:value="0.00663783145137131" calcext:value-type="float">
            <text:p>0.00663783145137131</text:p>
          </table:table-cell>
          <table:table-cell office:value-type="float" office:value="2314" calcext:value-type="float">
            <text:p>2314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242222035895252" calcext:value-type="float">
            <text:p>0.0242222035895252</text:p>
          </table:table-cell>
          <table:table-cell office:value-type="float" office:value="0.0260141795017308" calcext:value-type="float">
            <text:p>0.0260141795017308</text:p>
          </table:table-cell>
          <table:table-cell office:value-type="float" office:value="0.817528721553073" calcext:value-type="float">
            <text:p>0.817528721553073</text:p>
          </table:table-cell>
          <table:table-cell office:value-type="float" office:value="0.753523290545679" calcext:value-type="float">
            <text:p>0.753523290545679</text:p>
          </table:table-cell>
          <table:table-cell office:value-type="float" office:value="0.817528721553073" calcext:value-type="float">
            <text:p>0.817528721553073</text:p>
          </table:table-cell>
          <table:table-cell office:value-type="float" office:value="0.0818802474354788" calcext:value-type="float">
            <text:p>0.0818802474354788</text:p>
          </table:table-cell>
          <table:table-cell office:value-type="float" office:value="0.0722842799257698" calcext:value-type="float">
            <text:p>0.0722842799257698</text:p>
          </table:table-cell>
          <table:table-cell office:value-type="float" office:value="0.200780282360467" calcext:value-type="float">
            <text:p>0.200780282360467</text:p>
          </table:table-cell>
          <table:table-cell office:value-type="float" office:value="0.0464808764529498" calcext:value-type="float">
            <text:p>0.0464808764529498</text:p>
          </table:table-cell>
          <table:table-cell office:value-type="float" office:value="0.0442264676870586" calcext:value-type="float">
            <text:p>0.0442264676870586</text:p>
          </table:table-cell>
          <table:table-cell office:value-type="float" office:value="0.117468054037952" calcext:value-type="float">
            <text:p>0.117468054037952</text:p>
          </table:table-cell>
          <table:table-cell office:value-type="float" office:value="2355" calcext:value-type="float">
            <text:p>2355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241936603629582" calcext:value-type="float">
            <text:p>0.0241936603629582</text:p>
          </table:table-cell>
          <table:table-cell office:value-type="float" office:value="0.0259849834157754" calcext:value-type="float">
            <text:p>0.0259849834157754</text:p>
          </table:table-cell>
          <table:table-cell office:value-type="float" office:value="0.817934808753029" calcext:value-type="float">
            <text:p>0.817934808753029</text:p>
          </table:table-cell>
          <table:table-cell office:value-type="float" office:value="0.753975301642189" calcext:value-type="float">
            <text:p>0.753975301642189</text:p>
          </table:table-cell>
          <table:table-cell office:value-type="float" office:value="0.817934808753029" calcext:value-type="float">
            <text:p>0.817934808753029</text:p>
          </table:table-cell>
          <table:table-cell office:value-type="float" office:value="0.0818799676208121" calcext:value-type="float">
            <text:p>0.0818799676208121</text:p>
          </table:table-cell>
          <table:table-cell office:value-type="float" office:value="0.0722763696133952" calcext:value-type="float">
            <text:p>0.0722763696133952</text:p>
          </table:table-cell>
          <table:table-cell office:value-type="float" office:value="0.200874549181463" calcext:value-type="float">
            <text:p>0.200874549181463</text:p>
          </table:table-cell>
          <table:table-cell office:value-type="float" office:value="0.0464499725105811" calcext:value-type="float">
            <text:p>0.0464499725105811</text:p>
          </table:table-cell>
          <table:table-cell office:value-type="float" office:value="0.0441953278794891" calcext:value-type="float">
            <text:p>0.0441953278794891</text:p>
          </table:table-cell>
          <table:table-cell office:value-type="float" office:value="0.117474570610193" calcext:value-type="float">
            <text:p>0.117474570610193</text:p>
          </table:table-cell>
          <table:table-cell office:value-type="float" office:value="2355" calcext:value-type="float">
            <text:p>2355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191524406898412" calcext:value-type="float">
            <text:p>0.0191524406898412</text:p>
          </table:table-cell>
          <table:table-cell office:value-type="float" office:value="0.0210730247499599" calcext:value-type="float">
            <text:p>0.0210730247499599</text:p>
          </table:table-cell>
          <table:table-cell office:value-type="float" office:value="0.95189979514844" calcext:value-type="float">
            <text:p>0.95189979514844</text:p>
          </table:table-cell>
          <table:table-cell office:value-type="float" office:value="0.922445105899419" calcext:value-type="float">
            <text:p>0.922445105899419</text:p>
          </table:table-cell>
          <table:table-cell office:value-type="float" office:value="0.95189979514844" calcext:value-type="float">
            <text:p>0.95189979514844</text:p>
          </table:table-cell>
          <table:table-cell office:value-type="float" office:value="0.101325059841792" calcext:value-type="float">
            <text:p>0.101325059841792</text:p>
          </table:table-cell>
          <table:table-cell office:value-type="float" office:value="0.0872281564527574" calcext:value-type="float">
            <text:p>0.0872281564527574</text:p>
          </table:table-cell>
          <table:table-cell office:value-type="float" office:value="0.275994503396545" calcext:value-type="float">
            <text:p>0.275994503396545</text:p>
          </table:table-cell>
          <table:table-cell office:value-type="float" office:value="0.0457811512980556" calcext:value-type="float">
            <text:p>0.0457811512980556</text:p>
          </table:table-cell>
          <table:table-cell office:value-type="float" office:value="0.0428442232923722" calcext:value-type="float">
            <text:p>0.0428442232923722</text:p>
          </table:table-cell>
          <table:table-cell office:value-type="float" office:value="0.154604631310621" calcext:value-type="float">
            <text:p>0.154604631310621</text:p>
          </table:table-cell>
          <table:table-cell office:value-type="float" office:value="2314" calcext:value-type="float">
            <text:p>2314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49319458008" calcext:value-type="float">
            <text:p>0.999849319458008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999849319458008" calcext:value-type="float">
            <text:p>0.999849319458008</text:p>
          </table:table-cell>
          <table:table-cell office:value-type="float" office:value="0.0800719009528996" calcext:value-type="float">
            <text:p>0.0800719009528996</text:p>
          </table:table-cell>
          <table:table-cell office:value-type="float" office:value="0.0700959704833485" calcext:value-type="float">
            <text:p>0.0700959704833485</text:p>
          </table:table-cell>
          <table:table-cell office:value-type="float" office:value="0.203679914427181" calcext:value-type="float">
            <text:p>0.203679914427181</text:p>
          </table:table-cell>
          <table:table-cell table:number-columns-repeated="2" office:value-type="float" office:value="0.0229885057471264" calcext:value-type="float">
            <text:p>0.0229885057471264</text:p>
          </table:table-cell>
          <table:table-cell office:value-type="float" office:value="0.162011173184358" calcext:value-type="float">
            <text:p>0.162011173184358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0800719442109651" calcext:value-type="float">
            <text:p>0.0800719442109651</text:p>
          </table:table-cell>
          <table:table-cell office:value-type="float" office:value="0.0700959538948426" calcext:value-type="float">
            <text:p>0.0700959538948426</text:p>
          </table:table-cell>
          <table:table-cell office:value-type="float" office:value="0.20368069922167" calcext:value-type="float">
            <text:p>0.20368069922167</text:p>
          </table:table-cell>
          <table:table-cell table:number-columns-repeated="2" office:value-type="float" office:value="0.0229885057471264" calcext:value-type="float">
            <text:p>0.0229885057471264</text:p>
          </table:table-cell>
          <table:table-cell office:value-type="float" office:value="0.162011173184358" calcext:value-type="float">
            <text:p>0.162011173184358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0829760452994509" calcext:value-type="float">
            <text:p>0.0829760452994509</text:p>
          </table:table-cell>
          <table:table-cell office:value-type="float" office:value="0.0772540022254388" calcext:value-type="float">
            <text:p>0.0772540022254388</text:p>
          </table:table-cell>
          <table:table-cell office:value-type="float" office:value="0.153875735263381" calcext:value-type="float">
            <text:p>0.153875735263381</text:p>
          </table:table-cell>
          <table:table-cell table:number-columns-repeated="3" office:value-type="float" office:value="0.0601503759398496" calcext:value-type="float">
            <text:p>0.0601503759398496</text:p>
          </table:table-cell>
          <table:table-cell office:value-type="float" office:value="2339" calcext:value-type="float">
            <text:p>2339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83814044867" calcext:value-type="float">
            <text:p>0.083483814044867</text:p>
          </table:table-cell>
          <table:table-cell office:value-type="float" office:value="0.0764581692204463" calcext:value-type="float">
            <text:p>0.0764581692204463</text:p>
          </table:table-cell>
          <table:table-cell office:value-type="float" office:value="0.170535944447453" calcext:value-type="float">
            <text:p>0.170535944447453</text:p>
          </table:table-cell>
          <table:table-cell table:number-columns-repeated="3" office:value-type="float" office:value="0.0566666666666667" calcext:value-type="float">
            <text:p>0.0566666666666667</text:p>
          </table:table-cell>
          <table:table-cell office:value-type="float" office:value="2327" calcext:value-type="float">
            <text:p>232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827308596862229" calcext:value-type="float">
            <text:p>0.0827308596862229</text:p>
          </table:table-cell>
          <table:table-cell office:value-type="float" office:value="0.0743241072333316" calcext:value-type="float">
            <text:p>0.0743241072333316</text:p>
          </table:table-cell>
          <table:table-cell office:value-type="float" office:value="0.186895776797829" calcext:value-type="float">
            <text:p>0.186895776797829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829249319331" calcext:value-type="float">
            <text:p>0.0829249319331</text:p>
          </table:table-cell>
          <table:table-cell office:value-type="float" office:value="0.0734342160571669" calcext:value-type="float">
            <text:p>0.0734342160571669</text:p>
          </table:table-cell>
          <table:table-cell office:value-type="float" office:value="0.200520833333333" calcext:value-type="float">
            <text:p>0.2005208333333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2348" calcext:value-type="float">
            <text:p>2348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0830039899437431" calcext:value-type="float">
            <text:p>0.0830039899437431</text:p>
          </table:table-cell>
          <table:table-cell office:value-type="float" office:value="0.0772892719398328" calcext:value-type="float">
            <text:p>0.0772892719398328</text:p>
          </table:table-cell>
          <table:table-cell office:value-type="float" office:value="0.153812917710944" calcext:value-type="float">
            <text:p>0.153812917710944</text:p>
          </table:table-cell>
          <table:table-cell table:number-columns-repeated="3" office:value-type="float" office:value="0.0601503759398496" calcext:value-type="float">
            <text:p>0.0601503759398496</text:p>
          </table:table-cell>
          <table:table-cell office:value-type="float" office:value="2332" calcext:value-type="float">
            <text:p>233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611324109574" calcext:value-type="float">
            <text:p>0.0834611324109574</text:p>
          </table:table-cell>
          <table:table-cell office:value-type="float" office:value="0.0764408815228487" calcext:value-type="float">
            <text:p>0.0764408815228487</text:p>
          </table:table-cell>
          <table:table-cell office:value-type="float" office:value="0.170446428571429" calcext:value-type="float">
            <text:p>0.170446428571429</text:p>
          </table:table-cell>
          <table:table-cell table:number-columns-repeated="3" office:value-type="float" office:value="0.0566666666666667" calcext:value-type="float">
            <text:p>0.0566666666666667</text:p>
          </table:table-cell>
          <table:table-cell office:value-type="float" office:value="2327" calcext:value-type="float">
            <text:p>232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46601432788884" calcext:value-type="float">
            <text:p>1.46601432788884E-05</text:p>
          </table:table-cell>
          <table:table-cell office:value-type="float" office:value="0.0000353793548129033" calcext:value-type="float">
            <text:p>3.53793548129033E-05</text:p>
          </table:table-cell>
          <table:table-cell table:number-columns-repeated="2" office:value-type="float" office:value="0.999936819076538" calcext:value-type="float">
            <text:p>0.999936819076538</text:p>
          </table:table-cell>
          <table:table-cell office:value-type="float" office:value="0.999821126461029" calcext:value-type="float">
            <text:p>0.999821126461029</text:p>
          </table:table-cell>
          <table:table-cell office:value-type="float" office:value="0.0730184831081474" calcext:value-type="float">
            <text:p>0.0730184831081474</text:p>
          </table:table-cell>
          <table:table-cell office:value-type="float" office:value="0.0589441945954863" calcext:value-type="float">
            <text:p>0.0589441945954863</text:p>
          </table:table-cell>
          <table:table-cell office:value-type="float" office:value="0.25886129827533" calcext:value-type="float">
            <text:p>0.25886129827533</text:p>
          </table:table-cell>
          <table:table-cell office:value-type="float" office:value="0.000432353612268344" calcext:value-type="float">
            <text:p>0.000432353612268344</text:p>
          </table:table-cell>
          <table:table-cell office:value-type="float" office:value="0.000356320015271194" calcext:value-type="float">
            <text:p>0.000356320015271194</text:p>
          </table:table-cell>
          <table:table-cell office:value-type="float" office:value="0.0328782647848129" calcext:value-type="float">
            <text:p>0.0328782647848129</text:p>
          </table:table-cell>
          <table:table-cell office:value-type="float" office:value="2260" calcext:value-type="float">
            <text:p>226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.0225955186919912" calcext:value-type="float">
            <text:p>0.0225955186919912</text:p>
          </table:table-cell>
          <table:table-cell office:value-type="float" office:value="0.0271638656144107" calcext:value-type="float">
            <text:p>0.0271638656144107</text:p>
          </table:table-cell>
          <table:table-cell table:number-columns-repeated="2" office:value-type="float" office:value="0.666122598429602" calcext:value-type="float">
            <text:p>0.666122598429602</text:p>
          </table:table-cell>
          <table:table-cell office:value-type="float" office:value="0.61482397140561" calcext:value-type="float">
            <text:p>0.61482397140561</text:p>
          </table:table-cell>
          <table:table-cell office:value-type="float" office:value="0.0741615623094417" calcext:value-type="float">
            <text:p>0.0741615623094417</text:p>
          </table:table-cell>
          <table:table-cell office:value-type="float" office:value="0.0680077737567813" calcext:value-type="float">
            <text:p>0.0680077737567813</text:p>
          </table:table-cell>
          <table:table-cell office:value-type="float" office:value="0.155418770269985" calcext:value-type="float">
            <text:p>0.155418770269985</text:p>
          </table:table-cell>
          <table:table-cell office:value-type="float" office:value="0.0455740678957731" calcext:value-type="float">
            <text:p>0.0455740678957731</text:p>
          </table:table-cell>
          <table:table-cell office:value-type="float" office:value="0.0438038715127886" calcext:value-type="float">
            <text:p>0.0438038715127886</text:p>
          </table:table-cell>
          <table:table-cell office:value-type="float" office:value="0.108476075593445" calcext:value-type="float">
            <text:p>0.108476075593445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25719409916116" calcext:value-type="float">
            <text:p>0.0225719409916116</text:p>
          </table:table-cell>
          <table:table-cell office:value-type="float" office:value="0.0271390824279785" calcext:value-type="float">
            <text:p>0.0271390824279785</text:p>
          </table:table-cell>
          <table:table-cell table:number-columns-repeated="2" office:value-type="float" office:value="0.66656688164007" calcext:value-type="float">
            <text:p>0.66656688164007</text:p>
          </table:table-cell>
          <table:table-cell office:value-type="float" office:value="0.615260772508343" calcext:value-type="float">
            <text:p>0.615260772508343</text:p>
          </table:table-cell>
          <table:table-cell office:value-type="float" office:value="0.0741612938209524" calcext:value-type="float">
            <text:p>0.0741612938209524</text:p>
          </table:table-cell>
          <table:table-cell office:value-type="float" office:value="0.0680028671427773" calcext:value-type="float">
            <text:p>0.0680028671427773</text:p>
          </table:table-cell>
          <table:table-cell office:value-type="float" office:value="0.155479745538292" calcext:value-type="float">
            <text:p>0.155479745538292</text:p>
          </table:table-cell>
          <table:table-cell office:value-type="float" office:value="0.0455493172654515" calcext:value-type="float">
            <text:p>0.0455493172654515</text:p>
          </table:table-cell>
          <table:table-cell office:value-type="float" office:value="0.043778843978538" calcext:value-type="float">
            <text:p>0.043778843978538</text:p>
          </table:table-cell>
          <table:table-cell office:value-type="float" office:value="0.10848325662079" calcext:value-type="float">
            <text:p>0.10848325662079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62999578837007" calcext:value-type="float">
            <text:p>0.0162999578837007</text:p>
          </table:table-cell>
          <table:table-cell office:value-type="float" office:value="0.0224093420693668" calcext:value-type="float">
            <text:p>0.0224093420693668</text:p>
          </table:table-cell>
          <table:table-cell table:number-columns-repeated="2" office:value-type="float" office:value="0.972401066971375" calcext:value-type="float">
            <text:p>0.972401066971375</text:p>
          </table:table-cell>
          <table:table-cell office:value-type="float" office:value="0.960020519465228" calcext:value-type="float">
            <text:p>0.960020519465228</text:p>
          </table:table-cell>
          <table:table-cell office:value-type="float" office:value="0.128900809109773" calcext:value-type="float">
            <text:p>0.128900809109773</text:p>
          </table:table-cell>
          <table:table-cell office:value-type="float" office:value="0.114728432599027" calcext:value-type="float">
            <text:p>0.114728432599027</text:p>
          </table:table-cell>
          <table:table-cell office:value-type="float" office:value="0.316038819389782" calcext:value-type="float">
            <text:p>0.316038819389782</text:p>
          </table:table-cell>
          <table:table-cell office:value-type="float" office:value="0.0545069008682973" calcext:value-type="float">
            <text:p>0.0545069008682973</text:p>
          </table:table-cell>
          <table:table-cell office:value-type="float" office:value="0.0509480425939802" calcext:value-type="float">
            <text:p>0.0509480425939802</text:p>
          </table:table-cell>
          <table:table-cell office:value-type="float" office:value="0.223450929824533" calcext:value-type="float">
            <text:p>0.223450929824533</text:p>
          </table:table-cell>
          <table:table-cell office:value-type="float" office:value="2260" calcext:value-type="float">
            <text:p>226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0.999936819076538" calcext:value-type="float">
            <text:p>0.999936819076538</text:p>
          </table:table-cell>
          <table:table-cell office:value-type="float" office:value="0.5" calcext:value-type="float">
            <text:p>0.5</text:p>
          </table:table-cell>
          <table:table-cell office:value-type="float" office:value="0.0746709392509975" calcext:value-type="float">
            <text:p>0.0746709392509975</text:p>
          </table:table-cell>
          <table:table-cell office:value-type="float" office:value="0.0678867769982372" calcext:value-type="float">
            <text:p>0.0678867769982372</text:p>
          </table:table-cell>
          <table:table-cell office:value-type="float" office:value="0.164251866234959" calcext:value-type="float">
            <text:p>0.164251866234959</text:p>
          </table:table-cell>
          <table:table-cell table:number-columns-repeated="2" office:value-type="float" office:value="0.0344827586206897" calcext:value-type="float">
            <text:p>0.0344827586206897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2386" calcext:value-type="float">
            <text:p>2386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4476457340644" calcext:value-type="float">
            <text:p>0.074476457340644</text:p>
          </table:table-cell>
          <table:table-cell office:value-type="float" office:value="0.0676775665415348" calcext:value-type="float">
            <text:p>0.0676775665415348</text:p>
          </table:table-cell>
          <table:table-cell office:value-type="float" office:value="0.164251866234959" calcext:value-type="float">
            <text:p>0.164251866234959</text:p>
          </table:table-cell>
          <table:table-cell table:number-columns-repeated="2" office:value-type="float" office:value="0.0344827586206897" calcext:value-type="float">
            <text:p>0.0344827586206897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2386" calcext:value-type="float">
            <text:p>2386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31568152795706" calcext:value-type="float">
            <text:p>0.0731568152795706</text:p>
          </table:table-cell>
          <table:table-cell office:value-type="float" office:value="0.0689135606029071" calcext:value-type="float">
            <text:p>0.0689135606029071</text:p>
          </table:table-cell>
          <table:table-cell office:value-type="float" office:value="0.129186531728332" calcext:value-type="float">
            <text:p>0.129186531728332</text:p>
          </table:table-cell>
          <table:table-cell table:number-columns-repeated="3" office:value-type="float" office:value="0.0505747126436782" calcext:value-type="float">
            <text:p>0.0505747126436782</text:p>
          </table:table-cell>
          <table:table-cell office:value-type="float" office:value="2379" calcext:value-type="float">
            <text:p>2379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0701154850607" calcext:value-type="float">
            <text:p>0.0770701154850607</text:p>
          </table:table-cell>
          <table:table-cell office:value-type="float" office:value="0.0716338755273459" calcext:value-type="float">
            <text:p>0.0716338755273459</text:p>
          </table:table-cell>
          <table:table-cell office:value-type="float" office:value="0.14885251050682" calcext:value-type="float">
            <text:p>0.14885251050682</text:p>
          </table:table-cell>
          <table:table-cell table:number-columns-repeated="3" office:value-type="float" office:value="0.0456730769230769" calcext:value-type="float">
            <text:p>0.0456730769230769</text:p>
          </table:table-cell>
          <table:table-cell office:value-type="float" office:value="2350" calcext:value-type="float">
            <text:p>2350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42810117581535" calcext:value-type="float">
            <text:p>0.0742810117581535</text:p>
          </table:table-cell>
          <table:table-cell office:value-type="float" office:value="0.0683263976806723" calcext:value-type="float">
            <text:p>0.0683263976806723</text:p>
          </table:table-cell>
          <table:table-cell office:value-type="float" office:value="0.152908236317159" calcext:value-type="float">
            <text:p>0.152908236317159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42512640995722" calcext:value-type="float">
            <text:p>0.0742512640995722</text:p>
          </table:table-cell>
          <table:table-cell office:value-type="float" office:value="0.0680543933054393" calcext:value-type="float">
            <text:p>0.0680543933054393</text:p>
          </table:table-cell>
          <table:table-cell office:value-type="float" office:value="0.156077348066298" calcext:value-type="float">
            <text:p>0.15607734806629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31568152795706" calcext:value-type="float">
            <text:p>0.0731568152795706</text:p>
          </table:table-cell>
          <table:table-cell office:value-type="float" office:value="0.0689135606029071" calcext:value-type="float">
            <text:p>0.0689135606029071</text:p>
          </table:table-cell>
          <table:table-cell office:value-type="float" office:value="0.129186531728332" calcext:value-type="float">
            <text:p>0.129186531728332</text:p>
          </table:table-cell>
          <table:table-cell table:number-columns-repeated="3" office:value-type="float" office:value="0.0505747126436782" calcext:value-type="float">
            <text:p>0.0505747126436782</text:p>
          </table:table-cell>
          <table:table-cell office:value-type="float" office:value="2379" calcext:value-type="float">
            <text:p>2379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0808800301216" calcext:value-type="float">
            <text:p>0.0770808800301216</text:p>
          </table:table-cell>
          <table:table-cell office:value-type="float" office:value="0.0716371621753421" calcext:value-type="float">
            <text:p>0.0716371621753421</text:p>
          </table:table-cell>
          <table:table-cell office:value-type="float" office:value="0.148962016344613" calcext:value-type="float">
            <text:p>0.148962016344613</text:p>
          </table:table-cell>
          <table:table-cell table:number-columns-repeated="3" office:value-type="float" office:value="0.0456730769230769" calcext:value-type="float">
            <text:p>0.0456730769230769</text:p>
          </table:table-cell>
          <table:table-cell office:value-type="float" office:value="2350" calcext:value-type="float">
            <text:p>2350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0789791253628" calcext:value-type="float">
            <text:p>1.20789791253628E-05</text:p>
          </table:table-cell>
          <table:table-cell office:value-type="float" office:value="0.0000207372559088981" calcext:value-type="float">
            <text:p>2.07372559088981E-05</text:p>
          </table:table-cell>
          <table:table-cell table:number-columns-repeated="2" office:value-type="float" office:value="0.997306823730469" calcext:value-type="float">
            <text:p>0.997306823730469</text:p>
          </table:table-cell>
          <table:table-cell office:value-type="float" office:value="0.99184650182724" calcext:value-type="float">
            <text:p>0.99184650182724</text:p>
          </table:table-cell>
          <table:table-cell office:value-type="float" office:value="0.014188866421255" calcext:value-type="float">
            <text:p>0.014188866421255</text:p>
          </table:table-cell>
          <table:table-cell office:value-type="float" office:value="0.0105562960763554" calcext:value-type="float">
            <text:p>0.0105562960763554</text:p>
          </table:table-cell>
          <table:table-cell office:value-type="float" office:value="0.0661475958188367" calcext:value-type="float">
            <text:p>0.0661475958188367</text:p>
          </table:table-cell>
          <table:table-cell office:value-type="float" office:value="0.0000745012148399837" calcext:value-type="float">
            <text:p>7.45012148399837E-05</text:p>
          </table:table-cell>
          <table:table-cell office:value-type="float" office:value="0.0000645455293124542" calcext:value-type="float">
            <text:p>6.45455293124542E-05</text:p>
          </table:table-cell>
          <table:table-cell office:value-type="float" office:value="0.00247458450030535" calcext:value-type="float">
            <text:p>0.00247458450030535</text:p>
          </table:table-cell>
          <table:table-cell office:value-type="float" office:value="2384" calcext:value-type="float">
            <text:p>23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281538536465327" calcext:value-type="float">
            <text:p>0.0281538536465327</text:p>
          </table:table-cell>
          <table:table-cell office:value-type="float" office:value="0.0326522316979294" calcext:value-type="float">
            <text:p>0.0326522316979294</text:p>
          </table:table-cell>
          <table:table-cell table:number-columns-repeated="2" office:value-type="float" office:value="0.7915364530592" calcext:value-type="float">
            <text:p>0.7915364530592</text:p>
          </table:table-cell>
          <table:table-cell office:value-type="float" office:value="0.734845609607606" calcext:value-type="float">
            <text:p>0.734845609607606</text:p>
          </table:table-cell>
          <table:table-cell office:value-type="float" office:value="0.0737370334895123" calcext:value-type="float">
            <text:p>0.0737370334895123</text:p>
          </table:table-cell>
          <table:table-cell office:value-type="float" office:value="0.0681401242742161" calcext:value-type="float">
            <text:p>0.0681401242742161</text:p>
          </table:table-cell>
          <table:table-cell office:value-type="float" office:value="0.153792824229731" calcext:value-type="float">
            <text:p>0.153792824229731</text:p>
          </table:table-cell>
          <table:table-cell office:value-type="float" office:value="0.0462249391298465" calcext:value-type="float">
            <text:p>0.0462249391298465</text:p>
          </table:table-cell>
          <table:table-cell office:value-type="float" office:value="0.0444686433297992" calcext:value-type="float">
            <text:p>0.0444686433297992</text:p>
          </table:table-cell>
          <table:table-cell office:value-type="float" office:value="0.115529563798432" calcext:value-type="float">
            <text:p>0.115529563798432</text:p>
          </table:table-cell>
          <table:table-cell office:value-type="float" office:value="2392" calcext:value-type="float">
            <text:p>2392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281044491862043" calcext:value-type="float">
            <text:p>0.0281044491862043</text:p>
          </table:table-cell>
          <table:table-cell office:value-type="float" office:value="0.032602192164732" calcext:value-type="float">
            <text:p>0.032602192164732</text:p>
          </table:table-cell>
          <table:table-cell table:number-columns-repeated="2" office:value-type="float" office:value="0.792404102018703" calcext:value-type="float">
            <text:p>0.792404102018703</text:p>
          </table:table-cell>
          <table:table-cell office:value-type="float" office:value="0.735781682124727" calcext:value-type="float">
            <text:p>0.735781682124727</text:p>
          </table:table-cell>
          <table:table-cell office:value-type="float" office:value="0.0737360011492812" calcext:value-type="float">
            <text:p>0.0737360011492812</text:p>
          </table:table-cell>
          <table:table-cell office:value-type="float" office:value="0.0681302357981595" calcext:value-type="float">
            <text:p>0.0681302357981595</text:p>
          </table:table-cell>
          <table:table-cell office:value-type="float" office:value="0.153918466260863" calcext:value-type="float">
            <text:p>0.153918466260863</text:p>
          </table:table-cell>
          <table:table-cell office:value-type="float" office:value="0.0461782013611714" calcext:value-type="float">
            <text:p>0.0461782013611714</text:p>
          </table:table-cell>
          <table:table-cell office:value-type="float" office:value="0.044421099885643" calcext:value-type="float">
            <text:p>0.044421099885643</text:p>
          </table:table-cell>
          <table:table-cell office:value-type="float" office:value="0.115568169857057" calcext:value-type="float">
            <text:p>0.115568169857057</text:p>
          </table:table-cell>
          <table:table-cell office:value-type="float" office:value="2392" calcext:value-type="float">
            <text:p>2392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250753591894492" calcext:value-type="float">
            <text:p>0.0250753591894492</text:p>
          </table:table-cell>
          <table:table-cell office:value-type="float" office:value="0.0297199201997805" calcext:value-type="float">
            <text:p>0.0297199201997805</text:p>
          </table:table-cell>
          <table:table-cell table:number-columns-repeated="2" office:value-type="float" office:value="0.871221200076254" calcext:value-type="float">
            <text:p>0.871221200076254</text:p>
          </table:table-cell>
          <table:table-cell office:value-type="float" office:value="0.825195844000349" calcext:value-type="float">
            <text:p>0.825195844000349</text:p>
          </table:table-cell>
          <table:table-cell office:value-type="float" office:value="0.0775230174559078" calcext:value-type="float">
            <text:p>0.0775230174559078</text:p>
          </table:table-cell>
          <table:table-cell office:value-type="float" office:value="0.0708298197539373" calcext:value-type="float">
            <text:p>0.0708298197539373</text:p>
          </table:table-cell>
          <table:table-cell office:value-type="float" office:value="0.173259648871594" calcext:value-type="float">
            <text:p>0.173259648871594</text:p>
          </table:table-cell>
          <table:table-cell office:value-type="float" office:value="0.0442621872487038" calcext:value-type="float">
            <text:p>0.0442621872487038</text:p>
          </table:table-cell>
          <table:table-cell office:value-type="float" office:value="0.0423414692083165" calcext:value-type="float">
            <text:p>0.0423414692083165</text:p>
          </table:table-cell>
          <table:table-cell office:value-type="float" office:value="0.125728361945181" calcext:value-type="float">
            <text:p>0.125728361945181</text:p>
          </table:table-cell>
          <table:table-cell office:value-type="float" office:value="2384" calcext:value-type="float">
            <text:p>23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7306823730469" calcext:value-type="float">
            <text:p>0.997306823730469</text:p>
          </table:table-cell>
          <table:table-cell office:value-type="float" office:value="0.278688524590164" calcext:value-type="float">
            <text:p>0.278688524590164</text:p>
          </table:table-cell>
          <table:table-cell office:value-type="float" office:value="0.0751151885934823" calcext:value-type="float">
            <text:p>0.0751151885934823</text:p>
          </table:table-cell>
          <table:table-cell office:value-type="float" office:value="0.0675875064481847" calcext:value-type="float">
            <text:p>0.0675875064481847</text:p>
          </table:table-cell>
          <table:table-cell office:value-type="float" office:value="0.182787927850328" calcext:value-type="float">
            <text:p>0.182787927850328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78688524590164" calcext:value-type="float">
            <text:p>0.278688524590164</text:p>
          </table:table-cell>
          <table:table-cell office:value-type="float" office:value="0.0748356793367183" calcext:value-type="float">
            <text:p>0.0748356793367183</text:p>
          </table:table-cell>
          <table:table-cell office:value-type="float" office:value="0.067288455969974" calcext:value-type="float">
            <text:p>0.067288455969974</text:p>
          </table:table-cell>
          <table:table-cell office:value-type="float" office:value="0.182787927850328" calcext:value-type="float">
            <text:p>0.182787927850328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834552824497223" calcext:value-type="float">
            <text:p>0.834552824497223</text:p>
          </table:table-cell>
          <table:table-cell office:value-type="float" office:value="0.751621544361115" calcext:value-type="float">
            <text:p>0.751621544361115</text:p>
          </table:table-cell>
          <table:table-cell office:value-type="float" office:value="0.0778370512142299" calcext:value-type="float">
            <text:p>0.0778370512142299</text:p>
          </table:table-cell>
          <table:table-cell office:value-type="float" office:value="0.0761660868310369" calcext:value-type="float">
            <text:p>0.0761660868310369</text:p>
          </table:table-cell>
          <table:table-cell office:value-type="float" office:value="0.101737809623829" calcext:value-type="float">
            <text:p>0.101737809623829</text:p>
          </table:table-cell>
          <table:table-cell table:number-columns-repeated="3" office:value-type="float" office:value="0.0710607621009269" calcext:value-type="float">
            <text:p>0.0710607621009269</text:p>
          </table:table-cell>
          <table:table-cell office:value-type="float" office:value="2386" calcext:value-type="float">
            <text:p>2386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774214916428" calcext:value-type="float">
            <text:p>0.075774214916428</text:p>
          </table:table-cell>
          <table:table-cell office:value-type="float" office:value="0.0735791034937773" calcext:value-type="float">
            <text:p>0.0735791034937773</text:p>
          </table:table-cell>
          <table:table-cell office:value-type="float" office:value="0.107172147943984" calcext:value-type="float">
            <text:p>0.107172147943984</text:p>
          </table:table-cell>
          <table:table-cell table:number-columns-repeated="3" office:value-type="float" office:value="0.0652631578947368" calcext:value-type="float">
            <text:p>0.0652631578947368</text:p>
          </table:table-cell>
          <table:table-cell office:value-type="float" office:value="2389" calcext:value-type="float">
            <text:p>2389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48563501223771" calcext:value-type="float">
            <text:p>0.0748563501223771</text:p>
          </table:table-cell>
          <table:table-cell office:value-type="float" office:value="0.067829147682689" calcext:value-type="float">
            <text:p>0.067829147682689</text:p>
          </table:table-cell>
          <table:table-cell office:value-type="float" office:value="0.175370442161487" calcext:value-type="float">
            <text:p>0.175370442161487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238805970149254" calcext:value-type="float">
            <text:p>0.238805970149254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23259432127577" calcext:value-type="float">
            <text:p>0.0723259432127577</text:p>
          </table:table-cell>
          <table:table-cell office:value-type="float" office:value="0.0656887224302955" calcext:value-type="float">
            <text:p>0.0656887224302955</text:p>
          </table:table-cell>
          <table:table-cell office:value-type="float" office:value="0.167261904761905" calcext:value-type="float">
            <text:p>0.16726190476190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778723390618885" calcext:value-type="float">
            <text:p>0.0778723390618885</text:p>
          </table:table-cell>
          <table:table-cell office:value-type="float" office:value="0.076183206739373" calcext:value-type="float">
            <text:p>0.076183206739373</text:p>
          </table:table-cell>
          <table:table-cell office:value-type="float" office:value="0.102032963889298" calcext:value-type="float">
            <text:p>0.102032963889298</text:p>
          </table:table-cell>
          <table:table-cell table:number-columns-repeated="3" office:value-type="float" office:value="0.0710607621009269" calcext:value-type="float">
            <text:p>0.0710607621009269</text:p>
          </table:table-cell>
          <table:table-cell office:value-type="float" office:value="2385" calcext:value-type="float">
            <text:p>2385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7765767978874" calcext:value-type="float">
            <text:p>0.0757765767978874</text:p>
          </table:table-cell>
          <table:table-cell office:value-type="float" office:value="0.0735723620328391" calcext:value-type="float">
            <text:p>0.0735723620328391</text:p>
          </table:table-cell>
          <table:table-cell office:value-type="float" office:value="0.107304720133668" calcext:value-type="float">
            <text:p>0.107304720133668</text:p>
          </table:table-cell>
          <table:table-cell table:number-columns-repeated="3" office:value-type="float" office:value="0.0652631578947368" calcext:value-type="float">
            <text:p>0.0652631578947368</text:p>
          </table:table-cell>
          <table:table-cell office:value-type="float" office:value="2389" calcext:value-type="float">
            <text:p>2389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2887713587261" calcext:value-type="float">
            <text:p>1.22887713587261E-05</text:p>
          </table:table-cell>
          <table:table-cell office:value-type="float" office:value="0.0000156954156409483" calcext:value-type="float">
            <text:p>1.56954156409483E-05</text:p>
          </table:table-cell>
          <table:table-cell office:value-type="float" office:value="0.999682903289795" calcext:value-type="float">
            <text:p>0.999682903289795</text:p>
          </table:table-cell>
          <table:table-cell office:value-type="float" office:value="0.998763680458069" calcext:value-type="float">
            <text:p>0.998763680458069</text:p>
          </table:table-cell>
          <table:table-cell office:value-type="float" office:value="0.999682903289795" calcext:value-type="float">
            <text:p>0.999682903289795</text:p>
          </table:table-cell>
          <table:table-cell office:value-type="float" office:value="0.0402607540441507" calcext:value-type="float">
            <text:p>0.0402607540441507</text:p>
          </table:table-cell>
          <table:table-cell office:value-type="float" office:value="0.028610230762898" calcext:value-type="float">
            <text:p>0.028610230762898</text:p>
          </table:table-cell>
          <table:table-cell office:value-type="float" office:value="0.19501853829679" calcext:value-type="float">
            <text:p>0.19501853829679</text:p>
          </table:table-cell>
          <table:table-cell office:value-type="float" office:value="0.000185095093911514" calcext:value-type="float">
            <text:p>0.000185095093911514</text:p>
          </table:table-cell>
          <table:table-cell office:value-type="float" office:value="0.000145687983604148" calcext:value-type="float">
            <text:p>0.000145687983604148</text:p>
          </table:table-cell>
          <table:table-cell office:value-type="float" office:value="0.00659151747822762" calcext:value-type="float">
            <text:p>0.00659151747822762</text:p>
          </table:table-cell>
          <table:table-cell office:value-type="float" office:value="2340" calcext:value-type="float">
            <text:p>2340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.0280666329857863" calcext:value-type="float">
            <text:p>0.0280666329857863</text:p>
          </table:table-cell>
          <table:table-cell office:value-type="float" office:value="0.0297748360786742" calcext:value-type="float">
            <text:p>0.0297748360786742</text:p>
          </table:table-cell>
          <table:table-cell office:value-type="float" office:value="0.780718429660067" calcext:value-type="float">
            <text:p>0.780718429660067</text:p>
          </table:table-cell>
          <table:table-cell office:value-type="float" office:value="0.717337742752789" calcext:value-type="float">
            <text:p>0.717337742752789</text:p>
          </table:table-cell>
          <table:table-cell office:value-type="float" office:value="0.780718429660067" calcext:value-type="float">
            <text:p>0.780718429660067</text:p>
          </table:table-cell>
          <table:table-cell office:value-type="float" office:value="0.0852915899531598" calcext:value-type="float">
            <text:p>0.0852915899531598</text:p>
          </table:table-cell>
          <table:table-cell office:value-type="float" office:value="0.0775678304807499" calcext:value-type="float">
            <text:p>0.0775678304807499</text:p>
          </table:table-cell>
          <table:table-cell office:value-type="float" office:value="0.18788886161167" calcext:value-type="float">
            <text:p>0.18788886161167</text:p>
          </table:table-cell>
          <table:table-cell office:value-type="float" office:value="0.0536425468563974" calcext:value-type="float">
            <text:p>0.0536425468563974</text:p>
          </table:table-cell>
          <table:table-cell office:value-type="float" office:value="0.050699223654683" calcext:value-type="float">
            <text:p>0.050699223654683</text:p>
          </table:table-cell>
          <table:table-cell office:value-type="float" office:value="0.121275340001571" calcext:value-type="float">
            <text:p>0.121275340001571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280315006974989" calcext:value-type="float">
            <text:p>0.0280315006974989</text:p>
          </table:table-cell>
          <table:table-cell office:value-type="float" office:value="0.0297391852562724" calcext:value-type="float">
            <text:p>0.0297391852562724</text:p>
          </table:table-cell>
          <table:table-cell office:value-type="float" office:value="0.781227143338003" calcext:value-type="float">
            <text:p>0.781227143338003</text:p>
          </table:table-cell>
          <table:table-cell office:value-type="float" office:value="0.717879667169812" calcext:value-type="float">
            <text:p>0.717879667169812</text:p>
          </table:table-cell>
          <table:table-cell office:value-type="float" office:value="0.781227143338003" calcext:value-type="float">
            <text:p>0.781227143338003</text:p>
          </table:table-cell>
          <table:table-cell office:value-type="float" office:value="0.0852909770474034" calcext:value-type="float">
            <text:p>0.0852909770474034</text:p>
          </table:table-cell>
          <table:table-cell office:value-type="float" office:value="0.077559899394028" calcext:value-type="float">
            <text:p>0.077559899394028</text:p>
          </table:table-cell>
          <table:table-cell office:value-type="float" office:value="0.187985458543073" calcext:value-type="float">
            <text:p>0.187985458543073</text:p>
          </table:table-cell>
          <table:table-cell office:value-type="float" office:value="0.0536074507233362" calcext:value-type="float">
            <text:p>0.0536074507233362</text:p>
          </table:table-cell>
          <table:table-cell office:value-type="float" office:value="0.0506634147680572" calcext:value-type="float">
            <text:p>0.0506634147680572</text:p>
          </table:table-cell>
          <table:table-cell office:value-type="float" office:value="0.121285604967385" calcext:value-type="float">
            <text:p>0.121285604967385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210932787508918" calcext:value-type="float">
            <text:p>0.0210932787508918</text:p>
          </table:table-cell>
          <table:table-cell office:value-type="float" office:value="0.0228779830495742" calcext:value-type="float">
            <text:p>0.0228779830495742</text:p>
          </table:table-cell>
          <table:table-cell office:value-type="float" office:value="0.93901285661411" calcext:value-type="float">
            <text:p>0.93901285661411</text:p>
          </table:table-cell>
          <table:table-cell office:value-type="float" office:value="0.906535002284926" calcext:value-type="float">
            <text:p>0.906535002284926</text:p>
          </table:table-cell>
          <table:table-cell office:value-type="float" office:value="0.93901285661411" calcext:value-type="float">
            <text:p>0.93901285661411</text:p>
          </table:table-cell>
          <table:table-cell office:value-type="float" office:value="0.102736667238272" calcext:value-type="float">
            <text:p>0.102736667238272</text:p>
          </table:table-cell>
          <table:table-cell office:value-type="float" office:value="0.0911065388059303" calcext:value-type="float">
            <text:p>0.0911065388059303</text:p>
          </table:table-cell>
          <table:table-cell office:value-type="float" office:value="0.257223539914546" calcext:value-type="float">
            <text:p>0.257223539914546</text:p>
          </table:table-cell>
          <table:table-cell office:value-type="float" office:value="0.0513234510013543" calcext:value-type="float">
            <text:p>0.0513234510013543</text:p>
          </table:table-cell>
          <table:table-cell office:value-type="float" office:value="0.0475079072464991" calcext:value-type="float">
            <text:p>0.0475079072464991</text:p>
          </table:table-cell>
          <table:table-cell office:value-type="float" office:value="0.154167075686368" calcext:value-type="float">
            <text:p>0.154167075686368</text:p>
          </table:table-cell>
          <table:table-cell office:value-type="float" office:value="2340" calcext:value-type="float">
            <text:p>2340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112378372875" calcext:value-type="float">
            <text:p>0.0834112378372875</text:p>
          </table:table-cell>
          <table:table-cell office:value-type="float" office:value="0.0752873734420477" calcext:value-type="float">
            <text:p>0.0752873734420477</text:p>
          </table:table-cell>
          <table:table-cell office:value-type="float" office:value="0.191323236554056" calcext:value-type="float">
            <text:p>0.191323236554056</text:p>
          </table:table-cell>
          <table:table-cell table:number-columns-repeated="2" office:value-type="float" office:value="0.0408163265306122" calcext:value-type="float">
            <text:p>0.040816326530612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4112378372875" calcext:value-type="float">
            <text:p>0.0834112378372875</text:p>
          </table:table-cell>
          <table:table-cell office:value-type="float" office:value="0.0752873734420477" calcext:value-type="float">
            <text:p>0.0752873734420477</text:p>
          </table:table-cell>
          <table:table-cell office:value-type="float" office:value="0.191323236554056" calcext:value-type="float">
            <text:p>0.191323236554056</text:p>
          </table:table-cell>
          <table:table-cell table:number-columns-repeated="2" office:value-type="float" office:value="0.0408163265306122" calcext:value-type="float">
            <text:p>0.040816326530612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846933266797845" calcext:value-type="float">
            <text:p>0.0846933266797845</text:p>
          </table:table-cell>
          <table:table-cell office:value-type="float" office:value="0.0805897256981428" calcext:value-type="float">
            <text:p>0.0805897256981428</text:p>
          </table:table-cell>
          <table:table-cell office:value-type="float" office:value="0.139202826385925" calcext:value-type="float">
            <text:p>0.139202826385925</text:p>
          </table:table-cell>
          <table:table-cell table:number-columns-repeated="3" office:value-type="float" office:value="0.0704225352112676" calcext:value-type="float">
            <text:p>0.0704225352112676</text:p>
          </table:table-cell>
          <table:table-cell office:value-type="float" office:value="2371" calcext:value-type="float">
            <text:p>23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8802733063421" calcext:value-type="float">
            <text:p>0.0868802733063421</text:p>
          </table:table-cell>
          <table:table-cell office:value-type="float" office:value="0.0812017108385014" calcext:value-type="float">
            <text:p>0.0812017108385014</text:p>
          </table:table-cell>
          <table:table-cell office:value-type="float" office:value="0.162310511420826" calcext:value-type="float">
            <text:p>0.162310511420826</text:p>
          </table:table-cell>
          <table:table-cell table:number-columns-repeated="3" office:value-type="float" office:value="0.0592930444697834" calcext:value-type="float">
            <text:p>0.0592930444697834</text:p>
          </table:table-cell>
          <table:table-cell office:value-type="float" office:value="2348" calcext:value-type="float">
            <text:p>2348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836433440449533" calcext:value-type="float">
            <text:p>0.0836433440449533</text:p>
          </table:table-cell>
          <table:table-cell office:value-type="float" office:value="0.0767603184034203" calcext:value-type="float">
            <text:p>0.0767603184034203</text:p>
          </table:table-cell>
          <table:table-cell office:value-type="float" office:value="0.175072867983316" calcext:value-type="float">
            <text:p>0.175072867983316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2438739789965" calcext:value-type="float">
            <text:p>0.082438739789965</text:p>
          </table:table-cell>
          <table:table-cell office:value-type="float" office:value="0.0754077791718946" calcext:value-type="float">
            <text:p>0.0754077791718946</text:p>
          </table:table-cell>
          <table:table-cell office:value-type="float" office:value="0.175833333333333" calcext:value-type="float">
            <text:p>0.1758333333333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846933266797845" calcext:value-type="float">
            <text:p>0.0846933266797845</text:p>
          </table:table-cell>
          <table:table-cell office:value-type="float" office:value="0.0805897256981428" calcext:value-type="float">
            <text:p>0.0805897256981428</text:p>
          </table:table-cell>
          <table:table-cell office:value-type="float" office:value="0.139202826385925" calcext:value-type="float">
            <text:p>0.139202826385925</text:p>
          </table:table-cell>
          <table:table-cell table:number-columns-repeated="3" office:value-type="float" office:value="0.0704225352112676" calcext:value-type="float">
            <text:p>0.0704225352112676</text:p>
          </table:table-cell>
          <table:table-cell office:value-type="float" office:value="2371" calcext:value-type="float">
            <text:p>23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8690801480132" calcext:value-type="float">
            <text:p>0.0868690801480132</text:p>
          </table:table-cell>
          <table:table-cell office:value-type="float" office:value="0.0811989656784061" calcext:value-type="float">
            <text:p>0.0811989656784061</text:p>
          </table:table-cell>
          <table:table-cell office:value-type="float" office:value="0.16218710068596" calcext:value-type="float">
            <text:p>0.16218710068596</text:p>
          </table:table-cell>
          <table:table-cell table:number-columns-repeated="3" office:value-type="float" office:value="0.0592930444697834" calcext:value-type="float">
            <text:p>0.0592930444697834</text:p>
          </table:table-cell>
          <table:table-cell office:value-type="float" office:value="2348" calcext:value-type="float">
            <text:p>2348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525145769643132" calcext:value-type="float">
            <text:p>5.25145769643132E-05</text:p>
          </table:table-cell>
          <table:table-cell office:value-type="float" office:value="0.0000837675179354847" calcext:value-type="float">
            <text:p>8.37675179354847E-05</text:p>
          </table:table-cell>
          <table:table-cell office:value-type="float" office:value="0.999800860881805" calcext:value-type="float">
            <text:p>0.999800860881805</text:p>
          </table:table-cell>
          <table:table-cell office:value-type="float" office:value="0.99978643655777" calcext:value-type="float">
            <text:p>0.99978643655777</text:p>
          </table:table-cell>
          <table:table-cell office:value-type="float" office:value="0.999800860881805" calcext:value-type="float">
            <text:p>0.999800860881805</text:p>
          </table:table-cell>
          <table:table-cell office:value-type="float" office:value="0.0236397848886599" calcext:value-type="float">
            <text:p>0.0236397848886599</text:p>
          </table:table-cell>
          <table:table-cell office:value-type="float" office:value="0.016442662952951" calcext:value-type="float">
            <text:p>0.016442662952951</text:p>
          </table:table-cell>
          <table:table-cell office:value-type="float" office:value="0.113831086619834" calcext:value-type="float">
            <text:p>0.113831086619834</text:p>
          </table:table-cell>
          <table:table-cell office:value-type="float" office:value="0.000404840044211596" calcext:value-type="float">
            <text:p>0.000404840044211596</text:p>
          </table:table-cell>
          <table:table-cell office:value-type="float" office:value="0.000350212008925155" calcext:value-type="float">
            <text:p>0.000350212008925155</text:p>
          </table:table-cell>
          <table:table-cell office:value-type="float" office:value="0.00232618465088308" calcext:value-type="float">
            <text:p>0.00232618465088308</text:p>
          </table:table-cell>
          <table:table-cell office:value-type="float" office:value="2352" calcext:value-type="float">
            <text:p>2352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04002387425136" calcext:value-type="float">
            <text:p>0.0204002387425136</text:p>
          </table:table-cell>
          <table:table-cell office:value-type="float" office:value="0.024450137525415" calcext:value-type="float">
            <text:p>0.024450137525415</text:p>
          </table:table-cell>
          <table:table-cell office:value-type="float" office:value="0.968237711203977" calcext:value-type="float">
            <text:p>0.968237711203977</text:p>
          </table:table-cell>
          <table:table-cell office:value-type="float" office:value="0.967373317458049" calcext:value-type="float">
            <text:p>0.967373317458049</text:p>
          </table:table-cell>
          <table:table-cell office:value-type="float" office:value="0.968237711203977" calcext:value-type="float">
            <text:p>0.968237711203977</text:p>
          </table:table-cell>
          <table:table-cell office:value-type="float" office:value="0.0781230450504146" calcext:value-type="float">
            <text:p>0.0781230450504146</text:p>
          </table:table-cell>
          <table:table-cell office:value-type="float" office:value="0.0699624154917522" calcext:value-type="float">
            <text:p>0.0699624154917522</text:p>
          </table:table-cell>
          <table:table-cell office:value-type="float" office:value="0.180388618625021" calcext:value-type="float">
            <text:p>0.180388618625021</text:p>
          </table:table-cell>
          <table:table-cell office:value-type="float" office:value="0.044730841541956" calcext:value-type="float">
            <text:p>0.044730841541956</text:p>
          </table:table-cell>
          <table:table-cell office:value-type="float" office:value="0.042336454560184" calcext:value-type="float">
            <text:p>0.042336454560184</text:p>
          </table:table-cell>
          <table:table-cell office:value-type="float" office:value="0.0857224658306547" calcext:value-type="float">
            <text:p>0.0857224658306547</text:p>
          </table:table-cell>
          <table:table-cell office:value-type="float" office:value="2351" calcext:value-type="float">
            <text:p>2351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203311303808601" calcext:value-type="float">
            <text:p>0.0203311303808601</text:p>
          </table:table-cell>
          <table:table-cell office:value-type="float" office:value="0.0243767924825659" calcext:value-type="float">
            <text:p>0.0243767924825659</text:p>
          </table:table-cell>
          <table:table-cell office:value-type="float" office:value="0.968594469577308" calcext:value-type="float">
            <text:p>0.968594469577308</text:p>
          </table:table-cell>
          <table:table-cell office:value-type="float" office:value="0.967737663554336" calcext:value-type="float">
            <text:p>0.967737663554336</text:p>
          </table:table-cell>
          <table:table-cell office:value-type="float" office:value="0.968594469577308" calcext:value-type="float">
            <text:p>0.968594469577308</text:p>
          </table:table-cell>
          <table:table-cell office:value-type="float" office:value="0.0781185597678963" calcext:value-type="float">
            <text:p>0.0781185597678963</text:p>
          </table:table-cell>
          <table:table-cell office:value-type="float" office:value="0.0699437365519037" calcext:value-type="float">
            <text:p>0.0699437365519037</text:p>
          </table:table-cell>
          <table:table-cell office:value-type="float" office:value="0.180562002279887" calcext:value-type="float">
            <text:p>0.180562002279887</text:p>
          </table:table-cell>
          <table:table-cell office:value-type="float" office:value="0.0446547499828778" calcext:value-type="float">
            <text:p>0.0446547499828778</text:p>
          </table:table-cell>
          <table:table-cell office:value-type="float" office:value="0.0422594238973897" calcext:value-type="float">
            <text:p>0.0422594238973897</text:p>
          </table:table-cell>
          <table:table-cell office:value-type="float" office:value="0.0856957326286361" calcext:value-type="float">
            <text:p>0.0856957326286361</text:p>
          </table:table-cell>
          <table:table-cell office:value-type="float" office:value="2351" calcext:value-type="float">
            <text:p>2351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206648887671939" calcext:value-type="float">
            <text:p>0.0206648887671939</text:p>
          </table:table-cell>
          <table:table-cell office:value-type="float" office:value="0.0247084439119944" calcext:value-type="float">
            <text:p>0.0247084439119944</text:p>
          </table:table-cell>
          <table:table-cell office:value-type="float" office:value="0.965659428970352" calcext:value-type="float">
            <text:p>0.965659428970352</text:p>
          </table:table-cell>
          <table:table-cell office:value-type="float" office:value="0.964739581778141" calcext:value-type="float">
            <text:p>0.964739581778141</text:p>
          </table:table-cell>
          <table:table-cell office:value-type="float" office:value="0.965659428970352" calcext:value-type="float">
            <text:p>0.965659428970352</text:p>
          </table:table-cell>
          <table:table-cell office:value-type="float" office:value="0.0776648290656556" calcext:value-type="float">
            <text:p>0.0776648290656556</text:p>
          </table:table-cell>
          <table:table-cell office:value-type="float" office:value="0.0696187370418194" calcext:value-type="float">
            <text:p>0.0696187370418194</text:p>
          </table:table-cell>
          <table:table-cell office:value-type="float" office:value="0.17849506648015" calcext:value-type="float">
            <text:p>0.17849506648015</text:p>
          </table:table-cell>
          <table:table-cell office:value-type="float" office:value="0.0448473851112766" calcext:value-type="float">
            <text:p>0.0448473851112766</text:p>
          </table:table-cell>
          <table:table-cell office:value-type="float" office:value="0.0424771565977154" calcext:value-type="float">
            <text:p>0.0424771565977154</text:p>
          </table:table-cell>
          <table:table-cell office:value-type="float" office:value="0.0852363809590191" calcext:value-type="float">
            <text:p>0.0852363809590191</text:p>
          </table:table-cell>
          <table:table-cell office:value-type="float" office:value="2352" calcext:value-type="float">
            <text:p>2352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1612472824309" calcext:value-type="float">
            <text:p>0.0771612472824309</text:p>
          </table:table-cell>
          <table:table-cell office:value-type="float" office:value="0.0685251953571089" calcext:value-type="float">
            <text:p>0.0685251953571089</text:p>
          </table:table-cell>
          <table:table-cell office:value-type="float" office:value="0.185384613778178" calcext:value-type="float">
            <text:p>0.185384613778178</text:p>
          </table:table-cell>
          <table:table-cell table:number-columns-repeated="2" office:value-type="float" office:value="0.0404040404040404" calcext:value-type="float">
            <text:p>0.0404040404040404</text:p>
          </table:table-cell>
          <table:table-cell office:value-type="float" office:value="0.154471544715447" calcext:value-type="float">
            <text:p>0.154471544715447</text:p>
          </table:table-cell>
          <table:table-cell office:value-type="float" office:value="2355" calcext:value-type="float">
            <text:p>2355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1615005372946" calcext:value-type="float">
            <text:p>0.0771615005372946</text:p>
          </table:table-cell>
          <table:table-cell office:value-type="float" office:value="0.0685253851845496" calcext:value-type="float">
            <text:p>0.0685253851845496</text:p>
          </table:table-cell>
          <table:table-cell office:value-type="float" office:value="0.1853856618788" calcext:value-type="float">
            <text:p>0.1853856618788</text:p>
          </table:table-cell>
          <table:table-cell table:number-columns-repeated="2" office:value-type="float" office:value="0.0404040404040404" calcext:value-type="float">
            <text:p>0.0404040404040404</text:p>
          </table:table-cell>
          <table:table-cell office:value-type="float" office:value="0.154471544715447" calcext:value-type="float">
            <text:p>0.154471544715447</text:p>
          </table:table-cell>
          <table:table-cell office:value-type="float" office:value="2355" calcext:value-type="float">
            <text:p>2355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0025512017833" calcext:value-type="float">
            <text:p>0.0800025512017833</text:p>
          </table:table-cell>
          <table:table-cell office:value-type="float" office:value="0.0752988488617324" calcext:value-type="float">
            <text:p>0.0752988488617324</text:p>
          </table:table-cell>
          <table:table-cell office:value-type="float" office:value="0.138947368421053" calcext:value-type="float">
            <text:p>0.138947368421053</text:p>
          </table:table-cell>
          <table:table-cell table:number-columns-repeated="3" office:value-type="float" office:value="0.0645161290322581" calcext:value-type="float">
            <text:p>0.0645161290322581</text:p>
          </table:table-cell>
          <table:table-cell office:value-type="float" office:value="2344" calcext:value-type="float">
            <text:p>2344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5366845262064" calcext:value-type="float">
            <text:p>0.0825366845262064</text:p>
          </table:table-cell>
          <table:table-cell office:value-type="float" office:value="0.0764002128203579" calcext:value-type="float">
            <text:p>0.0764002128203579</text:p>
          </table:table-cell>
          <table:table-cell office:value-type="float" office:value="0.15943636416634" calcext:value-type="float">
            <text:p>0.15943636416634</text:p>
          </table:table-cell>
          <table:table-cell table:number-columns-repeated="3" office:value-type="float" office:value="0.0577540106951872" calcext:value-type="float">
            <text:p>0.0577540106951872</text:p>
          </table:table-cell>
          <table:table-cell office:value-type="float" office:value="2332" calcext:value-type="float">
            <text:p>2332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35608932460149" calcext:value-type="float">
            <text:p>0.0735608932460149</text:p>
          </table:table-cell>
          <table:table-cell office:value-type="float" office:value="0.0672034998920103" calcext:value-type="float">
            <text:p>0.0672034998920103</text:p>
          </table:table-cell>
          <table:table-cell office:value-type="float" office:value="0.153229069961199" calcext:value-type="float">
            <text:p>0.153229069961199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21898094126799" calcext:value-type="float">
            <text:p>0.0721898094126799</text:p>
          </table:table-cell>
          <table:table-cell office:value-type="float" office:value="0.0646577068458631" calcext:value-type="float">
            <text:p>0.0646577068458631</text:p>
          </table:table-cell>
          <table:table-cell office:value-type="float" office:value="0.166578947368421" calcext:value-type="float">
            <text:p>0.1665789473684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44" calcext:value-type="float">
            <text:p>2344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0025512017833" calcext:value-type="float">
            <text:p>0.0800025512017833</text:p>
          </table:table-cell>
          <table:table-cell office:value-type="float" office:value="0.0752988488617324" calcext:value-type="float">
            <text:p>0.0752988488617324</text:p>
          </table:table-cell>
          <table:table-cell office:value-type="float" office:value="0.138947368421053" calcext:value-type="float">
            <text:p>0.138947368421053</text:p>
          </table:table-cell>
          <table:table-cell table:number-columns-repeated="3" office:value-type="float" office:value="0.0645161290322581" calcext:value-type="float">
            <text:p>0.0645161290322581</text:p>
          </table:table-cell>
          <table:table-cell office:value-type="float" office:value="2344" calcext:value-type="float">
            <text:p>2344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5524723520468" calcext:value-type="float">
            <text:p>0.0825524723520468</text:p>
          </table:table-cell>
          <table:table-cell office:value-type="float" office:value="0.0764098803585426" calcext:value-type="float">
            <text:p>0.0764098803585426</text:p>
          </table:table-cell>
          <table:table-cell office:value-type="float" office:value="0.159528848860118" calcext:value-type="float">
            <text:p>0.159528848860118</text:p>
          </table:table-cell>
          <table:table-cell table:number-columns-repeated="3" office:value-type="float" office:value="0.0577540106951872" calcext:value-type="float">
            <text:p>0.0577540106951872</text:p>
          </table:table-cell>
          <table:table-cell office:value-type="float" office:value="2332" calcext:value-type="float">
            <text:p>2332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22539039593539" calcext:value-type="float">
            <text:p>5.22539039593539E-06</text:p>
          </table:table-cell>
          <table:table-cell office:value-type="float" office:value="0.00000723870107322" calcext:value-type="float">
            <text:p>7.23870107322E-06</text:p>
          </table:table-cell>
          <table:table-cell table:number-columns-repeated="2" office:value-type="float" office:value="0.999938130378723" calcext:value-type="float">
            <text:p>0.999938130378723</text:p>
          </table:table-cell>
          <table:table-cell office:value-type="float" office:value="0.99992835521698" calcext:value-type="float">
            <text:p>0.99992835521698</text:p>
          </table:table-cell>
          <table:table-cell office:value-type="float" office:value="0.0590622955542369" calcext:value-type="float">
            <text:p>0.0590622955542369</text:p>
          </table:table-cell>
          <table:table-cell office:value-type="float" office:value="0.0486510514964154" calcext:value-type="float">
            <text:p>0.0486510514964154</text:p>
          </table:table-cell>
          <table:table-cell office:value-type="float" office:value="0.205185019172785" calcext:value-type="float">
            <text:p>0.205185019172785</text:p>
          </table:table-cell>
          <table:table-cell office:value-type="float" office:value="0.000179368842509575" calcext:value-type="float">
            <text:p>0.000179368842509575</text:p>
          </table:table-cell>
          <table:table-cell office:value-type="float" office:value="0.000145926744153257" calcext:value-type="float">
            <text:p>0.000145926744153257</text:p>
          </table:table-cell>
          <table:table-cell office:value-type="float" office:value="0.00703241629526019" calcext:value-type="float">
            <text:p>0.00703241629526019</text:p>
          </table:table-cell>
          <table:table-cell office:value-type="float" office:value="2294" calcext:value-type="float">
            <text:p>2294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.0156523028266858" calcext:value-type="float">
            <text:p>0.0156523028266858</text:p>
          </table:table-cell>
          <table:table-cell office:value-type="float" office:value="0.0169217515272918" calcext:value-type="float">
            <text:p>0.0169217515272918</text:p>
          </table:table-cell>
          <table:table-cell table:number-columns-repeated="2" office:value-type="float" office:value="0.763832477518532" calcext:value-type="float">
            <text:p>0.763832477518532</text:p>
          </table:table-cell>
          <table:table-cell office:value-type="float" office:value="0.757335218664024" calcext:value-type="float">
            <text:p>0.757335218664024</text:p>
          </table:table-cell>
          <table:table-cell office:value-type="float" office:value="0.0688741661472007" calcext:value-type="float">
            <text:p>0.0688741661472007</text:p>
          </table:table-cell>
          <table:table-cell office:value-type="float" office:value="0.0629882323939744" calcext:value-type="float">
            <text:p>0.0629882323939744</text:p>
          </table:table-cell>
          <table:table-cell office:value-type="float" office:value="0.151483762683709" calcext:value-type="float">
            <text:p>0.151483762683709</text:p>
          </table:table-cell>
          <table:table-cell office:value-type="float" office:value="0.0362191277559195" calcext:value-type="float">
            <text:p>0.0362191277559195</text:p>
          </table:table-cell>
          <table:table-cell office:value-type="float" office:value="0.0345070942004649" calcext:value-type="float">
            <text:p>0.0345070942004649</text:p>
          </table:table-cell>
          <table:table-cell office:value-type="float" office:value="0.0841516946422458" calcext:value-type="float">
            <text:p>0.0841516946422458</text:p>
          </table:table-cell>
          <table:table-cell office:value-type="float" office:value="2382" calcext:value-type="float">
            <text:p>2382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156287918139548" calcext:value-type="float">
            <text:p>0.0156287918139548</text:p>
          </table:table-cell>
          <table:table-cell office:value-type="float" office:value="0.0168974350396253" calcext:value-type="float">
            <text:p>0.0168974350396253</text:p>
          </table:table-cell>
          <table:table-cell table:number-columns-repeated="2" office:value-type="float" office:value="0.764334715537862" calcext:value-type="float">
            <text:p>0.764334715537862</text:p>
          </table:table-cell>
          <table:table-cell office:value-type="float" office:value="0.757841579555627" calcext:value-type="float">
            <text:p>0.757841579555627</text:p>
          </table:table-cell>
          <table:table-cell office:value-type="float" office:value="0.068876598107522" calcext:value-type="float">
            <text:p>0.068876598107522</text:p>
          </table:table-cell>
          <table:table-cell office:value-type="float" office:value="0.0629856237542714" calcext:value-type="float">
            <text:p>0.0629856237542714</text:p>
          </table:table-cell>
          <table:table-cell office:value-type="float" office:value="0.151556939907529" calcext:value-type="float">
            <text:p>0.151556939907529</text:p>
          </table:table-cell>
          <table:table-cell office:value-type="float" office:value="0.0361901961445682" calcext:value-type="float">
            <text:p>0.0361901961445682</text:p>
          </table:table-cell>
          <table:table-cell office:value-type="float" office:value="0.0344781251563954" calcext:value-type="float">
            <text:p>0.0344781251563954</text:p>
          </table:table-cell>
          <table:table-cell office:value-type="float" office:value="0.08414370988975" calcext:value-type="float">
            <text:p>0.08414370988975</text:p>
          </table:table-cell>
          <table:table-cell office:value-type="float" office:value="2382" calcext:value-type="float">
            <text:p>2382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0940576026167854" calcext:value-type="float">
            <text:p>0.00940576026167854</text:p>
          </table:table-cell>
          <table:table-cell office:value-type="float" office:value="0.0106426530780343" calcext:value-type="float">
            <text:p>0.0106426530780343</text:p>
          </table:table-cell>
          <table:table-cell table:number-columns-repeated="2" office:value-type="float" office:value="0.976121085248233" calcext:value-type="float">
            <text:p>0.976121085248233</text:p>
          </table:table-cell>
          <table:table-cell office:value-type="float" office:value="0.974776130764076" calcext:value-type="float">
            <text:p>0.974776130764076</text:p>
          </table:table-cell>
          <table:table-cell office:value-type="float" office:value="0.105227365596563" calcext:value-type="float">
            <text:p>0.105227365596563</text:p>
          </table:table-cell>
          <table:table-cell office:value-type="float" office:value="0.0941700109093599" calcext:value-type="float">
            <text:p>0.0941700109093599</text:p>
          </table:table-cell>
          <table:table-cell office:value-type="float" office:value="0.26041830857485" calcext:value-type="float">
            <text:p>0.26041830857485</text:p>
          </table:table-cell>
          <table:table-cell office:value-type="float" office:value="0.0354695398484536" calcext:value-type="float">
            <text:p>0.0354695398484536</text:p>
          </table:table-cell>
          <table:table-cell office:value-type="float" office:value="0.0328630418197067" calcext:value-type="float">
            <text:p>0.0328630418197067</text:p>
          </table:table-cell>
          <table:table-cell office:value-type="float" office:value="0.130620314190927" calcext:value-type="float">
            <text:p>0.130620314190927</text:p>
          </table:table-cell>
          <table:table-cell office:value-type="float" office:value="2294" calcext:value-type="float">
            <text:p>2294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73533535872867" calcext:value-type="float">
            <text:p>0.973533535872867</text:p>
          </table:table-cell>
          <table:table-cell office:value-type="float" office:value="0.959161018929656" calcext:value-type="float">
            <text:p>0.959161018929656</text:p>
          </table:table-cell>
          <table:table-cell office:value-type="float" office:value="0.0682868062501345" calcext:value-type="float">
            <text:p>0.0682868062501345</text:p>
          </table:table-cell>
          <table:table-cell office:value-type="float" office:value="0.0616670297124897" calcext:value-type="float">
            <text:p>0.0616670297124897</text:p>
          </table:table-cell>
          <table:table-cell office:value-type="float" office:value="0.161195950638132" calcext:value-type="float">
            <text:p>0.161195950638132</text:p>
          </table:table-cell>
          <table:table-cell table:number-columns-repeated="2" office:value-type="float" office:value="0.0355731225296443" calcext:value-type="float">
            <text:p>0.0355731225296443</text:p>
          </table:table-cell>
          <table:table-cell office:value-type="float" office:value="0.103658536585366" calcext:value-type="float">
            <text:p>0.103658536585366</text:p>
          </table:table-cell>
          <table:table-cell office:value-type="float" office:value="2375" calcext:value-type="float">
            <text:p>2375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73533535872867" calcext:value-type="float">
            <text:p>0.973533535872867</text:p>
          </table:table-cell>
          <table:table-cell office:value-type="float" office:value="0.959161018929656" calcext:value-type="float">
            <text:p>0.959161018929656</text:p>
          </table:table-cell>
          <table:table-cell office:value-type="float" office:value="0.068286790433659" calcext:value-type="float">
            <text:p>0.068286790433659</text:p>
          </table:table-cell>
          <table:table-cell office:value-type="float" office:value="0.0616670127690903" calcext:value-type="float">
            <text:p>0.0616670127690903</text:p>
          </table:table-cell>
          <table:table-cell office:value-type="float" office:value="0.161195950638132" calcext:value-type="float">
            <text:p>0.161195950638132</text:p>
          </table:table-cell>
          <table:table-cell table:number-columns-repeated="2" office:value-type="float" office:value="0.0355731225296443" calcext:value-type="float">
            <text:p>0.0355731225296443</text:p>
          </table:table-cell>
          <table:table-cell office:value-type="float" office:value="0.103658536585366" calcext:value-type="float">
            <text:p>0.103658536585366</text:p>
          </table:table-cell>
          <table:table-cell office:value-type="float" office:value="2375" calcext:value-type="float">
            <text:p>2375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0699716359484216" calcext:value-type="float">
            <text:p>0.0699716359484216</text:p>
          </table:table-cell>
          <table:table-cell office:value-type="float" office:value="0.0665490810359232" calcext:value-type="float">
            <text:p>0.0665490810359232</text:p>
          </table:table-cell>
          <table:table-cell office:value-type="float" office:value="0.118007494369452" calcext:value-type="float">
            <text:p>0.118007494369452</text:p>
          </table:table-cell>
          <table:table-cell table:number-columns-repeated="3" office:value-type="float" office:value="0.0476190476190476" calcext:value-type="float">
            <text:p>0.0476190476190476</text:p>
          </table:table-cell>
          <table:table-cell office:value-type="float" office:value="2344" calcext:value-type="float">
            <text:p>2344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9757492542267" calcext:value-type="float">
            <text:p>0.849757492542267</text:p>
          </table:table-cell>
          <table:table-cell office:value-type="float" office:value="0.0743102576561954" calcext:value-type="float">
            <text:p>0.0743102576561954</text:p>
          </table:table-cell>
          <table:table-cell office:value-type="float" office:value="0.0697527674261935" calcext:value-type="float">
            <text:p>0.0697527674261935</text:p>
          </table:table-cell>
          <table:table-cell office:value-type="float" office:value="0.138275032814118" calcext:value-type="float">
            <text:p>0.138275032814118</text:p>
          </table:table-cell>
          <table:table-cell table:number-columns-repeated="3" office:value-type="float" office:value="0.0394431554524362" calcext:value-type="float">
            <text:p>0.0394431554524362</text:p>
          </table:table-cell>
          <table:table-cell office:value-type="float" office:value="2311" calcext:value-type="float">
            <text:p>2311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676084588900904" calcext:value-type="float">
            <text:p>0.0676084588900904</text:p>
          </table:table-cell>
          <table:table-cell office:value-type="float" office:value="0.0623005238956732" calcext:value-type="float">
            <text:p>0.0623005238956732</text:p>
          </table:table-cell>
          <table:table-cell office:value-type="float" office:value="0.142105792145069" calcext:value-type="float">
            <text:p>0.142105792145069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08868144690782" calcext:value-type="float">
            <text:p>0.0708868144690782</text:p>
          </table:table-cell>
          <table:table-cell office:value-type="float" office:value="0.0645625" calcext:value-type="float">
            <text:p>0.0645625</text:p>
          </table:table-cell>
          <table:table-cell office:value-type="float" office:value="0.159649122807018" calcext:value-type="float">
            <text:p>0.1596491228070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53" calcext:value-type="float">
            <text:p>2353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0699716359484216" calcext:value-type="float">
            <text:p>0.0699716359484216</text:p>
          </table:table-cell>
          <table:table-cell office:value-type="float" office:value="0.0665490810359232" calcext:value-type="float">
            <text:p>0.0665490810359232</text:p>
          </table:table-cell>
          <table:table-cell office:value-type="float" office:value="0.118007494369452" calcext:value-type="float">
            <text:p>0.118007494369452</text:p>
          </table:table-cell>
          <table:table-cell table:number-columns-repeated="3" office:value-type="float" office:value="0.0476190476190476" calcext:value-type="float">
            <text:p>0.0476190476190476</text:p>
          </table:table-cell>
          <table:table-cell office:value-type="float" office:value="2344" calcext:value-type="float">
            <text:p>2344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743039653725909" calcext:value-type="float">
            <text:p>0.0743039653725909</text:p>
          </table:table-cell>
          <table:table-cell office:value-type="float" office:value="0.0697428541505543" calcext:value-type="float">
            <text:p>0.0697428541505543</text:p>
          </table:table-cell>
          <table:table-cell office:value-type="float" office:value="0.13831956147135" calcext:value-type="float">
            <text:p>0.13831956147135</text:p>
          </table:table-cell>
          <table:table-cell table:number-columns-repeated="3" office:value-type="float" office:value="0.0394431554524362" calcext:value-type="float">
            <text:p>0.0394431554524362</text:p>
          </table:table-cell>
          <table:table-cell office:value-type="float" office:value="2311" calcext:value-type="float">
            <text:p>2311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519594977959059" calcext:value-type="float">
            <text:p>5.19594977959059E-05</text:p>
          </table:table-cell>
          <table:table-cell office:value-type="float" office:value="0.0000712749097147025" calcext:value-type="float">
            <text:p>7.12749097147025E-05</text:p>
          </table:table-cell>
          <table:table-cell office:value-type="float" office:value="0.999922156333923" calcext:value-type="float">
            <text:p>0.999922156333923</text:p>
          </table:table-cell>
          <table:table-cell office:value-type="float" office:value="0.999885559082031" calcext:value-type="float">
            <text:p>0.999885559082031</text:p>
          </table:table-cell>
          <table:table-cell office:value-type="float" office:value="0.999922156333923" calcext:value-type="float">
            <text:p>0.999922156333923</text:p>
          </table:table-cell>
          <table:table-cell office:value-type="float" office:value="0.0341763676221629" calcext:value-type="float">
            <text:p>0.0341763676221629</text:p>
          </table:table-cell>
          <table:table-cell office:value-type="float" office:value="0.0245320484552368" calcext:value-type="float">
            <text:p>0.0245320484552368</text:p>
          </table:table-cell>
          <table:table-cell office:value-type="float" office:value="0.161524007450635" calcext:value-type="float">
            <text:p>0.161524007450635</text:p>
          </table:table-cell>
          <table:table-cell office:value-type="float" office:value="0.000561616325285286" calcext:value-type="float">
            <text:p>0.000561616325285286</text:p>
          </table:table-cell>
          <table:table-cell office:value-type="float" office:value="0.000502456852700561" calcext:value-type="float">
            <text:p>0.000502456852700561</text:p>
          </table:table-cell>
          <table:table-cell office:value-type="float" office:value="0.012373885139823" calcext:value-type="float">
            <text:p>0.012373885139823</text:p>
          </table:table-cell>
          <table:table-cell office:value-type="float" office:value="2347" calcext:value-type="float">
            <text:p>2347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141042033270486" calcext:value-type="float">
            <text:p>0.0141042033270486</text:p>
          </table:table-cell>
          <table:table-cell office:value-type="float" office:value="0.0158757171375032" calcext:value-type="float">
            <text:p>0.0158757171375032</text:p>
          </table:table-cell>
          <table:table-cell office:value-type="float" office:value="0.956752895093235" calcext:value-type="float">
            <text:p>0.956752895093235</text:p>
          </table:table-cell>
          <table:table-cell office:value-type="float" office:value="0.950271392863484" calcext:value-type="float">
            <text:p>0.950271392863484</text:p>
          </table:table-cell>
          <table:table-cell office:value-type="float" office:value="0.956752895093235" calcext:value-type="float">
            <text:p>0.956752895093235</text:p>
          </table:table-cell>
          <table:table-cell office:value-type="float" office:value="0.0716957832774761" calcext:value-type="float">
            <text:p>0.0716957832774761</text:p>
          </table:table-cell>
          <table:table-cell office:value-type="float" office:value="0.0636840506640489" calcext:value-type="float">
            <text:p>0.0636840506640489</text:p>
          </table:table-cell>
          <table:table-cell office:value-type="float" office:value="0.177486064747593" calcext:value-type="float">
            <text:p>0.177486064747593</text:p>
          </table:table-cell>
          <table:table-cell office:value-type="float" office:value="0.0341462526088183" calcext:value-type="float">
            <text:p>0.0341462526088183</text:p>
          </table:table-cell>
          <table:table-cell office:value-type="float" office:value="0.0327777274072711" calcext:value-type="float">
            <text:p>0.0327777274072711</text:p>
          </table:table-cell>
          <table:table-cell office:value-type="float" office:value="0.103150816054797" calcext:value-type="float">
            <text:p>0.103150816054797</text:p>
          </table:table-cell>
          <table:table-cell office:value-type="float" office:value="2360" calcext:value-type="float">
            <text:p>2360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140597887899549" calcext:value-type="float">
            <text:p>0.0140597887899549</text:p>
          </table:table-cell>
          <table:table-cell office:value-type="float" office:value="0.0158286747820117" calcext:value-type="float">
            <text:p>0.0158286747820117</text:p>
          </table:table-cell>
          <table:table-cell office:value-type="float" office:value="0.957083975425672" calcext:value-type="float">
            <text:p>0.957083975425672</text:p>
          </table:table-cell>
          <table:table-cell office:value-type="float" office:value="0.950639025601269" calcext:value-type="float">
            <text:p>0.950639025601269</text:p>
          </table:table-cell>
          <table:table-cell office:value-type="float" office:value="0.957083975425672" calcext:value-type="float">
            <text:p>0.957083975425672</text:p>
          </table:table-cell>
          <table:table-cell office:value-type="float" office:value="0.0716914527127986" calcext:value-type="float">
            <text:p>0.0716914527127986</text:p>
          </table:table-cell>
          <table:table-cell office:value-type="float" office:value="0.0636679582288264" calcext:value-type="float">
            <text:p>0.0636679582288264</text:p>
          </table:table-cell>
          <table:table-cell office:value-type="float" office:value="0.177637042860277" calcext:value-type="float">
            <text:p>0.177637042860277</text:p>
          </table:table-cell>
          <table:table-cell office:value-type="float" office:value="0.0340864260839751" calcext:value-type="float">
            <text:p>0.0340864260839751</text:p>
          </table:table-cell>
          <table:table-cell office:value-type="float" office:value="0.0327181692493132" calcext:value-type="float">
            <text:p>0.0327181692493132</text:p>
          </table:table-cell>
          <table:table-cell office:value-type="float" office:value="0.103149743719057" calcext:value-type="float">
            <text:p>0.103149743719057</text:p>
          </table:table-cell>
          <table:table-cell office:value-type="float" office:value="2360" calcext:value-type="float">
            <text:p>2360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112566482940845" calcext:value-type="float">
            <text:p>0.0112566482940845</text:p>
          </table:table-cell>
          <table:table-cell office:value-type="float" office:value="0.0129698851559551" calcext:value-type="float">
            <text:p>0.0129698851559551</text:p>
          </table:table-cell>
          <table:table-cell office:value-type="float" office:value="0.986507973097928" calcext:value-type="float">
            <text:p>0.986507973097928</text:p>
          </table:table-cell>
          <table:table-cell office:value-type="float" office:value="0.98397152966558" calcext:value-type="float">
            <text:p>0.98397152966558</text:p>
          </table:table-cell>
          <table:table-cell office:value-type="float" office:value="0.986507973097928" calcext:value-type="float">
            <text:p>0.986507973097928</text:p>
          </table:table-cell>
          <table:table-cell office:value-type="float" office:value="0.0811238230037623" calcext:value-type="float">
            <text:p>0.0811238230037623</text:p>
          </table:table-cell>
          <table:table-cell office:value-type="float" office:value="0.0710133737914513" calcext:value-type="float">
            <text:p>0.0710133737914513</text:p>
          </table:table-cell>
          <table:table-cell office:value-type="float" office:value="0.214626439674609" calcext:value-type="float">
            <text:p>0.214626439674609</text:p>
          </table:table-cell>
          <table:table-cell office:value-type="float" office:value="0.0324413117314497" calcext:value-type="float">
            <text:p>0.0324413117314497</text:p>
          </table:table-cell>
          <table:table-cell office:value-type="float" office:value="0.0308923182073952" calcext:value-type="float">
            <text:p>0.0308923182073952</text:p>
          </table:table-cell>
          <table:table-cell office:value-type="float" office:value="0.120579231258536" calcext:value-type="float">
            <text:p>0.120579231258536</text:p>
          </table:table-cell>
          <table:table-cell office:value-type="float" office:value="2347" calcext:value-type="float">
            <text:p>2347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6423382435425" calcext:value-type="float">
            <text:p>0.0726423382435425</text:p>
          </table:table-cell>
          <table:table-cell office:value-type="float" office:value="0.0638236352442356" calcext:value-type="float">
            <text:p>0.0638236352442356</text:p>
          </table:table-cell>
          <table:table-cell office:value-type="float" office:value="0.189088195527208" calcext:value-type="float">
            <text:p>0.189088195527208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36" calcext:value-type="float">
            <text:p>2336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6424130333457" calcext:value-type="float">
            <text:p>0.0726424130333457</text:p>
          </table:table-cell>
          <table:table-cell office:value-type="float" office:value="0.0638236831274649" calcext:value-type="float">
            <text:p>0.0638236831274649</text:p>
          </table:table-cell>
          <table:table-cell office:value-type="float" office:value="0.189088625602711" calcext:value-type="float">
            <text:p>0.18908862560271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36" calcext:value-type="float">
            <text:p>2336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1422449029401" calcext:value-type="float">
            <text:p>0.0721422449029401</text:p>
          </table:table-cell>
          <table:table-cell office:value-type="float" office:value="0.0668974879506165" calcext:value-type="float">
            <text:p>0.0668974879506165</text:p>
          </table:table-cell>
          <table:table-cell office:value-type="float" office:value="0.141396217919809" calcext:value-type="float">
            <text:p>0.141396217919809</text:p>
          </table:table-cell>
          <table:table-cell table:number-columns-repeated="3" office:value-type="float" office:value="0.0535905680600214" calcext:value-type="float">
            <text:p>0.0535905680600214</text:p>
          </table:table-cell>
          <table:table-cell office:value-type="float" office:value="2351" calcext:value-type="float">
            <text:p>2351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3640657640941" calcext:value-type="float">
            <text:p>0.0773640657640941</text:p>
          </table:table-cell>
          <table:table-cell office:value-type="float" office:value="0.0675384302291997" calcext:value-type="float">
            <text:p>0.0675384302291997</text:p>
          </table:table-cell>
          <table:table-cell office:value-type="float" office:value="0.207105883048058" calcext:value-type="float">
            <text:p>0.207105883048058</text:p>
          </table:table-cell>
          <table:table-cell table:number-columns-repeated="3" office:value-type="float" office:value="0.0444191343963553" calcext:value-type="float">
            <text:p>0.0444191343963553</text:p>
          </table:table-cell>
          <table:table-cell office:value-type="float" office:value="2359" calcext:value-type="float">
            <text:p>2359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0744549942202287" calcext:value-type="float">
            <text:p>0.0744549942202287</text:p>
          </table:table-cell>
          <table:table-cell office:value-type="float" office:value="0.0663860234771369" calcext:value-type="float">
            <text:p>0.0663860234771369</text:p>
          </table:table-cell>
          <table:table-cell office:value-type="float" office:value="0.181001071988126" calcext:value-type="float">
            <text:p>0.181001071988126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37650719564372" calcext:value-type="float">
            <text:p>0.0737650719564372</text:p>
          </table:table-cell>
          <table:table-cell office:value-type="float" office:value="0.0653347280334728" calcext:value-type="float">
            <text:p>0.0653347280334728</text:p>
          </table:table-cell>
          <table:table-cell office:value-type="float" office:value="0.185082872928177" calcext:value-type="float">
            <text:p>0.18508287292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331" calcext:value-type="float">
            <text:p>2331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1300401699425" calcext:value-type="float">
            <text:p>0.0721300401699425</text:p>
          </table:table-cell>
          <table:table-cell office:value-type="float" office:value="0.0668843589261242" calcext:value-type="float">
            <text:p>0.0668843589261242</text:p>
          </table:table-cell>
          <table:table-cell office:value-type="float" office:value="0.141396217919809" calcext:value-type="float">
            <text:p>0.141396217919809</text:p>
          </table:table-cell>
          <table:table-cell table:number-columns-repeated="3" office:value-type="float" office:value="0.0535905680600214" calcext:value-type="float">
            <text:p>0.0535905680600214</text:p>
          </table:table-cell>
          <table:table-cell office:value-type="float" office:value="2351" calcext:value-type="float">
            <text:p>2351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3571121339194" calcext:value-type="float">
            <text:p>0.0773571121339194</text:p>
          </table:table-cell>
          <table:table-cell office:value-type="float" office:value="0.067533337757237" calcext:value-type="float">
            <text:p>0.067533337757237</text:p>
          </table:table-cell>
          <table:table-cell office:value-type="float" office:value="0.207074353903371" calcext:value-type="float">
            <text:p>0.207074353903371</text:p>
          </table:table-cell>
          <table:table-cell table:number-columns-repeated="3" office:value-type="float" office:value="0.0444191343963553" calcext:value-type="float">
            <text:p>0.0444191343963553</text:p>
          </table:table-cell>
          <table:table-cell office:value-type="float" office:value="2359" calcext:value-type="float">
            <text:p>2359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17009894893272" calcext:value-type="float">
            <text:p>1.17009894893272E-05</text:p>
          </table:table-cell>
          <table:table-cell office:value-type="float" office:value="0.0000249221029662294" calcext:value-type="float">
            <text:p>2.49221029662294E-05</text:p>
          </table:table-cell>
          <table:table-cell office:value-type="float" office:value="0.998967885971069" calcext:value-type="float">
            <text:p>0.998967885971069</text:p>
          </table:table-cell>
          <table:table-cell office:value-type="float" office:value="0.998499512672424" calcext:value-type="float">
            <text:p>0.998499512672424</text:p>
          </table:table-cell>
          <table:table-cell office:value-type="float" office:value="0.998967885971069" calcext:value-type="float">
            <text:p>0.998967885971069</text:p>
          </table:table-cell>
          <table:table-cell office:value-type="float" office:value="0.039426329634226" calcext:value-type="float">
            <text:p>0.039426329634226</text:p>
          </table:table-cell>
          <table:table-cell office:value-type="float" office:value="0.0279421949007879" calcext:value-type="float">
            <text:p>0.0279421949007879</text:p>
          </table:table-cell>
          <table:table-cell office:value-type="float" office:value="0.192890297692236" calcext:value-type="float">
            <text:p>0.192890297692236</text:p>
          </table:table-cell>
          <table:table-cell office:value-type="float" office:value="0.000376588548533618" calcext:value-type="float">
            <text:p>0.000376588548533618</text:p>
          </table:table-cell>
          <table:table-cell office:value-type="float" office:value="0.000297524966299534" calcext:value-type="float">
            <text:p>0.000297524966299534</text:p>
          </table:table-cell>
          <table:table-cell office:value-type="float" office:value="0.0178447347134352" calcext:value-type="float">
            <text:p>0.0178447347134352</text:p>
          </table:table-cell>
          <table:table-cell office:value-type="float" office:value="2343" calcext:value-type="float">
            <text:p>2343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0944985820077727" calcext:value-type="float">
            <text:p>0.00944985820077727</text:p>
          </table:table-cell>
          <table:table-cell office:value-type="float" office:value="0.0125896723334282" calcext:value-type="float">
            <text:p>0.0125896723334282</text:p>
          </table:table-cell>
          <table:table-cell office:value-type="float" office:value="0.912253207825758" calcext:value-type="float">
            <text:p>0.912253207825758</text:p>
          </table:table-cell>
          <table:table-cell office:value-type="float" office:value="0.900046356835623" calcext:value-type="float">
            <text:p>0.900046356835623</text:p>
          </table:table-cell>
          <table:table-cell office:value-type="float" office:value="0.912253207825758" calcext:value-type="float">
            <text:p>0.912253207825758</text:p>
          </table:table-cell>
          <table:table-cell office:value-type="float" office:value="0.0788403660969283" calcext:value-type="float">
            <text:p>0.0788403660969283</text:p>
          </table:table-cell>
          <table:table-cell office:value-type="float" office:value="0.0680350059832745" calcext:value-type="float">
            <text:p>0.0680350059832745</text:p>
          </table:table-cell>
          <table:table-cell office:value-type="float" office:value="0.22323378169391" calcext:value-type="float">
            <text:p>0.22323378169391</text:p>
          </table:table-cell>
          <table:table-cell office:value-type="float" office:value="0.0348780312539215" calcext:value-type="float">
            <text:p>0.0348780312539215</text:p>
          </table:table-cell>
          <table:table-cell office:value-type="float" office:value="0.0319587252340786" calcext:value-type="float">
            <text:p>0.0319587252340786</text:p>
          </table:table-cell>
          <table:table-cell office:value-type="float" office:value="0.137819992680973" calcext:value-type="float">
            <text:p>0.137819992680973</text:p>
          </table:table-cell>
          <table:table-cell office:value-type="float" office:value="2355" calcext:value-type="float">
            <text:p>2355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0941157395421504" calcext:value-type="float">
            <text:p>0.00941157395421504</text:p>
          </table:table-cell>
          <table:table-cell office:value-type="float" office:value="0.0125444232161509" calcext:value-type="float">
            <text:p>0.0125444232161509</text:p>
          </table:table-cell>
          <table:table-cell office:value-type="float" office:value="0.912795533415951" calcext:value-type="float">
            <text:p>0.912795533415951</text:p>
          </table:table-cell>
          <table:table-cell office:value-type="float" office:value="0.900635882131655" calcext:value-type="float">
            <text:p>0.900635882131655</text:p>
          </table:table-cell>
          <table:table-cell office:value-type="float" office:value="0.912795533415951" calcext:value-type="float">
            <text:p>0.912795533415951</text:p>
          </table:table-cell>
          <table:table-cell office:value-type="float" office:value="0.0788460960006081" calcext:value-type="float">
            <text:p>0.0788460960006081</text:p>
          </table:table-cell>
          <table:table-cell office:value-type="float" office:value="0.06802578298115" calcext:value-type="float">
            <text:p>0.06802578298115</text:p>
          </table:table-cell>
          <table:table-cell office:value-type="float" office:value="0.223439329199176" calcext:value-type="float">
            <text:p>0.223439329199176</text:p>
          </table:table-cell>
          <table:table-cell office:value-type="float" office:value="0.0348099679124815" calcext:value-type="float">
            <text:p>0.0348099679124815</text:p>
          </table:table-cell>
          <table:table-cell office:value-type="float" office:value="0.0318918218081985" calcext:value-type="float">
            <text:p>0.0318918218081985</text:p>
          </table:table-cell>
          <table:table-cell office:value-type="float" office:value="0.137854672353347" calcext:value-type="float">
            <text:p>0.137854672353347</text:p>
          </table:table-cell>
          <table:table-cell office:value-type="float" office:value="2355" calcext:value-type="float">
            <text:p>2355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0778023374169771" calcext:value-type="float">
            <text:p>0.00778023374169771</text:p>
          </table:table-cell>
          <table:table-cell office:value-type="float" office:value="0.0107128117432845" calcext:value-type="float">
            <text:p>0.0107128117432845</text:p>
          </table:table-cell>
          <table:table-cell office:value-type="float" office:value="0.949565199700991" calcext:value-type="float">
            <text:p>0.949565199700991</text:p>
          </table:table-cell>
          <table:table-cell office:value-type="float" office:value="0.941330066023255" calcext:value-type="float">
            <text:p>0.941330066023255</text:p>
          </table:table-cell>
          <table:table-cell office:value-type="float" office:value="0.949565199700991" calcext:value-type="float">
            <text:p>0.949565199700991</text:p>
          </table:table-cell>
          <table:table-cell office:value-type="float" office:value="0.0851923301714997" calcext:value-type="float">
            <text:p>0.0851923301714997</text:p>
          </table:table-cell>
          <table:table-cell office:value-type="float" office:value="0.0728373530816476" calcext:value-type="float">
            <text:p>0.0728373530816476</text:p>
          </table:table-cell>
          <table:table-cell office:value-type="float" office:value="0.250293476534216" calcext:value-type="float">
            <text:p>0.250293476534216</text:p>
          </table:table-cell>
          <table:table-cell office:value-type="float" office:value="0.0333732543762156" calcext:value-type="float">
            <text:p>0.0333732543762156</text:p>
          </table:table-cell>
          <table:table-cell office:value-type="float" office:value="0.0302745873196712" calcext:value-type="float">
            <text:p>0.0302745873196712</text:p>
          </table:table-cell>
          <table:table-cell office:value-type="float" office:value="0.153004372442187" calcext:value-type="float">
            <text:p>0.153004372442187</text:p>
          </table:table-cell>
          <table:table-cell office:value-type="float" office:value="2343" calcext:value-type="float">
            <text:p>2343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8967885971069" calcext:value-type="float">
            <text:p>0.998967885971069</text:p>
          </table:table-cell>
          <table:table-cell office:value-type="float" office:value="0.998499512672424" calcext:value-type="float">
            <text:p>0.998499512672424</text:p>
          </table:table-cell>
          <table:table-cell office:value-type="float" office:value="0.998967885971069" calcext:value-type="float">
            <text:p>0.998967885971069</text:p>
          </table:table-cell>
          <table:table-cell office:value-type="float" office:value="0.0814183578955556" calcext:value-type="float">
            <text:p>0.0814183578955556</text:p>
          </table:table-cell>
          <table:table-cell office:value-type="float" office:value="0.0699051818380318" calcext:value-type="float">
            <text:p>0.0699051818380318</text:p>
          </table:table-cell>
          <table:table-cell office:value-type="float" office:value="0.23527040889889" calcext:value-type="float">
            <text:p>0.23527040889889</text:p>
          </table:table-cell>
          <table:table-cell table:number-columns-repeated="2" office:value-type="float" office:value="0.0439189189189189" calcext:value-type="float">
            <text:p>0.0439189189189189</text:p>
          </table:table-cell>
          <table:table-cell office:value-type="float" office:value="0.2" calcext:value-type="float">
            <text:p>0.2</text:p>
          </table:table-cell>
          <table:table-cell office:value-type="float" office:value="2342" calcext:value-type="float">
            <text:p>2342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4455285334571" calcext:value-type="float">
            <text:p>0.0814455285334571</text:p>
          </table:table-cell>
          <table:table-cell office:value-type="float" office:value="0.0699156675294086" calcext:value-type="float">
            <text:p>0.0699156675294086</text:p>
          </table:table-cell>
          <table:table-cell office:value-type="float" office:value="0.235520542621079" calcext:value-type="float">
            <text:p>0.235520542621079</text:p>
          </table:table-cell>
          <table:table-cell table:number-columns-repeated="2" office:value-type="float" office:value="0.0439189189189189" calcext:value-type="float">
            <text:p>0.0439189189189189</text:p>
          </table:table-cell>
          <table:table-cell office:value-type="float" office:value="0.2" calcext:value-type="float">
            <text:p>0.2</text:p>
          </table:table-cell>
          <table:table-cell office:value-type="float" office:value="2342" calcext:value-type="float">
            <text:p>2342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129297832287" calcext:value-type="float">
            <text:p>0.0744129297832287</text:p>
          </table:table-cell>
          <table:table-cell office:value-type="float" office:value="0.0665796055567187" calcext:value-type="float">
            <text:p>0.0665796055567187</text:p>
          </table:table-cell>
          <table:table-cell office:value-type="float" office:value="0.179090647938603" calcext:value-type="float">
            <text:p>0.179090647938603</text:p>
          </table:table-cell>
          <table:table-cell table:number-columns-repeated="3" office:value-type="float" office:value="0.0501089324618736" calcext:value-type="float">
            <text:p>0.0501089324618736</text:p>
          </table:table-cell>
          <table:table-cell office:value-type="float" office:value="2362" calcext:value-type="float">
            <text:p>2362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7244398959341" calcext:value-type="float">
            <text:p>0.0807244398959341</text:p>
          </table:table-cell>
          <table:table-cell office:value-type="float" office:value="0.0695879284540531" calcext:value-type="float">
            <text:p>0.0695879284540531</text:p>
          </table:table-cell>
          <table:table-cell office:value-type="float" office:value="0.229543073242188" calcext:value-type="float">
            <text:p>0.229543073242188</text:p>
          </table:table-cell>
          <table:table-cell table:number-columns-repeated="3" office:value-type="float" office:value="0.040045766590389" calcext:value-type="float">
            <text:p>0.040045766590389</text:p>
          </table:table-cell>
          <table:table-cell office:value-type="float" office:value="2319" calcext:value-type="float">
            <text:p>2319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0763466356911035" calcext:value-type="float">
            <text:p>0.0763466356911035</text:p>
          </table:table-cell>
          <table:table-cell office:value-type="float" office:value="0.0679156853313245" calcext:value-type="float">
            <text:p>0.0679156853313245</text:p>
          </table:table-cell>
          <table:table-cell office:value-type="float" office:value="0.189010508655301" calcext:value-type="float">
            <text:p>0.189010508655301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99688837028394" calcext:value-type="float">
            <text:p>0.0799688837028394</text:p>
          </table:table-cell>
          <table:table-cell office:value-type="float" office:value="0.0709448160535117" calcext:value-type="float">
            <text:p>0.0709448160535117</text:p>
          </table:table-cell>
          <table:table-cell office:value-type="float" office:value="0.200558659217877" calcext:value-type="float">
            <text:p>0.20055865921787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345" calcext:value-type="float">
            <text:p>2345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3788526030441" calcext:value-type="float">
            <text:p>0.0743788526030441</text:p>
          </table:table-cell>
          <table:table-cell office:value-type="float" office:value="0.0665487843321334" calcext:value-type="float">
            <text:p>0.0665487843321334</text:p>
          </table:table-cell>
          <table:table-cell office:value-type="float" office:value="0.179013061005382" calcext:value-type="float">
            <text:p>0.179013061005382</text:p>
          </table:table-cell>
          <table:table-cell table:number-columns-repeated="3" office:value-type="float" office:value="0.0501089324618736" calcext:value-type="float">
            <text:p>0.0501089324618736</text:p>
          </table:table-cell>
          <table:table-cell office:value-type="float" office:value="2362" calcext:value-type="float">
            <text:p>2362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6991724868799" calcext:value-type="float">
            <text:p>0.0806991724868799</text:p>
          </table:table-cell>
          <table:table-cell office:value-type="float" office:value="0.0695672813841715" calcext:value-type="float">
            <text:p>0.0695672813841715</text:p>
          </table:table-cell>
          <table:table-cell office:value-type="float" office:value="0.229456063647094" calcext:value-type="float">
            <text:p>0.229456063647094</text:p>
          </table:table-cell>
          <table:table-cell table:number-columns-repeated="3" office:value-type="float" office:value="0.040045766590389" calcext:value-type="float">
            <text:p>0.040045766590389</text:p>
          </table:table-cell>
          <table:table-cell office:value-type="float" office:value="2319" calcext:value-type="float">
            <text:p>2319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2371538762236" calcext:value-type="float">
            <text:p>2.02371538762236E-05</text:p>
          </table:table-cell>
          <table:table-cell office:value-type="float" office:value="0.0000265254511759849" calcext:value-type="float">
            <text:p>2.65254511759849E-05</text:p>
          </table:table-cell>
          <table:table-cell office:value-type="float" office:value="0.9999178647995" calcext:value-type="float">
            <text:p>0.9999178647995</text:p>
          </table:table-cell>
          <table:table-cell office:value-type="float" office:value="0.99970018863678" calcext:value-type="float">
            <text:p>0.99970018863678</text:p>
          </table:table-cell>
          <table:table-cell office:value-type="float" office:value="0.9999178647995" calcext:value-type="float">
            <text:p>0.9999178647995</text:p>
          </table:table-cell>
          <table:table-cell office:value-type="float" office:value="0.0252896071884339" calcext:value-type="float">
            <text:p>0.0252896071884339</text:p>
          </table:table-cell>
          <table:table-cell office:value-type="float" office:value="0.0178012199092481" calcext:value-type="float">
            <text:p>0.0178012199092481</text:p>
          </table:table-cell>
          <table:table-cell office:value-type="float" office:value="0.118600401557345" calcext:value-type="float">
            <text:p>0.118600401557345</text:p>
          </table:table-cell>
          <table:table-cell office:value-type="float" office:value="0.00013449988909997" calcext:value-type="float">
            <text:p>0.00013449988909997</text:p>
          </table:table-cell>
          <table:table-cell office:value-type="float" office:value="0.000113257221528329" calcext:value-type="float">
            <text:p>0.000113257221528329</text:p>
          </table:table-cell>
          <table:table-cell office:value-type="float" office:value="0.00288798194378614" calcext:value-type="float">
            <text:p>0.00288798194378614</text:p>
          </table:table-cell>
          <table:table-cell office:value-type="float" office:value="2343" calcext:value-type="float">
            <text:p>2343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2965482437666" calcext:value-type="float">
            <text:p>0.02965482437666</text:p>
          </table:table-cell>
          <table:table-cell office:value-type="float" office:value="0.0317610762929587" calcext:value-type="float">
            <text:p>0.0317610762929587</text:p>
          </table:table-cell>
          <table:table-cell office:value-type="float" office:value="0.858204879588527" calcext:value-type="float">
            <text:p>0.858204879588527</text:p>
          </table:table-cell>
          <table:table-cell office:value-type="float" office:value="0.81178818685894" calcext:value-type="float">
            <text:p>0.81178818685894</text:p>
          </table:table-cell>
          <table:table-cell office:value-type="float" office:value="0.858204879588527" calcext:value-type="float">
            <text:p>0.858204879588527</text:p>
          </table:table-cell>
          <table:table-cell office:value-type="float" office:value="0.0751125315384382" calcext:value-type="float">
            <text:p>0.0751125315384382</text:p>
          </table:table-cell>
          <table:table-cell office:value-type="float" office:value="0.0684663246953152" calcext:value-type="float">
            <text:p>0.0684663246953152</text:p>
          </table:table-cell>
          <table:table-cell office:value-type="float" office:value="0.157929140368975" calcext:value-type="float">
            <text:p>0.157929140368975</text:p>
          </table:table-cell>
          <table:table-cell office:value-type="float" office:value="0.0477661464971916" calcext:value-type="float">
            <text:p>0.0477661464971916</text:p>
          </table:table-cell>
          <table:table-cell office:value-type="float" office:value="0.0457614976998142" calcext:value-type="float">
            <text:p>0.0457614976998142</text:p>
          </table:table-cell>
          <table:table-cell office:value-type="float" office:value="0.1006996508924" calcext:value-type="float">
            <text:p>0.1006996508924</text:p>
          </table:table-cell>
          <table:table-cell office:value-type="float" office:value="2370" calcext:value-type="float">
            <text:p>2370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96126451642109" calcext:value-type="float">
            <text:p>0.0296126451642109</text:p>
          </table:table-cell>
          <table:table-cell office:value-type="float" office:value="0.0317187012736925" calcext:value-type="float">
            <text:p>0.0317187012736925</text:p>
          </table:table-cell>
          <table:table-cell office:value-type="float" office:value="0.858825105308599" calcext:value-type="float">
            <text:p>0.858825105308599</text:p>
          </table:table-cell>
          <table:table-cell office:value-type="float" office:value="0.812502962902854" calcext:value-type="float">
            <text:p>0.812502962902854</text:p>
          </table:table-cell>
          <table:table-cell office:value-type="float" office:value="0.858825105308599" calcext:value-type="float">
            <text:p>0.858825105308599</text:p>
          </table:table-cell>
          <table:table-cell office:value-type="float" office:value="0.0751133705813888" calcext:value-type="float">
            <text:p>0.0751133705813888</text:p>
          </table:table-cell>
          <table:table-cell office:value-type="float" office:value="0.0684585122634168" calcext:value-type="float">
            <text:p>0.0684585122634168</text:p>
          </table:table-cell>
          <table:table-cell office:value-type="float" office:value="0.15803778312994" calcext:value-type="float">
            <text:p>0.15803778312994</text:p>
          </table:table-cell>
          <table:table-cell office:value-type="float" office:value="0.0477274572112633" calcext:value-type="float">
            <text:p>0.0477274572112633</text:p>
          </table:table-cell>
          <table:table-cell office:value-type="float" office:value="0.0457219150523722" calcext:value-type="float">
            <text:p>0.0457219150523722</text:p>
          </table:table-cell>
          <table:table-cell office:value-type="float" office:value="0.10071297521248" calcext:value-type="float">
            <text:p>0.10071297521248</text:p>
          </table:table-cell>
          <table:table-cell office:value-type="float" office:value="2369" calcext:value-type="float">
            <text:p>2369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240687590050393" calcext:value-type="float">
            <text:p>0.0240687590050393</text:p>
          </table:table-cell>
          <table:table-cell office:value-type="float" office:value="0.0263449267153105" calcext:value-type="float">
            <text:p>0.0263449267153105</text:p>
          </table:table-cell>
          <table:table-cell office:value-type="float" office:value="0.961674826173974" calcext:value-type="float">
            <text:p>0.961674826173974</text:p>
          </table:table-cell>
          <table:table-cell office:value-type="float" office:value="0.941527157490926" calcext:value-type="float">
            <text:p>0.941527157490926</text:p>
          </table:table-cell>
          <table:table-cell office:value-type="float" office:value="0.961674826173974" calcext:value-type="float">
            <text:p>0.961674826173974</text:p>
          </table:table-cell>
          <table:table-cell office:value-type="float" office:value="0.0852688051076969" calcext:value-type="float">
            <text:p>0.0852688051076969</text:p>
          </table:table-cell>
          <table:table-cell office:value-type="float" office:value="0.0760360969213858" calcext:value-type="float">
            <text:p>0.0760360969213858</text:p>
          </table:table-cell>
          <table:table-cell office:value-type="float" office:value="0.200315116539218" calcext:value-type="float">
            <text:p>0.200315116539218</text:p>
          </table:table-cell>
          <table:table-cell office:value-type="float" office:value="0.0450624135896766" calcext:value-type="float">
            <text:p>0.0450624135896766</text:p>
          </table:table-cell>
          <table:table-cell office:value-type="float" office:value="0.0425948607515745" calcext:value-type="float">
            <text:p>0.0425948607515745</text:p>
          </table:table-cell>
          <table:table-cell office:value-type="float" office:value="0.118984832518705" calcext:value-type="float">
            <text:p>0.118984832518705</text:p>
          </table:table-cell>
          <table:table-cell office:value-type="float" office:value="2343" calcext:value-type="float">
            <text:p>2343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178647995" calcext:value-type="float">
            <text:p>0.9999178647995</text:p>
          </table:table-cell>
          <table:table-cell office:value-type="float" office:value="0.368751870697396" calcext:value-type="float">
            <text:p>0.368751870697396</text:p>
          </table:table-cell>
          <table:table-cell office:value-type="float" office:value="0.9999178647995" calcext:value-type="float">
            <text:p>0.9999178647995</text:p>
          </table:table-cell>
          <table:table-cell office:value-type="float" office:value="0.0747732610746519" calcext:value-type="float">
            <text:p>0.0747732610746519</text:p>
          </table:table-cell>
          <table:table-cell office:value-type="float" office:value="0.0671043263741296" calcext:value-type="float">
            <text:p>0.0671043263741296</text:p>
          </table:table-cell>
          <table:table-cell office:value-type="float" office:value="0.170333808651842" calcext:value-type="float">
            <text:p>0.170333808651842</text:p>
          </table:table-cell>
          <table:table-cell table:number-columns-repeated="2" office:value-type="float" office:value="0.031055900621118" calcext:value-type="float">
            <text:p>0.031055900621118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68751870697396" calcext:value-type="float">
            <text:p>0.368751870697396</text:p>
          </table:table-cell>
          <table:table-cell office:value-type="float" office:value="0.5" calcext:value-type="float">
            <text:p>0.5</text:p>
          </table:table-cell>
          <table:table-cell office:value-type="float" office:value="0.0745788161641893" calcext:value-type="float">
            <text:p>0.0745788161641893</text:p>
          </table:table-cell>
          <table:table-cell office:value-type="float" office:value="0.0671043263741296" calcext:value-type="float">
            <text:p>0.0671043263741296</text:p>
          </table:table-cell>
          <table:table-cell office:value-type="float" office:value="0.167716437631949" calcext:value-type="float">
            <text:p>0.167716437631949</text:p>
          </table:table-cell>
          <table:table-cell table:number-columns-repeated="2" office:value-type="float" office:value="0.031055900621118" calcext:value-type="float">
            <text:p>0.031055900621118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727815628051758" calcext:value-type="float">
            <text:p>0.727815628051758</text:p>
          </table:table-cell>
          <table:table-cell office:value-type="float" office:value="0.687241971492767" calcext:value-type="float">
            <text:p>0.687241971492767</text:p>
          </table:table-cell>
          <table:table-cell office:value-type="float" office:value="0.0715816114547871" calcext:value-type="float">
            <text:p>0.0715816114547871</text:p>
          </table:table-cell>
          <table:table-cell office:value-type="float" office:value="0.0703167658377862" calcext:value-type="float">
            <text:p>0.0703167658377862</text:p>
          </table:table-cell>
          <table:table-cell office:value-type="float" office:value="0.0873425149545881" calcext:value-type="float">
            <text:p>0.0873425149545881</text:p>
          </table:table-cell>
          <table:table-cell table:number-columns-repeated="3" office:value-type="float" office:value="0.06478578892372" calcext:value-type="float">
            <text:p>0.06478578892372</text:p>
          </table:table-cell>
          <table:table-cell office:value-type="float" office:value="2367" calcext:value-type="float">
            <text:p>2367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0262845273877" calcext:value-type="float">
            <text:p>0.0780262845273877</text:p>
          </table:table-cell>
          <table:table-cell office:value-type="float" office:value="0.0742979564824516" calcext:value-type="float">
            <text:p>0.0742979564824516</text:p>
          </table:table-cell>
          <table:table-cell office:value-type="float" office:value="0.124483984773189" calcext:value-type="float">
            <text:p>0.124483984773189</text:p>
          </table:table-cell>
          <table:table-cell table:number-columns-repeated="3" office:value-type="float" office:value="0.0602150537634409" calcext:value-type="float">
            <text:p>0.0602150537634409</text:p>
          </table:table-cell>
          <table:table-cell office:value-type="float" office:value="2350" calcext:value-type="float">
            <text:p>2350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740097468880624" calcext:value-type="float">
            <text:p>0.0740097468880624</text:p>
          </table:table-cell>
          <table:table-cell office:value-type="float" office:value="0.0671287375194311" calcext:value-type="float">
            <text:p>0.0671287375194311</text:p>
          </table:table-cell>
          <table:table-cell office:value-type="float" office:value="0.159752167292997" calcext:value-type="float">
            <text:p>0.159752167292997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34928043562816" calcext:value-type="float">
            <text:p>0.0734928043562816</text:p>
          </table:table-cell>
          <table:table-cell office:value-type="float" office:value="0.0670798319327731" calcext:value-type="float">
            <text:p>0.0670798319327731</text:p>
          </table:table-cell>
          <table:table-cell office:value-type="float" office:value="0.153403141361257" calcext:value-type="float">
            <text:p>0.15340314136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327" calcext:value-type="float">
            <text:p>2327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0715690366134981" calcext:value-type="float">
            <text:p>0.0715690366134981</text:p>
          </table:table-cell>
          <table:table-cell office:value-type="float" office:value="0.0702978213228865" calcext:value-type="float">
            <text:p>0.0702978213228865</text:p>
          </table:table-cell>
          <table:table-cell office:value-type="float" office:value="0.087409310915359" calcext:value-type="float">
            <text:p>0.087409310915359</text:p>
          </table:table-cell>
          <table:table-cell table:number-columns-repeated="3" office:value-type="float" office:value="0.06478578892372" calcext:value-type="float">
            <text:p>0.06478578892372</text:p>
          </table:table-cell>
          <table:table-cell office:value-type="float" office:value="2367" calcext:value-type="float">
            <text:p>2367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0223764892715" calcext:value-type="float">
            <text:p>0.0780223764892715</text:p>
          </table:table-cell>
          <table:table-cell office:value-type="float" office:value="0.0742888832952536" calcext:value-type="float">
            <text:p>0.0742888832952536</text:p>
          </table:table-cell>
          <table:table-cell office:value-type="float" office:value="0.124544438278605" calcext:value-type="float">
            <text:p>0.124544438278605</text:p>
          </table:table-cell>
          <table:table-cell table:number-columns-repeated="3" office:value-type="float" office:value="0.0602150537634409" calcext:value-type="float">
            <text:p>0.0602150537634409</text:p>
          </table:table-cell>
          <table:table-cell office:value-type="float" office:value="2350" calcext:value-type="float">
            <text:p>2350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262320418187301" calcext:value-type="float">
            <text:p>2.62320418187301E-06</text:p>
          </table:table-cell>
          <table:table-cell office:value-type="float" office:value="0.0000067513860813051" calcext:value-type="float">
            <text:p>6.7513860813051E-06</text:p>
          </table:table-cell>
          <table:table-cell table:number-columns-repeated="2" office:value-type="float" office:value="0.999988079071045" calcext:value-type="float">
            <text:p>0.999988079071045</text:p>
          </table:table-cell>
          <table:table-cell office:value-type="float" office:value="0.999979019165039" calcext:value-type="float">
            <text:p>0.999979019165039</text:p>
          </table:table-cell>
          <table:table-cell office:value-type="float" office:value="0.0968238604412693" calcext:value-type="float">
            <text:p>0.0968238604412693</text:p>
          </table:table-cell>
          <table:table-cell office:value-type="float" office:value="0.0774048263450506" calcext:value-type="float">
            <text:p>0.0774048263450506</text:p>
          </table:table-cell>
          <table:table-cell office:value-type="float" office:value="0.391406943712209" calcext:value-type="float">
            <text:p>0.391406943712209</text:p>
          </table:table-cell>
          <table:table-cell office:value-type="float" office:value="0.000249792035901919" calcext:value-type="float">
            <text:p>0.000249792035901919</text:p>
          </table:table-cell>
          <table:table-cell office:value-type="float" office:value="0.000204363190277945" calcext:value-type="float">
            <text:p>0.000204363190277945</text:p>
          </table:table-cell>
          <table:table-cell office:value-type="float" office:value="0.136153876781464" calcext:value-type="float">
            <text:p>0.136153876781464</text:p>
          </table:table-cell>
          <table:table-cell office:value-type="float" office:value="2242" calcext:value-type="float">
            <text:p>2242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.0155876371008201" calcext:value-type="float">
            <text:p>0.0155876371008201</text:p>
          </table:table-cell>
          <table:table-cell office:value-type="float" office:value="0.0187719878686611" calcext:value-type="float">
            <text:p>0.0187719878686611</text:p>
          </table:table-cell>
          <table:table-cell table:number-columns-repeated="2" office:value-type="float" office:value="0.666754788595613" calcext:value-type="float">
            <text:p>0.666754788595613</text:p>
          </table:table-cell>
          <table:table-cell office:value-type="float" office:value="0.641169874422874" calcext:value-type="float">
            <text:p>0.641169874422874</text:p>
          </table:table-cell>
          <table:table-cell office:value-type="float" office:value="0.0700113961894746" calcext:value-type="float">
            <text:p>0.0700113961894746</text:p>
          </table:table-cell>
          <table:table-cell office:value-type="float" office:value="0.0631645593553253" calcext:value-type="float">
            <text:p>0.0631645593553253</text:p>
          </table:table-cell>
          <table:table-cell office:value-type="float" office:value="0.173876619107512" calcext:value-type="float">
            <text:p>0.173876619107512</text:p>
          </table:table-cell>
          <table:table-cell office:value-type="float" office:value="0.0379061659881592" calcext:value-type="float">
            <text:p>0.0379061659881592</text:p>
          </table:table-cell>
          <table:table-cell office:value-type="float" office:value="0.0364681833612952" calcext:value-type="float">
            <text:p>0.0364681833612952</text:p>
          </table:table-cell>
          <table:table-cell office:value-type="float" office:value="0.125186319958256" calcext:value-type="float">
            <text:p>0.125186319958256</text:p>
          </table:table-cell>
          <table:table-cell office:value-type="float" office:value="2406" calcext:value-type="float">
            <text:p>2406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55708877263931" calcext:value-type="float">
            <text:p>0.0155708877263931</text:p>
          </table:table-cell>
          <table:table-cell office:value-type="float" office:value="0.0187537475045873" calcext:value-type="float">
            <text:p>0.0187537475045873</text:p>
          </table:table-cell>
          <table:table-cell table:number-columns-repeated="2" office:value-type="float" office:value="0.667088402605317" calcext:value-type="float">
            <text:p>0.667088402605317</text:p>
          </table:table-cell>
          <table:table-cell office:value-type="float" office:value="0.641501388222805" calcext:value-type="float">
            <text:p>0.641501388222805</text:p>
          </table:table-cell>
          <table:table-cell office:value-type="float" office:value="0.0700089118947766" calcext:value-type="float">
            <text:p>0.0700089118947766</text:p>
          </table:table-cell>
          <table:table-cell office:value-type="float" office:value="0.0631583117225337" calcext:value-type="float">
            <text:p>0.0631583117225337</text:p>
          </table:table-cell>
          <table:table-cell office:value-type="float" office:value="0.173931223941632" calcext:value-type="float">
            <text:p>0.173931223941632</text:p>
          </table:table-cell>
          <table:table-cell office:value-type="float" office:value="0.0378841634976154" calcext:value-type="float">
            <text:p>0.0378841634976154</text:p>
          </table:table-cell>
          <table:table-cell office:value-type="float" office:value="0.0364462277843214" calcext:value-type="float">
            <text:p>0.0364462277843214</text:p>
          </table:table-cell>
          <table:table-cell office:value-type="float" office:value="0.125195946193217" calcext:value-type="float">
            <text:p>0.125195946193217</text:p>
          </table:table-cell>
          <table:table-cell office:value-type="float" office:value="2406" calcext:value-type="float">
            <text:p>2406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22741590932722" calcext:value-type="float">
            <text:p>0.0122741590932722</text:p>
          </table:table-cell>
          <table:table-cell office:value-type="float" office:value="0.0168713184242791" calcext:value-type="float">
            <text:p>0.0168713184242791</text:p>
          </table:table-cell>
          <table:table-cell table:number-columns-repeated="2" office:value-type="float" office:value="0.979587760429199" calcext:value-type="float">
            <text:p>0.979587760429199</text:p>
          </table:table-cell>
          <table:table-cell office:value-type="float" office:value="0.975348862449914" calcext:value-type="float">
            <text:p>0.975348862449914</text:p>
          </table:table-cell>
          <table:table-cell office:value-type="float" office:value="0.149410361437934" calcext:value-type="float">
            <text:p>0.149410361437934</text:p>
          </table:table-cell>
          <table:table-cell office:value-type="float" office:value="0.1319725349312" calcext:value-type="float">
            <text:p>0.1319725349312</text:p>
          </table:table-cell>
          <table:table-cell office:value-type="float" office:value="0.41393889938914" calcext:value-type="float">
            <text:p>0.41393889938914</text:p>
          </table:table-cell>
          <table:table-cell office:value-type="float" office:value="0.0556121291128163" calcext:value-type="float">
            <text:p>0.0556121291128163</text:p>
          </table:table-cell>
          <table:table-cell office:value-type="float" office:value="0.0521195226325954" calcext:value-type="float">
            <text:p>0.0521195226325954</text:p>
          </table:table-cell>
          <table:table-cell office:value-type="float" office:value="0.347317538988446" calcext:value-type="float">
            <text:p>0.347317538988446</text:p>
          </table:table-cell>
          <table:table-cell office:value-type="float" office:value="2242" calcext:value-type="float">
            <text:p>2242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988079071045" calcext:value-type="float">
            <text:p>0.999988079071045</text:p>
          </table:table-cell>
          <table:table-cell office:value-type="float" office:value="0.999979019165039" calcext:value-type="float">
            <text:p>0.999979019165039</text:p>
          </table:table-cell>
          <table:table-cell office:value-type="float" office:value="0.0687754640444588" calcext:value-type="float">
            <text:p>0.0687754640444588</text:p>
          </table:table-cell>
          <table:table-cell office:value-type="float" office:value="0.0615340066377384" calcext:value-type="float">
            <text:p>0.0615340066377384</text:p>
          </table:table-cell>
          <table:table-cell office:value-type="float" office:value="0.17862700659169" calcext:value-type="float">
            <text:p>0.17862700659169</text:p>
          </table:table-cell>
          <table:table-cell table:number-columns-repeated="2" office:value-type="float" office:value="0.0126984126984127" calcext:value-type="float">
            <text:p>0.0126984126984127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2406" calcext:value-type="float">
            <text:p>2406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685809989641631" calcext:value-type="float">
            <text:p>0.0685809989641631</text:p>
          </table:table-cell>
          <table:table-cell office:value-type="float" office:value="0.0614303620679725" calcext:value-type="float">
            <text:p>0.0614303620679725</text:p>
          </table:table-cell>
          <table:table-cell office:value-type="float" office:value="0.177054811502602" calcext:value-type="float">
            <text:p>0.177054811502602</text:p>
          </table:table-cell>
          <table:table-cell table:number-columns-repeated="2" office:value-type="float" office:value="0.0126984126984127" calcext:value-type="float">
            <text:p>0.0126984126984127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2406" calcext:value-type="float">
            <text:p>2406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680320739746" calcext:value-type="float">
            <text:p>0.732680320739746</text:p>
          </table:table-cell>
          <table:table-cell office:value-type="float" office:value="0.716181814670563" calcext:value-type="float">
            <text:p>0.716181814670563</text:p>
          </table:table-cell>
          <table:table-cell office:value-type="float" office:value="0.732680320739746" calcext:value-type="float">
            <text:p>0.732680320739746</text:p>
          </table:table-cell>
          <table:table-cell office:value-type="float" office:value="0.0740968526112492" calcext:value-type="float">
            <text:p>0.0740968526112492</text:p>
          </table:table-cell>
          <table:table-cell office:value-type="float" office:value="0.0687699887886523" calcext:value-type="float">
            <text:p>0.0687699887886523</text:p>
          </table:table-cell>
          <table:table-cell office:value-type="float" office:value="0.154904371731399" calcext:value-type="float">
            <text:p>0.154904371731399</text:p>
          </table:table-cell>
          <table:table-cell table:number-columns-repeated="2" office:value-type="float" office:value="0.0435806831566549" calcext:value-type="float">
            <text:p>0.0435806831566549</text:p>
          </table:table-cell>
          <table:table-cell office:value-type="float" office:value="0.125" calcext:value-type="float">
            <text:p>0.125</text:p>
          </table:table-cell>
          <table:table-cell office:value-type="float" office:value="2390" calcext:value-type="float">
            <text:p>239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841960818289" calcext:value-type="float">
            <text:p>0.0731841960818289</text:p>
          </table:table-cell>
          <table:table-cell office:value-type="float" office:value="0.0686023570145007" calcext:value-type="float">
            <text:p>0.0686023570145007</text:p>
          </table:table-cell>
          <table:table-cell office:value-type="float" office:value="0.142689830235261" calcext:value-type="float">
            <text:p>0.142689830235261</text:p>
          </table:table-cell>
          <table:table-cell table:number-columns-repeated="3" office:value-type="float" office:value="0.0375" calcext:value-type="float">
            <text:p>0.0375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681509006714949" calcext:value-type="float">
            <text:p>0.0681509006714949</text:p>
          </table:table-cell>
          <table:table-cell office:value-type="float" office:value="0.0619978840907778" calcext:value-type="float">
            <text:p>0.0619978840907778</text:p>
          </table:table-cell>
          <table:table-cell office:value-type="float" office:value="0.161491001254448" calcext:value-type="float">
            <text:p>0.161491001254448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80863477246208" calcext:value-type="float">
            <text:p>0.0680863477246208</text:p>
          </table:table-cell>
          <table:table-cell office:value-type="float" office:value="0.0621475953565506" calcext:value-type="float">
            <text:p>0.0621475953565506</text:p>
          </table:table-cell>
          <table:table-cell office:value-type="float" office:value="0.158176100628931" calcext:value-type="float">
            <text:p>0.15817610062893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0741278245524979" calcext:value-type="float">
            <text:p>0.0741278245524979</text:p>
          </table:table-cell>
          <table:table-cell office:value-type="float" office:value="0.0688094644605375" calcext:value-type="float">
            <text:p>0.0688094644605375</text:p>
          </table:table-cell>
          <table:table-cell office:value-type="float" office:value="0.154806343683369" calcext:value-type="float">
            <text:p>0.154806343683369</text:p>
          </table:table-cell>
          <table:table-cell table:number-columns-repeated="2" office:value-type="float" office:value="0.0435806831566549" calcext:value-type="float">
            <text:p>0.0435806831566549</text:p>
          </table:table-cell>
          <table:table-cell office:value-type="float" office:value="0.125" calcext:value-type="float">
            <text:p>0.125</text:p>
          </table:table-cell>
          <table:table-cell office:value-type="float" office:value="2390" calcext:value-type="float">
            <text:p>239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656662784219" calcext:value-type="float">
            <text:p>0.0731656662784219</text:p>
          </table:table-cell>
          <table:table-cell office:value-type="float" office:value="0.0685820204375454" calcext:value-type="float">
            <text:p>0.0685820204375454</text:p>
          </table:table-cell>
          <table:table-cell office:value-type="float" office:value="0.14269870884568" calcext:value-type="float">
            <text:p>0.14269870884568</text:p>
          </table:table-cell>
          <table:table-cell table:number-columns-repeated="3" office:value-type="float" office:value="0.0375" calcext:value-type="float">
            <text:p>0.0375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16036345995963" calcext:value-type="float">
            <text:p>4.16036345995963E-06</text:p>
          </table:table-cell>
          <table:table-cell office:value-type="float" office:value="0.00000559875161343371" calcext:value-type="float">
            <text:p>5.59875161343371E-06</text:p>
          </table:table-cell>
          <table:table-cell office:value-type="float" office:value="0.99967634677887" calcext:value-type="float">
            <text:p>0.99967634677887</text:p>
          </table:table-cell>
          <table:table-cell office:value-type="float" office:value="0.999159455299377" calcext:value-type="float">
            <text:p>0.999159455299377</text:p>
          </table:table-cell>
          <table:table-cell office:value-type="float" office:value="0.99967634677887" calcext:value-type="float">
            <text:p>0.99967634677887</text:p>
          </table:table-cell>
          <table:table-cell office:value-type="float" office:value="0.0186398125121105" calcext:value-type="float">
            <text:p>0.0186398125121105</text:p>
          </table:table-cell>
          <table:table-cell office:value-type="float" office:value="0.0121197194236615" calcext:value-type="float">
            <text:p>0.0121197194236615</text:p>
          </table:table-cell>
          <table:table-cell office:value-type="float" office:value="0.109579948088793" calcext:value-type="float">
            <text:p>0.109579948088793</text:p>
          </table:table-cell>
          <table:table-cell office:value-type="float" office:value="0.000050690086936811" calcext:value-type="float">
            <text:p>5.0690086936811E-05</text:p>
          </table:table-cell>
          <table:table-cell office:value-type="float" office:value="0.0000439622235717252" calcext:value-type="float">
            <text:p>4.39622235717252E-05</text:p>
          </table:table-cell>
          <table:table-cell office:value-type="float" office:value="0.00190482829930261" calcext:value-type="float">
            <text:p>0.00190482829930261</text:p>
          </table:table-cell>
          <table:table-cell office:value-type="float" office:value="2375" calcext:value-type="float">
            <text:p>2375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261656799332435" calcext:value-type="float">
            <text:p>0.0261656799332435</text:p>
          </table:table-cell>
          <table:table-cell office:value-type="float" office:value="0.0282619196903841" calcext:value-type="float">
            <text:p>0.0282619196903841</text:p>
          </table:table-cell>
          <table:table-cell office:value-type="float" office:value="0.862061755477994" calcext:value-type="float">
            <text:p>0.862061755477994</text:p>
          </table:table-cell>
          <table:table-cell office:value-type="float" office:value="0.828887573394391" calcext:value-type="float">
            <text:p>0.828887573394391</text:p>
          </table:table-cell>
          <table:table-cell office:value-type="float" office:value="0.862061755477994" calcext:value-type="float">
            <text:p>0.862061755477994</text:p>
          </table:table-cell>
          <table:table-cell office:value-type="float" office:value="0.0784109427594812" calcext:value-type="float">
            <text:p>0.0784109427594812</text:p>
          </table:table-cell>
          <table:table-cell office:value-type="float" office:value="0.0715204969474502" calcext:value-type="float">
            <text:p>0.0715204969474502</text:p>
          </table:table-cell>
          <table:table-cell office:value-type="float" office:value="0.174516637544728" calcext:value-type="float">
            <text:p>0.174516637544728</text:p>
          </table:table-cell>
          <table:table-cell office:value-type="float" office:value="0.0497474280637948" calcext:value-type="float">
            <text:p>0.0497474280637948</text:p>
          </table:table-cell>
          <table:table-cell office:value-type="float" office:value="0.0479818282657004" calcext:value-type="float">
            <text:p>0.0479818282657004</text:p>
          </table:table-cell>
          <table:table-cell office:value-type="float" office:value="0.121050409418382" calcext:value-type="float">
            <text:p>0.121050409418382</text:p>
          </table:table-cell>
          <table:table-cell office:value-type="float" office:value="2381" calcext:value-type="float">
            <text:p>2381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61248762703346" calcext:value-type="float">
            <text:p>0.0261248762703346</text:p>
          </table:table-cell>
          <table:table-cell office:value-type="float" office:value="0.0282204920743563" calcext:value-type="float">
            <text:p>0.0282204920743563</text:p>
          </table:table-cell>
          <table:table-cell office:value-type="float" office:value="0.862630872895888" calcext:value-type="float">
            <text:p>0.862630872895888</text:p>
          </table:table-cell>
          <table:table-cell office:value-type="float" office:value="0.829524216446822" calcext:value-type="float">
            <text:p>0.829524216446822</text:p>
          </table:table-cell>
          <table:table-cell office:value-type="float" office:value="0.862630872895888" calcext:value-type="float">
            <text:p>0.862630872895888</text:p>
          </table:table-cell>
          <table:table-cell office:value-type="float" office:value="0.0784125765175932" calcext:value-type="float">
            <text:p>0.0784125765175932</text:p>
          </table:table-cell>
          <table:table-cell office:value-type="float" office:value="0.0715134192854691" calcext:value-type="float">
            <text:p>0.0715134192854691</text:p>
          </table:table-cell>
          <table:table-cell office:value-type="float" office:value="0.174639775354022" calcext:value-type="float">
            <text:p>0.174639775354022</text:p>
          </table:table-cell>
          <table:table-cell office:value-type="float" office:value="0.0497087008567592" calcext:value-type="float">
            <text:p>0.0497087008567592</text:p>
          </table:table-cell>
          <table:table-cell office:value-type="float" office:value="0.047942370449943" calcext:value-type="float">
            <text:p>0.047942370449943</text:p>
          </table:table-cell>
          <table:table-cell office:value-type="float" office:value="0.121084047990109" calcext:value-type="float">
            <text:p>0.121084047990109</text:p>
          </table:table-cell>
          <table:table-cell office:value-type="float" office:value="2381" calcext:value-type="float">
            <text:p>2381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33491832894992" calcext:value-type="float">
            <text:p>0.0233491832894992</text:p>
          </table:table-cell>
          <table:table-cell office:value-type="float" office:value="0.0254791203741432" calcext:value-type="float">
            <text:p>0.0254791203741432</text:p>
          </table:table-cell>
          <table:table-cell office:value-type="float" office:value="0.918445993763236" calcext:value-type="float">
            <text:p>0.918445993763236</text:p>
          </table:table-cell>
          <table:table-cell office:value-type="float" office:value="0.894132928044997" calcext:value-type="float">
            <text:p>0.894132928044997</text:p>
          </table:table-cell>
          <table:table-cell office:value-type="float" office:value="0.918445993763236" calcext:value-type="float">
            <text:p>0.918445993763236</text:p>
          </table:table-cell>
          <table:table-cell office:value-type="float" office:value="0.0825789390936594" calcext:value-type="float">
            <text:p>0.0825789390936594</text:p>
          </table:table-cell>
          <table:table-cell office:value-type="float" office:value="0.0745269386423663" calcext:value-type="float">
            <text:p>0.0745269386423663</text:p>
          </table:table-cell>
          <table:table-cell office:value-type="float" office:value="0.194885619806754" calcext:value-type="float">
            <text:p>0.194885619806754</text:p>
          </table:table-cell>
          <table:table-cell office:value-type="float" office:value="0.0483299970409048" calcext:value-type="float">
            <text:p>0.0483299970409048</text:p>
          </table:table-cell>
          <table:table-cell office:value-type="float" office:value="0.0463940826161631" calcext:value-type="float">
            <text:p>0.0463940826161631</text:p>
          </table:table-cell>
          <table:table-cell office:value-type="float" office:value="0.1315137586407" calcext:value-type="float">
            <text:p>0.1315137586407</text:p>
          </table:table-cell>
          <table:table-cell office:value-type="float" office:value="2375" calcext:value-type="float">
            <text:p>2375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67634677887" calcext:value-type="float">
            <text:p>0.99967634677887</text:p>
          </table:table-cell>
          <table:table-cell office:value-type="float" office:value="0.999159455299377" calcext:value-type="float">
            <text:p>0.999159455299377</text:p>
          </table:table-cell>
          <table:table-cell office:value-type="float" office:value="0.99967634677887" calcext:value-type="float">
            <text:p>0.99967634677887</text:p>
          </table:table-cell>
          <table:table-cell office:value-type="float" office:value="0.0822530302901571" calcext:value-type="float">
            <text:p>0.0822530302901571</text:p>
          </table:table-cell>
          <table:table-cell office:value-type="float" office:value="0.0747405891741646" calcext:value-type="float">
            <text:p>0.0747405891741646</text:p>
          </table:table-cell>
          <table:table-cell office:value-type="float" office:value="0.187034113064958" calcext:value-type="float">
            <text:p>0.187034113064958</text:p>
          </table:table-cell>
          <table:table-cell table:number-columns-repeated="2" office:value-type="float" office:value="0.0268456375838926" calcext:value-type="float">
            <text:p>0.0268456375838926</text:p>
          </table:table-cell>
          <table:table-cell office:value-type="float" office:value="0.195402298850575" calcext:value-type="float">
            <text:p>0.195402298850575</text:p>
          </table:table-cell>
          <table:table-cell office:value-type="float" office:value="2380" calcext:value-type="float">
            <text:p>2380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1283009344246" calcext:value-type="float">
            <text:p>0.081283009344246</text:p>
          </table:table-cell>
          <table:table-cell office:value-type="float" office:value="0.0741175773478013" calcext:value-type="float">
            <text:p>0.0741175773478013</text:p>
          </table:table-cell>
          <table:table-cell office:value-type="float" office:value="0.181224121899309" calcext:value-type="float">
            <text:p>0.181224121899309</text:p>
          </table:table-cell>
          <table:table-cell table:number-columns-repeated="2" office:value-type="float" office:value="0.0268456375838926" calcext:value-type="float">
            <text:p>0.0268456375838926</text:p>
          </table:table-cell>
          <table:table-cell office:value-type="float" office:value="0.195402298850575" calcext:value-type="float">
            <text:p>0.195402298850575</text:p>
          </table:table-cell>
          <table:table-cell office:value-type="float" office:value="2380" calcext:value-type="float">
            <text:p>2380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7180996007436" calcext:value-type="float">
            <text:p>0.0747180996007436</text:p>
          </table:table-cell>
          <table:table-cell office:value-type="float" office:value="0.0727004010680839" calcext:value-type="float">
            <text:p>0.0727004010680839</text:p>
          </table:table-cell>
          <table:table-cell office:value-type="float" office:value="0.102860301809178" calcext:value-type="float">
            <text:p>0.102860301809178</text:p>
          </table:table-cell>
          <table:table-cell table:number-columns-repeated="3" office:value-type="float" office:value="0.0688935281837161" calcext:value-type="float">
            <text:p>0.0688935281837161</text:p>
          </table:table-cell>
          <table:table-cell office:value-type="float" office:value="2391" calcext:value-type="float">
            <text:p>239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2047231820285" calcext:value-type="float">
            <text:p>0.0802047231820285</text:p>
          </table:table-cell>
          <table:table-cell office:value-type="float" office:value="0.0766244366105858" calcext:value-type="float">
            <text:p>0.0766244366105858</text:p>
          </table:table-cell>
          <table:table-cell office:value-type="float" office:value="0.130141394605815" calcext:value-type="float">
            <text:p>0.130141394605815</text:p>
          </table:table-cell>
          <table:table-cell table:number-columns-repeated="3" office:value-type="float" office:value="0.0645502645502646" calcext:value-type="float">
            <text:p>0.0645502645502646</text:p>
          </table:table-cell>
          <table:table-cell office:value-type="float" office:value="2352" calcext:value-type="float">
            <text:p>2352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78649044653329" calcext:value-type="float">
            <text:p>0.078649044653329</text:p>
          </table:table-cell>
          <table:table-cell office:value-type="float" office:value="0.0728096227340315" calcext:value-type="float">
            <text:p>0.0728096227340315</text:p>
          </table:table-cell>
          <table:table-cell office:value-type="float" office:value="0.160095400376553" calcext:value-type="float">
            <text:p>0.160095400376553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858226371061844" calcext:value-type="float">
            <text:p>0.0858226371061844</text:p>
          </table:table-cell>
          <table:table-cell office:value-type="float" office:value="0.0798249270529387" calcext:value-type="float">
            <text:p>0.0798249270529387</text:p>
          </table:table-cell>
          <table:table-cell office:value-type="float" office:value="0.169476744186046" calcext:value-type="float">
            <text:p>0.16947674418604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7180996007436" calcext:value-type="float">
            <text:p>0.0747180996007436</text:p>
          </table:table-cell>
          <table:table-cell office:value-type="float" office:value="0.0727004010680839" calcext:value-type="float">
            <text:p>0.0727004010680839</text:p>
          </table:table-cell>
          <table:table-cell office:value-type="float" office:value="0.102860301809178" calcext:value-type="float">
            <text:p>0.102860301809178</text:p>
          </table:table-cell>
          <table:table-cell table:number-columns-repeated="3" office:value-type="float" office:value="0.0688935281837161" calcext:value-type="float">
            <text:p>0.0688935281837161</text:p>
          </table:table-cell>
          <table:table-cell office:value-type="float" office:value="2391" calcext:value-type="float">
            <text:p>239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2026263636532" calcext:value-type="float">
            <text:p>0.0802026263636532</text:p>
          </table:table-cell>
          <table:table-cell office:value-type="float" office:value="0.0766146829256458" calcext:value-type="float">
            <text:p>0.0766146829256458</text:p>
          </table:table-cell>
          <table:table-cell office:value-type="float" office:value="0.130246093269349" calcext:value-type="float">
            <text:p>0.130246093269349</text:p>
          </table:table-cell>
          <table:table-cell table:number-columns-repeated="3" office:value-type="float" office:value="0.0645502645502646" calcext:value-type="float">
            <text:p>0.0645502645502646</text:p>
          </table:table-cell>
          <table:table-cell office:value-type="float" office:value="2352" calcext:value-type="float">
            <text:p>2352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1001530513167" calcext:value-type="float">
            <text:p>2.01001530513167E-05</text:p>
          </table:table-cell>
          <table:table-cell office:value-type="float" office:value="0.000026633433662937" calcext:value-type="float">
            <text:p>2.6633433662937E-05</text:p>
          </table:table-cell>
          <table:table-cell table:number-columns-repeated="2" office:value-type="float" office:value="0.998764276504517" calcext:value-type="float">
            <text:p>0.998764276504517</text:p>
          </table:table-cell>
          <table:table-cell office:value-type="float" office:value="0.996444046497345" calcext:value-type="float">
            <text:p>0.996444046497345</text:p>
          </table:table-cell>
          <table:table-cell office:value-type="float" office:value="0.0203239869437901" calcext:value-type="float">
            <text:p>0.0203239869437901</text:p>
          </table:table-cell>
          <table:table-cell office:value-type="float" office:value="0.011670387653979" calcext:value-type="float">
            <text:p>0.011670387653979</text:p>
          </table:table-cell>
          <table:table-cell office:value-type="float" office:value="0.134589745521959" calcext:value-type="float">
            <text:p>0.134589745521959</text:p>
          </table:table-cell>
          <table:table-cell office:value-type="float" office:value="0.000185597542440519" calcext:value-type="float">
            <text:p>0.000185597542440519</text:p>
          </table:table-cell>
          <table:table-cell office:value-type="float" office:value="0.000162423581059556" calcext:value-type="float">
            <text:p>0.000162423581059556</text:p>
          </table:table-cell>
          <table:table-cell office:value-type="float" office:value="0.00435226643458009" calcext:value-type="float">
            <text:p>0.00435226643458009</text:p>
          </table:table-cell>
          <table:table-cell office:value-type="float" office:value="2368" calcext:value-type="float">
            <text:p>2368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239334880569956" calcext:value-type="float">
            <text:p>0.0239334880569956</text:p>
          </table:table-cell>
          <table:table-cell office:value-type="float" office:value="0.0261314320593456" calcext:value-type="float">
            <text:p>0.0261314320593456</text:p>
          </table:table-cell>
          <table:table-cell table:number-columns-repeated="2" office:value-type="float" office:value="0.869670377866576" calcext:value-type="float">
            <text:p>0.869670377866576</text:p>
          </table:table-cell>
          <table:table-cell office:value-type="float" office:value="0.826192455393148" calcext:value-type="float">
            <text:p>0.826192455393148</text:p>
          </table:table-cell>
          <table:table-cell office:value-type="float" office:value="0.0782278412845371" calcext:value-type="float">
            <text:p>0.0782278412845371</text:p>
          </table:table-cell>
          <table:table-cell office:value-type="float" office:value="0.0694876365982999" calcext:value-type="float">
            <text:p>0.0694876365982999</text:p>
          </table:table-cell>
          <table:table-cell office:value-type="float" office:value="0.193637173881813" calcext:value-type="float">
            <text:p>0.193637173881813</text:p>
          </table:table-cell>
          <table:table-cell office:value-type="float" office:value="0.0475852681569739" calcext:value-type="float">
            <text:p>0.0475852681569739</text:p>
          </table:table-cell>
          <table:table-cell office:value-type="float" office:value="0.0456865309608171" calcext:value-type="float">
            <text:p>0.0456865309608171</text:p>
          </table:table-cell>
          <table:table-cell office:value-type="float" office:value="0.120786707015194" calcext:value-type="float">
            <text:p>0.120786707015194</text:p>
          </table:table-cell>
          <table:table-cell office:value-type="float" office:value="2375" calcext:value-type="float">
            <text:p>2375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38756547018475" calcext:value-type="float">
            <text:p>0.0238756547018475</text:p>
          </table:table-cell>
          <table:table-cell office:value-type="float" office:value="0.0260722727020526" calcext:value-type="float">
            <text:p>0.0260722727020526</text:p>
          </table:table-cell>
          <table:table-cell table:number-columns-repeated="2" office:value-type="float" office:value="0.870454785495283" calcext:value-type="float">
            <text:p>0.870454785495283</text:p>
          </table:table-cell>
          <table:table-cell office:value-type="float" office:value="0.827105088718982" calcext:value-type="float">
            <text:p>0.827105088718982</text:p>
          </table:table-cell>
          <table:table-cell office:value-type="float" office:value="0.0782290666352537" calcext:value-type="float">
            <text:p>0.0782290666352537</text:p>
          </table:table-cell>
          <table:table-cell office:value-type="float" office:value="0.0694732468685105" calcext:value-type="float">
            <text:p>0.0694732468685105</text:p>
          </table:table-cell>
          <table:table-cell office:value-type="float" office:value="0.193844587312139" calcext:value-type="float">
            <text:p>0.193844587312139</text:p>
          </table:table-cell>
          <table:table-cell office:value-type="float" office:value="0.0475271544315675" calcext:value-type="float">
            <text:p>0.0475271544315675</text:p>
          </table:table-cell>
          <table:table-cell office:value-type="float" office:value="0.045627500795045" calcext:value-type="float">
            <text:p>0.045627500795045</text:p>
          </table:table-cell>
          <table:table-cell office:value-type="float" office:value="0.120830889248042" calcext:value-type="float">
            <text:p>0.120830889248042</text:p>
          </table:table-cell>
          <table:table-cell office:value-type="float" office:value="2375" calcext:value-type="float">
            <text:p>2375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16363930869698" calcext:value-type="float">
            <text:p>0.0216363930869698</text:p>
          </table:table-cell>
          <table:table-cell office:value-type="float" office:value="0.0238388063928067" calcext:value-type="float">
            <text:p>0.0238388063928067</text:p>
          </table:table-cell>
          <table:table-cell table:number-columns-repeated="2" office:value-type="float" office:value="0.913686854021158" calcext:value-type="float">
            <text:p>0.913686854021158</text:p>
          </table:table-cell>
          <table:table-cell office:value-type="float" office:value="0.879337767128062" calcext:value-type="float">
            <text:p>0.879337767128062</text:p>
          </table:table-cell>
          <table:table-cell office:value-type="float" office:value="0.0812605191422906" calcext:value-type="float">
            <text:p>0.0812605191422906</text:p>
          </table:table-cell>
          <table:table-cell office:value-type="float" office:value="0.0714099603044662" calcext:value-type="float">
            <text:p>0.0714099603044662</text:p>
          </table:table-cell>
          <table:table-cell office:value-type="float" office:value="0.211331434183176" calcext:value-type="float">
            <text:p>0.211331434183176</text:p>
          </table:table-cell>
          <table:table-cell office:value-type="float" office:value="0.0461753255511054" calcext:value-type="float">
            <text:p>0.0461753255511054</text:p>
          </table:table-cell>
          <table:table-cell office:value-type="float" office:value="0.0441483219911244" calcext:value-type="float">
            <text:p>0.0441483219911244</text:p>
          </table:table-cell>
          <table:table-cell office:value-type="float" office:value="0.128456628019472" calcext:value-type="float">
            <text:p>0.128456628019472</text:p>
          </table:table-cell>
          <table:table-cell office:value-type="float" office:value="2368" calcext:value-type="float">
            <text:p>2368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8764276504517" calcext:value-type="float">
            <text:p>0.998764276504517</text:p>
          </table:table-cell>
          <table:table-cell office:value-type="float" office:value="0.5" calcext:value-type="float">
            <text:p>0.5</text:p>
          </table:table-cell>
          <table:table-cell office:value-type="float" office:value="0.0783114093941781" calcext:value-type="float">
            <text:p>0.0783114093941781</text:p>
          </table:table-cell>
          <table:table-cell office:value-type="float" office:value="0.069706828603715" calcext:value-type="float">
            <text:p>0.069706828603715</text:p>
          </table:table-cell>
          <table:table-cell office:value-type="float" office:value="0.191929907124603" calcext:value-type="float">
            <text:p>0.191929907124603</text:p>
          </table:table-cell>
          <table:table-cell table:number-columns-repeated="2" office:value-type="float" office:value="0.034965034965035" calcext:value-type="float">
            <text:p>0.034965034965035</text:p>
          </table:table-cell>
          <table:table-cell office:value-type="float" office:value="0.194630872483221" calcext:value-type="float">
            <text:p>0.194630872483221</text:p>
          </table:table-cell>
          <table:table-cell office:value-type="float" office:value="2387" calcext:value-type="float">
            <text:p>238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9236270413198" calcext:value-type="float">
            <text:p>0.0779236270413198</text:p>
          </table:table-cell>
          <table:table-cell office:value-type="float" office:value="0.069289678633339" calcext:value-type="float">
            <text:p>0.069289678633339</text:p>
          </table:table-cell>
          <table:table-cell office:value-type="float" office:value="0.191929907124603" calcext:value-type="float">
            <text:p>0.191929907124603</text:p>
          </table:table-cell>
          <table:table-cell table:number-columns-repeated="2" office:value-type="float" office:value="0.034965034965035" calcext:value-type="float">
            <text:p>0.034965034965035</text:p>
          </table:table-cell>
          <table:table-cell office:value-type="float" office:value="0.194630872483221" calcext:value-type="float">
            <text:p>0.194630872483221</text:p>
          </table:table-cell>
          <table:table-cell office:value-type="float" office:value="2387" calcext:value-type="float">
            <text:p>238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0563244819641" calcext:value-type="float">
            <text:p>0.770563244819641</text:p>
          </table:table-cell>
          <table:table-cell office:value-type="float" office:value="0.0791369016760794" calcext:value-type="float">
            <text:p>0.0791369016760794</text:p>
          </table:table-cell>
          <table:table-cell office:value-type="float" office:value="0.0757964392753385" calcext:value-type="float">
            <text:p>0.0757964392753385</text:p>
          </table:table-cell>
          <table:table-cell office:value-type="float" office:value="0.123245769840559" calcext:value-type="float">
            <text:p>0.123245769840559</text:p>
          </table:table-cell>
          <table:table-cell table:number-columns-repeated="3" office:value-type="float" office:value="0.0683937823834197" calcext:value-type="float">
            <text:p>0.0683937823834197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5522874940782" calcext:value-type="float">
            <text:p>0.0815522874940782</text:p>
          </table:table-cell>
          <table:table-cell office:value-type="float" office:value="0.0751348009988923" calcext:value-type="float">
            <text:p>0.0751348009988923</text:p>
          </table:table-cell>
          <table:table-cell office:value-type="float" office:value="0.166291473811726" calcext:value-type="float">
            <text:p>0.166291473811726</text:p>
          </table:table-cell>
          <table:table-cell table:number-columns-repeated="3" office:value-type="float" office:value="0.0618336886993603" calcext:value-type="float">
            <text:p>0.0618336886993603</text:p>
          </table:table-cell>
          <table:table-cell office:value-type="float" office:value="2351" calcext:value-type="float">
            <text:p>2351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62848886292346" calcext:value-type="float">
            <text:p>0.0762848886292346</text:p>
          </table:table-cell>
          <table:table-cell office:value-type="float" office:value="0.0687616500986887" calcext:value-type="float">
            <text:p>0.0687616500986887</text:p>
          </table:table-cell>
          <table:table-cell office:value-type="float" office:value="0.175624889115447" calcext:value-type="float">
            <text:p>0.175624889115447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75184753014391" calcext:value-type="float">
            <text:p>0.0775184753014391</text:p>
          </table:table-cell>
          <table:table-cell office:value-type="float" office:value="0.0701046025104602" calcext:value-type="float">
            <text:p>0.0701046025104602</text:p>
          </table:table-cell>
          <table:table-cell office:value-type="float" office:value="0.175414364640884" calcext:value-type="float">
            <text:p>0.17541436464088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0791215602395704" calcext:value-type="float">
            <text:p>0.0791215602395704</text:p>
          </table:table-cell>
          <table:table-cell office:value-type="float" office:value="0.0757718304295146" calcext:value-type="float">
            <text:p>0.0757718304295146</text:p>
          </table:table-cell>
          <table:table-cell office:value-type="float" office:value="0.123352799167931" calcext:value-type="float">
            <text:p>0.123352799167931</text:p>
          </table:table-cell>
          <table:table-cell table:number-columns-repeated="3" office:value-type="float" office:value="0.0683937823834197" calcext:value-type="float">
            <text:p>0.0683937823834197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5440909582221" calcext:value-type="float">
            <text:p>0.0815440909582221</text:p>
          </table:table-cell>
          <table:table-cell office:value-type="float" office:value="0.0751465743607129" calcext:value-type="float">
            <text:p>0.0751465743607129</text:p>
          </table:table-cell>
          <table:table-cell office:value-type="float" office:value="0.166019586361798" calcext:value-type="float">
            <text:p>0.166019586361798</text:p>
          </table:table-cell>
          <table:table-cell table:number-columns-repeated="3" office:value-type="float" office:value="0.0618336886993603" calcext:value-type="float">
            <text:p>0.0618336886993603</text:p>
          </table:table-cell>
          <table:table-cell office:value-type="float" office:value="2351" calcext:value-type="float">
            <text:p>2351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9662339329952" calcext:value-type="float">
            <text:p>2.09662339329952E-05</text:p>
          </table:table-cell>
          <table:table-cell office:value-type="float" office:value="0.0000589306728215888" calcext:value-type="float">
            <text:p>5.89306728215888E-05</text:p>
          </table:table-cell>
          <table:table-cell office:value-type="float" office:value="0.999868631362915" calcext:value-type="float">
            <text:p>0.999868631362915</text:p>
          </table:table-cell>
          <table:table-cell office:value-type="float" office:value="0.999825060367584" calcext:value-type="float">
            <text:p>0.999825060367584</text:p>
          </table:table-cell>
          <table:table-cell office:value-type="float" office:value="0.999868631362915" calcext:value-type="float">
            <text:p>0.999868631362915</text:p>
          </table:table-cell>
          <table:table-cell office:value-type="float" office:value="0.0864045705678564" calcext:value-type="float">
            <text:p>0.0864045705678564</text:p>
          </table:table-cell>
          <table:table-cell office:value-type="float" office:value="0.0678851463217681" calcext:value-type="float">
            <text:p>0.0678851463217681</text:p>
          </table:table-cell>
          <table:table-cell office:value-type="float" office:value="0.341525604578624" calcext:value-type="float">
            <text:p>0.341525604578624</text:p>
          </table:table-cell>
          <table:table-cell office:value-type="float" office:value="0.000514306884724647" calcext:value-type="float">
            <text:p>0.000514306884724647</text:p>
          </table:table-cell>
          <table:table-cell office:value-type="float" office:value="0.000430030224379152" calcext:value-type="float">
            <text:p>0.000430030224379152</text:p>
          </table:table-cell>
          <table:table-cell office:value-type="float" office:value="0.0632334742695093" calcext:value-type="float">
            <text:p>0.0632334742695093</text:p>
          </table:table-cell>
          <table:table-cell office:value-type="float" office:value="2251" calcext:value-type="float">
            <text:p>2251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.0161371469892153" calcext:value-type="float">
            <text:p>0.0161371469892153</text:p>
          </table:table-cell>
          <table:table-cell office:value-type="float" office:value="0.0204168676055691" calcext:value-type="float">
            <text:p>0.0204168676055691</text:p>
          </table:table-cell>
          <table:table-cell office:value-type="float" office:value="0.612792681321835" calcext:value-type="float">
            <text:p>0.612792681321835</text:p>
          </table:table-cell>
          <table:table-cell office:value-type="float" office:value="0.59692080181552" calcext:value-type="float">
            <text:p>0.59692080181552</text:p>
          </table:table-cell>
          <table:table-cell office:value-type="float" office:value="0.612792681321835" calcext:value-type="float">
            <text:p>0.612792681321835</text:p>
          </table:table-cell>
          <table:table-cell office:value-type="float" office:value="0.0634233675475308" calcext:value-type="float">
            <text:p>0.0634233675475308</text:p>
          </table:table-cell>
          <table:table-cell office:value-type="float" office:value="0.056031137940784" calcext:value-type="float">
            <text:p>0.056031137940784</text:p>
          </table:table-cell>
          <table:table-cell office:value-type="float" office:value="0.165257702992197" calcext:value-type="float">
            <text:p>0.165257702992197</text:p>
          </table:table-cell>
          <table:table-cell office:value-type="float" office:value="0.0332977034299187" calcext:value-type="float">
            <text:p>0.0332977034299187</text:p>
          </table:table-cell>
          <table:table-cell office:value-type="float" office:value="0.0319871305943339" calcext:value-type="float">
            <text:p>0.0319871305943339</text:p>
          </table:table-cell>
          <table:table-cell office:value-type="float" office:value="0.0963910454778801" calcext:value-type="float">
            <text:p>0.0963910454778801</text:p>
          </table:table-cell>
          <table:table-cell office:value-type="float" office:value="2388" calcext:value-type="float">
            <text:p>2388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61138372570558" calcext:value-type="float">
            <text:p>0.0161138372570558</text:p>
          </table:table-cell>
          <table:table-cell office:value-type="float" office:value="0.0203913110340203" calcext:value-type="float">
            <text:p>0.0203913110340203</text:p>
          </table:table-cell>
          <table:table-cell office:value-type="float" office:value="0.613306454491678" calcext:value-type="float">
            <text:p>0.613306454491678</text:p>
          </table:table-cell>
          <table:table-cell office:value-type="float" office:value="0.597429093270839" calcext:value-type="float">
            <text:p>0.597429093270839</text:p>
          </table:table-cell>
          <table:table-cell office:value-type="float" office:value="0.613306454491678" calcext:value-type="float">
            <text:p>0.613306454491678</text:p>
          </table:table-cell>
          <table:table-cell office:value-type="float" office:value="0.0634231125711189" calcext:value-type="float">
            <text:p>0.0634231125711189</text:p>
          </table:table-cell>
          <table:table-cell office:value-type="float" office:value="0.0560243214758633" calcext:value-type="float">
            <text:p>0.0560243214758633</text:p>
          </table:table-cell>
          <table:table-cell office:value-type="float" office:value="0.16534783817645" calcext:value-type="float">
            <text:p>0.16534783817645</text:p>
          </table:table-cell>
          <table:table-cell office:value-type="float" office:value="0.0332694216986459" calcext:value-type="float">
            <text:p>0.0332694216986459</text:p>
          </table:table-cell>
          <table:table-cell office:value-type="float" office:value="0.0319589035975422" calcext:value-type="float">
            <text:p>0.0319589035975422</text:p>
          </table:table-cell>
          <table:table-cell office:value-type="float" office:value="0.096392814646886" calcext:value-type="float">
            <text:p>0.096392814646886</text:p>
          </table:table-cell>
          <table:table-cell office:value-type="float" office:value="2388" calcext:value-type="float">
            <text:p>2388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24686519739648" calcext:value-type="float">
            <text:p>0.0124686519739648</text:p>
          </table:table-cell>
          <table:table-cell office:value-type="float" office:value="0.0188436502355613" calcext:value-type="float">
            <text:p>0.0188436502355613</text:p>
          </table:table-cell>
          <table:table-cell office:value-type="float" office:value="0.974097778620107" calcext:value-type="float">
            <text:p>0.974097778620107</text:p>
          </table:table-cell>
          <table:table-cell office:value-type="float" office:value="0.970996822151861" calcext:value-type="float">
            <text:p>0.970996822151861</text:p>
          </table:table-cell>
          <table:table-cell office:value-type="float" office:value="0.974097778620107" calcext:value-type="float">
            <text:p>0.974097778620107</text:p>
          </table:table-cell>
          <table:table-cell office:value-type="float" office:value="0.131452294568337" calcext:value-type="float">
            <text:p>0.131452294568337</text:p>
          </table:table-cell>
          <table:table-cell office:value-type="float" office:value="0.113450907110126" calcext:value-type="float">
            <text:p>0.113450907110126</text:p>
          </table:table-cell>
          <table:table-cell office:value-type="float" office:value="0.379436925242667" calcext:value-type="float">
            <text:p>0.379436925242667</text:p>
          </table:table-cell>
          <table:table-cell office:value-type="float" office:value="0.0442295022796873" calcext:value-type="float">
            <text:p>0.0442295022796873</text:p>
          </table:table-cell>
          <table:table-cell office:value-type="float" office:value="0.0412574131399505" calcext:value-type="float">
            <text:p>0.0412574131399505</text:p>
          </table:table-cell>
          <table:table-cell office:value-type="float" office:value="0.250823234551644" calcext:value-type="float">
            <text:p>0.250823234551644</text:p>
          </table:table-cell>
          <table:table-cell office:value-type="float" office:value="2251" calcext:value-type="float">
            <text:p>2251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32936980527147" calcext:value-type="float">
            <text:p>0.0632936980527147</text:p>
          </table:table-cell>
          <table:table-cell office:value-type="float" office:value="0.0551270299855986" calcext:value-type="float">
            <text:p>0.0551270299855986</text:p>
          </table:table-cell>
          <table:table-cell office:value-type="float" office:value="0.175796590908332" calcext:value-type="float">
            <text:p>0.175796590908332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87" calcext:value-type="float">
            <text:p>2387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32936980527147" calcext:value-type="float">
            <text:p>0.0632936980527147</text:p>
          </table:table-cell>
          <table:table-cell office:value-type="float" office:value="0.0551270299855986" calcext:value-type="float">
            <text:p>0.0551270299855986</text:p>
          </table:table-cell>
          <table:table-cell office:value-type="float" office:value="0.175796590908332" calcext:value-type="float">
            <text:p>0.175796590908332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87" calcext:value-type="float">
            <text:p>2387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194623866905" calcext:value-type="float">
            <text:p>0.06194623866905</text:p>
          </table:table-cell>
          <table:table-cell office:value-type="float" office:value="0.0561375627785633" calcext:value-type="float">
            <text:p>0.0561375627785633</text:p>
          </table:table-cell>
          <table:table-cell office:value-type="float" office:value="0.14196575653972" calcext:value-type="float">
            <text:p>0.14196575653972</text:p>
          </table:table-cell>
          <table:table-cell table:number-columns-repeated="3" office:value-type="float" office:value="0.037037037037037" calcext:value-type="float">
            <text:p>0.037037037037037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1083002486187" calcext:value-type="float">
            <text:p>0.0701083002486187</text:p>
          </table:table-cell>
          <table:table-cell office:value-type="float" office:value="0.0636217661502266" calcext:value-type="float">
            <text:p>0.0636217661502266</text:p>
          </table:table-cell>
          <table:table-cell office:value-type="float" office:value="0.15946589929371" calcext:value-type="float">
            <text:p>0.15946589929371</text:p>
          </table:table-cell>
          <table:table-cell table:number-columns-repeated="3" office:value-type="float" office:value="0.0328867235079172" calcext:value-type="float">
            <text:p>0.0328867235079172</text:p>
          </table:table-cell>
          <table:table-cell office:value-type="float" office:value="2346" calcext:value-type="float">
            <text:p>234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621907259431424" calcext:value-type="float">
            <text:p>0.0621907259431424</text:p>
          </table:table-cell>
          <table:table-cell office:value-type="float" office:value="0.055649993669533" calcext:value-type="float">
            <text:p>0.055649993669533</text:p>
          </table:table-cell>
          <table:table-cell office:value-type="float" office:value="0.152294951574416" calcext:value-type="float">
            <text:p>0.152294951574416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37689614935823" calcext:value-type="float">
            <text:p>0.0637689614935823</text:p>
          </table:table-cell>
          <table:table-cell office:value-type="float" office:value="0.0569253233208177" calcext:value-type="float">
            <text:p>0.0569253233208177</text:p>
          </table:table-cell>
          <table:table-cell office:value-type="float" office:value="0.158045977011494" calcext:value-type="float">
            <text:p>0.15804597701149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194623866905" calcext:value-type="float">
            <text:p>0.06194623866905</text:p>
          </table:table-cell>
          <table:table-cell office:value-type="float" office:value="0.0561375627785633" calcext:value-type="float">
            <text:p>0.0561375627785633</text:p>
          </table:table-cell>
          <table:table-cell office:value-type="float" office:value="0.14196575653972" calcext:value-type="float">
            <text:p>0.14196575653972</text:p>
          </table:table-cell>
          <table:table-cell table:number-columns-repeated="3" office:value-type="float" office:value="0.037037037037037" calcext:value-type="float">
            <text:p>0.037037037037037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1191420369871" calcext:value-type="float">
            <text:p>0.0701191420369871</text:p>
          </table:table-cell>
          <table:table-cell office:value-type="float" office:value="0.0636332002713625" calcext:value-type="float">
            <text:p>0.0636332002713625</text:p>
          </table:table-cell>
          <table:table-cell office:value-type="float" office:value="0.159468581187574" calcext:value-type="float">
            <text:p>0.159468581187574</text:p>
          </table:table-cell>
          <table:table-cell table:number-columns-repeated="3" office:value-type="float" office:value="0.0328867235079172" calcext:value-type="float">
            <text:p>0.0328867235079172</text:p>
          </table:table-cell>
          <table:table-cell office:value-type="float" office:value="2346" calcext:value-type="float">
            <text:p>234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251476035373344" calcext:value-type="float">
            <text:p>2.51476035373344E-06</text:p>
          </table:table-cell>
          <table:table-cell office:value-type="float" office:value="0.00000435053561886889" calcext:value-type="float">
            <text:p>4.35053561886889E-06</text:p>
          </table:table-cell>
          <table:table-cell table:number-columns-repeated="2" office:value-type="float" office:value="0.999698877334595" calcext:value-type="float">
            <text:p>0.999698877334595</text:p>
          </table:table-cell>
          <table:table-cell office:value-type="float" office:value="0.999307155609131" calcext:value-type="float">
            <text:p>0.999307155609131</text:p>
          </table:table-cell>
          <table:table-cell office:value-type="float" office:value="0.0553969510397939" calcext:value-type="float">
            <text:p>0.0553969510397939</text:p>
          </table:table-cell>
          <table:table-cell office:value-type="float" office:value="0.0413360792962388" calcext:value-type="float">
            <text:p>0.0413360792962388</text:p>
          </table:table-cell>
          <table:table-cell office:value-type="float" office:value="0.235693612912799" calcext:value-type="float">
            <text:p>0.235693612912799</text:p>
          </table:table-cell>
          <table:table-cell office:value-type="float" office:value="0.0000927439905353822" calcext:value-type="float">
            <text:p>9.27439905353822E-05</text:p>
          </table:table-cell>
          <table:table-cell office:value-type="float" office:value="0.0000750812760088593" calcext:value-type="float">
            <text:p>7.50812760088593E-05</text:p>
          </table:table-cell>
          <table:table-cell office:value-type="float" office:value="0.00544364796951413" calcext:value-type="float">
            <text:p>0.00544364796951413</text:p>
          </table:table-cell>
          <table:table-cell office:value-type="float" office:value="2295" calcext:value-type="float">
            <text:p>2295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166153785894849" calcext:value-type="float">
            <text:p>0.0166153785894849</text:p>
          </table:table-cell>
          <table:table-cell office:value-type="float" office:value="0.0189455982911131" calcext:value-type="float">
            <text:p>0.0189455982911131</text:p>
          </table:table-cell>
          <table:table-cell table:number-columns-repeated="2" office:value-type="float" office:value="0.738603282692661" calcext:value-type="float">
            <text:p>0.738603282692661</text:p>
          </table:table-cell>
          <table:table-cell office:value-type="float" office:value="0.697515910483175" calcext:value-type="float">
            <text:p>0.697515910483175</text:p>
          </table:table-cell>
          <table:table-cell office:value-type="float" office:value="0.0758081292620392" calcext:value-type="float">
            <text:p>0.0758081292620392</text:p>
          </table:table-cell>
          <table:table-cell office:value-type="float" office:value="0.0674335260218094" calcext:value-type="float">
            <text:p>0.0674335260218094</text:p>
          </table:table-cell>
          <table:table-cell office:value-type="float" office:value="0.183192154681115" calcext:value-type="float">
            <text:p>0.183192154681115</text:p>
          </table:table-cell>
          <table:table-cell office:value-type="float" office:value="0.0391200829030681" calcext:value-type="float">
            <text:p>0.0391200829030681</text:p>
          </table:table-cell>
          <table:table-cell office:value-type="float" office:value="0.0372292985226105" calcext:value-type="float">
            <text:p>0.0372292985226105</text:p>
          </table:table-cell>
          <table:table-cell office:value-type="float" office:value="0.0991001543693237" calcext:value-type="float">
            <text:p>0.0991001543693237</text:p>
          </table:table-cell>
          <table:table-cell office:value-type="float" office:value="2359" calcext:value-type="float">
            <text:p>2359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165943553359569" calcext:value-type="float">
            <text:p>0.0165943553359569</text:p>
          </table:table-cell>
          <table:table-cell office:value-type="float" office:value="0.0189232618347677" calcext:value-type="float">
            <text:p>0.0189232618347677</text:p>
          </table:table-cell>
          <table:table-cell table:number-columns-repeated="2" office:value-type="float" office:value="0.738983501216473" calcext:value-type="float">
            <text:p>0.738983501216473</text:p>
          </table:table-cell>
          <table:table-cell office:value-type="float" office:value="0.69790418637223" calcext:value-type="float">
            <text:p>0.69790418637223</text:p>
          </table:table-cell>
          <table:table-cell office:value-type="float" office:value="0.0758064468918461" calcext:value-type="float">
            <text:p>0.0758064468918461</text:p>
          </table:table-cell>
          <table:table-cell office:value-type="float" office:value="0.0674264365408029" calcext:value-type="float">
            <text:p>0.0674264365408029</text:p>
          </table:table-cell>
          <table:table-cell office:value-type="float" office:value="0.183259805425385" calcext:value-type="float">
            <text:p>0.183259805425385</text:p>
          </table:table-cell>
          <table:table-cell office:value-type="float" office:value="0.0390927334430105" calcext:value-type="float">
            <text:p>0.0390927334430105</text:p>
          </table:table-cell>
          <table:table-cell office:value-type="float" office:value="0.0372020457750472" calcext:value-type="float">
            <text:p>0.0372020457750472</text:p>
          </table:table-cell>
          <table:table-cell office:value-type="float" office:value="0.0990916456778526" calcext:value-type="float">
            <text:p>0.0990916456778526</text:p>
          </table:table-cell>
          <table:table-cell office:value-type="float" office:value="2359" calcext:value-type="float">
            <text:p>2359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12213149080283" calcext:value-type="float">
            <text:p>0.012213149080283</text:p>
          </table:table-cell>
          <table:table-cell office:value-type="float" office:value="0.0146840593927616" calcext:value-type="float">
            <text:p>0.0146840593927616</text:p>
          </table:table-cell>
          <table:table-cell table:number-columns-repeated="2" office:value-type="float" office:value="0.940610620358323" calcext:value-type="float">
            <text:p>0.940610620358323</text:p>
          </table:table-cell>
          <table:table-cell office:value-type="float" office:value="0.922611247888073" calcext:value-type="float">
            <text:p>0.922611247888073</text:p>
          </table:table-cell>
          <table:table-cell office:value-type="float" office:value="0.105784275442586" calcext:value-type="float">
            <text:p>0.105784275442586</text:p>
          </table:table-cell>
          <table:table-cell office:value-type="float" office:value="0.0920471297749287" calcext:value-type="float">
            <text:p>0.0920471297749287</text:p>
          </table:table-cell>
          <table:table-cell office:value-type="float" office:value="0.281929933600449" calcext:value-type="float">
            <text:p>0.281929933600449</text:p>
          </table:table-cell>
          <table:table-cell office:value-type="float" office:value="0.040553418182415" calcext:value-type="float">
            <text:p>0.040553418182415</text:p>
          </table:table-cell>
          <table:table-cell office:value-type="float" office:value="0.0378432020402105" calcext:value-type="float">
            <text:p>0.0378432020402105</text:p>
          </table:table-cell>
          <table:table-cell office:value-type="float" office:value="0.144985109596988" calcext:value-type="float">
            <text:p>0.144985109596988</text:p>
          </table:table-cell>
          <table:table-cell office:value-type="float" office:value="2295" calcext:value-type="float">
            <text:p>2295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5506615307319" calcext:value-type="float">
            <text:p>0.945506615307319</text:p>
          </table:table-cell>
          <table:table-cell office:value-type="float" office:value="0.824434768045554" calcext:value-type="float">
            <text:p>0.824434768045554</text:p>
          </table:table-cell>
          <table:table-cell office:value-type="float" office:value="0.0773554762130016" calcext:value-type="float">
            <text:p>0.0773554762130016</text:p>
          </table:table-cell>
          <table:table-cell office:value-type="float" office:value="0.0683269271116057" calcext:value-type="float">
            <text:p>0.0683269271116057</text:p>
          </table:table-cell>
          <table:table-cell office:value-type="float" office:value="0.19312477517445" calcext:value-type="float">
            <text:p>0.19312477517445</text:p>
          </table:table-cell>
          <table:table-cell table:number-columns-repeated="2" office:value-type="float" office:value="0.0161725067385445" calcext:value-type="float">
            <text:p>0.0161725067385445</text:p>
          </table:table-cell>
          <table:table-cell office:value-type="float" office:value="0.145454545454545" calcext:value-type="float">
            <text:p>0.145454545454545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5506615307319" calcext:value-type="float">
            <text:p>0.945506615307319</text:p>
          </table:table-cell>
          <table:table-cell office:value-type="float" office:value="0.824434768045554" calcext:value-type="float">
            <text:p>0.824434768045554</text:p>
          </table:table-cell>
          <table:table-cell office:value-type="float" office:value="0.0773554762130016" calcext:value-type="float">
            <text:p>0.0773554762130016</text:p>
          </table:table-cell>
          <table:table-cell office:value-type="float" office:value="0.0683269271116057" calcext:value-type="float">
            <text:p>0.0683269271116057</text:p>
          </table:table-cell>
          <table:table-cell office:value-type="float" office:value="0.19312477517445" calcext:value-type="float">
            <text:p>0.19312477517445</text:p>
          </table:table-cell>
          <table:table-cell table:number-columns-repeated="2" office:value-type="float" office:value="0.0161725067385445" calcext:value-type="float">
            <text:p>0.0161725067385445</text:p>
          </table:table-cell>
          <table:table-cell office:value-type="float" office:value="0.145454545454545" calcext:value-type="float">
            <text:p>0.145454545454545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8590099250507" calcext:value-type="float">
            <text:p>0.0728590099250507</text:p>
          </table:table-cell>
          <table:table-cell office:value-type="float" office:value="0.066948331638713" calcext:value-type="float">
            <text:p>0.066948331638713</text:p>
          </table:table-cell>
          <table:table-cell office:value-type="float" office:value="0.148649158919221" calcext:value-type="float">
            <text:p>0.148649158919221</text:p>
          </table:table-cell>
          <table:table-cell table:number-columns-repeated="3" office:value-type="float" office:value="0.0492341356673961" calcext:value-type="float">
            <text:p>0.0492341356673961</text:p>
          </table:table-cell>
          <table:table-cell office:value-type="float" office:value="2365" calcext:value-type="float">
            <text:p>236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4381953320955" calcext:value-type="float">
            <text:p>0.0794381953320955</text:p>
          </table:table-cell>
          <table:table-cell office:value-type="float" office:value="0.0730454443402803" calcext:value-type="float">
            <text:p>0.0730454443402803</text:p>
          </table:table-cell>
          <table:table-cell office:value-type="float" office:value="0.16140976046908" calcext:value-type="float">
            <text:p>0.16140976046908</text:p>
          </table:table-cell>
          <table:table-cell table:number-columns-repeated="3" office:value-type="float" office:value="0.0437710437710438" calcext:value-type="float">
            <text:p>0.0437710437710438</text:p>
          </table:table-cell>
          <table:table-cell office:value-type="float" office:value="2329" calcext:value-type="float">
            <text:p>2329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0785130603831731" calcext:value-type="float">
            <text:p>0.0785130603831731</text:p>
          </table:table-cell>
          <table:table-cell office:value-type="float" office:value="0.0705462586059601" calcext:value-type="float">
            <text:p>0.0705462586059601</text:p>
          </table:table-cell>
          <table:table-cell office:value-type="float" office:value="0.180668018655501" calcext:value-type="float">
            <text:p>0.180668018655501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5904317386231" calcext:value-type="float">
            <text:p>0.075904317386231</text:p>
          </table:table-cell>
          <table:table-cell office:value-type="float" office:value="0.0679454926624738" calcext:value-type="float">
            <text:p>0.0679454926624738</text:p>
          </table:table-cell>
          <table:table-cell office:value-type="float" office:value="0.177956989247312" calcext:value-type="float">
            <text:p>0.1779569892473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60" calcext:value-type="float">
            <text:p>236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8590099250507" calcext:value-type="float">
            <text:p>0.0728590099250507</text:p>
          </table:table-cell>
          <table:table-cell office:value-type="float" office:value="0.066948331638713" calcext:value-type="float">
            <text:p>0.066948331638713</text:p>
          </table:table-cell>
          <table:table-cell office:value-type="float" office:value="0.148649158919221" calcext:value-type="float">
            <text:p>0.148649158919221</text:p>
          </table:table-cell>
          <table:table-cell table:number-columns-repeated="3" office:value-type="float" office:value="0.0492341356673961" calcext:value-type="float">
            <text:p>0.0492341356673961</text:p>
          </table:table-cell>
          <table:table-cell office:value-type="float" office:value="2365" calcext:value-type="float">
            <text:p>236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4417351455367" calcext:value-type="float">
            <text:p>0.0794417351455367</text:p>
          </table:table-cell>
          <table:table-cell office:value-type="float" office:value="0.0730600099570639" calcext:value-type="float">
            <text:p>0.0730600099570639</text:p>
          </table:table-cell>
          <table:table-cell office:value-type="float" office:value="0.161271921029986" calcext:value-type="float">
            <text:p>0.161271921029986</text:p>
          </table:table-cell>
          <table:table-cell table:number-columns-repeated="3" office:value-type="float" office:value="0.0437710437710438" calcext:value-type="float">
            <text:p>0.0437710437710438</text:p>
          </table:table-cell>
          <table:table-cell office:value-type="float" office:value="2329" calcext:value-type="float">
            <text:p>2329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855322577990592" calcext:value-type="float">
            <text:p>8.55322577990592E-05</text:p>
          </table:table-cell>
          <table:table-cell office:value-type="float" office:value="0.000192110412172042" calcext:value-type="float">
            <text:p>0.000192110412172042</text:p>
          </table:table-cell>
          <table:table-cell office:value-type="float" office:value="0.999363720417023" calcext:value-type="float">
            <text:p>0.999363720417023</text:p>
          </table:table-cell>
          <table:table-cell office:value-type="float" office:value="0.99851781129837" calcext:value-type="float">
            <text:p>0.99851781129837</text:p>
          </table:table-cell>
          <table:table-cell office:value-type="float" office:value="0.999363720417023" calcext:value-type="float">
            <text:p>0.999363720417023</text:p>
          </table:table-cell>
          <table:table-cell office:value-type="float" office:value="0.114592256469935" calcext:value-type="float">
            <text:p>0.114592256469935</text:p>
          </table:table-cell>
          <table:table-cell office:value-type="float" office:value="0.0920948841069579" calcext:value-type="float">
            <text:p>0.0920948841069579</text:p>
          </table:table-cell>
          <table:table-cell office:value-type="float" office:value="0.404747556243249" calcext:value-type="float">
            <text:p>0.404747556243249</text:p>
          </table:table-cell>
          <table:table-cell office:value-type="float" office:value="0.0029196438845247" calcext:value-type="float">
            <text:p>0.0029196438845247</text:p>
          </table:table-cell>
          <table:table-cell office:value-type="float" office:value="0.00224390218500048" calcext:value-type="float">
            <text:p>0.00224390218500048</text:p>
          </table:table-cell>
          <table:table-cell office:value-type="float" office:value="0.195906072854996" calcext:value-type="float">
            <text:p>0.195906072854996</text:p>
          </table:table-cell>
          <table:table-cell office:value-type="float" office:value="2199" calcext:value-type="float">
            <text:p>219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.0115917789742339" calcext:value-type="float">
            <text:p>0.0115917789742339</text:p>
          </table:table-cell>
          <table:table-cell office:value-type="float" office:value="0.0148704172685865" calcext:value-type="float">
            <text:p>0.0148704172685865</text:p>
          </table:table-cell>
          <table:table-cell office:value-type="float" office:value="0.683662297206299" calcext:value-type="float">
            <text:p>0.683662297206299</text:p>
          </table:table-cell>
          <table:table-cell office:value-type="float" office:value="0.624021133589635" calcext:value-type="float">
            <text:p>0.624021133589635</text:p>
          </table:table-cell>
          <table:table-cell office:value-type="float" office:value="0.683662297206299" calcext:value-type="float">
            <text:p>0.683662297206299</text:p>
          </table:table-cell>
          <table:table-cell office:value-type="float" office:value="0.0722909821922013" calcext:value-type="float">
            <text:p>0.0722909821922013</text:p>
          </table:table-cell>
          <table:table-cell office:value-type="float" office:value="0.0634889141527433" calcext:value-type="float">
            <text:p>0.0634889141527433</text:p>
          </table:table-cell>
          <table:table-cell office:value-type="float" office:value="0.18581387052813" calcext:value-type="float">
            <text:p>0.18581387052813</text:p>
          </table:table-cell>
          <table:table-cell office:value-type="float" office:value="0.034096383569631" calcext:value-type="float">
            <text:p>0.034096383569631</text:p>
          </table:table-cell>
          <table:table-cell office:value-type="float" office:value="0.031487010277196" calcext:value-type="float">
            <text:p>0.031487010277196</text:p>
          </table:table-cell>
          <table:table-cell office:value-type="float" office:value="0.122931741823033" calcext:value-type="float">
            <text:p>0.122931741823033</text:p>
          </table:table-cell>
          <table:table-cell office:value-type="float" office:value="2379" calcext:value-type="float">
            <text:p>2379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15616364460432" calcext:value-type="float">
            <text:p>0.0115616364460432</text:p>
          </table:table-cell>
          <table:table-cell office:value-type="float" office:value="0.0148360632967945" calcext:value-type="float">
            <text:p>0.0148360632967945</text:p>
          </table:table-cell>
          <table:table-cell office:value-type="float" office:value="0.684372523608647" calcext:value-type="float">
            <text:p>0.684372523608647</text:p>
          </table:table-cell>
          <table:table-cell office:value-type="float" office:value="0.62472153294291" calcext:value-type="float">
            <text:p>0.62472153294291</text:p>
          </table:table-cell>
          <table:table-cell office:value-type="float" office:value="0.684372523608647" calcext:value-type="float">
            <text:p>0.684372523608647</text:p>
          </table:table-cell>
          <table:table-cell office:value-type="float" office:value="0.0722951860635517" calcext:value-type="float">
            <text:p>0.0722951860635517</text:p>
          </table:table-cell>
          <table:table-cell office:value-type="float" office:value="0.0634824818323249" calcext:value-type="float">
            <text:p>0.0634824818323249</text:p>
          </table:table-cell>
          <table:table-cell office:value-type="float" office:value="0.185955252526834" calcext:value-type="float">
            <text:p>0.185955252526834</text:p>
          </table:table-cell>
          <table:table-cell office:value-type="float" office:value="0.0340508447225888" calcext:value-type="float">
            <text:p>0.0340508447225888</text:p>
          </table:table-cell>
          <table:table-cell office:value-type="float" office:value="0.0314419979996268" calcext:value-type="float">
            <text:p>0.0314419979996268</text:p>
          </table:table-cell>
          <table:table-cell office:value-type="float" office:value="0.122951292894077" calcext:value-type="float">
            <text:p>0.122951292894077</text:p>
          </table:table-cell>
          <table:table-cell office:value-type="float" office:value="2379" calcext:value-type="float">
            <text:p>2379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90148147188538" calcext:value-type="float">
            <text:p>0.0090148147188538</text:p>
          </table:table-cell>
          <table:table-cell office:value-type="float" office:value="0.0134696187027117" calcext:value-type="float">
            <text:p>0.0134696187027117</text:p>
          </table:table-cell>
          <table:table-cell office:value-type="float" office:value="0.975698906701696" calcext:value-type="float">
            <text:p>0.975698906701696</text:p>
          </table:table-cell>
          <table:table-cell office:value-type="float" office:value="0.963310803695594" calcext:value-type="float">
            <text:p>0.963310803695594</text:p>
          </table:table-cell>
          <table:table-cell office:value-type="float" office:value="0.975698906701696" calcext:value-type="float">
            <text:p>0.975698906701696</text:p>
          </table:table-cell>
          <table:table-cell office:value-type="float" office:value="0.15459215222208" calcext:value-type="float">
            <text:p>0.15459215222208</text:p>
          </table:table-cell>
          <table:table-cell office:value-type="float" office:value="0.134404466503382" calcext:value-type="float">
            <text:p>0.134404466503382</text:p>
          </table:table-cell>
          <table:table-cell office:value-type="float" office:value="0.41495873668052" calcext:value-type="float">
            <text:p>0.41495873668052</text:p>
          </table:table-cell>
          <table:table-cell office:value-type="float" office:value="0.0508348300232134" calcext:value-type="float">
            <text:p>0.0508348300232134</text:p>
          </table:table-cell>
          <table:table-cell office:value-type="float" office:value="0.0448120492330879" calcext:value-type="float">
            <text:p>0.0448120492330879</text:p>
          </table:table-cell>
          <table:table-cell office:value-type="float" office:value="0.329922052262141" calcext:value-type="float">
            <text:p>0.329922052262141</text:p>
          </table:table-cell>
          <table:table-cell office:value-type="float" office:value="2199" calcext:value-type="float">
            <text:p>219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975683890578" calcext:value-type="float">
            <text:p>0.0151975683890578</text:p>
          </table:table-cell>
          <table:table-cell office:value-type="float" office:value="0.999363720417023" calcext:value-type="float">
            <text:p>0.99936372041702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99363720417023" calcext:value-type="float">
            <text:p>0.999363720417023</text:p>
          </table:table-cell>
          <table:table-cell office:value-type="float" office:value="0.0714173447744384" calcext:value-type="float">
            <text:p>0.0714173447744384</text:p>
          </table:table-cell>
          <table:table-cell office:value-type="float" office:value="0.062467919858267" calcext:value-type="float">
            <text:p>0.062467919858267</text:p>
          </table:table-cell>
          <table:table-cell office:value-type="float" office:value="0.186840738558142" calcext:value-type="float">
            <text:p>0.186840738558142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018348623853211" calcext:value-type="float">
            <text:p>0.018348623853211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975683890578" calcext:value-type="float">
            <text:p>0.0151975683890578</text:p>
          </table:table-cell>
          <table:table-cell table:number-columns-repeated="3" office:value-type="float" office:value="0.777777777777778" calcext:value-type="float">
            <text:p>0.777777777777778</text:p>
          </table:table-cell>
          <table:table-cell office:value-type="float" office:value="0.0713310914997206" calcext:value-type="float">
            <text:p>0.0713310914997206</text:p>
          </table:table-cell>
          <table:table-cell office:value-type="float" office:value="0.0624678480952073" calcext:value-type="float">
            <text:p>0.0624678480952073</text:p>
          </table:table-cell>
          <table:table-cell office:value-type="float" office:value="0.185642976706038" calcext:value-type="float">
            <text:p>0.185642976706038</text:p>
          </table:table-cell>
          <table:table-cell office:value-type="float" office:value="0.0357142857142857" calcext:value-type="float">
            <text:p>0.0357142857142857</text:p>
          </table:table-cell>
          <table:table-cell office:value-type="float" office:value="0.018348623853211" calcext:value-type="float">
            <text:p>0.018348623853211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1467361136581" calcext:value-type="float">
            <text:p>0.0791467361136581</text:p>
          </table:table-cell>
          <table:table-cell office:value-type="float" office:value="0.0697167461455252" calcext:value-type="float">
            <text:p>0.0697167461455252</text:p>
          </table:table-cell>
          <table:table-cell office:value-type="float" office:value="0.2007681202432" calcext:value-type="float">
            <text:p>0.2007681202432</text:p>
          </table:table-cell>
          <table:table-cell table:number-columns-repeated="2" office:value-type="float" office:value="0.0329268292682927" calcext:value-type="float">
            <text:p>0.032926829268292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291" calcext:value-type="float">
            <text:p>2291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0063383946551" calcext:value-type="float">
            <text:p>0.0840063383946551</text:p>
          </table:table-cell>
          <table:table-cell office:value-type="float" office:value="0.0744708954107383" calcext:value-type="float">
            <text:p>0.0744708954107383</text:p>
          </table:table-cell>
          <table:table-cell office:value-type="float" office:value="0.206987781419658" calcext:value-type="float">
            <text:p>0.206987781419658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office:value-type="float" office:value="2284" calcext:value-type="float">
            <text:p>2284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49646273775917" calcext:value-type="float">
            <text:p>0.0749646273775917</text:p>
          </table:table-cell>
          <table:table-cell office:value-type="float" office:value="0.0672779135640854" calcext:value-type="float">
            <text:p>0.0672779135640854</text:p>
          </table:table-cell>
          <table:table-cell office:value-type="float" office:value="0.174102460669625" calcext:value-type="float">
            <text:p>0.174102460669625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55931544146247" calcext:value-type="float">
            <text:p>0.0755931544146247</text:p>
          </table:table-cell>
          <table:table-cell office:value-type="float" office:value="0.0664082145850796" calcext:value-type="float">
            <text:p>0.0664082145850796</text:p>
          </table:table-cell>
          <table:table-cell office:value-type="float" office:value="0.194054054054054" calcext:value-type="float">
            <text:p>0.19405405405405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59" calcext:value-type="float">
            <text:p>2359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1467361136581" calcext:value-type="float">
            <text:p>0.0791467361136581</text:p>
          </table:table-cell>
          <table:table-cell office:value-type="float" office:value="0.0697167461455252" calcext:value-type="float">
            <text:p>0.0697167461455252</text:p>
          </table:table-cell>
          <table:table-cell office:value-type="float" office:value="0.2007681202432" calcext:value-type="float">
            <text:p>0.2007681202432</text:p>
          </table:table-cell>
          <table:table-cell table:number-columns-repeated="2" office:value-type="float" office:value="0.0329268292682927" calcext:value-type="float">
            <text:p>0.032926829268292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291" calcext:value-type="float">
            <text:p>2291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0254762642003" calcext:value-type="float">
            <text:p>0.0840254762642003</text:p>
          </table:table-cell>
          <table:table-cell office:value-type="float" office:value="0.0744871927994945" calcext:value-type="float">
            <text:p>0.0744871927994945</text:p>
          </table:table-cell>
          <table:table-cell office:value-type="float" office:value="0.207043553814405" calcext:value-type="float">
            <text:p>0.207043553814405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office:value-type="float" office:value="2284" calcext:value-type="float">
            <text:p>2284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16707371186931" calcext:value-type="float">
            <text:p>4.16707371186931E-06</text:p>
          </table:table-cell>
          <table:table-cell office:value-type="float" office:value="0.00000716120121069253" calcext:value-type="float">
            <text:p>7.16120121069253E-06</text:p>
          </table:table-cell>
          <table:table-cell office:value-type="float" office:value="0.999818980693817" calcext:value-type="float">
            <text:p>0.999818980693817</text:p>
          </table:table-cell>
          <table:table-cell office:value-type="float" office:value="0.999698042869568" calcext:value-type="float">
            <text:p>0.999698042869568</text:p>
          </table:table-cell>
          <table:table-cell office:value-type="float" office:value="0.999818980693817" calcext:value-type="float">
            <text:p>0.999818980693817</text:p>
          </table:table-cell>
          <table:table-cell office:value-type="float" office:value="0.0440662287780027" calcext:value-type="float">
            <text:p>0.0440662287780027</text:p>
          </table:table-cell>
          <table:table-cell office:value-type="float" office:value="0.0330867037704898" calcext:value-type="float">
            <text:p>0.0330867037704898</text:p>
          </table:table-cell>
          <table:table-cell office:value-type="float" office:value="0.186501697217856" calcext:value-type="float">
            <text:p>0.186501697217856</text:p>
          </table:table-cell>
          <table:table-cell office:value-type="float" office:value="0.0000963708371273242" calcext:value-type="float">
            <text:p>9.63708371273242E-05</text:p>
          </table:table-cell>
          <table:table-cell office:value-type="float" office:value="0.0000786845848779194" calcext:value-type="float">
            <text:p>7.86845848779194E-05</text:p>
          </table:table-cell>
          <table:table-cell office:value-type="float" office:value="0.00198256940348074" calcext:value-type="float">
            <text:p>0.00198256940348074</text:p>
          </table:table-cell>
          <table:table-cell office:value-type="float" office:value="2317" calcext:value-type="float">
            <text:p>2317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203808816486498" calcext:value-type="float">
            <text:p>0.0203808816486498</text:p>
          </table:table-cell>
          <table:table-cell office:value-type="float" office:value="0.02276445595017" calcext:value-type="float">
            <text:p>0.02276445595017</text:p>
          </table:table-cell>
          <table:table-cell office:value-type="float" office:value="0.625402407578184" calcext:value-type="float">
            <text:p>0.625402407578184</text:p>
          </table:table-cell>
          <table:table-cell office:value-type="float" office:value="0.600055555371534" calcext:value-type="float">
            <text:p>0.600055555371534</text:p>
          </table:table-cell>
          <table:table-cell office:value-type="float" office:value="0.625402407578184" calcext:value-type="float">
            <text:p>0.625402407578184</text:p>
          </table:table-cell>
          <table:table-cell office:value-type="float" office:value="0.0618089360328463" calcext:value-type="float">
            <text:p>0.0618089360328463</text:p>
          </table:table-cell>
          <table:table-cell office:value-type="float" office:value="0.0566877670525697" calcext:value-type="float">
            <text:p>0.0566877670525697</text:p>
          </table:table-cell>
          <table:table-cell office:value-type="float" office:value="0.128244970575892" calcext:value-type="float">
            <text:p>0.128244970575892</text:p>
          </table:table-cell>
          <table:table-cell office:value-type="float" office:value="0.0385376737495812" calcext:value-type="float">
            <text:p>0.0385376737495812</text:p>
          </table:table-cell>
          <table:table-cell office:value-type="float" office:value="0.0369994414022113" calcext:value-type="float">
            <text:p>0.0369994414022113</text:p>
          </table:table-cell>
          <table:table-cell office:value-type="float" office:value="0.0700953349458207" calcext:value-type="float">
            <text:p>0.0700953349458207</text:p>
          </table:table-cell>
          <table:table-cell office:value-type="float" office:value="2381" calcext:value-type="float">
            <text:p>238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203565100910126" calcext:value-type="float">
            <text:p>0.0203565100910126</text:p>
          </table:table-cell>
          <table:table-cell office:value-type="float" office:value="0.0227393466998324" calcext:value-type="float">
            <text:p>0.0227393466998324</text:p>
          </table:table-cell>
          <table:table-cell office:value-type="float" office:value="0.625953064713497" calcext:value-type="float">
            <text:p>0.625953064713497</text:p>
          </table:table-cell>
          <table:table-cell office:value-type="float" office:value="0.600598797332556" calcext:value-type="float">
            <text:p>0.600598797332556</text:p>
          </table:table-cell>
          <table:table-cell office:value-type="float" office:value="0.625953064713497" calcext:value-type="float">
            <text:p>0.625953064713497</text:p>
          </table:table-cell>
          <table:table-cell office:value-type="float" office:value="0.0618066516526328" calcext:value-type="float">
            <text:p>0.0618066516526328</text:p>
          </table:table-cell>
          <table:table-cell office:value-type="float" office:value="0.0566806700643492" calcext:value-type="float">
            <text:p>0.0566806700643492</text:p>
          </table:table-cell>
          <table:table-cell office:value-type="float" office:value="0.128305119322377" calcext:value-type="float">
            <text:p>0.128305119322377</text:p>
          </table:table-cell>
          <table:table-cell office:value-type="float" office:value="0.0385122209037475" calcext:value-type="float">
            <text:p>0.0385122209037475</text:p>
          </table:table-cell>
          <table:table-cell office:value-type="float" office:value="0.0369737374070463" calcext:value-type="float">
            <text:p>0.0369737374070463</text:p>
          </table:table-cell>
          <table:table-cell office:value-type="float" office:value="0.070084086844864" calcext:value-type="float">
            <text:p>0.070084086844864</text:p>
          </table:table-cell>
          <table:table-cell office:value-type="float" office:value="2381" calcext:value-type="float">
            <text:p>238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20512733863352" calcext:value-type="float">
            <text:p>0.0120512733863352</text:p>
          </table:table-cell>
          <table:table-cell office:value-type="float" office:value="0.0145735940926639" calcext:value-type="float">
            <text:p>0.0145735940926639</text:p>
          </table:table-cell>
          <table:table-cell office:value-type="float" office:value="0.955422782697546" calcext:value-type="float">
            <text:p>0.955422782697546</text:p>
          </table:table-cell>
          <table:table-cell office:value-type="float" office:value="0.946993878823652" calcext:value-type="float">
            <text:p>0.946993878823652</text:p>
          </table:table-cell>
          <table:table-cell office:value-type="float" office:value="0.955422782697546" calcext:value-type="float">
            <text:p>0.955422782697546</text:p>
          </table:table-cell>
          <table:table-cell office:value-type="float" office:value="0.0919751168496482" calcext:value-type="float">
            <text:p>0.0919751168496482</text:p>
          </table:table-cell>
          <table:table-cell office:value-type="float" office:value="0.0809282581663027" calcext:value-type="float">
            <text:p>0.0809282581663027</text:p>
          </table:table-cell>
          <table:table-cell office:value-type="float" office:value="0.235284093355875" calcext:value-type="float">
            <text:p>0.235284093355875</text:p>
          </table:table-cell>
          <table:table-cell office:value-type="float" office:value="0.0359438462781307" calcext:value-type="float">
            <text:p>0.0359438462781307</text:p>
          </table:table-cell>
          <table:table-cell office:value-type="float" office:value="0.0335265074302488" calcext:value-type="float">
            <text:p>0.0335265074302488</text:p>
          </table:table-cell>
          <table:table-cell office:value-type="float" office:value="0.0985841570063046" calcext:value-type="float">
            <text:p>0.0985841570063046</text:p>
          </table:table-cell>
          <table:table-cell office:value-type="float" office:value="2317" calcext:value-type="float">
            <text:p>2317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2589073634204" calcext:value-type="float">
            <text:p>0.00712589073634204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0577587394947889" calcext:value-type="float">
            <text:p>0.0577587394947889</text:p>
          </table:table-cell>
          <table:table-cell office:value-type="float" office:value="0.0526343830304325" calcext:value-type="float">
            <text:p>0.0526343830304325</text:p>
          </table:table-cell>
          <table:table-cell office:value-type="float" office:value="0.124236124714456" calcext:value-type="float">
            <text:p>0.124236124714456</text:p>
          </table:table-cell>
          <table:table-cell table:number-columns-repeated="2" office:value-type="float" office:value="0.00712589073634204" calcext:value-type="float">
            <text:p>0.00712589073634204</text:p>
          </table:table-cell>
          <table:table-cell office:value-type="float" office:value="0.0862068965517241" calcext:value-type="float">
            <text:p>0.0862068965517241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2589073634204" calcext:value-type="float">
            <text:p>0.00712589073634204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0577587378739901" calcext:value-type="float">
            <text:p>0.0577587378739901</text:p>
          </table:table-cell>
          <table:table-cell office:value-type="float" office:value="0.0526343812846957" calcext:value-type="float">
            <text:p>0.0526343812846957</text:p>
          </table:table-cell>
          <table:table-cell office:value-type="float" office:value="0.124236124714456" calcext:value-type="float">
            <text:p>0.124236124714456</text:p>
          </table:table-cell>
          <table:table-cell table:number-columns-repeated="2" office:value-type="float" office:value="0.00712589073634204" calcext:value-type="float">
            <text:p>0.00712589073634204</text:p>
          </table:table-cell>
          <table:table-cell office:value-type="float" office:value="0.0862068965517241" calcext:value-type="float">
            <text:p>0.0862068965517241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34115864132734" calcext:value-type="float">
            <text:p>0.0634115864132734</text:p>
          </table:table-cell>
          <table:table-cell office:value-type="float" office:value="0.0614053454983561" calcext:value-type="float">
            <text:p>0.0614053454983561</text:p>
          </table:table-cell>
          <table:table-cell office:value-type="float" office:value="0.0894382008910326" calcext:value-type="float">
            <text:p>0.0894382008910326</text:p>
          </table:table-cell>
          <table:table-cell table:number-columns-repeated="3" office:value-type="float" office:value="0.0542299349240781" calcext:value-type="float">
            <text:p>0.0542299349240781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185667714331" calcext:value-type="float">
            <text:p>0.070185667714331</text:p>
          </table:table-cell>
          <table:table-cell office:value-type="float" office:value="0.0667935226221805" calcext:value-type="float">
            <text:p>0.0667935226221805</text:p>
          </table:table-cell>
          <table:table-cell office:value-type="float" office:value="0.114191376056522" calcext:value-type="float">
            <text:p>0.114191376056522</text:p>
          </table:table-cell>
          <table:table-cell table:number-columns-repeated="3" office:value-type="float" office:value="0.04847801578354" calcext:value-type="float">
            <text:p>0.04847801578354</text:p>
          </table:table-cell>
          <table:table-cell office:value-type="float" office:value="2349" calcext:value-type="float">
            <text:p>2349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08955223880597" calcext:value-type="float">
            <text:p>0.208955223880597</text:p>
          </table:table-cell>
          <table:table-cell office:value-type="float" office:value="0.0575297903185885" calcext:value-type="float">
            <text:p>0.0575297903185885</text:p>
          </table:table-cell>
          <table:table-cell office:value-type="float" office:value="0.0532831140788422" calcext:value-type="float">
            <text:p>0.0532831140788422</text:p>
          </table:table-cell>
          <table:table-cell office:value-type="float" office:value="0.112621182624427" calcext:value-type="float">
            <text:p>0.112621182624427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570011668611435" calcext:value-type="float">
            <text:p>0.0570011668611435</text:p>
          </table:table-cell>
          <table:table-cell office:value-type="float" office:value="0.0530582320904902" calcext:value-type="float">
            <text:p>0.0530582320904902</text:p>
          </table:table-cell>
          <table:table-cell office:value-type="float" office:value="0.108152173913043" calcext:value-type="float">
            <text:p>0.10815217391304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34115864132734" calcext:value-type="float">
            <text:p>0.0634115864132734</text:p>
          </table:table-cell>
          <table:table-cell office:value-type="float" office:value="0.0614053454983561" calcext:value-type="float">
            <text:p>0.0614053454983561</text:p>
          </table:table-cell>
          <table:table-cell office:value-type="float" office:value="0.0894382008910326" calcext:value-type="float">
            <text:p>0.0894382008910326</text:p>
          </table:table-cell>
          <table:table-cell table:number-columns-repeated="3" office:value-type="float" office:value="0.0542299349240781" calcext:value-type="float">
            <text:p>0.0542299349240781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1702991669433" calcext:value-type="float">
            <text:p>0.0701702991669433</text:p>
          </table:table-cell>
          <table:table-cell office:value-type="float" office:value="0.0667780836368153" calcext:value-type="float">
            <text:p>0.0667780836368153</text:p>
          </table:table-cell>
          <table:table-cell office:value-type="float" office:value="0.114176921288766" calcext:value-type="float">
            <text:p>0.114176921288766</text:p>
          </table:table-cell>
          <table:table-cell table:number-columns-repeated="3" office:value-type="float" office:value="0.04847801578354" calcext:value-type="float">
            <text:p>0.04847801578354</text:p>
          </table:table-cell>
          <table:table-cell office:value-type="float" office:value="2349" calcext:value-type="float">
            <text:p>2349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45279828354251" calcext:value-type="float">
            <text:p>8.45279828354251E-06</text:p>
          </table:table-cell>
          <table:table-cell office:value-type="float" office:value="0.0000166154604812618" calcext:value-type="float">
            <text:p>1.66154604812618E-05</text:p>
          </table:table-cell>
          <table:table-cell table:number-columns-repeated="2" office:value-type="float" office:value="0.999869346618652" calcext:value-type="float">
            <text:p>0.999869346618652</text:p>
          </table:table-cell>
          <table:table-cell office:value-type="float" office:value="0.993557274341583" calcext:value-type="float">
            <text:p>0.993557274341583</text:p>
          </table:table-cell>
          <table:table-cell office:value-type="float" office:value="0.0263145782108377" calcext:value-type="float">
            <text:p>0.0263145782108377</text:p>
          </table:table-cell>
          <table:table-cell office:value-type="float" office:value="0.0219052537933535" calcext:value-type="float">
            <text:p>0.0219052537933535</text:p>
          </table:table-cell>
          <table:table-cell office:value-type="float" office:value="0.0828534961447076" calcext:value-type="float">
            <text:p>0.0828534961447076</text:p>
          </table:table-cell>
          <table:table-cell office:value-type="float" office:value="0.000108459054899868" calcext:value-type="float">
            <text:p>0.000108459054899868</text:p>
          </table:table-cell>
          <table:table-cell office:value-type="float" office:value="0.0000921217069844715" calcext:value-type="float">
            <text:p>9.21217069844715E-05</text:p>
          </table:table-cell>
          <table:table-cell office:value-type="float" office:value="0.0016476766904816" calcext:value-type="float">
            <text:p>0.0016476766904816</text:p>
          </table:table-cell>
          <table:table-cell office:value-type="float" office:value="2344" calcext:value-type="float">
            <text:p>2344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171227800707838" calcext:value-type="float">
            <text:p>0.0171227800707838</text:p>
          </table:table-cell>
          <table:table-cell office:value-type="float" office:value="0.0207651851180363" calcext:value-type="float">
            <text:p>0.0207651851180363</text:p>
          </table:table-cell>
          <table:table-cell table:number-columns-repeated="2" office:value-type="float" office:value="0.875306914187199" calcext:value-type="float">
            <text:p>0.875306914187199</text:p>
          </table:table-cell>
          <table:table-cell office:value-type="float" office:value="0.692755073560783" calcext:value-type="float">
            <text:p>0.692755073560783</text:p>
          </table:table-cell>
          <table:table-cell office:value-type="float" office:value="0.0625907352005179" calcext:value-type="float">
            <text:p>0.0625907352005179</text:p>
          </table:table-cell>
          <table:table-cell office:value-type="float" office:value="0.0580867375389614" calcext:value-type="float">
            <text:p>0.0580867375389614</text:p>
          </table:table-cell>
          <table:table-cell office:value-type="float" office:value="0.120343608441443" calcext:value-type="float">
            <text:p>0.120343608441443</text:p>
          </table:table-cell>
          <table:table-cell office:value-type="float" office:value="0.0353049427149788" calcext:value-type="float">
            <text:p>0.0353049427149788</text:p>
          </table:table-cell>
          <table:table-cell office:value-type="float" office:value="0.0337226433045476" calcext:value-type="float">
            <text:p>0.0337226433045476</text:p>
          </table:table-cell>
          <table:table-cell office:value-type="float" office:value="0.0747328585164742" calcext:value-type="float">
            <text:p>0.0747328585164742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170880859656403" calcext:value-type="float">
            <text:p>0.0170880859656403</text:p>
          </table:table-cell>
          <table:table-cell office:value-type="float" office:value="0.0207279360610338" calcext:value-type="float">
            <text:p>0.0207279360610338</text:p>
          </table:table-cell>
          <table:table-cell table:number-columns-repeated="2" office:value-type="float" office:value="0.875846984762919" calcext:value-type="float">
            <text:p>0.875846984762919</text:p>
          </table:table-cell>
          <table:table-cell office:value-type="float" office:value="0.693526782530316" calcext:value-type="float">
            <text:p>0.693526782530316</text:p>
          </table:table-cell>
          <table:table-cell office:value-type="float" office:value="0.0625865510587655" calcext:value-type="float">
            <text:p>0.0625865510587655</text:p>
          </table:table-cell>
          <table:table-cell office:value-type="float" office:value="0.0580773530167124" calcext:value-type="float">
            <text:p>0.0580773530167124</text:p>
          </table:table-cell>
          <table:table-cell office:value-type="float" office:value="0.120406106597994" calcext:value-type="float">
            <text:p>0.120406106597994</text:p>
          </table:table-cell>
          <table:table-cell office:value-type="float" office:value="0.0352642728677297" calcext:value-type="float">
            <text:p>0.0352642728677297</text:p>
          </table:table-cell>
          <table:table-cell office:value-type="float" office:value="0.0336819233645233" calcext:value-type="float">
            <text:p>0.0336819233645233</text:p>
          </table:table-cell>
          <table:table-cell office:value-type="float" office:value="0.0747143163123311" calcext:value-type="float">
            <text:p>0.0747143163123311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130749047322518" calcext:value-type="float">
            <text:p>0.0130749047322518</text:p>
          </table:table-cell>
          <table:table-cell office:value-type="float" office:value="0.0167292551170894" calcext:value-type="float">
            <text:p>0.0167292551170894</text:p>
          </table:table-cell>
          <table:table-cell table:number-columns-repeated="2" office:value-type="float" office:value="0.964781281174584" calcext:value-type="float">
            <text:p>0.964781281174584</text:p>
          </table:table-cell>
          <table:table-cell office:value-type="float" office:value="0.865880683215182" calcext:value-type="float">
            <text:p>0.865880683215182</text:p>
          </table:table-cell>
          <table:table-cell office:value-type="float" office:value="0.0730003125618161" calcext:value-type="float">
            <text:p>0.0730003125618161</text:p>
          </table:table-cell>
          <table:table-cell office:value-type="float" office:value="0.0666323600724024" calcext:value-type="float">
            <text:p>0.0666323600724024</text:p>
          </table:table-cell>
          <table:table-cell office:value-type="float" office:value="0.154653896901879" calcext:value-type="float">
            <text:p>0.154653896901879</text:p>
          </table:table-cell>
          <table:table-cell office:value-type="float" office:value="0.0329503663315155" calcext:value-type="float">
            <text:p>0.0329503663315155</text:p>
          </table:table-cell>
          <table:table-cell office:value-type="float" office:value="0.031077895211685" calcext:value-type="float">
            <text:p>0.031077895211685</text:p>
          </table:table-cell>
          <table:table-cell office:value-type="float" office:value="0.0853498680428167" calcext:value-type="float">
            <text:p>0.0853498680428167</text:p>
          </table:table-cell>
          <table:table-cell office:value-type="float" office:value="2344" calcext:value-type="float">
            <text:p>2344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16374117429939" calcext:value-type="float">
            <text:p>0.0616374117429939</text:p>
          </table:table-cell>
          <table:table-cell office:value-type="float" office:value="0.0563471525089335" calcext:value-type="float">
            <text:p>0.0563471525089335</text:p>
          </table:table-cell>
          <table:table-cell office:value-type="float" office:value="0.129472187405543" calcext:value-type="float">
            <text:p>0.129472187405543</text:p>
          </table:table-cell>
          <table:table-cell table:number-columns-repeated="2" office:value-type="float" office:value="0.0194174757281553" calcext:value-type="float">
            <text:p>0.0194174757281553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16374559703374" calcext:value-type="float">
            <text:p>0.0616374559703374</text:p>
          </table:table-cell>
          <table:table-cell office:value-type="float" office:value="0.0563472001854535" calcext:value-type="float">
            <text:p>0.0563472001854535</text:p>
          </table:table-cell>
          <table:table-cell office:value-type="float" office:value="0.129472187405543" calcext:value-type="float">
            <text:p>0.129472187405543</text:p>
          </table:table-cell>
          <table:table-cell table:number-columns-repeated="2" office:value-type="float" office:value="0.0194174757281553" calcext:value-type="float">
            <text:p>0.0194174757281553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8953503351265" calcext:value-type="float">
            <text:p>0.0688953503351265</text:p>
          </table:table-cell>
          <table:table-cell office:value-type="float" office:value="0.0654127678454049" calcext:value-type="float">
            <text:p>0.0654127678454049</text:p>
          </table:table-cell>
          <table:table-cell office:value-type="float" office:value="0.113551045163009" calcext:value-type="float">
            <text:p>0.113551045163009</text:p>
          </table:table-cell>
          <table:table-cell table:number-columns-repeated="3" office:value-type="float" office:value="0.0497354497354497" calcext:value-type="float">
            <text:p>0.0497354497354497</text:p>
          </table:table-cell>
          <table:table-cell office:value-type="float" office:value="2352" calcext:value-type="float">
            <text:p>2352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4610444126474" calcext:value-type="float">
            <text:p>0.0694610444126474</text:p>
          </table:table-cell>
          <table:table-cell office:value-type="float" office:value="0.066670477457974" calcext:value-type="float">
            <text:p>0.066670477457974</text:p>
          </table:table-cell>
          <table:table-cell office:value-type="float" office:value="0.105243314234669" calcext:value-type="float">
            <text:p>0.105243314234669</text:p>
          </table:table-cell>
          <table:table-cell table:number-columns-repeated="3" office:value-type="float" office:value="0.0481927710843374" calcext:value-type="float">
            <text:p>0.0481927710843374</text:p>
          </table:table-cell>
          <table:table-cell office:value-type="float" office:value="2344" calcext:value-type="float">
            <text:p>2344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62618909272456" calcext:value-type="float">
            <text:p>0.062618909272456</text:p>
          </table:table-cell>
          <table:table-cell office:value-type="float" office:value="0.0573706652557681" calcext:value-type="float">
            <text:p>0.0573706652557681</text:p>
          </table:table-cell>
          <table:table-cell office:value-type="float" office:value="0.129914941421923" calcext:value-type="float">
            <text:p>0.129914941421923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28354725787631" calcext:value-type="float">
            <text:p>0.0628354725787631</text:p>
          </table:table-cell>
          <table:table-cell office:value-type="float" office:value="0.0583228511530398" calcext:value-type="float">
            <text:p>0.0583228511530398</text:p>
          </table:table-cell>
          <table:table-cell office:value-type="float" office:value="0.120698924731183" calcext:value-type="float">
            <text:p>0.12069892473118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8792782336151" calcext:value-type="float">
            <text:p>0.0688792782336151</text:p>
          </table:table-cell>
          <table:table-cell office:value-type="float" office:value="0.0654085277250896" calcext:value-type="float">
            <text:p>0.0654085277250896</text:p>
          </table:table-cell>
          <table:table-cell office:value-type="float" office:value="0.113383256528418" calcext:value-type="float">
            <text:p>0.113383256528418</text:p>
          </table:table-cell>
          <table:table-cell table:number-columns-repeated="3" office:value-type="float" office:value="0.0497354497354497" calcext:value-type="float">
            <text:p>0.0497354497354497</text:p>
          </table:table-cell>
          <table:table-cell office:value-type="float" office:value="2352" calcext:value-type="float">
            <text:p>2352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4676957538438" calcext:value-type="float">
            <text:p>0.0694676957538438</text:p>
          </table:table-cell>
          <table:table-cell office:value-type="float" office:value="0.0666856608825238" calcext:value-type="float">
            <text:p>0.0666856608825238</text:p>
          </table:table-cell>
          <table:table-cell office:value-type="float" office:value="0.105140562248996" calcext:value-type="float">
            <text:p>0.105140562248996</text:p>
          </table:table-cell>
          <table:table-cell table:number-columns-repeated="3" office:value-type="float" office:value="0.0481927710843374" calcext:value-type="float">
            <text:p>0.0481927710843374</text:p>
          </table:table-cell>
          <table:table-cell office:value-type="float" office:value="2344" calcext:value-type="float">
            <text:p>2344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2021565200994" calcext:value-type="float">
            <text:p>2.02021565200994E-05</text:p>
          </table:table-cell>
          <table:table-cell office:value-type="float" office:value="0.0000230476161959814" calcext:value-type="float">
            <text:p>2.30476161959814E-05</text:p>
          </table:table-cell>
          <table:table-cell office:value-type="float" office:value="0.995952963829041" calcext:value-type="float">
            <text:p>0.995952963829041</text:p>
          </table:table-cell>
          <table:table-cell office:value-type="float" office:value="0.992825865745544" calcext:value-type="float">
            <text:p>0.992825865745544</text:p>
          </table:table-cell>
          <table:table-cell office:value-type="float" office:value="0.995952963829041" calcext:value-type="float">
            <text:p>0.995952963829041</text:p>
          </table:table-cell>
          <table:table-cell office:value-type="float" office:value="0.0162374686479174" calcext:value-type="float">
            <text:p>0.0162374686479174</text:p>
          </table:table-cell>
          <table:table-cell office:value-type="float" office:value="0.0116776532659098" calcext:value-type="float">
            <text:p>0.0116776532659098</text:p>
          </table:table-cell>
          <table:table-cell office:value-type="float" office:value="0.0677699276541468" calcext:value-type="float">
            <text:p>0.0677699276541468</text:p>
          </table:table-cell>
          <table:table-cell office:value-type="float" office:value="0.0000786903619882651" calcext:value-type="float">
            <text:p>7.86903619882651E-05</text:p>
          </table:table-cell>
          <table:table-cell office:value-type="float" office:value="0.0000674542934575584" calcext:value-type="float">
            <text:p>6.74542934575584E-05</text:p>
          </table:table-cell>
          <table:table-cell office:value-type="float" office:value="0.00109943724237382" calcext:value-type="float">
            <text:p>0.00109943724237382</text:p>
          </table:table-cell>
          <table:table-cell office:value-type="float" office:value="2340" calcext:value-type="float">
            <text:p>2340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24069555030372" calcext:value-type="float">
            <text:p>0.0324069555030372</text:p>
          </table:table-cell>
          <table:table-cell office:value-type="float" office:value="0.0336899709633486" calcext:value-type="float">
            <text:p>0.0336899709633486</text:p>
          </table:table-cell>
          <table:table-cell office:value-type="float" office:value="0.828509834891381" calcext:value-type="float">
            <text:p>0.828509834891381</text:p>
          </table:table-cell>
          <table:table-cell office:value-type="float" office:value="0.80213570833243" calcext:value-type="float">
            <text:p>0.80213570833243</text:p>
          </table:table-cell>
          <table:table-cell office:value-type="float" office:value="0.828509834891381" calcext:value-type="float">
            <text:p>0.828509834891381</text:p>
          </table:table-cell>
          <table:table-cell office:value-type="float" office:value="0.0797697058259779" calcext:value-type="float">
            <text:p>0.0797697058259779</text:p>
          </table:table-cell>
          <table:table-cell office:value-type="float" office:value="0.0731400557151481" calcext:value-type="float">
            <text:p>0.0731400557151481</text:p>
          </table:table-cell>
          <table:table-cell office:value-type="float" office:value="0.154694268322533" calcext:value-type="float">
            <text:p>0.154694268322533</text:p>
          </table:table-cell>
          <table:table-cell office:value-type="float" office:value="0.0482415286059441" calcext:value-type="float">
            <text:p>0.0482415286059441</text:p>
          </table:table-cell>
          <table:table-cell office:value-type="float" office:value="0.0461309595217226" calcext:value-type="float">
            <text:p>0.0461309595217226</text:p>
          </table:table-cell>
          <table:table-cell office:value-type="float" office:value="0.101721812239694" calcext:value-type="float">
            <text:p>0.101721812239694</text:p>
          </table:table-cell>
          <table:table-cell office:value-type="float" office:value="2343" calcext:value-type="float">
            <text:p>2343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323543968711886" calcext:value-type="float">
            <text:p>0.0323543968711886</text:p>
          </table:table-cell>
          <table:table-cell office:value-type="float" office:value="0.03363725778023" calcext:value-type="float">
            <text:p>0.03363725778023</text:p>
          </table:table-cell>
          <table:table-cell office:value-type="float" office:value="0.829273485789408" calcext:value-type="float">
            <text:p>0.829273485789408</text:p>
          </table:table-cell>
          <table:table-cell office:value-type="float" office:value="0.802949458484243" calcext:value-type="float">
            <text:p>0.802949458484243</text:p>
          </table:table-cell>
          <table:table-cell office:value-type="float" office:value="0.829273485789408" calcext:value-type="float">
            <text:p>0.829273485789408</text:p>
          </table:table-cell>
          <table:table-cell office:value-type="float" office:value="0.0797702328987365" calcext:value-type="float">
            <text:p>0.0797702328987365</text:p>
          </table:table-cell>
          <table:table-cell office:value-type="float" office:value="0.0731305880886879" calcext:value-type="float">
            <text:p>0.0731305880886879</text:p>
          </table:table-cell>
          <table:table-cell office:value-type="float" office:value="0.154807749842922" calcext:value-type="float">
            <text:p>0.154807749842922</text:p>
          </table:table-cell>
          <table:table-cell office:value-type="float" office:value="0.0481915564939153" calcext:value-type="float">
            <text:p>0.0481915564939153</text:p>
          </table:table-cell>
          <table:table-cell office:value-type="float" office:value="0.0460801362419438" calcext:value-type="float">
            <text:p>0.0460801362419438</text:p>
          </table:table-cell>
          <table:table-cell office:value-type="float" office:value="0.101726646415936" calcext:value-type="float">
            <text:p>0.101726646415936</text:p>
          </table:table-cell>
          <table:table-cell office:value-type="float" office:value="2343" calcext:value-type="float">
            <text:p>2343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314817100091094" calcext:value-type="float">
            <text:p>0.0314817100091094</text:p>
          </table:table-cell>
          <table:table-cell office:value-type="float" office:value="0.0327805035908467" calcext:value-type="float">
            <text:p>0.0327805035908467</text:p>
          </table:table-cell>
          <table:table-cell office:value-type="float" office:value="0.851340219779021" calcext:value-type="float">
            <text:p>0.851340219779021</text:p>
          </table:table-cell>
          <table:table-cell office:value-type="float" office:value="0.826738972133101" calcext:value-type="float">
            <text:p>0.826738972133101</text:p>
          </table:table-cell>
          <table:table-cell office:value-type="float" office:value="0.851340219779021" calcext:value-type="float">
            <text:p>0.851340219779021</text:p>
          </table:table-cell>
          <table:table-cell office:value-type="float" office:value="0.0809539022342865" calcext:value-type="float">
            <text:p>0.0809539022342865</text:p>
          </table:table-cell>
          <table:table-cell office:value-type="float" office:value="0.0739744062102149" calcext:value-type="float">
            <text:p>0.0739744062102149</text:p>
          </table:table-cell>
          <table:table-cell office:value-type="float" office:value="0.159832225721641" calcext:value-type="float">
            <text:p>0.159832225721641</text:p>
          </table:table-cell>
          <table:table-cell office:value-type="float" office:value="0.0476365312530926" calcext:value-type="float">
            <text:p>0.0476365312530926</text:p>
          </table:table-cell>
          <table:table-cell office:value-type="float" office:value="0.0454691289519546" calcext:value-type="float">
            <text:p>0.0454691289519546</text:p>
          </table:table-cell>
          <table:table-cell office:value-type="float" office:value="0.103478319616682" calcext:value-type="float">
            <text:p>0.103478319616682</text:p>
          </table:table-cell>
          <table:table-cell office:value-type="float" office:value="2340" calcext:value-type="float">
            <text:p>2340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612612612613" calcext:value-type="float">
            <text:p>0.0112612612612613</text:p>
          </table:table-cell>
          <table:table-cell office:value-type="float" office:value="0.5" calcext:value-type="float">
            <text:p>0.5</text:p>
          </table:table-cell>
          <table:table-cell office:value-type="float" office:value="0.466072520269796" calcext:value-type="float">
            <text:p>0.466072520269796</text:p>
          </table:table-cell>
          <table:table-cell office:value-type="float" office:value="0.5" calcext:value-type="float">
            <text:p>0.5</text:p>
          </table:table-cell>
          <table:table-cell office:value-type="float" office:value="0.0791060961751452" calcext:value-type="float">
            <text:p>0.0791060961751452</text:p>
          </table:table-cell>
          <table:table-cell office:value-type="float" office:value="0.0709184303130882" calcext:value-type="float">
            <text:p>0.0709184303130882</text:p>
          </table:table-cell>
          <table:table-cell office:value-type="float" office:value="0.171638473046813" calcext:value-type="float">
            <text:p>0.171638473046813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0112612612612613" calcext:value-type="float">
            <text:p>0.0112612612612613</text:p>
          </table:table-cell>
          <table:table-cell office:value-type="float" office:value="0.139892859690941" calcext:value-type="float">
            <text:p>0.139892859690941</text:p>
          </table:table-cell>
          <table:table-cell office:value-type="float" office:value="2362" calcext:value-type="float">
            <text:p>236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612612612613" calcext:value-type="float">
            <text:p>0.0112612612612613</text:p>
          </table:table-cell>
          <table:table-cell office:value-type="float" office:value="0.5" calcext:value-type="float">
            <text:p>0.5</text:p>
          </table:table-cell>
          <table:table-cell office:value-type="float" office:value="0.466072520269796" calcext:value-type="float">
            <text:p>0.466072520269796</text:p>
          </table:table-cell>
          <table:table-cell office:value-type="float" office:value="0.5" calcext:value-type="float">
            <text:p>0.5</text:p>
          </table:table-cell>
          <table:table-cell office:value-type="float" office:value="0.0791060234575734" calcext:value-type="float">
            <text:p>0.0791060234575734</text:p>
          </table:table-cell>
          <table:table-cell office:value-type="float" office:value="0.0709183511611505" calcext:value-type="float">
            <text:p>0.0709183511611505</text:p>
          </table:table-cell>
          <table:table-cell office:value-type="float" office:value="0.171638473046813" calcext:value-type="float">
            <text:p>0.171638473046813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0112612612612613" calcext:value-type="float">
            <text:p>0.0112612612612613</text:p>
          </table:table-cell>
          <table:table-cell office:value-type="float" office:value="0.139892859690941" calcext:value-type="float">
            <text:p>0.139892859690941</text:p>
          </table:table-cell>
          <table:table-cell office:value-type="float" office:value="2362" calcext:value-type="float">
            <text:p>236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2793198433221" calcext:value-type="float">
            <text:p>0.0812793198433221</text:p>
          </table:table-cell>
          <table:table-cell office:value-type="float" office:value="0.0789422234255922" calcext:value-type="float">
            <text:p>0.0789422234255922</text:p>
          </table:table-cell>
          <table:table-cell office:value-type="float" office:value="0.107691864047523" calcext:value-type="float">
            <text:p>0.107691864047523</text:p>
          </table:table-cell>
          <table:table-cell table:number-columns-repeated="3" office:value-type="float" office:value="0.0715025906735751" calcext:value-type="float">
            <text:p>0.0715025906735751</text:p>
          </table:table-cell>
          <table:table-cell office:value-type="float" office:value="2341" calcext:value-type="float">
            <text:p>2341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53836973832832" calcext:value-type="float">
            <text:p>0.0853836973832832</text:p>
          </table:table-cell>
          <table:table-cell office:value-type="float" office:value="0.082139944915876" calcext:value-type="float">
            <text:p>0.082139944915876</text:p>
          </table:table-cell>
          <table:table-cell office:value-type="float" office:value="0.122042756369004" calcext:value-type="float">
            <text:p>0.122042756369004</text:p>
          </table:table-cell>
          <table:table-cell table:number-columns-repeated="3" office:value-type="float" office:value="0.0688935281837161" calcext:value-type="float">
            <text:p>0.0688935281837161</text:p>
          </table:table-cell>
          <table:table-cell office:value-type="float" office:value="2318" calcext:value-type="float">
            <text:p>2318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75122654117412" calcext:value-type="float">
            <text:p>0.0775122654117412</text:p>
          </table:table-cell>
          <table:table-cell office:value-type="float" office:value="0.0700655371437784" calcext:value-type="float">
            <text:p>0.0700655371437784</text:p>
          </table:table-cell>
          <table:table-cell office:value-type="float" office:value="0.161670983923358" calcext:value-type="float">
            <text:p>0.161670983923358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9560482302606" calcext:value-type="float">
            <text:p>0.079560482302606</text:p>
          </table:table-cell>
          <table:table-cell office:value-type="float" office:value="0.072121083827265" calcext:value-type="float">
            <text:p>0.072121083827265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2737068152694" calcext:value-type="float">
            <text:p>0.0812737068152694</text:p>
          </table:table-cell>
          <table:table-cell office:value-type="float" office:value="0.078940809256187" calcext:value-type="float">
            <text:p>0.078940809256187</text:p>
          </table:table-cell>
          <table:table-cell office:value-type="float" office:value="0.107638797889684" calcext:value-type="float">
            <text:p>0.107638797889684</text:p>
          </table:table-cell>
          <table:table-cell table:number-columns-repeated="3" office:value-type="float" office:value="0.0715025906735751" calcext:value-type="float">
            <text:p>0.0715025906735751</text:p>
          </table:table-cell>
          <table:table-cell office:value-type="float" office:value="2341" calcext:value-type="float">
            <text:p>2341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53996140777967" calcext:value-type="float">
            <text:p>0.0853996140777967</text:p>
          </table:table-cell>
          <table:table-cell office:value-type="float" office:value="0.0821476438883576" calcext:value-type="float">
            <text:p>0.0821476438883576</text:p>
          </table:table-cell>
          <table:table-cell office:value-type="float" office:value="0.122151545118252" calcext:value-type="float">
            <text:p>0.122151545118252</text:p>
          </table:table-cell>
          <table:table-cell table:number-columns-repeated="3" office:value-type="float" office:value="0.0688935281837161" calcext:value-type="float">
            <text:p>0.0688935281837161</text:p>
          </table:table-cell>
          <table:table-cell office:value-type="float" office:value="2318" calcext:value-type="float">
            <text:p>2318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29732016427442" calcext:value-type="float">
            <text:p>8.29732016427442E-06</text:p>
          </table:table-cell>
          <table:table-cell office:value-type="float" office:value="0.0000106299621620565" calcext:value-type="float">
            <text:p>1.06299621620565E-05</text:p>
          </table:table-cell>
          <table:table-cell office:value-type="float" office:value="0.99989914894104" calcext:value-type="float">
            <text:p>0.99989914894104</text:p>
          </table:table-cell>
          <table:table-cell office:value-type="float" office:value="0.99344527721405" calcext:value-type="float">
            <text:p>0.99344527721405</text:p>
          </table:table-cell>
          <table:table-cell office:value-type="float" office:value="0.99989914894104" calcext:value-type="float">
            <text:p>0.99989914894104</text:p>
          </table:table-cell>
          <table:table-cell office:value-type="float" office:value="0.0187702306258014" calcext:value-type="float">
            <text:p>0.0187702306258014</text:p>
          </table:table-cell>
          <table:table-cell office:value-type="float" office:value="0.012055616244588" calcext:value-type="float">
            <text:p>0.012055616244588</text:p>
          </table:table-cell>
          <table:table-cell office:value-type="float" office:value="0.108498485373636" calcext:value-type="float">
            <text:p>0.108498485373636</text:p>
          </table:table-cell>
          <table:table-cell office:value-type="float" office:value="0.0000429863721365109" calcext:value-type="float">
            <text:p>4.29863721365109E-05</text:p>
          </table:table-cell>
          <table:table-cell office:value-type="float" office:value="0.0000364659827027935" calcext:value-type="float">
            <text:p>3.64659827027935E-05</text:p>
          </table:table-cell>
          <table:table-cell office:value-type="float" office:value="0.000502597540616989" calcext:value-type="float">
            <text:p>0.000502597540616989</text:p>
          </table:table-cell>
          <table:table-cell office:value-type="float" office:value="2366" calcext:value-type="float">
            <text:p>2366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354670414776722" calcext:value-type="float">
            <text:p>0.0354670414776722</text:p>
          </table:table-cell>
          <table:table-cell office:value-type="float" office:value="0.0378312473426524" calcext:value-type="float">
            <text:p>0.0378312473426524</text:p>
          </table:table-cell>
          <table:table-cell office:value-type="float" office:value="0.912796300994728" calcext:value-type="float">
            <text:p>0.912796300994728</text:p>
          </table:table-cell>
          <table:table-cell office:value-type="float" office:value="0.771688185754726" calcext:value-type="float">
            <text:p>0.771688185754726</text:p>
          </table:table-cell>
          <table:table-cell office:value-type="float" office:value="0.912796300994728" calcext:value-type="float">
            <text:p>0.912796300994728</text:p>
          </table:table-cell>
          <table:table-cell office:value-type="float" office:value="0.0804104519913232" calcext:value-type="float">
            <text:p>0.0804104519913232</text:p>
          </table:table-cell>
          <table:table-cell office:value-type="float" office:value="0.0732664731744277" calcext:value-type="float">
            <text:p>0.0732664731744277</text:p>
          </table:table-cell>
          <table:table-cell office:value-type="float" office:value="0.175876358862911" calcext:value-type="float">
            <text:p>0.175876358862911</text:p>
          </table:table-cell>
          <table:table-cell office:value-type="float" office:value="0.054255464012879" calcext:value-type="float">
            <text:p>0.054255464012879</text:p>
          </table:table-cell>
          <table:table-cell office:value-type="float" office:value="0.0520178338405688" calcext:value-type="float">
            <text:p>0.0520178338405688</text:p>
          </table:table-cell>
          <table:table-cell office:value-type="float" office:value="0.100353322321031" calcext:value-type="float">
            <text:p>0.100353322321031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54209284428838" calcext:value-type="float">
            <text:p>0.0354209284428838</text:p>
          </table:table-cell>
          <table:table-cell office:value-type="float" office:value="0.0377853985453058" calcext:value-type="float">
            <text:p>0.0377853985453058</text:p>
          </table:table-cell>
          <table:table-cell office:value-type="float" office:value="0.91328205662249" calcext:value-type="float">
            <text:p>0.91328205662249</text:p>
          </table:table-cell>
          <table:table-cell office:value-type="float" office:value="0.772501916887335" calcext:value-type="float">
            <text:p>0.772501916887335</text:p>
          </table:table-cell>
          <table:table-cell office:value-type="float" office:value="0.91328205662249" calcext:value-type="float">
            <text:p>0.91328205662249</text:p>
          </table:table-cell>
          <table:table-cell office:value-type="float" office:value="0.0804115152847819" calcext:value-type="float">
            <text:p>0.0804115152847819</text:p>
          </table:table-cell>
          <table:table-cell office:value-type="float" office:value="0.0732586192279408" calcext:value-type="float">
            <text:p>0.0732586192279408</text:p>
          </table:table-cell>
          <table:table-cell office:value-type="float" office:value="0.175996584379552" calcext:value-type="float">
            <text:p>0.175996584379552</text:p>
          </table:table-cell>
          <table:table-cell office:value-type="float" office:value="0.0542164204209136" calcext:value-type="float">
            <text:p>0.0542164204209136</text:p>
          </table:table-cell>
          <table:table-cell office:value-type="float" office:value="0.0519774160176852" calcext:value-type="float">
            <text:p>0.0519774160176852</text:p>
          </table:table-cell>
          <table:table-cell office:value-type="float" office:value="0.100363923286964" calcext:value-type="float">
            <text:p>0.100363923286964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42458551870714" calcext:value-type="float">
            <text:p>0.0342458551870714</text:p>
          </table:table-cell>
          <table:table-cell office:value-type="float" office:value="0.0366631539102397" calcext:value-type="float">
            <text:p>0.0366631539102397</text:p>
          </table:table-cell>
          <table:table-cell office:value-type="float" office:value="0.932542005780649" calcext:value-type="float">
            <text:p>0.932542005780649</text:p>
          </table:table-cell>
          <table:table-cell office:value-type="float" office:value="0.807386116265473" calcext:value-type="float">
            <text:p>0.807386116265473</text:p>
          </table:table-cell>
          <table:table-cell office:value-type="float" office:value="0.932542005780649" calcext:value-type="float">
            <text:p>0.932542005780649</text:p>
          </table:table-cell>
          <table:table-cell office:value-type="float" office:value="0.0817944936332882" calcext:value-type="float">
            <text:p>0.0817944936332882</text:p>
          </table:table-cell>
          <table:table-cell office:value-type="float" office:value="0.0742262754681139" calcext:value-type="float">
            <text:p>0.0742262754681139</text:p>
          </table:table-cell>
          <table:table-cell office:value-type="float" office:value="0.182929565427126" calcext:value-type="float">
            <text:p>0.182929565427126</text:p>
          </table:table-cell>
          <table:table-cell office:value-type="float" office:value="0.0536655553684334" calcext:value-type="float">
            <text:p>0.0536655553684334</text:p>
          </table:table-cell>
          <table:table-cell office:value-type="float" office:value="0.05133027838026" calcext:value-type="float">
            <text:p>0.05133027838026</text:p>
          </table:table-cell>
          <table:table-cell office:value-type="float" office:value="0.102673910272215" calcext:value-type="float">
            <text:p>0.102673910272215</text:p>
          </table:table-cell>
          <table:table-cell office:value-type="float" office:value="2366" calcext:value-type="float">
            <text:p>2366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745856353591" calcext:value-type="float">
            <text:p>0.0165745856353591</text:p>
          </table:table-cell>
          <table:table-cell office:value-type="float" office:value="0.99989914894104" calcext:value-type="float">
            <text:p>0.99989914894104</text:p>
          </table:table-cell>
          <table:table-cell office:value-type="float" office:value="0.75" calcext:value-type="float">
            <text:p>0.75</text:p>
          </table:table-cell>
          <table:table-cell office:value-type="float" office:value="0.99989914894104" calcext:value-type="float">
            <text:p>0.99989914894104</text:p>
          </table:table-cell>
          <table:table-cell office:value-type="float" office:value="0.0785681894525133" calcext:value-type="float">
            <text:p>0.0785681894525133</text:p>
          </table:table-cell>
          <table:table-cell office:value-type="float" office:value="0.0709756348489652" calcext:value-type="float">
            <text:p>0.0709756348489652</text:p>
          </table:table-cell>
          <table:table-cell office:value-type="float" office:value="0.180028472199368" calcext:value-type="float">
            <text:p>0.180028472199368</text:p>
          </table:table-cell>
          <table:table-cell office:value-type="float" office:value="0.071969696969697" calcext:value-type="float">
            <text:p>0.0719696969696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2390" calcext:value-type="float">
            <text:p>239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745856353591" calcext:value-type="float">
            <text:p>0.016574585635359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780830953190677" calcext:value-type="float">
            <text:p>0.0780830953190677</text:p>
          </table:table-cell>
          <table:table-cell office:value-type="float" office:value="0.0709756313801859" calcext:value-type="float">
            <text:p>0.0709756313801859</text:p>
          </table:table-cell>
          <table:table-cell office:value-type="float" office:value="0.173061049183901" calcext:value-type="float">
            <text:p>0.173061049183901</text:p>
          </table:table-cell>
          <table:table-cell office:value-type="float" office:value="0.071969696969697" calcext:value-type="float">
            <text:p>0.0719696969696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2390" calcext:value-type="float">
            <text:p>239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8447034277154" calcext:value-type="float">
            <text:p>0.0848447034277154</text:p>
          </table:table-cell>
          <table:table-cell office:value-type="float" office:value="0.0812220022504306" calcext:value-type="float">
            <text:p>0.0812220022504306</text:p>
          </table:table-cell>
          <table:table-cell office:value-type="float" office:value="0.133255324746516" calcext:value-type="float">
            <text:p>0.133255324746516</text:p>
          </table:table-cell>
          <table:table-cell table:number-columns-repeated="3" office:value-type="float" office:value="0.0747950819672131" calcext:value-type="float">
            <text:p>0.0747950819672131</text:p>
          </table:table-cell>
          <table:table-cell office:value-type="float" office:value="2370" calcext:value-type="float">
            <text:p>2370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79665219783783" calcext:value-type="float">
            <text:p>0.979665219783783</text:p>
          </table:table-cell>
          <table:table-cell office:value-type="float" office:value="0.977031648159027" calcext:value-type="float">
            <text:p>0.977031648159027</text:p>
          </table:table-cell>
          <table:table-cell office:value-type="float" office:value="0.0850379626638221" calcext:value-type="float">
            <text:p>0.0850379626638221</text:p>
          </table:table-cell>
          <table:table-cell office:value-type="float" office:value="0.0809320150521148" calcext:value-type="float">
            <text:p>0.0809320150521148</text:p>
          </table:table-cell>
          <table:table-cell office:value-type="float" office:value="0.139906268178928" calcext:value-type="float">
            <text:p>0.139906268178928</text:p>
          </table:table-cell>
          <table:table-cell table:number-columns-repeated="3" office:value-type="float" office:value="0.0709071949947862" calcext:value-type="float">
            <text:p>0.0709071949947862</text:p>
          </table:table-cell>
          <table:table-cell office:value-type="float" office:value="2369" calcext:value-type="float">
            <text:p>2369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88124720620933" calcext:value-type="float">
            <text:p>0.0788124720620933</text:p>
          </table:table-cell>
          <table:table-cell office:value-type="float" office:value="0.0729428072468306" calcext:value-type="float">
            <text:p>0.0729428072468306</text:p>
          </table:table-cell>
          <table:table-cell office:value-type="float" office:value="0.15724955719119" calcext:value-type="float">
            <text:p>0.15724955719119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59237650719564" calcext:value-type="float">
            <text:p>0.0759237650719564</text:p>
          </table:table-cell>
          <table:table-cell office:value-type="float" office:value="0.0702341137123746" calcext:value-type="float">
            <text:p>0.0702341137123746</text:p>
          </table:table-cell>
          <table:table-cell office:value-type="float" office:value="0.15195530726257" calcext:value-type="float">
            <text:p>0.1519553072625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8035730605981" calcext:value-type="float">
            <text:p>0.0848035730605981</text:p>
          </table:table-cell>
          <table:table-cell office:value-type="float" office:value="0.0811815797649725" calcext:value-type="float">
            <text:p>0.0811815797649725</text:p>
          </table:table-cell>
          <table:table-cell office:value-type="float" office:value="0.13320473486583" calcext:value-type="float">
            <text:p>0.13320473486583</text:p>
          </table:table-cell>
          <table:table-cell table:number-columns-repeated="3" office:value-type="float" office:value="0.0747950819672131" calcext:value-type="float">
            <text:p>0.0747950819672131</text:p>
          </table:table-cell>
          <table:table-cell office:value-type="float" office:value="2369" calcext:value-type="float">
            <text:p>2369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0.0850469090076786" calcext:value-type="float">
            <text:p>0.0850469090076786</text:p>
          </table:table-cell>
          <table:table-cell office:value-type="float" office:value="0.0809505703753562" calcext:value-type="float">
            <text:p>0.0809505703753562</text:p>
          </table:table-cell>
          <table:table-cell office:value-type="float" office:value="0.139786808496591" calcext:value-type="float">
            <text:p>0.139786808496591</text:p>
          </table:table-cell>
          <table:table-cell table:number-columns-repeated="3" office:value-type="float" office:value="0.0709071949947862" calcext:value-type="float">
            <text:p>0.0709071949947862</text:p>
          </table:table-cell>
          <table:table-cell office:value-type="float" office:value="2369" calcext:value-type="float">
            <text:p>2369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34660784978769" calcext:value-type="float">
            <text:p>5.34660784978769E-06</text:p>
          </table:table-cell>
          <table:table-cell office:value-type="float" office:value="0.00000924339656194206" calcext:value-type="float">
            <text:p>9.24339656194206E-06</text:p>
          </table:table-cell>
          <table:table-cell table:number-columns-repeated="2" office:value-type="float" office:value="0.999902725219727" calcext:value-type="float">
            <text:p>0.999902725219727</text:p>
          </table:table-cell>
          <table:table-cell office:value-type="float" office:value="0.999456346035004" calcext:value-type="float">
            <text:p>0.999456346035004</text:p>
          </table:table-cell>
          <table:table-cell office:value-type="float" office:value="0.0366459809032567" calcext:value-type="float">
            <text:p>0.0366459809032567</text:p>
          </table:table-cell>
          <table:table-cell office:value-type="float" office:value="0.0291573611346707" calcext:value-type="float">
            <text:p>0.0291573611346707</text:p>
          </table:table-cell>
          <table:table-cell office:value-type="float" office:value="0.146555174701955" calcext:value-type="float">
            <text:p>0.146555174701955</text:p>
          </table:table-cell>
          <table:table-cell office:value-type="float" office:value="0.0000573943798372056" calcext:value-type="float">
            <text:p>5.73943798372056E-05</text:p>
          </table:table-cell>
          <table:table-cell office:value-type="float" office:value="0.000045353124733083" calcext:value-type="float">
            <text:p>4.5353124733083E-05</text:p>
          </table:table-cell>
          <table:table-cell office:value-type="float" office:value="0.00225009629502892" calcext:value-type="float">
            <text:p>0.00225009629502892</text:p>
          </table:table-cell>
          <table:table-cell office:value-type="float" office:value="2342" calcext:value-type="float">
            <text:p>2342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196740332633634" calcext:value-type="float">
            <text:p>0.0196740332633634</text:p>
          </table:table-cell>
          <table:table-cell office:value-type="float" office:value="0.0222819002231825" calcext:value-type="float">
            <text:p>0.0222819002231825</text:p>
          </table:table-cell>
          <table:table-cell table:number-columns-repeated="2" office:value-type="float" office:value="0.741914218725777" calcext:value-type="float">
            <text:p>0.741914218725777</text:p>
          </table:table-cell>
          <table:table-cell office:value-type="float" office:value="0.658408371656487" calcext:value-type="float">
            <text:p>0.658408371656487</text:p>
          </table:table-cell>
          <table:table-cell office:value-type="float" office:value="0.0582382286838705" calcext:value-type="float">
            <text:p>0.0582382286838705</text:p>
          </table:table-cell>
          <table:table-cell office:value-type="float" office:value="0.0529934838386379" calcext:value-type="float">
            <text:p>0.0529934838386379</text:p>
          </table:table-cell>
          <table:table-cell office:value-type="float" office:value="0.135214453333108" calcext:value-type="float">
            <text:p>0.135214453333108</text:p>
          </table:table-cell>
          <table:table-cell office:value-type="float" office:value="0.0336549513530046" calcext:value-type="float">
            <text:p>0.0336549513530046</text:p>
          </table:table-cell>
          <table:table-cell office:value-type="float" office:value="0.031921050166343" calcext:value-type="float">
            <text:p>0.031921050166343</text:p>
          </table:table-cell>
          <table:table-cell office:value-type="float" office:value="0.0755154827880553" calcext:value-type="float">
            <text:p>0.0755154827880553</text:p>
          </table:table-cell>
          <table:table-cell office:value-type="float" office:value="2394" calcext:value-type="float">
            <text:p>2394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96492415851416" calcext:value-type="float">
            <text:p>0.0196492415851416</text:p>
          </table:table-cell>
          <table:table-cell office:value-type="float" office:value="0.0222561400274263" calcext:value-type="float">
            <text:p>0.0222561400274263</text:p>
          </table:table-cell>
          <table:table-cell table:number-columns-repeated="2" office:value-type="float" office:value="0.742438344762336" calcext:value-type="float">
            <text:p>0.742438344762336</text:p>
          </table:table-cell>
          <table:table-cell office:value-type="float" office:value="0.658951309150391" calcext:value-type="float">
            <text:p>0.658951309150391</text:p>
          </table:table-cell>
          <table:table-cell office:value-type="float" office:value="0.0582337229290781" calcext:value-type="float">
            <text:p>0.0582337229290781</text:p>
          </table:table-cell>
          <table:table-cell office:value-type="float" office:value="0.0529844999876133" calcext:value-type="float">
            <text:p>0.0529844999876133</text:p>
          </table:table-cell>
          <table:table-cell office:value-type="float" office:value="0.135275671832163" calcext:value-type="float">
            <text:p>0.135275671832163</text:p>
          </table:table-cell>
          <table:table-cell office:value-type="float" office:value="0.0336276671664482" calcext:value-type="float">
            <text:p>0.0336276671664482</text:p>
          </table:table-cell>
          <table:table-cell office:value-type="float" office:value="0.0318937561391997" calcext:value-type="float">
            <text:p>0.0318937561391997</text:p>
          </table:table-cell>
          <table:table-cell office:value-type="float" office:value="0.0755051466133504" calcext:value-type="float">
            <text:p>0.0755051466133504</text:p>
          </table:table-cell>
          <table:table-cell office:value-type="float" office:value="2394" calcext:value-type="float">
            <text:p>2394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38924643953134" calcext:value-type="float">
            <text:p>0.0138924643953134</text:p>
          </table:table-cell>
          <table:table-cell office:value-type="float" office:value="0.0167874997654253" calcext:value-type="float">
            <text:p>0.0167874997654253</text:p>
          </table:table-cell>
          <table:table-cell table:number-columns-repeated="2" office:value-type="float" office:value="0.962446882086603" calcext:value-type="float">
            <text:p>0.962446882086603</text:p>
          </table:table-cell>
          <table:table-cell office:value-type="float" office:value="0.933351254548165" calcext:value-type="float">
            <text:p>0.933351254548165</text:p>
          </table:table-cell>
          <table:table-cell office:value-type="float" office:value="0.0791319670667362" calcext:value-type="float">
            <text:p>0.0791319670667362</text:p>
          </table:table-cell>
          <table:table-cell office:value-type="float" office:value="0.0697138647537956" calcext:value-type="float">
            <text:p>0.0697138647537956</text:p>
          </table:table-cell>
          <table:table-cell office:value-type="float" office:value="0.217359846745078" calcext:value-type="float">
            <text:p>0.217359846745078</text:p>
          </table:table-cell>
          <table:table-cell office:value-type="float" office:value="0.0314015787340427" calcext:value-type="float">
            <text:p>0.0314015787340427</text:p>
          </table:table-cell>
          <table:table-cell office:value-type="float" office:value="0.0289818185117717" calcext:value-type="float">
            <text:p>0.0289818185117717</text:p>
          </table:table-cell>
          <table:table-cell office:value-type="float" office:value="0.105260366955747" calcext:value-type="float">
            <text:p>0.105260366955747</text:p>
          </table:table-cell>
          <table:table-cell office:value-type="float" office:value="2342" calcext:value-type="float">
            <text:p>2342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902725219727" calcext:value-type="float">
            <text:p>0.99990272521972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558197715984155" calcext:value-type="float">
            <text:p>0.0558197715984155</text:p>
          </table:table-cell>
          <table:table-cell office:value-type="float" office:value="0.0495769186653304" calcext:value-type="float">
            <text:p>0.0495769186653304</text:p>
          </table:table-cell>
          <table:table-cell office:value-type="float" office:value="0.147445058244366" calcext:value-type="float">
            <text:p>0.147445058244366</text:p>
          </table:table-cell>
          <table:table-cell office:value-type="float" office:value="0.0289855072463768" calcext:value-type="float">
            <text:p>0.0289855072463768</text:p>
          </table:table-cell>
          <table:table-cell office:value-type="float" office:value="0.0150375939849624" calcext:value-type="float">
            <text:p>0.0150375939849624</text:p>
          </table:table-cell>
          <table:table-cell office:value-type="float" office:value="0.0967741935483871" calcext:value-type="float">
            <text:p>0.0967741935483871</text:p>
          </table:table-cell>
          <table:table-cell office:value-type="float" office:value="2394" calcext:value-type="float">
            <text:p>239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558198052705017" calcext:value-type="float">
            <text:p>0.0558198052705017</text:p>
          </table:table-cell>
          <table:table-cell office:value-type="float" office:value="0.0495769546316509" calcext:value-type="float">
            <text:p>0.0495769546316509</text:p>
          </table:table-cell>
          <table:table-cell office:value-type="float" office:value="0.147445058244366" calcext:value-type="float">
            <text:p>0.147445058244366</text:p>
          </table:table-cell>
          <table:table-cell office:value-type="float" office:value="0.0289855072463768" calcext:value-type="float">
            <text:p>0.0289855072463768</text:p>
          </table:table-cell>
          <table:table-cell office:value-type="float" office:value="0.0150375939849624" calcext:value-type="float">
            <text:p>0.0150375939849624</text:p>
          </table:table-cell>
          <table:table-cell office:value-type="float" office:value="0.0967741935483871" calcext:value-type="float">
            <text:p>0.0967741935483871</text:p>
          </table:table-cell>
          <table:table-cell office:value-type="float" office:value="2394" calcext:value-type="float">
            <text:p>239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09649094450303" calcext:value-type="float">
            <text:p>0.0609649094450303</text:p>
          </table:table-cell>
          <table:table-cell office:value-type="float" office:value="0.0585441716105339" calcext:value-type="float">
            <text:p>0.0585441716105339</text:p>
          </table:table-cell>
          <table:table-cell office:value-type="float" office:value="0.0964936653452312" calcext:value-type="float">
            <text:p>0.0964936653452312</text:p>
          </table:table-cell>
          <table:table-cell table:number-columns-repeated="3" office:value-type="float" office:value="0.0503751339764202" calcext:value-type="float">
            <text:p>0.0503751339764202</text:p>
          </table:table-cell>
          <table:table-cell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2865905761719" calcext:value-type="float">
            <text:p>0.882865905761719</text:p>
          </table:table-cell>
          <table:table-cell office:value-type="float" office:value="0.0627236061213464" calcext:value-type="float">
            <text:p>0.0627236061213464</text:p>
          </table:table-cell>
          <table:table-cell office:value-type="float" office:value="0.0595361142620101" calcext:value-type="float">
            <text:p>0.0595361142620101</text:p>
          </table:table-cell>
          <table:table-cell office:value-type="float" office:value="0.109505879934898" calcext:value-type="float">
            <text:p>0.109505879934898</text:p>
          </table:table-cell>
          <table:table-cell table:number-columns-repeated="3" office:value-type="float" office:value="0.0475663716814159" calcext:value-type="float">
            <text:p>0.0475663716814159</text:p>
          </table:table-cell>
          <table:table-cell office:value-type="float" office:value="2373" calcext:value-type="float">
            <text:p>2373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544950365741393" calcext:value-type="float">
            <text:p>0.0544950365741393</text:p>
          </table:table-cell>
          <table:table-cell office:value-type="float" office:value="0.0497659942159505" calcext:value-type="float">
            <text:p>0.0497659942159505</text:p>
          </table:table-cell>
          <table:table-cell office:value-type="float" office:value="0.123902383867801" calcext:value-type="float">
            <text:p>0.123902383867801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542590431738623" calcext:value-type="float">
            <text:p>0.0542590431738623</text:p>
          </table:table-cell>
          <table:table-cell office:value-type="float" office:value="0.0493352721229747" calcext:value-type="float">
            <text:p>0.0493352721229747</text:p>
          </table:table-cell>
          <table:table-cell office:value-type="float" office:value="0.126524390243902" calcext:value-type="float">
            <text:p>0.12652439024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0965445689774" calcext:value-type="float">
            <text:p>0.060965445689774</text:p>
          </table:table-cell>
          <table:table-cell office:value-type="float" office:value="0.0585447443921026" calcext:value-type="float">
            <text:p>0.0585447443921026</text:p>
          </table:table-cell>
          <table:table-cell office:value-type="float" office:value="0.0964936653452312" calcext:value-type="float">
            <text:p>0.0964936653452312</text:p>
          </table:table-cell>
          <table:table-cell table:number-columns-repeated="3" office:value-type="float" office:value="0.0503751339764202" calcext:value-type="float">
            <text:p>0.0503751339764202</text:p>
          </table:table-cell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0627178065180048" calcext:value-type="float">
            <text:p>0.0627178065180048</text:p>
          </table:table-cell>
          <table:table-cell office:value-type="float" office:value="0.0595236272857959" calcext:value-type="float">
            <text:p>0.0595236272857959</text:p>
          </table:table-cell>
          <table:table-cell office:value-type="float" office:value="0.109598229761461" calcext:value-type="float">
            <text:p>0.109598229761461</text:p>
          </table:table-cell>
          <table:table-cell table:number-columns-repeated="3" office:value-type="float" office:value="0.0475663716814159" calcext:value-type="float">
            <text:p>0.0475663716814159</text:p>
          </table:table-cell>
          <table:table-cell office:value-type="float" office:value="2373" calcext:value-type="float">
            <text:p>2373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3701266652788" calcext:value-type="float">
            <text:p>1.3701266652788E-05</text:p>
          </table:table-cell>
          <table:table-cell office:value-type="float" office:value="0.0000174818378582131" calcext:value-type="float">
            <text:p>1.74818378582131E-05</text:p>
          </table:table-cell>
          <table:table-cell table:number-columns-repeated="2" office:value-type="float" office:value="0.999948382377625" calcext:value-type="float">
            <text:p>0.999948382377625</text:p>
          </table:table-cell>
          <table:table-cell office:value-type="float" office:value="0.997696578502655" calcext:value-type="float">
            <text:p>0.997696578502655</text:p>
          </table:table-cell>
          <table:table-cell office:value-type="float" office:value="0.0224641232598129" calcext:value-type="float">
            <text:p>0.0224641232598129</text:p>
          </table:table-cell>
          <table:table-cell office:value-type="float" office:value="0.0161652497866727" calcext:value-type="float">
            <text:p>0.0161652497866727</text:p>
          </table:table-cell>
          <table:table-cell office:value-type="float" office:value="0.100511102387941" calcext:value-type="float">
            <text:p>0.100511102387941</text:p>
          </table:table-cell>
          <table:table-cell office:value-type="float" office:value="0.000202199618797749" calcext:value-type="float">
            <text:p>0.000202199618797749</text:p>
          </table:table-cell>
          <table:table-cell office:value-type="float" office:value="0.000172226355061866" calcext:value-type="float">
            <text:p>0.000172226355061866</text:p>
          </table:table-cell>
          <table:table-cell office:value-type="float" office:value="0.00536770024336875" calcext:value-type="float">
            <text:p>0.00536770024336875</text:p>
          </table:table-cell>
          <table:table-cell office:value-type="float" office:value="2351" calcext:value-type="float">
            <text:p>2351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182889931874265" calcext:value-type="float">
            <text:p>0.0182889931874265</text:p>
          </table:table-cell>
          <table:table-cell office:value-type="float" office:value="0.0195455788986359" calcext:value-type="float">
            <text:p>0.0195455788986359</text:p>
          </table:table-cell>
          <table:table-cell table:number-columns-repeated="2" office:value-type="float" office:value="0.866841719890038" calcext:value-type="float">
            <text:p>0.866841719890038</text:p>
          </table:table-cell>
          <table:table-cell office:value-type="float" office:value="0.693589328926041" calcext:value-type="float">
            <text:p>0.693589328926041</text:p>
          </table:table-cell>
          <table:table-cell office:value-type="float" office:value="0.0607646187958629" calcext:value-type="float">
            <text:p>0.0607646187958629</text:p>
          </table:table-cell>
          <table:table-cell office:value-type="float" office:value="0.0555540403778233" calcext:value-type="float">
            <text:p>0.0555540403778233</text:p>
          </table:table-cell>
          <table:table-cell office:value-type="float" office:value="0.125326942006885" calcext:value-type="float">
            <text:p>0.125326942006885</text:p>
          </table:table-cell>
          <table:table-cell office:value-type="float" office:value="0.0378781721858426" calcext:value-type="float">
            <text:p>0.0378781721858426</text:p>
          </table:table-cell>
          <table:table-cell office:value-type="float" office:value="0.0362857246218621" calcext:value-type="float">
            <text:p>0.0362857246218621</text:p>
          </table:table-cell>
          <table:table-cell office:value-type="float" office:value="0.089321000432874" calcext:value-type="float">
            <text:p>0.089321000432874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82463504547809" calcext:value-type="float">
            <text:p>0.0182463504547809</text:p>
          </table:table-cell>
          <table:table-cell office:value-type="float" office:value="0.0195020599977999" calcext:value-type="float">
            <text:p>0.0195020599977999</text:p>
          </table:table-cell>
          <table:table-cell table:number-columns-repeated="2" office:value-type="float" office:value="0.867606975941262" calcext:value-type="float">
            <text:p>0.867606975941262</text:p>
          </table:table-cell>
          <table:table-cell office:value-type="float" office:value="0.69465478812193" calcext:value-type="float">
            <text:p>0.69465478812193</text:p>
          </table:table-cell>
          <table:table-cell office:value-type="float" office:value="0.0607620941286246" calcext:value-type="float">
            <text:p>0.0607620941286246</text:p>
          </table:table-cell>
          <table:table-cell office:value-type="float" office:value="0.0555423985981182" calcext:value-type="float">
            <text:p>0.0555423985981182</text:p>
          </table:table-cell>
          <table:table-cell office:value-type="float" office:value="0.125437384061306" calcext:value-type="float">
            <text:p>0.125437384061306</text:p>
          </table:table-cell>
          <table:table-cell office:value-type="float" office:value="0.037833559746911" calcext:value-type="float">
            <text:p>0.037833559746911</text:p>
          </table:table-cell>
          <table:table-cell office:value-type="float" office:value="0.0362405165169008" calcext:value-type="float">
            <text:p>0.0362405165169008</text:p>
          </table:table-cell>
          <table:table-cell office:value-type="float" office:value="0.089335778370955" calcext:value-type="float">
            <text:p>0.089335778370955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20009710679825" calcext:value-type="float">
            <text:p>0.0120009710679825</text:p>
          </table:table-cell>
          <table:table-cell office:value-type="float" office:value="0.0131939677022484" calcext:value-type="float">
            <text:p>0.0131939677022484</text:p>
          </table:table-cell>
          <table:table-cell table:number-columns-repeated="2" office:value-type="float" office:value="0.979929784435957" calcext:value-type="float">
            <text:p>0.979929784435957</text:p>
          </table:table-cell>
          <table:table-cell office:value-type="float" office:value="0.91615984604178" calcext:value-type="float">
            <text:p>0.91615984604178</text:p>
          </table:table-cell>
          <table:table-cell office:value-type="float" office:value="0.0726683153827889" calcext:value-type="float">
            <text:p>0.0726683153827889</text:p>
          </table:table-cell>
          <table:table-cell office:value-type="float" office:value="0.0641241229670219" calcext:value-type="float">
            <text:p>0.0641241229670219</text:p>
          </table:table-cell>
          <table:table-cell office:value-type="float" office:value="0.178536199534402" calcext:value-type="float">
            <text:p>0.178536199534402</text:p>
          </table:table-cell>
          <table:table-cell office:value-type="float" office:value="0.0338826822978339" calcext:value-type="float">
            <text:p>0.0338826822978339</text:p>
          </table:table-cell>
          <table:table-cell office:value-type="float" office:value="0.0318734401673219" calcext:value-type="float">
            <text:p>0.0318734401673219</text:p>
          </table:table-cell>
          <table:table-cell office:value-type="float" office:value="0.113362838669045" calcext:value-type="float">
            <text:p>0.113362838669045</text:p>
          </table:table-cell>
          <table:table-cell office:value-type="float" office:value="2351" calcext:value-type="float">
            <text:p>2351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948382377625" calcext:value-type="float">
            <text:p>0.999948382377625</text:p>
          </table:table-cell>
          <table:table-cell office:value-type="float" office:value="0.997696578502655" calcext:value-type="float">
            <text:p>0.997696578502655</text:p>
          </table:table-cell>
          <table:table-cell office:value-type="float" office:value="0.0616014450422236" calcext:value-type="float">
            <text:p>0.0616014450422236</text:p>
          </table:table-cell>
          <table:table-cell office:value-type="float" office:value="0.0547922896586152" calcext:value-type="float">
            <text:p>0.0547922896586152</text:p>
          </table:table-cell>
          <table:table-cell office:value-type="float" office:value="0.145971135967246" calcext:value-type="float">
            <text:p>0.145971135967246</text:p>
          </table:table-cell>
          <table:table-cell table:number-columns-repeated="2" office:value-type="float" office:value="0.0266666666666667" calcext:value-type="float">
            <text:p>0.0266666666666667</text:p>
          </table:table-cell>
          <table:table-cell office:value-type="float" office:value="0.178294573643411" calcext:value-type="float">
            <text:p>0.178294573643411</text:p>
          </table:table-cell>
          <table:table-cell office:value-type="float" office:value="2376" calcext:value-type="float">
            <text:p>237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0344827586207" calcext:value-type="float">
            <text:p>0.310344827586207</text:p>
          </table:table-cell>
          <table:table-cell office:value-type="float" office:value="0.0602633524451523" calcext:value-type="float">
            <text:p>0.0602633524451523</text:p>
          </table:table-cell>
          <table:table-cell office:value-type="float" office:value="0.0539237964677848" calcext:value-type="float">
            <text:p>0.0539237964677848</text:p>
          </table:table-cell>
          <table:table-cell office:value-type="float" office:value="0.138814413227222" calcext:value-type="float">
            <text:p>0.138814413227222</text:p>
          </table:table-cell>
          <table:table-cell table:number-columns-repeated="2" office:value-type="float" office:value="0.0266666666666667" calcext:value-type="float">
            <text:p>0.0266666666666667</text:p>
          </table:table-cell>
          <table:table-cell office:value-type="float" office:value="0.178294573643411" calcext:value-type="float">
            <text:p>0.178294573643411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8674249110542" calcext:value-type="float">
            <text:p>0.0628674249110542</text:p>
          </table:table-cell>
          <table:table-cell office:value-type="float" office:value="0.0603240396370772" calcext:value-type="float">
            <text:p>0.0603240396370772</text:p>
          </table:table-cell>
          <table:table-cell office:value-type="float" office:value="0.0943815580714246" calcext:value-type="float">
            <text:p>0.0943815580714246</text:p>
          </table:table-cell>
          <table:table-cell table:number-columns-repeated="3" office:value-type="float" office:value="0.0535714285714286" calcext:value-type="float">
            <text:p>0.0535714285714286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0557974039104" calcext:value-type="float">
            <text:p>0.0620557974039104</text:p>
          </table:table-cell>
          <table:table-cell office:value-type="float" office:value="0.0583795535326773" calcext:value-type="float">
            <text:p>0.0583795535326773</text:p>
          </table:table-cell>
          <table:table-cell office:value-type="float" office:value="0.107606756620909" calcext:value-type="float">
            <text:p>0.107606756620909</text:p>
          </table:table-cell>
          <table:table-cell table:number-columns-repeated="3" office:value-type="float" office:value="0.0492880613362541" calcext:value-type="float">
            <text:p>0.0492880613362541</text:p>
          </table:table-cell>
          <table:table-cell office:value-type="float" office:value="2361" calcext:value-type="float">
            <text:p>2361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08955223880597" calcext:value-type="float">
            <text:p>0.208955223880597</text:p>
          </table:table-cell>
          <table:table-cell office:value-type="float" office:value="0.0600576376277799" calcext:value-type="float">
            <text:p>0.0600576376277799</text:p>
          </table:table-cell>
          <table:table-cell office:value-type="float" office:value="0.0547077368706926" calcext:value-type="float">
            <text:p>0.0547077368706926</text:p>
          </table:table-cell>
          <table:table-cell office:value-type="float" office:value="0.126346251696065" calcext:value-type="float">
            <text:p>0.12634625169606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04045118630883" calcext:value-type="float">
            <text:p>0.0604045118630883</text:p>
          </table:table-cell>
          <table:table-cell office:value-type="float" office:value="0.0547078604455654" calcext:value-type="float">
            <text:p>0.0547078604455654</text:p>
          </table:table-cell>
          <table:table-cell office:value-type="float" office:value="0.130989583333333" calcext:value-type="float">
            <text:p>0.1309895833333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844859665163" calcext:value-type="float">
            <text:p>0.062844859665163</text:p>
          </table:table-cell>
          <table:table-cell office:value-type="float" office:value="0.0603211136628539" calcext:value-type="float">
            <text:p>0.0603211136628539</text:p>
          </table:table-cell>
          <table:table-cell office:value-type="float" office:value="0.094115649975025" calcext:value-type="float">
            <text:p>0.094115649975025</text:p>
          </table:table-cell>
          <table:table-cell table:number-columns-repeated="3" office:value-type="float" office:value="0.0535714285714286" calcext:value-type="float">
            <text:p>0.0535714285714286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0376695451557" calcext:value-type="float">
            <text:p>0.0620376695451557</text:p>
          </table:table-cell>
          <table:table-cell office:value-type="float" office:value="0.0583670691018114" calcext:value-type="float">
            <text:p>0.0583670691018114</text:p>
          </table:table-cell>
          <table:table-cell office:value-type="float" office:value="0.10751870316347" calcext:value-type="float">
            <text:p>0.10751870316347</text:p>
          </table:table-cell>
          <table:table-cell table:number-columns-repeated="3" office:value-type="float" office:value="0.0492880613362541" calcext:value-type="float">
            <text:p>0.0492880613362541</text:p>
          </table:table-cell>
          <table:table-cell office:value-type="float" office:value="2361" calcext:value-type="float">
            <text:p>2361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27808980830014" calcext:value-type="float">
            <text:p>8.27808980830014E-06</text:p>
          </table:table-cell>
          <table:table-cell office:value-type="float" office:value="0.0000122102464956697" calcext:value-type="float">
            <text:p>1.22102464956697E-05</text:p>
          </table:table-cell>
          <table:table-cell table:number-columns-repeated="2" office:value-type="float" office:value="0.999820053577423" calcext:value-type="float">
            <text:p>0.999820053577423</text:p>
          </table:table-cell>
          <table:table-cell office:value-type="float" office:value="0.999412894248962" calcext:value-type="float">
            <text:p>0.999412894248962</text:p>
          </table:table-cell>
          <table:table-cell office:value-type="float" office:value="0.032341678841879" calcext:value-type="float">
            <text:p>0.032341678841879</text:p>
          </table:table-cell>
          <table:table-cell office:value-type="float" office:value="0.0226266598047827" calcext:value-type="float">
            <text:p>0.0226266598047827</text:p>
          </table:table-cell>
          <table:table-cell office:value-type="float" office:value="0.159864648510138" calcext:value-type="float">
            <text:p>0.159864648510138</text:p>
          </table:table-cell>
          <table:table-cell office:value-type="float" office:value="0.000154334236867726" calcext:value-type="float">
            <text:p>0.000154334236867726</text:p>
          </table:table-cell>
          <table:table-cell office:value-type="float" office:value="0.000130895292386413" calcext:value-type="float">
            <text:p>0.000130895292386413</text:p>
          </table:table-cell>
          <table:table-cell office:value-type="float" office:value="0.00600991956889629" calcext:value-type="float">
            <text:p>0.00600991956889629</text:p>
          </table:table-cell>
          <table:table-cell office:value-type="float" office:value="2346" calcext:value-type="float">
            <text:p>2346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145738348665892" calcext:value-type="float">
            <text:p>0.0145738348665892</text:p>
          </table:table-cell>
          <table:table-cell office:value-type="float" office:value="0.0165365053941934" calcext:value-type="float">
            <text:p>0.0165365053941934</text:p>
          </table:table-cell>
          <table:table-cell table:number-columns-repeated="2" office:value-type="float" office:value="0.923948048396429" calcext:value-type="float">
            <text:p>0.923948048396429</text:p>
          </table:table-cell>
          <table:table-cell office:value-type="float" office:value="0.891546198743794" calcext:value-type="float">
            <text:p>0.891546198743794</text:p>
          </table:table-cell>
          <table:table-cell office:value-type="float" office:value="0.0757041274998109" calcext:value-type="float">
            <text:p>0.0757041274998109</text:p>
          </table:table-cell>
          <table:table-cell office:value-type="float" office:value="0.0659992278031913" calcext:value-type="float">
            <text:p>0.0659992278031913</text:p>
          </table:table-cell>
          <table:table-cell office:value-type="float" office:value="0.203094266924119" calcext:value-type="float">
            <text:p>0.203094266924119</text:p>
          </table:table-cell>
          <table:table-cell office:value-type="float" office:value="0.0374057518157084" calcext:value-type="float">
            <text:p>0.0374057518157084</text:p>
          </table:table-cell>
          <table:table-cell office:value-type="float" office:value="0.0354955860356961" calcext:value-type="float">
            <text:p>0.0354955860356961</text:p>
          </table:table-cell>
          <table:table-cell office:value-type="float" office:value="0.115405261963141" calcext:value-type="float">
            <text:p>0.115405261963141</text:p>
          </table:table-cell>
          <table:table-cell office:value-type="float" office:value="2361" calcext:value-type="float">
            <text:p>2361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145377131832424" calcext:value-type="float">
            <text:p>0.0145377131832424</text:p>
          </table:table-cell>
          <table:table-cell office:value-type="float" office:value="0.0164981119983855" calcext:value-type="float">
            <text:p>0.0164981119983855</text:p>
          </table:table-cell>
          <table:table-cell table:number-columns-repeated="2" office:value-type="float" office:value="0.92433894336325" calcext:value-type="float">
            <text:p>0.92433894336325</text:p>
          </table:table-cell>
          <table:table-cell office:value-type="float" office:value="0.892038819703273" calcext:value-type="float">
            <text:p>0.892038819703273</text:p>
          </table:table-cell>
          <table:table-cell office:value-type="float" office:value="0.0757042346361693" calcext:value-type="float">
            <text:p>0.0757042346361693</text:p>
          </table:table-cell>
          <table:table-cell office:value-type="float" office:value="0.0659887685836321" calcext:value-type="float">
            <text:p>0.0659887685836321</text:p>
          </table:table-cell>
          <table:table-cell office:value-type="float" office:value="0.203233071996123" calcext:value-type="float">
            <text:p>0.203233071996123</text:p>
          </table:table-cell>
          <table:table-cell office:value-type="float" office:value="0.0373570615341952" calcext:value-type="float">
            <text:p>0.0373570615341952</text:p>
          </table:table-cell>
          <table:table-cell office:value-type="float" office:value="0.035447047268513" calcext:value-type="float">
            <text:p>0.035447047268513</text:p>
          </table:table-cell>
          <table:table-cell office:value-type="float" office:value="0.11541625233548" calcext:value-type="float">
            <text:p>0.11541625233548</text:p>
          </table:table-cell>
          <table:table-cell office:value-type="float" office:value="2361" calcext:value-type="float">
            <text:p>2361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123682497320896" calcext:value-type="float">
            <text:p>0.0123682497320896</text:p>
          </table:table-cell>
          <table:table-cell office:value-type="float" office:value="0.0142774466327205" calcext:value-type="float">
            <text:p>0.0142774466327205</text:p>
          </table:table-cell>
          <table:table-cell table:number-columns-repeated="2" office:value-type="float" office:value="0.961859205658767" calcext:value-type="float">
            <text:p>0.961859205658767</text:p>
          </table:table-cell>
          <table:table-cell office:value-type="float" office:value="0.941848247635016" calcext:value-type="float">
            <text:p>0.941848247635016</text:p>
          </table:table-cell>
          <table:table-cell office:value-type="float" office:value="0.0821985698178772" calcext:value-type="float">
            <text:p>0.0821985698178772</text:p>
          </table:table-cell>
          <table:table-cell office:value-type="float" office:value="0.0708715148004085" calcext:value-type="float">
            <text:p>0.0708715148004085</text:p>
          </table:table-cell>
          <table:table-cell office:value-type="float" office:value="0.230881726063662" calcext:value-type="float">
            <text:p>0.230881726063662</text:p>
          </table:table-cell>
          <table:table-cell office:value-type="float" office:value="0.0360871230081393" calcext:value-type="float">
            <text:p>0.0360871230081393</text:p>
          </table:table-cell>
          <table:table-cell office:value-type="float" office:value="0.0340023544820057" calcext:value-type="float">
            <text:p>0.0340023544820057</text:p>
          </table:table-cell>
          <table:table-cell office:value-type="float" office:value="0.128743232310767" calcext:value-type="float">
            <text:p>0.128743232310767</text:p>
          </table:table-cell>
          <table:table-cell office:value-type="float" office:value="2346" calcext:value-type="float">
            <text:p>2346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394840090458" calcext:value-type="float">
            <text:p>0.0768394840090458</text:p>
          </table:table-cell>
          <table:table-cell office:value-type="float" office:value="0.0663961388553889" calcext:value-type="float">
            <text:p>0.0663961388553889</text:p>
          </table:table-cell>
          <table:table-cell office:value-type="float" office:value="0.213922734405125" calcext:value-type="float">
            <text:p>0.213922734405125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41025641025641" calcext:value-type="float">
            <text:p>0.141025641025641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408922180434" calcext:value-type="float">
            <text:p>0.0768408922180434</text:p>
          </table:table-cell>
          <table:table-cell office:value-type="float" office:value="0.0663966665149252" calcext:value-type="float">
            <text:p>0.0663966665149252</text:p>
          </table:table-cell>
          <table:table-cell office:value-type="float" office:value="0.213935701035348" calcext:value-type="float">
            <text:p>0.213935701035348</text:p>
          </table:table-cell>
          <table:table-cell table:number-columns-repeated="2" office:value-type="float" office:value="0.0377358490566038" calcext:value-type="float">
            <text:p>0.0377358490566038</text:p>
          </table:table-cell>
          <table:table-cell office:value-type="float" office:value="0.141025641025641" calcext:value-type="float">
            <text:p>0.141025641025641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41011455655582" calcext:value-type="float">
            <text:p>0.0741011455655582</text:p>
          </table:table-cell>
          <table:table-cell office:value-type="float" office:value="0.068043641112073" calcext:value-type="float">
            <text:p>0.068043641112073</text:p>
          </table:table-cell>
          <table:table-cell office:value-type="float" office:value="0.153614212265428" calcext:value-type="float">
            <text:p>0.153614212265428</text:p>
          </table:table-cell>
          <table:table-cell table:number-columns-repeated="3" office:value-type="float" office:value="0.0533617929562433" calcext:value-type="float">
            <text:p>0.0533617929562433</text:p>
          </table:table-cell>
          <table:table-cell office:value-type="float" office:value="2353" calcext:value-type="float">
            <text:p>2353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9524271086415" calcext:value-type="float">
            <text:p>0.0779524271086415</text:p>
          </table:table-cell>
          <table:table-cell office:value-type="float" office:value="0.0696364011457406" calcext:value-type="float">
            <text:p>0.0696364011457406</text:p>
          </table:table-cell>
          <table:table-cell office:value-type="float" office:value="0.187111690984302" calcext:value-type="float">
            <text:p>0.187111690984302</text:p>
          </table:table-cell>
          <table:table-cell table:number-columns-repeated="3" office:value-type="float" office:value="0.0482985729967069" calcext:value-type="float">
            <text:p>0.0482985729967069</text:p>
          </table:table-cell>
          <table:table-cell office:value-type="float" office:value="2329" calcext:value-type="float">
            <text:p>232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07549378738358" calcext:value-type="float">
            <text:p>0.07549378738358</text:p>
          </table:table-cell>
          <table:table-cell office:value-type="float" office:value="0.0668735738333334" calcext:value-type="float">
            <text:p>0.0668735738333334</text:p>
          </table:table-cell>
          <table:table-cell office:value-type="float" office:value="0.188645931183245" calcext:value-type="float">
            <text:p>0.18864593118324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90937378451964" calcext:value-type="float">
            <text:p>0.0790937378451964</text:p>
          </table:table-cell>
          <table:table-cell office:value-type="float" office:value="0.0692549183758895" calcext:value-type="float">
            <text:p>0.0692549183758895</text:p>
          </table:table-cell>
          <table:table-cell office:value-type="float" office:value="0.208241758241758" calcext:value-type="float">
            <text:p>0.20824175824175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356" calcext:value-type="float">
            <text:p>2356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41482902986697" calcext:value-type="float">
            <text:p>0.0741482902986697</text:p>
          </table:table-cell>
          <table:table-cell office:value-type="float" office:value="0.0680732627809076" calcext:value-type="float">
            <text:p>0.0680732627809076</text:p>
          </table:table-cell>
          <table:table-cell office:value-type="float" office:value="0.153891371287316" calcext:value-type="float">
            <text:p>0.153891371287316</text:p>
          </table:table-cell>
          <table:table-cell table:number-columns-repeated="3" office:value-type="float" office:value="0.0533617929562433" calcext:value-type="float">
            <text:p>0.0533617929562433</text:p>
          </table:table-cell>
          <table:table-cell office:value-type="float" office:value="2353" calcext:value-type="float">
            <text:p>2353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9768189245367" calcext:value-type="float">
            <text:p>0.0779768189245367</text:p>
          </table:table-cell>
          <table:table-cell office:value-type="float" office:value="0.0696447818087913" calcext:value-type="float">
            <text:p>0.0696447818087913</text:p>
          </table:table-cell>
          <table:table-cell office:value-type="float" office:value="0.187346251174623" calcext:value-type="float">
            <text:p>0.187346251174623</text:p>
          </table:table-cell>
          <table:table-cell table:number-columns-repeated="3" office:value-type="float" office:value="0.0482985729967069" calcext:value-type="float">
            <text:p>0.0482985729967069</text:p>
          </table:table-cell>
          <table:table-cell office:value-type="float" office:value="2329" calcext:value-type="float">
            <text:p>232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54171102622058" calcext:value-type="float">
            <text:p>1.54171102622058E-05</text:p>
          </table:table-cell>
          <table:table-cell office:value-type="float" office:value="0.0000184749806066975" calcext:value-type="float">
            <text:p>1.84749806066975E-05</text:p>
          </table:table-cell>
          <table:table-cell office:value-type="float" office:value="0.999019742012024" calcext:value-type="float">
            <text:p>0.999019742012024</text:p>
          </table:table-cell>
          <table:table-cell office:value-type="float" office:value="0.996308743953705" calcext:value-type="float">
            <text:p>0.996308743953705</text:p>
          </table:table-cell>
          <table:table-cell office:value-type="float" office:value="0.999019742012024" calcext:value-type="float">
            <text:p>0.999019742012024</text:p>
          </table:table-cell>
          <table:table-cell office:value-type="float" office:value="0.0224554922430325" calcext:value-type="float">
            <text:p>0.0224554922430325</text:p>
          </table:table-cell>
          <table:table-cell office:value-type="float" office:value="0.0146952326600442" calcext:value-type="float">
            <text:p>0.0146952326600442</text:p>
          </table:table-cell>
          <table:table-cell office:value-type="float" office:value="0.115972529045135" calcext:value-type="float">
            <text:p>0.115972529045135</text:p>
          </table:table-cell>
          <table:table-cell office:value-type="float" office:value="0.000106444087577984" calcext:value-type="float">
            <text:p>0.000106444087577984</text:p>
          </table:table-cell>
          <table:table-cell office:value-type="float" office:value="0.000089888104412239" calcext:value-type="float">
            <text:p>8.9888104412239E-05</text:p>
          </table:table-cell>
          <table:table-cell office:value-type="float" office:value="0.0023791512940079" calcext:value-type="float">
            <text:p>0.0023791512940079</text:p>
          </table:table-cell>
          <table:table-cell office:value-type="float" office:value="2343" calcext:value-type="float">
            <text:p>2343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232013465729663" calcext:value-type="float">
            <text:p>0.0232013465729663</text:p>
          </table:table-cell>
          <table:table-cell office:value-type="float" office:value="0.0243387110118245" calcext:value-type="float">
            <text:p>0.0243387110118245</text:p>
          </table:table-cell>
          <table:table-cell office:value-type="float" office:value="0.757404922524601" calcext:value-type="float">
            <text:p>0.757404922524601</text:p>
          </table:table-cell>
          <table:table-cell office:value-type="float" office:value="0.685365259456278" calcext:value-type="float">
            <text:p>0.685365259456278</text:p>
          </table:table-cell>
          <table:table-cell office:value-type="float" office:value="0.757404922524601" calcext:value-type="float">
            <text:p>0.757404922524601</text:p>
          </table:table-cell>
          <table:table-cell office:value-type="float" office:value="0.0629441121563378" calcext:value-type="float">
            <text:p>0.0629441121563378</text:p>
          </table:table-cell>
          <table:table-cell office:value-type="float" office:value="0.0565853091440783" calcext:value-type="float">
            <text:p>0.0565853091440783</text:p>
          </table:table-cell>
          <table:table-cell office:value-type="float" office:value="0.139572530182247" calcext:value-type="float">
            <text:p>0.139572530182247</text:p>
          </table:table-cell>
          <table:table-cell office:value-type="float" office:value="0.0385469337544498" calcext:value-type="float">
            <text:p>0.0385469337544498</text:p>
          </table:table-cell>
          <table:table-cell office:value-type="float" office:value="0.0368847208157129" calcext:value-type="float">
            <text:p>0.0368847208157129</text:p>
          </table:table-cell>
          <table:table-cell office:value-type="float" office:value="0.0851610387907183" calcext:value-type="float">
            <text:p>0.0851610387907183</text:p>
          </table:table-cell>
          <table:table-cell office:value-type="float" office:value="2364" calcext:value-type="float">
            <text:p>2364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31650714990972" calcext:value-type="float">
            <text:p>0.0231650714990972</text:p>
          </table:table-cell>
          <table:table-cell office:value-type="float" office:value="0.0243020410691556" calcext:value-type="float">
            <text:p>0.0243020410691556</text:p>
          </table:table-cell>
          <table:table-cell office:value-type="float" office:value="0.758142560889343" calcext:value-type="float">
            <text:p>0.758142560889343</text:p>
          </table:table-cell>
          <table:table-cell office:value-type="float" office:value="0.68614189809181" calcext:value-type="float">
            <text:p>0.68614189809181</text:p>
          </table:table-cell>
          <table:table-cell office:value-type="float" office:value="0.758142560889343" calcext:value-type="float">
            <text:p>0.758142560889343</text:p>
          </table:table-cell>
          <table:table-cell office:value-type="float" office:value="0.0629391125676527" calcext:value-type="float">
            <text:p>0.0629391125676527</text:p>
          </table:table-cell>
          <table:table-cell office:value-type="float" office:value="0.0565723402581603" calcext:value-type="float">
            <text:p>0.0565723402581603</text:p>
          </table:table-cell>
          <table:table-cell office:value-type="float" office:value="0.13966356669321" calcext:value-type="float">
            <text:p>0.13966356669321</text:p>
          </table:table-cell>
          <table:table-cell office:value-type="float" office:value="0.0385099367109318" calcext:value-type="float">
            <text:p>0.0385099367109318</text:p>
          </table:table-cell>
          <table:table-cell office:value-type="float" office:value="0.0368473850673032" calcext:value-type="float">
            <text:p>0.0368473850673032</text:p>
          </table:table-cell>
          <table:table-cell office:value-type="float" office:value="0.0851588373090896" calcext:value-type="float">
            <text:p>0.0851588373090896</text:p>
          </table:table-cell>
          <table:table-cell office:value-type="float" office:value="2364" calcext:value-type="float">
            <text:p>2364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84453478896597" calcext:value-type="float">
            <text:p>0.0184453478896597</text:p>
          </table:table-cell>
          <table:table-cell office:value-type="float" office:value="0.0196578928481116" calcext:value-type="float">
            <text:p>0.0196578928481116</text:p>
          </table:table-cell>
          <table:table-cell office:value-type="float" office:value="0.92305261746737" calcext:value-type="float">
            <text:p>0.92305261746737</text:p>
          </table:table-cell>
          <table:table-cell office:value-type="float" office:value="0.881634084334115" calcext:value-type="float">
            <text:p>0.881634084334115</text:p>
          </table:table-cell>
          <table:table-cell office:value-type="float" office:value="0.92305261746737" calcext:value-type="float">
            <text:p>0.92305261746737</text:p>
          </table:table-cell>
          <table:table-cell office:value-type="float" office:value="0.0738623248433901" calcext:value-type="float">
            <text:p>0.0738623248433901</text:p>
          </table:table-cell>
          <table:table-cell office:value-type="float" office:value="0.0645359544819844" calcext:value-type="float">
            <text:p>0.0645359544819844</text:p>
          </table:table-cell>
          <table:table-cell office:value-type="float" office:value="0.186252188995558" calcext:value-type="float">
            <text:p>0.186252188995558</text:p>
          </table:table-cell>
          <table:table-cell office:value-type="float" office:value="0.0362201634058389" calcext:value-type="float">
            <text:p>0.0362201634058389</text:p>
          </table:table-cell>
          <table:table-cell office:value-type="float" office:value="0.0341616923121407" calcext:value-type="float">
            <text:p>0.0341616923121407</text:p>
          </table:table-cell>
          <table:table-cell office:value-type="float" office:value="0.102844172991198" calcext:value-type="float">
            <text:p>0.102844172991198</text:p>
          </table:table-cell>
          <table:table-cell office:value-type="float" office:value="2343" calcext:value-type="float">
            <text:p>2343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019742012024" calcext:value-type="float">
            <text:p>0.99901974201202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9019742012024" calcext:value-type="float">
            <text:p>0.999019742012024</text:p>
          </table:table-cell>
          <table:table-cell office:value-type="float" office:value="0.063313898902362" calcext:value-type="float">
            <text:p>0.063313898902362</text:p>
          </table:table-cell>
          <table:table-cell office:value-type="float" office:value="0.0559157647657179" calcext:value-type="float">
            <text:p>0.0559157647657179</text:p>
          </table:table-cell>
          <table:table-cell office:value-type="float" office:value="0.152467048345982" calcext:value-type="float">
            <text:p>0.152467048345982</text:p>
          </table:table-cell>
          <table:table-cell table:number-columns-repeated="2" office:value-type="float" office:value="0.0290697674418605" calcext:value-type="float">
            <text:p>0.029069767441860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0633142801773476" calcext:value-type="float">
            <text:p>0.0633142801773476</text:p>
          </table:table-cell>
          <table:table-cell office:value-type="float" office:value="0.0559157647657179" calcext:value-type="float">
            <text:p>0.0559157647657179</text:p>
          </table:table-cell>
          <table:table-cell office:value-type="float" office:value="0.152472024274855" calcext:value-type="float">
            <text:p>0.152472024274855</text:p>
          </table:table-cell>
          <table:table-cell table:number-columns-repeated="2" office:value-type="float" office:value="0.0290697674418605" calcext:value-type="float">
            <text:p>0.029069767441860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627113009799559" calcext:value-type="float">
            <text:p>0.0627113009799559</text:p>
          </table:table-cell>
          <table:table-cell office:value-type="float" office:value="0.0580109609251704" calcext:value-type="float">
            <text:p>0.0580109609251704</text:p>
          </table:table-cell>
          <table:table-cell office:value-type="float" office:value="0.11935397757925" calcext:value-type="float">
            <text:p>0.11935397757925</text:p>
          </table:table-cell>
          <table:table-cell table:number-columns-repeated="3" office:value-type="float" office:value="0.0509885535900104" calcext:value-type="float">
            <text:p>0.0509885535900104</text:p>
          </table:table-cell>
          <table:table-cell office:value-type="float" office:value="2346" calcext:value-type="float">
            <text:p>2346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1386518477043" calcext:value-type="float">
            <text:p>0.0641386518477043</text:p>
          </table:table-cell>
          <table:table-cell office:value-type="float" office:value="0.0587246249164381" calcext:value-type="float">
            <text:p>0.0587246249164381</text:p>
          </table:table-cell>
          <table:table-cell office:value-type="float" office:value="0.129381798724993" calcext:value-type="float">
            <text:p>0.129381798724993</text:p>
          </table:table-cell>
          <table:table-cell table:number-columns-repeated="3" office:value-type="float" office:value="0.0491452991452991" calcext:value-type="float">
            <text:p>0.0491452991452991</text:p>
          </table:table-cell>
          <table:table-cell office:value-type="float" office:value="2349" calcext:value-type="float">
            <text:p>2349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638492766534007" calcext:value-type="float">
            <text:p>0.0638492766534007</text:p>
          </table:table-cell>
          <table:table-cell office:value-type="float" office:value="0.0583641682831915" calcext:value-type="float">
            <text:p>0.0583641682831915</text:p>
          </table:table-cell>
          <table:table-cell office:value-type="float" office:value="0.129949008992876" calcext:value-type="float">
            <text:p>0.129949008992876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30493971217425" calcext:value-type="float">
            <text:p>0.0630493971217425</text:p>
          </table:table-cell>
          <table:table-cell office:value-type="float" office:value="0.0566133108677338" calcext:value-type="float">
            <text:p>0.0566133108677338</text:p>
          </table:table-cell>
          <table:table-cell office:value-type="float" office:value="0.140609137055838" calcext:value-type="float">
            <text:p>0.14060913705583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627419702721102" calcext:value-type="float">
            <text:p>0.0627419702721102</text:p>
          </table:table-cell>
          <table:table-cell office:value-type="float" office:value="0.058033476481816" calcext:value-type="float">
            <text:p>0.058033476481816</text:p>
          </table:table-cell>
          <table:table-cell office:value-type="float" office:value="0.119482905592711" calcext:value-type="float">
            <text:p>0.119482905592711</text:p>
          </table:table-cell>
          <table:table-cell table:number-columns-repeated="3" office:value-type="float" office:value="0.0509885535900104" calcext:value-type="float">
            <text:p>0.0509885535900104</text:p>
          </table:table-cell>
          <table:table-cell office:value-type="float" office:value="2346" calcext:value-type="float">
            <text:p>2346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1304487420068" calcext:value-type="float">
            <text:p>0.0641304487420068</text:p>
          </table:table-cell>
          <table:table-cell office:value-type="float" office:value="0.0587107595745028" calcext:value-type="float">
            <text:p>0.0587107595745028</text:p>
          </table:table-cell>
          <table:table-cell office:value-type="float" office:value="0.129441829877309" calcext:value-type="float">
            <text:p>0.129441829877309</text:p>
          </table:table-cell>
          <table:table-cell table:number-columns-repeated="3" office:value-type="float" office:value="0.0491452991452991" calcext:value-type="float">
            <text:p>0.0491452991452991</text:p>
          </table:table-cell>
          <table:table-cell office:value-type="float" office:value="2349" calcext:value-type="float">
            <text:p>2349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776418983150506" calcext:value-type="float">
            <text:p>7.76418983150506E-06</text:p>
          </table:table-cell>
          <table:table-cell office:value-type="float" office:value="0.000013375970411289" calcext:value-type="float">
            <text:p>1.3375970411289E-05</text:p>
          </table:table-cell>
          <table:table-cell table:number-columns-repeated="2" office:value-type="float" office:value="0.999927878379822" calcext:value-type="float">
            <text:p>0.999927878379822</text:p>
          </table:table-cell>
          <table:table-cell office:value-type="float" office:value="0.999778211116791" calcext:value-type="float">
            <text:p>0.999778211116791</text:p>
          </table:table-cell>
          <table:table-cell office:value-type="float" office:value="0.0261715125110024" calcext:value-type="float">
            <text:p>0.0261715125110024</text:p>
          </table:table-cell>
          <table:table-cell office:value-type="float" office:value="0.0190945655417201" calcext:value-type="float">
            <text:p>0.0190945655417201</text:p>
          </table:table-cell>
          <table:table-cell office:value-type="float" office:value="0.123662557829218" calcext:value-type="float">
            <text:p>0.123662557829218</text:p>
          </table:table-cell>
          <table:table-cell office:value-type="float" office:value="0.0000896215424290858" calcext:value-type="float">
            <text:p>8.96215424290858E-05</text:p>
          </table:table-cell>
          <table:table-cell office:value-type="float" office:value="0.0000757640300435014" calcext:value-type="float">
            <text:p>7.57640300435014E-05</text:p>
          </table:table-cell>
          <table:table-cell office:value-type="float" office:value="0.00415052124299109" calcext:value-type="float">
            <text:p>0.00415052124299109</text:p>
          </table:table-cell>
          <table:table-cell office:value-type="float" office:value="2359" calcext:value-type="float">
            <text:p>2359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0226290613895569" calcext:value-type="float">
            <text:p>0.0226290613895569</text:p>
          </table:table-cell>
          <table:table-cell office:value-type="float" office:value="0.0260008096320092" calcext:value-type="float">
            <text:p>0.0260008096320092</text:p>
          </table:table-cell>
          <table:table-cell table:number-columns-repeated="2" office:value-type="float" office:value="0.859279936755602" calcext:value-type="float">
            <text:p>0.859279936755602</text:p>
          </table:table-cell>
          <table:table-cell office:value-type="float" office:value="0.81984528736511" calcext:value-type="float">
            <text:p>0.81984528736511</text:p>
          </table:table-cell>
          <table:table-cell office:value-type="float" office:value="0.0718955527580492" calcext:value-type="float">
            <text:p>0.0718955527580492</text:p>
          </table:table-cell>
          <table:table-cell office:value-type="float" office:value="0.0655184273261269" calcext:value-type="float">
            <text:p>0.0655184273261269</text:p>
          </table:table-cell>
          <table:table-cell office:value-type="float" office:value="0.159745953104703" calcext:value-type="float">
            <text:p>0.159745953104703</text:p>
          </table:table-cell>
          <table:table-cell office:value-type="float" office:value="0.042068415637584" calcext:value-type="float">
            <text:p>0.042068415637584</text:p>
          </table:table-cell>
          <table:table-cell office:value-type="float" office:value="0.0403320624139012" calcext:value-type="float">
            <text:p>0.0403320624139012</text:p>
          </table:table-cell>
          <table:table-cell office:value-type="float" office:value="0.107096754040875" calcext:value-type="float">
            <text:p>0.107096754040875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25952042442851" calcext:value-type="float">
            <text:p>0.0225952042442851</text:p>
          </table:table-cell>
          <table:table-cell office:value-type="float" office:value="0.0259656662998119" calcext:value-type="float">
            <text:p>0.0259656662998119</text:p>
          </table:table-cell>
          <table:table-cell table:number-columns-repeated="2" office:value-type="float" office:value="0.859772692000306" calcext:value-type="float">
            <text:p>0.859772692000306</text:p>
          </table:table-cell>
          <table:table-cell office:value-type="float" office:value="0.820403661873805" calcext:value-type="float">
            <text:p>0.820403661873805</text:p>
          </table:table-cell>
          <table:table-cell office:value-type="float" office:value="0.0718934787932673" calcext:value-type="float">
            <text:p>0.0718934787932673</text:p>
          </table:table-cell>
          <table:table-cell office:value-type="float" office:value="0.0655095867703116" calcext:value-type="float">
            <text:p>0.0655095867703116</text:p>
          </table:table-cell>
          <table:table-cell office:value-type="float" office:value="0.159837094764674" calcext:value-type="float">
            <text:p>0.159837094764674</text:p>
          </table:table-cell>
          <table:table-cell office:value-type="float" office:value="0.04203266853435" calcext:value-type="float">
            <text:p>0.04203266853435</text:p>
          </table:table-cell>
          <table:table-cell office:value-type="float" office:value="0.0402960169480373" calcext:value-type="float">
            <text:p>0.0402960169480373</text:p>
          </table:table-cell>
          <table:table-cell office:value-type="float" office:value="0.107108630964349" calcext:value-type="float">
            <text:p>0.107108630964349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75472469977669" calcext:value-type="float">
            <text:p>0.0175472469977669</text:p>
          </table:table-cell>
          <table:table-cell office:value-type="float" office:value="0.0210604801851444" calcext:value-type="float">
            <text:p>0.0210604801851444</text:p>
          </table:table-cell>
          <table:table-cell table:number-columns-repeated="2" office:value-type="float" office:value="0.963124926611131" calcext:value-type="float">
            <text:p>0.963124926611131</text:p>
          </table:table-cell>
          <table:table-cell office:value-type="float" office:value="0.946762703132809" calcext:value-type="float">
            <text:p>0.946762703132809</text:p>
          </table:table-cell>
          <table:table-cell office:value-type="float" office:value="0.084570564838234" calcext:value-type="float">
            <text:p>0.084570564838234</text:p>
          </table:table-cell>
          <table:table-cell office:value-type="float" office:value="0.0753203957098795" calcext:value-type="float">
            <text:p>0.0753203957098795</text:p>
          </table:table-cell>
          <table:table-cell office:value-type="float" office:value="0.211999618865049" calcext:value-type="float">
            <text:p>0.211999618865049</text:p>
          </table:table-cell>
          <table:table-cell office:value-type="float" office:value="0.0396075344567748" calcext:value-type="float">
            <text:p>0.0396075344567748</text:p>
          </table:table-cell>
          <table:table-cell office:value-type="float" office:value="0.037478432766239" calcext:value-type="float">
            <text:p>0.037478432766239</text:p>
          </table:table-cell>
          <table:table-cell office:value-type="float" office:value="0.132976759076236" calcext:value-type="float">
            <text:p>0.132976759076236</text:p>
          </table:table-cell>
          <table:table-cell office:value-type="float" office:value="2359" calcext:value-type="float">
            <text:p>2359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765957446808" calcext:value-type="float">
            <text:p>0.02127659574468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9597169106804" calcext:value-type="float">
            <text:p>0.0719597169106804</text:p>
          </table:table-cell>
          <table:table-cell office:value-type="float" office:value="0.0650338058534911" calcext:value-type="float">
            <text:p>0.0650338058534911</text:p>
          </table:table-cell>
          <table:table-cell office:value-type="float" office:value="0.167370112336443" calcext:value-type="float">
            <text:p>0.167370112336443</text:p>
          </table:table-cell>
          <table:table-cell table:number-columns-repeated="2" office:value-type="float" office:value="0.032258064516129" calcext:value-type="float">
            <text:p>0.032258064516129</text:p>
          </table:table-cell>
          <table:table-cell office:value-type="float" office:value="0.132530120481928" calcext:value-type="float">
            <text:p>0.132530120481928</text:p>
          </table:table-cell>
          <table:table-cell office:value-type="float" office:value="2365" calcext:value-type="float">
            <text:p>2365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765957446808" calcext:value-type="float">
            <text:p>0.02127659574468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9598312282624" calcext:value-type="float">
            <text:p>0.0719598312282624</text:p>
          </table:table-cell>
          <table:table-cell office:value-type="float" office:value="0.0650338359417766" calcext:value-type="float">
            <text:p>0.0650338359417766</text:p>
          </table:table-cell>
          <table:table-cell office:value-type="float" office:value="0.167371386985197" calcext:value-type="float">
            <text:p>0.167371386985197</text:p>
          </table:table-cell>
          <table:table-cell table:number-columns-repeated="2" office:value-type="float" office:value="0.032258064516129" calcext:value-type="float">
            <text:p>0.032258064516129</text:p>
          </table:table-cell>
          <table:table-cell office:value-type="float" office:value="0.132530120481928" calcext:value-type="float">
            <text:p>0.132530120481928</text:p>
          </table:table-cell>
          <table:table-cell office:value-type="float" office:value="2365" calcext:value-type="float">
            <text:p>2365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6999576985472" calcext:value-type="float">
            <text:p>0.0706999576985472</text:p>
          </table:table-cell>
          <table:table-cell office:value-type="float" office:value="0.0668777520121081" calcext:value-type="float">
            <text:p>0.0668777520121081</text:p>
          </table:table-cell>
          <table:table-cell office:value-type="float" office:value="0.123354136034148" calcext:value-type="float">
            <text:p>0.123354136034148</text:p>
          </table:table-cell>
          <table:table-cell table:number-columns-repeated="3" office:value-type="float" office:value="0.055613850996852" calcext:value-type="float">
            <text:p>0.055613850996852</text:p>
          </table:table-cell>
          <table:table-cell office:value-type="float" office:value="2366" calcext:value-type="float">
            <text:p>236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172594629038" calcext:value-type="float">
            <text:p>0.0731172594629038</text:p>
          </table:table-cell>
          <table:table-cell office:value-type="float" office:value="0.067542377763639" calcext:value-type="float">
            <text:p>0.067542377763639</text:p>
          </table:table-cell>
          <table:table-cell office:value-type="float" office:value="0.149916060802776" calcext:value-type="float">
            <text:p>0.149916060802776</text:p>
          </table:table-cell>
          <table:table-cell table:number-columns-repeated="3" office:value-type="float" office:value="0.052972972972973" calcext:value-type="float">
            <text:p>0.052972972972973</text:p>
          </table:table-cell>
          <table:table-cell office:value-type="float" office:value="2361" calcext:value-type="float">
            <text:p>2361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744593921591083" calcext:value-type="float">
            <text:p>0.0744593921591083</text:p>
          </table:table-cell>
          <table:table-cell office:value-type="float" office:value="0.0679400622706621" calcext:value-type="float">
            <text:p>0.0679400622706621</text:p>
          </table:table-cell>
          <table:table-cell office:value-type="float" office:value="0.164268781484427" calcext:value-type="float">
            <text:p>0.164268781484427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29677168416959" calcext:value-type="float">
            <text:p>0.0729677168416959</text:p>
          </table:table-cell>
          <table:table-cell office:value-type="float" office:value="0.0665206508135169" calcext:value-type="float">
            <text:p>0.0665206508135169</text:p>
          </table:table-cell>
          <table:table-cell office:value-type="float" office:value="0.161781609195402" calcext:value-type="float">
            <text:p>0.16178160919540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68" calcext:value-type="float">
            <text:p>2368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6999576985472" calcext:value-type="float">
            <text:p>0.0706999576985472</text:p>
          </table:table-cell>
          <table:table-cell office:value-type="float" office:value="0.0668777520121081" calcext:value-type="float">
            <text:p>0.0668777520121081</text:p>
          </table:table-cell>
          <table:table-cell office:value-type="float" office:value="0.123354136034148" calcext:value-type="float">
            <text:p>0.123354136034148</text:p>
          </table:table-cell>
          <table:table-cell table:number-columns-repeated="3" office:value-type="float" office:value="0.055613850996852" calcext:value-type="float">
            <text:p>0.055613850996852</text:p>
          </table:table-cell>
          <table:table-cell office:value-type="float" office:value="2366" calcext:value-type="float">
            <text:p>236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229829596224" calcext:value-type="float">
            <text:p>0.0731229829596224</text:p>
          </table:table-cell>
          <table:table-cell office:value-type="float" office:value="0.0675555351525314" calcext:value-type="float">
            <text:p>0.0675555351525314</text:p>
          </table:table-cell>
          <table:table-cell office:value-type="float" office:value="0.149819376026273" calcext:value-type="float">
            <text:p>0.149819376026273</text:p>
          </table:table-cell>
          <table:table-cell table:number-columns-repeated="3" office:value-type="float" office:value="0.052972972972973" calcext:value-type="float">
            <text:p>0.052972972972973</text:p>
          </table:table-cell>
          <table:table-cell office:value-type="float" office:value="2361" calcext:value-type="float">
            <text:p>2361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5192918656394" calcext:value-type="float">
            <text:p>2.05192918656394E-05</text:p>
          </table:table-cell>
          <table:table-cell office:value-type="float" office:value="0.0000279163014056394" calcext:value-type="float">
            <text:p>2.79163014056394E-05</text:p>
          </table:table-cell>
          <table:table-cell table:number-columns-repeated="2" office:value-type="float" office:value="0.999845027923584" calcext:value-type="float">
            <text:p>0.999845027923584</text:p>
          </table:table-cell>
          <table:table-cell office:value-type="float" office:value="0.999056160449982" calcext:value-type="float">
            <text:p>0.999056160449982</text:p>
          </table:table-cell>
          <table:table-cell office:value-type="float" office:value="0.0367069578580401" calcext:value-type="float">
            <text:p>0.0367069578580401</text:p>
          </table:table-cell>
          <table:table-cell office:value-type="float" office:value="0.0280322148423759" calcext:value-type="float">
            <text:p>0.0280322148423759</text:p>
          </table:table-cell>
          <table:table-cell office:value-type="float" office:value="0.154752466508698" calcext:value-type="float">
            <text:p>0.154752466508698</text:p>
          </table:table-cell>
          <table:table-cell office:value-type="float" office:value="0.000262185058090836" calcext:value-type="float">
            <text:p>0.000262185058090836</text:p>
          </table:table-cell>
          <table:table-cell office:value-type="float" office:value="0.000207037446671166" calcext:value-type="float">
            <text:p>0.000207037446671166</text:p>
          </table:table-cell>
          <table:table-cell office:value-type="float" office:value="0.00880841910839081" calcext:value-type="float">
            <text:p>0.00880841910839081</text:p>
          </table:table-cell>
          <table:table-cell office:value-type="float" office:value="2337" calcext:value-type="float">
            <text:p>2337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13368115580983" calcext:value-type="float">
            <text:p>0.0213368115580983</text:p>
          </table:table-cell>
          <table:table-cell office:value-type="float" office:value="0.0231034813164182" calcext:value-type="float">
            <text:p>0.0231034813164182</text:p>
          </table:table-cell>
          <table:table-cell table:number-columns-repeated="2" office:value-type="float" office:value="0.79331430181561" calcext:value-type="float">
            <text:p>0.79331430181561</text:p>
          </table:table-cell>
          <table:table-cell office:value-type="float" office:value="0.704194320097375" calcext:value-type="float">
            <text:p>0.704194320097375</text:p>
          </table:table-cell>
          <table:table-cell office:value-type="float" office:value="0.0669249265177174" calcext:value-type="float">
            <text:p>0.0669249265177174</text:p>
          </table:table-cell>
          <table:table-cell office:value-type="float" office:value="0.0611721929446023" calcext:value-type="float">
            <text:p>0.0611721929446023</text:p>
          </table:table-cell>
          <table:table-cell office:value-type="float" office:value="0.145207863492778" calcext:value-type="float">
            <text:p>0.145207863492778</text:p>
          </table:table-cell>
          <table:table-cell office:value-type="float" office:value="0.0409963254209636" calcext:value-type="float">
            <text:p>0.0409963254209636</text:p>
          </table:table-cell>
          <table:table-cell office:value-type="float" office:value="0.0386112672369739" calcext:value-type="float">
            <text:p>0.0386112672369739</text:p>
          </table:table-cell>
          <table:table-cell office:value-type="float" office:value="0.0978459111774292" calcext:value-type="float">
            <text:p>0.0978459111774292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13018431722605" calcext:value-type="float">
            <text:p>0.0213018431722605</text:p>
          </table:table-cell>
          <table:table-cell office:value-type="float" office:value="0.0230676656760654" calcext:value-type="float">
            <text:p>0.0230676656760654</text:p>
          </table:table-cell>
          <table:table-cell table:number-columns-repeated="2" office:value-type="float" office:value="0.793954364036025" calcext:value-type="float">
            <text:p>0.793954364036025</text:p>
          </table:table-cell>
          <table:table-cell office:value-type="float" office:value="0.704900450728393" calcext:value-type="float">
            <text:p>0.704900450728393</text:p>
          </table:table-cell>
          <table:table-cell office:value-type="float" office:value="0.0669213524690975" calcext:value-type="float">
            <text:p>0.0669213524690975</text:p>
          </table:table-cell>
          <table:table-cell office:value-type="float" office:value="0.0611619247554057" calcext:value-type="float">
            <text:p>0.0611619247554057</text:p>
          </table:table-cell>
          <table:table-cell office:value-type="float" office:value="0.145295383004846" calcext:value-type="float">
            <text:p>0.145295383004846</text:p>
          </table:table-cell>
          <table:table-cell office:value-type="float" office:value="0.0409590392570553" calcext:value-type="float">
            <text:p>0.0409590392570553</text:p>
          </table:table-cell>
          <table:table-cell office:value-type="float" office:value="0.0385735629598657" calcext:value-type="float">
            <text:p>0.0385735629598657</text:p>
          </table:table-cell>
          <table:table-cell office:value-type="float" office:value="0.0978509109311817" calcext:value-type="float">
            <text:p>0.0978509109311817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4335813744898" calcext:value-type="float">
            <text:p>0.014335813744898</text:p>
          </table:table-cell>
          <table:table-cell office:value-type="float" office:value="0.0161445292737037" calcext:value-type="float">
            <text:p>0.0161445292737037</text:p>
          </table:table-cell>
          <table:table-cell table:number-columns-repeated="2" office:value-type="float" office:value="0.968873194788694" calcext:value-type="float">
            <text:p>0.968873194788694</text:p>
          </table:table-cell>
          <table:table-cell office:value-type="float" office:value="0.938753626287882" calcext:value-type="float">
            <text:p>0.938753626287882</text:p>
          </table:table-cell>
          <table:table-cell office:value-type="float" office:value="0.0864575122318212" calcext:value-type="float">
            <text:p>0.0864575122318212</text:p>
          </table:table-cell>
          <table:table-cell office:value-type="float" office:value="0.0762867072463797" calcext:value-type="float">
            <text:p>0.0762867072463797</text:p>
          </table:table-cell>
          <table:table-cell office:value-type="float" office:value="0.224861364164393" calcext:value-type="float">
            <text:p>0.224861364164393</text:p>
          </table:table-cell>
          <table:table-cell office:value-type="float" office:value="0.0379811999260542" calcext:value-type="float">
            <text:p>0.0379811999260542</text:p>
          </table:table-cell>
          <table:table-cell office:value-type="float" office:value="0.0347395472548018" calcext:value-type="float">
            <text:p>0.0347395472548018</text:p>
          </table:table-cell>
          <table:table-cell office:value-type="float" office:value="0.135735225876831" calcext:value-type="float">
            <text:p>0.135735225876831</text:p>
          </table:table-cell>
          <table:table-cell office:value-type="float" office:value="2337" calcext:value-type="float">
            <text:p>2337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845027923584" calcext:value-type="float">
            <text:p>0.99984502792358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64671110199972" calcext:value-type="float">
            <text:p>0.064671110199972</text:p>
          </table:table-cell>
          <table:table-cell office:value-type="float" office:value="0.0583107837304799" calcext:value-type="float">
            <text:p>0.0583107837304799</text:p>
          </table:table-cell>
          <table:table-cell office:value-type="float" office:value="0.151222143691071" calcext:value-type="float">
            <text:p>0.151222143691071</text:p>
          </table:table-cell>
          <table:table-cell table:number-columns-repeated="2" office:value-type="float" office:value="0.0227272727272727" calcext:value-type="float">
            <text:p>0.022727272727272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646711704769367" calcext:value-type="float">
            <text:p>0.0646711704769367</text:p>
          </table:table-cell>
          <table:table-cell office:value-type="float" office:value="0.0583108484369836" calcext:value-type="float">
            <text:p>0.0583108484369836</text:p>
          </table:table-cell>
          <table:table-cell office:value-type="float" office:value="0.151222143691071" calcext:value-type="float">
            <text:p>0.151222143691071</text:p>
          </table:table-cell>
          <table:table-cell table:number-columns-repeated="2" office:value-type="float" office:value="0.0227272727272727" calcext:value-type="float">
            <text:p>0.022727272727272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90870134974979" calcext:value-type="float">
            <text:p>0.0690870134974979</text:p>
          </table:table-cell>
          <table:table-cell office:value-type="float" office:value="0.0660938462785772" calcext:value-type="float">
            <text:p>0.0660938462785772</text:p>
          </table:table-cell>
          <table:table-cell office:value-type="float" office:value="0.109817896959515" calcext:value-type="float">
            <text:p>0.109817896959515</text:p>
          </table:table-cell>
          <table:table-cell table:number-columns-repeated="3" office:value-type="float" office:value="0.0563991323210412" calcext:value-type="float">
            <text:p>0.0563991323210412</text:p>
          </table:table-cell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7634932596685" calcext:value-type="float">
            <text:p>0.0687634932596685</text:p>
          </table:table-cell>
          <table:table-cell office:value-type="float" office:value="0.063833666155931" calcext:value-type="float">
            <text:p>0.063833666155931</text:p>
          </table:table-cell>
          <table:table-cell office:value-type="float" office:value="0.135848356404279" calcext:value-type="float">
            <text:p>0.135848356404279</text:p>
          </table:table-cell>
          <table:table-cell table:number-columns-repeated="3" office:value-type="float" office:value="0.0476730987514188" calcext:value-type="float">
            <text:p>0.0476730987514188</text:p>
          </table:table-cell>
          <table:table-cell office:value-type="float" office:value="2371" calcext:value-type="float">
            <text:p>2371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47716123952213" calcext:value-type="float">
            <text:p>0.0647716123952213</text:p>
          </table:table-cell>
          <table:table-cell office:value-type="float" office:value="0.0587953192851457" calcext:value-type="float">
            <text:p>0.0587953192851457</text:p>
          </table:table-cell>
          <table:table-cell office:value-type="float" office:value="0.146096737387443" calcext:value-type="float">
            <text:p>0.146096737387443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641773628938156" calcext:value-type="float">
            <text:p>0.0641773628938156</text:p>
          </table:table-cell>
          <table:table-cell office:value-type="float" office:value="0.0581210855949896" calcext:value-type="float">
            <text:p>0.0581210855949896</text:p>
          </table:table-cell>
          <table:table-cell office:value-type="float" office:value="0.146590909090909" calcext:value-type="float">
            <text:p>0.1465909090909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9081779557459" calcext:value-type="float">
            <text:p>0.069081779557459</text:p>
          </table:table-cell>
          <table:table-cell office:value-type="float" office:value="0.0660747791932156" calcext:value-type="float">
            <text:p>0.0660747791932156</text:p>
          </table:table-cell>
          <table:table-cell office:value-type="float" office:value="0.110000903832249" calcext:value-type="float">
            <text:p>0.110000903832249</text:p>
          </table:table-cell>
          <table:table-cell table:number-columns-repeated="3" office:value-type="float" office:value="0.0563991323210412" calcext:value-type="float">
            <text:p>0.0563991323210412</text:p>
          </table:table-cell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7776270406198" calcext:value-type="float">
            <text:p>0.0687776270406198</text:p>
          </table:table-cell>
          <table:table-cell office:value-type="float" office:value="0.0638322676383383" calcext:value-type="float">
            <text:p>0.0638322676383383</text:p>
          </table:table-cell>
          <table:table-cell office:value-type="float" office:value="0.136073852997803" calcext:value-type="float">
            <text:p>0.136073852997803</text:p>
          </table:table-cell>
          <table:table-cell table:number-columns-repeated="3" office:value-type="float" office:value="0.0476730987514188" calcext:value-type="float">
            <text:p>0.0476730987514188</text:p>
          </table:table-cell>
          <table:table-cell office:value-type="float" office:value="2371" calcext:value-type="float">
            <text:p>2371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35873305023415" calcext:value-type="float">
            <text:p>3.5873305023415E-05</text:p>
          </table:table-cell>
          <table:table-cell office:value-type="float" office:value="0.0000880617517395876" calcext:value-type="float">
            <text:p>8.80617517395876E-05</text:p>
          </table:table-cell>
          <table:table-cell office:value-type="float" office:value="0.999808251857758" calcext:value-type="float">
            <text:p>0.999808251857758</text:p>
          </table:table-cell>
          <table:table-cell office:value-type="float" office:value="0.999792635440826" calcext:value-type="float">
            <text:p>0.999792635440826</text:p>
          </table:table-cell>
          <table:table-cell office:value-type="float" office:value="0.999808251857758" calcext:value-type="float">
            <text:p>0.999808251857758</text:p>
          </table:table-cell>
          <table:table-cell office:value-type="float" office:value="0.0806537029913542" calcext:value-type="float">
            <text:p>0.0806537029913542</text:p>
          </table:table-cell>
          <table:table-cell office:value-type="float" office:value="0.0632315432462615" calcext:value-type="float">
            <text:p>0.0632315432462615</text:p>
          </table:table-cell>
          <table:table-cell office:value-type="float" office:value="0.312078058272002" calcext:value-type="float">
            <text:p>0.312078058272002</text:p>
          </table:table-cell>
          <table:table-cell office:value-type="float" office:value="0.000722379714716226" calcext:value-type="float">
            <text:p>0.000722379714716226</text:p>
          </table:table-cell>
          <table:table-cell office:value-type="float" office:value="0.000570171163417399" calcext:value-type="float">
            <text:p>0.000570171163417399</text:p>
          </table:table-cell>
          <table:table-cell office:value-type="float" office:value="0.0783908218145371" calcext:value-type="float">
            <text:p>0.0783908218145371</text:p>
          </table:table-cell>
          <table:table-cell office:value-type="float" office:value="2262" calcext:value-type="float">
            <text:p>2262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198909038454412" calcext:value-type="float">
            <text:p>0.0198909038454412</text:p>
          </table:table-cell>
          <table:table-cell office:value-type="float" office:value="0.0248164608449774" calcext:value-type="float">
            <text:p>0.0248164608449774</text:p>
          </table:table-cell>
          <table:table-cell office:value-type="float" office:value="0.698055374290434" calcext:value-type="float">
            <text:p>0.698055374290434</text:p>
          </table:table-cell>
          <table:table-cell office:value-type="float" office:value="0.693880377875212" calcext:value-type="float">
            <text:p>0.693880377875212</text:p>
          </table:table-cell>
          <table:table-cell office:value-type="float" office:value="0.698055374290434" calcext:value-type="float">
            <text:p>0.698055374290434</text:p>
          </table:table-cell>
          <table:table-cell office:value-type="float" office:value="0.0762686159845798" calcext:value-type="float">
            <text:p>0.0762686159845798</text:p>
          </table:table-cell>
          <table:table-cell office:value-type="float" office:value="0.0683684667446062" calcext:value-type="float">
            <text:p>0.0683684667446062</text:p>
          </table:table-cell>
          <table:table-cell office:value-type="float" office:value="0.181208931722229" calcext:value-type="float">
            <text:p>0.181208931722229</text:p>
          </table:table-cell>
          <table:table-cell office:value-type="float" office:value="0.0414589096491742" calcext:value-type="float">
            <text:p>0.0414589096491742</text:p>
          </table:table-cell>
          <table:table-cell office:value-type="float" office:value="0.0391519935215649" calcext:value-type="float">
            <text:p>0.0391519935215649</text:p>
          </table:table-cell>
          <table:table-cell office:value-type="float" office:value="0.125703833211734" calcext:value-type="float">
            <text:p>0.125703833211734</text:p>
          </table:table-cell>
          <table:table-cell office:value-type="float" office:value="2379" calcext:value-type="float">
            <text:p>2379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98647817970072" calcext:value-type="float">
            <text:p>0.0198647817970072</text:p>
          </table:table-cell>
          <table:table-cell office:value-type="float" office:value="0.0247881396630125" calcext:value-type="float">
            <text:p>0.0247881396630125</text:p>
          </table:table-cell>
          <table:table-cell office:value-type="float" office:value="0.698521812855686" calcext:value-type="float">
            <text:p>0.698521812855686</text:p>
          </table:table-cell>
          <table:table-cell office:value-type="float" office:value="0.694347298536362" calcext:value-type="float">
            <text:p>0.694347298536362</text:p>
          </table:table-cell>
          <table:table-cell office:value-type="float" office:value="0.698521812855686" calcext:value-type="float">
            <text:p>0.698521812855686</text:p>
          </table:table-cell>
          <table:table-cell office:value-type="float" office:value="0.0762674926366152" calcext:value-type="float">
            <text:p>0.0762674926366152</text:p>
          </table:table-cell>
          <table:table-cell office:value-type="float" office:value="0.0683611717218669" calcext:value-type="float">
            <text:p>0.0683611717218669</text:p>
          </table:table-cell>
          <table:table-cell office:value-type="float" office:value="0.181289788787522" calcext:value-type="float">
            <text:p>0.181289788787522</text:p>
          </table:table-cell>
          <table:table-cell office:value-type="float" office:value="0.0414282109707293" calcext:value-type="float">
            <text:p>0.0414282109707293</text:p>
          </table:table-cell>
          <table:table-cell office:value-type="float" office:value="0.0391212499162972" calcext:value-type="float">
            <text:p>0.0391212499162972</text:p>
          </table:table-cell>
          <table:table-cell office:value-type="float" office:value="0.125718007442741" calcext:value-type="float">
            <text:p>0.125718007442741</text:p>
          </table:table-cell>
          <table:table-cell office:value-type="float" office:value="2379" calcext:value-type="float">
            <text:p>2379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56207987579434" calcext:value-type="float">
            <text:p>0.0156207987579434</text:p>
          </table:table-cell>
          <table:table-cell office:value-type="float" office:value="0.0223166948118714" calcext:value-type="float">
            <text:p>0.0223166948118714</text:p>
          </table:table-cell>
          <table:table-cell office:value-type="float" office:value="0.969669733630595" calcext:value-type="float">
            <text:p>0.969669733630595</text:p>
          </table:table-cell>
          <table:table-cell office:value-type="float" office:value="0.968723383894828" calcext:value-type="float">
            <text:p>0.968723383894828</text:p>
          </table:table-cell>
          <table:table-cell office:value-type="float" office:value="0.969669733630595" calcext:value-type="float">
            <text:p>0.969669733630595</text:p>
          </table:table-cell>
          <table:table-cell office:value-type="float" office:value="0.134506433244597" calcext:value-type="float">
            <text:p>0.134506433244597</text:p>
          </table:table-cell>
          <table:table-cell office:value-type="float" office:value="0.117869960384246" calcext:value-type="float">
            <text:p>0.117869960384246</text:p>
          </table:table-cell>
          <table:table-cell office:value-type="float" office:value="0.355494247739592" calcext:value-type="float">
            <text:p>0.355494247739592</text:p>
          </table:table-cell>
          <table:table-cell office:value-type="float" office:value="0.0508025800829379" calcext:value-type="float">
            <text:p>0.0508025800829379</text:p>
          </table:table-cell>
          <table:table-cell office:value-type="float" office:value="0.0463747889982869" calcext:value-type="float">
            <text:p>0.0463747889982869</text:p>
          </table:table-cell>
          <table:table-cell office:value-type="float" office:value="0.269387522613739" calcext:value-type="float">
            <text:p>0.269387522613739</text:p>
          </table:table-cell>
          <table:table-cell office:value-type="float" office:value="2262" calcext:value-type="float">
            <text:p>2262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862745098039" calcext:value-type="float">
            <text:p>0.0156862745098039</text:p>
          </table:table-cell>
          <table:table-cell office:value-type="float" office:value="0.999808251857758" calcext:value-type="float">
            <text:p>0.999808251857758</text:p>
          </table:table-cell>
          <table:table-cell office:value-type="float" office:value="0.999792635440826" calcext:value-type="float">
            <text:p>0.999792635440826</text:p>
          </table:table-cell>
          <table:table-cell office:value-type="float" office:value="0.999808251857758" calcext:value-type="float">
            <text:p>0.999808251857758</text:p>
          </table:table-cell>
          <table:table-cell office:value-type="float" office:value="0.0773608435777551" calcext:value-type="float">
            <text:p>0.0773608435777551</text:p>
          </table:table-cell>
          <table:table-cell office:value-type="float" office:value="0.0687867183181937" calcext:value-type="float">
            <text:p>0.0687867183181937</text:p>
          </table:table-cell>
          <table:table-cell office:value-type="float" office:value="0.191253807442262" calcext:value-type="float">
            <text:p>0.191253807442262</text:p>
          </table:table-cell>
          <table:table-cell office:value-type="float" office:value="0.0347826086956522" calcext:value-type="float">
            <text:p>0.0347826086956522</text:p>
          </table:table-cell>
          <table:table-cell office:value-type="float" office:value="0.0327102803738318" calcext:value-type="float">
            <text:p>0.0327102803738318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862745098039" calcext:value-type="float">
            <text:p>0.0156862745098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3610187647859" calcext:value-type="float">
            <text:p>0.0773610187647859</text:p>
          </table:table-cell>
          <table:table-cell office:value-type="float" office:value="0.0687867429616689" calcext:value-type="float">
            <text:p>0.0687867429616689</text:p>
          </table:table-cell>
          <table:table-cell office:value-type="float" office:value="0.191255982349523" calcext:value-type="float">
            <text:p>0.191255982349523</text:p>
          </table:table-cell>
          <table:table-cell office:value-type="float" office:value="0.0347826086956522" calcext:value-type="float">
            <text:p>0.0347826086956522</text:p>
          </table:table-cell>
          <table:table-cell office:value-type="float" office:value="0.0327102803738318" calcext:value-type="float">
            <text:p>0.0327102803738318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6743381449086" calcext:value-type="float">
            <text:p>0.0816743381449086</text:p>
          </table:table-cell>
          <table:table-cell office:value-type="float" office:value="0.073484804251314" calcext:value-type="float">
            <text:p>0.073484804251314</text:p>
          </table:table-cell>
          <table:table-cell office:value-type="float" office:value="0.190458646698157" calcext:value-type="float">
            <text:p>0.190458646698157</text:p>
          </table:table-cell>
          <table:table-cell table:number-columns-repeated="3" office:value-type="float" office:value="0.0433763188745604" calcext:value-type="float">
            <text:p>0.0433763188745604</text:p>
          </table:table-cell>
          <table:table-cell office:value-type="float" office:value="2341" calcext:value-type="float">
            <text:p>2341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7054884407125" calcext:value-type="float">
            <text:p>0.0867054884407125</text:p>
          </table:table-cell>
          <table:table-cell office:value-type="float" office:value="0.077533426779144" calcext:value-type="float">
            <text:p>0.077533426779144</text:p>
          </table:table-cell>
          <table:table-cell office:value-type="float" office:value="0.208541040845215" calcext:value-type="float">
            <text:p>0.208541040845215</text:p>
          </table:table-cell>
          <table:table-cell table:number-columns-repeated="3" office:value-type="float" office:value="0.0373134328358209" calcext:value-type="float">
            <text:p>0.0373134328358209</text:p>
          </table:table-cell>
          <table:table-cell office:value-type="float" office:value="2326" calcext:value-type="float">
            <text:p>2326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0767988317666995" calcext:value-type="float">
            <text:p>0.0767988317666995</text:p>
          </table:table-cell>
          <table:table-cell office:value-type="float" office:value="0.0693716883814077" calcext:value-type="float">
            <text:p>0.0693716883814077</text:p>
          </table:table-cell>
          <table:table-cell office:value-type="float" office:value="0.175456053067993" calcext:value-type="float">
            <text:p>0.17545605306799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8296382730455" calcext:value-type="float">
            <text:p>0.0778296382730455</text:p>
          </table:table-cell>
          <table:table-cell office:value-type="float" office:value="0.0696570472605604" calcext:value-type="float">
            <text:p>0.0696570472605604</text:p>
          </table:table-cell>
          <table:table-cell office:value-type="float" office:value="0.186388888888889" calcext:value-type="float">
            <text:p>0.18638888888888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1" calcext:value-type="float">
            <text:p>2371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6743381449086" calcext:value-type="float">
            <text:p>0.0816743381449086</text:p>
          </table:table-cell>
          <table:table-cell office:value-type="float" office:value="0.073484804251314" calcext:value-type="float">
            <text:p>0.073484804251314</text:p>
          </table:table-cell>
          <table:table-cell office:value-type="float" office:value="0.190458646698157" calcext:value-type="float">
            <text:p>0.190458646698157</text:p>
          </table:table-cell>
          <table:table-cell table:number-columns-repeated="3" office:value-type="float" office:value="0.0433763188745604" calcext:value-type="float">
            <text:p>0.0433763188745604</text:p>
          </table:table-cell>
          <table:table-cell office:value-type="float" office:value="2341" calcext:value-type="float">
            <text:p>2341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7093816324963" calcext:value-type="float">
            <text:p>0.0867093816324963</text:p>
          </table:table-cell>
          <table:table-cell office:value-type="float" office:value="0.0775334728594425" calcext:value-type="float">
            <text:p>0.0775334728594425</text:p>
          </table:table-cell>
          <table:table-cell office:value-type="float" office:value="0.208596036501228" calcext:value-type="float">
            <text:p>0.208596036501228</text:p>
          </table:table-cell>
          <table:table-cell table:number-columns-repeated="3" office:value-type="float" office:value="0.0373134328358209" calcext:value-type="float">
            <text:p>0.0373134328358209</text:p>
          </table:table-cell>
          <table:table-cell office:value-type="float" office:value="2326" calcext:value-type="float">
            <text:p>2326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3281888591009" calcext:value-type="float">
            <text:p>1.23281888591009E-05</text:p>
          </table:table-cell>
          <table:table-cell office:value-type="float" office:value="0.0000209318513952894" calcext:value-type="float">
            <text:p>2.09318513952894E-05</text:p>
          </table:table-cell>
          <table:table-cell office:value-type="float" office:value="0.999897003173828" calcext:value-type="float">
            <text:p>0.999897003173828</text:p>
          </table:table-cell>
          <table:table-cell office:value-type="float" office:value="0.999882340431213" calcext:value-type="float">
            <text:p>0.999882340431213</text:p>
          </table:table-cell>
          <table:table-cell office:value-type="float" office:value="0.999897003173828" calcext:value-type="float">
            <text:p>0.999897003173828</text:p>
          </table:table-cell>
          <table:table-cell office:value-type="float" office:value="0.0524311562003623" calcext:value-type="float">
            <text:p>0.0524311562003623</text:p>
          </table:table-cell>
          <table:table-cell office:value-type="float" office:value="0.0440130030555325" calcext:value-type="float">
            <text:p>0.0440130030555325</text:p>
          </table:table-cell>
          <table:table-cell office:value-type="float" office:value="0.175183134784972" calcext:value-type="float">
            <text:p>0.175183134784972</text:p>
          </table:table-cell>
          <table:table-cell office:value-type="float" office:value="0.00030052664806135" calcext:value-type="float">
            <text:p>0.00030052664806135</text:p>
          </table:table-cell>
          <table:table-cell office:value-type="float" office:value="0.000257192470598966" calcext:value-type="float">
            <text:p>0.000257192470598966</text:p>
          </table:table-cell>
          <table:table-cell office:value-type="float" office:value="0.00549893267452717" calcext:value-type="float">
            <text:p>0.00549893267452717</text:p>
          </table:table-cell>
          <table:table-cell office:value-type="float" office:value="2309" calcext:value-type="float">
            <text:p>2309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.0225249106359544" calcext:value-type="float">
            <text:p>0.0225249106359544</text:p>
          </table:table-cell>
          <table:table-cell office:value-type="float" office:value="0.0252585652720898" calcext:value-type="float">
            <text:p>0.0252585652720898</text:p>
          </table:table-cell>
          <table:table-cell office:value-type="float" office:value="0.683556298695639" calcext:value-type="float">
            <text:p>0.683556298695639</text:p>
          </table:table-cell>
          <table:table-cell office:value-type="float" office:value="0.67713980022812" calcext:value-type="float">
            <text:p>0.67713980022812</text:p>
          </table:table-cell>
          <table:table-cell office:value-type="float" office:value="0.683556298695639" calcext:value-type="float">
            <text:p>0.683556298695639</text:p>
          </table:table-cell>
          <table:table-cell office:value-type="float" office:value="0.0692610813074548" calcext:value-type="float">
            <text:p>0.0692610813074548</text:p>
          </table:table-cell>
          <table:table-cell office:value-type="float" office:value="0.0650318663344858" calcext:value-type="float">
            <text:p>0.0650318663344858</text:p>
          </table:table-cell>
          <table:table-cell office:value-type="float" office:value="0.130930725095112" calcext:value-type="float">
            <text:p>0.130930725095112</text:p>
          </table:table-cell>
          <table:table-cell office:value-type="float" office:value="0.0446855987906403" calcext:value-type="float">
            <text:p>0.0446855987906403</text:p>
          </table:table-cell>
          <table:table-cell office:value-type="float" office:value="0.0432347458978341" calcext:value-type="float">
            <text:p>0.0432347458978341</text:p>
          </table:table-cell>
          <table:table-cell office:value-type="float" office:value="0.0818912316831602" calcext:value-type="float">
            <text:p>0.0818912316831602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224963912148399" calcext:value-type="float">
            <text:p>0.0224963912148399</text:p>
          </table:table-cell>
          <table:table-cell office:value-type="float" office:value="0.0252291553874543" calcext:value-type="float">
            <text:p>0.0252291553874543</text:p>
          </table:table-cell>
          <table:table-cell office:value-type="float" office:value="0.684120213786831" calcext:value-type="float">
            <text:p>0.684120213786831</text:p>
          </table:table-cell>
          <table:table-cell office:value-type="float" office:value="0.677704216887635" calcext:value-type="float">
            <text:p>0.677704216887635</text:p>
          </table:table-cell>
          <table:table-cell office:value-type="float" office:value="0.684120213786831" calcext:value-type="float">
            <text:p>0.684120213786831</text:p>
          </table:table-cell>
          <table:table-cell office:value-type="float" office:value="0.0692579243137116" calcext:value-type="float">
            <text:p>0.0692579243137116</text:p>
          </table:table-cell>
          <table:table-cell office:value-type="float" office:value="0.0650247724073399" calcext:value-type="float">
            <text:p>0.0650247724073399</text:p>
          </table:table-cell>
          <table:table-cell office:value-type="float" office:value="0.130984975748441" calcext:value-type="float">
            <text:p>0.130984975748441</text:p>
          </table:table-cell>
          <table:table-cell office:value-type="float" office:value="0.0446562665359734" calcext:value-type="float">
            <text:p>0.0446562665359734</text:p>
          </table:table-cell>
          <table:table-cell office:value-type="float" office:value="0.0432050956862868" calcext:value-type="float">
            <text:p>0.0432050956862868</text:p>
          </table:table-cell>
          <table:table-cell office:value-type="float" office:value="0.0818812851927781" calcext:value-type="float">
            <text:p>0.081881285192778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38063664506063" calcext:value-type="float">
            <text:p>0.0138063664506063</text:p>
          </table:table-cell>
          <table:table-cell office:value-type="float" office:value="0.0168104380193551" calcext:value-type="float">
            <text:p>0.0168104380193551</text:p>
          </table:table-cell>
          <table:table-cell office:value-type="float" office:value="0.969734843521343" calcext:value-type="float">
            <text:p>0.969734843521343</text:p>
          </table:table-cell>
          <table:table-cell office:value-type="float" office:value="0.968224144064542" calcext:value-type="float">
            <text:p>0.968224144064542</text:p>
          </table:table-cell>
          <table:table-cell office:value-type="float" office:value="0.969734843521343" calcext:value-type="float">
            <text:p>0.969734843521343</text:p>
          </table:table-cell>
          <table:table-cell office:value-type="float" office:value="0.105244713274787" calcext:value-type="float">
            <text:p>0.105244713274787</text:p>
          </table:table-cell>
          <table:table-cell office:value-type="float" office:value="0.0962096711594498" calcext:value-type="float">
            <text:p>0.0962096711594498</text:p>
          </table:table-cell>
          <table:table-cell office:value-type="float" office:value="0.236992054665706" calcext:value-type="float">
            <text:p>0.236992054665706</text:p>
          </table:table-cell>
          <table:table-cell office:value-type="float" office:value="0.0446784379553693" calcext:value-type="float">
            <text:p>0.0446784379553693</text:p>
          </table:table-cell>
          <table:table-cell office:value-type="float" office:value="0.0422340484878736" calcext:value-type="float">
            <text:p>0.0422340484878736</text:p>
          </table:table-cell>
          <table:table-cell office:value-type="float" office:value="0.123157073862521" calcext:value-type="float">
            <text:p>0.123157073862521</text:p>
          </table:table-cell>
          <table:table-cell office:value-type="float" office:value="2309" calcext:value-type="float">
            <text:p>2309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999897003173828" calcext:value-type="float">
            <text:p>0.999897003173828</text:p>
          </table:table-cell>
          <table:table-cell office:value-type="float" office:value="0.999882340431213" calcext:value-type="float">
            <text:p>0.999882340431213</text:p>
          </table:table-cell>
          <table:table-cell office:value-type="float" office:value="0.999897003173828" calcext:value-type="float">
            <text:p>0.999897003173828</text:p>
          </table:table-cell>
          <table:table-cell office:value-type="float" office:value="0.068953156844771" calcext:value-type="float">
            <text:p>0.068953156844771</text:p>
          </table:table-cell>
          <table:table-cell office:value-type="float" office:value="0.0641105767352526" calcext:value-type="float">
            <text:p>0.0641105767352526</text:p>
          </table:table-cell>
          <table:table-cell office:value-type="float" office:value="0.139566779532658" calcext:value-type="float">
            <text:p>0.139566779532658</text:p>
          </table:table-cell>
          <table:table-cell table:number-columns-repeated="2" office:value-type="float" office:value="0.0422535211267606" calcext:value-type="float">
            <text:p>0.0422535211267606</text:p>
          </table:table-cell>
          <table:table-cell office:value-type="float" office:value="0.114093959731544" calcext:value-type="float">
            <text:p>0.114093959731544</text:p>
          </table:table-cell>
          <table:table-cell office:value-type="float" office:value="2396" calcext:value-type="float">
            <text:p>239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87012987013" calcext:value-type="float">
            <text:p>0.012987012987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9533114551856" calcext:value-type="float">
            <text:p>0.0689533114551856</text:p>
          </table:table-cell>
          <table:table-cell office:value-type="float" office:value="0.0641106991403024" calcext:value-type="float">
            <text:p>0.0641106991403024</text:p>
          </table:table-cell>
          <table:table-cell office:value-type="float" office:value="0.139567403755846" calcext:value-type="float">
            <text:p>0.139567403755846</text:p>
          </table:table-cell>
          <table:table-cell table:number-columns-repeated="2" office:value-type="float" office:value="0.0422535211267606" calcext:value-type="float">
            <text:p>0.0422535211267606</text:p>
          </table:table-cell>
          <table:table-cell office:value-type="float" office:value="0.114093959731544" calcext:value-type="float">
            <text:p>0.114093959731544</text:p>
          </table:table-cell>
          <table:table-cell office:value-type="float" office:value="2396" calcext:value-type="float">
            <text:p>239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0495636414185" calcext:value-type="float">
            <text:p>0.070495636414185</text:p>
          </table:table-cell>
          <table:table-cell office:value-type="float" office:value="0.0680763706778335" calcext:value-type="float">
            <text:p>0.0680763706778335</text:p>
          </table:table-cell>
          <table:table-cell office:value-type="float" office:value="0.105772929515164" calcext:value-type="float">
            <text:p>0.105772929515164</text:p>
          </table:table-cell>
          <table:table-cell table:number-columns-repeated="3" office:value-type="float" office:value="0.0556792873051225" calcext:value-type="float">
            <text:p>0.0556792873051225</text:p>
          </table:table-cell>
          <table:table-cell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3084795145064" calcext:value-type="float">
            <text:p>0.0743084795145064</text:p>
          </table:table-cell>
          <table:table-cell office:value-type="float" office:value="0.0711568104376812" calcext:value-type="float">
            <text:p>0.0711568104376812</text:p>
          </table:table-cell>
          <table:table-cell office:value-type="float" office:value="0.12026554496203" calcext:value-type="float">
            <text:p>0.12026554496203</text:p>
          </table:table-cell>
          <table:table-cell table:number-columns-repeated="3" office:value-type="float" office:value="0.0526315789473684" calcext:value-type="float">
            <text:p>0.0526315789473684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700994514714712" calcext:value-type="float">
            <text:p>0.0700994514714712</text:p>
          </table:table-cell>
          <table:table-cell office:value-type="float" office:value="0.0662822628337945" calcext:value-type="float">
            <text:p>0.0662822628337945</text:p>
          </table:table-cell>
          <table:table-cell office:value-type="float" office:value="0.125761002151776" calcext:value-type="float">
            <text:p>0.125761002151776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0633994554648" calcext:value-type="float">
            <text:p>0.070633994554648</text:p>
          </table:table-cell>
          <table:table-cell office:value-type="float" office:value="0.0660847880299252" calcext:value-type="float">
            <text:p>0.0660847880299252</text:p>
          </table:table-cell>
          <table:table-cell office:value-type="float" office:value="0.136969696969697" calcext:value-type="float">
            <text:p>0.13696969696969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0495636414185" calcext:value-type="float">
            <text:p>0.070495636414185</text:p>
          </table:table-cell>
          <table:table-cell office:value-type="float" office:value="0.0680763706778335" calcext:value-type="float">
            <text:p>0.0680763706778335</text:p>
          </table:table-cell>
          <table:table-cell office:value-type="float" office:value="0.105772929515164" calcext:value-type="float">
            <text:p>0.105772929515164</text:p>
          </table:table-cell>
          <table:table-cell table:number-columns-repeated="3" office:value-type="float" office:value="0.0556792873051225" calcext:value-type="float">
            <text:p>0.0556792873051225</text:p>
          </table:table-cell>
          <table:table-cell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3116055404946" calcext:value-type="float">
            <text:p>0.0743116055404946</text:p>
          </table:table-cell>
          <table:table-cell office:value-type="float" office:value="0.0711668302093555" calcext:value-type="float">
            <text:p>0.0711668302093555</text:p>
          </table:table-cell>
          <table:table-cell office:value-type="float" office:value="0.120168147641832" calcext:value-type="float">
            <text:p>0.120168147641832</text:p>
          </table:table-cell>
          <table:table-cell table:number-columns-repeated="3" office:value-type="float" office:value="0.0526315789473684" calcext:value-type="float">
            <text:p>0.0526315789473684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09759274791577" calcext:value-type="float">
            <text:p>5.09759274791577E-06</text:p>
          </table:table-cell>
          <table:table-cell office:value-type="float" office:value="0.00000715520764060784" calcext:value-type="float">
            <text:p>7.15520764060784E-06</text:p>
          </table:table-cell>
          <table:table-cell office:value-type="float" office:value="0.999287068843842" calcext:value-type="float">
            <text:p>0.999287068843842</text:p>
          </table:table-cell>
          <table:table-cell office:value-type="float" office:value="0.999069392681122" calcext:value-type="float">
            <text:p>0.999069392681122</text:p>
          </table:table-cell>
          <table:table-cell office:value-type="float" office:value="0.999287068843842" calcext:value-type="float">
            <text:p>0.999287068843842</text:p>
          </table:table-cell>
          <table:table-cell office:value-type="float" office:value="0.0388921597635855" calcext:value-type="float">
            <text:p>0.0388921597635855</text:p>
          </table:table-cell>
          <table:table-cell office:value-type="float" office:value="0.0277047850832402" calcext:value-type="float">
            <text:p>0.0277047850832402</text:p>
          </table:table-cell>
          <table:table-cell office:value-type="float" office:value="0.196897375101873" calcext:value-type="float">
            <text:p>0.196897375101873</text:p>
          </table:table-cell>
          <table:table-cell office:value-type="float" office:value="0.000162929398356937" calcext:value-type="float">
            <text:p>0.000162929398356937</text:p>
          </table:table-cell>
          <table:table-cell office:value-type="float" office:value="0.000145665340824053" calcext:value-type="float">
            <text:p>0.000145665340824053</text:p>
          </table:table-cell>
          <table:table-cell office:value-type="float" office:value="0.00811119563877583" calcext:value-type="float">
            <text:p>0.00811119563877583</text:p>
          </table:table-cell>
          <table:table-cell office:value-type="float" office:value="2348" calcext:value-type="float">
            <text:p>2348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0152848204134363" calcext:value-type="float">
            <text:p>0.0152848204134363</text:p>
          </table:table-cell>
          <table:table-cell office:value-type="float" office:value="0.0167634437092586" calcext:value-type="float">
            <text:p>0.0167634437092586</text:p>
          </table:table-cell>
          <table:table-cell office:value-type="float" office:value="0.770758878009096" calcext:value-type="float">
            <text:p>0.770758878009096</text:p>
          </table:table-cell>
          <table:table-cell office:value-type="float" office:value="0.757458660064219" calcext:value-type="float">
            <text:p>0.757458660064219</text:p>
          </table:table-cell>
          <table:table-cell office:value-type="float" office:value="0.770758878009096" calcext:value-type="float">
            <text:p>0.770758878009096</text:p>
          </table:table-cell>
          <table:table-cell office:value-type="float" office:value="0.0722630932835233" calcext:value-type="float">
            <text:p>0.0722630932835233</text:p>
          </table:table-cell>
          <table:table-cell office:value-type="float" office:value="0.0646310512836499" calcext:value-type="float">
            <text:p>0.0646310512836499</text:p>
          </table:table-cell>
          <table:table-cell office:value-type="float" office:value="0.180054462940558" calcext:value-type="float">
            <text:p>0.180054462940558</text:p>
          </table:table-cell>
          <table:table-cell office:value-type="float" office:value="0.0389184486043913" calcext:value-type="float">
            <text:p>0.0389184486043913</text:p>
          </table:table-cell>
          <table:table-cell office:value-type="float" office:value="0.037775229209071" calcext:value-type="float">
            <text:p>0.037775229209071</text:p>
          </table:table-cell>
          <table:table-cell office:value-type="float" office:value="0.106892559917552" calcext:value-type="float">
            <text:p>0.106892559917552</text:p>
          </table:table-cell>
          <table:table-cell office:value-type="float" office:value="2380" calcext:value-type="float">
            <text:p>2380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152516586062991" calcext:value-type="float">
            <text:p>0.0152516586062991</text:p>
          </table:table-cell>
          <table:table-cell office:value-type="float" office:value="0.0167289709453141" calcext:value-type="float">
            <text:p>0.0167289709453141</text:p>
          </table:table-cell>
          <table:table-cell office:value-type="float" office:value="0.771502647137031" calcext:value-type="float">
            <text:p>0.771502647137031</text:p>
          </table:table-cell>
          <table:table-cell office:value-type="float" office:value="0.758215894953924" calcext:value-type="float">
            <text:p>0.758215894953924</text:p>
          </table:table-cell>
          <table:table-cell office:value-type="float" office:value="0.771502647137031" calcext:value-type="float">
            <text:p>0.771502647137031</text:p>
          </table:table-cell>
          <table:table-cell office:value-type="float" office:value="0.0722719406202376" calcext:value-type="float">
            <text:p>0.0722719406202376</text:p>
          </table:table-cell>
          <table:table-cell office:value-type="float" office:value="0.0646296493410809" calcext:value-type="float">
            <text:p>0.0646296493410809</text:p>
          </table:table-cell>
          <table:table-cell office:value-type="float" office:value="0.18020806627468" calcext:value-type="float">
            <text:p>0.18020806627468</text:p>
          </table:table-cell>
          <table:table-cell office:value-type="float" office:value="0.0388787836687013" calcext:value-type="float">
            <text:p>0.0388787836687013</text:p>
          </table:table-cell>
          <table:table-cell office:value-type="float" office:value="0.0377353397846882" calcext:value-type="float">
            <text:p>0.0377353397846882</text:p>
          </table:table-cell>
          <table:table-cell office:value-type="float" office:value="0.106914773795157" calcext:value-type="float">
            <text:p>0.106914773795157</text:p>
          </table:table-cell>
          <table:table-cell office:value-type="float" office:value="2380" calcext:value-type="float">
            <text:p>2380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0993792182112839" calcext:value-type="float">
            <text:p>0.00993792182112839</text:p>
          </table:table-cell>
          <table:table-cell office:value-type="float" office:value="0.0112799573213263" calcext:value-type="float">
            <text:p>0.0112799573213263</text:p>
          </table:table-cell>
          <table:table-cell office:value-type="float" office:value="0.939099960495221" calcext:value-type="float">
            <text:p>0.939099960495221</text:p>
          </table:table-cell>
          <table:table-cell office:value-type="float" office:value="0.933080431365321" calcext:value-type="float">
            <text:p>0.933080431365321</text:p>
          </table:table-cell>
          <table:table-cell office:value-type="float" office:value="0.939099960495221" calcext:value-type="float">
            <text:p>0.939099960495221</text:p>
          </table:table-cell>
          <table:table-cell office:value-type="float" office:value="0.0897714703396382" calcext:value-type="float">
            <text:p>0.0897714703396382</text:p>
          </table:table-cell>
          <table:table-cell office:value-type="float" office:value="0.0782537617966117" calcext:value-type="float">
            <text:p>0.0782537617966117</text:p>
          </table:table-cell>
          <table:table-cell office:value-type="float" office:value="0.252442165703206" calcext:value-type="float">
            <text:p>0.252442165703206</text:p>
          </table:table-cell>
          <table:table-cell office:value-type="float" office:value="0.0358044307357827" calcext:value-type="float">
            <text:p>0.0358044307357827</text:p>
          </table:table-cell>
          <table:table-cell office:value-type="float" office:value="0.0343725641811746" calcext:value-type="float">
            <text:p>0.0343725641811746</text:p>
          </table:table-cell>
          <table:table-cell office:value-type="float" office:value="0.140063024731145" calcext:value-type="float">
            <text:p>0.140063024731145</text:p>
          </table:table-cell>
          <table:table-cell office:value-type="float" office:value="2348" calcext:value-type="float">
            <text:p>2348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287068843842" calcext:value-type="float">
            <text:p>0.999287068843842</text:p>
          </table:table-cell>
          <table:table-cell office:value-type="float" office:value="0.991353834203016" calcext:value-type="float">
            <text:p>0.991353834203016</text:p>
          </table:table-cell>
          <table:table-cell office:value-type="float" office:value="0.999287068843842" calcext:value-type="float">
            <text:p>0.999287068843842</text:p>
          </table:table-cell>
          <table:table-cell office:value-type="float" office:value="0.0717385549075274" calcext:value-type="float">
            <text:p>0.0717385549075274</text:p>
          </table:table-cell>
          <table:table-cell office:value-type="float" office:value="0.063421094407508" calcext:value-type="float">
            <text:p>0.063421094407508</text:p>
          </table:table-cell>
          <table:table-cell office:value-type="float" office:value="0.189210452910742" calcext:value-type="float">
            <text:p>0.189210452910742</text:p>
          </table:table-cell>
          <table:table-cell table:number-columns-repeated="2" office:value-type="float" office:value="0.033195020746888" calcext:value-type="float">
            <text:p>0.033195020746888</text:p>
          </table:table-cell>
          <table:table-cell office:value-type="float" office:value="0.0995670995670996" calcext:value-type="float">
            <text:p>0.0995670995670996</text:p>
          </table:table-cell>
          <table:table-cell office:value-type="float" office:value="2394" calcext:value-type="float">
            <text:p>2394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353834203016" calcext:value-type="float">
            <text:p>0.991353834203016</text:p>
          </table:table-cell>
          <table:table-cell office:value-type="float" office:value="1" calcext:value-type="float">
            <text:p>1</text:p>
          </table:table-cell>
          <table:table-cell office:value-type="float" office:value="0.0717388322047487" calcext:value-type="float">
            <text:p>0.0717388322047487</text:p>
          </table:table-cell>
          <table:table-cell office:value-type="float" office:value="0.063421094407508" calcext:value-type="float">
            <text:p>0.063421094407508</text:p>
          </table:table-cell>
          <table:table-cell office:value-type="float" office:value="0.189214646623425" calcext:value-type="float">
            <text:p>0.189214646623425</text:p>
          </table:table-cell>
          <table:table-cell table:number-columns-repeated="2" office:value-type="float" office:value="0.033195020746888" calcext:value-type="float">
            <text:p>0.033195020746888</text:p>
          </table:table-cell>
          <table:table-cell office:value-type="float" office:value="0.0995670995670996" calcext:value-type="float">
            <text:p>0.0995670995670996</text:p>
          </table:table-cell>
          <table:table-cell office:value-type="float" office:value="2394" calcext:value-type="float">
            <text:p>2394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3710911933755" calcext:value-type="float">
            <text:p>0.0743710911933755</text:p>
          </table:table-cell>
          <table:table-cell office:value-type="float" office:value="0.0687313362409055" calcext:value-type="float">
            <text:p>0.0687313362409055</text:p>
          </table:table-cell>
          <table:table-cell office:value-type="float" office:value="0.154024336139732" calcext:value-type="float">
            <text:p>0.154024336139732</text:p>
          </table:table-cell>
          <table:table-cell table:number-columns-repeated="3" office:value-type="float" office:value="0.0507399577167019" calcext:value-type="float">
            <text:p>0.0507399577167019</text:p>
          </table:table-cell>
          <table:table-cell office:value-type="float" office:value="2369" calcext:value-type="float">
            <text:p>2369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8940253433028" calcext:value-type="float">
            <text:p>0.0778940253433028</text:p>
          </table:table-cell>
          <table:table-cell office:value-type="float" office:value="0.0682702065385864" calcext:value-type="float">
            <text:p>0.0682702065385864</text:p>
          </table:table-cell>
          <table:table-cell office:value-type="float" office:value="0.213816313285209" calcext:value-type="float">
            <text:p>0.213816313285209</text:p>
          </table:table-cell>
          <table:table-cell table:number-columns-repeated="3" office:value-type="float" office:value="0.044543429844098" calcext:value-type="float">
            <text:p>0.044543429844098</text:p>
          </table:table-cell>
          <table:table-cell office:value-type="float" office:value="2353" calcext:value-type="float">
            <text:p>235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02380745049548" calcext:value-type="float">
            <text:p>0.0702380745049548</text:p>
          </table:table-cell>
          <table:table-cell office:value-type="float" office:value="0.0644975681962758" calcext:value-type="float">
            <text:p>0.0644975681962758</text:p>
          </table:table-cell>
          <table:table-cell office:value-type="float" office:value="0.151314284194003" calcext:value-type="float">
            <text:p>0.15131428419400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21314663555037" calcext:value-type="float">
            <text:p>0.0721314663555037</text:p>
          </table:table-cell>
          <table:table-cell office:value-type="float" office:value="0.0655768429820908" calcext:value-type="float">
            <text:p>0.0655768429820908</text:p>
          </table:table-cell>
          <table:table-cell office:value-type="float" office:value="0.164705882352941" calcext:value-type="float">
            <text:p>0.16470588235294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3804767711853" calcext:value-type="float">
            <text:p>0.0743804767711853</text:p>
          </table:table-cell>
          <table:table-cell office:value-type="float" office:value="0.0687479289079398" calcext:value-type="float">
            <text:p>0.0687479289079398</text:p>
          </table:table-cell>
          <table:table-cell office:value-type="float" office:value="0.153931932180906" calcext:value-type="float">
            <text:p>0.153931932180906</text:p>
          </table:table-cell>
          <table:table-cell table:number-columns-repeated="3" office:value-type="float" office:value="0.0507399577167019" calcext:value-type="float">
            <text:p>0.0507399577167019</text:p>
          </table:table-cell>
          <table:table-cell office:value-type="float" office:value="2369" calcext:value-type="float">
            <text:p>2369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889368903726" calcext:value-type="float">
            <text:p>0.077889368903726</text:p>
          </table:table-cell>
          <table:table-cell office:value-type="float" office:value="0.0682733045330699" calcext:value-type="float">
            <text:p>0.0682733045330699</text:p>
          </table:table-cell>
          <table:table-cell office:value-type="float" office:value="0.21370213686811" calcext:value-type="float">
            <text:p>0.21370213686811</text:p>
          </table:table-cell>
          <table:table-cell table:number-columns-repeated="3" office:value-type="float" office:value="0.044543429844098" calcext:value-type="float">
            <text:p>0.044543429844098</text:p>
          </table:table-cell>
          <table:table-cell office:value-type="float" office:value="2353" calcext:value-type="float">
            <text:p>235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91769377631135" calcext:value-type="float">
            <text:p>8.91769377631135E-06</text:p>
          </table:table-cell>
          <table:table-cell office:value-type="float" office:value="0.0000112389134301338" calcext:value-type="float">
            <text:p>1.12389134301338E-05</text:p>
          </table:table-cell>
          <table:table-cell office:value-type="float" office:value="0.999733030796051" calcext:value-type="float">
            <text:p>0.999733030796051</text:p>
          </table:table-cell>
          <table:table-cell office:value-type="float" office:value="0.998825490474701" calcext:value-type="float">
            <text:p>0.998825490474701</text:p>
          </table:table-cell>
          <table:table-cell office:value-type="float" office:value="0.999733030796051" calcext:value-type="float">
            <text:p>0.999733030796051</text:p>
          </table:table-cell>
          <table:table-cell office:value-type="float" office:value="0.0553741025862469" calcext:value-type="float">
            <text:p>0.0553741025862469</text:p>
          </table:table-cell>
          <table:table-cell office:value-type="float" office:value="0.0473129301024364" calcext:value-type="float">
            <text:p>0.0473129301024364</text:p>
          </table:table-cell>
          <table:table-cell office:value-type="float" office:value="0.170677659006466" calcext:value-type="float">
            <text:p>0.170677659006466</text:p>
          </table:table-cell>
          <table:table-cell office:value-type="float" office:value="0.000335006625391543" calcext:value-type="float">
            <text:p>0.000335006625391543</text:p>
          </table:table-cell>
          <table:table-cell office:value-type="float" office:value="0.000273304700385779" calcext:value-type="float">
            <text:p>0.000273304700385779</text:p>
          </table:table-cell>
          <table:table-cell office:value-type="float" office:value="0.00761845917440951" calcext:value-type="float">
            <text:p>0.00761845917440951</text:p>
          </table:table-cell>
          <table:table-cell office:value-type="float" office:value="2305" calcext:value-type="float">
            <text:p>2305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272100873122006" calcext:value-type="float">
            <text:p>0.0272100873122006</text:p>
          </table:table-cell>
          <table:table-cell office:value-type="float" office:value="0.0284442753509554" calcext:value-type="float">
            <text:p>0.0284442753509554</text:p>
          </table:table-cell>
          <table:table-cell office:value-type="float" office:value="0.584079192013466" calcext:value-type="float">
            <text:p>0.584079192013466</text:p>
          </table:table-cell>
          <table:table-cell office:value-type="float" office:value="0.511790614626955" calcext:value-type="float">
            <text:p>0.511790614626955</text:p>
          </table:table-cell>
          <table:table-cell office:value-type="float" office:value="0.584079192013466" calcext:value-type="float">
            <text:p>0.584079192013466</text:p>
          </table:table-cell>
          <table:table-cell office:value-type="float" office:value="0.077022551897707" calcext:value-type="float">
            <text:p>0.077022551897707</text:p>
          </table:table-cell>
          <table:table-cell office:value-type="float" office:value="0.0728574955540528" calcext:value-type="float">
            <text:p>0.0728574955540528</text:p>
          </table:table-cell>
          <table:table-cell office:value-type="float" office:value="0.136597732813188" calcext:value-type="float">
            <text:p>0.136597732813188</text:p>
          </table:table-cell>
          <table:table-cell office:value-type="float" office:value="0.0540982688482984" calcext:value-type="float">
            <text:p>0.0540982688482984</text:p>
          </table:table-cell>
          <table:table-cell office:value-type="float" office:value="0.0520795869592556" calcext:value-type="float">
            <text:p>0.0520795869592556</text:p>
          </table:table-cell>
          <table:table-cell office:value-type="float" office:value="0.0958930395815005" calcext:value-type="float">
            <text:p>0.0958930395815005</text:p>
          </table:table-cell>
          <table:table-cell office:value-type="float" office:value="2401" calcext:value-type="float">
            <text:p>240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71836853989438" calcext:value-type="float">
            <text:p>0.0271836853989438</text:p>
          </table:table-cell>
          <table:table-cell office:value-type="float" office:value="0.028417641146598" calcext:value-type="float">
            <text:p>0.028417641146598</text:p>
          </table:table-cell>
          <table:table-cell office:value-type="float" office:value="0.584539191160444" calcext:value-type="float">
            <text:p>0.584539191160444</text:p>
          </table:table-cell>
          <table:table-cell office:value-type="float" office:value="0.512209860425065" calcext:value-type="float">
            <text:p>0.512209860425065</text:p>
          </table:table-cell>
          <table:table-cell office:value-type="float" office:value="0.584539191160444" calcext:value-type="float">
            <text:p>0.584539191160444</text:p>
          </table:table-cell>
          <table:table-cell office:value-type="float" office:value="0.0770210843315468" calcext:value-type="float">
            <text:p>0.0770210843315468</text:p>
          </table:table-cell>
          <table:table-cell office:value-type="float" office:value="0.0728526412909058" calcext:value-type="float">
            <text:p>0.0728526412909058</text:p>
          </table:table-cell>
          <table:table-cell office:value-type="float" office:value="0.136644707109286" calcext:value-type="float">
            <text:p>0.136644707109286</text:p>
          </table:table-cell>
          <table:table-cell office:value-type="float" office:value="0.0540742356104916" calcext:value-type="float">
            <text:p>0.0540742356104916</text:p>
          </table:table-cell>
          <table:table-cell office:value-type="float" office:value="0.0520549377796366" calcext:value-type="float">
            <text:p>0.0520549377796366</text:p>
          </table:table-cell>
          <table:table-cell office:value-type="float" office:value="0.0958918526043485" calcext:value-type="float">
            <text:p>0.0958918526043485</text:p>
          </table:table-cell>
          <table:table-cell office:value-type="float" office:value="2401" calcext:value-type="float">
            <text:p>240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7023767131997" calcext:value-type="float">
            <text:p>0.017023767131997</text:p>
          </table:table-cell>
          <table:table-cell office:value-type="float" office:value="0.0184281764898047" calcext:value-type="float">
            <text:p>0.0184281764898047</text:p>
          </table:table-cell>
          <table:table-cell office:value-type="float" office:value="0.946352880121456" calcext:value-type="float">
            <text:p>0.946352880121456</text:p>
          </table:table-cell>
          <table:table-cell office:value-type="float" office:value="0.913179774636706" calcext:value-type="float">
            <text:p>0.913179774636706</text:p>
          </table:table-cell>
          <table:table-cell office:value-type="float" office:value="0.946352880121456" calcext:value-type="float">
            <text:p>0.946352880121456</text:p>
          </table:table-cell>
          <table:table-cell office:value-type="float" office:value="0.119360238421308" calcext:value-type="float">
            <text:p>0.119360238421308</text:p>
          </table:table-cell>
          <table:table-cell office:value-type="float" office:value="0.110257087483525" calcext:value-type="float">
            <text:p>0.110257087483525</text:p>
          </table:table-cell>
          <table:table-cell office:value-type="float" office:value="0.249567808084952" calcext:value-type="float">
            <text:p>0.249567808084952</text:p>
          </table:table-cell>
          <table:table-cell office:value-type="float" office:value="0.0578138598224985" calcext:value-type="float">
            <text:p>0.0578138598224985</text:p>
          </table:table-cell>
          <table:table-cell office:value-type="float" office:value="0.0540641145112207" calcext:value-type="float">
            <text:p>0.0540641145112207</text:p>
          </table:table-cell>
          <table:table-cell office:value-type="float" office:value="0.154644282576731" calcext:value-type="float">
            <text:p>0.154644282576731</text:p>
          </table:table-cell>
          <table:table-cell office:value-type="float" office:value="2305" calcext:value-type="float">
            <text:p>2305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733030796051" calcext:value-type="float">
            <text:p>0.999733030796051</text:p>
          </table:table-cell>
          <table:table-cell office:value-type="float" office:value="0.5" calcext:value-type="float">
            <text:p>0.5</text:p>
          </table:table-cell>
          <table:table-cell office:value-type="float" office:value="0.999733030796051" calcext:value-type="float">
            <text:p>0.999733030796051</text:p>
          </table:table-cell>
          <table:table-cell office:value-type="float" office:value="0.0783593605114904" calcext:value-type="float">
            <text:p>0.0783593605114904</text:p>
          </table:table-cell>
          <table:table-cell office:value-type="float" office:value="0.0727145406438363" calcext:value-type="float">
            <text:p>0.0727145406438363</text:p>
          </table:table-cell>
          <table:table-cell office:value-type="float" office:value="0.159100444689899" calcext:value-type="float">
            <text:p>0.159100444689899</text:p>
          </table:table-cell>
          <table:table-cell office:value-type="float" office:value="0.0425531914893617" calcext:value-type="float">
            <text:p>0.0425531914893617</text:p>
          </table:table-cell>
          <table:table-cell office:value-type="float" office:value="0.04" calcext:value-type="float">
            <text:p>0.04</text:p>
          </table:table-cell>
          <table:table-cell office:value-type="float" office:value="0.183908045977011" calcext:value-type="float">
            <text:p>0.183908045977011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5820704337124" calcext:value-type="float">
            <text:p>0.0775820704337124</text:p>
          </table:table-cell>
          <table:table-cell office:value-type="float" office:value="0.0727145213700695" calcext:value-type="float">
            <text:p>0.0727145213700695</text:p>
          </table:table-cell>
          <table:table-cell office:value-type="float" office:value="0.147205406147605" calcext:value-type="float">
            <text:p>0.147205406147605</text:p>
          </table:table-cell>
          <table:table-cell office:value-type="float" office:value="0.0425531914893617" calcext:value-type="float">
            <text:p>0.0425531914893617</text:p>
          </table:table-cell>
          <table:table-cell office:value-type="float" office:value="0.04" calcext:value-type="float">
            <text:p>0.04</text:p>
          </table:table-cell>
          <table:table-cell office:value-type="float" office:value="0.183908045977011" calcext:value-type="float">
            <text:p>0.183908045977011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6520783894789" calcext:value-type="float">
            <text:p>0.0776520783894789</text:p>
          </table:table-cell>
          <table:table-cell office:value-type="float" office:value="0.0749763512338895" calcext:value-type="float">
            <text:p>0.0749763512338895</text:p>
          </table:table-cell>
          <table:table-cell office:value-type="float" office:value="0.11592453288282" calcext:value-type="float">
            <text:p>0.11592453288282</text:p>
          </table:table-cell>
          <table:table-cell table:number-columns-repeated="3" office:value-type="float" office:value="0.0604703247480403" calcext:value-type="float">
            <text:p>0.0604703247480403</text:p>
          </table:table-cell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8461427688599" calcext:value-type="float">
            <text:p>0.808461427688599</text:p>
          </table:table-cell>
          <table:table-cell office:value-type="float" office:value="0.0809948821074023" calcext:value-type="float">
            <text:p>0.0809948821074023</text:p>
          </table:table-cell>
          <table:table-cell office:value-type="float" office:value="0.0780838590411686" calcext:value-type="float">
            <text:p>0.0780838590411686</text:p>
          </table:table-cell>
          <table:table-cell office:value-type="float" office:value="0.122632908465495" calcext:value-type="float">
            <text:p>0.122632908465495</text:p>
          </table:table-cell>
          <table:table-cell table:number-columns-repeated="3" office:value-type="float" office:value="0.0562719812426729" calcext:value-type="float">
            <text:p>0.0562719812426729</text:p>
          </table:table-cell>
          <table:table-cell office:value-type="float" office:value="2349" calcext:value-type="float">
            <text:p>2349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08955223880597" calcext:value-type="float">
            <text:p>0.208955223880597</text:p>
          </table:table-cell>
          <table:table-cell office:value-type="float" office:value="0.0778964693522592" calcext:value-type="float">
            <text:p>0.0778964693522592</text:p>
          </table:table-cell>
          <table:table-cell office:value-type="float" office:value="0.0739196425092786" calcext:value-type="float">
            <text:p>0.0739196425092786</text:p>
          </table:table-cell>
          <table:table-cell office:value-type="float" office:value="0.134779296159893" calcext:value-type="float">
            <text:p>0.134779296159893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802411513029949" calcext:value-type="float">
            <text:p>0.0802411513029949</text:p>
          </table:table-cell>
          <table:table-cell office:value-type="float" office:value="0.0758843112775697" calcext:value-type="float">
            <text:p>0.0758843112775697</text:p>
          </table:table-cell>
          <table:table-cell office:value-type="float" office:value="0.142559523809524" calcext:value-type="float">
            <text:p>0.14255952380952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6520783894789" calcext:value-type="float">
            <text:p>0.0776520783894789</text:p>
          </table:table-cell>
          <table:table-cell office:value-type="float" office:value="0.0749763512338895" calcext:value-type="float">
            <text:p>0.0749763512338895</text:p>
          </table:table-cell>
          <table:table-cell office:value-type="float" office:value="0.11592453288282" calcext:value-type="float">
            <text:p>0.11592453288282</text:p>
          </table:table-cell>
          <table:table-cell table:number-columns-repeated="3" office:value-type="float" office:value="0.0604703247480403" calcext:value-type="float">
            <text:p>0.0604703247480403</text:p>
          </table:table-cell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0810008306894354" calcext:value-type="float">
            <text:p>0.0810008306894354</text:p>
          </table:table-cell>
          <table:table-cell office:value-type="float" office:value="0.078085614582253" calcext:value-type="float">
            <text:p>0.078085614582253</text:p>
          </table:table-cell>
          <table:table-cell office:value-type="float" office:value="0.122698832508242" calcext:value-type="float">
            <text:p>0.122698832508242</text:p>
          </table:table-cell>
          <table:table-cell table:number-columns-repeated="3" office:value-type="float" office:value="0.0562719812426729" calcext:value-type="float">
            <text:p>0.0562719812426729</text:p>
          </table:table-cell>
          <table:table-cell office:value-type="float" office:value="2349" calcext:value-type="float">
            <text:p>2349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618446165390196" calcext:value-type="float">
            <text:p>6.18446165390196E-06</text:p>
          </table:table-cell>
          <table:table-cell office:value-type="float" office:value="0.0000104938944787136" calcext:value-type="float">
            <text:p>1.04938944787136E-05</text:p>
          </table:table-cell>
          <table:table-cell office:value-type="float" office:value="0.999888062477112" calcext:value-type="float">
            <text:p>0.999888062477112</text:p>
          </table:table-cell>
          <table:table-cell office:value-type="float" office:value="0.999885082244873" calcext:value-type="float">
            <text:p>0.999885082244873</text:p>
          </table:table-cell>
          <table:table-cell office:value-type="float" office:value="0.999888062477112" calcext:value-type="float">
            <text:p>0.999888062477112</text:p>
          </table:table-cell>
          <table:table-cell office:value-type="float" office:value="0.0614387129110445" calcext:value-type="float">
            <text:p>0.0614387129110445</text:p>
          </table:table-cell>
          <table:table-cell office:value-type="float" office:value="0.0494745246021617" calcext:value-type="float">
            <text:p>0.0494745246021617</text:p>
          </table:table-cell>
          <table:table-cell office:value-type="float" office:value="0.210521268801835" calcext:value-type="float">
            <text:p>0.210521268801835</text:p>
          </table:table-cell>
          <table:table-cell office:value-type="float" office:value="0.000329543894622475" calcext:value-type="float">
            <text:p>0.000329543894622475</text:p>
          </table:table-cell>
          <table:table-cell office:value-type="float" office:value="0.000275765909464099" calcext:value-type="float">
            <text:p>0.000275765909464099</text:p>
          </table:table-cell>
          <table:table-cell office:value-type="float" office:value="0.0107375476509333" calcext:value-type="float">
            <text:p>0.0107375476509333</text:p>
          </table:table-cell>
          <table:table-cell office:value-type="float" office:value="2277" calcext:value-type="float">
            <text:p>2277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.0195617213867856" calcext:value-type="float">
            <text:p>0.0195617213867856</text:p>
          </table:table-cell>
          <table:table-cell office:value-type="float" office:value="0.0218885507408198" calcext:value-type="float">
            <text:p>0.0218885507408198</text:p>
          </table:table-cell>
          <table:table-cell office:value-type="float" office:value="0.659998537482876" calcext:value-type="float">
            <text:p>0.659998537482876</text:p>
          </table:table-cell>
          <table:table-cell office:value-type="float" office:value="0.658717453732831" calcext:value-type="float">
            <text:p>0.658717453732831</text:p>
          </table:table-cell>
          <table:table-cell office:value-type="float" office:value="0.659998537482876" calcext:value-type="float">
            <text:p>0.659998537482876</text:p>
          </table:table-cell>
          <table:table-cell office:value-type="float" office:value="0.0718032912525501" calcext:value-type="float">
            <text:p>0.0718032912525501</text:p>
          </table:table-cell>
          <table:table-cell office:value-type="float" office:value="0.0663695229579545" calcext:value-type="float">
            <text:p>0.0663695229579545</text:p>
          </table:table-cell>
          <table:table-cell office:value-type="float" office:value="0.139512027070024" calcext:value-type="float">
            <text:p>0.139512027070024</text:p>
          </table:table-cell>
          <table:table-cell office:value-type="float" office:value="0.0451549441349067" calcext:value-type="float">
            <text:p>0.0451549441349067</text:p>
          </table:table-cell>
          <table:table-cell office:value-type="float" office:value="0.0435162408840185" calcext:value-type="float">
            <text:p>0.0435162408840185</text:p>
          </table:table-cell>
          <table:table-cell office:value-type="float" office:value="0.0917016591474772" calcext:value-type="float">
            <text:p>0.0917016591474772</text:p>
          </table:table-cell>
          <table:table-cell office:value-type="float" office:value="2374" calcext:value-type="float">
            <text:p>2374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95330839634147" calcext:value-type="float">
            <text:p>0.0195330839634147</text:p>
          </table:table-cell>
          <table:table-cell office:value-type="float" office:value="0.0218589165706661" calcext:value-type="float">
            <text:p>0.0218589165706661</text:p>
          </table:table-cell>
          <table:table-cell office:value-type="float" office:value="0.660639942004732" calcext:value-type="float">
            <text:p>0.660639942004732</text:p>
          </table:table-cell>
          <table:table-cell office:value-type="float" office:value="0.659358809225407" calcext:value-type="float">
            <text:p>0.659358809225407</text:p>
          </table:table-cell>
          <table:table-cell office:value-type="float" office:value="0.660639942004732" calcext:value-type="float">
            <text:p>0.660639942004732</text:p>
          </table:table-cell>
          <table:table-cell office:value-type="float" office:value="0.0718078849603434" calcext:value-type="float">
            <text:p>0.0718078849603434</text:p>
          </table:table-cell>
          <table:table-cell office:value-type="float" office:value="0.0663683024670461" calcext:value-type="float">
            <text:p>0.0663683024670461</text:p>
          </table:table-cell>
          <table:table-cell office:value-type="float" office:value="0.139589069955357" calcext:value-type="float">
            <text:p>0.139589069955357</text:p>
          </table:table-cell>
          <table:table-cell office:value-type="float" office:value="0.0451259161405303" calcext:value-type="float">
            <text:p>0.0451259161405303</text:p>
          </table:table-cell>
          <table:table-cell office:value-type="float" office:value="0.0434866880855237" calcext:value-type="float">
            <text:p>0.0434866880855237</text:p>
          </table:table-cell>
          <table:table-cell office:value-type="float" office:value="0.0917056462235028" calcext:value-type="float">
            <text:p>0.0917056462235028</text:p>
          </table:table-cell>
          <table:table-cell office:value-type="float" office:value="2374" calcext:value-type="float">
            <text:p>2374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0973142508975676" calcext:value-type="float">
            <text:p>0.00973142508975676</text:p>
          </table:table-cell>
          <table:table-cell office:value-type="float" office:value="0.0119050305029892" calcext:value-type="float">
            <text:p>0.0119050305029892</text:p>
          </table:table-cell>
          <table:table-cell office:value-type="float" office:value="0.970869718742734" calcext:value-type="float">
            <text:p>0.970869718742734</text:p>
          </table:table-cell>
          <table:table-cell office:value-type="float" office:value="0.97058189492503" calcext:value-type="float">
            <text:p>0.97058189492503</text:p>
          </table:table-cell>
          <table:table-cell office:value-type="float" office:value="0.970869718742734" calcext:value-type="float">
            <text:p>0.970869718742734</text:p>
          </table:table-cell>
          <table:table-cell office:value-type="float" office:value="0.11274938598574" calcext:value-type="float">
            <text:p>0.11274938598574</text:p>
          </table:table-cell>
          <table:table-cell office:value-type="float" office:value="0.100385532724151" calcext:value-type="float">
            <text:p>0.100385532724151</text:p>
          </table:table-cell>
          <table:table-cell office:value-type="float" office:value="0.266812060135384" calcext:value-type="float">
            <text:p>0.266812060135384</text:p>
          </table:table-cell>
          <table:table-cell office:value-type="float" office:value="0.0435150918568884" calcext:value-type="float">
            <text:p>0.0435150918568884</text:p>
          </table:table-cell>
          <table:table-cell office:value-type="float" office:value="0.0407441732033606" calcext:value-type="float">
            <text:p>0.0407441732033606</text:p>
          </table:table-cell>
          <table:table-cell office:value-type="float" office:value="0.148885073075842" calcext:value-type="float">
            <text:p>0.148885073075842</text:p>
          </table:table-cell>
          <table:table-cell office:value-type="float" office:value="2277" calcext:value-type="float">
            <text:p>2277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5753309225524" calcext:value-type="float">
            <text:p>0.0715753309225524</text:p>
          </table:table-cell>
          <table:table-cell office:value-type="float" office:value="0.0656836913918281" calcext:value-type="float">
            <text:p>0.0656836913918281</text:p>
          </table:table-cell>
          <table:table-cell office:value-type="float" office:value="0.144989477954615" calcext:value-type="float">
            <text:p>0.144989477954615</text:p>
          </table:table-cell>
          <table:table-cell table:number-columns-repeated="2" office:value-type="float" office:value="0.0449438202247191" calcext:value-type="float">
            <text:p>0.0449438202247191</text:p>
          </table:table-cell>
          <table:table-cell office:value-type="float" office:value="0.101694915254237" calcext:value-type="float">
            <text:p>0.101694915254237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5753177725488" calcext:value-type="float">
            <text:p>0.0715753177725488</text:p>
          </table:table-cell>
          <table:table-cell office:value-type="float" office:value="0.0656836771865091" calcext:value-type="float">
            <text:p>0.0656836771865091</text:p>
          </table:table-cell>
          <table:table-cell office:value-type="float" office:value="0.144989477954615" calcext:value-type="float">
            <text:p>0.144989477954615</text:p>
          </table:table-cell>
          <table:table-cell table:number-columns-repeated="2" office:value-type="float" office:value="0.0449438202247191" calcext:value-type="float">
            <text:p>0.0449438202247191</text:p>
          </table:table-cell>
          <table:table-cell office:value-type="float" office:value="0.101694915254237" calcext:value-type="float">
            <text:p>0.101694915254237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99138003189648" calcext:value-type="float">
            <text:p>0.0699138003189648</text:p>
          </table:table-cell>
          <table:table-cell office:value-type="float" office:value="0.0668921782146997" calcext:value-type="float">
            <text:p>0.0668921782146997</text:p>
          </table:table-cell>
          <table:table-cell office:value-type="float" office:value="0.10756542653965" calcext:value-type="float">
            <text:p>0.10756542653965</text:p>
          </table:table-cell>
          <table:table-cell table:number-columns-repeated="3" office:value-type="float" office:value="0.0530386740331492" calcext:value-type="float">
            <text:p>0.0530386740331492</text:p>
          </table:table-cell>
          <table:table-cell office:value-type="float" office:value="2370" calcext:value-type="float">
            <text:p>237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4913685889969" calcext:value-type="float">
            <text:p>0.0754913685889969</text:p>
          </table:table-cell>
          <table:table-cell office:value-type="float" office:value="0.0696575423818773" calcext:value-type="float">
            <text:p>0.0696575423818773</text:p>
          </table:table-cell>
          <table:table-cell office:value-type="float" office:value="0.148185119232686" calcext:value-type="float">
            <text:p>0.148185119232686</text:p>
          </table:table-cell>
          <table:table-cell table:number-columns-repeated="3" office:value-type="float" office:value="0.0454545454545455" calcext:value-type="float">
            <text:p>0.0454545454545455</text:p>
          </table:table-cell>
          <table:table-cell office:value-type="float" office:value="2317" calcext:value-type="float">
            <text:p>2317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08955223880597" calcext:value-type="float">
            <text:p>0.208955223880597</text:p>
          </table:table-cell>
          <table:table-cell office:value-type="float" office:value="0.0686256141941542" calcext:value-type="float">
            <text:p>0.0686256141941542</text:p>
          </table:table-cell>
          <table:table-cell office:value-type="float" office:value="0.06379656340148" calcext:value-type="float">
            <text:p>0.06379656340148</text:p>
          </table:table-cell>
          <table:table-cell office:value-type="float" office:value="0.128799126689257" calcext:value-type="float">
            <text:p>0.128799126689257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693115519253209" calcext:value-type="float">
            <text:p>0.0693115519253209</text:p>
          </table:table-cell>
          <table:table-cell office:value-type="float" office:value="0.0640966386554622" calcext:value-type="float">
            <text:p>0.0640966386554622</text:p>
          </table:table-cell>
          <table:table-cell office:value-type="float" office:value="0.134293193717277" calcext:value-type="float">
            <text:p>0.13429319371727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99138003189648" calcext:value-type="float">
            <text:p>0.0699138003189648</text:p>
          </table:table-cell>
          <table:table-cell office:value-type="float" office:value="0.0668921782146997" calcext:value-type="float">
            <text:p>0.0668921782146997</text:p>
          </table:table-cell>
          <table:table-cell office:value-type="float" office:value="0.10756542653965" calcext:value-type="float">
            <text:p>0.10756542653965</text:p>
          </table:table-cell>
          <table:table-cell table:number-columns-repeated="3" office:value-type="float" office:value="0.0530386740331492" calcext:value-type="float">
            <text:p>0.0530386740331492</text:p>
          </table:table-cell>
          <table:table-cell office:value-type="float" office:value="2370" calcext:value-type="float">
            <text:p>237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4865066142436" calcext:value-type="float">
            <text:p>0.0754865066142436</text:p>
          </table:table-cell>
          <table:table-cell office:value-type="float" office:value="0.06966005439609" calcext:value-type="float">
            <text:p>0.06966005439609</text:p>
          </table:table-cell>
          <table:table-cell office:value-type="float" office:value="0.148088371950398" calcext:value-type="float">
            <text:p>0.148088371950398</text:p>
          </table:table-cell>
          <table:table-cell table:number-columns-repeated="3" office:value-type="float" office:value="0.0454545454545455" calcext:value-type="float">
            <text:p>0.0454545454545455</text:p>
          </table:table-cell>
          <table:table-cell office:value-type="float" office:value="2317" calcext:value-type="float">
            <text:p>2317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538654167030472" calcext:value-type="float">
            <text:p>5.38654167030472E-05</text:p>
          </table:table-cell>
          <table:table-cell office:value-type="float" office:value="0.000062596081988886" calcext:value-type="float">
            <text:p>6.2596081988886E-05</text:p>
          </table:table-cell>
          <table:table-cell office:value-type="float" office:value="0.998597681522369" calcext:value-type="float">
            <text:p>0.998597681522369</text:p>
          </table:table-cell>
          <table:table-cell office:value-type="float" office:value="0.991796374320984" calcext:value-type="float">
            <text:p>0.991796374320984</text:p>
          </table:table-cell>
          <table:table-cell office:value-type="float" office:value="0.998597681522369" calcext:value-type="float">
            <text:p>0.998597681522369</text:p>
          </table:table-cell>
          <table:table-cell office:value-type="float" office:value="0.0371589710413638" calcext:value-type="float">
            <text:p>0.0371589710413638</text:p>
          </table:table-cell>
          <table:table-cell office:value-type="float" office:value="0.0281822565945595" calcext:value-type="float">
            <text:p>0.0281822565945595</text:p>
          </table:table-cell>
          <table:table-cell office:value-type="float" office:value="0.165558047325119" calcext:value-type="float">
            <text:p>0.165558047325119</text:p>
          </table:table-cell>
          <table:table-cell office:value-type="float" office:value="0.000532634323462844" calcext:value-type="float">
            <text:p>0.000532634323462844</text:p>
          </table:table-cell>
          <table:table-cell office:value-type="float" office:value="0.000455342786153778" calcext:value-type="float">
            <text:p>0.000455342786153778</text:p>
          </table:table-cell>
          <table:table-cell office:value-type="float" office:value="0.00846220552921295" calcext:value-type="float">
            <text:p>0.00846220552921295</text:p>
          </table:table-cell>
          <table:table-cell office:value-type="float" office:value="2351" calcext:value-type="float">
            <text:p>2351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199132809759901" calcext:value-type="float">
            <text:p>0.0199132809759901</text:p>
          </table:table-cell>
          <table:table-cell office:value-type="float" office:value="0.0207684789051657" calcext:value-type="float">
            <text:p>0.0207684789051657</text:p>
          </table:table-cell>
          <table:table-cell office:value-type="float" office:value="0.687582278172678" calcext:value-type="float">
            <text:p>0.687582278172678</text:p>
          </table:table-cell>
          <table:table-cell office:value-type="float" office:value="0.570077715764961" calcext:value-type="float">
            <text:p>0.570077715764961</text:p>
          </table:table-cell>
          <table:table-cell office:value-type="float" office:value="0.687582278172678" calcext:value-type="float">
            <text:p>0.687582278172678</text:p>
          </table:table-cell>
          <table:table-cell office:value-type="float" office:value="0.0603992327085522" calcext:value-type="float">
            <text:p>0.0603992327085522</text:p>
          </table:table-cell>
          <table:table-cell office:value-type="float" office:value="0.0552878613362279" calcext:value-type="float">
            <text:p>0.0552878613362279</text:p>
          </table:table-cell>
          <table:table-cell office:value-type="float" office:value="0.133510098230548" calcext:value-type="float">
            <text:p>0.133510098230548</text:p>
          </table:table-cell>
          <table:table-cell office:value-type="float" office:value="0.0376363720790212" calcext:value-type="float">
            <text:p>0.0376363720790212</text:p>
          </table:table-cell>
          <table:table-cell office:value-type="float" office:value="0.0360462359618839" calcext:value-type="float">
            <text:p>0.0360462359618839</text:p>
          </table:table-cell>
          <table:table-cell office:value-type="float" office:value="0.0795142104711417" calcext:value-type="float">
            <text:p>0.0795142104711417</text:p>
          </table:table-cell>
          <table:table-cell office:value-type="float" office:value="2397" calcext:value-type="float">
            <text:p>2397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9875182616559" calcext:value-type="float">
            <text:p>0.019875182616559</text:p>
          </table:table-cell>
          <table:table-cell office:value-type="float" office:value="0.0207298848539777" calcext:value-type="float">
            <text:p>0.0207298848539777</text:p>
          </table:table-cell>
          <table:table-cell office:value-type="float" office:value="0.68843927005342" calcext:value-type="float">
            <text:p>0.68843927005342</text:p>
          </table:table-cell>
          <table:table-cell office:value-type="float" office:value="0.570898423358878" calcext:value-type="float">
            <text:p>0.570898423358878</text:p>
          </table:table-cell>
          <table:table-cell office:value-type="float" office:value="0.68843927005342" calcext:value-type="float">
            <text:p>0.68843927005342</text:p>
          </table:table-cell>
          <table:table-cell office:value-type="float" office:value="0.060394319994829" calcext:value-type="float">
            <text:p>0.060394319994829</text:p>
          </table:table-cell>
          <table:table-cell office:value-type="float" office:value="0.0552756380061328" calcext:value-type="float">
            <text:p>0.0552756380061328</text:p>
          </table:table-cell>
          <table:table-cell office:value-type="float" office:value="0.133609753440287" calcext:value-type="float">
            <text:p>0.133609753440287</text:p>
          </table:table-cell>
          <table:table-cell office:value-type="float" office:value="0.0375957257121365" calcext:value-type="float">
            <text:p>0.0375957257121365</text:p>
          </table:table-cell>
          <table:table-cell office:value-type="float" office:value="0.0360052681649956" calcext:value-type="float">
            <text:p>0.0360052681649956</text:p>
          </table:table-cell>
          <table:table-cell office:value-type="float" office:value="0.0795056476925093" calcext:value-type="float">
            <text:p>0.0795056476925093</text:p>
          </table:table-cell>
          <table:table-cell office:value-type="float" office:value="2397" calcext:value-type="float">
            <text:p>2397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135424537578321" calcext:value-type="float">
            <text:p>0.0135424537578321</text:p>
          </table:table-cell>
          <table:table-cell office:value-type="float" office:value="0.0144465181517366" calcext:value-type="float">
            <text:p>0.0144465181517366</text:p>
          </table:table-cell>
          <table:table-cell office:value-type="float" office:value="0.946122434914339" calcext:value-type="float">
            <text:p>0.946122434914339</text:p>
          </table:table-cell>
          <table:table-cell office:value-type="float" office:value="0.890122220047942" calcext:value-type="float">
            <text:p>0.890122220047942</text:p>
          </table:table-cell>
          <table:table-cell office:value-type="float" office:value="0.946122434914339" calcext:value-type="float">
            <text:p>0.946122434914339</text:p>
          </table:table-cell>
          <table:table-cell office:value-type="float" office:value="0.0830642720571187" calcext:value-type="float">
            <text:p>0.0830642720571187</text:p>
          </table:table-cell>
          <table:table-cell office:value-type="float" office:value="0.0733031369617942" calcext:value-type="float">
            <text:p>0.0733031369617942</text:p>
          </table:table-cell>
          <table:table-cell office:value-type="float" office:value="0.222683365117028" calcext:value-type="float">
            <text:p>0.222683365117028</text:p>
          </table:table-cell>
          <table:table-cell office:value-type="float" office:value="0.0359717077155692" calcext:value-type="float">
            <text:p>0.0359717077155692</text:p>
          </table:table-cell>
          <table:table-cell office:value-type="float" office:value="0.0336723683547856" calcext:value-type="float">
            <text:p>0.0336723683547856</text:p>
          </table:table-cell>
          <table:table-cell office:value-type="float" office:value="0.111219961031837" calcext:value-type="float">
            <text:p>0.111219961031837</text:p>
          </table:table-cell>
          <table:table-cell office:value-type="float" office:value="2351" calcext:value-type="float">
            <text:p>2351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08686299569376" calcext:value-type="float">
            <text:p>0.0608686299569376</text:p>
          </table:table-cell>
          <table:table-cell office:value-type="float" office:value="0.054892988489502" calcext:value-type="float">
            <text:p>0.054892988489502</text:p>
          </table:table-cell>
          <table:table-cell office:value-type="float" office:value="0.146341644517937" calcext:value-type="float">
            <text:p>0.146341644517937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08685441043111" calcext:value-type="float">
            <text:p>0.0608685441043111</text:p>
          </table:table-cell>
          <table:table-cell office:value-type="float" office:value="0.0548928966346943" calcext:value-type="float">
            <text:p>0.0548928966346943</text:p>
          </table:table-cell>
          <table:table-cell office:value-type="float" office:value="0.146341644517937" calcext:value-type="float">
            <text:p>0.146341644517937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17997436034997" calcext:value-type="float">
            <text:p>0.0617997436034997</text:p>
          </table:table-cell>
          <table:table-cell office:value-type="float" office:value="0.0581808829548724" calcext:value-type="float">
            <text:p>0.0581808829548724</text:p>
          </table:table-cell>
          <table:table-cell office:value-type="float" office:value="0.113562375381187" calcext:value-type="float">
            <text:p>0.113562375381187</text:p>
          </table:table-cell>
          <table:table-cell table:number-columns-repeated="3" office:value-type="float" office:value="0.0463362068965517" calcext:value-type="float">
            <text:p>0.0463362068965517</text:p>
          </table:table-cell>
          <table:table-cell office:value-type="float" office:value="2386" calcext:value-type="float">
            <text:p>2386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7371816768314" calcext:value-type="float">
            <text:p>0.0627371816768314</text:p>
          </table:table-cell>
          <table:table-cell office:value-type="float" office:value="0.0581949638543183" calcext:value-type="float">
            <text:p>0.0581949638543183</text:p>
          </table:table-cell>
          <table:table-cell office:value-type="float" office:value="0.127707118745278" calcext:value-type="float">
            <text:p>0.127707118745278</text:p>
          </table:table-cell>
          <table:table-cell table:number-columns-repeated="3" office:value-type="float" office:value="0.0408626560726447" calcext:value-type="float">
            <text:p>0.0408626560726447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15654269932471" calcext:value-type="float">
            <text:p>0.0615654269932471</text:p>
          </table:table-cell>
          <table:table-cell office:value-type="float" office:value="0.0560068043996715" calcext:value-type="float">
            <text:p>0.0560068043996715</text:p>
          </table:table-cell>
          <table:table-cell office:value-type="float" office:value="0.141073582304926" calcext:value-type="float">
            <text:p>0.141073582304926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16297160637884" calcext:value-type="float">
            <text:p>0.0616297160637884</text:p>
          </table:table-cell>
          <table:table-cell office:value-type="float" office:value="0.0559300873907616" calcext:value-type="float">
            <text:p>0.0559300873907616</text:p>
          </table:table-cell>
          <table:table-cell office:value-type="float" office:value="0.143154761904762" calcext:value-type="float">
            <text:p>0.14315476190476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17997436034997" calcext:value-type="float">
            <text:p>0.0617997436034997</text:p>
          </table:table-cell>
          <table:table-cell office:value-type="float" office:value="0.0581808829548724" calcext:value-type="float">
            <text:p>0.0581808829548724</text:p>
          </table:table-cell>
          <table:table-cell office:value-type="float" office:value="0.113562375381187" calcext:value-type="float">
            <text:p>0.113562375381187</text:p>
          </table:table-cell>
          <table:table-cell table:number-columns-repeated="3" office:value-type="float" office:value="0.0463362068965517" calcext:value-type="float">
            <text:p>0.0463362068965517</text:p>
          </table:table-cell>
          <table:table-cell office:value-type="float" office:value="2386" calcext:value-type="float">
            <text:p>2386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7519274178128" calcext:value-type="float">
            <text:p>0.0627519274178128</text:p>
          </table:table-cell>
          <table:table-cell office:value-type="float" office:value="0.0582187165538" calcext:value-type="float">
            <text:p>0.0582187165538</text:p>
          </table:table-cell>
          <table:table-cell office:value-type="float" office:value="0.127593032811996" calcext:value-type="float">
            <text:p>0.127593032811996</text:p>
          </table:table-cell>
          <table:table-cell table:number-columns-repeated="3" office:value-type="float" office:value="0.0408626560726447" calcext:value-type="float">
            <text:p>0.0408626560726447</text:p>
          </table:table-cell>
          <table:table-cell office:value-type="float" office:value="2363" calcext:value-type="float">
            <text:p>2363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1231722763041" calcext:value-type="float">
            <text:p>9.1231722763041E-06</text:p>
          </table:table-cell>
          <table:table-cell office:value-type="float" office:value="0.000011886227184732" calcext:value-type="float">
            <text:p>1.1886227184732E-05</text:p>
          </table:table-cell>
          <table:table-cell office:value-type="float" office:value="0.999937057495117" calcext:value-type="float">
            <text:p>0.999937057495117</text:p>
          </table:table-cell>
          <table:table-cell office:value-type="float" office:value="0.999872446060181" calcext:value-type="float">
            <text:p>0.999872446060181</text:p>
          </table:table-cell>
          <table:table-cell office:value-type="float" office:value="0.999937057495117" calcext:value-type="float">
            <text:p>0.999937057495117</text:p>
          </table:table-cell>
          <table:table-cell office:value-type="float" office:value="0.0436297533070313" calcext:value-type="float">
            <text:p>0.0436297533070313</text:p>
          </table:table-cell>
          <table:table-cell office:value-type="float" office:value="0.0338398505321412" calcext:value-type="float">
            <text:p>0.0338398505321412</text:p>
          </table:table-cell>
          <table:table-cell office:value-type="float" office:value="0.170632459413894" calcext:value-type="float">
            <text:p>0.170632459413894</text:p>
          </table:table-cell>
          <table:table-cell office:value-type="float" office:value="0.000164027092978358" calcext:value-type="float">
            <text:p>0.000164027092978358</text:p>
          </table:table-cell>
          <table:table-cell office:value-type="float" office:value="0.000142019445775077" calcext:value-type="float">
            <text:p>0.000142019445775077</text:p>
          </table:table-cell>
          <table:table-cell office:value-type="float" office:value="0.00361477199476212" calcext:value-type="float">
            <text:p>0.00361477199476212</text:p>
          </table:table-cell>
          <table:table-cell office:value-type="float" office:value="2320" calcext:value-type="float">
            <text:p>2320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306997170876264" calcext:value-type="float">
            <text:p>0.0306997170876264</text:p>
          </table:table-cell>
          <table:table-cell office:value-type="float" office:value="0.032293717115831" calcext:value-type="float">
            <text:p>0.032293717115831</text:p>
          </table:table-cell>
          <table:table-cell office:value-type="float" office:value="0.679427924529847" calcext:value-type="float">
            <text:p>0.679427924529847</text:p>
          </table:table-cell>
          <table:table-cell office:value-type="float" office:value="0.648305182417555" calcext:value-type="float">
            <text:p>0.648305182417555</text:p>
          </table:table-cell>
          <table:table-cell office:value-type="float" office:value="0.679427924529847" calcext:value-type="float">
            <text:p>0.679427924529847</text:p>
          </table:table-cell>
          <table:table-cell office:value-type="float" office:value="0.0768805535896856" calcext:value-type="float">
            <text:p>0.0768805535896856</text:p>
          </table:table-cell>
          <table:table-cell office:value-type="float" office:value="0.0717857514395178" calcext:value-type="float">
            <text:p>0.0717857514395178</text:p>
          </table:table-cell>
          <table:table-cell office:value-type="float" office:value="0.142974535831266" calcext:value-type="float">
            <text:p>0.142974535831266</text:p>
          </table:table-cell>
          <table:table-cell office:value-type="float" office:value="0.0530744774520198" calcext:value-type="float">
            <text:p>0.0530744774520198</text:p>
          </table:table-cell>
          <table:table-cell office:value-type="float" office:value="0.0516619604502538" calcext:value-type="float">
            <text:p>0.0516619604502538</text:p>
          </table:table-cell>
          <table:table-cell office:value-type="float" office:value="0.0936365605217621" calcext:value-type="float">
            <text:p>0.0936365605217621</text:p>
          </table:table-cell>
          <table:table-cell office:value-type="float" office:value="2383" calcext:value-type="float">
            <text:p>2383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30672418423502" calcext:value-type="float">
            <text:p>0.030672418423502</text:p>
          </table:table-cell>
          <table:table-cell office:value-type="float" office:value="0.0322663033418448" calcext:value-type="float">
            <text:p>0.0322663033418448</text:p>
          </table:table-cell>
          <table:table-cell office:value-type="float" office:value="0.679931948172181" calcext:value-type="float">
            <text:p>0.679931948172181</text:p>
          </table:table-cell>
          <table:table-cell office:value-type="float" office:value="0.648808393867385" calcext:value-type="float">
            <text:p>0.648808393867385</text:p>
          </table:table-cell>
          <table:table-cell office:value-type="float" office:value="0.679931948172181" calcext:value-type="float">
            <text:p>0.679931948172181</text:p>
          </table:table-cell>
          <table:table-cell office:value-type="float" office:value="0.0768797997207881" calcext:value-type="float">
            <text:p>0.0768797997207881</text:p>
          </table:table-cell>
          <table:table-cell office:value-type="float" office:value="0.0717804668624791" calcext:value-type="float">
            <text:p>0.0717804668624791</text:p>
          </table:table-cell>
          <table:table-cell office:value-type="float" office:value="0.143032558051134" calcext:value-type="float">
            <text:p>0.143032558051134</text:p>
          </table:table-cell>
          <table:table-cell office:value-type="float" office:value="0.0530504202262477" calcext:value-type="float">
            <text:p>0.0530504202262477</text:p>
          </table:table-cell>
          <table:table-cell office:value-type="float" office:value="0.0516374364768661" calcext:value-type="float">
            <text:p>0.0516374364768661</text:p>
          </table:table-cell>
          <table:table-cell office:value-type="float" office:value="0.0936358427779286" calcext:value-type="float">
            <text:p>0.0936358427779286</text:p>
          </table:table-cell>
          <table:table-cell office:value-type="float" office:value="2383" calcext:value-type="float">
            <text:p>2383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207289779051478" calcext:value-type="float">
            <text:p>0.0207289779051478</text:p>
          </table:table-cell>
          <table:table-cell office:value-type="float" office:value="0.0225903597202345" calcext:value-type="float">
            <text:p>0.0225903597202345</text:p>
          </table:table-cell>
          <table:table-cell office:value-type="float" office:value="0.961343328523175" calcext:value-type="float">
            <text:p>0.961343328523175</text:p>
          </table:table-cell>
          <table:table-cell office:value-type="float" office:value="0.951613581344401" calcext:value-type="float">
            <text:p>0.951613581344401</text:p>
          </table:table-cell>
          <table:table-cell office:value-type="float" office:value="0.961343328523175" calcext:value-type="float">
            <text:p>0.961343328523175</text:p>
          </table:table-cell>
          <table:table-cell office:value-type="float" office:value="0.107254187493527" calcext:value-type="float">
            <text:p>0.107254187493527</text:p>
          </table:table-cell>
          <table:table-cell office:value-type="float" office:value="0.0968194764634809" calcext:value-type="float">
            <text:p>0.0968194764634809</text:p>
          </table:table-cell>
          <table:table-cell office:value-type="float" office:value="0.242621878953967" calcext:value-type="float">
            <text:p>0.242621878953967</text:p>
          </table:table-cell>
          <table:table-cell office:value-type="float" office:value="0.0523825336244413" calcext:value-type="float">
            <text:p>0.0523825336244413</text:p>
          </table:table-cell>
          <table:table-cell office:value-type="float" office:value="0.0500566610500582" calcext:value-type="float">
            <text:p>0.0500566610500582</text:p>
          </table:table-cell>
          <table:table-cell office:value-type="float" office:value="0.133889705366735" calcext:value-type="float">
            <text:p>0.133889705366735</text:p>
          </table:table-cell>
          <table:table-cell office:value-type="float" office:value="2320" calcext:value-type="float">
            <text:p>2320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37057495117" calcext:value-type="float">
            <text:p>0.999937057495117</text:p>
          </table:table-cell>
          <table:table-cell office:value-type="float" office:value="0.999872446060181" calcext:value-type="float">
            <text:p>0.999872446060181</text:p>
          </table:table-cell>
          <table:table-cell office:value-type="float" office:value="0.999937057495117" calcext:value-type="float">
            <text:p>0.999937057495117</text:p>
          </table:table-cell>
          <table:table-cell office:value-type="float" office:value="0.0771607524861297" calcext:value-type="float">
            <text:p>0.0771607524861297</text:p>
          </table:table-cell>
          <table:table-cell office:value-type="float" office:value="0.0713837982957736" calcext:value-type="float">
            <text:p>0.0713837982957736</text:p>
          </table:table-cell>
          <table:table-cell office:value-type="float" office:value="0.152104174509935" calcext:value-type="float">
            <text:p>0.152104174509935</text:p>
          </table:table-cell>
          <table:table-cell table:number-columns-repeated="2" office:value-type="float" office:value="0.0415094339622642" calcext:value-type="float">
            <text:p>0.0415094339622642</text:p>
          </table:table-cell>
          <table:table-cell office:value-type="float" office:value="0.151785714285714" calcext:value-type="float">
            <text:p>0.151785714285714</text:p>
          </table:table-cell>
          <table:table-cell office:value-type="float" office:value="2385" calcext:value-type="float">
            <text:p>2385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58969368015449" calcext:value-type="float">
            <text:p>0.0758969368015449</text:p>
          </table:table-cell>
          <table:table-cell office:value-type="float" office:value="0.0708392641564389" calcext:value-type="float">
            <text:p>0.0708392641564389</text:p>
          </table:table-cell>
          <table:table-cell office:value-type="float" office:value="0.141509244431263" calcext:value-type="float">
            <text:p>0.141509244431263</text:p>
          </table:table-cell>
          <table:table-cell table:number-columns-repeated="2" office:value-type="float" office:value="0.0415094339622642" calcext:value-type="float">
            <text:p>0.0415094339622642</text:p>
          </table:table-cell>
          <table:table-cell office:value-type="float" office:value="0.151785714285714" calcext:value-type="float">
            <text:p>0.151785714285714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2086930968155" calcext:value-type="float">
            <text:p>0.0802086930968155</text:p>
          </table:table-cell>
          <table:table-cell office:value-type="float" office:value="0.0771783353915602" calcext:value-type="float">
            <text:p>0.0771783353915602</text:p>
          </table:table-cell>
          <table:table-cell office:value-type="float" office:value="0.119520996588361" calcext:value-type="float">
            <text:p>0.119520996588361</text:p>
          </table:table-cell>
          <table:table-cell table:number-columns-repeated="3" office:value-type="float" office:value="0.0622270742358079" calcext:value-type="float">
            <text:p>0.0622270742358079</text:p>
          </table:table-cell>
          <table:table-cell office:value-type="float" office:value="2366" calcext:value-type="float">
            <text:p>2366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7330998093782" calcext:value-type="float">
            <text:p>0.0817330998093782</text:p>
          </table:table-cell>
          <table:table-cell office:value-type="float" office:value="0.0790439292201308" calcext:value-type="float">
            <text:p>0.0790439292201308</text:p>
          </table:table-cell>
          <table:table-cell office:value-type="float" office:value="0.116619242181843" calcext:value-type="float">
            <text:p>0.116619242181843</text:p>
          </table:table-cell>
          <table:table-cell table:number-columns-repeated="3" office:value-type="float" office:value="0.061867266591676" calcext:value-type="float">
            <text:p>0.061867266591676</text:p>
          </table:table-cell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763012489618665" calcext:value-type="float">
            <text:p>0.0763012489618665</text:p>
          </table:table-cell>
          <table:table-cell office:value-type="float" office:value="0.0717179991045269" calcext:value-type="float">
            <text:p>0.0717179991045269</text:p>
          </table:table-cell>
          <table:table-cell office:value-type="float" office:value="0.135758952274202" calcext:value-type="float">
            <text:p>0.135758952274202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53792298716453" calcext:value-type="float">
            <text:p>0.0753792298716453</text:p>
          </table:table-cell>
          <table:table-cell office:value-type="float" office:value="0.0709049015500628" calcext:value-type="float">
            <text:p>0.0709049015500628</text:p>
          </table:table-cell>
          <table:table-cell office:value-type="float" office:value="0.133423913043478" calcext:value-type="float">
            <text:p>0.13342391304347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2417437224238" calcext:value-type="float">
            <text:p>0.0802417437224238</text:p>
          </table:table-cell>
          <table:table-cell office:value-type="float" office:value="0.07722991632391" calcext:value-type="float">
            <text:p>0.07722991632391</text:p>
          </table:table-cell>
          <table:table-cell office:value-type="float" office:value="0.119313656767275" calcext:value-type="float">
            <text:p>0.119313656767275</text:p>
          </table:table-cell>
          <table:table-cell table:number-columns-repeated="3" office:value-type="float" office:value="0.0622270742358079" calcext:value-type="float">
            <text:p>0.0622270742358079</text:p>
          </table:table-cell>
          <table:table-cell office:value-type="float" office:value="2363" calcext:value-type="float">
            <text:p>2363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7052215868236" calcext:value-type="float">
            <text:p>0.0817052215868236</text:p>
          </table:table-cell>
          <table:table-cell office:value-type="float" office:value="0.0790240543155186" calcext:value-type="float">
            <text:p>0.0790240543155186</text:p>
          </table:table-cell>
          <table:table-cell office:value-type="float" office:value="0.116487538307504" calcext:value-type="float">
            <text:p>0.116487538307504</text:p>
          </table:table-cell>
          <table:table-cell table:number-columns-repeated="3" office:value-type="float" office:value="0.061867266591676" calcext:value-type="float">
            <text:p>0.061867266591676</text:p>
          </table:table-cell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59395857635536" calcext:value-type="float">
            <text:p>5.59395857635536E-06</text:p>
          </table:table-cell>
          <table:table-cell office:value-type="float" office:value="0.00000769591133575887" calcext:value-type="float">
            <text:p>7.69591133575887E-06</text:p>
          </table:table-cell>
          <table:table-cell office:value-type="float" office:value="0.999886274337769" calcext:value-type="float">
            <text:p>0.999886274337769</text:p>
          </table:table-cell>
          <table:table-cell office:value-type="float" office:value="0.99958747625351" calcext:value-type="float">
            <text:p>0.99958747625351</text:p>
          </table:table-cell>
          <table:table-cell office:value-type="float" office:value="0.999886274337769" calcext:value-type="float">
            <text:p>0.999886274337769</text:p>
          </table:table-cell>
          <table:table-cell office:value-type="float" office:value="0.0237434432632403" calcext:value-type="float">
            <text:p>0.0237434432632403</text:p>
          </table:table-cell>
          <table:table-cell office:value-type="float" office:value="0.0180468190823969" calcext:value-type="float">
            <text:p>0.0180468190823969</text:p>
          </table:table-cell>
          <table:table-cell office:value-type="float" office:value="0.101738366333531" calcext:value-type="float">
            <text:p>0.101738366333531</text:p>
          </table:table-cell>
          <table:table-cell office:value-type="float" office:value="0.0000901421444723383" calcext:value-type="float">
            <text:p>9.01421444723383E-05</text:p>
          </table:table-cell>
          <table:table-cell office:value-type="float" office:value="0.0000732820844859816" calcext:value-type="float">
            <text:p>7.32820844859816E-05</text:p>
          </table:table-cell>
          <table:table-cell office:value-type="float" office:value="0.002351293573156" calcext:value-type="float">
            <text:p>0.002351293573156</text:p>
          </table:table-cell>
          <table:table-cell office:value-type="float" office:value="2361" calcext:value-type="float">
            <text:p>2361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230930010203739" calcext:value-type="float">
            <text:p>0.0230930010203739</text:p>
          </table:table-cell>
          <table:table-cell office:value-type="float" office:value="0.0247061013680675" calcext:value-type="float">
            <text:p>0.0247061013680675</text:p>
          </table:table-cell>
          <table:table-cell office:value-type="float" office:value="0.699904580706356" calcext:value-type="float">
            <text:p>0.699904580706356</text:p>
          </table:table-cell>
          <table:table-cell office:value-type="float" office:value="0.638157888799878" calcext:value-type="float">
            <text:p>0.638157888799878</text:p>
          </table:table-cell>
          <table:table-cell office:value-type="float" office:value="0.699904580706356" calcext:value-type="float">
            <text:p>0.699904580706356</text:p>
          </table:table-cell>
          <table:table-cell office:value-type="float" office:value="0.0588617171668661" calcext:value-type="float">
            <text:p>0.0588617171668661</text:p>
          </table:table-cell>
          <table:table-cell office:value-type="float" office:value="0.0546347992493469" calcext:value-type="float">
            <text:p>0.0546347992493469</text:p>
          </table:table-cell>
          <table:table-cell office:value-type="float" office:value="0.116734261911872" calcext:value-type="float">
            <text:p>0.116734261911872</text:p>
          </table:table-cell>
          <table:table-cell office:value-type="float" office:value="0.0414040950024516" calcext:value-type="float">
            <text:p>0.0414040950024516</text:p>
          </table:table-cell>
          <table:table-cell office:value-type="float" office:value="0.0396580561741267" calcext:value-type="float">
            <text:p>0.0396580561741267</text:p>
          </table:table-cell>
          <table:table-cell office:value-type="float" office:value="0.0805863076362241" calcext:value-type="float">
            <text:p>0.0805863076362241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30681969052695" calcext:value-type="float">
            <text:p>0.0230681969052695</text:p>
          </table:table-cell>
          <table:table-cell office:value-type="float" office:value="0.0246809905241673" calcext:value-type="float">
            <text:p>0.0246809905241673</text:p>
          </table:table-cell>
          <table:table-cell office:value-type="float" office:value="0.700473758487414" calcext:value-type="float">
            <text:p>0.700473758487414</text:p>
          </table:table-cell>
          <table:table-cell office:value-type="float" office:value="0.638730210602988" calcext:value-type="float">
            <text:p>0.638730210602988</text:p>
          </table:table-cell>
          <table:table-cell office:value-type="float" office:value="0.700473758487414" calcext:value-type="float">
            <text:p>0.700473758487414</text:p>
          </table:table-cell>
          <table:table-cell office:value-type="float" office:value="0.0588563747342593" calcext:value-type="float">
            <text:p>0.0588563747342593</text:p>
          </table:table-cell>
          <table:table-cell office:value-type="float" office:value="0.0546257023404932" calcext:value-type="float">
            <text:p>0.0546257023404932</text:p>
          </table:table-cell>
          <table:table-cell office:value-type="float" office:value="0.116780323622623" calcext:value-type="float">
            <text:p>0.116780323622623</text:p>
          </table:table-cell>
          <table:table-cell office:value-type="float" office:value="0.0413802986145061" calcext:value-type="float">
            <text:p>0.0413802986145061</text:p>
          </table:table-cell>
          <table:table-cell office:value-type="float" office:value="0.0396338030045759" calcext:value-type="float">
            <text:p>0.0396338030045759</text:p>
          </table:table-cell>
          <table:table-cell office:value-type="float" office:value="0.0805853961525881" calcext:value-type="float">
            <text:p>0.0805853961525881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64016333136465" calcext:value-type="float">
            <text:p>0.0164016333136465</text:p>
          </table:table-cell>
          <table:table-cell office:value-type="float" office:value="0.0182378181434905" calcext:value-type="float">
            <text:p>0.0182378181434905</text:p>
          </table:table-cell>
          <table:table-cell office:value-type="float" office:value="0.955815204428718" calcext:value-type="float">
            <text:p>0.955815204428718</text:p>
          </table:table-cell>
          <table:table-cell office:value-type="float" office:value="0.933262243748679" calcext:value-type="float">
            <text:p>0.933262243748679</text:p>
          </table:table-cell>
          <table:table-cell office:value-type="float" office:value="0.955815204428718" calcext:value-type="float">
            <text:p>0.955815204428718</text:p>
          </table:table-cell>
          <table:table-cell office:value-type="float" office:value="0.07880971056026" calcext:value-type="float">
            <text:p>0.07880971056026</text:p>
          </table:table-cell>
          <table:table-cell office:value-type="float" office:value="0.070712873260959" calcext:value-type="float">
            <text:p>0.070712873260959</text:p>
          </table:table-cell>
          <table:table-cell office:value-type="float" office:value="0.189666980098118" calcext:value-type="float">
            <text:p>0.189666980098118</text:p>
          </table:table-cell>
          <table:table-cell office:value-type="float" office:value="0.0409786870673553" calcext:value-type="float">
            <text:p>0.0409786870673553</text:p>
          </table:table-cell>
          <table:table-cell office:value-type="float" office:value="0.0383106992694658" calcext:value-type="float">
            <text:p>0.0383106992694658</text:p>
          </table:table-cell>
          <table:table-cell office:value-type="float" office:value="0.114243274655305" calcext:value-type="float">
            <text:p>0.114243274655305</text:p>
          </table:table-cell>
          <table:table-cell office:value-type="float" office:value="2361" calcext:value-type="float">
            <text:p>2361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999886274337769" calcext:value-type="float">
            <text:p>0.999886274337769</text:p>
          </table:table-cell>
          <table:table-cell office:value-type="float" office:value="0.4" calcext:value-type="float">
            <text:p>0.4</text:p>
          </table:table-cell>
          <table:table-cell office:value-type="float" office:value="0.999886274337769" calcext:value-type="float">
            <text:p>0.999886274337769</text:p>
          </table:table-cell>
          <table:table-cell office:value-type="float" office:value="0.0612753162833624" calcext:value-type="float">
            <text:p>0.0612753162833624</text:p>
          </table:table-cell>
          <table:table-cell office:value-type="float" office:value="0.0550553764295574" calcext:value-type="float">
            <text:p>0.0550553764295574</text:p>
          </table:table-cell>
          <table:table-cell office:value-type="float" office:value="0.146435178510315" calcext:value-type="float">
            <text:p>0.146435178510315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93181818181818" calcext:value-type="float">
            <text:p>0.193181818181818</text:p>
          </table:table-cell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0612753539393031" calcext:value-type="float">
            <text:p>0.0612753539393031</text:p>
          </table:table-cell>
          <table:table-cell office:value-type="float" office:value="0.0550553693710271" calcext:value-type="float">
            <text:p>0.0550553693710271</text:p>
          </table:table-cell>
          <table:table-cell office:value-type="float" office:value="0.146435828371242" calcext:value-type="float">
            <text:p>0.146435828371242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93181818181818" calcext:value-type="float">
            <text:p>0.193181818181818</text:p>
          </table:table-cell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501721024513245" calcext:value-type="float">
            <text:p>0.501721024513245</text:p>
          </table:table-cell>
          <table:table-cell office:value-type="float" office:value="0.5" calcext:value-type="float">
            <text:p>0.5</text:p>
          </table:table-cell>
          <table:table-cell office:value-type="float" office:value="0.0622415849598763" calcext:value-type="float">
            <text:p>0.0622415849598763</text:p>
          </table:table-cell>
          <table:table-cell office:value-type="float" office:value="0.0601004756437011" calcext:value-type="float">
            <text:p>0.0601004756437011</text:p>
          </table:table-cell>
          <table:table-cell office:value-type="float" office:value="0.0915564302259087" calcext:value-type="float">
            <text:p>0.0915564302259087</text:p>
          </table:table-cell>
          <table:table-cell table:number-columns-repeated="3" office:value-type="float" office:value="0.0520169851380043" calcext:value-type="float">
            <text:p>0.0520169851380043</text:p>
          </table:table-cell>
          <table:table-cell office:value-type="float" office:value="2391" calcext:value-type="float">
            <text:p>2391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3908113692782" calcext:value-type="float">
            <text:p>0.0673908113692782</text:p>
          </table:table-cell>
          <table:table-cell office:value-type="float" office:value="0.0626945673298731" calcext:value-type="float">
            <text:p>0.0626945673298731</text:p>
          </table:table-cell>
          <table:table-cell office:value-type="float" office:value="0.131689101188791" calcext:value-type="float">
            <text:p>0.131689101188791</text:p>
          </table:table-cell>
          <table:table-cell table:number-columns-repeated="3" office:value-type="float" office:value="0.0490196078431373" calcext:value-type="float">
            <text:p>0.0490196078431373</text:p>
          </table:table-cell>
          <table:table-cell office:value-type="float" office:value="2363" calcext:value-type="float">
            <text:p>2363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616576957509402" calcext:value-type="float">
            <text:p>0.0616576957509402</text:p>
          </table:table-cell>
          <table:table-cell office:value-type="float" office:value="0.0561839270788265" calcext:value-type="float">
            <text:p>0.0561839270788265</text:p>
          </table:table-cell>
          <table:table-cell office:value-type="float" office:value="0.136601408541707" calcext:value-type="float">
            <text:p>0.136601408541707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638273045507585" calcext:value-type="float">
            <text:p>0.0638273045507585</text:p>
          </table:table-cell>
          <table:table-cell office:value-type="float" office:value="0.0579924874791319" calcext:value-type="float">
            <text:p>0.0579924874791319</text:p>
          </table:table-cell>
          <table:table-cell office:value-type="float" office:value="0.143714285714286" calcext:value-type="float">
            <text:p>0.14371428571428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22804850584321" calcext:value-type="float">
            <text:p>0.0622804850584321</text:p>
          </table:table-cell>
          <table:table-cell office:value-type="float" office:value="0.0601368143144246" calcext:value-type="float">
            <text:p>0.0601368143144246</text:p>
          </table:table-cell>
          <table:table-cell office:value-type="float" office:value="0.0916303999306729" calcext:value-type="float">
            <text:p>0.0916303999306729</text:p>
          </table:table-cell>
          <table:table-cell table:number-columns-repeated="3" office:value-type="float" office:value="0.0520169851380043" calcext:value-type="float">
            <text:p>0.0520169851380043</text:p>
          </table:table-cell>
          <table:table-cell office:value-type="float" office:value="2386" calcext:value-type="float">
            <text:p>238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392408538678" calcext:value-type="float">
            <text:p>0.067392408538678</text:p>
          </table:table-cell>
          <table:table-cell office:value-type="float" office:value="0.0627024616190383" calcext:value-type="float">
            <text:p>0.0627024616190383</text:p>
          </table:table-cell>
          <table:table-cell office:value-type="float" office:value="0.131604481792717" calcext:value-type="float">
            <text:p>0.131604481792717</text:p>
          </table:table-cell>
          <table:table-cell table:number-columns-repeated="3" office:value-type="float" office:value="0.0490196078431373" calcext:value-type="float">
            <text:p>0.0490196078431373</text:p>
          </table:table-cell>
          <table:table-cell office:value-type="float" office:value="2363" calcext:value-type="float">
            <text:p>2363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85113456408726" calcext:value-type="float">
            <text:p>9.85113456408726E-06</text:p>
          </table:table-cell>
          <table:table-cell office:value-type="float" office:value="0.0000147391929203877" calcext:value-type="float">
            <text:p>1.47391929203877E-05</text:p>
          </table:table-cell>
          <table:table-cell office:value-type="float" office:value="0.99968409538269" calcext:value-type="float">
            <text:p>0.99968409538269</text:p>
          </table:table-cell>
          <table:table-cell office:value-type="float" office:value="0.999360263347626" calcext:value-type="float">
            <text:p>0.999360263347626</text:p>
          </table:table-cell>
          <table:table-cell office:value-type="float" office:value="0.99968409538269" calcext:value-type="float">
            <text:p>0.99968409538269</text:p>
          </table:table-cell>
          <table:table-cell office:value-type="float" office:value="0.0335206972034655" calcext:value-type="float">
            <text:p>0.0335206972034655</text:p>
          </table:table-cell>
          <table:table-cell office:value-type="float" office:value="0.0237384272170809" calcext:value-type="float">
            <text:p>0.0237384272170809</text:p>
          </table:table-cell>
          <table:table-cell office:value-type="float" office:value="0.152055856477258" calcext:value-type="float">
            <text:p>0.152055856477258</text:p>
          </table:table-cell>
          <table:table-cell office:value-type="float" office:value="0.000133873050799593" calcext:value-type="float">
            <text:p>0.000133873050799593</text:p>
          </table:table-cell>
          <table:table-cell office:value-type="float" office:value="0.000109802196675446" calcext:value-type="float">
            <text:p>0.000109802196675446</text:p>
          </table:table-cell>
          <table:table-cell office:value-type="float" office:value="0.0043128002434969" calcext:value-type="float">
            <text:p>0.0043128002434969</text:p>
          </table:table-cell>
          <table:table-cell office:value-type="float" office:value="2331" calcext:value-type="float">
            <text:p>2331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191379607949021" calcext:value-type="float">
            <text:p>0.0191379607949021</text:p>
          </table:table-cell>
          <table:table-cell office:value-type="float" office:value="0.021072595486576" calcext:value-type="float">
            <text:p>0.021072595486576</text:p>
          </table:table-cell>
          <table:table-cell office:value-type="float" office:value="0.698603757273654" calcext:value-type="float">
            <text:p>0.698603757273654</text:p>
          </table:table-cell>
          <table:table-cell office:value-type="float" office:value="0.661162643953388" calcext:value-type="float">
            <text:p>0.661162643953388</text:p>
          </table:table-cell>
          <table:table-cell office:value-type="float" office:value="0.698603757273654" calcext:value-type="float">
            <text:p>0.698603757273654</text:p>
          </table:table-cell>
          <table:table-cell office:value-type="float" office:value="0.0581137368169409" calcext:value-type="float">
            <text:p>0.0581137368169409</text:p>
          </table:table-cell>
          <table:table-cell office:value-type="float" office:value="0.0521058760781572" calcext:value-type="float">
            <text:p>0.0521058760781572</text:p>
          </table:table-cell>
          <table:table-cell office:value-type="float" office:value="0.130913069748631" calcext:value-type="float">
            <text:p>0.130913069748631</text:p>
          </table:table-cell>
          <table:table-cell office:value-type="float" office:value="0.0355602011586205" calcext:value-type="float">
            <text:p>0.0355602011586205</text:p>
          </table:table-cell>
          <table:table-cell office:value-type="float" office:value="0.033938749631296" calcext:value-type="float">
            <text:p>0.033938749631296</text:p>
          </table:table-cell>
          <table:table-cell office:value-type="float" office:value="0.0792633632649989" calcext:value-type="float">
            <text:p>0.0792633632649989</text:p>
          </table:table-cell>
          <table:table-cell office:value-type="float" office:value="2366" calcext:value-type="float">
            <text:p>2366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91120807329583" calcext:value-type="float">
            <text:p>0.0191120807329583</text:p>
          </table:table-cell>
          <table:table-cell office:value-type="float" office:value="0.021046002591457" calcext:value-type="float">
            <text:p>0.021046002591457</text:p>
          </table:table-cell>
          <table:table-cell office:value-type="float" office:value="0.699230665665426" calcext:value-type="float">
            <text:p>0.699230665665426</text:p>
          </table:table-cell>
          <table:table-cell office:value-type="float" office:value="0.661794573081892" calcext:value-type="float">
            <text:p>0.661794573081892</text:p>
          </table:table-cell>
          <table:table-cell office:value-type="float" office:value="0.699230665665426" calcext:value-type="float">
            <text:p>0.699230665665426</text:p>
          </table:table-cell>
          <table:table-cell office:value-type="float" office:value="0.0581113675517764" calcext:value-type="float">
            <text:p>0.0581113675517764</text:p>
          </table:table-cell>
          <table:table-cell office:value-type="float" office:value="0.0520973165882846" calcext:value-type="float">
            <text:p>0.0520973165882846</text:p>
          </table:table-cell>
          <table:table-cell office:value-type="float" office:value="0.130985709583884" calcext:value-type="float">
            <text:p>0.130985709583884</text:p>
          </table:table-cell>
          <table:table-cell office:value-type="float" office:value="0.0355328115932289" calcext:value-type="float">
            <text:p>0.0355328115932289</text:p>
          </table:table-cell>
          <table:table-cell office:value-type="float" office:value="0.0339111198435398" calcext:value-type="float">
            <text:p>0.0339111198435398</text:p>
          </table:table-cell>
          <table:table-cell office:value-type="float" office:value="0.0792615163785831" calcext:value-type="float">
            <text:p>0.0792615163785831</text:p>
          </table:table-cell>
          <table:table-cell office:value-type="float" office:value="2366" calcext:value-type="float">
            <text:p>2366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38898971180121" calcext:value-type="float">
            <text:p>0.0138898971180121</text:p>
          </table:table-cell>
          <table:table-cell office:value-type="float" office:value="0.016085545227853" calcext:value-type="float">
            <text:p>0.016085545227853</text:p>
          </table:table-cell>
          <table:table-cell office:value-type="float" office:value="0.951671848191873" calcext:value-type="float">
            <text:p>0.951671848191873</text:p>
          </table:table-cell>
          <table:table-cell office:value-type="float" office:value="0.938148669224126" calcext:value-type="float">
            <text:p>0.938148669224126</text:p>
          </table:table-cell>
          <table:table-cell office:value-type="float" office:value="0.951671848191873" calcext:value-type="float">
            <text:p>0.951671848191873</text:p>
          </table:table-cell>
          <table:table-cell office:value-type="float" office:value="0.0824332822627617" calcext:value-type="float">
            <text:p>0.0824332822627617</text:p>
          </table:table-cell>
          <table:table-cell office:value-type="float" office:value="0.0708889960288177" calcext:value-type="float">
            <text:p>0.0708889960288177</text:p>
          </table:table-cell>
          <table:table-cell office:value-type="float" office:value="0.222319403719991" calcext:value-type="float">
            <text:p>0.222319403719991</text:p>
          </table:table-cell>
          <table:table-cell office:value-type="float" office:value="0.0356490243819358" calcext:value-type="float">
            <text:p>0.0356490243819358</text:p>
          </table:table-cell>
          <table:table-cell office:value-type="float" office:value="0.0332130955216676" calcext:value-type="float">
            <text:p>0.0332130955216676</text:p>
          </table:table-cell>
          <table:table-cell office:value-type="float" office:value="0.117924307165477" calcext:value-type="float">
            <text:p>0.117924307165477</text:p>
          </table:table-cell>
          <table:table-cell office:value-type="float" office:value="2331" calcext:value-type="float">
            <text:p>2331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0237042030023" calcext:value-type="float">
            <text:p>0.920237042030023</text:p>
          </table:table-cell>
          <table:table-cell office:value-type="float" office:value="1" calcext:value-type="float">
            <text:p>1</text:p>
          </table:table-cell>
          <table:table-cell office:value-type="float" office:value="0.0604038434629627" calcext:value-type="float">
            <text:p>0.0604038434629627</text:p>
          </table:table-cell>
          <table:table-cell office:value-type="float" office:value="0.0534017747770558" calcext:value-type="float">
            <text:p>0.0534017747770558</text:p>
          </table:table-cell>
          <table:table-cell office:value-type="float" office:value="0.145250339019233" calcext:value-type="float">
            <text:p>0.145250339019233</text:p>
          </table:table-cell>
          <table:table-cell table:number-columns-repeated="2" office:value-type="float" office:value="0.0540540540540541" calcext:value-type="float">
            <text:p>0.0540540540540541</text:p>
          </table:table-cell>
          <table:table-cell office:value-type="float" office:value="0.0869565217391304" calcext:value-type="float">
            <text:p>0.0869565217391304</text:p>
          </table:table-cell>
          <table:table-cell office:value-type="float" office:value="2374" calcext:value-type="float">
            <text:p>2374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0237042030023" calcext:value-type="float">
            <text:p>0.920237042030023</text:p>
          </table:table-cell>
          <table:table-cell office:value-type="float" office:value="1" calcext:value-type="float">
            <text:p>1</text:p>
          </table:table-cell>
          <table:table-cell office:value-type="float" office:value="0.0604038318013304" calcext:value-type="float">
            <text:p>0.0604038318013304</text:p>
          </table:table-cell>
          <table:table-cell office:value-type="float" office:value="0.0534017621530319" calcext:value-type="float">
            <text:p>0.0534017621530319</text:p>
          </table:table-cell>
          <table:table-cell office:value-type="float" office:value="0.145250339019233" calcext:value-type="float">
            <text:p>0.145250339019233</text:p>
          </table:table-cell>
          <table:table-cell table:number-columns-repeated="2" office:value-type="float" office:value="0.0540540540540541" calcext:value-type="float">
            <text:p>0.0540540540540541</text:p>
          </table:table-cell>
          <table:table-cell office:value-type="float" office:value="0.0869565217391304" calcext:value-type="float">
            <text:p>0.0869565217391304</text:p>
          </table:table-cell>
          <table:table-cell office:value-type="float" office:value="2374" calcext:value-type="float">
            <text:p>2374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570119007156308" calcext:value-type="float">
            <text:p>0.0570119007156308</text:p>
          </table:table-cell>
          <table:table-cell office:value-type="float" office:value="0.0527393768993655" calcext:value-type="float">
            <text:p>0.0527393768993655</text:p>
          </table:table-cell>
          <table:table-cell office:value-type="float" office:value="0.108783554101499" calcext:value-type="float">
            <text:p>0.108783554101499</text:p>
          </table:table-cell>
          <table:table-cell table:number-columns-repeated="3" office:value-type="float" office:value="0.0428265524625268" calcext:value-type="float">
            <text:p>0.0428265524625268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0577683915735" calcext:value-type="float">
            <text:p>0.0620577683915735</text:p>
          </table:table-cell>
          <table:table-cell office:value-type="float" office:value="0.0546554653339949" calcext:value-type="float">
            <text:p>0.0546554653339949</text:p>
          </table:table-cell>
          <table:table-cell office:value-type="float" office:value="0.151754042686212" calcext:value-type="float">
            <text:p>0.151754042686212</text:p>
          </table:table-cell>
          <table:table-cell table:number-columns-repeated="3" office:value-type="float" office:value="0.0383351588170865" calcext:value-type="float">
            <text:p>0.0383351588170865</text:p>
          </table:table-cell>
          <table:table-cell office:value-type="float" office:value="2337" calcext:value-type="float">
            <text:p>2337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612186055332052" calcext:value-type="float">
            <text:p>0.0612186055332052</text:p>
          </table:table-cell>
          <table:table-cell office:value-type="float" office:value="0.0549885024637578" calcext:value-type="float">
            <text:p>0.0549885024637578</text:p>
          </table:table-cell>
          <table:table-cell office:value-type="float" office:value="0.13671092589003" calcext:value-type="float">
            <text:p>0.1367109258900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597432905484247" calcext:value-type="float">
            <text:p>0.0597432905484247</text:p>
          </table:table-cell>
          <table:table-cell office:value-type="float" office:value="0.0539157894736842" calcext:value-type="float">
            <text:p>0.0539157894736842</text:p>
          </table:table-cell>
          <table:table-cell office:value-type="float" office:value="0.130357142857143" calcext:value-type="float">
            <text:p>0.13035714285714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570119007156308" calcext:value-type="float">
            <text:p>0.0570119007156308</text:p>
          </table:table-cell>
          <table:table-cell office:value-type="float" office:value="0.0527393768993655" calcext:value-type="float">
            <text:p>0.0527393768993655</text:p>
          </table:table-cell>
          <table:table-cell office:value-type="float" office:value="0.108783554101499" calcext:value-type="float">
            <text:p>0.108783554101499</text:p>
          </table:table-cell>
          <table:table-cell table:number-columns-repeated="3" office:value-type="float" office:value="0.0428265524625268" calcext:value-type="float">
            <text:p>0.0428265524625268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0681969164347" calcext:value-type="float">
            <text:p>0.0620681969164347</text:p>
          </table:table-cell>
          <table:table-cell office:value-type="float" office:value="0.0546611358626577" calcext:value-type="float">
            <text:p>0.0546611358626577</text:p>
          </table:table-cell>
          <table:table-cell office:value-type="float" office:value="0.151822125501742" calcext:value-type="float">
            <text:p>0.151822125501742</text:p>
          </table:table-cell>
          <table:table-cell table:number-columns-repeated="3" office:value-type="float" office:value="0.0383351588170865" calcext:value-type="float">
            <text:p>0.0383351588170865</text:p>
          </table:table-cell>
          <table:table-cell office:value-type="float" office:value="2337" calcext:value-type="float">
            <text:p>2337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6467714633327" calcext:value-type="float">
            <text:p>2.6467714633327E-05</text:p>
          </table:table-cell>
          <table:table-cell office:value-type="float" office:value="0.0000319647951982915" calcext:value-type="float">
            <text:p>3.19647951982915E-05</text:p>
          </table:table-cell>
          <table:table-cell office:value-type="float" office:value="0.999494194984436" calcext:value-type="float">
            <text:p>0.999494194984436</text:p>
          </table:table-cell>
          <table:table-cell office:value-type="float" office:value="0.999206840991974" calcext:value-type="float">
            <text:p>0.999206840991974</text:p>
          </table:table-cell>
          <table:table-cell office:value-type="float" office:value="0.999494194984436" calcext:value-type="float">
            <text:p>0.999494194984436</text:p>
          </table:table-cell>
          <table:table-cell office:value-type="float" office:value="0.0634306122003156" calcext:value-type="float">
            <text:p>0.0634306122003156</text:p>
          </table:table-cell>
          <table:table-cell office:value-type="float" office:value="0.0519150580646217" calcext:value-type="float">
            <text:p>0.0519150580646217</text:p>
          </table:table-cell>
          <table:table-cell office:value-type="float" office:value="0.227101387549054" calcext:value-type="float">
            <text:p>0.227101387549054</text:p>
          </table:table-cell>
          <table:table-cell office:value-type="float" office:value="0.000521999143529683" calcext:value-type="float">
            <text:p>0.000521999143529683</text:p>
          </table:table-cell>
          <table:table-cell office:value-type="float" office:value="0.000422414363129064" calcext:value-type="float">
            <text:p>0.000422414363129064</text:p>
          </table:table-cell>
          <table:table-cell office:value-type="float" office:value="0.0180690847337246" calcext:value-type="float">
            <text:p>0.0180690847337246</text:p>
          </table:table-cell>
          <table:table-cell office:value-type="float" office:value="2293" calcext:value-type="float">
            <text:p>229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.02055742250744" calcext:value-type="float">
            <text:p>0.02055742250744</text:p>
          </table:table-cell>
          <table:table-cell office:value-type="float" office:value="0.0214695940694423" calcext:value-type="float">
            <text:p>0.0214695940694423</text:p>
          </table:table-cell>
          <table:table-cell office:value-type="float" office:value="0.597811516231451" calcext:value-type="float">
            <text:p>0.597811516231451</text:p>
          </table:table-cell>
          <table:table-cell office:value-type="float" office:value="0.57213532316714" calcext:value-type="float">
            <text:p>0.57213532316714</text:p>
          </table:table-cell>
          <table:table-cell office:value-type="float" office:value="0.597811516231451" calcext:value-type="float">
            <text:p>0.597811516231451</text:p>
          </table:table-cell>
          <table:table-cell office:value-type="float" office:value="0.0661801093703344" calcext:value-type="float">
            <text:p>0.0661801093703344</text:p>
          </table:table-cell>
          <table:table-cell office:value-type="float" office:value="0.0611683025525846" calcext:value-type="float">
            <text:p>0.0611683025525846</text:p>
          </table:table-cell>
          <table:table-cell office:value-type="float" office:value="0.137413008637997" calcext:value-type="float">
            <text:p>0.137413008637997</text:p>
          </table:table-cell>
          <table:table-cell office:value-type="float" office:value="0.0405841871516935" calcext:value-type="float">
            <text:p>0.0405841871516935</text:p>
          </table:table-cell>
          <table:table-cell office:value-type="float" office:value="0.0386900882245684" calcext:value-type="float">
            <text:p>0.0386900882245684</text:p>
          </table:table-cell>
          <table:table-cell office:value-type="float" office:value="0.0890015813062619" calcext:value-type="float">
            <text:p>0.0890015813062619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05292054545726" calcext:value-type="float">
            <text:p>0.0205292054545726</text:p>
          </table:table-cell>
          <table:table-cell office:value-type="float" office:value="0.0214410131382709" calcext:value-type="float">
            <text:p>0.0214410131382709</text:p>
          </table:table-cell>
          <table:table-cell office:value-type="float" office:value="0.598421749049356" calcext:value-type="float">
            <text:p>0.598421749049356</text:p>
          </table:table-cell>
          <table:table-cell office:value-type="float" office:value="0.572732723675778" calcext:value-type="float">
            <text:p>0.572732723675778</text:p>
          </table:table-cell>
          <table:table-cell office:value-type="float" office:value="0.598421749049356" calcext:value-type="float">
            <text:p>0.598421749049356</text:p>
          </table:table-cell>
          <table:table-cell office:value-type="float" office:value="0.0661813027819369" calcext:value-type="float">
            <text:p>0.0661813027819369</text:p>
          </table:table-cell>
          <table:table-cell office:value-type="float" office:value="0.0611643087969819" calcext:value-type="float">
            <text:p>0.0611643087969819</text:p>
          </table:table-cell>
          <table:table-cell office:value-type="float" office:value="0.137487927349166" calcext:value-type="float">
            <text:p>0.137487927349166</text:p>
          </table:table-cell>
          <table:table-cell office:value-type="float" office:value="0.0405548378309682" calcext:value-type="float">
            <text:p>0.0405548378309682</text:p>
          </table:table-cell>
          <table:table-cell office:value-type="float" office:value="0.0386603423246038" calcext:value-type="float">
            <text:p>0.0386603423246038</text:p>
          </table:table-cell>
          <table:table-cell office:value-type="float" office:value="0.0890032305786712" calcext:value-type="float">
            <text:p>0.0890032305786712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33528683668745" calcext:value-type="float">
            <text:p>0.0133528683668745</text:p>
          </table:table-cell>
          <table:table-cell office:value-type="float" office:value="0.0144068221418824" calcext:value-type="float">
            <text:p>0.0144068221418824</text:p>
          </table:table-cell>
          <table:table-cell office:value-type="float" office:value="0.956810587921368" calcext:value-type="float">
            <text:p>0.956810587921368</text:p>
          </table:table-cell>
          <table:table-cell office:value-type="float" office:value="0.948545923608959" calcext:value-type="float">
            <text:p>0.948545923608959</text:p>
          </table:table-cell>
          <table:table-cell office:value-type="float" office:value="0.956810587921368" calcext:value-type="float">
            <text:p>0.956810587921368</text:p>
          </table:table-cell>
          <table:table-cell office:value-type="float" office:value="0.112539281062666" calcext:value-type="float">
            <text:p>0.112539281062666</text:p>
          </table:table-cell>
          <table:table-cell office:value-type="float" office:value="0.100513668273718" calcext:value-type="float">
            <text:p>0.100513668273718</text:p>
          </table:table-cell>
          <table:table-cell office:value-type="float" office:value="0.283459529104395" calcext:value-type="float">
            <text:p>0.283459529104395</text:p>
          </table:table-cell>
          <table:table-cell office:value-type="float" office:value="0.0437244708083897" calcext:value-type="float">
            <text:p>0.0437244708083897</text:p>
          </table:table-cell>
          <table:table-cell office:value-type="float" office:value="0.0402488340806835" calcext:value-type="float">
            <text:p>0.0402488340806835</text:p>
          </table:table-cell>
          <table:table-cell office:value-type="float" office:value="0.163691304566231" calcext:value-type="float">
            <text:p>0.163691304566231</text:p>
          </table:table-cell>
          <table:table-cell office:value-type="float" office:value="2293" calcext:value-type="float">
            <text:p>229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7563152114223" calcext:value-type="float">
            <text:p>0.497563152114223</text:p>
          </table:table-cell>
          <table:table-cell office:value-type="float" office:value="0.484835044143117" calcext:value-type="float">
            <text:p>0.484835044143117</text:p>
          </table:table-cell>
          <table:table-cell office:value-type="float" office:value="0.497563152114223" calcext:value-type="float">
            <text:p>0.497563152114223</text:p>
          </table:table-cell>
          <table:table-cell office:value-type="float" office:value="0.0671906242286091" calcext:value-type="float">
            <text:p>0.0671906242286091</text:p>
          </table:table-cell>
          <table:table-cell office:value-type="float" office:value="0.0615916056319939" calcext:value-type="float">
            <text:p>0.0615916056319939</text:p>
          </table:table-cell>
          <table:table-cell office:value-type="float" office:value="0.146769574933164" calcext:value-type="float">
            <text:p>0.146769574933164</text:p>
          </table:table-cell>
          <table:table-cell table:number-columns-repeated="2" office:value-type="float" office:value="0.0283687943262411" calcext:value-type="float">
            <text:p>0.0283687943262411</text:p>
          </table:table-cell>
          <table:table-cell office:value-type="float" office:value="0.124293785310734" calcext:value-type="float">
            <text:p>0.124293785310734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7563152114223" calcext:value-type="float">
            <text:p>0.497563152114223</text:p>
          </table:table-cell>
          <table:table-cell office:value-type="float" office:value="0.484835044143117" calcext:value-type="float">
            <text:p>0.484835044143117</text:p>
          </table:table-cell>
          <table:table-cell office:value-type="float" office:value="0.497563152114223" calcext:value-type="float">
            <text:p>0.497563152114223</text:p>
          </table:table-cell>
          <table:table-cell office:value-type="float" office:value="0.0671906242286091" calcext:value-type="float">
            <text:p>0.0671906242286091</text:p>
          </table:table-cell>
          <table:table-cell office:value-type="float" office:value="0.0615916056319939" calcext:value-type="float">
            <text:p>0.0615916056319939</text:p>
          </table:table-cell>
          <table:table-cell office:value-type="float" office:value="0.146769574933164" calcext:value-type="float">
            <text:p>0.146769574933164</text:p>
          </table:table-cell>
          <table:table-cell table:number-columns-repeated="2" office:value-type="float" office:value="0.0283687943262411" calcext:value-type="float">
            <text:p>0.0283687943262411</text:p>
          </table:table-cell>
          <table:table-cell office:value-type="float" office:value="0.124293785310734" calcext:value-type="float">
            <text:p>0.124293785310734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667920066699786" calcext:value-type="float">
            <text:p>0.0667920066699786</text:p>
          </table:table-cell>
          <table:table-cell office:value-type="float" office:value="0.062688697043241" calcext:value-type="float">
            <text:p>0.062688697043241</text:p>
          </table:table-cell>
          <table:table-cell office:value-type="float" office:value="0.125112419234616" calcext:value-type="float">
            <text:p>0.125112419234616</text:p>
          </table:table-cell>
          <table:table-cell table:number-columns-repeated="3" office:value-type="float" office:value="0.046119235095613" calcext:value-type="float">
            <text:p>0.046119235095613</text:p>
          </table:table-cell>
          <table:table-cell office:value-type="float" office:value="2374" calcext:value-type="float">
            <text:p>2374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46953946757" calcext:value-type="float">
            <text:p>0.07546953946757</text:p>
          </table:table-cell>
          <table:table-cell office:value-type="float" office:value="0.0698771257470296" calcext:value-type="float">
            <text:p>0.0698771257470296</text:p>
          </table:table-cell>
          <table:table-cell office:value-type="float" office:value="0.154954614951227" calcext:value-type="float">
            <text:p>0.154954614951227</text:p>
          </table:table-cell>
          <table:table-cell table:number-columns-repeated="3" office:value-type="float" office:value="0.042654028436019" calcext:value-type="float">
            <text:p>0.042654028436019</text:p>
          </table:table-cell>
          <table:table-cell office:value-type="float" office:value="2353" calcext:value-type="float">
            <text:p>2353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53747457331637" calcext:value-type="float">
            <text:p>0.0653747457331637</text:p>
          </table:table-cell>
          <table:table-cell office:value-type="float" office:value="0.060748693893337" calcext:value-type="float">
            <text:p>0.060748693893337</text:p>
          </table:table-cell>
          <table:table-cell office:value-type="float" office:value="0.131124902651883" calcext:value-type="float">
            <text:p>0.13112490265188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47996888370284" calcext:value-type="float">
            <text:p>0.0647996888370284</text:p>
          </table:table-cell>
          <table:table-cell office:value-type="float" office:value="0.0598667776852623" calcext:value-type="float">
            <text:p>0.0598667776852623</text:p>
          </table:table-cell>
          <table:table-cell office:value-type="float" office:value="0.13491124260355" calcext:value-type="float">
            <text:p>0.1349112426035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668272941961601" calcext:value-type="float">
            <text:p>0.0668272941961601</text:p>
          </table:table-cell>
          <table:table-cell office:value-type="float" office:value="0.0627141970492656" calcext:value-type="float">
            <text:p>0.0627141970492656</text:p>
          </table:table-cell>
          <table:table-cell office:value-type="float" office:value="0.125286816958531" calcext:value-type="float">
            <text:p>0.125286816958531</text:p>
          </table:table-cell>
          <table:table-cell table:number-columns-repeated="3" office:value-type="float" office:value="0.046119235095613" calcext:value-type="float">
            <text:p>0.046119235095613</text:p>
          </table:table-cell>
          <table:table-cell office:value-type="float" office:value="2368" calcext:value-type="float">
            <text:p>2368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4625521156791" calcext:value-type="float">
            <text:p>0.0754625521156791</text:p>
          </table:table-cell>
          <table:table-cell office:value-type="float" office:value="0.0698574564780328" calcext:value-type="float">
            <text:p>0.0698574564780328</text:p>
          </table:table-cell>
          <table:table-cell office:value-type="float" office:value="0.155127875912285" calcext:value-type="float">
            <text:p>0.155127875912285</text:p>
          </table:table-cell>
          <table:table-cell table:number-columns-repeated="3" office:value-type="float" office:value="0.042654028436019" calcext:value-type="float">
            <text:p>0.042654028436019</text:p>
          </table:table-cell>
          <table:table-cell office:value-type="float" office:value="2353" calcext:value-type="float">
            <text:p>2353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49813921679743" calcext:value-type="float">
            <text:p>5.49813921679743E-06</text:p>
          </table:table-cell>
          <table:table-cell office:value-type="float" office:value="0.00000620260016148677" calcext:value-type="float">
            <text:p>6.20260016148677E-06</text:p>
          </table:table-cell>
          <table:table-cell table:number-columns-repeated="2" office:value-type="float" office:value="0.99996554851532" calcext:value-type="float">
            <text:p>0.99996554851532</text:p>
          </table:table-cell>
          <table:table-cell office:value-type="float" office:value="0.999965071678162" calcext:value-type="float">
            <text:p>0.999965071678162</text:p>
          </table:table-cell>
          <table:table-cell office:value-type="float" office:value="0.0222115978308393" calcext:value-type="float">
            <text:p>0.0222115978308393</text:p>
          </table:table-cell>
          <table:table-cell office:value-type="float" office:value="0.0179655055319649" calcext:value-type="float">
            <text:p>0.0179655055319649</text:p>
          </table:table-cell>
          <table:table-cell office:value-type="float" office:value="0.0796417953647686" calcext:value-type="float">
            <text:p>0.0796417953647686</text:p>
          </table:table-cell>
          <table:table-cell office:value-type="float" office:value="0.000091514848463703" calcext:value-type="float">
            <text:p>9.1514848463703E-05</text:p>
          </table:table-cell>
          <table:table-cell office:value-type="float" office:value="0.0000763993666623719" calcext:value-type="float">
            <text:p>7.63993666623719E-05</text:p>
          </table:table-cell>
          <table:table-cell office:value-type="float" office:value="0.00133441481739283" calcext:value-type="float">
            <text:p>0.00133441481739283</text:p>
          </table:table-cell>
          <table:table-cell office:value-type="float" office:value="2359" calcext:value-type="float">
            <text:p>235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210914212896361" calcext:value-type="float">
            <text:p>0.0210914212896361</text:p>
          </table:table-cell>
          <table:table-cell office:value-type="float" office:value="0.0218136606919889" calcext:value-type="float">
            <text:p>0.0218136606919889</text:p>
          </table:table-cell>
          <table:table-cell table:number-columns-repeated="2" office:value-type="float" office:value="0.927691463788442" calcext:value-type="float">
            <text:p>0.927691463788442</text:p>
          </table:table-cell>
          <table:table-cell office:value-type="float" office:value="0.927427848992063" calcext:value-type="float">
            <text:p>0.927427848992063</text:p>
          </table:table-cell>
          <table:table-cell office:value-type="float" office:value="0.0757130787376832" calcext:value-type="float">
            <text:p>0.0757130787376832</text:p>
          </table:table-cell>
          <table:table-cell office:value-type="float" office:value="0.0700783867087711" calcext:value-type="float">
            <text:p>0.0700783867087711</text:p>
          </table:table-cell>
          <table:table-cell office:value-type="float" office:value="0.151924676010088" calcext:value-type="float">
            <text:p>0.151924676010088</text:p>
          </table:table-cell>
          <table:table-cell office:value-type="float" office:value="0.0458709393304507" calcext:value-type="float">
            <text:p>0.0458709393304507</text:p>
          </table:table-cell>
          <table:table-cell office:value-type="float" office:value="0.0436677967461184" calcext:value-type="float">
            <text:p>0.0436677967461184</text:p>
          </table:table-cell>
          <table:table-cell office:value-type="float" office:value="0.0936548813243868" calcext:value-type="float">
            <text:p>0.0936548813243868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210525748857494" calcext:value-type="float">
            <text:p>0.0210525748857494</text:p>
          </table:table-cell>
          <table:table-cell office:value-type="float" office:value="0.0217743685323504" calcext:value-type="float">
            <text:p>0.0217743685323504</text:p>
          </table:table-cell>
          <table:table-cell table:number-columns-repeated="2" office:value-type="float" office:value="0.928064191650096" calcext:value-type="float">
            <text:p>0.928064191650096</text:p>
          </table:table-cell>
          <table:table-cell office:value-type="float" office:value="0.927801523402391" calcext:value-type="float">
            <text:p>0.927801523402391</text:p>
          </table:table-cell>
          <table:table-cell office:value-type="float" office:value="0.0757116548728961" calcext:value-type="float">
            <text:p>0.0757116548728961</text:p>
          </table:table-cell>
          <table:table-cell office:value-type="float" office:value="0.070071017474581" calcext:value-type="float">
            <text:p>0.070071017474581</text:p>
          </table:table-cell>
          <table:table-cell office:value-type="float" office:value="0.1520036657857" calcext:value-type="float">
            <text:p>0.1520036657857</text:p>
          </table:table-cell>
          <table:table-cell office:value-type="float" office:value="0.0458295107113343" calcext:value-type="float">
            <text:p>0.0458295107113343</text:p>
          </table:table-cell>
          <table:table-cell office:value-type="float" office:value="0.0436257591384222" calcext:value-type="float">
            <text:p>0.0436257591384222</text:p>
          </table:table-cell>
          <table:table-cell office:value-type="float" office:value="0.0936502595574742" calcext:value-type="float">
            <text:p>0.0936502595574742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17950167644166" calcext:value-type="float">
            <text:p>0.017950167644166</text:p>
          </table:table-cell>
          <table:table-cell office:value-type="float" office:value="0.0186660881491593" calcext:value-type="float">
            <text:p>0.0186660881491593</text:p>
          </table:table-cell>
          <table:table-cell table:number-columns-repeated="2" office:value-type="float" office:value="0.967567389573702" calcext:value-type="float">
            <text:p>0.967567389573702</text:p>
          </table:table-cell>
          <table:table-cell office:value-type="float" office:value="0.967424541975357" calcext:value-type="float">
            <text:p>0.967424541975357</text:p>
          </table:table-cell>
          <table:table-cell office:value-type="float" office:value="0.0810763334167776" calcext:value-type="float">
            <text:p>0.0810763334167776</text:p>
          </table:table-cell>
          <table:table-cell office:value-type="float" office:value="0.0743731360756097" calcext:value-type="float">
            <text:p>0.0743731360756097</text:p>
          </table:table-cell>
          <table:table-cell office:value-type="float" office:value="0.17173991779393" calcext:value-type="float">
            <text:p>0.17173991779393</text:p>
          </table:table-cell>
          <table:table-cell office:value-type="float" office:value="0.0442443536995495" calcext:value-type="float">
            <text:p>0.0442443536995495</text:p>
          </table:table-cell>
          <table:table-cell office:value-type="float" office:value="0.0417890509490988" calcext:value-type="float">
            <text:p>0.0417890509490988</text:p>
          </table:table-cell>
          <table:table-cell office:value-type="float" office:value="0.100937014680464" calcext:value-type="float">
            <text:p>0.100937014680464</text:p>
          </table:table-cell>
          <table:table-cell office:value-type="float" office:value="2359" calcext:value-type="float">
            <text:p>235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96554851532" calcext:value-type="float">
            <text:p>0.99996554851532</text:p>
          </table:table-cell>
          <table:table-cell office:value-type="float" office:value="0.999965071678162" calcext:value-type="float">
            <text:p>0.999965071678162</text:p>
          </table:table-cell>
          <table:table-cell office:value-type="float" office:value="0.0756113535951882" calcext:value-type="float">
            <text:p>0.0756113535951882</text:p>
          </table:table-cell>
          <table:table-cell office:value-type="float" office:value="0.0683937545787277" calcext:value-type="float">
            <text:p>0.0683937545787277</text:p>
          </table:table-cell>
          <table:table-cell office:value-type="float" office:value="0.173232438597485" calcext:value-type="float">
            <text:p>0.173232438597485</text:p>
          </table:table-cell>
          <table:table-cell table:number-columns-repeated="2" office:value-type="float" office:value="0.0374531835205993" calcext:value-type="float">
            <text:p>0.0374531835205993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382" calcext:value-type="float">
            <text:p>2382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6130344879011" calcext:value-type="float">
            <text:p>0.0756130344879011</text:p>
          </table:table-cell>
          <table:table-cell office:value-type="float" office:value="0.0683952836594541" calcext:value-type="float">
            <text:p>0.0683952836594541</text:p>
          </table:table-cell>
          <table:table-cell office:value-type="float" office:value="0.173236172811642" calcext:value-type="float">
            <text:p>0.173236172811642</text:p>
          </table:table-cell>
          <table:table-cell table:number-columns-repeated="2" office:value-type="float" office:value="0.0374531835205993" calcext:value-type="float">
            <text:p>0.0374531835205993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382" calcext:value-type="float">
            <text:p>2382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0831916332245" calcext:value-type="float">
            <text:p>0.860831916332245</text:p>
          </table:table-cell>
          <table:table-cell office:value-type="float" office:value="1" calcext:value-type="float">
            <text:p>1</text:p>
          </table:table-cell>
          <table:table-cell office:value-type="float" office:value="0.0744192869797695" calcext:value-type="float">
            <text:p>0.0744192869797695</text:p>
          </table:table-cell>
          <table:table-cell office:value-type="float" office:value="0.0716107128327171" calcext:value-type="float">
            <text:p>0.0716107128327171</text:p>
          </table:table-cell>
          <table:table-cell office:value-type="float" office:value="0.112406442392444" calcext:value-type="float">
            <text:p>0.112406442392444</text:p>
          </table:table-cell>
          <table:table-cell table:number-columns-repeated="3" office:value-type="float" office:value="0.0624349635796046" calcext:value-type="float">
            <text:p>0.0624349635796046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444323987016" calcext:value-type="float">
            <text:p>0.0768444323987016</text:p>
          </table:table-cell>
          <table:table-cell office:value-type="float" office:value="0.0723045489815986" calcext:value-type="float">
            <text:p>0.0723045489815986</text:p>
          </table:table-cell>
          <table:table-cell office:value-type="float" office:value="0.138248279294433" calcext:value-type="float">
            <text:p>0.138248279294433</text:p>
          </table:table-cell>
          <table:table-cell table:number-columns-repeated="3" office:value-type="float" office:value="0.0565031982942431" calcext:value-type="float">
            <text:p>0.0565031982942431</text:p>
          </table:table-cell>
          <table:table-cell office:value-type="float" office:value="2356" calcext:value-type="float">
            <text:p>2356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62981704046508" calcext:value-type="float">
            <text:p>0.0762981704046508</text:p>
          </table:table-cell>
          <table:table-cell office:value-type="float" office:value="0.0700008728288383" calcext:value-type="float">
            <text:p>0.0700008728288383</text:p>
          </table:table-cell>
          <table:table-cell office:value-type="float" office:value="0.161471788463946" calcext:value-type="float">
            <text:p>0.161471788463946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41151302994944" calcext:value-type="float">
            <text:p>0.0741151302994944</text:p>
          </table:table-cell>
          <table:table-cell office:value-type="float" office:value="0.0671261487050961" calcext:value-type="float">
            <text:p>0.0671261487050961</text:p>
          </table:table-cell>
          <table:table-cell office:value-type="float" office:value="0.16864406779661" calcext:value-type="float">
            <text:p>0.1686440677966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68" calcext:value-type="float">
            <text:p>2368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744040916113473" calcext:value-type="float">
            <text:p>0.0744040916113473</text:p>
          </table:table-cell>
          <table:table-cell office:value-type="float" office:value="0.0715897752513746" calcext:value-type="float">
            <text:p>0.0715897752513746</text:p>
          </table:table-cell>
          <table:table-cell office:value-type="float" office:value="0.11246891288691" calcext:value-type="float">
            <text:p>0.11246891288691</text:p>
          </table:table-cell>
          <table:table-cell table:number-columns-repeated="3" office:value-type="float" office:value="0.0624349635796046" calcext:value-type="float">
            <text:p>0.0624349635796046</text:p>
          </table:table-cell>
          <table:table-cell office:value-type="float" office:value="2375" calcext:value-type="float">
            <text:p>2375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471472719196" calcext:value-type="float">
            <text:p>0.0768471472719196</text:p>
          </table:table-cell>
          <table:table-cell office:value-type="float" office:value="0.0722939561218093" calcext:value-type="float">
            <text:p>0.0722939561218093</text:p>
          </table:table-cell>
          <table:table-cell office:value-type="float" office:value="0.138430986895444" calcext:value-type="float">
            <text:p>0.138430986895444</text:p>
          </table:table-cell>
          <table:table-cell table:number-columns-repeated="3" office:value-type="float" office:value="0.0565031982942431" calcext:value-type="float">
            <text:p>0.0565031982942431</text:p>
          </table:table-cell>
          <table:table-cell office:value-type="float" office:value="2356" calcext:value-type="float">
            <text:p>2356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04786112287547" calcext:value-type="float">
            <text:p>5.04786112287547E-06</text:p>
          </table:table-cell>
          <table:table-cell office:value-type="float" office:value="0.00000852638459036825" calcext:value-type="float">
            <text:p>8.52638459036825E-06</text:p>
          </table:table-cell>
          <table:table-cell office:value-type="float" office:value="0.999655723571777" calcext:value-type="float">
            <text:p>0.999655723571777</text:p>
          </table:table-cell>
          <table:table-cell office:value-type="float" office:value="0.998717069625855" calcext:value-type="float">
            <text:p>0.998717069625855</text:p>
          </table:table-cell>
          <table:table-cell office:value-type="float" office:value="0.999655723571777" calcext:value-type="float">
            <text:p>0.999655723571777</text:p>
          </table:table-cell>
          <table:table-cell office:value-type="float" office:value="0.0182417910430805" calcext:value-type="float">
            <text:p>0.0182417910430805</text:p>
          </table:table-cell>
          <table:table-cell office:value-type="float" office:value="0.012622894412014" calcext:value-type="float">
            <text:p>0.012622894412014</text:p>
          </table:table-cell>
          <table:table-cell office:value-type="float" office:value="0.0915637864255224" calcext:value-type="float">
            <text:p>0.0915637864255224</text:p>
          </table:table-cell>
          <table:table-cell office:value-type="float" office:value="0.0000335979129886255" calcext:value-type="float">
            <text:p>3.35979129886255E-05</text:p>
          </table:table-cell>
          <table:table-cell office:value-type="float" office:value="0.0000293924631478148" calcext:value-type="float">
            <text:p>2.93924631478148E-05</text:p>
          </table:table-cell>
          <table:table-cell office:value-type="float" office:value="0.00105099892243743" calcext:value-type="float">
            <text:p>0.00105099892243743</text:p>
          </table:table-cell>
          <table:table-cell office:value-type="float" office:value="2359" calcext:value-type="float">
            <text:p>2359</text:p>
          </table:table-cell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54350139392991" calcext:value-type="float">
            <text:p>0.0254350139392991</text:p>
          </table:table-cell>
          <table:table-cell office:value-type="float" office:value="0.0287939911148369" calcext:value-type="float">
            <text:p>0.0287939911148369</text:p>
          </table:table-cell>
          <table:table-cell office:value-type="float" office:value="0.77898795540987" calcext:value-type="float">
            <text:p>0.77898795540987</text:p>
          </table:table-cell>
          <table:table-cell office:value-type="float" office:value="0.719021960545975" calcext:value-type="float">
            <text:p>0.719021960545975</text:p>
          </table:table-cell>
          <table:table-cell office:value-type="float" office:value="0.77898795540987" calcext:value-type="float">
            <text:p>0.77898795540987</text:p>
          </table:table-cell>
          <table:table-cell office:value-type="float" office:value="0.0621078006527211" calcext:value-type="float">
            <text:p>0.0621078006527211</text:p>
          </table:table-cell>
          <table:table-cell office:value-type="float" office:value="0.0565699067290844" calcext:value-type="float">
            <text:p>0.0565699067290844</text:p>
          </table:table-cell>
          <table:table-cell office:value-type="float" office:value="0.134372777098865" calcext:value-type="float">
            <text:p>0.134372777098865</text:p>
          </table:table-cell>
          <table:table-cell office:value-type="float" office:value="0.0397398413461962" calcext:value-type="float">
            <text:p>0.0397398413461962</text:p>
          </table:table-cell>
          <table:table-cell office:value-type="float" office:value="0.0385170929667569" calcext:value-type="float">
            <text:p>0.0385170929667569</text:p>
          </table:table-cell>
          <table:table-cell office:value-type="float" office:value="0.0872872491402508" calcext:value-type="float">
            <text:p>0.0872872491402508</text:p>
          </table:table-cell>
          <table:table-cell office:value-type="float" office:value="2379" calcext:value-type="float">
            <text:p>2379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54010671454014" calcext:value-type="float">
            <text:p>0.0254010671454014</text:p>
          </table:table-cell>
          <table:table-cell office:value-type="float" office:value="0.0287598770645229" calcext:value-type="float">
            <text:p>0.0287598770645229</text:p>
          </table:table-cell>
          <table:table-cell office:value-type="float" office:value="0.779743336535026" calcext:value-type="float">
            <text:p>0.779743336535026</text:p>
          </table:table-cell>
          <table:table-cell office:value-type="float" office:value="0.719832752044735" calcext:value-type="float">
            <text:p>0.719832752044735</text:p>
          </table:table-cell>
          <table:table-cell office:value-type="float" office:value="0.779743336535026" calcext:value-type="float">
            <text:p>0.779743336535026</text:p>
          </table:table-cell>
          <table:table-cell office:value-type="float" office:value="0.0621080021407167" calcext:value-type="float">
            <text:p>0.0621080021407167</text:p>
          </table:table-cell>
          <table:table-cell office:value-type="float" office:value="0.0565624644214725" calcext:value-type="float">
            <text:p>0.0565624644214725</text:p>
          </table:table-cell>
          <table:table-cell office:value-type="float" office:value="0.134472723854133" calcext:value-type="float">
            <text:p>0.134472723854133</text:p>
          </table:table-cell>
          <table:table-cell office:value-type="float" office:value="0.0397082274511265" calcext:value-type="float">
            <text:p>0.0397082274511265</text:p>
          </table:table-cell>
          <table:table-cell office:value-type="float" office:value="0.0384849988330401" calcext:value-type="float">
            <text:p>0.0384849988330401</text:p>
          </table:table-cell>
          <table:table-cell office:value-type="float" office:value="0.0872996235175749" calcext:value-type="float">
            <text:p>0.0872996235175749</text:p>
          </table:table-cell>
          <table:table-cell office:value-type="float" office:value="2379" calcext:value-type="float">
            <text:p>2379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06351514302464" calcext:value-type="float">
            <text:p>0.0206351514302464</text:p>
          </table:table-cell>
          <table:table-cell office:value-type="float" office:value="0.0242684498458836" calcext:value-type="float">
            <text:p>0.0242684498458836</text:p>
          </table:table-cell>
          <table:table-cell office:value-type="float" office:value="0.925772145350856" calcext:value-type="float">
            <text:p>0.925772145350856</text:p>
          </table:table-cell>
          <table:table-cell office:value-type="float" office:value="0.891570196750855" calcext:value-type="float">
            <text:p>0.891570196750855</text:p>
          </table:table-cell>
          <table:table-cell office:value-type="float" office:value="0.925772145350856" calcext:value-type="float">
            <text:p>0.925772145350856</text:p>
          </table:table-cell>
          <table:table-cell office:value-type="float" office:value="0.070126431254417" calcext:value-type="float">
            <text:p>0.070126431254417</text:p>
          </table:table-cell>
          <table:table-cell office:value-type="float" office:value="0.0620806620858994" calcext:value-type="float">
            <text:p>0.0620806620858994</text:p>
          </table:table-cell>
          <table:table-cell office:value-type="float" office:value="0.17511712401081" calcext:value-type="float">
            <text:p>0.17511712401081</text:p>
          </table:table-cell>
          <table:table-cell office:value-type="float" office:value="0.0369685036774712" calcext:value-type="float">
            <text:p>0.0369685036774712</text:p>
          </table:table-cell>
          <table:table-cell office:value-type="float" office:value="0.0354909296388102" calcext:value-type="float">
            <text:p>0.0354909296388102</text:p>
          </table:table-cell>
          <table:table-cell office:value-type="float" office:value="0.102471355334473" calcext:value-type="float">
            <text:p>0.102471355334473</text:p>
          </table:table-cell>
          <table:table-cell office:value-type="float" office:value="2359" calcext:value-type="float">
            <text:p>2359</text:p>
          </table:table-cell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4971751412429" calcext:value-type="float">
            <text:p>0.00564971751412429</text:p>
          </table:table-cell>
          <table:table-cell office:value-type="float" office:value="0.999655723571777" calcext:value-type="float">
            <text:p>0.999655723571777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999655723571777" calcext:value-type="float">
            <text:p>0.999655723571777</text:p>
          </table:table-cell>
          <table:table-cell office:value-type="float" office:value="0.0624593415232118" calcext:value-type="float">
            <text:p>0.0624593415232118</text:p>
          </table:table-cell>
          <table:table-cell office:value-type="float" office:value="0.0552055971393271" calcext:value-type="float">
            <text:p>0.0552055971393271</text:p>
          </table:table-cell>
          <table:table-cell office:value-type="float" office:value="0.15711476004079" calcext:value-type="float">
            <text:p>0.15711476004079</text:p>
          </table:table-cell>
          <table:table-cell table:number-columns-repeated="2" office:value-type="float" office:value="0.0253623188405797" calcext:value-type="float">
            <text:p>0.0253623188405797</text:p>
          </table:table-cell>
          <table:table-cell office:value-type="float" office:value="0.171052631578947" calcext:value-type="float">
            <text:p>0.171052631578947</text:p>
          </table:table-cell>
          <table:table-cell office:value-type="float" office:value="2388" calcext:value-type="float">
            <text:p>2388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4971751412429" calcext:value-type="float">
            <text:p>0.00564971751412429</text:p>
          </table:table-cell>
          <table:table-cell table:number-columns-repeated="3" office:value-type="float" office:value="0.473684210526316" calcext:value-type="float">
            <text:p>0.473684210526316</text:p>
          </table:table-cell>
          <table:table-cell office:value-type="float" office:value="0.0620501831031656" calcext:value-type="float">
            <text:p>0.0620501831031656</text:p>
          </table:table-cell>
          <table:table-cell office:value-type="float" office:value="0.0552055906274322" calcext:value-type="float">
            <text:p>0.0552055906274322</text:p>
          </table:table-cell>
          <table:table-cell office:value-type="float" office:value="0.151366504589784" calcext:value-type="float">
            <text:p>0.151366504589784</text:p>
          </table:table-cell>
          <table:table-cell table:number-columns-repeated="2" office:value-type="float" office:value="0.0253623188405797" calcext:value-type="float">
            <text:p>0.0253623188405797</text:p>
          </table:table-cell>
          <table:table-cell office:value-type="float" office:value="0.171052631578947" calcext:value-type="float">
            <text:p>0.171052631578947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66210821443152" calcext:value-type="float">
            <text:p>0.0666210821443152</text:p>
          </table:table-cell>
          <table:table-cell office:value-type="float" office:value="0.063321968616785" calcext:value-type="float">
            <text:p>0.063321968616785</text:p>
          </table:table-cell>
          <table:table-cell office:value-type="float" office:value="0.109671809487168" calcext:value-type="float">
            <text:p>0.109671809487168</text:p>
          </table:table-cell>
          <table:table-cell table:number-columns-repeated="3" office:value-type="float" office:value="0.0546955624355005" calcext:value-type="float">
            <text:p>0.0546955624355005</text:p>
          </table:table-cell>
          <table:table-cell office:value-type="float" office:value="2366" calcext:value-type="float">
            <text:p>236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4169530869478" calcext:value-type="float">
            <text:p>0.0654169530869478</text:p>
          </table:table-cell>
          <table:table-cell office:value-type="float" office:value="0.0624467626157151" calcext:value-type="float">
            <text:p>0.0624467626157151</text:p>
          </table:table-cell>
          <table:table-cell office:value-type="float" office:value="0.104175504154181" calcext:value-type="float">
            <text:p>0.104175504154181</text:p>
          </table:table-cell>
          <table:table-cell table:number-columns-repeated="3" office:value-type="float" office:value="0.0532359081419624" calcext:value-type="float">
            <text:p>0.0532359081419624</text:p>
          </table:table-cell>
          <table:table-cell office:value-type="float" office:value="2356" calcext:value-type="float">
            <text:p>2356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08955223880597" calcext:value-type="float">
            <text:p>0.208955223880597</text:p>
          </table:table-cell>
          <table:table-cell office:value-type="float" office:value="0.0619971286736643" calcext:value-type="float">
            <text:p>0.0619971286736643</text:p>
          </table:table-cell>
          <table:table-cell office:value-type="float" office:value="0.056456051552804" calcext:value-type="float">
            <text:p>0.056456051552804</text:p>
          </table:table-cell>
          <table:table-cell office:value-type="float" office:value="0.134303643234399" calcext:value-type="float">
            <text:p>0.134303643234399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619797744068456" calcext:value-type="float">
            <text:p>0.0619797744068456</text:p>
          </table:table-cell>
          <table:table-cell office:value-type="float" office:value="0.0551716917922948" calcext:value-type="float">
            <text:p>0.0551716917922948</text:p>
          </table:table-cell>
          <table:table-cell office:value-type="float" office:value="0.150819672131148" calcext:value-type="float">
            <text:p>0.15081967213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66136822597368" calcext:value-type="float">
            <text:p>0.0666136822597368</text:p>
          </table:table-cell>
          <table:table-cell office:value-type="float" office:value="0.0633255501795182" calcext:value-type="float">
            <text:p>0.0633255501795182</text:p>
          </table:table-cell>
          <table:table-cell office:value-type="float" office:value="0.10952111071636" calcext:value-type="float">
            <text:p>0.10952111071636</text:p>
          </table:table-cell>
          <table:table-cell table:number-columns-repeated="3" office:value-type="float" office:value="0.0546955624355005" calcext:value-type="float">
            <text:p>0.0546955624355005</text:p>
          </table:table-cell>
          <table:table-cell office:value-type="float" office:value="2366" calcext:value-type="float">
            <text:p>236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393773005313" calcext:value-type="float">
            <text:p>0.065393773005313</text:p>
          </table:table-cell>
          <table:table-cell office:value-type="float" office:value="0.062429405202771" calcext:value-type="float">
            <text:p>0.062429405202771</text:p>
          </table:table-cell>
          <table:table-cell office:value-type="float" office:value="0.104076343018812" calcext:value-type="float">
            <text:p>0.104076343018812</text:p>
          </table:table-cell>
          <table:table-cell table:number-columns-repeated="3" office:value-type="float" office:value="0.0532359081419624" calcext:value-type="float">
            <text:p>0.0532359081419624</text:p>
          </table:table-cell>
          <table:table-cell office:value-type="float" office:value="2356" calcext:value-type="float">
            <text:p>2356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9382841855986" calcext:value-type="float">
            <text:p>1.9382841855986E-05</text:p>
          </table:table-cell>
          <table:table-cell office:value-type="float" office:value="0.0000233027276408393" calcext:value-type="float">
            <text:p>2.33027276408393E-05</text:p>
          </table:table-cell>
          <table:table-cell office:value-type="float" office:value="0.99943071603775" calcext:value-type="float">
            <text:p>0.99943071603775</text:p>
          </table:table-cell>
          <table:table-cell office:value-type="float" office:value="0.998525559902191" calcext:value-type="float">
            <text:p>0.998525559902191</text:p>
          </table:table-cell>
          <table:table-cell office:value-type="float" office:value="0.99943071603775" calcext:value-type="float">
            <text:p>0.99943071603775</text:p>
          </table:table-cell>
          <table:table-cell office:value-type="float" office:value="0.0425794909054175" calcext:value-type="float">
            <text:p>0.0425794909054175</text:p>
          </table:table-cell>
          <table:table-cell office:value-type="float" office:value="0.0291114331475414" calcext:value-type="float">
            <text:p>0.0291114331475414</text:p>
          </table:table-cell>
          <table:table-cell office:value-type="float" office:value="0.197200639436374" calcext:value-type="float">
            <text:p>0.197200639436374</text:p>
          </table:table-cell>
          <table:table-cell office:value-type="float" office:value="0.000137158174766228" calcext:value-type="float">
            <text:p>0.000137158174766228</text:p>
          </table:table-cell>
          <table:table-cell office:value-type="float" office:value="0.000111459266918246" calcext:value-type="float">
            <text:p>0.000111459266918246</text:p>
          </table:table-cell>
          <table:table-cell office:value-type="float" office:value="0.00796140334568918" calcext:value-type="float">
            <text:p>0.00796140334568918</text:p>
          </table:table-cell>
          <table:table-cell office:value-type="float" office:value="2303" calcext:value-type="float">
            <text:p>2303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0172749842045641" calcext:value-type="float">
            <text:p>0.0172749842045641</text:p>
          </table:table-cell>
          <table:table-cell office:value-type="float" office:value="0.0181586605015149" calcext:value-type="float">
            <text:p>0.0181586605015149</text:p>
          </table:table-cell>
          <table:table-cell office:value-type="float" office:value="0.733210914392825" calcext:value-type="float">
            <text:p>0.733210914392825</text:p>
          </table:table-cell>
          <table:table-cell office:value-type="float" office:value="0.678811327101808" calcext:value-type="float">
            <text:p>0.678811327101808</text:p>
          </table:table-cell>
          <table:table-cell office:value-type="float" office:value="0.733210914392825" calcext:value-type="float">
            <text:p>0.733210914392825</text:p>
          </table:table-cell>
          <table:table-cell office:value-type="float" office:value="0.059506683269054" calcext:value-type="float">
            <text:p>0.059506683269054</text:p>
          </table:table-cell>
          <table:table-cell office:value-type="float" office:value="0.0514610202971231" calcext:value-type="float">
            <text:p>0.0514610202971231</text:p>
          </table:table-cell>
          <table:table-cell office:value-type="float" office:value="0.151875580980785" calcext:value-type="float">
            <text:p>0.151875580980785</text:p>
          </table:table-cell>
          <table:table-cell office:value-type="float" office:value="0.0292701211724576" calcext:value-type="float">
            <text:p>0.0292701211724576</text:p>
          </table:table-cell>
          <table:table-cell office:value-type="float" office:value="0.0276874586562978" calcext:value-type="float">
            <text:p>0.0276874586562978</text:p>
          </table:table-cell>
          <table:table-cell office:value-type="float" office:value="0.0847449267947373" calcext:value-type="float">
            <text:p>0.0847449267947373</text:p>
          </table:table-cell>
          <table:table-cell office:value-type="float" office:value="2353" calcext:value-type="float">
            <text:p>2353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72462970653495" calcext:value-type="float">
            <text:p>0.0172462970653495</text:p>
          </table:table-cell>
          <table:table-cell office:value-type="float" office:value="0.0181294189620826" calcext:value-type="float">
            <text:p>0.0181294189620826</text:p>
          </table:table-cell>
          <table:table-cell office:value-type="float" office:value="0.733848112541594" calcext:value-type="float">
            <text:p>0.733848112541594</text:p>
          </table:table-cell>
          <table:table-cell office:value-type="float" office:value="0.679465603094025" calcext:value-type="float">
            <text:p>0.679465603094025</text:p>
          </table:table-cell>
          <table:table-cell office:value-type="float" office:value="0.733848112541594" calcext:value-type="float">
            <text:p>0.733848112541594</text:p>
          </table:table-cell>
          <table:table-cell office:value-type="float" office:value="0.0595052830330814" calcext:value-type="float">
            <text:p>0.0595052830330814</text:p>
          </table:table-cell>
          <table:table-cell office:value-type="float" office:value="0.0514510735587016" calcext:value-type="float">
            <text:p>0.0514510735587016</text:p>
          </table:table-cell>
          <table:table-cell office:value-type="float" office:value="0.151972299571471" calcext:value-type="float">
            <text:p>0.151972299571471</text:p>
          </table:table-cell>
          <table:table-cell office:value-type="float" office:value="0.0292371121021411" calcext:value-type="float">
            <text:p>0.0292371121021411</text:p>
          </table:table-cell>
          <table:table-cell office:value-type="float" office:value="0.0276546757116488" calcext:value-type="float">
            <text:p>0.0276546757116488</text:p>
          </table:table-cell>
          <table:table-cell office:value-type="float" office:value="0.084740052719653" calcext:value-type="float">
            <text:p>0.084740052719653</text:p>
          </table:table-cell>
          <table:table-cell office:value-type="float" office:value="2353" calcext:value-type="float">
            <text:p>2353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28713610776453" calcext:value-type="float">
            <text:p>0.0128713610776453</text:p>
          </table:table-cell>
          <table:table-cell office:value-type="float" office:value="0.0138416864334528" calcext:value-type="float">
            <text:p>0.0138416864334528</text:p>
          </table:table-cell>
          <table:table-cell office:value-type="float" office:value="0.952019015813715" calcext:value-type="float">
            <text:p>0.952019015813715</text:p>
          </table:table-cell>
          <table:table-cell office:value-type="float" office:value="0.931298753896569" calcext:value-type="float">
            <text:p>0.931298753896569</text:p>
          </table:table-cell>
          <table:table-cell office:value-type="float" office:value="0.952019015813715" calcext:value-type="float">
            <text:p>0.952019015813715</text:p>
          </table:table-cell>
          <table:table-cell office:value-type="float" office:value="0.084564107605076" calcext:value-type="float">
            <text:p>0.084564107605076</text:p>
          </table:table-cell>
          <table:table-cell office:value-type="float" office:value="0.0703936948177426" calcext:value-type="float">
            <text:p>0.0703936948177426</text:p>
          </table:table-cell>
          <table:table-cell office:value-type="float" office:value="0.247248701013055" calcext:value-type="float">
            <text:p>0.247248701013055</text:p>
          </table:table-cell>
          <table:table-cell office:value-type="float" office:value="0.0277287171322054" calcext:value-type="float">
            <text:p>0.0277287171322054</text:p>
          </table:table-cell>
          <table:table-cell office:value-type="float" office:value="0.0255769387340499" calcext:value-type="float">
            <text:p>0.0255769387340499</text:p>
          </table:table-cell>
          <table:table-cell office:value-type="float" office:value="0.126762153772634" calcext:value-type="float">
            <text:p>0.126762153772634</text:p>
          </table:table-cell>
          <table:table-cell office:value-type="float" office:value="2303" calcext:value-type="float">
            <text:p>2303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43071603775" calcext:value-type="float">
            <text:p>0.99943071603775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99943071603775" calcext:value-type="float">
            <text:p>0.99943071603775</text:p>
          </table:table-cell>
          <table:table-cell office:value-type="float" office:value="0.0591050179580312" calcext:value-type="float">
            <text:p>0.0591050179580312</text:p>
          </table:table-cell>
          <table:table-cell office:value-type="float" office:value="0.0500369030472852" calcext:value-type="float">
            <text:p>0.0500369030472852</text:p>
          </table:table-cell>
          <table:table-cell office:value-type="float" office:value="0.163212259530431" calcext:value-type="float">
            <text:p>0.163212259530431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2365" calcext:value-type="float">
            <text:p>2365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21052631578947" calcext:value-type="float">
            <text:p>0.421052631578947</text:p>
          </table:table-cell>
          <table:table-cell office:value-type="float" office:value="0.058655203747631" calcext:value-type="float">
            <text:p>0.058655203747631</text:p>
          </table:table-cell>
          <table:table-cell office:value-type="float" office:value="0.0500368783219168" calcext:value-type="float">
            <text:p>0.0500368783219168</text:p>
          </table:table-cell>
          <table:table-cell office:value-type="float" office:value="0.157598600018573" calcext:value-type="float">
            <text:p>0.157598600018573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568793261233229" calcext:value-type="float">
            <text:p>0.0568793261233229</text:p>
          </table:table-cell>
          <table:table-cell office:value-type="float" office:value="0.052548525406781" calcext:value-type="float">
            <text:p>0.052548525406781</text:p>
          </table:table-cell>
          <table:table-cell office:value-type="float" office:value="0.106599441145758" calcext:value-type="float">
            <text:p>0.106599441145758</text:p>
          </table:table-cell>
          <table:table-cell table:number-columns-repeated="3" office:value-type="float" office:value="0.0440386680988185" calcext:value-type="float">
            <text:p>0.0440386680988185</text:p>
          </table:table-cell>
          <table:table-cell office:value-type="float" office:value="2350" calcext:value-type="float">
            <text:p>23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4690371587315" calcext:value-type="float">
            <text:p>0.0654690371587315</text:p>
          </table:table-cell>
          <table:table-cell office:value-type="float" office:value="0.0582734675533664" calcext:value-type="float">
            <text:p>0.0582734675533664</text:p>
          </table:table-cell>
          <table:table-cell office:value-type="float" office:value="0.148078367822268" calcext:value-type="float">
            <text:p>0.148078367822268</text:p>
          </table:table-cell>
          <table:table-cell table:number-columns-repeated="3" office:value-type="float" office:value="0.0368303571428571" calcext:value-type="float">
            <text:p>0.0368303571428571</text:p>
          </table:table-cell>
          <table:table-cell office:value-type="float" office:value="2329" calcext:value-type="float">
            <text:p>2329</text:p>
          </table:table-cell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60174007090533" calcext:value-type="float">
            <text:p>0.060174007090533</text:p>
          </table:table-cell>
          <table:table-cell office:value-type="float" office:value="0.0526198528786014" calcext:value-type="float">
            <text:p>0.0526198528786014</text:p>
          </table:table-cell>
          <table:table-cell office:value-type="float" office:value="0.146900097921689" calcext:value-type="float">
            <text:p>0.146900097921689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584208479190976" calcext:value-type="float">
            <text:p>0.0584208479190976</text:p>
          </table:table-cell>
          <table:table-cell office:value-type="float" office:value="0.0500634249471459" calcext:value-type="float">
            <text:p>0.0500634249471459</text:p>
          </table:table-cell>
          <table:table-cell office:value-type="float" office:value="0.154368932038835" calcext:value-type="float">
            <text:p>0.15436893203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568793261233229" calcext:value-type="float">
            <text:p>0.0568793261233229</text:p>
          </table:table-cell>
          <table:table-cell office:value-type="float" office:value="0.052548525406781" calcext:value-type="float">
            <text:p>0.052548525406781</text:p>
          </table:table-cell>
          <table:table-cell office:value-type="float" office:value="0.106599441145758" calcext:value-type="float">
            <text:p>0.106599441145758</text:p>
          </table:table-cell>
          <table:table-cell table:number-columns-repeated="3" office:value-type="float" office:value="0.0440386680988185" calcext:value-type="float">
            <text:p>0.0440386680988185</text:p>
          </table:table-cell>
          <table:table-cell office:value-type="float" office:value="2350" calcext:value-type="float">
            <text:p>23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4936586653331" calcext:value-type="float">
            <text:p>0.0654936586653331</text:p>
          </table:table-cell>
          <table:table-cell office:value-type="float" office:value="0.0582851542837008" calcext:value-type="float">
            <text:p>0.0582851542837008</text:p>
          </table:table-cell>
          <table:table-cell office:value-type="float" office:value="0.148251488095238" calcext:value-type="float">
            <text:p>0.148251488095238</text:p>
          </table:table-cell>
          <table:table-cell table:number-columns-repeated="3" office:value-type="float" office:value="0.0368303571428571" calcext:value-type="float">
            <text:p>0.0368303571428571</text:p>
          </table:table-cell>
          <table:table-cell office:value-type="float" office:value="2329" calcext:value-type="float">
            <text:p>2329</text:p>
          </table:table-cell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58973816724028" calcext:value-type="float">
            <text:p>1.58973816724028E-05</text:p>
          </table:table-cell>
          <table:table-cell office:value-type="float" office:value="0.0000196494893316412" calcext:value-type="float">
            <text:p>1.96494893316412E-05</text:p>
          </table:table-cell>
          <table:table-cell office:value-type="float" office:value="0.999844312667847" calcext:value-type="float">
            <text:p>0.999844312667847</text:p>
          </table:table-cell>
          <table:table-cell office:value-type="float" office:value="0.999685406684876" calcext:value-type="float">
            <text:p>0.999685406684876</text:p>
          </table:table-cell>
          <table:table-cell office:value-type="float" office:value="0.999844312667847" calcext:value-type="float">
            <text:p>0.999844312667847</text:p>
          </table:table-cell>
          <table:table-cell office:value-type="float" office:value="0.0177785932543305" calcext:value-type="float">
            <text:p>0.0177785932543305</text:p>
          </table:table-cell>
          <table:table-cell office:value-type="float" office:value="0.0144996067454809" calcext:value-type="float">
            <text:p>0.0144996067454809</text:p>
          </table:table-cell>
          <table:table-cell office:value-type="float" office:value="0.064679810996982" calcext:value-type="float">
            <text:p>0.064679810996982</text:p>
          </table:table-cell>
          <table:table-cell office:value-type="float" office:value="0.000110782704723533" calcext:value-type="float">
            <text:p>0.000110782704723533</text:p>
          </table:table-cell>
          <table:table-cell office:value-type="float" office:value="0.0000980367549345829" calcext:value-type="float">
            <text:p>9.80367549345829E-05</text:p>
          </table:table-cell>
          <table:table-cell office:value-type="float" office:value="0.00144934910349548" calcext:value-type="float">
            <text:p>0.00144934910349548</text:p>
          </table:table-cell>
          <table:table-cell office:value-type="float" office:value="2372" calcext:value-type="float">
            <text:p>2372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431571968539027" calcext:value-type="float">
            <text:p>0.0431571968539027</text:p>
          </table:table-cell>
          <table:table-cell office:value-type="float" office:value="0.0449464673082186" calcext:value-type="float">
            <text:p>0.0449464673082186</text:p>
          </table:table-cell>
          <table:table-cell office:value-type="float" office:value="0.705845878774369" calcext:value-type="float">
            <text:p>0.705845878774369</text:p>
          </table:table-cell>
          <table:table-cell office:value-type="float" office:value="0.675725088730828" calcext:value-type="float">
            <text:p>0.675725088730828</text:p>
          </table:table-cell>
          <table:table-cell office:value-type="float" office:value="0.705845878774369" calcext:value-type="float">
            <text:p>0.705845878774369</text:p>
          </table:table-cell>
          <table:table-cell office:value-type="float" office:value="0.0798686646613012" calcext:value-type="float">
            <text:p>0.0798686646613012</text:p>
          </table:table-cell>
          <table:table-cell office:value-type="float" office:value="0.0766380819198231" calcext:value-type="float">
            <text:p>0.0766380819198231</text:p>
          </table:table-cell>
          <table:table-cell office:value-type="float" office:value="0.126077535659944" calcext:value-type="float">
            <text:p>0.126077535659944</text:p>
          </table:table-cell>
          <table:table-cell office:value-type="float" office:value="0.0624187313522838" calcext:value-type="float">
            <text:p>0.0624187313522838</text:p>
          </table:table-cell>
          <table:table-cell office:value-type="float" office:value="0.060999387475984" calcext:value-type="float">
            <text:p>0.060999387475984</text:p>
          </table:table-cell>
          <table:table-cell office:value-type="float" office:value="0.100333925570183" calcext:value-type="float">
            <text:p>0.100333925570183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31188549240434" calcext:value-type="float">
            <text:p>0.0431188549240434</text:p>
          </table:table-cell>
          <table:table-cell office:value-type="float" office:value="0.0449088094412975" calcext:value-type="float">
            <text:p>0.0449088094412975</text:p>
          </table:table-cell>
          <table:table-cell office:value-type="float" office:value="0.706647928199205" calcext:value-type="float">
            <text:p>0.706647928199205</text:p>
          </table:table-cell>
          <table:table-cell office:value-type="float" office:value="0.676534380426106" calcext:value-type="float">
            <text:p>0.676534380426106</text:p>
          </table:table-cell>
          <table:table-cell office:value-type="float" office:value="0.706647928199205" calcext:value-type="float">
            <text:p>0.706647928199205</text:p>
          </table:table-cell>
          <table:table-cell office:value-type="float" office:value="0.0798690602084465" calcext:value-type="float">
            <text:p>0.0798690602084465</text:p>
          </table:table-cell>
          <table:table-cell office:value-type="float" office:value="0.0766339120938241" calcext:value-type="float">
            <text:p>0.0766339120938241</text:p>
          </table:table-cell>
          <table:table-cell office:value-type="float" office:value="0.126143232347955" calcext:value-type="float">
            <text:p>0.126143232347955</text:p>
          </table:table-cell>
          <table:table-cell office:value-type="float" office:value="0.0623918677661156" calcext:value-type="float">
            <text:p>0.0623918677661156</text:p>
          </table:table-cell>
          <table:table-cell office:value-type="float" office:value="0.0609714015693872" calcext:value-type="float">
            <text:p>0.0609714015693872</text:p>
          </table:table-cell>
          <table:table-cell office:value-type="float" office:value="0.100348672142348" calcext:value-type="float">
            <text:p>0.100348672142348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39215312236983" calcext:value-type="float">
            <text:p>0.0339215312236983</text:p>
          </table:table-cell>
          <table:table-cell office:value-type="float" office:value="0.036090583879811" calcext:value-type="float">
            <text:p>0.036090583879811</text:p>
          </table:table-cell>
          <table:table-cell office:value-type="float" office:value="0.934474316521093" calcext:value-type="float">
            <text:p>0.934474316521093</text:p>
          </table:table-cell>
          <table:table-cell office:value-type="float" office:value="0.920141777679889" calcext:value-type="float">
            <text:p>0.920141777679889</text:p>
          </table:table-cell>
          <table:table-cell office:value-type="float" office:value="0.934474316521093" calcext:value-type="float">
            <text:p>0.934474316521093</text:p>
          </table:table-cell>
          <table:table-cell office:value-type="float" office:value="0.091700801029386" calcext:value-type="float">
            <text:p>0.091700801029386</text:p>
          </table:table-cell>
          <table:table-cell office:value-type="float" office:value="0.086135747060829" calcext:value-type="float">
            <text:p>0.086135747060829</text:p>
          </table:table-cell>
          <table:table-cell office:value-type="float" office:value="0.171300947972496" calcext:value-type="float">
            <text:p>0.171300947972496</text:p>
          </table:table-cell>
          <table:table-cell office:value-type="float" office:value="0.0594852768516681" calcext:value-type="float">
            <text:p>0.0594852768516681</text:p>
          </table:table-cell>
          <table:table-cell office:value-type="float" office:value="0.057445814998427" calcext:value-type="float">
            <text:p>0.057445814998427</text:p>
          </table:table-cell>
          <table:table-cell office:value-type="float" office:value="0.12122297285848" calcext:value-type="float">
            <text:p>0.12122297285848</text:p>
          </table:table-cell>
          <table:table-cell office:value-type="float" office:value="2372" calcext:value-type="float">
            <text:p>2372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470588235294" calcext:value-type="float">
            <text:p>0.0176470588235294</text:p>
          </table:table-cell>
          <table:table-cell office:value-type="float" office:value="0.999844312667847" calcext:value-type="float">
            <text:p>0.999844312667847</text:p>
          </table:table-cell>
          <table:table-cell office:value-type="float" office:value="0.999685406684876" calcext:value-type="float">
            <text:p>0.999685406684876</text:p>
          </table:table-cell>
          <table:table-cell office:value-type="float" office:value="0.999844312667847" calcext:value-type="float">
            <text:p>0.999844312667847</text:p>
          </table:table-cell>
          <table:table-cell office:value-type="float" office:value="0.0803262226908535" calcext:value-type="float">
            <text:p>0.0803262226908535</text:p>
          </table:table-cell>
          <table:table-cell office:value-type="float" office:value="0.0759494965042126" calcext:value-type="float">
            <text:p>0.0759494965042126</text:p>
          </table:table-cell>
          <table:table-cell office:value-type="float" office:value="0.14292903832477" calcext:value-type="float">
            <text:p>0.14292903832477</text:p>
          </table:table-cell>
          <table:table-cell table:number-columns-repeated="2" office:value-type="float" office:value="0.0432432432432432" calcext:value-type="float">
            <text:p>0.0432432432432432</text:p>
          </table:table-cell>
          <table:table-cell office:value-type="float" office:value="0.172932330827068" calcext:value-type="float">
            <text:p>0.172932330827068</text:p>
          </table:table-cell>
          <table:table-cell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470588235294" calcext:value-type="float">
            <text:p>0.0176470588235294</text:p>
          </table:table-cell>
          <table:table-cell table:number-columns-repeated="3" office:value-type="float" office:value="0.307692307692308" calcext:value-type="float">
            <text:p>0.307692307692308</text:p>
          </table:table-cell>
          <table:table-cell office:value-type="float" office:value="0.0797878418449132" calcext:value-type="float">
            <text:p>0.0797878418449132</text:p>
          </table:table-cell>
          <table:table-cell office:value-type="float" office:value="0.0756615126715297" calcext:value-type="float">
            <text:p>0.0756615126715297</text:p>
          </table:table-cell>
          <table:table-cell office:value-type="float" office:value="0.138809085914202" calcext:value-type="float">
            <text:p>0.138809085914202</text:p>
          </table:table-cell>
          <table:table-cell table:number-columns-repeated="2" office:value-type="float" office:value="0.0432432432432432" calcext:value-type="float">
            <text:p>0.0432432432432432</text:p>
          </table:table-cell>
          <table:table-cell office:value-type="float" office:value="0.172932330827068" calcext:value-type="float">
            <text:p>0.172932330827068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2024808242584" calcext:value-type="float">
            <text:p>0.0842024808242584</text:p>
          </table:table-cell>
          <table:table-cell office:value-type="float" office:value="0.082794854985446" calcext:value-type="float">
            <text:p>0.082794854985446</text:p>
          </table:table-cell>
          <table:table-cell office:value-type="float" office:value="0.104336557554415" calcext:value-type="float">
            <text:p>0.104336557554415</text:p>
          </table:table-cell>
          <table:table-cell table:number-columns-repeated="3" office:value-type="float" office:value="0.0754912099276112" calcext:value-type="float">
            <text:p>0.0754912099276112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82099505708002" calcext:value-type="float">
            <text:p>0.0882099505708002</text:p>
          </table:table-cell>
          <table:table-cell office:value-type="float" office:value="0.0864198123141757" calcext:value-type="float">
            <text:p>0.0864198123141757</text:p>
          </table:table-cell>
          <table:table-cell office:value-type="float" office:value="0.113815320991447" calcext:value-type="float">
            <text:p>0.113815320991447</text:p>
          </table:table-cell>
          <table:table-cell table:number-columns-repeated="3" office:value-type="float" office:value="0.0723270440251572" calcext:value-type="float">
            <text:p>0.0723270440251572</text:p>
          </table:table-cell>
          <table:table-cell office:value-type="float" office:value="2374" calcext:value-type="float">
            <text:p>2374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212121212121212" calcext:value-type="float">
            <text:p>0.212121212121212</text:p>
          </table:table-cell>
          <table:table-cell office:value-type="float" office:value="0.0785601183291843" calcext:value-type="float">
            <text:p>0.0785601183291843</text:p>
          </table:table-cell>
          <table:table-cell office:value-type="float" office:value="0.0752491091246751" calcext:value-type="float">
            <text:p>0.0752491091246751</text:p>
          </table:table-cell>
          <table:table-cell office:value-type="float" office:value="0.125919374986539" calcext:value-type="float">
            <text:p>0.125919374986539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0790159471022948" calcext:value-type="float">
            <text:p>0.0790159471022948</text:p>
          </table:table-cell>
          <table:table-cell office:value-type="float" office:value="0.0750728256346234" calcext:value-type="float">
            <text:p>0.0750728256346234</text:p>
          </table:table-cell>
          <table:table-cell office:value-type="float" office:value="0.135416666666667" calcext:value-type="float">
            <text:p>0.13541666666666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2035485557295" calcext:value-type="float">
            <text:p>0.0842035485557295</text:p>
          </table:table-cell>
          <table:table-cell office:value-type="float" office:value="0.0828200537275091" calcext:value-type="float">
            <text:p>0.0828200537275091</text:p>
          </table:table-cell>
          <table:table-cell office:value-type="float" office:value="0.103992465652238" calcext:value-type="float">
            <text:p>0.103992465652238</text:p>
          </table:table-cell>
          <table:table-cell table:number-columns-repeated="3" office:value-type="float" office:value="0.0754912099276112" calcext:value-type="float">
            <text:p>0.0754912099276112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8223204915704" calcext:value-type="float">
            <text:p>0.088223204915704</text:p>
          </table:table-cell>
          <table:table-cell office:value-type="float" office:value="0.0864334189929554" calcext:value-type="float">
            <text:p>0.0864334189929554</text:p>
          </table:table-cell>
          <table:table-cell office:value-type="float" office:value="0.11382353570359" calcext:value-type="float">
            <text:p>0.11382353570359</text:p>
          </table:table-cell>
          <table:table-cell table:number-columns-repeated="3" office:value-type="float" office:value="0.0723270440251572" calcext:value-type="float">
            <text:p>0.0723270440251572</text:p>
          </table:table-cell>
          <table:table-cell office:value-type="float" office:value="2374" calcext:value-type="float">
            <text:p>2374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289453896584746" calcext:value-type="float">
            <text:p>2.89453896584746E-06</text:p>
          </table:table-cell>
          <table:table-cell office:value-type="float" office:value="0.00000387509089705418" calcext:value-type="float">
            <text:p>3.87509089705418E-06</text:p>
          </table:table-cell>
          <table:table-cell office:value-type="float" office:value="0.99783331155777" calcext:value-type="float">
            <text:p>0.99783331155777</text:p>
          </table:table-cell>
          <table:table-cell office:value-type="float" office:value="0.996006786823273" calcext:value-type="float">
            <text:p>0.996006786823273</text:p>
          </table:table-cell>
          <table:table-cell office:value-type="float" office:value="0.99783331155777" calcext:value-type="float">
            <text:p>0.99783331155777</text:p>
          </table:table-cell>
          <table:table-cell office:value-type="float" office:value="0.040277031987518" calcext:value-type="float">
            <text:p>0.040277031987518</text:p>
          </table:table-cell>
          <table:table-cell office:value-type="float" office:value="0.0315180551104569" calcext:value-type="float">
            <text:p>0.0315180551104569</text:p>
          </table:table-cell>
          <table:table-cell office:value-type="float" office:value="0.148198519104883" calcext:value-type="float">
            <text:p>0.148198519104883</text:p>
          </table:table-cell>
          <table:table-cell office:value-type="float" office:value="0.0000633437448414043" calcext:value-type="float">
            <text:p>6.33437448414043E-05</text:p>
          </table:table-cell>
          <table:table-cell office:value-type="float" office:value="0.0000554443868168164" calcext:value-type="float">
            <text:p>5.54443868168164E-05</text:p>
          </table:table-cell>
          <table:table-cell office:value-type="float" office:value="0.00146226515062153" calcext:value-type="float">
            <text:p>0.00146226515062153</text:p>
          </table:table-cell>
          <table:table-cell office:value-type="float" office:value="2310" calcext:value-type="float">
            <text:p>2310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282493834712771" calcext:value-type="float">
            <text:p>0.0282493834712771</text:p>
          </table:table-cell>
          <table:table-cell office:value-type="float" office:value="0.0296442292469367" calcext:value-type="float">
            <text:p>0.0296442292469367</text:p>
          </table:table-cell>
          <table:table-cell office:value-type="float" office:value="0.41939632144593" calcext:value-type="float">
            <text:p>0.41939632144593</text:p>
          </table:table-cell>
          <table:table-cell office:value-type="float" office:value="0.394227580269255" calcext:value-type="float">
            <text:p>0.394227580269255</text:p>
          </table:table-cell>
          <table:table-cell office:value-type="float" office:value="0.41939632144593" calcext:value-type="float">
            <text:p>0.41939632144593</text:p>
          </table:table-cell>
          <table:table-cell office:value-type="float" office:value="0.0651176951400471" calcext:value-type="float">
            <text:p>0.0651176951400471</text:p>
          </table:table-cell>
          <table:table-cell office:value-type="float" office:value="0.0616188248889059" calcext:value-type="float">
            <text:p>0.0616188248889059</text:p>
          </table:table-cell>
          <table:table-cell office:value-type="float" office:value="0.108228127560844" calcext:value-type="float">
            <text:p>0.108228127560844</text:p>
          </table:table-cell>
          <table:table-cell office:value-type="float" office:value="0.046839267794964" calcext:value-type="float">
            <text:p>0.046839267794964</text:p>
          </table:table-cell>
          <table:table-cell office:value-type="float" office:value="0.0458378738478837" calcext:value-type="float">
            <text:p>0.0458378738478837</text:p>
          </table:table-cell>
          <table:table-cell office:value-type="float" office:value="0.0773591883462518" calcext:value-type="float">
            <text:p>0.0773591883462518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82238564621283" calcext:value-type="float">
            <text:p>0.0282238564621283</text:p>
          </table:table-cell>
          <table:table-cell office:value-type="float" office:value="0.0296187368760328" calcext:value-type="float">
            <text:p>0.0296187368760328</text:p>
          </table:table-cell>
          <table:table-cell office:value-type="float" office:value="0.419859041819257" calcext:value-type="float">
            <text:p>0.419859041819257</text:p>
          </table:table-cell>
          <table:table-cell office:value-type="float" office:value="0.394659452141075" calcext:value-type="float">
            <text:p>0.394659452141075</text:p>
          </table:table-cell>
          <table:table-cell office:value-type="float" office:value="0.419859041819257" calcext:value-type="float">
            <text:p>0.419859041819257</text:p>
          </table:table-cell>
          <table:table-cell office:value-type="float" office:value="0.0651180326515978" calcext:value-type="float">
            <text:p>0.0651180326515978</text:p>
          </table:table-cell>
          <table:table-cell office:value-type="float" office:value="0.0616153253198399" calcext:value-type="float">
            <text:p>0.0616153253198399</text:p>
          </table:table-cell>
          <table:table-cell office:value-type="float" office:value="0.108275742677092" calcext:value-type="float">
            <text:p>0.108275742677092</text:p>
          </table:table-cell>
          <table:table-cell office:value-type="float" office:value="0.0468183852907159" calcext:value-type="float">
            <text:p>0.0468183852907159</text:p>
          </table:table-cell>
          <table:table-cell office:value-type="float" office:value="0.0458165435863719" calcext:value-type="float">
            <text:p>0.0458165435863719</text:p>
          </table:table-cell>
          <table:table-cell office:value-type="float" office:value="0.0773593904601543" calcext:value-type="float">
            <text:p>0.077359390460154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6648736402925" calcext:value-type="float">
            <text:p>0.016648736402925</text:p>
          </table:table-cell>
          <table:table-cell office:value-type="float" office:value="0.018247254879153" calcext:value-type="float">
            <text:p>0.018247254879153</text:p>
          </table:table-cell>
          <table:table-cell office:value-type="float" office:value="0.876672832458687" calcext:value-type="float">
            <text:p>0.876672832458687</text:p>
          </table:table-cell>
          <table:table-cell office:value-type="float" office:value="0.853855621357764" calcext:value-type="float">
            <text:p>0.853855621357764</text:p>
          </table:table-cell>
          <table:table-cell office:value-type="float" office:value="0.876672832458687" calcext:value-type="float">
            <text:p>0.876672832458687</text:p>
          </table:table-cell>
          <table:table-cell office:value-type="float" office:value="0.0956589475403604" calcext:value-type="float">
            <text:p>0.0956589475403604</text:p>
          </table:table-cell>
          <table:table-cell office:value-type="float" office:value="0.0864040871176199" calcext:value-type="float">
            <text:p>0.0864040871176199</text:p>
          </table:table-cell>
          <table:table-cell office:value-type="float" office:value="0.209690336583246" calcext:value-type="float">
            <text:p>0.209690336583246</text:p>
          </table:table-cell>
          <table:table-cell office:value-type="float" office:value="0.0434504539879127" calcext:value-type="float">
            <text:p>0.0434504539879127</text:p>
          </table:table-cell>
          <table:table-cell office:value-type="float" office:value="0.0417138302830104" calcext:value-type="float">
            <text:p>0.0417138302830104</text:p>
          </table:table-cell>
          <table:table-cell office:value-type="float" office:value="0.110339451806321" calcext:value-type="float">
            <text:p>0.110339451806321</text:p>
          </table:table-cell>
          <table:table-cell office:value-type="float" office:value="2310" calcext:value-type="float">
            <text:p>2310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3262329126216" calcext:value-type="float">
            <text:p>0.00263262329126216</text:p>
          </table:table-cell>
          <table:table-cell office:value-type="float" office:value="0.99783331155777" calcext:value-type="float">
            <text:p>0.99783331155777</text:p>
          </table:table-cell>
          <table:table-cell office:value-type="float" office:value="0.996006786823273" calcext:value-type="float">
            <text:p>0.996006786823273</text:p>
          </table:table-cell>
          <table:table-cell office:value-type="float" office:value="0.99783331155777" calcext:value-type="float">
            <text:p>0.99783331155777</text:p>
          </table:table-cell>
          <table:table-cell office:value-type="float" office:value="0.06472839840946" calcext:value-type="float">
            <text:p>0.06472839840946</text:p>
          </table:table-cell>
          <table:table-cell office:value-type="float" office:value="0.0611785632331877" calcext:value-type="float">
            <text:p>0.0611785632331877</text:p>
          </table:table-cell>
          <table:table-cell office:value-type="float" office:value="0.108466782083945" calcext:value-type="float">
            <text:p>0.108466782083945</text:p>
          </table:table-cell>
          <table:table-cell office:value-type="float" office:value="0.0683293784905044" calcext:value-type="float">
            <text:p>0.0683293784905044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1219512195122" calcext:value-type="float">
            <text:p>0.11219512195122</text:p>
          </table:table-cell>
          <table:table-cell office:value-type="float" office:value="2377" calcext:value-type="float">
            <text:p>2377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3262329126216" calcext:value-type="float">
            <text:p>0.00263262329126216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642121893733984" calcext:value-type="float">
            <text:p>0.0642121893733984</text:p>
          </table:table-cell>
          <table:table-cell office:value-type="float" office:value="0.0608998948339068" calcext:value-type="float">
            <text:p>0.0608998948339068</text:p>
          </table:table-cell>
          <table:table-cell office:value-type="float" office:value="0.105023777015424" calcext:value-type="float">
            <text:p>0.105023777015424</text:p>
          </table:table-cell>
          <table:table-cell office:value-type="float" office:value="0.0683293784905044" calcext:value-type="float">
            <text:p>0.0683293784905044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1219512195122" calcext:value-type="float">
            <text:p>0.11219512195122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014171625461" calcext:value-type="float">
            <text:p>0.0696014171625461</text:p>
          </table:table-cell>
          <table:table-cell office:value-type="float" office:value="0.0673632595221157" calcext:value-type="float">
            <text:p>0.0673632595221157</text:p>
          </table:table-cell>
          <table:table-cell office:value-type="float" office:value="0.097178302493859" calcext:value-type="float">
            <text:p>0.097178302493859</text:p>
          </table:table-cell>
          <table:table-cell table:number-columns-repeated="3" office:value-type="float" office:value="0.0570505920344456" calcext:value-type="float">
            <text:p>0.0570505920344456</text:p>
          </table:table-cell>
          <table:table-cell office:value-type="float" office:value="2360" calcext:value-type="float">
            <text:p>2360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315988255756" calcext:value-type="float">
            <text:p>0.071315988255756</text:p>
          </table:table-cell>
          <table:table-cell office:value-type="float" office:value="0.0686173812578082" calcext:value-type="float">
            <text:p>0.0686173812578082</text:p>
          </table:table-cell>
          <table:table-cell office:value-type="float" office:value="0.104566182251196" calcext:value-type="float">
            <text:p>0.104566182251196</text:p>
          </table:table-cell>
          <table:table-cell table:number-columns-repeated="3" office:value-type="float" office:value="0.0561056105610561" calcext:value-type="float">
            <text:p>0.0561056105610561</text:p>
          </table:table-cell>
          <table:table-cell office:value-type="float" office:value="2348" calcext:value-type="float">
            <text:p>2348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64179104477612" calcext:value-type="float">
            <text:p>0.164179104477612</text:p>
          </table:table-cell>
          <table:table-cell office:value-type="float" office:value="0.0639900986563241" calcext:value-type="float">
            <text:p>0.0639900986563241</text:p>
          </table:table-cell>
          <table:table-cell office:value-type="float" office:value="0.0610022370751944" calcext:value-type="float">
            <text:p>0.0610022370751944</text:p>
          </table:table-cell>
          <table:table-cell office:value-type="float" office:value="0.100804268811384" calcext:value-type="float">
            <text:p>0.100804268811384</text:p>
          </table:table-cell>
          <table:table-cell table:number-columns-repeated="2" office:value-type="float" office:value="0.0606060606060606" calcext:value-type="float">
            <text:p>0.0606060606060606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0640606767794633" calcext:value-type="float">
            <text:p>0.0640606767794633</text:p>
          </table:table-cell>
          <table:table-cell office:value-type="float" office:value="0.0612068965517241" calcext:value-type="float">
            <text:p>0.0612068965517241</text:p>
          </table:table-cell>
          <table:table-cell office:value-type="float" office:value="0.0992227979274612" calcext:value-type="float">
            <text:p>0.09922279792746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206728290452" calcext:value-type="float">
            <text:p>0.0696206728290452</text:p>
          </table:table-cell>
          <table:table-cell office:value-type="float" office:value="0.0673740809316914" calcext:value-type="float">
            <text:p>0.0673740809316914</text:p>
          </table:table-cell>
          <table:table-cell office:value-type="float" office:value="0.0973014786938494" calcext:value-type="float">
            <text:p>0.0973014786938494</text:p>
          </table:table-cell>
          <table:table-cell table:number-columns-repeated="3" office:value-type="float" office:value="0.0570505920344456" calcext:value-type="float">
            <text:p>0.0570505920344456</text:p>
          </table:table-cell>
          <table:table-cell office:value-type="float" office:value="2357" calcext:value-type="float">
            <text:p>2357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3089856243501" calcext:value-type="float">
            <text:p>0.0713089856243501</text:p>
          </table:table-cell>
          <table:table-cell office:value-type="float" office:value="0.0686072671606942" calcext:value-type="float">
            <text:p>0.0686072671606942</text:p>
          </table:table-cell>
          <table:table-cell office:value-type="float" office:value="0.104597516746493" calcext:value-type="float">
            <text:p>0.104597516746493</text:p>
          </table:table-cell>
          <table:table-cell table:number-columns-repeated="3" office:value-type="float" office:value="0.0561056105610561" calcext:value-type="float">
            <text:p>0.0561056105610561</text:p>
          </table:table-cell>
          <table:table-cell office:value-type="float" office:value="2348" calcext:value-type="float">
            <text:p>2348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9166553101968" calcext:value-type="float">
            <text:p>1.9166553101968E-05</text:p>
          </table:table-cell>
          <table:table-cell office:value-type="float" office:value="0.0000256920902756974" calcext:value-type="float">
            <text:p>2.56920902756974E-05</text:p>
          </table:table-cell>
          <table:table-cell office:value-type="float" office:value="0.999382138252258" calcext:value-type="float">
            <text:p>0.999382138252258</text:p>
          </table:table-cell>
          <table:table-cell office:value-type="float" office:value="0.997200608253479" calcext:value-type="float">
            <text:p>0.997200608253479</text:p>
          </table:table-cell>
          <table:table-cell office:value-type="float" office:value="0.999382138252258" calcext:value-type="float">
            <text:p>0.999382138252258</text:p>
          </table:table-cell>
          <table:table-cell office:value-type="float" office:value="0.0220377308014725" calcext:value-type="float">
            <text:p>0.0220377308014725</text:p>
          </table:table-cell>
          <table:table-cell office:value-type="float" office:value="0.0142876230065709" calcext:value-type="float">
            <text:p>0.0142876230065709</text:p>
          </table:table-cell>
          <table:table-cell office:value-type="float" office:value="0.121414113010291" calcext:value-type="float">
            <text:p>0.121414113010291</text:p>
          </table:table-cell>
          <table:table-cell office:value-type="float" office:value="0.000220113230170682" calcext:value-type="float">
            <text:p>0.000220113230170682</text:p>
          </table:table-cell>
          <table:table-cell office:value-type="float" office:value="0.000188546138815582" calcext:value-type="float">
            <text:p>0.000188546138815582</text:p>
          </table:table-cell>
          <table:table-cell office:value-type="float" office:value="0.00449606357142329" calcext:value-type="float">
            <text:p>0.00449606357142329</text:p>
          </table:table-cell>
          <table:table-cell office:value-type="float" office:value="2361" calcext:value-type="float">
            <text:p>236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215084497550138" calcext:value-type="float">
            <text:p>0.0215084497550138</text:p>
          </table:table-cell>
          <table:table-cell office:value-type="float" office:value="0.0234606315499085" calcext:value-type="float">
            <text:p>0.0234606315499085</text:p>
          </table:table-cell>
          <table:table-cell office:value-type="float" office:value="0.847873235390528" calcext:value-type="float">
            <text:p>0.847873235390528</text:p>
          </table:table-cell>
          <table:table-cell office:value-type="float" office:value="0.778870223052938" calcext:value-type="float">
            <text:p>0.778870223052938</text:p>
          </table:table-cell>
          <table:table-cell office:value-type="float" office:value="0.847873235390528" calcext:value-type="float">
            <text:p>0.847873235390528</text:p>
          </table:table-cell>
          <table:table-cell office:value-type="float" office:value="0.0707165064425891" calcext:value-type="float">
            <text:p>0.0707165064425891</text:p>
          </table:table-cell>
          <table:table-cell office:value-type="float" office:value="0.0632546104086628" calcext:value-type="float">
            <text:p>0.0632546104086628</text:p>
          </table:table-cell>
          <table:table-cell office:value-type="float" office:value="0.166397270103419" calcext:value-type="float">
            <text:p>0.166397270103419</text:p>
          </table:table-cell>
          <table:table-cell office:value-type="float" office:value="0.0440597721524375" calcext:value-type="float">
            <text:p>0.0440597721524375</text:p>
          </table:table-cell>
          <table:table-cell office:value-type="float" office:value="0.0421236633916103" calcext:value-type="float">
            <text:p>0.0421236633916103</text:p>
          </table:table-cell>
          <table:table-cell office:value-type="float" office:value="0.103322911799401" calcext:value-type="float">
            <text:p>0.103322911799401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214631043067122" calcext:value-type="float">
            <text:p>0.0214631043067122</text:p>
          </table:table-cell>
          <table:table-cell office:value-type="float" office:value="0.0234140931752868" calcext:value-type="float">
            <text:p>0.0234140931752868</text:p>
          </table:table-cell>
          <table:table-cell office:value-type="float" office:value="0.848586027669495" calcext:value-type="float">
            <text:p>0.848586027669495</text:p>
          </table:table-cell>
          <table:table-cell office:value-type="float" office:value="0.779712835001081" calcext:value-type="float">
            <text:p>0.779712835001081</text:p>
          </table:table-cell>
          <table:table-cell office:value-type="float" office:value="0.848586027669495" calcext:value-type="float">
            <text:p>0.848586027669495</text:p>
          </table:table-cell>
          <table:table-cell office:value-type="float" office:value="0.0707132565526538" calcext:value-type="float">
            <text:p>0.0707132565526538</text:p>
          </table:table-cell>
          <table:table-cell office:value-type="float" office:value="0.0632404817429409" calcext:value-type="float">
            <text:p>0.0632404817429409</text:p>
          </table:table-cell>
          <table:table-cell office:value-type="float" office:value="0.166533514193327" calcext:value-type="float">
            <text:p>0.166533514193327</text:p>
          </table:table-cell>
          <table:table-cell office:value-type="float" office:value="0.0440122973630546" calcext:value-type="float">
            <text:p>0.0440122973630546</text:p>
          </table:table-cell>
          <table:table-cell office:value-type="float" office:value="0.0420755521916265" calcext:value-type="float">
            <text:p>0.0420755521916265</text:p>
          </table:table-cell>
          <table:table-cell office:value-type="float" office:value="0.103336419932214" calcext:value-type="float">
            <text:p>0.103336419932214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73470695917809" calcext:value-type="float">
            <text:p>0.0173470695917809</text:p>
          </table:table-cell>
          <table:table-cell office:value-type="float" office:value="0.0193042976995925" calcext:value-type="float">
            <text:p>0.0193042976995925</text:p>
          </table:table-cell>
          <table:table-cell office:value-type="float" office:value="0.939680307864348" calcext:value-type="float">
            <text:p>0.939680307864348</text:p>
          </table:table-cell>
          <table:table-cell office:value-type="float" office:value="0.898764052768395" calcext:value-type="float">
            <text:p>0.898764052768395</text:p>
          </table:table-cell>
          <table:table-cell office:value-type="float" office:value="0.939680307864348" calcext:value-type="float">
            <text:p>0.939680307864348</text:p>
          </table:table-cell>
          <table:table-cell office:value-type="float" office:value="0.0782730769558702" calcext:value-type="float">
            <text:p>0.0782730769558702</text:p>
          </table:table-cell>
          <table:table-cell office:value-type="float" office:value="0.0685261882676857" calcext:value-type="float">
            <text:p>0.0685261882676857</text:p>
          </table:table-cell>
          <table:table-cell office:value-type="float" office:value="0.203253343199527" calcext:value-type="float">
            <text:p>0.203253343199527</text:p>
          </table:table-cell>
          <table:table-cell office:value-type="float" office:value="0.0419025405214903" calcext:value-type="float">
            <text:p>0.0419025405214903</text:p>
          </table:table-cell>
          <table:table-cell office:value-type="float" office:value="0.0396524004691605" calcext:value-type="float">
            <text:p>0.0396524004691605</text:p>
          </table:table-cell>
          <table:table-cell office:value-type="float" office:value="0.118485322255368" calcext:value-type="float">
            <text:p>0.118485322255368</text:p>
          </table:table-cell>
          <table:table-cell office:value-type="float" office:value="2361" calcext:value-type="float">
            <text:p>236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0704794649213107" calcext:value-type="float">
            <text:p>0.0704794649213107</text:p>
          </table:table-cell>
          <table:table-cell office:value-type="float" office:value="0.0626466579419755" calcext:value-type="float">
            <text:p>0.0626466579419755</text:p>
          </table:table-cell>
          <table:table-cell office:value-type="float" office:value="0.170916264091819" calcext:value-type="float">
            <text:p>0.170916264091819</text:p>
          </table:table-cell>
          <table:table-cell office:value-type="float" office:value="0.0462962962962963" calcext:value-type="float">
            <text:p>0.0462962962962963</text:p>
          </table:table-cell>
          <table:table-cell office:value-type="float" office:value="0.0279329608938547" calcext:value-type="float">
            <text:p>0.027932960893854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0704794649213107" calcext:value-type="float">
            <text:p>0.0704794649213107</text:p>
          </table:table-cell>
          <table:table-cell office:value-type="float" office:value="0.0626466579419755" calcext:value-type="float">
            <text:p>0.0626466579419755</text:p>
          </table:table-cell>
          <table:table-cell office:value-type="float" office:value="0.170916264091819" calcext:value-type="float">
            <text:p>0.170916264091819</text:p>
          </table:table-cell>
          <table:table-cell office:value-type="float" office:value="0.0462962962962963" calcext:value-type="float">
            <text:p>0.0462962962962963</text:p>
          </table:table-cell>
          <table:table-cell office:value-type="float" office:value="0.0279329608938547" calcext:value-type="float">
            <text:p>0.027932960893854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586826860904694" calcext:value-type="float">
            <text:p>0.586826860904694</text:p>
          </table:table-cell>
          <table:table-cell office:value-type="float" office:value="0.550283014774323" calcext:value-type="float">
            <text:p>0.550283014774323</text:p>
          </table:table-cell>
          <table:table-cell office:value-type="float" office:value="0.0703884645470477" calcext:value-type="float">
            <text:p>0.0703884645470477</text:p>
          </table:table-cell>
          <table:table-cell office:value-type="float" office:value="0.0659095898989168" calcext:value-type="float">
            <text:p>0.0659095898989168</text:p>
          </table:table-cell>
          <table:table-cell office:value-type="float" office:value="0.127819195922275" calcext:value-type="float">
            <text:p>0.127819195922275</text:p>
          </table:table-cell>
          <table:table-cell table:number-columns-repeated="3" office:value-type="float" office:value="0.0599369085173502" calcext:value-type="float">
            <text:p>0.0599369085173502</text:p>
          </table:table-cell>
          <table:table-cell office:value-type="float" office:value="2377" calcext:value-type="float">
            <text:p>2377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5658835198333" calcext:value-type="float">
            <text:p>0.0755658835198333</text:p>
          </table:table-cell>
          <table:table-cell office:value-type="float" office:value="0.0697177478103682" calcext:value-type="float">
            <text:p>0.0697177478103682</text:p>
          </table:table-cell>
          <table:table-cell office:value-type="float" office:value="0.150554075278296" calcext:value-type="float">
            <text:p>0.150554075278296</text:p>
          </table:table-cell>
          <table:table-cell table:number-columns-repeated="3" office:value-type="float" office:value="0.0554347826086957" calcext:value-type="float">
            <text:p>0.0554347826086957</text:p>
          </table:table-cell>
          <table:table-cell office:value-type="float" office:value="2360" calcext:value-type="float">
            <text:p>236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07328426289049" calcext:value-type="float">
            <text:p>0.0707328426289049</text:p>
          </table:table-cell>
          <table:table-cell office:value-type="float" office:value="0.0636442335681987" calcext:value-type="float">
            <text:p>0.0636442335681987</text:p>
          </table:table-cell>
          <table:table-cell office:value-type="float" office:value="0.161627103971832" calcext:value-type="float">
            <text:p>0.161627103971832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05173084402956" calcext:value-type="float">
            <text:p>0.0705173084402956</text:p>
          </table:table-cell>
          <table:table-cell office:value-type="float" office:value="0.0630817610062893" calcext:value-type="float">
            <text:p>0.0630817610062893</text:p>
          </table:table-cell>
          <table:table-cell office:value-type="float" office:value="0.165860215053763" calcext:value-type="float">
            <text:p>0.16586021505376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66666666666667" calcext:value-type="float">
            <text:p>0.566666666666667</text:p>
          </table:table-cell>
          <table:table-cell office:value-type="float" office:value="0.0703865207818548" calcext:value-type="float">
            <text:p>0.0703865207818548</text:p>
          </table:table-cell>
          <table:table-cell office:value-type="float" office:value="0.0659006250887687" calcext:value-type="float">
            <text:p>0.0659006250887687</text:p>
          </table:table-cell>
          <table:table-cell office:value-type="float" office:value="0.127907280072234" calcext:value-type="float">
            <text:p>0.127907280072234</text:p>
          </table:table-cell>
          <table:table-cell table:number-columns-repeated="3" office:value-type="float" office:value="0.0599369085173502" calcext:value-type="float">
            <text:p>0.0599369085173502</text:p>
          </table:table-cell>
          <table:table-cell office:value-type="float" office:value="2377" calcext:value-type="float">
            <text:p>2377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5544724442802" calcext:value-type="float">
            <text:p>0.0755544724442802</text:p>
          </table:table-cell>
          <table:table-cell office:value-type="float" office:value="0.0697086344518666" calcext:value-type="float">
            <text:p>0.0697086344518666</text:p>
          </table:table-cell>
          <table:table-cell office:value-type="float" office:value="0.150513201540551" calcext:value-type="float">
            <text:p>0.150513201540551</text:p>
          </table:table-cell>
          <table:table-cell table:number-columns-repeated="3" office:value-type="float" office:value="0.0554347826086957" calcext:value-type="float">
            <text:p>0.0554347826086957</text:p>
          </table:table-cell>
          <table:table-cell office:value-type="float" office:value="2360" calcext:value-type="float">
            <text:p>236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45781211560825" calcext:value-type="float">
            <text:p>2.45781211560825E-05</text:p>
          </table:table-cell>
          <table:table-cell office:value-type="float" office:value="0.0000420687501900829" calcext:value-type="float">
            <text:p>4.20687501900829E-05</text:p>
          </table:table-cell>
          <table:table-cell office:value-type="float" office:value="0.999866485595703" calcext:value-type="float">
            <text:p>0.999866485595703</text:p>
          </table:table-cell>
          <table:table-cell office:value-type="float" office:value="0.999624967575073" calcext:value-type="float">
            <text:p>0.999624967575073</text:p>
          </table:table-cell>
          <table:table-cell office:value-type="float" office:value="0.999866485595703" calcext:value-type="float">
            <text:p>0.999866485595703</text:p>
          </table:table-cell>
          <table:table-cell office:value-type="float" office:value="0.038475077115646" calcext:value-type="float">
            <text:p>0.038475077115646</text:p>
          </table:table-cell>
          <table:table-cell office:value-type="float" office:value="0.0309052511025215" calcext:value-type="float">
            <text:p>0.0309052511025215</text:p>
          </table:table-cell>
          <table:table-cell office:value-type="float" office:value="0.133336949416959" calcext:value-type="float">
            <text:p>0.133336949416959</text:p>
          </table:table-cell>
          <table:table-cell office:value-type="float" office:value="0.000318900943966582" calcext:value-type="float">
            <text:p>0.000318900943966582</text:p>
          </table:table-cell>
          <table:table-cell office:value-type="float" office:value="0.000274222926236689" calcext:value-type="float">
            <text:p>0.000274222926236689</text:p>
          </table:table-cell>
          <table:table-cell office:value-type="float" office:value="0.00547760794870555" calcext:value-type="float">
            <text:p>0.00547760794870555</text:p>
          </table:table-cell>
          <table:table-cell office:value-type="float" office:value="2323" calcext:value-type="float">
            <text:p>2323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05211536321143" calcext:value-type="float">
            <text:p>0.0205211536321143</text:p>
          </table:table-cell>
          <table:table-cell office:value-type="float" office:value="0.0240848062609202" calcext:value-type="float">
            <text:p>0.0240848062609202</text:p>
          </table:table-cell>
          <table:table-cell office:value-type="float" office:value="0.889616917153534" calcext:value-type="float">
            <text:p>0.889616917153534</text:p>
          </table:table-cell>
          <table:table-cell office:value-type="float" office:value="0.854713369876699" calcext:value-type="float">
            <text:p>0.854713369876699</text:p>
          </table:table-cell>
          <table:table-cell office:value-type="float" office:value="0.889616917153534" calcext:value-type="float">
            <text:p>0.889616917153534</text:p>
          </table:table-cell>
          <table:table-cell office:value-type="float" office:value="0.0796922431864922" calcext:value-type="float">
            <text:p>0.0796922431864922</text:p>
          </table:table-cell>
          <table:table-cell office:value-type="float" office:value="0.0731772486516573" calcext:value-type="float">
            <text:p>0.0731772486516573</text:p>
          </table:table-cell>
          <table:table-cell office:value-type="float" office:value="0.161335411541449" calcext:value-type="float">
            <text:p>0.161335411541449</text:p>
          </table:table-cell>
          <table:table-cell office:value-type="float" office:value="0.0437510698697651" calcext:value-type="float">
            <text:p>0.0437510698697651</text:p>
          </table:table-cell>
          <table:table-cell office:value-type="float" office:value="0.0418662204389826" calcext:value-type="float">
            <text:p>0.0418662204389826</text:p>
          </table:table-cell>
          <table:table-cell office:value-type="float" office:value="0.0982721589707095" calcext:value-type="float">
            <text:p>0.0982721589707095</text:p>
          </table:table-cell>
          <table:table-cell office:value-type="float" office:value="2352" calcext:value-type="float">
            <text:p>2352</text:p>
          </table:table-cell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04792331837238" calcext:value-type="float">
            <text:p>0.0204792331837238</text:p>
          </table:table-cell>
          <table:table-cell office:value-type="float" office:value="0.0240405039390143" calcext:value-type="float">
            <text:p>0.0240405039390143</text:p>
          </table:table-cell>
          <table:table-cell office:value-type="float" office:value="0.890128836241874" calcext:value-type="float">
            <text:p>0.890128836241874</text:p>
          </table:table-cell>
          <table:table-cell office:value-type="float" office:value="0.855313000231043" calcext:value-type="float">
            <text:p>0.855313000231043</text:p>
          </table:table-cell>
          <table:table-cell office:value-type="float" office:value="0.890128836241874" calcext:value-type="float">
            <text:p>0.890128836241874</text:p>
          </table:table-cell>
          <table:table-cell office:value-type="float" office:value="0.0796942178080472" calcext:value-type="float">
            <text:p>0.0796942178080472</text:p>
          </table:table-cell>
          <table:table-cell office:value-type="float" office:value="0.0731716167461021" calcext:value-type="float">
            <text:p>0.0731716167461021</text:p>
          </table:table-cell>
          <table:table-cell office:value-type="float" office:value="0.161432707958002" calcext:value-type="float">
            <text:p>0.161432707958002</text:p>
          </table:table-cell>
          <table:table-cell office:value-type="float" office:value="0.0437038899187379" calcext:value-type="float">
            <text:p>0.0437038899187379</text:p>
          </table:table-cell>
          <table:table-cell office:value-type="float" office:value="0.0418187197723089" calcext:value-type="float">
            <text:p>0.0418187197723089</text:p>
          </table:table-cell>
          <table:table-cell office:value-type="float" office:value="0.0982666504237846" calcext:value-type="float">
            <text:p>0.0982666504237846</text:p>
          </table:table-cell>
          <table:table-cell office:value-type="float" office:value="2352" calcext:value-type="float">
            <text:p>2352</text:p>
          </table:table-cell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156317856830721" calcext:value-type="float">
            <text:p>0.0156317856830721</text:p>
          </table:table-cell>
          <table:table-cell office:value-type="float" office:value="0.0192103121170361" calcext:value-type="float">
            <text:p>0.0192103121170361</text:p>
          </table:table-cell>
          <table:table-cell office:value-type="float" office:value="0.970173999011028" calcext:value-type="float">
            <text:p>0.970173999011028</text:p>
          </table:table-cell>
          <table:table-cell office:value-type="float" office:value="0.956013054273721" calcext:value-type="float">
            <text:p>0.956013054273721</text:p>
          </table:table-cell>
          <table:table-cell office:value-type="float" office:value="0.970173999011028" calcext:value-type="float">
            <text:p>0.970173999011028</text:p>
          </table:table-cell>
          <table:table-cell office:value-type="float" office:value="0.0931672464971981" calcext:value-type="float">
            <text:p>0.0931672464971981</text:p>
          </table:table-cell>
          <table:table-cell office:value-type="float" office:value="0.0842887810403759" calcext:value-type="float">
            <text:p>0.0842887810403759</text:p>
          </table:table-cell>
          <table:table-cell office:value-type="float" office:value="0.204428437300849" calcext:value-type="float">
            <text:p>0.204428437300849</text:p>
          </table:table-cell>
          <table:table-cell office:value-type="float" office:value="0.0414003712920813" calcext:value-type="float">
            <text:p>0.0414003712920813</text:p>
          </table:table-cell>
          <table:table-cell office:value-type="float" office:value="0.0391237695723701" calcext:value-type="float">
            <text:p>0.0391237695723701</text:p>
          </table:table-cell>
          <table:table-cell office:value-type="float" office:value="0.116048893273682" calcext:value-type="float">
            <text:p>0.116048893273682</text:p>
          </table:table-cell>
          <table:table-cell office:value-type="float" office:value="2323" calcext:value-type="float">
            <text:p>2323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66485595703" calcext:value-type="float">
            <text:p>0.999866485595703</text:p>
          </table:table-cell>
          <table:table-cell office:value-type="float" office:value="0.0810192009213006" calcext:value-type="float">
            <text:p>0.0810192009213006</text:p>
          </table:table-cell>
          <table:table-cell office:value-type="float" office:value="0.0735858165739316" calcext:value-type="float">
            <text:p>0.0735858165739316</text:p>
          </table:table-cell>
          <table:table-cell office:value-type="float" office:value="0.174171243716488" calcext:value-type="float">
            <text:p>0.174171243716488</text:p>
          </table:table-cell>
          <table:table-cell table:number-columns-repeated="2" office:value-type="float" office:value="0.0297397769516729" calcext:value-type="float">
            <text:p>0.029739776951672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0242914732593" calcext:value-type="float">
            <text:p>0.0810242914732593</text:p>
          </table:table-cell>
          <table:table-cell office:value-type="float" office:value="0.0735876955846988" calcext:value-type="float">
            <text:p>0.0735876955846988</text:p>
          </table:table-cell>
          <table:table-cell office:value-type="float" office:value="0.17421657995043" calcext:value-type="float">
            <text:p>0.17421657995043</text:p>
          </table:table-cell>
          <table:table-cell table:number-columns-repeated="2" office:value-type="float" office:value="0.0297397769516729" calcext:value-type="float">
            <text:p>0.029739776951672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5427183661791" calcext:value-type="float">
            <text:p>0.0805427183661791</text:p>
          </table:table-cell>
          <table:table-cell office:value-type="float" office:value="0.0767525522929827" calcext:value-type="float">
            <text:p>0.0767525522929827</text:p>
          </table:table-cell>
          <table:table-cell office:value-type="float" office:value="0.128039483736078" calcext:value-type="float">
            <text:p>0.128039483736078</text:p>
          </table:table-cell>
          <table:table-cell table:number-columns-repeated="3" office:value-type="float" office:value="0.0577540106951872" calcext:value-type="float">
            <text:p>0.0577540106951872</text:p>
          </table:table-cell>
          <table:table-cell office:value-type="float" office:value="2355" calcext:value-type="float">
            <text:p>2355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1973985924369" calcext:value-type="float">
            <text:p>0.0821973985924369</text:p>
          </table:table-cell>
          <table:table-cell office:value-type="float" office:value="0.0755408937686125" calcext:value-type="float">
            <text:p>0.0755408937686125</text:p>
          </table:table-cell>
          <table:table-cell office:value-type="float" office:value="0.165613914305732" calcext:value-type="float">
            <text:p>0.165613914305732</text:p>
          </table:table-cell>
          <table:table-cell table:number-columns-repeated="3" office:value-type="float" office:value="0.0507900677200903" calcext:value-type="float">
            <text:p>0.0507900677200903</text:p>
          </table:table-cell>
          <table:table-cell office:value-type="float" office:value="2321" calcext:value-type="float">
            <text:p>2321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90304339129641" calcext:value-type="float">
            <text:p>0.0790304339129641</text:p>
          </table:table-cell>
          <table:table-cell office:value-type="float" office:value="0.0730383628419697" calcext:value-type="float">
            <text:p>0.0730383628419697</text:p>
          </table:table-cell>
          <table:table-cell office:value-type="float" office:value="0.154120545597372" calcext:value-type="float">
            <text:p>0.154120545597372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27544097693351" calcext:value-type="float">
            <text:p>0.127544097693351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89381563593932" calcext:value-type="float">
            <text:p>0.0789381563593932</text:p>
          </table:table-cell>
          <table:table-cell office:value-type="float" office:value="0.0730155396892062" calcext:value-type="float">
            <text:p>0.0730155396892062</text:p>
          </table:table-cell>
          <table:table-cell office:value-type="float" office:value="0.153157894736842" calcext:value-type="float">
            <text:p>0.15315789473684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5427183661791" calcext:value-type="float">
            <text:p>0.0805427183661791</text:p>
          </table:table-cell>
          <table:table-cell office:value-type="float" office:value="0.0767525522929827" calcext:value-type="float">
            <text:p>0.0767525522929827</text:p>
          </table:table-cell>
          <table:table-cell office:value-type="float" office:value="0.128039483736078" calcext:value-type="float">
            <text:p>0.128039483736078</text:p>
          </table:table-cell>
          <table:table-cell table:number-columns-repeated="3" office:value-type="float" office:value="0.0577540106951872" calcext:value-type="float">
            <text:p>0.0577540106951872</text:p>
          </table:table-cell>
          <table:table-cell office:value-type="float" office:value="2355" calcext:value-type="float">
            <text:p>2355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1721752834011" calcext:value-type="float">
            <text:p>0.0821721752834011</text:p>
          </table:table-cell>
          <table:table-cell office:value-type="float" office:value="0.0755135785169925" calcext:value-type="float">
            <text:p>0.0755135785169925</text:p>
          </table:table-cell>
          <table:table-cell office:value-type="float" office:value="0.165614906340343" calcext:value-type="float">
            <text:p>0.165614906340343</text:p>
          </table:table-cell>
          <table:table-cell table:number-columns-repeated="3" office:value-type="float" office:value="0.0507900677200903" calcext:value-type="float">
            <text:p>0.0507900677200903</text:p>
          </table:table-cell>
          <table:table-cell office:value-type="float" office:value="2321" calcext:value-type="float">
            <text:p>2321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17321449378505" calcext:value-type="float">
            <text:p>9.17321449378505E-06</text:p>
          </table:table-cell>
          <table:table-cell office:value-type="float" office:value="0.0000156769710883964" calcext:value-type="float">
            <text:p>1.56769710883964E-05</text:p>
          </table:table-cell>
          <table:table-cell office:value-type="float" office:value="0.999934077262878" calcext:value-type="float">
            <text:p>0.999934077262878</text:p>
          </table:table-cell>
          <table:table-cell office:value-type="float" office:value="0.999654173851013" calcext:value-type="float">
            <text:p>0.999654173851013</text:p>
          </table:table-cell>
          <table:table-cell office:value-type="float" office:value="0.999934077262878" calcext:value-type="float">
            <text:p>0.999934077262878</text:p>
          </table:table-cell>
          <table:table-cell office:value-type="float" office:value="0.0555882616232216" calcext:value-type="float">
            <text:p>0.0555882616232216</text:p>
          </table:table-cell>
          <table:table-cell office:value-type="float" office:value="0.0433443943132089" calcext:value-type="float">
            <text:p>0.0433443943132089</text:p>
          </table:table-cell>
          <table:table-cell office:value-type="float" office:value="0.225303832775884" calcext:value-type="float">
            <text:p>0.225303832775884</text:p>
          </table:table-cell>
          <table:table-cell office:value-type="float" office:value="0.000148184233694337" calcext:value-type="float">
            <text:p>0.000148184233694337</text:p>
          </table:table-cell>
          <table:table-cell office:value-type="float" office:value="0.000123814708786085" calcext:value-type="float">
            <text:p>0.000123814708786085</text:p>
          </table:table-cell>
          <table:table-cell office:value-type="float" office:value="0.00402652611956" calcext:value-type="float">
            <text:p>0.00402652611956</text:p>
          </table:table-cell>
          <table:table-cell office:value-type="float" office:value="2303" calcext:value-type="float">
            <text:p>2303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28184698076111" calcext:value-type="float">
            <text:p>0.028184698076111</text:p>
          </table:table-cell>
          <table:table-cell office:value-type="float" office:value="0.031253541758453" calcext:value-type="float">
            <text:p>0.031253541758453</text:p>
          </table:table-cell>
          <table:table-cell office:value-type="float" office:value="0.66339732087458" calcext:value-type="float">
            <text:p>0.66339732087458</text:p>
          </table:table-cell>
          <table:table-cell office:value-type="float" office:value="0.58637126398977" calcext:value-type="float">
            <text:p>0.58637126398977</text:p>
          </table:table-cell>
          <table:table-cell office:value-type="float" office:value="0.66339732087458" calcext:value-type="float">
            <text:p>0.66339732087458</text:p>
          </table:table-cell>
          <table:table-cell office:value-type="float" office:value="0.0747410425600289" calcext:value-type="float">
            <text:p>0.0747410425600289</text:p>
          </table:table-cell>
          <table:table-cell office:value-type="float" office:value="0.0687636097130948" calcext:value-type="float">
            <text:p>0.0687636097130948</text:p>
          </table:table-cell>
          <table:table-cell office:value-type="float" office:value="0.157595863178224" calcext:value-type="float">
            <text:p>0.157595863178224</text:p>
          </table:table-cell>
          <table:table-cell office:value-type="float" office:value="0.047999151588332" calcext:value-type="float">
            <text:p>0.047999151588332</text:p>
          </table:table-cell>
          <table:table-cell office:value-type="float" office:value="0.046393183565198" calcext:value-type="float">
            <text:p>0.046393183565198</text:p>
          </table:table-cell>
          <table:table-cell office:value-type="float" office:value="0.0886465932018199" calcext:value-type="float">
            <text:p>0.0886465932018199</text:p>
          </table:table-cell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81655897109238" calcext:value-type="float">
            <text:p>0.0281655897109238</text:p>
          </table:table-cell>
          <table:table-cell office:value-type="float" office:value="0.0312340575274636" calcext:value-type="float">
            <text:p>0.0312340575274636</text:p>
          </table:table-cell>
          <table:table-cell office:value-type="float" office:value="0.66372016006273" calcext:value-type="float">
            <text:p>0.66372016006273</text:p>
          </table:table-cell>
          <table:table-cell office:value-type="float" office:value="0.586681355342278" calcext:value-type="float">
            <text:p>0.586681355342278</text:p>
          </table:table-cell>
          <table:table-cell office:value-type="float" office:value="0.66372016006273" calcext:value-type="float">
            <text:p>0.66372016006273</text:p>
          </table:table-cell>
          <table:table-cell office:value-type="float" office:value="0.0747383476680978" calcext:value-type="float">
            <text:p>0.0747383476680978</text:p>
          </table:table-cell>
          <table:table-cell office:value-type="float" office:value="0.0687575222412758" calcext:value-type="float">
            <text:p>0.0687575222412758</text:p>
          </table:table-cell>
          <table:table-cell office:value-type="float" office:value="0.157640193757804" calcext:value-type="float">
            <text:p>0.157640193757804</text:p>
          </table:table-cell>
          <table:table-cell office:value-type="float" office:value="0.0479801078720786" calcext:value-type="float">
            <text:p>0.0479801078720786</text:p>
          </table:table-cell>
          <table:table-cell office:value-type="float" office:value="0.0463739433009786" calcext:value-type="float">
            <text:p>0.0463739433009786</text:p>
          </table:table-cell>
          <table:table-cell office:value-type="float" office:value="0.0886398960384496" calcext:value-type="float">
            <text:p>0.0886398960384496</text:p>
          </table:table-cell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23134033391848" calcext:value-type="float">
            <text:p>0.0223134033391848</text:p>
          </table:table-cell>
          <table:table-cell office:value-type="float" office:value="0.0264586681827572" calcext:value-type="float">
            <text:p>0.0264586681827572</text:p>
          </table:table-cell>
          <table:table-cell office:value-type="float" office:value="0.958404404141348" calcext:value-type="float">
            <text:p>0.958404404141348</text:p>
          </table:table-cell>
          <table:table-cell office:value-type="float" office:value="0.930671252355292" calcext:value-type="float">
            <text:p>0.930671252355292</text:p>
          </table:table-cell>
          <table:table-cell office:value-type="float" office:value="0.958404404141348" calcext:value-type="float">
            <text:p>0.958404404141348</text:p>
          </table:table-cell>
          <table:table-cell office:value-type="float" office:value="0.114645462731615" calcext:value-type="float">
            <text:p>0.114645462731615</text:p>
          </table:table-cell>
          <table:table-cell office:value-type="float" office:value="0.10241855837363" calcext:value-type="float">
            <text:p>0.10241855837363</text:p>
          </table:table-cell>
          <table:table-cell office:value-type="float" office:value="0.284125905797788" calcext:value-type="float">
            <text:p>0.284125905797788</text:p>
          </table:table-cell>
          <table:table-cell office:value-type="float" office:value="0.053489774875029" calcext:value-type="float">
            <text:p>0.053489774875029</text:p>
          </table:table-cell>
          <table:table-cell office:value-type="float" office:value="0.0506012844683538" calcext:value-type="float">
            <text:p>0.0506012844683538</text:p>
          </table:table-cell>
          <table:table-cell office:value-type="float" office:value="0.142352277338343" calcext:value-type="float">
            <text:p>0.142352277338343</text:p>
          </table:table-cell>
          <table:table-cell office:value-type="float" office:value="2303" calcext:value-type="float">
            <text:p>2303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427807486631" calcext:value-type="float">
            <text:p>0.016042780748663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9742289818335" calcext:value-type="float">
            <text:p>0.57974228981833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53957111790931" calcext:value-type="float">
            <text:p>0.0753957111790931</text:p>
          </table:table-cell>
          <table:table-cell office:value-type="float" office:value="0.0688116647710601" calcext:value-type="float">
            <text:p>0.0688116647710601</text:p>
          </table:table-cell>
          <table:table-cell office:value-type="float" office:value="0.166658967170209" calcext:value-type="float">
            <text:p>0.166658967170209</text:p>
          </table:table-cell>
          <table:table-cell table:number-columns-repeated="2" office:value-type="float" office:value="0.0232558139534884" calcext:value-type="float">
            <text:p>0.0232558139534884</text:p>
          </table:table-cell>
          <table:table-cell office:value-type="float" office:value="0.202380952380952" calcext:value-type="float">
            <text:p>0.202380952380952</text:p>
          </table:table-cell>
          <table:table-cell office:value-type="float" office:value="2397" calcext:value-type="float">
            <text:p>2397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427807486631" calcext:value-type="float">
            <text:p>0.016042780748663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9742289818335" calcext:value-type="float">
            <text:p>0.57974228981833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53957038892507" calcext:value-type="float">
            <text:p>0.0753957038892507</text:p>
          </table:table-cell>
          <table:table-cell office:value-type="float" office:value="0.0688116569553034" calcext:value-type="float">
            <text:p>0.0688116569553034</text:p>
          </table:table-cell>
          <table:table-cell office:value-type="float" office:value="0.166658967170209" calcext:value-type="float">
            <text:p>0.166658967170209</text:p>
          </table:table-cell>
          <table:table-cell table:number-columns-repeated="2" office:value-type="float" office:value="0.0232558139534884" calcext:value-type="float">
            <text:p>0.0232558139534884</text:p>
          </table:table-cell>
          <table:table-cell office:value-type="float" office:value="0.202380952380952" calcext:value-type="float">
            <text:p>0.202380952380952</text:p>
          </table:table-cell>
          <table:table-cell office:value-type="float" office:value="2397" calcext:value-type="float">
            <text:p>2397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7187010174073" calcext:value-type="float">
            <text:p>0.0747187010174073</text:p>
          </table:table-cell>
          <table:table-cell office:value-type="float" office:value="0.0711653209309553" calcext:value-type="float">
            <text:p>0.0711653209309553</text:p>
          </table:table-cell>
          <table:table-cell office:value-type="float" office:value="0.123973067764874" calcext:value-type="float">
            <text:p>0.123973067764874</text:p>
          </table:table-cell>
          <table:table-cell table:number-columns-repeated="3" office:value-type="float" office:value="0.0556768558951965" calcext:value-type="float">
            <text:p>0.0556768558951965</text:p>
          </table:table-cell>
          <table:table-cell office:value-type="float" office:value="2383" calcext:value-type="float">
            <text:p>2383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3410725935675" calcext:value-type="float">
            <text:p>0.0813410725935675</text:p>
          </table:table-cell>
          <table:table-cell office:value-type="float" office:value="0.0763957965794216" calcext:value-type="float">
            <text:p>0.0763957965794216</text:p>
          </table:table-cell>
          <table:table-cell office:value-type="float" office:value="0.149888886939937" calcext:value-type="float">
            <text:p>0.149888886939937</text:p>
          </table:table-cell>
          <table:table-cell table:number-columns-repeated="3" office:value-type="float" office:value="0.0529875986471251" calcext:value-type="float">
            <text:p>0.0529875986471251</text:p>
          </table:table-cell>
          <table:table-cell office:value-type="float" office:value="2345" calcext:value-type="float">
            <text:p>234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760676304485845" calcext:value-type="float">
            <text:p>0.0760676304485845</text:p>
          </table:table-cell>
          <table:table-cell office:value-type="float" office:value="0.0703826006067924" calcext:value-type="float">
            <text:p>0.0703826006067924</text:p>
          </table:table-cell>
          <table:table-cell office:value-type="float" office:value="0.154869373573541" calcext:value-type="float">
            <text:p>0.154869373573541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32983274990276" calcext:value-type="float">
            <text:p>0.0732983274990276</text:p>
          </table:table-cell>
          <table:table-cell office:value-type="float" office:value="0.0668682235195997" calcext:value-type="float">
            <text:p>0.0668682235195997</text:p>
          </table:table-cell>
          <table:table-cell office:value-type="float" office:value="0.16242774566474" calcext:value-type="float">
            <text:p>0.1624277456647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7187010174073" calcext:value-type="float">
            <text:p>0.0747187010174073</text:p>
          </table:table-cell>
          <table:table-cell office:value-type="float" office:value="0.0711653209309553" calcext:value-type="float">
            <text:p>0.0711653209309553</text:p>
          </table:table-cell>
          <table:table-cell office:value-type="float" office:value="0.123973067764874" calcext:value-type="float">
            <text:p>0.123973067764874</text:p>
          </table:table-cell>
          <table:table-cell table:number-columns-repeated="3" office:value-type="float" office:value="0.0556768558951965" calcext:value-type="float">
            <text:p>0.0556768558951965</text:p>
          </table:table-cell>
          <table:table-cell office:value-type="float" office:value="2383" calcext:value-type="float">
            <text:p>2383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3343982177608" calcext:value-type="float">
            <text:p>0.0813343982177608</text:p>
          </table:table-cell>
          <table:table-cell office:value-type="float" office:value="0.0764088620661951" calcext:value-type="float">
            <text:p>0.0764088620661951</text:p>
          </table:table-cell>
          <table:table-cell office:value-type="float" office:value="0.149608592966052" calcext:value-type="float">
            <text:p>0.149608592966052</text:p>
          </table:table-cell>
          <table:table-cell table:number-columns-repeated="3" office:value-type="float" office:value="0.0529875986471251" calcext:value-type="float">
            <text:p>0.0529875986471251</text:p>
          </table:table-cell>
          <table:table-cell office:value-type="float" office:value="2345" calcext:value-type="float">
            <text:p>234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15833690870204" calcext:value-type="float">
            <text:p>1.15833690870204E-05</text:p>
          </table:table-cell>
          <table:table-cell office:value-type="float" office:value="0.0000157094764290377" calcext:value-type="float">
            <text:p>1.57094764290377E-05</text:p>
          </table:table-cell>
          <table:table-cell table:number-columns-repeated="2" office:value-type="float" office:value="0.999792039394379" calcext:value-type="float">
            <text:p>0.999792039394379</text:p>
          </table:table-cell>
          <table:table-cell office:value-type="float" office:value="0.999769032001495" calcext:value-type="float">
            <text:p>0.999769032001495</text:p>
          </table:table-cell>
          <table:table-cell office:value-type="float" office:value="0.0403825349208836" calcext:value-type="float">
            <text:p>0.0403825349208836</text:p>
          </table:table-cell>
          <table:table-cell office:value-type="float" office:value="0.0334377441198053" calcext:value-type="float">
            <text:p>0.0334377441198053</text:p>
          </table:table-cell>
          <table:table-cell office:value-type="float" office:value="0.132632506061873" calcext:value-type="float">
            <text:p>0.132632506061873</text:p>
          </table:table-cell>
          <table:table-cell office:value-type="float" office:value="0.000146392761962488" calcext:value-type="float">
            <text:p>0.000146392761962488</text:p>
          </table:table-cell>
          <table:table-cell office:value-type="float" office:value="0.000122637269669212" calcext:value-type="float">
            <text:p>0.000122637269669212</text:p>
          </table:table-cell>
          <table:table-cell office:value-type="float" office:value="0.00292004505172372" calcext:value-type="float">
            <text:p>0.00292004505172372</text:p>
          </table:table-cell>
          <table:table-cell office:value-type="float" office:value="2320" calcext:value-type="float">
            <text:p>2320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226264287873993" calcext:value-type="float">
            <text:p>0.0226264287873993</text:p>
          </table:table-cell>
          <table:table-cell office:value-type="float" office:value="0.0243045512426887" calcext:value-type="float">
            <text:p>0.0243045512426887</text:p>
          </table:table-cell>
          <table:table-cell table:number-columns-repeated="2" office:value-type="float" office:value="0.732165052438549" calcext:value-type="float">
            <text:p>0.732165052438549</text:p>
          </table:table-cell>
          <table:table-cell office:value-type="float" office:value="0.727187454345988" calcext:value-type="float">
            <text:p>0.727187454345988</text:p>
          </table:table-cell>
          <table:table-cell office:value-type="float" office:value="0.0673516349454733" calcext:value-type="float">
            <text:p>0.0673516349454733</text:p>
          </table:table-cell>
          <table:table-cell office:value-type="float" office:value="0.0623397417575608" calcext:value-type="float">
            <text:p>0.0623397417575608</text:p>
          </table:table-cell>
          <table:table-cell office:value-type="float" office:value="0.133926282791579" calcext:value-type="float">
            <text:p>0.133926282791579</text:p>
          </table:table-cell>
          <table:table-cell office:value-type="float" office:value="0.0408644219024986" calcext:value-type="float">
            <text:p>0.0408644219024986</text:p>
          </table:table-cell>
          <table:table-cell office:value-type="float" office:value="0.0392277768561797" calcext:value-type="float">
            <text:p>0.0392277768561797</text:p>
          </table:table-cell>
          <table:table-cell office:value-type="float" office:value="0.0805085410656035" calcext:value-type="float">
            <text:p>0.0805085410656035</text:p>
          </table:table-cell>
          <table:table-cell office:value-type="float" office:value="2378" calcext:value-type="float">
            <text:p>2378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225964815248765" calcext:value-type="float">
            <text:p>0.0225964815248765</text:p>
          </table:table-cell>
          <table:table-cell office:value-type="float" office:value="0.0242741336623426" calcext:value-type="float">
            <text:p>0.0242741336623426</text:p>
          </table:table-cell>
          <table:table-cell table:number-columns-repeated="2" office:value-type="float" office:value="0.732813153097422" calcext:value-type="float">
            <text:p>0.732813153097422</text:p>
          </table:table-cell>
          <table:table-cell office:value-type="float" office:value="0.727838237595357" calcext:value-type="float">
            <text:p>0.727838237595357</text:p>
          </table:table-cell>
          <table:table-cell office:value-type="float" office:value="0.0673545557651536" calcext:value-type="float">
            <text:p>0.0673545557651536</text:p>
          </table:table-cell>
          <table:table-cell office:value-type="float" office:value="0.062337257582805" calcext:value-type="float">
            <text:p>0.062337257582805</text:p>
          </table:table-cell>
          <table:table-cell office:value-type="float" office:value="0.134000999954018" calcext:value-type="float">
            <text:p>0.134000999954018</text:p>
          </table:table-cell>
          <table:table-cell office:value-type="float" office:value="0.0408346835302468" calcext:value-type="float">
            <text:p>0.0408346835302468</text:p>
          </table:table-cell>
          <table:table-cell office:value-type="float" office:value="0.0391976137897396" calcext:value-type="float">
            <text:p>0.0391976137897396</text:p>
          </table:table-cell>
          <table:table-cell office:value-type="float" office:value="0.0805044616174545" calcext:value-type="float">
            <text:p>0.0805044616174545</text:p>
          </table:table-cell>
          <table:table-cell office:value-type="float" office:value="2378" calcext:value-type="float">
            <text:p>2378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159744805904263" calcext:value-type="float">
            <text:p>0.0159744805904263</text:p>
          </table:table-cell>
          <table:table-cell office:value-type="float" office:value="0.0178070612662059" calcext:value-type="float">
            <text:p>0.0178070612662059</text:p>
          </table:table-cell>
          <table:table-cell table:number-columns-repeated="2" office:value-type="float" office:value="0.955792182826472" calcext:value-type="float">
            <text:p>0.955792182826472</text:p>
          </table:table-cell>
          <table:table-cell office:value-type="float" office:value="0.954156247732997" calcext:value-type="float">
            <text:p>0.954156247732997</text:p>
          </table:table-cell>
          <table:table-cell office:value-type="float" office:value="0.0903047430218823" calcext:value-type="float">
            <text:p>0.0903047430218823</text:p>
          </table:table-cell>
          <table:table-cell office:value-type="float" office:value="0.0815257022022934" calcext:value-type="float">
            <text:p>0.0815257022022934</text:p>
          </table:table-cell>
          <table:table-cell office:value-type="float" office:value="0.206919668575421" calcext:value-type="float">
            <text:p>0.206919668575421</text:p>
          </table:table-cell>
          <table:table-cell office:value-type="float" office:value="0.0391305680463603" calcext:value-type="float">
            <text:p>0.0391305680463603</text:p>
          </table:table-cell>
          <table:table-cell office:value-type="float" office:value="0.0367867825748458" calcext:value-type="float">
            <text:p>0.0367867825748458</text:p>
          </table:table-cell>
          <table:table-cell office:value-type="float" office:value="0.107662866483001" calcext:value-type="float">
            <text:p>0.107662866483001</text:p>
          </table:table-cell>
          <table:table-cell office:value-type="float" office:value="2320" calcext:value-type="float">
            <text:p>2320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22024917657167" calcext:value-type="float">
            <text:p>0.922024917657167</text:p>
          </table:table-cell>
          <table:table-cell office:value-type="float" office:value="0.894386366891021" calcext:value-type="float">
            <text:p>0.894386366891021</text:p>
          </table:table-cell>
          <table:table-cell office:value-type="float" office:value="0.067095811396028" calcext:value-type="float">
            <text:p>0.067095811396028</text:p>
          </table:table-cell>
          <table:table-cell office:value-type="float" office:value="0.0611239265985645" calcext:value-type="float">
            <text:p>0.0611239265985645</text:p>
          </table:table-cell>
          <table:table-cell office:value-type="float" office:value="0.146422347789001" calcext:value-type="float">
            <text:p>0.146422347789001</text:p>
          </table:table-cell>
          <table:table-cell table:number-columns-repeated="2" office:value-type="float" office:value="0.0380952380952381" calcext:value-type="float">
            <text:p>0.0380952380952381</text:p>
          </table:table-cell>
          <table:table-cell office:value-type="float" office:value="0.0880503144654088" calcext:value-type="float">
            <text:p>0.0880503144654088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22024917657167" calcext:value-type="float">
            <text:p>0.922024917657167</text:p>
          </table:table-cell>
          <table:table-cell office:value-type="float" office:value="0.894386366891021" calcext:value-type="float">
            <text:p>0.894386366891021</text:p>
          </table:table-cell>
          <table:table-cell office:value-type="float" office:value="0.0670957630451979" calcext:value-type="float">
            <text:p>0.0670957630451979</text:p>
          </table:table-cell>
          <table:table-cell office:value-type="float" office:value="0.0611238746077723" calcext:value-type="float">
            <text:p>0.0611238746077723</text:p>
          </table:table-cell>
          <table:table-cell office:value-type="float" office:value="0.146422347789001" calcext:value-type="float">
            <text:p>0.146422347789001</text:p>
          </table:table-cell>
          <table:table-cell table:number-columns-repeated="2" office:value-type="float" office:value="0.0380952380952381" calcext:value-type="float">
            <text:p>0.0380952380952381</text:p>
          </table:table-cell>
          <table:table-cell office:value-type="float" office:value="0.0880503144654088" calcext:value-type="float">
            <text:p>0.0880503144654088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79651200635881" calcext:value-type="float">
            <text:p>0.0679651200635881</text:p>
          </table:table-cell>
          <table:table-cell office:value-type="float" office:value="0.0653819920465001" calcext:value-type="float">
            <text:p>0.0653819920465001</text:p>
          </table:table-cell>
          <table:table-cell office:value-type="float" office:value="0.10227767055724" calcext:value-type="float">
            <text:p>0.10227767055724</text:p>
          </table:table-cell>
          <table:table-cell table:number-columns-repeated="3" office:value-type="float" office:value="0.0505376344086022" calcext:value-type="float">
            <text:p>0.0505376344086022</text:p>
          </table:table-cell>
          <table:table-cell office:value-type="float" office:value="2365" calcext:value-type="float">
            <text:p>236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4728503227234" calcext:value-type="float">
            <text:p>0.934728503227234</text:p>
          </table:table-cell>
          <table:table-cell office:value-type="float" office:value="0.0731137075221979" calcext:value-type="float">
            <text:p>0.0731137075221979</text:p>
          </table:table-cell>
          <table:table-cell office:value-type="float" office:value="0.0684459922682015" calcext:value-type="float">
            <text:p>0.0684459922682015</text:p>
          </table:table-cell>
          <table:table-cell office:value-type="float" office:value="0.135116525146117" calcext:value-type="float">
            <text:p>0.135116525146117</text:p>
          </table:table-cell>
          <table:table-cell table:number-columns-repeated="3" office:value-type="float" office:value="0.0454042081949059" calcext:value-type="float">
            <text:p>0.0454042081949059</text:p>
          </table:table-cell>
          <table:table-cell office:value-type="float" office:value="2329" calcext:value-type="float">
            <text:p>2329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61323346845561" calcext:value-type="float">
            <text:p>0.0661323346845561</text:p>
          </table:table-cell>
          <table:table-cell office:value-type="float" office:value="0.0613389650356635" calcext:value-type="float">
            <text:p>0.0613389650356635</text:p>
          </table:table-cell>
          <table:table-cell office:value-type="float" office:value="0.129804261520679" calcext:value-type="float">
            <text:p>0.129804261520679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665305328665889" calcext:value-type="float">
            <text:p>0.0665305328665889</text:p>
          </table:table-cell>
          <table:table-cell office:value-type="float" office:value="0.061543287327478" calcext:value-type="float">
            <text:p>0.061543287327478</text:p>
          </table:table-cell>
          <table:table-cell office:value-type="float" office:value="0.132777777777778" calcext:value-type="float">
            <text:p>0.13277777777777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79651200635881" calcext:value-type="float">
            <text:p>0.0679651200635881</text:p>
          </table:table-cell>
          <table:table-cell office:value-type="float" office:value="0.0653819920465001" calcext:value-type="float">
            <text:p>0.0653819920465001</text:p>
          </table:table-cell>
          <table:table-cell office:value-type="float" office:value="0.10227767055724" calcext:value-type="float">
            <text:p>0.10227767055724</text:p>
          </table:table-cell>
          <table:table-cell table:number-columns-repeated="3" office:value-type="float" office:value="0.0505376344086022" calcext:value-type="float">
            <text:p>0.0505376344086022</text:p>
          </table:table-cell>
          <table:table-cell office:value-type="float" office:value="2365" calcext:value-type="float">
            <text:p>236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0731086964106421" calcext:value-type="float">
            <text:p>0.0731086964106421</text:p>
          </table:table-cell>
          <table:table-cell office:value-type="float" office:value="0.0684449529960312" calcext:value-type="float">
            <text:p>0.0684449529960312</text:p>
          </table:table-cell>
          <table:table-cell office:value-type="float" office:value="0.135058754768057" calcext:value-type="float">
            <text:p>0.135058754768057</text:p>
          </table:table-cell>
          <table:table-cell table:number-columns-repeated="3" office:value-type="float" office:value="0.0454042081949059" calcext:value-type="float">
            <text:p>0.0454042081949059</text:p>
          </table:table-cell>
          <table:table-cell office:value-type="float" office:value="2329" calcext:value-type="float">
            <text:p>2329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217983979382552" calcext:value-type="float">
            <text:p>0.000217983979382552</text:p>
          </table:table-cell>
          <table:table-cell office:value-type="float" office:value="0.000290380557999015" calcext:value-type="float">
            <text:p>0.000290380557999015</text:p>
          </table:table-cell>
          <table:table-cell table:number-columns-repeated="2" office:value-type="float" office:value="0.999859929084778" calcext:value-type="float">
            <text:p>0.999859929084778</text:p>
          </table:table-cell>
          <table:table-cell office:value-type="float" office:value="0.999583065509796" calcext:value-type="float">
            <text:p>0.999583065509796</text:p>
          </table:table-cell>
          <table:table-cell office:value-type="float" office:value="0.0649284084950699" calcext:value-type="float">
            <text:p>0.0649284084950699</text:p>
          </table:table-cell>
          <table:table-cell office:value-type="float" office:value="0.052114118522046" calcext:value-type="float">
            <text:p>0.052114118522046</text:p>
          </table:table-cell>
          <table:table-cell office:value-type="float" office:value="0.234133673884722" calcext:value-type="float">
            <text:p>0.234133673884722</text:p>
          </table:table-cell>
          <table:table-cell office:value-type="float" office:value="0.00186506449244916" calcext:value-type="float">
            <text:p>0.00186506449244916</text:p>
          </table:table-cell>
          <table:table-cell office:value-type="float" office:value="0.00158678495790809" calcext:value-type="float">
            <text:p>0.00158678495790809</text:p>
          </table:table-cell>
          <table:table-cell office:value-type="float" office:value="0.0460707172751427" calcext:value-type="float">
            <text:p>0.0460707172751427</text:p>
          </table:table-cell>
          <table:table-cell office:value-type="float" office:value="2291" calcext:value-type="float">
            <text:p>2291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232063033569148" calcext:value-type="float">
            <text:p>0.0232063033569148</text:p>
          </table:table-cell>
          <table:table-cell office:value-type="float" office:value="0.0248936941602878" calcext:value-type="float">
            <text:p>0.0248936941602878</text:p>
          </table:table-cell>
          <table:table-cell table:number-columns-repeated="2" office:value-type="float" office:value="0.645373848977163" calcext:value-type="float">
            <text:p>0.645373848977163</text:p>
          </table:table-cell>
          <table:table-cell office:value-type="float" office:value="0.580592769436594" calcext:value-type="float">
            <text:p>0.580592769436594</text:p>
          </table:table-cell>
          <table:table-cell office:value-type="float" office:value="0.0600966112858166" calcext:value-type="float">
            <text:p>0.0600966112858166</text:p>
          </table:table-cell>
          <table:table-cell office:value-type="float" office:value="0.055442464935838" calcext:value-type="float">
            <text:p>0.055442464935838</text:p>
          </table:table-cell>
          <table:table-cell office:value-type="float" office:value="0.12155191391813" calcext:value-type="float">
            <text:p>0.12155191391813</text:p>
          </table:table-cell>
          <table:table-cell office:value-type="float" office:value="0.039119895341984" calcext:value-type="float">
            <text:p>0.039119895341984</text:p>
          </table:table-cell>
          <table:table-cell office:value-type="float" office:value="0.0376224904250595" calcext:value-type="float">
            <text:p>0.0376224904250595</text:p>
          </table:table-cell>
          <table:table-cell office:value-type="float" office:value="0.084261459744112" calcext:value-type="float">
            <text:p>0.084261459744112</text:p>
          </table:table-cell>
          <table:table-cell office:value-type="float" office:value="2388" calcext:value-type="float">
            <text:p>2388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31677019228975" calcext:value-type="float">
            <text:p>0.0231677019228975</text:p>
          </table:table-cell>
          <table:table-cell office:value-type="float" office:value="0.0248546515325333" calcext:value-type="float">
            <text:p>0.0248546515325333</text:p>
          </table:table-cell>
          <table:table-cell table:number-columns-repeated="2" office:value-type="float" office:value="0.646290211692311" calcext:value-type="float">
            <text:p>0.646290211692311</text:p>
          </table:table-cell>
          <table:table-cell office:value-type="float" office:value="0.581480373408139" calcext:value-type="float">
            <text:p>0.581480373408139</text:p>
          </table:table-cell>
          <table:table-cell office:value-type="float" office:value="0.0600929192086748" calcext:value-type="float">
            <text:p>0.0600929192086748</text:p>
          </table:table-cell>
          <table:table-cell office:value-type="float" office:value="0.055431604967289" calcext:value-type="float">
            <text:p>0.055431604967289</text:p>
          </table:table-cell>
          <table:table-cell office:value-type="float" office:value="0.121642869688851" calcext:value-type="float">
            <text:p>0.121642869688851</text:p>
          </table:table-cell>
          <table:table-cell office:value-type="float" office:value="0.0390824978507486" calcext:value-type="float">
            <text:p>0.0390824978507486</text:p>
          </table:table-cell>
          <table:table-cell office:value-type="float" office:value="0.0375845360849931" calcext:value-type="float">
            <text:p>0.0375845360849931</text:p>
          </table:table-cell>
          <table:table-cell office:value-type="float" office:value="0.0842674717242149" calcext:value-type="float">
            <text:p>0.0842674717242149</text:p>
          </table:table-cell>
          <table:table-cell office:value-type="float" office:value="2388" calcext:value-type="float">
            <text:p>2388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59182015887297" calcext:value-type="float">
            <text:p>0.0159182015887297</text:p>
          </table:table-cell>
          <table:table-cell office:value-type="float" office:value="0.018272317192689" calcext:value-type="float">
            <text:p>0.018272317192689</text:p>
          </table:table-cell>
          <table:table-cell table:number-columns-repeated="2" office:value-type="float" office:value="0.987139320251741" calcext:value-type="float">
            <text:p>0.987139320251741</text:p>
          </table:table-cell>
          <table:table-cell office:value-type="float" office:value="0.978266112479902" calcext:value-type="float">
            <text:p>0.978266112479902</text:p>
          </table:table-cell>
          <table:table-cell office:value-type="float" office:value="0.112855117969973" calcext:value-type="float">
            <text:p>0.112855117969973</text:p>
          </table:table-cell>
          <table:table-cell office:value-type="float" office:value="0.0995761684180302" calcext:value-type="float">
            <text:p>0.0995761684180302</text:p>
          </table:table-cell>
          <table:table-cell office:value-type="float" office:value="0.288195943545349" calcext:value-type="float">
            <text:p>0.288195943545349</text:p>
          </table:table-cell>
          <table:table-cell office:value-type="float" office:value="0.0442203260602191" calcext:value-type="float">
            <text:p>0.0442203260602191</text:p>
          </table:table-cell>
          <table:table-cell office:value-type="float" office:value="0.0409917960860217" calcext:value-type="float">
            <text:p>0.0409917960860217</text:p>
          </table:table-cell>
          <table:table-cell office:value-type="float" office:value="0.185060878919109" calcext:value-type="float">
            <text:p>0.185060878919109</text:p>
          </table:table-cell>
          <table:table-cell office:value-type="float" office:value="2291" calcext:value-type="float">
            <text:p>2291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884892086331" calcext:value-type="float">
            <text:p>0.0143884892086331</text:p>
          </table:table-cell>
          <table:table-cell table:number-columns-repeated="2" office:value-type="float" office:value="0.999859929084778" calcext:value-type="float">
            <text:p>0.999859929084778</text:p>
          </table:table-cell>
          <table:table-cell office:value-type="float" office:value="0.944623137826857" calcext:value-type="float">
            <text:p>0.944623137826857</text:p>
          </table:table-cell>
          <table:table-cell office:value-type="float" office:value="0.0616218539510445" calcext:value-type="float">
            <text:p>0.0616218539510445</text:p>
          </table:table-cell>
          <table:table-cell office:value-type="float" office:value="0.0561454425186045" calcext:value-type="float">
            <text:p>0.0561454425186045</text:p>
          </table:table-cell>
          <table:table-cell office:value-type="float" office:value="0.133934689992655" calcext:value-type="float">
            <text:p>0.133934689992655</text:p>
          </table:table-cell>
          <table:table-cell office:value-type="float" office:value="0.0353982300884956" calcext:value-type="float">
            <text:p>0.0353982300884956</text:p>
          </table:table-cell>
          <table:table-cell office:value-type="float" office:value="0.0166666666666667" calcext:value-type="float">
            <text:p>0.0166666666666667</text:p>
          </table:table-cell>
          <table:table-cell office:value-type="float" office:value="0.126582278481013" calcext:value-type="float">
            <text:p>0.126582278481013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884892086331" calcext:value-type="float">
            <text:p>0.0143884892086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4623137826857" calcext:value-type="float">
            <text:p>0.944623137826857</text:p>
          </table:table-cell>
          <table:table-cell office:value-type="float" office:value="0.0616214806051547" calcext:value-type="float">
            <text:p>0.0616214806051547</text:p>
          </table:table-cell>
          <table:table-cell office:value-type="float" office:value="0.0561450408984025" calcext:value-type="float">
            <text:p>0.0561450408984025</text:p>
          </table:table-cell>
          <table:table-cell office:value-type="float" office:value="0.133934689992655" calcext:value-type="float">
            <text:p>0.133934689992655</text:p>
          </table:table-cell>
          <table:table-cell office:value-type="float" office:value="0.0353982300884956" calcext:value-type="float">
            <text:p>0.0353982300884956</text:p>
          </table:table-cell>
          <table:table-cell office:value-type="float" office:value="0.0166666666666667" calcext:value-type="float">
            <text:p>0.0166666666666667</text:p>
          </table:table-cell>
          <table:table-cell office:value-type="float" office:value="0.126582278481013" calcext:value-type="float">
            <text:p>0.126582278481013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44444444444" calcext:value-type="float">
            <text:p>0.444444444444444</text:p>
          </table:table-cell>
          <table:table-cell office:value-type="float" office:value="0.062356235000221" calcext:value-type="float">
            <text:p>0.062356235000221</text:p>
          </table:table-cell>
          <table:table-cell office:value-type="float" office:value="0.0588189578502489" calcext:value-type="float">
            <text:p>0.0588189578502489</text:p>
          </table:table-cell>
          <table:table-cell office:value-type="float" office:value="0.109063927753996" calcext:value-type="float">
            <text:p>0.109063927753996</text:p>
          </table:table-cell>
          <table:table-cell table:number-columns-repeated="3" office:value-type="float" office:value="0.0440835266821346" calcext:value-type="float">
            <text:p>0.0440835266821346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6747259086466" calcext:value-type="float">
            <text:p>0.0656747259086466</text:p>
          </table:table-cell>
          <table:table-cell office:value-type="float" office:value="0.0611663185916261" calcext:value-type="float">
            <text:p>0.0611663185916261</text:p>
          </table:table-cell>
          <table:table-cell office:value-type="float" office:value="0.125205629155492" calcext:value-type="float">
            <text:p>0.125205629155492</text:p>
          </table:table-cell>
          <table:table-cell table:number-columns-repeated="3" office:value-type="float" office:value="0.0355781448538755" calcext:value-type="float">
            <text:p>0.0355781448538755</text:p>
          </table:table-cell>
          <table:table-cell office:value-type="float" office:value="2356" calcext:value-type="float">
            <text:p>2356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94029850746269" calcext:value-type="float">
            <text:p>0.194029850746269</text:p>
          </table:table-cell>
          <table:table-cell office:value-type="float" office:value="0.0609292211549304" calcext:value-type="float">
            <text:p>0.0609292211549304</text:p>
          </table:table-cell>
          <table:table-cell office:value-type="float" office:value="0.0563649988929449" calcext:value-type="float">
            <text:p>0.0563649988929449</text:p>
          </table:table-cell>
          <table:table-cell office:value-type="float" office:value="0.121197128371203" calcext:value-type="float">
            <text:p>0.12119712837120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14741345779852" calcext:value-type="float">
            <text:p>0.0614741345779852</text:p>
          </table:table-cell>
          <table:table-cell office:value-type="float" office:value="0.0563807531380753" calcext:value-type="float">
            <text:p>0.0563807531380753</text:p>
          </table:table-cell>
          <table:table-cell office:value-type="float" office:value="0.128729281767956" calcext:value-type="float">
            <text:p>0.12872928176795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44444444444444" calcext:value-type="float">
            <text:p>0.444444444444444</text:p>
          </table:table-cell>
          <table:table-cell office:value-type="float" office:value="0.062356235000221" calcext:value-type="float">
            <text:p>0.062356235000221</text:p>
          </table:table-cell>
          <table:table-cell office:value-type="float" office:value="0.0588189578502489" calcext:value-type="float">
            <text:p>0.0588189578502489</text:p>
          </table:table-cell>
          <table:table-cell office:value-type="float" office:value="0.109063927753996" calcext:value-type="float">
            <text:p>0.109063927753996</text:p>
          </table:table-cell>
          <table:table-cell table:number-columns-repeated="3" office:value-type="float" office:value="0.0440835266821346" calcext:value-type="float">
            <text:p>0.0440835266821346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6712076169798" calcext:value-type="float">
            <text:p>0.0656712076169798</text:p>
          </table:table-cell>
          <table:table-cell office:value-type="float" office:value="0.0611642333284906" calcext:value-type="float">
            <text:p>0.0611642333284906</text:p>
          </table:table-cell>
          <table:table-cell office:value-type="float" office:value="0.125183188553384" calcext:value-type="float">
            <text:p>0.125183188553384</text:p>
          </table:table-cell>
          <table:table-cell table:number-columns-repeated="3" office:value-type="float" office:value="0.0355781448538755" calcext:value-type="float">
            <text:p>0.0355781448538755</text:p>
          </table:table-cell>
          <table:table-cell office:value-type="float" office:value="2356" calcext:value-type="float">
            <text:p>2356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67328250629362" calcext:value-type="float">
            <text:p>2.67328250629362E-05</text:p>
          </table:table-cell>
          <table:table-cell office:value-type="float" office:value="0.0000301248092000605" calcext:value-type="float">
            <text:p>3.01248092000605E-05</text:p>
          </table:table-cell>
          <table:table-cell table:number-columns-repeated="2" office:value-type="float" office:value="0.999400019645691" calcext:value-type="float">
            <text:p>0.999400019645691</text:p>
          </table:table-cell>
          <table:table-cell office:value-type="float" office:value="0.998726308345795" calcext:value-type="float">
            <text:p>0.998726308345795</text:p>
          </table:table-cell>
          <table:table-cell office:value-type="float" office:value="0.0166207574249792" calcext:value-type="float">
            <text:p>0.0166207574249792</text:p>
          </table:table-cell>
          <table:table-cell office:value-type="float" office:value="0.0102553004864405" calcext:value-type="float">
            <text:p>0.0102553004864405</text:p>
          </table:table-cell>
          <table:table-cell office:value-type="float" office:value="0.0959390166591263" calcext:value-type="float">
            <text:p>0.0959390166591263</text:p>
          </table:table-cell>
          <table:table-cell office:value-type="float" office:value="0.000114655878860503" calcext:value-type="float">
            <text:p>0.000114655878860503</text:p>
          </table:table-cell>
          <table:table-cell office:value-type="float" office:value="0.000105895975138992" calcext:value-type="float">
            <text:p>0.000105895975138992</text:p>
          </table:table-cell>
          <table:table-cell office:value-type="float" office:value="0.00178037257865071" calcext:value-type="float">
            <text:p>0.00178037257865071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67880702167509" calcext:value-type="float">
            <text:p>0.0367880702167509</text:p>
          </table:table-cell>
          <table:table-cell office:value-type="float" office:value="0.0378335680175582" calcext:value-type="float">
            <text:p>0.0378335680175582</text:p>
          </table:table-cell>
          <table:table-cell table:number-columns-repeated="2" office:value-type="float" office:value="0.75179993865128" calcext:value-type="float">
            <text:p>0.75179993865128</text:p>
          </table:table-cell>
          <table:table-cell office:value-type="float" office:value="0.71598652546492" calcext:value-type="float">
            <text:p>0.71598652546492</text:p>
          </table:table-cell>
          <table:table-cell office:value-type="float" office:value="0.0724783937327917" calcext:value-type="float">
            <text:p>0.0724783937327917</text:p>
          </table:table-cell>
          <table:table-cell office:value-type="float" office:value="0.0669882897757309" calcext:value-type="float">
            <text:p>0.0669882897757309</text:p>
          </table:table-cell>
          <table:table-cell office:value-type="float" office:value="0.140889113197738" calcext:value-type="float">
            <text:p>0.140889113197738</text:p>
          </table:table-cell>
          <table:table-cell office:value-type="float" office:value="0.0516476705687376" calcext:value-type="float">
            <text:p>0.0516476705687376</text:p>
          </table:table-cell>
          <table:table-cell office:value-type="float" office:value="0.0507071828730316" calcext:value-type="float">
            <text:p>0.0507071828730316</text:p>
          </table:table-cell>
          <table:table-cell office:value-type="float" office:value="0.096079228964318" calcext:value-type="float">
            <text:p>0.096079228964318</text:p>
          </table:table-cell>
          <table:table-cell office:value-type="float" office:value="2372" calcext:value-type="float">
            <text:p>2372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67495190132111" calcext:value-type="float">
            <text:p>0.0367495190132111</text:p>
          </table:table-cell>
          <table:table-cell office:value-type="float" office:value="0.0377950540942345" calcext:value-type="float">
            <text:p>0.0377950540942345</text:p>
          </table:table-cell>
          <table:table-cell table:number-columns-repeated="2" office:value-type="float" office:value="0.752436467601982" calcext:value-type="float">
            <text:p>0.752436467601982</text:p>
          </table:table-cell>
          <table:table-cell office:value-type="float" office:value="0.716641904806555" calcext:value-type="float">
            <text:p>0.716641904806555</text:p>
          </table:table-cell>
          <table:table-cell office:value-type="float" office:value="0.0724657464604551" calcext:value-type="float">
            <text:p>0.0724657464604551</text:p>
          </table:table-cell>
          <table:table-cell office:value-type="float" office:value="0.0669693333425375" calcext:value-type="float">
            <text:p>0.0669693333425375</text:p>
          </table:table-cell>
          <table:table-cell office:value-type="float" office:value="0.140955082694193" calcext:value-type="float">
            <text:p>0.140955082694193</text:p>
          </table:table-cell>
          <table:table-cell office:value-type="float" office:value="0.0516122602933579" calcext:value-type="float">
            <text:p>0.0516122602933579</text:p>
          </table:table-cell>
          <table:table-cell office:value-type="float" office:value="0.0506714236771837" calcext:value-type="float">
            <text:p>0.0506714236771837</text:p>
          </table:table-cell>
          <table:table-cell office:value-type="float" office:value="0.0960762159041502" calcext:value-type="float">
            <text:p>0.0960762159041502</text:p>
          </table:table-cell>
          <table:table-cell office:value-type="float" office:value="2372" calcext:value-type="float">
            <text:p>2372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05739326866176" calcext:value-type="float">
            <text:p>0.0305739326866176</text:p>
          </table:table-cell>
          <table:table-cell office:value-type="float" office:value="0.03175788467679" calcext:value-type="float">
            <text:p>0.03175788467679</text:p>
          </table:table-cell>
          <table:table-cell table:number-columns-repeated="2" office:value-type="float" office:value="0.919466214026609" calcext:value-type="float">
            <text:p>0.919466214026609</text:p>
          </table:table-cell>
          <table:table-cell office:value-type="float" office:value="0.899146790569712" calcext:value-type="float">
            <text:p>0.899146790569712</text:p>
          </table:table-cell>
          <table:table-cell office:value-type="float" office:value="0.0798055481232383" calcext:value-type="float">
            <text:p>0.0798055481232383</text:p>
          </table:table-cell>
          <table:table-cell office:value-type="float" office:value="0.0716160363905789" calcext:value-type="float">
            <text:p>0.0716160363905789</text:p>
          </table:table-cell>
          <table:table-cell office:value-type="float" office:value="0.181852867095642" calcext:value-type="float">
            <text:p>0.181852867095642</text:p>
          </table:table-cell>
          <table:table-cell office:value-type="float" office:value="0.0484043144546625" calcext:value-type="float">
            <text:p>0.0484043144546625</text:p>
          </table:table-cell>
          <table:table-cell office:value-type="float" office:value="0.0472164915079826" calcext:value-type="float">
            <text:p>0.0472164915079826</text:p>
          </table:table-cell>
          <table:table-cell office:value-type="float" office:value="0.11128573022334" calcext:value-type="float">
            <text:p>0.11128573022334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5237891953343" calcext:value-type="float">
            <text:p>0.0735237891953343</text:p>
          </table:table-cell>
          <table:table-cell office:value-type="float" office:value="0.0665472376937543" calcext:value-type="float">
            <text:p>0.0665472376937543</text:p>
          </table:table-cell>
          <table:table-cell office:value-type="float" office:value="0.160456734607693" calcext:value-type="float">
            <text:p>0.160456734607693</text:p>
          </table:table-cell>
          <table:table-cell table:number-columns-repeated="2" office:value-type="float" office:value="0.0434782608695652" calcext:value-type="float">
            <text:p>0.0434782608695652</text:p>
          </table:table-cell>
          <table:table-cell office:value-type="float" office:value="0.113924050632911" calcext:value-type="float">
            <text:p>0.113924050632911</text:p>
          </table:table-cell>
          <table:table-cell office:value-type="float" office:value="2375" calcext:value-type="float">
            <text:p>2375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5237012232144" calcext:value-type="float">
            <text:p>0.0735237012232144</text:p>
          </table:table-cell>
          <table:table-cell office:value-type="float" office:value="0.066547142661687" calcext:value-type="float">
            <text:p>0.066547142661687</text:p>
          </table:table-cell>
          <table:table-cell office:value-type="float" office:value="0.160456734607693" calcext:value-type="float">
            <text:p>0.160456734607693</text:p>
          </table:table-cell>
          <table:table-cell table:number-columns-repeated="2" office:value-type="float" office:value="0.0434782608695652" calcext:value-type="float">
            <text:p>0.0434782608695652</text:p>
          </table:table-cell>
          <table:table-cell office:value-type="float" office:value="0.113924050632911" calcext:value-type="float">
            <text:p>0.113924050632911</text:p>
          </table:table-cell>
          <table:table-cell office:value-type="float" office:value="2375" calcext:value-type="float">
            <text:p>2375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7308402061462" calcext:value-type="float">
            <text:p>0.717308402061462</text:p>
          </table:table-cell>
          <table:table-cell office:value-type="float" office:value="0.701881527900696" calcext:value-type="float">
            <text:p>0.701881527900696</text:p>
          </table:table-cell>
          <table:table-cell office:value-type="float" office:value="0.717308402061462" calcext:value-type="float">
            <text:p>0.717308402061462</text:p>
          </table:table-cell>
          <table:table-cell office:value-type="float" office:value="0.076580708584215" calcext:value-type="float">
            <text:p>0.076580708584215</text:p>
          </table:table-cell>
          <table:table-cell office:value-type="float" office:value="0.0743160626291139" calcext:value-type="float">
            <text:p>0.0743160626291139</text:p>
          </table:table-cell>
          <table:table-cell office:value-type="float" office:value="0.10479985713469" calcext:value-type="float">
            <text:p>0.10479985713469</text:p>
          </table:table-cell>
          <table:table-cell table:number-columns-repeated="3" office:value-type="float" office:value="0.0698644421272159" calcext:value-type="float">
            <text:p>0.0698644421272159</text:p>
          </table:table-cell>
          <table:table-cell office:value-type="float" office:value="2369" calcext:value-type="float">
            <text:p>2369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6875952917081" calcext:value-type="float">
            <text:p>0.0796875952917081</text:p>
          </table:table-cell>
          <table:table-cell office:value-type="float" office:value="0.0752082377198766" calcext:value-type="float">
            <text:p>0.0752082377198766</text:p>
          </table:table-cell>
          <table:table-cell office:value-type="float" office:value="0.135503673935473" calcext:value-type="float">
            <text:p>0.135503673935473</text:p>
          </table:table-cell>
          <table:table-cell table:number-columns-repeated="3" office:value-type="float" office:value="0.0681576144834931" calcext:value-type="float">
            <text:p>0.0681576144834931</text:p>
          </table:table-cell>
          <table:table-cell office:value-type="float" office:value="2359" calcext:value-type="float">
            <text:p>2359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41409813842284" calcext:value-type="float">
            <text:p>0.0741409813842284</text:p>
          </table:table-cell>
          <table:table-cell office:value-type="float" office:value="0.0690362169291054" calcext:value-type="float">
            <text:p>0.0690362169291054</text:p>
          </table:table-cell>
          <table:table-cell office:value-type="float" office:value="0.137750088207227" calcext:value-type="float">
            <text:p>0.137750088207227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21120186697783" calcext:value-type="float">
            <text:p>0.0721120186697783</text:p>
          </table:table-cell>
          <table:table-cell office:value-type="float" office:value="0.0671008403361344" calcext:value-type="float">
            <text:p>0.0671008403361344</text:p>
          </table:table-cell>
          <table:table-cell office:value-type="float" office:value="0.13455497382199" calcext:value-type="float">
            <text:p>0.134554973821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0765514929452532" calcext:value-type="float">
            <text:p>0.0765514929452532</text:p>
          </table:table-cell>
          <table:table-cell office:value-type="float" office:value="0.0742743135741357" calcext:value-type="float">
            <text:p>0.0742743135741357</text:p>
          </table:table-cell>
          <table:table-cell office:value-type="float" office:value="0.104926817046089" calcext:value-type="float">
            <text:p>0.104926817046089</text:p>
          </table:table-cell>
          <table:table-cell table:number-columns-repeated="3" office:value-type="float" office:value="0.0698644421272159" calcext:value-type="float">
            <text:p>0.0698644421272159</text:p>
          </table:table-cell>
          <table:table-cell office:value-type="float" office:value="2369" calcext:value-type="float">
            <text:p>2369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6666232057168" calcext:value-type="float">
            <text:p>0.0796666232057168</text:p>
          </table:table-cell>
          <table:table-cell office:value-type="float" office:value="0.0751963939801887" calcext:value-type="float">
            <text:p>0.0751963939801887</text:p>
          </table:table-cell>
          <table:table-cell office:value-type="float" office:value="0.135368955963607" calcext:value-type="float">
            <text:p>0.135368955963607</text:p>
          </table:table-cell>
          <table:table-cell table:number-columns-repeated="3" office:value-type="float" office:value="0.0681576144834931" calcext:value-type="float">
            <text:p>0.0681576144834931</text:p>
          </table:table-cell>
          <table:table-cell office:value-type="float" office:value="2359" calcext:value-type="float">
            <text:p>2359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792201353760902" calcext:value-type="float">
            <text:p>7.92201353760902E-06</text:p>
          </table:table-cell>
          <table:table-cell office:value-type="float" office:value="0.0000128485944514978" calcext:value-type="float">
            <text:p>1.28485944514978E-05</text:p>
          </table:table-cell>
          <table:table-cell table:number-columns-repeated="2" office:value-type="float" office:value="0.998663067817688" calcext:value-type="float">
            <text:p>0.998663067817688</text:p>
          </table:table-cell>
          <table:table-cell office:value-type="float" office:value="0.997940838336945" calcext:value-type="float">
            <text:p>0.997940838336945</text:p>
          </table:table-cell>
          <table:table-cell office:value-type="float" office:value="0.0150292042976579" calcext:value-type="float">
            <text:p>0.0150292042976579</text:p>
          </table:table-cell>
          <table:table-cell office:value-type="float" office:value="0.0112331910338946" calcext:value-type="float">
            <text:p>0.0112331910338946</text:p>
          </table:table-cell>
          <table:table-cell office:value-type="float" office:value="0.0651533573385105" calcext:value-type="float">
            <text:p>0.0651533573385105</text:p>
          </table:table-cell>
          <table:table-cell office:value-type="float" office:value="0.0000522988775628619" calcext:value-type="float">
            <text:p>5.22988775628619E-05</text:p>
          </table:table-cell>
          <table:table-cell office:value-type="float" office:value="0.0000451788546342868" calcext:value-type="float">
            <text:p>4.51788546342868E-05</text:p>
          </table:table-cell>
          <table:table-cell office:value-type="float" office:value="0.000755120883695781" calcext:value-type="float">
            <text:p>0.000755120883695781</text:p>
          </table:table-cell>
          <table:table-cell office:value-type="float" office:value="2368" calcext:value-type="float">
            <text:p>2368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240993079519266" calcext:value-type="float">
            <text:p>0.0240993079519266</text:p>
          </table:table-cell>
          <table:table-cell office:value-type="float" office:value="0.0271139062357491" calcext:value-type="float">
            <text:p>0.0271139062357491</text:p>
          </table:table-cell>
          <table:table-cell table:number-columns-repeated="2" office:value-type="float" office:value="0.709206851233402" calcext:value-type="float">
            <text:p>0.709206851233402</text:p>
          </table:table-cell>
          <table:table-cell office:value-type="float" office:value="0.686395445176944" calcext:value-type="float">
            <text:p>0.686395445176944</text:p>
          </table:table-cell>
          <table:table-cell office:value-type="float" office:value="0.0576110459477656" calcext:value-type="float">
            <text:p>0.0576110459477656</text:p>
          </table:table-cell>
          <table:table-cell office:value-type="float" office:value="0.0536806070986904" calcext:value-type="float">
            <text:p>0.0536806070986904</text:p>
          </table:table-cell>
          <table:table-cell office:value-type="float" office:value="0.109510210860969" calcext:value-type="float">
            <text:p>0.109510210860969</text:p>
          </table:table-cell>
          <table:table-cell office:value-type="float" office:value="0.0380850526097337" calcext:value-type="float">
            <text:p>0.0380850526097337</text:p>
          </table:table-cell>
          <table:table-cell office:value-type="float" office:value="0.0367664261908025" calcext:value-type="float">
            <text:p>0.0367664261908025</text:p>
          </table:table-cell>
          <table:table-cell office:value-type="float" office:value="0.0716825063233507" calcext:value-type="float">
            <text:p>0.0716825063233507</text:p>
          </table:table-cell>
          <table:table-cell office:value-type="float" office:value="2381" calcext:value-type="float">
            <text:p>2381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4060770860487" calcext:value-type="float">
            <text:p>0.024060770860487</text:p>
          </table:table-cell>
          <table:table-cell office:value-type="float" office:value="0.0270752072181453" calcext:value-type="float">
            <text:p>0.0270752072181453</text:p>
          </table:table-cell>
          <table:table-cell table:number-columns-repeated="2" office:value-type="float" office:value="0.710212853762945" calcext:value-type="float">
            <text:p>0.710212853762945</text:p>
          </table:table-cell>
          <table:table-cell office:value-type="float" office:value="0.687412560942692" calcext:value-type="float">
            <text:p>0.687412560942692</text:p>
          </table:table-cell>
          <table:table-cell office:value-type="float" office:value="0.0576092994060542" calcext:value-type="float">
            <text:p>0.0576092994060542</text:p>
          </table:table-cell>
          <table:table-cell office:value-type="float" office:value="0.053672394298082" calcext:value-type="float">
            <text:p>0.053672394298082</text:p>
          </table:table-cell>
          <table:table-cell office:value-type="float" office:value="0.109593847516847" calcext:value-type="float">
            <text:p>0.109593847516847</text:p>
          </table:table-cell>
          <table:table-cell office:value-type="float" office:value="0.0380495551340868" calcext:value-type="float">
            <text:p>0.0380495551340868</text:p>
          </table:table-cell>
          <table:table-cell office:value-type="float" office:value="0.0367302712790544" calcext:value-type="float">
            <text:p>0.0367302712790544</text:p>
          </table:table-cell>
          <table:table-cell office:value-type="float" office:value="0.0716811294075675" calcext:value-type="float">
            <text:p>0.0716811294075675</text:p>
          </table:table-cell>
          <table:table-cell office:value-type="float" office:value="2381" calcext:value-type="float">
            <text:p>2381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88025750836359" calcext:value-type="float">
            <text:p>0.0188025750836359</text:p>
          </table:table-cell>
          <table:table-cell office:value-type="float" office:value="0.0220540996028967" calcext:value-type="float">
            <text:p>0.0220540996028967</text:p>
          </table:table-cell>
          <table:table-cell table:number-columns-repeated="2" office:value-type="float" office:value="0.902700090186773" calcext:value-type="float">
            <text:p>0.902700090186773</text:p>
          </table:table-cell>
          <table:table-cell office:value-type="float" office:value="0.889133700191199" calcext:value-type="float">
            <text:p>0.889133700191199</text:p>
          </table:table-cell>
          <table:table-cell office:value-type="float" office:value="0.065323501129354" calcext:value-type="float">
            <text:p>0.065323501129354</text:p>
          </table:table-cell>
          <table:table-cell office:value-type="float" office:value="0.0593994014593302" calcext:value-type="float">
            <text:p>0.0593994014593302</text:p>
          </table:table-cell>
          <table:table-cell office:value-type="float" office:value="0.143547800639614" calcext:value-type="float">
            <text:p>0.143547800639614</text:p>
          </table:table-cell>
          <table:table-cell office:value-type="float" office:value="0.0349146797595329" calcext:value-type="float">
            <text:p>0.0349146797595329</text:p>
          </table:table-cell>
          <table:table-cell office:value-type="float" office:value="0.0332917770758762" calcext:value-type="float">
            <text:p>0.0332917770758762</text:p>
          </table:table-cell>
          <table:table-cell office:value-type="float" office:value="0.0816506927490902" calcext:value-type="float">
            <text:p>0.0816506927490902</text:p>
          </table:table-cell>
          <table:table-cell office:value-type="float" office:value="2368" calcext:value-type="float">
            <text:p>2368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6190476190476" calcext:value-type="float">
            <text:p>0.00476190476190476</text:p>
          </table:table-cell>
          <table:table-cell table:number-columns-repeated="2" office:value-type="float" office:value="0.998663067817688" calcext:value-type="float">
            <text:p>0.998663067817688</text:p>
          </table:table-cell>
          <table:table-cell office:value-type="float" office:value="0.997940838336945" calcext:value-type="float">
            <text:p>0.997940838336945</text:p>
          </table:table-cell>
          <table:table-cell office:value-type="float" office:value="0.0594417100589" calcext:value-type="float">
            <text:p>0.0594417100589</text:p>
          </table:table-cell>
          <table:table-cell office:value-type="float" office:value="0.053369567728421" calcext:value-type="float">
            <text:p>0.053369567728421</text:p>
          </table:table-cell>
          <table:table-cell office:value-type="float" office:value="0.139620827019368" calcext:value-type="float">
            <text:p>0.139620827019368</text:p>
          </table:table-cell>
          <table:table-cell table:number-columns-repeated="2" office:value-type="float" office:value="0.0260869565217391" calcext:value-type="float">
            <text:p>0.0260869565217391</text:p>
          </table:table-cell>
          <table:table-cell office:value-type="float" office:value="0.109947643979058" calcext:value-type="float">
            <text:p>0.109947643979058</text:p>
          </table:table-cell>
          <table:table-cell office:value-type="float" office:value="2383" calcext:value-type="float">
            <text:p>238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6190476190476" calcext:value-type="float">
            <text:p>0.00476190476190476</text:p>
          </table:table-cell>
          <table:table-cell table:number-columns-repeated="3" office:value-type="float" office:value="0.259259259259259" calcext:value-type="float">
            <text:p>0.259259259259259</text:p>
          </table:table-cell>
          <table:table-cell office:value-type="float" office:value="0.0560100631454127" calcext:value-type="float">
            <text:p>0.0560100631454127</text:p>
          </table:table-cell>
          <table:table-cell office:value-type="float" office:value="0.0512116887801661" calcext:value-type="float">
            <text:p>0.0512116887801661</text:p>
          </table:table-cell>
          <table:table-cell office:value-type="float" office:value="0.119369813051154" calcext:value-type="float">
            <text:p>0.119369813051154</text:p>
          </table:table-cell>
          <table:table-cell table:number-columns-repeated="2" office:value-type="float" office:value="0.0260869565217391" calcext:value-type="float">
            <text:p>0.0260869565217391</text:p>
          </table:table-cell>
          <table:table-cell office:value-type="float" office:value="0.109947643979058" calcext:value-type="float">
            <text:p>0.109947643979058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599495650911085" calcext:value-type="float">
            <text:p>0.0599495650911085</text:p>
          </table:table-cell>
          <table:table-cell office:value-type="float" office:value="0.0586059093233079" calcext:value-type="float">
            <text:p>0.0586059093233079</text:p>
          </table:table-cell>
          <table:table-cell office:value-type="float" office:value="0.0776917600360996" calcext:value-type="float">
            <text:p>0.0776917600360996</text:p>
          </table:table-cell>
          <table:table-cell table:number-columns-repeated="3" office:value-type="float" office:value="0.0536635706914345" calcext:value-type="float">
            <text:p>0.0536635706914345</text:p>
          </table:table-cell>
          <table:table-cell office:value-type="float" office:value="2375" calcext:value-type="float">
            <text:p>2375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940838336945" calcext:value-type="float">
            <text:p>0.997940838336945</text:p>
          </table:table-cell>
          <table:table-cell office:value-type="float" office:value="0.0647556633364817" calcext:value-type="float">
            <text:p>0.0647556633364817</text:p>
          </table:table-cell>
          <table:table-cell office:value-type="float" office:value="0.0612252552329759" calcext:value-type="float">
            <text:p>0.0612252552329759</text:p>
          </table:table-cell>
          <table:table-cell office:value-type="float" office:value="0.111372654316475" calcext:value-type="float">
            <text:p>0.111372654316475</text:p>
          </table:table-cell>
          <table:table-cell table:number-columns-repeated="3" office:value-type="float" office:value="0.0504731861198738" calcext:value-type="float">
            <text:p>0.0504731861198738</text:p>
          </table:table-cell>
          <table:table-cell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38805970149254" calcext:value-type="float">
            <text:p>0.238805970149254</text:p>
          </table:table-cell>
          <table:table-cell office:value-type="float" office:value="0.0563653040620595" calcext:value-type="float">
            <text:p>0.0563653040620595</text:p>
          </table:table-cell>
          <table:table-cell office:value-type="float" office:value="0.051996578537514" calcext:value-type="float">
            <text:p>0.051996578537514</text:p>
          </table:table-cell>
          <table:table-cell office:value-type="float" office:value="0.114051790270146" calcext:value-type="float">
            <text:p>0.114051790270146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563982886036562" calcext:value-type="float">
            <text:p>0.0563982886036562</text:p>
          </table:table-cell>
          <table:table-cell office:value-type="float" office:value="0.0520292887029289" calcext:value-type="float">
            <text:p>0.0520292887029289</text:p>
          </table:table-cell>
          <table:table-cell office:value-type="float" office:value="0.114088397790055" calcext:value-type="float">
            <text:p>0.11408839779005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599679524617479" calcext:value-type="float">
            <text:p>0.0599679524617479</text:p>
          </table:table-cell>
          <table:table-cell office:value-type="float" office:value="0.0586047817056794" calcext:value-type="float">
            <text:p>0.0586047817056794</text:p>
          </table:table-cell>
          <table:table-cell office:value-type="float" office:value="0.0779678315059668" calcext:value-type="float">
            <text:p>0.0779678315059668</text:p>
          </table:table-cell>
          <table:table-cell table:number-columns-repeated="3" office:value-type="float" office:value="0.0536635706914345" calcext:value-type="float">
            <text:p>0.0536635706914345</text:p>
          </table:table-cell>
          <table:table-cell office:value-type="float" office:value="2373" calcext:value-type="float">
            <text:p>237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647348916882062" calcext:value-type="float">
            <text:p>0.0647348916882062</text:p>
          </table:table-cell>
          <table:table-cell office:value-type="float" office:value="0.0612149836357431" calcext:value-type="float">
            <text:p>0.0612149836357431</text:p>
          </table:table-cell>
          <table:table-cell office:value-type="float" office:value="0.111213235585371" calcext:value-type="float">
            <text:p>0.111213235585371</text:p>
          </table:table-cell>
          <table:table-cell table:number-columns-repeated="3" office:value-type="float" office:value="0.0504731861198738" calcext:value-type="float">
            <text:p>0.0504731861198738</text:p>
          </table:table-cell>
          <table:table-cell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697126506565837" calcext:value-type="float">
            <text:p>6.97126506565837E-06</text:p>
          </table:table-cell>
          <table:table-cell office:value-type="float" office:value="0.0000159637875185581" calcext:value-type="float">
            <text:p>1.59637875185581E-05</text:p>
          </table:table-cell>
          <table:table-cell table:number-columns-repeated="2" office:value-type="float" office:value="0.999524354934692" calcext:value-type="float">
            <text:p>0.999524354934692</text:p>
          </table:table-cell>
          <table:table-cell office:value-type="float" office:value="0.998976111412048" calcext:value-type="float">
            <text:p>0.998976111412048</text:p>
          </table:table-cell>
          <table:table-cell office:value-type="float" office:value="0.0394085676512374" calcext:value-type="float">
            <text:p>0.0394085676512374</text:p>
          </table:table-cell>
          <table:table-cell office:value-type="float" office:value="0.0304138457491031" calcext:value-type="float">
            <text:p>0.0304138457491031</text:p>
          </table:table-cell>
          <table:table-cell office:value-type="float" office:value="0.173163413714457" calcext:value-type="float">
            <text:p>0.173163413714457</text:p>
          </table:table-cell>
          <table:table-cell office:value-type="float" office:value="0.00013221004337538" calcext:value-type="float">
            <text:p>0.00013221004337538</text:p>
          </table:table-cell>
          <table:table-cell office:value-type="float" office:value="0.000108498366898857" calcext:value-type="float">
            <text:p>0.000108498366898857</text:p>
          </table:table-cell>
          <table:table-cell office:value-type="float" office:value="0.00667877402156591" calcext:value-type="float">
            <text:p>0.00667877402156591</text:p>
          </table:table-cell>
          <table:table-cell office:value-type="float" office:value="2346" calcext:value-type="float">
            <text:p>2346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172901289822475" calcext:value-type="float">
            <text:p>0.0172901289822475</text:p>
          </table:table-cell>
          <table:table-cell office:value-type="float" office:value="0.0207585363002105" calcext:value-type="float">
            <text:p>0.0207585363002105</text:p>
          </table:table-cell>
          <table:table-cell table:number-columns-repeated="2" office:value-type="float" office:value="0.586921695019963" calcext:value-type="float">
            <text:p>0.586921695019963</text:p>
          </table:table-cell>
          <table:table-cell office:value-type="float" office:value="0.544552420710262" calcext:value-type="float">
            <text:p>0.544552420710262</text:p>
          </table:table-cell>
          <table:table-cell office:value-type="float" office:value="0.0532671435884048" calcext:value-type="float">
            <text:p>0.0532671435884048</text:p>
          </table:table-cell>
          <table:table-cell office:value-type="float" office:value="0.0489527317162733" calcext:value-type="float">
            <text:p>0.0489527317162733</text:p>
          </table:table-cell>
          <table:table-cell office:value-type="float" office:value="0.117424046057323" calcext:value-type="float">
            <text:p>0.117424046057323</text:p>
          </table:table-cell>
          <table:table-cell office:value-type="float" office:value="0.0329809000863367" calcext:value-type="float">
            <text:p>0.0329809000863367</text:p>
          </table:table-cell>
          <table:table-cell office:value-type="float" office:value="0.0315919030786871" calcext:value-type="float">
            <text:p>0.0315919030786871</text:p>
          </table:table-cell>
          <table:table-cell office:value-type="float" office:value="0.0762343092838692" calcext:value-type="float">
            <text:p>0.0762343092838692</text:p>
          </table:table-cell>
          <table:table-cell office:value-type="float" office:value="2408" calcext:value-type="float">
            <text:p>240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2686975903732" calcext:value-type="float">
            <text:p>0.0172686975903732</text:p>
          </table:table-cell>
          <table:table-cell office:value-type="float" office:value="0.0207353771083891" calcext:value-type="float">
            <text:p>0.0207353771083891</text:p>
          </table:table-cell>
          <table:table-cell table:number-columns-repeated="2" office:value-type="float" office:value="0.587313643313601" calcext:value-type="float">
            <text:p>0.587313643313601</text:p>
          </table:table-cell>
          <table:table-cell office:value-type="float" office:value="0.544925346622356" calcext:value-type="float">
            <text:p>0.544925346622356</text:p>
          </table:table-cell>
          <table:table-cell office:value-type="float" office:value="0.0532534092200845" calcext:value-type="float">
            <text:p>0.0532534092200845</text:p>
          </table:table-cell>
          <table:table-cell office:value-type="float" office:value="0.0489365236138821" calcext:value-type="float">
            <text:p>0.0489365236138821</text:p>
          </table:table-cell>
          <table:table-cell office:value-type="float" office:value="0.117447097030835" calcext:value-type="float">
            <text:p>0.117447097030835</text:p>
          </table:table-cell>
          <table:table-cell office:value-type="float" office:value="0.0329544974449867" calcext:value-type="float">
            <text:p>0.0329544974449867</text:p>
          </table:table-cell>
          <table:table-cell office:value-type="float" office:value="0.0315656850008848" calcext:value-type="float">
            <text:p>0.0315656850008848</text:p>
          </table:table-cell>
          <table:table-cell office:value-type="float" office:value="0.0762167863219316" calcext:value-type="float">
            <text:p>0.0762167863219316</text:p>
          </table:table-cell>
          <table:table-cell office:value-type="float" office:value="2408" calcext:value-type="float">
            <text:p>240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20993266671915" calcext:value-type="float">
            <text:p>0.0120993266671915</text:p>
          </table:table-cell>
          <table:table-cell office:value-type="float" office:value="0.0163790889165069" calcext:value-type="float">
            <text:p>0.0163790889165069</text:p>
          </table:table-cell>
          <table:table-cell table:number-columns-repeated="2" office:value-type="float" office:value="0.944618559739033" calcext:value-type="float">
            <text:p>0.944618559739033</text:p>
          </table:table-cell>
          <table:table-cell office:value-type="float" office:value="0.927712190255069" calcext:value-type="float">
            <text:p>0.927712190255069</text:p>
          </table:table-cell>
          <table:table-cell office:value-type="float" office:value="0.0879163172506333" calcext:value-type="float">
            <text:p>0.0879163172506333</text:p>
          </table:table-cell>
          <table:table-cell office:value-type="float" office:value="0.0777337510450489" calcext:value-type="float">
            <text:p>0.0777337510450489</text:p>
          </table:table-cell>
          <table:table-cell office:value-type="float" office:value="0.23933484804849" calcext:value-type="float">
            <text:p>0.23933484804849</text:p>
          </table:table-cell>
          <table:table-cell office:value-type="float" office:value="0.0351836792143065" calcext:value-type="float">
            <text:p>0.0351836792143065</text:p>
          </table:table-cell>
          <table:table-cell office:value-type="float" office:value="0.0327786583414984" calcext:value-type="float">
            <text:p>0.0327786583414984</text:p>
          </table:table-cell>
          <table:table-cell office:value-type="float" office:value="0.135319289074428" calcext:value-type="float">
            <text:p>0.135319289074428</text:p>
          </table:table-cell>
          <table:table-cell office:value-type="float" office:value="2346" calcext:value-type="float">
            <text:p>2346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  <table:table-cell table:number-columns-repeated="3" office:value-type="float" office:value="0.357142857142857" calcext:value-type="float">
            <text:p>0.357142857142857</text:p>
          </table:table-cell>
          <table:table-cell office:value-type="float" office:value="0.0558433214674032" calcext:value-type="float">
            <text:p>0.0558433214674032</text:p>
          </table:table-cell>
          <table:table-cell office:value-type="float" office:value="0.0504361772152596" calcext:value-type="float">
            <text:p>0.0504361772152596</text:p>
          </table:table-cell>
          <table:table-cell office:value-type="float" office:value="0.136249559142798" calcext:value-type="float">
            <text:p>0.136249559142798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  <table:table-cell table:number-columns-repeated="3" office:value-type="float" office:value="0.357142857142857" calcext:value-type="float">
            <text:p>0.357142857142857</text:p>
          </table:table-cell>
          <table:table-cell office:value-type="float" office:value="0.0558432865107502" calcext:value-type="float">
            <text:p>0.0558432865107502</text:p>
          </table:table-cell>
          <table:table-cell office:value-type="float" office:value="0.0504361399078479" calcext:value-type="float">
            <text:p>0.0504361399078479</text:p>
          </table:table-cell>
          <table:table-cell office:value-type="float" office:value="0.136249559142798" calcext:value-type="float">
            <text:p>0.136249559142798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528390110527983" calcext:value-type="float">
            <text:p>0.0528390110527983</text:p>
          </table:table-cell>
          <table:table-cell office:value-type="float" office:value="0.0501360573748433" calcext:value-type="float">
            <text:p>0.0501360573748433</text:p>
          </table:table-cell>
          <table:table-cell office:value-type="float" office:value="0.0930329333379442" calcext:value-type="float">
            <text:p>0.0930329333379442</text:p>
          </table:table-cell>
          <table:table-cell table:number-columns-repeated="3" office:value-type="float" office:value="0.0413943355119826" calcext:value-type="float">
            <text:p>0.0413943355119826</text:p>
          </table:table-cell>
          <table:table-cell office:value-type="float" office:value="2404" calcext:value-type="float">
            <text:p>240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10386974140041" calcext:value-type="float">
            <text:p>0.0610386974140041</text:p>
          </table:table-cell>
          <table:table-cell office:value-type="float" office:value="0.0558593833236026" calcext:value-type="float">
            <text:p>0.0558593833236026</text:p>
          </table:table-cell>
          <table:table-cell office:value-type="float" office:value="0.138057016202752" calcext:value-type="float">
            <text:p>0.138057016202752</text:p>
          </table:table-cell>
          <table:table-cell table:number-columns-repeated="3" office:value-type="float" office:value="0.0337078651685393" calcext:value-type="float">
            <text:p>0.0337078651685393</text:p>
          </table:table-cell>
          <table:table-cell office:value-type="float" office:value="2366" calcext:value-type="float">
            <text:p>2366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53731343283582" calcext:value-type="float">
            <text:p>0.253731343283582</text:p>
          </table:table-cell>
          <table:table-cell office:value-type="float" office:value="0.0572405818578688" calcext:value-type="float">
            <text:p>0.0572405818578688</text:p>
          </table:table-cell>
          <table:table-cell office:value-type="float" office:value="0.0520838203037419" calcext:value-type="float">
            <text:p>0.0520838203037419</text:p>
          </table:table-cell>
          <table:table-cell office:value-type="float" office:value="0.133923536079423" calcext:value-type="float">
            <text:p>0.133923536079423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567094515752626" calcext:value-type="float">
            <text:p>0.0567094515752626</text:p>
          </table:table-cell>
          <table:table-cell office:value-type="float" office:value="0.0517227065172271" calcext:value-type="float">
            <text:p>0.0517227065172271</text:p>
          </table:table-cell>
          <table:table-cell office:value-type="float" office:value="0.130864197530864" calcext:value-type="float">
            <text:p>0.13086419753086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528390110527983" calcext:value-type="float">
            <text:p>0.0528390110527983</text:p>
          </table:table-cell>
          <table:table-cell office:value-type="float" office:value="0.0501360573748433" calcext:value-type="float">
            <text:p>0.0501360573748433</text:p>
          </table:table-cell>
          <table:table-cell office:value-type="float" office:value="0.0930329333379442" calcext:value-type="float">
            <text:p>0.0930329333379442</text:p>
          </table:table-cell>
          <table:table-cell table:number-columns-repeated="3" office:value-type="float" office:value="0.0413943355119826" calcext:value-type="float">
            <text:p>0.0413943355119826</text:p>
          </table:table-cell>
          <table:table-cell office:value-type="float" office:value="2404" calcext:value-type="float">
            <text:p>240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10455327942204" calcext:value-type="float">
            <text:p>0.0610455327942204</text:p>
          </table:table-cell>
          <table:table-cell office:value-type="float" office:value="0.0558773997889789" calcext:value-type="float">
            <text:p>0.0558773997889789</text:p>
          </table:table-cell>
          <table:table-cell office:value-type="float" office:value="0.137897584705496" calcext:value-type="float">
            <text:p>0.137897584705496</text:p>
          </table:table-cell>
          <table:table-cell table:number-columns-repeated="3" office:value-type="float" office:value="0.0337078651685393" calcext:value-type="float">
            <text:p>0.0337078651685393</text:p>
          </table:table-cell>
          <table:table-cell office:value-type="float" office:value="2366" calcext:value-type="float">
            <text:p>2366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office:value-type="float" office:value="0.00000974616796156624" calcext:value-type="float">
            <text:p>9.74616796156624E-06</text:p>
          </table:table-cell>
          <table:table-cell office:value-type="float" office:value="0.00000986292252491694" calcext:value-type="float">
            <text:p>9.86292252491694E-06</text:p>
          </table:table-cell>
          <table:table-cell office:value-type="float" office:value="0.00000974616796156624" calcext:value-type="float">
            <text:p>9.74616796156624E-06</text:p>
          </table:table-cell>
          <table:table-cell office:value-type="float" office:value="0.999896287918091" calcext:value-type="float">
            <text:p>0.999896287918091</text:p>
          </table:table-cell>
          <table:table-cell office:value-type="float" office:value="0.99942809343338" calcext:value-type="float">
            <text:p>0.99942809343338</text:p>
          </table:table-cell>
          <table:table-cell office:value-type="float" office:value="0.999896287918091" calcext:value-type="float">
            <text:p>0.999896287918091</text:p>
          </table:table-cell>
          <table:table-cell office:value-type="float" office:value="0.0513669061121196" calcext:value-type="float">
            <text:p>0.0513669061121196</text:p>
          </table:table-cell>
          <table:table-cell office:value-type="float" office:value="0.0387918406633207" calcext:value-type="float">
            <text:p>0.0387918406633207</text:p>
          </table:table-cell>
          <table:table-cell office:value-type="float" office:value="0.227859052761929" calcext:value-type="float">
            <text:p>0.227859052761929</text:p>
          </table:table-cell>
          <table:table-cell office:value-type="float" office:value="0.000207912031328306" calcext:value-type="float">
            <text:p>0.000207912031328306</text:p>
          </table:table-cell>
          <table:table-cell office:value-type="float" office:value="0.000188998557860032" calcext:value-type="float">
            <text:p>0.000188998557860032</text:p>
          </table:table-cell>
          <table:table-cell office:value-type="float" office:value="0.0033643445931375" calcext:value-type="float">
            <text:p>0.0033643445931375</text:p>
          </table:table-cell>
          <table:table-cell office:value-type="float" office:value="2318" calcext:value-type="float">
            <text:p>2318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0.0276597542542151" calcext:value-type="float">
            <text:p>0.0276597542542151</text:p>
          </table:table-cell>
          <table:table-cell office:value-type="float" office:value="0.0277140895625224" calcext:value-type="float">
            <text:p>0.0277140895625224</text:p>
          </table:table-cell>
          <table:table-cell office:value-type="float" office:value="0.0276597542542151" calcext:value-type="float">
            <text:p>0.0276597542542151</text:p>
          </table:table-cell>
          <table:table-cell office:value-type="float" office:value="0.487710648525342" calcext:value-type="float">
            <text:p>0.487710648525342</text:p>
          </table:table-cell>
          <table:table-cell office:value-type="float" office:value="0.416142866194181" calcext:value-type="float">
            <text:p>0.416142866194181</text:p>
          </table:table-cell>
          <table:table-cell office:value-type="float" office:value="0.487710648525342" calcext:value-type="float">
            <text:p>0.487710648525342</text:p>
          </table:table-cell>
          <table:table-cell office:value-type="float" office:value="0.0626166566542636" calcext:value-type="float">
            <text:p>0.0626166566542636</text:p>
          </table:table-cell>
          <table:table-cell office:value-type="float" office:value="0.0588087722402136" calcext:value-type="float">
            <text:p>0.0588087722402136</text:p>
          </table:table-cell>
          <table:table-cell office:value-type="float" office:value="0.116060648430404" calcext:value-type="float">
            <text:p>0.116060648430404</text:p>
          </table:table-cell>
          <table:table-cell office:value-type="float" office:value="0.0456071171241361" calcext:value-type="float">
            <text:p>0.0456071171241361</text:p>
          </table:table-cell>
          <table:table-cell office:value-type="float" office:value="0.0449084970117492" calcext:value-type="float">
            <text:p>0.0449084970117492</text:p>
          </table:table-cell>
          <table:table-cell office:value-type="float" office:value="0.0711844840554046" calcext:value-type="float">
            <text:p>0.0711844840554046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0276397235001385" calcext:value-type="float">
            <text:p>0.0276397235001385</text:p>
          </table:table-cell>
          <table:table-cell office:value-type="float" office:value="0.0276940521414285" calcext:value-type="float">
            <text:p>0.0276940521414285</text:p>
          </table:table-cell>
          <table:table-cell office:value-type="float" office:value="0.0276397235001385" calcext:value-type="float">
            <text:p>0.0276397235001385</text:p>
          </table:table-cell>
          <table:table-cell office:value-type="float" office:value="0.488033852186227" calcext:value-type="float">
            <text:p>0.488033852186227</text:p>
          </table:table-cell>
          <table:table-cell office:value-type="float" office:value="0.416416348252879" calcext:value-type="float">
            <text:p>0.416416348252879</text:p>
          </table:table-cell>
          <table:table-cell office:value-type="float" office:value="0.488033852186227" calcext:value-type="float">
            <text:p>0.488033852186227</text:p>
          </table:table-cell>
          <table:table-cell office:value-type="float" office:value="0.0626089527631952" calcext:value-type="float">
            <text:p>0.0626089527631952</text:p>
          </table:table-cell>
          <table:table-cell office:value-type="float" office:value="0.0587984820438657" calcext:value-type="float">
            <text:p>0.0587984820438657</text:p>
          </table:table-cell>
          <table:table-cell office:value-type="float" office:value="0.116089243560803" calcext:value-type="float">
            <text:p>0.116089243560803</text:p>
          </table:table-cell>
          <table:table-cell office:value-type="float" office:value="0.0455878027045989" calcext:value-type="float">
            <text:p>0.0455878027045989</text:p>
          </table:table-cell>
          <table:table-cell office:value-type="float" office:value="0.0448890619831112" calcext:value-type="float">
            <text:p>0.0448890619831112</text:p>
          </table:table-cell>
          <table:table-cell office:value-type="float" office:value="0.0711732774511347" calcext:value-type="float">
            <text:p>0.0711732774511347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0193352544683801" calcext:value-type="float">
            <text:p>0.0193352544683801</text:p>
          </table:table-cell>
          <table:table-cell office:value-type="float" office:value="0.0194122387021814" calcext:value-type="float">
            <text:p>0.0194122387021814</text:p>
          </table:table-cell>
          <table:table-cell office:value-type="float" office:value="0.0193352544683801" calcext:value-type="float">
            <text:p>0.0193352544683801</text:p>
          </table:table-cell>
          <table:table-cell office:value-type="float" office:value="0.957775238769922" calcext:value-type="float">
            <text:p>0.957775238769922</text:p>
          </table:table-cell>
          <table:table-cell office:value-type="float" office:value="0.926931132169892" calcext:value-type="float">
            <text:p>0.926931132169892</text:p>
          </table:table-cell>
          <table:table-cell office:value-type="float" office:value="0.957775238769922" calcext:value-type="float">
            <text:p>0.957775238769922</text:p>
          </table:table-cell>
          <table:table-cell office:value-type="float" office:value="0.111588688695773" calcext:value-type="float">
            <text:p>0.111588688695773</text:p>
          </table:table-cell>
          <table:table-cell office:value-type="float" office:value="0.100278460210811" calcext:value-type="float">
            <text:p>0.100278460210811</text:p>
          </table:table-cell>
          <table:table-cell office:value-type="float" office:value="0.27032873760751" calcext:value-type="float">
            <text:p>0.27032873760751</text:p>
          </table:table-cell>
          <table:table-cell office:value-type="float" office:value="0.0529045191193138" calcext:value-type="float">
            <text:p>0.0529045191193138</text:p>
          </table:table-cell>
          <table:table-cell office:value-type="float" office:value="0.0513014775374323" calcext:value-type="float">
            <text:p>0.0513014775374323</text:p>
          </table:table-cell>
          <table:table-cell office:value-type="float" office:value="0.126026923203945" calcext:value-type="float">
            <text:p>0.126026923203945</text:p>
          </table:table-cell>
          <table:table-cell office:value-type="float" office:value="2318" calcext:value-type="float">
            <text:p>2318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4307541865298" calcext:value-type="float">
            <text:p>0.964307541865298</text:p>
          </table:table-cell>
          <table:table-cell office:value-type="float" office:value="0.328944776988951" calcext:value-type="float">
            <text:p>0.328944776988951</text:p>
          </table:table-cell>
          <table:table-cell office:value-type="float" office:value="0.964307541865298" calcext:value-type="float">
            <text:p>0.964307541865298</text:p>
          </table:table-cell>
          <table:table-cell office:value-type="float" office:value="0.0633796246354449" calcext:value-type="float">
            <text:p>0.0633796246354449</text:p>
          </table:table-cell>
          <table:table-cell office:value-type="float" office:value="0.0591988981691186" calcext:value-type="float">
            <text:p>0.0591988981691186</text:p>
          </table:table-cell>
          <table:table-cell office:value-type="float" office:value="0.122056487320726" calcext:value-type="float">
            <text:p>0.122056487320726</text:p>
          </table:table-cell>
          <table:table-cell table:number-columns-repeated="2" office:value-type="float" office:value="0.0324675324675325" calcext:value-type="float">
            <text:p>0.0324675324675325</text:p>
          </table:table-cell>
          <table:table-cell office:value-type="float" office:value="0.116022099447514" calcext:value-type="float">
            <text:p>0.116022099447514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64307541865298" calcext:value-type="float">
            <text:p>0.964307541865298</text:p>
          </table:table-cell>
          <table:table-cell office:value-type="float" office:value="0.328944776988951" calcext:value-type="float">
            <text:p>0.328944776988951</text:p>
          </table:table-cell>
          <table:table-cell office:value-type="float" office:value="0.964307541865298" calcext:value-type="float">
            <text:p>0.964307541865298</text:p>
          </table:table-cell>
          <table:table-cell office:value-type="float" office:value="0.0633795969653884" calcext:value-type="float">
            <text:p>0.0633795969653884</text:p>
          </table:table-cell>
          <table:table-cell office:value-type="float" office:value="0.0591988725884739" calcext:value-type="float">
            <text:p>0.0591988725884739</text:p>
          </table:table-cell>
          <table:table-cell office:value-type="float" office:value="0.122056430325592" calcext:value-type="float">
            <text:p>0.122056430325592</text:p>
          </table:table-cell>
          <table:table-cell table:number-columns-repeated="2" office:value-type="float" office:value="0.0324675324675325" calcext:value-type="float">
            <text:p>0.0324675324675325</text:p>
          </table:table-cell>
          <table:table-cell office:value-type="float" office:value="0.116022099447514" calcext:value-type="float">
            <text:p>0.116022099447514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44334477186203" calcext:value-type="float">
            <text:p>0.44334477186203</text:p>
          </table:table-cell>
          <table:table-cell office:value-type="float" office:value="0.415172874927521" calcext:value-type="float">
            <text:p>0.415172874927521</text:p>
          </table:table-cell>
          <table:table-cell office:value-type="float" office:value="0.063010927565331" calcext:value-type="float">
            <text:p>0.063010927565331</text:p>
          </table:table-cell>
          <table:table-cell office:value-type="float" office:value="0.0604009252486821" calcext:value-type="float">
            <text:p>0.0604009252486821</text:p>
          </table:table-cell>
          <table:table-cell office:value-type="float" office:value="0.0996425390270691" calcext:value-type="float">
            <text:p>0.0996425390270691</text:p>
          </table:table-cell>
          <table:table-cell table:number-columns-repeated="3" office:value-type="float" office:value="0.0505050505050505" calcext:value-type="float">
            <text:p>0.0505050505050505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2205748558044" calcext:value-type="float">
            <text:p>0.732205748558044</text:p>
          </table:table-cell>
          <table:table-cell office:value-type="float" office:value="0.0664180346707822" calcext:value-type="float">
            <text:p>0.0664180346707822</text:p>
          </table:table-cell>
          <table:table-cell office:value-type="float" office:value="0.0633520784972682" calcext:value-type="float">
            <text:p>0.0633520784972682</text:p>
          </table:table-cell>
          <table:table-cell office:value-type="float" office:value="0.109448998509575" calcext:value-type="float">
            <text:p>0.109448998509575</text:p>
          </table:table-cell>
          <table:table-cell table:number-columns-repeated="3" office:value-type="float" office:value="0.0492379835873388" calcext:value-type="float">
            <text:p>0.0492379835873388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636569987655865" calcext:value-type="float">
            <text:p>0.0636569987655865</text:p>
          </table:table-cell>
          <table:table-cell office:value-type="float" office:value="0.0603600369365295" calcext:value-type="float">
            <text:p>0.0603600369365295</text:p>
          </table:table-cell>
          <table:table-cell office:value-type="float" office:value="0.10993014724358" calcext:value-type="float">
            <text:p>0.10993014724358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0625048619214313" calcext:value-type="float">
            <text:p>0.0625048619214313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04678362573099" calcext:value-type="float">
            <text:p>0.1046783625730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33333333333333" calcext:value-type="float">
            <text:p>0.433333333333333</text:p>
          </table:table-cell>
          <table:table-cell office:value-type="float" office:value="0.0630345938688996" calcext:value-type="float">
            <text:p>0.0630345938688996</text:p>
          </table:table-cell>
          <table:table-cell office:value-type="float" office:value="0.0604187109187109" calcext:value-type="float">
            <text:p>0.0604187109187109</text:p>
          </table:table-cell>
          <table:table-cell office:value-type="float" office:value="0.0997487405382142" calcext:value-type="float">
            <text:p>0.0997487405382142</text:p>
          </table:table-cell>
          <table:table-cell table:number-columns-repeated="3" office:value-type="float" office:value="0.0505050505050505" calcext:value-type="float">
            <text:p>0.0505050505050505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0664365557885104" calcext:value-type="float">
            <text:p>0.0664365557885104</text:p>
          </table:table-cell>
          <table:table-cell office:value-type="float" office:value="0.0633754096561248" calcext:value-type="float">
            <text:p>0.0633754096561248</text:p>
          </table:table-cell>
          <table:table-cell office:value-type="float" office:value="0.109400010278133" calcext:value-type="float">
            <text:p>0.109400010278133</text:p>
          </table:table-cell>
          <table:table-cell table:number-columns-repeated="3" office:value-type="float" office:value="0.0492379835873388" calcext:value-type="float">
            <text:p>0.0492379835873388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48309570451966" calcext:value-type="float">
            <text:p>2.48309570451966E-05</text:p>
          </table:table-cell>
          <table:table-cell office:value-type="float" office:value="0.0000304820187011501" calcext:value-type="float">
            <text:p>3.04820187011501E-05</text:p>
          </table:table-cell>
          <table:table-cell office:value-type="float" office:value="0.999756872653961" calcext:value-type="float">
            <text:p>0.999756872653961</text:p>
          </table:table-cell>
          <table:table-cell office:value-type="float" office:value="0.99947851896286" calcext:value-type="float">
            <text:p>0.99947851896286</text:p>
          </table:table-cell>
          <table:table-cell office:value-type="float" office:value="0.999756872653961" calcext:value-type="float">
            <text:p>0.999756872653961</text:p>
          </table:table-cell>
          <table:table-cell office:value-type="float" office:value="0.0222406860028343" calcext:value-type="float">
            <text:p>0.0222406860028343</text:p>
          </table:table-cell>
          <table:table-cell office:value-type="float" office:value="0.0154214397520333" calcext:value-type="float">
            <text:p>0.0154214397520333</text:p>
          </table:table-cell>
          <table:table-cell office:value-type="float" office:value="0.117353312489296" calcext:value-type="float">
            <text:p>0.117353312489296</text:p>
          </table:table-cell>
          <table:table-cell office:value-type="float" office:value="0.000212395665585063" calcext:value-type="float">
            <text:p>0.000212395665585063</text:p>
          </table:table-cell>
          <table:table-cell office:value-type="float" office:value="0.000181800598511472" calcext:value-type="float">
            <text:p>0.000181800598511472</text:p>
          </table:table-cell>
          <table:table-cell office:value-type="float" office:value="0.00430914759635925" calcext:value-type="float">
            <text:p>0.00430914759635925</text:p>
          </table:table-cell>
          <table:table-cell office:value-type="float" office:value="2368" calcext:value-type="float">
            <text:p>2368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198797683587955" calcext:value-type="float">
            <text:p>0.0198797683587955</text:p>
          </table:table-cell>
          <table:table-cell office:value-type="float" office:value="0.0212904070345972" calcext:value-type="float">
            <text:p>0.0212904070345972</text:p>
          </table:table-cell>
          <table:table-cell office:value-type="float" office:value="0.928382460779272" calcext:value-type="float">
            <text:p>0.928382460779272</text:p>
          </table:table-cell>
          <table:table-cell office:value-type="float" office:value="0.909003568374998" calcext:value-type="float">
            <text:p>0.909003568374998</text:p>
          </table:table-cell>
          <table:table-cell office:value-type="float" office:value="0.928382460779272" calcext:value-type="float">
            <text:p>0.928382460779272</text:p>
          </table:table-cell>
          <table:table-cell office:value-type="float" office:value="0.071889541138332" calcext:value-type="float">
            <text:p>0.071889541138332</text:p>
          </table:table-cell>
          <table:table-cell office:value-type="float" office:value="0.0640311562242057" calcext:value-type="float">
            <text:p>0.0640311562242057</text:p>
          </table:table-cell>
          <table:table-cell office:value-type="float" office:value="0.18149573537664" calcext:value-type="float">
            <text:p>0.18149573537664</text:p>
          </table:table-cell>
          <table:table-cell office:value-type="float" office:value="0.0404946279560513" calcext:value-type="float">
            <text:p>0.0404946279560513</text:p>
          </table:table-cell>
          <table:table-cell office:value-type="float" office:value="0.0384808869139513" calcext:value-type="float">
            <text:p>0.0384808869139513</text:p>
          </table:table-cell>
          <table:table-cell office:value-type="float" office:value="0.105610961127917" calcext:value-type="float">
            <text:p>0.105610961127917</text:p>
          </table:table-cell>
          <table:table-cell office:value-type="float" office:value="2374" calcext:value-type="float">
            <text:p>2374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198268948167551" calcext:value-type="float">
            <text:p>0.0198268948167551</text:p>
          </table:table-cell>
          <table:table-cell office:value-type="float" office:value="0.0212362775356301" calcext:value-type="float">
            <text:p>0.0212362775356301</text:p>
          </table:table-cell>
          <table:table-cell office:value-type="float" office:value="0.928912885504352" calcext:value-type="float">
            <text:p>0.928912885504352</text:p>
          </table:table-cell>
          <table:table-cell office:value-type="float" office:value="0.909628007184048" calcext:value-type="float">
            <text:p>0.909628007184048</text:p>
          </table:table-cell>
          <table:table-cell office:value-type="float" office:value="0.928912885504352" calcext:value-type="float">
            <text:p>0.928912885504352</text:p>
          </table:table-cell>
          <table:table-cell office:value-type="float" office:value="0.071886064144117" calcext:value-type="float">
            <text:p>0.071886064144117</text:p>
          </table:table-cell>
          <table:table-cell office:value-type="float" office:value="0.0640150744347773" calcext:value-type="float">
            <text:p>0.0640150744347773</text:p>
          </table:table-cell>
          <table:table-cell office:value-type="float" office:value="0.181668065962174" calcext:value-type="float">
            <text:p>0.181668065962174</text:p>
          </table:table-cell>
          <table:table-cell office:value-type="float" office:value="0.0404363471190538" calcext:value-type="float">
            <text:p>0.0404363471190538</text:p>
          </table:table-cell>
          <table:table-cell office:value-type="float" office:value="0.0384221316652629" calcext:value-type="float">
            <text:p>0.0384221316652629</text:p>
          </table:table-cell>
          <table:table-cell office:value-type="float" office:value="0.105630486642137" calcext:value-type="float">
            <text:p>0.105630486642137</text:p>
          </table:table-cell>
          <table:table-cell office:value-type="float" office:value="2374" calcext:value-type="float">
            <text:p>2374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177466961355955" calcext:value-type="float">
            <text:p>0.0177466961355955</text:p>
          </table:table-cell>
          <table:table-cell office:value-type="float" office:value="0.0191515792803832" calcext:value-type="float">
            <text:p>0.0191515792803832</text:p>
          </table:table-cell>
          <table:table-cell office:value-type="float" office:value="0.958907328166703" calcext:value-type="float">
            <text:p>0.958907328166703</text:p>
          </table:table-cell>
          <table:table-cell office:value-type="float" office:value="0.945885098981011" calcext:value-type="float">
            <text:p>0.945885098981011</text:p>
          </table:table-cell>
          <table:table-cell office:value-type="float" office:value="0.958907328166703" calcext:value-type="float">
            <text:p>0.958907328166703</text:p>
          </table:table-cell>
          <table:table-cell office:value-type="float" office:value="0.0752760084100154" calcext:value-type="float">
            <text:p>0.0752760084100154</text:p>
          </table:table-cell>
          <table:table-cell office:value-type="float" office:value="0.0663511362495372" calcext:value-type="float">
            <text:p>0.0663511362495372</text:p>
          </table:table-cell>
          <table:table-cell office:value-type="float" office:value="0.199757219532035" calcext:value-type="float">
            <text:p>0.199757219532035</text:p>
          </table:table-cell>
          <table:table-cell office:value-type="float" office:value="0.0391232945033945" calcext:value-type="float">
            <text:p>0.0391232945033945</text:p>
          </table:table-cell>
          <table:table-cell office:value-type="float" office:value="0.0369686552939703" calcext:value-type="float">
            <text:p>0.0369686552939703</text:p>
          </table:table-cell>
          <table:table-cell office:value-type="float" office:value="0.113024962981128" calcext:value-type="float">
            <text:p>0.113024962981128</text:p>
          </table:table-cell>
          <table:table-cell office:value-type="float" office:value="2368" calcext:value-type="float">
            <text:p>2368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756872653961" calcext:value-type="float">
            <text:p>0.999756872653961</text:p>
          </table:table-cell>
          <table:table-cell office:value-type="float" office:value="0.99947851896286" calcext:value-type="float">
            <text:p>0.99947851896286</text:p>
          </table:table-cell>
          <table:table-cell office:value-type="float" office:value="0.999756872653961" calcext:value-type="float">
            <text:p>0.999756872653961</text:p>
          </table:table-cell>
          <table:table-cell office:value-type="float" office:value="0.0730888031358848" calcext:value-type="float">
            <text:p>0.0730888031358848</text:p>
          </table:table-cell>
          <table:table-cell office:value-type="float" office:value="0.0639566287672337" calcext:value-type="float">
            <text:p>0.0639566287672337</text:p>
          </table:table-cell>
          <table:table-cell office:value-type="float" office:value="0.200461397963756" calcext:value-type="float">
            <text:p>0.200461397963756</text:p>
          </table:table-cell>
          <table:table-cell table:number-columns-repeated="2" office:value-type="float" office:value="0.0276497695852535" calcext:value-type="float">
            <text:p>0.0276497695852535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2390" calcext:value-type="float">
            <text:p>2390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0893583330972" calcext:value-type="float">
            <text:p>0.0730893583330972</text:p>
          </table:table-cell>
          <table:table-cell office:value-type="float" office:value="0.0639568461415719" calcext:value-type="float">
            <text:p>0.0639568461415719</text:p>
          </table:table-cell>
          <table:table-cell office:value-type="float" office:value="0.20046666500443" calcext:value-type="float">
            <text:p>0.20046666500443</text:p>
          </table:table-cell>
          <table:table-cell table:number-columns-repeated="2" office:value-type="float" office:value="0.0276497695852535" calcext:value-type="float">
            <text:p>0.0276497695852535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2390" calcext:value-type="float">
            <text:p>2390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5911489345894" calcext:value-type="float">
            <text:p>0.0715911489345894</text:p>
          </table:table-cell>
          <table:table-cell office:value-type="float" office:value="0.068355369144776" calcext:value-type="float">
            <text:p>0.068355369144776</text:p>
          </table:table-cell>
          <table:table-cell office:value-type="float" office:value="0.116722751933208" calcext:value-type="float">
            <text:p>0.116722751933208</text:p>
          </table:table-cell>
          <table:table-cell table:number-columns-repeated="3" office:value-type="float" office:value="0.0587618048268625" calcext:value-type="float">
            <text:p>0.0587618048268625</text:p>
          </table:table-cell>
          <table:table-cell office:value-type="float" office:value="2380" calcext:value-type="float">
            <text:p>238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7005162239075" calcext:value-type="float">
            <text:p>0.937005162239075</text:p>
          </table:table-cell>
          <table:table-cell office:value-type="float" office:value="0.0707972000116282" calcext:value-type="float">
            <text:p>0.0707972000116282</text:p>
          </table:table-cell>
          <table:table-cell office:value-type="float" office:value="0.0660305572064184" calcext:value-type="float">
            <text:p>0.0660305572064184</text:p>
          </table:table-cell>
          <table:table-cell office:value-type="float" office:value="0.137280781928478" calcext:value-type="float">
            <text:p>0.137280781928478</text:p>
          </table:table-cell>
          <table:table-cell table:number-columns-repeated="3" office:value-type="float" office:value="0.0559139784946237" calcext:value-type="float">
            <text:p>0.0559139784946237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71043249155024" calcext:value-type="float">
            <text:p>0.071043249155024</text:p>
          </table:table-cell>
          <table:table-cell office:value-type="float" office:value="0.0641052760374866" calcext:value-type="float">
            <text:p>0.0641052760374866</text:p>
          </table:table-cell>
          <table:table-cell office:value-type="float" office:value="0.167811839323467" calcext:value-type="float">
            <text:p>0.167811839323467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0633994554648" calcext:value-type="float">
            <text:p>0.070633994554648</text:p>
          </table:table-cell>
          <table:table-cell office:value-type="float" office:value="0.0630262609420592" calcext:value-type="float">
            <text:p>0.0630262609420592</text:p>
          </table:table-cell>
          <table:table-cell office:value-type="float" office:value="0.176744186046512" calcext:value-type="float">
            <text:p>0.1767441860465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5990965265809" calcext:value-type="float">
            <text:p>0.0715990965265809</text:p>
          </table:table-cell>
          <table:table-cell office:value-type="float" office:value="0.0683574726032081" calcext:value-type="float">
            <text:p>0.0683574726032081</text:p>
          </table:table-cell>
          <table:table-cell office:value-type="float" office:value="0.116812211597345" calcext:value-type="float">
            <text:p>0.116812211597345</text:p>
          </table:table-cell>
          <table:table-cell table:number-columns-repeated="3" office:value-type="float" office:value="0.0587618048268625" calcext:value-type="float">
            <text:p>0.0587618048268625</text:p>
          </table:table-cell>
          <table:table-cell office:value-type="float" office:value="2380" calcext:value-type="float">
            <text:p>238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0708211663313858" calcext:value-type="float">
            <text:p>0.0708211663313858</text:p>
          </table:table-cell>
          <table:table-cell office:value-type="float" office:value="0.0660566902876199" calcext:value-type="float">
            <text:p>0.0660566902876199</text:p>
          </table:table-cell>
          <table:table-cell office:value-type="float" office:value="0.137274526965075" calcext:value-type="float">
            <text:p>0.137274526965075</text:p>
          </table:table-cell>
          <table:table-cell table:number-columns-repeated="3" office:value-type="float" office:value="0.0559139784946237" calcext:value-type="float">
            <text:p>0.0559139784946237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02884923762758" calcext:value-type="float">
            <text:p>1.02884923762758E-05</text:p>
          </table:table-cell>
          <table:table-cell office:value-type="float" office:value="0.0000141131513373693" calcext:value-type="float">
            <text:p>1.41131513373693E-05</text:p>
          </table:table-cell>
          <table:table-cell table:number-columns-repeated="2" office:value-type="float" office:value="0.999881029129028" calcext:value-type="float">
            <text:p>0.999881029129028</text:p>
          </table:table-cell>
          <table:table-cell office:value-type="float" office:value="0.999879240989685" calcext:value-type="float">
            <text:p>0.999879240989685</text:p>
          </table:table-cell>
          <table:table-cell office:value-type="float" office:value="0.0492968171896539" calcext:value-type="float">
            <text:p>0.0492968171896539</text:p>
          </table:table-cell>
          <table:table-cell office:value-type="float" office:value="0.0375078129423001" calcext:value-type="float">
            <text:p>0.0375078129423001</text:p>
          </table:table-cell>
          <table:table-cell office:value-type="float" office:value="0.211700513631649" calcext:value-type="float">
            <text:p>0.211700513631649</text:p>
          </table:table-cell>
          <table:table-cell office:value-type="float" office:value="0.00017126981401816" calcext:value-type="float">
            <text:p>0.00017126981401816</text:p>
          </table:table-cell>
          <table:table-cell office:value-type="float" office:value="0.000147887243656442" calcext:value-type="float">
            <text:p>0.000147887243656442</text:p>
          </table:table-cell>
          <table:table-cell office:value-type="float" office:value="0.00789690809324384" calcext:value-type="float">
            <text:p>0.00789690809324384</text:p>
          </table:table-cell>
          <table:table-cell office:value-type="float" office:value="2318" calcext:value-type="float">
            <text:p>2318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0300574805101685" calcext:value-type="float">
            <text:p>0.0300574805101685</text:p>
          </table:table-cell>
          <table:table-cell office:value-type="float" office:value="0.0322500795698772" calcext:value-type="float">
            <text:p>0.0322500795698772</text:p>
          </table:table-cell>
          <table:table-cell table:number-columns-repeated="2" office:value-type="float" office:value="0.77624529167823" calcext:value-type="float">
            <text:p>0.77624529167823</text:p>
          </table:table-cell>
          <table:table-cell office:value-type="float" office:value="0.775648922139543" calcext:value-type="float">
            <text:p>0.775648922139543</text:p>
          </table:table-cell>
          <table:table-cell office:value-type="float" office:value="0.0897978969002997" calcext:value-type="float">
            <text:p>0.0897978969002997</text:p>
          </table:table-cell>
          <table:table-cell office:value-type="float" office:value="0.0822922446947541" calcext:value-type="float">
            <text:p>0.0822922446947541</text:p>
          </table:table-cell>
          <table:table-cell office:value-type="float" office:value="0.193194726421523" calcext:value-type="float">
            <text:p>0.193194726421523</text:p>
          </table:table-cell>
          <table:table-cell office:value-type="float" office:value="0.0558548577127271" calcext:value-type="float">
            <text:p>0.0558548577127271</text:p>
          </table:table-cell>
          <table:table-cell office:value-type="float" office:value="0.0541012758114855" calcext:value-type="float">
            <text:p>0.0541012758114855</text:p>
          </table:table-cell>
          <table:table-cell office:value-type="float" office:value="0.125105405440469" calcext:value-type="float">
            <text:p>0.125105405440469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300270204578845" calcext:value-type="float">
            <text:p>0.0300270204578845</text:p>
          </table:table-cell>
          <table:table-cell office:value-type="float" office:value="0.0322192267317208" calcext:value-type="float">
            <text:p>0.0322192267317208</text:p>
          </table:table-cell>
          <table:table-cell table:number-columns-repeated="2" office:value-type="float" office:value="0.776698232751158" calcext:value-type="float">
            <text:p>0.776698232751158</text:p>
          </table:table-cell>
          <table:table-cell office:value-type="float" office:value="0.77610226045631" calcext:value-type="float">
            <text:p>0.77610226045631</text:p>
          </table:table-cell>
          <table:table-cell office:value-type="float" office:value="0.0898014909614497" calcext:value-type="float">
            <text:p>0.0898014909614497</text:p>
          </table:table-cell>
          <table:table-cell office:value-type="float" office:value="0.0822894377194182" calcext:value-type="float">
            <text:p>0.0822894377194182</text:p>
          </table:table-cell>
          <table:table-cell office:value-type="float" office:value="0.193286500278401" calcext:value-type="float">
            <text:p>0.193286500278401</text:p>
          </table:table-cell>
          <table:table-cell office:value-type="float" office:value="0.0558261555757206" calcext:value-type="float">
            <text:p>0.0558261555757206</text:p>
          </table:table-cell>
          <table:table-cell office:value-type="float" office:value="0.0540720856978839" calcext:value-type="float">
            <text:p>0.0540720856978839</text:p>
          </table:table-cell>
          <table:table-cell office:value-type="float" office:value="0.125120654500201" calcext:value-type="float">
            <text:p>0.125120654500201</text:p>
          </table:table-cell>
          <table:table-cell office:value-type="float" office:value="2368" calcext:value-type="float">
            <text:p>2368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26208182644032" calcext:value-type="float">
            <text:p>0.0226208182644032</text:p>
          </table:table-cell>
          <table:table-cell office:value-type="float" office:value="0.0250294760377471" calcext:value-type="float">
            <text:p>0.0250294760377471</text:p>
          </table:table-cell>
          <table:table-cell table:number-columns-repeated="2" office:value-type="float" office:value="0.950886712262784" calcext:value-type="float">
            <text:p>0.950886712262784</text:p>
          </table:table-cell>
          <table:table-cell office:value-type="float" office:value="0.950657717793813" calcext:value-type="float">
            <text:p>0.950657717793813</text:p>
          </table:table-cell>
          <table:table-cell office:value-type="float" office:value="0.113198164906838" calcext:value-type="float">
            <text:p>0.113198164906838</text:p>
          </table:table-cell>
          <table:table-cell office:value-type="float" office:value="0.101100361775139" calcext:value-type="float">
            <text:p>0.101100361775139</text:p>
          </table:table-cell>
          <table:table-cell office:value-type="float" office:value="0.279855832186616" calcext:value-type="float">
            <text:p>0.279855832186616</text:p>
          </table:table-cell>
          <table:table-cell office:value-type="float" office:value="0.0550044436290909" calcext:value-type="float">
            <text:p>0.0550044436290909</text:p>
          </table:table-cell>
          <table:table-cell office:value-type="float" office:value="0.0525549570992227" calcext:value-type="float">
            <text:p>0.0525549570992227</text:p>
          </table:table-cell>
          <table:table-cell office:value-type="float" office:value="0.17009397701475" calcext:value-type="float">
            <text:p>0.17009397701475</text:p>
          </table:table-cell>
          <table:table-cell office:value-type="float" office:value="2318" calcext:value-type="float">
            <text:p>2318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6206078185774" calcext:value-type="float">
            <text:p>0.946206078185774</text:p>
          </table:table-cell>
          <table:table-cell office:value-type="float" office:value="0.944228360472015" calcext:value-type="float">
            <text:p>0.944228360472015</text:p>
          </table:table-cell>
          <table:table-cell office:value-type="float" office:value="0.0898391284099097" calcext:value-type="float">
            <text:p>0.0898391284099097</text:p>
          </table:table-cell>
          <table:table-cell office:value-type="float" office:value="0.0816445134300453" calcext:value-type="float">
            <text:p>0.0816445134300453</text:p>
          </table:table-cell>
          <table:table-cell office:value-type="float" office:value="0.2027270140808" calcext:value-type="float">
            <text:p>0.2027270140808</text:p>
          </table:table-cell>
          <table:table-cell table:number-columns-repeated="2" office:value-type="float" office:value="0.0588235294117647" calcext:value-type="float">
            <text:p>0.0588235294117647</text:p>
          </table:table-cell>
          <table:table-cell office:value-type="float" office:value="0.149700598802395" calcext:value-type="float">
            <text:p>0.149700598802395</text:p>
          </table:table-cell>
          <table:table-cell office:value-type="float" office:value="2377" calcext:value-type="float">
            <text:p>2377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6206078185774" calcext:value-type="float">
            <text:p>0.946206078185774</text:p>
          </table:table-cell>
          <table:table-cell office:value-type="float" office:value="0.944228360472015" calcext:value-type="float">
            <text:p>0.944228360472015</text:p>
          </table:table-cell>
          <table:table-cell office:value-type="float" office:value="0.0898391244081624" calcext:value-type="float">
            <text:p>0.0898391244081624</text:p>
          </table:table-cell>
          <table:table-cell office:value-type="float" office:value="0.0816445091378082" calcext:value-type="float">
            <text:p>0.0816445091378082</text:p>
          </table:table-cell>
          <table:table-cell office:value-type="float" office:value="0.2027270140808" calcext:value-type="float">
            <text:p>0.2027270140808</text:p>
          </table:table-cell>
          <table:table-cell table:number-columns-repeated="2" office:value-type="float" office:value="0.0588235294117647" calcext:value-type="float">
            <text:p>0.0588235294117647</text:p>
          </table:table-cell>
          <table:table-cell office:value-type="float" office:value="0.149700598802395" calcext:value-type="float">
            <text:p>0.149700598802395</text:p>
          </table:table-cell>
          <table:table-cell office:value-type="float" office:value="2377" calcext:value-type="float">
            <text:p>2377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8710775180737" calcext:value-type="float">
            <text:p>0.08710775180737</text:p>
          </table:table-cell>
          <table:table-cell office:value-type="float" office:value="0.0833132132790686" calcext:value-type="float">
            <text:p>0.0833132132790686</text:p>
          </table:table-cell>
          <table:table-cell office:value-type="float" office:value="0.139380791188625" calcext:value-type="float">
            <text:p>0.139380791188625</text:p>
          </table:table-cell>
          <table:table-cell table:number-columns-repeated="3" office:value-type="float" office:value="0.0690399137001079" calcext:value-type="float">
            <text:p>0.0690399137001079</text:p>
          </table:table-cell>
          <table:table-cell office:value-type="float" office:value="2364" calcext:value-type="float">
            <text:p>236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75880771640091" calcext:value-type="float">
            <text:p>0.0975880771640091</text:p>
          </table:table-cell>
          <table:table-cell office:value-type="float" office:value="0.0898548917227186" calcext:value-type="float">
            <text:p>0.0898548917227186</text:p>
          </table:table-cell>
          <table:table-cell office:value-type="float" office:value="0.204119373156959" calcext:value-type="float">
            <text:p>0.204119373156959</text:p>
          </table:table-cell>
          <table:table-cell table:number-columns-repeated="3" office:value-type="float" office:value="0.0622914349276974" calcext:value-type="float">
            <text:p>0.0622914349276974</text:p>
          </table:table-cell>
          <table:table-cell office:value-type="float" office:value="2319" calcext:value-type="float">
            <text:p>2319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866359655349363" calcext:value-type="float">
            <text:p>0.0866359655349363</text:p>
          </table:table-cell>
          <table:table-cell office:value-type="float" office:value="0.0796314253060559" calcext:value-type="float">
            <text:p>0.0796314253060559</text:p>
          </table:table-cell>
          <table:table-cell office:value-type="float" office:value="0.183129545584512" calcext:value-type="float">
            <text:p>0.183129545584512</text:p>
          </table:table-cell>
          <table:table-cell table:number-columns-repeated="2" office:value-type="float" office:value="0.0606060606060606" calcext:value-type="float">
            <text:p>0.0606060606060606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93037728510307" calcext:value-type="float">
            <text:p>0.0893037728510307</text:p>
          </table:table-cell>
          <table:table-cell office:value-type="float" office:value="0.0819566124322069" calcext:value-type="float">
            <text:p>0.0819566124322069</text:p>
          </table:table-cell>
          <table:table-cell office:value-type="float" office:value="0.19051724137931" calcext:value-type="float">
            <text:p>0.1905172413793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49" calcext:value-type="float">
            <text:p>2349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08710775180737" calcext:value-type="float">
            <text:p>0.08710775180737</text:p>
          </table:table-cell>
          <table:table-cell office:value-type="float" office:value="0.0833132132790686" calcext:value-type="float">
            <text:p>0.0833132132790686</text:p>
          </table:table-cell>
          <table:table-cell office:value-type="float" office:value="0.139380791188625" calcext:value-type="float">
            <text:p>0.139380791188625</text:p>
          </table:table-cell>
          <table:table-cell table:number-columns-repeated="3" office:value-type="float" office:value="0.0690399137001079" calcext:value-type="float">
            <text:p>0.0690399137001079</text:p>
          </table:table-cell>
          <table:table-cell office:value-type="float" office:value="2364" calcext:value-type="float">
            <text:p>236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76012901211261" calcext:value-type="float">
            <text:p>0.0976012901211261</text:p>
          </table:table-cell>
          <table:table-cell office:value-type="float" office:value="0.0898565709588804" calcext:value-type="float">
            <text:p>0.0898565709588804</text:p>
          </table:table-cell>
          <table:table-cell office:value-type="float" office:value="0.204291473063097" calcext:value-type="float">
            <text:p>0.204291473063097</text:p>
          </table:table-cell>
          <table:table-cell table:number-columns-repeated="3" office:value-type="float" office:value="0.0622914349276974" calcext:value-type="float">
            <text:p>0.0622914349276974</text:p>
          </table:table-cell>
          <table:table-cell office:value-type="float" office:value="2319" calcext:value-type="float">
            <text:p>2319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12470004044007" calcext:value-type="float">
            <text:p>2.12470004044007E-05</text:p>
          </table:table-cell>
          <table:table-cell office:value-type="float" office:value="0.0000293697958113626" calcext:value-type="float">
            <text:p>2.93697958113626E-05</text:p>
          </table:table-cell>
          <table:table-cell office:value-type="float" office:value="0.999663472175598" calcext:value-type="float">
            <text:p>0.999663472175598</text:p>
          </table:table-cell>
          <table:table-cell office:value-type="float" office:value="0.999653577804565" calcext:value-type="float">
            <text:p>0.999653577804565</text:p>
          </table:table-cell>
          <table:table-cell office:value-type="float" office:value="0.999663472175598" calcext:value-type="float">
            <text:p>0.999663472175598</text:p>
          </table:table-cell>
          <table:table-cell office:value-type="float" office:value="0.0284716915467997" calcext:value-type="float">
            <text:p>0.0284716915467997</text:p>
          </table:table-cell>
          <table:table-cell office:value-type="float" office:value="0.0214455239091135" calcext:value-type="float">
            <text:p>0.0214455239091135</text:p>
          </table:table-cell>
          <table:table-cell office:value-type="float" office:value="0.11602289038289" calcext:value-type="float">
            <text:p>0.11602289038289</text:p>
          </table:table-cell>
          <table:table-cell office:value-type="float" office:value="0.000197237503016368" calcext:value-type="float">
            <text:p>0.000197237503016368</text:p>
          </table:table-cell>
          <table:table-cell office:value-type="float" office:value="0.000161736381414812" calcext:value-type="float">
            <text:p>0.000161736381414812</text:p>
          </table:table-cell>
          <table:table-cell office:value-type="float" office:value="0.00713477609679103" calcext:value-type="float">
            <text:p>0.00713477609679103</text:p>
          </table:table-cell>
          <table:table-cell office:value-type="float" office:value="2338" calcext:value-type="float">
            <text:p>2338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174228761724541" calcext:value-type="float">
            <text:p>0.0174228761724541</text:p>
          </table:table-cell>
          <table:table-cell office:value-type="float" office:value="0.0191105434076445" calcext:value-type="float">
            <text:p>0.0191105434076445</text:p>
          </table:table-cell>
          <table:table-cell office:value-type="float" office:value="0.805853651087969" calcext:value-type="float">
            <text:p>0.805853651087969</text:p>
          </table:table-cell>
          <table:table-cell office:value-type="float" office:value="0.804531056666049" calcext:value-type="float">
            <text:p>0.804531056666049</text:p>
          </table:table-cell>
          <table:table-cell office:value-type="float" office:value="0.805853651087969" calcext:value-type="float">
            <text:p>0.805853651087969</text:p>
          </table:table-cell>
          <table:table-cell office:value-type="float" office:value="0.0597868307367367" calcext:value-type="float">
            <text:p>0.0597868307367367</text:p>
          </table:table-cell>
          <table:table-cell office:value-type="float" office:value="0.053722479405584" calcext:value-type="float">
            <text:p>0.053722479405584</text:p>
          </table:table-cell>
          <table:table-cell office:value-type="float" office:value="0.135353093397173" calcext:value-type="float">
            <text:p>0.135353093397173</text:p>
          </table:table-cell>
          <table:table-cell office:value-type="float" office:value="0.0327927300180468" calcext:value-type="float">
            <text:p>0.0327927300180468</text:p>
          </table:table-cell>
          <table:table-cell office:value-type="float" office:value="0.0310101713424108" calcext:value-type="float">
            <text:p>0.0310101713424108</text:p>
          </table:table-cell>
          <table:table-cell office:value-type="float" office:value="0.0879917127924973" calcext:value-type="float">
            <text:p>0.0879917127924973</text:p>
          </table:table-cell>
          <table:table-cell office:value-type="float" office:value="2360" calcext:value-type="float">
            <text:p>236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73905206824652" calcext:value-type="float">
            <text:p>0.0173905206824652</text:p>
          </table:table-cell>
          <table:table-cell office:value-type="float" office:value="0.0190770517423175" calcext:value-type="float">
            <text:p>0.0190770517423175</text:p>
          </table:table-cell>
          <table:table-cell office:value-type="float" office:value="0.806495141090144" calcext:value-type="float">
            <text:p>0.806495141090144</text:p>
          </table:table-cell>
          <table:table-cell office:value-type="float" office:value="0.805174406274359" calcext:value-type="float">
            <text:p>0.805174406274359</text:p>
          </table:table-cell>
          <table:table-cell office:value-type="float" office:value="0.806495141090144" calcext:value-type="float">
            <text:p>0.806495141090144</text:p>
          </table:table-cell>
          <table:table-cell office:value-type="float" office:value="0.0597798152896083" calcext:value-type="float">
            <text:p>0.0597798152896083</text:p>
          </table:table-cell>
          <table:table-cell office:value-type="float" office:value="0.0537090844949902" calcext:value-type="float">
            <text:p>0.0537090844949902</text:p>
          </table:table-cell>
          <table:table-cell office:value-type="float" office:value="0.135425570740871" calcext:value-type="float">
            <text:p>0.135425570740871</text:p>
          </table:table-cell>
          <table:table-cell office:value-type="float" office:value="0.0327553490710636" calcext:value-type="float">
            <text:p>0.0327553490710636</text:p>
          </table:table-cell>
          <table:table-cell office:value-type="float" office:value="0.0309728525144404" calcext:value-type="float">
            <text:p>0.0309728525144404</text:p>
          </table:table-cell>
          <table:table-cell office:value-type="float" office:value="0.087989334622615" calcext:value-type="float">
            <text:p>0.087989334622615</text:p>
          </table:table-cell>
          <table:table-cell office:value-type="float" office:value="2360" calcext:value-type="float">
            <text:p>236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28566336685774" calcext:value-type="float">
            <text:p>0.0128566336685774</text:p>
          </table:table-cell>
          <table:table-cell office:value-type="float" office:value="0.0146244087060888" calcext:value-type="float">
            <text:p>0.0146244087060888</text:p>
          </table:table-cell>
          <table:table-cell office:value-type="float" office:value="0.961811318822174" calcext:value-type="float">
            <text:p>0.961811318822174</text:p>
          </table:table-cell>
          <table:table-cell office:value-type="float" office:value="0.961379420126973" calcext:value-type="float">
            <text:p>0.961379420126973</text:p>
          </table:table-cell>
          <table:table-cell office:value-type="float" office:value="0.961811318822174" calcext:value-type="float">
            <text:p>0.961811318822174</text:p>
          </table:table-cell>
          <table:table-cell office:value-type="float" office:value="0.0756394513790539" calcext:value-type="float">
            <text:p>0.0756394513790539</text:p>
          </table:table-cell>
          <table:table-cell office:value-type="float" office:value="0.0662112401877984" calcext:value-type="float">
            <text:p>0.0662112401877984</text:p>
          </table:table-cell>
          <table:table-cell office:value-type="float" office:value="0.193121873552814" calcext:value-type="float">
            <text:p>0.193121873552814</text:p>
          </table:table-cell>
          <table:table-cell office:value-type="float" office:value="0.0310115266541377" calcext:value-type="float">
            <text:p>0.0310115266541377</text:p>
          </table:table-cell>
          <table:table-cell office:value-type="float" office:value="0.0286935021017701" calcext:value-type="float">
            <text:p>0.0286935021017701</text:p>
          </table:table-cell>
          <table:table-cell office:value-type="float" office:value="0.120116068073892" calcext:value-type="float">
            <text:p>0.120116068073892</text:p>
          </table:table-cell>
          <table:table-cell office:value-type="float" office:value="2338" calcext:value-type="float">
            <text:p>2338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1658986175115" calcext:value-type="float">
            <text:p>0.00921658986175115</text:p>
          </table:table-cell>
          <table:table-cell office:value-type="float" office:value="0.495540059198314" calcext:value-type="float">
            <text:p>0.495540059198314</text:p>
          </table:table-cell>
          <table:table-cell office:value-type="float" office:value="0.49470726935233" calcext:value-type="float">
            <text:p>0.49470726935233</text:p>
          </table:table-cell>
          <table:table-cell office:value-type="float" office:value="0.495540059198314" calcext:value-type="float">
            <text:p>0.495540059198314</text:p>
          </table:table-cell>
          <table:table-cell office:value-type="float" office:value="0.0616049322701993" calcext:value-type="float">
            <text:p>0.0616049322701993</text:p>
          </table:table-cell>
          <table:table-cell office:value-type="float" office:value="0.054129302298062" calcext:value-type="float">
            <text:p>0.054129302298062</text:p>
          </table:table-cell>
          <table:table-cell office:value-type="float" office:value="0.154756761242381" calcext:value-type="float">
            <text:p>0.154756761242381</text:p>
          </table:table-cell>
          <table:table-cell office:value-type="float" office:value="0.0173913043478261" calcext:value-type="float">
            <text:p>0.0173913043478261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1658986175115" calcext:value-type="float">
            <text:p>0.00921658986175115</text:p>
          </table:table-cell>
          <table:table-cell office:value-type="float" office:value="0.495540059198314" calcext:value-type="float">
            <text:p>0.495540059198314</text:p>
          </table:table-cell>
          <table:table-cell office:value-type="float" office:value="0.49470726935233" calcext:value-type="float">
            <text:p>0.49470726935233</text:p>
          </table:table-cell>
          <table:table-cell office:value-type="float" office:value="0.495540059198314" calcext:value-type="float">
            <text:p>0.495540059198314</text:p>
          </table:table-cell>
          <table:table-cell office:value-type="float" office:value="0.0616049063169533" calcext:value-type="float">
            <text:p>0.0616049063169533</text:p>
          </table:table-cell>
          <table:table-cell office:value-type="float" office:value="0.0541292742620135" calcext:value-type="float">
            <text:p>0.0541292742620135</text:p>
          </table:table-cell>
          <table:table-cell office:value-type="float" office:value="0.154756761242381" calcext:value-type="float">
            <text:p>0.154756761242381</text:p>
          </table:table-cell>
          <table:table-cell office:value-type="float" office:value="0.0173913043478261" calcext:value-type="float">
            <text:p>0.0173913043478261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3458952903748" calcext:value-type="float">
            <text:p>0.653458952903748</text:p>
          </table:table-cell>
          <table:table-cell office:value-type="float" office:value="0.0612646870879576" calcext:value-type="float">
            <text:p>0.0612646870879576</text:p>
          </table:table-cell>
          <table:table-cell office:value-type="float" office:value="0.0592673502544866" calcext:value-type="float">
            <text:p>0.0592673502544866</text:p>
          </table:table-cell>
          <table:table-cell office:value-type="float" office:value="0.0861529680495334" calcext:value-type="float">
            <text:p>0.0861529680495334</text:p>
          </table:table-cell>
          <table:table-cell table:number-columns-repeated="3" office:value-type="float" office:value="0.0452586206896552" calcext:value-type="float">
            <text:p>0.045258620689655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9052353557276" calcext:value-type="float">
            <text:p>0.0629052353557276</text:p>
          </table:table-cell>
          <table:table-cell office:value-type="float" office:value="0.0573000695633859" calcext:value-type="float">
            <text:p>0.0573000695633859</text:p>
          </table:table-cell>
          <table:table-cell office:value-type="float" office:value="0.132749709626792" calcext:value-type="float">
            <text:p>0.132749709626792</text:p>
          </table:table-cell>
          <table:table-cell table:number-columns-repeated="3" office:value-type="float" office:value="0.0381165919282511" calcext:value-type="float">
            <text:p>0.0381165919282511</text:p>
          </table:table-cell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631813176963737" calcext:value-type="float">
            <text:p>0.0631813176963737</text:p>
          </table:table-cell>
          <table:table-cell office:value-type="float" office:value="0.0564724125742563" calcext:value-type="float">
            <text:p>0.0564724125742563</text:p>
          </table:table-cell>
          <table:table-cell office:value-type="float" office:value="0.146779193040035" calcext:value-type="float">
            <text:p>0.146779193040035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25632049786075" calcext:value-type="float">
            <text:p>0.0625632049786075</text:p>
          </table:table-cell>
          <table:table-cell office:value-type="float" office:value="0.0554831932773109" calcext:value-type="float">
            <text:p>0.0554831932773109</text:p>
          </table:table-cell>
          <table:table-cell office:value-type="float" office:value="0.150785340314136" calcext:value-type="float">
            <text:p>0.150785340314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0612399306615711" calcext:value-type="float">
            <text:p>0.0612399306615711</text:p>
          </table:table-cell>
          <table:table-cell office:value-type="float" office:value="0.0592490632155499" calcext:value-type="float">
            <text:p>0.0592490632155499</text:p>
          </table:table-cell>
          <table:table-cell office:value-type="float" office:value="0.0860475983135626" calcext:value-type="float">
            <text:p>0.0860475983135626</text:p>
          </table:table-cell>
          <table:table-cell table:number-columns-repeated="3" office:value-type="float" office:value="0.0452586206896552" calcext:value-type="float">
            <text:p>0.045258620689655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8901819128965" calcext:value-type="float">
            <text:p>0.0628901819128965</text:p>
          </table:table-cell>
          <table:table-cell office:value-type="float" office:value="0.0572934956321266" calcext:value-type="float">
            <text:p>0.0572934956321266</text:p>
          </table:table-cell>
          <table:table-cell office:value-type="float" office:value="0.132628995254427" calcext:value-type="float">
            <text:p>0.132628995254427</text:p>
          </table:table-cell>
          <table:table-cell table:number-columns-repeated="3" office:value-type="float" office:value="0.0381165919282511" calcext:value-type="float">
            <text:p>0.0381165919282511</text:p>
          </table:table-cell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3324689411675" calcext:value-type="float">
            <text:p>1.23324689411675E-05</text:p>
          </table:table-cell>
          <table:table-cell office:value-type="float" office:value="0.0000266131464741193" calcext:value-type="float">
            <text:p>2.66131464741193E-05</text:p>
          </table:table-cell>
          <table:table-cell table:number-columns-repeated="2" office:value-type="float" office:value="0.99996829032898" calcext:value-type="float">
            <text:p>0.99996829032898</text:p>
          </table:table-cell>
          <table:table-cell office:value-type="float" office:value="0.999672174453735" calcext:value-type="float">
            <text:p>0.999672174453735</text:p>
          </table:table-cell>
          <table:table-cell office:value-type="float" office:value="0.059943273223076" calcext:value-type="float">
            <text:p>0.059943273223076</text:p>
          </table:table-cell>
          <table:table-cell office:value-type="float" office:value="0.0449937265801538" calcext:value-type="float">
            <text:p>0.0449937265801538</text:p>
          </table:table-cell>
          <table:table-cell office:value-type="float" office:value="0.276531584525653" calcext:value-type="float">
            <text:p>0.276531584525653</text:p>
          </table:table-cell>
          <table:table-cell office:value-type="float" office:value="0.000221386406337842" calcext:value-type="float">
            <text:p>0.000221386406337842</text:p>
          </table:table-cell>
          <table:table-cell office:value-type="float" office:value="0.000177166439243592" calcext:value-type="float">
            <text:p>0.000177166439243592</text:p>
          </table:table-cell>
          <table:table-cell office:value-type="float" office:value="0.0177267091348767" calcext:value-type="float">
            <text:p>0.0177267091348767</text:p>
          </table:table-cell>
          <table:table-cell office:value-type="float" office:value="2311" calcext:value-type="float">
            <text:p>2311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214848100409662" calcext:value-type="float">
            <text:p>0.0214848100409662</text:p>
          </table:table-cell>
          <table:table-cell office:value-type="float" office:value="0.0256816104198827" calcext:value-type="float">
            <text:p>0.0256816104198827</text:p>
          </table:table-cell>
          <table:table-cell table:number-columns-repeated="2" office:value-type="float" office:value="0.790403262627088" calcext:value-type="float">
            <text:p>0.790403262627088</text:p>
          </table:table-cell>
          <table:table-cell office:value-type="float" office:value="0.68403577271991" calcext:value-type="float">
            <text:p>0.68403577271991</text:p>
          </table:table-cell>
          <table:table-cell office:value-type="float" office:value="0.0750635662618824" calcext:value-type="float">
            <text:p>0.0750635662618824</text:p>
          </table:table-cell>
          <table:table-cell office:value-type="float" office:value="0.067029072903057" calcext:value-type="float">
            <text:p>0.067029072903057</text:p>
          </table:table-cell>
          <table:table-cell office:value-type="float" office:value="0.191466918840045" calcext:value-type="float">
            <text:p>0.191466918840045</text:p>
          </table:table-cell>
          <table:table-cell office:value-type="float" office:value="0.0417805741638077" calcext:value-type="float">
            <text:p>0.0417805741638077</text:p>
          </table:table-cell>
          <table:table-cell office:value-type="float" office:value="0.0397116552543621" calcext:value-type="float">
            <text:p>0.0397116552543621</text:p>
          </table:table-cell>
          <table:table-cell office:value-type="float" office:value="0.110341646669627" calcext:value-type="float">
            <text:p>0.110341646669627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214604304234059" calcext:value-type="float">
            <text:p>0.0214604304234059</text:p>
          </table:table-cell>
          <table:table-cell office:value-type="float" office:value="0.025655782192347" calcext:value-type="float">
            <text:p>0.025655782192347</text:p>
          </table:table-cell>
          <table:table-cell table:number-columns-repeated="2" office:value-type="float" office:value="0.790805953905742" calcext:value-type="float">
            <text:p>0.790805953905742</text:p>
          </table:table-cell>
          <table:table-cell office:value-type="float" office:value="0.684477593674254" calcext:value-type="float">
            <text:p>0.684477593674254</text:p>
          </table:table-cell>
          <table:table-cell office:value-type="float" office:value="0.0750630978281222" calcext:value-type="float">
            <text:p>0.0750630978281222</text:p>
          </table:table-cell>
          <table:table-cell office:value-type="float" office:value="0.0670225359051266" calcext:value-type="float">
            <text:p>0.0670225359051266</text:p>
          </table:table-cell>
          <table:table-cell office:value-type="float" office:value="0.191554371471523" calcext:value-type="float">
            <text:p>0.191554371471523</text:p>
          </table:table-cell>
          <table:table-cell office:value-type="float" office:value="0.0417533057297012" calcext:value-type="float">
            <text:p>0.0417533057297012</text:p>
          </table:table-cell>
          <table:table-cell office:value-type="float" office:value="0.0396842725300851" calcext:value-type="float">
            <text:p>0.0396842725300851</text:p>
          </table:table-cell>
          <table:table-cell office:value-type="float" office:value="0.110346409898331" calcext:value-type="float">
            <text:p>0.110346409898331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153541257445478" calcext:value-type="float">
            <text:p>0.0153541257445478</text:p>
          </table:table-cell>
          <table:table-cell office:value-type="float" office:value="0.0202776517474446" calcext:value-type="float">
            <text:p>0.0202776517474446</text:p>
          </table:table-cell>
          <table:table-cell table:number-columns-repeated="2" office:value-type="float" office:value="0.978400484942115" calcext:value-type="float">
            <text:p>0.978400484942115</text:p>
          </table:table-cell>
          <table:table-cell office:value-type="float" office:value="0.950418031449619" calcext:value-type="float">
            <text:p>0.950418031449619</text:p>
          </table:table-cell>
          <table:table-cell office:value-type="float" office:value="0.11156307259127" calcext:value-type="float">
            <text:p>0.11156307259127</text:p>
          </table:table-cell>
          <table:table-cell office:value-type="float" office:value="0.0968179015501717" calcext:value-type="float">
            <text:p>0.0968179015501717</text:p>
          </table:table-cell>
          <table:table-cell office:value-type="float" office:value="0.325190400024057" calcext:value-type="float">
            <text:p>0.325190400024057</text:p>
          </table:table-cell>
          <table:table-cell office:value-type="float" office:value="0.0431970433161782" calcext:value-type="float">
            <text:p>0.0431970433161782</text:p>
          </table:table-cell>
          <table:table-cell office:value-type="float" office:value="0.0399305077579602" calcext:value-type="float">
            <text:p>0.0399305077579602</text:p>
          </table:table-cell>
          <table:table-cell office:value-type="float" office:value="0.185741235542458" calcext:value-type="float">
            <text:p>0.185741235542458</text:p>
          </table:table-cell>
          <table:table-cell office:value-type="float" office:value="2311" calcext:value-type="float">
            <text:p>2311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0723929356785603" calcext:value-type="float">
            <text:p>0.0723929356785603</text:p>
          </table:table-cell>
          <table:table-cell office:value-type="float" office:value="0.06448319957214" calcext:value-type="float">
            <text:p>0.06448319957214</text:p>
          </table:table-cell>
          <table:table-cell office:value-type="float" office:value="0.186988811196276" calcext:value-type="float">
            <text:p>0.186988811196276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878378378378378" calcext:value-type="float">
            <text:p>0.0878378378378378</text:p>
          </table:table-cell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0723929056393395" calcext:value-type="float">
            <text:p>0.0723929056393395</text:p>
          </table:table-cell>
          <table:table-cell office:value-type="float" office:value="0.064483167459526" calcext:value-type="float">
            <text:p>0.064483167459526</text:p>
          </table:table-cell>
          <table:table-cell office:value-type="float" office:value="0.186988811196276" calcext:value-type="float">
            <text:p>0.186988811196276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878378378378378" calcext:value-type="float">
            <text:p>0.0878378378378378</text:p>
          </table:table-cell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1338938408764" calcext:value-type="float">
            <text:p>0.0751338938408764</text:p>
          </table:table-cell>
          <table:table-cell office:value-type="float" office:value="0.0689509017769887" calcext:value-type="float">
            <text:p>0.0689509017769887</text:p>
          </table:table-cell>
          <table:table-cell office:value-type="float" office:value="0.16471278488696" calcext:value-type="float">
            <text:p>0.16471278488696</text:p>
          </table:table-cell>
          <table:table-cell table:number-columns-repeated="3" office:value-type="float" office:value="0.0482603815937149" calcext:value-type="float">
            <text:p>0.0482603815937149</text:p>
          </table:table-cell>
          <table:table-cell office:value-type="float" office:value="2364" calcext:value-type="float">
            <text:p>2364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2706471717177" calcext:value-type="float">
            <text:p>0.0782706471717177</text:p>
          </table:table-cell>
          <table:table-cell office:value-type="float" office:value="0.0706047602115252" calcext:value-type="float">
            <text:p>0.0706047602115252</text:p>
          </table:table-cell>
          <table:table-cell office:value-type="float" office:value="0.189333648010651" calcext:value-type="float">
            <text:p>0.189333648010651</text:p>
          </table:table-cell>
          <table:table-cell table:number-columns-repeated="3" office:value-type="float" office:value="0.0411764705882353" calcext:value-type="float">
            <text:p>0.0411764705882353</text:p>
          </table:table-cell>
          <table:table-cell office:value-type="float" office:value="2351" calcext:value-type="float">
            <text:p>2351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0735506900278143" calcext:value-type="float">
            <text:p>0.0735506900278143</text:p>
          </table:table-cell>
          <table:table-cell office:value-type="float" office:value="0.0659844794173153" calcext:value-type="float">
            <text:p>0.0659844794173153</text:p>
          </table:table-cell>
          <table:table-cell office:value-type="float" office:value="0.183169584716069" calcext:value-type="float">
            <text:p>0.183169584716069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22092570984053" calcext:value-type="float">
            <text:p>0.0722092570984053</text:p>
          </table:table-cell>
          <table:table-cell office:value-type="float" office:value="0.0648440748440749" calcext:value-type="float">
            <text:p>0.0648440748440749</text:p>
          </table:table-cell>
          <table:table-cell office:value-type="float" office:value="0.178915662650602" calcext:value-type="float">
            <text:p>0.17891566265060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1338938408764" calcext:value-type="float">
            <text:p>0.0751338938408764</text:p>
          </table:table-cell>
          <table:table-cell office:value-type="float" office:value="0.0689509017769887" calcext:value-type="float">
            <text:p>0.0689509017769887</text:p>
          </table:table-cell>
          <table:table-cell office:value-type="float" office:value="0.16471278488696" calcext:value-type="float">
            <text:p>0.16471278488696</text:p>
          </table:table-cell>
          <table:table-cell table:number-columns-repeated="3" office:value-type="float" office:value="0.0482603815937149" calcext:value-type="float">
            <text:p>0.0482603815937149</text:p>
          </table:table-cell>
          <table:table-cell office:value-type="float" office:value="2364" calcext:value-type="float">
            <text:p>2364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2681762529384" calcext:value-type="float">
            <text:p>0.0782681762529384</text:p>
          </table:table-cell>
          <table:table-cell office:value-type="float" office:value="0.0705971721808826" calcext:value-type="float">
            <text:p>0.0705971721808826</text:p>
          </table:table-cell>
          <table:table-cell office:value-type="float" office:value="0.18940531356194" calcext:value-type="float">
            <text:p>0.18940531356194</text:p>
          </table:table-cell>
          <table:table-cell table:number-columns-repeated="3" office:value-type="float" office:value="0.0411764705882353" calcext:value-type="float">
            <text:p>0.0411764705882353</text:p>
          </table:table-cell>
          <table:table-cell office:value-type="float" office:value="2351" calcext:value-type="float">
            <text:p>2351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3575946619967" calcext:value-type="float">
            <text:p>4.3575946619967E-06</text:p>
          </table:table-cell>
          <table:table-cell office:value-type="float" office:value="0.00000722850518286577" calcext:value-type="float">
            <text:p>7.22850518286577E-06</text:p>
          </table:table-cell>
          <table:table-cell table:number-columns-repeated="2" office:value-type="float" office:value="0.999943375587463" calcext:value-type="float">
            <text:p>0.999943375587463</text:p>
          </table:table-cell>
          <table:table-cell office:value-type="float" office:value="0.999807059764862" calcext:value-type="float">
            <text:p>0.999807059764862</text:p>
          </table:table-cell>
          <table:table-cell office:value-type="float" office:value="0.028230235391286" calcext:value-type="float">
            <text:p>0.028230235391286</text:p>
          </table:table-cell>
          <table:table-cell office:value-type="float" office:value="0.0206722893174988" calcext:value-type="float">
            <text:p>0.0206722893174988</text:p>
          </table:table-cell>
          <table:table-cell office:value-type="float" office:value="0.124583943626092" calcext:value-type="float">
            <text:p>0.124583943626092</text:p>
          </table:table-cell>
          <table:table-cell office:value-type="float" office:value="0.0000818503758637235" calcext:value-type="float">
            <text:p>8.18503758637235E-05</text:p>
          </table:table-cell>
          <table:table-cell office:value-type="float" office:value="0.0000670494991936721" calcext:value-type="float">
            <text:p>6.70494991936721E-05</text:p>
          </table:table-cell>
          <table:table-cell office:value-type="float" office:value="0.00221780315041542" calcext:value-type="float">
            <text:p>0.00221780315041542</text:p>
          </table:table-cell>
          <table:table-cell office:value-type="float" office:value="2340" calcext:value-type="float">
            <text:p>2340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24361240305417" calcext:value-type="float">
            <text:p>0.024361240305417</text:p>
          </table:table-cell>
          <table:table-cell office:value-type="float" office:value="0.0275079345013371" calcext:value-type="float">
            <text:p>0.0275079345013371</text:p>
          </table:table-cell>
          <table:table-cell table:number-columns-repeated="2" office:value-type="float" office:value="0.85335032482559" calcext:value-type="float">
            <text:p>0.85335032482559</text:p>
          </table:table-cell>
          <table:table-cell office:value-type="float" office:value="0.81138066566803" calcext:value-type="float">
            <text:p>0.81138066566803</text:p>
          </table:table-cell>
          <table:table-cell office:value-type="float" office:value="0.0778723555915693" calcext:value-type="float">
            <text:p>0.0778723555915693</text:p>
          </table:table-cell>
          <table:table-cell office:value-type="float" office:value="0.0712824573665362" calcext:value-type="float">
            <text:p>0.0712824573665362</text:p>
          </table:table-cell>
          <table:table-cell office:value-type="float" office:value="0.161884747936376" calcext:value-type="float">
            <text:p>0.161884747936376</text:p>
          </table:table-cell>
          <table:table-cell office:value-type="float" office:value="0.0489220832276128" calcext:value-type="float">
            <text:p>0.0489220832276128</text:p>
          </table:table-cell>
          <table:table-cell office:value-type="float" office:value="0.0466851021615287" calcext:value-type="float">
            <text:p>0.0466851021615287</text:p>
          </table:table-cell>
          <table:table-cell office:value-type="float" office:value="0.103972828799006" calcext:value-type="float">
            <text:p>0.103972828799006</text:p>
          </table:table-cell>
          <table:table-cell office:value-type="float" office:value="2364" calcext:value-type="float">
            <text:p>2364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243276179030554" calcext:value-type="float">
            <text:p>0.0243276179030554</text:p>
          </table:table-cell>
          <table:table-cell office:value-type="float" office:value="0.0274733944434425" calcext:value-type="float">
            <text:p>0.0274733944434425</text:p>
          </table:table-cell>
          <table:table-cell table:number-columns-repeated="2" office:value-type="float" office:value="0.853848735817395" calcext:value-type="float">
            <text:p>0.853848735817395</text:p>
          </table:table-cell>
          <table:table-cell office:value-type="float" office:value="0.811944564681527" calcext:value-type="float">
            <text:p>0.811944564681527</text:p>
          </table:table-cell>
          <table:table-cell office:value-type="float" office:value="0.0778745777761667" calcext:value-type="float">
            <text:p>0.0778745777761667</text:p>
          </table:table-cell>
          <table:table-cell office:value-type="float" office:value="0.0712775480809828" calcext:value-type="float">
            <text:p>0.0712775480809828</text:p>
          </table:table-cell>
          <table:table-cell office:value-type="float" office:value="0.161977886831345" calcext:value-type="float">
            <text:p>0.161977886831345</text:p>
          </table:table-cell>
          <table:table-cell office:value-type="float" office:value="0.0488895645328977" calcext:value-type="float">
            <text:p>0.0488895645328977</text:p>
          </table:table-cell>
          <table:table-cell office:value-type="float" office:value="0.0466518302813749" calcext:value-type="float">
            <text:p>0.0466518302813749</text:p>
          </table:table-cell>
          <table:table-cell office:value-type="float" office:value="0.10398283012419" calcext:value-type="float">
            <text:p>0.10398283012419</text:p>
          </table:table-cell>
          <table:table-cell office:value-type="float" office:value="2364" calcext:value-type="float">
            <text:p>2364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8835999433855" calcext:value-type="float">
            <text:p>0.018835999433855</text:p>
          </table:table-cell>
          <table:table-cell office:value-type="float" office:value="0.0220771200612596" calcext:value-type="float">
            <text:p>0.0220771200612596</text:p>
          </table:table-cell>
          <table:table-cell table:number-columns-repeated="2" office:value-type="float" office:value="0.958180710458021" calcext:value-type="float">
            <text:p>0.958180710458021</text:p>
          </table:table-cell>
          <table:table-cell office:value-type="float" office:value="0.939291034448337" calcext:value-type="float">
            <text:p>0.939291034448337</text:p>
          </table:table-cell>
          <table:table-cell office:value-type="float" office:value="0.089722762095081" calcext:value-type="float">
            <text:p>0.089722762095081</text:p>
          </table:table-cell>
          <table:table-cell office:value-type="float" office:value="0.0804106515103099" calcext:value-type="float">
            <text:p>0.0804106515103099</text:p>
          </table:table-cell>
          <table:table-cell office:value-type="float" office:value="0.20843972270521" calcext:value-type="float">
            <text:p>0.20843972270521</text:p>
          </table:table-cell>
          <table:table-cell office:value-type="float" office:value="0.0468118678647307" calcext:value-type="float">
            <text:p>0.0468118678647307</text:p>
          </table:table-cell>
          <table:table-cell office:value-type="float" office:value="0.0440425571025288" calcext:value-type="float">
            <text:p>0.0440425571025288</text:p>
          </table:table-cell>
          <table:table-cell office:value-type="float" office:value="0.1238591910049" calcext:value-type="float">
            <text:p>0.1238591910049</text:p>
          </table:table-cell>
          <table:table-cell office:value-type="float" office:value="2340" calcext:value-type="float">
            <text:p>2340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7306059616551" calcext:value-type="float">
            <text:p>0.997306059616551</text:p>
          </table:table-cell>
          <table:table-cell office:value-type="float" office:value="0.983970471614498" calcext:value-type="float">
            <text:p>0.983970471614498</text:p>
          </table:table-cell>
          <table:table-cell office:value-type="float" office:value="0.078210324486482" calcext:value-type="float">
            <text:p>0.078210324486482</text:p>
          </table:table-cell>
          <table:table-cell office:value-type="float" office:value="0.0712271204372071" calcext:value-type="float">
            <text:p>0.0712271204372071</text:p>
          </table:table-cell>
          <table:table-cell office:value-type="float" office:value="0.167236840280447" calcext:value-type="float">
            <text:p>0.167236840280447</text:p>
          </table:table-cell>
          <table:table-cell table:number-columns-repeated="2" office:value-type="float" office:value="0.040983606557377" calcext:value-type="float">
            <text:p>0.040983606557377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2374" calcext:value-type="float">
            <text:p>2374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7306059616551" calcext:value-type="float">
            <text:p>0.997306059616551</text:p>
          </table:table-cell>
          <table:table-cell office:value-type="float" office:value="0.983970471614498" calcext:value-type="float">
            <text:p>0.983970471614498</text:p>
          </table:table-cell>
          <table:table-cell office:value-type="float" office:value="0.0782103170197868" calcext:value-type="float">
            <text:p>0.0782103170197868</text:p>
          </table:table-cell>
          <table:table-cell office:value-type="float" office:value="0.0712271123848273" calcext:value-type="float">
            <text:p>0.0712271123848273</text:p>
          </table:table-cell>
          <table:table-cell office:value-type="float" office:value="0.167236840280447" calcext:value-type="float">
            <text:p>0.167236840280447</text:p>
          </table:table-cell>
          <table:table-cell table:number-columns-repeated="2" office:value-type="float" office:value="0.040983606557377" calcext:value-type="float">
            <text:p>0.040983606557377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2374" calcext:value-type="float">
            <text:p>2374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782553739219" calcext:value-type="float">
            <text:p>0.0744782553739219</text:p>
          </table:table-cell>
          <table:table-cell office:value-type="float" office:value="0.0718642833098399" calcext:value-type="float">
            <text:p>0.0718642833098399</text:p>
          </table:table-cell>
          <table:table-cell office:value-type="float" office:value="0.107802904575908" calcext:value-type="float">
            <text:p>0.107802904575908</text:p>
          </table:table-cell>
          <table:table-cell table:number-columns-repeated="3" office:value-type="float" office:value="0.0626959247648903" calcext:value-type="float">
            <text:p>0.0626959247648903</text:p>
          </table:table-cell>
          <table:table-cell office:value-type="float" office:value="2369" calcext:value-type="float">
            <text:p>2369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3932088620419" calcext:value-type="float">
            <text:p>0.0813932088620419</text:p>
          </table:table-cell>
          <table:table-cell office:value-type="float" office:value="0.0775789816777654" calcext:value-type="float">
            <text:p>0.0775789816777654</text:p>
          </table:table-cell>
          <table:table-cell office:value-type="float" office:value="0.130019506227364" calcext:value-type="float">
            <text:p>0.130019506227364</text:p>
          </table:table-cell>
          <table:table-cell table:number-columns-repeated="3" office:value-type="float" office:value="0.0601503759398496" calcext:value-type="float">
            <text:p>0.0601503759398496</text:p>
          </table:table-cell>
          <table:table-cell office:value-type="float" office:value="2335" calcext:value-type="float">
            <text:p>2335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70076459047009" calcext:value-type="float">
            <text:p>0.0770076459047009</text:p>
          </table:table-cell>
          <table:table-cell office:value-type="float" office:value="0.0711220438381612" calcext:value-type="float">
            <text:p>0.0711220438381612</text:p>
          </table:table-cell>
          <table:table-cell office:value-type="float" office:value="0.152041203801121" calcext:value-type="float">
            <text:p>0.152041203801121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97938545313108" calcext:value-type="float">
            <text:p>0.0797938545313108</text:p>
          </table:table-cell>
          <table:table-cell office:value-type="float" office:value="0.0738255033557047" calcext:value-type="float">
            <text:p>0.0738255033557047</text:p>
          </table:table-cell>
          <table:table-cell office:value-type="float" office:value="0.155882352941176" calcext:value-type="float">
            <text:p>0.15588235294117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782553739219" calcext:value-type="float">
            <text:p>0.0744782553739219</text:p>
          </table:table-cell>
          <table:table-cell office:value-type="float" office:value="0.0718642833098399" calcext:value-type="float">
            <text:p>0.0718642833098399</text:p>
          </table:table-cell>
          <table:table-cell office:value-type="float" office:value="0.107802904575908" calcext:value-type="float">
            <text:p>0.107802904575908</text:p>
          </table:table-cell>
          <table:table-cell table:number-columns-repeated="3" office:value-type="float" office:value="0.0626959247648903" calcext:value-type="float">
            <text:p>0.0626959247648903</text:p>
          </table:table-cell>
          <table:table-cell office:value-type="float" office:value="2369" calcext:value-type="float">
            <text:p>2369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4099620891981" calcext:value-type="float">
            <text:p>0.0814099620891981</text:p>
          </table:table-cell>
          <table:table-cell office:value-type="float" office:value="0.07760024712228" calcext:value-type="float">
            <text:p>0.07760024712228</text:p>
          </table:table-cell>
          <table:table-cell office:value-type="float" office:value="0.129978734715577" calcext:value-type="float">
            <text:p>0.129978734715577</text:p>
          </table:table-cell>
          <table:table-cell table:number-columns-repeated="3" office:value-type="float" office:value="0.0601503759398496" calcext:value-type="float">
            <text:p>0.0601503759398496</text:p>
          </table:table-cell>
          <table:table-cell office:value-type="float" office:value="2335" calcext:value-type="float">
            <text:p>2335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74401266122004" calcext:value-type="float">
            <text:p>1.74401266122004E-05</text:p>
          </table:table-cell>
          <table:table-cell office:value-type="float" office:value="0.0000241274228756083" calcext:value-type="float">
            <text:p>2.41274228756083E-05</text:p>
          </table:table-cell>
          <table:table-cell office:value-type="float" office:value="0.999827861785889" calcext:value-type="float">
            <text:p>0.999827861785889</text:p>
          </table:table-cell>
          <table:table-cell office:value-type="float" office:value="0.999128520488739" calcext:value-type="float">
            <text:p>0.999128520488739</text:p>
          </table:table-cell>
          <table:table-cell office:value-type="float" office:value="0.999827861785889" calcext:value-type="float">
            <text:p>0.999827861785889</text:p>
          </table:table-cell>
          <table:table-cell office:value-type="float" office:value="0.0270471553797162" calcext:value-type="float">
            <text:p>0.0270471553797162</text:p>
          </table:table-cell>
          <table:table-cell office:value-type="float" office:value="0.0198460604575835" calcext:value-type="float">
            <text:p>0.0198460604575835</text:p>
          </table:table-cell>
          <table:table-cell office:value-type="float" office:value="0.123857380934005" calcext:value-type="float">
            <text:p>0.123857380934005</text:p>
          </table:table-cell>
          <table:table-cell office:value-type="float" office:value="0.000134082438307814" calcext:value-type="float">
            <text:p>0.000134082438307814</text:p>
          </table:table-cell>
          <table:table-cell office:value-type="float" office:value="0.000119537573482376" calcext:value-type="float">
            <text:p>0.000119537573482376</text:p>
          </table:table-cell>
          <table:table-cell office:value-type="float" office:value="0.00187006656778976" calcext:value-type="float">
            <text:p>0.00187006656778976</text:p>
          </table:table-cell>
          <table:table-cell office:value-type="float" office:value="2352" calcext:value-type="float">
            <text:p>235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326281329021586" calcext:value-type="float">
            <text:p>0.0326281329021586</text:p>
          </table:table-cell>
          <table:table-cell office:value-type="float" office:value="0.035176171173769" calcext:value-type="float">
            <text:p>0.035176171173769</text:p>
          </table:table-cell>
          <table:table-cell office:value-type="float" office:value="0.78854361360659" calcext:value-type="float">
            <text:p>0.78854361360659</text:p>
          </table:table-cell>
          <table:table-cell office:value-type="float" office:value="0.716484012396075" calcext:value-type="float">
            <text:p>0.716484012396075</text:p>
          </table:table-cell>
          <table:table-cell office:value-type="float" office:value="0.78854361360659" calcext:value-type="float">
            <text:p>0.78854361360659</text:p>
          </table:table-cell>
          <table:table-cell office:value-type="float" office:value="0.0769442033709472" calcext:value-type="float">
            <text:p>0.0769442033709472</text:p>
          </table:table-cell>
          <table:table-cell office:value-type="float" office:value="0.0714618796098822" calcext:value-type="float">
            <text:p>0.0714618796098822</text:p>
          </table:table-cell>
          <table:table-cell office:value-type="float" office:value="0.150647578428411" calcext:value-type="float">
            <text:p>0.150647578428411</text:p>
          </table:table-cell>
          <table:table-cell office:value-type="float" office:value="0.0521394548471887" calcext:value-type="float">
            <text:p>0.0521394548471887</text:p>
          </table:table-cell>
          <table:table-cell office:value-type="float" office:value="0.050795207581332" calcext:value-type="float">
            <text:p>0.050795207581332</text:p>
          </table:table-cell>
          <table:table-cell office:value-type="float" office:value="0.0938032540346357" calcext:value-type="float">
            <text:p>0.0938032540346357</text:p>
          </table:table-cell>
          <table:table-cell office:value-type="float" office:value="2383" calcext:value-type="float">
            <text:p>2383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325923201946529" calcext:value-type="float">
            <text:p>0.0325923201946529</text:p>
          </table:table-cell>
          <table:table-cell office:value-type="float" office:value="0.0351402652679739" calcext:value-type="float">
            <text:p>0.0351402652679739</text:p>
          </table:table-cell>
          <table:table-cell office:value-type="float" office:value="0.789127390704083" calcext:value-type="float">
            <text:p>0.789127390704083</text:p>
          </table:table-cell>
          <table:table-cell office:value-type="float" office:value="0.7171175602493" calcext:value-type="float">
            <text:p>0.7171175602493</text:p>
          </table:table-cell>
          <table:table-cell office:value-type="float" office:value="0.789127390704083" calcext:value-type="float">
            <text:p>0.789127390704083</text:p>
          </table:table-cell>
          <table:table-cell office:value-type="float" office:value="0.0769408615280606" calcext:value-type="float">
            <text:p>0.0769408615280606</text:p>
          </table:table-cell>
          <table:table-cell office:value-type="float" office:value="0.071452614453076" calcext:value-type="float">
            <text:p>0.071452614453076</text:p>
          </table:table-cell>
          <table:table-cell office:value-type="float" office:value="0.150723868552994" calcext:value-type="float">
            <text:p>0.150723868552994</text:p>
          </table:table-cell>
          <table:table-cell office:value-type="float" office:value="0.0521071955959011" calcext:value-type="float">
            <text:p>0.0521071955959011</text:p>
          </table:table-cell>
          <table:table-cell office:value-type="float" office:value="0.0507624271164728" calcext:value-type="float">
            <text:p>0.0507624271164728</text:p>
          </table:table-cell>
          <table:table-cell office:value-type="float" office:value="0.0938007451145615" calcext:value-type="float">
            <text:p>0.0938007451145615</text:p>
          </table:table-cell>
          <table:table-cell office:value-type="float" office:value="2383" calcext:value-type="float">
            <text:p>2383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62067462355017" calcext:value-type="float">
            <text:p>0.0262067462355017</text:p>
          </table:table-cell>
          <table:table-cell office:value-type="float" office:value="0.0290830354763115" calcext:value-type="float">
            <text:p>0.0290830354763115</text:p>
          </table:table-cell>
          <table:table-cell office:value-type="float" office:value="0.945817928443121" calcext:value-type="float">
            <text:p>0.945817928443121</text:p>
          </table:table-cell>
          <table:table-cell office:value-type="float" office:value="0.910871537953806" calcext:value-type="float">
            <text:p>0.910871537953806</text:p>
          </table:table-cell>
          <table:table-cell office:value-type="float" office:value="0.945817928443121" calcext:value-type="float">
            <text:p>0.945817928443121</text:p>
          </table:table-cell>
          <table:table-cell office:value-type="float" office:value="0.08997228476373" calcext:value-type="float">
            <text:p>0.08997228476373</text:p>
          </table:table-cell>
          <table:table-cell office:value-type="float" office:value="0.0817442196650687" calcext:value-type="float">
            <text:p>0.0817442196650687</text:p>
          </table:table-cell>
          <table:table-cell office:value-type="float" office:value="0.200588912747418" calcext:value-type="float">
            <text:p>0.200588912747418</text:p>
          </table:table-cell>
          <table:table-cell office:value-type="float" office:value="0.0501089087301742" calcext:value-type="float">
            <text:p>0.0501089087301742</text:p>
          </table:table-cell>
          <table:table-cell office:value-type="float" office:value="0.0483358042636837" calcext:value-type="float">
            <text:p>0.0483358042636837</text:p>
          </table:table-cell>
          <table:table-cell office:value-type="float" office:value="0.111829293146592" calcext:value-type="float">
            <text:p>0.111829293146592</text:p>
          </table:table-cell>
          <table:table-cell office:value-type="float" office:value="2352" calcext:value-type="float">
            <text:p>235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27861785889" calcext:value-type="float">
            <text:p>0.999827861785889</text:p>
          </table:table-cell>
          <table:table-cell office:value-type="float" office:value="0.999128520488739" calcext:value-type="float">
            <text:p>0.999128520488739</text:p>
          </table:table-cell>
          <table:table-cell office:value-type="float" office:value="0.999827861785889" calcext:value-type="float">
            <text:p>0.999827861785889</text:p>
          </table:table-cell>
          <table:table-cell office:value-type="float" office:value="0.0779684296368236" calcext:value-type="float">
            <text:p>0.0779684296368236</text:p>
          </table:table-cell>
          <table:table-cell office:value-type="float" office:value="0.0710620870379298" calcext:value-type="float">
            <text:p>0.0710620870379298</text:p>
          </table:table-cell>
          <table:table-cell office:value-type="float" office:value="0.17081605794667" calcext:value-type="float">
            <text:p>0.17081605794667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0.151351351351351" calcext:value-type="float">
            <text:p>0.151351351351351</text:p>
          </table:table-cell>
          <table:table-cell office:value-type="float" office:value="2387" calcext:value-type="float">
            <text:p>238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9696165691584" calcext:value-type="float">
            <text:p>0.0779696165691584</text:p>
          </table:table-cell>
          <table:table-cell office:value-type="float" office:value="0.0710630494649686" calcext:value-type="float">
            <text:p>0.0710630494649686</text:p>
          </table:table-cell>
          <table:table-cell office:value-type="float" office:value="0.170820263087845" calcext:value-type="float">
            <text:p>0.170820263087845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0.151351351351351" calcext:value-type="float">
            <text:p>0.151351351351351</text:p>
          </table:table-cell>
          <table:table-cell office:value-type="float" office:value="2387" calcext:value-type="float">
            <text:p>238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8772829945354" calcext:value-type="float">
            <text:p>0.0778772829945354</text:p>
          </table:table-cell>
          <table:table-cell office:value-type="float" office:value="0.0754610899134508" calcext:value-type="float">
            <text:p>0.0754610899134508</text:p>
          </table:table-cell>
          <table:table-cell office:value-type="float" office:value="0.110360148404848" calcext:value-type="float">
            <text:p>0.110360148404848</text:p>
          </table:table-cell>
          <table:table-cell table:number-columns-repeated="3" office:value-type="float" office:value="0.0646871686108165" calcext:value-type="float">
            <text:p>0.0646871686108165</text:p>
          </table:table-cell>
          <table:table-cell office:value-type="float" office:value="2368" calcext:value-type="float">
            <text:p>2368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6068222577164" calcext:value-type="float">
            <text:p>0.0806068222577164</text:p>
          </table:table-cell>
          <table:table-cell office:value-type="float" office:value="0.0777789236376513" calcext:value-type="float">
            <text:p>0.0777789236376513</text:p>
          </table:table-cell>
          <table:table-cell office:value-type="float" office:value="0.118624582919602" calcext:value-type="float">
            <text:p>0.118624582919602</text:p>
          </table:table-cell>
          <table:table-cell table:number-columns-repeated="3" office:value-type="float" office:value="0.0627705627705628" calcext:value-type="float">
            <text:p>0.0627705627705628</text:p>
          </table:table-cell>
          <table:table-cell office:value-type="float" office:value="2358" calcext:value-type="float">
            <text:p>2358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764616857721927" calcext:value-type="float">
            <text:p>0.0764616857721927</text:p>
          </table:table-cell>
          <table:table-cell office:value-type="float" office:value="0.0709636106970372" calcext:value-type="float">
            <text:p>0.0709636106970372</text:p>
          </table:table-cell>
          <table:table-cell office:value-type="float" office:value="0.150376818664593" calcext:value-type="float">
            <text:p>0.150376818664593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807856865033061" calcext:value-type="float">
            <text:p>0.0807856865033061</text:p>
          </table:table-cell>
          <table:table-cell office:value-type="float" office:value="0.0744254074383619" calcext:value-type="float">
            <text:p>0.0744254074383619</text:p>
          </table:table-cell>
          <table:table-cell office:value-type="float" office:value="0.166292134831461" calcext:value-type="float">
            <text:p>0.16629213483146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826793252314" calcext:value-type="float">
            <text:p>0.077826793252314</text:p>
          </table:table-cell>
          <table:table-cell office:value-type="float" office:value="0.0754195193318627" calcext:value-type="float">
            <text:p>0.0754195193318627</text:p>
          </table:table-cell>
          <table:table-cell office:value-type="float" office:value="0.110189751070517" calcext:value-type="float">
            <text:p>0.110189751070517</text:p>
          </table:table-cell>
          <table:table-cell table:number-columns-repeated="3" office:value-type="float" office:value="0.0646871686108165" calcext:value-type="float">
            <text:p>0.0646871686108165</text:p>
          </table:table-cell>
          <table:table-cell office:value-type="float" office:value="2366" calcext:value-type="float">
            <text:p>2366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6057238495978" calcext:value-type="float">
            <text:p>0.0806057238495978</text:p>
          </table:table-cell>
          <table:table-cell office:value-type="float" office:value="0.0777760712612363" calcext:value-type="float">
            <text:p>0.0777760712612363</text:p>
          </table:table-cell>
          <table:table-cell office:value-type="float" office:value="0.118647064545941" calcext:value-type="float">
            <text:p>0.118647064545941</text:p>
          </table:table-cell>
          <table:table-cell table:number-columns-repeated="3" office:value-type="float" office:value="0.0627705627705628" calcext:value-type="float">
            <text:p>0.0627705627705628</text:p>
          </table:table-cell>
          <table:table-cell office:value-type="float" office:value="2358" calcext:value-type="float">
            <text:p>2358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736969650461106" calcext:value-type="float">
            <text:p>7.36969650461106E-06</text:p>
          </table:table-cell>
          <table:table-cell office:value-type="float" office:value="0.00000912481664272491" calcext:value-type="float">
            <text:p>9.12481664272491E-06</text:p>
          </table:table-cell>
          <table:table-cell office:value-type="float" office:value="0.999862194061279" calcext:value-type="float">
            <text:p>0.999862194061279</text:p>
          </table:table-cell>
          <table:table-cell office:value-type="float" office:value="0.998649060726166" calcext:value-type="float">
            <text:p>0.998649060726166</text:p>
          </table:table-cell>
          <table:table-cell office:value-type="float" office:value="0.999862194061279" calcext:value-type="float">
            <text:p>0.999862194061279</text:p>
          </table:table-cell>
          <table:table-cell office:value-type="float" office:value="0.0268594076374862" calcext:value-type="float">
            <text:p>0.0268594076374862</text:p>
          </table:table-cell>
          <table:table-cell office:value-type="float" office:value="0.0196289573091304" calcext:value-type="float">
            <text:p>0.0196289573091304</text:p>
          </table:table-cell>
          <table:table-cell office:value-type="float" office:value="0.117986035585336" calcext:value-type="float">
            <text:p>0.117986035585336</text:p>
          </table:table-cell>
          <table:table-cell office:value-type="float" office:value="0.000100019075034652" calcext:value-type="float">
            <text:p>0.000100019075034652</text:p>
          </table:table-cell>
          <table:table-cell office:value-type="float" office:value="0.0000851223339850549" calcext:value-type="float">
            <text:p>8.51223339850549E-05</text:p>
          </table:table-cell>
          <table:table-cell office:value-type="float" office:value="0.00194159219972789" calcext:value-type="float">
            <text:p>0.00194159219972789</text:p>
          </table:table-cell>
          <table:table-cell office:value-type="float" office:value="2345" calcext:value-type="float">
            <text:p>2345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21316869121571" calcext:value-type="float">
            <text:p>0.021316869121571</text:p>
          </table:table-cell>
          <table:table-cell office:value-type="float" office:value="0.0226210407148819" calcext:value-type="float">
            <text:p>0.0226210407148819</text:p>
          </table:table-cell>
          <table:table-cell office:value-type="float" office:value="0.886828684362694" calcext:value-type="float">
            <text:p>0.886828684362694</text:p>
          </table:table-cell>
          <table:table-cell office:value-type="float" office:value="0.803706050028434" calcext:value-type="float">
            <text:p>0.803706050028434</text:p>
          </table:table-cell>
          <table:table-cell office:value-type="float" office:value="0.886828684362694" calcext:value-type="float">
            <text:p>0.886828684362694</text:p>
          </table:table-cell>
          <table:table-cell office:value-type="float" office:value="0.0746971768695374" calcext:value-type="float">
            <text:p>0.0746971768695374</text:p>
          </table:table-cell>
          <table:table-cell office:value-type="float" office:value="0.0672224412241178" calcext:value-type="float">
            <text:p>0.0672224412241178</text:p>
          </table:table-cell>
          <table:table-cell office:value-type="float" office:value="0.168902575321334" calcext:value-type="float">
            <text:p>0.168902575321334</text:p>
          </table:table-cell>
          <table:table-cell office:value-type="float" office:value="0.0437114150664092" calcext:value-type="float">
            <text:p>0.0437114150664092</text:p>
          </table:table-cell>
          <table:table-cell office:value-type="float" office:value="0.0418348380634318" calcext:value-type="float">
            <text:p>0.0418348380634318</text:p>
          </table:table-cell>
          <table:table-cell office:value-type="float" office:value="0.0960445624470747" calcext:value-type="float">
            <text:p>0.0960445624470747</text:p>
          </table:table-cell>
          <table:table-cell office:value-type="float" office:value="2355" calcext:value-type="float">
            <text:p>2355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212789723200516" calcext:value-type="float">
            <text:p>0.0212789723200516</text:p>
          </table:table-cell>
          <table:table-cell office:value-type="float" office:value="0.0225824145937762" calcext:value-type="float">
            <text:p>0.0225824145937762</text:p>
          </table:table-cell>
          <table:table-cell office:value-type="float" office:value="0.887322189867136" calcext:value-type="float">
            <text:p>0.887322189867136</text:p>
          </table:table-cell>
          <table:table-cell office:value-type="float" office:value="0.804365080417457" calcext:value-type="float">
            <text:p>0.804365080417457</text:p>
          </table:table-cell>
          <table:table-cell office:value-type="float" office:value="0.887322189867136" calcext:value-type="float">
            <text:p>0.887322189867136</text:p>
          </table:table-cell>
          <table:table-cell office:value-type="float" office:value="0.0746981552949921" calcext:value-type="float">
            <text:p>0.0746981552949921</text:p>
          </table:table-cell>
          <table:table-cell office:value-type="float" office:value="0.0672151418423595" calcext:value-type="float">
            <text:p>0.0672151418423595</text:p>
          </table:table-cell>
          <table:table-cell office:value-type="float" office:value="0.169007880396425" calcext:value-type="float">
            <text:p>0.169007880396425</text:p>
          </table:table-cell>
          <table:table-cell office:value-type="float" office:value="0.0436709440677391" calcext:value-type="float">
            <text:p>0.0436709440677391</text:p>
          </table:table-cell>
          <table:table-cell office:value-type="float" office:value="0.0417939247687129" calcext:value-type="float">
            <text:p>0.0417939247687129</text:p>
          </table:table-cell>
          <table:table-cell office:value-type="float" office:value="0.0960443889464312" calcext:value-type="float">
            <text:p>0.0960443889464312</text:p>
          </table:table-cell>
          <table:table-cell office:value-type="float" office:value="2355" calcext:value-type="float">
            <text:p>2355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177218809531862" calcext:value-type="float">
            <text:p>0.0177218809531862</text:p>
          </table:table-cell>
          <table:table-cell office:value-type="float" office:value="0.0190305003268692" calcext:value-type="float">
            <text:p>0.0190305003268692</text:p>
          </table:table-cell>
          <table:table-cell office:value-type="float" office:value="0.953474656501628" calcext:value-type="float">
            <text:p>0.953474656501628</text:p>
          </table:table-cell>
          <table:table-cell office:value-type="float" office:value="0.904147222134868" calcext:value-type="float">
            <text:p>0.904147222134868</text:p>
          </table:table-cell>
          <table:table-cell office:value-type="float" office:value="0.953474656501628" calcext:value-type="float">
            <text:p>0.953474656501628</text:p>
          </table:table-cell>
          <table:table-cell office:value-type="float" office:value="0.0821810156381159" calcext:value-type="float">
            <text:p>0.0821810156381159</text:p>
          </table:table-cell>
          <table:table-cell office:value-type="float" office:value="0.0729024608312241" calcext:value-type="float">
            <text:p>0.0729024608312241</text:p>
          </table:table-cell>
          <table:table-cell office:value-type="float" office:value="0.199120261934499" calcext:value-type="float">
            <text:p>0.199120261934499</text:p>
          </table:table-cell>
          <table:table-cell office:value-type="float" office:value="0.0419263630212131" calcext:value-type="float">
            <text:p>0.0419263630212131</text:p>
          </table:table-cell>
          <table:table-cell office:value-type="float" office:value="0.0397797364163404" calcext:value-type="float">
            <text:p>0.0397797364163404</text:p>
          </table:table-cell>
          <table:table-cell office:value-type="float" office:value="0.10709616258146" calcext:value-type="float">
            <text:p>0.10709616258146</text:p>
          </table:table-cell>
          <table:table-cell office:value-type="float" office:value="2345" calcext:value-type="float">
            <text:p>2345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610658728074" calcext:value-type="float">
            <text:p>0.99610658728074</text:p>
          </table:table-cell>
          <table:table-cell office:value-type="float" office:value="0.936704316609754" calcext:value-type="float">
            <text:p>0.936704316609754</text:p>
          </table:table-cell>
          <table:table-cell office:value-type="float" office:value="0.99610658728074" calcext:value-type="float">
            <text:p>0.99610658728074</text:p>
          </table:table-cell>
          <table:table-cell office:value-type="float" office:value="0.0761622271154518" calcext:value-type="float">
            <text:p>0.0761622271154518</text:p>
          </table:table-cell>
          <table:table-cell office:value-type="float" office:value="0.0673109220666009" calcext:value-type="float">
            <text:p>0.0673109220666009</text:p>
          </table:table-cell>
          <table:table-cell office:value-type="float" office:value="0.18771677011208" calcext:value-type="float">
            <text:p>0.18771677011208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120603015075377" calcext:value-type="float">
            <text:p>0.120603015075377</text:p>
          </table:table-cell>
          <table:table-cell office:value-type="float" office:value="2366" calcext:value-type="float">
            <text:p>236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610658728074" calcext:value-type="float">
            <text:p>0.99610658728074</text:p>
          </table:table-cell>
          <table:table-cell office:value-type="float" office:value="0.936704316609754" calcext:value-type="float">
            <text:p>0.936704316609754</text:p>
          </table:table-cell>
          <table:table-cell office:value-type="float" office:value="0.99610658728074" calcext:value-type="float">
            <text:p>0.99610658728074</text:p>
          </table:table-cell>
          <table:table-cell office:value-type="float" office:value="0.0761622212735837" calcext:value-type="float">
            <text:p>0.0761622212735837</text:p>
          </table:table-cell>
          <table:table-cell office:value-type="float" office:value="0.0673109157612093" calcext:value-type="float">
            <text:p>0.0673109157612093</text:p>
          </table:table-cell>
          <table:table-cell office:value-type="float" office:value="0.18771677011208" calcext:value-type="float">
            <text:p>0.18771677011208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120603015075377" calcext:value-type="float">
            <text:p>0.120603015075377</text:p>
          </table:table-cell>
          <table:table-cell office:value-type="float" office:value="2366" calcext:value-type="float">
            <text:p>236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8736408970024" calcext:value-type="float">
            <text:p>0.0758736408970024</text:p>
          </table:table-cell>
          <table:table-cell office:value-type="float" office:value="0.0718646791325871" calcext:value-type="float">
            <text:p>0.0718646791325871</text:p>
          </table:table-cell>
          <table:table-cell office:value-type="float" office:value="0.12639928599138" calcext:value-type="float">
            <text:p>0.12639928599138</text:p>
          </table:table-cell>
          <table:table-cell table:number-columns-repeated="3" office:value-type="float" office:value="0.0579557428872497" calcext:value-type="float">
            <text:p>0.0579557428872497</text:p>
          </table:table-cell>
          <table:table-cell office:value-type="float" office:value="2346" calcext:value-type="float">
            <text:p>2346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1169145662266" calcext:value-type="float">
            <text:p>0.0831169145662266</text:p>
          </table:table-cell>
          <table:table-cell office:value-type="float" office:value="0.076516513738395" calcext:value-type="float">
            <text:p>0.076516513738395</text:p>
          </table:table-cell>
          <table:table-cell office:value-type="float" office:value="0.166302918650326" calcext:value-type="float">
            <text:p>0.166302918650326</text:p>
          </table:table-cell>
          <table:table-cell table:number-columns-repeated="3" office:value-type="float" office:value="0.0506465517241379" calcext:value-type="float">
            <text:p>0.0506465517241379</text:p>
          </table:table-cell>
          <table:table-cell office:value-type="float" office:value="2299" calcext:value-type="float">
            <text:p>2299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0742095012719719" calcext:value-type="float">
            <text:p>0.0742095012719719</text:p>
          </table:table-cell>
          <table:table-cell office:value-type="float" office:value="0.0670362977874539" calcext:value-type="float">
            <text:p>0.0670362977874539</text:p>
          </table:table-cell>
          <table:table-cell office:value-type="float" office:value="0.164614637251453" calcext:value-type="float">
            <text:p>0.164614637251453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776546091015169" calcext:value-type="float">
            <text:p>0.0776546091015169</text:p>
          </table:table-cell>
          <table:table-cell office:value-type="float" office:value="0.070424013434089" calcext:value-type="float">
            <text:p>0.070424013434089</text:p>
          </table:table-cell>
          <table:table-cell office:value-type="float" office:value="0.168783068783069" calcext:value-type="float">
            <text:p>0.16878306878306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48" calcext:value-type="float">
            <text:p>2348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8676482801736" calcext:value-type="float">
            <text:p>0.0758676482801736</text:p>
          </table:table-cell>
          <table:table-cell office:value-type="float" office:value="0.0718608194040374" calcext:value-type="float">
            <text:p>0.0718608194040374</text:p>
          </table:table-cell>
          <table:table-cell office:value-type="float" office:value="0.126366412211161" calcext:value-type="float">
            <text:p>0.126366412211161</text:p>
          </table:table-cell>
          <table:table-cell table:number-columns-repeated="3" office:value-type="float" office:value="0.0579557428872497" calcext:value-type="float">
            <text:p>0.0579557428872497</text:p>
          </table:table-cell>
          <table:table-cell office:value-type="float" office:value="2346" calcext:value-type="float">
            <text:p>2346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1245213921349" calcext:value-type="float">
            <text:p>0.0831245213921349</text:p>
          </table:table-cell>
          <table:table-cell office:value-type="float" office:value="0.0765283318443333" calcext:value-type="float">
            <text:p>0.0765283318443333</text:p>
          </table:table-cell>
          <table:table-cell office:value-type="float" office:value="0.166257449978714" calcext:value-type="float">
            <text:p>0.166257449978714</text:p>
          </table:table-cell>
          <table:table-cell table:number-columns-repeated="3" office:value-type="float" office:value="0.0506465517241379" calcext:value-type="float">
            <text:p>0.0506465517241379</text:p>
          </table:table-cell>
          <table:table-cell office:value-type="float" office:value="2299" calcext:value-type="float">
            <text:p>2299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84135621768655" calcext:value-type="float">
            <text:p>2.84135621768655E-05</text:p>
          </table:table-cell>
          <table:table-cell office:value-type="float" office:value="0.0000377949545509182" calcext:value-type="float">
            <text:p>3.77949545509182E-05</text:p>
          </table:table-cell>
          <table:table-cell office:value-type="float" office:value="0.999814450740814" calcext:value-type="float">
            <text:p>0.999814450740814</text:p>
          </table:table-cell>
          <table:table-cell office:value-type="float" office:value="0.999800026416779" calcext:value-type="float">
            <text:p>0.999800026416779</text:p>
          </table:table-cell>
          <table:table-cell office:value-type="float" office:value="0.999814450740814" calcext:value-type="float">
            <text:p>0.999814450740814</text:p>
          </table:table-cell>
          <table:table-cell office:value-type="float" office:value="0.0415524419020359" calcext:value-type="float">
            <text:p>0.0415524419020359</text:p>
          </table:table-cell>
          <table:table-cell office:value-type="float" office:value="0.0349044658418163" calcext:value-type="float">
            <text:p>0.0349044658418163</text:p>
          </table:table-cell>
          <table:table-cell office:value-type="float" office:value="0.124862078740893" calcext:value-type="float">
            <text:p>0.124862078740893</text:p>
          </table:table-cell>
          <table:table-cell office:value-type="float" office:value="0.000519498717039824" calcext:value-type="float">
            <text:p>0.000519498717039824</text:p>
          </table:table-cell>
          <table:table-cell office:value-type="float" office:value="0.00044510344741866" calcext:value-type="float">
            <text:p>0.00044510344741866</text:p>
          </table:table-cell>
          <table:table-cell office:value-type="float" office:value="0.00610493868589401" calcext:value-type="float">
            <text:p>0.00610493868589401</text:p>
          </table:table-cell>
          <table:table-cell office:value-type="float" office:value="2313" calcext:value-type="float">
            <text:p>2313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251444181803292" calcext:value-type="float">
            <text:p>0.0251444181803292</text:p>
          </table:table-cell>
          <table:table-cell office:value-type="float" office:value="0.0271763542505225" calcext:value-type="float">
            <text:p>0.0271763542505225</text:p>
          </table:table-cell>
          <table:table-cell office:value-type="float" office:value="0.84200476367506" calcext:value-type="float">
            <text:p>0.84200476367506</text:p>
          </table:table-cell>
          <table:table-cell office:value-type="float" office:value="0.839198764537184" calcext:value-type="float">
            <text:p>0.839198764537184</text:p>
          </table:table-cell>
          <table:table-cell office:value-type="float" office:value="0.84200476367506" calcext:value-type="float">
            <text:p>0.84200476367506</text:p>
          </table:table-cell>
          <table:table-cell office:value-type="float" office:value="0.0868168775195751" calcext:value-type="float">
            <text:p>0.0868168775195751</text:p>
          </table:table-cell>
          <table:table-cell office:value-type="float" office:value="0.0811155324162161" calcext:value-type="float">
            <text:p>0.0811155324162161</text:p>
          </table:table-cell>
          <table:table-cell office:value-type="float" office:value="0.158263733788511" calcext:value-type="float">
            <text:p>0.158263733788511</text:p>
          </table:table-cell>
          <table:table-cell office:value-type="float" office:value="0.0549524708839214" calcext:value-type="float">
            <text:p>0.0549524708839214</text:p>
          </table:table-cell>
          <table:table-cell office:value-type="float" office:value="0.0527492610000044" calcext:value-type="float">
            <text:p>0.0527492610000044</text:p>
          </table:table-cell>
          <table:table-cell office:value-type="float" office:value="0.103950190431376" calcext:value-type="float">
            <text:p>0.103950190431376</text:p>
          </table:table-cell>
          <table:table-cell office:value-type="float" office:value="2356" calcext:value-type="float">
            <text:p>235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251027937277817" calcext:value-type="float">
            <text:p>0.0251027937277817</text:p>
          </table:table-cell>
          <table:table-cell office:value-type="float" office:value="0.0271337643086256" calcext:value-type="float">
            <text:p>0.0271337643086256</text:p>
          </table:table-cell>
          <table:table-cell office:value-type="float" office:value="0.842553815689666" calcext:value-type="float">
            <text:p>0.842553815689666</text:p>
          </table:table-cell>
          <table:table-cell office:value-type="float" office:value="0.839752628626177" calcext:value-type="float">
            <text:p>0.839752628626177</text:p>
          </table:table-cell>
          <table:table-cell office:value-type="float" office:value="0.842553815689666" calcext:value-type="float">
            <text:p>0.842553815689666</text:p>
          </table:table-cell>
          <table:table-cell office:value-type="float" office:value="0.0868177741402033" calcext:value-type="float">
            <text:p>0.0868177741402033</text:p>
          </table:table-cell>
          <table:table-cell office:value-type="float" office:value="0.0811102167726208" calcext:value-type="float">
            <text:p>0.0811102167726208</text:p>
          </table:table-cell>
          <table:table-cell office:value-type="float" office:value="0.158342479888697" calcext:value-type="float">
            <text:p>0.158342479888697</text:p>
          </table:table-cell>
          <table:table-cell office:value-type="float" office:value="0.0549104152028009" calcext:value-type="float">
            <text:p>0.0549104152028009</text:p>
          </table:table-cell>
          <table:table-cell office:value-type="float" office:value="0.0527064348925521" calcext:value-type="float">
            <text:p>0.0527064348925521</text:p>
          </table:table-cell>
          <table:table-cell office:value-type="float" office:value="0.10394512141278" calcext:value-type="float">
            <text:p>0.10394512141278</text:p>
          </table:table-cell>
          <table:table-cell office:value-type="float" office:value="2356" calcext:value-type="float">
            <text:p>235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184743573992658" calcext:value-type="float">
            <text:p>0.0184743573992658</text:p>
          </table:table-cell>
          <table:table-cell office:value-type="float" office:value="0.0205435801931908" calcext:value-type="float">
            <text:p>0.0205435801931908</text:p>
          </table:table-cell>
          <table:table-cell office:value-type="float" office:value="0.963051122636582" calcext:value-type="float">
            <text:p>0.963051122636582</text:p>
          </table:table-cell>
          <table:table-cell office:value-type="float" office:value="0.962026569807074" calcext:value-type="float">
            <text:p>0.962026569807074</text:p>
          </table:table-cell>
          <table:table-cell office:value-type="float" office:value="0.963051122636582" calcext:value-type="float">
            <text:p>0.963051122636582</text:p>
          </table:table-cell>
          <table:table-cell office:value-type="float" office:value="0.104889704672764" calcext:value-type="float">
            <text:p>0.104889704672764</text:p>
          </table:table-cell>
          <table:table-cell office:value-type="float" office:value="0.0963443856616268" calcext:value-type="float">
            <text:p>0.0963443856616268</text:p>
          </table:table-cell>
          <table:table-cell office:value-type="float" office:value="0.211976044491274" calcext:value-type="float">
            <text:p>0.211976044491274</text:p>
          </table:table-cell>
          <table:table-cell office:value-type="float" office:value="0.0536696599023837" calcext:value-type="float">
            <text:p>0.0536696599023837</text:p>
          </table:table-cell>
          <table:table-cell office:value-type="float" office:value="0.0507661680133798" calcext:value-type="float">
            <text:p>0.0507661680133798</text:p>
          </table:table-cell>
          <table:table-cell office:value-type="float" office:value="0.126465606362291" calcext:value-type="float">
            <text:p>0.126465606362291</text:p>
          </table:table-cell>
          <table:table-cell office:value-type="float" office:value="2313" calcext:value-type="float">
            <text:p>2313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14450740814" calcext:value-type="float">
            <text:p>0.999814450740814</text:p>
          </table:table-cell>
          <table:table-cell office:value-type="float" office:value="0.999800026416779" calcext:value-type="float">
            <text:p>0.999800026416779</text:p>
          </table:table-cell>
          <table:table-cell office:value-type="float" office:value="0.999814450740814" calcext:value-type="float">
            <text:p>0.999814450740814</text:p>
          </table:table-cell>
          <table:table-cell office:value-type="float" office:value="0.0872357164742929" calcext:value-type="float">
            <text:p>0.0872357164742929</text:p>
          </table:table-cell>
          <table:table-cell office:value-type="float" office:value="0.0801034208254331" calcext:value-type="float">
            <text:p>0.0801034208254331</text:p>
          </table:table-cell>
          <table:table-cell office:value-type="float" office:value="0.176614642473951" calcext:value-type="float">
            <text:p>0.176614642473951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15" calcext:value-type="float">
            <text:p>0.15</text:p>
          </table:table-cell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2357977180785" calcext:value-type="float">
            <text:p>0.0872357977180785</text:p>
          </table:table-cell>
          <table:table-cell office:value-type="float" office:value="0.0801034306232129" calcext:value-type="float">
            <text:p>0.0801034306232129</text:p>
          </table:table-cell>
          <table:table-cell office:value-type="float" office:value="0.176615619049" calcext:value-type="float">
            <text:p>0.176615619049</text:p>
          </table:table-cell>
          <table:table-cell table:number-columns-repeated="2" office:value-type="float" office:value="0.027027027027027" calcext:value-type="float">
            <text:p>0.027027027027027</text:p>
          </table:table-cell>
          <table:table-cell office:value-type="float" office:value="0.15" calcext:value-type="float">
            <text:p>0.15</text:p>
          </table:table-cell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6666666666667" calcext:value-type="float">
            <text:p>0.416666666666667</text:p>
          </table:table-cell>
          <table:table-cell office:value-type="float" office:value="0.089411115423515" calcext:value-type="float">
            <text:p>0.089411115423515</text:p>
          </table:table-cell>
          <table:table-cell office:value-type="float" office:value="0.0864997414798744" calcext:value-type="float">
            <text:p>0.0864997414798744</text:p>
          </table:table-cell>
          <table:table-cell office:value-type="float" office:value="0.125895227843559" calcext:value-type="float">
            <text:p>0.125895227843559</text:p>
          </table:table-cell>
          <table:table-cell table:number-columns-repeated="3" office:value-type="float" office:value="0.0731969860064586" calcext:value-type="float">
            <text:p>0.0731969860064586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97084889394832" calcext:value-type="float">
            <text:p>0.0897084889394832</text:p>
          </table:table-cell>
          <table:table-cell office:value-type="float" office:value="0.0839077557121648" calcext:value-type="float">
            <text:p>0.0839077557121648</text:p>
          </table:table-cell>
          <table:table-cell office:value-type="float" office:value="0.162400835330247" calcext:value-type="float">
            <text:p>0.162400835330247</text:p>
          </table:table-cell>
          <table:table-cell table:number-columns-repeated="3" office:value-type="float" office:value="0.0583524027459954" calcext:value-type="float">
            <text:p>0.0583524027459954</text:p>
          </table:table-cell>
          <table:table-cell office:value-type="float" office:value="2334" calcext:value-type="float">
            <text:p>2334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868884072266228" calcext:value-type="float">
            <text:p>0.0868884072266228</text:p>
          </table:table-cell>
          <table:table-cell office:value-type="float" office:value="0.0802798462348257" calcext:value-type="float">
            <text:p>0.0802798462348257</text:p>
          </table:table-cell>
          <table:table-cell office:value-type="float" office:value="0.169704111023828" calcext:value-type="float">
            <text:p>0.169704111023828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869700505639829" calcext:value-type="float">
            <text:p>0.0869700505639829</text:p>
          </table:table-cell>
          <table:table-cell office:value-type="float" office:value="0.0804493910121798" calcext:value-type="float">
            <text:p>0.0804493910121798</text:p>
          </table:table-cell>
          <table:table-cell office:value-type="float" office:value="0.168684210526316" calcext:value-type="float">
            <text:p>0.16868421052631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16666666666667" calcext:value-type="float">
            <text:p>0.416666666666667</text:p>
          </table:table-cell>
          <table:table-cell office:value-type="float" office:value="0.089411115423515" calcext:value-type="float">
            <text:p>0.089411115423515</text:p>
          </table:table-cell>
          <table:table-cell office:value-type="float" office:value="0.0864997414798744" calcext:value-type="float">
            <text:p>0.0864997414798744</text:p>
          </table:table-cell>
          <table:table-cell office:value-type="float" office:value="0.125895227843559" calcext:value-type="float">
            <text:p>0.125895227843559</text:p>
          </table:table-cell>
          <table:table-cell table:number-columns-repeated="3" office:value-type="float" office:value="0.0731969860064586" calcext:value-type="float">
            <text:p>0.0731969860064586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9696390576009" calcext:value-type="float">
            <text:p>0.089696390576009</text:p>
          </table:table-cell>
          <table:table-cell office:value-type="float" office:value="0.0839001563665354" calcext:value-type="float">
            <text:p>0.0839001563665354</text:p>
          </table:table-cell>
          <table:table-cell office:value-type="float" office:value="0.162332357169464" calcext:value-type="float">
            <text:p>0.162332357169464</text:p>
          </table:table-cell>
          <table:table-cell table:number-columns-repeated="3" office:value-type="float" office:value="0.0583524027459954" calcext:value-type="float">
            <text:p>0.0583524027459954</text:p>
          </table:table-cell>
          <table:table-cell office:value-type="float" office:value="2334" calcext:value-type="float">
            <text:p>2334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01896567281801" calcext:value-type="float">
            <text:p>8.01896567281801E-06</text:p>
          </table:table-cell>
          <table:table-cell office:value-type="float" office:value="0.0000135982627398334" calcext:value-type="float">
            <text:p>1.35982627398334E-05</text:p>
          </table:table-cell>
          <table:table-cell office:value-type="float" office:value="0.99985682964325" calcext:value-type="float">
            <text:p>0.99985682964325</text:p>
          </table:table-cell>
          <table:table-cell office:value-type="float" office:value="0.999442636966705" calcext:value-type="float">
            <text:p>0.999442636966705</text:p>
          </table:table-cell>
          <table:table-cell office:value-type="float" office:value="0.99985682964325" calcext:value-type="float">
            <text:p>0.99985682964325</text:p>
          </table:table-cell>
          <table:table-cell office:value-type="float" office:value="0.0371329293649489" calcext:value-type="float">
            <text:p>0.0371329293649489</text:p>
          </table:table-cell>
          <table:table-cell office:value-type="float" office:value="0.0299007568752635" calcext:value-type="float">
            <text:p>0.0299007568752635</text:p>
          </table:table-cell>
          <table:table-cell office:value-type="float" office:value="0.134951126767813" calcext:value-type="float">
            <text:p>0.134951126767813</text:p>
          </table:table-cell>
          <table:table-cell office:value-type="float" office:value="0.000140559845021926" calcext:value-type="float">
            <text:p>0.000140559845021926</text:p>
          </table:table-cell>
          <table:table-cell office:value-type="float" office:value="0.000111924317025114" calcext:value-type="float">
            <text:p>0.000111924317025114</text:p>
          </table:table-cell>
          <table:table-cell office:value-type="float" office:value="0.00811724551022053" calcext:value-type="float">
            <text:p>0.00811724551022053</text:p>
          </table:table-cell>
          <table:table-cell office:value-type="float" office:value="2334" calcext:value-type="float">
            <text:p>2334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212846402682149" calcext:value-type="float">
            <text:p>0.0212846402682149</text:p>
          </table:table-cell>
          <table:table-cell office:value-type="float" office:value="0.024455338588694" calcext:value-type="float">
            <text:p>0.024455338588694</text:p>
          </table:table-cell>
          <table:table-cell office:value-type="float" office:value="0.84691674390686" calcext:value-type="float">
            <text:p>0.84691674390686</text:p>
          </table:table-cell>
          <table:table-cell office:value-type="float" office:value="0.793276525548519" calcext:value-type="float">
            <text:p>0.793276525548519</text:p>
          </table:table-cell>
          <table:table-cell office:value-type="float" office:value="0.84691674390686" calcext:value-type="float">
            <text:p>0.84691674390686</text:p>
          </table:table-cell>
          <table:table-cell office:value-type="float" office:value="0.0795739603549629" calcext:value-type="float">
            <text:p>0.0795739603549629</text:p>
          </table:table-cell>
          <table:table-cell office:value-type="float" office:value="0.0727246631234516" calcext:value-type="float">
            <text:p>0.0727246631234516</text:p>
          </table:table-cell>
          <table:table-cell office:value-type="float" office:value="0.172213607655743" calcext:value-type="float">
            <text:p>0.172213607655743</text:p>
          </table:table-cell>
          <table:table-cell office:value-type="float" office:value="0.0448887059490195" calcext:value-type="float">
            <text:p>0.0448887059490195</text:p>
          </table:table-cell>
          <table:table-cell office:value-type="float" office:value="0.0423324369045633" calcext:value-type="float">
            <text:p>0.0423324369045633</text:p>
          </table:table-cell>
          <table:table-cell office:value-type="float" office:value="0.123024475349982" calcext:value-type="float">
            <text:p>0.123024475349982</text:p>
          </table:table-cell>
          <table:table-cell office:value-type="float" office:value="2358" calcext:value-type="float">
            <text:p>2358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212549277220837" calcext:value-type="float">
            <text:p>0.0212549277220837</text:p>
          </table:table-cell>
          <table:table-cell office:value-type="float" office:value="0.0244240156310408" calcext:value-type="float">
            <text:p>0.0244240156310408</text:p>
          </table:table-cell>
          <table:table-cell office:value-type="float" office:value="0.847305060142616" calcext:value-type="float">
            <text:p>0.847305060142616</text:p>
          </table:table-cell>
          <table:table-cell office:value-type="float" office:value="0.793719920685321" calcext:value-type="float">
            <text:p>0.793719920685321</text:p>
          </table:table-cell>
          <table:table-cell office:value-type="float" office:value="0.847305060142616" calcext:value-type="float">
            <text:p>0.847305060142616</text:p>
          </table:table-cell>
          <table:table-cell office:value-type="float" office:value="0.0795690331618068" calcext:value-type="float">
            <text:p>0.0795690331618068</text:p>
          </table:table-cell>
          <table:table-cell office:value-type="float" office:value="0.0727147327454962" calcext:value-type="float">
            <text:p>0.0727147327454962</text:p>
          </table:table-cell>
          <table:table-cell office:value-type="float" office:value="0.172276350656991" calcext:value-type="float">
            <text:p>0.172276350656991</text:p>
          </table:table-cell>
          <table:table-cell office:value-type="float" office:value="0.0448539235077073" calcext:value-type="float">
            <text:p>0.0448539235077073</text:p>
          </table:table-cell>
          <table:table-cell office:value-type="float" office:value="0.0422975632217316" calcext:value-type="float">
            <text:p>0.0422975632217316</text:p>
          </table:table-cell>
          <table:table-cell office:value-type="float" office:value="0.123031182465714" calcext:value-type="float">
            <text:p>0.123031182465714</text:p>
          </table:table-cell>
          <table:table-cell office:value-type="float" office:value="2358" calcext:value-type="float">
            <text:p>2358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167330154642017" calcext:value-type="float">
            <text:p>0.0167330154642017</text:p>
          </table:table-cell>
          <table:table-cell office:value-type="float" office:value="0.020032818471365" calcext:value-type="float">
            <text:p>0.020032818471365</text:p>
          </table:table-cell>
          <table:table-cell office:value-type="float" office:value="0.955758822395197" calcext:value-type="float">
            <text:p>0.955758822395197</text:p>
          </table:table-cell>
          <table:table-cell office:value-type="float" office:value="0.930916203987135" calcext:value-type="float">
            <text:p>0.930916203987135</text:p>
          </table:table-cell>
          <table:table-cell office:value-type="float" office:value="0.955758822395197" calcext:value-type="float">
            <text:p>0.955758822395197</text:p>
          </table:table-cell>
          <table:table-cell office:value-type="float" office:value="0.0956772660824572" calcext:value-type="float">
            <text:p>0.0956772660824572</text:p>
          </table:table-cell>
          <table:table-cell office:value-type="float" office:value="0.0859139758648542" calcext:value-type="float">
            <text:p>0.0859139758648542</text:p>
          </table:table-cell>
          <table:table-cell office:value-type="float" office:value="0.227729903262918" calcext:value-type="float">
            <text:p>0.227729903262918</text:p>
          </table:table-cell>
          <table:table-cell office:value-type="float" office:value="0.0439717963889219" calcext:value-type="float">
            <text:p>0.0439717963889219</text:p>
          </table:table-cell>
          <table:table-cell office:value-type="float" office:value="0.0407640611939158" calcext:value-type="float">
            <text:p>0.0407640611939158</text:p>
          </table:table-cell>
          <table:table-cell office:value-type="float" office:value="0.158647166291657" calcext:value-type="float">
            <text:p>0.158647166291657</text:p>
          </table:table-cell>
          <table:table-cell office:value-type="float" office:value="2334" calcext:value-type="float">
            <text:p>2334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9985682964325" calcext:value-type="float">
            <text:p>0.99985682964325</text:p>
          </table:table-cell>
          <table:table-cell office:value-type="float" office:value="0.735804757491504" calcext:value-type="float">
            <text:p>0.735804757491504</text:p>
          </table:table-cell>
          <table:table-cell office:value-type="float" office:value="0.99985682964325" calcext:value-type="float">
            <text:p>0.99985682964325</text:p>
          </table:table-cell>
          <table:table-cell office:value-type="float" office:value="0.0799958000137671" calcext:value-type="float">
            <text:p>0.0799958000137671</text:p>
          </table:table-cell>
          <table:table-cell office:value-type="float" office:value="0.0715942287981932" calcext:value-type="float">
            <text:p>0.0715942287981932</text:p>
          </table:table-cell>
          <table:table-cell office:value-type="float" office:value="0.193630610692207" calcext:value-type="float">
            <text:p>0.193630610692207</text:p>
          </table:table-cell>
          <table:table-cell table:number-columns-repeated="2" office:value-type="float" office:value="0.049079754601227" calcext:value-type="float">
            <text:p>0.049079754601227</text:p>
          </table:table-cell>
          <table:table-cell office:value-type="float" office:value="0.101351351351351" calcext:value-type="float">
            <text:p>0.101351351351351</text:p>
          </table:table-cell>
          <table:table-cell office:value-type="float" office:value="2378" calcext:value-type="float">
            <text:p>237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735804757491504" calcext:value-type="float">
            <text:p>0.735804757491504</text:p>
          </table:table-cell>
          <table:table-cell office:value-type="float" office:value="1" calcext:value-type="float">
            <text:p>1</text:p>
          </table:table-cell>
          <table:table-cell office:value-type="float" office:value="0.0799958557004091" calcext:value-type="float">
            <text:p>0.0799958557004091</text:p>
          </table:table-cell>
          <table:table-cell office:value-type="float" office:value="0.0715942287981932" calcext:value-type="float">
            <text:p>0.0715942287981932</text:p>
          </table:table-cell>
          <table:table-cell office:value-type="float" office:value="0.193631419564279" calcext:value-type="float">
            <text:p>0.193631419564279</text:p>
          </table:table-cell>
          <table:table-cell table:number-columns-repeated="2" office:value-type="float" office:value="0.049079754601227" calcext:value-type="float">
            <text:p>0.049079754601227</text:p>
          </table:table-cell>
          <table:table-cell office:value-type="float" office:value="0.101351351351351" calcext:value-type="float">
            <text:p>0.101351351351351</text:p>
          </table:table-cell>
          <table:table-cell office:value-type="float" office:value="2378" calcext:value-type="float">
            <text:p>237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076723185530003" calcext:value-type="float">
            <text:p>0.076723185530003</text:p>
          </table:table-cell>
          <table:table-cell office:value-type="float" office:value="0.0735205846438338" calcext:value-type="float">
            <text:p>0.0735205846438338</text:p>
          </table:table-cell>
          <table:table-cell office:value-type="float" office:value="0.120039719549714" calcext:value-type="float">
            <text:p>0.120039719549714</text:p>
          </table:table-cell>
          <table:table-cell table:number-columns-repeated="3" office:value-type="float" office:value="0.0585048754062839" calcext:value-type="float">
            <text:p>0.0585048754062839</text:p>
          </table:table-cell>
          <table:table-cell office:value-type="float" office:value="2330" calcext:value-type="float">
            <text:p>233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7998524787173" calcext:value-type="float">
            <text:p>0.0827998524787173</text:p>
          </table:table-cell>
          <table:table-cell office:value-type="float" office:value="0.0750710583306734" calcext:value-type="float">
            <text:p>0.0750710583306734</text:p>
          </table:table-cell>
          <table:table-cell office:value-type="float" office:value="0.187335068243786" calcext:value-type="float">
            <text:p>0.187335068243786</text:p>
          </table:table-cell>
          <table:table-cell table:number-columns-repeated="3" office:value-type="float" office:value="0.0482062780269058" calcext:value-type="float">
            <text:p>0.0482062780269058</text:p>
          </table:table-cell>
          <table:table-cell office:value-type="float" office:value="2317" calcext:value-type="float">
            <text:p>2317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0801489177288129" calcext:value-type="float">
            <text:p>0.0801489177288129</text:p>
          </table:table-cell>
          <table:table-cell office:value-type="float" office:value="0.0721189941535582" calcext:value-type="float">
            <text:p>0.0721189941535582</text:p>
          </table:table-cell>
          <table:table-cell office:value-type="float" office:value="0.188757036594122" calcext:value-type="float">
            <text:p>0.188757036594122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17775184753014" calcext:value-type="float">
            <text:p>0.0817775184753014</text:p>
          </table:table-cell>
          <table:table-cell office:value-type="float" office:value="0.0734753550543024" calcext:value-type="float">
            <text:p>0.0734753550543024</text:p>
          </table:table-cell>
          <table:table-cell office:value-type="float" office:value="0.19406779661017" calcext:value-type="float">
            <text:p>0.1940677966101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54" calcext:value-type="float">
            <text:p>2354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076723185530003" calcext:value-type="float">
            <text:p>0.076723185530003</text:p>
          </table:table-cell>
          <table:table-cell office:value-type="float" office:value="0.0735205846438338" calcext:value-type="float">
            <text:p>0.0735205846438338</text:p>
          </table:table-cell>
          <table:table-cell office:value-type="float" office:value="0.120039719549714" calcext:value-type="float">
            <text:p>0.120039719549714</text:p>
          </table:table-cell>
          <table:table-cell table:number-columns-repeated="3" office:value-type="float" office:value="0.0585048754062839" calcext:value-type="float">
            <text:p>0.0585048754062839</text:p>
          </table:table-cell>
          <table:table-cell office:value-type="float" office:value="2330" calcext:value-type="float">
            <text:p>233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8088630419998" calcext:value-type="float">
            <text:p>0.0828088630419998</text:p>
          </table:table-cell>
          <table:table-cell office:value-type="float" office:value="0.075072510631953" calcext:value-type="float">
            <text:p>0.075072510631953</text:p>
          </table:table-cell>
          <table:table-cell office:value-type="float" office:value="0.187446307503311" calcext:value-type="float">
            <text:p>0.187446307503311</text:p>
          </table:table-cell>
          <table:table-cell table:number-columns-repeated="3" office:value-type="float" office:value="0.0482062780269058" calcext:value-type="float">
            <text:p>0.0482062780269058</text:p>
          </table:table-cell>
          <table:table-cell office:value-type="float" office:value="2317" calcext:value-type="float">
            <text:p>2317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633808576822048" calcext:value-type="float">
            <text:p>6.33808576822048E-06</text:p>
          </table:table-cell>
          <table:table-cell office:value-type="float" office:value="0.00000927140990825137" calcext:value-type="float">
            <text:p>9.27140990825137E-06</text:p>
          </table:table-cell>
          <table:table-cell office:value-type="float" office:value="0.999289989471436" calcext:value-type="float">
            <text:p>0.999289989471436</text:p>
          </table:table-cell>
          <table:table-cell office:value-type="float" office:value="0.998826801776886" calcext:value-type="float">
            <text:p>0.998826801776886</text:p>
          </table:table-cell>
          <table:table-cell office:value-type="float" office:value="0.999289989471436" calcext:value-type="float">
            <text:p>0.999289989471436</text:p>
          </table:table-cell>
          <table:table-cell office:value-type="float" office:value="0.0412327072787845" calcext:value-type="float">
            <text:p>0.0412327072787845</text:p>
          </table:table-cell>
          <table:table-cell office:value-type="float" office:value="0.0317157018844165" calcext:value-type="float">
            <text:p>0.0317157018844165</text:p>
          </table:table-cell>
          <table:table-cell office:value-type="float" office:value="0.166156475889473" calcext:value-type="float">
            <text:p>0.166156475889473</text:p>
          </table:table-cell>
          <table:table-cell office:value-type="float" office:value="0.0000591233510931488" calcext:value-type="float">
            <text:p>5.91233510931488E-05</text:p>
          </table:table-cell>
          <table:table-cell office:value-type="float" office:value="0.000049353031499777" calcext:value-type="float">
            <text:p>4.9353031499777E-05</text:p>
          </table:table-cell>
          <table:table-cell office:value-type="float" office:value="0.00184539658948779" calcext:value-type="float">
            <text:p>0.00184539658948779</text:p>
          </table:table-cell>
          <table:table-cell office:value-type="float" office:value="2320" calcext:value-type="float">
            <text:p>2320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241020213635089" calcext:value-type="float">
            <text:p>0.0241020213635089</text:p>
          </table:table-cell>
          <table:table-cell office:value-type="float" office:value="0.0263196846430311" calcext:value-type="float">
            <text:p>0.0263196846430311</text:p>
          </table:table-cell>
          <table:table-cell office:value-type="float" office:value="0.702937598971396" calcext:value-type="float">
            <text:p>0.702937598971396</text:p>
          </table:table-cell>
          <table:table-cell office:value-type="float" office:value="0.677431578020857" calcext:value-type="float">
            <text:p>0.677431578020857</text:p>
          </table:table-cell>
          <table:table-cell office:value-type="float" office:value="0.702937598971396" calcext:value-type="float">
            <text:p>0.702937598971396</text:p>
          </table:table-cell>
          <table:table-cell office:value-type="float" office:value="0.0714315865174762" calcext:value-type="float">
            <text:p>0.0714315865174762</text:p>
          </table:table-cell>
          <table:table-cell office:value-type="float" office:value="0.0648001827847831" calcext:value-type="float">
            <text:p>0.0648001827847831</text:p>
          </table:table-cell>
          <table:table-cell office:value-type="float" office:value="0.158477869580135" calcext:value-type="float">
            <text:p>0.158477869580135</text:p>
          </table:table-cell>
          <table:table-cell office:value-type="float" office:value="0.0402743674620291" calcext:value-type="float">
            <text:p>0.0402743674620291</text:p>
          </table:table-cell>
          <table:table-cell office:value-type="float" office:value="0.0386491494030082" calcext:value-type="float">
            <text:p>0.0386491494030082</text:p>
          </table:table-cell>
          <table:table-cell office:value-type="float" office:value="0.0867600543806552" calcext:value-type="float">
            <text:p>0.0867600543806552</text:p>
          </table:table-cell>
          <table:table-cell office:value-type="float" office:value="2368" calcext:value-type="float">
            <text:p>2368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240767856663904" calcext:value-type="float">
            <text:p>0.0240767856663904</text:p>
          </table:table-cell>
          <table:table-cell office:value-type="float" office:value="0.0262938479658459" calcext:value-type="float">
            <text:p>0.0262938479658459</text:p>
          </table:table-cell>
          <table:table-cell office:value-type="float" office:value="0.703396706331942" calcext:value-type="float">
            <text:p>0.703396706331942</text:p>
          </table:table-cell>
          <table:table-cell office:value-type="float" office:value="0.677893349915027" calcext:value-type="float">
            <text:p>0.677893349915027</text:p>
          </table:table-cell>
          <table:table-cell office:value-type="float" office:value="0.703396706331942" calcext:value-type="float">
            <text:p>0.703396706331942</text:p>
          </table:table-cell>
          <table:table-cell office:value-type="float" office:value="0.0714304616923748" calcext:value-type="float">
            <text:p>0.0714304616923748</text:p>
          </table:table-cell>
          <table:table-cell office:value-type="float" office:value="0.0647940253087185" calcext:value-type="float">
            <text:p>0.0647940253087185</text:p>
          </table:table-cell>
          <table:table-cell office:value-type="float" office:value="0.158542805211907" calcext:value-type="float">
            <text:p>0.158542805211907</text:p>
          </table:table-cell>
          <table:table-cell office:value-type="float" office:value="0.0402475849037733" calcext:value-type="float">
            <text:p>0.0402475849037733</text:p>
          </table:table-cell>
          <table:table-cell office:value-type="float" office:value="0.0386222618322215" calcext:value-type="float">
            <text:p>0.0386222618322215</text:p>
          </table:table-cell>
          <table:table-cell office:value-type="float" office:value="0.0867515827192297" calcext:value-type="float">
            <text:p>0.0867515827192297</text:p>
          </table:table-cell>
          <table:table-cell office:value-type="float" office:value="2368" calcext:value-type="float">
            <text:p>2368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190204380991915" calcext:value-type="float">
            <text:p>0.0190204380991915</text:p>
          </table:table-cell>
          <table:table-cell office:value-type="float" office:value="0.0215049750382913" calcext:value-type="float">
            <text:p>0.0215049750382913</text:p>
          </table:table-cell>
          <table:table-cell office:value-type="float" office:value="0.915929098408154" calcext:value-type="float">
            <text:p>0.915929098408154</text:p>
          </table:table-cell>
          <table:table-cell office:value-type="float" office:value="0.90226761777183" calcext:value-type="float">
            <text:p>0.90226761777183</text:p>
          </table:table-cell>
          <table:table-cell office:value-type="float" office:value="0.915929098408154" calcext:value-type="float">
            <text:p>0.915929098408154</text:p>
          </table:table-cell>
          <table:table-cell office:value-type="float" office:value="0.0915516870965062" calcext:value-type="float">
            <text:p>0.0915516870965062</text:p>
          </table:table-cell>
          <table:table-cell office:value-type="float" office:value="0.0810973564241965" calcext:value-type="float">
            <text:p>0.0810973564241965</text:p>
          </table:table-cell>
          <table:table-cell office:value-type="float" office:value="0.2287791375149" calcext:value-type="float">
            <text:p>0.2287791375149</text:p>
          </table:table-cell>
          <table:table-cell office:value-type="float" office:value="0.0388894836852148" calcext:value-type="float">
            <text:p>0.0388894836852148</text:p>
          </table:table-cell>
          <table:table-cell office:value-type="float" office:value="0.0367252430985756" calcext:value-type="float">
            <text:p>0.0367252430985756</text:p>
          </table:table-cell>
          <table:table-cell office:value-type="float" office:value="0.111702389972055" calcext:value-type="float">
            <text:p>0.111702389972055</text:p>
          </table:table-cell>
          <table:table-cell office:value-type="float" office:value="2320" calcext:value-type="float">
            <text:p>2320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126818926472" calcext:value-type="float">
            <text:p>0.92126818926472</text:p>
          </table:table-cell>
          <table:table-cell office:value-type="float" office:value="0.54683434518647" calcext:value-type="float">
            <text:p>0.54683434518647</text:p>
          </table:table-cell>
          <table:table-cell office:value-type="float" office:value="0.92126818926472" calcext:value-type="float">
            <text:p>0.92126818926472</text:p>
          </table:table-cell>
          <table:table-cell office:value-type="float" office:value="0.0708339668332799" calcext:value-type="float">
            <text:p>0.0708339668332799</text:p>
          </table:table-cell>
          <table:table-cell office:value-type="float" office:value="0.0634829021753761" calcext:value-type="float">
            <text:p>0.0634829021753761</text:p>
          </table:table-cell>
          <table:table-cell office:value-type="float" office:value="0.167326788084556" calcext:value-type="float">
            <text:p>0.167326788084556</text:p>
          </table:table-cell>
          <table:table-cell table:number-columns-repeated="2" office:value-type="float" office:value="0.0220385674931129" calcext:value-type="float">
            <text:p>0.022038567493112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85" calcext:value-type="float">
            <text:p>238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126818926472" calcext:value-type="float">
            <text:p>0.92126818926472</text:p>
          </table:table-cell>
          <table:table-cell office:value-type="float" office:value="0.54683434518647" calcext:value-type="float">
            <text:p>0.54683434518647</text:p>
          </table:table-cell>
          <table:table-cell office:value-type="float" office:value="0.92126818926472" calcext:value-type="float">
            <text:p>0.92126818926472</text:p>
          </table:table-cell>
          <table:table-cell office:value-type="float" office:value="0.0708339668332799" calcext:value-type="float">
            <text:p>0.0708339668332799</text:p>
          </table:table-cell>
          <table:table-cell office:value-type="float" office:value="0.0634829021753761" calcext:value-type="float">
            <text:p>0.0634829021753761</text:p>
          </table:table-cell>
          <table:table-cell office:value-type="float" office:value="0.167326788084556" calcext:value-type="float">
            <text:p>0.167326788084556</text:p>
          </table:table-cell>
          <table:table-cell table:number-columns-repeated="2" office:value-type="float" office:value="0.0220385674931129" calcext:value-type="float">
            <text:p>0.022038567493112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85" calcext:value-type="float">
            <text:p>238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06344366073608" calcext:value-type="float">
            <text:p>0.70634436607360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18525689692028" calcext:value-type="float">
            <text:p>0.0718525689692028</text:p>
          </table:table-cell>
          <table:table-cell office:value-type="float" office:value="0.0678133674540691" calcext:value-type="float">
            <text:p>0.0678133674540691</text:p>
          </table:table-cell>
          <table:table-cell office:value-type="float" office:value="0.124872637209062" calcext:value-type="float">
            <text:p>0.124872637209062</text:p>
          </table:table-cell>
          <table:table-cell table:number-columns-repeated="3" office:value-type="float" office:value="0.0539956803455724" calcext:value-type="float">
            <text:p>0.0539956803455724</text:p>
          </table:table-cell>
          <table:table-cell office:value-type="float" office:value="2364" calcext:value-type="float">
            <text:p>2364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3544390882023" calcext:value-type="float">
            <text:p>0.0753544390882023</text:p>
          </table:table-cell>
          <table:table-cell office:value-type="float" office:value="0.071610918357481" calcext:value-type="float">
            <text:p>0.071610918357481</text:p>
          </table:table-cell>
          <table:table-cell office:value-type="float" office:value="0.124493290877726" calcext:value-type="float">
            <text:p>0.124493290877726</text:p>
          </table:table-cell>
          <table:table-cell table:number-columns-repeated="3" office:value-type="float" office:value="0.0519337016574586" calcext:value-type="float">
            <text:p>0.0519337016574586</text:p>
          </table:table-cell>
          <table:table-cell office:value-type="float" office:value="2344" calcext:value-type="float">
            <text:p>2344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15201616471231" calcext:value-type="float">
            <text:p>0.0715201616471231</text:p>
          </table:table-cell>
          <table:table-cell office:value-type="float" office:value="0.0649823677381576" calcext:value-type="float">
            <text:p>0.0649823677381576</text:p>
          </table:table-cell>
          <table:table-cell office:value-type="float" office:value="0.157337687188433" calcext:value-type="float">
            <text:p>0.157337687188433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23842862699339" calcext:value-type="float">
            <text:p>0.0723842862699339</text:p>
          </table:table-cell>
          <table:table-cell office:value-type="float" office:value="0.0656341565508581" calcext:value-type="float">
            <text:p>0.0656341565508581</text:p>
          </table:table-cell>
          <table:table-cell office:value-type="float" office:value="0.160989010989011" calcext:value-type="float">
            <text:p>0.16098901098901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18505970685774" calcext:value-type="float">
            <text:p>0.0718505970685774</text:p>
          </table:table-cell>
          <table:table-cell office:value-type="float" office:value="0.0678112453291182" calcext:value-type="float">
            <text:p>0.0678112453291182</text:p>
          </table:table-cell>
          <table:table-cell office:value-type="float" office:value="0.124872637209062" calcext:value-type="float">
            <text:p>0.124872637209062</text:p>
          </table:table-cell>
          <table:table-cell table:number-columns-repeated="3" office:value-type="float" office:value="0.0539956803455724" calcext:value-type="float">
            <text:p>0.0539956803455724</text:p>
          </table:table-cell>
          <table:table-cell office:value-type="float" office:value="2364" calcext:value-type="float">
            <text:p>2364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348275626904" calcext:value-type="float">
            <text:p>0.075348275626904</text:p>
          </table:table-cell>
          <table:table-cell office:value-type="float" office:value="0.0716023609161356" calcext:value-type="float">
            <text:p>0.0716023609161356</text:p>
          </table:table-cell>
          <table:table-cell office:value-type="float" office:value="0.12451855169298" calcext:value-type="float">
            <text:p>0.12451855169298</text:p>
          </table:table-cell>
          <table:table-cell table:number-columns-repeated="3" office:value-type="float" office:value="0.0519337016574586" calcext:value-type="float">
            <text:p>0.0519337016574586</text:p>
          </table:table-cell>
          <table:table-cell office:value-type="float" office:value="2344" calcext:value-type="float">
            <text:p>2344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21109052695101" calcext:value-type="float">
            <text:p>4.21109052695101E-06</text:p>
          </table:table-cell>
          <table:table-cell office:value-type="float" office:value="0.00000476260447612731" calcext:value-type="float">
            <text:p>4.76260447612731E-06</text:p>
          </table:table-cell>
          <table:table-cell office:value-type="float" office:value="0.999801814556122" calcext:value-type="float">
            <text:p>0.999801814556122</text:p>
          </table:table-cell>
          <table:table-cell office:value-type="float" office:value="0.999780595302582" calcext:value-type="float">
            <text:p>0.999780595302582</text:p>
          </table:table-cell>
          <table:table-cell office:value-type="float" office:value="0.999801814556122" calcext:value-type="float">
            <text:p>0.999801814556122</text:p>
          </table:table-cell>
          <table:table-cell office:value-type="float" office:value="0.0188805555349029" calcext:value-type="float">
            <text:p>0.0188805555349029</text:p>
          </table:table-cell>
          <table:table-cell office:value-type="float" office:value="0.0142214681007192" calcext:value-type="float">
            <text:p>0.0142214681007192</text:p>
          </table:table-cell>
          <table:table-cell office:value-type="float" office:value="0.0796778276268745" calcext:value-type="float">
            <text:p>0.0796778276268745</text:p>
          </table:table-cell>
          <table:table-cell office:value-type="float" office:value="0.0000406057260988746" calcext:value-type="float">
            <text:p>4.06057260988746E-05</text:p>
          </table:table-cell>
          <table:table-cell office:value-type="float" office:value="0.0000337847759510623" calcext:value-type="float">
            <text:p>3.37847759510623E-05</text:p>
          </table:table-cell>
          <table:table-cell office:value-type="float" office:value="0.000815912033431232" calcext:value-type="float">
            <text:p>0.000815912033431232</text:p>
          </table:table-cell>
          <table:table-cell office:value-type="float" office:value="2358" calcext:value-type="float">
            <text:p>235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252278295009941" calcext:value-type="float">
            <text:p>0.0252278295009941</text:p>
          </table:table-cell>
          <table:table-cell office:value-type="float" office:value="0.0261309383285797" calcext:value-type="float">
            <text:p>0.0261309383285797</text:p>
          </table:table-cell>
          <table:table-cell office:value-type="float" office:value="0.922523827277561" calcext:value-type="float">
            <text:p>0.922523827277561</text:p>
          </table:table-cell>
          <table:table-cell office:value-type="float" office:value="0.920363941860576" calcext:value-type="float">
            <text:p>0.920363941860576</text:p>
          </table:table-cell>
          <table:table-cell office:value-type="float" office:value="0.922523827277561" calcext:value-type="float">
            <text:p>0.922523827277561</text:p>
          </table:table-cell>
          <table:table-cell office:value-type="float" office:value="0.0804477118911374" calcext:value-type="float">
            <text:p>0.0804477118911374</text:p>
          </table:table-cell>
          <table:table-cell office:value-type="float" office:value="0.0736038680212987" calcext:value-type="float">
            <text:p>0.0736038680212987</text:p>
          </table:table-cell>
          <table:table-cell office:value-type="float" office:value="0.169754264684441" calcext:value-type="float">
            <text:p>0.169754264684441</text:p>
          </table:table-cell>
          <table:table-cell office:value-type="float" office:value="0.0479005957495962" calcext:value-type="float">
            <text:p>0.0479005957495962</text:p>
          </table:table-cell>
          <table:table-cell office:value-type="float" office:value="0.0454995990892454" calcext:value-type="float">
            <text:p>0.0454995990892454</text:p>
          </table:table-cell>
          <table:table-cell office:value-type="float" office:value="0.108200410671937" calcext:value-type="float">
            <text:p>0.108200410671937</text:p>
          </table:table-cell>
          <table:table-cell office:value-type="float" office:value="2359" calcext:value-type="float">
            <text:p>2359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51883210058094" calcext:value-type="float">
            <text:p>0.0251883210058094</text:p>
          </table:table-cell>
          <table:table-cell office:value-type="float" office:value="0.0260909840358559" calcext:value-type="float">
            <text:p>0.0260909840358559</text:p>
          </table:table-cell>
          <table:table-cell office:value-type="float" office:value="0.922852905476289" calcext:value-type="float">
            <text:p>0.922852905476289</text:p>
          </table:table-cell>
          <table:table-cell office:value-type="float" office:value="0.920699194998839" calcext:value-type="float">
            <text:p>0.920699194998839</text:p>
          </table:table-cell>
          <table:table-cell office:value-type="float" office:value="0.922852905476289" calcext:value-type="float">
            <text:p>0.922852905476289</text:p>
          </table:table-cell>
          <table:table-cell office:value-type="float" office:value="0.0804419296936013" calcext:value-type="float">
            <text:p>0.0804419296936013</text:p>
          </table:table-cell>
          <table:table-cell office:value-type="float" office:value="0.0735913297471145" calcext:value-type="float">
            <text:p>0.0735913297471145</text:p>
          </table:table-cell>
          <table:table-cell office:value-type="float" office:value="0.169836643749397" calcext:value-type="float">
            <text:p>0.169836643749397</text:p>
          </table:table-cell>
          <table:table-cell office:value-type="float" office:value="0.0478580450665301" calcext:value-type="float">
            <text:p>0.0478580450665301</text:p>
          </table:table-cell>
          <table:table-cell office:value-type="float" office:value="0.0454567045503807" calcext:value-type="float">
            <text:p>0.0454567045503807</text:p>
          </table:table-cell>
          <table:table-cell office:value-type="float" office:value="0.108196527061742" calcext:value-type="float">
            <text:p>0.108196527061742</text:p>
          </table:table-cell>
          <table:table-cell office:value-type="float" office:value="2359" calcext:value-type="float">
            <text:p>2359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49969667885559" calcext:value-type="float">
            <text:p>0.0249969667885559</text:p>
          </table:table-cell>
          <table:table-cell office:value-type="float" office:value="0.0259003358677067" calcext:value-type="float">
            <text:p>0.0259003358677067</text:p>
          </table:table-cell>
          <table:table-cell office:value-type="float" office:value="0.925782072694083" calcext:value-type="float">
            <text:p>0.925782072694083</text:p>
          </table:table-cell>
          <table:table-cell office:value-type="float" office:value="0.923686326692622" calcext:value-type="float">
            <text:p>0.923686326692622</text:p>
          </table:table-cell>
          <table:table-cell office:value-type="float" office:value="0.925782072694083" calcext:value-type="float">
            <text:p>0.925782072694083</text:p>
          </table:table-cell>
          <table:table-cell office:value-type="float" office:value="0.0807179082368895" calcext:value-type="float">
            <text:p>0.0807179082368895</text:p>
          </table:table-cell>
          <table:table-cell office:value-type="float" office:value="0.0737945463143106" calcext:value-type="float">
            <text:p>0.0737945463143106</text:p>
          </table:table-cell>
          <table:table-cell office:value-type="float" office:value="0.171062106439722" calcext:value-type="float">
            <text:p>0.171062106439722</text:p>
          </table:table-cell>
          <table:table-cell office:value-type="float" office:value="0.0477472447812297" calcext:value-type="float">
            <text:p>0.0477472447812297</text:p>
          </table:table-cell>
          <table:table-cell office:value-type="float" office:value="0.0453322725129882" calcext:value-type="float">
            <text:p>0.0453322725129882</text:p>
          </table:table-cell>
          <table:table-cell office:value-type="float" office:value="0.108650974090366" calcext:value-type="float">
            <text:p>0.108650974090366</text:p>
          </table:table-cell>
          <table:table-cell office:value-type="float" office:value="2358" calcext:value-type="float">
            <text:p>235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80512062918024" calcext:value-type="float">
            <text:p>0.0780512062918024</text:p>
          </table:table-cell>
          <table:table-cell office:value-type="float" office:value="0.0699810048206466" calcext:value-type="float">
            <text:p>0.0699810048206466</text:p>
          </table:table-cell>
          <table:table-cell office:value-type="float" office:value="0.183360720571148" calcext:value-type="float">
            <text:p>0.183360720571148</text:p>
          </table:table-cell>
          <table:table-cell table:number-columns-repeated="2" office:value-type="float" office:value="0.0515021459227468" calcext:value-type="float">
            <text:p>0.0515021459227468</text:p>
          </table:table-cell>
          <table:table-cell office:value-type="float" office:value="0.152380952380952" calcext:value-type="float">
            <text:p>0.15238095238095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80512062918024" calcext:value-type="float">
            <text:p>0.0780512062918024</text:p>
          </table:table-cell>
          <table:table-cell office:value-type="float" office:value="0.0699810048206466" calcext:value-type="float">
            <text:p>0.0699810048206466</text:p>
          </table:table-cell>
          <table:table-cell office:value-type="float" office:value="0.183360720571148" calcext:value-type="float">
            <text:p>0.183360720571148</text:p>
          </table:table-cell>
          <table:table-cell table:number-columns-repeated="2" office:value-type="float" office:value="0.0515021459227468" calcext:value-type="float">
            <text:p>0.0515021459227468</text:p>
          </table:table-cell>
          <table:table-cell office:value-type="float" office:value="0.152380952380952" calcext:value-type="float">
            <text:p>0.15238095238095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1201179089794" calcext:value-type="float">
            <text:p>0.0871201179089794</text:p>
          </table:table-cell>
          <table:table-cell office:value-type="float" office:value="0.0847405605667375" calcext:value-type="float">
            <text:p>0.0847405605667375</text:p>
          </table:table-cell>
          <table:table-cell office:value-type="float" office:value="0.118171390768398" calcext:value-type="float">
            <text:p>0.118171390768398</text:p>
          </table:table-cell>
          <table:table-cell table:number-columns-repeated="3" office:value-type="float" office:value="0.0721003134796238" calcext:value-type="float">
            <text:p>0.0721003134796238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1435155812272" calcext:value-type="float">
            <text:p>0.0871435155812272</text:p>
          </table:table-cell>
          <table:table-cell office:value-type="float" office:value="0.0817130840501363" calcext:value-type="float">
            <text:p>0.0817130840501363</text:p>
          </table:table-cell>
          <table:table-cell office:value-type="float" office:value="0.158006195888577" calcext:value-type="float">
            <text:p>0.158006195888577</text:p>
          </table:table-cell>
          <table:table-cell table:number-columns-repeated="3" office:value-type="float" office:value="0.0659574468085106" calcext:value-type="float">
            <text:p>0.0659574468085106</text:p>
          </table:table-cell>
          <table:table-cell office:value-type="float" office:value="2341" calcext:value-type="float">
            <text:p>2341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0802525331688152" calcext:value-type="float">
            <text:p>0.0802525331688152</text:p>
          </table:table-cell>
          <table:table-cell office:value-type="float" office:value="0.0723748207341547" calcext:value-type="float">
            <text:p>0.0723748207341547</text:p>
          </table:table-cell>
          <table:table-cell office:value-type="float" office:value="0.183050223299795" calcext:value-type="float">
            <text:p>0.183050223299795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80630105017503" calcext:value-type="float">
            <text:p>0.0780630105017503</text:p>
          </table:table-cell>
          <table:table-cell office:value-type="float" office:value="0.0699329983249581" calcext:value-type="float">
            <text:p>0.0699329983249581</text:p>
          </table:table-cell>
          <table:table-cell office:value-type="float" office:value="0.184153005464481" calcext:value-type="float">
            <text:p>0.18415300546448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1284059359946" calcext:value-type="float">
            <text:p>0.0871284059359946</text:p>
          </table:table-cell>
          <table:table-cell office:value-type="float" office:value="0.0847371873298923" calcext:value-type="float">
            <text:p>0.0847371873298923</text:p>
          </table:table-cell>
          <table:table-cell office:value-type="float" office:value="0.118331848730379" calcext:value-type="float">
            <text:p>0.118331848730379</text:p>
          </table:table-cell>
          <table:table-cell table:number-columns-repeated="3" office:value-type="float" office:value="0.0721003134796238" calcext:value-type="float">
            <text:p>0.0721003134796238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1457933726113" calcext:value-type="float">
            <text:p>0.0871457933726113</text:p>
          </table:table-cell>
          <table:table-cell office:value-type="float" office:value="0.081713472029948" calcext:value-type="float">
            <text:p>0.081713472029948</text:p>
          </table:table-cell>
          <table:table-cell office:value-type="float" office:value="0.158033134171955" calcext:value-type="float">
            <text:p>0.158033134171955</text:p>
          </table:table-cell>
          <table:table-cell table:number-columns-repeated="3" office:value-type="float" office:value="0.0659574468085106" calcext:value-type="float">
            <text:p>0.0659574468085106</text:p>
          </table:table-cell>
          <table:table-cell office:value-type="float" office:value="2341" calcext:value-type="float">
            <text:p>2341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665536163069191" calcext:value-type="float">
            <text:p>6.65536163069191E-06</text:p>
          </table:table-cell>
          <table:table-cell office:value-type="float" office:value="0.0000171425872395048" calcext:value-type="float">
            <text:p>1.71425872395048E-05</text:p>
          </table:table-cell>
          <table:table-cell office:value-type="float" office:value="0.999862551689148" calcext:value-type="float">
            <text:p>0.999862551689148</text:p>
          </table:table-cell>
          <table:table-cell office:value-type="float" office:value="0.998731434345245" calcext:value-type="float">
            <text:p>0.998731434345245</text:p>
          </table:table-cell>
          <table:table-cell office:value-type="float" office:value="0.999862551689148" calcext:value-type="float">
            <text:p>0.999862551689148</text:p>
          </table:table-cell>
          <table:table-cell office:value-type="float" office:value="0.0291398863048472" calcext:value-type="float">
            <text:p>0.0291398863048472</text:p>
          </table:table-cell>
          <table:table-cell office:value-type="float" office:value="0.021570010188455" calcext:value-type="float">
            <text:p>0.021570010188455</text:p>
          </table:table-cell>
          <table:table-cell office:value-type="float" office:value="0.140969712613267" calcext:value-type="float">
            <text:p>0.140969712613267</text:p>
          </table:table-cell>
          <table:table-cell office:value-type="float" office:value="0.000152333697769791" calcext:value-type="float">
            <text:p>0.000152333697769791</text:p>
          </table:table-cell>
          <table:table-cell office:value-type="float" office:value="0.000127081504615489" calcext:value-type="float">
            <text:p>0.000127081504615489</text:p>
          </table:table-cell>
          <table:table-cell office:value-type="float" office:value="0.00686430791392922" calcext:value-type="float">
            <text:p>0.00686430791392922</text:p>
          </table:table-cell>
          <table:table-cell office:value-type="float" office:value="2366" calcext:value-type="float">
            <text:p>236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162520556327173" calcext:value-type="float">
            <text:p>0.0162520556327173</text:p>
          </table:table-cell>
          <table:table-cell office:value-type="float" office:value="0.021186562542019" calcext:value-type="float">
            <text:p>0.021186562542019</text:p>
          </table:table-cell>
          <table:table-cell office:value-type="float" office:value="0.862927951720823" calcext:value-type="float">
            <text:p>0.862927951720823</text:p>
          </table:table-cell>
          <table:table-cell office:value-type="float" office:value="0.769393786266628" calcext:value-type="float">
            <text:p>0.769393786266628</text:p>
          </table:table-cell>
          <table:table-cell office:value-type="float" office:value="0.862927951720823" calcext:value-type="float">
            <text:p>0.862927951720823</text:p>
          </table:table-cell>
          <table:table-cell office:value-type="float" office:value="0.0696482980479636" calcext:value-type="float">
            <text:p>0.0696482980479636</text:p>
          </table:table-cell>
          <table:table-cell office:value-type="float" office:value="0.0631595442906121" calcext:value-type="float">
            <text:p>0.0631595442906121</text:p>
          </table:table-cell>
          <table:table-cell office:value-type="float" office:value="0.165506697113621" calcext:value-type="float">
            <text:p>0.165506697113621</text:p>
          </table:table-cell>
          <table:table-cell office:value-type="float" office:value="0.03882306497087" calcext:value-type="float">
            <text:p>0.03882306497087</text:p>
          </table:table-cell>
          <table:table-cell office:value-type="float" office:value="0.0369369635118595" calcext:value-type="float">
            <text:p>0.0369369635118595</text:p>
          </table:table-cell>
          <table:table-cell office:value-type="float" office:value="0.107184115212964" calcext:value-type="float">
            <text:p>0.107184115212964</text:p>
          </table:table-cell>
          <table:table-cell office:value-type="float" office:value="2391" calcext:value-type="float">
            <text:p>239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62168055672798" calcext:value-type="float">
            <text:p>0.0162168055672798</text:p>
          </table:table-cell>
          <table:table-cell office:value-type="float" office:value="0.0211474288338491" calcext:value-type="float">
            <text:p>0.0211474288338491</text:p>
          </table:table-cell>
          <table:table-cell office:value-type="float" office:value="0.863494215417719" calcext:value-type="float">
            <text:p>0.863494215417719</text:p>
          </table:table-cell>
          <table:table-cell office:value-type="float" office:value="0.770111143439984" calcext:value-type="float">
            <text:p>0.770111143439984</text:p>
          </table:table-cell>
          <table:table-cell office:value-type="float" office:value="0.863494215417719" calcext:value-type="float">
            <text:p>0.863494215417719</text:p>
          </table:table-cell>
          <table:table-cell office:value-type="float" office:value="0.0696462406859121" calcext:value-type="float">
            <text:p>0.0696462406859121</text:p>
          </table:table-cell>
          <table:table-cell office:value-type="float" office:value="0.06314972661263" calcext:value-type="float">
            <text:p>0.06314972661263</text:p>
          </table:table-cell>
          <table:table-cell office:value-type="float" office:value="0.165619282946423" calcext:value-type="float">
            <text:p>0.165619282946423</text:p>
          </table:table-cell>
          <table:table-cell office:value-type="float" office:value="0.038780036402335" calcext:value-type="float">
            <text:p>0.038780036402335</text:p>
          </table:table-cell>
          <table:table-cell office:value-type="float" office:value="0.0368937777989939" calcext:value-type="float">
            <text:p>0.0368937777989939</text:p>
          </table:table-cell>
          <table:table-cell office:value-type="float" office:value="0.107196544190137" calcext:value-type="float">
            <text:p>0.107196544190137</text:p>
          </table:table-cell>
          <table:table-cell office:value-type="float" office:value="2391" calcext:value-type="float">
            <text:p>239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12232238615964" calcext:value-type="float">
            <text:p>0.0112232238615964</text:p>
          </table:table-cell>
          <table:table-cell office:value-type="float" office:value="0.015937652342348" calcext:value-type="float">
            <text:p>0.015937652342348</text:p>
          </table:table-cell>
          <table:table-cell office:value-type="float" office:value="0.965804015009837" calcext:value-type="float">
            <text:p>0.965804015009837</text:p>
          </table:table-cell>
          <table:table-cell office:value-type="float" office:value="0.9245232548216" calcext:value-type="float">
            <text:p>0.9245232548216</text:p>
          </table:table-cell>
          <table:table-cell office:value-type="float" office:value="0.965804015009837" calcext:value-type="float">
            <text:p>0.965804015009837</text:p>
          </table:table-cell>
          <table:table-cell office:value-type="float" office:value="0.0823784612843982" calcext:value-type="float">
            <text:p>0.0823784612843982</text:p>
          </table:table-cell>
          <table:table-cell office:value-type="float" office:value="0.0730820470115089" calcext:value-type="float">
            <text:p>0.0730820470115089</text:p>
          </table:table-cell>
          <table:table-cell office:value-type="float" office:value="0.219714446371008" calcext:value-type="float">
            <text:p>0.219714446371008</text:p>
          </table:table-cell>
          <table:table-cell office:value-type="float" office:value="0.0354952938387814" calcext:value-type="float">
            <text:p>0.0354952938387814</text:p>
          </table:table-cell>
          <table:table-cell office:value-type="float" office:value="0.033236043314102" calcext:value-type="float">
            <text:p>0.033236043314102</text:p>
          </table:table-cell>
          <table:table-cell office:value-type="float" office:value="0.133660117464418" calcext:value-type="float">
            <text:p>0.133660117464418</text:p>
          </table:table-cell>
          <table:table-cell office:value-type="float" office:value="2366" calcext:value-type="float">
            <text:p>236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62551689148" calcext:value-type="float">
            <text:p>0.999862551689148</text:p>
          </table:table-cell>
          <table:table-cell office:value-type="float" office:value="0.4" calcext:value-type="float">
            <text:p>0.4</text:p>
          </table:table-cell>
          <table:table-cell office:value-type="float" office:value="0.999862551689148" calcext:value-type="float">
            <text:p>0.999862551689148</text:p>
          </table:table-cell>
          <table:table-cell office:value-type="float" office:value="0.0676619483191237" calcext:value-type="float">
            <text:p>0.0676619483191237</text:p>
          </table:table-cell>
          <table:table-cell office:value-type="float" office:value="0.0605802823110836" calcext:value-type="float">
            <text:p>0.0605802823110836</text:p>
          </table:table-cell>
          <table:table-cell office:value-type="float" office:value="0.172279443701705" calcext:value-type="float">
            <text:p>0.172279443701705</text:p>
          </table:table-cell>
          <table:table-cell table:number-columns-repeated="2" office:value-type="float" office:value="0.0191387559808612" calcext:value-type="float">
            <text:p>0.0191387559808612</text:p>
          </table:table-cell>
          <table:table-cell office:value-type="float" office:value="0.126984126984127" calcext:value-type="float">
            <text:p>0.126984126984127</text:p>
          </table:table-cell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74286188909241" calcext:value-type="float">
            <text:p>0.0674286188909241</text:p>
          </table:table-cell>
          <table:table-cell office:value-type="float" office:value="0.0605802709289357" calcext:value-type="float">
            <text:p>0.0605802709289357</text:p>
          </table:table-cell>
          <table:table-cell office:value-type="float" office:value="0.168599305347784" calcext:value-type="float">
            <text:p>0.168599305347784</text:p>
          </table:table-cell>
          <table:table-cell table:number-columns-repeated="2" office:value-type="float" office:value="0.0191387559808612" calcext:value-type="float">
            <text:p>0.0191387559808612</text:p>
          </table:table-cell>
          <table:table-cell office:value-type="float" office:value="0.126984126984127" calcext:value-type="float">
            <text:p>0.126984126984127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8753232202758" calcext:value-type="float">
            <text:p>0.0678753232202758</text:p>
          </table:table-cell>
          <table:table-cell office:value-type="float" office:value="0.0639020025977835" calcext:value-type="float">
            <text:p>0.0639020025977835</text:p>
          </table:table-cell>
          <table:table-cell office:value-type="float" office:value="0.126573213152555" calcext:value-type="float">
            <text:p>0.126573213152555</text:p>
          </table:table-cell>
          <table:table-cell table:number-columns-repeated="3" office:value-type="float" office:value="0.0505920344456405" calcext:value-type="float">
            <text:p>0.0505920344456405</text:p>
          </table:table-cell>
          <table:table-cell office:value-type="float" office:value="2378" calcext:value-type="float">
            <text:p>2378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9190803698178" calcext:value-type="float">
            <text:p>0.0649190803698178</text:p>
          </table:table-cell>
          <table:table-cell office:value-type="float" office:value="0.0611758259569945" calcext:value-type="float">
            <text:p>0.0611758259569945</text:p>
          </table:table-cell>
          <table:table-cell office:value-type="float" office:value="0.120218200775207" calcext:value-type="float">
            <text:p>0.120218200775207</text:p>
          </table:table-cell>
          <table:table-cell table:number-columns-repeated="3" office:value-type="float" office:value="0.0449943757030371" calcext:value-type="float">
            <text:p>0.0449943757030371</text:p>
          </table:table-cell>
          <table:table-cell office:value-type="float" office:value="2372" calcext:value-type="float">
            <text:p>2372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682544281527197" calcext:value-type="float">
            <text:p>0.0682544281527197</text:p>
          </table:table-cell>
          <table:table-cell office:value-type="float" office:value="0.0620514724775398" calcext:value-type="float">
            <text:p>0.0620514724775398</text:p>
          </table:table-cell>
          <table:table-cell office:value-type="float" office:value="0.159890730397094" calcext:value-type="float">
            <text:p>0.159890730397094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67833527810191" calcext:value-type="float">
            <text:p>0.0667833527810191</text:p>
          </table:table-cell>
          <table:table-cell office:value-type="float" office:value="0.0606312292358804" calcext:value-type="float">
            <text:p>0.0606312292358804</text:p>
          </table:table-cell>
          <table:table-cell office:value-type="float" office:value="0.157668711656442" calcext:value-type="float">
            <text:p>0.15766871165644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8753232202758" calcext:value-type="float">
            <text:p>0.0678753232202758</text:p>
          </table:table-cell>
          <table:table-cell office:value-type="float" office:value="0.0639020025977835" calcext:value-type="float">
            <text:p>0.0639020025977835</text:p>
          </table:table-cell>
          <table:table-cell office:value-type="float" office:value="0.126573213152555" calcext:value-type="float">
            <text:p>0.126573213152555</text:p>
          </table:table-cell>
          <table:table-cell table:number-columns-repeated="3" office:value-type="float" office:value="0.0505920344456405" calcext:value-type="float">
            <text:p>0.0505920344456405</text:p>
          </table:table-cell>
          <table:table-cell office:value-type="float" office:value="2378" calcext:value-type="float">
            <text:p>2378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9130437361219" calcext:value-type="float">
            <text:p>0.0649130437361219</text:p>
          </table:table-cell>
          <table:table-cell office:value-type="float" office:value="0.0611739230470265" calcext:value-type="float">
            <text:p>0.0611739230470265</text:p>
          </table:table-cell>
          <table:table-cell office:value-type="float" office:value="0.120151096615519" calcext:value-type="float">
            <text:p>0.120151096615519</text:p>
          </table:table-cell>
          <table:table-cell table:number-columns-repeated="3" office:value-type="float" office:value="0.0449943757030371" calcext:value-type="float">
            <text:p>0.0449943757030371</text:p>
          </table:table-cell>
          <table:table-cell office:value-type="float" office:value="2372" calcext:value-type="float">
            <text:p>2372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206716849788791" calcext:value-type="float">
            <text:p>2.06716849788791E-05</text:p>
          </table:table-cell>
          <table:table-cell office:value-type="float" office:value="0.000028902093617944" calcext:value-type="float">
            <text:p>2.8902093617944E-05</text:p>
          </table:table-cell>
          <table:table-cell office:value-type="float" office:value="0.999760925769806" calcext:value-type="float">
            <text:p>0.999760925769806</text:p>
          </table:table-cell>
          <table:table-cell office:value-type="float" office:value="0.999739944934845" calcext:value-type="float">
            <text:p>0.999739944934845</text:p>
          </table:table-cell>
          <table:table-cell office:value-type="float" office:value="0.999760925769806" calcext:value-type="float">
            <text:p>0.999760925769806</text:p>
          </table:table-cell>
          <table:table-cell office:value-type="float" office:value="0.0515683882899406" calcext:value-type="float">
            <text:p>0.0515683882899406</text:p>
          </table:table-cell>
          <table:table-cell office:value-type="float" office:value="0.0409319709561096" calcext:value-type="float">
            <text:p>0.0409319709561096</text:p>
          </table:table-cell>
          <table:table-cell office:value-type="float" office:value="0.180453547309577" calcext:value-type="float">
            <text:p>0.180453547309577</text:p>
          </table:table-cell>
          <table:table-cell office:value-type="float" office:value="0.000342533516231924" calcext:value-type="float">
            <text:p>0.000342533516231924</text:p>
          </table:table-cell>
          <table:table-cell office:value-type="float" office:value="0.000263707042904571" calcext:value-type="float">
            <text:p>0.000263707042904571</text:p>
          </table:table-cell>
          <table:table-cell office:value-type="float" office:value="0.00672346702776849" calcext:value-type="float">
            <text:p>0.00672346702776849</text:p>
          </table:table-cell>
          <table:table-cell office:value-type="float" office:value="2294" calcext:value-type="float">
            <text:p>2294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0210019338693951" calcext:value-type="float">
            <text:p>0.0210019338693951</text:p>
          </table:table-cell>
          <table:table-cell office:value-type="float" office:value="0.0227520405590692" calcext:value-type="float">
            <text:p>0.0227520405590692</text:p>
          </table:table-cell>
          <table:table-cell office:value-type="float" office:value="0.695838484159624" calcext:value-type="float">
            <text:p>0.695838484159624</text:p>
          </table:table-cell>
          <table:table-cell office:value-type="float" office:value="0.691473189186137" calcext:value-type="float">
            <text:p>0.691473189186137</text:p>
          </table:table-cell>
          <table:table-cell office:value-type="float" office:value="0.695838484159624" calcext:value-type="float">
            <text:p>0.695838484159624</text:p>
          </table:table-cell>
          <table:table-cell office:value-type="float" office:value="0.0679985458341887" calcext:value-type="float">
            <text:p>0.0679985458341887</text:p>
          </table:table-cell>
          <table:table-cell office:value-type="float" office:value="0.0621833269712234" calcext:value-type="float">
            <text:p>0.0621833269712234</text:p>
          </table:table-cell>
          <table:table-cell office:value-type="float" office:value="0.138463570321652" calcext:value-type="float">
            <text:p>0.138463570321652</text:p>
          </table:table-cell>
          <table:table-cell office:value-type="float" office:value="0.0408417035898613" calcext:value-type="float">
            <text:p>0.0408417035898613</text:p>
          </table:table-cell>
          <table:table-cell office:value-type="float" office:value="0.0384116707311494" calcext:value-type="float">
            <text:p>0.0384116707311494</text:p>
          </table:table-cell>
          <table:table-cell office:value-type="float" office:value="0.081065489641107" calcext:value-type="float">
            <text:p>0.081065489641107</text:p>
          </table:table-cell>
          <table:table-cell office:value-type="float" office:value="2358" calcext:value-type="float">
            <text:p>2358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09741386073753" calcext:value-type="float">
            <text:p>0.0209741386073753</text:p>
          </table:table-cell>
          <table:table-cell office:value-type="float" office:value="0.0227235777650354" calcext:value-type="float">
            <text:p>0.0227235777650354</text:p>
          </table:table-cell>
          <table:table-cell office:value-type="float" office:value="0.696419285804741" calcext:value-type="float">
            <text:p>0.696419285804741</text:p>
          </table:table-cell>
          <table:table-cell office:value-type="float" office:value="0.692054794943145" calcext:value-type="float">
            <text:p>0.692054794943145</text:p>
          </table:table-cell>
          <table:table-cell office:value-type="float" office:value="0.696419285804741" calcext:value-type="float">
            <text:p>0.696419285804741</text:p>
          </table:table-cell>
          <table:table-cell office:value-type="float" office:value="0.0679987665495006" calcext:value-type="float">
            <text:p>0.0679987665495006</text:p>
          </table:table-cell>
          <table:table-cell office:value-type="float" office:value="0.0621781334666612" calcext:value-type="float">
            <text:p>0.0621781334666612</text:p>
          </table:table-cell>
          <table:table-cell office:value-type="float" office:value="0.138529397017581" calcext:value-type="float">
            <text:p>0.138529397017581</text:p>
          </table:table-cell>
          <table:table-cell office:value-type="float" office:value="0.0408122939053432" calcext:value-type="float">
            <text:p>0.0408122939053432</text:p>
          </table:table-cell>
          <table:table-cell office:value-type="float" office:value="0.0383818716652924" calcext:value-type="float">
            <text:p>0.0383818716652924</text:p>
          </table:table-cell>
          <table:table-cell office:value-type="float" office:value="0.0810571694115573" calcext:value-type="float">
            <text:p>0.0810571694115573</text:p>
          </table:table-cell>
          <table:table-cell office:value-type="float" office:value="2358" calcext:value-type="float">
            <text:p>2358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46459621858955" calcext:value-type="float">
            <text:p>0.0146459621858955</text:p>
          </table:table-cell>
          <table:table-cell office:value-type="float" office:value="0.0166580656455143" calcext:value-type="float">
            <text:p>0.0166580656455143</text:p>
          </table:table-cell>
          <table:table-cell office:value-type="float" office:value="0.962801203063115" calcext:value-type="float">
            <text:p>0.962801203063115</text:p>
          </table:table-cell>
          <table:table-cell office:value-type="float" office:value="0.961607347851483" calcext:value-type="float">
            <text:p>0.961607347851483</text:p>
          </table:table-cell>
          <table:table-cell office:value-type="float" office:value="0.962801203063115" calcext:value-type="float">
            <text:p>0.962801203063115</text:p>
          </table:table-cell>
          <table:table-cell office:value-type="float" office:value="0.102325150111344" calcext:value-type="float">
            <text:p>0.102325150111344</text:p>
          </table:table-cell>
          <table:table-cell office:value-type="float" office:value="0.0908568700721577" calcext:value-type="float">
            <text:p>0.0908568700721577</text:p>
          </table:table-cell>
          <table:table-cell office:value-type="float" office:value="0.241290278137204" calcext:value-type="float">
            <text:p>0.241290278137204</text:p>
          </table:table-cell>
          <table:table-cell office:value-type="float" office:value="0.0425651915244669" calcext:value-type="float">
            <text:p>0.0425651915244669</text:p>
          </table:table-cell>
          <table:table-cell office:value-type="float" office:value="0.0385940962557778" calcext:value-type="float">
            <text:p>0.0385940962557778</text:p>
          </table:table-cell>
          <table:table-cell office:value-type="float" office:value="0.124645792522854" calcext:value-type="float">
            <text:p>0.124645792522854</text:p>
          </table:table-cell>
          <table:table-cell office:value-type="float" office:value="2294" calcext:value-type="float">
            <text:p>2294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5925925925926" calcext:value-type="float">
            <text:p>0.00925925925925926</text:p>
          </table:table-cell>
          <table:table-cell office:value-type="float" office:value="0.999760925769806" calcext:value-type="float">
            <text:p>0.999760925769806</text:p>
          </table:table-cell>
          <table:table-cell office:value-type="float" office:value="0.999739944934845" calcext:value-type="float">
            <text:p>0.999739944934845</text:p>
          </table:table-cell>
          <table:table-cell office:value-type="float" office:value="0.999760925769806" calcext:value-type="float">
            <text:p>0.999760925769806</text:p>
          </table:table-cell>
          <table:table-cell office:value-type="float" office:value="0.0697662238718487" calcext:value-type="float">
            <text:p>0.0697662238718487</text:p>
          </table:table-cell>
          <table:table-cell office:value-type="float" office:value="0.0629371491780981" calcext:value-type="float">
            <text:p>0.0629371491780981</text:p>
          </table:table-cell>
          <table:table-cell office:value-type="float" office:value="0.152516491206836" calcext:value-type="float">
            <text:p>0.152516491206836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58" calcext:value-type="float">
            <text:p>2358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5925925925926" calcext:value-type="float">
            <text:p>0.00925925925925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7670745261953" calcext:value-type="float">
            <text:p>0.0697670745261953</text:p>
          </table:table-cell>
          <table:table-cell office:value-type="float" office:value="0.0629374884681578" calcext:value-type="float">
            <text:p>0.0629374884681578</text:p>
          </table:table-cell>
          <table:table-cell office:value-type="float" office:value="0.15252353823966" calcext:value-type="float">
            <text:p>0.15252353823966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58" calcext:value-type="float">
            <text:p>2358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44939006412296" calcext:value-type="float">
            <text:p>0.0644939006412296</text:p>
          </table:table-cell>
          <table:table-cell office:value-type="float" office:value="0.0613064847179264" calcext:value-type="float">
            <text:p>0.0613064847179264</text:p>
          </table:table-cell>
          <table:table-cell office:value-type="float" office:value="0.103116925222072" calcext:value-type="float">
            <text:p>0.103116925222072</text:p>
          </table:table-cell>
          <table:table-cell table:number-columns-repeated="3" office:value-type="float" office:value="0.0505494505494506" calcext:value-type="float">
            <text:p>0.0505494505494506</text:p>
          </table:table-cell>
          <table:table-cell office:value-type="float" office:value="2373" calcext:value-type="float">
            <text:p>237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406355953561" calcext:value-type="float">
            <text:p>0.070406355953561</text:p>
          </table:table-cell>
          <table:table-cell office:value-type="float" office:value="0.065132701671438" calcext:value-type="float">
            <text:p>0.065132701671438</text:p>
          </table:table-cell>
          <table:table-cell office:value-type="float" office:value="0.134309054525205" calcext:value-type="float">
            <text:p>0.134309054525205</text:p>
          </table:table-cell>
          <table:table-cell table:number-columns-repeated="3" office:value-type="float" office:value="0.0472350230414747" calcext:value-type="float">
            <text:p>0.0472350230414747</text:p>
          </table:table-cell>
          <table:table-cell office:value-type="float" office:value="2313" calcext:value-type="float">
            <text:p>2313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681574975798142" calcext:value-type="float">
            <text:p>0.0681574975798142</text:p>
          </table:table-cell>
          <table:table-cell office:value-type="float" office:value="0.0629357518626961" calcext:value-type="float">
            <text:p>0.0629357518626961</text:p>
          </table:table-cell>
          <table:table-cell office:value-type="float" office:value="0.1314312020602" calcext:value-type="float">
            <text:p>0.1314312020602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74834694671334" calcext:value-type="float">
            <text:p>0.0674834694671334</text:p>
          </table:table-cell>
          <table:table-cell office:value-type="float" office:value="0.062021052631579" calcext:value-type="float">
            <text:p>0.062021052631579</text:p>
          </table:table-cell>
          <table:table-cell office:value-type="float" office:value="0.133673469387755" calcext:value-type="float">
            <text:p>0.13367346938775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33" calcext:value-type="float">
            <text:p>2333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44939006412296" calcext:value-type="float">
            <text:p>0.0644939006412296</text:p>
          </table:table-cell>
          <table:table-cell office:value-type="float" office:value="0.0613064847179264" calcext:value-type="float">
            <text:p>0.0613064847179264</text:p>
          </table:table-cell>
          <table:table-cell office:value-type="float" office:value="0.103116925222072" calcext:value-type="float">
            <text:p>0.103116925222072</text:p>
          </table:table-cell>
          <table:table-cell table:number-columns-repeated="3" office:value-type="float" office:value="0.0505494505494506" calcext:value-type="float">
            <text:p>0.0505494505494506</text:p>
          </table:table-cell>
          <table:table-cell office:value-type="float" office:value="2373" calcext:value-type="float">
            <text:p>237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4011520836906" calcext:value-type="float">
            <text:p>0.0704011520836906</text:p>
          </table:table-cell>
          <table:table-cell office:value-type="float" office:value="0.065125072897297" calcext:value-type="float">
            <text:p>0.065125072897297</text:p>
          </table:table-cell>
          <table:table-cell office:value-type="float" office:value="0.134333234061674" calcext:value-type="float">
            <text:p>0.134333234061674</text:p>
          </table:table-cell>
          <table:table-cell table:number-columns-repeated="3" office:value-type="float" office:value="0.0472350230414747" calcext:value-type="float">
            <text:p>0.0472350230414747</text:p>
          </table:table-cell>
          <table:table-cell office:value-type="float" office:value="2313" calcext:value-type="float">
            <text:p>2313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79957316201762" calcext:value-type="float">
            <text:p>4.79957316201762E-06</text:p>
          </table:table-cell>
          <table:table-cell office:value-type="float" office:value="0.0000109322727439576" calcext:value-type="float">
            <text:p>1.09322727439576E-05</text:p>
          </table:table-cell>
          <table:table-cell office:value-type="float" office:value="0.999717175960541" calcext:value-type="float">
            <text:p>0.999717175960541</text:p>
          </table:table-cell>
          <table:table-cell office:value-type="float" office:value="0.999396443367004" calcext:value-type="float">
            <text:p>0.999396443367004</text:p>
          </table:table-cell>
          <table:table-cell office:value-type="float" office:value="0.999717175960541" calcext:value-type="float">
            <text:p>0.999717175960541</text:p>
          </table:table-cell>
          <table:table-cell office:value-type="float" office:value="0.0417970768685966" calcext:value-type="float">
            <text:p>0.0417970768685966</text:p>
          </table:table-cell>
          <table:table-cell office:value-type="float" office:value="0.030928285859421" calcext:value-type="float">
            <text:p>0.030928285859421</text:p>
          </table:table-cell>
          <table:table-cell office:value-type="float" office:value="0.187915149255996" calcext:value-type="float">
            <text:p>0.187915149255996</text:p>
          </table:table-cell>
          <table:table-cell office:value-type="float" office:value="0.000151298227137886" calcext:value-type="float">
            <text:p>0.000151298227137886</text:p>
          </table:table-cell>
          <table:table-cell office:value-type="float" office:value="0.000125380553072318" calcext:value-type="float">
            <text:p>0.000125380553072318</text:p>
          </table:table-cell>
          <table:table-cell office:value-type="float" office:value="0.00462204148061574" calcext:value-type="float">
            <text:p>0.00462204148061574</text:p>
          </table:table-cell>
          <table:table-cell office:value-type="float" office:value="2330" calcext:value-type="float">
            <text:p>233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22920188110711" calcext:value-type="float">
            <text:p>0.022920188110711</text:p>
          </table:table-cell>
          <table:table-cell office:value-type="float" office:value="0.0274608306267519" calcext:value-type="float">
            <text:p>0.0274608306267519</text:p>
          </table:table-cell>
          <table:table-cell office:value-type="float" office:value="0.699695342116556" calcext:value-type="float">
            <text:p>0.699695342116556</text:p>
          </table:table-cell>
          <table:table-cell office:value-type="float" office:value="0.662634203738137" calcext:value-type="float">
            <text:p>0.662634203738137</text:p>
          </table:table-cell>
          <table:table-cell office:value-type="float" office:value="0.699695342116556" calcext:value-type="float">
            <text:p>0.699695342116556</text:p>
          </table:table-cell>
          <table:table-cell office:value-type="float" office:value="0.0757399085936303" calcext:value-type="float">
            <text:p>0.0757399085936303</text:p>
          </table:table-cell>
          <table:table-cell office:value-type="float" office:value="0.0697557065087622" calcext:value-type="float">
            <text:p>0.0697557065087622</text:p>
          </table:table-cell>
          <table:table-cell office:value-type="float" office:value="0.156190445610986" calcext:value-type="float">
            <text:p>0.156190445610986</text:p>
          </table:table-cell>
          <table:table-cell office:value-type="float" office:value="0.0485521877918859" calcext:value-type="float">
            <text:p>0.0485521877918859</text:p>
          </table:table-cell>
          <table:table-cell office:value-type="float" office:value="0.046633952089359" calcext:value-type="float">
            <text:p>0.046633952089359</text:p>
          </table:table-cell>
          <table:table-cell office:value-type="float" office:value="0.0993709187543715" calcext:value-type="float">
            <text:p>0.0993709187543715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28931274807669" calcext:value-type="float">
            <text:p>0.0228931274807669</text:p>
          </table:table-cell>
          <table:table-cell office:value-type="float" office:value="0.0274325718833616" calcext:value-type="float">
            <text:p>0.0274325718833616</text:p>
          </table:table-cell>
          <table:table-cell office:value-type="float" office:value="0.700224826317464" calcext:value-type="float">
            <text:p>0.700224826317464</text:p>
          </table:table-cell>
          <table:table-cell office:value-type="float" office:value="0.66316663131173" calcext:value-type="float">
            <text:p>0.66316663131173</text:p>
          </table:table-cell>
          <table:table-cell office:value-type="float" office:value="0.700224826317464" calcext:value-type="float">
            <text:p>0.700224826317464</text:p>
          </table:table-cell>
          <table:table-cell office:value-type="float" office:value="0.0757411537460624" calcext:value-type="float">
            <text:p>0.0757411537460624</text:p>
          </table:table-cell>
          <table:table-cell office:value-type="float" office:value="0.0697513060511475" calcext:value-type="float">
            <text:p>0.0697513060511475</text:p>
          </table:table-cell>
          <table:table-cell office:value-type="float" office:value="0.156267589329946" calcext:value-type="float">
            <text:p>0.156267589329946</text:p>
          </table:table-cell>
          <table:table-cell office:value-type="float" office:value="0.0485254676432813" calcext:value-type="float">
            <text:p>0.0485254676432813</text:p>
          </table:table-cell>
          <table:table-cell office:value-type="float" office:value="0.0466067102918551" calcext:value-type="float">
            <text:p>0.0466067102918551</text:p>
          </table:table-cell>
          <table:table-cell office:value-type="float" office:value="0.0993751206003323" calcext:value-type="float">
            <text:p>0.0993751206003323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153369314010195" calcext:value-type="float">
            <text:p>0.0153369314010195</text:p>
          </table:table-cell>
          <table:table-cell office:value-type="float" office:value="0.0201878775392427" calcext:value-type="float">
            <text:p>0.0201878775392427</text:p>
          </table:table-cell>
          <table:table-cell office:value-type="float" office:value="0.941400621385799" calcext:value-type="float">
            <text:p>0.941400621385799</text:p>
          </table:table-cell>
          <table:table-cell office:value-type="float" office:value="0.925458305812721" calcext:value-type="float">
            <text:p>0.925458305812721</text:p>
          </table:table-cell>
          <table:table-cell office:value-type="float" office:value="0.941400621385799" calcext:value-type="float">
            <text:p>0.941400621385799</text:p>
          </table:table-cell>
          <table:table-cell office:value-type="float" office:value="0.100965170429245" calcext:value-type="float">
            <text:p>0.100965170429245</text:p>
          </table:table-cell>
          <table:table-cell office:value-type="float" office:value="0.0899637433315136" calcext:value-type="float">
            <text:p>0.0899637433315136</text:p>
          </table:table-cell>
          <table:table-cell office:value-type="float" office:value="0.248866378546499" calcext:value-type="float">
            <text:p>0.248866378546499</text:p>
          </table:table-cell>
          <table:table-cell office:value-type="float" office:value="0.0479122973639931" calcext:value-type="float">
            <text:p>0.0479122973639931</text:p>
          </table:table-cell>
          <table:table-cell office:value-type="float" office:value="0.0450816810108457" calcext:value-type="float">
            <text:p>0.0450816810108457</text:p>
          </table:table-cell>
          <table:table-cell office:value-type="float" office:value="0.138747962069671" calcext:value-type="float">
            <text:p>0.138747962069671</text:p>
          </table:table-cell>
          <table:table-cell office:value-type="float" office:value="2330" calcext:value-type="float">
            <text:p>233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010101010101" calcext:value-type="float">
            <text:p>0.010101010101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717175960541" calcext:value-type="float">
            <text:p>0.999717175960541</text:p>
          </table:table-cell>
          <table:table-cell office:value-type="float" office:value="0.0749171861959379" calcext:value-type="float">
            <text:p>0.0749171861959379</text:p>
          </table:table-cell>
          <table:table-cell office:value-type="float" office:value="0.0687217905164736" calcext:value-type="float">
            <text:p>0.0687217905164736</text:p>
          </table:table-cell>
          <table:table-cell office:value-type="float" office:value="0.158206971931658" calcext:value-type="float">
            <text:p>0.158206971931658</text:p>
          </table:table-cell>
          <table:table-cell table:number-columns-repeated="2" office:value-type="float" office:value="0.0526315789473684" calcext:value-type="float">
            <text:p>0.0526315789473684</text:p>
          </table:table-cell>
          <table:table-cell office:value-type="float" office:value="0.0737704918032787" calcext:value-type="float">
            <text:p>0.0737704918032787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010101010101" calcext:value-type="float">
            <text:p>0.010101010101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9175269271696" calcext:value-type="float">
            <text:p>0.0749175269271696</text:p>
          </table:table-cell>
          <table:table-cell office:value-type="float" office:value="0.0687220384044624" calcext:value-type="float">
            <text:p>0.0687220384044624</text:p>
          </table:table-cell>
          <table:table-cell office:value-type="float" office:value="0.158208560830756" calcext:value-type="float">
            <text:p>0.158208560830756</text:p>
          </table:table-cell>
          <table:table-cell table:number-columns-repeated="2" office:value-type="float" office:value="0.0526315789473684" calcext:value-type="float">
            <text:p>0.0526315789473684</text:p>
          </table:table-cell>
          <table:table-cell office:value-type="float" office:value="0.0737704918032787" calcext:value-type="float">
            <text:p>0.0737704918032787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8653419017792" calcext:value-type="float">
            <text:p>0.928653419017792</text:p>
          </table:table-cell>
          <table:table-cell office:value-type="float" office:value="0.916815042495728" calcext:value-type="float">
            <text:p>0.916815042495728</text:p>
          </table:table-cell>
          <table:table-cell office:value-type="float" office:value="0.928653419017792" calcext:value-type="float">
            <text:p>0.928653419017792</text:p>
          </table:table-cell>
          <table:table-cell office:value-type="float" office:value="0.0752307619005011" calcext:value-type="float">
            <text:p>0.0752307619005011</text:p>
          </table:table-cell>
          <table:table-cell office:value-type="float" office:value="0.0708101916772172" calcext:value-type="float">
            <text:p>0.0708101916772172</text:p>
          </table:table-cell>
          <table:table-cell office:value-type="float" office:value="0.134660113273077" calcext:value-type="float">
            <text:p>0.134660113273077</text:p>
          </table:table-cell>
          <table:table-cell table:number-columns-repeated="3" office:value-type="float" office:value="0.0581896551724138" calcext:value-type="float">
            <text:p>0.0581896551724138</text:p>
          </table:table-cell>
          <table:table-cell office:value-type="float" office:value="2384" calcext:value-type="float">
            <text:p>2384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815042495728" calcext:value-type="float">
            <text:p>0.916815042495728</text:p>
          </table:table-cell>
          <table:table-cell office:value-type="float" office:value="1" calcext:value-type="float">
            <text:p>1</text:p>
          </table:table-cell>
          <table:table-cell office:value-type="float" office:value="0.0821681591990428" calcext:value-type="float">
            <text:p>0.0821681591990428</text:p>
          </table:table-cell>
          <table:table-cell office:value-type="float" office:value="0.0746549590888515" calcext:value-type="float">
            <text:p>0.0746549590888515</text:p>
          </table:table-cell>
          <table:table-cell office:value-type="float" office:value="0.183174270792795" calcext:value-type="float">
            <text:p>0.183174270792795</text:p>
          </table:table-cell>
          <table:table-cell table:number-columns-repeated="3" office:value-type="float" office:value="0.0515695067264574" calcext:value-type="float">
            <text:p>0.0515695067264574</text:p>
          </table:table-cell>
          <table:table-cell office:value-type="float" office:value="2349" calcext:value-type="float">
            <text:p>2349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61024621245106" calcext:value-type="float">
            <text:p>0.0761024621245106</text:p>
          </table:table-cell>
          <table:table-cell office:value-type="float" office:value="0.0702989818600649" calcext:value-type="float">
            <text:p>0.0702989818600649</text:p>
          </table:table-cell>
          <table:table-cell office:value-type="float" office:value="0.154123407477424" calcext:value-type="float">
            <text:p>0.154123407477424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745624270711785" calcext:value-type="float">
            <text:p>0.0745624270711785</text:p>
          </table:table-cell>
          <table:table-cell office:value-type="float" office:value="0.069034684496448" calcext:value-type="float">
            <text:p>0.069034684496448</text:p>
          </table:table-cell>
          <table:table-cell office:value-type="float" office:value="0.148876404494382" calcext:value-type="float">
            <text:p>0.14887640449438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0752162899924384" calcext:value-type="float">
            <text:p>0.0752162899924384</text:p>
          </table:table-cell>
          <table:table-cell office:value-type="float" office:value="0.0708280017916644" calcext:value-type="float">
            <text:p>0.0708280017916644</text:p>
          </table:table-cell>
          <table:table-cell office:value-type="float" office:value="0.134211647657901" calcext:value-type="float">
            <text:p>0.134211647657901</text:p>
          </table:table-cell>
          <table:table-cell table:number-columns-repeated="3" office:value-type="float" office:value="0.0581896551724138" calcext:value-type="float">
            <text:p>0.0581896551724138</text:p>
          </table:table-cell>
          <table:table-cell office:value-type="float" office:value="2382" calcext:value-type="float">
            <text:p>2382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0821209582975372" calcext:value-type="float">
            <text:p>0.0821209582975372</text:p>
          </table:table-cell>
          <table:table-cell office:value-type="float" office:value="0.0746308413712799" calcext:value-type="float">
            <text:p>0.0746308413712799</text:p>
          </table:table-cell>
          <table:table-cell office:value-type="float" office:value="0.182816743716266" calcext:value-type="float">
            <text:p>0.182816743716266</text:p>
          </table:table-cell>
          <table:table-cell table:number-columns-repeated="3" office:value-type="float" office:value="0.0515695067264574" calcext:value-type="float">
            <text:p>0.0515695067264574</text:p>
          </table:table-cell>
          <table:table-cell office:value-type="float" office:value="2349" calcext:value-type="float">
            <text:p>2349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767858091421658" calcext:value-type="float">
            <text:p>7.67858091421658E-06</text:p>
          </table:table-cell>
          <table:table-cell office:value-type="float" office:value="0.0000119056585390354" calcext:value-type="float">
            <text:p>1.19056585390354E-05</text:p>
          </table:table-cell>
          <table:table-cell table:number-columns-repeated="2" office:value-type="float" office:value="0.999943137168884" calcext:value-type="float">
            <text:p>0.999943137168884</text:p>
          </table:table-cell>
          <table:table-cell office:value-type="float" office:value="0.999808490276337" calcext:value-type="float">
            <text:p>0.999808490276337</text:p>
          </table:table-cell>
          <table:table-cell office:value-type="float" office:value="0.0317505345398221" calcext:value-type="float">
            <text:p>0.0317505345398221</text:p>
          </table:table-cell>
          <table:table-cell office:value-type="float" office:value="0.0246901143221194" calcext:value-type="float">
            <text:p>0.0246901143221194</text:p>
          </table:table-cell>
          <table:table-cell office:value-type="float" office:value="0.143332861901946" calcext:value-type="float">
            <text:p>0.143332861901946</text:p>
          </table:table-cell>
          <table:table-cell office:value-type="float" office:value="0.0000711664542905055" calcext:value-type="float">
            <text:p>7.11664542905055E-05</text:p>
          </table:table-cell>
          <table:table-cell office:value-type="float" office:value="0.0000615719036431983" calcext:value-type="float">
            <text:p>6.15719036431983E-05</text:p>
          </table:table-cell>
          <table:table-cell office:value-type="float" office:value="0.00205317302607" calcext:value-type="float">
            <text:p>0.00205317302607</text:p>
          </table:table-cell>
          <table:table-cell office:value-type="float" office:value="2363" calcext:value-type="float">
            <text:p>2363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172185580715248" calcext:value-type="float">
            <text:p>0.0172185580715248</text:p>
          </table:table-cell>
          <table:table-cell office:value-type="float" office:value="0.0196210430018507" calcext:value-type="float">
            <text:p>0.0196210430018507</text:p>
          </table:table-cell>
          <table:table-cell table:number-columns-repeated="2" office:value-type="float" office:value="0.923738271361351" calcext:value-type="float">
            <text:p>0.923738271361351</text:p>
          </table:table-cell>
          <table:table-cell office:value-type="float" office:value="0.893386527327036" calcext:value-type="float">
            <text:p>0.893386527327036</text:p>
          </table:table-cell>
          <table:table-cell office:value-type="float" office:value="0.0678645559566669" calcext:value-type="float">
            <text:p>0.0678645559566669</text:p>
          </table:table-cell>
          <table:table-cell office:value-type="float" office:value="0.0613697520133414" calcext:value-type="float">
            <text:p>0.0613697520133414</text:p>
          </table:table-cell>
          <table:table-cell office:value-type="float" office:value="0.170507928080595" calcext:value-type="float">
            <text:p>0.170507928080595</text:p>
          </table:table-cell>
          <table:table-cell office:value-type="float" office:value="0.0332832171774456" calcext:value-type="float">
            <text:p>0.0332832171774456</text:p>
          </table:table-cell>
          <table:table-cell office:value-type="float" office:value="0.0318980935356555" calcext:value-type="float">
            <text:p>0.0318980935356555</text:p>
          </table:table-cell>
          <table:table-cell office:value-type="float" office:value="0.0872080168454683" calcext:value-type="float">
            <text:p>0.0872080168454683</text:p>
          </table:table-cell>
          <table:table-cell office:value-type="float" office:value="2383" calcext:value-type="float">
            <text:p>238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171854714172288" calcext:value-type="float">
            <text:p>0.0171854714172288</text:p>
          </table:table-cell>
          <table:table-cell office:value-type="float" office:value="0.019586322729064" calcext:value-type="float">
            <text:p>0.019586322729064</text:p>
          </table:table-cell>
          <table:table-cell table:number-columns-repeated="2" office:value-type="float" office:value="0.924120709579865" calcext:value-type="float">
            <text:p>0.924120709579865</text:p>
          </table:table-cell>
          <table:table-cell office:value-type="float" office:value="0.893864147020171" calcext:value-type="float">
            <text:p>0.893864147020171</text:p>
          </table:table-cell>
          <table:table-cell office:value-type="float" office:value="0.0678680878740043" calcext:value-type="float">
            <text:p>0.0678680878740043</text:p>
          </table:table-cell>
          <table:table-cell office:value-type="float" office:value="0.061366102947929" calcext:value-type="float">
            <text:p>0.061366102947929</text:p>
          </table:table-cell>
          <table:table-cell office:value-type="float" office:value="0.170624947686096" calcext:value-type="float">
            <text:p>0.170624947686096</text:p>
          </table:table-cell>
          <table:table-cell office:value-type="float" office:value="0.0332448626206428" calcext:value-type="float">
            <text:p>0.0332448626206428</text:p>
          </table:table-cell>
          <table:table-cell office:value-type="float" office:value="0.0318597490214559" calcext:value-type="float">
            <text:p>0.0318597490214559</text:p>
          </table:table-cell>
          <table:table-cell office:value-type="float" office:value="0.0872050030181186" calcext:value-type="float">
            <text:p>0.0872050030181186</text:p>
          </table:table-cell>
          <table:table-cell office:value-type="float" office:value="2383" calcext:value-type="float">
            <text:p>238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146186536832857" calcext:value-type="float">
            <text:p>0.0146186536832857</text:p>
          </table:table-cell>
          <table:table-cell office:value-type="float" office:value="0.0170581665377188" calcext:value-type="float">
            <text:p>0.0170581665377188</text:p>
          </table:table-cell>
          <table:table-cell table:number-columns-repeated="2" office:value-type="float" office:value="0.970540905272602" calcext:value-type="float">
            <text:p>0.970540905272602</text:p>
          </table:table-cell>
          <table:table-cell office:value-type="float" office:value="0.95523998887622" calcext:value-type="float">
            <text:p>0.95523998887622</text:p>
          </table:table-cell>
          <table:table-cell office:value-type="float" office:value="0.0757811682960008" calcext:value-type="float">
            <text:p>0.0757811682960008</text:p>
          </table:table-cell>
          <table:table-cell office:value-type="float" office:value="0.0677837916259762" calcext:value-type="float">
            <text:p>0.0677837916259762</text:p>
          </table:table-cell>
          <table:table-cell office:value-type="float" office:value="0.20217108194384" calcext:value-type="float">
            <text:p>0.20217108194384</text:p>
          </table:table-cell>
          <table:table-cell office:value-type="float" office:value="0.0318416073594716" calcext:value-type="float">
            <text:p>0.0318416073594716</text:p>
          </table:table-cell>
          <table:table-cell office:value-type="float" office:value="0.030283456018437" calcext:value-type="float">
            <text:p>0.030283456018437</text:p>
          </table:table-cell>
          <table:table-cell office:value-type="float" office:value="0.098692975031933" calcext:value-type="float">
            <text:p>0.098692975031933</text:p>
          </table:table-cell>
          <table:table-cell office:value-type="float" office:value="2363" calcext:value-type="float">
            <text:p>2363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943137168884" calcext:value-type="float">
            <text:p>0.999943137168884</text:p>
          </table:table-cell>
          <table:table-cell office:value-type="float" office:value="0.999808490276337" calcext:value-type="float">
            <text:p>0.999808490276337</text:p>
          </table:table-cell>
          <table:table-cell office:value-type="float" office:value="0.0677633730523886" calcext:value-type="float">
            <text:p>0.0677633730523886</text:p>
          </table:table-cell>
          <table:table-cell office:value-type="float" office:value="0.0611922583247243" calcext:value-type="float">
            <text:p>0.0611922583247243</text:p>
          </table:table-cell>
          <table:table-cell office:value-type="float" office:value="0.171612754826847" calcext:value-type="float">
            <text:p>0.171612754826847</text:p>
          </table:table-cell>
          <table:table-cell table:number-columns-repeated="2" office:value-type="float" office:value="0.0584192439862543" calcext:value-type="float">
            <text:p>0.0584192439862543</text:p>
          </table:table-cell>
          <table:table-cell office:value-type="float" office:value="0.0934579439252336" calcext:value-type="float">
            <text:p>0.0934579439252336</text:p>
          </table:table-cell>
          <table:table-cell office:value-type="float" office:value="2405" calcext:value-type="float">
            <text:p>240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33333333333333" calcext:value-type="float">
            <text:p>0.833333333333333</text:p>
          </table:table-cell>
          <table:table-cell office:value-type="float" office:value="0.0675043884613037" calcext:value-type="float">
            <text:p>0.0675043884613037</text:p>
          </table:table-cell>
          <table:table-cell office:value-type="float" office:value="0.0610544821735329" calcext:value-type="float">
            <text:p>0.0610544821735329</text:p>
          </table:table-cell>
          <table:table-cell office:value-type="float" office:value="0.169438201558231" calcext:value-type="float">
            <text:p>0.169438201558231</text:p>
          </table:table-cell>
          <table:table-cell table:number-columns-repeated="2" office:value-type="float" office:value="0.0584192439862543" calcext:value-type="float">
            <text:p>0.0584192439862543</text:p>
          </table:table-cell>
          <table:table-cell office:value-type="float" office:value="0.0934579439252336" calcext:value-type="float">
            <text:p>0.0934579439252336</text:p>
          </table:table-cell>
          <table:table-cell office:value-type="float" office:value="2405" calcext:value-type="float">
            <text:p>240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351164545364" calcext:value-type="float">
            <text:p>0.069351164545364</text:p>
          </table:table-cell>
          <table:table-cell office:value-type="float" office:value="0.0645949248447567" calcext:value-type="float">
            <text:p>0.0645949248447567</text:p>
          </table:table-cell>
          <table:table-cell office:value-type="float" office:value="0.144518403735355" calcext:value-type="float">
            <text:p>0.144518403735355</text:p>
          </table:table-cell>
          <table:table-cell table:number-columns-repeated="3" office:value-type="float" office:value="0.047071129707113" calcext:value-type="float">
            <text:p>0.047071129707113</text:p>
          </table:table-cell>
          <table:table-cell office:value-type="float" office:value="2360" calcext:value-type="float">
            <text:p>236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7565335588179" calcext:value-type="float">
            <text:p>0.0697565335588179</text:p>
          </table:table-cell>
          <table:table-cell office:value-type="float" office:value="0.0648052560326239" calcext:value-type="float">
            <text:p>0.0648052560326239</text:p>
          </table:table-cell>
          <table:table-cell office:value-type="float" office:value="0.148006135247295" calcext:value-type="float">
            <text:p>0.148006135247295</text:p>
          </table:table-cell>
          <table:table-cell table:number-columns-repeated="3" office:value-type="float" office:value="0.0429184549356223" calcext:value-type="float">
            <text:p>0.0429184549356223</text:p>
          </table:table-cell>
          <table:table-cell office:value-type="float" office:value="2345" calcext:value-type="float">
            <text:p>2345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0655956981824726" calcext:value-type="float">
            <text:p>0.0655956981824726</text:p>
          </table:table-cell>
          <table:table-cell office:value-type="float" office:value="0.060042482526835" calcext:value-type="float">
            <text:p>0.060042482526835</text:p>
          </table:table-cell>
          <table:table-cell office:value-type="float" office:value="0.153358282857844" calcext:value-type="float">
            <text:p>0.153358282857844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691754181252431" calcext:value-type="float">
            <text:p>0.0691754181252431</text:p>
          </table:table-cell>
          <table:table-cell office:value-type="float" office:value="0.0627584780810587" calcext:value-type="float">
            <text:p>0.0627584780810587</text:p>
          </table:table-cell>
          <table:table-cell office:value-type="float" office:value="0.170588235294118" calcext:value-type="float">
            <text:p>0.1705882352941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3" calcext:value-type="float">
            <text:p>2373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3586657748397" calcext:value-type="float">
            <text:p>0.0693586657748397</text:p>
          </table:table-cell>
          <table:table-cell office:value-type="float" office:value="0.0646106087191254" calcext:value-type="float">
            <text:p>0.0646106087191254</text:p>
          </table:table-cell>
          <table:table-cell office:value-type="float" office:value="0.144396587086718" calcext:value-type="float">
            <text:p>0.144396587086718</text:p>
          </table:table-cell>
          <table:table-cell table:number-columns-repeated="3" office:value-type="float" office:value="0.047071129707113" calcext:value-type="float">
            <text:p>0.047071129707113</text:p>
          </table:table-cell>
          <table:table-cell office:value-type="float" office:value="2360" calcext:value-type="float">
            <text:p>236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7709743866864" calcext:value-type="float">
            <text:p>0.0697709743866864</text:p>
          </table:table-cell>
          <table:table-cell office:value-type="float" office:value="0.0648303969631673" calcext:value-type="float">
            <text:p>0.0648303969631673</text:p>
          </table:table-cell>
          <table:table-cell office:value-type="float" office:value="0.147851472491715" calcext:value-type="float">
            <text:p>0.147851472491715</text:p>
          </table:table-cell>
          <table:table-cell table:number-columns-repeated="3" office:value-type="float" office:value="0.0429184549356223" calcext:value-type="float">
            <text:p>0.0429184549356223</text:p>
          </table:table-cell>
          <table:table-cell office:value-type="float" office:value="2345" calcext:value-type="float">
            <text:p>2345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330160946759861" calcext:value-type="float">
            <text:p>3.30160946759861E-05</text:p>
          </table:table-cell>
          <table:table-cell office:value-type="float" office:value="0.000042712261347333" calcext:value-type="float">
            <text:p>4.2712261347333E-05</text:p>
          </table:table-cell>
          <table:table-cell table:number-columns-repeated="2" office:value-type="float" office:value="0.999322891235352" calcext:value-type="float">
            <text:p>0.999322891235352</text:p>
          </table:table-cell>
          <table:table-cell office:value-type="float" office:value="0.999078869819641" calcext:value-type="float">
            <text:p>0.999078869819641</text:p>
          </table:table-cell>
          <table:table-cell office:value-type="float" office:value="0.0331131752639549" calcext:value-type="float">
            <text:p>0.0331131752639549</text:p>
          </table:table-cell>
          <table:table-cell office:value-type="float" office:value="0.0243462429276216" calcext:value-type="float">
            <text:p>0.0243462429276216</text:p>
          </table:table-cell>
          <table:table-cell office:value-type="float" office:value="0.152413191999854" calcext:value-type="float">
            <text:p>0.152413191999854</text:p>
          </table:table-cell>
          <table:table-cell office:value-type="float" office:value="0.000394388160202652" calcext:value-type="float">
            <text:p>0.000394388160202652</text:p>
          </table:table-cell>
          <table:table-cell office:value-type="float" office:value="0.000335967575665563" calcext:value-type="float">
            <text:p>0.000335967575665563</text:p>
          </table:table-cell>
          <table:table-cell office:value-type="float" office:value="0.00613924488425255" calcext:value-type="float">
            <text:p>0.00613924488425255</text:p>
          </table:table-cell>
          <table:table-cell office:value-type="float" office:value="2349" calcext:value-type="float">
            <text:p>2349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213279906258716" calcext:value-type="float">
            <text:p>0.0213279906258716</text:p>
          </table:table-cell>
          <table:table-cell office:value-type="float" office:value="0.0230866231054596" calcext:value-type="float">
            <text:p>0.0230866231054596</text:p>
          </table:table-cell>
          <table:table-cell table:number-columns-repeated="2" office:value-type="float" office:value="0.847762089647068" calcext:value-type="float">
            <text:p>0.847762089647068</text:p>
          </table:table-cell>
          <table:table-cell office:value-type="float" office:value="0.834826599606753" calcext:value-type="float">
            <text:p>0.834826599606753</text:p>
          </table:table-cell>
          <table:table-cell office:value-type="float" office:value="0.0766390970808431" calcext:value-type="float">
            <text:p>0.0766390970808431</text:p>
          </table:table-cell>
          <table:table-cell office:value-type="float" office:value="0.0690600188444167" calcext:value-type="float">
            <text:p>0.0690600188444167</text:p>
          </table:table-cell>
          <table:table-cell office:value-type="float" office:value="0.179774849218577" calcext:value-type="float">
            <text:p>0.179774849218577</text:p>
          </table:table-cell>
          <table:table-cell office:value-type="float" office:value="0.0454105846269582" calcext:value-type="float">
            <text:p>0.0454105846269582</text:p>
          </table:table-cell>
          <table:table-cell office:value-type="float" office:value="0.0432723411128478" calcext:value-type="float">
            <text:p>0.0432723411128478</text:p>
          </table:table-cell>
          <table:table-cell office:value-type="float" office:value="0.101571644512883" calcext:value-type="float">
            <text:p>0.101571644512883</text:p>
          </table:table-cell>
          <table:table-cell office:value-type="float" office:value="2373" calcext:value-type="float">
            <text:p>2373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212767373723576" calcext:value-type="float">
            <text:p>0.0212767373723576</text:p>
          </table:table-cell>
          <table:table-cell office:value-type="float" office:value="0.0230341259687332" calcext:value-type="float">
            <text:p>0.0230341259687332</text:p>
          </table:table-cell>
          <table:table-cell table:number-columns-repeated="2" office:value-type="float" office:value="0.848574143128353" calcext:value-type="float">
            <text:p>0.848574143128353</text:p>
          </table:table-cell>
          <table:table-cell office:value-type="float" office:value="0.835673236522141" calcext:value-type="float">
            <text:p>0.835673236522141</text:p>
          </table:table-cell>
          <table:table-cell office:value-type="float" office:value="0.0766469176455079" calcext:value-type="float">
            <text:p>0.0766469176455079</text:p>
          </table:table-cell>
          <table:table-cell office:value-type="float" office:value="0.0690550837780909" calcext:value-type="float">
            <text:p>0.0690550837780909</text:p>
          </table:table-cell>
          <table:table-cell office:value-type="float" office:value="0.179956247829962" calcext:value-type="float">
            <text:p>0.179956247829962</text:p>
          </table:table-cell>
          <table:table-cell office:value-type="float" office:value="0.045357549351197" calcext:value-type="float">
            <text:p>0.045357549351197</text:p>
          </table:table-cell>
          <table:table-cell office:value-type="float" office:value="0.0432183904294394" calcext:value-type="float">
            <text:p>0.0432183904294394</text:p>
          </table:table-cell>
          <table:table-cell office:value-type="float" office:value="0.101584830036763" calcext:value-type="float">
            <text:p>0.101584830036763</text:p>
          </table:table-cell>
          <table:table-cell office:value-type="float" office:value="2373" calcext:value-type="float">
            <text:p>2373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165309366892809" calcext:value-type="float">
            <text:p>0.0165309366892809</text:p>
          </table:table-cell>
          <table:table-cell office:value-type="float" office:value="0.0182729941795378" calcext:value-type="float">
            <text:p>0.0182729941795378</text:p>
          </table:table-cell>
          <table:table-cell table:number-columns-repeated="2" office:value-type="float" office:value="0.947321149943775" calcext:value-type="float">
            <text:p>0.947321149943775</text:p>
          </table:table-cell>
          <table:table-cell office:value-type="float" office:value="0.940891809091569" calcext:value-type="float">
            <text:p>0.940891809091569</text:p>
          </table:table-cell>
          <table:table-cell office:value-type="float" office:value="0.0871230950454879" calcext:value-type="float">
            <text:p>0.0871230950454879</text:p>
          </table:table-cell>
          <table:table-cell office:value-type="float" office:value="0.0769568963965633" calcext:value-type="float">
            <text:p>0.0769568963965633</text:p>
          </table:table-cell>
          <table:table-cell office:value-type="float" office:value="0.225464264160116" calcext:value-type="float">
            <text:p>0.225464264160116</text:p>
          </table:table-cell>
          <table:table-cell office:value-type="float" office:value="0.0429607002277578" calcext:value-type="float">
            <text:p>0.0429607002277578</text:p>
          </table:table-cell>
          <table:table-cell office:value-type="float" office:value="0.0404241182339717" calcext:value-type="float">
            <text:p>0.0404241182339717</text:p>
          </table:table-cell>
          <table:table-cell office:value-type="float" office:value="0.117710703325458" calcext:value-type="float">
            <text:p>0.117710703325458</text:p>
          </table:table-cell>
          <table:table-cell office:value-type="float" office:value="2349" calcext:value-type="float">
            <text:p>2349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322891235352" calcext:value-type="float">
            <text:p>0.999322891235352</text:p>
          </table:table-cell>
          <table:table-cell office:value-type="float" office:value="0.999078869819641" calcext:value-type="float">
            <text:p>0.999078869819641</text:p>
          </table:table-cell>
          <table:table-cell office:value-type="float" office:value="0.0765477125145808" calcext:value-type="float">
            <text:p>0.0765477125145808</text:p>
          </table:table-cell>
          <table:table-cell office:value-type="float" office:value="0.0678489399013231" calcext:value-type="float">
            <text:p>0.0678489399013231</text:p>
          </table:table-cell>
          <table:table-cell office:value-type="float" office:value="0.194920214837035" calcext:value-type="float">
            <text:p>0.194920214837035</text:p>
          </table:table-cell>
          <table:table-cell table:number-columns-repeated="2" office:value-type="float" office:value="0.0369318181818182" calcext:value-type="float">
            <text:p>0.0369318181818182</text:p>
          </table:table-cell>
          <table:table-cell office:value-type="float" office:value="0.159663865546218" calcext:value-type="float">
            <text:p>0.159663865546218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075857924033774" calcext:value-type="float">
            <text:p>0.075857924033774</text:p>
          </table:table-cell>
          <table:table-cell office:value-type="float" office:value="0.067663637040457" calcext:value-type="float">
            <text:p>0.067663637040457</text:p>
          </table:table-cell>
          <table:table-cell office:value-type="float" office:value="0.187365408971242" calcext:value-type="float">
            <text:p>0.187365408971242</text:p>
          </table:table-cell>
          <table:table-cell table:number-columns-repeated="2" office:value-type="float" office:value="0.0369318181818182" calcext:value-type="float">
            <text:p>0.0369318181818182</text:p>
          </table:table-cell>
          <table:table-cell office:value-type="float" office:value="0.159663865546218" calcext:value-type="float">
            <text:p>0.159663865546218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5234810218926" calcext:value-type="float">
            <text:p>0.0825234810218926</text:p>
          </table:table-cell>
          <table:table-cell office:value-type="float" office:value="0.0753920900973911" calcext:value-type="float">
            <text:p>0.0753920900973911</text:p>
          </table:table-cell>
          <table:table-cell office:value-type="float" office:value="0.179567124568375" calcext:value-type="float">
            <text:p>0.179567124568375</text:p>
          </table:table-cell>
          <table:table-cell table:number-columns-repeated="3" office:value-type="float" office:value="0.0570824524312896" calcext:value-type="float">
            <text:p>0.0570824524312896</text:p>
          </table:table-cell>
          <table:table-cell office:value-type="float" office:value="2345" calcext:value-type="float">
            <text:p>2345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5563886671422" calcext:value-type="float">
            <text:p>0.0845563886671422</text:p>
          </table:table-cell>
          <table:table-cell office:value-type="float" office:value="0.0766804928778013" calcext:value-type="float">
            <text:p>0.0766804928778013</text:p>
          </table:table-cell>
          <table:table-cell office:value-type="float" office:value="0.191731220573231" calcext:value-type="float">
            <text:p>0.191731220573231</text:p>
          </table:table-cell>
          <table:table-cell table:number-columns-repeated="3" office:value-type="float" office:value="0.0540242557883131" calcext:value-type="float">
            <text:p>0.0540242557883131</text:p>
          </table:table-cell>
          <table:table-cell office:value-type="float" office:value="2346" calcext:value-type="float">
            <text:p>2346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729187062108221" calcext:value-type="float">
            <text:p>0.0729187062108221</text:p>
          </table:table-cell>
          <table:table-cell office:value-type="float" office:value="0.065858126335489" calcext:value-type="float">
            <text:p>0.065858126335489</text:p>
          </table:table-cell>
          <table:table-cell office:value-type="float" office:value="0.168998756218905" calcext:value-type="float">
            <text:p>0.168998756218905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6001555814858" calcext:value-type="float">
            <text:p>0.076001555814858</text:p>
          </table:table-cell>
          <table:table-cell office:value-type="float" office:value="0.0683507306889353" calcext:value-type="float">
            <text:p>0.0683507306889353</text:p>
          </table:table-cell>
          <table:table-cell office:value-type="float" office:value="0.180113636363636" calcext:value-type="float">
            <text:p>0.18011363636363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5160040917615" calcext:value-type="float">
            <text:p>0.0825160040917615</text:p>
          </table:table-cell>
          <table:table-cell office:value-type="float" office:value="0.0753890175065732" calcext:value-type="float">
            <text:p>0.0753890175065732</text:p>
          </table:table-cell>
          <table:table-cell office:value-type="float" office:value="0.179499713589068" calcext:value-type="float">
            <text:p>0.179499713589068</text:p>
          </table:table-cell>
          <table:table-cell table:number-columns-repeated="3" office:value-type="float" office:value="0.0570824524312896" calcext:value-type="float">
            <text:p>0.0570824524312896</text:p>
          </table:table-cell>
          <table:table-cell office:value-type="float" office:value="2345" calcext:value-type="float">
            <text:p>2345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536005915295" calcext:value-type="float">
            <text:p>0.084536005915295</text:p>
          </table:table-cell>
          <table:table-cell office:value-type="float" office:value="0.0766638101546803" calcext:value-type="float">
            <text:p>0.0766638101546803</text:p>
          </table:table-cell>
          <table:table-cell office:value-type="float" office:value="0.19166048799866" calcext:value-type="float">
            <text:p>0.19166048799866</text:p>
          </table:table-cell>
          <table:table-cell table:number-columns-repeated="3" office:value-type="float" office:value="0.0540242557883131" calcext:value-type="float">
            <text:p>0.0540242557883131</text:p>
          </table:table-cell>
          <table:table-cell office:value-type="float" office:value="2346" calcext:value-type="float">
            <text:p>2346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3387380881468" calcext:value-type="float">
            <text:p>1.23387380881468E-05</text:p>
          </table:table-cell>
          <table:table-cell office:value-type="float" office:value="0.0000217320412048139" calcext:value-type="float">
            <text:p>2.17320412048139E-05</text:p>
          </table:table-cell>
          <table:table-cell office:value-type="float" office:value="0.99986732006073" calcext:value-type="float">
            <text:p>0.99986732006073</text:p>
          </table:table-cell>
          <table:table-cell office:value-type="float" office:value="0.999861240386963" calcext:value-type="float">
            <text:p>0.999861240386963</text:p>
          </table:table-cell>
          <table:table-cell office:value-type="float" office:value="0.99986732006073" calcext:value-type="float">
            <text:p>0.99986732006073</text:p>
          </table:table-cell>
          <table:table-cell office:value-type="float" office:value="0.0629704378372175" calcext:value-type="float">
            <text:p>0.0629704378372175</text:p>
          </table:table-cell>
          <table:table-cell office:value-type="float" office:value="0.0506674857160083" calcext:value-type="float">
            <text:p>0.0506674857160083</text:p>
          </table:table-cell>
          <table:table-cell office:value-type="float" office:value="0.223513878632014" calcext:value-type="float">
            <text:p>0.223513878632014</text:p>
          </table:table-cell>
          <table:table-cell office:value-type="float" office:value="0.000207335149752907" calcext:value-type="float">
            <text:p>0.000207335149752907</text:p>
          </table:table-cell>
          <table:table-cell office:value-type="float" office:value="0.000164457327628043" calcext:value-type="float">
            <text:p>0.000164457327628043</text:p>
          </table:table-cell>
          <table:table-cell office:value-type="float" office:value="0.00934319198131561" calcext:value-type="float">
            <text:p>0.00934319198131561</text:p>
          </table:table-cell>
          <table:table-cell office:value-type="float" office:value="2275" calcext:value-type="float">
            <text:p>2275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0294282597402561" calcext:value-type="float">
            <text:p>0.0294282597402561</text:p>
          </table:table-cell>
          <table:table-cell office:value-type="float" office:value="0.0328352368143604" calcext:value-type="float">
            <text:p>0.0328352368143604</text:p>
          </table:table-cell>
          <table:table-cell office:value-type="float" office:value="0.632937633981115" calcext:value-type="float">
            <text:p>0.632937633981115</text:p>
          </table:table-cell>
          <table:table-cell office:value-type="float" office:value="0.630855792064263" calcext:value-type="float">
            <text:p>0.630855792064263</text:p>
          </table:table-cell>
          <table:table-cell office:value-type="float" office:value="0.632937633981115" calcext:value-type="float">
            <text:p>0.632937633981115</text:p>
          </table:table-cell>
          <table:table-cell office:value-type="float" office:value="0.0798047101288389" calcext:value-type="float">
            <text:p>0.0798047101288389</text:p>
          </table:table-cell>
          <table:table-cell office:value-type="float" office:value="0.0737470085283312" calcext:value-type="float">
            <text:p>0.0737470085283312</text:p>
          </table:table-cell>
          <table:table-cell office:value-type="float" office:value="0.158852750686283" calcext:value-type="float">
            <text:p>0.158852750686283</text:p>
          </table:table-cell>
          <table:table-cell office:value-type="float" office:value="0.0505794157305848" calcext:value-type="float">
            <text:p>0.0505794157305848</text:p>
          </table:table-cell>
          <table:table-cell office:value-type="float" office:value="0.0484024037726877" calcext:value-type="float">
            <text:p>0.0484024037726877</text:p>
          </table:table-cell>
          <table:table-cell office:value-type="float" office:value="0.102490643876479" calcext:value-type="float">
            <text:p>0.102490643876479</text:p>
          </table:table-cell>
          <table:table-cell office:value-type="float" office:value="2373" calcext:value-type="float">
            <text:p>237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94032840894051" calcext:value-type="float">
            <text:p>0.0294032840894051</text:p>
          </table:table-cell>
          <table:table-cell office:value-type="float" office:value="0.0328100865247388" calcext:value-type="float">
            <text:p>0.0328100865247388</text:p>
          </table:table-cell>
          <table:table-cell office:value-type="float" office:value="0.63341958560479" calcext:value-type="float">
            <text:p>0.63341958560479</text:p>
          </table:table-cell>
          <table:table-cell office:value-type="float" office:value="0.631337364278674" calcext:value-type="float">
            <text:p>0.631337364278674</text:p>
          </table:table-cell>
          <table:table-cell office:value-type="float" office:value="0.63341958560479" calcext:value-type="float">
            <text:p>0.63341958560479</text:p>
          </table:table-cell>
          <table:table-cell office:value-type="float" office:value="0.079810350433122" calcext:value-type="float">
            <text:p>0.079810350433122</text:p>
          </table:table-cell>
          <table:table-cell office:value-type="float" office:value="0.07374745676788" calcext:value-type="float">
            <text:p>0.07374745676788</text:p>
          </table:table-cell>
          <table:table-cell office:value-type="float" office:value="0.158926143179559" calcext:value-type="float">
            <text:p>0.158926143179559</text:p>
          </table:table-cell>
          <table:table-cell office:value-type="float" office:value="0.050557170356461" calcext:value-type="float">
            <text:p>0.050557170356461</text:p>
          </table:table-cell>
          <table:table-cell office:value-type="float" office:value="0.0483795114480645" calcext:value-type="float">
            <text:p>0.0483795114480645</text:p>
          </table:table-cell>
          <table:table-cell office:value-type="float" office:value="0.102499223175171" calcext:value-type="float">
            <text:p>0.102499223175171</text:p>
          </table:table-cell>
          <table:table-cell office:value-type="float" office:value="2373" calcext:value-type="float">
            <text:p>237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10147768199707" calcext:value-type="float">
            <text:p>0.0210147768199707</text:p>
          </table:table-cell>
          <table:table-cell office:value-type="float" office:value="0.0253595072163951" calcext:value-type="float">
            <text:p>0.0253595072163951</text:p>
          </table:table-cell>
          <table:table-cell office:value-type="float" office:value="0.954087983574098" calcext:value-type="float">
            <text:p>0.954087983574098</text:p>
          </table:table-cell>
          <table:table-cell office:value-type="float" office:value="0.953416273930339" calcext:value-type="float">
            <text:p>0.953416273930339</text:p>
          </table:table-cell>
          <table:table-cell office:value-type="float" office:value="0.954087983574098" calcext:value-type="float">
            <text:p>0.954087983574098</text:p>
          </table:table-cell>
          <table:table-cell office:value-type="float" office:value="0.121604640163679" calcext:value-type="float">
            <text:p>0.121604640163679</text:p>
          </table:table-cell>
          <table:table-cell office:value-type="float" office:value="0.10862904771836" calcext:value-type="float">
            <text:p>0.10862904771836</text:p>
          </table:table-cell>
          <table:table-cell office:value-type="float" office:value="0.290925485843585" calcext:value-type="float">
            <text:p>0.290925485843585</text:p>
          </table:table-cell>
          <table:table-cell office:value-type="float" office:value="0.0530358204594832" calcext:value-type="float">
            <text:p>0.0530358204594832</text:p>
          </table:table-cell>
          <table:table-cell office:value-type="float" office:value="0.04921694268808" calcext:value-type="float">
            <text:p>0.04921694268808</text:p>
          </table:table-cell>
          <table:table-cell office:value-type="float" office:value="0.170090532578209" calcext:value-type="float">
            <text:p>0.170090532578209</text:p>
          </table:table-cell>
          <table:table-cell office:value-type="float" office:value="2275" calcext:value-type="float">
            <text:p>2275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6732006073" calcext:value-type="float">
            <text:p>0.99986732006073</text:p>
          </table:table-cell>
          <table:table-cell office:value-type="float" office:value="0.999861240386963" calcext:value-type="float">
            <text:p>0.999861240386963</text:p>
          </table:table-cell>
          <table:table-cell office:value-type="float" office:value="0.99986732006073" calcext:value-type="float">
            <text:p>0.99986732006073</text:p>
          </table:table-cell>
          <table:table-cell office:value-type="float" office:value="0.0809741366281888" calcext:value-type="float">
            <text:p>0.0809741366281888</text:p>
          </table:table-cell>
          <table:table-cell office:value-type="float" office:value="0.0737770121690307" calcext:value-type="float">
            <text:p>0.0737770121690307</text:p>
          </table:table-cell>
          <table:table-cell office:value-type="float" office:value="0.174890711537858" calcext:value-type="float">
            <text:p>0.174890711537858</text:p>
          </table:table-cell>
          <table:table-cell table:number-columns-repeated="2" office:value-type="float" office:value="0.0542168674698795" calcext:value-type="float">
            <text:p>0.0542168674698795</text:p>
          </table:table-cell>
          <table:table-cell office:value-type="float" office:value="0.202797202797203" calcext:value-type="float">
            <text:p>0.202797202797203</text:p>
          </table:table-cell>
          <table:table-cell office:value-type="float" office:value="2374" calcext:value-type="float">
            <text:p>2374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00021048394457" calcext:value-type="float">
            <text:p>0.0800021048394457</text:p>
          </table:table-cell>
          <table:table-cell office:value-type="float" office:value="0.0729398151804219" calcext:value-type="float">
            <text:p>0.0729398151804219</text:p>
          </table:table-cell>
          <table:table-cell office:value-type="float" office:value="0.17215919612769" calcext:value-type="float">
            <text:p>0.17215919612769</text:p>
          </table:table-cell>
          <table:table-cell table:number-columns-repeated="2" office:value-type="float" office:value="0.0542168674698795" calcext:value-type="float">
            <text:p>0.0542168674698795</text:p>
          </table:table-cell>
          <table:table-cell office:value-type="float" office:value="0.202797202797203" calcext:value-type="float">
            <text:p>0.202797202797203</text:p>
          </table:table-cell>
          <table:table-cell office:value-type="float" office:value="2374" calcext:value-type="float">
            <text:p>2374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70208081268094" calcext:value-type="float">
            <text:p>0.0770208081268094</text:p>
          </table:table-cell>
          <table:table-cell office:value-type="float" office:value="0.0733657784721929" calcext:value-type="float">
            <text:p>0.0733657784721929</text:p>
          </table:table-cell>
          <table:table-cell office:value-type="float" office:value="0.124715949193609" calcext:value-type="float">
            <text:p>0.124715949193609</text:p>
          </table:table-cell>
          <table:table-cell table:number-columns-repeated="3" office:value-type="float" office:value="0.0631808278867102" calcext:value-type="float">
            <text:p>0.0631808278867102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4229234975602" calcext:value-type="float">
            <text:p>0.0814229234975602</text:p>
          </table:table-cell>
          <table:table-cell office:value-type="float" office:value="0.0765752338099149" calcext:value-type="float">
            <text:p>0.0765752338099149</text:p>
          </table:table-cell>
          <table:table-cell office:value-type="float" office:value="0.144681300405194" calcext:value-type="float">
            <text:p>0.144681300405194</text:p>
          </table:table-cell>
          <table:table-cell table:number-columns-repeated="3" office:value-type="float" office:value="0.0571748878923767" calcext:value-type="float">
            <text:p>0.0571748878923767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784822748110162" calcext:value-type="float">
            <text:p>0.0784822748110162</text:p>
          </table:table-cell>
          <table:table-cell office:value-type="float" office:value="0.0725384611888025" calcext:value-type="float">
            <text:p>0.0725384611888025</text:p>
          </table:table-cell>
          <table:table-cell office:value-type="float" office:value="0.156044170602526" calcext:value-type="float">
            <text:p>0.156044170602526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813107740178919" calcext:value-type="float">
            <text:p>0.0813107740178919</text:p>
          </table:table-cell>
          <table:table-cell office:value-type="float" office:value="0.0747696817420436" calcext:value-type="float">
            <text:p>0.0747696817420436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70208081268094" calcext:value-type="float">
            <text:p>0.0770208081268094</text:p>
          </table:table-cell>
          <table:table-cell office:value-type="float" office:value="0.0733657784721929" calcext:value-type="float">
            <text:p>0.0733657784721929</text:p>
          </table:table-cell>
          <table:table-cell office:value-type="float" office:value="0.124715949193609" calcext:value-type="float">
            <text:p>0.124715949193609</text:p>
          </table:table-cell>
          <table:table-cell table:number-columns-repeated="3" office:value-type="float" office:value="0.0631808278867102" calcext:value-type="float">
            <text:p>0.0631808278867102</text:p>
          </table:table-cell>
          <table:table-cell office:value-type="float" office:value="2379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4247246655376" calcext:value-type="float">
            <text:p>0.0814247246655376</text:p>
          </table:table-cell>
          <table:table-cell office:value-type="float" office:value="0.0765728469054732" calcext:value-type="float">
            <text:p>0.0765728469054732</text:p>
          </table:table-cell>
          <table:table-cell office:value-type="float" office:value="0.144737752485395" calcext:value-type="float">
            <text:p>0.144737752485395</text:p>
          </table:table-cell>
          <table:table-cell table:number-columns-repeated="3" office:value-type="float" office:value="0.0571748878923767" calcext:value-type="float">
            <text:p>0.0571748878923767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011824765068" calcext:value-type="float">
            <text:p>1.2011824765068E-05</text:p>
          </table:table-cell>
          <table:table-cell office:value-type="float" office:value="0.0000156139158207225" calcext:value-type="float">
            <text:p>1.56139158207225E-05</text:p>
          </table:table-cell>
          <table:table-cell table:number-columns-repeated="2" office:value-type="float" office:value="0.999748289585114" calcext:value-type="float">
            <text:p>0.999748289585114</text:p>
          </table:table-cell>
          <table:table-cell office:value-type="float" office:value="0.999740064144135" calcext:value-type="float">
            <text:p>0.999740064144135</text:p>
          </table:table-cell>
          <table:table-cell office:value-type="float" office:value="0.0561152433847935" calcext:value-type="float">
            <text:p>0.0561152433847935</text:p>
          </table:table-cell>
          <table:table-cell office:value-type="float" office:value="0.0413687161383765" calcext:value-type="float">
            <text:p>0.0413687161383765</text:p>
          </table:table-cell>
          <table:table-cell office:value-type="float" office:value="0.247419376739127" calcext:value-type="float">
            <text:p>0.247419376739127</text:p>
          </table:table-cell>
          <table:table-cell office:value-type="float" office:value="0.00020074809435755" calcext:value-type="float">
            <text:p>0.00020074809435755</text:p>
          </table:table-cell>
          <table:table-cell office:value-type="float" office:value="0.000157804635819048" calcext:value-type="float">
            <text:p>0.000157804635819048</text:p>
          </table:table-cell>
          <table:table-cell office:value-type="float" office:value="0.0133565203286707" calcext:value-type="float">
            <text:p>0.0133565203286707</text:p>
          </table:table-cell>
          <table:table-cell office:value-type="float" office:value="2303" calcext:value-type="float">
            <text:p>2303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.0150862203133978" calcext:value-type="float">
            <text:p>0.0150862203133978</text:p>
          </table:table-cell>
          <table:table-cell office:value-type="float" office:value="0.0162288182988497" calcext:value-type="float">
            <text:p>0.0162288182988497</text:p>
          </table:table-cell>
          <table:table-cell table:number-columns-repeated="2" office:value-type="float" office:value="0.797141443133785" calcext:value-type="float">
            <text:p>0.797141443133785</text:p>
          </table:table-cell>
          <table:table-cell office:value-type="float" office:value="0.795666664582256" calcext:value-type="float">
            <text:p>0.795666664582256</text:p>
          </table:table-cell>
          <table:table-cell office:value-type="float" office:value="0.0700827325202772" calcext:value-type="float">
            <text:p>0.0700827325202772</text:p>
          </table:table-cell>
          <table:table-cell office:value-type="float" office:value="0.0603788972645736" calcext:value-type="float">
            <text:p>0.0603788972645736</text:p>
          </table:table-cell>
          <table:table-cell office:value-type="float" office:value="0.195968899668998" calcext:value-type="float">
            <text:p>0.195968899668998</text:p>
          </table:table-cell>
          <table:table-cell office:value-type="float" office:value="0.0328516916046599" calcext:value-type="float">
            <text:p>0.0328516916046599</text:p>
          </table:table-cell>
          <table:table-cell office:value-type="float" office:value="0.0307561759696455" calcext:value-type="float">
            <text:p>0.0307561759696455</text:p>
          </table:table-cell>
          <table:table-cell office:value-type="float" office:value="0.100489691606731" calcext:value-type="float">
            <text:p>0.100489691606731</text:p>
          </table:table-cell>
          <table:table-cell office:value-type="float" office:value="2356" calcext:value-type="float">
            <text:p>2356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150587388881862" calcext:value-type="float">
            <text:p>0.0150587388881862</text:p>
          </table:table-cell>
          <table:table-cell office:value-type="float" office:value="0.0162003735690713" calcext:value-type="float">
            <text:p>0.0162003735690713</text:p>
          </table:table-cell>
          <table:table-cell table:number-columns-repeated="2" office:value-type="float" office:value="0.797664109857465" calcext:value-type="float">
            <text:p>0.797664109857465</text:p>
          </table:table-cell>
          <table:table-cell office:value-type="float" office:value="0.796190806258475" calcext:value-type="float">
            <text:p>0.796190806258475</text:p>
          </table:table-cell>
          <table:table-cell office:value-type="float" office:value="0.0700841881232677" calcext:value-type="float">
            <text:p>0.0700841881232677</text:p>
          </table:table-cell>
          <table:table-cell office:value-type="float" office:value="0.0603717042922594" calcext:value-type="float">
            <text:p>0.0603717042922594</text:p>
          </table:table-cell>
          <table:table-cell office:value-type="float" office:value="0.196082551735316" calcext:value-type="float">
            <text:p>0.196082551735316</text:p>
          </table:table-cell>
          <table:table-cell office:value-type="float" office:value="0.0328160957816669" calcext:value-type="float">
            <text:p>0.0328160957816669</text:p>
          </table:table-cell>
          <table:table-cell office:value-type="float" office:value="0.030720919782742" calcext:value-type="float">
            <text:p>0.030720919782742</text:p>
          </table:table-cell>
          <table:table-cell office:value-type="float" office:value="0.100487052218742" calcext:value-type="float">
            <text:p>0.100487052218742</text:p>
          </table:table-cell>
          <table:table-cell office:value-type="float" office:value="2356" calcext:value-type="float">
            <text:p>2356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108385443428684" calcext:value-type="float">
            <text:p>0.0108385443428684</text:p>
          </table:table-cell>
          <table:table-cell office:value-type="float" office:value="0.012018012565225" calcext:value-type="float">
            <text:p>0.012018012565225</text:p>
          </table:table-cell>
          <table:table-cell table:number-columns-repeated="2" office:value-type="float" office:value="0.964482190180502" calcext:value-type="float">
            <text:p>0.964482190180502</text:p>
          </table:table-cell>
          <table:table-cell office:value-type="float" office:value="0.964040601957449" calcext:value-type="float">
            <text:p>0.964040601957449</text:p>
          </table:table-cell>
          <table:table-cell office:value-type="float" office:value="0.0976328084245671" calcext:value-type="float">
            <text:p>0.0976328084245671</text:p>
          </table:table-cell>
          <table:table-cell office:value-type="float" office:value="0.0822580055934298" calcext:value-type="float">
            <text:p>0.0822580055934298</text:p>
          </table:table-cell>
          <table:table-cell office:value-type="float" office:value="0.297087451674159" calcext:value-type="float">
            <text:p>0.297087451674159</text:p>
          </table:table-cell>
          <table:table-cell office:value-type="float" office:value="0.0325556336803323" calcext:value-type="float">
            <text:p>0.0325556336803323</text:p>
          </table:table-cell>
          <table:table-cell office:value-type="float" office:value="0.0296666131653795" calcext:value-type="float">
            <text:p>0.0296666131653795</text:p>
          </table:table-cell>
          <table:table-cell office:value-type="float" office:value="0.152597345692624" calcext:value-type="float">
            <text:p>0.152597345692624</text:p>
          </table:table-cell>
          <table:table-cell office:value-type="float" office:value="2303" calcext:value-type="float">
            <text:p>2303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020270393362" calcext:value-type="float">
            <text:p>0.0731020270393362</text:p>
          </table:table-cell>
          <table:table-cell office:value-type="float" office:value="0.0615341294942056" calcext:value-type="float">
            <text:p>0.0615341294942056</text:p>
          </table:table-cell>
          <table:table-cell office:value-type="float" office:value="0.223170350084046" calcext:value-type="float">
            <text:p>0.223170350084046</text:p>
          </table:table-cell>
          <table:table-cell table:number-columns-repeated="2" office:value-type="float" office:value="0.0205761316872428" calcext:value-type="float">
            <text:p>0.0205761316872428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2376" calcext:value-type="float">
            <text:p>2376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1019464110782" calcext:value-type="float">
            <text:p>0.0731019464110782</text:p>
          </table:table-cell>
          <table:table-cell office:value-type="float" office:value="0.0615340426507824" calcext:value-type="float">
            <text:p>0.0615340426507824</text:p>
          </table:table-cell>
          <table:table-cell office:value-type="float" office:value="0.223170350084046" calcext:value-type="float">
            <text:p>0.223170350084046</text:p>
          </table:table-cell>
          <table:table-cell table:number-columns-repeated="2" office:value-type="float" office:value="0.0205761316872428" calcext:value-type="float">
            <text:p>0.0205761316872428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2376" calcext:value-type="float">
            <text:p>2376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013334693584" calcext:value-type="float">
            <text:p>0.067013334693584</text:p>
          </table:table-cell>
          <table:table-cell office:value-type="float" office:value="0.0605023553938179" calcext:value-type="float">
            <text:p>0.0605023553938179</text:p>
          </table:table-cell>
          <table:table-cell office:value-type="float" office:value="0.151479136805224" calcext:value-type="float">
            <text:p>0.151479136805224</text:p>
          </table:table-cell>
          <table:table-cell table:number-columns-repeated="3" office:value-type="float" office:value="0.0405701754385965" calcext:value-type="float">
            <text:p>0.0405701754385965</text:p>
          </table:table-cell>
          <table:table-cell office:value-type="float" office:value="2368" calcext:value-type="float">
            <text:p>2368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8833256623206" calcext:value-type="float">
            <text:p>0.0728833256623206</text:p>
          </table:table-cell>
          <table:table-cell office:value-type="float" office:value="0.0639584821057239" calcext:value-type="float">
            <text:p>0.0639584821057239</text:p>
          </table:table-cell>
          <table:table-cell office:value-type="float" office:value="0.188663768975344" calcext:value-type="float">
            <text:p>0.188663768975344</text:p>
          </table:table-cell>
          <table:table-cell table:number-columns-repeated="3" office:value-type="float" office:value="0.0339366515837104" calcext:value-type="float">
            <text:p>0.0339366515837104</text:p>
          </table:table-cell>
          <table:table-cell office:value-type="float" office:value="2330" calcext:value-type="float">
            <text:p>233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663143213953921" calcext:value-type="float">
            <text:p>0.0663143213953921</text:p>
          </table:table-cell>
          <table:table-cell office:value-type="float" office:value="0.0583544932912465" calcext:value-type="float">
            <text:p>0.0583544932912465</text:p>
          </table:table-cell>
          <table:table-cell office:value-type="float" office:value="0.169575787072542" calcext:value-type="float">
            <text:p>0.169575787072542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81057954103462" calcext:value-type="float">
            <text:p>0.0681057954103462</text:p>
          </table:table-cell>
          <table:table-cell office:value-type="float" office:value="0.0594051110180143" calcext:value-type="float">
            <text:p>0.0594051110180143</text:p>
          </table:table-cell>
          <table:table-cell office:value-type="float" office:value="0.180978260869565" calcext:value-type="float">
            <text:p>0.18097826086956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013334693584" calcext:value-type="float">
            <text:p>0.067013334693584</text:p>
          </table:table-cell>
          <table:table-cell office:value-type="float" office:value="0.0605023553938179" calcext:value-type="float">
            <text:p>0.0605023553938179</text:p>
          </table:table-cell>
          <table:table-cell office:value-type="float" office:value="0.151479136805224" calcext:value-type="float">
            <text:p>0.151479136805224</text:p>
          </table:table-cell>
          <table:table-cell table:number-columns-repeated="3" office:value-type="float" office:value="0.0405701754385965" calcext:value-type="float">
            <text:p>0.0405701754385965</text:p>
          </table:table-cell>
          <table:table-cell office:value-type="float" office:value="2368" calcext:value-type="float">
            <text:p>2368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8726685998976" calcext:value-type="float">
            <text:p>0.0728726685998976</text:p>
          </table:table-cell>
          <table:table-cell office:value-type="float" office:value="0.0639512006020545" calcext:value-type="float">
            <text:p>0.0639512006020545</text:p>
          </table:table-cell>
          <table:table-cell office:value-type="float" office:value="0.188609321376265" calcext:value-type="float">
            <text:p>0.188609321376265</text:p>
          </table:table-cell>
          <table:table-cell table:number-columns-repeated="3" office:value-type="float" office:value="0.0339366515837104" calcext:value-type="float">
            <text:p>0.0339366515837104</text:p>
          </table:table-cell>
          <table:table-cell office:value-type="float" office:value="2330" calcext:value-type="float">
            <text:p>233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04914453611127" calcext:value-type="float">
            <text:p>4.04914453611127E-06</text:p>
          </table:table-cell>
          <table:table-cell office:value-type="float" office:value="0.00000580941696171067" calcext:value-type="float">
            <text:p>5.80941696171067E-06</text:p>
          </table:table-cell>
          <table:table-cell office:value-type="float" office:value="0.999919295310974" calcext:value-type="float">
            <text:p>0.999919295310974</text:p>
          </table:table-cell>
          <table:table-cell office:value-type="float" office:value="0.998481452465057" calcext:value-type="float">
            <text:p>0.998481452465057</text:p>
          </table:table-cell>
          <table:table-cell office:value-type="float" office:value="0.999919295310974" calcext:value-type="float">
            <text:p>0.999919295310974</text:p>
          </table:table-cell>
          <table:table-cell office:value-type="float" office:value="0.0543835996415058" calcext:value-type="float">
            <text:p>0.0543835996415058</text:p>
          </table:table-cell>
          <table:table-cell office:value-type="float" office:value="0.0388139478392429" calcext:value-type="float">
            <text:p>0.0388139478392429</text:p>
          </table:table-cell>
          <table:table-cell office:value-type="float" office:value="0.213615584448928" calcext:value-type="float">
            <text:p>0.213615584448928</text:p>
          </table:table-cell>
          <table:table-cell office:value-type="float" office:value="0.0000690532542648725" calcext:value-type="float">
            <text:p>6.90532542648725E-05</text:p>
          </table:table-cell>
          <table:table-cell office:value-type="float" office:value="0.000051047834858764" calcext:value-type="float">
            <text:p>5.1047834858764E-05</text:p>
          </table:table-cell>
          <table:table-cell office:value-type="float" office:value="0.0027754979673773" calcext:value-type="float">
            <text:p>0.0027754979673773</text:p>
          </table:table-cell>
          <table:table-cell office:value-type="float" office:value="2254" calcext:value-type="float">
            <text:p>225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.0221298908982776" calcext:value-type="float">
            <text:p>0.0221298908982776</text:p>
          </table:table-cell>
          <table:table-cell office:value-type="float" office:value="0.0238533814913713" calcext:value-type="float">
            <text:p>0.0238533814913713</text:p>
          </table:table-cell>
          <table:table-cell office:value-type="float" office:value="0.701850871794711" calcext:value-type="float">
            <text:p>0.701850871794711</text:p>
          </table:table-cell>
          <table:table-cell office:value-type="float" office:value="0.557682289546035" calcext:value-type="float">
            <text:p>0.557682289546035</text:p>
          </table:table-cell>
          <table:table-cell office:value-type="float" office:value="0.701850871794711" calcext:value-type="float">
            <text:p>0.701850871794711</text:p>
          </table:table-cell>
          <table:table-cell office:value-type="float" office:value="0.0686281209723997" calcext:value-type="float">
            <text:p>0.0686281209723997</text:p>
          </table:table-cell>
          <table:table-cell office:value-type="float" office:value="0.0604209449632595" calcext:value-type="float">
            <text:p>0.0604209449632595</text:p>
          </table:table-cell>
          <table:table-cell office:value-type="float" office:value="0.152563519284217" calcext:value-type="float">
            <text:p>0.152563519284217</text:p>
          </table:table-cell>
          <table:table-cell office:value-type="float" office:value="0.039723224289903" calcext:value-type="float">
            <text:p>0.039723224289903</text:p>
          </table:table-cell>
          <table:table-cell office:value-type="float" office:value="0.0373436522667099" calcext:value-type="float">
            <text:p>0.0373436522667099</text:p>
          </table:table-cell>
          <table:table-cell office:value-type="float" office:value="0.0832298639229977" calcext:value-type="float">
            <text:p>0.0832298639229977</text:p>
          </table:table-cell>
          <table:table-cell office:value-type="float" office:value="2330" calcext:value-type="float">
            <text:p>2330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221087554270101" calcext:value-type="float">
            <text:p>0.0221087554270101</text:p>
          </table:table-cell>
          <table:table-cell office:value-type="float" office:value="0.0238317846270641" calcext:value-type="float">
            <text:p>0.0238317846270641</text:p>
          </table:table-cell>
          <table:table-cell office:value-type="float" office:value="0.7022691678098" calcext:value-type="float">
            <text:p>0.7022691678098</text:p>
          </table:table-cell>
          <table:table-cell office:value-type="float" office:value="0.558076828364953" calcext:value-type="float">
            <text:p>0.558076828364953</text:p>
          </table:table-cell>
          <table:table-cell office:value-type="float" office:value="0.7022691678098" calcext:value-type="float">
            <text:p>0.7022691678098</text:p>
          </table:table-cell>
          <table:table-cell office:value-type="float" office:value="0.0686280707459824" calcext:value-type="float">
            <text:p>0.0686280707459824</text:p>
          </table:table-cell>
          <table:table-cell office:value-type="float" office:value="0.0604151527387885" calcext:value-type="float">
            <text:p>0.0604151527387885</text:p>
          </table:table-cell>
          <table:table-cell office:value-type="float" office:value="0.152622192898158" calcext:value-type="float">
            <text:p>0.152622192898158</text:p>
          </table:table-cell>
          <table:table-cell office:value-type="float" office:value="0.0397007040228156" calcext:value-type="float">
            <text:p>0.0397007040228156</text:p>
          </table:table-cell>
          <table:table-cell office:value-type="float" office:value="0.0373209490949561" calcext:value-type="float">
            <text:p>0.0373209490949561</text:p>
          </table:table-cell>
          <table:table-cell office:value-type="float" office:value="0.0832232458059717" calcext:value-type="float">
            <text:p>0.0832232458059717</text:p>
          </table:table-cell>
          <table:table-cell office:value-type="float" office:value="2330" calcext:value-type="float">
            <text:p>2330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66808182679642" calcext:value-type="float">
            <text:p>0.0166808182679642</text:p>
          </table:table-cell>
          <table:table-cell office:value-type="float" office:value="0.0187403020779746" calcext:value-type="float">
            <text:p>0.0187403020779746</text:p>
          </table:table-cell>
          <table:table-cell office:value-type="float" office:value="0.956654454996789" calcext:value-type="float">
            <text:p>0.956654454996789</text:p>
          </table:table-cell>
          <table:table-cell office:value-type="float" office:value="0.893809571176922" calcext:value-type="float">
            <text:p>0.893809571176922</text:p>
          </table:table-cell>
          <table:table-cell office:value-type="float" office:value="0.956654454996789" calcext:value-type="float">
            <text:p>0.956654454996789</text:p>
          </table:table-cell>
          <table:table-cell office:value-type="float" office:value="0.102141163769496" calcext:value-type="float">
            <text:p>0.102141163769496</text:p>
          </table:table-cell>
          <table:table-cell office:value-type="float" office:value="0.0861611732914518" calcext:value-type="float">
            <text:p>0.0861611732914518</text:p>
          </table:table-cell>
          <table:table-cell office:value-type="float" office:value="0.265569712675954" calcext:value-type="float">
            <text:p>0.265569712675954</text:p>
          </table:table-cell>
          <table:table-cell office:value-type="float" office:value="0.0412716312267919" calcext:value-type="float">
            <text:p>0.0412716312267919</text:p>
          </table:table-cell>
          <table:table-cell office:value-type="float" office:value="0.037520438451185" calcext:value-type="float">
            <text:p>0.037520438451185</text:p>
          </table:table-cell>
          <table:table-cell office:value-type="float" office:value="0.126546286630987" calcext:value-type="float">
            <text:p>0.126546286630987</text:p>
          </table:table-cell>
          <table:table-cell office:value-type="float" office:value="2254" calcext:value-type="float">
            <text:p>225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34222568396456" calcext:value-type="float">
            <text:p>0.934222568396456</text:p>
          </table:table-cell>
          <table:table-cell office:value-type="float" office:value="1" calcext:value-type="float">
            <text:p>1</text:p>
          </table:table-cell>
          <table:table-cell office:value-type="float" office:value="0.0691008563564879" calcext:value-type="float">
            <text:p>0.0691008563564879</text:p>
          </table:table-cell>
          <table:table-cell office:value-type="float" office:value="0.0595836403429473" calcext:value-type="float">
            <text:p>0.0595836403429473</text:p>
          </table:table-cell>
          <table:table-cell office:value-type="float" office:value="0.166434131045187" calcext:value-type="float">
            <text:p>0.166434131045187</text:p>
          </table:table-cell>
          <table:table-cell office:value-type="float" office:value="0.0327868852459016" calcext:value-type="float">
            <text:p>0.0327868852459016</text:p>
          </table:table-cell>
          <table:table-cell office:value-type="float" office:value="0.0297029702970297" calcext:value-type="float">
            <text:p>0.029702970297029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38" calcext:value-type="float">
            <text:p>2338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34222568396456" calcext:value-type="float">
            <text:p>0.934222568396456</text:p>
          </table:table-cell>
          <table:table-cell office:value-type="float" office:value="1" calcext:value-type="float">
            <text:p>1</text:p>
          </table:table-cell>
          <table:table-cell office:value-type="float" office:value="0.0691013514158362" calcext:value-type="float">
            <text:p>0.0691013514158362</text:p>
          </table:table-cell>
          <table:table-cell office:value-type="float" office:value="0.0595836403429473" calcext:value-type="float">
            <text:p>0.0595836403429473</text:p>
          </table:table-cell>
          <table:table-cell office:value-type="float" office:value="0.166439689113241" calcext:value-type="float">
            <text:p>0.166439689113241</text:p>
          </table:table-cell>
          <table:table-cell office:value-type="float" office:value="0.0327868852459016" calcext:value-type="float">
            <text:p>0.0327868852459016</text:p>
          </table:table-cell>
          <table:table-cell office:value-type="float" office:value="0.0297029702970297" calcext:value-type="float">
            <text:p>0.029702970297029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2338" calcext:value-type="float">
            <text:p>2338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9466749673264" calcext:value-type="float">
            <text:p>0.0689466749673264</text:p>
          </table:table-cell>
          <table:table-cell office:value-type="float" office:value="0.0634294909547788" calcext:value-type="float">
            <text:p>0.0634294909547788</text:p>
          </table:table-cell>
          <table:table-cell office:value-type="float" office:value="0.125371325436263" calcext:value-type="float">
            <text:p>0.125371325436263</text:p>
          </table:table-cell>
          <table:table-cell table:number-columns-repeated="3" office:value-type="float" office:value="0.0506465517241379" calcext:value-type="float">
            <text:p>0.0506465517241379</text:p>
          </table:table-cell>
          <table:table-cell office:value-type="float" office:value="2314" calcext:value-type="float">
            <text:p>2314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7963787563447" calcext:value-type="float">
            <text:p>0.0707963787563447</text:p>
          </table:table-cell>
          <table:table-cell office:value-type="float" office:value="0.0642780730971098" calcext:value-type="float">
            <text:p>0.0642780730971098</text:p>
          </table:table-cell>
          <table:table-cell office:value-type="float" office:value="0.137459574625027" calcext:value-type="float">
            <text:p>0.137459574625027</text:p>
          </table:table-cell>
          <table:table-cell table:number-columns-repeated="3" office:value-type="float" office:value="0.0455555555555556" calcext:value-type="float">
            <text:p>0.0455555555555556</text:p>
          </table:table-cell>
          <table:table-cell office:value-type="float" office:value="2284" calcext:value-type="float">
            <text:p>2284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718854544504591" calcext:value-type="float">
            <text:p>0.0718854544504591</text:p>
          </table:table-cell>
          <table:table-cell office:value-type="float" office:value="0.064024261890609" calcext:value-type="float">
            <text:p>0.064024261890609</text:p>
          </table:table-cell>
          <table:table-cell office:value-type="float" office:value="0.152282454342025" calcext:value-type="float">
            <text:p>0.15228245434202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67639050952937" calcext:value-type="float">
            <text:p>0.0667639050952937</text:p>
          </table:table-cell>
          <table:table-cell office:value-type="float" office:value="0.0588172502134927" calcext:value-type="float">
            <text:p>0.0588172502134927</text:p>
          </table:table-cell>
          <table:table-cell office:value-type="float" office:value="0.148034934497817" calcext:value-type="float">
            <text:p>0.14803493449781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08" calcext:value-type="float">
            <text:p>2308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89466749673264" calcext:value-type="float">
            <text:p>0.0689466749673264</text:p>
          </table:table-cell>
          <table:table-cell office:value-type="float" office:value="0.0634294909547788" calcext:value-type="float">
            <text:p>0.0634294909547788</text:p>
          </table:table-cell>
          <table:table-cell office:value-type="float" office:value="0.125371325436263" calcext:value-type="float">
            <text:p>0.125371325436263</text:p>
          </table:table-cell>
          <table:table-cell table:number-columns-repeated="3" office:value-type="float" office:value="0.0506465517241379" calcext:value-type="float">
            <text:p>0.0506465517241379</text:p>
          </table:table-cell>
          <table:table-cell office:value-type="float" office:value="2314" calcext:value-type="float">
            <text:p>2314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7778456903311" calcext:value-type="float">
            <text:p>0.0707778456903311</text:p>
          </table:table-cell>
          <table:table-cell office:value-type="float" office:value="0.0642577230151953" calcext:value-type="float">
            <text:p>0.0642577230151953</text:p>
          </table:table-cell>
          <table:table-cell office:value-type="float" office:value="0.13745962431552" calcext:value-type="float">
            <text:p>0.13745962431552</text:p>
          </table:table-cell>
          <table:table-cell table:number-columns-repeated="3" office:value-type="float" office:value="0.0455555555555556" calcext:value-type="float">
            <text:p>0.0455555555555556</text:p>
          </table:table-cell>
          <table:table-cell office:value-type="float" office:value="2284" calcext:value-type="float">
            <text:p>2284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58537612960208" calcext:value-type="float">
            <text:p>5.58537612960208E-06</text:p>
          </table:table-cell>
          <table:table-cell office:value-type="float" office:value="0.00000773878218751634" calcext:value-type="float">
            <text:p>7.73878218751634E-06</text:p>
          </table:table-cell>
          <table:table-cell office:value-type="float" office:value="0.999878287315369" calcext:value-type="float">
            <text:p>0.999878287315369</text:p>
          </table:table-cell>
          <table:table-cell office:value-type="float" office:value="0.999526023864746" calcext:value-type="float">
            <text:p>0.999526023864746</text:p>
          </table:table-cell>
          <table:table-cell office:value-type="float" office:value="0.999878287315369" calcext:value-type="float">
            <text:p>0.999878287315369</text:p>
          </table:table-cell>
          <table:table-cell office:value-type="float" office:value="0.0430890916411295" calcext:value-type="float">
            <text:p>0.0430890916411295</text:p>
          </table:table-cell>
          <table:table-cell office:value-type="float" office:value="0.0298719305138386" calcext:value-type="float">
            <text:p>0.0298719305138386</text:p>
          </table:table-cell>
          <table:table-cell office:value-type="float" office:value="0.216582486877931" calcext:value-type="float">
            <text:p>0.216582486877931</text:p>
          </table:table-cell>
          <table:table-cell office:value-type="float" office:value="0.0000720282841939479" calcext:value-type="float">
            <text:p>7.20282841939479E-05</text:p>
          </table:table-cell>
          <table:table-cell office:value-type="float" office:value="0.0000590171657677274" calcext:value-type="float">
            <text:p>5.90171657677274E-05</text:p>
          </table:table-cell>
          <table:table-cell office:value-type="float" office:value="0.00505254068411887" calcext:value-type="float">
            <text:p>0.00505254068411887</text:p>
          </table:table-cell>
          <table:table-cell office:value-type="float" office:value="2328" calcext:value-type="float">
            <text:p>2328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193802747524076" calcext:value-type="float">
            <text:p>0.0193802747524076</text:p>
          </table:table-cell>
          <table:table-cell office:value-type="float" office:value="0.0211306836376005" calcext:value-type="float">
            <text:p>0.0211306836376005</text:p>
          </table:table-cell>
          <table:table-cell office:value-type="float" office:value="0.856830223446823" calcext:value-type="float">
            <text:p>0.856830223446823</text:p>
          </table:table-cell>
          <table:table-cell office:value-type="float" office:value="0.805521534324886" calcext:value-type="float">
            <text:p>0.805521534324886</text:p>
          </table:table-cell>
          <table:table-cell office:value-type="float" office:value="0.856830223446823" calcext:value-type="float">
            <text:p>0.856830223446823</text:p>
          </table:table-cell>
          <table:table-cell office:value-type="float" office:value="0.0760593372815723" calcext:value-type="float">
            <text:p>0.0760593372815723</text:p>
          </table:table-cell>
          <table:table-cell office:value-type="float" office:value="0.0657851627757622" calcext:value-type="float">
            <text:p>0.0657851627757622</text:p>
          </table:table-cell>
          <table:table-cell office:value-type="float" office:value="0.210921990547399" calcext:value-type="float">
            <text:p>0.210921990547399</text:p>
          </table:table-cell>
          <table:table-cell office:value-type="float" office:value="0.0379831888779748" calcext:value-type="float">
            <text:p>0.0379831888779748</text:p>
          </table:table-cell>
          <table:table-cell office:value-type="float" office:value="0.0360610996067764" calcext:value-type="float">
            <text:p>0.0360610996067764</text:p>
          </table:table-cell>
          <table:table-cell office:value-type="float" office:value="0.111043650779184" calcext:value-type="float">
            <text:p>0.111043650779184</text:p>
          </table:table-cell>
          <table:table-cell office:value-type="float" office:value="2353" calcext:value-type="float">
            <text:p>2353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19354264987916" calcext:value-type="float">
            <text:p>0.019354264987916</text:p>
          </table:table-cell>
          <table:table-cell office:value-type="float" office:value="0.0211037130310645" calcext:value-type="float">
            <text:p>0.0211037130310645</text:p>
          </table:table-cell>
          <table:table-cell office:value-type="float" office:value="0.857176126652029" calcext:value-type="float">
            <text:p>0.857176126652029</text:p>
          </table:table-cell>
          <table:table-cell office:value-type="float" office:value="0.805921092300843" calcext:value-type="float">
            <text:p>0.805921092300843</text:p>
          </table:table-cell>
          <table:table-cell office:value-type="float" office:value="0.857176126652029" calcext:value-type="float">
            <text:p>0.857176126652029</text:p>
          </table:table-cell>
          <table:table-cell office:value-type="float" office:value="0.0760570545551695" calcext:value-type="float">
            <text:p>0.0760570545551695</text:p>
          </table:table-cell>
          <table:table-cell office:value-type="float" office:value="0.0657758120949184" calcext:value-type="float">
            <text:p>0.0657758120949184</text:p>
          </table:table-cell>
          <table:table-cell office:value-type="float" office:value="0.211012484431763" calcext:value-type="float">
            <text:p>0.211012484431763</text:p>
          </table:table-cell>
          <table:table-cell office:value-type="float" office:value="0.0379517142523081" calcext:value-type="float">
            <text:p>0.0379517142523081</text:p>
          </table:table-cell>
          <table:table-cell office:value-type="float" office:value="0.0360297837722302" calcext:value-type="float">
            <text:p>0.0360297837722302</text:p>
          </table:table-cell>
          <table:table-cell office:value-type="float" office:value="0.111042013435106" calcext:value-type="float">
            <text:p>0.111042013435106</text:p>
          </table:table-cell>
          <table:table-cell office:value-type="float" office:value="2353" calcext:value-type="float">
            <text:p>2353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15880968102375" calcext:value-type="float">
            <text:p>0.015880968102375</text:p>
          </table:table-cell>
          <table:table-cell office:value-type="float" office:value="0.017716731421673" calcext:value-type="float">
            <text:p>0.017716731421673</text:p>
          </table:table-cell>
          <table:table-cell office:value-type="float" office:value="0.955860328891809" calcext:value-type="float">
            <text:p>0.955860328891809</text:p>
          </table:table-cell>
          <table:table-cell office:value-type="float" office:value="0.931585813754652" calcext:value-type="float">
            <text:p>0.931585813754652</text:p>
          </table:table-cell>
          <table:table-cell office:value-type="float" office:value="0.955860328891809" calcext:value-type="float">
            <text:p>0.955860328891809</text:p>
          </table:table-cell>
          <table:table-cell office:value-type="float" office:value="0.0918881948620165" calcext:value-type="float">
            <text:p>0.0918881948620165</text:p>
          </table:table-cell>
          <table:table-cell office:value-type="float" office:value="0.0780889439601341" calcext:value-type="float">
            <text:p>0.0780889439601341</text:p>
          </table:table-cell>
          <table:table-cell office:value-type="float" office:value="0.273022317964197" calcext:value-type="float">
            <text:p>0.273022317964197</text:p>
          </table:table-cell>
          <table:table-cell office:value-type="float" office:value="0.0371744192906296" calcext:value-type="float">
            <text:p>0.0371744192906296</text:p>
          </table:table-cell>
          <table:table-cell office:value-type="float" office:value="0.0348164535363868" calcext:value-type="float">
            <text:p>0.0348164535363868</text:p>
          </table:table-cell>
          <table:table-cell office:value-type="float" office:value="0.141564154413166" calcext:value-type="float">
            <text:p>0.141564154413166</text:p>
          </table:table-cell>
          <table:table-cell office:value-type="float" office:value="2328" calcext:value-type="float">
            <text:p>2328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526023864746" calcext:value-type="float">
            <text:p>0.999526023864746</text:p>
          </table:table-cell>
          <table:table-cell office:value-type="float" office:value="1" calcext:value-type="float">
            <text:p>1</text:p>
          </table:table-cell>
          <table:table-cell office:value-type="float" office:value="0.0768219110233557" calcext:value-type="float">
            <text:p>0.0768219110233557</text:p>
          </table:table-cell>
          <table:table-cell office:value-type="float" office:value="0.0655807410845177" calcext:value-type="float">
            <text:p>0.0655807410845177</text:p>
          </table:table-cell>
          <table:table-cell office:value-type="float" office:value="0.224377707638103" calcext:value-type="float">
            <text:p>0.224377707638103</text:p>
          </table:table-cell>
          <table:table-cell office:value-type="float" office:value="0.0470588235294118" calcext:value-type="float">
            <text:p>0.0470588235294118</text:p>
          </table:table-cell>
          <table:table-cell office:value-type="float" office:value="0.0109289617486339" calcext:value-type="float">
            <text:p>0.0109289617486339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70" calcext:value-type="float">
            <text:p>2370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228481678737" calcext:value-type="float">
            <text:p>0.0768228481678737</text:p>
          </table:table-cell>
          <table:table-cell office:value-type="float" office:value="0.0655809394839046" calcext:value-type="float">
            <text:p>0.0655809394839046</text:p>
          </table:table-cell>
          <table:table-cell office:value-type="float" office:value="0.224388341827226" calcext:value-type="float">
            <text:p>0.224388341827226</text:p>
          </table:table-cell>
          <table:table-cell office:value-type="float" office:value="0.0470588235294118" calcext:value-type="float">
            <text:p>0.0470588235294118</text:p>
          </table:table-cell>
          <table:table-cell office:value-type="float" office:value="0.0109289617486339" calcext:value-type="float">
            <text:p>0.0109289617486339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70" calcext:value-type="float">
            <text:p>2370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38461538461538" calcext:value-type="float">
            <text:p>0.538461538461538</text:p>
          </table:table-cell>
          <table:table-cell office:value-type="float" office:value="0.0730692117163615" calcext:value-type="float">
            <text:p>0.0730692117163615</text:p>
          </table:table-cell>
          <table:table-cell office:value-type="float" office:value="0.0666220026801651" calcext:value-type="float">
            <text:p>0.0666220026801651</text:p>
          </table:table-cell>
          <table:table-cell office:value-type="float" office:value="0.157697686372807" calcext:value-type="float">
            <text:p>0.157697686372807</text:p>
          </table:table-cell>
          <table:table-cell table:number-columns-repeated="3" office:value-type="float" office:value="0.0531453362255965" calcext:value-type="float">
            <text:p>0.0531453362255965</text:p>
          </table:table-cell>
          <table:table-cell office:value-type="float" office:value="2334" calcext:value-type="float">
            <text:p>2334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9780100963428" calcext:value-type="float">
            <text:p>0.0799780100963428</text:p>
          </table:table-cell>
          <table:table-cell office:value-type="float" office:value="0.0721600845563977" calcext:value-type="float">
            <text:p>0.0721600845563977</text:p>
          </table:table-cell>
          <table:table-cell office:value-type="float" office:value="0.182599021716831" calcext:value-type="float">
            <text:p>0.182599021716831</text:p>
          </table:table-cell>
          <table:table-cell table:number-columns-repeated="3" office:value-type="float" office:value="0.0501113585746102" calcext:value-type="float">
            <text:p>0.0501113585746102</text:p>
          </table:table-cell>
          <table:table-cell office:value-type="float" office:value="2318" calcext:value-type="float">
            <text:p>2318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76780888176071" calcext:value-type="float">
            <text:p>0.076780888176071</text:p>
          </table:table-cell>
          <table:table-cell office:value-type="float" office:value="0.0681869771353287" calcext:value-type="float">
            <text:p>0.0681869771353287</text:p>
          </table:table-cell>
          <table:table-cell office:value-type="float" office:value="0.189587775408671" calcext:value-type="float">
            <text:p>0.189587775408671</text:p>
          </table:table-cell>
          <table:table-cell table:number-columns-repeated="2" office:value-type="float" office:value="0.0151515151515152" calcext:value-type="float">
            <text:p>0.0151515151515152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58654220147803" calcext:value-type="float">
            <text:p>0.0758654220147803</text:p>
          </table:table-cell>
          <table:table-cell office:value-type="float" office:value="0.0654457932189201" calcext:value-type="float">
            <text:p>0.0654457932189201</text:p>
          </table:table-cell>
          <table:table-cell office:value-type="float" office:value="0.212637362637363" calcext:value-type="float">
            <text:p>0.21263736263736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38" calcext:value-type="float">
            <text:p>2338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38461538461538" calcext:value-type="float">
            <text:p>0.538461538461538</text:p>
          </table:table-cell>
          <table:table-cell office:value-type="float" office:value="0.0730692117163615" calcext:value-type="float">
            <text:p>0.0730692117163615</text:p>
          </table:table-cell>
          <table:table-cell office:value-type="float" office:value="0.0666220026801651" calcext:value-type="float">
            <text:p>0.0666220026801651</text:p>
          </table:table-cell>
          <table:table-cell office:value-type="float" office:value="0.157697686372807" calcext:value-type="float">
            <text:p>0.157697686372807</text:p>
          </table:table-cell>
          <table:table-cell table:number-columns-repeated="3" office:value-type="float" office:value="0.0531453362255965" calcext:value-type="float">
            <text:p>0.0531453362255965</text:p>
          </table:table-cell>
          <table:table-cell office:value-type="float" office:value="2334" calcext:value-type="float">
            <text:p>2334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9789320927959" calcext:value-type="float">
            <text:p>0.0799789320927959</text:p>
          </table:table-cell>
          <table:table-cell office:value-type="float" office:value="0.0721559697226753" calcext:value-type="float">
            <text:p>0.0721559697226753</text:p>
          </table:table-cell>
          <table:table-cell office:value-type="float" office:value="0.18266605902806" calcext:value-type="float">
            <text:p>0.18266605902806</text:p>
          </table:table-cell>
          <table:table-cell table:number-columns-repeated="3" office:value-type="float" office:value="0.0501113585746102" calcext:value-type="float">
            <text:p>0.0501113585746102</text:p>
          </table:table-cell>
          <table:table-cell office:value-type="float" office:value="2318" calcext:value-type="float">
            <text:p>2318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454126893600915" calcext:value-type="float">
            <text:p>4.54126893600915E-06</text:p>
          </table:table-cell>
          <table:table-cell office:value-type="float" office:value="0.00000667891845296253" calcext:value-type="float">
            <text:p>6.67891845296253E-06</text:p>
          </table:table-cell>
          <table:table-cell office:value-type="float" office:value="0.999725759029388" calcext:value-type="float">
            <text:p>0.999725759029388</text:p>
          </table:table-cell>
          <table:table-cell office:value-type="float" office:value="0.999468624591827" calcext:value-type="float">
            <text:p>0.999468624591827</text:p>
          </table:table-cell>
          <table:table-cell office:value-type="float" office:value="0.999725759029388" calcext:value-type="float">
            <text:p>0.999725759029388</text:p>
          </table:table-cell>
          <table:table-cell office:value-type="float" office:value="0.0437769371264309" calcext:value-type="float">
            <text:p>0.0437769371264309</text:p>
          </table:table-cell>
          <table:table-cell office:value-type="float" office:value="0.0308623684016746" calcext:value-type="float">
            <text:p>0.0308623684016746</text:p>
          </table:table-cell>
          <table:table-cell office:value-type="float" office:value="0.230882586421845" calcext:value-type="float">
            <text:p>0.230882586421845</text:p>
          </table:table-cell>
          <table:table-cell office:value-type="float" office:value="0.0000924704072531313" calcext:value-type="float">
            <text:p>9.24704072531313E-05</text:p>
          </table:table-cell>
          <table:table-cell office:value-type="float" office:value="0.0000771573613747023" calcext:value-type="float">
            <text:p>7.71573613747023E-05</text:p>
          </table:table-cell>
          <table:table-cell office:value-type="float" office:value="0.0100066242739558" calcext:value-type="float">
            <text:p>0.0100066242739558</text:p>
          </table:table-cell>
          <table:table-cell office:value-type="float" office:value="2344" calcext:value-type="float">
            <text:p>2344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181189270493292" calcext:value-type="float">
            <text:p>0.0181189270493292</text:p>
          </table:table-cell>
          <table:table-cell office:value-type="float" office:value="0.0198306677121428" calcext:value-type="float">
            <text:p>0.0198306677121428</text:p>
          </table:table-cell>
          <table:table-cell office:value-type="float" office:value="0.710622057626459" calcext:value-type="float">
            <text:p>0.710622057626459</text:p>
          </table:table-cell>
          <table:table-cell office:value-type="float" office:value="0.677118398929298" calcext:value-type="float">
            <text:p>0.677118398929298</text:p>
          </table:table-cell>
          <table:table-cell office:value-type="float" office:value="0.710622057626459" calcext:value-type="float">
            <text:p>0.710622057626459</text:p>
          </table:table-cell>
          <table:table-cell office:value-type="float" office:value="0.0650045337006497" calcext:value-type="float">
            <text:p>0.0650045337006497</text:p>
          </table:table-cell>
          <table:table-cell office:value-type="float" office:value="0.0577918311531391" calcext:value-type="float">
            <text:p>0.0577918311531391</text:p>
          </table:table-cell>
          <table:table-cell office:value-type="float" office:value="0.169501820608861" calcext:value-type="float">
            <text:p>0.169501820608861</text:p>
          </table:table-cell>
          <table:table-cell office:value-type="float" office:value="0.0364878021737083" calcext:value-type="float">
            <text:p>0.0364878021737083</text:p>
          </table:table-cell>
          <table:table-cell office:value-type="float" office:value="0.0349994426822926" calcext:value-type="float">
            <text:p>0.0349994426822926</text:p>
          </table:table-cell>
          <table:table-cell office:value-type="float" office:value="0.103964321467932" calcext:value-type="float">
            <text:p>0.103964321467932</text:p>
          </table:table-cell>
          <table:table-cell office:value-type="float" office:value="2391" calcext:value-type="float">
            <text:p>2391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180935392937303" calcext:value-type="float">
            <text:p>0.0180935392937303</text:p>
          </table:table-cell>
          <table:table-cell office:value-type="float" office:value="0.0198043990711616" calcext:value-type="float">
            <text:p>0.0198043990711616</text:p>
          </table:table-cell>
          <table:table-cell office:value-type="float" office:value="0.711155374328993" calcext:value-type="float">
            <text:p>0.711155374328993</text:p>
          </table:table-cell>
          <table:table-cell office:value-type="float" office:value="0.677657096209958" calcext:value-type="float">
            <text:p>0.677657096209958</text:p>
          </table:table-cell>
          <table:table-cell office:value-type="float" office:value="0.711155374328993" calcext:value-type="float">
            <text:p>0.711155374328993</text:p>
          </table:table-cell>
          <table:table-cell office:value-type="float" office:value="0.0650024212276763" calcext:value-type="float">
            <text:p>0.0650024212276763</text:p>
          </table:table-cell>
          <table:table-cell office:value-type="float" office:value="0.0577831560164481" calcext:value-type="float">
            <text:p>0.0577831560164481</text:p>
          </table:table-cell>
          <table:table-cell office:value-type="float" office:value="0.169594787691554" calcext:value-type="float">
            <text:p>0.169594787691554</text:p>
          </table:table-cell>
          <table:table-cell office:value-type="float" office:value="0.0364583983864795" calcext:value-type="float">
            <text:p>0.0364583983864795</text:p>
          </table:table-cell>
          <table:table-cell office:value-type="float" office:value="0.0349699958977247" calcext:value-type="float">
            <text:p>0.0349699958977247</text:p>
          </table:table-cell>
          <table:table-cell office:value-type="float" office:value="0.103972172456883" calcext:value-type="float">
            <text:p>0.103972172456883</text:p>
          </table:table-cell>
          <table:table-cell office:value-type="float" office:value="2391" calcext:value-type="float">
            <text:p>2391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118112525881645" calcext:value-type="float">
            <text:p>0.0118112525881645</text:p>
          </table:table-cell>
          <table:table-cell office:value-type="float" office:value="0.0135461611279975" calcext:value-type="float">
            <text:p>0.0135461611279975</text:p>
          </table:table-cell>
          <table:table-cell office:value-type="float" office:value="0.950315671757842" calcext:value-type="float">
            <text:p>0.950315671757842</text:p>
          </table:table-cell>
          <table:table-cell office:value-type="float" office:value="0.937789039843599" calcext:value-type="float">
            <text:p>0.937789039843599</text:p>
          </table:table-cell>
          <table:table-cell office:value-type="float" office:value="0.950315671757842" calcext:value-type="float">
            <text:p>0.950315671757842</text:p>
          </table:table-cell>
          <table:table-cell office:value-type="float" office:value="0.0903676780088205" calcext:value-type="float">
            <text:p>0.0903676780088205</text:p>
          </table:table-cell>
          <table:table-cell office:value-type="float" office:value="0.077137417775353" calcext:value-type="float">
            <text:p>0.077137417775353</text:p>
          </table:table-cell>
          <table:table-cell office:value-type="float" office:value="0.282047050668394" calcext:value-type="float">
            <text:p>0.282047050668394</text:p>
          </table:table-cell>
          <table:table-cell office:value-type="float" office:value="0.034146390172428" calcext:value-type="float">
            <text:p>0.034146390172428</text:p>
          </table:table-cell>
          <table:table-cell office:value-type="float" office:value="0.0320616933557238" calcext:value-type="float">
            <text:p>0.0320616933557238</text:p>
          </table:table-cell>
          <table:table-cell office:value-type="float" office:value="0.16065981777941" calcext:value-type="float">
            <text:p>0.16065981777941</text:p>
          </table:table-cell>
          <table:table-cell office:value-type="float" office:value="2344" calcext:value-type="float">
            <text:p>2344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44379366062856" calcext:value-type="float">
            <text:p>0.0644379366062856</text:p>
          </table:table-cell>
          <table:table-cell office:value-type="float" office:value="0.0569224686550235" calcext:value-type="float">
            <text:p>0.0569224686550235</text:p>
          </table:table-cell>
          <table:table-cell office:value-type="float" office:value="0.173321674092944" calcext:value-type="float">
            <text:p>0.173321674092944</text:p>
          </table:table-cell>
          <table:table-cell table:number-columns-repeated="2" office:value-type="float" office:value="0.0372881355932203" calcext:value-type="float">
            <text:p>0.0372881355932203</text:p>
          </table:table-cell>
          <table:table-cell office:value-type="float" office:value="0.126436781609195" calcext:value-type="float">
            <text:p>0.126436781609195</text:p>
          </table:table-cell>
          <table:table-cell office:value-type="float" office:value="2395" calcext:value-type="float">
            <text:p>2395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44379366062856" calcext:value-type="float">
            <text:p>0.0644379366062856</text:p>
          </table:table-cell>
          <table:table-cell office:value-type="float" office:value="0.0569224686550235" calcext:value-type="float">
            <text:p>0.0569224686550235</text:p>
          </table:table-cell>
          <table:table-cell office:value-type="float" office:value="0.173321674092944" calcext:value-type="float">
            <text:p>0.173321674092944</text:p>
          </table:table-cell>
          <table:table-cell table:number-columns-repeated="2" office:value-type="float" office:value="0.0372881355932203" calcext:value-type="float">
            <text:p>0.0372881355932203</text:p>
          </table:table-cell>
          <table:table-cell office:value-type="float" office:value="0.126436781609195" calcext:value-type="float">
            <text:p>0.126436781609195</text:p>
          </table:table-cell>
          <table:table-cell office:value-type="float" office:value="2395" calcext:value-type="float">
            <text:p>2395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73293818102753" calcext:value-type="float">
            <text:p>0.0673293818102753</text:p>
          </table:table-cell>
          <table:table-cell office:value-type="float" office:value="0.0617274609297406" calcext:value-type="float">
            <text:p>0.0617274609297406</text:p>
          </table:table-cell>
          <table:table-cell office:value-type="float" office:value="0.148489741555372" calcext:value-type="float">
            <text:p>0.148489741555372</text:p>
          </table:table-cell>
          <table:table-cell table:number-columns-repeated="3" office:value-type="float" office:value="0.0476190476190476" calcext:value-type="float">
            <text:p>0.0476190476190476</text:p>
          </table:table-cell>
          <table:table-cell office:value-type="float" office:value="2386" calcext:value-type="float">
            <text:p>2386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9606917412543" calcext:value-type="float">
            <text:p>0.0729606917412543</text:p>
          </table:table-cell>
          <table:table-cell office:value-type="float" office:value="0.0663177039125986" calcext:value-type="float">
            <text:p>0.0663177039125986</text:p>
          </table:table-cell>
          <table:table-cell office:value-type="float" office:value="0.169203979258827" calcext:value-type="float">
            <text:p>0.169203979258827</text:p>
          </table:table-cell>
          <table:table-cell table:number-columns-repeated="3" office:value-type="float" office:value="0.0453514739229025" calcext:value-type="float">
            <text:p>0.0453514739229025</text:p>
          </table:table-cell>
          <table:table-cell office:value-type="float" office:value="2345" calcext:value-type="float">
            <text:p>2345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0645329802316166" calcext:value-type="float">
            <text:p>0.0645329802316166</text:p>
          </table:table-cell>
          <table:table-cell office:value-type="float" office:value="0.0578886892319728" calcext:value-type="float">
            <text:p>0.0578886892319728</text:p>
          </table:table-cell>
          <table:table-cell office:value-type="float" office:value="0.16079514802766" calcext:value-type="float">
            <text:p>0.16079514802766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646052119797744" calcext:value-type="float">
            <text:p>0.0646052119797744</text:p>
          </table:table-cell>
          <table:table-cell office:value-type="float" office:value="0.0570893970893971" calcext:value-type="float">
            <text:p>0.0570893970893971</text:p>
          </table:table-cell>
          <table:table-cell office:value-type="float" office:value="0.173493975903614" calcext:value-type="float">
            <text:p>0.17349397590361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673331336108466" calcext:value-type="float">
            <text:p>0.0673331336108466</text:p>
          </table:table-cell>
          <table:table-cell office:value-type="float" office:value="0.0617345855807394" calcext:value-type="float">
            <text:p>0.0617345855807394</text:p>
          </table:table-cell>
          <table:table-cell office:value-type="float" office:value="0.148444627661495" calcext:value-type="float">
            <text:p>0.148444627661495</text:p>
          </table:table-cell>
          <table:table-cell table:number-columns-repeated="3" office:value-type="float" office:value="0.0476190476190476" calcext:value-type="float">
            <text:p>0.0476190476190476</text:p>
          </table:table-cell>
          <table:table-cell office:value-type="float" office:value="2383" calcext:value-type="float">
            <text:p>2383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9885183685817" calcext:value-type="float">
            <text:p>0.0729885183685817</text:p>
          </table:table-cell>
          <table:table-cell office:value-type="float" office:value="0.0663418331989761" calcext:value-type="float">
            <text:p>0.0663418331989761</text:p>
          </table:table-cell>
          <table:table-cell office:value-type="float" office:value="0.169285372783652" calcext:value-type="float">
            <text:p>0.169285372783652</text:p>
          </table:table-cell>
          <table:table-cell table:number-columns-repeated="3" office:value-type="float" office:value="0.0453514739229025" calcext:value-type="float">
            <text:p>0.0453514739229025</text:p>
          </table:table-cell>
          <table:table-cell office:value-type="float" office:value="2345" calcext:value-type="float">
            <text:p>2345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20991653602687" calcext:value-type="float">
            <text:p>1.20991653602687E-05</text:p>
          </table:table-cell>
          <table:table-cell office:value-type="float" office:value="0.0000302826774714049" calcext:value-type="float">
            <text:p>3.02826774714049E-05</text:p>
          </table:table-cell>
          <table:table-cell table:number-columns-repeated="2" office:value-type="float" office:value="0.999527812004089" calcext:value-type="float">
            <text:p>0.999527812004089</text:p>
          </table:table-cell>
          <table:table-cell office:value-type="float" office:value="0.999156355857849" calcext:value-type="float">
            <text:p>0.999156355857849</text:p>
          </table:table-cell>
          <table:table-cell office:value-type="float" office:value="0.0520575254987505" calcext:value-type="float">
            <text:p>0.0520575254987505</text:p>
          </table:table-cell>
          <table:table-cell office:value-type="float" office:value="0.0388403253101618" calcext:value-type="float">
            <text:p>0.0388403253101618</text:p>
          </table:table-cell>
          <table:table-cell office:value-type="float" office:value="0.238731041103464" calcext:value-type="float">
            <text:p>0.238731041103464</text:p>
          </table:table-cell>
          <table:table-cell office:value-type="float" office:value="0.000282909022644162" calcext:value-type="float">
            <text:p>0.000282909022644162</text:p>
          </table:table-cell>
          <table:table-cell office:value-type="float" office:value="0.000232281847274862" calcext:value-type="float">
            <text:p>0.000232281847274862</text:p>
          </table:table-cell>
          <table:table-cell office:value-type="float" office:value="0.0111037590540946" calcext:value-type="float">
            <text:p>0.0111037590540946</text:p>
          </table:table-cell>
          <table:table-cell office:value-type="float" office:value="2321" calcext:value-type="float">
            <text:p>2321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237305271671935" calcext:value-type="float">
            <text:p>0.0237305271671935</text:p>
          </table:table-cell>
          <table:table-cell office:value-type="float" office:value="0.0290990411090798" calcext:value-type="float">
            <text:p>0.0290990411090798</text:p>
          </table:table-cell>
          <table:table-cell table:number-columns-repeated="2" office:value-type="float" office:value="0.649352701446138" calcext:value-type="float">
            <text:p>0.649352701446138</text:p>
          </table:table-cell>
          <table:table-cell office:value-type="float" office:value="0.618601042497869" calcext:value-type="float">
            <text:p>0.618601042497869</text:p>
          </table:table-cell>
          <table:table-cell office:value-type="float" office:value="0.0751459404445386" calcext:value-type="float">
            <text:p>0.0751459404445386</text:p>
          </table:table-cell>
          <table:table-cell office:value-type="float" office:value="0.0684452587157984" calcext:value-type="float">
            <text:p>0.0684452587157984</text:p>
          </table:table-cell>
          <table:table-cell office:value-type="float" office:value="0.169783215919275" calcext:value-type="float">
            <text:p>0.169783215919275</text:p>
          </table:table-cell>
          <table:table-cell office:value-type="float" office:value="0.0475475417099861" calcext:value-type="float">
            <text:p>0.0475475417099861</text:p>
          </table:table-cell>
          <table:table-cell office:value-type="float" office:value="0.0455494712313842" calcext:value-type="float">
            <text:p>0.0455494712313842</text:p>
          </table:table-cell>
          <table:table-cell office:value-type="float" office:value="0.103667800885416" calcext:value-type="float">
            <text:p>0.103667800885416</text:p>
          </table:table-cell>
          <table:table-cell office:value-type="float" office:value="2391" calcext:value-type="float">
            <text:p>2391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37017744285911" calcext:value-type="float">
            <text:p>0.0237017744285911</text:p>
          </table:table-cell>
          <table:table-cell office:value-type="float" office:value="0.0290690011051485" calcext:value-type="float">
            <text:p>0.0290690011051485</text:p>
          </table:table-cell>
          <table:table-cell table:number-columns-repeated="2" office:value-type="float" office:value="0.649908255866354" calcext:value-type="float">
            <text:p>0.649908255866354</text:p>
          </table:table-cell>
          <table:table-cell office:value-type="float" office:value="0.619150176048111" calcext:value-type="float">
            <text:p>0.619150176048111</text:p>
          </table:table-cell>
          <table:table-cell office:value-type="float" office:value="0.0751471902817529" calcext:value-type="float">
            <text:p>0.0751471902817529</text:p>
          </table:table-cell>
          <table:table-cell office:value-type="float" office:value="0.0684398409147815" calcext:value-type="float">
            <text:p>0.0684398409147815</text:p>
          </table:table-cell>
          <table:table-cell office:value-type="float" office:value="0.169878636341156" calcext:value-type="float">
            <text:p>0.169878636341156</text:p>
          </table:table-cell>
          <table:table-cell office:value-type="float" office:value="0.0475190101944744" calcext:value-type="float">
            <text:p>0.0475190101944744</text:p>
          </table:table-cell>
          <table:table-cell office:value-type="float" office:value="0.0455204187221356" calcext:value-type="float">
            <text:p>0.0455204187221356</text:p>
          </table:table-cell>
          <table:table-cell office:value-type="float" office:value="0.103675595410427" calcext:value-type="float">
            <text:p>0.103675595410427</text:p>
          </table:table-cell>
          <table:table-cell office:value-type="float" office:value="2391" calcext:value-type="float">
            <text:p>2391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56103773308759" calcext:value-type="float">
            <text:p>0.0156103773308759</text:p>
          </table:table-cell>
          <table:table-cell office:value-type="float" office:value="0.0217045843294652" calcext:value-type="float">
            <text:p>0.0217045843294652</text:p>
          </table:table-cell>
          <table:table-cell table:number-columns-repeated="2" office:value-type="float" office:value="0.942825461819655" calcext:value-type="float">
            <text:p>0.942825461819655</text:p>
          </table:table-cell>
          <table:table-cell office:value-type="float" office:value="0.930229618120798" calcext:value-type="float">
            <text:p>0.930229618120798</text:p>
          </table:table-cell>
          <table:table-cell office:value-type="float" office:value="0.107956005371435" calcext:value-type="float">
            <text:p>0.107956005371435</text:p>
          </table:table-cell>
          <table:table-cell office:value-type="float" office:value="0.0949456008169725" calcext:value-type="float">
            <text:p>0.0949456008169725</text:p>
          </table:table-cell>
          <table:table-cell office:value-type="float" office:value="0.291708836755338" calcext:value-type="float">
            <text:p>0.291708836755338</text:p>
          </table:table-cell>
          <table:table-cell office:value-type="float" office:value="0.0478646220675212" calcext:value-type="float">
            <text:p>0.0478646220675212</text:p>
          </table:table-cell>
          <table:table-cell office:value-type="float" office:value="0.0446801653239241" calcext:value-type="float">
            <text:p>0.0446801653239241</text:p>
          </table:table-cell>
          <table:table-cell office:value-type="float" office:value="0.162011905821964" calcext:value-type="float">
            <text:p>0.162011905821964</text:p>
          </table:table-cell>
          <table:table-cell office:value-type="float" office:value="2321" calcext:value-type="float">
            <text:p>2321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873417721519" calcext:value-type="float">
            <text:p>0.0189873417721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042373180637" calcext:value-type="float">
            <text:p>0.0744042373180637</text:p>
          </table:table-cell>
          <table:table-cell office:value-type="float" office:value="0.0677729162621121" calcext:value-type="float">
            <text:p>0.0677729162621121</text:p>
          </table:table-cell>
          <table:table-cell office:value-type="float" office:value="0.168061895290651" calcext:value-type="float">
            <text:p>0.168061895290651</text:p>
          </table:table-cell>
          <table:table-cell table:number-columns-repeated="2" office:value-type="float" office:value="0.0553191489361702" calcext:value-type="float">
            <text:p>0.0553191489361702</text:p>
          </table:table-cell>
          <table:table-cell office:value-type="float" office:value="0.135334569028432" calcext:value-type="float">
            <text:p>0.135334569028432</text:p>
          </table:table-cell>
          <table:table-cell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873417721519" calcext:value-type="float">
            <text:p>0.0189873417721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043956266327" calcext:value-type="float">
            <text:p>0.0744043956266327</text:p>
          </table:table-cell>
          <table:table-cell office:value-type="float" office:value="0.0677730857795344" calcext:value-type="float">
            <text:p>0.0677730857795344</text:p>
          </table:table-cell>
          <table:table-cell office:value-type="float" office:value="0.168061895290651" calcext:value-type="float">
            <text:p>0.168061895290651</text:p>
          </table:table-cell>
          <table:table-cell table:number-columns-repeated="2" office:value-type="float" office:value="0.0553191489361702" calcext:value-type="float">
            <text:p>0.0553191489361702</text:p>
          </table:table-cell>
          <table:table-cell office:value-type="float" office:value="0.135334569028432" calcext:value-type="float">
            <text:p>0.135334569028432</text:p>
          </table:table-cell>
          <table:table-cell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39465883387519" calcext:value-type="float">
            <text:p>0.0739465883387519</text:p>
          </table:table-cell>
          <table:table-cell office:value-type="float" office:value="0.0685732366579336" calcext:value-type="float">
            <text:p>0.0685732366579336</text:p>
          </table:table-cell>
          <table:table-cell office:value-type="float" office:value="0.149837278842545" calcext:value-type="float">
            <text:p>0.149837278842545</text:p>
          </table:table-cell>
          <table:table-cell table:number-columns-repeated="3" office:value-type="float" office:value="0.0547045951859956" calcext:value-type="float">
            <text:p>0.0547045951859956</text:p>
          </table:table-cell>
          <table:table-cell office:value-type="float" office:value="2379" calcext:value-type="float">
            <text:p>2379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181451183684" calcext:value-type="float">
            <text:p>0.0768181451183684</text:p>
          </table:table-cell>
          <table:table-cell office:value-type="float" office:value="0.0692295387791833" calcext:value-type="float">
            <text:p>0.0692295387791833</text:p>
          </table:table-cell>
          <table:table-cell office:value-type="float" office:value="0.183996049944153" calcext:value-type="float">
            <text:p>0.183996049944153</text:p>
          </table:table-cell>
          <table:table-cell table:number-columns-repeated="3" office:value-type="float" office:value="0.0434782608695652" calcext:value-type="float">
            <text:p>0.0434782608695652</text:p>
          </table:table-cell>
          <table:table-cell office:value-type="float" office:value="2351" calcext:value-type="float">
            <text:p>2351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81278888961015" calcext:value-type="float">
            <text:p>0.0781278888961015</text:p>
          </table:table-cell>
          <table:table-cell office:value-type="float" office:value="0.0721610605862814" calcext:value-type="float">
            <text:p>0.0721610605862814</text:p>
          </table:table-cell>
          <table:table-cell office:value-type="float" office:value="0.162400564024796" calcext:value-type="float">
            <text:p>0.162400564024796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64099572150914" calcext:value-type="float">
            <text:p>0.0764099572150914</text:p>
          </table:table-cell>
          <table:table-cell office:value-type="float" office:value="0.0706580591420242" calcext:value-type="float">
            <text:p>0.0706580591420242</text:p>
          </table:table-cell>
          <table:table-cell office:value-type="float" office:value="0.157647058823529" calcext:value-type="float">
            <text:p>0.1576470588235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39465883387519" calcext:value-type="float">
            <text:p>0.0739465883387519</text:p>
          </table:table-cell>
          <table:table-cell office:value-type="float" office:value="0.0685732366579336" calcext:value-type="float">
            <text:p>0.0685732366579336</text:p>
          </table:table-cell>
          <table:table-cell office:value-type="float" office:value="0.149837278842545" calcext:value-type="float">
            <text:p>0.149837278842545</text:p>
          </table:table-cell>
          <table:table-cell table:number-columns-repeated="3" office:value-type="float" office:value="0.0547045951859956" calcext:value-type="float">
            <text:p>0.0547045951859956</text:p>
          </table:table-cell>
          <table:table-cell office:value-type="float" office:value="2379" calcext:value-type="float">
            <text:p>2379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68243823324743" calcext:value-type="float">
            <text:p>0.0768243823324743</text:p>
          </table:table-cell>
          <table:table-cell office:value-type="float" office:value="0.0692284574704943" calcext:value-type="float">
            <text:p>0.0692284574704943</text:p>
          </table:table-cell>
          <table:table-cell office:value-type="float" office:value="0.184105650530203" calcext:value-type="float">
            <text:p>0.184105650530203</text:p>
          </table:table-cell>
          <table:table-cell table:number-columns-repeated="3" office:value-type="float" office:value="0.0434782608695652" calcext:value-type="float">
            <text:p>0.0434782608695652</text:p>
          </table:table-cell>
          <table:table-cell office:value-type="float" office:value="2351" calcext:value-type="float">
            <text:p>2351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3846189227188" calcext:value-type="float">
            <text:p>8.3846189227188E-06</text:p>
          </table:table-cell>
          <table:table-cell office:value-type="float" office:value="0.0000108929652924417" calcext:value-type="float">
            <text:p>1.08929652924417E-05</text:p>
          </table:table-cell>
          <table:table-cell table:number-columns-repeated="2" office:value-type="float" office:value="0.999733507633209" calcext:value-type="float">
            <text:p>0.999733507633209</text:p>
          </table:table-cell>
          <table:table-cell office:value-type="float" office:value="0.999398469924927" calcext:value-type="float">
            <text:p>0.999398469924927</text:p>
          </table:table-cell>
          <table:table-cell office:value-type="float" office:value="0.0586409392317824" calcext:value-type="float">
            <text:p>0.0586409392317824</text:p>
          </table:table-cell>
          <table:table-cell office:value-type="float" office:value="0.0444351547216784" calcext:value-type="float">
            <text:p>0.0444351547216784</text:p>
          </table:table-cell>
          <table:table-cell office:value-type="float" office:value="0.224351765438316" calcext:value-type="float">
            <text:p>0.224351765438316</text:p>
          </table:table-cell>
          <table:table-cell office:value-type="float" office:value="0.000389973050914705" calcext:value-type="float">
            <text:p>0.000389973050914705</text:p>
          </table:table-cell>
          <table:table-cell office:value-type="float" office:value="0.000326443798257969" calcext:value-type="float">
            <text:p>0.000326443798257969</text:p>
          </table:table-cell>
          <table:table-cell office:value-type="float" office:value="0.0159130282700062" calcext:value-type="float">
            <text:p>0.0159130282700062</text:p>
          </table:table-cell>
          <table:table-cell office:value-type="float" office:value="2278" calcext:value-type="float">
            <text:p>2278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200524604957869" calcext:value-type="float">
            <text:p>0.0200524604957869</text:p>
          </table:table-cell>
          <table:table-cell office:value-type="float" office:value="0.0212214665984404" calcext:value-type="float">
            <text:p>0.0212214665984404</text:p>
          </table:table-cell>
          <table:table-cell table:number-columns-repeated="2" office:value-type="float" office:value="0.625760903161363" calcext:value-type="float">
            <text:p>0.625760903161363</text:p>
          </table:table-cell>
          <table:table-cell office:value-type="float" office:value="0.58273976080976" calcext:value-type="float">
            <text:p>0.58273976080976</text:p>
          </table:table-cell>
          <table:table-cell office:value-type="float" office:value="0.0709648711375176" calcext:value-type="float">
            <text:p>0.0709648711375176</text:p>
          </table:table-cell>
          <table:table-cell office:value-type="float" office:value="0.0646254773759271" calcext:value-type="float">
            <text:p>0.0646254773759271</text:p>
          </table:table-cell>
          <table:table-cell office:value-type="float" office:value="0.144914055509174" calcext:value-type="float">
            <text:p>0.144914055509174</text:p>
          </table:table-cell>
          <table:table-cell office:value-type="float" office:value="0.0456390748818904" calcext:value-type="float">
            <text:p>0.0456390748818904</text:p>
          </table:table-cell>
          <table:table-cell office:value-type="float" office:value="0.0439566198745145" calcext:value-type="float">
            <text:p>0.0439566198745145</text:p>
          </table:table-cell>
          <table:table-cell office:value-type="float" office:value="0.0982377038829945" calcext:value-type="float">
            <text:p>0.0982377038829945</text:p>
          </table:table-cell>
          <table:table-cell office:value-type="float" office:value="2361" calcext:value-type="float">
            <text:p>2361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0026991984588" calcext:value-type="float">
            <text:p>0.020026991984588</text:p>
          </table:table-cell>
          <table:table-cell office:value-type="float" office:value="0.0211954709077707" calcext:value-type="float">
            <text:p>0.0211954709077707</text:p>
          </table:table-cell>
          <table:table-cell table:number-columns-repeated="2" office:value-type="float" office:value="0.626252145819403" calcext:value-type="float">
            <text:p>0.626252145819403</text:p>
          </table:table-cell>
          <table:table-cell office:value-type="float" office:value="0.583216121557033" calcext:value-type="float">
            <text:p>0.583216121557033</text:p>
          </table:table-cell>
          <table:table-cell office:value-type="float" office:value="0.0709612275052162" calcext:value-type="float">
            <text:p>0.0709612275052162</text:p>
          </table:table-cell>
          <table:table-cell office:value-type="float" office:value="0.0646163694648283" calcext:value-type="float">
            <text:p>0.0646163694648283</text:p>
          </table:table-cell>
          <table:table-cell office:value-type="float" office:value="0.144974152823632" calcext:value-type="float">
            <text:p>0.144974152823632</text:p>
          </table:table-cell>
          <table:table-cell office:value-type="float" office:value="0.0456111040420061" calcext:value-type="float">
            <text:p>0.0456111040420061</text:p>
          </table:table-cell>
          <table:table-cell office:value-type="float" office:value="0.0439283592959889" calcext:value-type="float">
            <text:p>0.0439283592959889</text:p>
          </table:table-cell>
          <table:table-cell office:value-type="float" office:value="0.0982370355365952" calcext:value-type="float">
            <text:p>0.0982370355365952</text:p>
          </table:table-cell>
          <table:table-cell office:value-type="float" office:value="2361" calcext:value-type="float">
            <text:p>2361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19870276501806" calcext:value-type="float">
            <text:p>0.0119870276501806</text:p>
          </table:table-cell>
          <table:table-cell office:value-type="float" office:value="0.0132151471761474" calcext:value-type="float">
            <text:p>0.0132151471761474</text:p>
          </table:table-cell>
          <table:table-cell table:number-columns-repeated="2" office:value-type="float" office:value="0.957149716861863" calcext:value-type="float">
            <text:p>0.957149716861863</text:p>
          </table:table-cell>
          <table:table-cell office:value-type="float" office:value="0.942613105621109" calcext:value-type="float">
            <text:p>0.942613105621109</text:p>
          </table:table-cell>
          <table:table-cell office:value-type="float" office:value="0.114221898786035" calcext:value-type="float">
            <text:p>0.114221898786035</text:p>
          </table:table-cell>
          <table:table-cell office:value-type="float" office:value="0.0999586737094887" calcext:value-type="float">
            <text:p>0.0999586737094887</text:p>
          </table:table-cell>
          <table:table-cell office:value-type="float" office:value="0.280602770614906" calcext:value-type="float">
            <text:p>0.280602770614906</text:p>
          </table:table-cell>
          <table:table-cell office:value-type="float" office:value="0.049149062039052" calcext:value-type="float">
            <text:p>0.049149062039052</text:p>
          </table:table-cell>
          <table:table-cell office:value-type="float" office:value="0.0461046979847832" calcext:value-type="float">
            <text:p>0.0461046979847832</text:p>
          </table:table-cell>
          <table:table-cell office:value-type="float" office:value="0.174112444392485" calcext:value-type="float">
            <text:p>0.174112444392485</text:p>
          </table:table-cell>
          <table:table-cell office:value-type="float" office:value="2278" calcext:value-type="float">
            <text:p>2278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705646709956" calcext:value-type="float">
            <text:p>0.0696705646709956</text:p>
          </table:table-cell>
          <table:table-cell office:value-type="float" office:value="0.0632269849135241" calcext:value-type="float">
            <text:p>0.0632269849135241</text:p>
          </table:table-cell>
          <table:table-cell office:value-type="float" office:value="0.144835081250763" calcext:value-type="float">
            <text:p>0.144835081250763</text:p>
          </table:table-cell>
          <table:table-cell table:number-columns-repeated="2" office:value-type="float" office:value="0.0555555555555556" calcext:value-type="float">
            <text:p>0.0555555555555556</text:p>
          </table:table-cell>
          <table:table-cell office:value-type="float" office:value="0.0756756756756757" calcext:value-type="float">
            <text:p>0.0756756756756757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70561409767" calcext:value-type="float">
            <text:p>0.069670561409767</text:p>
          </table:table-cell>
          <table:table-cell office:value-type="float" office:value="0.0632269813727222" calcext:value-type="float">
            <text:p>0.0632269813727222</text:p>
          </table:table-cell>
          <table:table-cell office:value-type="float" office:value="0.144835081250763" calcext:value-type="float">
            <text:p>0.144835081250763</text:p>
          </table:table-cell>
          <table:table-cell table:number-columns-repeated="2" office:value-type="float" office:value="0.0555555555555556" calcext:value-type="float">
            <text:p>0.0555555555555556</text:p>
          </table:table-cell>
          <table:table-cell office:value-type="float" office:value="0.0756756756756757" calcext:value-type="float">
            <text:p>0.0756756756756757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3291143257319" calcext:value-type="float">
            <text:p>0.0713291143257319</text:p>
          </table:table-cell>
          <table:table-cell office:value-type="float" office:value="0.0655102840624992" calcext:value-type="float">
            <text:p>0.0655102840624992</text:p>
          </table:table-cell>
          <table:table-cell office:value-type="float" office:value="0.139205912667283" calcext:value-type="float">
            <text:p>0.139205912667283</text:p>
          </table:table-cell>
          <table:table-cell table:number-columns-repeated="3" office:value-type="float" office:value="0.049482163406214" calcext:value-type="float">
            <text:p>0.049482163406214</text:p>
          </table:table-cell>
          <table:table-cell office:value-type="float" office:value="2303" calcext:value-type="float">
            <text:p>230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8181336587787" calcext:value-type="float">
            <text:p>0.0738181336587787</text:p>
          </table:table-cell>
          <table:table-cell office:value-type="float" office:value="0.0667512870900217" calcext:value-type="float">
            <text:p>0.0667512870900217</text:p>
          </table:table-cell>
          <table:table-cell office:value-type="float" office:value="0.156253072943589" calcext:value-type="float">
            <text:p>0.156253072943589</text:p>
          </table:table-cell>
          <table:table-cell table:number-columns-repeated="3" office:value-type="float" office:value="0.0482509047044632" calcext:value-type="float">
            <text:p>0.0482509047044632</text:p>
          </table:table-cell>
          <table:table-cell office:value-type="float" office:value="2328" calcext:value-type="float">
            <text:p>2328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28683058312623" calcext:value-type="float">
            <text:p>0.0728683058312623</text:p>
          </table:table-cell>
          <table:table-cell office:value-type="float" office:value="0.0673971970613762" calcext:value-type="float">
            <text:p>0.0673971970613762</text:p>
          </table:table-cell>
          <table:table-cell office:value-type="float" office:value="0.136688924388358" calcext:value-type="float">
            <text:p>0.136688924388358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32010890704006" calcext:value-type="float">
            <text:p>0.0732010890704006</text:p>
          </table:table-cell>
          <table:table-cell office:value-type="float" office:value="0.0669974662162162" calcext:value-type="float">
            <text:p>0.0669974662162162</text:p>
          </table:table-cell>
          <table:table-cell office:value-type="float" office:value="0.145566502463054" calcext:value-type="float">
            <text:p>0.14556650246305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43" calcext:value-type="float">
            <text:p>2343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3291143257319" calcext:value-type="float">
            <text:p>0.0713291143257319</text:p>
          </table:table-cell>
          <table:table-cell office:value-type="float" office:value="0.0655102840624992" calcext:value-type="float">
            <text:p>0.0655102840624992</text:p>
          </table:table-cell>
          <table:table-cell office:value-type="float" office:value="0.139205912667283" calcext:value-type="float">
            <text:p>0.139205912667283</text:p>
          </table:table-cell>
          <table:table-cell table:number-columns-repeated="3" office:value-type="float" office:value="0.049482163406214" calcext:value-type="float">
            <text:p>0.049482163406214</text:p>
          </table:table-cell>
          <table:table-cell office:value-type="float" office:value="2303" calcext:value-type="float">
            <text:p>230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8255463817324" calcext:value-type="float">
            <text:p>0.0738255463817324</text:p>
          </table:table-cell>
          <table:table-cell office:value-type="float" office:value="0.0667508419598664" calcext:value-type="float">
            <text:p>0.0667508419598664</text:p>
          </table:table-cell>
          <table:table-cell office:value-type="float" office:value="0.156352147716603" calcext:value-type="float">
            <text:p>0.156352147716603</text:p>
          </table:table-cell>
          <table:table-cell table:number-columns-repeated="3" office:value-type="float" office:value="0.0482509047044632" calcext:value-type="float">
            <text:p>0.0482509047044632</text:p>
          </table:table-cell>
          <table:table-cell office:value-type="float" office:value="2328" calcext:value-type="float">
            <text:p>2328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343413121299818" calcext:value-type="float">
            <text:p>3.43413121299818E-05</text:p>
          </table:table-cell>
          <table:table-cell office:value-type="float" office:value="0.0000472551400889643" calcext:value-type="float">
            <text:p>4.72551400889643E-05</text:p>
          </table:table-cell>
          <table:table-cell office:value-type="float" office:value="0.999871969223022" calcext:value-type="float">
            <text:p>0.999871969223022</text:p>
          </table:table-cell>
          <table:table-cell office:value-type="float" office:value="0.99936431646347" calcext:value-type="float">
            <text:p>0.99936431646347</text:p>
          </table:table-cell>
          <table:table-cell office:value-type="float" office:value="0.999871969223022" calcext:value-type="float">
            <text:p>0.999871969223022</text:p>
          </table:table-cell>
          <table:table-cell office:value-type="float" office:value="0.0585899248495888" calcext:value-type="float">
            <text:p>0.0585899248495888</text:p>
          </table:table-cell>
          <table:table-cell office:value-type="float" office:value="0.0407632341438536" calcext:value-type="float">
            <text:p>0.0407632341438536</text:p>
          </table:table-cell>
          <table:table-cell office:value-type="float" office:value="0.280723557727336" calcext:value-type="float">
            <text:p>0.280723557727336</text:p>
          </table:table-cell>
          <table:table-cell office:value-type="float" office:value="0.000635783886536956" calcext:value-type="float">
            <text:p>0.000635783886536956</text:p>
          </table:table-cell>
          <table:table-cell office:value-type="float" office:value="0.000507453543832526" calcext:value-type="float">
            <text:p>0.000507453543832526</text:p>
          </table:table-cell>
          <table:table-cell office:value-type="float" office:value="0.0397295914590359" calcext:value-type="float">
            <text:p>0.0397295914590359</text:p>
          </table:table-cell>
          <table:table-cell office:value-type="float" office:value="2300" calcext:value-type="float">
            <text:p>2300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203452096337307" calcext:value-type="float">
            <text:p>0.0203452096337307</text:p>
          </table:table-cell>
          <table:table-cell office:value-type="float" office:value="0.0222619283319156" calcext:value-type="float">
            <text:p>0.0222619283319156</text:p>
          </table:table-cell>
          <table:table-cell office:value-type="float" office:value="0.841664826218805" calcext:value-type="float">
            <text:p>0.841664826218805</text:p>
          </table:table-cell>
          <table:table-cell office:value-type="float" office:value="0.77007773718048" calcext:value-type="float">
            <text:p>0.77007773718048</text:p>
          </table:table-cell>
          <table:table-cell office:value-type="float" office:value="0.841664826218805" calcext:value-type="float">
            <text:p>0.841664826218805</text:p>
          </table:table-cell>
          <table:table-cell office:value-type="float" office:value="0.0822426492076564" calcext:value-type="float">
            <text:p>0.0822426492076564</text:p>
          </table:table-cell>
          <table:table-cell office:value-type="float" office:value="0.0716008560005295" calcext:value-type="float">
            <text:p>0.0716008560005295</text:p>
          </table:table-cell>
          <table:table-cell office:value-type="float" office:value="0.214847192835729" calcext:value-type="float">
            <text:p>0.214847192835729</text:p>
          </table:table-cell>
          <table:table-cell office:value-type="float" office:value="0.045950250379531" calcext:value-type="float">
            <text:p>0.045950250379531</text:p>
          </table:table-cell>
          <table:table-cell office:value-type="float" office:value="0.043183113619203" calcext:value-type="float">
            <text:p>0.043183113619203</text:p>
          </table:table-cell>
          <table:table-cell office:value-type="float" office:value="0.138228824556173" calcext:value-type="float">
            <text:p>0.138228824556173</text:p>
          </table:table-cell>
          <table:table-cell office:value-type="float" office:value="2359" calcext:value-type="float">
            <text:p>2359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203103651853456" calcext:value-type="float">
            <text:p>0.0203103651853456</text:p>
          </table:table-cell>
          <table:table-cell office:value-type="float" office:value="0.0222257713795876" calcext:value-type="float">
            <text:p>0.0222257713795876</text:p>
          </table:table-cell>
          <table:table-cell office:value-type="float" office:value="0.842131854898882" calcext:value-type="float">
            <text:p>0.842131854898882</text:p>
          </table:table-cell>
          <table:table-cell office:value-type="float" office:value="0.770620973044724" calcext:value-type="float">
            <text:p>0.770620973044724</text:p>
          </table:table-cell>
          <table:table-cell office:value-type="float" office:value="0.842131854898882" calcext:value-type="float">
            <text:p>0.842131854898882</text:p>
          </table:table-cell>
          <table:table-cell office:value-type="float" office:value="0.0822404253516815" calcext:value-type="float">
            <text:p>0.0822404253516815</text:p>
          </table:table-cell>
          <table:table-cell office:value-type="float" office:value="0.0715885390902049" calcext:value-type="float">
            <text:p>0.0715885390902049</text:p>
          </table:table-cell>
          <table:table-cell office:value-type="float" office:value="0.214970735835004" calcext:value-type="float">
            <text:p>0.214970735835004</text:p>
          </table:table-cell>
          <table:table-cell office:value-type="float" office:value="0.0459085347830787" calcext:value-type="float">
            <text:p>0.0459085347830787</text:p>
          </table:table-cell>
          <table:table-cell office:value-type="float" office:value="0.0431412517272049" calcext:value-type="float">
            <text:p>0.0431412517272049</text:p>
          </table:table-cell>
          <table:table-cell office:value-type="float" office:value="0.13825132974449" calcext:value-type="float">
            <text:p>0.13825132974449</text:p>
          </table:table-cell>
          <table:table-cell office:value-type="float" office:value="2359" calcext:value-type="float">
            <text:p>2359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143918320791922" calcext:value-type="float">
            <text:p>0.0143918320791922</text:p>
          </table:table-cell>
          <table:table-cell office:value-type="float" office:value="0.0163774286158616" calcext:value-type="float">
            <text:p>0.0163774286158616</text:p>
          </table:table-cell>
          <table:table-cell office:value-type="float" office:value="0.97552862594124" calcext:value-type="float">
            <text:p>0.97552862594124</text:p>
          </table:table-cell>
          <table:table-cell office:value-type="float" office:value="0.953751550971671" calcext:value-type="float">
            <text:p>0.953751550971671</text:p>
          </table:table-cell>
          <table:table-cell office:value-type="float" office:value="0.97552862594124" calcext:value-type="float">
            <text:p>0.97552862594124</text:p>
          </table:table-cell>
          <table:table-cell office:value-type="float" office:value="0.111168581334898" calcext:value-type="float">
            <text:p>0.111168581334898</text:p>
          </table:table-cell>
          <table:table-cell office:value-type="float" office:value="0.0940377841825077" calcext:value-type="float">
            <text:p>0.0940377841825077</text:p>
          </table:table-cell>
          <table:table-cell office:value-type="float" office:value="0.324630870458917" calcext:value-type="float">
            <text:p>0.324630870458917</text:p>
          </table:table-cell>
          <table:table-cell office:value-type="float" office:value="0.0462513138545978" calcext:value-type="float">
            <text:p>0.0462513138545978</text:p>
          </table:table-cell>
          <table:table-cell office:value-type="float" office:value="0.0423276191237323" calcext:value-type="float">
            <text:p>0.0423276191237323</text:p>
          </table:table-cell>
          <table:table-cell office:value-type="float" office:value="0.212542855883995" calcext:value-type="float">
            <text:p>0.212542855883995</text:p>
          </table:table-cell>
          <table:table-cell office:value-type="float" office:value="2300" calcext:value-type="float">
            <text:p>2300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71969223022" calcext:value-type="float">
            <text:p>0.999871969223022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99871969223022" calcext:value-type="float">
            <text:p>0.999871969223022</text:p>
          </table:table-cell>
          <table:table-cell office:value-type="float" office:value="0.0832410930363087" calcext:value-type="float">
            <text:p>0.0832410930363087</text:p>
          </table:table-cell>
          <table:table-cell office:value-type="float" office:value="0.0717856998573793" calcext:value-type="float">
            <text:p>0.0717856998573793</text:p>
          </table:table-cell>
          <table:table-cell office:value-type="float" office:value="0.225983688669041" calcext:value-type="float">
            <text:p>0.225983688669041</text:p>
          </table:table-cell>
          <table:table-cell table:number-columns-repeated="2" office:value-type="float" office:value="0.0382775119617225" calcext:value-type="float">
            <text:p>0.0382775119617225</text:p>
          </table:table-cell>
          <table:table-cell office:value-type="float" office:value="0.128" calcext:value-type="float">
            <text:p>0.128</text:p>
          </table:table-cell>
          <table:table-cell office:value-type="float" office:value="2377" calcext:value-type="float">
            <text:p>2377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827412588184163" calcext:value-type="float">
            <text:p>0.0827412588184163</text:p>
          </table:table-cell>
          <table:table-cell office:value-type="float" office:value="0.0717856998573793" calcext:value-type="float">
            <text:p>0.0717856998573793</text:p>
          </table:table-cell>
          <table:table-cell office:value-type="float" office:value="0.219255553725578" calcext:value-type="float">
            <text:p>0.219255553725578</text:p>
          </table:table-cell>
          <table:table-cell table:number-columns-repeated="2" office:value-type="float" office:value="0.0382775119617225" calcext:value-type="float">
            <text:p>0.0382775119617225</text:p>
          </table:table-cell>
          <table:table-cell office:value-type="float" office:value="0.128" calcext:value-type="float">
            <text:p>0.128</text:p>
          </table:table-cell>
          <table:table-cell office:value-type="float" office:value="2377" calcext:value-type="float">
            <text:p>2377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9088752376555" calcext:value-type="float">
            <text:p>0.0849088752376555</text:p>
          </table:table-cell>
          <table:table-cell office:value-type="float" office:value="0.0756474897651368" calcext:value-type="float">
            <text:p>0.0756474897651368</text:p>
          </table:table-cell>
          <table:table-cell office:value-type="float" office:value="0.200312526675323" calcext:value-type="float">
            <text:p>0.200312526675323</text:p>
          </table:table-cell>
          <table:table-cell table:number-columns-repeated="3" office:value-type="float" office:value="0.0497737556561086" calcext:value-type="float">
            <text:p>0.0497737556561086</text:p>
          </table:table-cell>
          <table:table-cell office:value-type="float" office:value="2346" calcext:value-type="float">
            <text:p>234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6160319819441" calcext:value-type="float">
            <text:p>0.0846160319819441</text:p>
          </table:table-cell>
          <table:table-cell office:value-type="float" office:value="0.0742440337434504" calcext:value-type="float">
            <text:p>0.0742440337434504</text:p>
          </table:table-cell>
          <table:table-cell office:value-type="float" office:value="0.213858732545373" calcext:value-type="float">
            <text:p>0.213858732545373</text:p>
          </table:table-cell>
          <table:table-cell table:number-columns-repeated="2" office:value-type="float" office:value="0.0444711538461539" calcext:value-type="float">
            <text:p>0.044471153846153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302" calcext:value-type="float">
            <text:p>2302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0833008325650134" calcext:value-type="float">
            <text:p>0.0833008325650134</text:p>
          </table:table-cell>
          <table:table-cell office:value-type="float" office:value="0.0729618713156904" calcext:value-type="float">
            <text:p>0.0729618713156904</text:p>
          </table:table-cell>
          <table:table-cell office:value-type="float" office:value="0.212131868027781" calcext:value-type="float">
            <text:p>0.212131868027781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40528977051731" calcext:value-type="float">
            <text:p>0.0840528977051731</text:p>
          </table:table-cell>
          <table:table-cell office:value-type="float" office:value="0.0740756302521008" calcext:value-type="float">
            <text:p>0.0740756302521008</text:p>
          </table:table-cell>
          <table:table-cell office:value-type="float" office:value="0.208376963350785" calcext:value-type="float">
            <text:p>0.20837696335078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359" calcext:value-type="float">
            <text:p>235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9088752376555" calcext:value-type="float">
            <text:p>0.0849088752376555</text:p>
          </table:table-cell>
          <table:table-cell office:value-type="float" office:value="0.0756474897651368" calcext:value-type="float">
            <text:p>0.0756474897651368</text:p>
          </table:table-cell>
          <table:table-cell office:value-type="float" office:value="0.200312526675323" calcext:value-type="float">
            <text:p>0.200312526675323</text:p>
          </table:table-cell>
          <table:table-cell table:number-columns-repeated="3" office:value-type="float" office:value="0.0497737556561086" calcext:value-type="float">
            <text:p>0.0497737556561086</text:p>
          </table:table-cell>
          <table:table-cell office:value-type="float" office:value="2346" calcext:value-type="float">
            <text:p>234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605256367946" calcext:value-type="float">
            <text:p>0.084605256367946</text:p>
          </table:table-cell>
          <table:table-cell office:value-type="float" office:value="0.0742435566884096" calcext:value-type="float">
            <text:p>0.0742435566884096</text:p>
          </table:table-cell>
          <table:table-cell office:value-type="float" office:value="0.213719629338085" calcext:value-type="float">
            <text:p>0.213719629338085</text:p>
          </table:table-cell>
          <table:table-cell table:number-columns-repeated="2" office:value-type="float" office:value="0.0444711538461539" calcext:value-type="float">
            <text:p>0.044471153846153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302" calcext:value-type="float">
            <text:p>2302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40780393849127" calcext:value-type="float">
            <text:p>1.40780393849127E-05</text:p>
          </table:table-cell>
          <table:table-cell office:value-type="float" office:value="0.0000199271562451031" calcext:value-type="float">
            <text:p>1.99271562451031E-05</text:p>
          </table:table-cell>
          <table:table-cell office:value-type="float" office:value="0.999969720840454" calcext:value-type="float">
            <text:p>0.999969720840454</text:p>
          </table:table-cell>
          <table:table-cell office:value-type="float" office:value="0.999867081642151" calcext:value-type="float">
            <text:p>0.999867081642151</text:p>
          </table:table-cell>
          <table:table-cell office:value-type="float" office:value="0.999969720840454" calcext:value-type="float">
            <text:p>0.999969720840454</text:p>
          </table:table-cell>
          <table:table-cell office:value-type="float" office:value="0.0235093735102641" calcext:value-type="float">
            <text:p>0.0235093735102641</text:p>
          </table:table-cell>
          <table:table-cell office:value-type="float" office:value="0.0169528155401064" calcext:value-type="float">
            <text:p>0.0169528155401064</text:p>
          </table:table-cell>
          <table:table-cell office:value-type="float" office:value="0.110084917978092" calcext:value-type="float">
            <text:p>0.110084917978092</text:p>
          </table:table-cell>
          <table:table-cell office:value-type="float" office:value="0.000152049266034737" calcext:value-type="float">
            <text:p>0.000152049266034737</text:p>
          </table:table-cell>
          <table:table-cell office:value-type="float" office:value="0.000123611498565879" calcext:value-type="float">
            <text:p>0.000123611498565879</text:p>
          </table:table-cell>
          <table:table-cell office:value-type="float" office:value="0.00824169721454382" calcext:value-type="float">
            <text:p>0.00824169721454382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220381012601538" calcext:value-type="float">
            <text:p>0.0220381012601538</text:p>
          </table:table-cell>
          <table:table-cell office:value-type="float" office:value="0.0242810511581298" calcext:value-type="float">
            <text:p>0.0242810511581298</text:p>
          </table:table-cell>
          <table:table-cell office:value-type="float" office:value="0.914371033527998" calcext:value-type="float">
            <text:p>0.914371033527998</text:p>
          </table:table-cell>
          <table:table-cell office:value-type="float" office:value="0.874986030138989" calcext:value-type="float">
            <text:p>0.874986030138989</text:p>
          </table:table-cell>
          <table:table-cell office:value-type="float" office:value="0.914371033527998" calcext:value-type="float">
            <text:p>0.914371033527998</text:p>
          </table:table-cell>
          <table:table-cell office:value-type="float" office:value="0.0731840985143318" calcext:value-type="float">
            <text:p>0.0731840985143318</text:p>
          </table:table-cell>
          <table:table-cell office:value-type="float" office:value="0.0666960946821094" calcext:value-type="float">
            <text:p>0.0666960946821094</text:p>
          </table:table-cell>
          <table:table-cell office:value-type="float" office:value="0.1588544253597" calcext:value-type="float">
            <text:p>0.1588544253597</text:p>
          </table:table-cell>
          <table:table-cell office:value-type="float" office:value="0.0425669905128508" calcext:value-type="float">
            <text:p>0.0425669905128508</text:p>
          </table:table-cell>
          <table:table-cell office:value-type="float" office:value="0.0402211379921961" calcext:value-type="float">
            <text:p>0.0402211379921961</text:p>
          </table:table-cell>
          <table:table-cell office:value-type="float" office:value="0.122309269602569" calcext:value-type="float">
            <text:p>0.122309269602569</text:p>
          </table:table-cell>
          <table:table-cell office:value-type="float" office:value="2373" calcext:value-type="float">
            <text:p>237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19970564774853" calcext:value-type="float">
            <text:p>0.0219970564774853</text:p>
          </table:table-cell>
          <table:table-cell office:value-type="float" office:value="0.0242388296626615" calcext:value-type="float">
            <text:p>0.0242388296626615</text:p>
          </table:table-cell>
          <table:table-cell office:value-type="float" office:value="0.914816301400597" calcext:value-type="float">
            <text:p>0.914816301400597</text:p>
          </table:table-cell>
          <table:table-cell office:value-type="float" office:value="0.875551419812844" calcext:value-type="float">
            <text:p>0.875551419812844</text:p>
          </table:table-cell>
          <table:table-cell office:value-type="float" office:value="0.914816301400597" calcext:value-type="float">
            <text:p>0.914816301400597</text:p>
          </table:table-cell>
          <table:table-cell office:value-type="float" office:value="0.073183035376202" calcext:value-type="float">
            <text:p>0.073183035376202</text:p>
          </table:table-cell>
          <table:table-cell office:value-type="float" office:value="0.0666864683751429" calcext:value-type="float">
            <text:p>0.0666864683751429</text:p>
          </table:table-cell>
          <table:table-cell office:value-type="float" office:value="0.158966433898473" calcext:value-type="float">
            <text:p>0.158966433898473</text:p>
          </table:table-cell>
          <table:table-cell office:value-type="float" office:value="0.0425235185828346" calcext:value-type="float">
            <text:p>0.0425235185828346</text:p>
          </table:table-cell>
          <table:table-cell office:value-type="float" office:value="0.0401771457127495" calcext:value-type="float">
            <text:p>0.0401771457127495</text:p>
          </table:table-cell>
          <table:table-cell office:value-type="float" office:value="0.122346129325049" calcext:value-type="float">
            <text:p>0.122346129325049</text:p>
          </table:table-cell>
          <table:table-cell office:value-type="float" office:value="2373" calcext:value-type="float">
            <text:p>237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70348757661165" calcext:value-type="float">
            <text:p>0.0170348757661165</text:p>
          </table:table-cell>
          <table:table-cell office:value-type="float" office:value="0.0192809330202789" calcext:value-type="float">
            <text:p>0.0192809330202789</text:p>
          </table:table-cell>
          <table:table-cell office:value-type="float" office:value="0.977627244189233" calcext:value-type="float">
            <text:p>0.977627244189233</text:p>
          </table:table-cell>
          <table:table-cell office:value-type="float" office:value="0.962320559116063" calcext:value-type="float">
            <text:p>0.962320559116063</text:p>
          </table:table-cell>
          <table:table-cell office:value-type="float" office:value="0.977627244189233" calcext:value-type="float">
            <text:p>0.977627244189233</text:p>
          </table:table-cell>
          <table:table-cell office:value-type="float" office:value="0.083231404309842" calcext:value-type="float">
            <text:p>0.083231404309842</text:p>
          </table:table-cell>
          <table:table-cell office:value-type="float" office:value="0.0741307180317838" calcext:value-type="float">
            <text:p>0.0741307180317838</text:p>
          </table:table-cell>
          <table:table-cell office:value-type="float" office:value="0.203400687207959" calcext:value-type="float">
            <text:p>0.203400687207959</text:p>
          </table:table-cell>
          <table:table-cell office:value-type="float" office:value="0.0394902530886992" calcext:value-type="float">
            <text:p>0.0394902530886992</text:p>
          </table:table-cell>
          <table:table-cell office:value-type="float" office:value="0.0367353410661576" calcext:value-type="float">
            <text:p>0.0367353410661576</text:p>
          </table:table-cell>
          <table:table-cell office:value-type="float" office:value="0.14944129726654" calcext:value-type="float">
            <text:p>0.14944129726654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69720840454" calcext:value-type="float">
            <text:p>0.999969720840454</text:p>
          </table:table-cell>
          <table:table-cell office:value-type="float" office:value="0.0744347985911515" calcext:value-type="float">
            <text:p>0.0744347985911515</text:p>
          </table:table-cell>
          <table:table-cell office:value-type="float" office:value="0.0666140304050606" calcext:value-type="float">
            <text:p>0.0666140304050606</text:p>
          </table:table-cell>
          <table:table-cell office:value-type="float" office:value="0.177703505578761" calcext:value-type="float">
            <text:p>0.177703505578761</text:p>
          </table:table-cell>
          <table:table-cell table:number-columns-repeated="2" office:value-type="float" office:value="0.0427807486631016" calcext:value-type="float">
            <text:p>0.0427807486631016</text:p>
          </table:table-cell>
          <table:table-cell office:value-type="float" office:value="0.145161290322581" calcext:value-type="float">
            <text:p>0.145161290322581</text:p>
          </table:table-cell>
          <table:table-cell office:value-type="float" office:value="2386" calcext:value-type="float">
            <text:p>23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4348103683431" calcext:value-type="float">
            <text:p>0.0744348103683431</text:p>
          </table:table-cell>
          <table:table-cell office:value-type="float" office:value="0.0666140304050606" calcext:value-type="float">
            <text:p>0.0666140304050606</text:p>
          </table:table-cell>
          <table:table-cell office:value-type="float" office:value="0.177703672866936" calcext:value-type="float">
            <text:p>0.177703672866936</text:p>
          </table:table-cell>
          <table:table-cell table:number-columns-repeated="2" office:value-type="float" office:value="0.0427807486631016" calcext:value-type="float">
            <text:p>0.0427807486631016</text:p>
          </table:table-cell>
          <table:table-cell office:value-type="float" office:value="0.145161290322581" calcext:value-type="float">
            <text:p>0.145161290322581</text:p>
          </table:table-cell>
          <table:table-cell office:value-type="float" office:value="2386" calcext:value-type="float">
            <text:p>23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0699179659827" calcext:value-type="float">
            <text:p>0.0740699179659827</text:p>
          </table:table-cell>
          <table:table-cell office:value-type="float" office:value="0.0705725710039161" calcext:value-type="float">
            <text:p>0.0705725710039161</text:p>
          </table:table-cell>
          <table:table-cell office:value-type="float" office:value="0.120250355752386" calcext:value-type="float">
            <text:p>0.120250355752386</text:p>
          </table:table-cell>
          <table:table-cell table:number-columns-repeated="3" office:value-type="float" office:value="0.0620399579390116" calcext:value-type="float">
            <text:p>0.0620399579390116</text:p>
          </table:table-cell>
          <table:table-cell office:value-type="float" office:value="2368" calcext:value-type="float">
            <text:p>2368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7406020338561" calcext:value-type="float">
            <text:p>0.0777406020338561</text:p>
          </table:table-cell>
          <table:table-cell office:value-type="float" office:value="0.0718105026452092" calcext:value-type="float">
            <text:p>0.0718105026452092</text:p>
          </table:table-cell>
          <table:table-cell office:value-type="float" office:value="0.156044124348033" calcext:value-type="float">
            <text:p>0.156044124348033</text:p>
          </table:table-cell>
          <table:table-cell table:number-columns-repeated="3" office:value-type="float" office:value="0.0534934497816594" calcext:value-type="float">
            <text:p>0.0534934497816594</text:p>
          </table:table-cell>
          <table:table-cell office:value-type="float" office:value="2366" calcext:value-type="float">
            <text:p>2366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759583856468163" calcext:value-type="float">
            <text:p>0.0759583856468163</text:p>
          </table:table-cell>
          <table:table-cell office:value-type="float" office:value="0.0688394278133865" calcext:value-type="float">
            <text:p>0.0688394278133865</text:p>
          </table:table-cell>
          <table:table-cell office:value-type="float" office:value="0.169960094055089" calcext:value-type="float">
            <text:p>0.169960094055089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95993776740568" calcext:value-type="float">
            <text:p>0.0795993776740568</text:p>
          </table:table-cell>
          <table:table-cell office:value-type="float" office:value="0.072071129707113" calcext:value-type="float">
            <text:p>0.072071129707113</text:p>
          </table:table-cell>
          <table:table-cell office:value-type="float" office:value="0.179005524861878" calcext:value-type="float">
            <text:p>0.17900552486187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0699179659827" calcext:value-type="float">
            <text:p>0.0740699179659827</text:p>
          </table:table-cell>
          <table:table-cell office:value-type="float" office:value="0.0705725710039161" calcext:value-type="float">
            <text:p>0.0705725710039161</text:p>
          </table:table-cell>
          <table:table-cell office:value-type="float" office:value="0.120250355752386" calcext:value-type="float">
            <text:p>0.120250355752386</text:p>
          </table:table-cell>
          <table:table-cell table:number-columns-repeated="3" office:value-type="float" office:value="0.0620399579390116" calcext:value-type="float">
            <text:p>0.0620399579390116</text:p>
          </table:table-cell>
          <table:table-cell office:value-type="float" office:value="2368" calcext:value-type="float">
            <text:p>2368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7621387937578" calcext:value-type="float">
            <text:p>0.0777621387937578</text:p>
          </table:table-cell>
          <table:table-cell office:value-type="float" office:value="0.0718340506463599" calcext:value-type="float">
            <text:p>0.0718340506463599</text:p>
          </table:table-cell>
          <table:table-cell office:value-type="float" office:value="0.156039103833984" calcext:value-type="float">
            <text:p>0.156039103833984</text:p>
          </table:table-cell>
          <table:table-cell table:number-columns-repeated="3" office:value-type="float" office:value="0.0534934497816594" calcext:value-type="float">
            <text:p>0.0534934497816594</text:p>
          </table:table-cell>
          <table:table-cell office:value-type="float" office:value="2366" calcext:value-type="float">
            <text:p>2366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03954935184447" calcext:value-type="float">
            <text:p>1.03954935184447E-05</text:p>
          </table:table-cell>
          <table:table-cell office:value-type="float" office:value="0.0000133722214741283" calcext:value-type="float">
            <text:p>1.33722214741283E-05</text:p>
          </table:table-cell>
          <table:table-cell office:value-type="float" office:value="0.999775826931" calcext:value-type="float">
            <text:p>0.999775826931</text:p>
          </table:table-cell>
          <table:table-cell office:value-type="float" office:value="0.998799443244934" calcext:value-type="float">
            <text:p>0.998799443244934</text:p>
          </table:table-cell>
          <table:table-cell office:value-type="float" office:value="0.999775826931" calcext:value-type="float">
            <text:p>0.999775826931</text:p>
          </table:table-cell>
          <table:table-cell office:value-type="float" office:value="0.0273276614868355" calcext:value-type="float">
            <text:p>0.0273276614868355</text:p>
          </table:table-cell>
          <table:table-cell office:value-type="float" office:value="0.0174479965723515" calcext:value-type="float">
            <text:p>0.0174479965723515</text:p>
          </table:table-cell>
          <table:table-cell office:value-type="float" office:value="0.153280181038332" calcext:value-type="float">
            <text:p>0.153280181038332</text:p>
          </table:table-cell>
          <table:table-cell office:value-type="float" office:value="0.0000817258187453263" calcext:value-type="float">
            <text:p>8.17258187453263E-05</text:p>
          </table:table-cell>
          <table:table-cell office:value-type="float" office:value="0.0000660641780996229" calcext:value-type="float">
            <text:p>6.60641780996229E-05</text:p>
          </table:table-cell>
          <table:table-cell office:value-type="float" office:value="0.00708824815228581" calcext:value-type="float">
            <text:p>0.00708824815228581</text:p>
          </table:table-cell>
          <table:table-cell office:value-type="float" office:value="2356" calcext:value-type="float">
            <text:p>2356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251231000773026" calcext:value-type="float">
            <text:p>0.0251231000773026</text:p>
          </table:table-cell>
          <table:table-cell office:value-type="float" office:value="0.0268908884433979" calcext:value-type="float">
            <text:p>0.0268908884433979</text:p>
          </table:table-cell>
          <table:table-cell office:value-type="float" office:value="0.864409279371403" calcext:value-type="float">
            <text:p>0.864409279371403</text:p>
          </table:table-cell>
          <table:table-cell office:value-type="float" office:value="0.800092474343667" calcext:value-type="float">
            <text:p>0.800092474343667</text:p>
          </table:table-cell>
          <table:table-cell office:value-type="float" office:value="0.864409279371403" calcext:value-type="float">
            <text:p>0.864409279371403</text:p>
          </table:table-cell>
          <table:table-cell office:value-type="float" office:value="0.0783657831267843" calcext:value-type="float">
            <text:p>0.0783657831267843</text:p>
          </table:table-cell>
          <table:table-cell office:value-type="float" office:value="0.069228048507567" calcext:value-type="float">
            <text:p>0.069228048507567</text:p>
          </table:table-cell>
          <table:table-cell office:value-type="float" office:value="0.194859683299052" calcext:value-type="float">
            <text:p>0.194859683299052</text:p>
          </table:table-cell>
          <table:table-cell office:value-type="float" office:value="0.0436545552172759" calcext:value-type="float">
            <text:p>0.0436545552172759</text:p>
          </table:table-cell>
          <table:table-cell office:value-type="float" office:value="0.0412571158188246" calcext:value-type="float">
            <text:p>0.0412571158188246</text:p>
          </table:table-cell>
          <table:table-cell office:value-type="float" office:value="0.13616233801014" calcext:value-type="float">
            <text:p>0.13616233801014</text:p>
          </table:table-cell>
          <table:table-cell office:value-type="float" office:value="2366" calcext:value-type="float">
            <text:p>2366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50827672344503" calcext:value-type="float">
            <text:p>0.0250827672344503</text:p>
          </table:table-cell>
          <table:table-cell office:value-type="float" office:value="0.0268499352107656" calcext:value-type="float">
            <text:p>0.0268499352107656</text:p>
          </table:table-cell>
          <table:table-cell office:value-type="float" office:value="0.864972705017961" calcext:value-type="float">
            <text:p>0.864972705017961</text:p>
          </table:table-cell>
          <table:table-cell office:value-type="float" office:value="0.800774494619604" calcext:value-type="float">
            <text:p>0.800774494619604</text:p>
          </table:table-cell>
          <table:table-cell office:value-type="float" office:value="0.864972705017961" calcext:value-type="float">
            <text:p>0.864972705017961</text:p>
          </table:table-cell>
          <table:table-cell office:value-type="float" office:value="0.0783719243973343" calcext:value-type="float">
            <text:p>0.0783719243973343</text:p>
          </table:table-cell>
          <table:table-cell office:value-type="float" office:value="0.0692225852611166" calcext:value-type="float">
            <text:p>0.0692225852611166</text:p>
          </table:table-cell>
          <table:table-cell office:value-type="float" office:value="0.195013766647297" calcext:value-type="float">
            <text:p>0.195013766647297</text:p>
          </table:table-cell>
          <table:table-cell office:value-type="float" office:value="0.043613763077272" calcext:value-type="float">
            <text:p>0.043613763077272</text:p>
          </table:table-cell>
          <table:table-cell office:value-type="float" office:value="0.0412157332708902" calcext:value-type="float">
            <text:p>0.0412157332708902</text:p>
          </table:table-cell>
          <table:table-cell office:value-type="float" office:value="0.136218335888326" calcext:value-type="float">
            <text:p>0.136218335888326</text:p>
          </table:table-cell>
          <table:table-cell office:value-type="float" office:value="2366" calcext:value-type="float">
            <text:p>2366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12437360570116" calcext:value-type="float">
            <text:p>0.0212437360570116</text:p>
          </table:table-cell>
          <table:table-cell office:value-type="float" office:value="0.023063668065695" calcext:value-type="float">
            <text:p>0.023063668065695</text:p>
          </table:table-cell>
          <table:table-cell office:value-type="float" office:value="0.94294499251043" calcext:value-type="float">
            <text:p>0.94294499251043</text:p>
          </table:table-cell>
          <table:table-cell office:value-type="float" office:value="0.90417382842256" calcext:value-type="float">
            <text:p>0.90417382842256</text:p>
          </table:table-cell>
          <table:table-cell office:value-type="float" office:value="0.94294499251043" calcext:value-type="float">
            <text:p>0.94294499251043</text:p>
          </table:table-cell>
          <table:table-cell office:value-type="float" office:value="0.0870422681386575" calcext:value-type="float">
            <text:p>0.0870422681386575</text:p>
          </table:table-cell>
          <table:table-cell office:value-type="float" office:value="0.0753477702927492" calcext:value-type="float">
            <text:p>0.0753477702927492</text:p>
          </table:table-cell>
          <table:table-cell office:value-type="float" office:value="0.236131481318578" calcext:value-type="float">
            <text:p>0.236131481318578</text:p>
          </table:table-cell>
          <table:table-cell office:value-type="float" office:value="0.0414126697675535" calcext:value-type="float">
            <text:p>0.0414126697675535</text:p>
          </table:table-cell>
          <table:table-cell office:value-type="float" office:value="0.0386833098653108" calcext:value-type="float">
            <text:p>0.0386833098653108</text:p>
          </table:table-cell>
          <table:table-cell office:value-type="float" office:value="0.16113935393471" calcext:value-type="float">
            <text:p>0.16113935393471</text:p>
          </table:table-cell>
          <table:table-cell office:value-type="float" office:value="2356" calcext:value-type="float">
            <text:p>2356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775826931" calcext:value-type="float">
            <text:p>0.99977582693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99775826931" calcext:value-type="float">
            <text:p>0.999775826931</text:p>
          </table:table-cell>
          <table:table-cell office:value-type="float" office:value="0.0789034870813024" calcext:value-type="float">
            <text:p>0.0789034870813024</text:p>
          </table:table-cell>
          <table:table-cell office:value-type="float" office:value="0.0695414196736286" calcext:value-type="float">
            <text:p>0.0695414196736286</text:p>
          </table:table-cell>
          <table:table-cell office:value-type="float" office:value="0.198257330396246" calcext:value-type="float">
            <text:p>0.198257330396246</text:p>
          </table:table-cell>
          <table:table-cell table:number-columns-repeated="2" office:value-type="float" office:value="0.0634920634920635" calcext:value-type="float">
            <text:p>0.0634920634920635</text:p>
          </table:table-cell>
          <table:table-cell office:value-type="float" office:value="0.2" calcext:value-type="float">
            <text:p>0.2</text:p>
          </table:table-cell>
          <table:table-cell office:value-type="float" office:value="2384" calcext:value-type="float">
            <text:p>2384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0781261358665995" calcext:value-type="float">
            <text:p>0.0781261358665995</text:p>
          </table:table-cell>
          <table:table-cell office:value-type="float" office:value="0.0695414108197347" calcext:value-type="float">
            <text:p>0.0695414108197347</text:p>
          </table:table-cell>
          <table:table-cell office:value-type="float" office:value="0.187569903308982" calcext:value-type="float">
            <text:p>0.187569903308982</text:p>
          </table:table-cell>
          <table:table-cell table:number-columns-repeated="2" office:value-type="float" office:value="0.0634920634920635" calcext:value-type="float">
            <text:p>0.0634920634920635</text:p>
          </table:table-cell>
          <table:table-cell office:value-type="float" office:value="0.2" calcext:value-type="float">
            <text:p>0.2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3136983790254" calcext:value-type="float">
            <text:p>0.0773136983790254</text:p>
          </table:table-cell>
          <table:table-cell office:value-type="float" office:value="0.0712944705690647" calcext:value-type="float">
            <text:p>0.0712944705690647</text:p>
          </table:table-cell>
          <table:table-cell office:value-type="float" office:value="0.154050805860022" calcext:value-type="float">
            <text:p>0.154050805860022</text:p>
          </table:table-cell>
          <table:table-cell table:number-columns-repeated="3" office:value-type="float" office:value="0.0607329842931937" calcext:value-type="float">
            <text:p>0.0607329842931937</text:p>
          </table:table-cell>
          <table:table-cell office:value-type="float" office:value="2353" calcext:value-type="float">
            <text:p>2353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8258660982136" calcext:value-type="float">
            <text:p>0.0808258660982136</text:p>
          </table:table-cell>
          <table:table-cell office:value-type="float" office:value="0.0742079446560177" calcext:value-type="float">
            <text:p>0.0742079446560177</text:p>
          </table:table-cell>
          <table:table-cell office:value-type="float" office:value="0.165195516997653" calcext:value-type="float">
            <text:p>0.165195516997653</text:p>
          </table:table-cell>
          <table:table-cell table:number-columns-repeated="3" office:value-type="float" office:value="0.0588235294117647" calcext:value-type="float">
            <text:p>0.0588235294117647</text:p>
          </table:table-cell>
          <table:table-cell office:value-type="float" office:value="2350" calcext:value-type="float">
            <text:p>2350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0779762479635344" calcext:value-type="float">
            <text:p>0.0779762479635344</text:p>
          </table:table-cell>
          <table:table-cell office:value-type="float" office:value="0.0701187283533522" calcext:value-type="float">
            <text:p>0.0701187283533522</text:p>
          </table:table-cell>
          <table:table-cell office:value-type="float" office:value="0.178149118287996" calcext:value-type="float">
            <text:p>0.178149118287996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799688837028394" calcext:value-type="float">
            <text:p>0.0799688837028394</text:p>
          </table:table-cell>
          <table:table-cell office:value-type="float" office:value="0.0716862416107383" calcext:value-type="float">
            <text:p>0.0716862416107383</text:p>
          </table:table-cell>
          <table:table-cell office:value-type="float" office:value="0.185561497326203" calcext:value-type="float">
            <text:p>0.1855614973262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7300012480265" calcext:value-type="float">
            <text:p>0.077300012480265</text:p>
          </table:table-cell>
          <table:table-cell office:value-type="float" office:value="0.0712822665522163" calcext:value-type="float">
            <text:p>0.0712822665522163</text:p>
          </table:table-cell>
          <table:table-cell office:value-type="float" office:value="0.154018227948009" calcext:value-type="float">
            <text:p>0.154018227948009</text:p>
          </table:table-cell>
          <table:table-cell table:number-columns-repeated="3" office:value-type="float" office:value="0.0607329842931937" calcext:value-type="float">
            <text:p>0.0607329842931937</text:p>
          </table:table-cell>
          <table:table-cell office:value-type="float" office:value="2353" calcext:value-type="float">
            <text:p>2353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08324045292952" calcext:value-type="float">
            <text:p>0.0808324045292952</text:p>
          </table:table-cell>
          <table:table-cell office:value-type="float" office:value="0.074216262008159" calcext:value-type="float">
            <text:p>0.074216262008159</text:p>
          </table:table-cell>
          <table:table-cell office:value-type="float" office:value="0.16517937656346" calcext:value-type="float">
            <text:p>0.16517937656346</text:p>
          </table:table-cell>
          <table:table-cell table:number-columns-repeated="3" office:value-type="float" office:value="0.0588235294117647" calcext:value-type="float">
            <text:p>0.0588235294117647</text:p>
          </table:table-cell>
          <table:table-cell office:value-type="float" office:value="2350" calcext:value-type="float">
            <text:p>2350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814560189610347" calcext:value-type="float">
            <text:p>8.14560189610347E-06</text:p>
          </table:table-cell>
          <table:table-cell office:value-type="float" office:value="0.0000104992905107792" calcext:value-type="float">
            <text:p>1.04992905107792E-05</text:p>
          </table:table-cell>
          <table:table-cell table:number-columns-repeated="2" office:value-type="float" office:value="0.999867558479309" calcext:value-type="float">
            <text:p>0.999867558479309</text:p>
          </table:table-cell>
          <table:table-cell office:value-type="float" office:value="0.999737322330475" calcext:value-type="float">
            <text:p>0.999737322330475</text:p>
          </table:table-cell>
          <table:table-cell office:value-type="float" office:value="0.0325643788195962" calcext:value-type="float">
            <text:p>0.0325643788195962</text:p>
          </table:table-cell>
          <table:table-cell office:value-type="float" office:value="0.0245840205179578" calcext:value-type="float">
            <text:p>0.0245840205179578</text:p>
          </table:table-cell>
          <table:table-cell office:value-type="float" office:value="0.146712003812673" calcext:value-type="float">
            <text:p>0.146712003812673</text:p>
          </table:table-cell>
          <table:table-cell office:value-type="float" office:value="0.000204740077606402" calcext:value-type="float">
            <text:p>0.000204740077606402</text:p>
          </table:table-cell>
          <table:table-cell office:value-type="float" office:value="0.000172949439729564" calcext:value-type="float">
            <text:p>0.000172949439729564</text:p>
          </table:table-cell>
          <table:table-cell office:value-type="float" office:value="0.0044300954323262" calcext:value-type="float">
            <text:p>0.0044300954323262</text:p>
          </table:table-cell>
          <table:table-cell office:value-type="float" office:value="2357" calcext:value-type="float">
            <text:p>2357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281758473866274" calcext:value-type="float">
            <text:p>0.0281758473866274</text:p>
          </table:table-cell>
          <table:table-cell office:value-type="float" office:value="0.0297681810447377" calcext:value-type="float">
            <text:p>0.0297681810447377</text:p>
          </table:table-cell>
          <table:table-cell table:number-columns-repeated="2" office:value-type="float" office:value="0.743542822967171" calcext:value-type="float">
            <text:p>0.743542822967171</text:p>
          </table:table-cell>
          <table:table-cell office:value-type="float" office:value="0.713348015750723" calcext:value-type="float">
            <text:p>0.713348015750723</text:p>
          </table:table-cell>
          <table:table-cell office:value-type="float" office:value="0.0793624003731072" calcext:value-type="float">
            <text:p>0.0793624003731072</text:p>
          </table:table-cell>
          <table:table-cell office:value-type="float" office:value="0.0740528460175827" calcext:value-type="float">
            <text:p>0.0740528460175827</text:p>
          </table:table-cell>
          <table:table-cell office:value-type="float" office:value="0.155307990351234" calcext:value-type="float">
            <text:p>0.155307990351234</text:p>
          </table:table-cell>
          <table:table-cell office:value-type="float" office:value="0.0561720393061089" calcext:value-type="float">
            <text:p>0.0561720393061089</text:p>
          </table:table-cell>
          <table:table-cell office:value-type="float" office:value="0.0542093332571112" calcext:value-type="float">
            <text:p>0.0542093332571112</text:p>
          </table:table-cell>
          <table:table-cell office:value-type="float" office:value="0.105727553193107" calcext:value-type="float">
            <text:p>0.105727553193107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81475157176194" calcext:value-type="float">
            <text:p>0.0281475157176194</text:p>
          </table:table-cell>
          <table:table-cell office:value-type="float" office:value="0.0297394888606396" calcext:value-type="float">
            <text:p>0.0297394888606396</text:p>
          </table:table-cell>
          <table:table-cell table:number-columns-repeated="2" office:value-type="float" office:value="0.743985742390648" calcext:value-type="float">
            <text:p>0.743985742390648</text:p>
          </table:table-cell>
          <table:table-cell office:value-type="float" office:value="0.713800248297912" calcext:value-type="float">
            <text:p>0.713800248297912</text:p>
          </table:table-cell>
          <table:table-cell office:value-type="float" office:value="0.0793563427064548" calcext:value-type="float">
            <text:p>0.0793563427064548</text:p>
          </table:table-cell>
          <table:table-cell office:value-type="float" office:value="0.0740427023744782" calcext:value-type="float">
            <text:p>0.0740427023744782</text:p>
          </table:table-cell>
          <table:table-cell office:value-type="float" office:value="0.155360376740619" calcext:value-type="float">
            <text:p>0.155360376740619</text:p>
          </table:table-cell>
          <table:table-cell office:value-type="float" office:value="0.0561449763296766" calcext:value-type="float">
            <text:p>0.0561449763296766</text:p>
          </table:table-cell>
          <table:table-cell office:value-type="float" office:value="0.0541817544132389" calcext:value-type="float">
            <text:p>0.0541817544132389</text:p>
          </table:table-cell>
          <table:table-cell office:value-type="float" office:value="0.105726622012645" calcext:value-type="float">
            <text:p>0.105726622012645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01705100319032" calcext:value-type="float">
            <text:p>0.0201705100319032</text:p>
          </table:table-cell>
          <table:table-cell office:value-type="float" office:value="0.0219017991410816" calcext:value-type="float">
            <text:p>0.0219017991410816</text:p>
          </table:table-cell>
          <table:table-cell table:number-columns-repeated="2" office:value-type="float" office:value="0.950687111339037" calcext:value-type="float">
            <text:p>0.950687111339037</text:p>
          </table:table-cell>
          <table:table-cell office:value-type="float" office:value="0.938890388551974" calcext:value-type="float">
            <text:p>0.938890388551974</text:p>
          </table:table-cell>
          <table:table-cell office:value-type="float" office:value="0.100896080827559" calcext:value-type="float">
            <text:p>0.100896080827559</text:p>
          </table:table-cell>
          <table:table-cell office:value-type="float" office:value="0.0919433664913975" calcext:value-type="float">
            <text:p>0.0919433664913975</text:p>
          </table:table-cell>
          <table:table-cell office:value-type="float" office:value="0.228951869814435" calcext:value-type="float">
            <text:p>0.228951869814435</text:p>
          </table:table-cell>
          <table:table-cell office:value-type="float" office:value="0.056538966474913" calcext:value-type="float">
            <text:p>0.056538966474913</text:p>
          </table:table-cell>
          <table:table-cell office:value-type="float" office:value="0.0536285389003431" calcext:value-type="float">
            <text:p>0.0536285389003431</text:p>
          </table:table-cell>
          <table:table-cell office:value-type="float" office:value="0.142485081355242" calcext:value-type="float">
            <text:p>0.142485081355242</text:p>
          </table:table-cell>
          <table:table-cell office:value-type="float" office:value="2357" calcext:value-type="float">
            <text:p>2357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867558479309" calcext:value-type="float">
            <text:p>0.999867558479309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080120978488594" calcext:value-type="float">
            <text:p>0.080120978488594</text:p>
          </table:table-cell>
          <table:table-cell office:value-type="float" office:value="0.0740985695333044" calcext:value-type="float">
            <text:p>0.0740985695333044</text:p>
          </table:table-cell>
          <table:table-cell office:value-type="float" office:value="0.166262935152646" calcext:value-type="float">
            <text:p>0.166262935152646</text:p>
          </table:table-cell>
          <table:table-cell table:number-columns-repeated="2" office:value-type="float" office:value="0.0384615384615385" calcext:value-type="float">
            <text:p>0.0384615384615385</text:p>
          </table:table-cell>
          <table:table-cell office:value-type="float" office:value="0.125" calcext:value-type="float">
            <text:p>0.125</text:p>
          </table:table-cell>
          <table:table-cell office:value-type="float" office:value="2401" calcext:value-type="float">
            <text:p>2401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799543291679695" calcext:value-type="float">
            <text:p>0.0799543291679695</text:p>
          </table:table-cell>
          <table:table-cell office:value-type="float" office:value="0.0739202693238473" calcext:value-type="float">
            <text:p>0.0739202693238473</text:p>
          </table:table-cell>
          <table:table-cell office:value-type="float" office:value="0.166262935152646" calcext:value-type="float">
            <text:p>0.166262935152646</text:p>
          </table:table-cell>
          <table:table-cell table:number-columns-repeated="2" office:value-type="float" office:value="0.0384615384615385" calcext:value-type="float">
            <text:p>0.0384615384615385</text:p>
          </table:table-cell>
          <table:table-cell office:value-type="float" office:value="0.125" calcext:value-type="float">
            <text:p>0.125</text:p>
          </table:table-cell>
          <table:table-cell office:value-type="float" office:value="2401" calcext:value-type="float">
            <text:p>2401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807163326560601" calcext:value-type="float">
            <text:p>0.0807163326560601</text:p>
          </table:table-cell>
          <table:table-cell office:value-type="float" office:value="0.0772523133537594" calcext:value-type="float">
            <text:p>0.0772523133537594</text:p>
          </table:table-cell>
          <table:table-cell office:value-type="float" office:value="0.130264180176468" calcext:value-type="float">
            <text:p>0.130264180176468</text:p>
          </table:table-cell>
          <table:table-cell table:number-columns-repeated="3" office:value-type="float" office:value="0.0675381263616558" calcext:value-type="float">
            <text:p>0.0675381263616558</text:p>
          </table:table-cell>
          <table:table-cell office:value-type="float" office:value="2402" calcext:value-type="float">
            <text:p>240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55941237130448" calcext:value-type="float">
            <text:p>0.0855941237130448</text:p>
          </table:table-cell>
          <table:table-cell office:value-type="float" office:value="0.0800346261320576" calcext:value-type="float">
            <text:p>0.0800346261320576</text:p>
          </table:table-cell>
          <table:table-cell office:value-type="float" office:value="0.165114794469666" calcext:value-type="float">
            <text:p>0.165114794469666</text:p>
          </table:table-cell>
          <table:table-cell table:number-columns-repeated="3" office:value-type="float" office:value="0.0596846846846847" calcext:value-type="float">
            <text:p>0.0596846846846847</text:p>
          </table:table-cell>
          <table:table-cell office:value-type="float" office:value="2369" calcext:value-type="float">
            <text:p>236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806202888179237" calcext:value-type="float">
            <text:p>0.0806202888179237</text:p>
          </table:table-cell>
          <table:table-cell office:value-type="float" office:value="0.0753551690719783" calcext:value-type="float">
            <text:p>0.0753551690719783</text:p>
          </table:table-cell>
          <table:table-cell office:value-type="float" office:value="0.155930305184037" calcext:value-type="float">
            <text:p>0.155930305184037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822248152469856" calcext:value-type="float">
            <text:p>0.0822248152469856</text:p>
          </table:table-cell>
          <table:table-cell office:value-type="float" office:value="0.0765917602996255" calcext:value-type="float">
            <text:p>0.0765917602996255</text:p>
          </table:table-cell>
          <table:table-cell office:value-type="float" office:value="0.162797619047619" calcext:value-type="float">
            <text:p>0.1627976190476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807142619220776" calcext:value-type="float">
            <text:p>0.0807142619220776</text:p>
          </table:table-cell>
          <table:table-cell office:value-type="float" office:value="0.0772583996874712" calcext:value-type="float">
            <text:p>0.0772583996874712</text:p>
          </table:table-cell>
          <table:table-cell office:value-type="float" office:value="0.130145434242073" calcext:value-type="float">
            <text:p>0.130145434242073</text:p>
          </table:table-cell>
          <table:table-cell table:number-columns-repeated="3" office:value-type="float" office:value="0.0675381263616558" calcext:value-type="float">
            <text:p>0.0675381263616558</text:p>
          </table:table-cell>
          <table:table-cell office:value-type="float" office:value="2401" calcext:value-type="float">
            <text:p>2401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55881811132686" calcext:value-type="float">
            <text:p>0.0855881811132686</text:p>
          </table:table-cell>
          <table:table-cell office:value-type="float" office:value="0.0800344084051949" calcext:value-type="float">
            <text:p>0.0800344084051949</text:p>
          </table:table-cell>
          <table:table-cell office:value-type="float" office:value="0.165026965741251" calcext:value-type="float">
            <text:p>0.165026965741251</text:p>
          </table:table-cell>
          <table:table-cell table:number-columns-repeated="3" office:value-type="float" office:value="0.0596846846846847" calcext:value-type="float">
            <text:p>0.0596846846846847</text:p>
          </table:table-cell>
          <table:table-cell office:value-type="float" office:value="2369" calcext:value-type="float">
            <text:p>236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27408292327891" calcext:value-type="float">
            <text:p>5.27408292327891E-06</text:p>
          </table:table-cell>
          <table:table-cell office:value-type="float" office:value="0.00000696962979418458" calcext:value-type="float">
            <text:p>6.96962979418458E-06</text:p>
          </table:table-cell>
          <table:table-cell office:value-type="float" office:value="0.999737083911896" calcext:value-type="float">
            <text:p>0.999737083911896</text:p>
          </table:table-cell>
          <table:table-cell office:value-type="float" office:value="0.999675393104553" calcext:value-type="float">
            <text:p>0.999675393104553</text:p>
          </table:table-cell>
          <table:table-cell office:value-type="float" office:value="0.999737083911896" calcext:value-type="float">
            <text:p>0.999737083911896</text:p>
          </table:table-cell>
          <table:table-cell office:value-type="float" office:value="0.0575450168236411" calcext:value-type="float">
            <text:p>0.0575450168236411</text:p>
          </table:table-cell>
          <table:table-cell office:value-type="float" office:value="0.047132392571777" calcext:value-type="float">
            <text:p>0.047132392571777</text:p>
          </table:table-cell>
          <table:table-cell office:value-type="float" office:value="0.206482731569054" calcext:value-type="float">
            <text:p>0.206482731569054</text:p>
          </table:table-cell>
          <table:table-cell office:value-type="float" office:value="0.000182918665814213" calcext:value-type="float">
            <text:p>0.000182918665814213</text:p>
          </table:table-cell>
          <table:table-cell office:value-type="float" office:value="0.000150160645716824" calcext:value-type="float">
            <text:p>0.000150160645716824</text:p>
          </table:table-cell>
          <table:table-cell office:value-type="float" office:value="0.00971677945926786" calcext:value-type="float">
            <text:p>0.00971677945926786</text:p>
          </table:table-cell>
          <table:table-cell office:value-type="float" office:value="2297" calcext:value-type="float">
            <text:p>2297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.0162203606297485" calcext:value-type="float">
            <text:p>0.0162203606297485</text:p>
          </table:table-cell>
          <table:table-cell office:value-type="float" office:value="0.017279341986473" calcext:value-type="float">
            <text:p>0.017279341986473</text:p>
          </table:table-cell>
          <table:table-cell office:value-type="float" office:value="0.645909385948307" calcext:value-type="float">
            <text:p>0.645909385948307</text:p>
          </table:table-cell>
          <table:table-cell office:value-type="float" office:value="0.63470529028518" calcext:value-type="float">
            <text:p>0.63470529028518</text:p>
          </table:table-cell>
          <table:table-cell office:value-type="float" office:value="0.645909385948307" calcext:value-type="float">
            <text:p>0.645909385948307</text:p>
          </table:table-cell>
          <table:table-cell office:value-type="float" office:value="0.0638628693699797" calcext:value-type="float">
            <text:p>0.0638628693699797</text:p>
          </table:table-cell>
          <table:table-cell office:value-type="float" office:value="0.0587719451431564" calcext:value-type="float">
            <text:p>0.0587719451431564</text:p>
          </table:table-cell>
          <table:table-cell office:value-type="float" office:value="0.136681267685791" calcext:value-type="float">
            <text:p>0.136681267685791</text:p>
          </table:table-cell>
          <table:table-cell office:value-type="float" office:value="0.0360258516626454" calcext:value-type="float">
            <text:p>0.0360258516626454</text:p>
          </table:table-cell>
          <table:table-cell office:value-type="float" office:value="0.0344772842919858" calcext:value-type="float">
            <text:p>0.0344772842919858</text:p>
          </table:table-cell>
          <table:table-cell office:value-type="float" office:value="0.0856454092161587" calcext:value-type="float">
            <text:p>0.0856454092161587</text:p>
          </table:table-cell>
          <table:table-cell office:value-type="float" office:value="2395" calcext:value-type="float">
            <text:p>2395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161976798581428" calcext:value-type="float">
            <text:p>0.0161976798581428</text:p>
          </table:table-cell>
          <table:table-cell office:value-type="float" office:value="0.0172560523980832" calcext:value-type="float">
            <text:p>0.0172560523980832</text:p>
          </table:table-cell>
          <table:table-cell office:value-type="float" office:value="0.646418735200376" calcext:value-type="float">
            <text:p>0.646418735200376</text:p>
          </table:table-cell>
          <table:table-cell office:value-type="float" office:value="0.635212911145966" calcext:value-type="float">
            <text:p>0.635212911145966</text:p>
          </table:table-cell>
          <table:table-cell office:value-type="float" office:value="0.646418735200376" calcext:value-type="float">
            <text:p>0.646418735200376</text:p>
          </table:table-cell>
          <table:table-cell office:value-type="float" office:value="0.0638611452650648" calcext:value-type="float">
            <text:p>0.0638611452650648</text:p>
          </table:table-cell>
          <table:table-cell office:value-type="float" office:value="0.0587659760712838" calcext:value-type="float">
            <text:p>0.0587659760712838</text:p>
          </table:table-cell>
          <table:table-cell office:value-type="float" office:value="0.136740261768968" calcext:value-type="float">
            <text:p>0.136740261768968</text:p>
          </table:table-cell>
          <table:table-cell office:value-type="float" office:value="0.0359985079658745" calcext:value-type="float">
            <text:p>0.0359985079658745</text:p>
          </table:table-cell>
          <table:table-cell office:value-type="float" office:value="0.0344498990439138" calcext:value-type="float">
            <text:p>0.0344498990439138</text:p>
          </table:table-cell>
          <table:table-cell office:value-type="float" office:value="0.0856395343481158" calcext:value-type="float">
            <text:p>0.0856395343481158</text:p>
          </table:table-cell>
          <table:table-cell office:value-type="float" office:value="2395" calcext:value-type="float">
            <text:p>2395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102207715617477" calcext:value-type="float">
            <text:p>0.0102207715617477</text:p>
          </table:table-cell>
          <table:table-cell office:value-type="float" office:value="0.011338333339681" calcext:value-type="float">
            <text:p>0.011338333339681</text:p>
          </table:table-cell>
          <table:table-cell office:value-type="float" office:value="0.956974973321426" calcext:value-type="float">
            <text:p>0.956974973321426</text:p>
          </table:table-cell>
          <table:table-cell office:value-type="float" office:value="0.953587199382781" calcext:value-type="float">
            <text:p>0.953587199382781</text:p>
          </table:table-cell>
          <table:table-cell office:value-type="float" office:value="0.956974973321426" calcext:value-type="float">
            <text:p>0.956974973321426</text:p>
          </table:table-cell>
          <table:table-cell office:value-type="float" office:value="0.105617673958428" calcext:value-type="float">
            <text:p>0.105617673958428</text:p>
          </table:table-cell>
          <table:table-cell office:value-type="float" office:value="0.0946906545134506" calcext:value-type="float">
            <text:p>0.0946906545134506</text:p>
          </table:table-cell>
          <table:table-cell office:value-type="float" office:value="0.261913077091048" calcext:value-type="float">
            <text:p>0.261913077091048</text:p>
          </table:table-cell>
          <table:table-cell office:value-type="float" office:value="0.0377407143739932" calcext:value-type="float">
            <text:p>0.0377407143739932</text:p>
          </table:table-cell>
          <table:table-cell office:value-type="float" office:value="0.035134190675687" calcext:value-type="float">
            <text:p>0.035134190675687</text:p>
          </table:table-cell>
          <table:table-cell office:value-type="float" office:value="0.149300447136754" calcext:value-type="float">
            <text:p>0.149300447136754</text:p>
          </table:table-cell>
          <table:table-cell office:value-type="float" office:value="2297" calcext:value-type="float">
            <text:p>2297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737083911896" calcext:value-type="float">
            <text:p>0.999737083911896</text:p>
          </table:table-cell>
          <table:table-cell office:value-type="float" office:value="0.999675393104553" calcext:value-type="float">
            <text:p>0.999675393104553</text:p>
          </table:table-cell>
          <table:table-cell office:value-type="float" office:value="0.999737083911896" calcext:value-type="float">
            <text:p>0.999737083911896</text:p>
          </table:table-cell>
          <table:table-cell office:value-type="float" office:value="0.0641044193259386" calcext:value-type="float">
            <text:p>0.0641044193259386</text:p>
          </table:table-cell>
          <table:table-cell office:value-type="float" office:value="0.0582828838190502" calcext:value-type="float">
            <text:p>0.0582828838190502</text:p>
          </table:table-cell>
          <table:table-cell office:value-type="float" office:value="0.147373168272681" calcext:value-type="float">
            <text:p>0.147373168272681</text:p>
          </table:table-cell>
          <table:table-cell table:number-columns-repeated="2" office:value-type="float" office:value="0.036697247706422" calcext:value-type="float">
            <text:p>0.036697247706422</text:p>
          </table:table-cell>
          <table:table-cell office:value-type="float" office:value="0.0708333333333333" calcext:value-type="float">
            <text:p>0.0708333333333333</text:p>
          </table:table-cell>
          <table:table-cell office:value-type="float" office:value="2387" calcext:value-type="float">
            <text:p>2387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35214120281855" calcext:value-type="float">
            <text:p>0.0635214120281855</text:p>
          </table:table-cell>
          <table:table-cell office:value-type="float" office:value="0.0578670807900817" calcext:value-type="float">
            <text:p>0.0578670807900817</text:p>
          </table:table-cell>
          <table:table-cell office:value-type="float" office:value="0.144398542773206" calcext:value-type="float">
            <text:p>0.144398542773206</text:p>
          </table:table-cell>
          <table:table-cell table:number-columns-repeated="2" office:value-type="float" office:value="0.036697247706422" calcext:value-type="float">
            <text:p>0.036697247706422</text:p>
          </table:table-cell>
          <table:table-cell office:value-type="float" office:value="0.0708333333333333" calcext:value-type="float">
            <text:p>0.0708333333333333</text:p>
          </table:table-cell>
          <table:table-cell office:value-type="float" office:value="2387" calcext:value-type="float">
            <text:p>2387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38694651535154" calcext:value-type="float">
            <text:p>0.0638694651535154</text:p>
          </table:table-cell>
          <table:table-cell office:value-type="float" office:value="0.0613114798346621" calcext:value-type="float">
            <text:p>0.0613114798346621</text:p>
          </table:table-cell>
          <table:table-cell office:value-type="float" office:value="0.100457790874971" calcext:value-type="float">
            <text:p>0.100457790874971</text:p>
          </table:table-cell>
          <table:table-cell table:number-columns-repeated="3" office:value-type="float" office:value="0.0446428571428571" calcext:value-type="float">
            <text:p>0.0446428571428571</text:p>
          </table:table-cell>
          <table:table-cell office:value-type="float" office:value="2372" calcext:value-type="float">
            <text:p>237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373960018158" calcext:value-type="float">
            <text:p>0.62373960018158</text:p>
          </table:table-cell>
          <table:table-cell office:value-type="float" office:value="0.0709466555225233" calcext:value-type="float">
            <text:p>0.0709466555225233</text:p>
          </table:table-cell>
          <table:table-cell office:value-type="float" office:value="0.0667144818446403" calcext:value-type="float">
            <text:p>0.0667144818446403</text:p>
          </table:table-cell>
          <table:table-cell office:value-type="float" office:value="0.131481854022243" calcext:value-type="float">
            <text:p>0.131481854022243</text:p>
          </table:table-cell>
          <table:table-cell table:number-columns-repeated="3" office:value-type="float" office:value="0.0351288056206089" calcext:value-type="float">
            <text:p>0.0351288056206089</text:p>
          </table:table-cell>
          <table:table-cell office:value-type="float" office:value="2340" calcext:value-type="float">
            <text:p>234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652533626200879" calcext:value-type="float">
            <text:p>0.0652533626200879</text:p>
          </table:table-cell>
          <table:table-cell office:value-type="float" office:value="0.0603531918585862" calcext:value-type="float">
            <text:p>0.0603531918585862</text:p>
          </table:table-cell>
          <table:table-cell office:value-type="float" office:value="0.135343305119425" calcext:value-type="float">
            <text:p>0.135343305119425</text:p>
          </table:table-cell>
          <table:table-cell table:number-columns-repeated="2" office:value-type="float" office:value="0.0303030303030303" calcext:value-type="float">
            <text:p>0.0303030303030303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65071956437184" calcext:value-type="float">
            <text:p>0.065071956437184</text:p>
          </table:table-cell>
          <table:table-cell office:value-type="float" office:value="0.0595713691219309" calcext:value-type="float">
            <text:p>0.0595713691219309</text:p>
          </table:table-cell>
          <table:table-cell office:value-type="float" office:value="0.14375" calcext:value-type="float">
            <text:p>0.1437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638694651535154" calcext:value-type="float">
            <text:p>0.0638694651535154</text:p>
          </table:table-cell>
          <table:table-cell office:value-type="float" office:value="0.0613114798346621" calcext:value-type="float">
            <text:p>0.0613114798346621</text:p>
          </table:table-cell>
          <table:table-cell office:value-type="float" office:value="0.100457790874971" calcext:value-type="float">
            <text:p>0.100457790874971</text:p>
          </table:table-cell>
          <table:table-cell table:number-columns-repeated="3" office:value-type="float" office:value="0.0446428571428571" calcext:value-type="float">
            <text:p>0.0446428571428571</text:p>
          </table:table-cell>
          <table:table-cell office:value-type="float" office:value="2372" calcext:value-type="float">
            <text:p>237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0709477387232273" calcext:value-type="float">
            <text:p>0.0709477387232273</text:p>
          </table:table-cell>
          <table:table-cell office:value-type="float" office:value="0.0667039074592715" calcext:value-type="float">
            <text:p>0.0667039074592715</text:p>
          </table:table-cell>
          <table:table-cell office:value-type="float" office:value="0.131649682338023" calcext:value-type="float">
            <text:p>0.131649682338023</text:p>
          </table:table-cell>
          <table:table-cell table:number-columns-repeated="3" office:value-type="float" office:value="0.0351288056206089" calcext:value-type="float">
            <text:p>0.0351288056206089</text:p>
          </table:table-cell>
          <table:table-cell office:value-type="float" office:value="2340" calcext:value-type="float">
            <text:p>234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14784323968343" calcext:value-type="float">
            <text:p>5.14784323968343E-06</text:p>
          </table:table-cell>
          <table:table-cell office:value-type="float" office:value="0.00000701066755937063" calcext:value-type="float">
            <text:p>7.01066755937063E-06</text:p>
          </table:table-cell>
          <table:table-cell table:number-columns-repeated="2" office:value-type="float" office:value="0.999507308006287" calcext:value-type="float">
            <text:p>0.999507308006287</text:p>
          </table:table-cell>
          <table:table-cell office:value-type="float" office:value="0.999183714389801" calcext:value-type="float">
            <text:p>0.999183714389801</text:p>
          </table:table-cell>
          <table:table-cell office:value-type="float" office:value="0.0316821535352611" calcext:value-type="float">
            <text:p>0.0316821535352611</text:p>
          </table:table-cell>
          <table:table-cell office:value-type="float" office:value="0.0224682831499286" calcext:value-type="float">
            <text:p>0.0224682831499286</text:p>
          </table:table-cell>
          <table:table-cell office:value-type="float" office:value="0.141507784459927" calcext:value-type="float">
            <text:p>0.141507784459927</text:p>
          </table:table-cell>
          <table:table-cell office:value-type="float" office:value="0.0000389194938179571" calcext:value-type="float">
            <text:p>3.89194938179571E-05</text:p>
          </table:table-cell>
          <table:table-cell office:value-type="float" office:value="0.0000333370007865597" calcext:value-type="float">
            <text:p>3.33370007865597E-05</text:p>
          </table:table-cell>
          <table:table-cell office:value-type="float" office:value="0.00127927027642727" calcext:value-type="float">
            <text:p>0.00127927027642727</text:p>
          </table:table-cell>
          <table:table-cell office:value-type="float" office:value="2326" calcext:value-type="float">
            <text:p>2326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256451870761757" calcext:value-type="float">
            <text:p>0.0256451870761757</text:p>
          </table:table-cell>
          <table:table-cell office:value-type="float" office:value="0.0274921355831952" calcext:value-type="float">
            <text:p>0.0274921355831952</text:p>
          </table:table-cell>
          <table:table-cell table:number-columns-repeated="2" office:value-type="float" office:value="0.719233880633748" calcext:value-type="float">
            <text:p>0.719233880633748</text:p>
          </table:table-cell>
          <table:table-cell office:value-type="float" office:value="0.695043717655971" calcext:value-type="float">
            <text:p>0.695043717655971</text:p>
          </table:table-cell>
          <table:table-cell office:value-type="float" office:value="0.06740816937694" calcext:value-type="float">
            <text:p>0.06740816937694</text:p>
          </table:table-cell>
          <table:table-cell office:value-type="float" office:value="0.0605462527930906" calcext:value-type="float">
            <text:p>0.0605462527930906</text:p>
          </table:table-cell>
          <table:table-cell office:value-type="float" office:value="0.149199456496993" calcext:value-type="float">
            <text:p>0.149199456496993</text:p>
          </table:table-cell>
          <table:table-cell office:value-type="float" office:value="0.0403300508690455" calcext:value-type="float">
            <text:p>0.0403300508690455</text:p>
          </table:table-cell>
          <table:table-cell office:value-type="float" office:value="0.0389665051821991" calcext:value-type="float">
            <text:p>0.0389665051821991</text:p>
          </table:table-cell>
          <table:table-cell office:value-type="float" office:value="0.0861680813449417" calcext:value-type="float">
            <text:p>0.0861680813449417</text:p>
          </table:table-cell>
          <table:table-cell office:value-type="float" office:value="2363" calcext:value-type="float">
            <text:p>2363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56208152862185" calcext:value-type="float">
            <text:p>0.0256208152862185</text:p>
          </table:table-cell>
          <table:table-cell office:value-type="float" office:value="0.0274674445467929" calcext:value-type="float">
            <text:p>0.0274674445467929</text:p>
          </table:table-cell>
          <table:table-cell table:number-columns-repeated="2" office:value-type="float" office:value="0.719708262267691" calcext:value-type="float">
            <text:p>0.719708262267691</text:p>
          </table:table-cell>
          <table:table-cell office:value-type="float" office:value="0.695523689975337" calcext:value-type="float">
            <text:p>0.695523689975337</text:p>
          </table:table-cell>
          <table:table-cell office:value-type="float" office:value="0.0674064310613609" calcext:value-type="float">
            <text:p>0.0674064310613609</text:p>
          </table:table-cell>
          <table:table-cell office:value-type="float" office:value="0.0605388951193036" calcext:value-type="float">
            <text:p>0.0605388951193036</text:p>
          </table:table-cell>
          <table:table-cell office:value-type="float" office:value="0.149264698672215" calcext:value-type="float">
            <text:p>0.149264698672215</text:p>
          </table:table-cell>
          <table:table-cell office:value-type="float" office:value="0.0403054487909583" calcext:value-type="float">
            <text:p>0.0403054487909583</text:p>
          </table:table-cell>
          <table:table-cell office:value-type="float" office:value="0.0389417272962067" calcext:value-type="float">
            <text:p>0.0389417272962067</text:p>
          </table:table-cell>
          <table:table-cell office:value-type="float" office:value="0.0861642477286708" calcext:value-type="float">
            <text:p>0.0861642477286708</text:p>
          </table:table-cell>
          <table:table-cell office:value-type="float" office:value="2363" calcext:value-type="float">
            <text:p>2363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13206312640517" calcext:value-type="float">
            <text:p>0.0213206312640517</text:p>
          </table:table-cell>
          <table:table-cell office:value-type="float" office:value="0.023442743845127" calcext:value-type="float">
            <text:p>0.023442743845127</text:p>
          </table:table-cell>
          <table:table-cell table:number-columns-repeated="2" office:value-type="float" office:value="0.916292844413357" calcext:value-type="float">
            <text:p>0.916292844413357</text:p>
          </table:table-cell>
          <table:table-cell office:value-type="float" office:value="0.903283649895319" calcext:value-type="float">
            <text:p>0.903283649895319</text:p>
          </table:table-cell>
          <table:table-cell office:value-type="float" office:value="0.084235657122282" calcext:value-type="float">
            <text:p>0.084235657122282</text:p>
          </table:table-cell>
          <table:table-cell office:value-type="float" office:value="0.0733591880171357" calcext:value-type="float">
            <text:p>0.0733591880171357</text:p>
          </table:table-cell>
          <table:table-cell office:value-type="float" office:value="0.213878796405734" calcext:value-type="float">
            <text:p>0.213878796405734</text:p>
          </table:table-cell>
          <table:table-cell office:value-type="float" office:value="0.0395123366892835" calcext:value-type="float">
            <text:p>0.0395123366892835</text:p>
          </table:table-cell>
          <table:table-cell office:value-type="float" office:value="0.037706625287767" calcext:value-type="float">
            <text:p>0.037706625287767</text:p>
          </table:table-cell>
          <table:table-cell office:value-type="float" office:value="0.109786414219971" calcext:value-type="float">
            <text:p>0.109786414219971</text:p>
          </table:table-cell>
          <table:table-cell office:value-type="float" office:value="2326" calcext:value-type="float">
            <text:p>2326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507308006287" calcext:value-type="float">
            <text:p>0.99950730800628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84662235412559" calcext:value-type="float">
            <text:p>0.0684662235412559</text:p>
          </table:table-cell>
          <table:table-cell office:value-type="float" office:value="0.0605457386229336" calcext:value-type="float">
            <text:p>0.0605457386229336</text:p>
          </table:table-cell>
          <table:table-cell office:value-type="float" office:value="0.162875219653118" calcext:value-type="float">
            <text:p>0.162875219653118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0106382978723404" calcext:value-type="float">
            <text:p>0.010638297872340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75" calcext:value-type="float">
            <text:p>0.4375</text:p>
          </table:table-cell>
          <table:table-cell office:value-type="float" office:value="0.0682476287112262" calcext:value-type="float">
            <text:p>0.0682476287112262</text:p>
          </table:table-cell>
          <table:table-cell office:value-type="float" office:value="0.0603088046819529" calcext:value-type="float">
            <text:p>0.0603088046819529</text:p>
          </table:table-cell>
          <table:table-cell office:value-type="float" office:value="0.162875219653118" calcext:value-type="float">
            <text:p>0.162875219653118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0106382978723404" calcext:value-type="float">
            <text:p>0.010638297872340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39853687198458" calcext:value-type="float">
            <text:p>0.0639853687198458</text:p>
          </table:table-cell>
          <table:table-cell office:value-type="float" office:value="0.0608353366103357" calcext:value-type="float">
            <text:p>0.0608353366103357</text:p>
          </table:table-cell>
          <table:table-cell office:value-type="float" office:value="0.101532485120639" calcext:value-type="float">
            <text:p>0.101532485120639</text:p>
          </table:table-cell>
          <table:table-cell table:number-columns-repeated="3" office:value-type="float" office:value="0.0542553191489362" calcext:value-type="float">
            <text:p>0.0542553191489362</text:p>
          </table:table-cell>
          <table:table-cell office:value-type="float" office:value="2365" calcext:value-type="float">
            <text:p>236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922574406311" calcext:value-type="float">
            <text:p>0.0696922574406311</text:p>
          </table:table-cell>
          <table:table-cell office:value-type="float" office:value="0.0645813370036518" calcext:value-type="float">
            <text:p>0.0645813370036518</text:p>
          </table:table-cell>
          <table:table-cell office:value-type="float" office:value="0.130612374408044" calcext:value-type="float">
            <text:p>0.130612374408044</text:p>
          </table:table-cell>
          <table:table-cell table:number-columns-repeated="3" office:value-type="float" office:value="0.0495156081808396" calcext:value-type="float">
            <text:p>0.0495156081808396</text:p>
          </table:table-cell>
          <table:table-cell office:value-type="float" office:value="2349" calcext:value-type="float">
            <text:p>2349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693729999273461" calcext:value-type="float">
            <text:p>0.0693729999273461</text:p>
          </table:table-cell>
          <table:table-cell office:value-type="float" office:value="0.0619913234685075" calcext:value-type="float">
            <text:p>0.0619913234685075</text:p>
          </table:table-cell>
          <table:table-cell office:value-type="float" office:value="0.157359615808577" calcext:value-type="float">
            <text:p>0.157359615808577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0151515151515152" calcext:value-type="float">
            <text:p>0.015151515151515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0696810579541035" calcext:value-type="float">
            <text:p>0.0696810579541035</text:p>
          </table:table-cell>
          <table:table-cell office:value-type="float" office:value="0.0617622259696459" calcext:value-type="float">
            <text:p>0.0617622259696459</text:p>
          </table:table-cell>
          <table:table-cell office:value-type="float" office:value="0.164070351758794" calcext:value-type="float">
            <text:p>0.16407035175879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39853687198458" calcext:value-type="float">
            <text:p>0.0639853687198458</text:p>
          </table:table-cell>
          <table:table-cell office:value-type="float" office:value="0.0608353366103357" calcext:value-type="float">
            <text:p>0.0608353366103357</text:p>
          </table:table-cell>
          <table:table-cell office:value-type="float" office:value="0.101532485120639" calcext:value-type="float">
            <text:p>0.101532485120639</text:p>
          </table:table-cell>
          <table:table-cell table:number-columns-repeated="3" office:value-type="float" office:value="0.0542553191489362" calcext:value-type="float">
            <text:p>0.0542553191489362</text:p>
          </table:table-cell>
          <table:table-cell office:value-type="float" office:value="2365" calcext:value-type="float">
            <text:p>236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961495070904" calcext:value-type="float">
            <text:p>0.0696961495070904</text:p>
          </table:table-cell>
          <table:table-cell office:value-type="float" office:value="0.0645875575046999" calcext:value-type="float">
            <text:p>0.0645875575046999</text:p>
          </table:table-cell>
          <table:table-cell office:value-type="float" office:value="0.130588512470257" calcext:value-type="float">
            <text:p>0.130588512470257</text:p>
          </table:table-cell>
          <table:table-cell table:number-columns-repeated="3" office:value-type="float" office:value="0.0495156081808396" calcext:value-type="float">
            <text:p>0.0495156081808396</text:p>
          </table:table-cell>
          <table:table-cell office:value-type="float" office:value="2349" calcext:value-type="float">
            <text:p>2349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523661447004997" calcext:value-type="float">
            <text:p>5.23661447004997E-06</text:p>
          </table:table-cell>
          <table:table-cell office:value-type="float" office:value="0.0000114649947136058" calcext:value-type="float">
            <text:p>1.14649947136058E-05</text:p>
          </table:table-cell>
          <table:table-cell table:number-columns-repeated="2" office:value-type="float" office:value="0.999900221824646" calcext:value-type="float">
            <text:p>0.999900221824646</text:p>
          </table:table-cell>
          <table:table-cell office:value-type="float" office:value="0.999240159988403" calcext:value-type="float">
            <text:p>0.999240159988403</text:p>
          </table:table-cell>
          <table:table-cell office:value-type="float" office:value="0.0466329962447584" calcext:value-type="float">
            <text:p>0.0466329962447584</text:p>
          </table:table-cell>
          <table:table-cell office:value-type="float" office:value="0.0326562217025593" calcext:value-type="float">
            <text:p>0.0326562217025593</text:p>
          </table:table-cell>
          <table:table-cell office:value-type="float" office:value="0.223796048021676" calcext:value-type="float">
            <text:p>0.223796048021676</text:p>
          </table:table-cell>
          <table:table-cell office:value-type="float" office:value="0.000165731296874583" calcext:value-type="float">
            <text:p>0.000165731296874583</text:p>
          </table:table-cell>
          <table:table-cell office:value-type="float" office:value="0.000124712576507591" calcext:value-type="float">
            <text:p>0.000124712576507591</text:p>
          </table:table-cell>
          <table:table-cell office:value-type="float" office:value="0.0087608271278441" calcext:value-type="float">
            <text:p>0.0087608271278441</text:p>
          </table:table-cell>
          <table:table-cell office:value-type="float" office:value="2318" calcext:value-type="float">
            <text:p>2318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122707012430676" calcext:value-type="float">
            <text:p>0.0122707012430676</text:p>
          </table:table-cell>
          <table:table-cell office:value-type="float" office:value="0.0150544503222626" calcext:value-type="float">
            <text:p>0.0150544503222626</text:p>
          </table:table-cell>
          <table:table-cell table:number-columns-repeated="2" office:value-type="float" office:value="0.779901407644859" calcext:value-type="float">
            <text:p>0.779901407644859</text:p>
          </table:table-cell>
          <table:table-cell office:value-type="float" office:value="0.674346559579831" calcext:value-type="float">
            <text:p>0.674346559579831</text:p>
          </table:table-cell>
          <table:table-cell office:value-type="float" office:value="0.0584350983609882" calcext:value-type="float">
            <text:p>0.0584350983609882</text:p>
          </table:table-cell>
          <table:table-cell office:value-type="float" office:value="0.0509806315939274" calcext:value-type="float">
            <text:p>0.0509806315939274</text:p>
          </table:table-cell>
          <table:table-cell office:value-type="float" office:value="0.152924429775381" calcext:value-type="float">
            <text:p>0.152924429775381</text:p>
          </table:table-cell>
          <table:table-cell office:value-type="float" office:value="0.0300513751792967" calcext:value-type="float">
            <text:p>0.0300513751792967</text:p>
          </table:table-cell>
          <table:table-cell office:value-type="float" office:value="0.0279344672618484" calcext:value-type="float">
            <text:p>0.0279344672618484</text:p>
          </table:table-cell>
          <table:table-cell office:value-type="float" office:value="0.0814668176843967" calcext:value-type="float">
            <text:p>0.0814668176843967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122477109197418" calcext:value-type="float">
            <text:p>0.0122477109197418</text:p>
          </table:table-cell>
          <table:table-cell office:value-type="float" office:value="0.015029088272941" calcext:value-type="float">
            <text:p>0.015029088272941</text:p>
          </table:table-cell>
          <table:table-cell table:number-columns-repeated="2" office:value-type="float" office:value="0.780449396441379" calcext:value-type="float">
            <text:p>0.780449396441379</text:p>
          </table:table-cell>
          <table:table-cell office:value-type="float" office:value="0.67494166937564" calcext:value-type="float">
            <text:p>0.67494166937564</text:p>
          </table:table-cell>
          <table:table-cell office:value-type="float" office:value="0.0584325800966933" calcext:value-type="float">
            <text:p>0.0584325800966933</text:p>
          </table:table-cell>
          <table:table-cell office:value-type="float" office:value="0.0509708607677503" calcext:value-type="float">
            <text:p>0.0509708607677503</text:p>
          </table:table-cell>
          <table:table-cell office:value-type="float" office:value="0.153013841590689" calcext:value-type="float">
            <text:p>0.153013841590689</text:p>
          </table:table-cell>
          <table:table-cell office:value-type="float" office:value="0.0300200507949465" calcext:value-type="float">
            <text:p>0.0300200507949465</text:p>
          </table:table-cell>
          <table:table-cell office:value-type="float" office:value="0.0279034473109718" calcext:value-type="float">
            <text:p>0.0279034473109718</text:p>
          </table:table-cell>
          <table:table-cell office:value-type="float" office:value="0.0814572765015269" calcext:value-type="float">
            <text:p>0.0814572765015269</text:p>
          </table:table-cell>
          <table:table-cell office:value-type="float" office:value="2372" calcext:value-type="float">
            <text:p>2372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0758355148835771" calcext:value-type="float">
            <text:p>0.00758355148835771</text:p>
          </table:table-cell>
          <table:table-cell office:value-type="float" office:value="0.0103532231834355" calcext:value-type="float">
            <text:p>0.0103532231834355</text:p>
          </table:table-cell>
          <table:table-cell table:number-columns-repeated="2" office:value-type="float" office:value="0.975701314891623" calcext:value-type="float">
            <text:p>0.975701314891623</text:p>
          </table:table-cell>
          <table:table-cell office:value-type="float" office:value="0.946783320454503" calcext:value-type="float">
            <text:p>0.946783320454503</text:p>
          </table:table-cell>
          <table:table-cell office:value-type="float" office:value="0.089035644232939" calcext:value-type="float">
            <text:p>0.089035644232939</text:p>
          </table:table-cell>
          <table:table-cell office:value-type="float" office:value="0.075094270403444" calcext:value-type="float">
            <text:p>0.075094270403444</text:p>
          </table:table-cell>
          <table:table-cell office:value-type="float" office:value="0.265749973146165" calcext:value-type="float">
            <text:p>0.265749973146165</text:p>
          </table:table-cell>
          <table:table-cell office:value-type="float" office:value="0.0296178237740829" calcext:value-type="float">
            <text:p>0.0296178237740829</text:p>
          </table:table-cell>
          <table:table-cell office:value-type="float" office:value="0.0265113882682358" calcext:value-type="float">
            <text:p>0.0265113882682358</text:p>
          </table:table-cell>
          <table:table-cell office:value-type="float" office:value="0.130618687412177" calcext:value-type="float">
            <text:p>0.130618687412177</text:p>
          </table:table-cell>
          <table:table-cell office:value-type="float" office:value="2318" calcext:value-type="float">
            <text:p>2318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900221824646" calcext:value-type="float">
            <text:p>0.999900221824646</text:p>
          </table:table-cell>
          <table:table-cell office:value-type="float" office:value="1" calcext:value-type="float">
            <text:p>1</text:p>
          </table:table-cell>
          <table:table-cell office:value-type="float" office:value="0.058014574724532" calcext:value-type="float">
            <text:p>0.058014574724532</text:p>
          </table:table-cell>
          <table:table-cell office:value-type="float" office:value="0.0508447276533378" calcext:value-type="float">
            <text:p>0.0508447276533378</text:p>
          </table:table-cell>
          <table:table-cell office:value-type="float" office:value="0.148896200100361" calcext:value-type="float">
            <text:p>0.148896200100361</text:p>
          </table:table-cell>
          <table:table-cell table:number-columns-repeated="2" office:value-type="float" office:value="0.013215859030837" calcext:value-type="float">
            <text:p>0.01321585903083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82" calcext:value-type="float">
            <text:p>2382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8014613533624" calcext:value-type="float">
            <text:p>0.058014613533624</text:p>
          </table:table-cell>
          <table:table-cell office:value-type="float" office:value="0.0508447695241625" calcext:value-type="float">
            <text:p>0.0508447695241625</text:p>
          </table:table-cell>
          <table:table-cell office:value-type="float" office:value="0.148896200100361" calcext:value-type="float">
            <text:p>0.148896200100361</text:p>
          </table:table-cell>
          <table:table-cell table:number-columns-repeated="2" office:value-type="float" office:value="0.013215859030837" calcext:value-type="float">
            <text:p>0.01321585903083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382" calcext:value-type="float">
            <text:p>2382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614112304302844" calcext:value-type="float">
            <text:p>0.0614112304302844</text:p>
          </table:table-cell>
          <table:table-cell office:value-type="float" office:value="0.0556702809731153" calcext:value-type="float">
            <text:p>0.0556702809731153</text:p>
          </table:table-cell>
          <table:table-cell office:value-type="float" office:value="0.134180818496423" calcext:value-type="float">
            <text:p>0.134180818496423</text:p>
          </table:table-cell>
          <table:table-cell table:number-columns-repeated="3" office:value-type="float" office:value="0.0408388520971302" calcext:value-type="float">
            <text:p>0.0408388520971302</text:p>
          </table:table-cell>
          <table:table-cell office:value-type="float" office:value="2365" calcext:value-type="float">
            <text:p>2365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3631370704473" calcext:value-type="float">
            <text:p>0.0653631370704473</text:p>
          </table:table-cell>
          <table:table-cell office:value-type="float" office:value="0.0580033671156267" calcext:value-type="float">
            <text:p>0.0580033671156267</text:p>
          </table:table-cell>
          <table:table-cell office:value-type="float" office:value="0.158652136019051" calcext:value-type="float">
            <text:p>0.158652136019051</text:p>
          </table:table-cell>
          <table:table-cell table:number-columns-repeated="3" office:value-type="float" office:value="0.0337209302325581" calcext:value-type="float">
            <text:p>0.0337209302325581</text:p>
          </table:table-cell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0599133852325305" calcext:value-type="float">
            <text:p>0.0599133852325305</text:p>
          </table:table-cell>
          <table:table-cell office:value-type="float" office:value="0.0530257953736449" calcext:value-type="float">
            <text:p>0.0530257953736449</text:p>
          </table:table-cell>
          <table:table-cell office:value-type="float" office:value="0.147217250305532" calcext:value-type="float">
            <text:p>0.147217250305532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597627382341501" calcext:value-type="float">
            <text:p>0.0597627382341501</text:p>
          </table:table-cell>
          <table:table-cell office:value-type="float" office:value="0.0528535459504826" calcext:value-type="float">
            <text:p>0.0528535459504826</text:p>
          </table:table-cell>
          <table:table-cell office:value-type="float" office:value="0.147340425531915" calcext:value-type="float">
            <text:p>0.14734042553191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614009894759777" calcext:value-type="float">
            <text:p>0.0614009894759777</text:p>
          </table:table-cell>
          <table:table-cell office:value-type="float" office:value="0.0556682495277621" calcext:value-type="float">
            <text:p>0.0556682495277621</text:p>
          </table:table-cell>
          <table:table-cell office:value-type="float" office:value="0.13406651764937" calcext:value-type="float">
            <text:p>0.13406651764937</text:p>
          </table:table-cell>
          <table:table-cell table:number-columns-repeated="3" office:value-type="float" office:value="0.0408388520971302" calcext:value-type="float">
            <text:p>0.0408388520971302</text:p>
          </table:table-cell>
          <table:table-cell office:value-type="float" office:value="2365" calcext:value-type="float">
            <text:p>2365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3803036217353" calcext:value-type="float">
            <text:p>0.0653803036217353</text:p>
          </table:table-cell>
          <table:table-cell office:value-type="float" office:value="0.0580180365425659" calcext:value-type="float">
            <text:p>0.0580180365425659</text:p>
          </table:table-cell>
          <table:table-cell office:value-type="float" office:value="0.158700954949718" calcext:value-type="float">
            <text:p>0.158700954949718</text:p>
          </table:table-cell>
          <table:table-cell table:number-columns-repeated="3" office:value-type="float" office:value="0.0337209302325581" calcext:value-type="float">
            <text:p>0.0337209302325581</text:p>
          </table:table-cell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346774231729796" calcext:value-type="float">
            <text:p>3.46774231729796E-06</text:p>
          </table:table-cell>
          <table:table-cell office:value-type="float" office:value="0.00000467018935523811" calcext:value-type="float">
            <text:p>4.67018935523811E-06</text:p>
          </table:table-cell>
          <table:table-cell office:value-type="float" office:value="0.999965906143189" calcext:value-type="float">
            <text:p>0.999965906143189</text:p>
          </table:table-cell>
          <table:table-cell office:value-type="float" office:value="0.975884914398193" calcext:value-type="float">
            <text:p>0.975884914398193</text:p>
          </table:table-cell>
          <table:table-cell office:value-type="float" office:value="0.999965906143189" calcext:value-type="float">
            <text:p>0.999965906143189</text:p>
          </table:table-cell>
          <table:table-cell office:value-type="float" office:value="0.00768172125359586" calcext:value-type="float">
            <text:p>0.00768172125359586</text:p>
          </table:table-cell>
          <table:table-cell office:value-type="float" office:value="0.00504169559013443" calcext:value-type="float">
            <text:p>0.00504169559013443</text:p>
          </table:table-cell>
          <table:table-cell office:value-type="float" office:value="0.0438274440516164" calcext:value-type="float">
            <text:p>0.0438274440516164</text:p>
          </table:table-cell>
          <table:table-cell office:value-type="float" office:value="0.0000323341446346603" calcext:value-type="float">
            <text:p>3.23341446346603E-05</text:p>
          </table:table-cell>
          <table:table-cell office:value-type="float" office:value="0.0000278429188256268" calcext:value-type="float">
            <text:p>2.78429188256268E-05</text:p>
          </table:table-cell>
          <table:table-cell office:value-type="float" office:value="0.000520231609698385" calcext:value-type="float">
            <text:p>0.000520231609698385</text:p>
          </table:table-cell>
          <table:table-cell office:value-type="float" office:value="2387" calcext:value-type="float">
            <text:p>2387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162524966677456" calcext:value-type="float">
            <text:p>0.0162524966677456</text:p>
          </table:table-cell>
          <table:table-cell office:value-type="float" office:value="0.0182254997851567" calcext:value-type="float">
            <text:p>0.0182254997851567</text:p>
          </table:table-cell>
          <table:table-cell office:value-type="float" office:value="0.992221366668928" calcext:value-type="float">
            <text:p>0.992221366668928</text:p>
          </table:table-cell>
          <table:table-cell office:value-type="float" office:value="0.906314589943407" calcext:value-type="float">
            <text:p>0.906314589943407</text:p>
          </table:table-cell>
          <table:table-cell office:value-type="float" office:value="0.992221366668928" calcext:value-type="float">
            <text:p>0.992221366668928</text:p>
          </table:table-cell>
          <table:table-cell office:value-type="float" office:value="0.0709947389658532" calcext:value-type="float">
            <text:p>0.0709947389658532</text:p>
          </table:table-cell>
          <table:table-cell office:value-type="float" office:value="0.0636336978137887" calcext:value-type="float">
            <text:p>0.0636336978137887</text:p>
          </table:table-cell>
          <table:table-cell office:value-type="float" office:value="0.171777908110691" calcext:value-type="float">
            <text:p>0.171777908110691</text:p>
          </table:table-cell>
          <table:table-cell office:value-type="float" office:value="0.0380968236339904" calcext:value-type="float">
            <text:p>0.0380968236339904</text:p>
          </table:table-cell>
          <table:table-cell office:value-type="float" office:value="0.036007750117259" calcext:value-type="float">
            <text:p>0.036007750117259</text:p>
          </table:table-cell>
          <table:table-cell office:value-type="float" office:value="0.105210524371789" calcext:value-type="float">
            <text:p>0.105210524371789</text:p>
          </table:table-cell>
          <table:table-cell office:value-type="float" office:value="2373" calcext:value-type="float">
            <text:p>2373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161947755139855" calcext:value-type="float">
            <text:p>0.0161947755139855</text:p>
          </table:table-cell>
          <table:table-cell office:value-type="float" office:value="0.018164943662068" calcext:value-type="float">
            <text:p>0.018164943662068</text:p>
          </table:table-cell>
          <table:table-cell office:value-type="float" office:value="0.992327086579688" calcext:value-type="float">
            <text:p>0.992327086579688</text:p>
          </table:table-cell>
          <table:table-cell office:value-type="float" office:value="0.907057050891763" calcext:value-type="float">
            <text:p>0.907057050891763</text:p>
          </table:table-cell>
          <table:table-cell office:value-type="float" office:value="0.992327086579688" calcext:value-type="float">
            <text:p>0.992327086579688</text:p>
          </table:table-cell>
          <table:table-cell office:value-type="float" office:value="0.0709951696460592" calcext:value-type="float">
            <text:p>0.0709951696460592</text:p>
          </table:table-cell>
          <table:table-cell office:value-type="float" office:value="0.0636204485897486" calcext:value-type="float">
            <text:p>0.0636204485897486</text:p>
          </table:table-cell>
          <table:table-cell office:value-type="float" office:value="0.171965636222746" calcext:value-type="float">
            <text:p>0.171965636222746</text:p>
          </table:table-cell>
          <table:table-cell office:value-type="float" office:value="0.0380266624156348" calcext:value-type="float">
            <text:p>0.0380266624156348</text:p>
          </table:table-cell>
          <table:table-cell office:value-type="float" office:value="0.0359373465862424" calcext:value-type="float">
            <text:p>0.0359373465862424</text:p>
          </table:table-cell>
          <table:table-cell office:value-type="float" office:value="0.105229328337309" calcext:value-type="float">
            <text:p>0.105229328337309</text:p>
          </table:table-cell>
          <table:table-cell office:value-type="float" office:value="2373" calcext:value-type="float">
            <text:p>2373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218971072859967" calcext:value-type="float">
            <text:p>0.0218971072859967</text:p>
          </table:table-cell>
          <table:table-cell office:value-type="float" office:value="0.0239091075198151" calcext:value-type="float">
            <text:p>0.0239091075198151</text:p>
          </table:table-cell>
          <table:table-cell office:value-type="float" office:value="0.95724357981342" calcext:value-type="float">
            <text:p>0.95724357981342</text:p>
          </table:table-cell>
          <table:table-cell office:value-type="float" office:value="0.753672042024031" calcext:value-type="float">
            <text:p>0.753672042024031</text:p>
          </table:table-cell>
          <table:table-cell office:value-type="float" office:value="0.95724357981342" calcext:value-type="float">
            <text:p>0.95724357981342</text:p>
          </table:table-cell>
          <table:table-cell office:value-type="float" office:value="0.064723552857183" calcext:value-type="float">
            <text:p>0.064723552857183</text:p>
          </table:table-cell>
          <table:table-cell office:value-type="float" office:value="0.059417349887861" calcext:value-type="float">
            <text:p>0.059417349887861</text:p>
          </table:table-cell>
          <table:table-cell office:value-type="float" office:value="0.137373051797157" calcext:value-type="float">
            <text:p>0.137373051797157</text:p>
          </table:table-cell>
          <table:table-cell office:value-type="float" office:value="0.0421057259446229" calcext:value-type="float">
            <text:p>0.0421057259446229</text:p>
          </table:table-cell>
          <table:table-cell office:value-type="float" office:value="0.0403201739358713" calcext:value-type="float">
            <text:p>0.0403201739358713</text:p>
          </table:table-cell>
          <table:table-cell office:value-type="float" office:value="0.0923855617336044" calcext:value-type="float">
            <text:p>0.0923855617336044</text:p>
          </table:table-cell>
          <table:table-cell office:value-type="float" office:value="2387" calcext:value-type="float">
            <text:p>2387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65906143189" calcext:value-type="float">
            <text:p>0.999965906143189</text:p>
          </table:table-cell>
          <table:table-cell office:value-type="float" office:value="0.8" calcext:value-type="float">
            <text:p>0.8</text:p>
          </table:table-cell>
          <table:table-cell office:value-type="float" office:value="0.999965906143189" calcext:value-type="float">
            <text:p>0.999965906143189</text:p>
          </table:table-cell>
          <table:table-cell office:value-type="float" office:value="0.0716717465779353" calcext:value-type="float">
            <text:p>0.0716717465779353</text:p>
          </table:table-cell>
          <table:table-cell office:value-type="float" office:value="0.0634099150958359" calcext:value-type="float">
            <text:p>0.0634099150958359</text:p>
          </table:table-cell>
          <table:table-cell office:value-type="float" office:value="0.18478802218428" calcext:value-type="float">
            <text:p>0.18478802218428</text:p>
          </table:table-cell>
          <table:table-cell table:number-columns-repeated="2" office:value-type="float" office:value="0.0183299389002037" calcext:value-type="float">
            <text:p>0.0183299389002037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2373" calcext:value-type="float">
            <text:p>237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0715939601648038" calcext:value-type="float">
            <text:p>0.0715939601648038</text:p>
          </table:table-cell>
          <table:table-cell office:value-type="float" office:value="0.0634099055123559" calcext:value-type="float">
            <text:p>0.0634099055123559</text:p>
          </table:table-cell>
          <table:table-cell office:value-type="float" office:value="0.183645359863461" calcext:value-type="float">
            <text:p>0.183645359863461</text:p>
          </table:table-cell>
          <table:table-cell table:number-columns-repeated="2" office:value-type="float" office:value="0.0183299389002037" calcext:value-type="float">
            <text:p>0.0183299389002037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2373" calcext:value-type="float">
            <text:p>237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48979591837" calcext:value-type="float">
            <text:p>0.06224489795918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5085244956543" calcext:value-type="float">
            <text:p>0.0695085244956543</text:p>
          </table:table-cell>
          <table:table-cell office:value-type="float" office:value="0.0667018001576424" calcext:value-type="float">
            <text:p>0.0667018001576424</text:p>
          </table:table-cell>
          <table:table-cell office:value-type="float" office:value="0.107936590289235" calcext:value-type="float">
            <text:p>0.107936590289235</text:p>
          </table:table-cell>
          <table:table-cell table:number-columns-repeated="3" office:value-type="float" office:value="0.0622448979591837" calcext:value-type="float">
            <text:p>0.0622448979591837</text:p>
          </table:table-cell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3593720417391" calcext:value-type="float">
            <text:p>0.0703593720417391</text:p>
          </table:table-cell>
          <table:table-cell office:value-type="float" office:value="0.0674982684629828" calcext:value-type="float">
            <text:p>0.0674982684629828</text:p>
          </table:table-cell>
          <table:table-cell office:value-type="float" office:value="0.109531967325739" calcext:value-type="float">
            <text:p>0.109531967325739</text:p>
          </table:table-cell>
          <table:table-cell table:number-columns-repeated="3" office:value-type="float" office:value="0.0606372045220966" calcext:value-type="float">
            <text:p>0.0606372045220966</text:p>
          </table:table-cell>
          <table:table-cell office:value-type="float" office:value="2369" calcext:value-type="float">
            <text:p>2369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20143140596301" calcext:value-type="float">
            <text:p>0.0720143140596301</text:p>
          </table:table-cell>
          <table:table-cell office:value-type="float" office:value="0.0648358412822819" calcext:value-type="float">
            <text:p>0.0648358412822819</text:p>
          </table:table-cell>
          <table:table-cell office:value-type="float" office:value="0.170297861342637" calcext:value-type="float">
            <text:p>0.170297861342637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703033838973162" calcext:value-type="float">
            <text:p>0.0703033838973162</text:p>
          </table:table-cell>
          <table:table-cell office:value-type="float" office:value="0.0627295492487479" calcext:value-type="float">
            <text:p>0.0627295492487479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67" calcext:value-type="float">
            <text:p>2367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48979591837" calcext:value-type="float">
            <text:p>0.06224489795918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5032505417569" calcext:value-type="float">
            <text:p>0.0695032505417569</text:p>
          </table:table-cell>
          <table:table-cell office:value-type="float" office:value="0.0667048538948133" calcext:value-type="float">
            <text:p>0.0667048538948133</text:p>
          </table:table-cell>
          <table:table-cell office:value-type="float" office:value="0.107817298347911" calcext:value-type="float">
            <text:p>0.107817298347911</text:p>
          </table:table-cell>
          <table:table-cell table:number-columns-repeated="3" office:value-type="float" office:value="0.0622448979591837" calcext:value-type="float">
            <text:p>0.0622448979591837</text:p>
          </table:table-cell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03488844197188" calcext:value-type="float">
            <text:p>0.0703488844197188</text:p>
          </table:table-cell>
          <table:table-cell office:value-type="float" office:value="0.067494222127664" calcext:value-type="float">
            <text:p>0.067494222127664</text:p>
          </table:table-cell>
          <table:table-cell office:value-type="float" office:value="0.109433289286938" calcext:value-type="float">
            <text:p>0.109433289286938</text:p>
          </table:table-cell>
          <table:table-cell table:number-columns-repeated="3" office:value-type="float" office:value="0.0606372045220966" calcext:value-type="float">
            <text:p>0.0606372045220966</text:p>
          </table:table-cell>
          <table:table-cell office:value-type="float" office:value="2369" calcext:value-type="float">
            <text:p>2369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83762492978713" calcext:value-type="float">
            <text:p>9.83762492978713E-06</text:p>
          </table:table-cell>
          <table:table-cell office:value-type="float" office:value="0.0000138641726152855" calcext:value-type="float">
            <text:p>1.38641726152855E-05</text:p>
          </table:table-cell>
          <table:table-cell table:number-columns-repeated="2" office:value-type="float" office:value="0.999819695949554" calcext:value-type="float">
            <text:p>0.999819695949554</text:p>
          </table:table-cell>
          <table:table-cell office:value-type="float" office:value="0.999736368656158" calcext:value-type="float">
            <text:p>0.999736368656158</text:p>
          </table:table-cell>
          <table:table-cell office:value-type="float" office:value="0.0575463801354382" calcext:value-type="float">
            <text:p>0.0575463801354382</text:p>
          </table:table-cell>
          <table:table-cell office:value-type="float" office:value="0.0429421259785904" calcext:value-type="float">
            <text:p>0.0429421259785904</text:p>
          </table:table-cell>
          <table:table-cell office:value-type="float" office:value="0.261241762241705" calcext:value-type="float">
            <text:p>0.261241762241705</text:p>
          </table:table-cell>
          <table:table-cell office:value-type="float" office:value="0.000170435552718118" calcext:value-type="float">
            <text:p>0.000170435552718118</text:p>
          </table:table-cell>
          <table:table-cell office:value-type="float" office:value="0.0001456415920984" calcext:value-type="float">
            <text:p>0.0001456415920984</text:p>
          </table:table-cell>
          <table:table-cell office:value-type="float" office:value="0.00857132533565164" calcext:value-type="float">
            <text:p>0.00857132533565164</text:p>
          </table:table-cell>
          <table:table-cell office:value-type="float" office:value="2305" calcext:value-type="float">
            <text:p>230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262238259320228" calcext:value-type="float">
            <text:p>0.0262238259320228</text:p>
          </table:table-cell>
          <table:table-cell office:value-type="float" office:value="0.0279267942075444" calcext:value-type="float">
            <text:p>0.0279267942075444</text:p>
          </table:table-cell>
          <table:table-cell table:number-columns-repeated="2" office:value-type="float" office:value="0.545732439290732" calcext:value-type="float">
            <text:p>0.545732439290732</text:p>
          </table:table-cell>
          <table:table-cell office:value-type="float" office:value="0.527925952054995" calcext:value-type="float">
            <text:p>0.527925952054995</text:p>
          </table:table-cell>
          <table:table-cell office:value-type="float" office:value="0.0662027813709488" calcext:value-type="float">
            <text:p>0.0662027813709488</text:p>
          </table:table-cell>
          <table:table-cell office:value-type="float" office:value="0.0607037204686326" calcext:value-type="float">
            <text:p>0.0607037204686326</text:p>
          </table:table-cell>
          <table:table-cell office:value-type="float" office:value="0.142901892444534" calcext:value-type="float">
            <text:p>0.142901892444534</text:p>
          </table:table-cell>
          <table:table-cell office:value-type="float" office:value="0.0440702974034573" calcext:value-type="float">
            <text:p>0.0440702974034573</text:p>
          </table:table-cell>
          <table:table-cell office:value-type="float" office:value="0.0428385217829993" calcext:value-type="float">
            <text:p>0.0428385217829993</text:p>
          </table:table-cell>
          <table:table-cell office:value-type="float" office:value="0.0880867319412768" calcext:value-type="float">
            <text:p>0.0880867319412768</text:p>
          </table:table-cell>
          <table:table-cell office:value-type="float" office:value="2398" calcext:value-type="float">
            <text:p>2398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62006179627668" calcext:value-type="float">
            <text:p>0.0262006179627668</text:p>
          </table:table-cell>
          <table:table-cell office:value-type="float" office:value="0.0279034566320315" calcext:value-type="float">
            <text:p>0.0279034566320315</text:p>
          </table:table-cell>
          <table:table-cell table:number-columns-repeated="2" office:value-type="float" office:value="0.546223223164774" calcext:value-type="float">
            <text:p>0.546223223164774</text:p>
          </table:table-cell>
          <table:table-cell office:value-type="float" office:value="0.528405773139331" calcext:value-type="float">
            <text:p>0.528405773139331</text:p>
          </table:table-cell>
          <table:table-cell office:value-type="float" office:value="0.0662038541985601" calcext:value-type="float">
            <text:p>0.0662038541985601</text:p>
          </table:table-cell>
          <table:table-cell office:value-type="float" office:value="0.0606995270836164" calcext:value-type="float">
            <text:p>0.0606995270836164</text:p>
          </table:table-cell>
          <table:table-cell office:value-type="float" office:value="0.142976416691293" calcext:value-type="float">
            <text:p>0.142976416691293</text:p>
          </table:table-cell>
          <table:table-cell office:value-type="float" office:value="0.0440492273043843" calcext:value-type="float">
            <text:p>0.0440492273043843</text:p>
          </table:table-cell>
          <table:table-cell office:value-type="float" office:value="0.0428170902691128" calcext:value-type="float">
            <text:p>0.0428170902691128</text:p>
          </table:table-cell>
          <table:table-cell office:value-type="float" office:value="0.0880917495704777" calcext:value-type="float">
            <text:p>0.0880917495704777</text:p>
          </table:table-cell>
          <table:table-cell office:value-type="float" office:value="2398" calcext:value-type="float">
            <text:p>2398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9785143148255" calcext:value-type="float">
            <text:p>0.0179785143148255</text:p>
          </table:table-cell>
          <table:table-cell office:value-type="float" office:value="0.0202055076000572" calcext:value-type="float">
            <text:p>0.0202055076000572</text:p>
          </table:table-cell>
          <table:table-cell table:number-columns-repeated="2" office:value-type="float" office:value="0.952175371805229" calcext:value-type="float">
            <text:p>0.952175371805229</text:p>
          </table:table-cell>
          <table:table-cell office:value-type="float" office:value="0.94580046392435" calcext:value-type="float">
            <text:p>0.94580046392435</text:p>
          </table:table-cell>
          <table:table-cell office:value-type="float" office:value="0.110500830452788" calcext:value-type="float">
            <text:p>0.110500830452788</text:p>
          </table:table-cell>
          <table:table-cell office:value-type="float" office:value="0.0967115997814311" calcext:value-type="float">
            <text:p>0.0967115997814311</text:p>
          </table:table-cell>
          <table:table-cell office:value-type="float" office:value="0.302828530339905" calcext:value-type="float">
            <text:p>0.302828530339905</text:p>
          </table:table-cell>
          <table:table-cell office:value-type="float" office:value="0.046942914548285" calcext:value-type="float">
            <text:p>0.046942914548285</text:p>
          </table:table-cell>
          <table:table-cell office:value-type="float" office:value="0.0445615323274846" calcext:value-type="float">
            <text:p>0.0445615323274846</text:p>
          </table:table-cell>
          <table:table-cell office:value-type="float" office:value="0.161242531881183" calcext:value-type="float">
            <text:p>0.161242531881183</text:p>
          </table:table-cell>
          <table:table-cell office:value-type="float" office:value="2305" calcext:value-type="float">
            <text:p>230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0.999819695949554" calcext:value-type="float">
            <text:p>0.999819695949554</text:p>
          </table:table-cell>
          <table:table-cell office:value-type="float" office:value="0.999736368656158" calcext:value-type="float">
            <text:p>0.999736368656158</text:p>
          </table:table-cell>
          <table:table-cell office:value-type="float" office:value="0.0671961191902134" calcext:value-type="float">
            <text:p>0.0671961191902134</text:p>
          </table:table-cell>
          <table:table-cell office:value-type="float" office:value="0.0610363101457735" calcext:value-type="float">
            <text:p>0.0610363101457735</text:p>
          </table:table-cell>
          <table:table-cell office:value-type="float" office:value="0.153111130222837" calcext:value-type="float">
            <text:p>0.153111130222837</text:p>
          </table:table-cell>
          <table:table-cell table:number-columns-repeated="2" office:value-type="float" office:value="0.0614754098360656" calcext:value-type="float">
            <text:p>0.0614754098360656</text:p>
          </table:table-cell>
          <table:table-cell office:value-type="float" office:value="0.135338345864662" calcext:value-type="float">
            <text:p>0.135338345864662</text:p>
          </table:table-cell>
          <table:table-cell office:value-type="float" office:value="2393" calcext:value-type="float">
            <text:p>2393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0665742351064221" calcext:value-type="float">
            <text:p>0.0665742351064221</text:p>
          </table:table-cell>
          <table:table-cell office:value-type="float" office:value="0.0608696409463407" calcext:value-type="float">
            <text:p>0.0608696409463407</text:p>
          </table:table-cell>
          <table:table-cell office:value-type="float" office:value="0.14614005714151" calcext:value-type="float">
            <text:p>0.14614005714151</text:p>
          </table:table-cell>
          <table:table-cell table:number-columns-repeated="2" office:value-type="float" office:value="0.0614754098360656" calcext:value-type="float">
            <text:p>0.0614754098360656</text:p>
          </table:table-cell>
          <table:table-cell office:value-type="float" office:value="0.135338345864662" calcext:value-type="float">
            <text:p>0.135338345864662</text:p>
          </table:table-cell>
          <table:table-cell office:value-type="float" office:value="2393" calcext:value-type="float">
            <text:p>2393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64296145180256" calcext:value-type="float">
            <text:p>0.064296145180256</text:p>
          </table:table-cell>
          <table:table-cell office:value-type="float" office:value="0.0613181269275272" calcext:value-type="float">
            <text:p>0.0613181269275272</text:p>
          </table:table-cell>
          <table:table-cell office:value-type="float" office:value="0.105832574181979" calcext:value-type="float">
            <text:p>0.105832574181979</text:p>
          </table:table-cell>
          <table:table-cell table:number-columns-repeated="3" office:value-type="float" office:value="0.0509977827050998" calcext:value-type="float">
            <text:p>0.0509977827050998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6360241238978" calcext:value-type="float">
            <text:p>0.0726360241238978</text:p>
          </table:table-cell>
          <table:table-cell office:value-type="float" office:value="0.0664015947123324" calcext:value-type="float">
            <text:p>0.0664015947123324</text:p>
          </table:table-cell>
          <table:table-cell office:value-type="float" office:value="0.159591815742185" calcext:value-type="float">
            <text:p>0.159591815742185</text:p>
          </table:table-cell>
          <table:table-cell table:number-columns-repeated="3" office:value-type="float" office:value="0.0487528344671202" calcext:value-type="float">
            <text:p>0.0487528344671202</text:p>
          </table:table-cell>
          <table:table-cell office:value-type="float" office:value="2359" calcext:value-type="float">
            <text:p>2359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652522191559792" calcext:value-type="float">
            <text:p>0.0652522191559792</text:p>
          </table:table-cell>
          <table:table-cell office:value-type="float" office:value="0.0608724538284741" calcext:value-type="float">
            <text:p>0.0608724538284741</text:p>
          </table:table-cell>
          <table:table-cell office:value-type="float" office:value="0.126339759973915" calcext:value-type="float">
            <text:p>0.126339759973915</text:p>
          </table:table-cell>
          <table:table-cell table:number-columns-repeated="2" office:value-type="float" office:value="0.0298507462686567" calcext:value-type="float">
            <text:p>0.0298507462686567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0640412290937378" calcext:value-type="float">
            <text:p>0.0640412290937378</text:p>
          </table:table-cell>
          <table:table-cell office:value-type="float" office:value="0.059337223843268" calcext:value-type="float">
            <text:p>0.059337223843268</text:p>
          </table:table-cell>
          <table:table-cell office:value-type="float" office:value="0.129651162790698" calcext:value-type="float">
            <text:p>0.12965116279069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64296145180256" calcext:value-type="float">
            <text:p>0.064296145180256</text:p>
          </table:table-cell>
          <table:table-cell office:value-type="float" office:value="0.0613181269275272" calcext:value-type="float">
            <text:p>0.0613181269275272</text:p>
          </table:table-cell>
          <table:table-cell office:value-type="float" office:value="0.105832574181979" calcext:value-type="float">
            <text:p>0.105832574181979</text:p>
          </table:table-cell>
          <table:table-cell table:number-columns-repeated="3" office:value-type="float" office:value="0.0509977827050998" calcext:value-type="float">
            <text:p>0.0509977827050998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6372649409822" calcext:value-type="float">
            <text:p>0.0726372649409822</text:p>
          </table:table-cell>
          <table:table-cell office:value-type="float" office:value="0.0663989814350084" calcext:value-type="float">
            <text:p>0.0663989814350084</text:p>
          </table:table-cell>
          <table:table-cell office:value-type="float" office:value="0.159646812213257" calcext:value-type="float">
            <text:p>0.159646812213257</text:p>
          </table:table-cell>
          <table:table-cell table:number-columns-repeated="3" office:value-type="float" office:value="0.0487528344671202" calcext:value-type="float">
            <text:p>0.0487528344671202</text:p>
          </table:table-cell>
          <table:table-cell office:value-type="float" office:value="2359" calcext:value-type="float">
            <text:p>2359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31395318021532" calcext:value-type="float">
            <text:p>1.31395318021532E-05</text:p>
          </table:table-cell>
          <table:table-cell office:value-type="float" office:value="0.0000266972874669591" calcext:value-type="float">
            <text:p>2.66972874669591E-05</text:p>
          </table:table-cell>
          <table:table-cell table:number-columns-repeated="2" office:value-type="float" office:value="0.999479711055756" calcext:value-type="float">
            <text:p>0.999479711055756</text:p>
          </table:table-cell>
          <table:table-cell office:value-type="float" office:value="0.998525083065033" calcext:value-type="float">
            <text:p>0.998525083065033</text:p>
          </table:table-cell>
          <table:table-cell office:value-type="float" office:value="0.106959993371041" calcext:value-type="float">
            <text:p>0.106959993371041</text:p>
          </table:table-cell>
          <table:table-cell office:value-type="float" office:value="0.0938908060845669" calcext:value-type="float">
            <text:p>0.0938908060845669</text:p>
          </table:table-cell>
          <table:table-cell office:value-type="float" office:value="0.30003117733319" calcext:value-type="float">
            <text:p>0.30003117733319</text:p>
          </table:table-cell>
          <table:table-cell office:value-type="float" office:value="0.000454971421277151" calcext:value-type="float">
            <text:p>0.000454971421277151</text:p>
          </table:table-cell>
          <table:table-cell office:value-type="float" office:value="0.000373257193132304" calcext:value-type="float">
            <text:p>0.000373257193132304</text:p>
          </table:table-cell>
          <table:table-cell office:value-type="float" office:value="0.0266846641898155" calcext:value-type="float">
            <text:p>0.0266846641898155</text:p>
          </table:table-cell>
          <table:table-cell office:value-type="float" office:value="2192" calcext:value-type="float">
            <text:p>2192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.0226225985026992" calcext:value-type="float">
            <text:p>0.0226225985026992</text:p>
          </table:table-cell>
          <table:table-cell office:value-type="float" office:value="0.0256792364924638" calcext:value-type="float">
            <text:p>0.0256792364924638</text:p>
          </table:table-cell>
          <table:table-cell table:number-columns-repeated="2" office:value-type="float" office:value="0.420177081249172" calcext:value-type="float">
            <text:p>0.420177081249172</text:p>
          </table:table-cell>
          <table:table-cell office:value-type="float" office:value="0.374469344745422" calcext:value-type="float">
            <text:p>0.374469344745422</text:p>
          </table:table-cell>
          <table:table-cell office:value-type="float" office:value="0.0686168097911077" calcext:value-type="float">
            <text:p>0.0686168097911077</text:p>
          </table:table-cell>
          <table:table-cell office:value-type="float" office:value="0.0647540136474664" calcext:value-type="float">
            <text:p>0.0647540136474664</text:p>
          </table:table-cell>
          <table:table-cell office:value-type="float" office:value="0.125681920919257" calcext:value-type="float">
            <text:p>0.125681920919257</text:p>
          </table:table-cell>
          <table:table-cell office:value-type="float" office:value="0.0424301279850948" calcext:value-type="float">
            <text:p>0.0424301279850948</text:p>
          </table:table-cell>
          <table:table-cell office:value-type="float" office:value="0.0409803574649629" calcext:value-type="float">
            <text:p>0.0409803574649629</text:p>
          </table:table-cell>
          <table:table-cell office:value-type="float" office:value="0.0858157002038817" calcext:value-type="float">
            <text:p>0.0858157002038817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6019305877486" calcext:value-type="float">
            <text:p>0.0226019305877486</text:p>
          </table:table-cell>
          <table:table-cell office:value-type="float" office:value="0.0256578962338757" calcext:value-type="float">
            <text:p>0.0256578962338757</text:p>
          </table:table-cell>
          <table:table-cell table:number-columns-repeated="2" office:value-type="float" office:value="0.420478283413267" calcext:value-type="float">
            <text:p>0.420478283413267</text:p>
          </table:table-cell>
          <table:table-cell office:value-type="float" office:value="0.374730735470129" calcext:value-type="float">
            <text:p>0.374730735470129</text:p>
          </table:table-cell>
          <table:table-cell office:value-type="float" office:value="0.0686154079428228" calcext:value-type="float">
            <text:p>0.0686154079428228</text:p>
          </table:table-cell>
          <table:table-cell office:value-type="float" office:value="0.0647499455073596" calcext:value-type="float">
            <text:p>0.0647499455073596</text:p>
          </table:table-cell>
          <table:table-cell office:value-type="float" office:value="0.125719908216414" calcext:value-type="float">
            <text:p>0.125719908216414</text:p>
          </table:table-cell>
          <table:table-cell office:value-type="float" office:value="0.0424087730193762" calcext:value-type="float">
            <text:p>0.0424087730193762</text:p>
          </table:table-cell>
          <table:table-cell office:value-type="float" office:value="0.0409588024417885" calcext:value-type="float">
            <text:p>0.0409588024417885</text:p>
          </table:table-cell>
          <table:table-cell office:value-type="float" office:value="0.0858115891163359" calcext:value-type="float">
            <text:p>0.0858115891163359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9440263210767" calcext:value-type="float">
            <text:p>0.0189440263210767</text:p>
          </table:table-cell>
          <table:table-cell office:value-type="float" office:value="0.0241699895907901" calcext:value-type="float">
            <text:p>0.0241699895907901</text:p>
          </table:table-cell>
          <table:table-cell table:number-columns-repeated="2" office:value-type="float" office:value="0.934323495507928" calcext:value-type="float">
            <text:p>0.934323495507928</text:p>
          </table:table-cell>
          <table:table-cell office:value-type="float" office:value="0.907947972200144" calcext:value-type="float">
            <text:p>0.907947972200144</text:p>
          </table:table-cell>
          <table:table-cell office:value-type="float" office:value="0.160249996749891" calcext:value-type="float">
            <text:p>0.160249996749891</text:p>
          </table:table-cell>
          <table:table-cell office:value-type="float" office:value="0.148096640350322" calcext:value-type="float">
            <text:p>0.148096640350322</text:p>
          </table:table-cell>
          <table:table-cell office:value-type="float" office:value="0.339791605401192" calcext:value-type="float">
            <text:p>0.339791605401192</text:p>
          </table:table-cell>
          <table:table-cell office:value-type="float" office:value="0.0628428268890802" calcext:value-type="float">
            <text:p>0.0628428268890802</text:p>
          </table:table-cell>
          <table:table-cell office:value-type="float" office:value="0.0588692233217355" calcext:value-type="float">
            <text:p>0.0588692233217355</text:p>
          </table:table-cell>
          <table:table-cell office:value-type="float" office:value="0.220451717053391" calcext:value-type="float">
            <text:p>0.220451717053391</text:p>
          </table:table-cell>
          <table:table-cell office:value-type="float" office:value="2192" calcext:value-type="float">
            <text:p>2192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6666666666667" calcext:value-type="float">
            <text:p>0.416666666666667</text:p>
          </table:table-cell>
          <table:table-cell office:value-type="float" office:value="0.0679529244899289" calcext:value-type="float">
            <text:p>0.0679529244899289</text:p>
          </table:table-cell>
          <table:table-cell office:value-type="float" office:value="0.0636607985070622" calcext:value-type="float">
            <text:p>0.0636607985070622</text:p>
          </table:table-cell>
          <table:table-cell office:value-type="float" office:value="0.13136052796688" calcext:value-type="float">
            <text:p>0.13136052796688</text:p>
          </table:table-cell>
          <table:table-cell table:number-columns-repeated="2" office:value-type="float" office:value="0.0602409638554217" calcext:value-type="float">
            <text:p>0.0602409638554217</text:p>
          </table:table-cell>
          <table:table-cell office:value-type="float" office:value="0.139344262295082" calcext:value-type="float">
            <text:p>0.139344262295082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16666666666667" calcext:value-type="float">
            <text:p>0.416666666666667</text:p>
          </table:table-cell>
          <table:table-cell office:value-type="float" office:value="0.0679528971960506" calcext:value-type="float">
            <text:p>0.0679528971960506</text:p>
          </table:table-cell>
          <table:table-cell office:value-type="float" office:value="0.0636607693656331" calcext:value-type="float">
            <text:p>0.0636607693656331</text:p>
          </table:table-cell>
          <table:table-cell office:value-type="float" office:value="0.13136052796688" calcext:value-type="float">
            <text:p>0.13136052796688</text:p>
          </table:table-cell>
          <table:table-cell table:number-columns-repeated="2" office:value-type="float" office:value="0.0602409638554217" calcext:value-type="float">
            <text:p>0.0602409638554217</text:p>
          </table:table-cell>
          <table:table-cell office:value-type="float" office:value="0.139344262295082" calcext:value-type="float">
            <text:p>0.139344262295082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285714285714286" calcext:value-type="float">
            <text:p>0.285714285714286</text:p>
          </table:table-cell>
          <table:table-cell office:value-type="float" office:value="0.0678396510706408" calcext:value-type="float">
            <text:p>0.0678396510706408</text:p>
          </table:table-cell>
          <table:table-cell office:value-type="float" office:value="0.0653394905217259" calcext:value-type="float">
            <text:p>0.0653394905217259</text:p>
          </table:table-cell>
          <table:table-cell office:value-type="float" office:value="0.104774538198168" calcext:value-type="float">
            <text:p>0.104774538198168</text:p>
          </table:table-cell>
          <table:table-cell table:number-columns-repeated="3" office:value-type="float" office:value="0.0488400488400488" calcext:value-type="float">
            <text:p>0.0488400488400488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165519315627" calcext:value-type="float">
            <text:p>0.0696165519315627</text:p>
          </table:table-cell>
          <table:table-cell office:value-type="float" office:value="0.0669065927552853" calcext:value-type="float">
            <text:p>0.0669065927552853</text:p>
          </table:table-cell>
          <table:table-cell office:value-type="float" office:value="0.109650795468225" calcext:value-type="float">
            <text:p>0.109650795468225</text:p>
          </table:table-cell>
          <table:table-cell table:number-columns-repeated="3" office:value-type="float" office:value="0.0407358738501971" calcext:value-type="float">
            <text:p>0.0407358738501971</text:p>
          </table:table-cell>
          <table:table-cell office:value-type="float" office:value="2379" calcext:value-type="float">
            <text:p>2379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23880597014925" calcext:value-type="float">
            <text:p>0.223880597014925</text:p>
          </table:table-cell>
          <table:table-cell office:value-type="float" office:value="0.0692939249862916" calcext:value-type="float">
            <text:p>0.0692939249862916</text:p>
          </table:table-cell>
          <table:table-cell office:value-type="float" office:value="0.0654321453740058" calcext:value-type="float">
            <text:p>0.0654321453740058</text:p>
          </table:table-cell>
          <table:table-cell office:value-type="float" office:value="0.126344018890489" calcext:value-type="float">
            <text:p>0.126344018890489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665694282380397" calcext:value-type="float">
            <text:p>0.0665694282380397</text:p>
          </table:table-cell>
          <table:table-cell office:value-type="float" office:value="0.0620016611295681" calcext:value-type="float">
            <text:p>0.0620016611295681</text:p>
          </table:table-cell>
          <table:table-cell office:value-type="float" office:value="0.134049079754601" calcext:value-type="float">
            <text:p>0.13404907975460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285714285714286" calcext:value-type="float">
            <text:p>0.285714285714286</text:p>
          </table:table-cell>
          <table:table-cell office:value-type="float" office:value="0.0678396510706408" calcext:value-type="float">
            <text:p>0.0678396510706408</text:p>
          </table:table-cell>
          <table:table-cell office:value-type="float" office:value="0.0653394905217259" calcext:value-type="float">
            <text:p>0.0653394905217259</text:p>
          </table:table-cell>
          <table:table-cell office:value-type="float" office:value="0.104774538198168" calcext:value-type="float">
            <text:p>0.104774538198168</text:p>
          </table:table-cell>
          <table:table-cell table:number-columns-repeated="3" office:value-type="float" office:value="0.0488400488400488" calcext:value-type="float">
            <text:p>0.0488400488400488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6310745218883" calcext:value-type="float">
            <text:p>0.0696310745218883</text:p>
          </table:table-cell>
          <table:table-cell office:value-type="float" office:value="0.0669230596948534" calcext:value-type="float">
            <text:p>0.0669230596948534</text:p>
          </table:table-cell>
          <table:table-cell office:value-type="float" office:value="0.109636594175262" calcext:value-type="float">
            <text:p>0.109636594175262</text:p>
          </table:table-cell>
          <table:table-cell table:number-columns-repeated="3" office:value-type="float" office:value="0.0407358738501971" calcext:value-type="float">
            <text:p>0.0407358738501971</text:p>
          </table:table-cell>
          <table:table-cell office:value-type="float" office:value="2379" calcext:value-type="float">
            <text:p>2379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103986958492897" calcext:value-type="float">
            <text:p>1.03986958492897E-05</text:p>
          </table:table-cell>
          <table:table-cell office:value-type="float" office:value="0.0000175825425685616" calcext:value-type="float">
            <text:p>1.75825425685616E-05</text:p>
          </table:table-cell>
          <table:table-cell table:number-columns-repeated="2" office:value-type="float" office:value="0.9995476603508" calcext:value-type="float">
            <text:p>0.9995476603508</text:p>
          </table:table-cell>
          <table:table-cell office:value-type="float" office:value="0.999395728111267" calcext:value-type="float">
            <text:p>0.999395728111267</text:p>
          </table:table-cell>
          <table:table-cell office:value-type="float" office:value="0.0404719462890063" calcext:value-type="float">
            <text:p>0.0404719462890063</text:p>
          </table:table-cell>
          <table:table-cell office:value-type="float" office:value="0.0322746275788357" calcext:value-type="float">
            <text:p>0.0322746275788357</text:p>
          </table:table-cell>
          <table:table-cell office:value-type="float" office:value="0.141473106355253" calcext:value-type="float">
            <text:p>0.141473106355253</text:p>
          </table:table-cell>
          <table:table-cell office:value-type="float" office:value="0.000180407398147509" calcext:value-type="float">
            <text:p>0.000180407398147509</text:p>
          </table:table-cell>
          <table:table-cell office:value-type="float" office:value="0.000152905427967198" calcext:value-type="float">
            <text:p>0.000152905427967198</text:p>
          </table:table-cell>
          <table:table-cell office:value-type="float" office:value="0.00652956357225776" calcext:value-type="float">
            <text:p>0.00652956357225776</text:p>
          </table:table-cell>
          <table:table-cell office:value-type="float" office:value="2309" calcext:value-type="float">
            <text:p>2309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214409188217428" calcext:value-type="float">
            <text:p>0.0214409188217428</text:p>
          </table:table-cell>
          <table:table-cell office:value-type="float" office:value="0.0245097663452374" calcext:value-type="float">
            <text:p>0.0245097663452374</text:p>
          </table:table-cell>
          <table:table-cell table:number-columns-repeated="2" office:value-type="float" office:value="0.764476988008376" calcext:value-type="float">
            <text:p>0.764476988008376</text:p>
          </table:table-cell>
          <table:table-cell office:value-type="float" office:value="0.750607815728807" calcext:value-type="float">
            <text:p>0.750607815728807</text:p>
          </table:table-cell>
          <table:table-cell office:value-type="float" office:value="0.0746940226835831" calcext:value-type="float">
            <text:p>0.0746940226835831</text:p>
          </table:table-cell>
          <table:table-cell office:value-type="float" office:value="0.0682915504557483" calcext:value-type="float">
            <text:p>0.0682915504557483</text:p>
          </table:table-cell>
          <table:table-cell office:value-type="float" office:value="0.153580442154004" calcext:value-type="float">
            <text:p>0.153580442154004</text:p>
          </table:table-cell>
          <table:table-cell office:value-type="float" office:value="0.0440698092094642" calcext:value-type="float">
            <text:p>0.0440698092094642</text:p>
          </table:table-cell>
          <table:table-cell office:value-type="float" office:value="0.0422884929205387" calcext:value-type="float">
            <text:p>0.0422884929205387</text:p>
          </table:table-cell>
          <table:table-cell office:value-type="float" office:value="0.105293512846638" calcext:value-type="float">
            <text:p>0.105293512846638</text:p>
          </table:table-cell>
          <table:table-cell office:value-type="float" office:value="2358" calcext:value-type="float">
            <text:p>235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214101501345385" calcext:value-type="float">
            <text:p>0.0214101501345385</text:p>
          </table:table-cell>
          <table:table-cell office:value-type="float" office:value="0.0244776232866175" calcext:value-type="float">
            <text:p>0.0244776232866175</text:p>
          </table:table-cell>
          <table:table-cell table:number-columns-repeated="2" office:value-type="float" office:value="0.765016011039058" calcext:value-type="float">
            <text:p>0.765016011039058</text:p>
          </table:table-cell>
          <table:table-cell office:value-type="float" office:value="0.751155641076875" calcext:value-type="float">
            <text:p>0.751155641076875</text:p>
          </table:table-cell>
          <table:table-cell office:value-type="float" office:value="0.0746927295031271" calcext:value-type="float">
            <text:p>0.0746927295031271</text:p>
          </table:table-cell>
          <table:table-cell office:value-type="float" office:value="0.0682844757682094" calcext:value-type="float">
            <text:p>0.0682844757682094</text:p>
          </table:table-cell>
          <table:table-cell office:value-type="float" office:value="0.153650384330247" calcext:value-type="float">
            <text:p>0.153650384330247</text:p>
          </table:table-cell>
          <table:table-cell office:value-type="float" office:value="0.0440359843956446" calcext:value-type="float">
            <text:p>0.0440359843956446</text:p>
          </table:table-cell>
          <table:table-cell office:value-type="float" office:value="0.0422544164108185" calcext:value-type="float">
            <text:p>0.0422544164108185</text:p>
          </table:table-cell>
          <table:table-cell office:value-type="float" office:value="0.105296690322563" calcext:value-type="float">
            <text:p>0.105296690322563</text:p>
          </table:table-cell>
          <table:table-cell office:value-type="float" office:value="2358" calcext:value-type="float">
            <text:p>235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5571395699106" calcext:value-type="float">
            <text:p>0.015571395699106</text:p>
          </table:table-cell>
          <table:table-cell office:value-type="float" office:value="0.0187652122517632" calcext:value-type="float">
            <text:p>0.0187652122517632</text:p>
          </table:table-cell>
          <table:table-cell table:number-columns-repeated="2" office:value-type="float" office:value="0.941750083018997" calcext:value-type="float">
            <text:p>0.941750083018997</text:p>
          </table:table-cell>
          <table:table-cell office:value-type="float" office:value="0.935733035911817" calcext:value-type="float">
            <text:p>0.935733035911817</text:p>
          </table:table-cell>
          <table:table-cell office:value-type="float" office:value="0.0943287829470132" calcext:value-type="float">
            <text:p>0.0943287829470132</text:p>
          </table:table-cell>
          <table:table-cell office:value-type="float" office:value="0.0841121930136477" calcext:value-type="float">
            <text:p>0.0841121930136477</text:p>
          </table:table-cell>
          <table:table-cell office:value-type="float" office:value="0.22020987549387" calcext:value-type="float">
            <text:p>0.22020987549387</text:p>
          </table:table-cell>
          <table:table-cell office:value-type="float" office:value="0.0424805741292346" calcext:value-type="float">
            <text:p>0.0424805741292346</text:p>
          </table:table-cell>
          <table:table-cell office:value-type="float" office:value="0.040114184614731" calcext:value-type="float">
            <text:p>0.040114184614731</text:p>
          </table:table-cell>
          <table:table-cell office:value-type="float" office:value="0.139916897796949" calcext:value-type="float">
            <text:p>0.139916897796949</text:p>
          </table:table-cell>
          <table:table-cell office:value-type="float" office:value="2309" calcext:value-type="float">
            <text:p>2309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0741992265586315" calcext:value-type="float">
            <text:p>0.0741992265586315</text:p>
          </table:table-cell>
          <table:table-cell office:value-type="float" office:value="0.0666692054587693" calcext:value-type="float">
            <text:p>0.0666692054587693</text:p>
          </table:table-cell>
          <table:table-cell office:value-type="float" office:value="0.166978450265742" calcext:value-type="float">
            <text:p>0.166978450265742</text:p>
          </table:table-cell>
          <table:table-cell table:number-columns-repeated="2" office:value-type="float" office:value="0.029535864978903" calcext:value-type="float">
            <text:p>0.029535864978903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2366" calcext:value-type="float">
            <text:p>236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0741992265586315" calcext:value-type="float">
            <text:p>0.0741992265586315</text:p>
          </table:table-cell>
          <table:table-cell office:value-type="float" office:value="0.0666692054587693" calcext:value-type="float">
            <text:p>0.0666692054587693</text:p>
          </table:table-cell>
          <table:table-cell office:value-type="float" office:value="0.166978450265742" calcext:value-type="float">
            <text:p>0.166978450265742</text:p>
          </table:table-cell>
          <table:table-cell table:number-columns-repeated="2" office:value-type="float" office:value="0.029535864978903" calcext:value-type="float">
            <text:p>0.029535864978903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2366" calcext:value-type="float">
            <text:p>236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750483662621621" calcext:value-type="float">
            <text:p>0.0750483662621621</text:p>
          </table:table-cell>
          <table:table-cell office:value-type="float" office:value="0.0732716388480437" calcext:value-type="float">
            <text:p>0.0732716388480437</text:p>
          </table:table-cell>
          <table:table-cell office:value-type="float" office:value="0.0969398574060667" calcext:value-type="float">
            <text:p>0.0969398574060667</text:p>
          </table:table-cell>
          <table:table-cell table:number-columns-repeated="3" office:value-type="float" office:value="0.0572354211663067" calcext:value-type="float">
            <text:p>0.0572354211663067</text:p>
          </table:table-cell>
          <table:table-cell office:value-type="float" office:value="2342" calcext:value-type="float">
            <text:p>2342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0844202615182" calcext:value-type="float">
            <text:p>0.0830844202615182</text:p>
          </table:table-cell>
          <table:table-cell office:value-type="float" office:value="0.0786621127933632" calcext:value-type="float">
            <text:p>0.0786621127933632</text:p>
          </table:table-cell>
          <table:table-cell office:value-type="float" office:value="0.137572747511635" calcext:value-type="float">
            <text:p>0.137572747511635</text:p>
          </table:table-cell>
          <table:table-cell table:number-columns-repeated="3" office:value-type="float" office:value="0.0540540540540541" calcext:value-type="float">
            <text:p>0.0540540540540541</text:p>
          </table:table-cell>
          <table:table-cell office:value-type="float" office:value="2291" calcext:value-type="float">
            <text:p>2291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742515455676604" calcext:value-type="float">
            <text:p>0.0742515455676604</text:p>
          </table:table-cell>
          <table:table-cell office:value-type="float" office:value="0.0673053989932591" calcext:value-type="float">
            <text:p>0.0673053989932591</text:p>
          </table:table-cell>
          <table:table-cell office:value-type="float" office:value="0.159836709059507" calcext:value-type="float">
            <text:p>0.159836709059507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64488525865422" calcext:value-type="float">
            <text:p>0.0764488525865422</text:p>
          </table:table-cell>
          <table:table-cell office:value-type="float" office:value="0.0691337258200168" calcext:value-type="float">
            <text:p>0.0691337258200168</text:p>
          </table:table-cell>
          <table:table-cell office:value-type="float" office:value="0.166580310880829" calcext:value-type="float">
            <text:p>0.1665803108808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750740769594524" calcext:value-type="float">
            <text:p>0.0750740769594524</text:p>
          </table:table-cell>
          <table:table-cell office:value-type="float" office:value="0.0732994362419601" calcext:value-type="float">
            <text:p>0.0732994362419601</text:p>
          </table:table-cell>
          <table:table-cell office:value-type="float" office:value="0.0969398574060667" calcext:value-type="float">
            <text:p>0.0969398574060667</text:p>
          </table:table-cell>
          <table:table-cell table:number-columns-repeated="3" office:value-type="float" office:value="0.0572354211663067" calcext:value-type="float">
            <text:p>0.0572354211663067</text:p>
          </table:table-cell>
          <table:table-cell office:value-type="float" office:value="2342" calcext:value-type="float">
            <text:p>2342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0427470917553" calcext:value-type="float">
            <text:p>0.0830427470917553</text:p>
          </table:table-cell>
          <table:table-cell office:value-type="float" office:value="0.0786179275077509" calcext:value-type="float">
            <text:p>0.0786179275077509</text:p>
          </table:table-cell>
          <table:table-cell office:value-type="float" office:value="0.137562026733011" calcext:value-type="float">
            <text:p>0.137562026733011</text:p>
          </table:table-cell>
          <table:table-cell table:number-columns-repeated="3" office:value-type="float" office:value="0.0540540540540541" calcext:value-type="float">
            <text:p>0.0540540540540541</text:p>
          </table:table-cell>
          <table:table-cell office:value-type="float" office:value="2291" calcext:value-type="float">
            <text:p>2291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/>
          <table:table-cell table:number-columns-repeated="2" office:value-type="float" office:value="0.00000934797662921483" calcext:value-type="float">
            <text:p>9.34797662921483E-06</text:p>
          </table:table-cell>
          <table:table-cell office:value-type="float" office:value="0.0000195485044969246" calcext:value-type="float">
            <text:p>1.95485044969246E-05</text:p>
          </table:table-cell>
          <table:table-cell office:value-type="float" office:value="0.999890208244324" calcext:value-type="float">
            <text:p>0.999890208244324</text:p>
          </table:table-cell>
          <table:table-cell office:value-type="float" office:value="0.998749852180481" calcext:value-type="float">
            <text:p>0.998749852180481</text:p>
          </table:table-cell>
          <table:table-cell office:value-type="float" office:value="0.999890208244324" calcext:value-type="float">
            <text:p>0.999890208244324</text:p>
          </table:table-cell>
          <table:table-cell office:value-type="float" office:value="0.0370501701785951" calcext:value-type="float">
            <text:p>0.0370501701785951</text:p>
          </table:table-cell>
          <table:table-cell office:value-type="float" office:value="0.0275798439095985" calcext:value-type="float">
            <text:p>0.0275798439095985</text:p>
          </table:table-cell>
          <table:table-cell office:value-type="float" office:value="0.157784169244306" calcext:value-type="float">
            <text:p>0.157784169244306</text:p>
          </table:table-cell>
          <table:table-cell office:value-type="float" office:value="0.000198665307834744" calcext:value-type="float">
            <text:p>0.000198665307834744</text:p>
          </table:table-cell>
          <table:table-cell office:value-type="float" office:value="0.000169442428159527" calcext:value-type="float">
            <text:p>0.000169442428159527</text:p>
          </table:table-cell>
          <table:table-cell office:value-type="float" office:value="0.00480464706197381" calcext:value-type="float">
            <text:p>0.00480464706197381</text:p>
          </table:table-cell>
          <table:table-cell office:value-type="float" office:value="2331" calcext:value-type="float">
            <text:p>23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0240052441009581" calcext:value-type="float">
            <text:p>0.0240052441009581</text:p>
          </table:table-cell>
          <table:table-cell office:value-type="float" office:value="0.0286369990299478" calcext:value-type="float">
            <text:p>0.0286369990299478</text:p>
          </table:table-cell>
          <table:table-cell office:value-type="float" office:value="0.798644130597464" calcext:value-type="float">
            <text:p>0.798644130597464</text:p>
          </table:table-cell>
          <table:table-cell office:value-type="float" office:value="0.685718710412145" calcext:value-type="float">
            <text:p>0.685718710412145</text:p>
          </table:table-cell>
          <table:table-cell office:value-type="float" office:value="0.798644130597464" calcext:value-type="float">
            <text:p>0.798644130597464</text:p>
          </table:table-cell>
          <table:table-cell office:value-type="float" office:value="0.0767522850579532" calcext:value-type="float">
            <text:p>0.0767522850579532</text:p>
          </table:table-cell>
          <table:table-cell office:value-type="float" office:value="0.0702642070889911" calcext:value-type="float">
            <text:p>0.0702642070889911</text:p>
          </table:table-cell>
          <table:table-cell office:value-type="float" office:value="0.159466605261192" calcext:value-type="float">
            <text:p>0.159466605261192</text:p>
          </table:table-cell>
          <table:table-cell office:value-type="float" office:value="0.0495242477892553" calcext:value-type="float">
            <text:p>0.0495242477892553</text:p>
          </table:table-cell>
          <table:table-cell office:value-type="float" office:value="0.0477166134283556" calcext:value-type="float">
            <text:p>0.0477166134283556</text:p>
          </table:table-cell>
          <table:table-cell office:value-type="float" office:value="0.10238655727337" calcext:value-type="float">
            <text:p>0.10238655727337</text:p>
          </table:table-cell>
          <table:table-cell office:value-type="float" office:value="2367" calcext:value-type="float">
            <text:p>2367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39717607833425" calcext:value-type="float">
            <text:p>0.0239717607833425</text:p>
          </table:table-cell>
          <table:table-cell office:value-type="float" office:value="0.0286022538528965" calcext:value-type="float">
            <text:p>0.0286022538528965</text:p>
          </table:table-cell>
          <table:table-cell office:value-type="float" office:value="0.799226990806376" calcext:value-type="float">
            <text:p>0.799226990806376</text:p>
          </table:table-cell>
          <table:table-cell office:value-type="float" office:value="0.686372116735571" calcext:value-type="float">
            <text:p>0.686372116735571</text:p>
          </table:table-cell>
          <table:table-cell office:value-type="float" office:value="0.799226990806376" calcext:value-type="float">
            <text:p>0.799226990806376</text:p>
          </table:table-cell>
          <table:table-cell office:value-type="float" office:value="0.076754844493913" calcext:value-type="float">
            <text:p>0.076754844493913</text:p>
          </table:table-cell>
          <table:table-cell office:value-type="float" office:value="0.070259594925127" calcext:value-type="float">
            <text:p>0.070259594925127</text:p>
          </table:table-cell>
          <table:table-cell office:value-type="float" office:value="0.159560593007206" calcext:value-type="float">
            <text:p>0.159560593007206</text:p>
          </table:table-cell>
          <table:table-cell office:value-type="float" office:value="0.0494921056188398" calcext:value-type="float">
            <text:p>0.0494921056188398</text:p>
          </table:table-cell>
          <table:table-cell office:value-type="float" office:value="0.0476838193571944" calcext:value-type="float">
            <text:p>0.0476838193571944</text:p>
          </table:table-cell>
          <table:table-cell office:value-type="float" office:value="0.102395444219913" calcext:value-type="float">
            <text:p>0.102395444219913</text:p>
          </table:table-cell>
          <table:table-cell office:value-type="float" office:value="2367" calcext:value-type="float">
            <text:p>2367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67912836874076" calcext:value-type="float">
            <text:p>0.0167912836874076</text:p>
          </table:table-cell>
          <table:table-cell office:value-type="float" office:value="0.0216539327929598" calcext:value-type="float">
            <text:p>0.0216539327929598</text:p>
          </table:table-cell>
          <table:table-cell office:value-type="float" office:value="0.96098994610495" calcext:value-type="float">
            <text:p>0.96098994610495</text:p>
          </table:table-cell>
          <table:table-cell office:value-type="float" office:value="0.912843155412932" calcext:value-type="float">
            <text:p>0.912843155412932</text:p>
          </table:table-cell>
          <table:table-cell office:value-type="float" office:value="0.96098994610495" calcext:value-type="float">
            <text:p>0.96098994610495</text:p>
          </table:table-cell>
          <table:table-cell office:value-type="float" office:value="0.0954943697362467" calcext:value-type="float">
            <text:p>0.0954943697362467</text:p>
          </table:table-cell>
          <table:table-cell office:value-type="float" office:value="0.0851285115110728" calcext:value-type="float">
            <text:p>0.0851285115110728</text:p>
          </table:table-cell>
          <table:table-cell office:value-type="float" office:value="0.227645204007983" calcext:value-type="float">
            <text:p>0.227645204007983</text:p>
          </table:table-cell>
          <table:table-cell office:value-type="float" office:value="0.0476210475070371" calcext:value-type="float">
            <text:p>0.0476210475070371</text:p>
          </table:table-cell>
          <table:table-cell office:value-type="float" office:value="0.0451476754674369" calcext:value-type="float">
            <text:p>0.0451476754674369</text:p>
          </table:table-cell>
          <table:table-cell office:value-type="float" office:value="0.133029843983744" calcext:value-type="float">
            <text:p>0.133029843983744</text:p>
          </table:table-cell>
          <table:table-cell office:value-type="float" office:value="2331" calcext:value-type="float">
            <text:p>23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90208244324" calcext:value-type="float">
            <text:p>0.99989020824432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9890208244324" calcext:value-type="float">
            <text:p>0.999890208244324</text:p>
          </table:table-cell>
          <table:table-cell office:value-type="float" office:value="0.0751227212692432" calcext:value-type="float">
            <text:p>0.0751227212692432</text:p>
          </table:table-cell>
          <table:table-cell office:value-type="float" office:value="0.0680114687626301" calcext:value-type="float">
            <text:p>0.0680114687626301</text:p>
          </table:table-cell>
          <table:table-cell office:value-type="float" office:value="0.165781683706493" calcext:value-type="float">
            <text:p>0.165781683706493</text:p>
          </table:table-cell>
          <table:table-cell table:number-columns-repeated="2" office:value-type="float" office:value="0.0428571428571429" calcext:value-type="float">
            <text:p>0.0428571428571429</text:p>
          </table:table-cell>
          <table:table-cell office:value-type="float" office:value="0.0837209302325581" calcext:value-type="float">
            <text:p>0.0837209302325581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748636345282132" calcext:value-type="float">
            <text:p>0.0748636345282132</text:p>
          </table:table-cell>
          <table:table-cell office:value-type="float" office:value="0.0680114567010594" calcext:value-type="float">
            <text:p>0.0680114567010594</text:p>
          </table:table-cell>
          <table:table-cell office:value-type="float" office:value="0.16221974115888" calcext:value-type="float">
            <text:p>0.16221974115888</text:p>
          </table:table-cell>
          <table:table-cell table:number-columns-repeated="2" office:value-type="float" office:value="0.0428571428571429" calcext:value-type="float">
            <text:p>0.0428571428571429</text:p>
          </table:table-cell>
          <table:table-cell office:value-type="float" office:value="0.0837209302325581" calcext:value-type="float">
            <text:p>0.0837209302325581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3469771857752" calcext:value-type="float">
            <text:p>0.0783469771857752</text:p>
          </table:table-cell>
          <table:table-cell office:value-type="float" office:value="0.0745035466038803" calcext:value-type="float">
            <text:p>0.0745035466038803</text:p>
          </table:table-cell>
          <table:table-cell office:value-type="float" office:value="0.127345578828756" calcext:value-type="float">
            <text:p>0.127345578828756</text:p>
          </table:table-cell>
          <table:table-cell table:number-columns-repeated="3" office:value-type="float" office:value="0.0635593220338983" calcext:value-type="float">
            <text:p>0.0635593220338983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0884594344373" calcext:value-type="float">
            <text:p>0.0830884594344373</text:p>
          </table:table-cell>
          <table:table-cell office:value-type="float" office:value="0.0766442155027637" calcext:value-type="float">
            <text:p>0.0766442155027637</text:p>
          </table:table-cell>
          <table:table-cell office:value-type="float" office:value="0.165243954263901" calcext:value-type="float">
            <text:p>0.165243954263901</text:p>
          </table:table-cell>
          <table:table-cell table:number-columns-repeated="3" office:value-type="float" office:value="0.052863436123348" calcext:value-type="float">
            <text:p>0.052863436123348</text:p>
          </table:table-cell>
          <table:table-cell office:value-type="float" office:value="2338" calcext:value-type="float">
            <text:p>2338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076795929127039" calcext:value-type="float">
            <text:p>0.076795929127039</text:p>
          </table:table-cell>
          <table:table-cell office:value-type="float" office:value="0.0707949726656528" calcext:value-type="float">
            <text:p>0.0707949726656528</text:p>
          </table:table-cell>
          <table:table-cell office:value-type="float" office:value="0.153300101340647" calcext:value-type="float">
            <text:p>0.153300101340647</text:p>
          </table:table-cell>
          <table:table-cell table:number-columns-repeated="2" office:value-type="float" office:value="0.0447761194029851" calcext:value-type="float">
            <text:p>0.0447761194029851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775962660443407" calcext:value-type="float">
            <text:p>0.0775962660443407</text:p>
          </table:table-cell>
          <table:table-cell office:value-type="float" office:value="0.0717911073825503" calcext:value-type="float">
            <text:p>0.0717911073825503</text:p>
          </table:table-cell>
          <table:table-cell office:value-type="float" office:value="0.151604278074866" calcext:value-type="float">
            <text:p>0.15160427807486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3436285206354" calcext:value-type="float">
            <text:p>0.0783436285206354</text:p>
          </table:table-cell>
          <table:table-cell office:value-type="float" office:value="0.0745019764531908" calcext:value-type="float">
            <text:p>0.0745019764531908</text:p>
          </table:table-cell>
          <table:table-cell office:value-type="float" office:value="0.127319556482069" calcext:value-type="float">
            <text:p>0.127319556482069</text:p>
          </table:table-cell>
          <table:table-cell table:number-columns-repeated="3" office:value-type="float" office:value="0.0635593220338983" calcext:value-type="float">
            <text:p>0.0635593220338983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0746819689397" calcext:value-type="float">
            <text:p>0.0830746819689397</text:p>
          </table:table-cell>
          <table:table-cell office:value-type="float" office:value="0.0766352716100484" calcext:value-type="float">
            <text:p>0.0766352716100484</text:p>
          </table:table-cell>
          <table:table-cell office:value-type="float" office:value="0.165168555207425" calcext:value-type="float">
            <text:p>0.165168555207425</text:p>
          </table:table-cell>
          <table:table-cell table:number-columns-repeated="3" office:value-type="float" office:value="0.052863436123348" calcext:value-type="float">
            <text:p>0.052863436123348</text:p>
          </table:table-cell>
          <table:table-cell office:value-type="float" office:value="2338" calcext:value-type="float">
            <text:p>2338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minimum_healthy</text:p>
          </table:table-cell>
          <table:table-cell table:style-name="ce2" office:value-type="string" calcext:value-type="string">
            <text:p>minimum_defect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maximum_healthy</text:p>
          </table:table-cell>
          <table:table-cell table:style-name="ce2" office:value-type="string" calcext:value-type="string">
            <text:p>maximum_defect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avg_healthy</text:p>
          </table:table-cell>
          <table:table-cell table:style-name="ce2" office:value-type="string" calcext:value-type="string">
            <text:p>avg_defect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median_healthy</text:p>
          </table:table-cell>
          <table:table-cell table:style-name="ce2" office:value-type="string" calcext:value-type="string">
            <text:p>median_defect</text:p>
          </table:table-cell>
          <table:table-cell table:style-name="ce2" office:value-type="string" calcext:value-type="string">
            <text:p>counter_True_Negative</text:p>
          </table:table-cell>
          <table:table-cell table:style-name="ce2" office:value-type="string" calcext:value-type="string">
            <text:p>counter_True_Positive</text:p>
          </table:table-cell>
          <table:table-cell table:style-name="ce2" office:value-type="string" calcext:value-type="string">
            <text:p>counter_False_Negative</text:p>
          </table:table-cell>
          <table:table-cell table:style-name="ce2" office:value-type="string" calcext:value-type="string">
            <text:p>counter_False_Positive</text:p>
          </table:table-cell>
          <table:table-cell table:style-name="ce2" office:value-type="string" calcext:value-type="string">
            <text:p>minimum_p_calibrated_inv_ps</text:p>
          </table:table-cell>
          <table:table-cell table:style-name="ce2" office:value-type="string" calcext:value-type="string">
            <text:p>minimum_healthy_p_calibrated_inv_ps</text:p>
          </table:table-cell>
          <table:table-cell table:style-name="ce2" office:value-type="string" calcext:value-type="string">
            <text:p>minimum_defect_p_calibrated_inv_ps</text:p>
          </table:table-cell>
          <table:table-cell table:style-name="ce2" office:value-type="string" calcext:value-type="string">
            <text:p>maximum_p_calibrated_inv_ps</text:p>
          </table:table-cell>
          <table:table-cell table:style-name="ce2" office:value-type="string" calcext:value-type="string">
            <text:p>maximum_healthy_p_calibrated_inv_ps</text:p>
          </table:table-cell>
          <table:table-cell table:style-name="ce2" office:value-type="string" calcext:value-type="string">
            <text:p>maximum_defect_p_calibrated_inv_ps</text:p>
          </table:table-cell>
          <table:table-cell table:style-name="ce2" office:value-type="string" calcext:value-type="string">
            <text:p>avg_p_calibrated_inv_ps</text:p>
          </table:table-cell>
          <table:table-cell table:style-name="ce2" office:value-type="string" calcext:value-type="string">
            <text:p>avg_healthy_p_calibrated_inv_ps</text:p>
          </table:table-cell>
          <table:table-cell table:style-name="ce2" office:value-type="string" calcext:value-type="string">
            <text:p>avg_defect_p_calibrated_inv_ps</text:p>
          </table:table-cell>
          <table:table-cell table:style-name="ce2" office:value-type="string" calcext:value-type="string">
            <text:p>median_p_calibrated_inv_ps</text:p>
          </table:table-cell>
          <table:table-cell table:style-name="ce2" office:value-type="string" calcext:value-type="string">
            <text:p>median_healthy_p_calibrated_inv_ps</text:p>
          </table:table-cell>
          <table:table-cell table:style-name="ce2" office:value-type="string" calcext:value-type="string">
            <text:p>median_defect_p_calibrated_inv_ps</text:p>
          </table:table-cell>
          <table:table-cell table:style-name="ce2" office:value-type="string" calcext:value-type="string">
            <text:p>counter_True_Negative_p_calibrated_inv_ps</text:p>
          </table:table-cell>
          <table:table-cell table:style-name="ce2" office:value-type="string" calcext:value-type="string">
            <text:p>counter_True_Positive_p_calibrated_inv_ps</text:p>
          </table:table-cell>
          <table:table-cell table:style-name="ce2" office:value-type="string" calcext:value-type="string">
            <text:p>counter_False_Negative_p_calibrated_inv_ps</text:p>
          </table:table-cell>
          <table:table-cell table:style-name="ce2" office:value-type="string" calcext:value-type="string">
            <text:p>counter_False_Positive_p_calibrated_inv_ps</text:p>
          </table:table-cell>
          <table:table-cell table:style-name="ce2" office:value-type="string" calcext:value-type="string">
            <text:p>minimum_p_calibrated_nps</text:p>
          </table:table-cell>
          <table:table-cell table:style-name="ce2" office:value-type="string" calcext:value-type="string">
            <text:p>minimum_healthy_p_calibrated_nps</text:p>
          </table:table-cell>
          <table:table-cell table:style-name="ce2" office:value-type="string" calcext:value-type="string">
            <text:p>minimum_defect_p_calibrated_nps</text:p>
          </table:table-cell>
          <table:table-cell table:style-name="ce2" office:value-type="string" calcext:value-type="string">
            <text:p>maximum_p_calibrated_nps</text:p>
          </table:table-cell>
          <table:table-cell table:style-name="ce2" office:value-type="string" calcext:value-type="string">
            <text:p>maximum_healthy_p_calibrated_nps</text:p>
          </table:table-cell>
          <table:table-cell table:style-name="ce2" office:value-type="string" calcext:value-type="string">
            <text:p>maximum_defect_p_calibrated_nps</text:p>
          </table:table-cell>
          <table:table-cell table:style-name="ce2" office:value-type="string" calcext:value-type="string">
            <text:p>avg_p_calibrated_nps</text:p>
          </table:table-cell>
          <table:table-cell table:style-name="ce2" office:value-type="string" calcext:value-type="string">
            <text:p>avg_healthy_p_calibrated_nps</text:p>
          </table:table-cell>
          <table:table-cell table:style-name="ce2" office:value-type="string" calcext:value-type="string">
            <text:p>avg_defect_p_calibrated_nps</text:p>
          </table:table-cell>
          <table:table-cell table:style-name="ce2" office:value-type="string" calcext:value-type="string">
            <text:p>median_p_calibrated_nps</text:p>
          </table:table-cell>
          <table:table-cell table:style-name="ce2" office:value-type="string" calcext:value-type="string">
            <text:p>median_healthy_p_calibrated_nps</text:p>
          </table:table-cell>
          <table:table-cell table:style-name="ce2" office:value-type="string" calcext:value-type="string">
            <text:p>median_defect_p_calibrated_nps</text:p>
          </table:table-cell>
          <table:table-cell table:style-name="ce2" office:value-type="string" calcext:value-type="string">
            <text:p>counter_True_Negative_p_calibrated_nps</text:p>
          </table:table-cell>
          <table:table-cell table:style-name="ce2" office:value-type="string" calcext:value-type="string">
            <text:p>counter_True_Positive_p_calibrated_nps</text:p>
          </table:table-cell>
          <table:table-cell table:style-name="ce2" office:value-type="string" calcext:value-type="string">
            <text:p>counter_False_Negative_p_calibrated_nps</text:p>
          </table:table-cell>
          <table:table-cell table:style-name="ce2" office:value-type="string" calcext:value-type="string">
            <text:p>counter_False_Positive_p_calibrated_nps</text:p>
          </table:table-cell>
          <table:table-cell table:style-name="ce2" office:value-type="string" calcext:value-type="string">
            <text:p>minimum_p_calibrated_nts</text:p>
          </table:table-cell>
          <table:table-cell table:style-name="ce2" office:value-type="string" calcext:value-type="string">
            <text:p>minimum_healthy_p_calibrated_nts</text:p>
          </table:table-cell>
          <table:table-cell table:style-name="ce2" office:value-type="string" calcext:value-type="string">
            <text:p>minimum_defect_p_calibrated_nts</text:p>
          </table:table-cell>
          <table:table-cell table:style-name="ce2" office:value-type="string" calcext:value-type="string">
            <text:p>maximum_p_calibrated_nts</text:p>
          </table:table-cell>
          <table:table-cell table:style-name="ce2" office:value-type="string" calcext:value-type="string">
            <text:p>maximum_healthy_p_calibrated_nts</text:p>
          </table:table-cell>
          <table:table-cell table:style-name="ce2" office:value-type="string" calcext:value-type="string">
            <text:p>maximum_defect_p_calibrated_nts</text:p>
          </table:table-cell>
          <table:table-cell table:style-name="ce2" office:value-type="string" calcext:value-type="string">
            <text:p>avg_p_calibrated_nts</text:p>
          </table:table-cell>
          <table:table-cell table:style-name="ce2" office:value-type="string" calcext:value-type="string">
            <text:p>avg_healthy_p_calibrated_nts</text:p>
          </table:table-cell>
          <table:table-cell table:style-name="ce2" office:value-type="string" calcext:value-type="string">
            <text:p>avg_defect_p_calibrated_nts</text:p>
          </table:table-cell>
          <table:table-cell table:style-name="ce2" office:value-type="string" calcext:value-type="string">
            <text:p>median_p_calibrated_nts</text:p>
          </table:table-cell>
          <table:table-cell table:style-name="ce2" office:value-type="string" calcext:value-type="string">
            <text:p>median_healthy_p_calibrated_nts</text:p>
          </table:table-cell>
          <table:table-cell table:style-name="ce2" office:value-type="string" calcext:value-type="string">
            <text:p>median_defect_p_calibrated_nts</text:p>
          </table:table-cell>
          <table:table-cell table:style-name="ce2" office:value-type="string" calcext:value-type="string">
            <text:p>counter_True_Negative_p_calibrated_nts</text:p>
          </table:table-cell>
          <table:table-cell table:style-name="ce2" office:value-type="string" calcext:value-type="string">
            <text:p>counter_True_Positive_p_calibrated_nts</text:p>
          </table:table-cell>
          <table:table-cell table:style-name="ce2" office:value-type="string" calcext:value-type="string">
            <text:p>counter_False_Negative_p_calibrated_nts</text:p>
          </table:table-cell>
          <table:table-cell table:style-name="ce2" office:value-type="string" calcext:value-type="string">
            <text:p>counter_False_Positive_p_calibrated_nts</text:p>
          </table:table-cell>
          <table:table-cell table:style-name="ce2" office:value-type="string" calcext:value-type="string">
            <text:p>minimum_p_calibrated_ir</text:p>
          </table:table-cell>
          <table:table-cell table:style-name="ce2" office:value-type="string" calcext:value-type="string">
            <text:p>minimum_healthy_p_calibrated_ir</text:p>
          </table:table-cell>
          <table:table-cell table:style-name="ce2" office:value-type="string" calcext:value-type="string">
            <text:p>minimum_defect_p_calibrated_ir</text:p>
          </table:table-cell>
          <table:table-cell table:style-name="ce2" office:value-type="string" calcext:value-type="string">
            <text:p>maximum_p_calibrated_ir</text:p>
          </table:table-cell>
          <table:table-cell table:style-name="ce2" office:value-type="string" calcext:value-type="string">
            <text:p>maximum_healthy_p_calibrated_ir</text:p>
          </table:table-cell>
          <table:table-cell table:style-name="ce2" office:value-type="string" calcext:value-type="string">
            <text:p>maximum_defect_p_calibrated_ir</text:p>
          </table:table-cell>
          <table:table-cell table:style-name="ce2" office:value-type="string" calcext:value-type="string">
            <text:p>avg_p_calibrated_ir</text:p>
          </table:table-cell>
          <table:table-cell table:style-name="ce2" office:value-type="string" calcext:value-type="string">
            <text:p>avg_healthy_p_calibrated_ir</text:p>
          </table:table-cell>
          <table:table-cell table:style-name="ce2" office:value-type="string" calcext:value-type="string">
            <text:p>avg_defect_p_calibrated_ir</text:p>
          </table:table-cell>
          <table:table-cell table:style-name="ce2" office:value-type="string" calcext:value-type="string">
            <text:p>median_p_calibrated_ir</text:p>
          </table:table-cell>
          <table:table-cell table:style-name="ce2" office:value-type="string" calcext:value-type="string">
            <text:p>median_healthy_p_calibrated_ir</text:p>
          </table:table-cell>
          <table:table-cell table:style-name="ce2" office:value-type="string" calcext:value-type="string">
            <text:p>median_defect_p_calibrated_ir</text:p>
          </table:table-cell>
          <table:table-cell table:style-name="ce2" office:value-type="string" calcext:value-type="string">
            <text:p>counter_True_Negative_p_calibrated_ir</text:p>
          </table:table-cell>
          <table:table-cell table:style-name="ce2" office:value-type="string" calcext:value-type="string">
            <text:p>counter_True_Positive_p_calibrated_ir</text:p>
          </table:table-cell>
          <table:table-cell table:style-name="ce2" office:value-type="string" calcext:value-type="string">
            <text:p>counter_False_Negative_p_calibrated_ir</text:p>
          </table:table-cell>
          <table:table-cell table:style-name="ce2" office:value-type="string" calcext:value-type="string">
            <text:p>counter_False_Positive_p_calibrated_ir</text:p>
          </table:table-cell>
          <table:table-cell table:style-name="ce2" office:value-type="string" calcext:value-type="string">
            <text:p>minimum_p_calibrated_nir</text:p>
          </table:table-cell>
          <table:table-cell table:style-name="ce2" office:value-type="string" calcext:value-type="string">
            <text:p>minimum_healthy_p_calibrated_nir</text:p>
          </table:table-cell>
          <table:table-cell table:style-name="ce2" office:value-type="string" calcext:value-type="string">
            <text:p>minimum_defect_p_calibrated_nir</text:p>
          </table:table-cell>
          <table:table-cell table:style-name="ce2" office:value-type="string" calcext:value-type="string">
            <text:p>maximum_p_calibrated_nir</text:p>
          </table:table-cell>
          <table:table-cell table:style-name="ce2" office:value-type="string" calcext:value-type="string">
            <text:p>maximum_healthy_p_calibrated_nir</text:p>
          </table:table-cell>
          <table:table-cell table:style-name="ce2" office:value-type="string" calcext:value-type="string">
            <text:p>maximum_defect_p_calibrated_nir</text:p>
          </table:table-cell>
          <table:table-cell table:style-name="ce2" office:value-type="string" calcext:value-type="string">
            <text:p>avg_p_calibrated_nir</text:p>
          </table:table-cell>
          <table:table-cell table:style-name="ce2" office:value-type="string" calcext:value-type="string">
            <text:p>avg_healthy_p_calibrated_nir</text:p>
          </table:table-cell>
          <table:table-cell table:style-name="ce2" office:value-type="string" calcext:value-type="string">
            <text:p>avg_defect_p_calibrated_nir</text:p>
          </table:table-cell>
          <table:table-cell table:style-name="ce2" office:value-type="string" calcext:value-type="string">
            <text:p>median_p_calibrated_nir</text:p>
          </table:table-cell>
          <table:table-cell table:style-name="ce2" office:value-type="string" calcext:value-type="string">
            <text:p>median_healthy_p_calibrated_nir</text:p>
          </table:table-cell>
          <table:table-cell table:style-name="ce2" office:value-type="string" calcext:value-type="string">
            <text:p>median_defect_p_calibrated_nir</text:p>
          </table:table-cell>
          <table:table-cell table:style-name="ce2" office:value-type="string" calcext:value-type="string">
            <text:p>counter_True_Negative_p_calibrated_nir</text:p>
          </table:table-cell>
          <table:table-cell table:style-name="ce2" office:value-type="string" calcext:value-type="string">
            <text:p>counter_True_Positive_p_calibrated_nir</text:p>
          </table:table-cell>
          <table:table-cell table:style-name="ce2" office:value-type="string" calcext:value-type="string">
            <text:p>counter_False_Negative_p_calibrated_nir</text:p>
          </table:table-cell>
          <table:table-cell table:style-name="ce2" office:value-type="string" calcext:value-type="string">
            <text:p>counter_False_Positive_p_calibrated_nir</text:p>
          </table:table-cell>
          <table:table-cell table:style-name="ce2" office:value-type="string" calcext:value-type="string">
            <text:p>minimum_p_calibrated_hb_15_static</text:p>
          </table:table-cell>
          <table:table-cell table:style-name="ce2" office:value-type="string" calcext:value-type="string">
            <text:p>minimum_healthy_p_calibrated_hb_15_static</text:p>
          </table:table-cell>
          <table:table-cell table:style-name="ce2" office:value-type="string" calcext:value-type="string">
            <text:p>minimum_defect_p_calibrated_hb_15_static</text:p>
          </table:table-cell>
          <table:table-cell table:style-name="ce2" office:value-type="string" calcext:value-type="string">
            <text:p>maximum_p_calibrated_hb_15_static</text:p>
          </table:table-cell>
          <table:table-cell table:style-name="ce2" office:value-type="string" calcext:value-type="string">
            <text:p>maximum_healthy_p_calibrated_hb_15_static</text:p>
          </table:table-cell>
          <table:table-cell table:style-name="ce2" office:value-type="string" calcext:value-type="string">
            <text:p>maximum_defect_p_calibrated_hb_15_static</text:p>
          </table:table-cell>
          <table:table-cell table:style-name="ce2" office:value-type="string" calcext:value-type="string">
            <text:p>avg_p_calibrated_hb_15_static</text:p>
          </table:table-cell>
          <table:table-cell table:style-name="ce2" office:value-type="string" calcext:value-type="string">
            <text:p>avg_healthy_p_calibrated_hb_15_static</text:p>
          </table:table-cell>
          <table:table-cell table:style-name="ce2" office:value-type="string" calcext:value-type="string">
            <text:p>avg_defect_p_calibrated_hb_15_static</text:p>
          </table:table-cell>
          <table:table-cell table:style-name="ce2" office:value-type="string" calcext:value-type="string">
            <text:p>median_p_calibrated_hb_15_static</text:p>
          </table:table-cell>
          <table:table-cell table:style-name="ce2" office:value-type="string" calcext:value-type="string">
            <text:p>median_healthy_p_calibrated_hb_15_static</text:p>
          </table:table-cell>
          <table:table-cell table:style-name="ce2" office:value-type="string" calcext:value-type="string">
            <text:p>median_defect_p_calibrated_hb_15_static</text:p>
          </table:table-cell>
          <table:table-cell table:style-name="ce2" office:value-type="string" calcext:value-type="string">
            <text:p>counter_True_Negative_p_calibrated_hb_15_static</text:p>
          </table:table-cell>
          <table:table-cell table:style-name="ce2" office:value-type="string" calcext:value-type="string">
            <text:p>counter_True_Positive_p_calibrated_hb_15_static</text:p>
          </table:table-cell>
          <table:table-cell table:style-name="ce2" office:value-type="string" calcext:value-type="string">
            <text:p>counter_False_Negative_p_calibrated_hb_15_static</text:p>
          </table:table-cell>
          <table:table-cell table:style-name="ce2" office:value-type="string" calcext:value-type="string">
            <text:p>counter_False_Positive_p_calibrated_hb_15_static</text:p>
          </table:table-cell>
          <table:table-cell table:style-name="ce2" office:value-type="string" calcext:value-type="string">
            <text:p>minimum_p_calibrated_hb_50_static</text:p>
          </table:table-cell>
          <table:table-cell table:style-name="ce2" office:value-type="string" calcext:value-type="string">
            <text:p>minimum_healthy_p_calibrated_hb_50_static</text:p>
          </table:table-cell>
          <table:table-cell table:style-name="ce2" office:value-type="string" calcext:value-type="string">
            <text:p>minimum_defect_p_calibrated_hb_50_static</text:p>
          </table:table-cell>
          <table:table-cell table:style-name="ce2" office:value-type="string" calcext:value-type="string">
            <text:p>maximum_p_calibrated_hb_50_static</text:p>
          </table:table-cell>
          <table:table-cell table:style-name="ce2" office:value-type="string" calcext:value-type="string">
            <text:p>maximum_healthy_p_calibrated_hb_50_static</text:p>
          </table:table-cell>
          <table:table-cell table:style-name="ce2" office:value-type="string" calcext:value-type="string">
            <text:p>maximum_defect_p_calibrated_hb_50_static</text:p>
          </table:table-cell>
          <table:table-cell table:style-name="ce2" office:value-type="string" calcext:value-type="string">
            <text:p>avg_p_calibrated_hb_50_static</text:p>
          </table:table-cell>
          <table:table-cell table:style-name="ce2" office:value-type="string" calcext:value-type="string">
            <text:p>avg_healthy_p_calibrated_hb_50_static</text:p>
          </table:table-cell>
          <table:table-cell table:style-name="ce2" office:value-type="string" calcext:value-type="string">
            <text:p>avg_defect_p_calibrated_hb_50_static</text:p>
          </table:table-cell>
          <table:table-cell table:style-name="ce2" office:value-type="string" calcext:value-type="string">
            <text:p>median_p_calibrated_hb_50_static</text:p>
          </table:table-cell>
          <table:table-cell table:style-name="ce2" office:value-type="string" calcext:value-type="string">
            <text:p>median_healthy_p_calibrated_hb_50_static</text:p>
          </table:table-cell>
          <table:table-cell table:style-name="ce2" office:value-type="string" calcext:value-type="string">
            <text:p>median_defect_p_calibrated_hb_50_static</text:p>
          </table:table-cell>
          <table:table-cell table:style-name="ce2" office:value-type="string" calcext:value-type="string">
            <text:p>counter_True_Negative_p_calibrated_hb_50_static</text:p>
          </table:table-cell>
          <table:table-cell table:style-name="ce2" office:value-type="string" calcext:value-type="string">
            <text:p>counter_True_Positive_p_calibrated_hb_50_static</text:p>
          </table:table-cell>
          <table:table-cell table:style-name="ce2" office:value-type="string" calcext:value-type="string">
            <text:p>counter_False_Negative_p_calibrated_hb_50_static</text:p>
          </table:table-cell>
          <table:table-cell table:style-name="ce2" office:value-type="string" calcext:value-type="string">
            <text:p>counter_False_Positive_p_calibrated_hb_50_static</text:p>
          </table:table-cell>
          <table:table-cell table:style-name="ce2" office:value-type="string" calcext:value-type="string">
            <text:p>minimum_p_calibrated_hb_15_interactive</text:p>
          </table:table-cell>
          <table:table-cell table:style-name="ce2" office:value-type="string" calcext:value-type="string">
            <text:p>minimum_healthy_p_calibrated_hb_15_interactive</text:p>
          </table:table-cell>
          <table:table-cell table:style-name="ce2" office:value-type="string" calcext:value-type="string">
            <text:p>minimum_defect_p_calibrated_hb_15_interactive</text:p>
          </table:table-cell>
          <table:table-cell table:style-name="ce2" office:value-type="string" calcext:value-type="string">
            <text:p>maximum_p_calibrated_hb_15_interactive</text:p>
          </table:table-cell>
          <table:table-cell table:style-name="ce2" office:value-type="string" calcext:value-type="string">
            <text:p>maximum_healthy_p_calibrated_hb_15_interactive</text:p>
          </table:table-cell>
          <table:table-cell table:style-name="ce2" office:value-type="string" calcext:value-type="string">
            <text:p>maximum_defect_p_calibrated_hb_15_interactive</text:p>
          </table:table-cell>
          <table:table-cell table:style-name="ce2" office:value-type="string" calcext:value-type="string">
            <text:p>avg_p_calibrated_hb_15_interactive</text:p>
          </table:table-cell>
          <table:table-cell table:style-name="ce2" office:value-type="string" calcext:value-type="string">
            <text:p>avg_healthy_p_calibrated_hb_15_interactive</text:p>
          </table:table-cell>
          <table:table-cell table:style-name="ce2" office:value-type="string" calcext:value-type="string">
            <text:p>avg_defect_p_calibrated_hb_15_interactive</text:p>
          </table:table-cell>
          <table:table-cell table:style-name="ce2" office:value-type="string" calcext:value-type="string">
            <text:p>median_p_calibrated_hb_15_interactive</text:p>
          </table:table-cell>
          <table:table-cell table:style-name="ce2" office:value-type="string" calcext:value-type="string">
            <text:p>median_healthy_p_calibrated_hb_15_interactive</text:p>
          </table:table-cell>
          <table:table-cell table:style-name="ce2" office:value-type="string" calcext:value-type="string">
            <text:p>median_defect_p_calibrated_hb_15_interactive</text:p>
          </table:table-cell>
          <table:table-cell table:style-name="ce2" office:value-type="string" calcext:value-type="string">
            <text:p>counter_True_Negative_p_calibrated_hb_15_interactive</text:p>
          </table:table-cell>
          <table:table-cell table:style-name="ce2" office:value-type="string" calcext:value-type="string">
            <text:p>counter_True_Positive_p_calibrated_hb_15_interactive</text:p>
          </table:table-cell>
          <table:table-cell table:style-name="ce2" office:value-type="string" calcext:value-type="string">
            <text:p>counter_False_Negative_p_calibrated_hb_15_interactive</text:p>
          </table:table-cell>
          <table:table-cell table:style-name="ce2" office:value-type="string" calcext:value-type="string">
            <text:p>counter_False_Positive_p_calibrated_hb_15_interactive</text:p>
          </table:table-cell>
          <table:table-cell table:style-name="ce2" office:value-type="string" calcext:value-type="string">
            <text:p>minimum_p_calibrated_hb_50_interactive</text:p>
          </table:table-cell>
          <table:table-cell table:style-name="ce2" office:value-type="string" calcext:value-type="string">
            <text:p>minimum_healthy_p_calibrated_hb_50_interactive</text:p>
          </table:table-cell>
          <table:table-cell table:style-name="ce2" office:value-type="string" calcext:value-type="string">
            <text:p>minimum_defect_p_calibrated_hb_50_interactive</text:p>
          </table:table-cell>
          <table:table-cell table:style-name="ce2" office:value-type="string" calcext:value-type="string">
            <text:p>maximum_p_calibrated_hb_50_interactive</text:p>
          </table:table-cell>
          <table:table-cell table:style-name="ce2" office:value-type="string" calcext:value-type="string">
            <text:p>maximum_healthy_p_calibrated_hb_50_interactive</text:p>
          </table:table-cell>
          <table:table-cell table:style-name="ce2" office:value-type="string" calcext:value-type="string">
            <text:p>maximum_defect_p_calibrated_hb_50_interactive</text:p>
          </table:table-cell>
          <table:table-cell table:style-name="ce2" office:value-type="string" calcext:value-type="string">
            <text:p>avg_p_calibrated_hb_50_interactive</text:p>
          </table:table-cell>
          <table:table-cell table:style-name="ce2" office:value-type="string" calcext:value-type="string">
            <text:p>avg_healthy_p_calibrated_hb_50_interactive</text:p>
          </table:table-cell>
          <table:table-cell table:style-name="ce2" office:value-type="string" calcext:value-type="string">
            <text:p>avg_defect_p_calibrated_hb_50_interactive</text:p>
          </table:table-cell>
          <table:table-cell table:style-name="ce2" office:value-type="string" calcext:value-type="string">
            <text:p>median_p_calibrated_hb_50_interactive</text:p>
          </table:table-cell>
          <table:table-cell table:style-name="ce2" office:value-type="string" calcext:value-type="string">
            <text:p>median_healthy_p_calibrated_hb_50_interactive</text:p>
          </table:table-cell>
          <table:table-cell table:style-name="ce2" office:value-type="string" calcext:value-type="string">
            <text:p>median_defect_p_calibrated_hb_50_interactive</text:p>
          </table:table-cell>
          <table:table-cell table:style-name="ce2" office:value-type="string" calcext:value-type="string">
            <text:p>counter_True_Negative_p_calibrated_hb_50_interactive</text:p>
          </table:table-cell>
          <table:table-cell table:style-name="ce2" office:value-type="string" calcext:value-type="string">
            <text:p>counter_True_Positive_p_calibrated_hb_50_interactive</text:p>
          </table:table-cell>
          <table:table-cell table:style-name="ce2" office:value-type="string" calcext:value-type="string">
            <text:p>counter_False_Negative_p_calibrated_hb_50_interactive</text:p>
          </table:table-cell>
          <table:table-cell table:style-name="ce2" office:value-type="string" calcext:value-type="string">
            <text:p>counter_False_Positive_p_calibrated_hb_50_interactive</text:p>
          </table:table-cell>
          <table:table-cell table:style-name="ce2" office:value-type="string" calcext:value-type="string">
            <text:p>minimum_p_calibrated_nhb_15_static</text:p>
          </table:table-cell>
          <table:table-cell table:style-name="ce2" office:value-type="string" calcext:value-type="string">
            <text:p>minimum_healthy_p_calibrated_nhb_15_static</text:p>
          </table:table-cell>
          <table:table-cell table:style-name="ce2" office:value-type="string" calcext:value-type="string">
            <text:p>minimum_defect_p_calibrated_nhb_15_static</text:p>
          </table:table-cell>
          <table:table-cell table:style-name="ce2" office:value-type="string" calcext:value-type="string">
            <text:p>maximum_p_calibrated_nhb_15_static</text:p>
          </table:table-cell>
          <table:table-cell table:style-name="ce2" office:value-type="string" calcext:value-type="string">
            <text:p>maximum_healthy_p_calibrated_nhb_15_static</text:p>
          </table:table-cell>
          <table:table-cell table:style-name="ce2" office:value-type="string" calcext:value-type="string">
            <text:p>maximum_defect_p_calibrated_nhb_15_static</text:p>
          </table:table-cell>
          <table:table-cell table:style-name="ce2" office:value-type="string" calcext:value-type="string">
            <text:p>avg_p_calibrated_nhb_15_static</text:p>
          </table:table-cell>
          <table:table-cell table:style-name="ce2" office:value-type="string" calcext:value-type="string">
            <text:p>avg_healthy_p_calibrated_nhb_15_static</text:p>
          </table:table-cell>
          <table:table-cell table:style-name="ce2" office:value-type="string" calcext:value-type="string">
            <text:p>avg_defect_p_calibrated_nhb_15_static</text:p>
          </table:table-cell>
          <table:table-cell table:style-name="ce2" office:value-type="string" calcext:value-type="string">
            <text:p>median_p_calibrated_nhb_15_static</text:p>
          </table:table-cell>
          <table:table-cell table:style-name="ce2" office:value-type="string" calcext:value-type="string">
            <text:p>median_healthy_p_calibrated_nhb_15_static</text:p>
          </table:table-cell>
          <table:table-cell table:style-name="ce2" office:value-type="string" calcext:value-type="string">
            <text:p>median_defect_p_calibrated_nhb_15_static</text:p>
          </table:table-cell>
          <table:table-cell table:style-name="ce2" office:value-type="string" calcext:value-type="string">
            <text:p>counter_True_Negative_p_calibrated_nhb_15_static</text:p>
          </table:table-cell>
          <table:table-cell table:style-name="ce2" office:value-type="string" calcext:value-type="string">
            <text:p>counter_True_Positive_p_calibrated_nhb_15_static</text:p>
          </table:table-cell>
          <table:table-cell table:style-name="ce2" office:value-type="string" calcext:value-type="string">
            <text:p>counter_False_Negative_p_calibrated_nhb_15_static</text:p>
          </table:table-cell>
          <table:table-cell table:style-name="ce2" office:value-type="string" calcext:value-type="string">
            <text:p>counter_False_Positive_p_calibrated_nhb_15_static</text:p>
          </table:table-cell>
          <table:table-cell table:style-name="ce2" office:value-type="string" calcext:value-type="string">
            <text:p>minimum_p_calibrated_nhb_50_static</text:p>
          </table:table-cell>
          <table:table-cell table:style-name="ce2" office:value-type="string" calcext:value-type="string">
            <text:p>minimum_healthy_p_calibrated_nhb_50_static</text:p>
          </table:table-cell>
          <table:table-cell table:style-name="ce2" office:value-type="string" calcext:value-type="string">
            <text:p>minimum_defect_p_calibrated_nhb_50_static</text:p>
          </table:table-cell>
          <table:table-cell table:style-name="ce2" office:value-type="string" calcext:value-type="string">
            <text:p>maximum_p_calibrated_nhb_50_static</text:p>
          </table:table-cell>
          <table:table-cell table:style-name="ce2" office:value-type="string" calcext:value-type="string">
            <text:p>maximum_healthy_p_calibrated_nhb_50_static</text:p>
          </table:table-cell>
          <table:table-cell table:style-name="ce2" office:value-type="string" calcext:value-type="string">
            <text:p>maximum_defect_p_calibrated_nhb_50_static</text:p>
          </table:table-cell>
          <table:table-cell table:style-name="ce2" office:value-type="string" calcext:value-type="string">
            <text:p>avg_p_calibrated_nhb_50_static</text:p>
          </table:table-cell>
          <table:table-cell table:style-name="ce2" office:value-type="string" calcext:value-type="string">
            <text:p>avg_healthy_p_calibrated_nhb_50_static</text:p>
          </table:table-cell>
          <table:table-cell table:style-name="ce2" office:value-type="string" calcext:value-type="string">
            <text:p>avg_defect_p_calibrated_nhb_50_static</text:p>
          </table:table-cell>
          <table:table-cell table:style-name="ce2" office:value-type="string" calcext:value-type="string">
            <text:p>median_p_calibrated_nhb_50_static</text:p>
          </table:table-cell>
          <table:table-cell table:style-name="ce2" office:value-type="string" calcext:value-type="string">
            <text:p>median_healthy_p_calibrated_nhb_50_static</text:p>
          </table:table-cell>
          <table:table-cell table:style-name="ce2" office:value-type="string" calcext:value-type="string">
            <text:p>median_defect_p_calibrated_nhb_50_static</text:p>
          </table:table-cell>
          <table:table-cell table:style-name="ce2" office:value-type="string" calcext:value-type="string">
            <text:p>counter_True_Negative_p_calibrated_nhb_50_static</text:p>
          </table:table-cell>
          <table:table-cell table:style-name="ce2" office:value-type="string" calcext:value-type="string">
            <text:p>counter_True_Positive_p_calibrated_nhb_50_static</text:p>
          </table:table-cell>
          <table:table-cell table:style-name="ce2" office:value-type="string" calcext:value-type="string">
            <text:p>counter_False_Negative_p_calibrated_nhb_50_static</text:p>
          </table:table-cell>
          <table:table-cell table:style-name="ce2" office:value-type="string" calcext:value-type="string">
            <text:p>counter_False_Positive_p_calibrated_nhb_50_static</text:p>
          </table:table-cell>
          <table:table-cell table:style-name="ce2" office:value-type="string" calcext:value-type="string">
            <text:p>minimum_p_calibrated_nhb_15_interactive</text:p>
          </table:table-cell>
          <table:table-cell table:style-name="ce2" office:value-type="string" calcext:value-type="string">
            <text:p>minimum_healthy_p_calibrated_nhb_15_interactive</text:p>
          </table:table-cell>
          <table:table-cell table:style-name="ce2" office:value-type="string" calcext:value-type="string">
            <text:p>minimum_defect_p_calibrated_nhb_15_interactive</text:p>
          </table:table-cell>
          <table:table-cell table:style-name="ce2" office:value-type="string" calcext:value-type="string">
            <text:p>maximum_p_calibrated_nhb_15_interactive</text:p>
          </table:table-cell>
          <table:table-cell table:style-name="ce2" office:value-type="string" calcext:value-type="string">
            <text:p>maximum_healthy_p_calibrated_nhb_15_interactive</text:p>
          </table:table-cell>
          <table:table-cell table:style-name="ce2" office:value-type="string" calcext:value-type="string">
            <text:p>maximum_defect_p_calibrated_nhb_15_interactive</text:p>
          </table:table-cell>
          <table:table-cell table:style-name="ce2" office:value-type="string" calcext:value-type="string">
            <text:p>avg_p_calibrated_nhb_15_interactive</text:p>
          </table:table-cell>
          <table:table-cell table:style-name="ce2" office:value-type="string" calcext:value-type="string">
            <text:p>avg_healthy_p_calibrated_nhb_15_interactive</text:p>
          </table:table-cell>
          <table:table-cell table:style-name="ce2" office:value-type="string" calcext:value-type="string">
            <text:p>avg_defect_p_calibrated_nhb_15_interactive</text:p>
          </table:table-cell>
          <table:table-cell table:style-name="ce2" office:value-type="string" calcext:value-type="string">
            <text:p>median_p_calibrated_nhb_15_interactive</text:p>
          </table:table-cell>
          <table:table-cell table:style-name="ce2" office:value-type="string" calcext:value-type="string">
            <text:p>median_healthy_p_calibrated_nhb_15_interactive</text:p>
          </table:table-cell>
          <table:table-cell table:style-name="ce2" office:value-type="string" calcext:value-type="string">
            <text:p>median_defect_p_calibrated_nhb_15_interactive</text:p>
          </table:table-cell>
          <table:table-cell table:style-name="ce2" office:value-type="string" calcext:value-type="string">
            <text:p>counter_True_Negative_p_calibrated_nhb_15_interactive</text:p>
          </table:table-cell>
          <table:table-cell table:style-name="ce2" office:value-type="string" calcext:value-type="string">
            <text:p>counter_True_Positive_p_calibrated_nhb_15_interactive</text:p>
          </table:table-cell>
          <table:table-cell table:style-name="ce2" office:value-type="string" calcext:value-type="string">
            <text:p>counter_False_Negative_p_calibrated_nhb_15_interactive</text:p>
          </table:table-cell>
          <table:table-cell table:style-name="ce2" office:value-type="string" calcext:value-type="string">
            <text:p>counter_False_Positive_p_calibrated_nhb_15_interactive</text:p>
          </table:table-cell>
          <table:table-cell table:style-name="ce2" office:value-type="string" calcext:value-type="string">
            <text:p>minimum_p_calibrated_nhb_50_interactive</text:p>
          </table:table-cell>
          <table:table-cell table:style-name="ce2" office:value-type="string" calcext:value-type="string">
            <text:p>minimum_healthy_p_calibrated_nhb_50_interactive</text:p>
          </table:table-cell>
          <table:table-cell table:style-name="ce2" office:value-type="string" calcext:value-type="string">
            <text:p>minimum_defect_p_calibrated_nhb_50_interactive</text:p>
          </table:table-cell>
          <table:table-cell table:style-name="ce2" office:value-type="string" calcext:value-type="string">
            <text:p>maximum_p_calibrated_nhb_50_interactive</text:p>
          </table:table-cell>
          <table:table-cell table:style-name="ce2" office:value-type="string" calcext:value-type="string">
            <text:p>maximum_healthy_p_calibrated_nhb_50_interactive</text:p>
          </table:table-cell>
          <table:table-cell table:style-name="ce2" office:value-type="string" calcext:value-type="string">
            <text:p>maximum_defect_p_calibrated_nhb_50_interactive</text:p>
          </table:table-cell>
          <table:table-cell table:style-name="ce2" office:value-type="string" calcext:value-type="string">
            <text:p>avg_p_calibrated_nhb_50_interactive</text:p>
          </table:table-cell>
          <table:table-cell table:style-name="ce2" office:value-type="string" calcext:value-type="string">
            <text:p>avg_healthy_p_calibrated_nhb_50_interactive</text:p>
          </table:table-cell>
          <table:table-cell table:style-name="ce2" office:value-type="string" calcext:value-type="string">
            <text:p>avg_defect_p_calibrated_nhb_50_interactive</text:p>
          </table:table-cell>
          <table:table-cell table:style-name="ce2" office:value-type="string" calcext:value-type="string">
            <text:p>median_p_calibrated_nhb_50_interactive</text:p>
          </table:table-cell>
          <table:table-cell table:style-name="ce2" office:value-type="string" calcext:value-type="string">
            <text:p>median_healthy_p_calibrated_nhb_50_interactive</text:p>
          </table:table-cell>
          <table:table-cell table:style-name="ce2" office:value-type="string" calcext:value-type="string">
            <text:p>median_defect_p_calibrated_nhb_50_interactive</text:p>
          </table:table-cell>
          <table:table-cell table:style-name="ce2" office:value-type="string" calcext:value-type="string">
            <text:p>counter_True_Negative_p_calibrated_nhb_50_interactive</text:p>
          </table:table-cell>
          <table:table-cell table:style-name="ce2" office:value-type="string" calcext:value-type="string">
            <text:p>counter_True_Positive_p_calibrated_nhb_50_interactive</text:p>
          </table:table-cell>
          <table:table-cell table:style-name="ce2" office:value-type="string" calcext:value-type="string">
            <text:p>counter_False_Negative_p_calibrated_nhb_50_interactive</text:p>
          </table:table-cell>
          <table:table-cell table:style-name="ce2" office:value-type="string" calcext:value-type="string">
            <text:p>counter_False_Positive_p_calibrated_nhb_50_interactive</text:p>
          </table:table-cell>
          <table:table-cell table:style-name="ce2" table:number-columns-repeated="79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101])" office:value-type="float" office:value="0.00000251476035373344" calcext:value-type="float">
            <text:p>2.51476035373344E-06</text:p>
          </table:table-cell>
          <table:table-cell table:formula="of:=MIN([.C$2:.C$101])" office:value-type="float" office:value="0.00000251476035373344" calcext:value-type="float">
            <text:p>2.51476035373344E-06</text:p>
          </table:table-cell>
          <table:table-cell table:formula="of:=MIN([.D$2:.D$101])" office:value-type="float" office:value="0.00000387509089705418" calcext:value-type="float">
            <text:p>3.87509089705418E-06</text:p>
          </table:table-cell>
          <table:table-cell table:formula="of:=MIN([.E$2:.E$101])" office:value-type="float" office:value="0.995952963829041" calcext:value-type="float">
            <text:p>0.995952963829041</text:p>
          </table:table-cell>
          <table:table-cell table:formula="of:=MIN([.F$2:.F$101])" office:value-type="float" office:value="0.975884914398193" calcext:value-type="float">
            <text:p>0.975884914398193</text:p>
          </table:table-cell>
          <table:table-cell table:formula="of:=MIN([.G$2:.G$101])" office:value-type="float" office:value="0.99184650182724" calcext:value-type="float">
            <text:p>0.99184650182724</text:p>
          </table:table-cell>
          <table:table-cell table:formula="of:=MIN([.H$2:.H$101])" office:value-type="float" office:value="0.00768172125359586" calcext:value-type="float">
            <text:p>0.00768172125359586</text:p>
          </table:table-cell>
          <table:table-cell table:formula="of:=MIN([.I$2:.I$101])" office:value-type="float" office:value="0.00504169559013443" calcext:value-type="float">
            <text:p>0.00504169559013443</text:p>
          </table:table-cell>
          <table:table-cell table:formula="of:=MIN([.J$2:.J$101])" office:value-type="float" office:value="0.0438274440516164" calcext:value-type="float">
            <text:p>0.0438274440516164</text:p>
          </table:table-cell>
          <table:table-cell table:formula="of:=MIN([.K$2:.K$101])" office:value-type="float" office:value="0.000029143606298021" calcext:value-type="float">
            <text:p>2.9143606298021E-05</text:p>
          </table:table-cell>
          <table:table-cell table:formula="of:=MIN([.L$2:.L$101])" office:value-type="float" office:value="0.0000238684033320169" calcext:value-type="float">
            <text:p>2.38684033320169E-05</text:p>
          </table:table-cell>
          <table:table-cell table:formula="of:=MIN([.M$2:.M$101])" office:value-type="float" office:value="0.000502597540616989" calcext:value-type="float">
            <text:p>0.000502597540616989</text:p>
          </table:table-cell>
          <table:table-cell table:formula="of:=MIN([.N$2:.N$101])" office:value-type="float" office:value="2192" calcext:value-type="float">
            <text:p>2192</text:p>
          </table:table-cell>
          <table:table-cell table:formula="of:=MIN([.O$2:.O$101])" office:value-type="float" office:value="6" calcext:value-type="float">
            <text:p>6</text:p>
          </table:table-cell>
          <table:table-cell table:formula="of:=MIN([.P$2:.P$101])" office:value-type="float" office:value="96" calcext:value-type="float">
            <text:p>96</text:p>
          </table:table-cell>
          <table:table-cell table:formula="of:=MIN([.Q$2:.Q$101])" office:value-type="float" office:value="9" calcext:value-type="float">
            <text:p>9</text:p>
          </table:table-cell>
          <table:table-cell table:formula="of:=MIN([.R$2:.R$101])" office:value-type="float" office:value="0.00944985820077727" calcext:value-type="float">
            <text:p>0.00944985820077727</text:p>
          </table:table-cell>
          <table:table-cell table:formula="of:=MIN([.S$2:.S$101])" office:value-type="float" office:value="0.00944985820077727" calcext:value-type="float">
            <text:p>0.00944985820077727</text:p>
          </table:table-cell>
          <table:table-cell table:formula="of:=MIN([.T$2:.T$101])" office:value-type="float" office:value="0.0125896723334282" calcext:value-type="float">
            <text:p>0.0125896723334282</text:p>
          </table:table-cell>
          <table:table-cell table:formula="of:=MIN([.U$2:.U$101])" office:value-type="float" office:value="0.41939632144593" calcext:value-type="float">
            <text:p>0.41939632144593</text:p>
          </table:table-cell>
          <table:table-cell table:formula="of:=MIN([.V$2:.V$101])" office:value-type="float" office:value="0.394227580269255" calcext:value-type="float">
            <text:p>0.394227580269255</text:p>
          </table:table-cell>
          <table:table-cell table:formula="of:=MIN([.W$2:.W$101])" office:value-type="float" office:value="0.374469344745422" calcext:value-type="float">
            <text:p>0.374469344745422</text:p>
          </table:table-cell>
          <table:table-cell table:formula="of:=MIN([.X$2:.X$101])" office:value-type="float" office:value="0.0532671435884048" calcext:value-type="float">
            <text:p>0.0532671435884048</text:p>
          </table:table-cell>
          <table:table-cell table:formula="of:=MIN([.Y$2:.Y$101])" office:value-type="float" office:value="0.0489527317162733" calcext:value-type="float">
            <text:p>0.0489527317162733</text:p>
          </table:table-cell>
          <table:table-cell table:formula="of:=MIN([.Z$2:.Z$101])" office:value-type="float" office:value="0.108228127560844" calcext:value-type="float">
            <text:p>0.108228127560844</text:p>
          </table:table-cell>
          <table:table-cell table:formula="of:=MIN([.AA$2:.AA$101])" office:value-type="float" office:value="0.0292701211724576" calcext:value-type="float">
            <text:p>0.0292701211724576</text:p>
          </table:table-cell>
          <table:table-cell table:formula="of:=MIN([.AB$2:.AB$101])" office:value-type="float" office:value="0.0276874586562978" calcext:value-type="float">
            <text:p>0.0276874586562978</text:p>
          </table:table-cell>
          <table:table-cell table:formula="of:=MIN([.AC$2:.AC$101])" office:value-type="float" office:value="0.0700953349458207" calcext:value-type="float">
            <text:p>0.0700953349458207</text:p>
          </table:table-cell>
          <table:table-cell table:formula="of:=MIN([.AD$2:.AD$101])" office:value-type="float" office:value="2328" calcext:value-type="float">
            <text:p>2328</text:p>
          </table:table-cell>
          <table:table-cell table:formula="of:=MIN([.AE$2:.AE$101])" office:value-type="float" office:value="0" calcext:value-type="float">
            <text:p>0</text:p>
          </table:table-cell>
          <table:table-cell table:formula="of:=MIN([.AF$2:.AF$101])" office:value-type="float" office:value="136" calcext:value-type="float">
            <text:p>136</text:p>
          </table:table-cell>
          <table:table-cell table:formula="of:=MIN([.AG$2:.AG$101])" office:value-type="float" office:value="0" calcext:value-type="float">
            <text:p>0</text:p>
          </table:table-cell>
          <table:table-cell table:formula="of:=MIN([.AH$2:.AH$101])" office:value-type="float" office:value="0.00941157395421504" calcext:value-type="float">
            <text:p>0.00941157395421504</text:p>
          </table:table-cell>
          <table:table-cell table:formula="of:=MIN([.AI$2:.AI$101])" office:value-type="float" office:value="0.00941157395421504" calcext:value-type="float">
            <text:p>0.00941157395421504</text:p>
          </table:table-cell>
          <table:table-cell table:formula="of:=MIN([.AJ$2:.AJ$101])" office:value-type="float" office:value="0.0125444232161509" calcext:value-type="float">
            <text:p>0.0125444232161509</text:p>
          </table:table-cell>
          <table:table-cell table:formula="of:=MIN([.AK$2:.AK$101])" office:value-type="float" office:value="0.419859041819257" calcext:value-type="float">
            <text:p>0.419859041819257</text:p>
          </table:table-cell>
          <table:table-cell table:formula="of:=MIN([.AL$2:.AL$101])" office:value-type="float" office:value="0.394659452141075" calcext:value-type="float">
            <text:p>0.394659452141075</text:p>
          </table:table-cell>
          <table:table-cell table:formula="of:=MIN([.AM$2:.AM$101])" office:value-type="float" office:value="0.374730735470129" calcext:value-type="float">
            <text:p>0.374730735470129</text:p>
          </table:table-cell>
          <table:table-cell table:formula="of:=MIN([.AN$2:.AN$101])" office:value-type="float" office:value="0.0532534092200845" calcext:value-type="float">
            <text:p>0.0532534092200845</text:p>
          </table:table-cell>
          <table:table-cell table:formula="of:=MIN([.AO$2:.AO$101])" office:value-type="float" office:value="0.0489365236138821" calcext:value-type="float">
            <text:p>0.0489365236138821</text:p>
          </table:table-cell>
          <table:table-cell table:formula="of:=MIN([.AP$2:.AP$101])" office:value-type="float" office:value="0.108275742677092" calcext:value-type="float">
            <text:p>0.108275742677092</text:p>
          </table:table-cell>
          <table:table-cell table:formula="of:=MIN([.AQ$2:.AQ$101])" office:value-type="float" office:value="0.0292371121021411" calcext:value-type="float">
            <text:p>0.0292371121021411</text:p>
          </table:table-cell>
          <table:table-cell table:formula="of:=MIN([.AR$2:.AR$101])" office:value-type="float" office:value="0.0276546757116488" calcext:value-type="float">
            <text:p>0.0276546757116488</text:p>
          </table:table-cell>
          <table:table-cell table:formula="of:=MIN([.AS$2:.AS$101])" office:value-type="float" office:value="0.070084086844864" calcext:value-type="float">
            <text:p>0.070084086844864</text:p>
          </table:table-cell>
          <table:table-cell table:formula="of:=MIN([.AT$2:.AT$101])" office:value-type="float" office:value="2327" calcext:value-type="float">
            <text:p>2327</text:p>
          </table:table-cell>
          <table:table-cell table:formula="of:=MIN([.AU$2:.AU$101])" office:value-type="float" office:value="0" calcext:value-type="float">
            <text:p>0</text:p>
          </table:table-cell>
          <table:table-cell table:formula="of:=MIN([.AV$2:.AV$101])" office:value-type="float" office:value="136" calcext:value-type="float">
            <text:p>136</text:p>
          </table:table-cell>
          <table:table-cell table:formula="of:=MIN([.AW$2:.AW$101])" office:value-type="float" office:value="0" calcext:value-type="float">
            <text:p>0</text:p>
          </table:table-cell>
          <table:table-cell table:formula="of:=MIN([.AX$2:.AX$101])" office:value-type="float" office:value="0.00758355148835771" calcext:value-type="float">
            <text:p>0.00758355148835771</text:p>
          </table:table-cell>
          <table:table-cell table:formula="of:=MIN([.AY$2:.AY$101])" office:value-type="float" office:value="0.00758355148835771" calcext:value-type="float">
            <text:p>0.00758355148835771</text:p>
          </table:table-cell>
          <table:table-cell table:formula="of:=MIN([.AZ$2:.AZ$101])" office:value-type="float" office:value="0.0103532231834355" calcext:value-type="float">
            <text:p>0.0103532231834355</text:p>
          </table:table-cell>
          <table:table-cell table:formula="of:=MIN([.BA$2:.BA$101])" office:value-type="float" office:value="0.851340219779021" calcext:value-type="float">
            <text:p>0.851340219779021</text:p>
          </table:table-cell>
          <table:table-cell table:formula="of:=MIN([.BB$2:.BB$101])" office:value-type="float" office:value="0.753672042024031" calcext:value-type="float">
            <text:p>0.753672042024031</text:p>
          </table:table-cell>
          <table:table-cell table:formula="of:=MIN([.BC$2:.BC$101])" office:value-type="float" office:value="0.825195844000349" calcext:value-type="float">
            <text:p>0.825195844000349</text:p>
          </table:table-cell>
          <table:table-cell table:formula="of:=MIN([.BD$2:.BD$101])" office:value-type="float" office:value="0.064723552857183" calcext:value-type="float">
            <text:p>0.064723552857183</text:p>
          </table:table-cell>
          <table:table-cell table:formula="of:=MIN([.BE$2:.BE$101])" office:value-type="float" office:value="0.0593994014593302" calcext:value-type="float">
            <text:p>0.0593994014593302</text:p>
          </table:table-cell>
          <table:table-cell table:formula="of:=MIN([.BF$2:.BF$101])" office:value-type="float" office:value="0.137373051797157" calcext:value-type="float">
            <text:p>0.137373051797157</text:p>
          </table:table-cell>
          <table:table-cell table:formula="of:=MIN([.BG$2:.BG$101])" office:value-type="float" office:value="0.0277287171322054" calcext:value-type="float">
            <text:p>0.0277287171322054</text:p>
          </table:table-cell>
          <table:table-cell table:formula="of:=MIN([.BH$2:.BH$101])" office:value-type="float" office:value="0.0255769387340499" calcext:value-type="float">
            <text:p>0.0255769387340499</text:p>
          </table:table-cell>
          <table:table-cell table:formula="of:=MIN([.BI$2:.BI$101])" office:value-type="float" office:value="0.0816506927490902" calcext:value-type="float">
            <text:p>0.0816506927490902</text:p>
          </table:table-cell>
          <table:table-cell table:formula="of:=MIN([.BJ$2:.BJ$101])" office:value-type="float" office:value="2192" calcext:value-type="float">
            <text:p>2192</text:p>
          </table:table-cell>
          <table:table-cell table:formula="of:=MIN([.BK$2:.BK$101])" office:value-type="float" office:value="6" calcext:value-type="float">
            <text:p>6</text:p>
          </table:table-cell>
          <table:table-cell table:formula="of:=MIN([.BL$2:.BL$101])" office:value-type="float" office:value="96" calcext:value-type="float">
            <text:p>96</text:p>
          </table:table-cell>
          <table:table-cell table:formula="of:=MIN([.BM$2:.BM$101])" office:value-type="float" office:value="9" calcext:value-type="float">
            <text:p>9</text:p>
          </table:table-cell>
          <table:table-cell table:formula="of:=MIN([.BN$2:.BN$101])" office:value-type="float" office:value="0" calcext:value-type="float">
            <text:p>0</text:p>
          </table:table-cell>
          <table:table-cell table:formula="of:=MIN([.BO$2:.BO$101])" office:value-type="float" office:value="0" calcext:value-type="float">
            <text:p>0</text:p>
          </table:table-cell>
          <table:table-cell table:formula="of:=MIN([.BP$2:.BP$101])" office:value-type="float" office:value="0" calcext:value-type="float">
            <text:p>0</text:p>
          </table:table-cell>
          <table:table-cell table:formula="of:=MIN([.BQ$2:.BQ$101])" office:value-type="float" office:value="0.30188679245283" calcext:value-type="float">
            <text:p>0.30188679245283</text:p>
          </table:table-cell>
          <table:table-cell table:formula="of:=MIN([.BR$2:.BR$101])" office:value-type="float" office:value="0.30188679245283" calcext:value-type="float">
            <text:p>0.30188679245283</text:p>
          </table:table-cell>
          <table:table-cell table:formula="of:=MIN([.BS$2:.BS$101])" office:value-type="float" office:value="0.278688524590164" calcext:value-type="float">
            <text:p>0.278688524590164</text:p>
          </table:table-cell>
          <table:table-cell table:formula="of:=MIN([.BT$2:.BT$101])" office:value-type="float" office:value="0.0558197715984155" calcext:value-type="float">
            <text:p>0.0558197715984155</text:p>
          </table:table-cell>
          <table:table-cell table:formula="of:=MIN([.BU$2:.BU$101])" office:value-type="float" office:value="0.0495769186653304" calcext:value-type="float">
            <text:p>0.0495769186653304</text:p>
          </table:table-cell>
          <table:table-cell table:formula="of:=MIN([.BV$2:.BV$101])" office:value-type="float" office:value="0.108466782083945" calcext:value-type="float">
            <text:p>0.108466782083945</text:p>
          </table:table-cell>
          <table:table-cell table:formula="of:=MIN([.BW$2:.BW$101])" office:value-type="float" office:value="0.00712589073634204" calcext:value-type="float">
            <text:p>0.00712589073634204</text:p>
          </table:table-cell>
          <table:table-cell table:formula="of:=MIN([.BX$2:.BX$101])" office:value-type="float" office:value="0.00712589073634204" calcext:value-type="float">
            <text:p>0.00712589073634204</text:p>
          </table:table-cell>
          <table:table-cell table:formula="of:=MIN([.BY$2:.BY$101])" office:value-type="float" office:value="0.0708333333333333" calcext:value-type="float">
            <text:p>0.0708333333333333</text:p>
          </table:table-cell>
          <table:table-cell table:formula="of:=MIN([.BZ$2:.BZ$101])" office:value-type="float" office:value="2333" calcext:value-type="float">
            <text:p>2333</text:p>
          </table:table-cell>
          <table:table-cell table:formula="of:=MIN([.CA$2:.CA$101])" office:value-type="float" office:value="0" calcext:value-type="float">
            <text:p>0</text:p>
          </table:table-cell>
          <table:table-cell table:formula="of:=MIN([.CB$2:.CB$101])" office:value-type="float" office:value="147" calcext:value-type="float">
            <text:p>147</text:p>
          </table:table-cell>
          <table:table-cell table:formula="of:=MIN([.CC$2:.CC$101])" office:value-type="float" office:value="0" calcext:value-type="float">
            <text:p>0</text:p>
          </table:table-cell>
          <table:table-cell table:formula="of:=MIN([.CD$2:.CD$101])" office:value-type="float" office:value="0" calcext:value-type="float">
            <text:p>0</text:p>
          </table:table-cell>
          <table:table-cell table:formula="of:=MIN([.CE$2:.CE$101])" office:value-type="float" office:value="0" calcext:value-type="float">
            <text:p>0</text:p>
          </table:table-cell>
          <table:table-cell table:formula="of:=MIN([.CF$2:.CF$101])" office:value-type="float" office:value="0" calcext:value-type="float">
            <text:p>0</text:p>
          </table:table-cell>
          <table:table-cell table:formula="of:=MIN([.CG$2:.CG$101])" office:value-type="float" office:value="0.259259259259259" calcext:value-type="float">
            <text:p>0.259259259259259</text:p>
          </table:table-cell>
          <table:table-cell table:formula="of:=MIN([.CH$2:.CH$101])" office:value-type="float" office:value="0.259259259259259" calcext:value-type="float">
            <text:p>0.259259259259259</text:p>
          </table:table-cell>
          <table:table-cell table:formula="of:=MIN([.CI$2:.CI$101])" office:value-type="float" office:value="0.259259259259259" calcext:value-type="float">
            <text:p>0.259259259259259</text:p>
          </table:table-cell>
          <table:table-cell table:formula="of:=MIN([.CJ$2:.CJ$101])" office:value-type="float" office:value="0.0558198052705017" calcext:value-type="float">
            <text:p>0.0558198052705017</text:p>
          </table:table-cell>
          <table:table-cell table:formula="of:=MIN([.CK$2:.CK$101])" office:value-type="float" office:value="0.0495769546316509" calcext:value-type="float">
            <text:p>0.0495769546316509</text:p>
          </table:table-cell>
          <table:table-cell table:formula="of:=MIN([.CL$2:.CL$101])" office:value-type="float" office:value="0.105023777015424" calcext:value-type="float">
            <text:p>0.105023777015424</text:p>
          </table:table-cell>
          <table:table-cell table:formula="of:=MIN([.CM$2:.CM$101])" office:value-type="float" office:value="0.00712589073634204" calcext:value-type="float">
            <text:p>0.00712589073634204</text:p>
          </table:table-cell>
          <table:table-cell table:formula="of:=MIN([.CN$2:.CN$101])" office:value-type="float" office:value="0.00712589073634204" calcext:value-type="float">
            <text:p>0.00712589073634204</text:p>
          </table:table-cell>
          <table:table-cell table:formula="of:=MIN([.CO$2:.CO$101])" office:value-type="float" office:value="0.0708333333333333" calcext:value-type="float">
            <text:p>0.0708333333333333</text:p>
          </table:table-cell>
          <table:table-cell table:formula="of:=MIN([.CP$2:.CP$101])" office:value-type="float" office:value="2333" calcext:value-type="float">
            <text:p>2333</text:p>
          </table:table-cell>
          <table:table-cell table:formula="of:=MIN([.CQ$2:.CQ$101])" office:value-type="float" office:value="0" calcext:value-type="float">
            <text:p>0</text:p>
          </table:table-cell>
          <table:table-cell table:formula="of:=MIN([.CR$2:.CR$101])" office:value-type="float" office:value="147" calcext:value-type="float">
            <text:p>147</text:p>
          </table:table-cell>
          <table:table-cell table:formula="of:=MIN([.CS$2:.CS$101])" office:value-type="float" office:value="0" calcext:value-type="float">
            <text:p>0</text:p>
          </table:table-cell>
          <table:table-cell table:formula="of:=MIN([.CT$2:.CT$101])" office:value-type="float" office:value="0" calcext:value-type="float">
            <text:p>0</text:p>
          </table:table-cell>
          <table:table-cell table:formula="of:=MIN([.CU$2:.CU$101])" office:value-type="float" office:value="0" calcext:value-type="float">
            <text:p>0</text:p>
          </table:table-cell>
          <table:table-cell table:formula="of:=MIN([.CV$2:.CV$101])" office:value-type="float" office:value="0" calcext:value-type="float">
            <text:p>0</text:p>
          </table:table-cell>
          <table:table-cell table:formula="of:=MIN([.CW$2:.CW$101])" office:value-type="float" office:value="0.285714285714286" calcext:value-type="float">
            <text:p>0.285714285714286</text:p>
          </table:table-cell>
          <table:table-cell table:formula="of:=MIN([.CX$2:.CX$101])" office:value-type="float" office:value="0.285714285714286" calcext:value-type="float">
            <text:p>0.285714285714286</text:p>
          </table:table-cell>
          <table:table-cell table:formula="of:=MIN([.CY$2:.CY$101])" office:value-type="float" office:value="0.25" calcext:value-type="float">
            <text:p>0.25</text:p>
          </table:table-cell>
          <table:table-cell table:formula="of:=MIN([.CZ$2:.CZ$101])" office:value-type="float" office:value="0.0528390110527983" calcext:value-type="float">
            <text:p>0.0528390110527983</text:p>
          </table:table-cell>
          <table:table-cell table:formula="of:=MIN([.DA$2:.DA$101])" office:value-type="float" office:value="0.0501360573748433" calcext:value-type="float">
            <text:p>0.0501360573748433</text:p>
          </table:table-cell>
          <table:table-cell table:formula="of:=MIN([.DB$2:.DB$101])" office:value-type="float" office:value="0.0776917600360996" calcext:value-type="float">
            <text:p>0.0776917600360996</text:p>
          </table:table-cell>
          <table:table-cell table:formula="of:=MIN([.DC$2:.DC$101])" office:value-type="float" office:value="0.0329268292682927" calcext:value-type="float">
            <text:p>0.0329268292682927</text:p>
          </table:table-cell>
          <table:table-cell table:formula="of:=MIN([.DD$2:.DD$101])" office:value-type="float" office:value="0.0329268292682927" calcext:value-type="float">
            <text:p>0.0329268292682927</text:p>
          </table:table-cell>
          <table:table-cell table:formula="of:=MIN([.DE$2:.DE$101])" office:value-type="float" office:value="0.037037037037037" calcext:value-type="float">
            <text:p>0.037037037037037</text:p>
          </table:table-cell>
          <table:table-cell table:formula="of:=MIN([.DF$2:.DF$101])" office:value-type="float" office:value="2291" calcext:value-type="float">
            <text:p>2291</text:p>
          </table:table-cell>
          <table:table-cell table:formula="of:=MIN([.DG$2:.DG$101])" office:value-type="float" office:value="0" calcext:value-type="float">
            <text:p>0</text:p>
          </table:table-cell>
          <table:table-cell table:formula="of:=MIN([.DH$2:.DH$101])" office:value-type="float" office:value="130" calcext:value-type="float">
            <text:p>130</text:p>
          </table:table-cell>
          <table:table-cell table:formula="of:=MIN([.DI$2:.DI$101])" office:value-type="float" office:value="0" calcext:value-type="float">
            <text:p>0</text:p>
          </table:table-cell>
          <table:table-cell table:formula="of:=MIN([.DJ$2:.DJ$101])" office:value-type="float" office:value="0" calcext:value-type="float">
            <text:p>0</text:p>
          </table:table-cell>
          <table:table-cell table:formula="of:=MIN([.DK$2:.DK$101])" office:value-type="float" office:value="0" calcext:value-type="float">
            <text:p>0</text:p>
          </table:table-cell>
          <table:table-cell table:formula="of:=MIN([.DL$2:.DL$101])" office:value-type="float" office:value="0" calcext:value-type="float">
            <text:p>0</text:p>
          </table:table-cell>
          <table:table-cell table:formula="of:=MIN([.DM$2:.DM$101])" office:value-type="float" office:value="0.933042585849762" calcext:value-type="float">
            <text:p>0.933042585849762</text:p>
          </table:table-cell>
          <table:table-cell table:formula="of:=MIN([.DN$2:.DN$101])" office:value-type="float" office:value="0.916815042495728" calcext:value-type="float">
            <text:p>0.916815042495728</text:p>
          </table:table-cell>
          <table:table-cell table:formula="of:=MIN([.DO$2:.DO$101])" office:value-type="float" office:value="0.62373960018158" calcext:value-type="float">
            <text:p>0.62373960018158</text:p>
          </table:table-cell>
          <table:table-cell table:formula="of:=MIN([.DP$2:.DP$101])" office:value-type="float" office:value="0.0610386974140041" calcext:value-type="float">
            <text:p>0.0610386974140041</text:p>
          </table:table-cell>
          <table:table-cell table:formula="of:=MIN([.DQ$2:.DQ$101])" office:value-type="float" office:value="0.0546554653339949" calcext:value-type="float">
            <text:p>0.0546554653339949</text:p>
          </table:table-cell>
          <table:table-cell table:formula="of:=MIN([.DR$2:.DR$101])" office:value-type="float" office:value="0.0922418089216469" calcext:value-type="float">
            <text:p>0.0922418089216469</text:p>
          </table:table-cell>
          <table:table-cell table:formula="of:=MIN([.DS$2:.DS$101])" office:value-type="float" office:value="0.0298507462686567" calcext:value-type="float">
            <text:p>0.0298507462686567</text:p>
          </table:table-cell>
          <table:table-cell table:formula="of:=MIN([.DT$2:.DT$101])" office:value-type="float" office:value="0.0298507462686567" calcext:value-type="float">
            <text:p>0.0298507462686567</text:p>
          </table:table-cell>
          <table:table-cell table:formula="of:=MIN([.DU$2:.DU$101])" office:value-type="float" office:value="0.0298507462686567" calcext:value-type="float">
            <text:p>0.0298507462686567</text:p>
          </table:table-cell>
          <table:table-cell table:formula="of:=MIN([.DV$2:.DV$101])" office:value-type="float" office:value="2280" calcext:value-type="float">
            <text:p>2280</text:p>
          </table:table-cell>
          <table:table-cell table:formula="of:=MIN([.DW$2:.DW$101])" office:value-type="float" office:value="2" calcext:value-type="float">
            <text:p>2</text:p>
          </table:table-cell>
          <table:table-cell table:formula="of:=MIN([.DX$2:.DX$101])" office:value-type="float" office:value="131" calcext:value-type="float">
            <text:p>131</text:p>
          </table:table-cell>
          <table:table-cell table:formula="of:=MIN([.DY$2:.DY$101])" office:value-type="float" office:value="14" calcext:value-type="float">
            <text:p>14</text:p>
          </table:table-cell>
          <table:table-cell table:formula="of:=MIN([.DZ$2:.DZ$101])" office:value-type="float" office:value="0" calcext:value-type="float">
            <text:p>0</text:p>
          </table:table-cell>
          <table:table-cell table:formula="of:=MIN([.EA$2:.EA$101])" office:value-type="float" office:value="0" calcext:value-type="float">
            <text:p>0</text:p>
          </table:table-cell>
          <table:table-cell table:formula="of:=MIN([.EB$2:.EB$101])" office:value-type="float" office:value="0" calcext:value-type="float">
            <text:p>0</text:p>
          </table:table-cell>
          <table:table-cell table:formula="of:=MIN([.EC$2:.EC$101])" office:value-type="float" office:value="0.164179104477612" calcext:value-type="float">
            <text:p>0.164179104477612</text:p>
          </table:table-cell>
          <table:table-cell table:formula="of:=MIN([.ED$2:.ED$101])" office:value-type="float" office:value="0.164179104477612" calcext:value-type="float">
            <text:p>0.164179104477612</text:p>
          </table:table-cell>
          <table:table-cell table:formula="of:=MIN([.EE$2:.EE$101])" office:value-type="float" office:value="0.164179104477612" calcext:value-type="float">
            <text:p>0.164179104477612</text:p>
          </table:table-cell>
          <table:table-cell table:formula="of:=MIN([.EF$2:.EF$101])" office:value-type="float" office:value="0.0544950365741393" calcext:value-type="float">
            <text:p>0.0544950365741393</text:p>
          </table:table-cell>
          <table:table-cell table:formula="of:=MIN([.EG$2:.EG$101])" office:value-type="float" office:value="0.0497659942159505" calcext:value-type="float">
            <text:p>0.0497659942159505</text:p>
          </table:table-cell>
          <table:table-cell table:formula="of:=MIN([.EH$2:.EH$101])" office:value-type="float" office:value="0.100804268811384" calcext:value-type="float">
            <text:p>0.100804268811384</text:p>
          </table:table-cell>
          <table:table-cell table:formula="of:=MIN([.EI$2:.EI$101])" office:value-type="float" office:value="0.0151515151515152" calcext:value-type="float">
            <text:p>0.0151515151515152</text:p>
          </table:table-cell>
          <table:table-cell table:formula="of:=MIN([.EJ$2:.EJ$101])" office:value-type="float" office:value="0.0151515151515152" calcext:value-type="float">
            <text:p>0.0151515151515152</text:p>
          </table:table-cell>
          <table:table-cell table:formula="of:=MIN([.EK$2:.EK$101])" office:value-type="float" office:value="0.0606060606060606" calcext:value-type="float">
            <text:p>0.0606060606060606</text:p>
          </table:table-cell>
          <table:table-cell table:formula="of:=MIN([.EL$2:.EL$101])" office:value-type="float" office:value="2342" calcext:value-type="float">
            <text:p>2342</text:p>
          </table:table-cell>
          <table:table-cell table:formula="of:=MIN([.EM$2:.EM$101])" office:value-type="float" office:value="0" calcext:value-type="float">
            <text:p>0</text:p>
          </table:table-cell>
          <table:table-cell table:formula="of:=MIN([.EN$2:.EN$101])" office:value-type="float" office:value="153" calcext:value-type="float">
            <text:p>153</text:p>
          </table:table-cell>
          <table:table-cell table:formula="of:=MIN([.EO$2:.EO$101])" office:value-type="float" office:value="0" calcext:value-type="float">
            <text:p>0</text:p>
          </table:table-cell>
          <table:table-cell table:formula="of:=MIN([.EP$2:.EP$101])" office:value-type="float" office:value="0" calcext:value-type="float">
            <text:p>0</text:p>
          </table:table-cell>
          <table:table-cell table:formula="of:=MIN([.EQ$2:.EQ$101])" office:value-type="float" office:value="0" calcext:value-type="float">
            <text:p>0</text:p>
          </table:table-cell>
          <table:table-cell table:formula="of:=MIN([.ER$2:.ER$101])" office:value-type="float" office:value="0" calcext:value-type="float">
            <text:p>0</text:p>
          </table:table-cell>
          <table:table-cell table:formula="of:=MIN([.ES$2:.ES$101])" office:value-type="float" office:value="0.25" calcext:value-type="float">
            <text:p>0.25</text:p>
          </table:table-cell>
          <table:table-cell table:formula="of:=MIN([.ET$2:.ET$101])" office:value-type="float" office:value="0.25" calcext:value-type="float">
            <text:p>0.25</text:p>
          </table:table-cell>
          <table:table-cell table:formula="of:=MIN([.EU$2:.EU$101])" office:value-type="float" office:value="0.25" calcext:value-type="float">
            <text:p>0.25</text:p>
          </table:table-cell>
          <table:table-cell table:formula="of:=MIN([.EV$2:.EV$101])" office:value-type="float" office:value="0.0542590431738623" calcext:value-type="float">
            <text:p>0.0542590431738623</text:p>
          </table:table-cell>
          <table:table-cell table:formula="of:=MIN([.EW$2:.EW$101])" office:value-type="float" office:value="0.0493352721229747" calcext:value-type="float">
            <text:p>0.0493352721229747</text:p>
          </table:table-cell>
          <table:table-cell table:formula="of:=MIN([.EX$2:.EX$101])" office:value-type="float" office:value="0.0992227979274612" calcext:value-type="float">
            <text:p>0.0992227979274612</text:p>
          </table:table-cell>
          <table:table-cell table:formula="of:=MIN([.EY$2:.EY$101])" office:value-type="float" office:value="0" calcext:value-type="float">
            <text:p>0</text:p>
          </table:table-cell>
          <table:table-cell table:formula="of:=MIN([.EZ$2:.EZ$101])" office:value-type="float" office:value="0" calcext:value-type="float">
            <text:p>0</text:p>
          </table:table-cell>
          <table:table-cell table:formula="of:=MIN([.FA$2:.FA$101])" office:value-type="float" office:value="0.1" calcext:value-type="float">
            <text:p>0.1</text:p>
          </table:table-cell>
          <table:table-cell table:formula="of:=MIN([.FB$2:.FB$101])" office:value-type="float" office:value="2305" calcext:value-type="float">
            <text:p>2305</text:p>
          </table:table-cell>
          <table:table-cell table:formula="of:=MIN([.FC$2:.FC$101])" office:value-type="float" office:value="0" calcext:value-type="float">
            <text:p>0</text:p>
          </table:table-cell>
          <table:table-cell table:formula="of:=MIN([.FD$2:.FD$101])" office:value-type="float" office:value="133" calcext:value-type="float">
            <text:p>133</text:p>
          </table:table-cell>
          <table:table-cell table:formula="of:=MIN([.FE$2:.FE$101])" office:value-type="float" office:value="0" calcext:value-type="float">
            <text:p>0</text:p>
          </table:table-cell>
          <table:table-cell table:formula="of:=MIN([.FF$2:.FF$101])" office:value-type="float" office:value="0" calcext:value-type="float">
            <text:p>0</text:p>
          </table:table-cell>
          <table:table-cell table:formula="of:=MIN([.FG$2:.FG$101])" office:value-type="float" office:value="0" calcext:value-type="float">
            <text:p>0</text:p>
          </table:table-cell>
          <table:table-cell table:formula="of:=MIN([.FH$2:.FH$101])" office:value-type="float" office:value="0" calcext:value-type="float">
            <text:p>0</text:p>
          </table:table-cell>
          <table:table-cell table:formula="of:=MIN([.FI$2:.FI$101])" office:value-type="float" office:value="0.285714285714286" calcext:value-type="float">
            <text:p>0.285714285714286</text:p>
          </table:table-cell>
          <table:table-cell table:formula="of:=MIN([.FJ$2:.FJ$101])" office:value-type="float" office:value="0.285714285714286" calcext:value-type="float">
            <text:p>0.285714285714286</text:p>
          </table:table-cell>
          <table:table-cell table:formula="of:=MIN([.FK$2:.FK$101])" office:value-type="float" office:value="0.25" calcext:value-type="float">
            <text:p>0.25</text:p>
          </table:table-cell>
          <table:table-cell table:formula="of:=MIN([.FL$2:.FL$101])" office:value-type="float" office:value="0.0528390110527983" calcext:value-type="float">
            <text:p>0.0528390110527983</text:p>
          </table:table-cell>
          <table:table-cell table:formula="of:=MIN([.FM$2:.FM$101])" office:value-type="float" office:value="0.0501360573748433" calcext:value-type="float">
            <text:p>0.0501360573748433</text:p>
          </table:table-cell>
          <table:table-cell table:formula="of:=MIN([.FN$2:.FN$101])" office:value-type="float" office:value="0.0779678315059668" calcext:value-type="float">
            <text:p>0.0779678315059668</text:p>
          </table:table-cell>
          <table:table-cell table:formula="of:=MIN([.FO$2:.FO$101])" office:value-type="float" office:value="0.0329268292682927" calcext:value-type="float">
            <text:p>0.0329268292682927</text:p>
          </table:table-cell>
          <table:table-cell table:formula="of:=MIN([.FP$2:.FP$101])" office:value-type="float" office:value="0.0329268292682927" calcext:value-type="float">
            <text:p>0.0329268292682927</text:p>
          </table:table-cell>
          <table:table-cell table:formula="of:=MIN([.FQ$2:.FQ$101])" office:value-type="float" office:value="0.037037037037037" calcext:value-type="float">
            <text:p>0.037037037037037</text:p>
          </table:table-cell>
          <table:table-cell table:formula="of:=MIN([.FR$2:.FR$101])" office:value-type="float" office:value="2291" calcext:value-type="float">
            <text:p>2291</text:p>
          </table:table-cell>
          <table:table-cell table:formula="of:=MIN([.FS$2:.FS$101])" office:value-type="float" office:value="0" calcext:value-type="float">
            <text:p>0</text:p>
          </table:table-cell>
          <table:table-cell table:formula="of:=MIN([.FT$2:.FT$101])" office:value-type="float" office:value="130" calcext:value-type="float">
            <text:p>130</text:p>
          </table:table-cell>
          <table:table-cell table:formula="of:=MIN([.FU$2:.FU$101])" office:value-type="float" office:value="0" calcext:value-type="float">
            <text:p>0</text:p>
          </table:table-cell>
          <table:table-cell table:formula="of:=MIN([.FV$2:.FV$101])" office:value-type="float" office:value="0" calcext:value-type="float">
            <text:p>0</text:p>
          </table:table-cell>
          <table:table-cell table:formula="of:=MIN([.FW$2:.FW$101])" office:value-type="float" office:value="0" calcext:value-type="float">
            <text:p>0</text:p>
          </table:table-cell>
          <table:table-cell table:formula="of:=MIN([.FX$2:.FX$101])" office:value-type="float" office:value="0" calcext:value-type="float">
            <text:p>0</text:p>
          </table:table-cell>
          <table:table-cell table:formula="of:=MIN([.FY$2:.FY$101])" office:value-type="float" office:value="0.93" calcext:value-type="float">
            <text:p>0.93</text:p>
          </table:table-cell>
          <table:table-cell table:formula="of:=MIN([.FZ$2:.FZ$101])" office:value-type="float" office:value="0.91" calcext:value-type="float">
            <text:p>0.91</text:p>
          </table:table-cell>
          <table:table-cell table:formula="of:=MIN([.GA$2:.GA$101])" office:value-type="float" office:value="0.63" calcext:value-type="float">
            <text:p>0.63</text:p>
          </table:table-cell>
          <table:table-cell table:formula="of:=MIN([.GB$2:.GB$101])" office:value-type="float" office:value="0.0610455327942204" calcext:value-type="float">
            <text:p>0.0610455327942204</text:p>
          </table:table-cell>
          <table:table-cell table:formula="of:=MIN([.GC$2:.GC$101])" office:value-type="float" office:value="0.0546611358626577" calcext:value-type="float">
            <text:p>0.0546611358626577</text:p>
          </table:table-cell>
          <table:table-cell table:formula="of:=MIN([.GD$2:.GD$101])" office:value-type="float" office:value="0.0922656440580389" calcext:value-type="float">
            <text:p>0.0922656440580389</text:p>
          </table:table-cell>
          <table:table-cell table:formula="of:=MIN([.GE$2:.GE$101])" office:value-type="float" office:value="0.0298507462686567" calcext:value-type="float">
            <text:p>0.0298507462686567</text:p>
          </table:table-cell>
          <table:table-cell table:formula="of:=MIN([.GF$2:.GF$101])" office:value-type="float" office:value="0.0298507462686567" calcext:value-type="float">
            <text:p>0.0298507462686567</text:p>
          </table:table-cell>
          <table:table-cell table:formula="of:=MIN([.GG$2:.GG$101])" office:value-type="float" office:value="0.0298507462686567" calcext:value-type="float">
            <text:p>0.0298507462686567</text:p>
          </table:table-cell>
          <table:table-cell table:formula="of:=MIN([.GH$2:.GH$101])" office:value-type="float" office:value="2280" calcext:value-type="float">
            <text:p>2280</text:p>
          </table:table-cell>
          <table:table-cell table:formula="of:=MIN([.GI$2:.GI$101])" office:value-type="float" office:value="2" calcext:value-type="float">
            <text:p>2</text:p>
          </table:table-cell>
          <table:table-cell table:formula="of:=MIN([.GJ$2:.GJ$101])" office:value-type="float" office:value="131" calcext:value-type="float">
            <text:p>131</text:p>
          </table:table-cell>
          <table:table-cell table:formula="of:=MIN([.GK$2:.GK$101])" office:value-type="float" office:value="14" calcext:value-type="float">
            <text:p>14</text:p>
          </table:table-cell>
          <table:table-cell table:formula="of:=MIN([.GL$2:.GL$101])" office:value-type="float" office:value="0" calcext:value-type="float">
            <text:p>0</text:p>
          </table:table-cell>
          <table:table-cell table:formula="of:=MIN([.GM$2:.GM$101])" office:value-type="float" office:value="0" calcext:value-type="float">
            <text:p>0</text:p>
          </table:table-cell>
          <table:table-cell table:formula="of:=MIN([.GN$2:.GN$101])" office:value-type="float" office:value="0" calcext:value-type="float">
            <text:p>0</text:p>
          </table:table-cell>
          <table:table-cell table:formula="of:=MIN([.GO$2:.GO$101])" office:value-type="float" office:value="0" calcext:value-type="float">
            <text:p>0</text:p>
          </table:table-cell>
          <table:table-cell table:formula="of:=MIN([.GP$2:.GP$101])" office:value-type="float" office:value="0" calcext:value-type="float">
            <text:p>0</text:p>
          </table:table-cell>
          <table:table-cell table:formula="of:=MIN([.GQ$2:.GQ$101])" office:value-type="float" office:value="0" calcext:value-type="float">
            <text:p>0</text:p>
          </table:table-cell>
          <table:table-cell table:formula="of:=MIN([.GR$2:.GR$101])" office:value-type="float" office:value="0" calcext:value-type="float">
            <text:p>0</text:p>
          </table:table-cell>
          <table:table-cell table:formula="of:=MIN([.GS$2:.GS$101])" office:value-type="float" office:value="0" calcext:value-type="float">
            <text:p>0</text:p>
          </table:table-cell>
          <table:table-cell table:formula="of:=MIN([.GT$2:.GT$101])" office:value-type="float" office:value="0" calcext:value-type="float">
            <text:p>0</text:p>
          </table:table-cell>
          <table:table-cell table:formula="of:=MIN([.GU$2:.GU$101])" office:value-type="float" office:value="0" calcext:value-type="float">
            <text:p>0</text:p>
          </table:table-cell>
          <table:table-cell table:formula="of:=MIN([.GV$2:.GV$101])" office:value-type="float" office:value="0" calcext:value-type="float">
            <text:p>0</text:p>
          </table:table-cell>
          <table:table-cell table:formula="of:=MIN([.GW$2:.GW$101])" office:value-type="float" office:value="0" calcext:value-type="float">
            <text:p>0</text:p>
          </table:table-cell>
          <table:table-cell table:formula="of:=MIN([.GX$2:.GX$101])" office:value-type="float" office:value="2342" calcext:value-type="float">
            <text:p>2342</text:p>
          </table:table-cell>
          <table:table-cell table:formula="of:=MIN([.GY$2:.GY$101])" office:value-type="float" office:value="0" calcext:value-type="float">
            <text:p>0</text:p>
          </table:table-cell>
          <table:table-cell table:formula="of:=MIN([.GZ$2:.GZ$101])" office:value-type="float" office:value="153" calcext:value-type="float">
            <text:p>153</text:p>
          </table:table-cell>
          <table:table-cell table:formula="of:=MIN([.HA$2:.HA$101])" office:value-type="float" office:value="0" calcext:value-type="float">
            <text:p>0</text:p>
          </table:table-cell>
          <table:table-cell table:formula="of:=MIN([.HB$2:.HB$101])" office:value-type="float" office:value="0" calcext:value-type="float">
            <text:p>0</text:p>
          </table:table-cell>
          <table:table-cell table:formula="of:=MIN([.HC$2:.HC$101])" office:value-type="float" office:value="0" calcext:value-type="float">
            <text:p>0</text:p>
          </table:table-cell>
          <table:table-cell table:formula="of:=MIN([.HD$2:.HD$101])" office:value-type="float" office:value="0" calcext:value-type="float">
            <text:p>0</text:p>
          </table:table-cell>
          <table:table-cell table:formula="of:=MIN([.HE$2:.HE$101])" office:value-type="float" office:value="0" calcext:value-type="float">
            <text:p>0</text:p>
          </table:table-cell>
          <table:table-cell table:formula="of:=MIN([.HF$2:.HF$101])" office:value-type="float" office:value="0" calcext:value-type="float">
            <text:p>0</text:p>
          </table:table-cell>
          <table:table-cell table:formula="of:=MIN([.HG$2:.HG$101])" office:value-type="float" office:value="0" calcext:value-type="float">
            <text:p>0</text:p>
          </table:table-cell>
          <table:table-cell table:formula="of:=MIN([.HH$2:.HH$101])" office:value-type="float" office:value="0" calcext:value-type="float">
            <text:p>0</text:p>
          </table:table-cell>
          <table:table-cell table:formula="of:=MIN([.HI$2:.HI$101])" office:value-type="float" office:value="0" calcext:value-type="float">
            <text:p>0</text:p>
          </table:table-cell>
          <table:table-cell table:formula="of:=MIN([.HJ$2:.HJ$101])" office:value-type="float" office:value="0" calcext:value-type="float">
            <text:p>0</text:p>
          </table:table-cell>
          <table:table-cell table:formula="of:=MIN([.HK$2:.HK$101])" office:value-type="float" office:value="0" calcext:value-type="float">
            <text:p>0</text:p>
          </table:table-cell>
          <table:table-cell table:formula="of:=MIN([.HL$2:.HL$101])" office:value-type="float" office:value="0" calcext:value-type="float">
            <text:p>0</text:p>
          </table:table-cell>
          <table:table-cell table:formula="of:=MIN([.HM$2:.HM$101])" office:value-type="float" office:value="0" calcext:value-type="float">
            <text:p>0</text:p>
          </table:table-cell>
          <table:table-cell table:formula="of:=MIN([.HN$2:.HN$101])" office:value-type="float" office:value="2342" calcext:value-type="float">
            <text:p>2342</text:p>
          </table:table-cell>
          <table:table-cell table:formula="of:=MIN([.HO$2:.HO$101])" office:value-type="float" office:value="0" calcext:value-type="float">
            <text:p>0</text:p>
          </table:table-cell>
          <table:table-cell table:formula="of:=MIN([.HP$2:.HP$101])" office:value-type="float" office:value="153" calcext:value-type="float">
            <text:p>153</text:p>
          </table:table-cell>
          <table:table-cell table:formula="of:=MIN([.HQ$2:.HQ$101])"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101])" office:value-type="float" office:value="0.000217983979382552" calcext:value-type="float">
            <text:p>0.000217983979382552</text:p>
          </table:table-cell>
          <table:table-cell table:formula="of:=MAX([.C$2:.C$101])" office:value-type="float" office:value="0.000217983979382552" calcext:value-type="float">
            <text:p>0.000217983979382552</text:p>
          </table:table-cell>
          <table:table-cell table:formula="of:=MAX([.D$2:.D$101])" office:value-type="float" office:value="0.000290380557999015" calcext:value-type="float">
            <text:p>0.000290380557999015</text:p>
          </table:table-cell>
          <table:table-cell table:formula="of:=MAX([.E$2:.E$101])" office:value-type="float" office:value="0.999988079071045" calcext:value-type="float">
            <text:p>0.999988079071045</text:p>
          </table:table-cell>
          <table:table-cell table:formula="of:=MAX([.F$2:.F$101])" office:value-type="float" office:value="0.999988079071045" calcext:value-type="float">
            <text:p>0.999988079071045</text:p>
          </table:table-cell>
          <table:table-cell table:formula="of:=MAX([.G$2:.G$101])" office:value-type="float" office:value="0.999979019165039" calcext:value-type="float">
            <text:p>0.999979019165039</text:p>
          </table:table-cell>
          <table:table-cell table:formula="of:=MAX([.H$2:.H$101])" office:value-type="float" office:value="0.114592256469935" calcext:value-type="float">
            <text:p>0.114592256469935</text:p>
          </table:table-cell>
          <table:table-cell table:formula="of:=MAX([.I$2:.I$101])" office:value-type="float" office:value="0.0938908060845669" calcext:value-type="float">
            <text:p>0.0938908060845669</text:p>
          </table:table-cell>
          <table:table-cell table:formula="of:=MAX([.J$2:.J$101])" office:value-type="float" office:value="0.404747556243249" calcext:value-type="float">
            <text:p>0.404747556243249</text:p>
          </table:table-cell>
          <table:table-cell table:formula="of:=MAX([.K$2:.K$101])" office:value-type="float" office:value="0.0029196438845247" calcext:value-type="float">
            <text:p>0.0029196438845247</text:p>
          </table:table-cell>
          <table:table-cell table:formula="of:=MAX([.L$2:.L$101])" office:value-type="float" office:value="0.00224390218500048" calcext:value-type="float">
            <text:p>0.00224390218500048</text:p>
          </table:table-cell>
          <table:table-cell table:formula="of:=MAX([.M$2:.M$101])" office:value-type="float" office:value="0.195906072854996" calcext:value-type="float">
            <text:p>0.195906072854996</text:p>
          </table:table-cell>
          <table:table-cell table:formula="of:=MAX([.N$2:.N$101])" office:value-type="float" office:value="2387" calcext:value-type="float">
            <text:p>2387</text:p>
          </table:table-cell>
          <table:table-cell table:formula="of:=MAX([.O$2:.O$101])" office:value-type="float" office:value="77" calcext:value-type="float">
            <text:p>77</text:p>
          </table:table-cell>
          <table:table-cell table:formula="of:=MAX([.P$2:.P$101])" office:value-type="float" office:value="197" calcext:value-type="float">
            <text:p>197</text:p>
          </table:table-cell>
          <table:table-cell table:formula="of:=MAX([.Q$2:.Q$101])" office:value-type="float" office:value="216" calcext:value-type="float">
            <text:p>216</text:p>
          </table:table-cell>
          <table:table-cell table:formula="of:=MAX([.R$2:.R$101])" office:value-type="float" office:value="0.0431571968539027" calcext:value-type="float">
            <text:p>0.0431571968539027</text:p>
          </table:table-cell>
          <table:table-cell table:formula="of:=MAX([.S$2:.S$101])" office:value-type="float" office:value="0.0431571968539027" calcext:value-type="float">
            <text:p>0.0431571968539027</text:p>
          </table:table-cell>
          <table:table-cell table:formula="of:=MAX([.T$2:.T$101])" office:value-type="float" office:value="0.0449464673082186" calcext:value-type="float">
            <text:p>0.0449464673082186</text:p>
          </table:table-cell>
          <table:table-cell table:formula="of:=MAX([.U$2:.U$101])" office:value-type="float" office:value="0.992221366668928" calcext:value-type="float">
            <text:p>0.992221366668928</text:p>
          </table:table-cell>
          <table:table-cell table:formula="of:=MAX([.V$2:.V$101])" office:value-type="float" office:value="0.967373317458049" calcext:value-type="float">
            <text:p>0.967373317458049</text:p>
          </table:table-cell>
          <table:table-cell table:formula="of:=MAX([.W$2:.W$101])" office:value-type="float" office:value="0.992221366668928" calcext:value-type="float">
            <text:p>0.992221366668928</text:p>
          </table:table-cell>
          <table:table-cell table:formula="of:=MAX([.X$2:.X$101])" office:value-type="float" office:value="0.0897978969002997" calcext:value-type="float">
            <text:p>0.0897978969002997</text:p>
          </table:table-cell>
          <table:table-cell table:formula="of:=MAX([.Y$2:.Y$101])" office:value-type="float" office:value="0.0822922446947541" calcext:value-type="float">
            <text:p>0.0822922446947541</text:p>
          </table:table-cell>
          <table:table-cell table:formula="of:=MAX([.Z$2:.Z$101])" office:value-type="float" office:value="0.22323378169391" calcext:value-type="float">
            <text:p>0.22323378169391</text:p>
          </table:table-cell>
          <table:table-cell table:formula="of:=MAX([.AA$2:.AA$101])" office:value-type="float" office:value="0.0624187313522838" calcext:value-type="float">
            <text:p>0.0624187313522838</text:p>
          </table:table-cell>
          <table:table-cell table:formula="of:=MAX([.AB$2:.AB$101])" office:value-type="float" office:value="0.060999387475984" calcext:value-type="float">
            <text:p>0.060999387475984</text:p>
          </table:table-cell>
          <table:table-cell table:formula="of:=MAX([.AC$2:.AC$101])" office:value-type="float" office:value="0.138228824556173" calcext:value-type="float">
            <text:p>0.138228824556173</text:p>
          </table:table-cell>
          <table:table-cell table:formula="of:=MAX([.AD$2:.AD$101])" office:value-type="float" office:value="2408" calcext:value-type="float">
            <text:p>2408</text:p>
          </table:table-cell>
          <table:table-cell table:formula="of:=MAX([.AE$2:.AE$101])" office:value-type="float" office:value="29" calcext:value-type="float">
            <text:p>29</text:p>
          </table:table-cell>
          <table:table-cell table:formula="of:=MAX([.AF$2:.AF$101])" office:value-type="float" office:value="219" calcext:value-type="float">
            <text:p>219</text:p>
          </table:table-cell>
          <table:table-cell table:formula="of:=MAX([.AG$2:.AG$101])" office:value-type="float" office:value="48" calcext:value-type="float">
            <text:p>48</text:p>
          </table:table-cell>
          <table:table-cell table:formula="of:=MAX([.AH$2:.AH$101])" office:value-type="float" office:value="0.0431188549240434" calcext:value-type="float">
            <text:p>0.0431188549240434</text:p>
          </table:table-cell>
          <table:table-cell table:formula="of:=MAX([.AI$2:.AI$101])" office:value-type="float" office:value="0.0431188549240434" calcext:value-type="float">
            <text:p>0.0431188549240434</text:p>
          </table:table-cell>
          <table:table-cell table:formula="of:=MAX([.AJ$2:.AJ$101])" office:value-type="float" office:value="0.0449088094412975" calcext:value-type="float">
            <text:p>0.0449088094412975</text:p>
          </table:table-cell>
          <table:table-cell table:formula="of:=MAX([.AK$2:.AK$101])" office:value-type="float" office:value="0.992327086579688" calcext:value-type="float">
            <text:p>0.992327086579688</text:p>
          </table:table-cell>
          <table:table-cell table:formula="of:=MAX([.AL$2:.AL$101])" office:value-type="float" office:value="0.967737663554336" calcext:value-type="float">
            <text:p>0.967737663554336</text:p>
          </table:table-cell>
          <table:table-cell table:formula="of:=MAX([.AM$2:.AM$101])" office:value-type="float" office:value="0.992327086579688" calcext:value-type="float">
            <text:p>0.992327086579688</text:p>
          </table:table-cell>
          <table:table-cell table:formula="of:=MAX([.AN$2:.AN$101])" office:value-type="float" office:value="0.0898014909614497" calcext:value-type="float">
            <text:p>0.0898014909614497</text:p>
          </table:table-cell>
          <table:table-cell table:formula="of:=MAX([.AO$2:.AO$101])" office:value-type="float" office:value="0.0822894377194182" calcext:value-type="float">
            <text:p>0.0822894377194182</text:p>
          </table:table-cell>
          <table:table-cell table:formula="of:=MAX([.AP$2:.AP$101])" office:value-type="float" office:value="0.223439329199176" calcext:value-type="float">
            <text:p>0.223439329199176</text:p>
          </table:table-cell>
          <table:table-cell table:formula="of:=MAX([.AQ$2:.AQ$101])" office:value-type="float" office:value="0.0623918677661156" calcext:value-type="float">
            <text:p>0.0623918677661156</text:p>
          </table:table-cell>
          <table:table-cell table:formula="of:=MAX([.AR$2:.AR$101])" office:value-type="float" office:value="0.0609714015693872" calcext:value-type="float">
            <text:p>0.0609714015693872</text:p>
          </table:table-cell>
          <table:table-cell table:formula="of:=MAX([.AS$2:.AS$101])" office:value-type="float" office:value="0.13825132974449" calcext:value-type="float">
            <text:p>0.13825132974449</text:p>
          </table:table-cell>
          <table:table-cell table:formula="of:=MAX([.AT$2:.AT$101])" office:value-type="float" office:value="2408" calcext:value-type="float">
            <text:p>2408</text:p>
          </table:table-cell>
          <table:table-cell table:formula="of:=MAX([.AU$2:.AU$101])" office:value-type="float" office:value="29" calcext:value-type="float">
            <text:p>29</text:p>
          </table:table-cell>
          <table:table-cell table:formula="of:=MAX([.AV$2:.AV$101])" office:value-type="float" office:value="219" calcext:value-type="float">
            <text:p>219</text:p>
          </table:table-cell>
          <table:table-cell table:formula="of:=MAX([.AW$2:.AW$101])" office:value-type="float" office:value="49" calcext:value-type="float">
            <text:p>49</text:p>
          </table:table-cell>
          <table:table-cell table:formula="of:=MAX([.AX$2:.AX$101])" office:value-type="float" office:value="0.0342458551870714" calcext:value-type="float">
            <text:p>0.0342458551870714</text:p>
          </table:table-cell>
          <table:table-cell table:formula="of:=MAX([.AY$2:.AY$101])" office:value-type="float" office:value="0.0342458551870714" calcext:value-type="float">
            <text:p>0.0342458551870714</text:p>
          </table:table-cell>
          <table:table-cell table:formula="of:=MAX([.AZ$2:.AZ$101])" office:value-type="float" office:value="0.0366631539102397" calcext:value-type="float">
            <text:p>0.0366631539102397</text:p>
          </table:table-cell>
          <table:table-cell table:formula="of:=MAX([.BA$2:.BA$101])" office:value-type="float" office:value="0.987139320251741" calcext:value-type="float">
            <text:p>0.987139320251741</text:p>
          </table:table-cell>
          <table:table-cell table:formula="of:=MAX([.BB$2:.BB$101])" office:value-type="float" office:value="0.987139320251741" calcext:value-type="float">
            <text:p>0.987139320251741</text:p>
          </table:table-cell>
          <table:table-cell table:formula="of:=MAX([.BC$2:.BC$101])" office:value-type="float" office:value="0.986507973097928" calcext:value-type="float">
            <text:p>0.986507973097928</text:p>
          </table:table-cell>
          <table:table-cell table:formula="of:=MAX([.BD$2:.BD$101])" office:value-type="float" office:value="0.160249996749891" calcext:value-type="float">
            <text:p>0.160249996749891</text:p>
          </table:table-cell>
          <table:table-cell table:formula="of:=MAX([.BE$2:.BE$101])" office:value-type="float" office:value="0.148096640350322" calcext:value-type="float">
            <text:p>0.148096640350322</text:p>
          </table:table-cell>
          <table:table-cell table:formula="of:=MAX([.BF$2:.BF$101])" office:value-type="float" office:value="0.41495873668052" calcext:value-type="float">
            <text:p>0.41495873668052</text:p>
          </table:table-cell>
          <table:table-cell table:formula="of:=MAX([.BG$2:.BG$101])" office:value-type="float" office:value="0.0628428268890802" calcext:value-type="float">
            <text:p>0.0628428268890802</text:p>
          </table:table-cell>
          <table:table-cell table:formula="of:=MAX([.BH$2:.BH$101])" office:value-type="float" office:value="0.0588692233217355" calcext:value-type="float">
            <text:p>0.0588692233217355</text:p>
          </table:table-cell>
          <table:table-cell table:formula="of:=MAX([.BI$2:.BI$101])" office:value-type="float" office:value="0.347317538988446" calcext:value-type="float">
            <text:p>0.347317538988446</text:p>
          </table:table-cell>
          <table:table-cell table:formula="of:=MAX([.BJ$2:.BJ$101])" office:value-type="float" office:value="2387" calcext:value-type="float">
            <text:p>2387</text:p>
          </table:table-cell>
          <table:table-cell table:formula="of:=MAX([.BK$2:.BK$101])" office:value-type="float" office:value="77" calcext:value-type="float">
            <text:p>77</text:p>
          </table:table-cell>
          <table:table-cell table:formula="of:=MAX([.BL$2:.BL$101])" office:value-type="float" office:value="197" calcext:value-type="float">
            <text:p>197</text:p>
          </table:table-cell>
          <table:table-cell table:formula="of:=MAX([.BM$2:.BM$101])" office:value-type="float" office:value="216" calcext:value-type="float">
            <text:p>216</text:p>
          </table:table-cell>
          <table:table-cell table:formula="of:=MAX([.BN$2:.BN$101])" office:value-type="float" office:value="0.0000156227051775204" calcext:value-type="float">
            <text:p>1.56227051775204E-05</text:p>
          </table:table-cell>
          <table:table-cell table:formula="of:=MAX([.BO$2:.BO$101])" office:value-type="float" office:value="0.0000156227051775204" calcext:value-type="float">
            <text:p>1.56227051775204E-05</text:p>
          </table:table-cell>
          <table:table-cell table:formula="of:=MAX([.BP$2:.BP$101])" office:value-type="float" office:value="0.0212765957446808" calcext:value-type="float">
            <text:p>0.0212765957446808</text:p>
          </table:table-cell>
          <table:table-cell table:formula="of:=MAX([.BQ$2:.BQ$101])" office:value-type="float" office:value="1" calcext:value-type="float">
            <text:p>1</text:p>
          </table:table-cell>
          <table:table-cell table:formula="of:=MAX([.BR$2:.BR$101])" office:value-type="float" office:value="1" calcext:value-type="float">
            <text:p>1</text:p>
          </table:table-cell>
          <table:table-cell table:formula="of:=MAX([.BS$2:.BS$101])" office:value-type="float" office:value="1" calcext:value-type="float">
            <text:p>1</text:p>
          </table:table-cell>
          <table:table-cell table:formula="of:=MAX([.BT$2:.BT$101])" office:value-type="float" office:value="0.0898391284099097" calcext:value-type="float">
            <text:p>0.0898391284099097</text:p>
          </table:table-cell>
          <table:table-cell table:formula="of:=MAX([.BU$2:.BU$101])" office:value-type="float" office:value="0.0816445134300453" calcext:value-type="float">
            <text:p>0.0816445134300453</text:p>
          </table:table-cell>
          <table:table-cell table:formula="of:=MAX([.BV$2:.BV$101])" office:value-type="float" office:value="0.242231006921198" calcext:value-type="float">
            <text:p>0.242231006921198</text:p>
          </table:table-cell>
          <table:table-cell table:formula="of:=MAX([.BW$2:.BW$101])" office:value-type="float" office:value="0.071969696969697" calcext:value-type="float">
            <text:p>0.071969696969697</text:p>
          </table:table-cell>
          <table:table-cell table:formula="of:=MAX([.BX$2:.BX$101])" office:value-type="float" office:value="0.0634920634920635" calcext:value-type="float">
            <text:p>0.0634920634920635</text:p>
          </table:table-cell>
          <table:table-cell table:formula="of:=MAX([.BY$2:.BY$101])" office:value-type="float" office:value="0.233333333333333" calcext:value-type="float">
            <text:p>0.233333333333333</text:p>
          </table:table-cell>
          <table:table-cell table:formula="of:=MAX([.BZ$2:.BZ$101])" office:value-type="float" office:value="2409" calcext:value-type="float">
            <text:p>2409</text:p>
          </table:table-cell>
          <table:table-cell table:formula="of:=MAX([.CA$2:.CA$101])" office:value-type="float" office:value="32" calcext:value-type="float">
            <text:p>32</text:p>
          </table:table-cell>
          <table:table-cell table:formula="of:=MAX([.CB$2:.CB$101])" office:value-type="float" office:value="221" calcext:value-type="float">
            <text:p>221</text:p>
          </table:table-cell>
          <table:table-cell table:formula="of:=MAX([.CC$2:.CC$101])" office:value-type="float" office:value="54" calcext:value-type="float">
            <text:p>54</text:p>
          </table:table-cell>
          <table:table-cell table:formula="of:=MAX([.CD$2:.CD$101])" office:value-type="float" office:value="0.0105540897097625" calcext:value-type="float">
            <text:p>0.0105540897097625</text:p>
          </table:table-cell>
          <table:table-cell table:formula="of:=MAX([.CE$2:.CE$101])" office:value-type="float" office:value="0.0105540897097625" calcext:value-type="float">
            <text:p>0.0105540897097625</text:p>
          </table:table-cell>
          <table:table-cell table:formula="of:=MAX([.CF$2:.CF$101])" office:value-type="float" office:value="0.0212765957446808" calcext:value-type="float">
            <text:p>0.0212765957446808</text:p>
          </table:table-cell>
          <table:table-cell table:formula="of:=MAX([.CG$2:.CG$101])" office:value-type="float" office:value="1" calcext:value-type="float">
            <text:p>1</text:p>
          </table:table-cell>
          <table:table-cell table:formula="of:=MAX([.CH$2:.CH$101])" office:value-type="float" office:value="1" calcext:value-type="float">
            <text:p>1</text:p>
          </table:table-cell>
          <table:table-cell table:formula="of:=MAX([.CI$2:.CI$101])" office:value-type="float" office:value="1" calcext:value-type="float">
            <text:p>1</text:p>
          </table:table-cell>
          <table:table-cell table:formula="of:=MAX([.CJ$2:.CJ$101])" office:value-type="float" office:value="0.0898391244081624" calcext:value-type="float">
            <text:p>0.0898391244081624</text:p>
          </table:table-cell>
          <table:table-cell table:formula="of:=MAX([.CK$2:.CK$101])" office:value-type="float" office:value="0.0816445091378082" calcext:value-type="float">
            <text:p>0.0816445091378082</text:p>
          </table:table-cell>
          <table:table-cell table:formula="of:=MAX([.CL$2:.CL$101])" office:value-type="float" office:value="0.235520542621079" calcext:value-type="float">
            <text:p>0.235520542621079</text:p>
          </table:table-cell>
          <table:table-cell table:formula="of:=MAX([.CM$2:.CM$101])" office:value-type="float" office:value="0.071969696969697" calcext:value-type="float">
            <text:p>0.071969696969697</text:p>
          </table:table-cell>
          <table:table-cell table:formula="of:=MAX([.CN$2:.CN$101])" office:value-type="float" office:value="0.0634920634920635" calcext:value-type="float">
            <text:p>0.0634920634920635</text:p>
          </table:table-cell>
          <table:table-cell table:formula="of:=MAX([.CO$2:.CO$101])" office:value-type="float" office:value="0.233333333333333" calcext:value-type="float">
            <text:p>0.233333333333333</text:p>
          </table:table-cell>
          <table:table-cell table:formula="of:=MAX([.CP$2:.CP$101])" office:value-type="float" office:value="2410" calcext:value-type="float">
            <text:p>2410</text:p>
          </table:table-cell>
          <table:table-cell table:formula="of:=MAX([.CQ$2:.CQ$101])" office:value-type="float" office:value="32" calcext:value-type="float">
            <text:p>32</text:p>
          </table:table-cell>
          <table:table-cell table:formula="of:=MAX([.CR$2:.CR$101])" office:value-type="float" office:value="221" calcext:value-type="float">
            <text:p>221</text:p>
          </table:table-cell>
          <table:table-cell table:formula="of:=MAX([.CS$2:.CS$101])" office:value-type="float" office:value="54" calcext:value-type="float">
            <text:p>54</text:p>
          </table:table-cell>
          <table:table-cell table:formula="of:=MAX([.CT$2:.CT$101])" office:value-type="float" office:value="0" calcext:value-type="float">
            <text:p>0</text:p>
          </table:table-cell>
          <table:table-cell table:formula="of:=MAX([.CU$2:.CU$101])" office:value-type="float" office:value="0" calcext:value-type="float">
            <text:p>0</text:p>
          </table:table-cell>
          <table:table-cell table:formula="of:=MAX([.CV$2:.CV$101])" office:value-type="float" office:value="0.0622448979591837" calcext:value-type="float">
            <text:p>0.0622448979591837</text:p>
          </table:table-cell>
          <table:table-cell table:formula="of:=MAX([.CW$2:.CW$101])" office:value-type="float" office:value="1" calcext:value-type="float">
            <text:p>1</text:p>
          </table:table-cell>
          <table:table-cell table:formula="of:=MAX([.CX$2:.CX$101])" office:value-type="float" office:value="1" calcext:value-type="float">
            <text:p>1</text:p>
          </table:table-cell>
          <table:table-cell table:formula="of:=MAX([.CY$2:.CY$101])" office:value-type="float" office:value="1" calcext:value-type="float">
            <text:p>1</text:p>
          </table:table-cell>
          <table:table-cell table:formula="of:=MAX([.CZ$2:.CZ$101])" office:value-type="float" office:value="0.089411115423515" calcext:value-type="float">
            <text:p>0.089411115423515</text:p>
          </table:table-cell>
          <table:table-cell table:formula="of:=MAX([.DA$2:.DA$101])" office:value-type="float" office:value="0.0864997414798744" calcext:value-type="float">
            <text:p>0.0864997414798744</text:p>
          </table:table-cell>
          <table:table-cell table:formula="of:=MAX([.DB$2:.DB$101])" office:value-type="float" office:value="0.2007681202432" calcext:value-type="float">
            <text:p>0.2007681202432</text:p>
          </table:table-cell>
          <table:table-cell table:formula="of:=MAX([.DC$2:.DC$101])" office:value-type="float" office:value="0.0754912099276112" calcext:value-type="float">
            <text:p>0.0754912099276112</text:p>
          </table:table-cell>
          <table:table-cell table:formula="of:=MAX([.DD$2:.DD$101])" office:value-type="float" office:value="0.0754912099276112" calcext:value-type="float">
            <text:p>0.0754912099276112</text:p>
          </table:table-cell>
          <table:table-cell table:formula="of:=MAX([.DE$2:.DE$101])" office:value-type="float" office:value="0.125" calcext:value-type="float">
            <text:p>0.125</text:p>
          </table:table-cell>
          <table:table-cell table:formula="of:=MAX([.DF$2:.DF$101])" office:value-type="float" office:value="2408" calcext:value-type="float">
            <text:p>2408</text:p>
          </table:table-cell>
          <table:table-cell table:formula="of:=MAX([.DG$2:.DG$101])" office:value-type="float" office:value="48" calcext:value-type="float">
            <text:p>48</text:p>
          </table:table-cell>
          <table:table-cell table:formula="of:=MAX([.DH$2:.DH$101])" office:value-type="float" office:value="216" calcext:value-type="float">
            <text:p>216</text:p>
          </table:table-cell>
          <table:table-cell table:formula="of:=MAX([.DI$2:.DI$101])" office:value-type="float" office:value="95" calcext:value-type="float">
            <text:p>95</text:p>
          </table:table-cell>
          <table:table-cell table:formula="of:=MAX([.DJ$2:.DJ$101])" office:value-type="float" office:value="0" calcext:value-type="float">
            <text:p>0</text:p>
          </table:table-cell>
          <table:table-cell table:formula="of:=MAX([.DK$2:.DK$101])" office:value-type="float" office:value="0" calcext:value-type="float">
            <text:p>0</text:p>
          </table:table-cell>
          <table:table-cell table:formula="of:=MAX([.DL$2:.DL$101])" office:value-type="float" office:value="0" calcext:value-type="float">
            <text:p>0</text:p>
          </table:table-cell>
          <table:table-cell table:formula="of:=MAX([.DM$2:.DM$101])" office:value-type="float" office:value="1" calcext:value-type="float">
            <text:p>1</text:p>
          </table:table-cell>
          <table:table-cell table:formula="of:=MAX([.DN$2:.DN$101])" office:value-type="float" office:value="1" calcext:value-type="float">
            <text:p>1</text:p>
          </table:table-cell>
          <table:table-cell table:formula="of:=MAX([.DO$2:.DO$101])" office:value-type="float" office:value="1" calcext:value-type="float">
            <text:p>1</text:p>
          </table:table-cell>
          <table:table-cell table:formula="of:=MAX([.DP$2:.DP$101])" office:value-type="float" office:value="0.0975880771640091" calcext:value-type="float">
            <text:p>0.0975880771640091</text:p>
          </table:table-cell>
          <table:table-cell table:formula="of:=MAX([.DQ$2:.DQ$101])" office:value-type="float" office:value="0.0898548917227186" calcext:value-type="float">
            <text:p>0.0898548917227186</text:p>
          </table:table-cell>
          <table:table-cell table:formula="of:=MAX([.DR$2:.DR$101])" office:value-type="float" office:value="0.229543073242188" calcext:value-type="float">
            <text:p>0.229543073242188</text:p>
          </table:table-cell>
          <table:table-cell table:formula="of:=MAX([.DS$2:.DS$101])" office:value-type="float" office:value="0.0723270440251572" calcext:value-type="float">
            <text:p>0.0723270440251572</text:p>
          </table:table-cell>
          <table:table-cell table:formula="of:=MAX([.DT$2:.DT$101])" office:value-type="float" office:value="0.0723270440251572" calcext:value-type="float">
            <text:p>0.0723270440251572</text:p>
          </table:table-cell>
          <table:table-cell table:formula="of:=MAX([.DU$2:.DU$101])" office:value-type="float" office:value="0.111111111111111" calcext:value-type="float">
            <text:p>0.111111111111111</text:p>
          </table:table-cell>
          <table:table-cell table:formula="of:=MAX([.DV$2:.DV$101])" office:value-type="float" office:value="2389" calcext:value-type="float">
            <text:p>2389</text:p>
          </table:table-cell>
          <table:table-cell table:formula="of:=MAX([.DW$2:.DW$101])" office:value-type="float" office:value="42" calcext:value-type="float">
            <text:p>42</text:p>
          </table:table-cell>
          <table:table-cell table:formula="of:=MAX([.DX$2:.DX$101])" office:value-type="float" office:value="198" calcext:value-type="float">
            <text:p>198</text:p>
          </table:table-cell>
          <table:table-cell table:formula="of:=MAX([.DY$2:.DY$101])" office:value-type="float" office:value="102" calcext:value-type="float">
            <text:p>102</text:p>
          </table:table-cell>
          <table:table-cell table:formula="of:=MAX([.DZ$2:.DZ$101])" office:value-type="float" office:value="0.0149253731343284" calcext:value-type="float">
            <text:p>0.0149253731343284</text:p>
          </table:table-cell>
          <table:table-cell table:formula="of:=MAX([.EA$2:.EA$101])" office:value-type="float" office:value="0.0149253731343284" calcext:value-type="float">
            <text:p>0.0149253731343284</text:p>
          </table:table-cell>
          <table:table-cell table:formula="of:=MAX([.EB$2:.EB$101])" office:value-type="float" office:value="0.0149253731343284" calcext:value-type="float">
            <text:p>0.0149253731343284</text:p>
          </table:table-cell>
          <table:table-cell table:formula="of:=MAX([.EC$2:.EC$101])" office:value-type="float" office:value="0.417910447761194" calcext:value-type="float">
            <text:p>0.417910447761194</text:p>
          </table:table-cell>
          <table:table-cell table:formula="of:=MAX([.ED$2:.ED$101])" office:value-type="float" office:value="0.417910447761194" calcext:value-type="float">
            <text:p>0.417910447761194</text:p>
          </table:table-cell>
          <table:table-cell table:formula="of:=MAX([.EE$2:.EE$101])" office:value-type="float" office:value="0.417910447761194" calcext:value-type="float">
            <text:p>0.417910447761194</text:p>
          </table:table-cell>
          <table:table-cell table:formula="of:=MAX([.EF$2:.EF$101])" office:value-type="float" office:value="0.0868884072266228" calcext:value-type="float">
            <text:p>0.0868884072266228</text:p>
          </table:table-cell>
          <table:table-cell table:formula="of:=MAX([.EG$2:.EG$101])" office:value-type="float" office:value="0.0802798462348257" calcext:value-type="float">
            <text:p>0.0802798462348257</text:p>
          </table:table-cell>
          <table:table-cell table:formula="of:=MAX([.EH$2:.EH$101])" office:value-type="float" office:value="0.213398001522596" calcext:value-type="float">
            <text:p>0.213398001522596</text:p>
          </table:table-cell>
          <table:table-cell table:formula="of:=MAX([.EI$2:.EI$101])" office:value-type="float" office:value="0.0606060606060606" calcext:value-type="float">
            <text:p>0.0606060606060606</text:p>
          </table:table-cell>
          <table:table-cell table:formula="of:=MAX([.EJ$2:.EJ$101])" office:value-type="float" office:value="0.0606060606060606" calcext:value-type="float">
            <text:p>0.0606060606060606</text:p>
          </table:table-cell>
          <table:table-cell table:formula="of:=MAX([.EK$2:.EK$101])" office:value-type="float" office:value="0.238805970149254" calcext:value-type="float">
            <text:p>0.238805970149254</text:p>
          </table:table-cell>
          <table:table-cell table:formula="of:=MAX([.EL$2:.EL$101])" office:value-type="float" office:value="2418" calcext:value-type="float">
            <text:p>2418</text:p>
          </table:table-cell>
          <table:table-cell table:formula="of:=MAX([.EM$2:.EM$101])" office:value-type="float" office:value="0" calcext:value-type="float">
            <text:p>0</text:p>
          </table:table-cell>
          <table:table-cell table:formula="of:=MAX([.EN$2:.EN$101])" office:value-type="float" office:value="229" calcext:value-type="float">
            <text:p>229</text:p>
          </table:table-cell>
          <table:table-cell table:formula="of:=MAX([.EO$2:.EO$101])" office:value-type="float" office:value="0" calcext:value-type="float">
            <text:p>0</text:p>
          </table:table-cell>
          <table:table-cell table:formula="of:=MAX([.EP$2:.EP$101])" office:value-type="float" office:value="0" calcext:value-type="float">
            <text:p>0</text:p>
          </table:table-cell>
          <table:table-cell table:formula="of:=MAX([.EQ$2:.EQ$101])" office:value-type="float" office:value="0" calcext:value-type="float">
            <text:p>0</text:p>
          </table:table-cell>
          <table:table-cell table:formula="of:=MAX([.ER$2:.ER$101])" office:value-type="float" office:value="0" calcext:value-type="float">
            <text:p>0</text:p>
          </table:table-cell>
          <table:table-cell table:formula="of:=MAX([.ES$2:.ES$101])" office:value-type="float" office:value="0.6" calcext:value-type="float">
            <text:p>0.6</text:p>
          </table:table-cell>
          <table:table-cell table:formula="of:=MAX([.ET$2:.ET$101])" office:value-type="float" office:value="0.6" calcext:value-type="float">
            <text:p>0.6</text:p>
          </table:table-cell>
          <table:table-cell table:formula="of:=MAX([.EU$2:.EU$101])" office:value-type="float" office:value="0.6" calcext:value-type="float">
            <text:p>0.6</text:p>
          </table:table-cell>
          <table:table-cell table:formula="of:=MAX([.EV$2:.EV$101])" office:value-type="float" office:value="0.0893037728510307" calcext:value-type="float">
            <text:p>0.0893037728510307</text:p>
          </table:table-cell>
          <table:table-cell table:formula="of:=MAX([.EW$2:.EW$101])" office:value-type="float" office:value="0.0819566124322069" calcext:value-type="float">
            <text:p>0.0819566124322069</text:p>
          </table:table-cell>
          <table:table-cell table:formula="of:=MAX([.EX$2:.EX$101])" office:value-type="float" office:value="0.214285714285714" calcext:value-type="float">
            <text:p>0.214285714285714</text:p>
          </table:table-cell>
          <table:table-cell table:formula="of:=MAX([.EY$2:.EY$101])" office:value-type="float" office:value="0.05" calcext:value-type="float">
            <text:p>0.05</text:p>
          </table:table-cell>
          <table:table-cell table:formula="of:=MAX([.EZ$2:.EZ$101])" office:value-type="float" office:value="0.05" calcext:value-type="float">
            <text:p>0.05</text:p>
          </table:table-cell>
          <table:table-cell table:formula="of:=MAX([.FA$2:.FA$101])" office:value-type="float" office:value="0.2" calcext:value-type="float">
            <text:p>0.2</text:p>
          </table:table-cell>
          <table:table-cell table:formula="of:=MAX([.FB$2:.FB$101])" office:value-type="float" office:value="2412" calcext:value-type="float">
            <text:p>2412</text:p>
          </table:table-cell>
          <table:table-cell table:formula="of:=MAX([.FC$2:.FC$101])" office:value-type="float" office:value="40" calcext:value-type="float">
            <text:p>40</text:p>
          </table:table-cell>
          <table:table-cell table:formula="of:=MAX([.FD$2:.FD$101])" office:value-type="float" office:value="213" calcext:value-type="float">
            <text:p>213</text:p>
          </table:table-cell>
          <table:table-cell table:formula="of:=MAX([.FE$2:.FE$101])" office:value-type="float" office:value="79" calcext:value-type="float">
            <text:p>79</text:p>
          </table:table-cell>
          <table:table-cell table:formula="of:=MAX([.FF$2:.FF$101])" office:value-type="float" office:value="0" calcext:value-type="float">
            <text:p>0</text:p>
          </table:table-cell>
          <table:table-cell table:formula="of:=MAX([.FG$2:.FG$101])" office:value-type="float" office:value="0" calcext:value-type="float">
            <text:p>0</text:p>
          </table:table-cell>
          <table:table-cell table:formula="of:=MAX([.FH$2:.FH$101])" office:value-type="float" office:value="0.0622448979591837" calcext:value-type="float">
            <text:p>0.0622448979591837</text:p>
          </table:table-cell>
          <table:table-cell table:formula="of:=MAX([.FI$2:.FI$101])" office:value-type="float" office:value="1" calcext:value-type="float">
            <text:p>1</text:p>
          </table:table-cell>
          <table:table-cell table:formula="of:=MAX([.FJ$2:.FJ$101])" office:value-type="float" office:value="1" calcext:value-type="float">
            <text:p>1</text:p>
          </table:table-cell>
          <table:table-cell table:formula="of:=MAX([.FK$2:.FK$101])" office:value-type="float" office:value="1" calcext:value-type="float">
            <text:p>1</text:p>
          </table:table-cell>
          <table:table-cell table:formula="of:=MAX([.FL$2:.FL$101])" office:value-type="float" office:value="0.089411115423515" calcext:value-type="float">
            <text:p>0.089411115423515</text:p>
          </table:table-cell>
          <table:table-cell table:formula="of:=MAX([.FM$2:.FM$101])" office:value-type="float" office:value="0.0864997414798744" calcext:value-type="float">
            <text:p>0.0864997414798744</text:p>
          </table:table-cell>
          <table:table-cell table:formula="of:=MAX([.FN$2:.FN$101])" office:value-type="float" office:value="0.2007681202432" calcext:value-type="float">
            <text:p>0.2007681202432</text:p>
          </table:table-cell>
          <table:table-cell table:formula="of:=MAX([.FO$2:.FO$101])" office:value-type="float" office:value="0.0754912099276112" calcext:value-type="float">
            <text:p>0.0754912099276112</text:p>
          </table:table-cell>
          <table:table-cell table:formula="of:=MAX([.FP$2:.FP$101])" office:value-type="float" office:value="0.0754912099276112" calcext:value-type="float">
            <text:p>0.0754912099276112</text:p>
          </table:table-cell>
          <table:table-cell table:formula="of:=MAX([.FQ$2:.FQ$101])" office:value-type="float" office:value="0.125" calcext:value-type="float">
            <text:p>0.125</text:p>
          </table:table-cell>
          <table:table-cell table:formula="of:=MAX([.FR$2:.FR$101])" office:value-type="float" office:value="2408" calcext:value-type="float">
            <text:p>2408</text:p>
          </table:table-cell>
          <table:table-cell table:formula="of:=MAX([.FS$2:.FS$101])" office:value-type="float" office:value="48" calcext:value-type="float">
            <text:p>48</text:p>
          </table:table-cell>
          <table:table-cell table:formula="of:=MAX([.FT$2:.FT$101])" office:value-type="float" office:value="216" calcext:value-type="float">
            <text:p>216</text:p>
          </table:table-cell>
          <table:table-cell table:formula="of:=MAX([.FU$2:.FU$101])" office:value-type="float" office:value="95" calcext:value-type="float">
            <text:p>95</text:p>
          </table:table-cell>
          <table:table-cell table:formula="of:=MAX([.FV$2:.FV$101])" office:value-type="float" office:value="0" calcext:value-type="float">
            <text:p>0</text:p>
          </table:table-cell>
          <table:table-cell table:formula="of:=MAX([.FW$2:.FW$101])" office:value-type="float" office:value="0" calcext:value-type="float">
            <text:p>0</text:p>
          </table:table-cell>
          <table:table-cell table:formula="of:=MAX([.FX$2:.FX$101])" office:value-type="float" office:value="0" calcext:value-type="float">
            <text:p>0</text:p>
          </table:table-cell>
          <table:table-cell table:formula="of:=MAX([.FY$2:.FY$101])" office:value-type="float" office:value="1" calcext:value-type="float">
            <text:p>1</text:p>
          </table:table-cell>
          <table:table-cell table:formula="of:=MAX([.FZ$2:.FZ$101])" office:value-type="float" office:value="1" calcext:value-type="float">
            <text:p>1</text:p>
          </table:table-cell>
          <table:table-cell table:formula="of:=MAX([.GA$2:.GA$101])" office:value-type="float" office:value="1" calcext:value-type="float">
            <text:p>1</text:p>
          </table:table-cell>
          <table:table-cell table:formula="of:=MAX([.GB$2:.GB$101])" office:value-type="float" office:value="0.0976012901211261" calcext:value-type="float">
            <text:p>0.0976012901211261</text:p>
          </table:table-cell>
          <table:table-cell table:formula="of:=MAX([.GC$2:.GC$101])" office:value-type="float" office:value="0.0898565709588804" calcext:value-type="float">
            <text:p>0.0898565709588804</text:p>
          </table:table-cell>
          <table:table-cell table:formula="of:=MAX([.GD$2:.GD$101])" office:value-type="float" office:value="0.229456063647094" calcext:value-type="float">
            <text:p>0.229456063647094</text:p>
          </table:table-cell>
          <table:table-cell table:formula="of:=MAX([.GE$2:.GE$101])" office:value-type="float" office:value="0.0723270440251572" calcext:value-type="float">
            <text:p>0.0723270440251572</text:p>
          </table:table-cell>
          <table:table-cell table:formula="of:=MAX([.GF$2:.GF$101])" office:value-type="float" office:value="0.0723270440251572" calcext:value-type="float">
            <text:p>0.0723270440251572</text:p>
          </table:table-cell>
          <table:table-cell table:formula="of:=MAX([.GG$2:.GG$101])" office:value-type="float" office:value="0.111111111111111" calcext:value-type="float">
            <text:p>0.111111111111111</text:p>
          </table:table-cell>
          <table:table-cell table:formula="of:=MAX([.GH$2:.GH$101])" office:value-type="float" office:value="2389" calcext:value-type="float">
            <text:p>2389</text:p>
          </table:table-cell>
          <table:table-cell table:formula="of:=MAX([.GI$2:.GI$101])" office:value-type="float" office:value="42" calcext:value-type="float">
            <text:p>42</text:p>
          </table:table-cell>
          <table:table-cell table:formula="of:=MAX([.GJ$2:.GJ$101])" office:value-type="float" office:value="198" calcext:value-type="float">
            <text:p>198</text:p>
          </table:table-cell>
          <table:table-cell table:formula="of:=MAX([.GK$2:.GK$101])" office:value-type="float" office:value="102" calcext:value-type="float">
            <text:p>102</text:p>
          </table:table-cell>
          <table:table-cell table:formula="of:=MAX([.GL$2:.GL$101])" office:value-type="float" office:value="0" calcext:value-type="float">
            <text:p>0</text:p>
          </table:table-cell>
          <table:table-cell table:formula="of:=MAX([.GM$2:.GM$101])" office:value-type="float" office:value="0" calcext:value-type="float">
            <text:p>0</text:p>
          </table:table-cell>
          <table:table-cell table:formula="of:=MAX([.GN$2:.GN$101])" office:value-type="float" office:value="0" calcext:value-type="float">
            <text:p>0</text:p>
          </table:table-cell>
          <table:table-cell table:formula="of:=MAX([.GO$2:.GO$101])" office:value-type="float" office:value="0" calcext:value-type="float">
            <text:p>0</text:p>
          </table:table-cell>
          <table:table-cell table:formula="of:=MAX([.GP$2:.GP$101])" office:value-type="float" office:value="0" calcext:value-type="float">
            <text:p>0</text:p>
          </table:table-cell>
          <table:table-cell table:formula="of:=MAX([.GQ$2:.GQ$101])" office:value-type="float" office:value="0" calcext:value-type="float">
            <text:p>0</text:p>
          </table:table-cell>
          <table:table-cell table:formula="of:=MAX([.GR$2:.GR$101])" office:value-type="float" office:value="0" calcext:value-type="float">
            <text:p>0</text:p>
          </table:table-cell>
          <table:table-cell table:formula="of:=MAX([.GS$2:.GS$101])" office:value-type="float" office:value="0" calcext:value-type="float">
            <text:p>0</text:p>
          </table:table-cell>
          <table:table-cell table:formula="of:=MAX([.GT$2:.GT$101])" office:value-type="float" office:value="0" calcext:value-type="float">
            <text:p>0</text:p>
          </table:table-cell>
          <table:table-cell table:formula="of:=MAX([.GU$2:.GU$101])" office:value-type="float" office:value="0" calcext:value-type="float">
            <text:p>0</text:p>
          </table:table-cell>
          <table:table-cell table:formula="of:=MAX([.GV$2:.GV$101])" office:value-type="float" office:value="0" calcext:value-type="float">
            <text:p>0</text:p>
          </table:table-cell>
          <table:table-cell table:formula="of:=MAX([.GW$2:.GW$101])" office:value-type="float" office:value="0" calcext:value-type="float">
            <text:p>0</text:p>
          </table:table-cell>
          <table:table-cell table:formula="of:=MAX([.GX$2:.GX$101])" office:value-type="float" office:value="2418" calcext:value-type="float">
            <text:p>2418</text:p>
          </table:table-cell>
          <table:table-cell table:formula="of:=MAX([.GY$2:.GY$101])" office:value-type="float" office:value="0" calcext:value-type="float">
            <text:p>0</text:p>
          </table:table-cell>
          <table:table-cell table:formula="of:=MAX([.GZ$2:.GZ$101])" office:value-type="float" office:value="229" calcext:value-type="float">
            <text:p>229</text:p>
          </table:table-cell>
          <table:table-cell table:formula="of:=MAX([.HA$2:.HA$101])" office:value-type="float" office:value="0" calcext:value-type="float">
            <text:p>0</text:p>
          </table:table-cell>
          <table:table-cell table:formula="of:=MAX([.HB$2:.HB$101])" office:value-type="float" office:value="0" calcext:value-type="float">
            <text:p>0</text:p>
          </table:table-cell>
          <table:table-cell table:formula="of:=MAX([.HC$2:.HC$101])" office:value-type="float" office:value="0" calcext:value-type="float">
            <text:p>0</text:p>
          </table:table-cell>
          <table:table-cell table:formula="of:=MAX([.HD$2:.HD$101])" office:value-type="float" office:value="0" calcext:value-type="float">
            <text:p>0</text:p>
          </table:table-cell>
          <table:table-cell table:formula="of:=MAX([.HE$2:.HE$101])" office:value-type="float" office:value="0" calcext:value-type="float">
            <text:p>0</text:p>
          </table:table-cell>
          <table:table-cell table:formula="of:=MAX([.HF$2:.HF$101])" office:value-type="float" office:value="0" calcext:value-type="float">
            <text:p>0</text:p>
          </table:table-cell>
          <table:table-cell table:formula="of:=MAX([.HG$2:.HG$101])" office:value-type="float" office:value="0" calcext:value-type="float">
            <text:p>0</text:p>
          </table:table-cell>
          <table:table-cell table:formula="of:=MAX([.HH$2:.HH$101])" office:value-type="float" office:value="0" calcext:value-type="float">
            <text:p>0</text:p>
          </table:table-cell>
          <table:table-cell table:formula="of:=MAX([.HI$2:.HI$101])" office:value-type="float" office:value="0" calcext:value-type="float">
            <text:p>0</text:p>
          </table:table-cell>
          <table:table-cell table:formula="of:=MAX([.HJ$2:.HJ$101])" office:value-type="float" office:value="0" calcext:value-type="float">
            <text:p>0</text:p>
          </table:table-cell>
          <table:table-cell table:formula="of:=MAX([.HK$2:.HK$101])" office:value-type="float" office:value="0" calcext:value-type="float">
            <text:p>0</text:p>
          </table:table-cell>
          <table:table-cell table:formula="of:=MAX([.HL$2:.HL$101])" office:value-type="float" office:value="0" calcext:value-type="float">
            <text:p>0</text:p>
          </table:table-cell>
          <table:table-cell table:formula="of:=MAX([.HM$2:.HM$101])" office:value-type="float" office:value="0" calcext:value-type="float">
            <text:p>0</text:p>
          </table:table-cell>
          <table:table-cell table:formula="of:=MAX([.HN$2:.HN$101])" office:value-type="float" office:value="2418" calcext:value-type="float">
            <text:p>2418</text:p>
          </table:table-cell>
          <table:table-cell table:formula="of:=MAX([.HO$2:.HO$101])" office:value-type="float" office:value="0" calcext:value-type="float">
            <text:p>0</text:p>
          </table:table-cell>
          <table:table-cell table:formula="of:=MAX([.HP$2:.HP$101])" office:value-type="float" office:value="229" calcext:value-type="float">
            <text:p>229</text:p>
          </table:table-cell>
          <table:table-cell table:formula="of:=MAX([.HQ$2:.HQ$101])" office:value-type="float" office:value="0" calcext:value-type="float">
            <text:p>0</text:p>
          </table:table-cell>
          <table:table-cell table:number-columns-repeated="799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$2:.B$101])" office:value-type="float" office:value="0.0000160618906670606" calcext:value-type="float">
            <text:p>1.60618906670606E-05</text:p>
          </table:table-cell>
          <table:table-cell table:style-name="ce1" table:formula="of:=AVERAGE([.C$2:.C$101])" office:value-type="float" office:value="0.0000160630582126942" calcext:value-type="float">
            <text:p>1.60630582126942E-05</text:p>
          </table:table-cell>
          <table:table-cell table:style-name="ce1" table:formula="of:=AVERAGE([.D$2:.D$101])" office:value-type="float" office:value="0.0000243498515828833" calcext:value-type="float">
            <text:p>2.43498515828833E-05</text:p>
          </table:table-cell>
          <table:table-cell table:style-name="ce1" table:formula="of:=AVERAGE([.E$2:.E$101])" office:value-type="float" office:value="0.999606003761291" calcext:value-type="float">
            <text:p>0.999606003761291</text:p>
          </table:table-cell>
          <table:table-cell table:style-name="ce1" table:formula="of:=AVERAGE([.F$2:.F$101])" office:value-type="float" office:value="0.998878733515739" calcext:value-type="float">
            <text:p>0.998878733515739</text:p>
          </table:table-cell>
          <table:table-cell table:style-name="ce1" table:formula="of:=AVERAGE([.G$2:.G$101])" office:value-type="float" office:value="0.999319161176681" calcext:value-type="float">
            <text:p>0.999319161176681</text:p>
          </table:table-cell>
          <table:table-cell table:style-name="ce1" table:formula="of:=AVERAGE([.H$2:.H$101])" office:value-type="float" office:value="0.0406455807002431" calcext:value-type="float">
            <text:p>0.0406455807002431</text:p>
          </table:table-cell>
          <table:table-cell table:style-name="ce1" table:formula="of:=AVERAGE([.I$2:.I$101])" office:value-type="float" office:value="0.0309526766334092" calcext:value-type="float">
            <text:p>0.0309526766334092</text:p>
          </table:table-cell>
          <table:table-cell table:style-name="ce1" table:formula="of:=AVERAGE([.J$2:.J$101])" office:value-type="float" office:value="0.168977282478804" calcext:value-type="float">
            <text:p>0.168977282478804</text:p>
          </table:table-cell>
          <table:table-cell table:style-name="ce1" table:formula="of:=AVERAGE([.K$2:.K$101])" office:value-type="float" office:value="0.000236651745090057" calcext:value-type="float">
            <text:p>0.000236651745090057</text:p>
          </table:table-cell>
          <table:table-cell table:style-name="ce1" table:formula="of:=AVERAGE([.L$2:.L$101])" office:value-type="float" office:value="0.000195249421185508" calcext:value-type="float">
            <text:p>0.000195249421185508</text:p>
          </table:table-cell>
          <table:table-cell table:style-name="ce1" table:formula="of:=AVERAGE([.M$2:.M$101])" office:value-type="float" office:value="0.0112646228086669" calcext:value-type="float">
            <text:p>0.0112646228086669</text:p>
          </table:table-cell>
          <table:table-cell table:style-name="ce1" table:formula="of:=AVERAGE([.N$2:.N$101])" office:value-type="float" office:value="2326.29" calcext:value-type="float">
            <text:p>2326.29</text:p>
          </table:table-cell>
          <table:table-cell table:style-name="ce1" table:formula="of:=AVERAGE([.O$2:.O$101])" office:value-type="float" office:value="28.67" calcext:value-type="float">
            <text:p>28.67</text:p>
          </table:table-cell>
          <table:table-cell table:style-name="ce1" table:formula="of:=AVERAGE([.P$2:.P$101])" office:value-type="float" office:value="152.3" calcext:value-type="float">
            <text:p>152.3</text:p>
          </table:table-cell>
          <table:table-cell table:style-name="ce1" table:formula="of:=AVERAGE([.Q$2:.Q$101])" office:value-type="float" office:value="63.74" calcext:value-type="float">
            <text:p>63.74</text:p>
          </table:table-cell>
          <table:table-cell table:style-name="ce1" table:formula="of:=AVERAGE([.R$2:.R$101])" office:value-type="float" office:value="0.0225778054010325" calcext:value-type="float">
            <text:p>0.0225778054010325</text:p>
          </table:table-cell>
          <table:table-cell table:style-name="ce1" table:formula="of:=AVERAGE([.S$2:.S$101])" office:value-type="float" office:value="0.0225783487541156" calcext:value-type="float">
            <text:p>0.0225783487541156</text:p>
          </table:table-cell>
          <table:table-cell table:style-name="ce1" table:formula="of:=AVERAGE([.T$2:.T$101])" office:value-type="float" office:value="0.0248404340593915" calcext:value-type="float">
            <text:p>0.0248404340593915</text:p>
          </table:table-cell>
          <table:table-cell table:style-name="ce1" table:formula="of:=AVERAGE([.U$2:.U$101])" office:value-type="float" office:value="0.764564587680666" calcext:value-type="float">
            <text:p>0.764564587680666</text:p>
          </table:table-cell>
          <table:table-cell table:style-name="ce1" table:formula="of:=AVERAGE([.V$2:.V$101])" office:value-type="float" office:value="0.736502514982197" calcext:value-type="float">
            <text:p>0.736502514982197</text:p>
          </table:table-cell>
          <table:table-cell table:style-name="ce1" table:formula="of:=AVERAGE([.W$2:.W$101])" office:value-type="float" office:value="0.747060311646121" calcext:value-type="float">
            <text:p>0.747060311646121</text:p>
          </table:table-cell>
          <table:table-cell table:style-name="ce1" table:formula="of:=AVERAGE([.X$2:.X$101])" office:value-type="float" office:value="0.0717969196237683" calcext:value-type="float">
            <text:p>0.0717969196237683</text:p>
          </table:table-cell>
          <table:table-cell table:style-name="ce1" table:formula="of:=AVERAGE([.Y$2:.Y$101])" office:value-type="float" office:value="0.0652467140512746" calcext:value-type="float">
            <text:p>0.0652467140512746</text:p>
          </table:table-cell>
          <table:table-cell table:style-name="ce1" table:formula="of:=AVERAGE([.Z$2:.Z$101])" office:value-type="float" office:value="0.158323071152607" calcext:value-type="float">
            <text:p>0.158323071152607</text:p>
          </table:table-cell>
          <table:table-cell table:style-name="ce1" table:formula="of:=AVERAGE([.AA$2:.AA$101])" office:value-type="float" office:value="0.0428705428630662" calcext:value-type="float">
            <text:p>0.0428705428630662</text:p>
          </table:table-cell>
          <table:table-cell table:style-name="ce1" table:formula="of:=AVERAGE([.AB$2:.AB$101])" office:value-type="float" office:value="0.0410208007714229" calcext:value-type="float">
            <text:p>0.0410208007714229</text:p>
          </table:table-cell>
          <table:table-cell table:style-name="ce1" table:formula="of:=AVERAGE([.AC$2:.AC$101])" office:value-type="float" office:value="0.0988257173972455" calcext:value-type="float">
            <text:p>0.0988257173972455</text:p>
          </table:table-cell>
          <table:table-cell table:style-name="ce1" table:formula="of:=AVERAGE([.AD$2:.AD$101])" office:value-type="float" office:value="2373.85" calcext:value-type="float">
            <text:p>2373.85</text:p>
          </table:table-cell>
          <table:table-cell table:style-name="ce1" table:formula="of:=AVERAGE([.AE$2:.AE$101])" office:value-type="float" office:value="10.58" calcext:value-type="float">
            <text:p>10.58</text:p>
          </table:table-cell>
          <table:table-cell table:style-name="ce1" table:formula="of:=AVERAGE([.AF$2:.AF$101])" office:value-type="float" office:value="170.39" calcext:value-type="float">
            <text:p>170.39</text:p>
          </table:table-cell>
          <table:table-cell table:style-name="ce1" table:formula="of:=AVERAGE([.AG$2:.AG$101])" office:value-type="float" office:value="16.18" calcext:value-type="float">
            <text:p>16.18</text:p>
          </table:table-cell>
          <table:table-cell table:style-name="ce1" table:formula="of:=AVERAGE([.AH$2:.AH$101])" office:value-type="float" office:value="0.0225447503266306" calcext:value-type="float">
            <text:p>0.0225447503266306</text:p>
          </table:table-cell>
          <table:table-cell table:style-name="ce1" table:formula="of:=AVERAGE([.AI$2:.AI$101])" office:value-type="float" office:value="0.0225452936130435" calcext:value-type="float">
            <text:p>0.0225452936130435</text:p>
          </table:table-cell>
          <table:table-cell table:style-name="ce1" table:formula="of:=AVERAGE([.AJ$2:.AJ$101])" office:value-type="float" office:value="0.024806363158214" calcext:value-type="float">
            <text:p>0.024806363158214</text:p>
          </table:table-cell>
          <table:table-cell table:style-name="ce1" table:formula="of:=AVERAGE([.AK$2:.AK$101])" office:value-type="float" office:value="0.765101169549985" calcext:value-type="float">
            <text:p>0.765101169549985</text:p>
          </table:table-cell>
          <table:table-cell table:style-name="ce1" table:formula="of:=AVERAGE([.AL$2:.AL$101])" office:value-type="float" office:value="0.737064948289707" calcext:value-type="float">
            <text:p>0.737064948289707</text:p>
          </table:table-cell>
          <table:table-cell table:style-name="ce1" table:formula="of:=AVERAGE([.AM$2:.AM$101])" office:value-type="float" office:value="0.747612195657755" calcext:value-type="float">
            <text:p>0.747612195657755</text:p>
          </table:table-cell>
          <table:table-cell table:style-name="ce1" table:formula="of:=AVERAGE([.AN$2:.AN$101])" office:value-type="float" office:value="0.0717963499282467" calcext:value-type="float">
            <text:p>0.0717963499282467</text:p>
          </table:table-cell>
          <table:table-cell table:style-name="ce1" table:formula="of:=AVERAGE([.AO$2:.AO$101])" office:value-type="float" office:value="0.0652390618654801" calcext:value-type="float">
            <text:p>0.0652390618654801</text:p>
          </table:table-cell>
          <table:table-cell table:style-name="ce1" table:formula="of:=AVERAGE([.AP$2:.AP$101])" office:value-type="float" office:value="0.158415953827424" calcext:value-type="float">
            <text:p>0.158415953827424</text:p>
          </table:table-cell>
          <table:table-cell table:style-name="ce1" table:formula="of:=AVERAGE([.AQ$2:.AQ$101])" office:value-type="float" office:value="0.0428352350493071" calcext:value-type="float">
            <text:p>0.0428352350493071</text:p>
          </table:table-cell>
          <table:table-cell table:style-name="ce1" table:formula="of:=AVERAGE([.AR$2:.AR$101])" office:value-type="float" office:value="0.0409851624409733" calcext:value-type="float">
            <text:p>0.0409851624409733</text:p>
          </table:table-cell>
          <table:table-cell table:style-name="ce1" table:formula="of:=AVERAGE([.AS$2:.AS$101])" office:value-type="float" office:value="0.0988309556867738" calcext:value-type="float">
            <text:p>0.0988309556867738</text:p>
          </table:table-cell>
          <table:table-cell table:style-name="ce1" table:formula="of:=AVERAGE([.AT$2:.AT$101])" office:value-type="float" office:value="2373.8" calcext:value-type="float">
            <text:p>2373.8</text:p>
          </table:table-cell>
          <table:table-cell table:style-name="ce1" table:formula="of:=AVERAGE([.AU$2:.AU$101])" office:value-type="float" office:value="10.61" calcext:value-type="float">
            <text:p>10.61</text:p>
          </table:table-cell>
          <table:table-cell table:style-name="ce1" table:formula="of:=AVERAGE([.AV$2:.AV$101])" office:value-type="float" office:value="170.36" calcext:value-type="float">
            <text:p>170.36</text:p>
          </table:table-cell>
          <table:table-cell table:style-name="ce1" table:formula="of:=AVERAGE([.AW$2:.AW$101])" office:value-type="float" office:value="16.23" calcext:value-type="float">
            <text:p>16.23</text:p>
          </table:table-cell>
          <table:table-cell table:style-name="ce1" table:formula="of:=AVERAGE([.AX$2:.AX$101])" office:value-type="float" office:value="0.0173859328127319" calcext:value-type="float">
            <text:p>0.0173859328127319</text:p>
          </table:table-cell>
          <table:table-cell table:style-name="ce1" table:formula="of:=AVERAGE([.AY$2:.AY$101])" office:value-type="float" office:value="0.0173867026550699" calcext:value-type="float">
            <text:p>0.0173867026550699</text:p>
          </table:table-cell>
          <table:table-cell table:style-name="ce1" table:formula="of:=AVERAGE([.AZ$2:.AZ$101])" office:value-type="float" office:value="0.0199066588898188" calcext:value-type="float">
            <text:p>0.0199066588898188</text:p>
          </table:table-cell>
          <table:table-cell table:style-name="ce1" table:formula="of:=AVERAGE([.BA$2:.BA$101])" office:value-type="float" office:value="0.949911625671893" calcext:value-type="float">
            <text:p>0.949911625671893</text:p>
          </table:table-cell>
          <table:table-cell table:style-name="ce1" table:formula="of:=AVERAGE([.BB$2:.BB$101])" office:value-type="float" office:value="0.934872010979879" calcext:value-type="float">
            <text:p>0.934872010979879</text:p>
          </table:table-cell>
          <table:table-cell table:style-name="ce1" table:formula="of:=AVERAGE([.BC$2:.BC$101])" office:value-type="float" office:value="0.942188399858022" calcext:value-type="float">
            <text:p>0.942188399858022</text:p>
          </table:table-cell>
          <table:table-cell table:style-name="ce1" table:formula="of:=AVERAGE([.BD$2:.BD$101])" office:value-type="float" office:value="0.0948270288012494" calcext:value-type="float">
            <text:p>0.0948270288012494</text:p>
          </table:table-cell>
          <table:table-cell table:style-name="ce1" table:formula="of:=AVERAGE([.BE$2:.BE$101])" office:value-type="float" office:value="0.0841112306805646" calcext:value-type="float">
            <text:p>0.0841112306805646</text:p>
          </table:table-cell>
          <table:table-cell table:style-name="ce1" table:formula="of:=AVERAGE([.BF$2:.BF$101])" office:value-type="float" office:value="0.236621391653946" calcext:value-type="float">
            <text:p>0.236621391653946</text:p>
          </table:table-cell>
          <table:table-cell table:style-name="ce1" table:formula="of:=AVERAGE([.BG$2:.BG$101])" office:value-type="float" office:value="0.0430612484311925" calcext:value-type="float">
            <text:p>0.0430612484311925</text:p>
          </table:table-cell>
          <table:table-cell table:style-name="ce1" table:formula="of:=AVERAGE([.BH$2:.BH$101])" office:value-type="float" office:value="0.0404626602245011" calcext:value-type="float">
            <text:p>0.0404626602245011</text:p>
          </table:table-cell>
          <table:table-cell table:style-name="ce1" table:formula="of:=AVERAGE([.BI$2:.BI$101])" office:value-type="float" office:value="0.138755680299114" calcext:value-type="float">
            <text:p>0.138755680299114</text:p>
          </table:table-cell>
          <table:table-cell table:style-name="ce1" table:formula="of:=AVERAGE([.BJ$2:.BJ$101])" office:value-type="float" office:value="2326.29" calcext:value-type="float">
            <text:p>2326.29</text:p>
          </table:table-cell>
          <table:table-cell table:style-name="ce1" table:formula="of:=AVERAGE([.BK$2:.BK$101])" office:value-type="float" office:value="28.67" calcext:value-type="float">
            <text:p>28.67</text:p>
          </table:table-cell>
          <table:table-cell table:style-name="ce1" table:formula="of:=AVERAGE([.BL$2:.BL$101])" office:value-type="float" office:value="152.3" calcext:value-type="float">
            <text:p>152.3</text:p>
          </table:table-cell>
          <table:table-cell table:style-name="ce1" table:formula="of:=AVERAGE([.BM$2:.BM$101])" office:value-type="float" office:value="63.74" calcext:value-type="float">
            <text:p>63.74</text:p>
          </table:table-cell>
          <table:table-cell table:style-name="ce1" table:formula="of:=AVERAGE([.BN$2:.BN$101])" office:value-type="float" office:value="0.0000001562270517752" calcext:value-type="float">
            <text:p>1.562270517752E-07</text:p>
          </table:table-cell>
          <table:table-cell table:style-name="ce1" table:formula="of:=AVERAGE([.BO$2:.BO$101])" office:value-type="float" office:value="0.0000001562270517752" calcext:value-type="float">
            <text:p>1.562270517752E-07</text:p>
          </table:table-cell>
          <table:table-cell table:style-name="ce1" table:formula="of:=AVERAGE([.BP$2:.BP$101])" office:value-type="float" office:value="0.00381053740244202" calcext:value-type="float">
            <text:p>0.00381053740244202</text:p>
          </table:table-cell>
          <table:table-cell table:style-name="ce1" table:formula="of:=AVERAGE([.BQ$2:.BQ$101])" office:value-type="float" office:value="0.911308144150328" calcext:value-type="float">
            <text:p>0.911308144150328</text:p>
          </table:table-cell>
          <table:table-cell table:style-name="ce1" table:formula="of:=AVERAGE([.BR$2:.BR$101])" office:value-type="float" office:value="0.822474304326175" calcext:value-type="float">
            <text:p>0.822474304326175</text:p>
          </table:table-cell>
          <table:table-cell table:style-name="ce1" table:formula="of:=AVERAGE([.BS$2:.BS$101])" office:value-type="float" office:value="0.860028666815912" calcext:value-type="float">
            <text:p>0.860028666815912</text:p>
          </table:table-cell>
          <table:table-cell table:style-name="ce1" table:formula="of:=AVERAGE([.BT$2:.BT$101])" office:value-type="float" office:value="0.0720639206905591" calcext:value-type="float">
            <text:p>0.0720639206905591</text:p>
          </table:table-cell>
          <table:table-cell table:style-name="ce1" table:formula="of:=AVERAGE([.BU$2:.BU$101])" office:value-type="float" office:value="0.0646425535064485" calcext:value-type="float">
            <text:p>0.0646425535064485</text:p>
          </table:table-cell>
          <table:table-cell table:style-name="ce1" table:formula="of:=AVERAGE([.BV$2:.BV$101])" office:value-type="float" office:value="0.170112912133151" calcext:value-type="float">
            <text:p>0.170112912133151</text:p>
          </table:table-cell>
          <table:table-cell table:style-name="ce1" table:formula="of:=AVERAGE([.BW$2:.BW$101])" office:value-type="float" office:value="0.0356588726679489" calcext:value-type="float">
            <text:p>0.0356588726679489</text:p>
          </table:table-cell>
          <table:table-cell table:style-name="ce1" table:formula="of:=AVERAGE([.BX$2:.BX$101])" office:value-type="float" office:value="0.0330251203056518" calcext:value-type="float">
            <text:p>0.0330251203056518</text:p>
          </table:table-cell>
          <table:table-cell table:style-name="ce1" table:formula="of:=AVERAGE([.BY$2:.BY$101])" office:value-type="float" office:value="0.144233007080727" calcext:value-type="float">
            <text:p>0.144233007080727</text:p>
          </table:table-cell>
          <table:table-cell table:style-name="ce1" table:formula="of:=AVERAGE([.BZ$2:.BZ$101])" office:value-type="float" office:value="2381.13" calcext:value-type="float">
            <text:p>2381.13</text:p>
          </table:table-cell>
          <table:table-cell table:style-name="ce1" table:formula="of:=AVERAGE([.CA$2:.CA$101])" office:value-type="float" office:value="6.46" calcext:value-type="float">
            <text:p>6.46</text:p>
          </table:table-cell>
          <table:table-cell table:style-name="ce1" table:formula="of:=AVERAGE([.CB$2:.CB$101])" office:value-type="float" office:value="174.51" calcext:value-type="float">
            <text:p>174.51</text:p>
          </table:table-cell>
          <table:table-cell table:style-name="ce1" table:formula="of:=AVERAGE([.CC$2:.CC$101])" office:value-type="float" office:value="8.9" calcext:value-type="float">
            <text:p>8.9</text:p>
          </table:table-cell>
          <table:table-cell table:style-name="ce1" table:formula="of:=AVERAGE([.CD$2:.CD$101])" office:value-type="float" office:value="0.000105540897097625" calcext:value-type="float">
            <text:p>0.000105540897097625</text:p>
          </table:table-cell>
          <table:table-cell table:style-name="ce1" table:formula="of:=AVERAGE([.CE$2:.CE$101])" office:value-type="float" office:value="0.000105540897097625" calcext:value-type="float">
            <text:p>0.000105540897097625</text:p>
          </table:table-cell>
          <table:table-cell table:style-name="ce1" table:formula="of:=AVERAGE([.CF$2:.CF$101])" office:value-type="float" office:value="0.00381053740244202" calcext:value-type="float">
            <text:p>0.00381053740244202</text:p>
          </table:table-cell>
          <table:table-cell table:style-name="ce1" table:formula="of:=AVERAGE([.CG$2:.CG$101])" office:value-type="float" office:value="0.754878912034689" calcext:value-type="float">
            <text:p>0.754878912034689</text:p>
          </table:table-cell>
          <table:table-cell table:style-name="ce1" table:formula="of:=AVERAGE([.CH$2:.CH$101])" office:value-type="float" office:value="0.719441734517899" calcext:value-type="float">
            <text:p>0.719441734517899</text:p>
          </table:table-cell>
          <table:table-cell table:style-name="ce1" table:formula="of:=AVERAGE([.CI$2:.CI$101])" office:value-type="float" office:value="0.730730724453472" calcext:value-type="float">
            <text:p>0.730730724453472</text:p>
          </table:table-cell>
          <table:table-cell table:style-name="ce1" table:formula="of:=AVERAGE([.CJ$2:.CJ$101])" office:value-type="float" office:value="0.0718540520242556" calcext:value-type="float">
            <text:p>0.0718540520242556</text:p>
          </table:table-cell>
          <table:table-cell table:style-name="ce1" table:formula="of:=AVERAGE([.CK$2:.CK$101])" office:value-type="float" office:value="0.0645444307957514" calcext:value-type="float">
            <text:p>0.0645444307957514</text:p>
          </table:table-cell>
          <table:table-cell table:style-name="ce1" table:formula="of:=AVERAGE([.CL$2:.CL$101])" office:value-type="float" office:value="0.168415054201199" calcext:value-type="float">
            <text:p>0.168415054201199</text:p>
          </table:table-cell>
          <table:table-cell table:style-name="ce1" table:formula="of:=AVERAGE([.CM$2:.CM$101])" office:value-type="float" office:value="0.0356588726679489" calcext:value-type="float">
            <text:p>0.0356588726679489</text:p>
          </table:table-cell>
          <table:table-cell table:style-name="ce1" table:formula="of:=AVERAGE([.CN$2:.CN$101])" office:value-type="float" office:value="0.0330251203056518" calcext:value-type="float">
            <text:p>0.0330251203056518</text:p>
          </table:table-cell>
          <table:table-cell table:style-name="ce1" table:formula="of:=AVERAGE([.CO$2:.CO$101])" office:value-type="float" office:value="0.144233007080727" calcext:value-type="float">
            <text:p>0.144233007080727</text:p>
          </table:table-cell>
          <table:table-cell table:style-name="ce1" table:formula="of:=AVERAGE([.CP$2:.CP$101])" office:value-type="float" office:value="2381.3" calcext:value-type="float">
            <text:p>2381.3</text:p>
          </table:table-cell>
          <table:table-cell table:style-name="ce1" table:formula="of:=AVERAGE([.CQ$2:.CQ$101])" office:value-type="float" office:value="6.21" calcext:value-type="float">
            <text:p>6.21</text:p>
          </table:table-cell>
          <table:table-cell table:style-name="ce1" table:formula="of:=AVERAGE([.CR$2:.CR$101])" office:value-type="float" office:value="174.76" calcext:value-type="float">
            <text:p>174.76</text:p>
          </table:table-cell>
          <table:table-cell table:style-name="ce1" table:formula="of:=AVERAGE([.CS$2:.CS$101])" office:value-type="float" office:value="8.73" calcext:value-type="float">
            <text:p>8.73</text:p>
          </table:table-cell>
          <table:table-cell table:style-name="ce1" table:formula="of:=AVERAGE([.CT$2:.CT$101])" office:value-type="float" office:value="0" calcext:value-type="float">
            <text:p>0</text:p>
          </table:table-cell>
          <table:table-cell table:style-name="ce1" table:formula="of:=AVERAGE([.CU$2:.CU$101])" office:value-type="float" office:value="0" calcext:value-type="float">
            <text:p>0</text:p>
          </table:table-cell>
          <table:table-cell table:style-name="ce1" table:formula="of:=AVERAGE([.CV$2:.CV$101])" office:value-type="float" office:value="0.000622448979591837" calcext:value-type="float">
            <text:p>0.000622448979591837</text:p>
          </table:table-cell>
          <table:table-cell table:style-name="ce1" table:formula="of:=AVERAGE([.CW$2:.CW$101])" office:value-type="float" office:value="0.812578032971593" calcext:value-type="float">
            <text:p>0.812578032971593</text:p>
          </table:table-cell>
          <table:table-cell table:style-name="ce1" table:formula="of:=AVERAGE([.CX$2:.CX$101])" office:value-type="float" office:value="0.810748714567395" calcext:value-type="float">
            <text:p>0.810748714567395</text:p>
          </table:table-cell>
          <table:table-cell table:style-name="ce1" table:formula="of:=AVERAGE([.CY$2:.CY$101])" office:value-type="float" office:value="0.775068669650214" calcext:value-type="float">
            <text:p>0.775068669650214</text:p>
          </table:table-cell>
          <table:table-cell table:style-name="ce1" table:formula="of:=AVERAGE([.CZ$2:.CZ$101])" office:value-type="float" office:value="0.0723125946318754" calcext:value-type="float">
            <text:p>0.0723125946318754</text:p>
          </table:table-cell>
          <table:table-cell table:style-name="ce1" table:formula="of:=AVERAGE([.DA$2:.DA$101])" office:value-type="float" office:value="0.068483678009463" calcext:value-type="float">
            <text:p>0.068483678009463</text:p>
          </table:table-cell>
          <table:table-cell table:style-name="ce1" table:formula="of:=AVERAGE([.DB$2:.DB$101])" office:value-type="float" office:value="0.122989160036247" calcext:value-type="float">
            <text:p>0.122989160036247</text:p>
          </table:table-cell>
          <table:table-cell table:style-name="ce1" table:formula="of:=AVERAGE([.DC$2:.DC$101])" office:value-type="float" office:value="0.0558370499639797" calcext:value-type="float">
            <text:p>0.0558370499639797</text:p>
          </table:table-cell>
          <table:table-cell table:style-name="ce1" table:formula="of:=AVERAGE([.DD$2:.DD$101])" office:value-type="float" office:value="0.0558370499639797" calcext:value-type="float">
            <text:p>0.0558370499639797</text:p>
          </table:table-cell>
          <table:table-cell table:style-name="ce1" table:formula="of:=AVERAGE([.DE$2:.DE$101])" office:value-type="float" office:value="0.0574330859508413" calcext:value-type="float">
            <text:p>0.0574330859508413</text:p>
          </table:table-cell>
          <table:table-cell table:style-name="ce1" table:formula="of:=AVERAGE([.DF$2:.DF$101])" office:value-type="float" office:value="2367.02" calcext:value-type="float">
            <text:p>2367.02</text:p>
          </table:table-cell>
          <table:table-cell table:style-name="ce1" table:formula="of:=AVERAGE([.DG$2:.DG$101])" office:value-type="float" office:value="9.98" calcext:value-type="float">
            <text:p>9.98</text:p>
          </table:table-cell>
          <table:table-cell table:style-name="ce1" table:formula="of:=AVERAGE([.DH$2:.DH$101])" office:value-type="float" office:value="170.99" calcext:value-type="float">
            <text:p>170.99</text:p>
          </table:table-cell>
          <table:table-cell table:style-name="ce1" table:formula="of:=AVERAGE([.DI$2:.DI$101])" office:value-type="float" office:value="23.01" calcext:value-type="float">
            <text:p>23.01</text:p>
          </table:table-cell>
          <table:table-cell table:style-name="ce1" table:formula="of:=AVERAGE([.DJ$2:.DJ$101])" office:value-type="float" office:value="0" calcext:value-type="float">
            <text:p>0</text:p>
          </table:table-cell>
          <table:table-cell table:style-name="ce1" table:formula="of:=AVERAGE([.DK$2:.DK$101])" office:value-type="float" office:value="0" calcext:value-type="float">
            <text:p>0</text:p>
          </table:table-cell>
          <table:table-cell table:style-name="ce1" table:formula="of:=AVERAGE([.DL$2:.DL$101])" office:value-type="float" office:value="0" calcext:value-type="float">
            <text:p>0</text:p>
          </table:table-cell>
          <table:table-cell table:style-name="ce1" table:formula="of:=AVERAGE([.DM$2:.DM$101])" office:value-type="float" office:value="0.999127078056335" calcext:value-type="float">
            <text:p>0.999127078056335</text:p>
          </table:table-cell>
          <table:table-cell table:style-name="ce1" table:formula="of:=AVERAGE([.DN$2:.DN$101])" office:value-type="float" office:value="0.998262612819672" calcext:value-type="float">
            <text:p>0.998262612819672</text:p>
          </table:table-cell>
          <table:table-cell table:style-name="ce1" table:formula="of:=AVERAGE([.DO$2:.DO$101])" office:value-type="float" office:value="0.983612040877342" calcext:value-type="float">
            <text:p>0.983612040877342</text:p>
          </table:table-cell>
          <table:table-cell table:style-name="ce1" table:formula="of:=AVERAGE([.DP$2:.DP$101])" office:value-type="float" office:value="0.0759269815016689" calcext:value-type="float">
            <text:p>0.0759269815016689</text:p>
          </table:table-cell>
          <table:table-cell table:style-name="ce1" table:formula="of:=AVERAGE([.DQ$2:.DQ$101])" office:value-type="float" office:value="0.0705431882134794" calcext:value-type="float">
            <text:p>0.0705431882134794</text:p>
          </table:table-cell>
          <table:table-cell table:style-name="ce1" table:formula="of:=AVERAGE([.DR$2:.DR$101])" office:value-type="float" office:value="0.147026691806239" calcext:value-type="float">
            <text:p>0.147026691806239</text:p>
          </table:table-cell>
          <table:table-cell table:style-name="ce1" table:formula="of:=AVERAGE([.DS$2:.DS$101])" office:value-type="float" office:value="0.0506538886692289" calcext:value-type="float">
            <text:p>0.0506538886692289</text:p>
          </table:table-cell>
          <table:table-cell table:style-name="ce1" table:formula="of:=AVERAGE([.DT$2:.DT$101])" office:value-type="float" office:value="0.0506538886692289" calcext:value-type="float">
            <text:p>0.0506538886692289</text:p>
          </table:table-cell>
          <table:table-cell table:style-name="ce1" table:formula="of:=AVERAGE([.DU$2:.DU$101])" office:value-type="float" office:value="0.0513202882418784" calcext:value-type="float">
            <text:p>0.0513202882418784</text:p>
          </table:table-cell>
          <table:table-cell table:style-name="ce1" table:formula="of:=AVERAGE([.DV$2:.DV$101])" office:value-type="float" office:value="2345.24" calcext:value-type="float">
            <text:p>2345.24</text:p>
          </table:table-cell>
          <table:table-cell table:style-name="ce1" table:formula="of:=AVERAGE([.DW$2:.DW$101])" office:value-type="float" office:value="17.76" calcext:value-type="float">
            <text:p>17.76</text:p>
          </table:table-cell>
          <table:table-cell table:style-name="ce1" table:formula="of:=AVERAGE([.DX$2:.DX$101])" office:value-type="float" office:value="163.21" calcext:value-type="float">
            <text:p>163.21</text:p>
          </table:table-cell>
          <table:table-cell table:style-name="ce1" table:formula="of:=AVERAGE([.DY$2:.DY$101])" office:value-type="float" office:value="44.79" calcext:value-type="float">
            <text:p>44.79</text:p>
          </table:table-cell>
          <table:table-cell table:style-name="ce1" table:formula="of:=AVERAGE([.DZ$2:.DZ$101])" office:value-type="float" office:value="0.000895522388059704" calcext:value-type="float">
            <text:p>0.000895522388059704</text:p>
          </table:table-cell>
          <table:table-cell table:style-name="ce1" table:formula="of:=AVERAGE([.EA$2:.EA$101])" office:value-type="float" office:value="0.000895522388059704" calcext:value-type="float">
            <text:p>0.000895522388059704</text:p>
          </table:table-cell>
          <table:table-cell table:style-name="ce1" table:formula="of:=AVERAGE([.EB$2:.EB$101])" office:value-type="float" office:value="0.00149253731343284" calcext:value-type="float">
            <text:p>0.00149253731343284</text:p>
          </table:table-cell>
          <table:table-cell table:style-name="ce1" table:formula="of:=AVERAGE([.EC$2:.EC$101])" office:value-type="float" office:value="0.292121212121212" calcext:value-type="float">
            <text:p>0.292121212121212</text:p>
          </table:table-cell>
          <table:table-cell table:style-name="ce1" table:formula="of:=AVERAGE([.ED$2:.ED$101])" office:value-type="float" office:value="0.292121212121212" calcext:value-type="float">
            <text:p>0.292121212121212</text:p>
          </table:table-cell>
          <table:table-cell table:style-name="ce1" table:formula="of:=AVERAGE([.EE$2:.EE$101])" office:value-type="float" office:value="0.292121212121212" calcext:value-type="float">
            <text:p>0.292121212121212</text:p>
          </table:table-cell>
          <table:table-cell table:style-name="ce1" table:formula="of:=AVERAGE([.EF$2:.EF$101])" office:value-type="float" office:value="0.0717563767035196" calcext:value-type="float">
            <text:p>0.0717563767035196</text:p>
          </table:table-cell>
          <table:table-cell table:style-name="ce1" table:formula="of:=AVERAGE([.EG$2:.EG$101])" office:value-type="float" office:value="0.0654944616076776" calcext:value-type="float">
            <text:p>0.0654944616076776</text:p>
          </table:table-cell>
          <table:table-cell table:style-name="ce1" table:formula="of:=AVERAGE([.EH$2:.EH$101])" office:value-type="float" office:value="0.15449042464301" calcext:value-type="float">
            <text:p>0.15449042464301</text:p>
          </table:table-cell>
          <table:table-cell table:style-name="ce1" table:formula="of:=AVERAGE([.EI$2:.EI$101])" office:value-type="float" office:value="0.039041157847128" calcext:value-type="float">
            <text:p>0.039041157847128</text:p>
          </table:table-cell>
          <table:table-cell table:style-name="ce1" table:formula="of:=AVERAGE([.EJ$2:.EJ$101])" office:value-type="float" office:value="0.0363478064224333" calcext:value-type="float">
            <text:p>0.0363478064224333</text:p>
          </table:table-cell>
          <table:table-cell table:style-name="ce1" table:formula="of:=AVERAGE([.EK$2:.EK$101])" office:value-type="float" office:value="0.143405698778833" calcext:value-type="float">
            <text:p>0.143405698778833</text:p>
          </table:table-cell>
          <table:table-cell table:style-name="ce1" table:formula="of:=AVERAGE([.EL$2:.EL$101])" office:value-type="float" office:value="2390.03" calcext:value-type="float">
            <text:p>2390.03</text:p>
          </table:table-cell>
          <table:table-cell table:style-name="ce1" table:formula="of:=AVERAGE([.EM$2:.EM$101])" office:value-type="float" office:value="0" calcext:value-type="float">
            <text:p>0</text:p>
          </table:table-cell>
          <table:table-cell table:style-name="ce1" table:formula="of:=AVERAGE([.EN$2:.EN$101])" office:value-type="float" office:value="180.97" calcext:value-type="float">
            <text:p>180.97</text:p>
          </table:table-cell>
          <table:table-cell table:style-name="ce1" table:formula="of:=AVERAGE([.EO$2:.EO$101])" office:value-type="float" office:value="0" calcext:value-type="float">
            <text:p>0</text:p>
          </table:table-cell>
          <table:table-cell table:style-name="ce1" table:formula="of:=AVERAGE([.EP$2:.EP$101])" office:value-type="float" office:value="0" calcext:value-type="float">
            <text:p>0</text:p>
          </table:table-cell>
          <table:table-cell table:style-name="ce1" table:formula="of:=AVERAGE([.EQ$2:.EQ$101])" office:value-type="float" office:value="0" calcext:value-type="float">
            <text:p>0</text:p>
          </table:table-cell>
          <table:table-cell table:style-name="ce1" table:formula="of:=AVERAGE([.ER$2:.ER$101])" office:value-type="float" office:value="0" calcext:value-type="float">
            <text:p>0</text:p>
          </table:table-cell>
          <table:table-cell table:style-name="ce1" table:formula="of:=AVERAGE([.ES$2:.ES$101])" office:value-type="float" office:value="0.4165" calcext:value-type="float">
            <text:p>0.4165</text:p>
          </table:table-cell>
          <table:table-cell table:style-name="ce1" table:formula="of:=AVERAGE([.ET$2:.ET$101])" office:value-type="float" office:value="0.4165" calcext:value-type="float">
            <text:p>0.4165</text:p>
          </table:table-cell>
          <table:table-cell table:style-name="ce1" table:formula="of:=AVERAGE([.EU$2:.EU$101])" office:value-type="float" office:value="0.4165" calcext:value-type="float">
            <text:p>0.4165</text:p>
          </table:table-cell>
          <table:table-cell table:style-name="ce1" table:formula="of:=AVERAGE([.EV$2:.EV$101])" office:value-type="float" office:value="0.0720575651497472" calcext:value-type="float">
            <text:p>0.0720575651497472</text:p>
          </table:table-cell>
          <table:table-cell table:style-name="ce1" table:formula="of:=AVERAGE([.EW$2:.EW$101])" office:value-type="float" office:value="0.0654670385577312" calcext:value-type="float">
            <text:p>0.0654670385577312</text:p>
          </table:table-cell>
          <table:table-cell table:style-name="ce1" table:formula="of:=AVERAGE([.EX$2:.EX$101])" office:value-type="float" office:value="0.15914616246425" calcext:value-type="float">
            <text:p>0.15914616246425</text:p>
          </table:table-cell>
          <table:table-cell table:style-name="ce1" table:formula="of:=AVERAGE([.EY$2:.EY$101])" office:value-type="float" office:value="0.047" calcext:value-type="float">
            <text:p>0.047</text:p>
          </table:table-cell>
          <table:table-cell table:style-name="ce1" table:formula="of:=AVERAGE([.EZ$2:.EZ$101])" office:value-type="float" office:value="0.0415" calcext:value-type="float">
            <text:p>0.0415</text:p>
          </table:table-cell>
          <table:table-cell table:style-name="ce1" table:formula="of:=AVERAGE([.FA$2:.FA$101])" office:value-type="float" office:value="0.133" calcext:value-type="float">
            <text:p>0.133</text:p>
          </table:table-cell>
          <table:table-cell table:style-name="ce1" table:formula="of:=AVERAGE([.FB$2:.FB$101])" office:value-type="float" office:value="2379.31" calcext:value-type="float">
            <text:p>2379.31</text:p>
          </table:table-cell>
          <table:table-cell table:style-name="ce1" table:formula="of:=AVERAGE([.FC$2:.FC$101])" office:value-type="float" office:value="5.29" calcext:value-type="float">
            <text:p>5.29</text:p>
          </table:table-cell>
          <table:table-cell table:style-name="ce1" table:formula="of:=AVERAGE([.FD$2:.FD$101])" office:value-type="float" office:value="175.68" calcext:value-type="float">
            <text:p>175.68</text:p>
          </table:table-cell>
          <table:table-cell table:style-name="ce1" table:formula="of:=AVERAGE([.FE$2:.FE$101])" office:value-type="float" office:value="10.72" calcext:value-type="float">
            <text:p>10.72</text:p>
          </table:table-cell>
          <table:table-cell table:style-name="ce1" table:formula="of:=AVERAGE([.FF$2:.FF$101])" office:value-type="float" office:value="0" calcext:value-type="float">
            <text:p>0</text:p>
          </table:table-cell>
          <table:table-cell table:style-name="ce1" table:formula="of:=AVERAGE([.FG$2:.FG$101])" office:value-type="float" office:value="0" calcext:value-type="float">
            <text:p>0</text:p>
          </table:table-cell>
          <table:table-cell table:style-name="ce1" table:formula="of:=AVERAGE([.FH$2:.FH$101])" office:value-type="float" office:value="0.000622448979591837" calcext:value-type="float">
            <text:p>0.000622448979591837</text:p>
          </table:table-cell>
          <table:table-cell table:style-name="ce1" table:formula="of:=AVERAGE([.FI$2:.FI$101])" office:value-type="float" office:value="0.810852869352869" calcext:value-type="float">
            <text:p>0.810852869352869</text:p>
          </table:table-cell>
          <table:table-cell table:style-name="ce1" table:formula="of:=AVERAGE([.FJ$2:.FJ$101])" office:value-type="float" office:value="0.809186202686203" calcext:value-type="float">
            <text:p>0.809186202686203</text:p>
          </table:table-cell>
          <table:table-cell table:style-name="ce1" table:formula="of:=AVERAGE([.FK$2:.FK$101])" office:value-type="float" office:value="0.775111698243277" calcext:value-type="float">
            <text:p>0.775111698243277</text:p>
          </table:table-cell>
          <table:table-cell table:style-name="ce1" table:formula="of:=AVERAGE([.FL$2:.FL$101])" office:value-type="float" office:value="0.0723136042493548" calcext:value-type="float">
            <text:p>0.0723136042493548</text:p>
          </table:table-cell>
          <table:table-cell table:style-name="ce1" table:formula="of:=AVERAGE([.FM$2:.FM$101])" office:value-type="float" office:value="0.0684847609114039" calcext:value-type="float">
            <text:p>0.0684847609114039</text:p>
          </table:table-cell>
          <table:table-cell table:style-name="ce1" table:formula="of:=AVERAGE([.FN$2:.FN$101])" office:value-type="float" office:value="0.122989036136018" calcext:value-type="float">
            <text:p>0.122989036136018</text:p>
          </table:table-cell>
          <table:table-cell table:style-name="ce1" table:formula="of:=AVERAGE([.FO$2:.FO$101])" office:value-type="float" office:value="0.0558370499639797" calcext:value-type="float">
            <text:p>0.0558370499639797</text:p>
          </table:table-cell>
          <table:table-cell table:style-name="ce1" table:formula="of:=AVERAGE([.FP$2:.FP$101])" office:value-type="float" office:value="0.0558370499639797" calcext:value-type="float">
            <text:p>0.0558370499639797</text:p>
          </table:table-cell>
          <table:table-cell table:style-name="ce1" table:formula="of:=AVERAGE([.FQ$2:.FQ$101])" office:value-type="float" office:value="0.0574330859508413" calcext:value-type="float">
            <text:p>0.0574330859508413</text:p>
          </table:table-cell>
          <table:table-cell table:style-name="ce1" table:formula="of:=AVERAGE([.FR$2:.FR$101])" office:value-type="float" office:value="2366.61" calcext:value-type="float">
            <text:p>2366.61</text:p>
          </table:table-cell>
          <table:table-cell table:style-name="ce1" table:formula="of:=AVERAGE([.FS$2:.FS$101])" office:value-type="float" office:value="10.11" calcext:value-type="float">
            <text:p>10.11</text:p>
          </table:table-cell>
          <table:table-cell table:style-name="ce1" table:formula="of:=AVERAGE([.FT$2:.FT$101])" office:value-type="float" office:value="170.86" calcext:value-type="float">
            <text:p>170.86</text:p>
          </table:table-cell>
          <table:table-cell table:style-name="ce1" table:formula="of:=AVERAGE([.FU$2:.FU$101])" office:value-type="float" office:value="23.42" calcext:value-type="float">
            <text:p>23.42</text:p>
          </table:table-cell>
          <table:table-cell table:style-name="ce1" table:formula="of:=AVERAGE([.FV$2:.FV$101])" office:value-type="float" office:value="0" calcext:value-type="float">
            <text:p>0</text:p>
          </table:table-cell>
          <table:table-cell table:style-name="ce1" table:formula="of:=AVERAGE([.FW$2:.FW$101])" office:value-type="float" office:value="0" calcext:value-type="float">
            <text:p>0</text:p>
          </table:table-cell>
          <table:table-cell table:style-name="ce1" table:formula="of:=AVERAGE([.FX$2:.FX$101])" office:value-type="float" office:value="0" calcext:value-type="float">
            <text:p>0</text:p>
          </table:table-cell>
          <table:table-cell table:style-name="ce1" table:formula="of:=AVERAGE([.FY$2:.FY$101])" office:value-type="float" office:value="0.999" calcext:value-type="float">
            <text:p>0.999</text:p>
          </table:table-cell>
          <table:table-cell table:style-name="ce1" table:formula="of:=AVERAGE([.FZ$2:.FZ$101])" office:value-type="float" office:value="0.9981" calcext:value-type="float">
            <text:p>0.9981</text:p>
          </table:table-cell>
          <table:table-cell table:style-name="ce1" table:formula="of:=AVERAGE([.GA$2:.GA$101])" office:value-type="float" office:value="0.9834" calcext:value-type="float">
            <text:p>0.9834</text:p>
          </table:table-cell>
          <table:table-cell table:style-name="ce1" table:formula="of:=AVERAGE([.GB$2:.GB$101])" office:value-type="float" office:value="0.0759266234598065" calcext:value-type="float">
            <text:p>0.0759266234598065</text:p>
          </table:table-cell>
          <table:table-cell table:style-name="ce1" table:formula="of:=AVERAGE([.GC$2:.GC$101])" office:value-type="float" office:value="0.0705434200189873" calcext:value-type="float">
            <text:p>0.0705434200189873</text:p>
          </table:table-cell>
          <table:table-cell table:style-name="ce1" table:formula="of:=AVERAGE([.GD$2:.GD$101])" office:value-type="float" office:value="0.147017854461116" calcext:value-type="float">
            <text:p>0.147017854461116</text:p>
          </table:table-cell>
          <table:table-cell table:style-name="ce1" table:formula="of:=AVERAGE([.GE$2:.GE$101])" office:value-type="float" office:value="0.0506538886692289" calcext:value-type="float">
            <text:p>0.0506538886692289</text:p>
          </table:table-cell>
          <table:table-cell table:style-name="ce1" table:formula="of:=AVERAGE([.GF$2:.GF$101])" office:value-type="float" office:value="0.0506538886692289" calcext:value-type="float">
            <text:p>0.0506538886692289</text:p>
          </table:table-cell>
          <table:table-cell table:style-name="ce1" table:formula="of:=AVERAGE([.GG$2:.GG$101])" office:value-type="float" office:value="0.0513202882418784" calcext:value-type="float">
            <text:p>0.0513202882418784</text:p>
          </table:table-cell>
          <table:table-cell table:style-name="ce1" table:formula="of:=AVERAGE([.GH$2:.GH$101])" office:value-type="float" office:value="2345.24" calcext:value-type="float">
            <text:p>2345.24</text:p>
          </table:table-cell>
          <table:table-cell table:style-name="ce1" table:formula="of:=AVERAGE([.GI$2:.GI$101])" office:value-type="float" office:value="17.76" calcext:value-type="float">
            <text:p>17.76</text:p>
          </table:table-cell>
          <table:table-cell table:style-name="ce1" table:formula="of:=AVERAGE([.GJ$2:.GJ$101])" office:value-type="float" office:value="163.21" calcext:value-type="float">
            <text:p>163.21</text:p>
          </table:table-cell>
          <table:table-cell table:style-name="ce1" table:formula="of:=AVERAGE([.GK$2:.GK$101])" office:value-type="float" office:value="44.79" calcext:value-type="float">
            <text:p>44.79</text:p>
          </table:table-cell>
          <table:table-cell table:style-name="ce1" table:formula="of:=AVERAGE([.GL$2:.GL$101])" office:value-type="float" office:value="0" calcext:value-type="float">
            <text:p>0</text:p>
          </table:table-cell>
          <table:table-cell table:style-name="ce1" table:formula="of:=AVERAGE([.GM$2:.GM$101])" office:value-type="float" office:value="0" calcext:value-type="float">
            <text:p>0</text:p>
          </table:table-cell>
          <table:table-cell table:style-name="ce1" table:formula="of:=AVERAGE([.GN$2:.GN$101])" office:value-type="float" office:value="0" calcext:value-type="float">
            <text:p>0</text:p>
          </table:table-cell>
          <table:table-cell table:style-name="ce1" table:formula="of:=AVERAGE([.GO$2:.GO$101])" office:value-type="float" office:value="0" calcext:value-type="float">
            <text:p>0</text:p>
          </table:table-cell>
          <table:table-cell table:style-name="ce1" table:formula="of:=AVERAGE([.GP$2:.GP$101])" office:value-type="float" office:value="0" calcext:value-type="float">
            <text:p>0</text:p>
          </table:table-cell>
          <table:table-cell table:style-name="ce1" table:formula="of:=AVERAGE([.GQ$2:.GQ$101])" office:value-type="float" office:value="0" calcext:value-type="float">
            <text:p>0</text:p>
          </table:table-cell>
          <table:table-cell table:style-name="ce1" table:formula="of:=AVERAGE([.GR$2:.GR$101])" office:value-type="float" office:value="0" calcext:value-type="float">
            <text:p>0</text:p>
          </table:table-cell>
          <table:table-cell table:style-name="ce1" table:formula="of:=AVERAGE([.GS$2:.GS$101])" office:value-type="float" office:value="0" calcext:value-type="float">
            <text:p>0</text:p>
          </table:table-cell>
          <table:table-cell table:style-name="ce1" table:formula="of:=AVERAGE([.GT$2:.GT$101])" office:value-type="float" office:value="0" calcext:value-type="float">
            <text:p>0</text:p>
          </table:table-cell>
          <table:table-cell table:style-name="ce1" table:formula="of:=AVERAGE([.GU$2:.GU$101])" office:value-type="float" office:value="0" calcext:value-type="float">
            <text:p>0</text:p>
          </table:table-cell>
          <table:table-cell table:style-name="ce1" table:formula="of:=AVERAGE([.GV$2:.GV$101])" office:value-type="float" office:value="0" calcext:value-type="float">
            <text:p>0</text:p>
          </table:table-cell>
          <table:table-cell table:style-name="ce1" table:formula="of:=AVERAGE([.GW$2:.GW$101])" office:value-type="float" office:value="0" calcext:value-type="float">
            <text:p>0</text:p>
          </table:table-cell>
          <table:table-cell table:style-name="ce1" table:formula="of:=AVERAGE([.GX$2:.GX$101])" office:value-type="float" office:value="2390.03" calcext:value-type="float">
            <text:p>2390.03</text:p>
          </table:table-cell>
          <table:table-cell table:style-name="ce1" table:formula="of:=AVERAGE([.GY$2:.GY$101])" office:value-type="float" office:value="0" calcext:value-type="float">
            <text:p>0</text:p>
          </table:table-cell>
          <table:table-cell table:style-name="ce1" table:formula="of:=AVERAGE([.GZ$2:.GZ$101])" office:value-type="float" office:value="180.97" calcext:value-type="float">
            <text:p>180.97</text:p>
          </table:table-cell>
          <table:table-cell table:style-name="ce1" table:formula="of:=AVERAGE([.HA$2:.HA$101])" office:value-type="float" office:value="0" calcext:value-type="float">
            <text:p>0</text:p>
          </table:table-cell>
          <table:table-cell table:style-name="ce1" table:formula="of:=AVERAGE([.HB$2:.HB$101])" office:value-type="float" office:value="0" calcext:value-type="float">
            <text:p>0</text:p>
          </table:table-cell>
          <table:table-cell table:style-name="ce1" table:formula="of:=AVERAGE([.HC$2:.HC$101])" office:value-type="float" office:value="0" calcext:value-type="float">
            <text:p>0</text:p>
          </table:table-cell>
          <table:table-cell table:style-name="ce1" table:formula="of:=AVERAGE([.HD$2:.HD$101])" office:value-type="float" office:value="0" calcext:value-type="float">
            <text:p>0</text:p>
          </table:table-cell>
          <table:table-cell table:style-name="ce1" table:formula="of:=AVERAGE([.HE$2:.HE$101])" office:value-type="float" office:value="0" calcext:value-type="float">
            <text:p>0</text:p>
          </table:table-cell>
          <table:table-cell table:style-name="ce1" table:formula="of:=AVERAGE([.HF$2:.HF$101])" office:value-type="float" office:value="0" calcext:value-type="float">
            <text:p>0</text:p>
          </table:table-cell>
          <table:table-cell table:style-name="ce1" table:formula="of:=AVERAGE([.HG$2:.HG$101])" office:value-type="float" office:value="0" calcext:value-type="float">
            <text:p>0</text:p>
          </table:table-cell>
          <table:table-cell table:style-name="ce1" table:formula="of:=AVERAGE([.HH$2:.HH$101])" office:value-type="float" office:value="0" calcext:value-type="float">
            <text:p>0</text:p>
          </table:table-cell>
          <table:table-cell table:style-name="ce1" table:formula="of:=AVERAGE([.HI$2:.HI$101])" office:value-type="float" office:value="0" calcext:value-type="float">
            <text:p>0</text:p>
          </table:table-cell>
          <table:table-cell table:style-name="ce1" table:formula="of:=AVERAGE([.HJ$2:.HJ$101])" office:value-type="float" office:value="0" calcext:value-type="float">
            <text:p>0</text:p>
          </table:table-cell>
          <table:table-cell table:style-name="ce1" table:formula="of:=AVERAGE([.HK$2:.HK$101])" office:value-type="float" office:value="0" calcext:value-type="float">
            <text:p>0</text:p>
          </table:table-cell>
          <table:table-cell table:style-name="ce1" table:formula="of:=AVERAGE([.HL$2:.HL$101])" office:value-type="float" office:value="0" calcext:value-type="float">
            <text:p>0</text:p>
          </table:table-cell>
          <table:table-cell table:style-name="ce1" table:formula="of:=AVERAGE([.HM$2:.HM$101])" office:value-type="float" office:value="0" calcext:value-type="float">
            <text:p>0</text:p>
          </table:table-cell>
          <table:table-cell table:style-name="ce1" table:formula="of:=AVERAGE([.HN$2:.HN$101])" office:value-type="float" office:value="2390.03" calcext:value-type="float">
            <text:p>2390.03</text:p>
          </table:table-cell>
          <table:table-cell table:style-name="ce1" table:formula="of:=AVERAGE([.HO$2:.HO$101])" office:value-type="float" office:value="0" calcext:value-type="float">
            <text:p>0</text:p>
          </table:table-cell>
          <table:table-cell table:style-name="ce1" table:formula="of:=AVERAGE([.HP$2:.HP$101])" office:value-type="float" office:value="180.97" calcext:value-type="float">
            <text:p>180.97</text:p>
          </table:table-cell>
          <table:table-cell table:style-name="ce1" table:formula="of:=AVERAGE([.HQ$2:.HQ$101])" office:value-type="float" office:value="0" calcext:value-type="float">
            <text:p>0</text:p>
          </table:table-cell>
          <table:table-cell table:style-name="ce1" table:number-columns-repeated="79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$2:.B$101])" office:value-type="float" office:value="0.00000986764052868239" calcext:value-type="float">
            <text:p>9.86764052868239E-06</text:p>
          </table:table-cell>
          <table:table-cell table:style-name="ce1" table:formula="of:=MEDIAN([.C$2:.C$101])" office:value-type="float" office:value="0.00000987353450909723" calcext:value-type="float">
            <text:p>9.87353450909723E-06</text:p>
          </table:table-cell>
          <table:table-cell table:style-name="ce1" table:formula="of:=MEDIAN([.D$2:.D$101])" office:value-type="float" office:value="0.0000156861933646723" calcext:value-type="float">
            <text:p>1.56861933646723E-05</text:p>
          </table:table-cell>
          <table:table-cell table:style-name="ce1" table:formula="of:=MEDIAN([.E$2:.E$101])" office:value-type="float" office:value="0.999819874763488" calcext:value-type="float">
            <text:p>0.999819874763488</text:p>
          </table:table-cell>
          <table:table-cell table:style-name="ce1" table:formula="of:=MEDIAN([.F$2:.F$101])" office:value-type="float" office:value="0.999598860740662" calcext:value-type="float">
            <text:p>0.999598860740662</text:p>
          </table:table-cell>
          <table:table-cell table:style-name="ce1" table:formula="of:=MEDIAN([.G$2:.G$101])" office:value-type="float" office:value="0.999738693237305" calcext:value-type="float">
            <text:p>0.999738693237305</text:p>
          </table:table-cell>
          <table:table-cell table:style-name="ce1" table:formula="of:=MEDIAN([.H$2:.H$101])" office:value-type="float" office:value="0.0380224253840375" calcext:value-type="float">
            <text:p>0.0380224253840375</text:p>
          </table:table-cell>
          <table:table-cell table:style-name="ce1" table:formula="of:=MEDIAN([.I$2:.I$101])" office:value-type="float" office:value="0.0283962436787287" calcext:value-type="float">
            <text:p>0.0283962436787287</text:p>
          </table:table-cell>
          <table:table-cell table:style-name="ce1" table:formula="of:=MEDIAN([.J$2:.J$101])" office:value-type="float" office:value="0.158824408877222" calcext:value-type="float">
            <text:p>0.158824408877222</text:p>
          </table:table-cell>
          <table:table-cell table:style-name="ce1" table:formula="of:=MEDIAN([.K$2:.K$101])" office:value-type="float" office:value="0.000159946517669596" calcext:value-type="float">
            <text:p>0.000159946517669596</text:p>
          </table:table-cell>
          <table:table-cell table:style-name="ce1" table:formula="of:=MEDIAN([.L$2:.L$101])" office:value-type="float" office:value="0.000134775251353858" calcext:value-type="float">
            <text:p>0.000134775251353858</text:p>
          </table:table-cell>
          <table:table-cell table:style-name="ce1" table:formula="of:=MEDIAN([.M$2:.M$101])" office:value-type="float" office:value="0.00518922042101622" calcext:value-type="float">
            <text:p>0.00518922042101622</text:p>
          </table:table-cell>
          <table:table-cell table:style-name="ce1" table:formula="of:=MEDIAN([.N$2:.N$101])" office:value-type="float" office:value="2335.5" calcext:value-type="float">
            <text:p>2335.5</text:p>
          </table:table-cell>
          <table:table-cell table:style-name="ce1" table:formula="of:=MEDIAN([.O$2:.O$101])" office:value-type="float" office:value="27" calcext:value-type="float">
            <text:p>27</text:p>
          </table:table-cell>
          <table:table-cell table:style-name="ce1" table:formula="of:=MEDIAN([.P$2:.P$101])" office:value-type="float" office:value="154.5" calcext:value-type="float">
            <text:p>154.5</text:p>
          </table:table-cell>
          <table:table-cell table:style-name="ce1" table:formula="of:=MEDIAN([.Q$2:.Q$101])" office:value-type="float" office:value="58" calcext:value-type="float">
            <text:p>58</text:p>
          </table:table-cell>
          <table:table-cell table:style-name="ce1" table:formula="of:=MEDIAN([.R$2:.R$101])" office:value-type="float" office:value="0.0220854025565992" calcext:value-type="float">
            <text:p>0.0220854025565992</text:p>
          </table:table-cell>
          <table:table-cell table:style-name="ce1" table:formula="of:=MEDIAN([.S$2:.S$101])" office:value-type="float" office:value="0.0220854025565992" calcext:value-type="float">
            <text:p>0.0220854025565992</text:p>
          </table:table-cell>
          <table:table-cell table:style-name="ce1" table:formula="of:=MEDIAN([.T$2:.T$101])" office:value-type="float" office:value="0.0244527380570545" calcext:value-type="float">
            <text:p>0.0244527380570545</text:p>
          </table:table-cell>
          <table:table-cell table:style-name="ce1" table:formula="of:=MEDIAN([.U$2:.U$101])" office:value-type="float" office:value="0.77100861023472" calcext:value-type="float">
            <text:p>0.77100861023472</text:p>
          </table:table-cell>
          <table:table-cell table:style-name="ce1" table:formula="of:=MEDIAN([.V$2:.V$101])" office:value-type="float" office:value="0.746314179349733" calcext:value-type="float">
            <text:p>0.746314179349733</text:p>
          </table:table-cell>
          <table:table-cell table:style-name="ce1" table:formula="of:=MEDIAN([.W$2:.W$101])" office:value-type="float" office:value="0.736680871599402" calcext:value-type="float">
            <text:p>0.736680871599402</text:p>
          </table:table-cell>
          <table:table-cell table:style-name="ce1" table:formula="of:=MEDIAN([.X$2:.X$101])" office:value-type="float" office:value="0.0720793230207863" calcext:value-type="float">
            <text:p>0.0720793230207863</text:p>
          </table:table-cell>
          <table:table-cell table:style-name="ce1" table:formula="of:=MEDIAN([.Y$2:.Y$101])" office:value-type="float" office:value="0.0656517950509445" calcext:value-type="float">
            <text:p>0.0656517950509445</text:p>
          </table:table-cell>
          <table:table-cell table:style-name="ce1" table:formula="of:=MEDIAN([.Z$2:.Z$101])" office:value-type="float" office:value="0.155001129336883" calcext:value-type="float">
            <text:p>0.155001129336883</text:p>
          </table:table-cell>
          <table:table-cell table:style-name="ce1" table:formula="of:=MEDIAN([.AA$2:.AA$101])" office:value-type="float" office:value="0.0427302051937976" calcext:value-type="float">
            <text:p>0.0427302051937976</text:p>
          </table:table-cell>
          <table:table-cell table:style-name="ce1" table:formula="of:=MEDIAN([.AB$2:.AB$101])" office:value-type="float" office:value="0.0408744870063236" calcext:value-type="float">
            <text:p>0.0408744870063236</text:p>
          </table:table-cell>
          <table:table-cell table:style-name="ce1" table:formula="of:=MEDIAN([.AC$2:.AC$101])" office:value-type="float" office:value="0.098254931426852" calcext:value-type="float">
            <text:p>0.098254931426852</text:p>
          </table:table-cell>
          <table:table-cell table:style-name="ce1" table:formula="of:=MEDIAN([.AD$2:.AD$101])" office:value-type="float" office:value="2373.5" calcext:value-type="float">
            <text:p>2373.5</text:p>
          </table:table-cell>
          <table:table-cell table:style-name="ce1" table:formula="of:=MEDIAN([.AE$2:.AE$101])" office:value-type="float" office:value="10" calcext:value-type="float">
            <text:p>10</text:p>
          </table:table-cell>
          <table:table-cell table:style-name="ce1" table:formula="of:=MEDIAN([.AF$2:.AF$101])" office:value-type="float" office:value="169" calcext:value-type="float">
            <text:p>169</text:p>
          </table:table-cell>
          <table:table-cell table:style-name="ce1" table:formula="of:=MEDIAN([.AG$2:.AG$101])" office:value-type="float" office:value="15.5" calcext:value-type="float">
            <text:p>15.5</text:p>
          </table:table-cell>
          <table:table-cell table:style-name="ce1" table:formula="of:=MEDIAN([.AH$2:.AH$101])" office:value-type="float" office:value="0.0220529059522477" calcext:value-type="float">
            <text:p>0.0220529059522477</text:p>
          </table:table-cell>
          <table:table-cell table:style-name="ce1" table:formula="of:=MEDIAN([.AI$2:.AI$101])" office:value-type="float" office:value="0.0220529059522477" calcext:value-type="float">
            <text:p>0.0220529059522477</text:p>
          </table:table-cell>
          <table:table-cell table:style-name="ce1" table:formula="of:=MEDIAN([.AJ$2:.AJ$101])" office:value-type="float" office:value="0.0244004040568033" calcext:value-type="float">
            <text:p>0.0244004040568033</text:p>
          </table:table-cell>
          <table:table-cell table:style-name="ce1" table:formula="of:=MEDIAN([.AK$2:.AK$101])" office:value-type="float" office:value="0.771651320965225" calcext:value-type="float">
            <text:p>0.771651320965225</text:p>
          </table:table-cell>
          <table:table-cell table:style-name="ce1" table:formula="of:=MEDIAN([.AL$2:.AL$101])" office:value-type="float" office:value="0.746838155538323" calcext:value-type="float">
            <text:p>0.746838155538323</text:p>
          </table:table-cell>
          <table:table-cell table:style-name="ce1" table:formula="of:=MEDIAN([.AM$2:.AM$101])" office:value-type="float" office:value="0.73741792227633" calcext:value-type="float">
            <text:p>0.73741792227633</text:p>
          </table:table-cell>
          <table:table-cell table:style-name="ce1" table:formula="of:=MEDIAN([.AN$2:.AN$101])" office:value-type="float" office:value="0.0720827097067525" calcext:value-type="float">
            <text:p>0.0720827097067525</text:p>
          </table:table-cell>
          <table:table-cell table:style-name="ce1" table:formula="of:=MEDIAN([.AO$2:.AO$101])" office:value-type="float" office:value="0.065642699432615" calcext:value-type="float">
            <text:p>0.065642699432615</text:p>
          </table:table-cell>
          <table:table-cell table:style-name="ce1" table:formula="of:=MEDIAN([.AP$2:.AP$101])" office:value-type="float" office:value="0.155084063291771" calcext:value-type="float">
            <text:p>0.155084063291771</text:p>
          </table:table-cell>
          <table:table-cell table:style-name="ce1" table:formula="of:=MEDIAN([.AQ$2:.AQ$101])" office:value-type="float" office:value="0.0426809676987561" calcext:value-type="float">
            <text:p>0.0426809676987561</text:p>
          </table:table-cell>
          <table:table-cell table:style-name="ce1" table:formula="of:=MEDIAN([.AR$2:.AR$101])" office:value-type="float" office:value="0.0408308634961525" calcext:value-type="float">
            <text:p>0.0408308634961525</text:p>
          </table:table-cell>
          <table:table-cell table:style-name="ce1" table:formula="of:=MEDIAN([.AS$2:.AS$101])" office:value-type="float" office:value="0.0982518429801899" calcext:value-type="float">
            <text:p>0.0982518429801899</text:p>
          </table:table-cell>
          <table:table-cell table:style-name="ce1" table:formula="of:=MEDIAN([.AT$2:.AT$101])" office:value-type="float" office:value="2373.5" calcext:value-type="float">
            <text:p>2373.5</text:p>
          </table:table-cell>
          <table:table-cell table:style-name="ce1" table:formula="of:=MEDIAN([.AU$2:.AU$101])" office:value-type="float" office:value="10" calcext:value-type="float">
            <text:p>10</text:p>
          </table:table-cell>
          <table:table-cell table:style-name="ce1" table:formula="of:=MEDIAN([.AV$2:.AV$101])" office:value-type="float" office:value="169" calcext:value-type="float">
            <text:p>169</text:p>
          </table:table-cell>
          <table:table-cell table:style-name="ce1" table:formula="of:=MEDIAN([.AW$2:.AW$101])" office:value-type="float" office:value="15.5" calcext:value-type="float">
            <text:p>15.5</text:p>
          </table:table-cell>
          <table:table-cell table:style-name="ce1" table:formula="of:=MEDIAN([.AX$2:.AX$101])" office:value-type="float" office:value="0.016706916866083" calcext:value-type="float">
            <text:p>0.016706916866083</text:p>
          </table:table-cell>
          <table:table-cell table:style-name="ce1" table:formula="of:=MEDIAN([.AY$2:.AY$101])" office:value-type="float" office:value="0.016706916866083" calcext:value-type="float">
            <text:p>0.016706916866083</text:p>
          </table:table-cell>
          <table:table-cell table:style-name="ce1" table:formula="of:=MEDIAN([.AZ$2:.AZ$101])" office:value-type="float" office:value="0.0192392560713337" calcext:value-type="float">
            <text:p>0.0192392560713337</text:p>
          </table:table-cell>
          <table:table-cell table:style-name="ce1" table:formula="of:=MEDIAN([.BA$2:.BA$101])" office:value-type="float" office:value="0.955775502610834" calcext:value-type="float">
            <text:p>0.955775502610834</text:p>
          </table:table-cell>
          <table:table-cell table:style-name="ce1" table:formula="of:=MEDIAN([.BB$2:.BB$101])" office:value-type="float" office:value="0.942287772419326" calcext:value-type="float">
            <text:p>0.942287772419326</text:p>
          </table:table-cell>
          <table:table-cell table:style-name="ce1" table:formula="of:=MEDIAN([.BC$2:.BC$101])" office:value-type="float" office:value="0.95036685160373" calcext:value-type="float">
            <text:p>0.95036685160373</text:p>
          </table:table-cell>
          <table:table-cell table:style-name="ce1" table:formula="of:=MEDIAN([.BD$2:.BD$101])" office:value-type="float" office:value="0.0901385138928061" calcext:value-type="float">
            <text:p>0.0901385138928061</text:p>
          </table:table-cell>
          <table:table-cell table:style-name="ce1" table:formula="of:=MEDIAN([.BE$2:.BE$101])" office:value-type="float" office:value="0.0793322066534608" calcext:value-type="float">
            <text:p>0.0793322066534608</text:p>
          </table:table-cell>
          <table:table-cell table:style-name="ce1" table:formula="of:=MEDIAN([.BF$2:.BF$101])" office:value-type="float" office:value="0.228254520388909" calcext:value-type="float">
            <text:p>0.228254520388909</text:p>
          </table:table-cell>
          <table:table-cell table:style-name="ce1" table:formula="of:=MEDIAN([.BG$2:.BG$101])" office:value-type="float" office:value="0.0430251808588118" calcext:value-type="float">
            <text:p>0.0430251808588118</text:p>
          </table:table-cell>
          <table:table-cell table:style-name="ce1" table:formula="of:=MEDIAN([.BH$2:.BH$101])" office:value-type="float" office:value="0.0402845040082774" calcext:value-type="float">
            <text:p>0.0402845040082774</text:p>
          </table:table-cell>
          <table:table-cell table:style-name="ce1" table:formula="of:=MEDIAN([.BI$2:.BI$101])" office:value-type="float" office:value="0.128789964770997" calcext:value-type="float">
            <text:p>0.128789964770997</text:p>
          </table:table-cell>
          <table:table-cell table:style-name="ce1" table:formula="of:=MEDIAN([.BJ$2:.BJ$101])" office:value-type="float" office:value="2335.5" calcext:value-type="float">
            <text:p>2335.5</text:p>
          </table:table-cell>
          <table:table-cell table:style-name="ce1" table:formula="of:=MEDIAN([.BK$2:.BK$101])" office:value-type="float" office:value="27" calcext:value-type="float">
            <text:p>27</text:p>
          </table:table-cell>
          <table:table-cell table:style-name="ce1" table:formula="of:=MEDIAN([.BL$2:.BL$101])" office:value-type="float" office:value="154.5" calcext:value-type="float">
            <text:p>154.5</text:p>
          </table:table-cell>
          <table:table-cell table:style-name="ce1" table:formula="of:=MEDIAN([.BM$2:.BM$101])" office:value-type="float" office:value="58" calcext:value-type="float">
            <text:p>58</text:p>
          </table:table-cell>
          <table:table-cell table:style-name="ce1" table:formula="of:=MEDIAN([.BN$2:.BN$101])" office:value-type="float" office:value="0" calcext:value-type="float">
            <text:p>0</text:p>
          </table:table-cell>
          <table:table-cell table:style-name="ce1" table:formula="of:=MEDIAN([.BO$2:.BO$101])" office:value-type="float" office:value="0" calcext:value-type="float">
            <text:p>0</text:p>
          </table:table-cell>
          <table:table-cell table:style-name="ce1" table:formula="of:=MEDIAN([.BP$2:.BP$101])" office:value-type="float" office:value="0" calcext:value-type="float">
            <text:p>0</text:p>
          </table:table-cell>
          <table:table-cell table:style-name="ce1" table:formula="of:=MEDIAN([.BQ$2:.BQ$101])" office:value-type="float" office:value="0.999836087226868" calcext:value-type="float">
            <text:p>0.999836087226868</text:p>
          </table:table-cell>
          <table:table-cell table:style-name="ce1" table:formula="of:=MEDIAN([.BR$2:.BR$101])" office:value-type="float" office:value="0.998581290245056" calcext:value-type="float">
            <text:p>0.998581290245056</text:p>
          </table:table-cell>
          <table:table-cell table:style-name="ce1" table:formula="of:=MEDIAN([.BS$2:.BS$101])" office:value-type="float" office:value="0.999696761369705" calcext:value-type="float">
            <text:p>0.999696761369705</text:p>
          </table:table-cell>
          <table:table-cell table:style-name="ce1" table:formula="of:=MEDIAN([.BT$2:.BT$101])" office:value-type="float" office:value="0.0728655706897137" calcext:value-type="float">
            <text:p>0.0728655706897137</text:p>
          </table:table-cell>
          <table:table-cell table:style-name="ce1" table:formula="of:=MEDIAN([.BU$2:.BU$101])" office:value-type="float" office:value="0.0647585027128156" calcext:value-type="float">
            <text:p>0.0647585027128156</text:p>
          </table:table-cell>
          <table:table-cell table:style-name="ce1" table:formula="of:=MEDIAN([.BV$2:.BV$101])" office:value-type="float" office:value="0.167348450210499" calcext:value-type="float">
            <text:p>0.167348450210499</text:p>
          </table:table-cell>
          <table:table-cell table:style-name="ce1" table:formula="of:=MEDIAN([.BW$2:.BW$101])" office:value-type="float" office:value="0.0350438596491228" calcext:value-type="float">
            <text:p>0.0350438596491228</text:p>
          </table:table-cell>
          <table:table-cell table:style-name="ce1" table:formula="of:=MEDIAN([.BX$2:.BX$101])" office:value-type="float" office:value="0.0323627984918307" calcext:value-type="float">
            <text:p>0.0323627984918307</text:p>
          </table:table-cell>
          <table:table-cell table:style-name="ce1" table:formula="of:=MEDIAN([.BY$2:.BY$101])" office:value-type="float" office:value="0.142857142857143" calcext:value-type="float">
            <text:p>0.142857142857143</text:p>
          </table:table-cell>
          <table:table-cell table:style-name="ce1" table:formula="of:=MEDIAN([.BZ$2:.BZ$101])" office:value-type="float" office:value="2382" calcext:value-type="float">
            <text:p>2382</text:p>
          </table:table-cell>
          <table:table-cell table:style-name="ce1" table:formula="of:=MEDIAN([.CA$2:.CA$101])" office:value-type="float" office:value="5" calcext:value-type="float">
            <text:p>5</text:p>
          </table:table-cell>
          <table:table-cell table:style-name="ce1" table:formula="of:=MEDIAN([.CB$2:.CB$101])" office:value-type="float" office:value="174" calcext:value-type="float">
            <text:p>174</text:p>
          </table:table-cell>
          <table:table-cell table:style-name="ce1" table:formula="of:=MEDIAN([.CC$2:.CC$101])" office:value-type="float" office:value="6" calcext:value-type="float">
            <text:p>6</text:p>
          </table:table-cell>
          <table:table-cell table:style-name="ce1" table:formula="of:=MEDIAN([.CD$2:.CD$101])" office:value-type="float" office:value="0" calcext:value-type="float">
            <text:p>0</text:p>
          </table:table-cell>
          <table:table-cell table:style-name="ce1" table:formula="of:=MEDIAN([.CE$2:.CE$101])" office:value-type="float" office:value="0" calcext:value-type="float">
            <text:p>0</text:p>
          </table:table-cell>
          <table:table-cell table:style-name="ce1" table:formula="of:=MEDIAN([.CF$2:.CF$101])" office:value-type="float" office:value="0" calcext:value-type="float">
            <text:p>0</text:p>
          </table:table-cell>
          <table:table-cell table:style-name="ce1" table:formula="of:=MEDIAN([.CG$2:.CG$101])" office:value-type="float" office:value="0.816666666666666" calcext:value-type="float">
            <text:p>0.816666666666666</text:p>
          </table:table-cell>
          <table:table-cell table:style-name="ce1" table:formula="of:=MEDIAN([.CH$2:.CH$101])" office:value-type="float" office:value="0.731538742382115" calcext:value-type="float">
            <text:p>0.731538742382115</text:p>
          </table:table-cell>
          <table:table-cell table:style-name="ce1" table:formula="of:=MEDIAN([.CI$2:.CI$101])" office:value-type="float" office:value="0.763888888888889" calcext:value-type="float">
            <text:p>0.763888888888889</text:p>
          </table:table-cell>
          <table:table-cell table:style-name="ce1" table:formula="of:=MEDIAN([.CJ$2:.CJ$101])" office:value-type="float" office:value="0.0728658856832214" calcext:value-type="float">
            <text:p>0.0728658856832214</text:p>
          </table:table-cell>
          <table:table-cell table:style-name="ce1" table:formula="of:=MEDIAN([.CK$2:.CK$101])" office:value-type="float" office:value="0.0647585017006513" calcext:value-type="float">
            <text:p>0.0647585017006513</text:p>
          </table:table-cell>
          <table:table-cell table:style-name="ce1" table:formula="of:=MEDIAN([.CL$2:.CL$101])" office:value-type="float" office:value="0.167281814182501" calcext:value-type="float">
            <text:p>0.167281814182501</text:p>
          </table:table-cell>
          <table:table-cell table:style-name="ce1" table:formula="of:=MEDIAN([.CM$2:.CM$101])" office:value-type="float" office:value="0.0350438596491228" calcext:value-type="float">
            <text:p>0.0350438596491228</text:p>
          </table:table-cell>
          <table:table-cell table:style-name="ce1" table:formula="of:=MEDIAN([.CN$2:.CN$101])" office:value-type="float" office:value="0.0323627984918307" calcext:value-type="float">
            <text:p>0.0323627984918307</text:p>
          </table:table-cell>
          <table:table-cell table:style-name="ce1" table:formula="of:=MEDIAN([.CO$2:.CO$101])" office:value-type="float" office:value="0.142857142857143" calcext:value-type="float">
            <text:p>0.142857142857143</text:p>
          </table:table-cell>
          <table:table-cell table:style-name="ce1" table:formula="of:=MEDIAN([.CP$2:.CP$101])" office:value-type="float" office:value="2382" calcext:value-type="float">
            <text:p>2382</text:p>
          </table:table-cell>
          <table:table-cell table:style-name="ce1" table:formula="of:=MEDIAN([.CQ$2:.CQ$101])" office:value-type="float" office:value="5" calcext:value-type="float">
            <text:p>5</text:p>
          </table:table-cell>
          <table:table-cell table:style-name="ce1" table:formula="of:=MEDIAN([.CR$2:.CR$101])" office:value-type="float" office:value="174" calcext:value-type="float">
            <text:p>174</text:p>
          </table:table-cell>
          <table:table-cell table:style-name="ce1" table:formula="of:=MEDIAN([.CS$2:.CS$101])" office:value-type="float" office:value="6" calcext:value-type="float">
            <text:p>6</text:p>
          </table:table-cell>
          <table:table-cell table:style-name="ce1" table:formula="of:=MEDIAN([.CT$2:.CT$101])" office:value-type="float" office:value="0" calcext:value-type="float">
            <text:p>0</text:p>
          </table:table-cell>
          <table:table-cell table:style-name="ce1" table:formula="of:=MEDIAN([.CU$2:.CU$101])" office:value-type="float" office:value="0" calcext:value-type="float">
            <text:p>0</text:p>
          </table:table-cell>
          <table:table-cell table:style-name="ce1" table:formula="of:=MEDIAN([.CV$2:.CV$101])" office:value-type="float" office:value="0" calcext:value-type="float">
            <text:p>0</text:p>
          </table:table-cell>
          <table:table-cell table:style-name="ce1" table:formula="of:=MEDIAN([.CW$2:.CW$101])" office:value-type="float" office:value="1" calcext:value-type="float">
            <text:p>1</text:p>
          </table:table-cell>
          <table:table-cell table:style-name="ce1" table:formula="of:=MEDIAN([.CX$2:.CX$101])" office:value-type="float" office:value="1" calcext:value-type="float">
            <text:p>1</text:p>
          </table:table-cell>
          <table:table-cell table:style-name="ce1" table:formula="of:=MEDIAN([.CY$2:.CY$101])" office:value-type="float" office:value="0.761092394590378" calcext:value-type="float">
            <text:p>0.761092394590378</text:p>
          </table:table-cell>
          <table:table-cell table:style-name="ce1" table:formula="of:=MEDIAN([.CZ$2:.CZ$101])" office:value-type="float" office:value="0.0721518120786524" calcext:value-type="float">
            <text:p>0.0721518120786524</text:p>
          </table:table-cell>
          <table:table-cell table:style-name="ce1" table:formula="of:=MEDIAN([.DA$2:.DA$101])" office:value-type="float" office:value="0.0682158699113047" calcext:value-type="float">
            <text:p>0.0682158699113047</text:p>
          </table:table-cell>
          <table:table-cell table:style-name="ce1" table:formula="of:=MEDIAN([.DB$2:.DB$101])" office:value-type="float" office:value="0.119437487083805" calcext:value-type="float">
            <text:p>0.119437487083805</text:p>
          </table:table-cell>
          <table:table-cell table:style-name="ce1" table:formula="of:=MEDIAN([.DC$2:.DC$101])" office:value-type="float" office:value="0.0544754407922183" calcext:value-type="float">
            <text:p>0.0544754407922183</text:p>
          </table:table-cell>
          <table:table-cell table:style-name="ce1" table:formula="of:=MEDIAN([.DD$2:.DD$101])" office:value-type="float" office:value="0.0544754407922183" calcext:value-type="float">
            <text:p>0.0544754407922183</text:p>
          </table:table-cell>
          <table:table-cell table:style-name="ce1" table:formula="of:=MEDIAN([.DE$2:.DE$101])" office:value-type="float" office:value="0.0551592230914238" calcext:value-type="float">
            <text:p>0.0551592230914238</text:p>
          </table:table-cell>
          <table:table-cell table:style-name="ce1" table:formula="of:=MEDIAN([.DF$2:.DF$101])" office:value-type="float" office:value="2368" calcext:value-type="float">
            <text:p>2368</text:p>
          </table:table-cell>
          <table:table-cell table:style-name="ce1" table:formula="of:=MEDIAN([.DG$2:.DG$101])" office:value-type="float" office:value="7.5" calcext:value-type="float">
            <text:p>7.5</text:p>
          </table:table-cell>
          <table:table-cell table:style-name="ce1" table:formula="of:=MEDIAN([.DH$2:.DH$101])" office:value-type="float" office:value="170.5" calcext:value-type="float">
            <text:p>170.5</text:p>
          </table:table-cell>
          <table:table-cell table:style-name="ce1" table:formula="of:=MEDIAN([.DI$2:.DI$101])" office:value-type="float" office:value="19.5" calcext:value-type="float">
            <text:p>19.5</text:p>
          </table:table-cell>
          <table:table-cell table:style-name="ce1" table:formula="of:=MEDIAN([.DJ$2:.DJ$101])" office:value-type="float" office:value="0" calcext:value-type="float">
            <text:p>0</text:p>
          </table:table-cell>
          <table:table-cell table:style-name="ce1" table:formula="of:=MEDIAN([.DK$2:.DK$101])" office:value-type="float" office:value="0" calcext:value-type="float">
            <text:p>0</text:p>
          </table:table-cell>
          <table:table-cell table:style-name="ce1" table:formula="of:=MEDIAN([.DL$2:.DL$101])" office:value-type="float" office:value="0" calcext:value-type="float">
            <text:p>0</text:p>
          </table:table-cell>
          <table:table-cell table:style-name="ce1" table:formula="of:=MEDIAN([.DM$2:.DM$101])" office:value-type="float" office:value="1" calcext:value-type="float">
            <text:p>1</text:p>
          </table:table-cell>
          <table:table-cell table:style-name="ce1" table:formula="of:=MEDIAN([.DN$2:.DN$101])" office:value-type="float" office:value="1" calcext:value-type="float">
            <text:p>1</text:p>
          </table:table-cell>
          <table:table-cell table:style-name="ce1" table:formula="of:=MEDIAN([.DO$2:.DO$101])" office:value-type="float" office:value="1" calcext:value-type="float">
            <text:p>1</text:p>
          </table:table-cell>
          <table:table-cell table:style-name="ce1" table:formula="of:=MEDIAN([.DP$2:.DP$101])" office:value-type="float" office:value="0.0761520508941235" calcext:value-type="float">
            <text:p>0.0761520508941235</text:p>
          </table:table-cell>
          <table:table-cell table:style-name="ce1" table:formula="of:=MEDIAN([.DQ$2:.DQ$101])" office:value-type="float" office:value="0.0697352576182809" calcext:value-type="float">
            <text:p>0.0697352576182809</text:p>
          </table:table-cell>
          <table:table-cell table:style-name="ce1" table:formula="of:=MEDIAN([.DR$2:.DR$101])" office:value-type="float" office:value="0.141298049207094" calcext:value-type="float">
            <text:p>0.141298049207094</text:p>
          </table:table-cell>
          <table:table-cell table:style-name="ce1" table:formula="of:=MEDIAN([.DS$2:.DS$101])" office:value-type="float" office:value="0.0494988857935268" calcext:value-type="float">
            <text:p>0.0494988857935268</text:p>
          </table:table-cell>
          <table:table-cell table:style-name="ce1" table:formula="of:=MEDIAN([.DT$2:.DT$101])" office:value-type="float" office:value="0.0494988857935268" calcext:value-type="float">
            <text:p>0.0494988857935268</text:p>
          </table:table-cell>
          <table:table-cell table:style-name="ce1" table:formula="of:=MEDIAN([.DU$2:.DU$101])" office:value-type="float" office:value="0.0498134833777249" calcext:value-type="float">
            <text:p>0.0498134833777249</text:p>
          </table:table-cell>
          <table:table-cell table:style-name="ce1" table:formula="of:=MEDIAN([.DV$2:.DV$101])" office:value-type="float" office:value="2349" calcext:value-type="float">
            <text:p>2349</text:p>
          </table:table-cell>
          <table:table-cell table:style-name="ce1" table:formula="of:=MEDIAN([.DW$2:.DW$101])" office:value-type="float" office:value="16" calcext:value-type="float">
            <text:p>16</text:p>
          </table:table-cell>
          <table:table-cell table:style-name="ce1" table:formula="of:=MEDIAN([.DX$2:.DX$101])" office:value-type="float" office:value="162" calcext:value-type="float">
            <text:p>162</text:p>
          </table:table-cell>
          <table:table-cell table:style-name="ce1" table:formula="of:=MEDIAN([.DY$2:.DY$101])" office:value-type="float" office:value="42.5" calcext:value-type="float">
            <text:p>42.5</text:p>
          </table:table-cell>
          <table:table-cell table:style-name="ce1" table:formula="of:=MEDIAN([.DZ$2:.DZ$101])" office:value-type="float" office:value="0" calcext:value-type="float">
            <text:p>0</text:p>
          </table:table-cell>
          <table:table-cell table:style-name="ce1" table:formula="of:=MEDIAN([.EA$2:.EA$101])" office:value-type="float" office:value="0" calcext:value-type="float">
            <text:p>0</text:p>
          </table:table-cell>
          <table:table-cell table:style-name="ce1" table:formula="of:=MEDIAN([.EB$2:.EB$101])" office:value-type="float" office:value="0" calcext:value-type="float">
            <text:p>0</text:p>
          </table:table-cell>
          <table:table-cell table:style-name="ce1" table:formula="of:=MEDIAN([.EC$2:.EC$101])" office:value-type="float" office:value="0.283582089552239" calcext:value-type="float">
            <text:p>0.283582089552239</text:p>
          </table:table-cell>
          <table:table-cell table:style-name="ce1" table:formula="of:=MEDIAN([.ED$2:.ED$101])" office:value-type="float" office:value="0.283582089552239" calcext:value-type="float">
            <text:p>0.283582089552239</text:p>
          </table:table-cell>
          <table:table-cell table:style-name="ce1" table:formula="of:=MEDIAN([.EE$2:.EE$101])" office:value-type="float" office:value="0.283582089552239" calcext:value-type="float">
            <text:p>0.283582089552239</text:p>
          </table:table-cell>
          <table:table-cell table:style-name="ce1" table:formula="of:=MEDIAN([.EF$2:.EF$101])" office:value-type="float" office:value="0.0735557916369146" calcext:value-type="float">
            <text:p>0.0735557916369146</text:p>
          </table:table-cell>
          <table:table-cell table:style-name="ce1" table:formula="of:=MEDIAN([.EG$2:.EG$101])" office:value-type="float" office:value="0.0666297986552352" calcext:value-type="float">
            <text:p>0.0666297986552352</text:p>
          </table:table-cell>
          <table:table-cell table:style-name="ce1" table:formula="of:=MEDIAN([.EH$2:.EH$101])" office:value-type="float" office:value="0.15401159248032" calcext:value-type="float">
            <text:p>0.15401159248032</text:p>
          </table:table-cell>
          <table:table-cell table:style-name="ce1" table:formula="of:=MEDIAN([.EI$2:.EI$101])" office:value-type="float" office:value="0.0447761194029851" calcext:value-type="float">
            <text:p>0.0447761194029851</text:p>
          </table:table-cell>
          <table:table-cell table:style-name="ce1" table:formula="of:=MEDIAN([.EJ$2:.EJ$101])" office:value-type="float" office:value="0.0303030303030303" calcext:value-type="float">
            <text:p>0.0303030303030303</text:p>
          </table:table-cell>
          <table:table-cell table:style-name="ce1" table:formula="of:=MEDIAN([.EK$2:.EK$101])" office:value-type="float" office:value="0.136363636363636" calcext:value-type="float">
            <text:p>0.136363636363636</text:p>
          </table:table-cell>
          <table:table-cell table:style-name="ce1" table:formula="of:=MEDIAN([.EL$2:.EL$101])" office:value-type="float" office:value="2390" calcext:value-type="float">
            <text:p>2390</text:p>
          </table:table-cell>
          <table:table-cell table:style-name="ce1" table:formula="of:=MEDIAN([.EM$2:.EM$101])" office:value-type="float" office:value="0" calcext:value-type="float">
            <text:p>0</text:p>
          </table:table-cell>
          <table:table-cell table:style-name="ce1" table:formula="of:=MEDIAN([.EN$2:.EN$101])" office:value-type="float" office:value="181" calcext:value-type="float">
            <text:p>181</text:p>
          </table:table-cell>
          <table:table-cell table:style-name="ce1" table:formula="of:=MEDIAN([.EO$2:.EO$101])" office:value-type="float" office:value="0" calcext:value-type="float">
            <text:p>0</text:p>
          </table:table-cell>
          <table:table-cell table:style-name="ce1" table:formula="of:=MEDIAN([.EP$2:.EP$101])" office:value-type="float" office:value="0" calcext:value-type="float">
            <text:p>0</text:p>
          </table:table-cell>
          <table:table-cell table:style-name="ce1" table:formula="of:=MEDIAN([.EQ$2:.EQ$101])" office:value-type="float" office:value="0" calcext:value-type="float">
            <text:p>0</text:p>
          </table:table-cell>
          <table:table-cell table:style-name="ce1" table:formula="of:=MEDIAN([.ER$2:.ER$101])" office:value-type="float" office:value="0" calcext:value-type="float">
            <text:p>0</text:p>
          </table:table-cell>
          <table:table-cell table:style-name="ce1" table:formula="of:=MEDIAN([.ES$2:.ES$101])" office:value-type="float" office:value="0.4" calcext:value-type="float">
            <text:p>0.4</text:p>
          </table:table-cell>
          <table:table-cell table:style-name="ce1" table:formula="of:=MEDIAN([.ET$2:.ET$101])" office:value-type="float" office:value="0.4" calcext:value-type="float">
            <text:p>0.4</text:p>
          </table:table-cell>
          <table:table-cell table:style-name="ce1" table:formula="of:=MEDIAN([.EU$2:.EU$101])" office:value-type="float" office:value="0.4" calcext:value-type="float">
            <text:p>0.4</text:p>
          </table:table-cell>
          <table:table-cell table:style-name="ce1" table:formula="of:=MEDIAN([.EV$2:.EV$101])" office:value-type="float" office:value="0.0723551147413458" calcext:value-type="float">
            <text:p>0.0723551147413458</text:p>
          </table:table-cell>
          <table:table-cell table:style-name="ce1" table:formula="of:=MEDIAN([.EW$2:.EW$101])" office:value-type="float" office:value="0.0656614394905768" calcext:value-type="float">
            <text:p>0.0656614394905768</text:p>
          </table:table-cell>
          <table:table-cell table:style-name="ce1" table:formula="of:=MEDIAN([.EX$2:.EX$101])" office:value-type="float" office:value="0.157657885239986" calcext:value-type="float">
            <text:p>0.157657885239986</text:p>
          </table:table-cell>
          <table:table-cell table:style-name="ce1" table:formula="of:=MEDIAN([.EY$2:.EY$101])" office:value-type="float" office:value="0.05" calcext:value-type="float">
            <text:p>0.05</text:p>
          </table:table-cell>
          <table:table-cell table:style-name="ce1" table:formula="of:=MEDIAN([.EZ$2:.EZ$101])" office:value-type="float" office:value="0.05" calcext:value-type="float">
            <text:p>0.05</text:p>
          </table:table-cell>
          <table:table-cell table:style-name="ce1" table:formula="of:=MEDIAN([.FA$2:.FA$101])" office:value-type="float" office:value="0.15" calcext:value-type="float">
            <text:p>0.15</text:p>
          </table:table-cell>
          <table:table-cell table:style-name="ce1" table:formula="of:=MEDIAN([.FB$2:.FB$101])" office:value-type="float" office:value="2384.5" calcext:value-type="float">
            <text:p>2384.5</text:p>
          </table:table-cell>
          <table:table-cell table:style-name="ce1" table:formula="of:=MEDIAN([.FC$2:.FC$101])" office:value-type="float" office:value="0" calcext:value-type="float">
            <text:p>0</text:p>
          </table:table-cell>
          <table:table-cell table:style-name="ce1" table:formula="of:=MEDIAN([.FD$2:.FD$101])" office:value-type="float" office:value="175.5" calcext:value-type="float">
            <text:p>175.5</text:p>
          </table:table-cell>
          <table:table-cell table:style-name="ce1" table:formula="of:=MEDIAN([.FE$2:.FE$101])" office:value-type="float" office:value="0" calcext:value-type="float">
            <text:p>0</text:p>
          </table:table-cell>
          <table:table-cell table:style-name="ce1" table:formula="of:=MEDIAN([.FF$2:.FF$101])" office:value-type="float" office:value="0" calcext:value-type="float">
            <text:p>0</text:p>
          </table:table-cell>
          <table:table-cell table:style-name="ce1" table:formula="of:=MEDIAN([.FG$2:.FG$101])" office:value-type="float" office:value="0" calcext:value-type="float">
            <text:p>0</text:p>
          </table:table-cell>
          <table:table-cell table:style-name="ce1" table:formula="of:=MEDIAN([.FH$2:.FH$101])" office:value-type="float" office:value="0" calcext:value-type="float">
            <text:p>0</text:p>
          </table:table-cell>
          <table:table-cell table:style-name="ce1" table:formula="of:=MEDIAN([.FI$2:.FI$101])" office:value-type="float" office:value="1" calcext:value-type="float">
            <text:p>1</text:p>
          </table:table-cell>
          <table:table-cell table:style-name="ce1" table:formula="of:=MEDIAN([.FJ$2:.FJ$101])" office:value-type="float" office:value="1" calcext:value-type="float">
            <text:p>1</text:p>
          </table:table-cell>
          <table:table-cell table:style-name="ce1" table:formula="of:=MEDIAN([.FK$2:.FK$101])" office:value-type="float" office:value="0.766666666666667" calcext:value-type="float">
            <text:p>0.766666666666667</text:p>
          </table:table-cell>
          <table:table-cell table:style-name="ce1" table:formula="of:=MEDIAN([.FL$2:.FL$101])" office:value-type="float" office:value="0.0721457097121536" calcext:value-type="float">
            <text:p>0.0721457097121536</text:p>
          </table:table-cell>
          <table:table-cell table:style-name="ce1" table:formula="of:=MEDIAN([.FM$2:.FM$101])" office:value-type="float" office:value="0.0682169216405208" calcext:value-type="float">
            <text:p>0.0682169216405208</text:p>
          </table:table-cell>
          <table:table-cell table:style-name="ce1" table:formula="of:=MEDIAN([.FN$2:.FN$101])" office:value-type="float" office:value="0.119398281179993" calcext:value-type="float">
            <text:p>0.119398281179993</text:p>
          </table:table-cell>
          <table:table-cell table:style-name="ce1" table:formula="of:=MEDIAN([.FO$2:.FO$101])" office:value-type="float" office:value="0.0544754407922183" calcext:value-type="float">
            <text:p>0.0544754407922183</text:p>
          </table:table-cell>
          <table:table-cell table:style-name="ce1" table:formula="of:=MEDIAN([.FP$2:.FP$101])" office:value-type="float" office:value="0.0544754407922183" calcext:value-type="float">
            <text:p>0.0544754407922183</text:p>
          </table:table-cell>
          <table:table-cell table:style-name="ce1" table:formula="of:=MEDIAN([.FQ$2:.FQ$101])" office:value-type="float" office:value="0.0551592230914238" calcext:value-type="float">
            <text:p>0.0551592230914238</text:p>
          </table:table-cell>
          <table:table-cell table:style-name="ce1" table:formula="of:=MEDIAN([.FR$2:.FR$101])" office:value-type="float" office:value="2368" calcext:value-type="float">
            <text:p>2368</text:p>
          </table:table-cell>
          <table:table-cell table:style-name="ce1" table:formula="of:=MEDIAN([.FS$2:.FS$101])" office:value-type="float" office:value="7.5" calcext:value-type="float">
            <text:p>7.5</text:p>
          </table:table-cell>
          <table:table-cell table:style-name="ce1" table:formula="of:=MEDIAN([.FT$2:.FT$101])" office:value-type="float" office:value="170.5" calcext:value-type="float">
            <text:p>170.5</text:p>
          </table:table-cell>
          <table:table-cell table:style-name="ce1" table:formula="of:=MEDIAN([.FU$2:.FU$101])" office:value-type="float" office:value="20" calcext:value-type="float">
            <text:p>20</text:p>
          </table:table-cell>
          <table:table-cell table:style-name="ce1" table:formula="of:=MEDIAN([.FV$2:.FV$101])" office:value-type="float" office:value="0" calcext:value-type="float">
            <text:p>0</text:p>
          </table:table-cell>
          <table:table-cell table:style-name="ce1" table:formula="of:=MEDIAN([.FW$2:.FW$101])" office:value-type="float" office:value="0" calcext:value-type="float">
            <text:p>0</text:p>
          </table:table-cell>
          <table:table-cell table:style-name="ce1" table:formula="of:=MEDIAN([.FX$2:.FX$101])" office:value-type="float" office:value="0" calcext:value-type="float">
            <text:p>0</text:p>
          </table:table-cell>
          <table:table-cell table:style-name="ce1" table:formula="of:=MEDIAN([.FY$2:.FY$101])" office:value-type="float" office:value="1" calcext:value-type="float">
            <text:p>1</text:p>
          </table:table-cell>
          <table:table-cell table:style-name="ce1" table:formula="of:=MEDIAN([.FZ$2:.FZ$101])" office:value-type="float" office:value="1" calcext:value-type="float">
            <text:p>1</text:p>
          </table:table-cell>
          <table:table-cell table:style-name="ce1" table:formula="of:=MEDIAN([.GA$2:.GA$101])" office:value-type="float" office:value="1" calcext:value-type="float">
            <text:p>1</text:p>
          </table:table-cell>
          <table:table-cell table:style-name="ce1" table:formula="of:=MEDIAN([.GB$2:.GB$101])" office:value-type="float" office:value="0.0761637119311785" calcext:value-type="float">
            <text:p>0.0761637119311785</text:p>
          </table:table-cell>
          <table:table-cell table:style-name="ce1" table:formula="of:=MEDIAN([.GC$2:.GC$101])" office:value-type="float" office:value="0.0697257443012105" calcext:value-type="float">
            <text:p>0.0697257443012105</text:p>
          </table:table-cell>
          <table:table-cell table:style-name="ce1" table:formula="of:=MEDIAN([.GD$2:.GD$101])" office:value-type="float" office:value="0.141242758671136" calcext:value-type="float">
            <text:p>0.141242758671136</text:p>
          </table:table-cell>
          <table:table-cell table:style-name="ce1" table:formula="of:=MEDIAN([.GE$2:.GE$101])" office:value-type="float" office:value="0.0494988857935268" calcext:value-type="float">
            <text:p>0.0494988857935268</text:p>
          </table:table-cell>
          <table:table-cell table:style-name="ce1" table:formula="of:=MEDIAN([.GF$2:.GF$101])" office:value-type="float" office:value="0.0494988857935268" calcext:value-type="float">
            <text:p>0.0494988857935268</text:p>
          </table:table-cell>
          <table:table-cell table:style-name="ce1" table:formula="of:=MEDIAN([.GG$2:.GG$101])" office:value-type="float" office:value="0.0498134833777249" calcext:value-type="float">
            <text:p>0.0498134833777249</text:p>
          </table:table-cell>
          <table:table-cell table:style-name="ce1" table:formula="of:=MEDIAN([.GH$2:.GH$101])" office:value-type="float" office:value="2349" calcext:value-type="float">
            <text:p>2349</text:p>
          </table:table-cell>
          <table:table-cell table:style-name="ce1" table:formula="of:=MEDIAN([.GI$2:.GI$101])" office:value-type="float" office:value="16" calcext:value-type="float">
            <text:p>16</text:p>
          </table:table-cell>
          <table:table-cell table:style-name="ce1" table:formula="of:=MEDIAN([.GJ$2:.GJ$101])" office:value-type="float" office:value="162" calcext:value-type="float">
            <text:p>162</text:p>
          </table:table-cell>
          <table:table-cell table:style-name="ce1" table:formula="of:=MEDIAN([.GK$2:.GK$101])" office:value-type="float" office:value="42.5" calcext:value-type="float">
            <text:p>42.5</text:p>
          </table:table-cell>
          <table:table-cell table:style-name="ce1" table:formula="of:=MEDIAN([.GL$2:.GL$101])" office:value-type="float" office:value="0" calcext:value-type="float">
            <text:p>0</text:p>
          </table:table-cell>
          <table:table-cell table:style-name="ce1" table:formula="of:=MEDIAN([.GM$2:.GM$101])" office:value-type="float" office:value="0" calcext:value-type="float">
            <text:p>0</text:p>
          </table:table-cell>
          <table:table-cell table:style-name="ce1" table:formula="of:=MEDIAN([.GN$2:.GN$101])" office:value-type="float" office:value="0" calcext:value-type="float">
            <text:p>0</text:p>
          </table:table-cell>
          <table:table-cell table:style-name="ce1" table:formula="of:=MEDIAN([.GO$2:.GO$101])" office:value-type="float" office:value="0" calcext:value-type="float">
            <text:p>0</text:p>
          </table:table-cell>
          <table:table-cell table:style-name="ce1" table:formula="of:=MEDIAN([.GP$2:.GP$101])" office:value-type="float" office:value="0" calcext:value-type="float">
            <text:p>0</text:p>
          </table:table-cell>
          <table:table-cell table:style-name="ce1" table:formula="of:=MEDIAN([.GQ$2:.GQ$101])" office:value-type="float" office:value="0" calcext:value-type="float">
            <text:p>0</text:p>
          </table:table-cell>
          <table:table-cell table:style-name="ce1" table:formula="of:=MEDIAN([.GR$2:.GR$101])" office:value-type="float" office:value="0" calcext:value-type="float">
            <text:p>0</text:p>
          </table:table-cell>
          <table:table-cell table:style-name="ce1" table:formula="of:=MEDIAN([.GS$2:.GS$101])" office:value-type="float" office:value="0" calcext:value-type="float">
            <text:p>0</text:p>
          </table:table-cell>
          <table:table-cell table:style-name="ce1" table:formula="of:=MEDIAN([.GT$2:.GT$101])" office:value-type="float" office:value="0" calcext:value-type="float">
            <text:p>0</text:p>
          </table:table-cell>
          <table:table-cell table:style-name="ce1" table:formula="of:=MEDIAN([.GU$2:.GU$101])" office:value-type="float" office:value="0" calcext:value-type="float">
            <text:p>0</text:p>
          </table:table-cell>
          <table:table-cell table:style-name="ce1" table:formula="of:=MEDIAN([.GV$2:.GV$101])" office:value-type="float" office:value="0" calcext:value-type="float">
            <text:p>0</text:p>
          </table:table-cell>
          <table:table-cell table:style-name="ce1" table:formula="of:=MEDIAN([.GW$2:.GW$101])" office:value-type="float" office:value="0" calcext:value-type="float">
            <text:p>0</text:p>
          </table:table-cell>
          <table:table-cell table:style-name="ce1" table:formula="of:=MEDIAN([.GX$2:.GX$101])" office:value-type="float" office:value="2390" calcext:value-type="float">
            <text:p>2390</text:p>
          </table:table-cell>
          <table:table-cell table:style-name="ce1" table:formula="of:=MEDIAN([.GY$2:.GY$101])" office:value-type="float" office:value="0" calcext:value-type="float">
            <text:p>0</text:p>
          </table:table-cell>
          <table:table-cell table:style-name="ce1" table:formula="of:=MEDIAN([.GZ$2:.GZ$101])" office:value-type="float" office:value="181" calcext:value-type="float">
            <text:p>181</text:p>
          </table:table-cell>
          <table:table-cell table:style-name="ce1" table:formula="of:=MEDIAN([.HA$2:.HA$101])" office:value-type="float" office:value="0" calcext:value-type="float">
            <text:p>0</text:p>
          </table:table-cell>
          <table:table-cell table:style-name="ce1" table:formula="of:=MEDIAN([.HB$2:.HB$101])" office:value-type="float" office:value="0" calcext:value-type="float">
            <text:p>0</text:p>
          </table:table-cell>
          <table:table-cell table:style-name="ce1" table:formula="of:=MEDIAN([.HC$2:.HC$101])" office:value-type="float" office:value="0" calcext:value-type="float">
            <text:p>0</text:p>
          </table:table-cell>
          <table:table-cell table:style-name="ce1" table:formula="of:=MEDIAN([.HD$2:.HD$101])" office:value-type="float" office:value="0" calcext:value-type="float">
            <text:p>0</text:p>
          </table:table-cell>
          <table:table-cell table:style-name="ce1" table:formula="of:=MEDIAN([.HE$2:.HE$101])" office:value-type="float" office:value="0" calcext:value-type="float">
            <text:p>0</text:p>
          </table:table-cell>
          <table:table-cell table:style-name="ce1" table:formula="of:=MEDIAN([.HF$2:.HF$101])" office:value-type="float" office:value="0" calcext:value-type="float">
            <text:p>0</text:p>
          </table:table-cell>
          <table:table-cell table:style-name="ce1" table:formula="of:=MEDIAN([.HG$2:.HG$101])" office:value-type="float" office:value="0" calcext:value-type="float">
            <text:p>0</text:p>
          </table:table-cell>
          <table:table-cell table:style-name="ce1" table:formula="of:=MEDIAN([.HH$2:.HH$101])" office:value-type="float" office:value="0" calcext:value-type="float">
            <text:p>0</text:p>
          </table:table-cell>
          <table:table-cell table:style-name="ce1" table:formula="of:=MEDIAN([.HI$2:.HI$101])" office:value-type="float" office:value="0" calcext:value-type="float">
            <text:p>0</text:p>
          </table:table-cell>
          <table:table-cell table:style-name="ce1" table:formula="of:=MEDIAN([.HJ$2:.HJ$101])" office:value-type="float" office:value="0" calcext:value-type="float">
            <text:p>0</text:p>
          </table:table-cell>
          <table:table-cell table:style-name="ce1" table:formula="of:=MEDIAN([.HK$2:.HK$101])" office:value-type="float" office:value="0" calcext:value-type="float">
            <text:p>0</text:p>
          </table:table-cell>
          <table:table-cell table:style-name="ce1" table:formula="of:=MEDIAN([.HL$2:.HL$101])" office:value-type="float" office:value="0" calcext:value-type="float">
            <text:p>0</text:p>
          </table:table-cell>
          <table:table-cell table:style-name="ce1" table:formula="of:=MEDIAN([.HM$2:.HM$101])" office:value-type="float" office:value="0" calcext:value-type="float">
            <text:p>0</text:p>
          </table:table-cell>
          <table:table-cell table:style-name="ce1" table:formula="of:=MEDIAN([.HN$2:.HN$101])" office:value-type="float" office:value="2390" calcext:value-type="float">
            <text:p>2390</text:p>
          </table:table-cell>
          <table:table-cell table:style-name="ce1" table:formula="of:=MEDIAN([.HO$2:.HO$101])" office:value-type="float" office:value="0" calcext:value-type="float">
            <text:p>0</text:p>
          </table:table-cell>
          <table:table-cell table:style-name="ce1" table:formula="of:=MEDIAN([.HP$2:.HP$101])" office:value-type="float" office:value="181" calcext:value-type="float">
            <text:p>181</text:p>
          </table:table-cell>
          <table:table-cell table:style-name="ce1" table:formula="of:=MEDIAN([.HQ$2:.HQ$101])" office:value-type="float" office:value="0" calcext:value-type="float">
            <text:p>0</text:p>
          </table:table-cell>
          <table:table-cell table:style-name="ce1" table:number-columns-repeated="79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minimum_p_calibrated_nts</text:p>
          </table:table-cell>
          <table:table-cell table:style-name="ce2" office:value-type="string" calcext:value-type="string">
            <text:p>minimum_healthy_p_calibrated_nts</text:p>
          </table:table-cell>
          <table:table-cell table:style-name="ce2" office:value-type="string" calcext:value-type="string">
            <text:p>minimum_defect_p_calibrated_nts</text:p>
          </table:table-cell>
          <table:table-cell table:style-name="ce2" office:value-type="string" calcext:value-type="string">
            <text:p>maximum_p_calibrated_nts</text:p>
          </table:table-cell>
          <table:table-cell table:style-name="ce2" office:value-type="string" calcext:value-type="string">
            <text:p>maximum_healthy_p_calibrated_nts</text:p>
          </table:table-cell>
          <table:table-cell table:style-name="ce2" office:value-type="string" calcext:value-type="string">
            <text:p>maximum_defect_p_calibrated_nts</text:p>
          </table:table-cell>
          <table:table-cell table:style-name="ce2" office:value-type="string" calcext:value-type="string">
            <text:p>avg_p_calibrated_nts</text:p>
          </table:table-cell>
          <table:table-cell table:style-name="ce2" office:value-type="string" calcext:value-type="string">
            <text:p>avg_healthy_p_calibrated_nts</text:p>
          </table:table-cell>
          <table:table-cell table:style-name="ce2" office:value-type="string" calcext:value-type="string">
            <text:p>avg_defect_p_calibrated_nts</text:p>
          </table:table-cell>
          <table:table-cell table:style-name="ce2" office:value-type="string" calcext:value-type="string">
            <text:p>median_p_calibrated_nts</text:p>
          </table:table-cell>
          <table:table-cell table:style-name="ce2" office:value-type="string" calcext:value-type="string">
            <text:p>median_healthy_p_calibrated_nts</text:p>
          </table:table-cell>
          <table:table-cell table:style-name="ce2" office:value-type="string" calcext:value-type="string">
            <text:p>median_defect_p_calibrated_nts</text:p>
          </table:table-cell>
          <table:table-cell table:style-name="ce2" office:value-type="string" calcext:value-type="string">
            <text:p>counter_True_Negative_p_calibrated_nts</text:p>
          </table:table-cell>
          <table:table-cell table:style-name="ce2" office:value-type="string" calcext:value-type="string">
            <text:p>counter_True_Positive_p_calibrated_nts</text:p>
          </table:table-cell>
          <table:table-cell table:style-name="ce2" office:value-type="string" calcext:value-type="string">
            <text:p>counter_False_Negative_p_calibrated_nts</text:p>
          </table:table-cell>
          <table:table-cell table:style-name="ce2" office:value-type="string" calcext:value-type="string">
            <text:p>counter_False_Positive_p_calibrated_nts</text:p>
          </table:table-cell>
          <table:table-cell table:style-name="ce2" table:number-columns-repeated="1007"/>
        </table:table-row>
        <table:table-row table:style-name="ro1">
          <table:table-cell/>
          <table:table-cell table:number-columns-repeated="2" office:value-type="float" office:value="0.00758355148835771" calcext:value-type="float">
            <text:p>0.00758355148835771</text:p>
          </table:table-cell>
          <table:table-cell office:value-type="float" office:value="0.0103532231834355" calcext:value-type="float">
            <text:p>0.0103532231834355</text:p>
          </table:table-cell>
          <table:table-cell office:value-type="float" office:value="0.851340219779021" calcext:value-type="float">
            <text:p>0.851340219779021</text:p>
          </table:table-cell>
          <table:table-cell office:value-type="float" office:value="0.753672042024031" calcext:value-type="float">
            <text:p>0.753672042024031</text:p>
          </table:table-cell>
          <table:table-cell office:value-type="float" office:value="0.825195844000349" calcext:value-type="float">
            <text:p>0.825195844000349</text:p>
          </table:table-cell>
          <table:table-cell office:value-type="float" office:value="0.064723552857183" calcext:value-type="float">
            <text:p>0.064723552857183</text:p>
          </table:table-cell>
          <table:table-cell office:value-type="float" office:value="0.0593994014593302" calcext:value-type="float">
            <text:p>0.0593994014593302</text:p>
          </table:table-cell>
          <table:table-cell office:value-type="float" office:value="0.137373051797157" calcext:value-type="float">
            <text:p>0.137373051797157</text:p>
          </table:table-cell>
          <table:table-cell office:value-type="float" office:value="0.0277287171322054" calcext:value-type="float">
            <text:p>0.0277287171322054</text:p>
          </table:table-cell>
          <table:table-cell office:value-type="float" office:value="0.0255769387340499" calcext:value-type="float">
            <text:p>0.0255769387340499</text:p>
          </table:table-cell>
          <table:table-cell office:value-type="float" office:value="0.0816506927490902" calcext:value-type="float">
            <text:p>0.0816506927490902</text:p>
          </table:table-cell>
          <table:table-cell office:value-type="float" office:value="2192" calcext:value-type="float">
            <text:p>2192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table:number-columns-repeated="2" office:value-type="float" office:value="0.0342458551870714" calcext:value-type="float">
            <text:p>0.0342458551870714</text:p>
          </table:table-cell>
          <table:table-cell office:value-type="float" office:value="0.0366631539102397" calcext:value-type="float">
            <text:p>0.0366631539102397</text:p>
          </table:table-cell>
          <table:table-cell table:number-columns-repeated="2" office:value-type="float" office:value="0.987139320251741" calcext:value-type="float">
            <text:p>0.987139320251741</text:p>
          </table:table-cell>
          <table:table-cell office:value-type="float" office:value="0.986507973097928" calcext:value-type="float">
            <text:p>0.986507973097928</text:p>
          </table:table-cell>
          <table:table-cell office:value-type="float" office:value="0.160249996749891" calcext:value-type="float">
            <text:p>0.160249996749891</text:p>
          </table:table-cell>
          <table:table-cell office:value-type="float" office:value="0.148096640350322" calcext:value-type="float">
            <text:p>0.148096640350322</text:p>
          </table:table-cell>
          <table:table-cell office:value-type="float" office:value="0.41495873668052" calcext:value-type="float">
            <text:p>0.41495873668052</text:p>
          </table:table-cell>
          <table:table-cell office:value-type="float" office:value="0.0628428268890802" calcext:value-type="float">
            <text:p>0.0628428268890802</text:p>
          </table:table-cell>
          <table:table-cell office:value-type="float" office:value="0.0588692233217355" calcext:value-type="float">
            <text:p>0.0588692233217355</text:p>
          </table:table-cell>
          <table:table-cell office:value-type="float" office:value="0.347317538988446" calcext:value-type="float">
            <text:p>0.347317538988446</text:p>
          </table:table-cell>
          <table:table-cell office:value-type="float" office:value="2387" calcext:value-type="float">
            <text:p>2387</text:p>
          </table:table-cell>
          <table:table-cell office:value-type="float" office:value="77" calcext:value-type="float">
            <text:p>77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173859328127319" calcext:value-type="float">
            <text:p>0.0173859328127319</text:p>
          </table:table-cell>
          <table:table-cell office:value-type="float" office:value="0.0173867026550699" calcext:value-type="float">
            <text:p>0.0173867026550699</text:p>
          </table:table-cell>
          <table:table-cell office:value-type="float" office:value="0.0199066588898188" calcext:value-type="float">
            <text:p>0.0199066588898188</text:p>
          </table:table-cell>
          <table:table-cell office:value-type="float" office:value="0.949911625671893" calcext:value-type="float">
            <text:p>0.949911625671893</text:p>
          </table:table-cell>
          <table:table-cell office:value-type="float" office:value="0.934872010979879" calcext:value-type="float">
            <text:p>0.934872010979879</text:p>
          </table:table-cell>
          <table:table-cell office:value-type="float" office:value="0.942188399858022" calcext:value-type="float">
            <text:p>0.942188399858022</text:p>
          </table:table-cell>
          <table:table-cell office:value-type="float" office:value="0.0948270288012494" calcext:value-type="float">
            <text:p>0.0948270288012494</text:p>
          </table:table-cell>
          <table:table-cell office:value-type="float" office:value="0.0841112306805646" calcext:value-type="float">
            <text:p>0.0841112306805646</text:p>
          </table:table-cell>
          <table:table-cell office:value-type="float" office:value="0.236621391653946" calcext:value-type="float">
            <text:p>0.236621391653946</text:p>
          </table:table-cell>
          <table:table-cell office:value-type="float" office:value="0.0430612484311925" calcext:value-type="float">
            <text:p>0.0430612484311925</text:p>
          </table:table-cell>
          <table:table-cell office:value-type="float" office:value="0.0404626602245011" calcext:value-type="float">
            <text:p>0.0404626602245011</text:p>
          </table:table-cell>
          <table:table-cell office:value-type="float" office:value="0.138755680299114" calcext:value-type="float">
            <text:p>0.138755680299114</text:p>
          </table:table-cell>
          <table:table-cell office:value-type="float" office:value="2326.29" calcext:value-type="float">
            <text:p>2326.29</text:p>
          </table:table-cell>
          <table:table-cell office:value-type="float" office:value="28.67" calcext:value-type="float">
            <text:p>28.67</text:p>
          </table:table-cell>
          <table:table-cell office:value-type="float" office:value="152.3" calcext:value-type="float">
            <text:p>152.3</text:p>
          </table:table-cell>
          <table:table-cell office:value-type="float" office:value="63.74" calcext:value-type="float">
            <text:p>63.74</text:p>
          </table:table-cell>
          <table:table-cell table:number-columns-repeated="1007"/>
        </table:table-row>
        <table:table-row table:style-name="ro1">
          <table:table-cell/>
          <table:table-cell table:number-columns-repeated="2" office:value-type="float" office:value="0.016706916866083" calcext:value-type="float">
            <text:p>0.016706916866083</text:p>
          </table:table-cell>
          <table:table-cell office:value-type="float" office:value="0.0192392560713337" calcext:value-type="float">
            <text:p>0.0192392560713337</text:p>
          </table:table-cell>
          <table:table-cell office:value-type="float" office:value="0.955775502610834" calcext:value-type="float">
            <text:p>0.955775502610834</text:p>
          </table:table-cell>
          <table:table-cell office:value-type="float" office:value="0.942287772419326" calcext:value-type="float">
            <text:p>0.942287772419326</text:p>
          </table:table-cell>
          <table:table-cell office:value-type="float" office:value="0.95036685160373" calcext:value-type="float">
            <text:p>0.95036685160373</text:p>
          </table:table-cell>
          <table:table-cell office:value-type="float" office:value="0.0901385138928061" calcext:value-type="float">
            <text:p>0.0901385138928061</text:p>
          </table:table-cell>
          <table:table-cell office:value-type="float" office:value="0.0793322066534608" calcext:value-type="float">
            <text:p>0.0793322066534608</text:p>
          </table:table-cell>
          <table:table-cell office:value-type="float" office:value="0.228254520388909" calcext:value-type="float">
            <text:p>0.228254520388909</text:p>
          </table:table-cell>
          <table:table-cell office:value-type="float" office:value="0.0430251808588118" calcext:value-type="float">
            <text:p>0.0430251808588118</text:p>
          </table:table-cell>
          <table:table-cell office:value-type="float" office:value="0.0402845040082774" calcext:value-type="float">
            <text:p>0.0402845040082774</text:p>
          </table:table-cell>
          <table:table-cell office:value-type="float" office:value="0.128789964770997" calcext:value-type="float">
            <text:p>0.128789964770997</text:p>
          </table:table-cell>
          <table:table-cell office:value-type="float" office:value="2335.5" calcext:value-type="float">
            <text:p>2335.5</text:p>
          </table:table-cell>
          <table:table-cell office:value-type="float" office:value="27" calcext:value-type="float">
            <text:p>27</text:p>
          </table:table-cell>
          <table:table-cell office:value-type="float" office:value="154.5" calcext:value-type="float">
            <text:p>154.5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minimum_p_calibrated_inv_ps</text:p>
          </table:table-cell>
          <table:table-cell table:style-name="ce2" office:value-type="string" calcext:value-type="string">
            <text:p>minimum_healthy_p_calibrated_inv_ps</text:p>
          </table:table-cell>
          <table:table-cell table:style-name="ce2" office:value-type="string" calcext:value-type="string">
            <text:p>minimum_defect_p_calibrated_inv_ps</text:p>
          </table:table-cell>
          <table:table-cell table:style-name="ce2" office:value-type="string" calcext:value-type="string">
            <text:p>maximum_p_calibrated_inv_ps</text:p>
          </table:table-cell>
          <table:table-cell table:style-name="ce2" office:value-type="string" calcext:value-type="string">
            <text:p>maximum_healthy_p_calibrated_inv_ps</text:p>
          </table:table-cell>
          <table:table-cell table:style-name="ce2" office:value-type="string" calcext:value-type="string">
            <text:p>maximum_defect_p_calibrated_inv_ps</text:p>
          </table:table-cell>
          <table:table-cell table:style-name="ce2" office:value-type="string" calcext:value-type="string">
            <text:p>avg_p_calibrated_inv_ps</text:p>
          </table:table-cell>
          <table:table-cell table:style-name="ce2" office:value-type="string" calcext:value-type="string">
            <text:p>avg_healthy_p_calibrated_inv_ps</text:p>
          </table:table-cell>
          <table:table-cell table:style-name="ce2" office:value-type="string" calcext:value-type="string">
            <text:p>avg_defect_p_calibrated_inv_ps</text:p>
          </table:table-cell>
          <table:table-cell table:style-name="ce2" office:value-type="string" calcext:value-type="string">
            <text:p>median_p_calibrated_inv_ps</text:p>
          </table:table-cell>
          <table:table-cell table:style-name="ce2" office:value-type="string" calcext:value-type="string">
            <text:p>median_healthy_p_calibrated_inv_ps</text:p>
          </table:table-cell>
          <table:table-cell table:style-name="ce2" office:value-type="string" calcext:value-type="string">
            <text:p>median_defect_p_calibrated_inv_ps</text:p>
          </table:table-cell>
          <table:table-cell table:style-name="ce2" office:value-type="string" calcext:value-type="string">
            <text:p>counter_True_Negative_p_calibrated_inv_ps</text:p>
          </table:table-cell>
          <table:table-cell table:style-name="ce2" office:value-type="string" calcext:value-type="string">
            <text:p>counter_True_Positive_p_calibrated_inv_ps</text:p>
          </table:table-cell>
          <table:table-cell table:style-name="ce2" office:value-type="string" calcext:value-type="string">
            <text:p>counter_False_Negative_p_calibrated_inv_ps</text:p>
          </table:table-cell>
          <table:table-cell table:style-name="ce2" office:value-type="string" calcext:value-type="string">
            <text:p>counter_False_Positive_p_calibrated_inv_ps</text:p>
          </table:table-cell>
          <table:table-cell table:style-name="ce2" table:number-columns-repeated="1007"/>
        </table:table-row>
        <table:table-row table:style-name="ro1">
          <table:table-cell/>
          <table:table-cell table:formula="of:=MIN([.B$2:.B$101])" office:value-type="float" office:value="0.00000251476035373344" calcext:value-type="float">
            <text:p>2.51476035373344E-06</text:p>
          </table:table-cell>
          <table:table-cell table:formula="of:=MIN([.C$2:.C$101])" office:value-type="float" office:value="0.00000251476035373344" calcext:value-type="float">
            <text:p>2.51476035373344E-06</text:p>
          </table:table-cell>
          <table:table-cell table:formula="of:=MIN([.D$2:.D$101])" office:value-type="float" office:value="0.00000387509089705418" calcext:value-type="float">
            <text:p>3.87509089705418E-06</text:p>
          </table:table-cell>
          <table:table-cell table:formula="of:=MIN([.E$2:.E$101])" office:value-type="float" office:value="0.995952963829041" calcext:value-type="float">
            <text:p>0.995952963829041</text:p>
          </table:table-cell>
          <table:table-cell table:formula="of:=MIN([.F$2:.F$101])" office:value-type="float" office:value="0.975884914398193" calcext:value-type="float">
            <text:p>0.975884914398193</text:p>
          </table:table-cell>
          <table:table-cell table:formula="of:=MIN([.G$2:.G$101])" office:value-type="float" office:value="0.99184650182724" calcext:value-type="float">
            <text:p>0.99184650182724</text:p>
          </table:table-cell>
          <table:table-cell table:formula="of:=MIN([.H$2:.H$101])" office:value-type="float" office:value="0.00768172125359586" calcext:value-type="float">
            <text:p>0.00768172125359586</text:p>
          </table:table-cell>
          <table:table-cell table:formula="of:=MIN([.I$2:.I$101])" office:value-type="float" office:value="0.00504169559013443" calcext:value-type="float">
            <text:p>0.00504169559013443</text:p>
          </table:table-cell>
          <table:table-cell table:formula="of:=MIN([.J$2:.J$101])" office:value-type="float" office:value="0.0438274440516164" calcext:value-type="float">
            <text:p>0.0438274440516164</text:p>
          </table:table-cell>
          <table:table-cell table:formula="of:=MIN([.K$2:.K$101])" office:value-type="float" office:value="0.000029143606298021" calcext:value-type="float">
            <text:p>2.9143606298021E-05</text:p>
          </table:table-cell>
          <table:table-cell table:formula="of:=MIN([.L$2:.L$101])" office:value-type="float" office:value="0.0000238684033320169" calcext:value-type="float">
            <text:p>2.38684033320169E-05</text:p>
          </table:table-cell>
          <table:table-cell table:formula="of:=MIN([.M$2:.M$101])" office:value-type="float" office:value="0.000502597540616989" calcext:value-type="float">
            <text:p>0.000502597540616989</text:p>
          </table:table-cell>
          <table:table-cell table:formula="of:=MIN([.N$2:.N$101])" office:value-type="float" office:value="2192" calcext:value-type="float">
            <text:p>2192</text:p>
          </table:table-cell>
          <table:table-cell table:formula="of:=MIN([.O$2:.O$101])" office:value-type="float" office:value="6" calcext:value-type="float">
            <text:p>6</text:p>
          </table:table-cell>
          <table:table-cell table:formula="of:=MIN([.P$2:.P$101])" office:value-type="float" office:value="96" calcext:value-type="float">
            <text:p>96</text:p>
          </table:table-cell>
          <table:table-cell table:formula="of:=MIN([.Q$2:.Q$101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table:formula="of:=MAX([.B$2:.B$101])" office:value-type="float" office:value="0.000217983979382552" calcext:value-type="float">
            <text:p>0.000217983979382552</text:p>
          </table:table-cell>
          <table:table-cell table:formula="of:=MAX([.C$2:.C$101])" office:value-type="float" office:value="0.000217983979382552" calcext:value-type="float">
            <text:p>0.000217983979382552</text:p>
          </table:table-cell>
          <table:table-cell table:formula="of:=MAX([.D$2:.D$101])" office:value-type="float" office:value="0.000290380557999015" calcext:value-type="float">
            <text:p>0.000290380557999015</text:p>
          </table:table-cell>
          <table:table-cell table:formula="of:=MAX([.E$2:.E$101])" office:value-type="float" office:value="0.999988079071045" calcext:value-type="float">
            <text:p>0.999988079071045</text:p>
          </table:table-cell>
          <table:table-cell table:formula="of:=MAX([.F$2:.F$101])" office:value-type="float" office:value="0.999988079071045" calcext:value-type="float">
            <text:p>0.999988079071045</text:p>
          </table:table-cell>
          <table:table-cell table:formula="of:=MAX([.G$2:.G$101])" office:value-type="float" office:value="0.999979019165039" calcext:value-type="float">
            <text:p>0.999979019165039</text:p>
          </table:table-cell>
          <table:table-cell table:formula="of:=MAX([.H$2:.H$101])" office:value-type="float" office:value="0.114592256469935" calcext:value-type="float">
            <text:p>0.114592256469935</text:p>
          </table:table-cell>
          <table:table-cell table:formula="of:=MAX([.I$2:.I$101])" office:value-type="float" office:value="0.0938908060845669" calcext:value-type="float">
            <text:p>0.0938908060845669</text:p>
          </table:table-cell>
          <table:table-cell table:formula="of:=MAX([.J$2:.J$101])" office:value-type="float" office:value="0.404747556243249" calcext:value-type="float">
            <text:p>0.404747556243249</text:p>
          </table:table-cell>
          <table:table-cell table:formula="of:=MAX([.K$2:.K$101])" office:value-type="float" office:value="0.0029196438845247" calcext:value-type="float">
            <text:p>0.0029196438845247</text:p>
          </table:table-cell>
          <table:table-cell table:formula="of:=MAX([.L$2:.L$101])" office:value-type="float" office:value="0.00224390218500048" calcext:value-type="float">
            <text:p>0.00224390218500048</text:p>
          </table:table-cell>
          <table:table-cell table:formula="of:=MAX([.M$2:.M$101])" office:value-type="float" office:value="0.195906072854996" calcext:value-type="float">
            <text:p>0.195906072854996</text:p>
          </table:table-cell>
          <table:table-cell table:formula="of:=MAX([.N$2:.N$101])" office:value-type="float" office:value="2387" calcext:value-type="float">
            <text:p>2387</text:p>
          </table:table-cell>
          <table:table-cell table:formula="of:=MAX([.O$2:.O$101])" office:value-type="float" office:value="77" calcext:value-type="float">
            <text:p>77</text:p>
          </table:table-cell>
          <table:table-cell table:formula="of:=MAX([.P$2:.P$101])" office:value-type="float" office:value="197" calcext:value-type="float">
            <text:p>197</text:p>
          </table:table-cell>
          <table:table-cell table:formula="of:=MAX([.Q$2:.Q$101])" office:value-type="float" office:value="216" calcext:value-type="float">
            <text:p>216</text:p>
          </table:table-cell>
          <table:table-cell table:number-columns-repeated="1007"/>
        </table:table-row>
        <table:table-row table:style-name="ro1">
          <table:table-cell/>
          <table:table-cell table:style-name="ce1" table:formula="of:=AVERAGE([.B$2:.B$101])" office:value-type="float" office:value="0.0000160618906670606" calcext:value-type="float">
            <text:p>1.60618906670606E-05</text:p>
          </table:table-cell>
          <table:table-cell table:style-name="ce1" table:formula="of:=AVERAGE([.C$2:.C$101])" office:value-type="float" office:value="0.0000160630582126942" calcext:value-type="float">
            <text:p>1.60630582126942E-05</text:p>
          </table:table-cell>
          <table:table-cell table:style-name="ce1" table:formula="of:=AVERAGE([.D$2:.D$101])" office:value-type="float" office:value="0.0000243498515828833" calcext:value-type="float">
            <text:p>2.43498515828833E-05</text:p>
          </table:table-cell>
          <table:table-cell table:style-name="ce1" table:formula="of:=AVERAGE([.E$2:.E$101])" office:value-type="float" office:value="0.999606003761291" calcext:value-type="float">
            <text:p>0.999606003761291</text:p>
          </table:table-cell>
          <table:table-cell table:style-name="ce1" table:formula="of:=AVERAGE([.F$2:.F$101])" office:value-type="float" office:value="0.998878733515739" calcext:value-type="float">
            <text:p>0.998878733515739</text:p>
          </table:table-cell>
          <table:table-cell table:style-name="ce1" table:formula="of:=AVERAGE([.G$2:.G$101])" office:value-type="float" office:value="0.999319161176681" calcext:value-type="float">
            <text:p>0.999319161176681</text:p>
          </table:table-cell>
          <table:table-cell table:style-name="ce1" table:formula="of:=AVERAGE([.H$2:.H$101])" office:value-type="float" office:value="0.0406455807002431" calcext:value-type="float">
            <text:p>0.0406455807002431</text:p>
          </table:table-cell>
          <table:table-cell table:style-name="ce1" table:formula="of:=AVERAGE([.I$2:.I$101])" office:value-type="float" office:value="0.0309526766334092" calcext:value-type="float">
            <text:p>0.0309526766334092</text:p>
          </table:table-cell>
          <table:table-cell table:style-name="ce1" table:formula="of:=AVERAGE([.J$2:.J$101])" office:value-type="float" office:value="0.168977282478804" calcext:value-type="float">
            <text:p>0.168977282478804</text:p>
          </table:table-cell>
          <table:table-cell table:style-name="ce1" table:formula="of:=AVERAGE([.K$2:.K$101])" office:value-type="float" office:value="0.000236651745090057" calcext:value-type="float">
            <text:p>0.000236651745090057</text:p>
          </table:table-cell>
          <table:table-cell table:style-name="ce1" table:formula="of:=AVERAGE([.L$2:.L$101])" office:value-type="float" office:value="0.000195249421185508" calcext:value-type="float">
            <text:p>0.000195249421185508</text:p>
          </table:table-cell>
          <table:table-cell table:style-name="ce1" table:formula="of:=AVERAGE([.M$2:.M$101])" office:value-type="float" office:value="0.0112646228086669" calcext:value-type="float">
            <text:p>0.0112646228086669</text:p>
          </table:table-cell>
          <table:table-cell table:style-name="ce1" table:formula="of:=AVERAGE([.N$2:.N$101])" office:value-type="float" office:value="2326.29" calcext:value-type="float">
            <text:p>2326.29</text:p>
          </table:table-cell>
          <table:table-cell table:style-name="ce1" table:formula="of:=AVERAGE([.O$2:.O$101])" office:value-type="float" office:value="28.67" calcext:value-type="float">
            <text:p>28.67</text:p>
          </table:table-cell>
          <table:table-cell table:style-name="ce1" table:formula="of:=AVERAGE([.P$2:.P$101])" office:value-type="float" office:value="152.3" calcext:value-type="float">
            <text:p>152.3</text:p>
          </table:table-cell>
          <table:table-cell table:style-name="ce1" table:formula="of:=AVERAGE([.Q$2:.Q$101])" office:value-type="float" office:value="63.74" calcext:value-type="float">
            <text:p>63.74</text:p>
          </table:table-cell>
          <table:table-cell table:number-columns-repeated="1007"/>
        </table:table-row>
        <table:table-row table:style-name="ro1">
          <table:table-cell/>
          <table:table-cell table:style-name="ce1" table:formula="of:=MEDIAN([.B$2:.B$101])" office:value-type="float" office:value="0.00000986764052868239" calcext:value-type="float">
            <text:p>9.86764052868239E-06</text:p>
          </table:table-cell>
          <table:table-cell table:style-name="ce1" table:formula="of:=MEDIAN([.C$2:.C$101])" office:value-type="float" office:value="0.00000987353450909723" calcext:value-type="float">
            <text:p>9.87353450909723E-06</text:p>
          </table:table-cell>
          <table:table-cell table:style-name="ce1" table:formula="of:=MEDIAN([.D$2:.D$101])" office:value-type="float" office:value="0.0000156861933646723" calcext:value-type="float">
            <text:p>1.56861933646723E-05</text:p>
          </table:table-cell>
          <table:table-cell table:style-name="ce1" table:formula="of:=MEDIAN([.E$2:.E$101])" office:value-type="float" office:value="0.999819874763488" calcext:value-type="float">
            <text:p>0.999819874763488</text:p>
          </table:table-cell>
          <table:table-cell table:style-name="ce1" table:formula="of:=MEDIAN([.F$2:.F$101])" office:value-type="float" office:value="0.999598860740662" calcext:value-type="float">
            <text:p>0.999598860740662</text:p>
          </table:table-cell>
          <table:table-cell table:style-name="ce1" table:formula="of:=MEDIAN([.G$2:.G$101])" office:value-type="float" office:value="0.999738693237305" calcext:value-type="float">
            <text:p>0.999738693237305</text:p>
          </table:table-cell>
          <table:table-cell table:style-name="ce1" table:formula="of:=MEDIAN([.H$2:.H$101])" office:value-type="float" office:value="0.0380224253840375" calcext:value-type="float">
            <text:p>0.0380224253840375</text:p>
          </table:table-cell>
          <table:table-cell table:style-name="ce1" table:formula="of:=MEDIAN([.I$2:.I$101])" office:value-type="float" office:value="0.0283962436787287" calcext:value-type="float">
            <text:p>0.0283962436787287</text:p>
          </table:table-cell>
          <table:table-cell table:style-name="ce1" table:formula="of:=MEDIAN([.J$2:.J$101])" office:value-type="float" office:value="0.158824408877222" calcext:value-type="float">
            <text:p>0.158824408877222</text:p>
          </table:table-cell>
          <table:table-cell table:style-name="ce1" table:formula="of:=MEDIAN([.K$2:.K$101])" office:value-type="float" office:value="0.000159946517669596" calcext:value-type="float">
            <text:p>0.000159946517669596</text:p>
          </table:table-cell>
          <table:table-cell table:style-name="ce1" table:formula="of:=MEDIAN([.L$2:.L$101])" office:value-type="float" office:value="0.000134775251353858" calcext:value-type="float">
            <text:p>0.000134775251353858</text:p>
          </table:table-cell>
          <table:table-cell table:style-name="ce1" table:formula="of:=MEDIAN([.M$2:.M$101])" office:value-type="float" office:value="0.00518922042101622" calcext:value-type="float">
            <text:p>0.00518922042101622</text:p>
          </table:table-cell>
          <table:table-cell table:style-name="ce1" table:formula="of:=MEDIAN([.N$2:.N$101])" office:value-type="float" office:value="2335.5" calcext:value-type="float">
            <text:p>2335.5</text:p>
          </table:table-cell>
          <table:table-cell table:style-name="ce1" table:formula="of:=MEDIAN([.O$2:.O$101])" office:value-type="float" office:value="27" calcext:value-type="float">
            <text:p>27</text:p>
          </table:table-cell>
          <table:table-cell table:style-name="ce1" table:formula="of:=MEDIAN([.P$2:.P$101])" office:value-type="float" office:value="154.5" calcext:value-type="float">
            <text:p>154.5</text:p>
          </table:table-cell>
          <table:table-cell table:style-name="ce1" table:formula="of:=MEDIAN([.Q$2:.Q$101])"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FF AVG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table:formula="of:=[.B118]-[.B112]" office:value-type="float" office:value="-0.0173698709220648" calcext:value-type="float">
            <text:p>-0.0173698709220648</text:p>
          </table:table-cell>
          <table:table-cell table:style-name="ce3" table:formula="of:=[.C118]-[.C112]" office:value-type="float" office:value="-0.0173706395968572" calcext:value-type="float">
            <text:p>-0.0173706395968572</text:p>
          </table:table-cell>
          <table:table-cell table:style-name="ce3" table:formula="of:=[.D118]-[.D112]" office:value-type="float" office:value="-0.0198823090382359" calcext:value-type="float">
            <text:p>-0.0198823090382359</text:p>
          </table:table-cell>
          <table:table-cell table:style-name="ce3" table:formula="of:=[.E118]-[.E112]" office:value-type="float" office:value="0.0496943780893985" calcext:value-type="float">
            <text:p>0.0496943780893985</text:p>
          </table:table-cell>
          <table:table-cell table:style-name="ce3" table:formula="of:=[.F118]-[.F112]" office:value-type="float" office:value="0.0640067225358604" calcext:value-type="float">
            <text:p>0.0640067225358604</text:p>
          </table:table-cell>
          <table:table-cell table:style-name="ce3" table:formula="of:=[.G118]-[.G112]" office:value-type="float" office:value="0.0571307613186595" calcext:value-type="float">
            <text:p>0.0571307613186595</text:p>
          </table:table-cell>
          <table:table-cell table:style-name="ce3" table:formula="of:=[.H118]-[.H112]" office:value-type="float" office:value="-0.0541814481010063" calcext:value-type="float">
            <text:p>-0.0541814481010063</text:p>
          </table:table-cell>
          <table:table-cell table:style-name="ce3" table:formula="of:=[.I118]-[.I112]" office:value-type="float" office:value="-0.0531585540471554" calcext:value-type="float">
            <text:p>-0.0531585540471554</text:p>
          </table:table-cell>
          <table:table-cell table:style-name="ce3" table:formula="of:=[.J118]-[.J112]" office:value-type="float" office:value="-0.0676441091751422" calcext:value-type="float">
            <text:p>-0.0676441091751422</text:p>
          </table:table-cell>
          <table:table-cell table:style-name="ce3" table:formula="of:=[.K118]-[.K112]" office:value-type="float" office:value="-0.0428245966861025" calcext:value-type="float">
            <text:p>-0.0428245966861025</text:p>
          </table:table-cell>
          <table:table-cell table:style-name="ce3" table:formula="of:=[.L118]-[.L112]" office:value-type="float" office:value="-0.0402674108033156" calcext:value-type="float">
            <text:p>-0.0402674108033156</text:p>
          </table:table-cell>
          <table:table-cell table:style-name="ce3" table:formula="of:=[.M118]-[.M112]" office:value-type="float" office:value="-0.127491057490447" calcext:value-type="float">
            <text:p>-0.127491057490447</text:p>
          </table:table-cell>
          <table:table-cell table:style-name="ce3" table:formula="of:=[.N118]-[.N112]" office:value-type="float" office:value="0" calcext:value-type="float">
            <text:p>0</text:p>
          </table:table-cell>
          <table:table-cell table:style-name="ce3" table:formula="of:=[.O118]-[.O112]" office:value-type="float" office:value="0" calcext:value-type="float">
            <text:p>0</text:p>
          </table:table-cell>
          <table:table-cell table:style-name="ce3" table:formula="of:=[.P118]-[.P112]" office:value-type="float" office:value="0" calcext:value-type="float">
            <text:p>0</text:p>
          </table:table-cell>
          <table:table-cell table:style-name="ce3" table:formula="of:=[.Q118]-[.Q112]" office:value-type="float" office:value="0" calcext:value-type="float">
            <text:p>0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In % points compared p_inv to nts</text:p>
          </table:table-cell>
          <table:table-cell table:formula="of:=[.B122]*100" office:value-type="float" office:value="-1.73698709220648" calcext:value-type="float">
            <text:p>-1.73698709220648</text:p>
          </table:table-cell>
          <table:table-cell table:formula="of:=[.C122]*100" office:value-type="float" office:value="-1.73706395968572" calcext:value-type="float">
            <text:p>-1.73706395968572</text:p>
          </table:table-cell>
          <table:table-cell table:formula="of:=[.D122]*100" office:value-type="float" office:value="-1.98823090382359" calcext:value-type="float">
            <text:p>-1.98823090382359</text:p>
          </table:table-cell>
          <table:table-cell table:formula="of:=[.E122]*100" office:value-type="float" office:value="4.96943780893985" calcext:value-type="float">
            <text:p>4.96943780893985</text:p>
          </table:table-cell>
          <table:table-cell table:formula="of:=[.F122]*100" office:value-type="float" office:value="6.40067225358604" calcext:value-type="float">
            <text:p>6.40067225358604</text:p>
          </table:table-cell>
          <table:table-cell table:formula="of:=[.G122]*100" office:value-type="float" office:value="5.71307613186595" calcext:value-type="float">
            <text:p>5.71307613186595</text:p>
          </table:table-cell>
          <table:table-cell table:formula="of:=[.H122]*100" office:value-type="float" office:value="-5.41814481010063" calcext:value-type="float">
            <text:p>-5.41814481010063</text:p>
          </table:table-cell>
          <table:table-cell table:formula="of:=[.I122]*100" office:value-type="float" office:value="-5.31585540471554" calcext:value-type="float">
            <text:p>-5.31585540471554</text:p>
          </table:table-cell>
          <table:table-cell table:formula="of:=[.J122]*100" office:value-type="float" office:value="-6.76441091751422" calcext:value-type="float">
            <text:p>-6.76441091751422</text:p>
          </table:table-cell>
          <table:table-cell table:formula="of:=[.K122]*100" office:value-type="float" office:value="-4.28245966861025" calcext:value-type="float">
            <text:p>-4.28245966861025</text:p>
          </table:table-cell>
          <table:table-cell table:formula="of:=[.L122]*100" office:value-type="float" office:value="-4.02674108033156" calcext:value-type="float">
            <text:p>-4.02674108033156</text:p>
          </table:table-cell>
          <table:table-cell table:formula="of:=[.M122]*100" office:value-type="float" office:value="-12.7491057490447" calcext:value-type="float">
            <text:p>-12.7491057490447</text:p>
          </table:table-cell>
          <table:table-cell table:formula="of:=[.N122]*100" office:value-type="float" office:value="0" calcext:value-type="float">
            <text:p>0</text:p>
          </table:table-cell>
          <table:table-cell table:formula="of:=[.O122]*100" office:value-type="float" office:value="0" calcext:value-type="float">
            <text:p>0</text:p>
          </table:table-cell>
          <table:table-cell table:formula="of:=[.P122]*100" office:value-type="float" office:value="0" calcext:value-type="float">
            <text:p>0</text:p>
          </table:table-cell>
          <table:table-cell table:formula="of:=[.Q122]*100" office:value-type="float" office:value="0" calcext:value-type="float">
            <text:p>0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22:28:56.428689089</dc:date>
    <meta:editing-duration>P17DT19H51M10S</meta:editing-duration>
    <meta:editing-cycles>5</meta:editing-cycles>
    <meta:generator>LibreOffice/7.3.7.2$Linux_X86_64 LibreOffice_project/30$Build-2</meta:generator>
    <meta:document-statistic meta:table-count="1" meta:cell-count="23942" meta:object-count="0"/>
  </office:meta>
</office:document-meta>
</file>